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untryName</text:p>
          </table:table-cell>
          <table:table-cell office:value-type="string" table:style-name="ce1">
            <text:p>CountryCode</text:p>
          </table:table-cell>
          <table:table-cell office:value-type="string" table:style-name="ce1">
            <text:p>y1960</text:p>
          </table:table-cell>
          <table:table-cell office:value-type="string" table:style-name="ce1">
            <text:p>y1961</text:p>
          </table:table-cell>
          <table:table-cell office:value-type="string" table:style-name="ce1">
            <text:p>y1962</text:p>
          </table:table-cell>
          <table:table-cell office:value-type="string" table:style-name="ce1">
            <text:p>y1963</text:p>
          </table:table-cell>
          <table:table-cell office:value-type="string" table:style-name="ce1">
            <text:p>y1964</text:p>
          </table:table-cell>
          <table:table-cell office:value-type="string" table:style-name="ce1">
            <text:p>y1965</text:p>
          </table:table-cell>
          <table:table-cell office:value-type="string" table:style-name="ce1">
            <text:p>y1966</text:p>
          </table:table-cell>
          <table:table-cell office:value-type="string" table:style-name="ce1">
            <text:p>y1967</text:p>
          </table:table-cell>
          <table:table-cell office:value-type="string" table:style-name="ce1">
            <text:p>y1968</text:p>
          </table:table-cell>
          <table:table-cell office:value-type="string" table:style-name="ce1">
            <text:p>y1969</text:p>
          </table:table-cell>
          <table:table-cell office:value-type="string" table:style-name="ce1">
            <text:p>y1970</text:p>
          </table:table-cell>
          <table:table-cell office:value-type="string" table:style-name="ce1">
            <text:p>y1971</text:p>
          </table:table-cell>
          <table:table-cell office:value-type="string" table:style-name="ce1">
            <text:p>y1972</text:p>
          </table:table-cell>
          <table:table-cell office:value-type="string" table:style-name="ce1">
            <text:p>y1973</text:p>
          </table:table-cell>
          <table:table-cell office:value-type="string" table:style-name="ce1">
            <text:p>y1974</text:p>
          </table:table-cell>
          <table:table-cell office:value-type="string" table:style-name="ce1">
            <text:p>y1975</text:p>
          </table:table-cell>
          <table:table-cell office:value-type="string" table:style-name="ce1">
            <text:p>y1976</text:p>
          </table:table-cell>
          <table:table-cell office:value-type="string" table:style-name="ce1">
            <text:p>y1977</text:p>
          </table:table-cell>
          <table:table-cell office:value-type="string" table:style-name="ce1">
            <text:p>y1978</text:p>
          </table:table-cell>
          <table:table-cell office:value-type="string" table:style-name="ce1">
            <text:p>y1979</text:p>
          </table:table-cell>
          <table:table-cell office:value-type="string" table:style-name="ce1">
            <text:p>y1980</text:p>
          </table:table-cell>
          <table:table-cell office:value-type="string" table:style-name="ce1">
            <text:p>y1981</text:p>
          </table:table-cell>
          <table:table-cell office:value-type="string" table:style-name="ce1">
            <text:p>y1982</text:p>
          </table:table-cell>
          <table:table-cell office:value-type="string" table:style-name="ce1">
            <text:p>y1983</text:p>
          </table:table-cell>
          <table:table-cell office:value-type="string" table:style-name="ce1">
            <text:p>y1984</text:p>
          </table:table-cell>
          <table:table-cell office:value-type="string" table:style-name="ce1">
            <text:p>y1985</text:p>
          </table:table-cell>
          <table:table-cell office:value-type="string" table:style-name="ce1">
            <text:p>y1986</text:p>
          </table:table-cell>
          <table:table-cell office:value-type="string" table:style-name="ce1">
            <text:p>y1987</text:p>
          </table:table-cell>
          <table:table-cell office:value-type="string" table:style-name="ce1">
            <text:p>y1988</text:p>
          </table:table-cell>
          <table:table-cell office:value-type="string" table:style-name="ce1">
            <text:p>y1989</text:p>
          </table:table-cell>
          <table:table-cell office:value-type="string" table:style-name="ce1">
            <text:p>y1990</text:p>
          </table:table-cell>
          <table:table-cell office:value-type="string" table:style-name="ce1">
            <text:p>y1991</text:p>
          </table:table-cell>
          <table:table-cell office:value-type="string" table:style-name="ce1">
            <text:p>y1992</text:p>
          </table:table-cell>
          <table:table-cell office:value-type="string" table:style-name="ce1">
            <text:p>y1993</text:p>
          </table:table-cell>
          <table:table-cell office:value-type="string" table:style-name="ce1">
            <text:p>y1994</text:p>
          </table:table-cell>
          <table:table-cell office:value-type="string" table:style-name="ce1">
            <text:p>y1995</text:p>
          </table:table-cell>
          <table:table-cell office:value-type="string" table:style-name="ce1">
            <text:p>y1996</text:p>
          </table:table-cell>
          <table:table-cell office:value-type="string" table:style-name="ce1">
            <text:p>y1997</text:p>
          </table:table-cell>
          <table:table-cell office:value-type="string" table:style-name="ce1">
            <text:p>y1998</text:p>
          </table:table-cell>
          <table:table-cell office:value-type="string" table:style-name="ce1">
            <text:p>y1999</text:p>
          </table:table-cell>
          <table:table-cell office:value-type="string" table:style-name="ce1">
            <text:p>y2000</text:p>
          </table:table-cell>
          <table:table-cell office:value-type="string" table:style-name="ce1">
            <text:p>y2001</text:p>
          </table:table-cell>
          <table:table-cell office:value-type="string" table:style-name="ce1">
            <text:p>y2002</text:p>
          </table:table-cell>
          <table:table-cell office:value-type="string" table:style-name="ce1">
            <text:p>y2003</text:p>
          </table:table-cell>
          <table:table-cell office:value-type="string" table:style-name="ce1">
            <text:p>y2004</text:p>
          </table:table-cell>
          <table:table-cell office:value-type="string" table:style-name="ce1">
            <text:p>y2005</text:p>
          </table:table-cell>
          <table:table-cell office:value-type="string" table:style-name="ce1">
            <text:p>y2006</text:p>
          </table:table-cell>
          <table:table-cell office:value-type="string" table:style-name="ce1">
            <text:p>y2007</text:p>
          </table:table-cell>
          <table:table-cell office:value-type="string" table:style-name="ce1">
            <text:p>y2008</text:p>
          </table:table-cell>
          <table:table-cell office:value-type="string" table:style-name="ce1">
            <text:p>y2009</text:p>
          </table:table-cell>
          <table:table-cell office:value-type="string" table:style-name="ce1">
            <text:p>y2010</text:p>
          </table:table-cell>
          <table:table-cell office:value-type="string" table:style-name="ce1">
            <text:p>y2011</text:p>
          </table:table-cell>
          <table:table-cell office:value-type="string" table:style-name="ce1">
            <text:p>y2012</text:p>
          </table:table-cell>
          <table:table-cell office:value-type="string" table:style-name="ce1">
            <text:p>y2013</text:p>
          </table:table-cell>
          <table:table-cell office:value-type="string" table:style-name="ce1">
            <text:p>y2014</text:p>
          </table:table-cell>
          <table:table-cell office:value-type="string" table:style-name="ce1">
            <text:p>2015</text:p>
          </table:table-cell>
          <table:table-cell table:number-columns-repeated="16326"/>
        </table:table-row>
        <table:table-row table:style-name="ro1">
          <table:table-cell office:value-type="string" table:style-name="ce1">
            <text:p>Aruba</text:p>
          </table:table-cell>
          <table:table-cell office:value-type="string" table:style-name="ce1">
            <text:p>ABW</text:p>
          </table:table-cell>
          <table:table-cell office:value-type="float" office:value="27525" table:style-name="ce1">
            <text:p>27525</text:p>
          </table:table-cell>
          <table:table-cell office:value-type="float" office:value="28139" table:style-name="ce1">
            <text:p>28139</text:p>
          </table:table-cell>
          <table:table-cell office:value-type="float" office:value="28532" table:style-name="ce1">
            <text:p>28532</text:p>
          </table:table-cell>
          <table:table-cell office:value-type="float" office:value="28762" table:style-name="ce1">
            <text:p>28762</text:p>
          </table:table-cell>
          <table:table-cell office:value-type="float" office:value="28922" table:style-name="ce1">
            <text:p>28922</text:p>
          </table:table-cell>
          <table:table-cell office:value-type="float" office:value="29082" table:style-name="ce1">
            <text:p>29082</text:p>
          </table:table-cell>
          <table:table-cell office:value-type="float" office:value="29251" table:style-name="ce1">
            <text:p>29251</text:p>
          </table:table-cell>
          <table:table-cell office:value-type="float" office:value="29413" table:style-name="ce1">
            <text:p>29413</text:p>
          </table:table-cell>
          <table:table-cell office:value-type="float" office:value="29574" table:style-name="ce1">
            <text:p>29574</text:p>
          </table:table-cell>
          <table:table-cell office:value-type="float" office:value="29737" table:style-name="ce1">
            <text:p>29737</text:p>
          </table:table-cell>
          <table:table-cell office:value-type="float" office:value="29901" table:style-name="ce1">
            <text:p>29901</text:p>
          </table:table-cell>
          <table:table-cell office:value-type="float" office:value="30081" table:style-name="ce1">
            <text:p>30081</text:p>
          </table:table-cell>
          <table:table-cell office:value-type="float" office:value="30279" table:style-name="ce1">
            <text:p>30279</text:p>
          </table:table-cell>
          <table:table-cell office:value-type="float" office:value="30468" table:style-name="ce1">
            <text:p>30468</text:p>
          </table:table-cell>
          <table:table-cell office:value-type="float" office:value="30603" table:style-name="ce1">
            <text:p>30603</text:p>
          </table:table-cell>
          <table:table-cell office:value-type="float" office:value="30660" table:style-name="ce1">
            <text:p>30660</text:p>
          </table:table-cell>
          <table:table-cell office:value-type="float" office:value="30617" table:style-name="ce1">
            <text:p>30617</text:p>
          </table:table-cell>
          <table:table-cell office:value-type="float" office:value="30495" table:style-name="ce1">
            <text:p>30495</text:p>
          </table:table-cell>
          <table:table-cell office:value-type="float" office:value="30355" table:style-name="ce1">
            <text:p>30355</text:p>
          </table:table-cell>
          <table:table-cell office:value-type="float" office:value="30281" table:style-name="ce1">
            <text:p>30281</text:p>
          </table:table-cell>
          <table:table-cell office:value-type="float" office:value="30332" table:style-name="ce1">
            <text:p>30332</text:p>
          </table:table-cell>
          <table:table-cell office:value-type="float" office:value="30560" table:style-name="ce1">
            <text:p>30560</text:p>
          </table:table-cell>
          <table:table-cell office:value-type="float" office:value="30943" table:style-name="ce1">
            <text:p>30943</text:p>
          </table:table-cell>
          <table:table-cell office:value-type="float" office:value="31367" table:style-name="ce1">
            <text:p>31367</text:p>
          </table:table-cell>
          <table:table-cell office:value-type="float" office:value="31674" table:style-name="ce1">
            <text:p>31674</text:p>
          </table:table-cell>
          <table:table-cell office:value-type="float" office:value="31763" table:style-name="ce1">
            <text:p>31763</text:p>
          </table:table-cell>
          <table:table-cell office:value-type="float" office:value="31560" table:style-name="ce1">
            <text:p>31560</text:p>
          </table:table-cell>
          <table:table-cell office:value-type="float" office:value="31143" table:style-name="ce1">
            <text:p>31143</text:p>
          </table:table-cell>
          <table:table-cell office:value-type="float" office:value="30752" table:style-name="ce1">
            <text:p>30752</text:p>
          </table:table-cell>
          <table:table-cell office:value-type="float" office:value="30720" table:style-name="ce1">
            <text:p>30720</text:p>
          </table:table-cell>
          <table:table-cell office:value-type="float" office:value="31272" table:style-name="ce1">
            <text:p>31272</text:p>
          </table:table-cell>
          <table:table-cell office:value-type="float" office:value="32508" table:style-name="ce1">
            <text:p>32508</text:p>
          </table:table-cell>
          <table:table-cell office:value-type="float" office:value="34116" table:style-name="ce1">
            <text:p>34116</text:p>
          </table:table-cell>
          <table:table-cell office:value-type="float" office:value="35950" table:style-name="ce1">
            <text:p>35950</text:p>
          </table:table-cell>
          <table:table-cell office:value-type="float" office:value="37719" table:style-name="ce1">
            <text:p>37719</text:p>
          </table:table-cell>
          <table:table-cell office:value-type="float" office:value="39173" table:style-name="ce1">
            <text:p>39173</text:p>
          </table:table-cell>
          <table:table-cell office:value-type="float" office:value="40230" table:style-name="ce1">
            <text:p>40230</text:p>
          </table:table-cell>
          <table:table-cell office:value-type="float" office:value="40968" table:style-name="ce1">
            <text:p>40968</text:p>
          </table:table-cell>
          <table:table-cell office:value-type="float" office:value="41488" table:style-name="ce1">
            <text:p>41488</text:p>
          </table:table-cell>
          <table:table-cell office:value-type="float" office:value="41945" table:style-name="ce1">
            <text:p>41945</text:p>
          </table:table-cell>
          <table:table-cell office:value-type="float" office:value="42446" table:style-name="ce1">
            <text:p>42446</text:p>
          </table:table-cell>
          <table:table-cell office:value-type="float" office:value="43046" table:style-name="ce1">
            <text:p>43046</text:p>
          </table:table-cell>
          <table:table-cell office:value-type="float" office:value="43671" table:style-name="ce1">
            <text:p>43671</text:p>
          </table:table-cell>
          <table:table-cell office:value-type="float" office:value="44245" table:style-name="ce1">
            <text:p>44245</text:p>
          </table:table-cell>
          <table:table-cell office:value-type="float" office:value="44671" table:style-name="ce1">
            <text:p>44671</text:p>
          </table:table-cell>
          <table:table-cell office:value-type="float" office:value="44889" table:style-name="ce1">
            <text:p>44889</text:p>
          </table:table-cell>
          <table:table-cell office:value-type="float" office:value="44880" table:style-name="ce1">
            <text:p>44880</text:p>
          </table:table-cell>
          <table:table-cell office:value-type="float" office:value="44685" table:style-name="ce1">
            <text:p>44685</text:p>
          </table:table-cell>
          <table:table-cell office:value-type="float" office:value="44371" table:style-name="ce1">
            <text:p>44371</text:p>
          </table:table-cell>
          <table:table-cell office:value-type="float" office:value="44036" table:style-name="ce1">
            <text:p>44036</text:p>
          </table:table-cell>
          <table:table-cell office:value-type="float" office:value="43747" table:style-name="ce1">
            <text:p>43747</text:p>
          </table:table-cell>
          <table:table-cell office:value-type="float" office:value="43525" table:style-name="ce1">
            <text:p>43525</text:p>
          </table:table-cell>
          <table:table-cell office:value-type="float" office:value="43378" table:style-name="ce1">
            <text:p>43378</text:p>
          </table:table-cell>
          <table:table-cell office:value-type="float" office:value="43287" table:style-name="ce1">
            <text:p>43287</text:p>
          </table:table-cell>
          <table:table-cell office:value-type="float" office:value="43217" table:style-name="ce1">
            <text:p>43217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Andorra</text:p>
          </table:table-cell>
          <table:table-cell office:value-type="string" table:style-name="ce1">
            <text:p>AND</text:p>
          </table:table-cell>
          <table:table-cell office:value-type="float" office:value="7840" table:style-name="ce1">
            <text:p>7840</text:p>
          </table:table-cell>
          <table:table-cell office:value-type="float" office:value="8767" table:style-name="ce1">
            <text:p>8767</text:p>
          </table:table-cell>
          <table:table-cell office:value-type="float" office:value="9758" table:style-name="ce1">
            <text:p>9758</text:p>
          </table:table-cell>
          <table:table-cell office:value-type="float" office:value="10810" table:style-name="ce1">
            <text:p>10810</text:p>
          </table:table-cell>
          <table:table-cell office:value-type="float" office:value="11915" table:style-name="ce1">
            <text:p>11915</text:p>
          </table:table-cell>
          <table:table-cell office:value-type="float" office:value="13068" table:style-name="ce1">
            <text:p>13068</text:p>
          </table:table-cell>
          <table:table-cell office:value-type="float" office:value="14262" table:style-name="ce1">
            <text:p>14262</text:p>
          </table:table-cell>
          <table:table-cell office:value-type="float" office:value="15492" table:style-name="ce1">
            <text:p>15492</text:p>
          </table:table-cell>
          <table:table-cell office:value-type="float" office:value="16764" table:style-name="ce1">
            <text:p>16764</text:p>
          </table:table-cell>
          <table:table-cell office:value-type="float" office:value="18085" table:style-name="ce1">
            <text:p>18085</text:p>
          </table:table-cell>
          <table:table-cell office:value-type="float" office:value="19461" table:style-name="ce1">
            <text:p>19461</text:p>
          </table:table-cell>
          <table:table-cell office:value-type="float" office:value="20903" table:style-name="ce1">
            <text:p>20903</text:p>
          </table:table-cell>
          <table:table-cell office:value-type="float" office:value="22401" table:style-name="ce1">
            <text:p>22401</text:p>
          </table:table-cell>
          <table:table-cell office:value-type="float" office:value="23916" table:style-name="ce1">
            <text:p>23916</text:p>
          </table:table-cell>
          <table:table-cell office:value-type="float" office:value="25391" table:style-name="ce1">
            <text:p>25391</text:p>
          </table:table-cell>
          <table:table-cell office:value-type="float" office:value="26792" table:style-name="ce1">
            <text:p>26792</text:p>
          </table:table-cell>
          <table:table-cell office:value-type="float" office:value="28089" table:style-name="ce1">
            <text:p>28089</text:p>
          </table:table-cell>
          <table:table-cell office:value-type="float" office:value="29302" table:style-name="ce1">
            <text:p>29302</text:p>
          </table:table-cell>
          <table:table-cell office:value-type="float" office:value="30499" table:style-name="ce1">
            <text:p>30499</text:p>
          </table:table-cell>
          <table:table-cell office:value-type="float" office:value="31775" table:style-name="ce1">
            <text:p>31775</text:p>
          </table:table-cell>
          <table:table-cell office:value-type="float" office:value="33201" table:style-name="ce1">
            <text:p>33201</text:p>
          </table:table-cell>
          <table:table-cell office:value-type="float" office:value="34802" table:style-name="ce1">
            <text:p>34802</text:p>
          </table:table-cell>
          <table:table-cell office:value-type="float" office:value="36560" table:style-name="ce1">
            <text:p>36560</text:p>
          </table:table-cell>
          <table:table-cell office:value-type="float" office:value="38447" table:style-name="ce1">
            <text:p>38447</text:p>
          </table:table-cell>
          <table:table-cell office:value-type="float" office:value="40419" table:style-name="ce1">
            <text:p>40419</text:p>
          </table:table-cell>
          <table:table-cell office:value-type="float" office:value="42438" table:style-name="ce1">
            <text:p>42438</text:p>
          </table:table-cell>
          <table:table-cell office:value-type="float" office:value="44340" table:style-name="ce1">
            <text:p>44340</text:p>
          </table:table-cell>
          <table:table-cell office:value-type="float" office:value="46121" table:style-name="ce1">
            <text:p>46121</text:p>
          </table:table-cell>
          <table:table-cell office:value-type="float" office:value="47923" table:style-name="ce1">
            <text:p>47923</text:p>
          </table:table-cell>
          <table:table-cell office:value-type="float" office:value="49759" table:style-name="ce1">
            <text:p>49759</text:p>
          </table:table-cell>
          <table:table-cell office:value-type="float" office:value="51628" table:style-name="ce1">
            <text:p>51628</text:p>
          </table:table-cell>
          <table:table-cell office:value-type="float" office:value="53574" table:style-name="ce1">
            <text:p>53574</text:p>
          </table:table-cell>
          <table:table-cell office:value-type="float" office:value="55561" table:style-name="ce1">
            <text:p>55561</text:p>
          </table:table-cell>
          <table:table-cell office:value-type="float" office:value="57411" table:style-name="ce1">
            <text:p>57411</text:p>
          </table:table-cell>
          <table:table-cell office:value-type="float" office:value="58876" table:style-name="ce1">
            <text:p>58876</text:p>
          </table:table-cell>
          <table:table-cell office:value-type="float" office:value="59806" table:style-name="ce1">
            <text:p>59806</text:p>
          </table:table-cell>
          <table:table-cell office:value-type="float" office:value="60064" table:style-name="ce1">
            <text:p>60064</text:p>
          </table:table-cell>
          <table:table-cell office:value-type="float" office:value="59772" table:style-name="ce1">
            <text:p>59772</text:p>
          </table:table-cell>
          <table:table-cell office:value-type="float" office:value="59369" table:style-name="ce1">
            <text:p>59369</text:p>
          </table:table-cell>
          <table:table-cell office:value-type="float" office:value="59455" table:style-name="ce1">
            <text:p>59455</text:p>
          </table:table-cell>
          <table:table-cell office:value-type="float" office:value="60425" table:style-name="ce1">
            <text:p>60425</text:p>
          </table:table-cell>
          <table:table-cell office:value-type="float" office:value="62386" table:style-name="ce1">
            <text:p>62386</text:p>
          </table:table-cell>
          <table:table-cell office:value-type="float" office:value="65107" table:style-name="ce1">
            <text:p>65107</text:p>
          </table:table-cell>
          <table:table-cell office:value-type="float" office:value="68207" table:style-name="ce1">
            <text:p>68207</text:p>
          </table:table-cell>
          <table:table-cell office:value-type="float" office:value="71092" table:style-name="ce1">
            <text:p>71092</text:p>
          </table:table-cell>
          <table:table-cell office:value-type="float" office:value="73340" table:style-name="ce1">
            <text:p>73340</text:p>
          </table:table-cell>
          <table:table-cell office:value-type="float" office:value="74901" table:style-name="ce1">
            <text:p>74901</text:p>
          </table:table-cell>
          <table:table-cell office:value-type="float" office:value="75850" table:style-name="ce1">
            <text:p>75850</text:p>
          </table:table-cell>
          <table:table-cell office:value-type="float" office:value="76084" table:style-name="ce1">
            <text:p>76084</text:p>
          </table:table-cell>
          <table:table-cell office:value-type="float" office:value="75518" table:style-name="ce1">
            <text:p>75518</text:p>
          </table:table-cell>
          <table:table-cell office:value-type="float" office:value="74134" table:style-name="ce1">
            <text:p>74134</text:p>
          </table:table-cell>
          <table:table-cell office:value-type="float" office:value="71838" table:style-name="ce1">
            <text:p>71838</text:p>
          </table:table-cell>
          <table:table-cell office:value-type="float" office:value="68773" table:style-name="ce1">
            <text:p>68773</text:p>
          </table:table-cell>
          <table:table-cell office:value-type="float" office:value="65401" table:style-name="ce1">
            <text:p>65401</text:p>
          </table:table-cell>
          <table:table-cell office:value-type="float" office:value="62329" table:style-name="ce1">
            <text:p>62329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Afghanistan</text:p>
          </table:table-cell>
          <table:table-cell office:value-type="string" table:style-name="ce1">
            <text:p>AFG</text:p>
          </table:table-cell>
          <table:table-cell office:value-type="float" office:value="739462" table:style-name="ce1">
            <text:p>739462</text:p>
          </table:table-cell>
          <table:table-cell office:value-type="float" office:value="779754" table:style-name="ce1">
            <text:p>779754</text:p>
          </table:table-cell>
          <table:table-cell office:value-type="float" office:value="822719" table:style-name="ce1">
            <text:p>822719</text:p>
          </table:table-cell>
          <table:table-cell office:value-type="float" office:value="868325" table:style-name="ce1">
            <text:p>868325</text:p>
          </table:table-cell>
          <table:table-cell office:value-type="float" office:value="917022" table:style-name="ce1">
            <text:p>917022</text:p>
          </table:table-cell>
          <table:table-cell office:value-type="float" office:value="968697" table:style-name="ce1">
            <text:p>968697</text:p>
          </table:table-cell>
          <table:table-cell office:value-type="float" office:value="1023511" table:style-name="ce1">
            <text:p>1023511</text:p>
          </table:table-cell>
          <table:table-cell office:value-type="float" office:value="1081445" table:style-name="ce1">
            <text:p>1081445</text:p>
          </table:table-cell>
          <table:table-cell office:value-type="float" office:value="1143293" table:style-name="ce1">
            <text:p>1143293</text:p>
          </table:table-cell>
          <table:table-cell office:value-type="float" office:value="1209937" table:style-name="ce1">
            <text:p>1209937</text:p>
          </table:table-cell>
          <table:table-cell office:value-type="float" office:value="1282151" table:style-name="ce1">
            <text:p>1282151</text:p>
          </table:table-cell>
          <table:table-cell office:value-type="float" office:value="1360066" table:style-name="ce1">
            <text:p>1360066</text:p>
          </table:table-cell>
          <table:table-cell office:value-type="float" office:value="1443053" table:style-name="ce1">
            <text:p>1443053</text:p>
          </table:table-cell>
          <table:table-cell office:value-type="float" office:value="1529985" table:style-name="ce1">
            <text:p>1529985</text:p>
          </table:table-cell>
          <table:table-cell office:value-type="float" office:value="1619372" table:style-name="ce1">
            <text:p>1619372</text:p>
          </table:table-cell>
          <table:table-cell office:value-type="float" office:value="1709143" table:style-name="ce1">
            <text:p>1709143</text:p>
          </table:table-cell>
          <table:table-cell office:value-type="float" office:value="1800112" table:style-name="ce1">
            <text:p>1800112</text:p>
          </table:table-cell>
          <table:table-cell office:value-type="float" office:value="1891495" table:style-name="ce1">
            <text:p>1891495</text:p>
          </table:table-cell>
          <table:table-cell office:value-type="float" office:value="1977829" table:style-name="ce1">
            <text:p>1977829</text:p>
          </table:table-cell>
          <table:table-cell office:value-type="float" office:value="2050274" table:style-name="ce1">
            <text:p>2050274</text:p>
          </table:table-cell>
          <table:table-cell office:value-type="float" office:value="2071682" table:style-name="ce1">
            <text:p>2071682</text:p>
          </table:table-cell>
          <table:table-cell office:value-type="float" office:value="2070410" table:style-name="ce1">
            <text:p>2070410</text:p>
          </table:table-cell>
          <table:table-cell office:value-type="float" office:value="2049774" table:style-name="ce1">
            <text:p>2049774</text:p>
          </table:table-cell>
          <table:table-cell office:value-type="float" office:value="2018315" table:style-name="ce1">
            <text:p>2018315</text:p>
          </table:table-cell>
          <table:table-cell office:value-type="float" office:value="1988913" table:style-name="ce1">
            <text:p>1988913</text:p>
          </table:table-cell>
          <table:table-cell office:value-type="float" office:value="1972300" table:style-name="ce1">
            <text:p>1972300</text:p>
          </table:table-cell>
          <table:table-cell office:value-type="float" office:value="1970130" table:style-name="ce1">
            <text:p>1970130</text:p>
          </table:table-cell>
          <table:table-cell office:value-type="float" office:value="1983118" table:style-name="ce1">
            <text:p>1983118</text:p>
          </table:table-cell>
          <table:table-cell office:value-type="float" office:value="2020678" table:style-name="ce1">
            <text:p>2020678</text:p>
          </table:table-cell>
          <table:table-cell office:value-type="float" office:value="2093914" table:style-name="ce1">
            <text:p>2093914</text:p>
          </table:table-cell>
          <table:table-cell office:value-type="float" office:value="2210296" table:style-name="ce1">
            <text:p>2210296</text:p>
          </table:table-cell>
          <table:table-cell office:value-type="float" office:value="2378440" table:style-name="ce1">
            <text:p>2378440</text:p>
          </table:table-cell>
          <table:table-cell office:value-type="float" office:value="2595450" table:style-name="ce1">
            <text:p>2595450</text:p>
          </table:table-cell>
          <table:table-cell office:value-type="float" office:value="2841832" table:style-name="ce1">
            <text:p>2841832</text:p>
          </table:table-cell>
          <table:table-cell office:value-type="float" office:value="3088613" table:style-name="ce1">
            <text:p>3088613</text:p>
          </table:table-cell>
          <table:table-cell office:value-type="float" office:value="3313747" table:style-name="ce1">
            <text:p>3313747</text:p>
          </table:table-cell>
          <table:table-cell office:value-type="float" office:value="3505975" table:style-name="ce1">
            <text:p>3505975</text:p>
          </table:table-cell>
          <table:table-cell office:value-type="float" office:value="3671028" table:style-name="ce1">
            <text:p>3671028</text:p>
          </table:table-cell>
          <table:table-cell office:value-type="float" office:value="3824657" table:style-name="ce1">
            <text:p>3824657</text:p>
          </table:table-cell>
          <table:table-cell office:value-type="float" office:value="3992357" table:style-name="ce1">
            <text:p>3992357</text:p>
          </table:table-cell>
          <table:table-cell office:value-type="float" office:value="4192967" table:style-name="ce1">
            <text:p>4192967</text:p>
          </table:table-cell>
          <table:table-cell office:value-type="float" office:value="4433909" table:style-name="ce1">
            <text:p>4433909</text:p>
          </table:table-cell>
          <table:table-cell office:value-type="float" office:value="4708893" table:style-name="ce1">
            <text:p>4708893</text:p>
          </table:table-cell>
          <table:table-cell office:value-type="float" office:value="5004963" table:style-name="ce1">
            <text:p>5004963</text:p>
          </table:table-cell>
          <table:table-cell office:value-type="float" office:value="5302036" table:style-name="ce1">
            <text:p>5302036</text:p>
          </table:table-cell>
          <table:table-cell office:value-type="float" office:value="5586368" table:style-name="ce1">
            <text:p>5586368</text:p>
          </table:table-cell>
          <table:table-cell office:value-type="float" office:value="5851917" table:style-name="ce1">
            <text:p>5851917</text:p>
          </table:table-cell>
          <table:table-cell office:value-type="float" office:value="6103736" table:style-name="ce1">
            <text:p>6103736</text:p>
          </table:table-cell>
          <table:table-cell office:value-type="float" office:value="6352572" table:style-name="ce1">
            <text:p>6352572</text:p>
          </table:table-cell>
          <table:table-cell office:value-type="float" office:value="6614909" table:style-name="ce1">
            <text:p>6614909</text:p>
          </table:table-cell>
          <table:table-cell office:value-type="float" office:value="6903589" table:style-name="ce1">
            <text:p>6903589</text:p>
          </table:table-cell>
          <table:table-cell office:value-type="float" office:value="7223611" table:style-name="ce1">
            <text:p>7223611</text:p>
          </table:table-cell>
          <table:table-cell office:value-type="float" office:value="7570822" table:style-name="ce1">
            <text:p>7570822</text:p>
          </table:table-cell>
          <table:table-cell office:value-type="float" office:value="7937870" table:style-name="ce1">
            <text:p>7937870</text:p>
          </table:table-cell>
          <table:table-cell office:value-type="float" office:value="8312341" table:style-name="ce1">
            <text:p>8312341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Angola</text:p>
          </table:table-cell>
          <table:table-cell office:value-type="string" table:style-name="ce1">
            <text:p>AGO</text:p>
          </table:table-cell>
          <table:table-cell office:value-type="float" office:value="550013" table:style-name="ce1">
            <text:p>550013</text:p>
          </table:table-cell>
          <table:table-cell office:value-type="float" office:value="579560" table:style-name="ce1">
            <text:p>579560</text:p>
          </table:table-cell>
          <table:table-cell office:value-type="float" office:value="612400" table:style-name="ce1">
            <text:p>612400</text:p>
          </table:table-cell>
          <table:table-cell office:value-type="float" office:value="646970" table:style-name="ce1">
            <text:p>646970</text:p>
          </table:table-cell>
          <table:table-cell office:value-type="float" office:value="683170" table:style-name="ce1">
            <text:p>683170</text:p>
          </table:table-cell>
          <table:table-cell office:value-type="float" office:value="720859" table:style-name="ce1">
            <text:p>720859</text:p>
          </table:table-cell>
          <table:table-cell office:value-type="float" office:value="760212" table:style-name="ce1">
            <text:p>760212</text:p>
          </table:table-cell>
          <table:table-cell office:value-type="float" office:value="801464" table:style-name="ce1">
            <text:p>801464</text:p>
          </table:table-cell>
          <table:table-cell office:value-type="float" office:value="845128" table:style-name="ce1">
            <text:p>845128</text:p>
          </table:table-cell>
          <table:table-cell office:value-type="float" office:value="891813" table:style-name="ce1">
            <text:p>891813</text:p>
          </table:table-cell>
          <table:table-cell office:value-type="float" office:value="942436" table:style-name="ce1">
            <text:p>942436</text:p>
          </table:table-cell>
          <table:table-cell office:value-type="float" office:value="993586" table:style-name="ce1">
            <text:p>993586</text:p>
          </table:table-cell>
          <table:table-cell office:value-type="float" office:value="1045789" table:style-name="ce1">
            <text:p>1045789</text:p>
          </table:table-cell>
          <table:table-cell office:value-type="float" office:value="1101905" table:style-name="ce1">
            <text:p>1101905</text:p>
          </table:table-cell>
          <table:table-cell office:value-type="float" office:value="1162151" table:style-name="ce1">
            <text:p>1162151</text:p>
          </table:table-cell>
          <table:table-cell office:value-type="float" office:value="1226370" table:style-name="ce1">
            <text:p>1226370</text:p>
          </table:table-cell>
          <table:table-cell office:value-type="float" office:value="1294714" table:style-name="ce1">
            <text:p>1294714</text:p>
          </table:table-cell>
          <table:table-cell office:value-type="float" office:value="1367341" table:style-name="ce1">
            <text:p>1367341</text:p>
          </table:table-cell>
          <table:table-cell office:value-type="float" office:value="1445420" table:style-name="ce1">
            <text:p>1445420</text:p>
          </table:table-cell>
          <table:table-cell office:value-type="float" office:value="1530294" table:style-name="ce1">
            <text:p>1530294</text:p>
          </table:table-cell>
          <table:table-cell office:value-type="float" office:value="1623174" table:style-name="ce1">
            <text:p>1623174</text:p>
          </table:table-cell>
          <table:table-cell office:value-type="float" office:value="1724999" table:style-name="ce1">
            <text:p>1724999</text:p>
          </table:table-cell>
          <table:table-cell office:value-type="float" office:value="1835750" table:style-name="ce1">
            <text:p>1835750</text:p>
          </table:table-cell>
          <table:table-cell office:value-type="float" office:value="1953350" table:style-name="ce1">
            <text:p>1953350</text:p>
          </table:table-cell>
          <table:table-cell office:value-type="float" office:value="2074576" table:style-name="ce1">
            <text:p>2074576</text:p>
          </table:table-cell>
          <table:table-cell office:value-type="float" office:value="2196668" table:style-name="ce1">
            <text:p>2196668</text:p>
          </table:table-cell>
          <table:table-cell office:value-type="float" office:value="2318281" table:style-name="ce1">
            <text:p>2318281</text:p>
          </table:table-cell>
          <table:table-cell office:value-type="float" office:value="2440285" table:style-name="ce1">
            <text:p>2440285</text:p>
          </table:table-cell>
          <table:table-cell office:value-type="float" office:value="2565997" table:style-name="ce1">
            <text:p>2565997</text:p>
          </table:table-cell>
          <table:table-cell office:value-type="float" office:value="2700054" table:style-name="ce1">
            <text:p>2700054</text:p>
          </table:table-cell>
          <table:table-cell office:value-type="float" office:value="2846732" table:style-name="ce1">
            <text:p>2846732</text:p>
          </table:table-cell>
          <table:table-cell office:value-type="float" office:value="3008118" table:style-name="ce1">
            <text:p>3008118</text:p>
          </table:table-cell>
          <table:table-cell office:value-type="float" office:value="3184055" table:style-name="ce1">
            <text:p>3184055</text:p>
          </table:table-cell>
          <table:table-cell office:value-type="float" office:value="3371540" table:style-name="ce1">
            <text:p>3371540</text:p>
          </table:table-cell>
          <table:table-cell office:value-type="float" office:value="3566872" table:style-name="ce1">
            <text:p>3566872</text:p>
          </table:table-cell>
          <table:table-cell office:value-type="float" office:value="3766722" table:style-name="ce1">
            <text:p>3766722</text:p>
          </table:table-cell>
          <table:table-cell office:value-type="float" office:value="3969717" table:style-name="ce1">
            <text:p>3969717</text:p>
          </table:table-cell>
          <table:table-cell office:value-type="float" office:value="4177549" table:style-name="ce1">
            <text:p>4177549</text:p>
          </table:table-cell>
          <table:table-cell office:value-type="float" office:value="4394643" table:style-name="ce1">
            <text:p>4394643</text:p>
          </table:table-cell>
          <table:table-cell office:value-type="float" office:value="4627660" table:style-name="ce1">
            <text:p>4627660</text:p>
          </table:table-cell>
          <table:table-cell office:value-type="float" office:value="4881860" table:style-name="ce1">
            <text:p>4881860</text:p>
          </table:table-cell>
          <table:table-cell office:value-type="float" office:value="5159376" table:style-name="ce1">
            <text:p>5159376</text:p>
          </table:table-cell>
          <table:table-cell office:value-type="float" office:value="5460381" table:style-name="ce1">
            <text:p>5460381</text:p>
          </table:table-cell>
          <table:table-cell office:value-type="float" office:value="5782734" table:style-name="ce1">
            <text:p>5782734</text:p>
          </table:table-cell>
          <table:table-cell office:value-type="float" office:value="6123472" table:style-name="ce1">
            <text:p>6123472</text:p>
          </table:table-cell>
          <table:table-cell office:value-type="float" office:value="6478932" table:style-name="ce1">
            <text:p>6478932</text:p>
          </table:table-cell>
          <table:table-cell office:value-type="float" office:value="6849589" table:style-name="ce1">
            <text:p>6849589</text:p>
          </table:table-cell>
          <table:table-cell office:value-type="float" office:value="7236553" table:style-name="ce1">
            <text:p>7236553</text:p>
          </table:table-cell>
          <table:table-cell office:value-type="float" office:value="7641052" table:style-name="ce1">
            <text:p>7641052</text:p>
          </table:table-cell>
          <table:table-cell office:value-type="float" office:value="8064195" table:style-name="ce1">
            <text:p>8064195</text:p>
          </table:table-cell>
          <table:table-cell office:value-type="float" office:value="8508565" table:style-name="ce1">
            <text:p>8508565</text:p>
          </table:table-cell>
          <table:table-cell office:value-type="float" office:value="8974399" table:style-name="ce1">
            <text:p>8974399</text:p>
          </table:table-cell>
          <table:table-cell office:value-type="float" office:value="9459682" table:style-name="ce1">
            <text:p>9459682</text:p>
          </table:table-cell>
          <table:table-cell office:value-type="float" office:value="9963141" table:style-name="ce1">
            <text:p>9963141</text:p>
          </table:table-cell>
          <table:table-cell office:value-type="float" office:value="10484219" table:style-name="ce1">
            <text:p>10484219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Albania</text:p>
          </table:table-cell>
          <table:table-cell office:value-type="string" table:style-name="ce1">
            <text:p>ALB</text:p>
          </table:table-cell>
          <table:table-cell office:value-type="float" office:value="493982" table:style-name="ce1">
            <text:p>493982</text:p>
          </table:table-cell>
          <table:table-cell office:value-type="float" office:value="513592" table:style-name="ce1">
            <text:p>513592</text:p>
          </table:table-cell>
          <table:table-cell office:value-type="float" office:value="530766" table:style-name="ce1">
            <text:p>530766</text:p>
          </table:table-cell>
          <table:table-cell office:value-type="float" office:value="547928" table:style-name="ce1">
            <text:p>547928</text:p>
          </table:table-cell>
          <table:table-cell office:value-type="float" office:value="565248" table:style-name="ce1">
            <text:p>565248</text:p>
          </table:table-cell>
          <table:table-cell office:value-type="float" office:value="582374" table:style-name="ce1">
            <text:p>582374</text:p>
          </table:table-cell>
          <table:table-cell office:value-type="float" office:value="599300" table:style-name="ce1">
            <text:p>599300</text:p>
          </table:table-cell>
          <table:table-cell office:value-type="float" office:value="616687" table:style-name="ce1">
            <text:p>616687</text:p>
          </table:table-cell>
          <table:table-cell office:value-type="float" office:value="635924" table:style-name="ce1">
            <text:p>635924</text:p>
          </table:table-cell>
          <table:table-cell office:value-type="float" office:value="656733" table:style-name="ce1">
            <text:p>656733</text:p>
          </table:table-cell>
          <table:table-cell office:value-type="float" office:value="677801" table:style-name="ce1">
            <text:p>677801</text:p>
          </table:table-cell>
          <table:table-cell office:value-type="float" office:value="698647" table:style-name="ce1">
            <text:p>698647</text:p>
          </table:table-cell>
          <table:table-cell office:value-type="float" office:value="720649" table:style-name="ce1">
            <text:p>720649</text:p>
          </table:table-cell>
          <table:table-cell office:value-type="float" office:value="742333" table:style-name="ce1">
            <text:p>742333</text:p>
          </table:table-cell>
          <table:table-cell office:value-type="float" office:value="764166" table:style-name="ce1">
            <text:p>764166</text:p>
          </table:table-cell>
          <table:table-cell office:value-type="float" office:value="786668" table:style-name="ce1">
            <text:p>786668</text:p>
          </table:table-cell>
          <table:table-cell office:value-type="float" office:value="809052" table:style-name="ce1">
            <text:p>809052</text:p>
          </table:table-cell>
          <table:table-cell office:value-type="float" office:value="832109" table:style-name="ce1">
            <text:p>832109</text:p>
          </table:table-cell>
          <table:table-cell office:value-type="float" office:value="854618" table:style-name="ce1">
            <text:p>854618</text:p>
          </table:table-cell>
          <table:table-cell office:value-type="float" office:value="876974" table:style-name="ce1">
            <text:p>876974</text:p>
          </table:table-cell>
          <table:table-cell office:value-type="float" office:value="902120" table:style-name="ce1">
            <text:p>902120</text:p>
          </table:table-cell>
          <table:table-cell office:value-type="float" office:value="927513" table:style-name="ce1">
            <text:p>927513</text:p>
          </table:table-cell>
          <table:table-cell office:value-type="float" office:value="954645" table:style-name="ce1">
            <text:p>954645</text:p>
          </table:table-cell>
          <table:table-cell office:value-type="float" office:value="982645" table:style-name="ce1">
            <text:p>982645</text:p>
          </table:table-cell>
          <table:table-cell office:value-type="float" office:value="1011235" table:style-name="ce1">
            <text:p>1011235</text:p>
          </table:table-cell>
          <table:table-cell office:value-type="float" office:value="1040127" table:style-name="ce1">
            <text:p>1040127</text:p>
          </table:table-cell>
          <table:table-cell office:value-type="float" office:value="1068501" table:style-name="ce1">
            <text:p>1068501</text:p>
          </table:table-cell>
          <table:table-cell office:value-type="float" office:value="1098349" table:style-name="ce1">
            <text:p>1098349</text:p>
          </table:table-cell>
          <table:table-cell office:value-type="float" office:value="1127722" table:style-name="ce1">
            <text:p>1127722</text:p>
          </table:table-cell>
          <table:table-cell office:value-type="float" office:value="1167160" table:style-name="ce1">
            <text:p>1167160</text:p>
          </table:table-cell>
          <table:table-cell office:value-type="float" office:value="1197222" table:style-name="ce1">
            <text:p>1197222</text:p>
          </table:table-cell>
          <table:table-cell office:value-type="float" office:value="1198912" table:style-name="ce1">
            <text:p>1198912</text:p>
          </table:table-cell>
          <table:table-cell office:value-type="float" office:value="1209490" table:style-name="ce1">
            <text:p>1209490</text:p>
          </table:table-cell>
          <table:table-cell office:value-type="float" office:value="1219882" table:style-name="ce1">
            <text:p>1219882</text:p>
          </table:table-cell>
          <table:table-cell office:value-type="float" office:value="1230218" table:style-name="ce1">
            <text:p>1230218</text:p>
          </table:table-cell>
          <table:table-cell office:value-type="float" office:value="1240399" table:style-name="ce1">
            <text:p>1240399</text:p>
          </table:table-cell>
          <table:table-cell office:value-type="float" office:value="1250518" table:style-name="ce1">
            <text:p>1250518</text:p>
          </table:table-cell>
          <table:table-cell office:value-type="float" office:value="1260414" table:style-name="ce1">
            <text:p>1260414</text:p>
          </table:table-cell>
          <table:table-cell office:value-type="float" office:value="1270214" table:style-name="ce1">
            <text:p>1270214</text:p>
          </table:table-cell>
          <table:table-cell office:value-type="float" office:value="1279853" table:style-name="ce1">
            <text:p>1279853</text:p>
          </table:table-cell>
          <table:table-cell office:value-type="float" office:value="1289391" table:style-name="ce1">
            <text:p>1289391</text:p>
          </table:table-cell>
          <table:table-cell office:value-type="float" office:value="1298584" table:style-name="ce1">
            <text:p>1298584</text:p>
          </table:table-cell>
          <table:table-cell office:value-type="float" office:value="1327220" table:style-name="ce1">
            <text:p>1327220</text:p>
          </table:table-cell>
          <table:table-cell office:value-type="float" office:value="1354848" table:style-name="ce1">
            <text:p>1354848</text:p>
          </table:table-cell>
          <table:table-cell office:value-type="float" office:value="1381828" table:style-name="ce1">
            <text:p>1381828</text:p>
          </table:table-cell>
          <table:table-cell office:value-type="float" office:value="1407298" table:style-name="ce1">
            <text:p>1407298</text:p>
          </table:table-cell>
          <table:table-cell office:value-type="float" office:value="1430886" table:style-name="ce1">
            <text:p>1430886</text:p>
          </table:table-cell>
          <table:table-cell office:value-type="float" office:value="1452398" table:style-name="ce1">
            <text:p>1452398</text:p>
          </table:table-cell>
          <table:table-cell office:value-type="float" office:value="1473392" table:style-name="ce1">
            <text:p>1473392</text:p>
          </table:table-cell>
          <table:table-cell office:value-type="float" office:value="1495260" table:style-name="ce1">
            <text:p>1495260</text:p>
          </table:table-cell>
          <table:table-cell office:value-type="float" office:value="1519519" table:style-name="ce1">
            <text:p>1519519</text:p>
          </table:table-cell>
          <table:table-cell office:value-type="float" office:value="1546708" table:style-name="ce1">
            <text:p>1546708</text:p>
          </table:table-cell>
          <table:table-cell office:value-type="float" office:value="1575836" table:style-name="ce1">
            <text:p>1575836</text:p>
          </table:table-cell>
          <table:table-cell office:value-type="float" office:value="1604648" table:style-name="ce1">
            <text:p>1604648</text:p>
          </table:table-cell>
          <table:table-cell office:value-type="float" office:value="1632744" table:style-name="ce1">
            <text:p>1632744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Arab World</text:p>
          </table:table-cell>
          <table:table-cell office:value-type="string" table:style-name="ce1">
            <text:p>ARB</text:p>
          </table:table-cell>
          <table:table-cell office:value-type="float" office:value="28937699" table:style-name="ce1">
            <text:p>28937699</text:p>
          </table:table-cell>
          <table:table-cell office:value-type="float" office:value="30440944" table:style-name="ce1">
            <text:p>30440944</text:p>
          </table:table-cell>
          <table:table-cell office:value-type="float" office:value="32023589" table:style-name="ce1">
            <text:p>32023589</text:p>
          </table:table-cell>
          <table:table-cell office:value-type="float" office:value="33702951" table:style-name="ce1">
            <text:p>33702951</text:p>
          </table:table-cell>
          <table:table-cell office:value-type="float" office:value="35483301" table:style-name="ce1">
            <text:p>35483301</text:p>
          </table:table-cell>
          <table:table-cell office:value-type="float" office:value="37378102" table:style-name="ce1">
            <text:p>37378102</text:p>
          </table:table-cell>
          <table:table-cell office:value-type="float" office:value="39303453" table:style-name="ce1">
            <text:p>39303453</text:p>
          </table:table-cell>
          <table:table-cell office:value-type="float" office:value="41182897" table:style-name="ce1">
            <text:p>41182897</text:p>
          </table:table-cell>
          <table:table-cell office:value-type="float" office:value="43144841" table:style-name="ce1">
            <text:p>43144841</text:p>
          </table:table-cell>
          <table:table-cell office:value-type="float" office:value="45182876" table:style-name="ce1">
            <text:p>45182876</text:p>
          </table:table-cell>
          <table:table-cell office:value-type="float" office:value="47300964" table:style-name="ce1">
            <text:p>47300964</text:p>
          </table:table-cell>
          <table:table-cell office:value-type="float" office:value="49457532" table:style-name="ce1">
            <text:p>49457532</text:p>
          </table:table-cell>
          <table:table-cell office:value-type="float" office:value="51714759" table:style-name="ce1">
            <text:p>51714759</text:p>
          </table:table-cell>
          <table:table-cell office:value-type="float" office:value="54068598" table:style-name="ce1">
            <text:p>54068598</text:p>
          </table:table-cell>
          <table:table-cell office:value-type="float" office:value="56482807" table:style-name="ce1">
            <text:p>56482807</text:p>
          </table:table-cell>
          <table:table-cell office:value-type="float" office:value="59030226" table:style-name="ce1">
            <text:p>59030226</text:p>
          </table:table-cell>
          <table:table-cell office:value-type="float" office:value="61734114" table:style-name="ce1">
            <text:p>61734114</text:p>
          </table:table-cell>
          <table:table-cell office:value-type="float" office:value="64565607" table:style-name="ce1">
            <text:p>64565607</text:p>
          </table:table-cell>
          <table:table-cell office:value-type="float" office:value="67541720" table:style-name="ce1">
            <text:p>67541720</text:p>
          </table:table-cell>
          <table:table-cell office:value-type="float" office:value="70632421" table:style-name="ce1">
            <text:p>70632421</text:p>
          </table:table-cell>
          <table:table-cell office:value-type="float" office:value="73846150" table:style-name="ce1">
            <text:p>73846150</text:p>
          </table:table-cell>
          <table:table-cell office:value-type="float" office:value="77167921" table:style-name="ce1">
            <text:p>77167921</text:p>
          </table:table-cell>
          <table:table-cell office:value-type="float" office:value="80582738" table:style-name="ce1">
            <text:p>80582738</text:p>
          </table:table-cell>
          <table:table-cell office:value-type="float" office:value="84138210" table:style-name="ce1">
            <text:p>84138210</text:p>
          </table:table-cell>
          <table:table-cell office:value-type="float" office:value="87843181" table:style-name="ce1">
            <text:p>87843181</text:p>
          </table:table-cell>
          <table:table-cell office:value-type="float" office:value="91646296" table:style-name="ce1">
            <text:p>91646296</text:p>
          </table:table-cell>
          <table:table-cell office:value-type="float" office:value="95545157" table:style-name="ce1">
            <text:p>95545157</text:p>
          </table:table-cell>
          <table:table-cell office:value-type="float" office:value="99377738" table:style-name="ce1">
            <text:p>99377738</text:p>
          </table:table-cell>
          <table:table-cell office:value-type="float" office:value="103115995" table:style-name="ce1">
            <text:p>103115995</text:p>
          </table:table-cell>
          <table:table-cell office:value-type="float" office:value="106786275" table:style-name="ce1">
            <text:p>106786275</text:p>
          </table:table-cell>
          <table:table-cell office:value-type="float" office:value="111890089" table:style-name="ce1">
            <text:p>111890089</text:p>
          </table:table-cell>
          <table:table-cell office:value-type="float" office:value="115940957" table:style-name="ce1">
            <text:p>115940957</text:p>
          </table:table-cell>
          <table:table-cell office:value-type="float" office:value="118038851" table:style-name="ce1">
            <text:p>118038851</text:p>
          </table:table-cell>
          <table:table-cell office:value-type="float" office:value="121998881" table:style-name="ce1">
            <text:p>121998881</text:p>
          </table:table-cell>
          <table:table-cell office:value-type="float" office:value="125775079" table:style-name="ce1">
            <text:p>125775079</text:p>
          </table:table-cell>
          <table:table-cell office:value-type="float" office:value="130954675" table:style-name="ce1">
            <text:p>130954675</text:p>
          </table:table-cell>
          <table:table-cell office:value-type="float" office:value="134440264" table:style-name="ce1">
            <text:p>134440264</text:p>
          </table:table-cell>
          <table:table-cell office:value-type="float" office:value="138020583" table:style-name="ce1">
            <text:p>138020583</text:p>
          </table:table-cell>
          <table:table-cell office:value-type="float" office:value="141694824" table:style-name="ce1">
            <text:p>141694824</text:p>
          </table:table-cell>
          <table:table-cell office:value-type="float" office:value="145471378" table:style-name="ce1">
            <text:p>145471378</text:p>
          </table:table-cell>
          <table:table-cell office:value-type="float" office:value="149343630" table:style-name="ce1">
            <text:p>149343630</text:p>
          </table:table-cell>
          <table:table-cell office:value-type="float" office:value="153321246" table:style-name="ce1">
            <text:p>153321246</text:p>
          </table:table-cell>
          <table:table-cell office:value-type="float" office:value="157414571" table:style-name="ce1">
            <text:p>157414571</text:p>
          </table:table-cell>
          <table:table-cell office:value-type="float" office:value="161674814" table:style-name="ce1">
            <text:p>161674814</text:p>
          </table:table-cell>
          <table:table-cell office:value-type="float" office:value="166179598" table:style-name="ce1">
            <text:p>166179598</text:p>
          </table:table-cell>
          <table:table-cell office:value-type="float" office:value="171002672" table:style-name="ce1">
            <text:p>171002672</text:p>
          </table:table-cell>
          <table:table-cell office:value-type="float" office:value="176156723" table:style-name="ce1">
            <text:p>176156723</text:p>
          </table:table-cell>
          <table:table-cell office:value-type="float" office:value="181562632" table:style-name="ce1">
            <text:p>181562632</text:p>
          </table:table-cell>
          <table:table-cell office:value-type="float" office:value="187153289" table:style-name="ce1">
            <text:p>187153289</text:p>
          </table:table-cell>
          <table:table-cell office:value-type="float" office:value="192807256" table:style-name="ce1">
            <text:p>192807256</text:p>
          </table:table-cell>
          <table:table-cell office:value-type="float" office:value="198416158" table:style-name="ce1">
            <text:p>198416158</text:p>
          </table:table-cell>
          <table:table-cell office:value-type="float" office:value="204065064" table:style-name="ce1">
            <text:p>204065064</text:p>
          </table:table-cell>
          <table:table-cell office:value-type="float" office:value="209724146" table:style-name="ce1">
            <text:p>209724146</text:p>
          </table:table-cell>
          <table:table-cell office:value-type="float" office:value="215404035" table:style-name="ce1">
            <text:p>215404035</text:p>
          </table:table-cell>
          <table:table-cell office:value-type="float" office:value="221101963" table:style-name="ce1">
            <text:p>221101963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United Arab Emirates</text:p>
          </table:table-cell>
          <table:table-cell office:value-type="string" table:style-name="ce1">
            <text:p>ARE</text:p>
          </table:table-cell>
          <table:table-cell office:value-type="float" office:value="68070" table:style-name="ce1">
            <text:p>68070</text:p>
          </table:table-cell>
          <table:table-cell office:value-type="float" office:value="75116" table:style-name="ce1">
            <text:p>75116</text:p>
          </table:table-cell>
          <table:table-cell office:value-type="float" office:value="84458" table:style-name="ce1">
            <text:p>84458</text:p>
          </table:table-cell>
          <table:table-cell office:value-type="float" office:value="95281" table:style-name="ce1">
            <text:p>95281</text:p>
          </table:table-cell>
          <table:table-cell office:value-type="float" office:value="106317" table:style-name="ce1">
            <text:p>106317</text:p>
          </table:table-cell>
          <table:table-cell office:value-type="float" office:value="116832" table:style-name="ce1">
            <text:p>116832</text:p>
          </table:table-cell>
          <table:table-cell office:value-type="float" office:value="126458" table:style-name="ce1">
            <text:p>126458</text:p>
          </table:table-cell>
          <table:table-cell office:value-type="float" office:value="136174" table:style-name="ce1">
            <text:p>136174</text:p>
          </table:table-cell>
          <table:table-cell office:value-type="float" office:value="147879" table:style-name="ce1">
            <text:p>147879</text:p>
          </table:table-cell>
          <table:table-cell office:value-type="float" office:value="164045" table:style-name="ce1">
            <text:p>164045</text:p>
          </table:table-cell>
          <table:table-cell office:value-type="float" office:value="187876" table:style-name="ce1">
            <text:p>187876</text:p>
          </table:table-cell>
          <table:table-cell office:value-type="float" office:value="219578" table:style-name="ce1">
            <text:p>219578</text:p>
          </table:table-cell>
          <table:table-cell office:value-type="float" office:value="258607" table:style-name="ce1">
            <text:p>258607</text:p>
          </table:table-cell>
          <table:table-cell office:value-type="float" office:value="305493" table:style-name="ce1">
            <text:p>305493</text:p>
          </table:table-cell>
          <table:table-cell office:value-type="float" office:value="360655" table:style-name="ce1">
            <text:p>360655</text:p>
          </table:table-cell>
          <table:table-cell office:value-type="float" office:value="423949" table:style-name="ce1">
            <text:p>423949</text:p>
          </table:table-cell>
          <table:table-cell office:value-type="float" office:value="497037" table:style-name="ce1">
            <text:p>497037</text:p>
          </table:table-cell>
          <table:table-cell office:value-type="float" office:value="579045" table:style-name="ce1">
            <text:p>579045</text:p>
          </table:table-cell>
          <table:table-cell office:value-type="float" office:value="664472" table:style-name="ce1">
            <text:p>664472</text:p>
          </table:table-cell>
          <table:table-cell office:value-type="float" office:value="746572" table:style-name="ce1">
            <text:p>746572</text:p>
          </table:table-cell>
          <table:table-cell office:value-type="float" office:value="820650" table:style-name="ce1">
            <text:p>820650</text:p>
          </table:table-cell>
          <table:table-cell office:value-type="float" office:value="881952" table:style-name="ce1">
            <text:p>881952</text:p>
          </table:table-cell>
          <table:table-cell office:value-type="float" office:value="932180" table:style-name="ce1">
            <text:p>932180</text:p>
          </table:table-cell>
          <table:table-cell office:value-type="float" office:value="977587" table:style-name="ce1">
            <text:p>977587</text:p>
          </table:table-cell>
          <table:table-cell office:value-type="float" office:value="1024555" table:style-name="ce1">
            <text:p>1024555</text:p>
          </table:table-cell>
          <table:table-cell office:value-type="float" office:value="1077700" table:style-name="ce1">
            <text:p>1077700</text:p>
          </table:table-cell>
          <table:table-cell office:value-type="float" office:value="1139060" table:style-name="ce1">
            <text:p>1139060</text:p>
          </table:table-cell>
          <table:table-cell office:value-type="float" office:value="1207324" table:style-name="ce1">
            <text:p>1207324</text:p>
          </table:table-cell>
          <table:table-cell office:value-type="float" office:value="1280455" table:style-name="ce1">
            <text:p>1280455</text:p>
          </table:table-cell>
          <table:table-cell office:value-type="float" office:value="1355928" table:style-name="ce1">
            <text:p>1355928</text:p>
          </table:table-cell>
          <table:table-cell office:value-type="float" office:value="1431976" table:style-name="ce1">
            <text:p>1431976</text:p>
          </table:table-cell>
          <table:table-cell office:value-type="float" office:value="1509622" table:style-name="ce1">
            <text:p>1509622</text:p>
          </table:table-cell>
          <table:table-cell office:value-type="float" office:value="1590175" table:style-name="ce1">
            <text:p>1590175</text:p>
          </table:table-cell>
          <table:table-cell office:value-type="float" office:value="1672798" table:style-name="ce1">
            <text:p>1672798</text:p>
          </table:table-cell>
          <table:table-cell office:value-type="float" office:value="1756312" table:style-name="ce1">
            <text:p>1756312</text:p>
          </table:table-cell>
          <table:table-cell office:value-type="float" office:value="1840647" table:style-name="ce1">
            <text:p>1840647</text:p>
          </table:table-cell>
          <table:table-cell office:value-type="float" office:value="1936992" table:style-name="ce1">
            <text:p>1936992</text:p>
          </table:table-cell>
          <table:table-cell office:value-type="float" office:value="2048615" table:style-name="ce1">
            <text:p>2048615</text:p>
          </table:table-cell>
          <table:table-cell office:value-type="float" office:value="2170012" table:style-name="ce1">
            <text:p>2170012</text:p>
          </table:table-cell>
          <table:table-cell office:value-type="float" office:value="2301870" table:style-name="ce1">
            <text:p>2301870</text:p>
          </table:table-cell>
          <table:table-cell office:value-type="float" office:value="2447301" table:style-name="ce1">
            <text:p>2447301</text:p>
          </table:table-cell>
          <table:table-cell office:value-type="float" office:value="2595369" table:style-name="ce1">
            <text:p>2595369</text:p>
          </table:table-cell>
          <table:table-cell office:value-type="float" office:value="2751463" table:style-name="ce1">
            <text:p>2751463</text:p>
          </table:table-cell>
          <table:table-cell office:value-type="float" office:value="2954010" table:style-name="ce1">
            <text:p>2954010</text:p>
          </table:table-cell>
          <table:table-cell office:value-type="float" office:value="3255146" table:style-name="ce1">
            <text:p>3255146</text:p>
          </table:table-cell>
          <table:table-cell office:value-type="float" office:value="3686963" table:style-name="ce1">
            <text:p>3686963</text:p>
          </table:table-cell>
          <table:table-cell office:value-type="float" office:value="4273939" table:style-name="ce1">
            <text:p>4273939</text:p>
          </table:table-cell>
          <table:table-cell office:value-type="float" office:value="4989525" table:style-name="ce1">
            <text:p>4989525</text:p>
          </table:table-cell>
          <table:table-cell office:value-type="float" office:value="5753131" table:style-name="ce1">
            <text:p>5753131</text:p>
          </table:table-cell>
          <table:table-cell office:value-type="float" office:value="6451211" table:style-name="ce1">
            <text:p>6451211</text:p>
          </table:table-cell>
          <table:table-cell office:value-type="float" office:value="7001322" table:style-name="ce1">
            <text:p>7001322</text:p>
          </table:table-cell>
          <table:table-cell office:value-type="float" office:value="7369922" table:style-name="ce1">
            <text:p>7369922</text:p>
          </table:table-cell>
          <table:table-cell office:value-type="float" office:value="7581371" table:style-name="ce1">
            <text:p>7581371</text:p>
          </table:table-cell>
          <table:table-cell office:value-type="float" office:value="7682264" table:style-name="ce1">
            <text:p>7682264</text:p>
          </table:table-cell>
          <table:table-cell office:value-type="float" office:value="7747387" table:style-name="ce1">
            <text:p>7747387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Argentina</text:p>
          </table:table-cell>
          <table:table-cell office:value-type="string" table:style-name="ce1">
            <text:p>ARG</text:p>
          </table:table-cell>
          <table:table-cell office:value-type="float" office:value="15177907" table:style-name="ce1">
            <text:p>15177907</text:p>
          </table:table-cell>
          <table:table-cell office:value-type="float" office:value="15550747" table:style-name="ce1">
            <text:p>15550747</text:p>
          </table:table-cell>
          <table:table-cell office:value-type="float" office:value="15916161" table:style-name="ce1">
            <text:p>15916161</text:p>
          </table:table-cell>
          <table:table-cell office:value-type="float" office:value="16283195" table:style-name="ce1">
            <text:p>16283195</text:p>
          </table:table-cell>
          <table:table-cell office:value-type="float" office:value="16650736" table:style-name="ce1">
            <text:p>16650736</text:p>
          </table:table-cell>
          <table:table-cell office:value-type="float" office:value="17017601" table:style-name="ce1">
            <text:p>17017601</text:p>
          </table:table-cell>
          <table:table-cell office:value-type="float" office:value="17383413" table:style-name="ce1">
            <text:p>17383413</text:p>
          </table:table-cell>
          <table:table-cell office:value-type="float" office:value="17749065" table:style-name="ce1">
            <text:p>17749065</text:p>
          </table:table-cell>
          <table:table-cell office:value-type="float" office:value="18120764" table:style-name="ce1">
            <text:p>18120764</text:p>
          </table:table-cell>
          <table:table-cell office:value-type="float" office:value="18505681" table:style-name="ce1">
            <text:p>18505681</text:p>
          </table:table-cell>
          <table:table-cell office:value-type="float" office:value="18909951" table:style-name="ce1">
            <text:p>18909951</text:p>
          </table:table-cell>
          <table:table-cell office:value-type="float" office:value="19327705" table:style-name="ce1">
            <text:p>19327705</text:p>
          </table:table-cell>
          <table:table-cell office:value-type="float" office:value="19762668" table:style-name="ce1">
            <text:p>19762668</text:p>
          </table:table-cell>
          <table:table-cell office:value-type="float" office:value="20210548" table:style-name="ce1">
            <text:p>20210548</text:p>
          </table:table-cell>
          <table:table-cell office:value-type="float" office:value="20661008" table:style-name="ce1">
            <text:p>20661008</text:p>
          </table:table-cell>
          <table:table-cell office:value-type="float" office:value="21106169" table:style-name="ce1">
            <text:p>21106169</text:p>
          </table:table-cell>
          <table:table-cell office:value-type="float" office:value="21543400" table:style-name="ce1">
            <text:p>21543400</text:p>
          </table:table-cell>
          <table:table-cell office:value-type="float" office:value="21974572" table:style-name="ce1">
            <text:p>21974572</text:p>
          </table:table-cell>
          <table:table-cell office:value-type="float" office:value="22405665" table:style-name="ce1">
            <text:p>22405665</text:p>
          </table:table-cell>
          <table:table-cell office:value-type="float" office:value="22844167" table:style-name="ce1">
            <text:p>22844167</text:p>
          </table:table-cell>
          <table:table-cell office:value-type="float" office:value="23296128" table:style-name="ce1">
            <text:p>23296128</text:p>
          </table:table-cell>
          <table:table-cell office:value-type="float" office:value="23780335" table:style-name="ce1">
            <text:p>23780335</text:p>
          </table:table-cell>
          <table:table-cell office:value-type="float" office:value="24285075" table:style-name="ce1">
            <text:p>24285075</text:p>
          </table:table-cell>
          <table:table-cell office:value-type="float" office:value="24799123" table:style-name="ce1">
            <text:p>24799123</text:p>
          </table:table-cell>
          <table:table-cell office:value-type="float" office:value="25319371" table:style-name="ce1">
            <text:p>25319371</text:p>
          </table:table-cell>
          <table:table-cell office:value-type="float" office:value="25842012" table:style-name="ce1">
            <text:p>25842012</text:p>
          </table:table-cell>
          <table:table-cell office:value-type="float" office:value="26365970" table:style-name="ce1">
            <text:p>26365970</text:p>
          </table:table-cell>
          <table:table-cell office:value-type="float" office:value="26891584" table:style-name="ce1">
            <text:p>26891584</text:p>
          </table:table-cell>
          <table:table-cell office:value-type="float" office:value="27418226" table:style-name="ce1">
            <text:p>27418226</text:p>
          </table:table-cell>
          <table:table-cell office:value-type="float" office:value="27944436" table:style-name="ce1">
            <text:p>27944436</text:p>
          </table:table-cell>
          <table:table-cell office:value-type="float" office:value="28469637" table:style-name="ce1">
            <text:p>28469637</text:p>
          </table:table-cell>
          <table:table-cell office:value-type="float" office:value="28987586" table:style-name="ce1">
            <text:p>28987586</text:p>
          </table:table-cell>
          <table:table-cell office:value-type="float" office:value="29462391" table:style-name="ce1">
            <text:p>29462391</text:p>
          </table:table-cell>
          <table:table-cell office:value-type="float" office:value="29933007" table:style-name="ce1">
            <text:p>29933007</text:p>
          </table:table-cell>
          <table:table-cell office:value-type="float" office:value="30397317" table:style-name="ce1">
            <text:p>30397317</text:p>
          </table:table-cell>
          <table:table-cell office:value-type="float" office:value="30852831" table:style-name="ce1">
            <text:p>30852831</text:p>
          </table:table-cell>
          <table:table-cell office:value-type="float" office:value="31298957" table:style-name="ce1">
            <text:p>31298957</text:p>
          </table:table-cell>
          <table:table-cell office:value-type="float" office:value="31735993" table:style-name="ce1">
            <text:p>31735993</text:p>
          </table:table-cell>
          <table:table-cell office:value-type="float" office:value="32167662" table:style-name="ce1">
            <text:p>32167662</text:p>
          </table:table-cell>
          <table:table-cell office:value-type="float" office:value="32599177" table:style-name="ce1">
            <text:p>32599177</text:p>
          </table:table-cell>
          <table:table-cell office:value-type="float" office:value="33033755" table:style-name="ce1">
            <text:p>33033755</text:p>
          </table:table-cell>
          <table:table-cell office:value-type="float" office:value="33472948" table:style-name="ce1">
            <text:p>33472948</text:p>
          </table:table-cell>
          <table:table-cell office:value-type="float" office:value="33918250" table:style-name="ce1">
            <text:p>33918250</text:p>
          </table:table-cell>
          <table:table-cell office:value-type="float" office:value="34367430" table:style-name="ce1">
            <text:p>34367430</text:p>
          </table:table-cell>
          <table:table-cell office:value-type="float" office:value="34816784" table:style-name="ce1">
            <text:p>34816784</text:p>
          </table:table-cell>
          <table:table-cell office:value-type="float" office:value="35263824" table:style-name="ce1">
            <text:p>35263824</text:p>
          </table:table-cell>
          <table:table-cell office:value-type="float" office:value="35708101" table:style-name="ce1">
            <text:p>35708101</text:p>
          </table:table-cell>
          <table:table-cell office:value-type="float" office:value="36150779" table:style-name="ce1">
            <text:p>36150779</text:p>
          </table:table-cell>
          <table:table-cell office:value-type="float" office:value="36594849" table:style-name="ce1">
            <text:p>36594849</text:p>
          </table:table-cell>
          <table:table-cell office:value-type="float" office:value="37043126" table:style-name="ce1">
            <text:p>37043126</text:p>
          </table:table-cell>
          <table:table-cell office:value-type="float" office:value="37498800" table:style-name="ce1">
            <text:p>37498800</text:p>
          </table:table-cell>
          <table:table-cell office:value-type="float" office:value="37962013" table:style-name="ce1">
            <text:p>37962013</text:p>
          </table:table-cell>
          <table:table-cell office:value-type="float" office:value="38430835" table:style-name="ce1">
            <text:p>38430835</text:p>
          </table:table-cell>
          <table:table-cell office:value-type="float" office:value="38902130" table:style-name="ce1">
            <text:p>38902130</text:p>
          </table:table-cell>
          <table:table-cell office:value-type="float" office:value="39371423" table:style-name="ce1">
            <text:p>39371423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Armenia</text:p>
          </table:table-cell>
          <table:table-cell office:value-type="string" table:style-name="ce1">
            <text:p>ARM</text:p>
          </table:table-cell>
          <table:table-cell office:value-type="float" office:value="957507" table:style-name="ce1">
            <text:p>957507</text:p>
          </table:table-cell>
          <table:table-cell office:value-type="float" office:value="1008648" table:style-name="ce1">
            <text:p>1008648</text:p>
          </table:table-cell>
          <table:table-cell office:value-type="float" office:value="1061531" table:style-name="ce1">
            <text:p>1061531</text:p>
          </table:table-cell>
          <table:table-cell office:value-type="float" office:value="1115732" table:style-name="ce1">
            <text:p>1115732</text:p>
          </table:table-cell>
          <table:table-cell office:value-type="float" office:value="1170799" table:style-name="ce1">
            <text:p>1170799</text:p>
          </table:table-cell>
          <table:table-cell office:value-type="float" office:value="1226270" table:style-name="ce1">
            <text:p>1226270</text:p>
          </table:table-cell>
          <table:table-cell office:value-type="float" office:value="1281868" table:style-name="ce1">
            <text:p>1281868</text:p>
          </table:table-cell>
          <table:table-cell office:value-type="float" office:value="1337550" table:style-name="ce1">
            <text:p>1337550</text:p>
          </table:table-cell>
          <table:table-cell office:value-type="float" office:value="1393558" table:style-name="ce1">
            <text:p>1393558</text:p>
          </table:table-cell>
          <table:table-cell office:value-type="float" office:value="1450290" table:style-name="ce1">
            <text:p>1450290</text:p>
          </table:table-cell>
          <table:table-cell office:value-type="float" office:value="1507620" table:style-name="ce1">
            <text:p>1507620</text:p>
          </table:table-cell>
          <table:table-cell office:value-type="float" office:value="1565493" table:style-name="ce1">
            <text:p>1565493</text:p>
          </table:table-cell>
          <table:table-cell office:value-type="float" office:value="1624276" table:style-name="ce1">
            <text:p>1624276</text:p>
          </table:table-cell>
          <table:table-cell office:value-type="float" office:value="1683550" table:style-name="ce1">
            <text:p>1683550</text:p>
          </table:table-cell>
          <table:table-cell office:value-type="float" office:value="1742892" table:style-name="ce1">
            <text:p>1742892</text:p>
          </table:table-cell>
          <table:table-cell office:value-type="float" office:value="1797424" table:style-name="ce1">
            <text:p>1797424</text:p>
          </table:table-cell>
          <table:table-cell office:value-type="float" office:value="1851325" table:style-name="ce1">
            <text:p>1851325</text:p>
          </table:table-cell>
          <table:table-cell office:value-type="float" office:value="1904558" table:style-name="ce1">
            <text:p>1904558</text:p>
          </table:table-cell>
          <table:table-cell office:value-type="float" office:value="1957306" table:style-name="ce1">
            <text:p>1957306</text:p>
          </table:table-cell>
          <table:table-cell office:value-type="float" office:value="2004510" table:style-name="ce1">
            <text:p>2004510</text:p>
          </table:table-cell>
          <table:table-cell office:value-type="float" office:value="2045105" table:style-name="ce1">
            <text:p>2045105</text:p>
          </table:table-cell>
          <table:table-cell office:value-type="float" office:value="2084432" table:style-name="ce1">
            <text:p>2084432</text:p>
          </table:table-cell>
          <table:table-cell office:value-type="float" office:value="2122210" table:style-name="ce1">
            <text:p>2122210</text:p>
          </table:table-cell>
          <table:table-cell office:value-type="float" office:value="2159745" table:style-name="ce1">
            <text:p>2159745</text:p>
          </table:table-cell>
          <table:table-cell office:value-type="float" office:value="2198837" table:style-name="ce1">
            <text:p>2198837</text:p>
          </table:table-cell>
          <table:table-cell office:value-type="float" office:value="2240234" table:style-name="ce1">
            <text:p>2240234</text:p>
          </table:table-cell>
          <table:table-cell office:value-type="float" office:value="2285716" table:style-name="ce1">
            <text:p>2285716</text:p>
          </table:table-cell>
          <table:table-cell office:value-type="float" office:value="2333546" table:style-name="ce1">
            <text:p>2333546</text:p>
          </table:table-cell>
          <table:table-cell office:value-type="float" office:value="2376778" table:style-name="ce1">
            <text:p>2376778</text:p>
          </table:table-cell>
          <table:table-cell office:value-type="float" office:value="2398067" table:style-name="ce1">
            <text:p>2398067</text:p>
          </table:table-cell>
          <table:table-cell office:value-type="float" office:value="2389869" table:style-name="ce1">
            <text:p>2389869</text:p>
          </table:table-cell>
          <table:table-cell office:value-type="float" office:value="2358249" table:style-name="ce1">
            <text:p>2358249</text:p>
          </table:table-cell>
          <table:table-cell office:value-type="float" office:value="2306955" table:style-name="ce1">
            <text:p>2306955</text:p>
          </table:table-cell>
          <table:table-cell office:value-type="float" office:value="2244404" table:style-name="ce1">
            <text:p>2244404</text:p>
          </table:table-cell>
          <table:table-cell office:value-type="float" office:value="2182285" table:style-name="ce1">
            <text:p>2182285</text:p>
          </table:table-cell>
          <table:table-cell office:value-type="float" office:value="2129131" table:style-name="ce1">
            <text:p>2129131</text:p>
          </table:table-cell>
          <table:table-cell office:value-type="float" office:value="2087511" table:style-name="ce1">
            <text:p>2087511</text:p>
          </table:table-cell>
          <table:table-cell office:value-type="float" office:value="2055288" table:style-name="ce1">
            <text:p>2055288</text:p>
          </table:table-cell>
          <table:table-cell office:value-type="float" office:value="2030458" table:style-name="ce1">
            <text:p>2030458</text:p>
          </table:table-cell>
          <table:table-cell office:value-type="float" office:value="2009343" table:style-name="ce1">
            <text:p>2009343</text:p>
          </table:table-cell>
          <table:table-cell office:value-type="float" office:value="1989190" table:style-name="ce1">
            <text:p>1989190</text:p>
          </table:table-cell>
          <table:table-cell office:value-type="float" office:value="1970204" table:style-name="ce1">
            <text:p>1970204</text:p>
          </table:table-cell>
          <table:table-cell office:value-type="float" office:value="1958863" table:style-name="ce1">
            <text:p>1958863</text:p>
          </table:table-cell>
          <table:table-cell office:value-type="float" office:value="1950900" table:style-name="ce1">
            <text:p>1950900</text:p>
          </table:table-cell>
          <table:table-cell office:value-type="float" office:value="1943195" table:style-name="ce1">
            <text:p>1943195</text:p>
          </table:table-cell>
          <table:table-cell office:value-type="float" office:value="1935094" table:style-name="ce1">
            <text:p>1935094</text:p>
          </table:table-cell>
          <table:table-cell office:value-type="float" office:value="1925886" table:style-name="ce1">
            <text:p>1925886</text:p>
          </table:table-cell>
          <table:table-cell office:value-type="float" office:value="1915891" table:style-name="ce1">
            <text:p>1915891</text:p>
          </table:table-cell>
          <table:table-cell office:value-type="float" office:value="1903929" table:style-name="ce1">
            <text:p>1903929</text:p>
          </table:table-cell>
          <table:table-cell office:value-type="float" office:value="1892051" table:style-name="ce1">
            <text:p>1892051</text:p>
          </table:table-cell>
          <table:table-cell office:value-type="float" office:value="1884191" table:style-name="ce1">
            <text:p>1884191</text:p>
          </table:table-cell>
          <table:table-cell office:value-type="float" office:value="1880841" table:style-name="ce1">
            <text:p>1880841</text:p>
          </table:table-cell>
          <table:table-cell office:value-type="float" office:value="1881149" table:style-name="ce1">
            <text:p>1881149</text:p>
          </table:table-cell>
          <table:table-cell office:value-type="float" office:value="1884333" table:style-name="ce1">
            <text:p>1884333</text:p>
          </table:table-cell>
          <table:table-cell office:value-type="float" office:value="1888225" table:style-name="ce1">
            <text:p>1888225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American Samoa</text:p>
          </table:table-cell>
          <table:table-cell office:value-type="string" table:style-name="ce1">
            <text:p>ASM</text:p>
          </table:table-cell>
          <table:table-cell office:value-type="float" office:value="13250" table:style-name="ce1">
            <text:p>13250</text:p>
          </table:table-cell>
          <table:table-cell office:value-type="float" office:value="13647" table:style-name="ce1">
            <text:p>13647</text:p>
          </table:table-cell>
          <table:table-cell office:value-type="float" office:value="14163" table:style-name="ce1">
            <text:p>14163</text:p>
          </table:table-cell>
          <table:table-cell office:value-type="float" office:value="14769" table:style-name="ce1">
            <text:p>14769</text:p>
          </table:table-cell>
          <table:table-cell office:value-type="float" office:value="15418" table:style-name="ce1">
            <text:p>15418</text:p>
          </table:table-cell>
          <table:table-cell office:value-type="float" office:value="16071" table:style-name="ce1">
            <text:p>16071</text:p>
          </table:table-cell>
          <table:table-cell office:value-type="float" office:value="16720" table:style-name="ce1">
            <text:p>16720</text:p>
          </table:table-cell>
          <table:table-cell office:value-type="float" office:value="17371" table:style-name="ce1">
            <text:p>17371</text:p>
          </table:table-cell>
          <table:table-cell office:value-type="float" office:value="18010" table:style-name="ce1">
            <text:p>18010</text:p>
          </table:table-cell>
          <table:table-cell office:value-type="float" office:value="18625" table:style-name="ce1">
            <text:p>18625</text:p>
          </table:table-cell>
          <table:table-cell office:value-type="float" office:value="19209" table:style-name="ce1">
            <text:p>19209</text:p>
          </table:table-cell>
          <table:table-cell office:value-type="float" office:value="19760" table:style-name="ce1">
            <text:p>19760</text:p>
          </table:table-cell>
          <table:table-cell office:value-type="float" office:value="20280" table:style-name="ce1">
            <text:p>20280</text:p>
          </table:table-cell>
          <table:table-cell office:value-type="float" office:value="20767" table:style-name="ce1">
            <text:p>20767</text:p>
          </table:table-cell>
          <table:table-cell office:value-type="float" office:value="21224" table:style-name="ce1">
            <text:p>21224</text:p>
          </table:table-cell>
          <table:table-cell office:value-type="float" office:value="21657" table:style-name="ce1">
            <text:p>21657</text:p>
          </table:table-cell>
          <table:table-cell office:value-type="float" office:value="22058" table:style-name="ce1">
            <text:p>22058</text:p>
          </table:table-cell>
          <table:table-cell office:value-type="float" office:value="22441" table:style-name="ce1">
            <text:p>22441</text:p>
          </table:table-cell>
          <table:table-cell office:value-type="float" office:value="22861" table:style-name="ce1">
            <text:p>22861</text:p>
          </table:table-cell>
          <table:table-cell office:value-type="float" office:value="23395" table:style-name="ce1">
            <text:p>23395</text:p>
          </table:table-cell>
          <table:table-cell office:value-type="float" office:value="24125" table:style-name="ce1">
            <text:p>24125</text:p>
          </table:table-cell>
          <table:table-cell office:value-type="float" office:value="25130" table:style-name="ce1">
            <text:p>25130</text:p>
          </table:table-cell>
          <table:table-cell office:value-type="float" office:value="26313" table:style-name="ce1">
            <text:p>26313</text:p>
          </table:table-cell>
          <table:table-cell office:value-type="float" office:value="27641" table:style-name="ce1">
            <text:p>27641</text:p>
          </table:table-cell>
          <table:table-cell office:value-type="float" office:value="29058" table:style-name="ce1">
            <text:p>29058</text:p>
          </table:table-cell>
          <table:table-cell office:value-type="float" office:value="30519" table:style-name="ce1">
            <text:p>30519</text:p>
          </table:table-cell>
          <table:table-cell office:value-type="float" office:value="32018" table:style-name="ce1">
            <text:p>32018</text:p>
          </table:table-cell>
          <table:table-cell office:value-type="float" office:value="33551" table:style-name="ce1">
            <text:p>33551</text:p>
          </table:table-cell>
          <table:table-cell office:value-type="float" office:value="35089" table:style-name="ce1">
            <text:p>35089</text:p>
          </table:table-cell>
          <table:table-cell office:value-type="float" office:value="36593" table:style-name="ce1">
            <text:p>36593</text:p>
          </table:table-cell>
          <table:table-cell office:value-type="float" office:value="38081" table:style-name="ce1">
            <text:p>38081</text:p>
          </table:table-cell>
          <table:table-cell office:value-type="float" office:value="39616" table:style-name="ce1">
            <text:p>39616</text:p>
          </table:table-cell>
          <table:table-cell office:value-type="float" office:value="41061" table:style-name="ce1">
            <text:p>41061</text:p>
          </table:table-cell>
          <table:table-cell office:value-type="float" office:value="42433" table:style-name="ce1">
            <text:p>42433</text:p>
          </table:table-cell>
          <table:table-cell office:value-type="float" office:value="43769" table:style-name="ce1">
            <text:p>43769</text:p>
          </table:table-cell>
          <table:table-cell office:value-type="float" office:value="45091" table:style-name="ce1">
            <text:p>45091</text:p>
          </table:table-cell>
          <table:table-cell office:value-type="float" office:value="46400" table:style-name="ce1">
            <text:p>46400</text:p>
          </table:table-cell>
          <table:table-cell office:value-type="float" office:value="47674" table:style-name="ce1">
            <text:p>47674</text:p>
          </table:table-cell>
          <table:table-cell office:value-type="float" office:value="48893" table:style-name="ce1">
            <text:p>48893</text:p>
          </table:table-cell>
          <table:table-cell office:value-type="float" office:value="50030" table:style-name="ce1">
            <text:p>50030</text:p>
          </table:table-cell>
          <table:table-cell office:value-type="float" office:value="50957" table:style-name="ce1">
            <text:p>50957</text:p>
          </table:table-cell>
          <table:table-cell office:value-type="float" office:value="51481" table:style-name="ce1">
            <text:p>51481</text:p>
          </table:table-cell>
          <table:table-cell office:value-type="float" office:value="51913" table:style-name="ce1">
            <text:p>51913</text:p>
          </table:table-cell>
          <table:table-cell office:value-type="float" office:value="52199" table:style-name="ce1">
            <text:p>52199</text:p>
          </table:table-cell>
          <table:table-cell office:value-type="float" office:value="52268" table:style-name="ce1">
            <text:p>52268</text:p>
          </table:table-cell>
          <table:table-cell office:value-type="float" office:value="52082" table:style-name="ce1">
            <text:p>52082</text:p>
          </table:table-cell>
          <table:table-cell office:value-type="float" office:value="51610" table:style-name="ce1">
            <text:p>51610</text:p>
          </table:table-cell>
          <table:table-cell office:value-type="float" office:value="50898" table:style-name="ce1">
            <text:p>50898</text:p>
          </table:table-cell>
          <table:table-cell office:value-type="float" office:value="50073" table:style-name="ce1">
            <text:p>50073</text:p>
          </table:table-cell>
          <table:table-cell office:value-type="float" office:value="49309" table:style-name="ce1">
            <text:p>49309</text:p>
          </table:table-cell>
          <table:table-cell office:value-type="float" office:value="48734" table:style-name="ce1">
            <text:p>48734</text:p>
          </table:table-cell>
          <table:table-cell office:value-type="float" office:value="48402" table:style-name="ce1">
            <text:p>48402</text:p>
          </table:table-cell>
          <table:table-cell office:value-type="float" office:value="48276" table:style-name="ce1">
            <text:p>48276</text:p>
          </table:table-cell>
          <table:table-cell office:value-type="float" office:value="48297" table:style-name="ce1">
            <text:p>48297</text:p>
          </table:table-cell>
          <table:table-cell office:value-type="float" office:value="48374" table:style-name="ce1">
            <text:p>48374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Antigua and Barbuda</text:p>
          </table:table-cell>
          <table:table-cell office:value-type="string" table:style-name="ce1">
            <text:p>ATG</text:p>
          </table:table-cell>
          <table:table-cell office:value-type="float" office:value="21684" table:style-name="ce1">
            <text:p>21684</text:p>
          </table:table-cell>
          <table:table-cell office:value-type="float" office:value="21629" table:style-name="ce1">
            <text:p>21629</text:p>
          </table:table-cell>
          <table:table-cell office:value-type="float" office:value="21639" table:style-name="ce1">
            <text:p>21639</text:p>
          </table:table-cell>
          <table:table-cell office:value-type="float" office:value="21695" table:style-name="ce1">
            <text:p>21695</text:p>
          </table:table-cell>
          <table:table-cell office:value-type="float" office:value="21768" table:style-name="ce1">
            <text:p>21768</text:p>
          </table:table-cell>
          <table:table-cell office:value-type="float" office:value="21839" table:style-name="ce1">
            <text:p>21839</text:p>
          </table:table-cell>
          <table:table-cell office:value-type="float" office:value="21902" table:style-name="ce1">
            <text:p>21902</text:p>
          </table:table-cell>
          <table:table-cell office:value-type="float" office:value="21960" table:style-name="ce1">
            <text:p>21960</text:p>
          </table:table-cell>
          <table:table-cell office:value-type="float" office:value="22004" table:style-name="ce1">
            <text:p>22004</text:p>
          </table:table-cell>
          <table:table-cell office:value-type="float" office:value="22022" table:style-name="ce1">
            <text:p>22022</text:p>
          </table:table-cell>
          <table:table-cell office:value-type="float" office:value="22107" table:style-name="ce1">
            <text:p>22107</text:p>
          </table:table-cell>
          <table:table-cell office:value-type="float" office:value="22487" table:style-name="ce1">
            <text:p>22487</text:p>
          </table:table-cell>
          <table:table-cell office:value-type="float" office:value="22835" table:style-name="ce1">
            <text:p>22835</text:p>
          </table:table-cell>
          <table:table-cell office:value-type="float" office:value="23149" table:style-name="ce1">
            <text:p>23149</text:p>
          </table:table-cell>
          <table:table-cell office:value-type="float" office:value="23437" table:style-name="ce1">
            <text:p>23437</text:p>
          </table:table-cell>
          <table:table-cell office:value-type="float" office:value="23696" table:style-name="ce1">
            <text:p>23696</text:p>
          </table:table-cell>
          <table:table-cell office:value-type="float" office:value="23933" table:style-name="ce1">
            <text:p>23933</text:p>
          </table:table-cell>
          <table:table-cell office:value-type="float" office:value="24141" table:style-name="ce1">
            <text:p>24141</text:p>
          </table:table-cell>
          <table:table-cell office:value-type="float" office:value="24295" table:style-name="ce1">
            <text:p>24295</text:p>
          </table:table-cell>
          <table:table-cell office:value-type="float" office:value="24368" table:style-name="ce1">
            <text:p>24368</text:p>
          </table:table-cell>
          <table:table-cell office:value-type="float" office:value="24337" table:style-name="ce1">
            <text:p>24337</text:p>
          </table:table-cell>
          <table:table-cell office:value-type="float" office:value="24202" table:style-name="ce1">
            <text:p>24202</text:p>
          </table:table-cell>
          <table:table-cell office:value-type="float" office:value="23980" table:style-name="ce1">
            <text:p>23980</text:p>
          </table:table-cell>
          <table:table-cell office:value-type="float" office:value="23690" table:style-name="ce1">
            <text:p>23690</text:p>
          </table:table-cell>
          <table:table-cell office:value-type="float" office:value="23362" table:style-name="ce1">
            <text:p>23362</text:p>
          </table:table-cell>
          <table:table-cell office:value-type="float" office:value="23024" table:style-name="ce1">
            <text:p>23024</text:p>
          </table:table-cell>
          <table:table-cell office:value-type="float" office:value="22678" table:style-name="ce1">
            <text:p>22678</text:p>
          </table:table-cell>
          <table:table-cell office:value-type="float" office:value="22336" table:style-name="ce1">
            <text:p>22336</text:p>
          </table:table-cell>
          <table:table-cell office:value-type="float" office:value="22053" table:style-name="ce1">
            <text:p>22053</text:p>
          </table:table-cell>
          <table:table-cell office:value-type="float" office:value="21902" table:style-name="ce1">
            <text:p>21902</text:p>
          </table:table-cell>
          <table:table-cell office:value-type="float" office:value="21931" table:style-name="ce1">
            <text:p>21931</text:p>
          </table:table-cell>
          <table:table-cell office:value-type="float" office:value="22134" table:style-name="ce1">
            <text:p>22134</text:p>
          </table:table-cell>
          <table:table-cell office:value-type="float" office:value="22256" table:style-name="ce1">
            <text:p>22256</text:p>
          </table:table-cell>
          <table:table-cell office:value-type="float" office:value="22515" table:style-name="ce1">
            <text:p>22515</text:p>
          </table:table-cell>
          <table:table-cell office:value-type="float" office:value="22849" table:style-name="ce1">
            <text:p>22849</text:p>
          </table:table-cell>
          <table:table-cell office:value-type="float" office:value="23212" table:style-name="ce1">
            <text:p>23212</text:p>
          </table:table-cell>
          <table:table-cell office:value-type="float" office:value="23595" table:style-name="ce1">
            <text:p>23595</text:p>
          </table:table-cell>
          <table:table-cell office:value-type="float" office:value="23996" table:style-name="ce1">
            <text:p>23996</text:p>
          </table:table-cell>
          <table:table-cell office:value-type="float" office:value="24380" table:style-name="ce1">
            <text:p>24380</text:p>
          </table:table-cell>
          <table:table-cell office:value-type="float" office:value="24706" table:style-name="ce1">
            <text:p>24706</text:p>
          </table:table-cell>
          <table:table-cell office:value-type="float" office:value="24946" table:style-name="ce1">
            <text:p>24946</text:p>
          </table:table-cell>
          <table:table-cell office:value-type="float" office:value="25066" table:style-name="ce1">
            <text:p>25066</text:p>
          </table:table-cell>
          <table:table-cell office:value-type="float" office:value="24889" table:style-name="ce1">
            <text:p>24889</text:p>
          </table:table-cell>
          <table:table-cell office:value-type="float" office:value="24647" table:style-name="ce1">
            <text:p>24647</text:p>
          </table:table-cell>
          <table:table-cell office:value-type="float" office:value="24382" table:style-name="ce1">
            <text:p>24382</text:p>
          </table:table-cell>
          <table:table-cell office:value-type="float" office:value="24125" table:style-name="ce1">
            <text:p>24125</text:p>
          </table:table-cell>
          <table:table-cell office:value-type="float" office:value="23877" table:style-name="ce1">
            <text:p>23877</text:p>
          </table:table-cell>
          <table:table-cell office:value-type="float" office:value="23634" table:style-name="ce1">
            <text:p>23634</text:p>
          </table:table-cell>
          <table:table-cell office:value-type="float" office:value="23391" table:style-name="ce1">
            <text:p>23391</text:p>
          </table:table-cell>
          <table:table-cell office:value-type="float" office:value="23145" table:style-name="ce1">
            <text:p>23145</text:p>
          </table:table-cell>
          <table:table-cell office:value-type="float" office:value="22889" table:style-name="ce1">
            <text:p>22889</text:p>
          </table:table-cell>
          <table:table-cell office:value-type="float" office:value="22626" table:style-name="ce1">
            <text:p>22626</text:p>
          </table:table-cell>
          <table:table-cell office:value-type="float" office:value="22387" table:style-name="ce1">
            <text:p>22387</text:p>
          </table:table-cell>
          <table:table-cell office:value-type="float" office:value="22175" table:style-name="ce1">
            <text:p>22175</text:p>
          </table:table-cell>
          <table:table-cell office:value-type="float" office:value="21989" table:style-name="ce1">
            <text:p>21989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AUS</text:p>
          </table:table-cell>
          <table:table-cell office:value-type="float" office:value="8378309" table:style-name="ce1">
            <text:p>8378309</text:p>
          </table:table-cell>
          <table:table-cell office:value-type="float" office:value="8589875" table:style-name="ce1">
            <text:p>8589875</text:p>
          </table:table-cell>
          <table:table-cell office:value-type="float" office:value="8844641" table:style-name="ce1">
            <text:p>8844641</text:p>
          </table:table-cell>
          <table:table-cell office:value-type="float" office:value="9058607" table:style-name="ce1">
            <text:p>9058607</text:p>
          </table:table-cell>
          <table:table-cell office:value-type="float" office:value="9280894" table:style-name="ce1">
            <text:p>9280894</text:p>
          </table:table-cell>
          <table:table-cell office:value-type="float" office:value="9507272" table:style-name="ce1">
            <text:p>9507272</text:p>
          </table:table-cell>
          <table:table-cell office:value-type="float" office:value="9769946" table:style-name="ce1">
            <text:p>9769946</text:p>
          </table:table-cell>
          <table:table-cell office:value-type="float" office:value="9936764" table:style-name="ce1">
            <text:p>9936764</text:p>
          </table:table-cell>
          <table:table-cell office:value-type="float" office:value="10156372" table:style-name="ce1">
            <text:p>10156372</text:p>
          </table:table-cell>
          <table:table-cell office:value-type="float" office:value="10413985" table:style-name="ce1">
            <text:p>10413985</text:p>
          </table:table-cell>
          <table:table-cell office:value-type="float" office:value="10664094" table:style-name="ce1">
            <text:p>10664094</text:p>
          </table:table-cell>
          <table:table-cell office:value-type="float" office:value="11074072" table:style-name="ce1">
            <text:p>11074072</text:p>
          </table:table-cell>
          <table:table-cell office:value-type="float" office:value="11290185" table:style-name="ce1">
            <text:p>11290185</text:p>
          </table:table-cell>
          <table:table-cell office:value-type="float" office:value="11474822" table:style-name="ce1">
            <text:p>11474822</text:p>
          </table:table-cell>
          <table:table-cell office:value-type="float" office:value="11779960" table:style-name="ce1">
            <text:p>11779960</text:p>
          </table:table-cell>
          <table:table-cell office:value-type="float" office:value="11937005" table:style-name="ce1">
            <text:p>11937005</text:p>
          </table:table-cell>
          <table:table-cell office:value-type="float" office:value="12068380" table:style-name="ce1">
            <text:p>12068380</text:p>
          </table:table-cell>
          <table:table-cell office:value-type="float" office:value="12196605" table:style-name="ce1">
            <text:p>12196605</text:p>
          </table:table-cell>
          <table:table-cell office:value-type="float" office:value="12330794" table:style-name="ce1">
            <text:p>12330794</text:p>
          </table:table-cell>
          <table:table-cell office:value-type="float" office:value="12456060" table:style-name="ce1">
            <text:p>12456060</text:p>
          </table:table-cell>
          <table:table-cell office:value-type="float" office:value="12599859" table:style-name="ce1">
            <text:p>12599859</text:p>
          </table:table-cell>
          <table:table-cell office:value-type="float" office:value="12792439" table:style-name="ce1">
            <text:p>12792439</text:p>
          </table:table-cell>
          <table:table-cell office:value-type="float" office:value="12998439" table:style-name="ce1">
            <text:p>12998439</text:p>
          </table:table-cell>
          <table:table-cell office:value-type="float" office:value="13152790" table:style-name="ce1">
            <text:p>13152790</text:p>
          </table:table-cell>
          <table:table-cell office:value-type="float" office:value="13293229" table:style-name="ce1">
            <text:p>13293229</text:p>
          </table:table-cell>
          <table:table-cell office:value-type="float" office:value="13466787" table:style-name="ce1">
            <text:p>13466787</text:p>
          </table:table-cell>
          <table:table-cell office:value-type="float" office:value="13679714" table:style-name="ce1">
            <text:p>13679714</text:p>
          </table:table-cell>
          <table:table-cell office:value-type="float" office:value="13889371" table:style-name="ce1">
            <text:p>13889371</text:p>
          </table:table-cell>
          <table:table-cell office:value-type="float" office:value="14118499" table:style-name="ce1">
            <text:p>14118499</text:p>
          </table:table-cell>
          <table:table-cell office:value-type="float" office:value="14359498" table:style-name="ce1">
            <text:p>14359498</text:p>
          </table:table-cell>
          <table:table-cell office:value-type="float" office:value="14573595" table:style-name="ce1">
            <text:p>14573595</text:p>
          </table:table-cell>
          <table:table-cell office:value-type="float" office:value="14760536" table:style-name="ce1">
            <text:p>14760536</text:p>
          </table:table-cell>
          <table:table-cell office:value-type="float" office:value="14969772" table:style-name="ce1">
            <text:p>14969772</text:p>
          </table:table-cell>
          <table:table-cell office:value-type="float" office:value="15149099" table:style-name="ce1">
            <text:p>15149099</text:p>
          </table:table-cell>
          <table:table-cell office:value-type="float" office:value="15342444" table:style-name="ce1">
            <text:p>15342444</text:p>
          </table:table-cell>
          <table:table-cell office:value-type="float" office:value="15561076" table:style-name="ce1">
            <text:p>15561076</text:p>
          </table:table-cell>
          <table:table-cell office:value-type="float" office:value="15799280" table:style-name="ce1">
            <text:p>15799280</text:p>
          </table:table-cell>
          <table:table-cell office:value-type="float" office:value="16017946" table:style-name="ce1">
            <text:p>16017946</text:p>
          </table:table-cell>
          <table:table-cell office:value-type="float" office:value="16227489" table:style-name="ce1">
            <text:p>16227489</text:p>
          </table:table-cell>
          <table:table-cell office:value-type="float" office:value="16455589" table:style-name="ce1">
            <text:p>16455589</text:p>
          </table:table-cell>
          <table:table-cell office:value-type="float" office:value="16694712" table:style-name="ce1">
            <text:p>16694712</text:p>
          </table:table-cell>
          <table:table-cell office:value-type="float" office:value="16962691" table:style-name="ce1">
            <text:p>16962691</text:p>
          </table:table-cell>
          <table:table-cell office:value-type="float" office:value="17203032" table:style-name="ce1">
            <text:p>17203032</text:p>
          </table:table-cell>
          <table:table-cell office:value-type="float" office:value="17447271" table:style-name="ce1">
            <text:p>17447271</text:p>
          </table:table-cell>
          <table:table-cell office:value-type="float" office:value="17681720" table:style-name="ce1">
            <text:p>17681720</text:p>
          </table:table-cell>
          <table:table-cell office:value-type="float" office:value="17947424" table:style-name="ce1">
            <text:p>17947424</text:p>
          </table:table-cell>
          <table:table-cell office:value-type="float" office:value="18245199" table:style-name="ce1">
            <text:p>18245199</text:p>
          </table:table-cell>
          <table:table-cell office:value-type="float" office:value="18390354" table:style-name="ce1">
            <text:p>18390354</text:p>
          </table:table-cell>
          <table:table-cell office:value-type="float" office:value="18793855" table:style-name="ce1">
            <text:p>18793855</text:p>
          </table:table-cell>
          <table:table-cell office:value-type="float" office:value="19216677" table:style-name="ce1">
            <text:p>19216677</text:p>
          </table:table-cell>
          <table:table-cell office:value-type="float" office:value="19549433" table:style-name="ce1">
            <text:p>19549433</text:p>
          </table:table-cell>
          <table:table-cell office:value-type="float" office:value="19854696" table:style-name="ce1">
            <text:p>19854696</text:p>
          </table:table-cell>
          <table:table-cell office:value-type="float" office:value="20231555" table:style-name="ce1">
            <text:p>20231555</text:p>
          </table:table-cell>
          <table:table-cell office:value-type="float" office:value="20609814" table:style-name="ce1">
            <text:p>20609814</text:p>
          </table:table-cell>
          <table:table-cell office:value-type="float" office:value="20956234" table:style-name="ce1">
            <text:p>20956234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Austria</text:p>
          </table:table-cell>
          <table:table-cell office:value-type="string" table:style-name="ce1">
            <text:p>AUT</text:p>
          </table:table-cell>
          <table:table-cell office:value-type="float" office:value="4561167" table:style-name="ce1">
            <text:p>4561167</text:p>
          </table:table-cell>
          <table:table-cell office:value-type="float" office:value="4592914" table:style-name="ce1">
            <text:p>4592914</text:p>
          </table:table-cell>
          <table:table-cell office:value-type="float" office:value="4624644" table:style-name="ce1">
            <text:p>4624644</text:p>
          </table:table-cell>
          <table:table-cell office:value-type="float" office:value="4658034" table:style-name="ce1">
            <text:p>4658034</text:p>
          </table:table-cell>
          <table:table-cell office:value-type="float" office:value="4692726" table:style-name="ce1">
            <text:p>4692726</text:p>
          </table:table-cell>
          <table:table-cell office:value-type="float" office:value="4726878" table:style-name="ce1">
            <text:p>4726878</text:p>
          </table:table-cell>
          <table:table-cell office:value-type="float" office:value="4763809" table:style-name="ce1">
            <text:p>4763809</text:p>
          </table:table-cell>
          <table:table-cell office:value-type="float" office:value="4803163" table:style-name="ce1">
            <text:p>4803163</text:p>
          </table:table-cell>
          <table:table-cell office:value-type="float" office:value="4831802" table:style-name="ce1">
            <text:p>4831802</text:p>
          </table:table-cell>
          <table:table-cell office:value-type="float" office:value="4852163" table:style-name="ce1">
            <text:p>4852163</text:p>
          </table:table-cell>
          <table:table-cell office:value-type="float" office:value="4872871" table:style-name="ce1">
            <text:p>4872871</text:p>
          </table:table-cell>
          <table:table-cell office:value-type="float" office:value="4897890" table:style-name="ce1">
            <text:p>4897890</text:p>
          </table:table-cell>
          <table:table-cell office:value-type="float" office:value="4927193" table:style-name="ce1">
            <text:p>4927193</text:p>
          </table:table-cell>
          <table:table-cell office:value-type="float" office:value="4955326" table:style-name="ce1">
            <text:p>4955326</text:p>
          </table:table-cell>
          <table:table-cell office:value-type="float" office:value="4964528" table:style-name="ce1">
            <text:p>4964528</text:p>
          </table:table-cell>
          <table:table-cell office:value-type="float" office:value="4952131" table:style-name="ce1">
            <text:p>4952131</text:p>
          </table:table-cell>
          <table:table-cell office:value-type="float" office:value="4944146" table:style-name="ce1">
            <text:p>4944146</text:p>
          </table:table-cell>
          <table:table-cell office:value-type="float" office:value="4946802" table:style-name="ce1">
            <text:p>4946802</text:p>
          </table:table-cell>
          <table:table-cell office:value-type="float" office:value="4943554" table:style-name="ce1">
            <text:p>4943554</text:p>
          </table:table-cell>
          <table:table-cell office:value-type="float" office:value="4935890" table:style-name="ce1">
            <text:p>4935890</text:p>
          </table:table-cell>
          <table:table-cell office:value-type="float" office:value="4936650" table:style-name="ce1">
            <text:p>4936650</text:p>
          </table:table-cell>
          <table:table-cell office:value-type="float" office:value="4950315" table:style-name="ce1">
            <text:p>4950315</text:p>
          </table:table-cell>
          <table:table-cell office:value-type="float" office:value="4956972" table:style-name="ce1">
            <text:p>4956972</text:p>
          </table:table-cell>
          <table:table-cell office:value-type="float" office:value="4951992" table:style-name="ce1">
            <text:p>4951992</text:p>
          </table:table-cell>
          <table:table-cell office:value-type="float" office:value="4954705" table:style-name="ce1">
            <text:p>4954705</text:p>
          </table:table-cell>
          <table:table-cell office:value-type="float" office:value="4960058" table:style-name="ce1">
            <text:p>4960058</text:p>
          </table:table-cell>
          <table:table-cell office:value-type="float" office:value="4966239" table:style-name="ce1">
            <text:p>4966239</text:p>
          </table:table-cell>
          <table:table-cell office:value-type="float" office:value="4972413" table:style-name="ce1">
            <text:p>4972413</text:p>
          </table:table-cell>
          <table:table-cell office:value-type="float" office:value="4982491" table:style-name="ce1">
            <text:p>4982491</text:p>
          </table:table-cell>
          <table:table-cell office:value-type="float" office:value="5007960" table:style-name="ce1">
            <text:p>5007960</text:p>
          </table:table-cell>
          <table:table-cell office:value-type="float" office:value="5049338" table:style-name="ce1">
            <text:p>5049338</text:p>
          </table:table-cell>
          <table:table-cell office:value-type="float" office:value="5102718" table:style-name="ce1">
            <text:p>5102718</text:p>
          </table:table-cell>
          <table:table-cell office:value-type="float" office:value="5159187" table:style-name="ce1">
            <text:p>5159187</text:p>
          </table:table-cell>
          <table:table-cell office:value-type="float" office:value="5201907" table:style-name="ce1">
            <text:p>5201907</text:p>
          </table:table-cell>
          <table:table-cell office:value-type="float" office:value="5221966" table:style-name="ce1">
            <text:p>5221966</text:p>
          </table:table-cell>
          <table:table-cell office:value-type="float" office:value="5229967" table:style-name="ce1">
            <text:p>5229967</text:p>
          </table:table-cell>
          <table:table-cell office:value-type="float" office:value="5237033" table:style-name="ce1">
            <text:p>5237033</text:p>
          </table:table-cell>
          <table:table-cell office:value-type="float" office:value="5242971" table:style-name="ce1">
            <text:p>5242971</text:p>
          </table:table-cell>
          <table:table-cell office:value-type="float" office:value="5248727" table:style-name="ce1">
            <text:p>5248727</text:p>
          </table:table-cell>
          <table:table-cell office:value-type="float" office:value="5258949" table:style-name="ce1">
            <text:p>5258949</text:p>
          </table:table-cell>
          <table:table-cell office:value-type="float" office:value="5271610" table:style-name="ce1">
            <text:p>5271610</text:p>
          </table:table-cell>
          <table:table-cell office:value-type="float" office:value="5291909" table:style-name="ce1">
            <text:p>5291909</text:p>
          </table:table-cell>
          <table:table-cell office:value-type="float" office:value="5318413" table:style-name="ce1">
            <text:p>5318413</text:p>
          </table:table-cell>
          <table:table-cell office:value-type="float" office:value="5344871" table:style-name="ce1">
            <text:p>5344871</text:p>
          </table:table-cell>
          <table:table-cell office:value-type="float" office:value="5378625" table:style-name="ce1">
            <text:p>5378625</text:p>
          </table:table-cell>
          <table:table-cell office:value-type="float" office:value="5415886" table:style-name="ce1">
            <text:p>5415886</text:p>
          </table:table-cell>
          <table:table-cell office:value-type="float" office:value="5443164" table:style-name="ce1">
            <text:p>5443164</text:p>
          </table:table-cell>
          <table:table-cell office:value-type="float" office:value="5461334" table:style-name="ce1">
            <text:p>5461334</text:p>
          </table:table-cell>
          <table:table-cell office:value-type="float" office:value="5478956" table:style-name="ce1">
            <text:p>5478956</text:p>
          </table:table-cell>
          <table:table-cell office:value-type="float" office:value="5493828" table:style-name="ce1">
            <text:p>5493828</text:p>
          </table:table-cell>
          <table:table-cell office:value-type="float" office:value="5507469" table:style-name="ce1">
            <text:p>5507469</text:p>
          </table:table-cell>
          <table:table-cell office:value-type="float" office:value="5526568" table:style-name="ce1">
            <text:p>5526568</text:p>
          </table:table-cell>
          <table:table-cell office:value-type="float" office:value="5552329" table:style-name="ce1">
            <text:p>5552329</text:p>
          </table:table-cell>
          <table:table-cell office:value-type="float" office:value="5586551" table:style-name="ce1">
            <text:p>5586551</text:p>
          </table:table-cell>
          <table:table-cell office:value-type="float" office:value="5633377" table:style-name="ce1">
            <text:p>5633377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Azerbaijan</text:p>
          </table:table-cell>
          <table:table-cell office:value-type="string" table:style-name="ce1">
            <text:p>AZE</text:p>
          </table:table-cell>
          <table:table-cell office:value-type="float" office:value="2052745" table:style-name="ce1">
            <text:p>2052745</text:p>
          </table:table-cell>
          <table:table-cell office:value-type="float" office:value="2110337" table:style-name="ce1">
            <text:p>2110337</text:p>
          </table:table-cell>
          <table:table-cell office:value-type="float" office:value="2169797" table:style-name="ce1">
            <text:p>2169797</text:p>
          </table:table-cell>
          <table:table-cell office:value-type="float" office:value="2229639" table:style-name="ce1">
            <text:p>2229639</text:p>
          </table:table-cell>
          <table:table-cell office:value-type="float" office:value="2287911" table:style-name="ce1">
            <text:p>2287911</text:p>
          </table:table-cell>
          <table:table-cell office:value-type="float" office:value="2343188" table:style-name="ce1">
            <text:p>2343188</text:p>
          </table:table-cell>
          <table:table-cell office:value-type="float" office:value="2394924" table:style-name="ce1">
            <text:p>2394924</text:p>
          </table:table-cell>
          <table:table-cell office:value-type="float" office:value="2443302" table:style-name="ce1">
            <text:p>2443302</text:p>
          </table:table-cell>
          <table:table-cell office:value-type="float" office:value="2488510" table:style-name="ce1">
            <text:p>2488510</text:p>
          </table:table-cell>
          <table:table-cell office:value-type="float" office:value="2531166" table:style-name="ce1">
            <text:p>2531166</text:p>
          </table:table-cell>
          <table:table-cell office:value-type="float" office:value="2589494" table:style-name="ce1">
            <text:p>2589494</text:p>
          </table:table-cell>
          <table:table-cell office:value-type="float" office:value="2668063" table:style-name="ce1">
            <text:p>2668063</text:p>
          </table:table-cell>
          <table:table-cell office:value-type="float" office:value="2746043" table:style-name="ce1">
            <text:p>2746043</text:p>
          </table:table-cell>
          <table:table-cell office:value-type="float" office:value="2823381" table:style-name="ce1">
            <text:p>2823381</text:p>
          </table:table-cell>
          <table:table-cell office:value-type="float" office:value="2893103" table:style-name="ce1">
            <text:p>2893103</text:p>
          </table:table-cell>
          <table:table-cell office:value-type="float" office:value="2954909" table:style-name="ce1">
            <text:p>2954909</text:p>
          </table:table-cell>
          <table:table-cell office:value-type="float" office:value="3015863" table:style-name="ce1">
            <text:p>3015863</text:p>
          </table:table-cell>
          <table:table-cell office:value-type="float" office:value="3076140" table:style-name="ce1">
            <text:p>3076140</text:p>
          </table:table-cell>
          <table:table-cell office:value-type="float" office:value="3136421" table:style-name="ce1">
            <text:p>3136421</text:p>
          </table:table-cell>
          <table:table-cell office:value-type="float" office:value="3195385" table:style-name="ce1">
            <text:p>3195385</text:p>
          </table:table-cell>
          <table:table-cell office:value-type="float" office:value="3253169" table:style-name="ce1">
            <text:p>3253169</text:p>
          </table:table-cell>
          <table:table-cell office:value-type="float" office:value="3312379" table:style-name="ce1">
            <text:p>3312379</text:p>
          </table:table-cell>
          <table:table-cell office:value-type="float" office:value="3373158" table:style-name="ce1">
            <text:p>3373158</text:p>
          </table:table-cell>
          <table:table-cell office:value-type="float" office:value="3435317" table:style-name="ce1">
            <text:p>3435317</text:p>
          </table:table-cell>
          <table:table-cell office:value-type="float" office:value="3501135" table:style-name="ce1">
            <text:p>3501135</text:p>
          </table:table-cell>
          <table:table-cell office:value-type="float" office:value="3570514" table:style-name="ce1">
            <text:p>3570514</text:p>
          </table:table-cell>
          <table:table-cell office:value-type="float" office:value="3640640" table:style-name="ce1">
            <text:p>3640640</text:p>
          </table:table-cell>
          <table:table-cell office:value-type="float" office:value="3711440" table:style-name="ce1">
            <text:p>3711440</text:p>
          </table:table-cell>
          <table:table-cell office:value-type="float" office:value="3783410" table:style-name="ce1">
            <text:p>3783410</text:p>
          </table:table-cell>
          <table:table-cell office:value-type="float" office:value="3840241" table:style-name="ce1">
            <text:p>3840241</text:p>
          </table:table-cell>
          <table:table-cell office:value-type="float" office:value="3847891" table:style-name="ce1">
            <text:p>3847891</text:p>
          </table:table-cell>
          <table:table-cell office:value-type="float" office:value="3885695" table:style-name="ce1">
            <text:p>3885695</text:p>
          </table:table-cell>
          <table:table-cell office:value-type="float" office:value="3922204" table:style-name="ce1">
            <text:p>3922204</text:p>
          </table:table-cell>
          <table:table-cell office:value-type="float" office:value="3959159" table:style-name="ce1">
            <text:p>3959159</text:p>
          </table:table-cell>
          <table:table-cell office:value-type="float" office:value="3989565" table:style-name="ce1">
            <text:p>3989565</text:p>
          </table:table-cell>
          <table:table-cell office:value-type="float" office:value="4012031" table:style-name="ce1">
            <text:p>4012031</text:p>
          </table:table-cell>
          <table:table-cell office:value-type="float" office:value="4028686" table:style-name="ce1">
            <text:p>4028686</text:p>
          </table:table-cell>
          <table:table-cell office:value-type="float" office:value="4043596" table:style-name="ce1">
            <text:p>4043596</text:p>
          </table:table-cell>
          <table:table-cell office:value-type="float" office:value="4057628" table:style-name="ce1">
            <text:p>4057628</text:p>
          </table:table-cell>
          <table:table-cell office:value-type="float" office:value="4085971" table:style-name="ce1">
            <text:p>4085971</text:p>
          </table:table-cell>
          <table:table-cell office:value-type="float" office:value="4135854" table:style-name="ce1">
            <text:p>4135854</text:p>
          </table:table-cell>
          <table:table-cell office:value-type="float" office:value="4184325" table:style-name="ce1">
            <text:p>4184325</text:p>
          </table:table-cell>
          <table:table-cell office:value-type="float" office:value="4232008" table:style-name="ce1">
            <text:p>4232008</text:p>
          </table:table-cell>
          <table:table-cell office:value-type="float" office:value="4280744" table:style-name="ce1">
            <text:p>4280744</text:p>
          </table:table-cell>
          <table:table-cell office:value-type="float" office:value="4335079" table:style-name="ce1">
            <text:p>4335079</text:p>
          </table:table-cell>
          <table:table-cell office:value-type="float" office:value="4396406" table:style-name="ce1">
            <text:p>4396406</text:p>
          </table:table-cell>
          <table:table-cell office:value-type="float" office:value="4461940" table:style-name="ce1">
            <text:p>4461940</text:p>
          </table:table-cell>
          <table:table-cell office:value-type="float" office:value="4530068" table:style-name="ce1">
            <text:p>4530068</text:p>
          </table:table-cell>
          <table:table-cell office:value-type="float" office:value="4643726" table:style-name="ce1">
            <text:p>4643726</text:p>
          </table:table-cell>
          <table:table-cell office:value-type="float" office:value="4759039" table:style-name="ce1">
            <text:p>4759039</text:p>
          </table:table-cell>
          <table:table-cell office:value-type="float" office:value="4835104" table:style-name="ce1">
            <text:p>4835104</text:p>
          </table:table-cell>
          <table:table-cell office:value-type="float" office:value="4918882" table:style-name="ce1">
            <text:p>4918882</text:p>
          </table:table-cell>
          <table:table-cell office:value-type="float" office:value="5006337" table:style-name="ce1">
            <text:p>5006337</text:p>
          </table:table-cell>
          <table:table-cell office:value-type="float" office:value="5094489" table:style-name="ce1">
            <text:p>5094489</text:p>
          </table:table-cell>
          <table:table-cell office:value-type="float" office:value="5182792" table:style-name="ce1">
            <text:p>5182792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Burundi</text:p>
          </table:table-cell>
          <table:table-cell office:value-type="string" table:style-name="ce1">
            <text:p>BDI</text:p>
          </table:table-cell>
          <table:table-cell office:value-type="float" office:value="57881" table:style-name="ce1">
            <text:p>57881</text:p>
          </table:table-cell>
          <table:table-cell office:value-type="float" office:value="60074" table:style-name="ce1">
            <text:p>60074</text:p>
          </table:table-cell>
          <table:table-cell office:value-type="float" office:value="62348" table:style-name="ce1">
            <text:p>62348</text:p>
          </table:table-cell>
          <table:table-cell office:value-type="float" office:value="64713" table:style-name="ce1">
            <text:p>64713</text:p>
          </table:table-cell>
          <table:table-cell office:value-type="float" office:value="67257" table:style-name="ce1">
            <text:p>67257</text:p>
          </table:table-cell>
          <table:table-cell office:value-type="float" office:value="70633" table:style-name="ce1">
            <text:p>70633</text:p>
          </table:table-cell>
          <table:table-cell office:value-type="float" office:value="75535" table:style-name="ce1">
            <text:p>75535</text:p>
          </table:table-cell>
          <table:table-cell office:value-type="float" office:value="80910" table:style-name="ce1">
            <text:p>80910</text:p>
          </table:table-cell>
          <table:table-cell office:value-type="float" office:value="86615" table:style-name="ce1">
            <text:p>86615</text:p>
          </table:table-cell>
          <table:table-cell office:value-type="float" office:value="92492" table:style-name="ce1">
            <text:p>92492</text:p>
          </table:table-cell>
          <table:table-cell office:value-type="float" office:value="98355" table:style-name="ce1">
            <text:p>98355</text:p>
          </table:table-cell>
          <table:table-cell office:value-type="float" office:value="104176" table:style-name="ce1">
            <text:p>104176</text:p>
          </table:table-cell>
          <table:table-cell office:value-type="float" office:value="110003" table:style-name="ce1">
            <text:p>110003</text:p>
          </table:table-cell>
          <table:table-cell office:value-type="float" office:value="115944" table:style-name="ce1">
            <text:p>115944</text:p>
          </table:table-cell>
          <table:table-cell office:value-type="float" office:value="122378" table:style-name="ce1">
            <text:p>122378</text:p>
          </table:table-cell>
          <table:table-cell office:value-type="float" office:value="129614" table:style-name="ce1">
            <text:p>129614</text:p>
          </table:table-cell>
          <table:table-cell office:value-type="float" office:value="137730" table:style-name="ce1">
            <text:p>137730</text:p>
          </table:table-cell>
          <table:table-cell office:value-type="float" office:value="146822" table:style-name="ce1">
            <text:p>146822</text:p>
          </table:table-cell>
          <table:table-cell office:value-type="float" office:value="156911" table:style-name="ce1">
            <text:p>156911</text:p>
          </table:table-cell>
          <table:table-cell office:value-type="float" office:value="167911" table:style-name="ce1">
            <text:p>167911</text:p>
          </table:table-cell>
          <table:table-cell office:value-type="float" office:value="179051" table:style-name="ce1">
            <text:p>179051</text:p>
          </table:table-cell>
          <table:table-cell office:value-type="float" office:value="190912" table:style-name="ce1">
            <text:p>190912</text:p>
          </table:table-cell>
          <table:table-cell office:value-type="float" office:value="203745" table:style-name="ce1">
            <text:p>203745</text:p>
          </table:table-cell>
          <table:table-cell office:value-type="float" office:value="217601" table:style-name="ce1">
            <text:p>217601</text:p>
          </table:table-cell>
          <table:table-cell office:value-type="float" office:value="232757" table:style-name="ce1">
            <text:p>232757</text:p>
          </table:table-cell>
          <table:table-cell office:value-type="float" office:value="249264" table:style-name="ce1">
            <text:p>249264</text:p>
          </table:table-cell>
          <table:table-cell office:value-type="float" office:value="267406" table:style-name="ce1">
            <text:p>267406</text:p>
          </table:table-cell>
          <table:table-cell office:value-type="float" office:value="287102" table:style-name="ce1">
            <text:p>287102</text:p>
          </table:table-cell>
          <table:table-cell office:value-type="float" office:value="308067" table:style-name="ce1">
            <text:p>308067</text:p>
          </table:table-cell>
          <table:table-cell office:value-type="float" office:value="329832" table:style-name="ce1">
            <text:p>329832</text:p>
          </table:table-cell>
          <table:table-cell office:value-type="float" office:value="352000" table:style-name="ce1">
            <text:p>352000</text:p>
          </table:table-cell>
          <table:table-cell office:value-type="float" office:value="371771" table:style-name="ce1">
            <text:p>371771</text:p>
          </table:table-cell>
          <table:table-cell office:value-type="float" office:value="391260" table:style-name="ce1">
            <text:p>391260</text:p>
          </table:table-cell>
          <table:table-cell office:value-type="float" office:value="410738" table:style-name="ce1">
            <text:p>410738</text:p>
          </table:table-cell>
          <table:table-cell office:value-type="float" office:value="430242" table:style-name="ce1">
            <text:p>430242</text:p>
          </table:table-cell>
          <table:table-cell office:value-type="float" office:value="449896" table:style-name="ce1">
            <text:p>449896</text:p>
          </table:table-cell>
          <table:table-cell office:value-type="float" office:value="469433" table:style-name="ce1">
            <text:p>469433</text:p>
          </table:table-cell>
          <table:table-cell office:value-type="float" office:value="489106" table:style-name="ce1">
            <text:p>489106</text:p>
          </table:table-cell>
          <table:table-cell office:value-type="float" office:value="509883" table:style-name="ce1">
            <text:p>509883</text:p>
          </table:table-cell>
          <table:table-cell office:value-type="float" office:value="532281" table:style-name="ce1">
            <text:p>532281</text:p>
          </table:table-cell>
          <table:table-cell office:value-type="float" office:value="558013" table:style-name="ce1">
            <text:p>558013</text:p>
          </table:table-cell>
          <table:table-cell office:value-type="float" office:value="587762" table:style-name="ce1">
            <text:p>587762</text:p>
          </table:table-cell>
          <table:table-cell office:value-type="float" office:value="621624" table:style-name="ce1">
            <text:p>621624</text:p>
          </table:table-cell>
          <table:table-cell office:value-type="float" office:value="659300" table:style-name="ce1">
            <text:p>659300</text:p>
          </table:table-cell>
          <table:table-cell office:value-type="float" office:value="700195" table:style-name="ce1">
            <text:p>700195</text:p>
          </table:table-cell>
          <table:table-cell office:value-type="float" office:value="743832" table:style-name="ce1">
            <text:p>743832</text:p>
          </table:table-cell>
          <table:table-cell office:value-type="float" office:value="790332" table:style-name="ce1">
            <text:p>790332</text:p>
          </table:table-cell>
          <table:table-cell office:value-type="float" office:value="839878" table:style-name="ce1">
            <text:p>839878</text:p>
          </table:table-cell>
          <table:table-cell office:value-type="float" office:value="892589" table:style-name="ce1">
            <text:p>892589</text:p>
          </table:table-cell>
          <table:table-cell office:value-type="float" office:value="948137" table:style-name="ce1">
            <text:p>948137</text:p>
          </table:table-cell>
          <table:table-cell office:value-type="float" office:value="1006757" table:style-name="ce1">
            <text:p>1006757</text:p>
          </table:table-cell>
          <table:table-cell office:value-type="float" office:value="1068301" table:style-name="ce1">
            <text:p>1068301</text:p>
          </table:table-cell>
          <table:table-cell office:value-type="float" office:value="1132838" table:style-name="ce1">
            <text:p>1132838</text:p>
          </table:table-cell>
          <table:table-cell office:value-type="float" office:value="1200655" table:style-name="ce1">
            <text:p>1200655</text:p>
          </table:table-cell>
          <table:table-cell office:value-type="float" office:value="1272171" table:style-name="ce1">
            <text:p>1272171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Belgium</text:p>
          </table:table-cell>
          <table:table-cell office:value-type="string" table:style-name="ce1">
            <text:p>BEL</text:p>
          </table:table-cell>
          <table:table-cell office:value-type="float" office:value="8463316" table:style-name="ce1">
            <text:p>8463316</text:p>
          </table:table-cell>
          <table:table-cell office:value-type="float" office:value="8500111" table:style-name="ce1">
            <text:p>8500111</text:p>
          </table:table-cell>
          <table:table-cell office:value-type="float" office:value="8545539" table:style-name="ce1">
            <text:p>8545539</text:p>
          </table:table-cell>
          <table:table-cell office:value-type="float" office:value="8624158" table:style-name="ce1">
            <text:p>8624158</text:p>
          </table:table-cell>
          <table:table-cell office:value-type="float" office:value="8720520" table:style-name="ce1">
            <text:p>8720520</text:p>
          </table:table-cell>
          <table:table-cell office:value-type="float" office:value="8814176" table:style-name="ce1">
            <text:p>8814176</text:p>
          </table:table-cell>
          <table:table-cell office:value-type="float" office:value="8887919" table:style-name="ce1">
            <text:p>8887919</text:p>
          </table:table-cell>
          <table:table-cell office:value-type="float" office:value="8951328" table:style-name="ce1">
            <text:p>8951328</text:p>
          </table:table-cell>
          <table:table-cell office:value-type="float" office:value="9000174" table:style-name="ce1">
            <text:p>9000174</text:p>
          </table:table-cell>
          <table:table-cell office:value-type="float" office:value="9039007" table:style-name="ce1">
            <text:p>9039007</text:p>
          </table:table-cell>
          <table:table-cell office:value-type="float" office:value="9061057" table:style-name="ce1">
            <text:p>9061057</text:p>
          </table:table-cell>
          <table:table-cell office:value-type="float" office:value="9090451" table:style-name="ce1">
            <text:p>9090451</text:p>
          </table:table-cell>
          <table:table-cell office:value-type="float" office:value="9138742" table:style-name="ce1">
            <text:p>9138742</text:p>
          </table:table-cell>
          <table:table-cell office:value-type="float" office:value="9179915" table:style-name="ce1">
            <text:p>9179915</text:p>
          </table:table-cell>
          <table:table-cell office:value-type="float" office:value="9221059" table:style-name="ce1">
            <text:p>9221059</text:p>
          </table:table-cell>
          <table:table-cell office:value-type="float" office:value="9259701" table:style-name="ce1">
            <text:p>9259701</text:p>
          </table:table-cell>
          <table:table-cell office:value-type="float" office:value="9288043" table:style-name="ce1">
            <text:p>9288043</text:p>
          </table:table-cell>
          <table:table-cell office:value-type="float" office:value="9319769" table:style-name="ce1">
            <text:p>9319769</text:p>
          </table:table-cell>
          <table:table-cell office:value-type="float" office:value="9348049" table:style-name="ce1">
            <text:p>9348049</text:p>
          </table:table-cell>
          <table:table-cell office:value-type="float" office:value="9375266" table:style-name="ce1">
            <text:p>9375266</text:p>
          </table:table-cell>
          <table:table-cell office:value-type="float" office:value="9403844" table:style-name="ce1">
            <text:p>9403844</text:p>
          </table:table-cell>
          <table:table-cell office:value-type="float" office:value="9418778" table:style-name="ce1">
            <text:p>9418778</text:p>
          </table:table-cell>
          <table:table-cell office:value-type="float" office:value="9426273" table:style-name="ce1">
            <text:p>9426273</text:p>
          </table:table-cell>
          <table:table-cell office:value-type="float" office:value="9435379" table:style-name="ce1">
            <text:p>9435379</text:p>
          </table:table-cell>
          <table:table-cell office:value-type="float" office:value="9444896" table:style-name="ce1">
            <text:p>9444896</text:p>
          </table:table-cell>
          <table:table-cell office:value-type="float" office:value="9457075" table:style-name="ce1">
            <text:p>9457075</text:p>
          </table:table-cell>
          <table:table-cell office:value-type="float" office:value="9469618" table:style-name="ce1">
            <text:p>9469618</text:p>
          </table:table-cell>
          <table:table-cell office:value-type="float" office:value="9486775" table:style-name="ce1">
            <text:p>9486775</text:p>
          </table:table-cell>
          <table:table-cell office:value-type="float" office:value="9525797" table:style-name="ce1">
            <text:p>9525797</text:p>
          </table:table-cell>
          <table:table-cell office:value-type="float" office:value="9569207" table:style-name="ce1">
            <text:p>9569207</text:p>
          </table:table-cell>
          <table:table-cell office:value-type="float" office:value="9606261" table:style-name="ce1">
            <text:p>9606261</text:p>
          </table:table-cell>
          <table:table-cell office:value-type="float" office:value="9650427" table:style-name="ce1">
            <text:p>9650427</text:p>
          </table:table-cell>
          <table:table-cell office:value-type="float" office:value="9697796" table:style-name="ce1">
            <text:p>9697796</text:p>
          </table:table-cell>
          <table:table-cell office:value-type="float" office:value="9743821" table:style-name="ce1">
            <text:p>9743821</text:p>
          </table:table-cell>
          <table:table-cell office:value-type="float" office:value="9781788" table:style-name="ce1">
            <text:p>9781788</text:p>
          </table:table-cell>
          <table:table-cell office:value-type="float" office:value="9810102" table:style-name="ce1">
            <text:p>9810102</text:p>
          </table:table-cell>
          <table:table-cell office:value-type="float" office:value="9836805" table:style-name="ce1">
            <text:p>9836805</text:p>
          </table:table-cell>
          <table:table-cell office:value-type="float" office:value="9868070" table:style-name="ce1">
            <text:p>9868070</text:p>
          </table:table-cell>
          <table:table-cell office:value-type="float" office:value="9896510" table:style-name="ce1">
            <text:p>9896510</text:p>
          </table:table-cell>
          <table:table-cell office:value-type="float" office:value="9926274" table:style-name="ce1">
            <text:p>9926274</text:p>
          </table:table-cell>
          <table:table-cell office:value-type="float" office:value="9956834" table:style-name="ce1">
            <text:p>9956834</text:p>
          </table:table-cell>
          <table:table-cell office:value-type="float" office:value="9996900" table:style-name="ce1">
            <text:p>9996900</text:p>
          </table:table-cell>
          <table:table-cell office:value-type="float" office:value="10047497" table:style-name="ce1">
            <text:p>10047497</text:p>
          </table:table-cell>
          <table:table-cell office:value-type="float" office:value="10095147" table:style-name="ce1">
            <text:p>10095147</text:p>
          </table:table-cell>
          <table:table-cell office:value-type="float" office:value="10144456" table:style-name="ce1">
            <text:p>10144456</text:p>
          </table:table-cell>
          <table:table-cell office:value-type="float" office:value="10205859" table:style-name="ce1">
            <text:p>10205859</text:p>
          </table:table-cell>
          <table:table-cell office:value-type="float" office:value="10278774" table:style-name="ce1">
            <text:p>10278774</text:p>
          </table:table-cell>
          <table:table-cell office:value-type="float" office:value="10359739" table:style-name="ce1">
            <text:p>10359739</text:p>
          </table:table-cell>
          <table:table-cell office:value-type="float" office:value="10447150" table:style-name="ce1">
            <text:p>10447150</text:p>
          </table:table-cell>
          <table:table-cell office:value-type="float" office:value="10536729" table:style-name="ce1">
            <text:p>10536729</text:p>
          </table:table-cell>
          <table:table-cell office:value-type="float" office:value="10638559" table:style-name="ce1">
            <text:p>10638559</text:p>
          </table:table-cell>
          <table:table-cell office:value-type="float" office:value="10792210" table:style-name="ce1">
            <text:p>10792210</text:p>
          </table:table-cell>
          <table:table-cell office:value-type="float" office:value="10875857" table:style-name="ce1">
            <text:p>10875857</text:p>
          </table:table-cell>
          <table:table-cell office:value-type="float" office:value="10934111" table:style-name="ce1">
            <text:p>10934111</text:p>
          </table:table-cell>
          <table:table-cell office:value-type="float" office:value="10986148" table:style-name="ce1">
            <text:p>1098614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Benin</text:p>
          </table:table-cell>
          <table:table-cell office:value-type="string" table:style-name="ce1">
            <text:p>BEN</text:p>
          </table:table-cell>
          <table:table-cell office:value-type="float" office:value="225533" table:style-name="ce1">
            <text:p>225533</text:p>
          </table:table-cell>
          <table:table-cell office:value-type="float" office:value="243049" table:style-name="ce1">
            <text:p>243049</text:p>
          </table:table-cell>
          <table:table-cell office:value-type="float" office:value="262088" table:style-name="ce1">
            <text:p>262088</text:p>
          </table:table-cell>
          <table:table-cell office:value-type="float" office:value="282768" table:style-name="ce1">
            <text:p>282768</text:p>
          </table:table-cell>
          <table:table-cell office:value-type="float" office:value="305217" table:style-name="ce1">
            <text:p>305217</text:p>
          </table:table-cell>
          <table:table-cell office:value-type="float" office:value="329545" table:style-name="ce1">
            <text:p>329545</text:p>
          </table:table-cell>
          <table:table-cell office:value-type="float" office:value="355953" table:style-name="ce1">
            <text:p>355953</text:p>
          </table:table-cell>
          <table:table-cell office:value-type="float" office:value="384569" table:style-name="ce1">
            <text:p>384569</text:p>
          </table:table-cell>
          <table:table-cell office:value-type="float" office:value="415578" table:style-name="ce1">
            <text:p>415578</text:p>
          </table:table-cell>
          <table:table-cell office:value-type="float" office:value="449088" table:style-name="ce1">
            <text:p>449088</text:p>
          </table:table-cell>
          <table:table-cell office:value-type="float" office:value="485336" table:style-name="ce1">
            <text:p>485336</text:p>
          </table:table-cell>
          <table:table-cell office:value-type="float" office:value="524458" table:style-name="ce1">
            <text:p>524458</text:p>
          </table:table-cell>
          <table:table-cell office:value-type="float" office:value="566769" table:style-name="ce1">
            <text:p>566769</text:p>
          </table:table-cell>
          <table:table-cell office:value-type="float" office:value="612342" table:style-name="ce1">
            <text:p>612342</text:p>
          </table:table-cell>
          <table:table-cell office:value-type="float" office:value="661590" table:style-name="ce1">
            <text:p>661590</text:p>
          </table:table-cell>
          <table:table-cell office:value-type="float" office:value="714719" table:style-name="ce1">
            <text:p>714719</text:p>
          </table:table-cell>
          <table:table-cell office:value-type="float" office:value="772108" table:style-name="ce1">
            <text:p>772108</text:p>
          </table:table-cell>
          <table:table-cell office:value-type="float" office:value="833799" table:style-name="ce1">
            <text:p>833799</text:p>
          </table:table-cell>
          <table:table-cell office:value-type="float" office:value="900266" table:style-name="ce1">
            <text:p>900266</text:p>
          </table:table-cell>
          <table:table-cell office:value-type="float" office:value="965273" table:style-name="ce1">
            <text:p>965273</text:p>
          </table:table-cell>
          <table:table-cell office:value-type="float" office:value="1016471" table:style-name="ce1">
            <text:p>1016471</text:p>
          </table:table-cell>
          <table:table-cell office:value-type="float" office:value="1070600" table:style-name="ce1">
            <text:p>1070600</text:p>
          </table:table-cell>
          <table:table-cell office:value-type="float" office:value="1127984" table:style-name="ce1">
            <text:p>1127984</text:p>
          </table:table-cell>
          <table:table-cell office:value-type="float" office:value="1188686" table:style-name="ce1">
            <text:p>1188686</text:p>
          </table:table-cell>
          <table:table-cell office:value-type="float" office:value="1252771" table:style-name="ce1">
            <text:p>1252771</text:p>
          </table:table-cell>
          <table:table-cell office:value-type="float" office:value="1320306" table:style-name="ce1">
            <text:p>1320306</text:p>
          </table:table-cell>
          <table:table-cell office:value-type="float" office:value="1391302" table:style-name="ce1">
            <text:p>1391302</text:p>
          </table:table-cell>
          <table:table-cell office:value-type="float" office:value="1465947" table:style-name="ce1">
            <text:p>1465947</text:p>
          </table:table-cell>
          <table:table-cell office:value-type="float" office:value="1545471" table:style-name="ce1">
            <text:p>1545471</text:p>
          </table:table-cell>
          <table:table-cell office:value-type="float" office:value="1631264" table:style-name="ce1">
            <text:p>1631264</text:p>
          </table:table-cell>
          <table:table-cell office:value-type="float" office:value="1724688" table:style-name="ce1">
            <text:p>1724688</text:p>
          </table:table-cell>
          <table:table-cell office:value-type="float" office:value="1826685" table:style-name="ce1">
            <text:p>1826685</text:p>
          </table:table-cell>
          <table:table-cell office:value-type="float" office:value="1926857" table:style-name="ce1">
            <text:p>1926857</text:p>
          </table:table-cell>
          <table:table-cell office:value-type="float" office:value="2017263" table:style-name="ce1">
            <text:p>2017263</text:p>
          </table:table-cell>
          <table:table-cell office:value-type="float" office:value="2109113" table:style-name="ce1">
            <text:p>2109113</text:p>
          </table:table-cell>
          <table:table-cell office:value-type="float" office:value="2200208" table:style-name="ce1">
            <text:p>2200208</text:p>
          </table:table-cell>
          <table:table-cell office:value-type="float" office:value="2289623" table:style-name="ce1">
            <text:p>2289623</text:p>
          </table:table-cell>
          <table:table-cell office:value-type="float" office:value="2378172" table:style-name="ce1">
            <text:p>2378172</text:p>
          </table:table-cell>
          <table:table-cell office:value-type="float" office:value="2467962" table:style-name="ce1">
            <text:p>2467962</text:p>
          </table:table-cell>
          <table:table-cell office:value-type="float" office:value="2562398" table:style-name="ce1">
            <text:p>2562398</text:p>
          </table:table-cell>
          <table:table-cell office:value-type="float" office:value="2663900" table:style-name="ce1">
            <text:p>2663900</text:p>
          </table:table-cell>
          <table:table-cell office:value-type="float" office:value="2773103" table:style-name="ce1">
            <text:p>2773103</text:p>
          </table:table-cell>
          <table:table-cell office:value-type="float" office:value="2889452" table:style-name="ce1">
            <text:p>2889452</text:p>
          </table:table-cell>
          <table:table-cell office:value-type="float" office:value="3012383" table:style-name="ce1">
            <text:p>3012383</text:p>
          </table:table-cell>
          <table:table-cell office:value-type="float" office:value="3140200" table:style-name="ce1">
            <text:p>3140200</text:p>
          </table:table-cell>
          <table:table-cell office:value-type="float" office:value="3271472" table:style-name="ce1">
            <text:p>3271472</text:p>
          </table:table-cell>
          <table:table-cell office:value-type="float" office:value="3406027" table:style-name="ce1">
            <text:p>3406027</text:p>
          </table:table-cell>
          <table:table-cell office:value-type="float" office:value="3544269" table:style-name="ce1">
            <text:p>3544269</text:p>
          </table:table-cell>
          <table:table-cell office:value-type="float" office:value="3686145" table:style-name="ce1">
            <text:p>3686145</text:p>
          </table:table-cell>
          <table:table-cell office:value-type="float" office:value="3831404" table:style-name="ce1">
            <text:p>3831404</text:p>
          </table:table-cell>
          <table:table-cell office:value-type="float" office:value="3980231" table:style-name="ce1">
            <text:p>3980231</text:p>
          </table:table-cell>
          <table:table-cell office:value-type="float" office:value="4132379" table:style-name="ce1">
            <text:p>4132379</text:p>
          </table:table-cell>
          <table:table-cell office:value-type="float" office:value="4287945" table:style-name="ce1">
            <text:p>4287945</text:p>
          </table:table-cell>
          <table:table-cell office:value-type="float" office:value="4447437" table:style-name="ce1">
            <text:p>4447437</text:p>
          </table:table-cell>
          <table:table-cell office:value-type="float" office:value="4611823" table:style-name="ce1">
            <text:p>461182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Burkina Faso</text:p>
          </table:table-cell>
          <table:table-cell office:value-type="string" table:style-name="ce1">
            <text:p>BFA</text:p>
          </table:table-cell>
          <table:table-cell office:value-type="float" office:value="226977" table:style-name="ce1">
            <text:p>226977</text:p>
          </table:table-cell>
          <table:table-cell office:value-type="float" office:value="234744" table:style-name="ce1">
            <text:p>234744</text:p>
          </table:table-cell>
          <table:table-cell office:value-type="float" office:value="242709" table:style-name="ce1">
            <text:p>242709</text:p>
          </table:table-cell>
          <table:table-cell office:value-type="float" office:value="251039" table:style-name="ce1">
            <text:p>251039</text:p>
          </table:table-cell>
          <table:table-cell office:value-type="float" office:value="259789" table:style-name="ce1">
            <text:p>259789</text:p>
          </table:table-cell>
          <table:table-cell office:value-type="float" office:value="268990" table:style-name="ce1">
            <text:p>268990</text:p>
          </table:table-cell>
          <table:table-cell office:value-type="float" office:value="278745" table:style-name="ce1">
            <text:p>278745</text:p>
          </table:table-cell>
          <table:table-cell office:value-type="float" office:value="289111" table:style-name="ce1">
            <text:p>289111</text:p>
          </table:table-cell>
          <table:table-cell office:value-type="float" office:value="299959" table:style-name="ce1">
            <text:p>299959</text:p>
          </table:table-cell>
          <table:table-cell office:value-type="float" office:value="311347" table:style-name="ce1">
            <text:p>311347</text:p>
          </table:table-cell>
          <table:table-cell office:value-type="float" office:value="323189" table:style-name="ce1">
            <text:p>323189</text:p>
          </table:table-cell>
          <table:table-cell office:value-type="float" office:value="335447" table:style-name="ce1">
            <text:p>335447</text:p>
          </table:table-cell>
          <table:table-cell office:value-type="float" office:value="348345" table:style-name="ce1">
            <text:p>348345</text:p>
          </table:table-cell>
          <table:table-cell office:value-type="float" office:value="361760" table:style-name="ce1">
            <text:p>361760</text:p>
          </table:table-cell>
          <table:table-cell office:value-type="float" office:value="375812" table:style-name="ce1">
            <text:p>375812</text:p>
          </table:table-cell>
          <table:table-cell office:value-type="float" office:value="390629" table:style-name="ce1">
            <text:p>390629</text:p>
          </table:table-cell>
          <table:table-cell office:value-type="float" office:value="418353" table:style-name="ce1">
            <text:p>418353</text:p>
          </table:table-cell>
          <table:table-cell office:value-type="float" office:value="457588" table:style-name="ce1">
            <text:p>457588</text:p>
          </table:table-cell>
          <table:table-cell office:value-type="float" office:value="500783" table:style-name="ce1">
            <text:p>500783</text:p>
          </table:table-cell>
          <table:table-cell office:value-type="float" office:value="548277" table:style-name="ce1">
            <text:p>548277</text:p>
          </table:table-cell>
          <table:table-cell office:value-type="float" office:value="600751" table:style-name="ce1">
            <text:p>600751</text:p>
          </table:table-cell>
          <table:table-cell office:value-type="float" office:value="658561" table:style-name="ce1">
            <text:p>658561</text:p>
          </table:table-cell>
          <table:table-cell office:value-type="float" office:value="722340" table:style-name="ce1">
            <text:p>722340</text:p>
          </table:table-cell>
          <table:table-cell office:value-type="float" office:value="792524" table:style-name="ce1">
            <text:p>792524</text:p>
          </table:table-cell>
          <table:table-cell office:value-type="float" office:value="869407" table:style-name="ce1">
            <text:p>869407</text:p>
          </table:table-cell>
          <table:table-cell office:value-type="float" office:value="953161" table:style-name="ce1">
            <text:p>953161</text:p>
          </table:table-cell>
          <table:table-cell office:value-type="float" office:value="1017666" table:style-name="ce1">
            <text:p>1017666</text:p>
          </table:table-cell>
          <table:table-cell office:value-type="float" office:value="1064071" table:style-name="ce1">
            <text:p>1064071</text:p>
          </table:table-cell>
          <table:table-cell office:value-type="float" office:value="1112726" table:style-name="ce1">
            <text:p>1112726</text:p>
          </table:table-cell>
          <table:table-cell office:value-type="float" office:value="1163682" table:style-name="ce1">
            <text:p>1163682</text:p>
          </table:table-cell>
          <table:table-cell office:value-type="float" office:value="1217244" table:style-name="ce1">
            <text:p>1217244</text:p>
          </table:table-cell>
          <table:table-cell office:value-type="float" office:value="1273348" table:style-name="ce1">
            <text:p>1273348</text:p>
          </table:table-cell>
          <table:table-cell office:value-type="float" office:value="1332277" table:style-name="ce1">
            <text:p>1332277</text:p>
          </table:table-cell>
          <table:table-cell office:value-type="float" office:value="1393992" table:style-name="ce1">
            <text:p>1393992</text:p>
          </table:table-cell>
          <table:table-cell office:value-type="float" office:value="1458745" table:style-name="ce1">
            <text:p>1458745</text:p>
          </table:table-cell>
          <table:table-cell office:value-type="float" office:value="1526699" table:style-name="ce1">
            <text:p>1526699</text:p>
          </table:table-cell>
          <table:table-cell office:value-type="float" office:value="1598139" table:style-name="ce1">
            <text:p>1598139</text:p>
          </table:table-cell>
          <table:table-cell office:value-type="float" office:value="1693193" table:style-name="ce1">
            <text:p>1693193</text:p>
          </table:table-cell>
          <table:table-cell office:value-type="float" office:value="1810997" table:style-name="ce1">
            <text:p>1810997</text:p>
          </table:table-cell>
          <table:table-cell office:value-type="float" office:value="1936843" table:style-name="ce1">
            <text:p>1936843</text:p>
          </table:table-cell>
          <table:table-cell office:value-type="float" office:value="2071322" table:style-name="ce1">
            <text:p>2071322</text:p>
          </table:table-cell>
          <table:table-cell office:value-type="float" office:value="2214369" table:style-name="ce1">
            <text:p>2214369</text:p>
          </table:table-cell>
          <table:table-cell office:value-type="float" office:value="2366998" table:style-name="ce1">
            <text:p>2366998</text:p>
          </table:table-cell>
          <table:table-cell office:value-type="float" office:value="2529813" table:style-name="ce1">
            <text:p>2529813</text:p>
          </table:table-cell>
          <table:table-cell office:value-type="float" office:value="2704230" table:style-name="ce1">
            <text:p>2704230</text:p>
          </table:table-cell>
          <table:table-cell office:value-type="float" office:value="2890681" table:style-name="ce1">
            <text:p>2890681</text:p>
          </table:table-cell>
          <table:table-cell office:value-type="float" office:value="3090421" table:style-name="ce1">
            <text:p>3090421</text:p>
          </table:table-cell>
          <table:table-cell office:value-type="float" office:value="3303971" table:style-name="ce1">
            <text:p>3303971</text:p>
          </table:table-cell>
          <table:table-cell office:value-type="float" office:value="3529133" table:style-name="ce1">
            <text:p>3529133</text:p>
          </table:table-cell>
          <table:table-cell office:value-type="float" office:value="3765379" table:style-name="ce1">
            <text:p>3765379</text:p>
          </table:table-cell>
          <table:table-cell office:value-type="float" office:value="4011970" table:style-name="ce1">
            <text:p>4011970</text:p>
          </table:table-cell>
          <table:table-cell office:value-type="float" office:value="4269121" table:style-name="ce1">
            <text:p>4269121</text:p>
          </table:table-cell>
          <table:table-cell office:value-type="float" office:value="4536924" table:style-name="ce1">
            <text:p>4536924</text:p>
          </table:table-cell>
          <table:table-cell office:value-type="float" office:value="4815452" table:style-name="ce1">
            <text:p>4815452</text:p>
          </table:table-cell>
          <table:table-cell office:value-type="float" office:value="5105089" table:style-name="ce1">
            <text:p>510508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Bangladesh</text:p>
          </table:table-cell>
          <table:table-cell office:value-type="string" table:style-name="ce1">
            <text:p>BGD</text:p>
          </table:table-cell>
          <table:table-cell office:value-type="float" office:value="2475106" table:style-name="ce1">
            <text:p>2475106</text:p>
          </table:table-cell>
          <table:table-cell office:value-type="float" office:value="2617551" table:style-name="ce1">
            <text:p>2617551</text:p>
          </table:table-cell>
          <table:table-cell office:value-type="float" office:value="2805663" table:style-name="ce1">
            <text:p>2805663</text:p>
          </table:table-cell>
          <table:table-cell office:value-type="float" office:value="3008542" table:style-name="ce1">
            <text:p>3008542</text:p>
          </table:table-cell>
          <table:table-cell office:value-type="float" office:value="3228277" table:style-name="ce1">
            <text:p>3228277</text:p>
          </table:table-cell>
          <table:table-cell office:value-type="float" office:value="3467913" table:style-name="ce1">
            <text:p>3467913</text:p>
          </table:table-cell>
          <table:table-cell office:value-type="float" office:value="3729876" table:style-name="ce1">
            <text:p>3729876</text:p>
          </table:table-cell>
          <table:table-cell office:value-type="float" office:value="4014571" table:style-name="ce1">
            <text:p>4014571</text:p>
          </table:table-cell>
          <table:table-cell office:value-type="float" office:value="4316529" table:style-name="ce1">
            <text:p>4316529</text:p>
          </table:table-cell>
          <table:table-cell office:value-type="float" office:value="4627311" table:style-name="ce1">
            <text:p>4627311</text:p>
          </table:table-cell>
          <table:table-cell office:value-type="float" office:value="4939148" table:style-name="ce1">
            <text:p>4939148</text:p>
          </table:table-cell>
          <table:table-cell office:value-type="float" office:value="5247643" table:style-name="ce1">
            <text:p>5247643</text:p>
          </table:table-cell>
          <table:table-cell office:value-type="float" office:value="5555627" table:style-name="ce1">
            <text:p>5555627</text:p>
          </table:table-cell>
          <table:table-cell office:value-type="float" office:value="5872359" table:style-name="ce1">
            <text:p>5872359</text:p>
          </table:table-cell>
          <table:table-cell office:value-type="float" office:value="6309161" table:style-name="ce1">
            <text:p>6309161</text:p>
          </table:table-cell>
          <table:table-cell office:value-type="float" office:value="7007870" table:style-name="ce1">
            <text:p>7007870</text:p>
          </table:table-cell>
          <table:table-cell office:value-type="float" office:value="7804261" table:style-name="ce1">
            <text:p>7804261</text:p>
          </table:table-cell>
          <table:table-cell office:value-type="float" office:value="8704877" table:style-name="ce1">
            <text:p>8704877</text:p>
          </table:table-cell>
          <table:table-cell office:value-type="float" office:value="9717811" table:style-name="ce1">
            <text:p>9717811</text:p>
          </table:table-cell>
          <table:table-cell office:value-type="float" office:value="10843238" table:style-name="ce1">
            <text:p>10843238</text:p>
          </table:table-cell>
          <table:table-cell office:value-type="float" office:value="12083394" table:style-name="ce1">
            <text:p>12083394</text:p>
          </table:table-cell>
          <table:table-cell office:value-type="float" office:value="13209570" table:style-name="ce1">
            <text:p>13209570</text:p>
          </table:table-cell>
          <table:table-cell office:value-type="float" office:value="13920957" table:style-name="ce1">
            <text:p>13920957</text:p>
          </table:table-cell>
          <table:table-cell office:value-type="float" office:value="14665417" table:style-name="ce1">
            <text:p>14665417</text:p>
          </table:table-cell>
          <table:table-cell office:value-type="float" office:value="15449458" table:style-name="ce1">
            <text:p>15449458</text:p>
          </table:table-cell>
          <table:table-cell office:value-type="float" office:value="16273936" table:style-name="ce1">
            <text:p>16273936</text:p>
          </table:table-cell>
          <table:table-cell office:value-type="float" office:value="17142769" table:style-name="ce1">
            <text:p>17142769</text:p>
          </table:table-cell>
          <table:table-cell office:value-type="float" office:value="18054557" table:style-name="ce1">
            <text:p>18054557</text:p>
          </table:table-cell>
          <table:table-cell office:value-type="float" office:value="19006016" table:style-name="ce1">
            <text:p>19006016</text:p>
          </table:table-cell>
          <table:table-cell office:value-type="float" office:value="19987330" table:style-name="ce1">
            <text:p>19987330</text:p>
          </table:table-cell>
          <table:table-cell office:value-type="float" office:value="20996319" table:style-name="ce1">
            <text:p>20996319</text:p>
          </table:table-cell>
          <table:table-cell office:value-type="float" office:value="21980806" table:style-name="ce1">
            <text:p>21980806</text:p>
          </table:table-cell>
          <table:table-cell office:value-type="float" office:value="22874515" table:style-name="ce1">
            <text:p>22874515</text:p>
          </table:table-cell>
          <table:table-cell office:value-type="float" office:value="23784324" table:style-name="ce1">
            <text:p>23784324</text:p>
          </table:table-cell>
          <table:table-cell office:value-type="float" office:value="24722076" table:style-name="ce1">
            <text:p>24722076</text:p>
          </table:table-cell>
          <table:table-cell office:value-type="float" office:value="25690536" table:style-name="ce1">
            <text:p>25690536</text:p>
          </table:table-cell>
          <table:table-cell office:value-type="float" office:value="26694599" table:style-name="ce1">
            <text:p>26694599</text:p>
          </table:table-cell>
          <table:table-cell office:value-type="float" office:value="27727558" table:style-name="ce1">
            <text:p>27727558</text:p>
          </table:table-cell>
          <table:table-cell office:value-type="float" office:value="28789375" table:style-name="ce1">
            <text:p>28789375</text:p>
          </table:table-cell>
          <table:table-cell office:value-type="float" office:value="29871710" table:style-name="ce1">
            <text:p>29871710</text:p>
          </table:table-cell>
          <table:table-cell office:value-type="float" office:value="30969126" table:style-name="ce1">
            <text:p>30969126</text:p>
          </table:table-cell>
          <table:table-cell office:value-type="float" office:value="32234680" table:style-name="ce1">
            <text:p>32234680</text:p>
          </table:table-cell>
          <table:table-cell office:value-type="float" office:value="33724717" table:style-name="ce1">
            <text:p>33724717</text:p>
          </table:table-cell>
          <table:table-cell office:value-type="float" office:value="35244638" table:style-name="ce1">
            <text:p>35244638</text:p>
          </table:table-cell>
          <table:table-cell office:value-type="float" office:value="36779946" table:style-name="ce1">
            <text:p>36779946</text:p>
          </table:table-cell>
          <table:table-cell office:value-type="float" office:value="38318098" table:style-name="ce1">
            <text:p>38318098</text:p>
          </table:table-cell>
          <table:table-cell office:value-type="float" office:value="39855413" table:style-name="ce1">
            <text:p>39855413</text:p>
          </table:table-cell>
          <table:table-cell office:value-type="float" office:value="41393377" table:style-name="ce1">
            <text:p>41393377</text:p>
          </table:table-cell>
          <table:table-cell office:value-type="float" office:value="42945776" table:style-name="ce1">
            <text:p>42945776</text:p>
          </table:table-cell>
          <table:table-cell office:value-type="float" office:value="44535525" table:style-name="ce1">
            <text:p>44535525</text:p>
          </table:table-cell>
          <table:table-cell office:value-type="float" office:value="46185503" table:style-name="ce1">
            <text:p>46185503</text:p>
          </table:table-cell>
          <table:table-cell office:value-type="float" office:value="47900902" table:style-name="ce1">
            <text:p>47900902</text:p>
          </table:table-cell>
          <table:table-cell office:value-type="float" office:value="49666838" table:style-name="ce1">
            <text:p>49666838</text:p>
          </table:table-cell>
          <table:table-cell office:value-type="float" office:value="51473761" table:style-name="ce1">
            <text:p>51473761</text:p>
          </table:table-cell>
          <table:table-cell office:value-type="float" office:value="53316419" table:style-name="ce1">
            <text:p>5331641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Bulgaria</text:p>
          </table:table-cell>
          <table:table-cell office:value-type="string" table:style-name="ce1">
            <text:p>BGR</text:p>
          </table:table-cell>
          <table:table-cell office:value-type="float" office:value="2918796" table:style-name="ce1">
            <text:p>2918796</text:p>
          </table:table-cell>
          <table:table-cell office:value-type="float" office:value="3080500" table:style-name="ce1">
            <text:p>3080500</text:p>
          </table:table-cell>
          <table:table-cell office:value-type="float" office:value="3244762" table:style-name="ce1">
            <text:p>3244762</text:p>
          </table:table-cell>
          <table:table-cell office:value-type="float" office:value="3411401" table:style-name="ce1">
            <text:p>3411401</text:p>
          </table:table-cell>
          <table:table-cell office:value-type="float" office:value="3582451" table:style-name="ce1">
            <text:p>3582451</text:p>
          </table:table-cell>
          <table:table-cell office:value-type="float" office:value="3753817" table:style-name="ce1">
            <text:p>3753817</text:p>
          </table:table-cell>
          <table:table-cell office:value-type="float" office:value="3900528" table:style-name="ce1">
            <text:p>3900528</text:p>
          </table:table-cell>
          <table:table-cell office:value-type="float" office:value="4030377" table:style-name="ce1">
            <text:p>4030377</text:p>
          </table:table-cell>
          <table:table-cell office:value-type="float" office:value="4165384" table:style-name="ce1">
            <text:p>4165384</text:p>
          </table:table-cell>
          <table:table-cell office:value-type="float" office:value="4304295" table:style-name="ce1">
            <text:p>4304295</text:p>
          </table:table-cell>
          <table:table-cell office:value-type="float" office:value="4440047" table:style-name="ce1">
            <text:p>4440047</text:p>
          </table:table-cell>
          <table:table-cell office:value-type="float" office:value="4555020" table:style-name="ce1">
            <text:p>4555020</text:p>
          </table:table-cell>
          <table:table-cell office:value-type="float" office:value="4667082" table:style-name="ce1">
            <text:p>4667082</text:p>
          </table:table-cell>
          <table:table-cell office:value-type="float" office:value="4782137" table:style-name="ce1">
            <text:p>4782137</text:p>
          </table:table-cell>
          <table:table-cell office:value-type="float" office:value="4905140" table:style-name="ce1">
            <text:p>4905140</text:p>
          </table:table-cell>
          <table:table-cell office:value-type="float" office:value="5019834" table:style-name="ce1">
            <text:p>5019834</text:p>
          </table:table-cell>
          <table:table-cell office:value-type="float" office:value="5126058" table:style-name="ce1">
            <text:p>5126058</text:p>
          </table:table-cell>
          <table:table-cell office:value-type="float" office:value="5232150" table:style-name="ce1">
            <text:p>5232150</text:p>
          </table:table-cell>
          <table:table-cell office:value-type="float" office:value="5317153" table:style-name="ce1">
            <text:p>5317153</text:p>
          </table:table-cell>
          <table:table-cell office:value-type="float" office:value="5402887" table:style-name="ce1">
            <text:p>5402887</text:p>
          </table:table-cell>
          <table:table-cell office:value-type="float" office:value="5503013" table:style-name="ce1">
            <text:p>5503013</text:p>
          </table:table-cell>
          <table:table-cell office:value-type="float" office:value="5566106" table:style-name="ce1">
            <text:p>5566106</text:p>
          </table:table-cell>
          <table:table-cell office:value-type="float" office:value="5627272" table:style-name="ce1">
            <text:p>5627272</text:p>
          </table:table-cell>
          <table:table-cell office:value-type="float" office:value="5685942" table:style-name="ce1">
            <text:p>5685942</text:p>
          </table:table-cell>
          <table:table-cell office:value-type="float" office:value="5743706" table:style-name="ce1">
            <text:p>5743706</text:p>
          </table:table-cell>
          <table:table-cell office:value-type="float" office:value="5787617" table:style-name="ce1">
            <text:p>5787617</text:p>
          </table:table-cell>
          <table:table-cell office:value-type="float" office:value="5822722" table:style-name="ce1">
            <text:p>5822722</text:p>
          </table:table-cell>
          <table:table-cell office:value-type="float" office:value="5862424" table:style-name="ce1">
            <text:p>5862424</text:p>
          </table:table-cell>
          <table:table-cell office:value-type="float" office:value="5900092" table:style-name="ce1">
            <text:p>5900092</text:p>
          </table:table-cell>
          <table:table-cell office:value-type="float" office:value="5861908" table:style-name="ce1">
            <text:p>5861908</text:p>
          </table:table-cell>
          <table:table-cell office:value-type="float" office:value="5786939" table:style-name="ce1">
            <text:p>5786939</text:p>
          </table:table-cell>
          <table:table-cell office:value-type="float" office:value="5759256" table:style-name="ce1">
            <text:p>5759256</text:p>
          </table:table-cell>
          <table:table-cell office:value-type="float" office:value="5726692" table:style-name="ce1">
            <text:p>5726692</text:p>
          </table:table-cell>
          <table:table-cell office:value-type="float" office:value="5704408" table:style-name="ce1">
            <text:p>5704408</text:p>
          </table:table-cell>
          <table:table-cell office:value-type="float" office:value="5704237" table:style-name="ce1">
            <text:p>5704237</text:p>
          </table:table-cell>
          <table:table-cell office:value-type="float" office:value="5697800" table:style-name="ce1">
            <text:p>5697800</text:p>
          </table:table-cell>
          <table:table-cell office:value-type="float" office:value="5687307" table:style-name="ce1">
            <text:p>5687307</text:p>
          </table:table-cell>
          <table:table-cell office:value-type="float" office:value="5671407" table:style-name="ce1">
            <text:p>5671407</text:p>
          </table:table-cell>
          <table:table-cell office:value-type="float" office:value="5652100" table:style-name="ce1">
            <text:p>5652100</text:p>
          </table:table-cell>
          <table:table-cell office:value-type="float" office:value="5638810" table:style-name="ce1">
            <text:p>5638810</text:p>
          </table:table-cell>
          <table:table-cell office:value-type="float" office:value="5629167" table:style-name="ce1">
            <text:p>5629167</text:p>
          </table:table-cell>
          <table:table-cell office:value-type="float" office:value="5547308" table:style-name="ce1">
            <text:p>5547308</text:p>
          </table:table-cell>
          <table:table-cell office:value-type="float" office:value="5470474" table:style-name="ce1">
            <text:p>5470474</text:p>
          </table:table-cell>
          <table:table-cell office:value-type="float" office:value="5467023" table:style-name="ce1">
            <text:p>5467023</text:p>
          </table:table-cell>
          <table:table-cell office:value-type="float" office:value="5464943" table:style-name="ce1">
            <text:p>5464943</text:p>
          </table:table-cell>
          <table:table-cell office:value-type="float" office:value="5463131" table:style-name="ce1">
            <text:p>5463131</text:p>
          </table:table-cell>
          <table:table-cell office:value-type="float" office:value="5461069" table:style-name="ce1">
            <text:p>5461069</text:p>
          </table:table-cell>
          <table:table-cell office:value-type="float" office:value="5378166" table:style-name="ce1">
            <text:p>5378166</text:p>
          </table:table-cell>
          <table:table-cell office:value-type="float" office:value="5366322" table:style-name="ce1">
            <text:p>5366322</text:p>
          </table:table-cell>
          <table:table-cell office:value-type="float" office:value="5357245" table:style-name="ce1">
            <text:p>5357245</text:p>
          </table:table-cell>
          <table:table-cell office:value-type="float" office:value="5347166" table:style-name="ce1">
            <text:p>5347166</text:p>
          </table:table-cell>
          <table:table-cell office:value-type="float" office:value="5337678" table:style-name="ce1">
            <text:p>5337678</text:p>
          </table:table-cell>
          <table:table-cell office:value-type="float" office:value="5331180" table:style-name="ce1">
            <text:p>5331180</text:p>
          </table:table-cell>
          <table:table-cell office:value-type="float" office:value="5325329" table:style-name="ce1">
            <text:p>5325329</text:p>
          </table:table-cell>
          <table:table-cell office:value-type="float" office:value="5318697" table:style-name="ce1">
            <text:p>531869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Bahrain</text:p>
          </table:table-cell>
          <table:table-cell office:value-type="string" table:style-name="ce1">
            <text:p>BHR</text:p>
          </table:table-cell>
          <table:table-cell office:value-type="float" office:value="133771" table:style-name="ce1">
            <text:p>133771</text:p>
          </table:table-cell>
          <table:table-cell office:value-type="float" office:value="138264" table:style-name="ce1">
            <text:p>138264</text:p>
          </table:table-cell>
          <table:table-cell office:value-type="float" office:value="142562" table:style-name="ce1">
            <text:p>142562</text:p>
          </table:table-cell>
          <table:table-cell office:value-type="float" office:value="146662" table:style-name="ce1">
            <text:p>146662</text:p>
          </table:table-cell>
          <table:table-cell office:value-type="float" office:value="150586" table:style-name="ce1">
            <text:p>150586</text:p>
          </table:table-cell>
          <table:table-cell office:value-type="float" office:value="154562" table:style-name="ce1">
            <text:p>154562</text:p>
          </table:table-cell>
          <table:table-cell office:value-type="float" office:value="158721" table:style-name="ce1">
            <text:p>158721</text:p>
          </table:table-cell>
          <table:table-cell office:value-type="float" office:value="162886" table:style-name="ce1">
            <text:p>162886</text:p>
          </table:table-cell>
          <table:table-cell office:value-type="float" office:value="167344" table:style-name="ce1">
            <text:p>167344</text:p>
          </table:table-cell>
          <table:table-cell office:value-type="float" office:value="172455" table:style-name="ce1">
            <text:p>172455</text:p>
          </table:table-cell>
          <table:table-cell office:value-type="float" office:value="178526" table:style-name="ce1">
            <text:p>178526</text:p>
          </table:table-cell>
          <table:table-cell office:value-type="float" office:value="185525" table:style-name="ce1">
            <text:p>185525</text:p>
          </table:table-cell>
          <table:table-cell office:value-type="float" office:value="193462" table:style-name="ce1">
            <text:p>193462</text:p>
          </table:table-cell>
          <table:table-cell office:value-type="float" office:value="202691" table:style-name="ce1">
            <text:p>202691</text:p>
          </table:table-cell>
          <table:table-cell office:value-type="float" office:value="213665" table:style-name="ce1">
            <text:p>213665</text:p>
          </table:table-cell>
          <table:table-cell office:value-type="float" office:value="226616" table:style-name="ce1">
            <text:p>226616</text:p>
          </table:table-cell>
          <table:table-cell office:value-type="float" office:value="241851" table:style-name="ce1">
            <text:p>241851</text:p>
          </table:table-cell>
          <table:table-cell office:value-type="float" office:value="259067" table:style-name="ce1">
            <text:p>259067</text:p>
          </table:table-cell>
          <table:table-cell office:value-type="float" office:value="277116" table:style-name="ce1">
            <text:p>277116</text:p>
          </table:table-cell>
          <table:table-cell office:value-type="float" office:value="294428" table:style-name="ce1">
            <text:p>294428</text:p>
          </table:table-cell>
          <table:table-cell office:value-type="float" office:value="309879" table:style-name="ce1">
            <text:p>309879</text:p>
          </table:table-cell>
          <table:table-cell office:value-type="float" office:value="322933" table:style-name="ce1">
            <text:p>322933</text:p>
          </table:table-cell>
          <table:table-cell office:value-type="float" office:value="333966" table:style-name="ce1">
            <text:p>333966</text:p>
          </table:table-cell>
          <table:table-cell office:value-type="float" office:value="343886" table:style-name="ce1">
            <text:p>343886</text:p>
          </table:table-cell>
          <table:table-cell office:value-type="float" office:value="354080" table:style-name="ce1">
            <text:p>354080</text:p>
          </table:table-cell>
          <table:table-cell office:value-type="float" office:value="365550" table:style-name="ce1">
            <text:p>365550</text:p>
          </table:table-cell>
          <table:table-cell office:value-type="float" office:value="378681" table:style-name="ce1">
            <text:p>378681</text:p>
          </table:table-cell>
          <table:table-cell office:value-type="float" office:value="393126" table:style-name="ce1">
            <text:p>393126</text:p>
          </table:table-cell>
          <table:table-cell office:value-type="float" office:value="408262" table:style-name="ce1">
            <text:p>408262</text:p>
          </table:table-cell>
          <table:table-cell office:value-type="float" office:value="423146" table:style-name="ce1">
            <text:p>423146</text:p>
          </table:table-cell>
          <table:table-cell office:value-type="float" office:value="437125" table:style-name="ce1">
            <text:p>437125</text:p>
          </table:table-cell>
          <table:table-cell office:value-type="float" office:value="450172" table:style-name="ce1">
            <text:p>450172</text:p>
          </table:table-cell>
          <table:table-cell office:value-type="float" office:value="462099" table:style-name="ce1">
            <text:p>462099</text:p>
          </table:table-cell>
          <table:table-cell office:value-type="float" office:value="473525" table:style-name="ce1">
            <text:p>473525</text:p>
          </table:table-cell>
          <table:table-cell office:value-type="float" office:value="485406" table:style-name="ce1">
            <text:p>485406</text:p>
          </table:table-cell>
          <table:table-cell office:value-type="float" office:value="498270" table:style-name="ce1">
            <text:p>498270</text:p>
          </table:table-cell>
          <table:table-cell office:value-type="float" office:value="512505" table:style-name="ce1">
            <text:p>512505</text:p>
          </table:table-cell>
          <table:table-cell office:value-type="float" office:value="528378" table:style-name="ce1">
            <text:p>528378</text:p>
          </table:table-cell>
          <table:table-cell office:value-type="float" office:value="546230" table:style-name="ce1">
            <text:p>546230</text:p>
          </table:table-cell>
          <table:table-cell office:value-type="float" office:value="566405" table:style-name="ce1">
            <text:p>566405</text:p>
          </table:table-cell>
          <table:table-cell office:value-type="float" office:value="589313" table:style-name="ce1">
            <text:p>589313</text:p>
          </table:table-cell>
          <table:table-cell office:value-type="float" office:value="614070" table:style-name="ce1">
            <text:p>614070</text:p>
          </table:table-cell>
          <table:table-cell office:value-type="float" office:value="641005" table:style-name="ce1">
            <text:p>641005</text:p>
          </table:table-cell>
          <table:table-cell office:value-type="float" office:value="673067" table:style-name="ce1">
            <text:p>673067</text:p>
          </table:table-cell>
          <table:table-cell office:value-type="float" office:value="714149" table:style-name="ce1">
            <text:p>714149</text:p>
          </table:table-cell>
          <table:table-cell office:value-type="float" office:value="766440" table:style-name="ce1">
            <text:p>766440</text:p>
          </table:table-cell>
          <table:table-cell office:value-type="float" office:value="831853" table:style-name="ce1">
            <text:p>831853</text:p>
          </table:table-cell>
          <table:table-cell office:value-type="float" office:value="907907" table:style-name="ce1">
            <text:p>907907</text:p>
          </table:table-cell>
          <table:table-cell office:value-type="float" office:value="987106" table:style-name="ce1">
            <text:p>987106</text:p>
          </table:table-cell>
          <table:table-cell office:value-type="float" office:value="1059145" table:style-name="ce1">
            <text:p>1059145</text:p>
          </table:table-cell>
          <table:table-cell office:value-type="float" office:value="1116709" table:style-name="ce1">
            <text:p>1116709</text:p>
          </table:table-cell>
          <table:table-cell office:value-type="float" office:value="1156802" table:style-name="ce1">
            <text:p>1156802</text:p>
          </table:table-cell>
          <table:table-cell office:value-type="float" office:value="1181803" table:style-name="ce1">
            <text:p>1181803</text:p>
          </table:table-cell>
          <table:table-cell office:value-type="float" office:value="1196496" table:style-name="ce1">
            <text:p>1196496</text:p>
          </table:table-cell>
          <table:table-cell office:value-type="float" office:value="1208291" table:style-name="ce1">
            <text:p>120829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Bahamas, The</text:p>
          </table:table-cell>
          <table:table-cell office:value-type="string" table:style-name="ce1">
            <text:p>BHS</text:p>
          </table:table-cell>
          <table:table-cell office:value-type="float" office:value="65400" table:style-name="ce1">
            <text:p>65400</text:p>
          </table:table-cell>
          <table:table-cell office:value-type="float" office:value="69587" table:style-name="ce1">
            <text:p>69587</text:p>
          </table:table-cell>
          <table:table-cell office:value-type="float" office:value="74094" table:style-name="ce1">
            <text:p>74094</text:p>
          </table:table-cell>
          <table:table-cell office:value-type="float" office:value="78851" table:style-name="ce1">
            <text:p>78851</text:p>
          </table:table-cell>
          <table:table-cell office:value-type="float" office:value="83750" table:style-name="ce1">
            <text:p>83750</text:p>
          </table:table-cell>
          <table:table-cell office:value-type="float" office:value="88711" table:style-name="ce1">
            <text:p>88711</text:p>
          </table:table-cell>
          <table:table-cell office:value-type="float" office:value="93732" table:style-name="ce1">
            <text:p>93732</text:p>
          </table:table-cell>
          <table:table-cell office:value-type="float" office:value="98783" table:style-name="ce1">
            <text:p>98783</text:p>
          </table:table-cell>
          <table:table-cell office:value-type="float" office:value="103769" table:style-name="ce1">
            <text:p>103769</text:p>
          </table:table-cell>
          <table:table-cell office:value-type="float" office:value="108558" table:style-name="ce1">
            <text:p>108558</text:p>
          </table:table-cell>
          <table:table-cell office:value-type="float" office:value="113069" table:style-name="ce1">
            <text:p>113069</text:p>
          </table:table-cell>
          <table:table-cell office:value-type="float" office:value="117237" table:style-name="ce1">
            <text:p>117237</text:p>
          </table:table-cell>
          <table:table-cell office:value-type="float" office:value="121090" table:style-name="ce1">
            <text:p>121090</text:p>
          </table:table-cell>
          <table:table-cell office:value-type="float" office:value="124752" table:style-name="ce1">
            <text:p>124752</text:p>
          </table:table-cell>
          <table:table-cell office:value-type="float" office:value="128422" table:style-name="ce1">
            <text:p>128422</text:p>
          </table:table-cell>
          <table:table-cell office:value-type="float" office:value="132250" table:style-name="ce1">
            <text:p>132250</text:p>
          </table:table-cell>
          <table:table-cell office:value-type="float" office:value="136282" table:style-name="ce1">
            <text:p>136282</text:p>
          </table:table-cell>
          <table:table-cell office:value-type="float" office:value="140478" table:style-name="ce1">
            <text:p>140478</text:p>
          </table:table-cell>
          <table:table-cell office:value-type="float" office:value="144844" table:style-name="ce1">
            <text:p>144844</text:p>
          </table:table-cell>
          <table:table-cell office:value-type="float" office:value="149345" table:style-name="ce1">
            <text:p>149345</text:p>
          </table:table-cell>
          <table:table-cell office:value-type="float" office:value="153997" table:style-name="ce1">
            <text:p>153997</text:p>
          </table:table-cell>
          <table:table-cell office:value-type="float" office:value="159061" table:style-name="ce1">
            <text:p>159061</text:p>
          </table:table-cell>
          <table:table-cell office:value-type="float" office:value="164261" table:style-name="ce1">
            <text:p>164261</text:p>
          </table:table-cell>
          <table:table-cell office:value-type="float" office:value="169531" table:style-name="ce1">
            <text:p>169531</text:p>
          </table:table-cell>
          <table:table-cell office:value-type="float" office:value="174782" table:style-name="ce1">
            <text:p>174782</text:p>
          </table:table-cell>
          <table:table-cell office:value-type="float" office:value="179942" table:style-name="ce1">
            <text:p>179942</text:p>
          </table:table-cell>
          <table:table-cell office:value-type="float" office:value="184961" table:style-name="ce1">
            <text:p>184961</text:p>
          </table:table-cell>
          <table:table-cell office:value-type="float" office:value="189862" table:style-name="ce1">
            <text:p>189862</text:p>
          </table:table-cell>
          <table:table-cell office:value-type="float" office:value="194728" table:style-name="ce1">
            <text:p>194728</text:p>
          </table:table-cell>
          <table:table-cell office:value-type="float" office:value="199681" table:style-name="ce1">
            <text:p>199681</text:p>
          </table:table-cell>
          <table:table-cell office:value-type="float" office:value="204655" table:style-name="ce1">
            <text:p>204655</text:p>
          </table:table-cell>
          <table:table-cell office:value-type="float" office:value="209069" table:style-name="ce1">
            <text:p>209069</text:p>
          </table:table-cell>
          <table:table-cell office:value-type="float" office:value="213686" table:style-name="ce1">
            <text:p>213686</text:p>
          </table:table-cell>
          <table:table-cell office:value-type="float" office:value="218337" table:style-name="ce1">
            <text:p>218337</text:p>
          </table:table-cell>
          <table:table-cell office:value-type="float" office:value="222764" table:style-name="ce1">
            <text:p>222764</text:p>
          </table:table-cell>
          <table:table-cell office:value-type="float" office:value="226813" table:style-name="ce1">
            <text:p>226813</text:p>
          </table:table-cell>
          <table:table-cell office:value-type="float" office:value="230382" table:style-name="ce1">
            <text:p>230382</text:p>
          </table:table-cell>
          <table:table-cell office:value-type="float" office:value="233580" table:style-name="ce1">
            <text:p>233580</text:p>
          </table:table-cell>
          <table:table-cell office:value-type="float" office:value="236716" table:style-name="ce1">
            <text:p>236716</text:p>
          </table:table-cell>
          <table:table-cell office:value-type="float" office:value="240212" table:style-name="ce1">
            <text:p>240212</text:p>
          </table:table-cell>
          <table:table-cell office:value-type="float" office:value="244297" table:style-name="ce1">
            <text:p>244297</text:p>
          </table:table-cell>
          <table:table-cell office:value-type="float" office:value="248767" table:style-name="ce1">
            <text:p>248767</text:p>
          </table:table-cell>
          <table:table-cell office:value-type="float" office:value="253884" table:style-name="ce1">
            <text:p>253884</text:p>
          </table:table-cell>
          <table:table-cell office:value-type="float" office:value="259464" table:style-name="ce1">
            <text:p>259464</text:p>
          </table:table-cell>
          <table:table-cell office:value-type="float" office:value="265211" table:style-name="ce1">
            <text:p>265211</text:p>
          </table:table-cell>
          <table:table-cell office:value-type="float" office:value="270901" table:style-name="ce1">
            <text:p>270901</text:p>
          </table:table-cell>
          <table:table-cell office:value-type="float" office:value="276478" table:style-name="ce1">
            <text:p>276478</text:p>
          </table:table-cell>
          <table:table-cell office:value-type="float" office:value="281980" table:style-name="ce1">
            <text:p>281980</text:p>
          </table:table-cell>
          <table:table-cell office:value-type="float" office:value="287382" table:style-name="ce1">
            <text:p>287382</text:p>
          </table:table-cell>
          <table:table-cell office:value-type="float" office:value="292676" table:style-name="ce1">
            <text:p>292676</text:p>
          </table:table-cell>
          <table:table-cell office:value-type="float" office:value="297862" table:style-name="ce1">
            <text:p>297862</text:p>
          </table:table-cell>
          <table:table-cell office:value-type="float" office:value="302925" table:style-name="ce1">
            <text:p>302925</text:p>
          </table:table-cell>
          <table:table-cell office:value-type="float" office:value="307842" table:style-name="ce1">
            <text:p>307842</text:p>
          </table:table-cell>
          <table:table-cell office:value-type="float" office:value="312595" table:style-name="ce1">
            <text:p>312595</text:p>
          </table:table-cell>
          <table:table-cell office:value-type="float" office:value="317173" table:style-name="ce1">
            <text:p>31717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Bosnia and Herzegovina</text:p>
          </table:table-cell>
          <table:table-cell office:value-type="string" table:style-name="ce1">
            <text:p>BIH</text:p>
          </table:table-cell>
          <table:table-cell office:value-type="float" office:value="612045" table:style-name="ce1">
            <text:p>612045</text:p>
          </table:table-cell>
          <table:table-cell office:value-type="float" office:value="645129" table:style-name="ce1">
            <text:p>645129</text:p>
          </table:table-cell>
          <table:table-cell office:value-type="float" office:value="682966" table:style-name="ce1">
            <text:p>682966</text:p>
          </table:table-cell>
          <table:table-cell office:value-type="float" office:value="722477" table:style-name="ce1">
            <text:p>722477</text:p>
          </table:table-cell>
          <table:table-cell office:value-type="float" office:value="763117" table:style-name="ce1">
            <text:p>763117</text:p>
          </table:table-cell>
          <table:table-cell office:value-type="float" office:value="804207" table:style-name="ce1">
            <text:p>804207</text:p>
          </table:table-cell>
          <table:table-cell office:value-type="float" office:value="845552" table:style-name="ce1">
            <text:p>845552</text:p>
          </table:table-cell>
          <table:table-cell office:value-type="float" office:value="887225" table:style-name="ce1">
            <text:p>887225</text:p>
          </table:table-cell>
          <table:table-cell office:value-type="float" office:value="929581" table:style-name="ce1">
            <text:p>929581</text:p>
          </table:table-cell>
          <table:table-cell office:value-type="float" office:value="973216" table:style-name="ce1">
            <text:p>973216</text:p>
          </table:table-cell>
          <table:table-cell office:value-type="float" office:value="1018851" table:style-name="ce1">
            <text:p>1018851</text:p>
          </table:table-cell>
          <table:table-cell office:value-type="float" office:value="1065029" table:style-name="ce1">
            <text:p>1065029</text:p>
          </table:table-cell>
          <table:table-cell office:value-type="float" office:value="1108223" table:style-name="ce1">
            <text:p>1108223</text:p>
          </table:table-cell>
          <table:table-cell office:value-type="float" office:value="1152592" table:style-name="ce1">
            <text:p>1152592</text:p>
          </table:table-cell>
          <table:table-cell office:value-type="float" office:value="1197597" table:style-name="ce1">
            <text:p>1197597</text:p>
          </table:table-cell>
          <table:table-cell office:value-type="float" office:value="1242637" table:style-name="ce1">
            <text:p>1242637</text:p>
          </table:table-cell>
          <table:table-cell office:value-type="float" office:value="1287421" table:style-name="ce1">
            <text:p>1287421</text:p>
          </table:table-cell>
          <table:table-cell office:value-type="float" office:value="1331998" table:style-name="ce1">
            <text:p>1331998</text:p>
          </table:table-cell>
          <table:table-cell office:value-type="float" office:value="1377162" table:style-name="ce1">
            <text:p>1377162</text:p>
          </table:table-cell>
          <table:table-cell office:value-type="float" office:value="1423944" table:style-name="ce1">
            <text:p>1423944</text:p>
          </table:table-cell>
          <table:table-cell office:value-type="float" office:value="1473160" table:style-name="ce1">
            <text:p>1473160</text:p>
          </table:table-cell>
          <table:table-cell office:value-type="float" office:value="1518429" table:style-name="ce1">
            <text:p>1518429</text:p>
          </table:table-cell>
          <table:table-cell office:value-type="float" office:value="1547255" table:style-name="ce1">
            <text:p>1547255</text:p>
          </table:table-cell>
          <table:table-cell office:value-type="float" office:value="1577260" table:style-name="ce1">
            <text:p>1577260</text:p>
          </table:table-cell>
          <table:table-cell office:value-type="float" office:value="1609042" table:style-name="ce1">
            <text:p>1609042</text:p>
          </table:table-cell>
          <table:table-cell office:value-type="float" office:value="1642462" table:style-name="ce1">
            <text:p>1642462</text:p>
          </table:table-cell>
          <table:table-cell office:value-type="float" office:value="1679228" table:style-name="ce1">
            <text:p>1679228</text:p>
          </table:table-cell>
          <table:table-cell office:value-type="float" office:value="1718092" table:style-name="ce1">
            <text:p>1718092</text:p>
          </table:table-cell>
          <table:table-cell office:value-type="float" office:value="1752732" table:style-name="ce1">
            <text:p>1752732</text:p>
          </table:table-cell>
          <table:table-cell office:value-type="float" office:value="1774234" table:style-name="ce1">
            <text:p>1774234</text:p>
          </table:table-cell>
          <table:table-cell office:value-type="float" office:value="1776801" table:style-name="ce1">
            <text:p>1776801</text:p>
          </table:table-cell>
          <table:table-cell office:value-type="float" office:value="1752748" table:style-name="ce1">
            <text:p>1752748</text:p>
          </table:table-cell>
          <table:table-cell office:value-type="float" office:value="1697843" table:style-name="ce1">
            <text:p>1697843</text:p>
          </table:table-cell>
          <table:table-cell office:value-type="float" office:value="1633815" table:style-name="ce1">
            <text:p>1633815</text:p>
          </table:table-cell>
          <table:table-cell office:value-type="float" office:value="1574226" table:style-name="ce1">
            <text:p>1574226</text:p>
          </table:table-cell>
          <table:table-cell office:value-type="float" office:value="1528862" table:style-name="ce1">
            <text:p>1528862</text:p>
          </table:table-cell>
          <table:table-cell office:value-type="float" office:value="1501015" table:style-name="ce1">
            <text:p>1501015</text:p>
          </table:table-cell>
          <table:table-cell office:value-type="float" office:value="1487894" table:style-name="ce1">
            <text:p>1487894</text:p>
          </table:table-cell>
          <table:table-cell office:value-type="float" office:value="1485740" table:style-name="ce1">
            <text:p>1485740</text:p>
          </table:table-cell>
          <table:table-cell office:value-type="float" office:value="1488287" table:style-name="ce1">
            <text:p>1488287</text:p>
          </table:table-cell>
          <table:table-cell office:value-type="float" office:value="1490829" table:style-name="ce1">
            <text:p>1490829</text:p>
          </table:table-cell>
          <table:table-cell office:value-type="float" office:value="1492731" table:style-name="ce1">
            <text:p>1492731</text:p>
          </table:table-cell>
          <table:table-cell office:value-type="float" office:value="1495309" table:style-name="ce1">
            <text:p>1495309</text:p>
          </table:table-cell>
          <table:table-cell office:value-type="float" office:value="1498066" table:style-name="ce1">
            <text:p>1498066</text:p>
          </table:table-cell>
          <table:table-cell office:value-type="float" office:value="1500622" table:style-name="ce1">
            <text:p>1500622</text:p>
          </table:table-cell>
          <table:table-cell office:value-type="float" office:value="1502760" table:style-name="ce1">
            <text:p>1502760</text:p>
          </table:table-cell>
          <table:table-cell office:value-type="float" office:value="1503964" table:style-name="ce1">
            <text:p>1503964</text:p>
          </table:table-cell>
          <table:table-cell office:value-type="float" office:value="1503908" table:style-name="ce1">
            <text:p>1503908</text:p>
          </table:table-cell>
          <table:table-cell office:value-type="float" office:value="1503684" table:style-name="ce1">
            <text:p>1503684</text:p>
          </table:table-cell>
          <table:table-cell office:value-type="float" office:value="1503739" table:style-name="ce1">
            <text:p>1503739</text:p>
          </table:table-cell>
          <table:table-cell office:value-type="float" office:value="1504418" table:style-name="ce1">
            <text:p>1504418</text:p>
          </table:table-cell>
          <table:table-cell office:value-type="float" office:value="1505753" table:style-name="ce1">
            <text:p>1505753</text:p>
          </table:table-cell>
          <table:table-cell office:value-type="float" office:value="1507555" table:style-name="ce1">
            <text:p>1507555</text:p>
          </table:table-cell>
          <table:table-cell office:value-type="float" office:value="1509760" table:style-name="ce1">
            <text:p>1509760</text:p>
          </table:table-cell>
          <table:table-cell office:value-type="float" office:value="1512362" table:style-name="ce1">
            <text:p>1512362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Belarus</text:p>
          </table:table-cell>
          <table:table-cell office:value-type="string" table:style-name="ce1">
            <text:p>BLR</text:p>
          </table:table-cell>
          <table:table-cell office:value-type="float" office:value="2656234" table:style-name="ce1">
            <text:p>2656234</text:p>
          </table:table-cell>
          <table:table-cell office:value-type="float" office:value="2772677" table:style-name="ce1">
            <text:p>2772677</text:p>
          </table:table-cell>
          <table:table-cell office:value-type="float" office:value="2895029" table:style-name="ce1">
            <text:p>2895029</text:p>
          </table:table-cell>
          <table:table-cell office:value-type="float" office:value="3022385" table:style-name="ce1">
            <text:p>3022385</text:p>
          </table:table-cell>
          <table:table-cell office:value-type="float" office:value="3153963" table:style-name="ce1">
            <text:p>3153963</text:p>
          </table:table-cell>
          <table:table-cell office:value-type="float" office:value="3282735" table:style-name="ce1">
            <text:p>3282735</text:p>
          </table:table-cell>
          <table:table-cell office:value-type="float" office:value="3415027" table:style-name="ce1">
            <text:p>3415027</text:p>
          </table:table-cell>
          <table:table-cell office:value-type="float" office:value="3551335" table:style-name="ce1">
            <text:p>3551335</text:p>
          </table:table-cell>
          <table:table-cell office:value-type="float" office:value="3690749" table:style-name="ce1">
            <text:p>3690749</text:p>
          </table:table-cell>
          <table:table-cell office:value-type="float" office:value="3831426" table:style-name="ce1">
            <text:p>3831426</text:p>
          </table:table-cell>
          <table:table-cell office:value-type="float" office:value="3978504" table:style-name="ce1">
            <text:p>3978504</text:p>
          </table:table-cell>
          <table:table-cell office:value-type="float" office:value="4133823" table:style-name="ce1">
            <text:p>4133823</text:p>
          </table:table-cell>
          <table:table-cell office:value-type="float" office:value="4290972" table:style-name="ce1">
            <text:p>4290972</text:p>
          </table:table-cell>
          <table:table-cell office:value-type="float" office:value="4447749" table:style-name="ce1">
            <text:p>4447749</text:p>
          </table:table-cell>
          <table:table-cell office:value-type="float" office:value="4602886" table:style-name="ce1">
            <text:p>4602886</text:p>
          </table:table-cell>
          <table:table-cell office:value-type="float" office:value="4741013" table:style-name="ce1">
            <text:p>4741013</text:p>
          </table:table-cell>
          <table:table-cell office:value-type="float" office:value="4877627" table:style-name="ce1">
            <text:p>4877627</text:p>
          </table:table-cell>
          <table:table-cell office:value-type="float" office:value="5019081" table:style-name="ce1">
            <text:p>5019081</text:p>
          </table:table-cell>
          <table:table-cell office:value-type="float" office:value="5167027" table:style-name="ce1">
            <text:p>5167027</text:p>
          </table:table-cell>
          <table:table-cell office:value-type="float" office:value="5309728" table:style-name="ce1">
            <text:p>5309728</text:p>
          </table:table-cell>
          <table:table-cell office:value-type="float" office:value="5448102" table:style-name="ce1">
            <text:p>5448102</text:p>
          </table:table-cell>
          <table:table-cell office:value-type="float" office:value="5591406" table:style-name="ce1">
            <text:p>5591406</text:p>
          </table:table-cell>
          <table:table-cell office:value-type="float" office:value="5734993" table:style-name="ce1">
            <text:p>5734993</text:p>
          </table:table-cell>
          <table:table-cell office:value-type="float" office:value="5879814" table:style-name="ce1">
            <text:p>5879814</text:p>
          </table:table-cell>
          <table:table-cell office:value-type="float" office:value="6025280" table:style-name="ce1">
            <text:p>6025280</text:p>
          </table:table-cell>
          <table:table-cell office:value-type="float" office:value="6167842" table:style-name="ce1">
            <text:p>6167842</text:p>
          </table:table-cell>
          <table:table-cell office:value-type="float" office:value="6312729" table:style-name="ce1">
            <text:p>6312729</text:p>
          </table:table-cell>
          <table:table-cell office:value-type="float" office:value="6457896" table:style-name="ce1">
            <text:p>6457896</text:p>
          </table:table-cell>
          <table:table-cell office:value-type="float" office:value="6578021" table:style-name="ce1">
            <text:p>6578021</text:p>
          </table:table-cell>
          <table:table-cell office:value-type="float" office:value="6669994" table:style-name="ce1">
            <text:p>6669994</text:p>
          </table:table-cell>
          <table:table-cell office:value-type="float" office:value="6722804" table:style-name="ce1">
            <text:p>6722804</text:p>
          </table:table-cell>
          <table:table-cell office:value-type="float" office:value="6766166" table:style-name="ce1">
            <text:p>6766166</text:p>
          </table:table-cell>
          <table:table-cell office:value-type="float" office:value="6820815" table:style-name="ce1">
            <text:p>6820815</text:p>
          </table:table-cell>
          <table:table-cell office:value-type="float" office:value="6876000" table:style-name="ce1">
            <text:p>6876000</text:p>
          </table:table-cell>
          <table:table-cell office:value-type="float" office:value="6907418" table:style-name="ce1">
            <text:p>6907418</text:p>
          </table:table-cell>
          <table:table-cell office:value-type="float" office:value="6924376" table:style-name="ce1">
            <text:p>6924376</text:p>
          </table:table-cell>
          <table:table-cell office:value-type="float" office:value="6940093" table:style-name="ce1">
            <text:p>6940093</text:p>
          </table:table-cell>
          <table:table-cell office:value-type="float" office:value="6949064" table:style-name="ce1">
            <text:p>6949064</text:p>
          </table:table-cell>
          <table:table-cell office:value-type="float" office:value="6954054" table:style-name="ce1">
            <text:p>6954054</text:p>
          </table:table-cell>
          <table:table-cell office:value-type="float" office:value="6972519" table:style-name="ce1">
            <text:p>6972519</text:p>
          </table:table-cell>
          <table:table-cell office:value-type="float" office:value="7000799" table:style-name="ce1">
            <text:p>7000799</text:p>
          </table:table-cell>
          <table:table-cell office:value-type="float" office:value="6995070" table:style-name="ce1">
            <text:p>6995070</text:p>
          </table:table-cell>
          <table:table-cell office:value-type="float" office:value="6998132" table:style-name="ce1">
            <text:p>6998132</text:p>
          </table:table-cell>
          <table:table-cell office:value-type="float" office:value="6996528" table:style-name="ce1">
            <text:p>6996528</text:p>
          </table:table-cell>
          <table:table-cell office:value-type="float" office:value="6994605" table:style-name="ce1">
            <text:p>6994605</text:p>
          </table:table-cell>
          <table:table-cell office:value-type="float" office:value="6991567" table:style-name="ce1">
            <text:p>6991567</text:p>
          </table:table-cell>
          <table:table-cell office:value-type="float" office:value="6993249" table:style-name="ce1">
            <text:p>6993249</text:p>
          </table:table-cell>
          <table:table-cell office:value-type="float" office:value="7004899" table:style-name="ce1">
            <text:p>7004899</text:p>
          </table:table-cell>
          <table:table-cell office:value-type="float" office:value="7024613" table:style-name="ce1">
            <text:p>7024613</text:p>
          </table:table-cell>
          <table:table-cell office:value-type="float" office:value="7051532" table:style-name="ce1">
            <text:p>7051532</text:p>
          </table:table-cell>
          <table:table-cell office:value-type="float" office:value="7080964" table:style-name="ce1">
            <text:p>7080964</text:p>
          </table:table-cell>
          <table:table-cell office:value-type="float" office:value="7109108" table:style-name="ce1">
            <text:p>7109108</text:p>
          </table:table-cell>
          <table:table-cell office:value-type="float" office:value="7142197" table:style-name="ce1">
            <text:p>7142197</text:p>
          </table:table-cell>
          <table:table-cell office:value-type="float" office:value="7182517" table:style-name="ce1">
            <text:p>7182517</text:p>
          </table:table-cell>
          <table:table-cell office:value-type="float" office:value="7223432" table:style-name="ce1">
            <text:p>7223432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Belize</text:p>
          </table:table-cell>
          <table:table-cell office:value-type="string" table:style-name="ce1">
            <text:p>BLZ</text:p>
          </table:table-cell>
          <table:table-cell office:value-type="float" office:value="49742" table:style-name="ce1">
            <text:p>49742</text:p>
          </table:table-cell>
          <table:table-cell office:value-type="float" office:value="50873" table:style-name="ce1">
            <text:p>50873</text:p>
          </table:table-cell>
          <table:table-cell office:value-type="float" office:value="52015" table:style-name="ce1">
            <text:p>52015</text:p>
          </table:table-cell>
          <table:table-cell office:value-type="float" office:value="53189" table:style-name="ce1">
            <text:p>53189</text:p>
          </table:table-cell>
          <table:table-cell office:value-type="float" office:value="54411" table:style-name="ce1">
            <text:p>54411</text:p>
          </table:table-cell>
          <table:table-cell office:value-type="float" office:value="55693" table:style-name="ce1">
            <text:p>55693</text:p>
          </table:table-cell>
          <table:table-cell office:value-type="float" office:value="57045" table:style-name="ce1">
            <text:p>57045</text:p>
          </table:table-cell>
          <table:table-cell office:value-type="float" office:value="58446" table:style-name="ce1">
            <text:p>58446</text:p>
          </table:table-cell>
          <table:table-cell office:value-type="float" office:value="59828" table:style-name="ce1">
            <text:p>59828</text:p>
          </table:table-cell>
          <table:table-cell office:value-type="float" office:value="61106" table:style-name="ce1">
            <text:p>61106</text:p>
          </table:table-cell>
          <table:table-cell office:value-type="float" office:value="62266" table:style-name="ce1">
            <text:p>62266</text:p>
          </table:table-cell>
          <table:table-cell office:value-type="float" office:value="63401" table:style-name="ce1">
            <text:p>63401</text:p>
          </table:table-cell>
          <table:table-cell office:value-type="float" office:value="64395" table:style-name="ce1">
            <text:p>64395</text:p>
          </table:table-cell>
          <table:table-cell office:value-type="float" office:value="65278" table:style-name="ce1">
            <text:p>65278</text:p>
          </table:table-cell>
          <table:table-cell office:value-type="float" office:value="66085" table:style-name="ce1">
            <text:p>66085</text:p>
          </table:table-cell>
          <table:table-cell office:value-type="float" office:value="66858" table:style-name="ce1">
            <text:p>66858</text:p>
          </table:table-cell>
          <table:table-cell office:value-type="float" office:value="67589" table:style-name="ce1">
            <text:p>67589</text:p>
          </table:table-cell>
          <table:table-cell office:value-type="float" office:value="68295" table:style-name="ce1">
            <text:p>68295</text:p>
          </table:table-cell>
          <table:table-cell office:value-type="float" office:value="69062" table:style-name="ce1">
            <text:p>69062</text:p>
          </table:table-cell>
          <table:table-cell office:value-type="float" office:value="70000" table:style-name="ce1">
            <text:p>70000</text:p>
          </table:table-cell>
          <table:table-cell office:value-type="float" office:value="71173" table:style-name="ce1">
            <text:p>71173</text:p>
          </table:table-cell>
          <table:table-cell office:value-type="float" office:value="72577" table:style-name="ce1">
            <text:p>72577</text:p>
          </table:table-cell>
          <table:table-cell office:value-type="float" office:value="74222" table:style-name="ce1">
            <text:p>74222</text:p>
          </table:table-cell>
          <table:table-cell office:value-type="float" office:value="76042" table:style-name="ce1">
            <text:p>76042</text:p>
          </table:table-cell>
          <table:table-cell office:value-type="float" office:value="77942" table:style-name="ce1">
            <text:p>77942</text:p>
          </table:table-cell>
          <table:table-cell office:value-type="float" office:value="79851" table:style-name="ce1">
            <text:p>79851</text:p>
          </table:table-cell>
          <table:table-cell office:value-type="float" office:value="81780" table:style-name="ce1">
            <text:p>81780</text:p>
          </table:table-cell>
          <table:table-cell office:value-type="float" office:value="83741" table:style-name="ce1">
            <text:p>83741</text:p>
          </table:table-cell>
          <table:table-cell office:value-type="float" office:value="85656" table:style-name="ce1">
            <text:p>85656</text:p>
          </table:table-cell>
          <table:table-cell office:value-type="float" office:value="87433" table:style-name="ce1">
            <text:p>87433</text:p>
          </table:table-cell>
          <table:table-cell office:value-type="float" office:value="89022" table:style-name="ce1">
            <text:p>89022</text:p>
          </table:table-cell>
          <table:table-cell office:value-type="float" office:value="90415" table:style-name="ce1">
            <text:p>90415</text:p>
          </table:table-cell>
          <table:table-cell office:value-type="float" office:value="92013" table:style-name="ce1">
            <text:p>92013</text:p>
          </table:table-cell>
          <table:table-cell office:value-type="float" office:value="93660" table:style-name="ce1">
            <text:p>93660</text:p>
          </table:table-cell>
          <table:table-cell office:value-type="float" office:value="95674" table:style-name="ce1">
            <text:p>95674</text:p>
          </table:table-cell>
          <table:table-cell office:value-type="float" office:value="98274" table:style-name="ce1">
            <text:p>98274</text:p>
          </table:table-cell>
          <table:table-cell office:value-type="float" office:value="101555" table:style-name="ce1">
            <text:p>101555</text:p>
          </table:table-cell>
          <table:table-cell office:value-type="float" office:value="105426" table:style-name="ce1">
            <text:p>105426</text:p>
          </table:table-cell>
          <table:table-cell office:value-type="float" office:value="109657" table:style-name="ce1">
            <text:p>109657</text:p>
          </table:table-cell>
          <table:table-cell office:value-type="float" office:value="113924" table:style-name="ce1">
            <text:p>113924</text:p>
          </table:table-cell>
          <table:table-cell office:value-type="float" office:value="117876" table:style-name="ce1">
            <text:p>117876</text:p>
          </table:table-cell>
          <table:table-cell office:value-type="float" office:value="120844" table:style-name="ce1">
            <text:p>120844</text:p>
          </table:table-cell>
          <table:table-cell office:value-type="float" office:value="123555" table:style-name="ce1">
            <text:p>123555</text:p>
          </table:table-cell>
          <table:table-cell office:value-type="float" office:value="126091" table:style-name="ce1">
            <text:p>126091</text:p>
          </table:table-cell>
          <table:table-cell office:value-type="float" office:value="128600" table:style-name="ce1">
            <text:p>128600</text:p>
          </table:table-cell>
          <table:table-cell office:value-type="float" office:value="131189" table:style-name="ce1">
            <text:p>131189</text:p>
          </table:table-cell>
          <table:table-cell office:value-type="float" office:value="133865" table:style-name="ce1">
            <text:p>133865</text:p>
          </table:table-cell>
          <table:table-cell office:value-type="float" office:value="136582" table:style-name="ce1">
            <text:p>136582</text:p>
          </table:table-cell>
          <table:table-cell office:value-type="float" office:value="139308" table:style-name="ce1">
            <text:p>139308</text:p>
          </table:table-cell>
          <table:table-cell office:value-type="float" office:value="141995" table:style-name="ce1">
            <text:p>141995</text:p>
          </table:table-cell>
          <table:table-cell office:value-type="float" office:value="144605" table:style-name="ce1">
            <text:p>144605</text:p>
          </table:table-cell>
          <table:table-cell office:value-type="float" office:value="147209" table:style-name="ce1">
            <text:p>147209</text:p>
          </table:table-cell>
          <table:table-cell office:value-type="float" office:value="149821" table:style-name="ce1">
            <text:p>149821</text:p>
          </table:table-cell>
          <table:table-cell office:value-type="float" office:value="152471" table:style-name="ce1">
            <text:p>152471</text:p>
          </table:table-cell>
          <table:table-cell office:value-type="float" office:value="155187" table:style-name="ce1">
            <text:p>15518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Bermuda</text:p>
          </table:table-cell>
          <table:table-cell office:value-type="string" table:style-name="ce1">
            <text:p>BMU</text:p>
          </table:table-cell>
          <table:table-cell office:value-type="float" office:value="44400" table:style-name="ce1">
            <text:p>44400</text:p>
          </table:table-cell>
          <table:table-cell office:value-type="float" office:value="45500" table:style-name="ce1">
            <text:p>45500</text:p>
          </table:table-cell>
          <table:table-cell office:value-type="float" office:value="46600" table:style-name="ce1">
            <text:p>46600</text:p>
          </table:table-cell>
          <table:table-cell office:value-type="float" office:value="47700" table:style-name="ce1">
            <text:p>47700</text:p>
          </table:table-cell>
          <table:table-cell office:value-type="float" office:value="48900" table:style-name="ce1">
            <text:p>48900</text:p>
          </table:table-cell>
          <table:table-cell office:value-type="float" office:value="50100" table:style-name="ce1">
            <text:p>50100</text:p>
          </table:table-cell>
          <table:table-cell office:value-type="float" office:value="51000" table:style-name="ce1">
            <text:p>51000</text:p>
          </table:table-cell>
          <table:table-cell office:value-type="float" office:value="52000" table:style-name="ce1">
            <text:p>52000</text:p>
          </table:table-cell>
          <table:table-cell office:value-type="float" office:value="53000" table:style-name="ce1">
            <text:p>53000</text:p>
          </table:table-cell>
          <table:table-cell office:value-type="float" office:value="54000" table:style-name="ce1">
            <text:p>54000</text:p>
          </table:table-cell>
          <table:table-cell office:value-type="float" office:value="55000" table:style-name="ce1">
            <text:p>55000</text:p>
          </table:table-cell>
          <table:table-cell office:value-type="float" office:value="54600" table:style-name="ce1">
            <text:p>54600</text:p>
          </table:table-cell>
          <table:table-cell office:value-type="float" office:value="54200" table:style-name="ce1">
            <text:p>54200</text:p>
          </table:table-cell>
          <table:table-cell office:value-type="float" office:value="53800" table:style-name="ce1">
            <text:p>53800</text:p>
          </table:table-cell>
          <table:table-cell office:value-type="float" office:value="53400" table:style-name="ce1">
            <text:p>53400</text:p>
          </table:table-cell>
          <table:table-cell office:value-type="float" office:value="53000" table:style-name="ce1">
            <text:p>53000</text:p>
          </table:table-cell>
          <table:table-cell office:value-type="float" office:value="53200" table:style-name="ce1">
            <text:p>53200</text:p>
          </table:table-cell>
          <table:table-cell office:value-type="float" office:value="53400" table:style-name="ce1">
            <text:p>53400</text:p>
          </table:table-cell>
          <table:table-cell office:value-type="float" office:value="53600" table:style-name="ce1">
            <text:p>53600</text:p>
          </table:table-cell>
          <table:table-cell office:value-type="float" office:value="53800" table:style-name="ce1">
            <text:p>53800</text:p>
          </table:table-cell>
          <table:table-cell office:value-type="float" office:value="54670" table:style-name="ce1">
            <text:p>54670</text:p>
          </table:table-cell>
          <table:table-cell office:value-type="float" office:value="55050" table:style-name="ce1">
            <text:p>55050</text:p>
          </table:table-cell>
          <table:table-cell office:value-type="float" office:value="55449" table:style-name="ce1">
            <text:p>55449</text:p>
          </table:table-cell>
          <table:table-cell office:value-type="float" office:value="55930" table:style-name="ce1">
            <text:p>55930</text:p>
          </table:table-cell>
          <table:table-cell office:value-type="float" office:value="56423" table:style-name="ce1">
            <text:p>56423</text:p>
          </table:table-cell>
          <table:table-cell office:value-type="float" office:value="56898" table:style-name="ce1">
            <text:p>56898</text:p>
          </table:table-cell>
          <table:table-cell office:value-type="float" office:value="57382" table:style-name="ce1">
            <text:p>57382</text:p>
          </table:table-cell>
          <table:table-cell office:value-type="float" office:value="57849" table:style-name="ce1">
            <text:p>57849</text:p>
          </table:table-cell>
          <table:table-cell office:value-type="float" office:value="58347" table:style-name="ce1">
            <text:p>58347</text:p>
          </table:table-cell>
          <table:table-cell office:value-type="float" office:value="58841" table:style-name="ce1">
            <text:p>58841</text:p>
          </table:table-cell>
          <table:table-cell office:value-type="float" office:value="59326" table:style-name="ce1">
            <text:p>59326</text:p>
          </table:table-cell>
          <table:table-cell office:value-type="float" office:value="59021" table:style-name="ce1">
            <text:p>59021</text:p>
          </table:table-cell>
          <table:table-cell office:value-type="float" office:value="58595" table:style-name="ce1">
            <text:p>58595</text:p>
          </table:table-cell>
          <table:table-cell office:value-type="float" office:value="58910" table:style-name="ce1">
            <text:p>58910</text:p>
          </table:table-cell>
          <table:table-cell office:value-type="float" office:value="59320" table:style-name="ce1">
            <text:p>59320</text:p>
          </table:table-cell>
          <table:table-cell office:value-type="float" office:value="59746" table:style-name="ce1">
            <text:p>59746</text:p>
          </table:table-cell>
          <table:table-cell office:value-type="float" office:value="60129" table:style-name="ce1">
            <text:p>60129</text:p>
          </table:table-cell>
          <table:table-cell office:value-type="float" office:value="60497" table:style-name="ce1">
            <text:p>60497</text:p>
          </table:table-cell>
          <table:table-cell office:value-type="float" office:value="60943" table:style-name="ce1">
            <text:p>60943</text:p>
          </table:table-cell>
          <table:table-cell office:value-type="float" office:value="61285" table:style-name="ce1">
            <text:p>61285</text:p>
          </table:table-cell>
          <table:table-cell office:value-type="float" office:value="61833" table:style-name="ce1">
            <text:p>61833</text:p>
          </table:table-cell>
          <table:table-cell office:value-type="float" office:value="62504" table:style-name="ce1">
            <text:p>62504</text:p>
          </table:table-cell>
          <table:table-cell office:value-type="float" office:value="62912" table:style-name="ce1">
            <text:p>62912</text:p>
          </table:table-cell>
          <table:table-cell office:value-type="float" office:value="63325" table:style-name="ce1">
            <text:p>63325</text:p>
          </table:table-cell>
          <table:table-cell office:value-type="float" office:value="63740" table:style-name="ce1">
            <text:p>63740</text:p>
          </table:table-cell>
          <table:table-cell office:value-type="float" office:value="64154" table:style-name="ce1">
            <text:p>64154</text:p>
          </table:table-cell>
          <table:table-cell office:value-type="float" office:value="64523" table:style-name="ce1">
            <text:p>64523</text:p>
          </table:table-cell>
          <table:table-cell office:value-type="float" office:value="64888" table:style-name="ce1">
            <text:p>64888</text:p>
          </table:table-cell>
          <table:table-cell office:value-type="float" office:value="65273" table:style-name="ce1">
            <text:p>65273</text:p>
          </table:table-cell>
          <table:table-cell office:value-type="float" office:value="65636" table:style-name="ce1">
            <text:p>65636</text:p>
          </table:table-cell>
          <table:table-cell office:value-type="float" office:value="65124" table:style-name="ce1">
            <text:p>65124</text:p>
          </table:table-cell>
          <table:table-cell office:value-type="float" office:value="64564" table:style-name="ce1">
            <text:p>64564</text:p>
          </table:table-cell>
          <table:table-cell office:value-type="float" office:value="64798" table:style-name="ce1">
            <text:p>64798</text:p>
          </table:table-cell>
          <table:table-cell office:value-type="float" office:value="65001" table:style-name="ce1">
            <text:p>65001</text:p>
          </table:table-cell>
          <table:table-cell office:value-type="float" office:value="65181" table:style-name="ce1">
            <text:p>6518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Bolivia</text:p>
          </table:table-cell>
          <table:table-cell office:value-type="string" table:style-name="ce1">
            <text:p>BOL</text:p>
          </table:table-cell>
          <table:table-cell office:value-type="float" office:value="1357786" table:style-name="ce1">
            <text:p>1357786</text:p>
          </table:table-cell>
          <table:table-cell office:value-type="float" office:value="1395203" table:style-name="ce1">
            <text:p>1395203</text:p>
          </table:table-cell>
          <table:table-cell office:value-type="float" office:value="1433798" table:style-name="ce1">
            <text:p>1433798</text:p>
          </table:table-cell>
          <table:table-cell office:value-type="float" office:value="1473629" table:style-name="ce1">
            <text:p>1473629</text:p>
          </table:table-cell>
          <table:table-cell office:value-type="float" office:value="1514809" table:style-name="ce1">
            <text:p>1514809</text:p>
          </table:table-cell>
          <table:table-cell office:value-type="float" office:value="1557286" table:style-name="ce1">
            <text:p>1557286</text:p>
          </table:table-cell>
          <table:table-cell office:value-type="float" office:value="1601226" table:style-name="ce1">
            <text:p>1601226</text:p>
          </table:table-cell>
          <table:table-cell office:value-type="float" office:value="1646632" table:style-name="ce1">
            <text:p>1646632</text:p>
          </table:table-cell>
          <table:table-cell office:value-type="float" office:value="1693564" table:style-name="ce1">
            <text:p>1693564</text:p>
          </table:table-cell>
          <table:table-cell office:value-type="float" office:value="1742042" table:style-name="ce1">
            <text:p>1742042</text:p>
          </table:table-cell>
          <table:table-cell office:value-type="float" office:value="1792217" table:style-name="ce1">
            <text:p>1792217</text:p>
          </table:table-cell>
          <table:table-cell office:value-type="float" office:value="1844011" table:style-name="ce1">
            <text:p>1844011</text:p>
          </table:table-cell>
          <table:table-cell office:value-type="float" office:value="1897512" table:style-name="ce1">
            <text:p>1897512</text:p>
          </table:table-cell>
          <table:table-cell office:value-type="float" office:value="1952802" table:style-name="ce1">
            <text:p>1952802</text:p>
          </table:table-cell>
          <table:table-cell office:value-type="float" office:value="2010087" table:style-name="ce1">
            <text:p>2010087</text:p>
          </table:table-cell>
          <table:table-cell office:value-type="float" office:value="2069525" table:style-name="ce1">
            <text:p>2069525</text:p>
          </table:table-cell>
          <table:table-cell office:value-type="float" office:value="2131079" table:style-name="ce1">
            <text:p>2131079</text:p>
          </table:table-cell>
          <table:table-cell office:value-type="float" office:value="2221487" table:style-name="ce1">
            <text:p>2221487</text:p>
          </table:table-cell>
          <table:table-cell office:value-type="float" office:value="2324286" table:style-name="ce1">
            <text:p>2324286</text:p>
          </table:table-cell>
          <table:table-cell office:value-type="float" office:value="2430642" table:style-name="ce1">
            <text:p>2430642</text:p>
          </table:table-cell>
          <table:table-cell office:value-type="float" office:value="2540516" table:style-name="ce1">
            <text:p>2540516</text:p>
          </table:table-cell>
          <table:table-cell office:value-type="float" office:value="2653551" table:style-name="ce1">
            <text:p>2653551</text:p>
          </table:table-cell>
          <table:table-cell office:value-type="float" office:value="2770079" table:style-name="ce1">
            <text:p>2770079</text:p>
          </table:table-cell>
          <table:table-cell office:value-type="float" office:value="2889747" table:style-name="ce1">
            <text:p>2889747</text:p>
          </table:table-cell>
          <table:table-cell office:value-type="float" office:value="3012565" table:style-name="ce1">
            <text:p>3012565</text:p>
          </table:table-cell>
          <table:table-cell office:value-type="float" office:value="3138012" table:style-name="ce1">
            <text:p>3138012</text:p>
          </table:table-cell>
          <table:table-cell office:value-type="float" office:value="3266233" table:style-name="ce1">
            <text:p>3266233</text:p>
          </table:table-cell>
          <table:table-cell office:value-type="float" office:value="3397154" table:style-name="ce1">
            <text:p>3397154</text:p>
          </table:table-cell>
          <table:table-cell office:value-type="float" office:value="3531295" table:style-name="ce1">
            <text:p>3531295</text:p>
          </table:table-cell>
          <table:table-cell office:value-type="float" office:value="3668833" table:style-name="ce1">
            <text:p>3668833</text:p>
          </table:table-cell>
          <table:table-cell office:value-type="float" office:value="3810496" table:style-name="ce1">
            <text:p>3810496</text:p>
          </table:table-cell>
          <table:table-cell office:value-type="float" office:value="3956298" table:style-name="ce1">
            <text:p>3956298</text:p>
          </table:table-cell>
          <table:table-cell office:value-type="float" office:value="4104150" table:style-name="ce1">
            <text:p>4104150</text:p>
          </table:table-cell>
          <table:table-cell office:value-type="float" office:value="4230965" table:style-name="ce1">
            <text:p>4230965</text:p>
          </table:table-cell>
          <table:table-cell office:value-type="float" office:value="4361179" table:style-name="ce1">
            <text:p>4361179</text:p>
          </table:table-cell>
          <table:table-cell office:value-type="float" office:value="4494629" table:style-name="ce1">
            <text:p>4494629</text:p>
          </table:table-cell>
          <table:table-cell office:value-type="float" office:value="4622055" table:style-name="ce1">
            <text:p>4622055</text:p>
          </table:table-cell>
          <table:table-cell office:value-type="float" office:value="4752425" table:style-name="ce1">
            <text:p>4752425</text:p>
          </table:table-cell>
          <table:table-cell office:value-type="float" office:value="4885262" table:style-name="ce1">
            <text:p>4885262</text:p>
          </table:table-cell>
          <table:table-cell office:value-type="float" office:value="5020174" table:style-name="ce1">
            <text:p>5020174</text:p>
          </table:table-cell>
          <table:table-cell office:value-type="float" office:value="5156654" table:style-name="ce1">
            <text:p>5156654</text:p>
          </table:table-cell>
          <table:table-cell office:value-type="float" office:value="5294348" table:style-name="ce1">
            <text:p>5294348</text:p>
          </table:table-cell>
          <table:table-cell office:value-type="float" office:value="5433521" table:style-name="ce1">
            <text:p>5433521</text:p>
          </table:table-cell>
          <table:table-cell office:value-type="float" office:value="5573824" table:style-name="ce1">
            <text:p>5573824</text:p>
          </table:table-cell>
          <table:table-cell office:value-type="float" office:value="5715320" table:style-name="ce1">
            <text:p>5715320</text:p>
          </table:table-cell>
          <table:table-cell office:value-type="float" office:value="5857962" table:style-name="ce1">
            <text:p>5857962</text:p>
          </table:table-cell>
          <table:table-cell office:value-type="float" office:value="6001868" table:style-name="ce1">
            <text:p>6001868</text:p>
          </table:table-cell>
          <table:table-cell office:value-type="float" office:value="6146782" table:style-name="ce1">
            <text:p>6146782</text:p>
          </table:table-cell>
          <table:table-cell office:value-type="float" office:value="6292745" table:style-name="ce1">
            <text:p>6292745</text:p>
          </table:table-cell>
          <table:table-cell office:value-type="float" office:value="6439929" table:style-name="ce1">
            <text:p>6439929</text:p>
          </table:table-cell>
          <table:table-cell office:value-type="float" office:value="6588293" table:style-name="ce1">
            <text:p>6588293</text:p>
          </table:table-cell>
          <table:table-cell office:value-type="float" office:value="6737806" table:style-name="ce1">
            <text:p>6737806</text:p>
          </table:table-cell>
          <table:table-cell office:value-type="float" office:value="6888537" table:style-name="ce1">
            <text:p>6888537</text:p>
          </table:table-cell>
          <table:table-cell office:value-type="float" office:value="7040337" table:style-name="ce1">
            <text:p>7040337</text:p>
          </table:table-cell>
          <table:table-cell office:value-type="float" office:value="7193384" table:style-name="ce1">
            <text:p>7193384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Brazil</text:p>
          </table:table-cell>
          <table:table-cell office:value-type="string" table:style-name="ce1">
            <text:p>BRA</text:p>
          </table:table-cell>
          <table:table-cell office:value-type="float" office:value="33447815" table:style-name="ce1">
            <text:p>33447815</text:p>
          </table:table-cell>
          <table:table-cell office:value-type="float" office:value="35203380" table:style-name="ce1">
            <text:p>35203380</text:p>
          </table:table-cell>
          <table:table-cell office:value-type="float" office:value="37039861" table:style-name="ce1">
            <text:p>37039861</text:p>
          </table:table-cell>
          <table:table-cell office:value-type="float" office:value="38952449" table:style-name="ce1">
            <text:p>38952449</text:p>
          </table:table-cell>
          <table:table-cell office:value-type="float" office:value="40924135" table:style-name="ce1">
            <text:p>40924135</text:p>
          </table:table-cell>
          <table:table-cell office:value-type="float" office:value="42937459" table:style-name="ce1">
            <text:p>42937459</text:p>
          </table:table-cell>
          <table:table-cell office:value-type="float" office:value="44991232" table:style-name="ce1">
            <text:p>44991232</text:p>
          </table:table-cell>
          <table:table-cell office:value-type="float" office:value="47086230" table:style-name="ce1">
            <text:p>47086230</text:p>
          </table:table-cell>
          <table:table-cell office:value-type="float" office:value="49227661" table:style-name="ce1">
            <text:p>49227661</text:p>
          </table:table-cell>
          <table:table-cell office:value-type="float" office:value="51416009" table:style-name="ce1">
            <text:p>51416009</text:p>
          </table:table-cell>
          <table:table-cell office:value-type="float" office:value="53662830" table:style-name="ce1">
            <text:p>53662830</text:p>
          </table:table-cell>
          <table:table-cell office:value-type="float" office:value="55984948" table:style-name="ce1">
            <text:p>55984948</text:p>
          </table:table-cell>
          <table:table-cell office:value-type="float" office:value="58367725" table:style-name="ce1">
            <text:p>58367725</text:p>
          </table:table-cell>
          <table:table-cell office:value-type="float" office:value="60809449" table:style-name="ce1">
            <text:p>60809449</text:p>
          </table:table-cell>
          <table:table-cell office:value-type="float" office:value="63323592" table:style-name="ce1">
            <text:p>63323592</text:p>
          </table:table-cell>
          <table:table-cell office:value-type="float" office:value="65914293" table:style-name="ce1">
            <text:p>65914293</text:p>
          </table:table-cell>
          <table:table-cell office:value-type="float" office:value="68583915" table:style-name="ce1">
            <text:p>68583915</text:p>
          </table:table-cell>
          <table:table-cell office:value-type="float" office:value="71325329" table:style-name="ce1">
            <text:p>71325329</text:p>
          </table:table-cell>
          <table:table-cell office:value-type="float" office:value="74143582" table:style-name="ce1">
            <text:p>74143582</text:p>
          </table:table-cell>
          <table:table-cell office:value-type="float" office:value="77036096" table:style-name="ce1">
            <text:p>77036096</text:p>
          </table:table-cell>
          <table:table-cell office:value-type="float" office:value="80001713" table:style-name="ce1">
            <text:p>80001713</text:p>
          </table:table-cell>
          <table:table-cell office:value-type="float" office:value="83033769" table:style-name="ce1">
            <text:p>83033769</text:p>
          </table:table-cell>
          <table:table-cell office:value-type="float" office:value="86132191" table:style-name="ce1">
            <text:p>86132191</text:p>
          </table:table-cell>
          <table:table-cell office:value-type="float" office:value="89275790" table:style-name="ce1">
            <text:p>89275790</text:p>
          </table:table-cell>
          <table:table-cell office:value-type="float" office:value="92439275" table:style-name="ce1">
            <text:p>92439275</text:p>
          </table:table-cell>
          <table:table-cell office:value-type="float" office:value="95596665" table:style-name="ce1">
            <text:p>95596665</text:p>
          </table:table-cell>
          <table:table-cell office:value-type="float" office:value="98747090" table:style-name="ce1">
            <text:p>98747090</text:p>
          </table:table-cell>
          <table:table-cell office:value-type="float" office:value="101884104" table:style-name="ce1">
            <text:p>101884104</text:p>
          </table:table-cell>
          <table:table-cell office:value-type="float" office:value="105004752" table:style-name="ce1">
            <text:p>105004752</text:p>
          </table:table-cell>
          <table:table-cell office:value-type="float" office:value="108100770" table:style-name="ce1">
            <text:p>108100770</text:p>
          </table:table-cell>
          <table:table-cell office:value-type="float" office:value="111173619" table:style-name="ce1">
            <text:p>111173619</text:p>
          </table:table-cell>
          <table:table-cell office:value-type="float" office:value="114213597" table:style-name="ce1">
            <text:p>114213597</text:p>
          </table:table-cell>
          <table:table-cell office:value-type="float" office:value="117224140" table:style-name="ce1">
            <text:p>117224140</text:p>
          </table:table-cell>
          <table:table-cell office:value-type="float" office:value="120222927" table:style-name="ce1">
            <text:p>120222927</text:p>
          </table:table-cell>
          <table:table-cell office:value-type="float" office:value="123245138" table:style-name="ce1">
            <text:p>123245138</text:p>
          </table:table-cell>
          <table:table-cell office:value-type="float" office:value="126314197" table:style-name="ce1">
            <text:p>126314197</text:p>
          </table:table-cell>
          <table:table-cell office:value-type="float" office:value="129435676" table:style-name="ce1">
            <text:p>129435676</text:p>
          </table:table-cell>
          <table:table-cell office:value-type="float" office:value="132716719" table:style-name="ce1">
            <text:p>132716719</text:p>
          </table:table-cell>
          <table:table-cell office:value-type="float" office:value="136039755" table:style-name="ce1">
            <text:p>136039755</text:p>
          </table:table-cell>
          <table:table-cell office:value-type="float" office:value="139381292" table:style-name="ce1">
            <text:p>139381292</text:p>
          </table:table-cell>
          <table:table-cell office:value-type="float" office:value="142724527" table:style-name="ce1">
            <text:p>142724527</text:p>
          </table:table-cell>
          <table:table-cell office:value-type="float" office:value="145506370" table:style-name="ce1">
            <text:p>145506370</text:p>
          </table:table-cell>
          <table:table-cell office:value-type="float" office:value="148240131" table:style-name="ce1">
            <text:p>148240131</text:p>
          </table:table-cell>
          <table:table-cell office:value-type="float" office:value="150947181" table:style-name="ce1">
            <text:p>150947181</text:p>
          </table:table-cell>
          <table:table-cell office:value-type="float" office:value="153585084" table:style-name="ce1">
            <text:p>153585084</text:p>
          </table:table-cell>
          <table:table-cell office:value-type="float" office:value="156124894" table:style-name="ce1">
            <text:p>156124894</text:p>
          </table:table-cell>
          <table:table-cell office:value-type="float" office:value="158552239" table:style-name="ce1">
            <text:p>158552239</text:p>
          </table:table-cell>
          <table:table-cell office:value-type="float" office:value="160874827" table:style-name="ce1">
            <text:p>160874827</text:p>
          </table:table-cell>
          <table:table-cell office:value-type="float" office:value="163117673" table:style-name="ce1">
            <text:p>163117673</text:p>
          </table:table-cell>
          <table:table-cell office:value-type="float" office:value="165315639" table:style-name="ce1">
            <text:p>165315639</text:p>
          </table:table-cell>
          <table:table-cell office:value-type="float" office:value="167501292" table:style-name="ce1">
            <text:p>167501292</text:p>
          </table:table-cell>
          <table:table-cell office:value-type="float" office:value="169683995" table:style-name="ce1">
            <text:p>169683995</text:p>
          </table:table-cell>
          <table:table-cell office:value-type="float" office:value="171840969" table:style-name="ce1">
            <text:p>171840969</text:p>
          </table:table-cell>
          <table:table-cell office:value-type="float" office:value="173969754" table:style-name="ce1">
            <text:p>173969754</text:p>
          </table:table-cell>
          <table:table-cell office:value-type="float" office:value="176058531" table:style-name="ce1">
            <text:p>17605853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Barbados</text:p>
          </table:table-cell>
          <table:table-cell office:value-type="string" table:style-name="ce1">
            <text:p>BRB</text:p>
          </table:table-cell>
          <table:table-cell office:value-type="float" office:value="84931" table:style-name="ce1">
            <text:p>84931</text:p>
          </table:table-cell>
          <table:table-cell office:value-type="float" office:value="85370" table:style-name="ce1">
            <text:p>85370</text:p>
          </table:table-cell>
          <table:table-cell office:value-type="float" office:value="85875" table:style-name="ce1">
            <text:p>85875</text:p>
          </table:table-cell>
          <table:table-cell office:value-type="float" office:value="86416" table:style-name="ce1">
            <text:p>86416</text:p>
          </table:table-cell>
          <table:table-cell office:value-type="float" office:value="86942" table:style-name="ce1">
            <text:p>86942</text:p>
          </table:table-cell>
          <table:table-cell office:value-type="float" office:value="87420" table:style-name="ce1">
            <text:p>87420</text:p>
          </table:table-cell>
          <table:table-cell office:value-type="float" office:value="87841" table:style-name="ce1">
            <text:p>87841</text:p>
          </table:table-cell>
          <table:table-cell office:value-type="float" office:value="88228" table:style-name="ce1">
            <text:p>88228</text:p>
          </table:table-cell>
          <table:table-cell office:value-type="float" office:value="88618" table:style-name="ce1">
            <text:p>88618</text:p>
          </table:table-cell>
          <table:table-cell office:value-type="float" office:value="89057" table:style-name="ce1">
            <text:p>89057</text:p>
          </table:table-cell>
          <table:table-cell office:value-type="float" office:value="89661" table:style-name="ce1">
            <text:p>89661</text:p>
          </table:table-cell>
          <table:table-cell office:value-type="float" office:value="90626" table:style-name="ce1">
            <text:p>90626</text:p>
          </table:table-cell>
          <table:table-cell office:value-type="float" office:value="91678" table:style-name="ce1">
            <text:p>91678</text:p>
          </table:table-cell>
          <table:table-cell office:value-type="float" office:value="92784" table:style-name="ce1">
            <text:p>92784</text:p>
          </table:table-cell>
          <table:table-cell office:value-type="float" office:value="93910" table:style-name="ce1">
            <text:p>93910</text:p>
          </table:table-cell>
          <table:table-cell office:value-type="float" office:value="95018" table:style-name="ce1">
            <text:p>95018</text:p>
          </table:table-cell>
          <table:table-cell office:value-type="float" office:value="96102" table:style-name="ce1">
            <text:p>96102</text:p>
          </table:table-cell>
          <table:table-cell office:value-type="float" office:value="97165" table:style-name="ce1">
            <text:p>97165</text:p>
          </table:table-cell>
          <table:table-cell office:value-type="float" office:value="98199" table:style-name="ce1">
            <text:p>98199</text:p>
          </table:table-cell>
          <table:table-cell office:value-type="float" office:value="99197" table:style-name="ce1">
            <text:p>99197</text:p>
          </table:table-cell>
          <table:table-cell office:value-type="float" office:value="99825" table:style-name="ce1">
            <text:p>99825</text:p>
          </table:table-cell>
          <table:table-cell office:value-type="float" office:value="98324" table:style-name="ce1">
            <text:p>98324</text:p>
          </table:table-cell>
          <table:table-cell office:value-type="float" office:value="96772" table:style-name="ce1">
            <text:p>96772</text:p>
          </table:table-cell>
          <table:table-cell office:value-type="float" office:value="95194" table:style-name="ce1">
            <text:p>95194</text:p>
          </table:table-cell>
          <table:table-cell office:value-type="float" office:value="93618" table:style-name="ce1">
            <text:p>93618</text:p>
          </table:table-cell>
          <table:table-cell office:value-type="float" office:value="92070" table:style-name="ce1">
            <text:p>92070</text:p>
          </table:table-cell>
          <table:table-cell office:value-type="float" office:value="90554" table:style-name="ce1">
            <text:p>90554</text:p>
          </table:table-cell>
          <table:table-cell office:value-type="float" office:value="89061" table:style-name="ce1">
            <text:p>89061</text:p>
          </table:table-cell>
          <table:table-cell office:value-type="float" office:value="87588" table:style-name="ce1">
            <text:p>87588</text:p>
          </table:table-cell>
          <table:table-cell office:value-type="float" office:value="86128" table:style-name="ce1">
            <text:p>86128</text:p>
          </table:table-cell>
          <table:table-cell office:value-type="float" office:value="85012" table:style-name="ce1">
            <text:p>85012</text:p>
          </table:table-cell>
          <table:table-cell office:value-type="float" office:value="85627" table:style-name="ce1">
            <text:p>85627</text:p>
          </table:table-cell>
          <table:table-cell office:value-type="float" office:value="86243" table:style-name="ce1">
            <text:p>86243</text:p>
          </table:table-cell>
          <table:table-cell office:value-type="float" office:value="86862" table:style-name="ce1">
            <text:p>86862</text:p>
          </table:table-cell>
          <table:table-cell office:value-type="float" office:value="87492" table:style-name="ce1">
            <text:p>87492</text:p>
          </table:table-cell>
          <table:table-cell office:value-type="float" office:value="88132" table:style-name="ce1">
            <text:p>88132</text:p>
          </table:table-cell>
          <table:table-cell office:value-type="float" office:value="88787" table:style-name="ce1">
            <text:p>88787</text:p>
          </table:table-cell>
          <table:table-cell office:value-type="float" office:value="89450" table:style-name="ce1">
            <text:p>89450</text:p>
          </table:table-cell>
          <table:table-cell office:value-type="float" office:value="90119" table:style-name="ce1">
            <text:p>90119</text:p>
          </table:table-cell>
          <table:table-cell office:value-type="float" office:value="90777" table:style-name="ce1">
            <text:p>90777</text:p>
          </table:table-cell>
          <table:table-cell office:value-type="float" office:value="91286" table:style-name="ce1">
            <text:p>91286</text:p>
          </table:table-cell>
          <table:table-cell office:value-type="float" office:value="91089" table:style-name="ce1">
            <text:p>91089</text:p>
          </table:table-cell>
          <table:table-cell office:value-type="float" office:value="90869" table:style-name="ce1">
            <text:p>90869</text:p>
          </table:table-cell>
          <table:table-cell office:value-type="float" office:value="90647" table:style-name="ce1">
            <text:p>90647</text:p>
          </table:table-cell>
          <table:table-cell office:value-type="float" office:value="90437" table:style-name="ce1">
            <text:p>90437</text:p>
          </table:table-cell>
          <table:table-cell office:value-type="float" office:value="90257" table:style-name="ce1">
            <text:p>90257</text:p>
          </table:table-cell>
          <table:table-cell office:value-type="float" office:value="90109" table:style-name="ce1">
            <text:p>90109</text:p>
          </table:table-cell>
          <table:table-cell office:value-type="float" office:value="89988" table:style-name="ce1">
            <text:p>89988</text:p>
          </table:table-cell>
          <table:table-cell office:value-type="float" office:value="89878" table:style-name="ce1">
            <text:p>89878</text:p>
          </table:table-cell>
          <table:table-cell office:value-type="float" office:value="89764" table:style-name="ce1">
            <text:p>89764</text:p>
          </table:table-cell>
          <table:table-cell office:value-type="float" office:value="89629" table:style-name="ce1">
            <text:p>89629</text:p>
          </table:table-cell>
          <table:table-cell office:value-type="float" office:value="89526" table:style-name="ce1">
            <text:p>89526</text:p>
          </table:table-cell>
          <table:table-cell office:value-type="float" office:value="89455" table:style-name="ce1">
            <text:p>89455</text:p>
          </table:table-cell>
          <table:table-cell office:value-type="float" office:value="89418" table:style-name="ce1">
            <text:p>89418</text:p>
          </table:table-cell>
          <table:table-cell office:value-type="float" office:value="89418" table:style-name="ce1">
            <text:p>8941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Brunei Darussalam</text:p>
          </table:table-cell>
          <table:table-cell office:value-type="string" table:style-name="ce1">
            <text:p>BRN</text:p>
          </table:table-cell>
          <table:table-cell office:value-type="float" office:value="35513" table:style-name="ce1">
            <text:p>35513</text:p>
          </table:table-cell>
          <table:table-cell office:value-type="float" office:value="38755" table:style-name="ce1">
            <text:p>38755</text:p>
          </table:table-cell>
          <table:table-cell office:value-type="float" office:value="42176" table:style-name="ce1">
            <text:p>42176</text:p>
          </table:table-cell>
          <table:table-cell office:value-type="float" office:value="45814" table:style-name="ce1">
            <text:p>45814</text:p>
          </table:table-cell>
          <table:table-cell office:value-type="float" office:value="49726" table:style-name="ce1">
            <text:p>49726</text:p>
          </table:table-cell>
          <table:table-cell office:value-type="float" office:value="53954" table:style-name="ce1">
            <text:p>53954</text:p>
          </table:table-cell>
          <table:table-cell office:value-type="float" office:value="58527" table:style-name="ce1">
            <text:p>58527</text:p>
          </table:table-cell>
          <table:table-cell office:value-type="float" office:value="63439" table:style-name="ce1">
            <text:p>63439</text:p>
          </table:table-cell>
          <table:table-cell office:value-type="float" office:value="68682" table:style-name="ce1">
            <text:p>68682</text:p>
          </table:table-cell>
          <table:table-cell office:value-type="float" office:value="74211" table:style-name="ce1">
            <text:p>74211</text:p>
          </table:table-cell>
          <table:table-cell office:value-type="float" office:value="80010" table:style-name="ce1">
            <text:p>80010</text:p>
          </table:table-cell>
          <table:table-cell office:value-type="float" office:value="86060" table:style-name="ce1">
            <text:p>86060</text:p>
          </table:table-cell>
          <table:table-cell office:value-type="float" office:value="89689" table:style-name="ce1">
            <text:p>89689</text:p>
          </table:table-cell>
          <table:table-cell office:value-type="float" office:value="93020" table:style-name="ce1">
            <text:p>93020</text:p>
          </table:table-cell>
          <table:table-cell office:value-type="float" office:value="96356" table:style-name="ce1">
            <text:p>96356</text:p>
          </table:table-cell>
          <table:table-cell office:value-type="float" office:value="99686" table:style-name="ce1">
            <text:p>99686</text:p>
          </table:table-cell>
          <table:table-cell office:value-type="float" office:value="103006" table:style-name="ce1">
            <text:p>103006</text:p>
          </table:table-cell>
          <table:table-cell office:value-type="float" office:value="106307" table:style-name="ce1">
            <text:p>106307</text:p>
          </table:table-cell>
          <table:table-cell office:value-type="float" office:value="109543" table:style-name="ce1">
            <text:p>109543</text:p>
          </table:table-cell>
          <table:table-cell office:value-type="float" office:value="112658" table:style-name="ce1">
            <text:p>112658</text:p>
          </table:table-cell>
          <table:table-cell office:value-type="float" office:value="115622" table:style-name="ce1">
            <text:p>115622</text:p>
          </table:table-cell>
          <table:table-cell office:value-type="float" office:value="118416" table:style-name="ce1">
            <text:p>118416</text:p>
          </table:table-cell>
          <table:table-cell office:value-type="float" office:value="123106" table:style-name="ce1">
            <text:p>123106</text:p>
          </table:table-cell>
          <table:table-cell office:value-type="float" office:value="128201" table:style-name="ce1">
            <text:p>128201</text:p>
          </table:table-cell>
          <table:table-cell office:value-type="float" office:value="133430" table:style-name="ce1">
            <text:p>133430</text:p>
          </table:table-cell>
          <table:table-cell office:value-type="float" office:value="138852" table:style-name="ce1">
            <text:p>138852</text:p>
          </table:table-cell>
          <table:table-cell office:value-type="float" office:value="144487" table:style-name="ce1">
            <text:p>144487</text:p>
          </table:table-cell>
          <table:table-cell office:value-type="float" office:value="150326" table:style-name="ce1">
            <text:p>150326</text:p>
          </table:table-cell>
          <table:table-cell office:value-type="float" office:value="156382" table:style-name="ce1">
            <text:p>156382</text:p>
          </table:table-cell>
          <table:table-cell office:value-type="float" office:value="162654" table:style-name="ce1">
            <text:p>162654</text:p>
          </table:table-cell>
          <table:table-cell office:value-type="float" office:value="169151" table:style-name="ce1">
            <text:p>169151</text:p>
          </table:table-cell>
          <table:table-cell office:value-type="float" office:value="175882" table:style-name="ce1">
            <text:p>175882</text:p>
          </table:table-cell>
          <table:table-cell office:value-type="float" office:value="182445" table:style-name="ce1">
            <text:p>182445</text:p>
          </table:table-cell>
          <table:table-cell office:value-type="float" office:value="189100" table:style-name="ce1">
            <text:p>189100</text:p>
          </table:table-cell>
          <table:table-cell office:value-type="float" office:value="195810" table:style-name="ce1">
            <text:p>195810</text:p>
          </table:table-cell>
          <table:table-cell office:value-type="float" office:value="202507" table:style-name="ce1">
            <text:p>202507</text:p>
          </table:table-cell>
          <table:table-cell office:value-type="float" office:value="209168" table:style-name="ce1">
            <text:p>209168</text:p>
          </table:table-cell>
          <table:table-cell office:value-type="float" office:value="215788" table:style-name="ce1">
            <text:p>215788</text:p>
          </table:table-cell>
          <table:table-cell office:value-type="float" office:value="222350" table:style-name="ce1">
            <text:p>222350</text:p>
          </table:table-cell>
          <table:table-cell office:value-type="float" office:value="228835" table:style-name="ce1">
            <text:p>228835</text:p>
          </table:table-cell>
          <table:table-cell office:value-type="float" office:value="235235" table:style-name="ce1">
            <text:p>235235</text:p>
          </table:table-cell>
          <table:table-cell office:value-type="float" office:value="241520" table:style-name="ce1">
            <text:p>241520</text:p>
          </table:table-cell>
          <table:table-cell office:value-type="float" office:value="247703" table:style-name="ce1">
            <text:p>247703</text:p>
          </table:table-cell>
          <table:table-cell office:value-type="float" office:value="253799" table:style-name="ce1">
            <text:p>253799</text:p>
          </table:table-cell>
          <table:table-cell office:value-type="float" office:value="259878" table:style-name="ce1">
            <text:p>259878</text:p>
          </table:table-cell>
          <table:table-cell office:value-type="float" office:value="265999" table:style-name="ce1">
            <text:p>265999</text:p>
          </table:table-cell>
          <table:table-cell office:value-type="float" office:value="272177" table:style-name="ce1">
            <text:p>272177</text:p>
          </table:table-cell>
          <table:table-cell office:value-type="float" office:value="278392" table:style-name="ce1">
            <text:p>278392</text:p>
          </table:table-cell>
          <table:table-cell office:value-type="float" office:value="284622" table:style-name="ce1">
            <text:p>284622</text:p>
          </table:table-cell>
          <table:table-cell office:value-type="float" office:value="290829" table:style-name="ce1">
            <text:p>290829</text:p>
          </table:table-cell>
          <table:table-cell office:value-type="float" office:value="296982" table:style-name="ce1">
            <text:p>296982</text:p>
          </table:table-cell>
          <table:table-cell office:value-type="float" office:value="303065" table:style-name="ce1">
            <text:p>303065</text:p>
          </table:table-cell>
          <table:table-cell office:value-type="float" office:value="309093" table:style-name="ce1">
            <text:p>309093</text:p>
          </table:table-cell>
          <table:table-cell office:value-type="float" office:value="315048" table:style-name="ce1">
            <text:p>315048</text:p>
          </table:table-cell>
          <table:table-cell office:value-type="float" office:value="320922" table:style-name="ce1">
            <text:p>320922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Bhutan</text:p>
          </table:table-cell>
          <table:table-cell office:value-type="string" table:style-name="ce1">
            <text:p>BTN</text:p>
          </table:table-cell>
          <table:table-cell office:value-type="float" office:value="8059" table:style-name="ce1">
            <text:p>8059</text:p>
          </table:table-cell>
          <table:table-cell office:value-type="float" office:value="8695" table:style-name="ce1">
            <text:p>8695</text:p>
          </table:table-cell>
          <table:table-cell office:value-type="float" office:value="9386" table:style-name="ce1">
            <text:p>9386</text:p>
          </table:table-cell>
          <table:table-cell office:value-type="float" office:value="10136" table:style-name="ce1">
            <text:p>10136</text:p>
          </table:table-cell>
          <table:table-cell office:value-type="float" office:value="10952" table:style-name="ce1">
            <text:p>10952</text:p>
          </table:table-cell>
          <table:table-cell office:value-type="float" office:value="11841" table:style-name="ce1">
            <text:p>11841</text:p>
          </table:table-cell>
          <table:table-cell office:value-type="float" office:value="12808" table:style-name="ce1">
            <text:p>12808</text:p>
          </table:table-cell>
          <table:table-cell office:value-type="float" office:value="13866" table:style-name="ce1">
            <text:p>13866</text:p>
          </table:table-cell>
          <table:table-cell office:value-type="float" office:value="15027" table:style-name="ce1">
            <text:p>15027</text:p>
          </table:table-cell>
          <table:table-cell office:value-type="float" office:value="16315" table:style-name="ce1">
            <text:p>16315</text:p>
          </table:table-cell>
          <table:table-cell office:value-type="float" office:value="17747" table:style-name="ce1">
            <text:p>17747</text:p>
          </table:table-cell>
          <table:table-cell office:value-type="float" office:value="19345" table:style-name="ce1">
            <text:p>19345</text:p>
          </table:table-cell>
          <table:table-cell office:value-type="float" office:value="21121" table:style-name="ce1">
            <text:p>21121</text:p>
          </table:table-cell>
          <table:table-cell office:value-type="float" office:value="23069" table:style-name="ce1">
            <text:p>23069</text:p>
          </table:table-cell>
          <table:table-cell office:value-type="float" office:value="25197" table:style-name="ce1">
            <text:p>25197</text:p>
          </table:table-cell>
          <table:table-cell office:value-type="float" office:value="27499" table:style-name="ce1">
            <text:p>27499</text:p>
          </table:table-cell>
          <table:table-cell office:value-type="float" office:value="29991" table:style-name="ce1">
            <text:p>29991</text:p>
          </table:table-cell>
          <table:table-cell office:value-type="float" office:value="32671" table:style-name="ce1">
            <text:p>32671</text:p>
          </table:table-cell>
          <table:table-cell office:value-type="float" office:value="35547" table:style-name="ce1">
            <text:p>35547</text:p>
          </table:table-cell>
          <table:table-cell office:value-type="float" office:value="38592" table:style-name="ce1">
            <text:p>38592</text:p>
          </table:table-cell>
          <table:table-cell office:value-type="float" office:value="41801" table:style-name="ce1">
            <text:p>41801</text:p>
          </table:table-cell>
          <table:table-cell office:value-type="float" office:value="45127" table:style-name="ce1">
            <text:p>45127</text:p>
          </table:table-cell>
          <table:table-cell office:value-type="float" office:value="48582" table:style-name="ce1">
            <text:p>48582</text:p>
          </table:table-cell>
          <table:table-cell office:value-type="float" office:value="52240" table:style-name="ce1">
            <text:p>52240</text:p>
          </table:table-cell>
          <table:table-cell office:value-type="float" office:value="56251" table:style-name="ce1">
            <text:p>56251</text:p>
          </table:table-cell>
          <table:table-cell office:value-type="float" office:value="60695" table:style-name="ce1">
            <text:p>60695</text:p>
          </table:table-cell>
          <table:table-cell office:value-type="float" office:value="65733" table:style-name="ce1">
            <text:p>65733</text:p>
          </table:table-cell>
          <table:table-cell office:value-type="float" office:value="71336" table:style-name="ce1">
            <text:p>71336</text:p>
          </table:table-cell>
          <table:table-cell office:value-type="float" office:value="77193" table:style-name="ce1">
            <text:p>77193</text:p>
          </table:table-cell>
          <table:table-cell office:value-type="float" office:value="82806" table:style-name="ce1">
            <text:p>82806</text:p>
          </table:table-cell>
          <table:table-cell office:value-type="float" office:value="87759" table:style-name="ce1">
            <text:p>87759</text:p>
          </table:table-cell>
          <table:table-cell office:value-type="float" office:value="91756" table:style-name="ce1">
            <text:p>91756</text:p>
          </table:table-cell>
          <table:table-cell office:value-type="float" office:value="94855" table:style-name="ce1">
            <text:p>94855</text:p>
          </table:table-cell>
          <table:table-cell office:value-type="float" office:value="97497" table:style-name="ce1">
            <text:p>97497</text:p>
          </table:table-cell>
          <table:table-cell office:value-type="float" office:value="100481" table:style-name="ce1">
            <text:p>100481</text:p>
          </table:table-cell>
          <table:table-cell office:value-type="float" office:value="104512" table:style-name="ce1">
            <text:p>104512</text:p>
          </table:table-cell>
          <table:table-cell office:value-type="float" office:value="109936" table:style-name="ce1">
            <text:p>109936</text:p>
          </table:table-cell>
          <table:table-cell office:value-type="float" office:value="116691" table:style-name="ce1">
            <text:p>116691</text:p>
          </table:table-cell>
          <table:table-cell office:value-type="float" office:value="124718" table:style-name="ce1">
            <text:p>124718</text:p>
          </table:table-cell>
          <table:table-cell office:value-type="float" office:value="133713" table:style-name="ce1">
            <text:p>133713</text:p>
          </table:table-cell>
          <table:table-cell office:value-type="float" office:value="143405" table:style-name="ce1">
            <text:p>143405</text:p>
          </table:table-cell>
          <table:table-cell office:value-type="float" office:value="153792" table:style-name="ce1">
            <text:p>153792</text:p>
          </table:table-cell>
          <table:table-cell office:value-type="float" office:value="164985" table:style-name="ce1">
            <text:p>164985</text:p>
          </table:table-cell>
          <table:table-cell office:value-type="float" office:value="176854" table:style-name="ce1">
            <text:p>176854</text:p>
          </table:table-cell>
          <table:table-cell office:value-type="float" office:value="189224" table:style-name="ce1">
            <text:p>189224</text:p>
          </table:table-cell>
          <table:table-cell office:value-type="float" office:value="201633" table:style-name="ce1">
            <text:p>201633</text:p>
          </table:table-cell>
          <table:table-cell office:value-type="float" office:value="211494" table:style-name="ce1">
            <text:p>211494</text:p>
          </table:table-cell>
          <table:table-cell office:value-type="float" office:value="221267" table:style-name="ce1">
            <text:p>221267</text:p>
          </table:table-cell>
          <table:table-cell office:value-type="float" office:value="230987" table:style-name="ce1">
            <text:p>230987</text:p>
          </table:table-cell>
          <table:table-cell office:value-type="float" office:value="240733" table:style-name="ce1">
            <text:p>240733</text:p>
          </table:table-cell>
          <table:table-cell office:value-type="float" office:value="250595" table:style-name="ce1">
            <text:p>250595</text:p>
          </table:table-cell>
          <table:table-cell office:value-type="float" office:value="260570" table:style-name="ce1">
            <text:p>260570</text:p>
          </table:table-cell>
          <table:table-cell office:value-type="float" office:value="270473" table:style-name="ce1">
            <text:p>270473</text:p>
          </table:table-cell>
          <table:table-cell office:value-type="float" office:value="280265" table:style-name="ce1">
            <text:p>280265</text:p>
          </table:table-cell>
          <table:table-cell office:value-type="float" office:value="289923" table:style-name="ce1">
            <text:p>28992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Botswana</text:p>
          </table:table-cell>
          <table:table-cell office:value-type="string" table:style-name="ce1">
            <text:p>BWA</text:p>
          </table:table-cell>
          <table:table-cell office:value-type="float" office:value="16035" table:style-name="ce1">
            <text:p>16035</text:p>
          </table:table-cell>
          <table:table-cell office:value-type="float" office:value="16618" table:style-name="ce1">
            <text:p>16618</text:p>
          </table:table-cell>
          <table:table-cell office:value-type="float" office:value="17237" table:style-name="ce1">
            <text:p>17237</text:p>
          </table:table-cell>
          <table:table-cell office:value-type="float" office:value="17894" table:style-name="ce1">
            <text:p>17894</text:p>
          </table:table-cell>
          <table:table-cell office:value-type="float" office:value="19230" table:style-name="ce1">
            <text:p>19230</text:p>
          </table:table-cell>
          <table:table-cell office:value-type="float" office:value="22870" table:style-name="ce1">
            <text:p>22870</text:p>
          </table:table-cell>
          <table:table-cell office:value-type="float" office:value="27197" table:style-name="ce1">
            <text:p>27197</text:p>
          </table:table-cell>
          <table:table-cell office:value-type="float" office:value="32347" table:style-name="ce1">
            <text:p>32347</text:p>
          </table:table-cell>
          <table:table-cell office:value-type="float" office:value="38471" table:style-name="ce1">
            <text:p>38471</text:p>
          </table:table-cell>
          <table:table-cell office:value-type="float" office:value="45716" table:style-name="ce1">
            <text:p>45716</text:p>
          </table:table-cell>
          <table:table-cell office:value-type="float" office:value="54291" table:style-name="ce1">
            <text:p>54291</text:p>
          </table:table-cell>
          <table:table-cell office:value-type="float" office:value="64409" table:style-name="ce1">
            <text:p>64409</text:p>
          </table:table-cell>
          <table:table-cell office:value-type="float" office:value="71719" table:style-name="ce1">
            <text:p>71719</text:p>
          </table:table-cell>
          <table:table-cell office:value-type="float" office:value="79433" table:style-name="ce1">
            <text:p>79433</text:p>
          </table:table-cell>
          <table:table-cell office:value-type="float" office:value="88048" table:style-name="ce1">
            <text:p>88048</text:p>
          </table:table-cell>
          <table:table-cell office:value-type="float" office:value="97690" table:style-name="ce1">
            <text:p>97690</text:p>
          </table:table-cell>
          <table:table-cell office:value-type="float" office:value="108483" table:style-name="ce1">
            <text:p>108483</text:p>
          </table:table-cell>
          <table:table-cell office:value-type="float" office:value="120491" table:style-name="ce1">
            <text:p>120491</text:p>
          </table:table-cell>
          <table:table-cell office:value-type="float" office:value="133778" table:style-name="ce1">
            <text:p>133778</text:p>
          </table:table-cell>
          <table:table-cell office:value-type="float" office:value="148336" table:style-name="ce1">
            <text:p>148336</text:p>
          </table:table-cell>
          <table:table-cell office:value-type="float" office:value="164185" table:style-name="ce1">
            <text:p>164185</text:p>
          </table:table-cell>
          <table:table-cell office:value-type="float" office:value="181325" table:style-name="ce1">
            <text:p>181325</text:p>
          </table:table-cell>
          <table:table-cell office:value-type="float" office:value="208525" table:style-name="ce1">
            <text:p>208525</text:p>
          </table:table-cell>
          <table:table-cell office:value-type="float" office:value="240496" table:style-name="ce1">
            <text:p>240496</text:p>
          </table:table-cell>
          <table:table-cell office:value-type="float" office:value="276323" table:style-name="ce1">
            <text:p>276323</text:p>
          </table:table-cell>
          <table:table-cell office:value-type="float" office:value="316129" table:style-name="ce1">
            <text:p>316129</text:p>
          </table:table-cell>
          <table:table-cell office:value-type="float" office:value="360184" table:style-name="ce1">
            <text:p>360184</text:p>
          </table:table-cell>
          <table:table-cell office:value-type="float" office:value="408486" table:style-name="ce1">
            <text:p>408486</text:p>
          </table:table-cell>
          <table:table-cell office:value-type="float" office:value="461105" table:style-name="ce1">
            <text:p>461105</text:p>
          </table:table-cell>
          <table:table-cell office:value-type="float" office:value="517811" table:style-name="ce1">
            <text:p>517811</text:p>
          </table:table-cell>
          <table:table-cell office:value-type="float" office:value="578597" table:style-name="ce1">
            <text:p>578597</text:p>
          </table:table-cell>
          <table:table-cell office:value-type="float" office:value="643191" table:style-name="ce1">
            <text:p>643191</text:p>
          </table:table-cell>
          <table:table-cell office:value-type="float" office:value="678278" table:style-name="ce1">
            <text:p>678278</text:p>
          </table:table-cell>
          <table:table-cell office:value-type="float" office:value="709458" table:style-name="ce1">
            <text:p>709458</text:p>
          </table:table-cell>
          <table:table-cell office:value-type="float" office:value="740832" table:style-name="ce1">
            <text:p>740832</text:p>
          </table:table-cell>
          <table:table-cell office:value-type="float" office:value="772083" table:style-name="ce1">
            <text:p>772083</text:p>
          </table:table-cell>
          <table:table-cell office:value-type="float" office:value="803173" table:style-name="ce1">
            <text:p>803173</text:p>
          </table:table-cell>
          <table:table-cell office:value-type="float" office:value="834065" table:style-name="ce1">
            <text:p>834065</text:p>
          </table:table-cell>
          <table:table-cell office:value-type="float" office:value="864647" table:style-name="ce1">
            <text:p>864647</text:p>
          </table:table-cell>
          <table:table-cell office:value-type="float" office:value="894706" table:style-name="ce1">
            <text:p>894706</text:p>
          </table:table-cell>
          <table:table-cell office:value-type="float" office:value="924190" table:style-name="ce1">
            <text:p>924190</text:p>
          </table:table-cell>
          <table:table-cell office:value-type="float" office:value="952860" table:style-name="ce1">
            <text:p>952860</text:p>
          </table:table-cell>
          <table:table-cell office:value-type="float" office:value="971485" table:style-name="ce1">
            <text:p>971485</text:p>
          </table:table-cell>
          <table:table-cell office:value-type="float" office:value="988626" table:style-name="ce1">
            <text:p>988626</text:p>
          </table:table-cell>
          <table:table-cell office:value-type="float" office:value="1006744" table:style-name="ce1">
            <text:p>1006744</text:p>
          </table:table-cell>
          <table:table-cell office:value-type="float" office:value="1026562" table:style-name="ce1">
            <text:p>1026562</text:p>
          </table:table-cell>
          <table:table-cell office:value-type="float" office:value="1048420" table:style-name="ce1">
            <text:p>1048420</text:p>
          </table:table-cell>
          <table:table-cell office:value-type="float" office:value="1072142" table:style-name="ce1">
            <text:p>1072142</text:p>
          </table:table-cell>
          <table:table-cell office:value-type="float" office:value="1097518" table:style-name="ce1">
            <text:p>1097518</text:p>
          </table:table-cell>
          <table:table-cell office:value-type="float" office:value="1124119" table:style-name="ce1">
            <text:p>1124119</text:p>
          </table:table-cell>
          <table:table-cell office:value-type="float" office:value="1151598" table:style-name="ce1">
            <text:p>1151598</text:p>
          </table:table-cell>
          <table:table-cell office:value-type="float" office:value="1179994" table:style-name="ce1">
            <text:p>1179994</text:p>
          </table:table-cell>
          <table:table-cell office:value-type="float" office:value="1209289" table:style-name="ce1">
            <text:p>1209289</text:p>
          </table:table-cell>
          <table:table-cell office:value-type="float" office:value="1239261" table:style-name="ce1">
            <text:p>1239261</text:p>
          </table:table-cell>
          <table:table-cell office:value-type="float" office:value="1269515" table:style-name="ce1">
            <text:p>1269515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entral African Republic</text:p>
          </table:table-cell>
          <table:table-cell office:value-type="string" table:style-name="ce1">
            <text:p>CAF</text:p>
          </table:table-cell>
          <table:table-cell office:value-type="float" office:value="302204" table:style-name="ce1">
            <text:p>302204</text:p>
          </table:table-cell>
          <table:table-cell office:value-type="float" office:value="317330" table:style-name="ce1">
            <text:p>317330</text:p>
          </table:table-cell>
          <table:table-cell office:value-type="float" office:value="333405" table:style-name="ce1">
            <text:p>333405</text:p>
          </table:table-cell>
          <table:table-cell office:value-type="float" office:value="350454" table:style-name="ce1">
            <text:p>350454</text:p>
          </table:table-cell>
          <table:table-cell office:value-type="float" office:value="368614" table:style-name="ce1">
            <text:p>368614</text:p>
          </table:table-cell>
          <table:table-cell office:value-type="float" office:value="387788" table:style-name="ce1">
            <text:p>387788</text:p>
          </table:table-cell>
          <table:table-cell office:value-type="float" office:value="408131" table:style-name="ce1">
            <text:p>408131</text:p>
          </table:table-cell>
          <table:table-cell office:value-type="float" office:value="429640" table:style-name="ce1">
            <text:p>429640</text:p>
          </table:table-cell>
          <table:table-cell office:value-type="float" office:value="453120" table:style-name="ce1">
            <text:p>453120</text:p>
          </table:table-cell>
          <table:table-cell office:value-type="float" office:value="477518" table:style-name="ce1">
            <text:p>477518</text:p>
          </table:table-cell>
          <table:table-cell office:value-type="float" office:value="502749" table:style-name="ce1">
            <text:p>502749</text:p>
          </table:table-cell>
          <table:table-cell office:value-type="float" office:value="528770" table:style-name="ce1">
            <text:p>528770</text:p>
          </table:table-cell>
          <table:table-cell office:value-type="float" office:value="555727" table:style-name="ce1">
            <text:p>555727</text:p>
          </table:table-cell>
          <table:table-cell office:value-type="float" office:value="583792" table:style-name="ce1">
            <text:p>583792</text:p>
          </table:table-cell>
          <table:table-cell office:value-type="float" office:value="613439" table:style-name="ce1">
            <text:p>613439</text:p>
          </table:table-cell>
          <table:table-cell office:value-type="float" office:value="644976" table:style-name="ce1">
            <text:p>644976</text:p>
          </table:table-cell>
          <table:table-cell office:value-type="float" office:value="671551" table:style-name="ce1">
            <text:p>671551</text:p>
          </table:table-cell>
          <table:table-cell office:value-type="float" office:value="693606" table:style-name="ce1">
            <text:p>693606</text:p>
          </table:table-cell>
          <table:table-cell office:value-type="float" office:value="717190" table:style-name="ce1">
            <text:p>717190</text:p>
          </table:table-cell>
          <table:table-cell office:value-type="float" office:value="742671" table:style-name="ce1">
            <text:p>742671</text:p>
          </table:table-cell>
          <table:table-cell office:value-type="float" office:value="770327" table:style-name="ce1">
            <text:p>770327</text:p>
          </table:table-cell>
          <table:table-cell office:value-type="float" office:value="800415" table:style-name="ce1">
            <text:p>800415</text:p>
          </table:table-cell>
          <table:table-cell office:value-type="float" office:value="832806" table:style-name="ce1">
            <text:p>832806</text:p>
          </table:table-cell>
          <table:table-cell office:value-type="float" office:value="866603" table:style-name="ce1">
            <text:p>866603</text:p>
          </table:table-cell>
          <table:table-cell office:value-type="float" office:value="900517" table:style-name="ce1">
            <text:p>900517</text:p>
          </table:table-cell>
          <table:table-cell office:value-type="float" office:value="933576" table:style-name="ce1">
            <text:p>933576</text:p>
          </table:table-cell>
          <table:table-cell office:value-type="float" office:value="965320" table:style-name="ce1">
            <text:p>965320</text:p>
          </table:table-cell>
          <table:table-cell office:value-type="float" office:value="996086" table:style-name="ce1">
            <text:p>996086</text:p>
          </table:table-cell>
          <table:table-cell office:value-type="float" office:value="1026812" table:style-name="ce1">
            <text:p>1026812</text:p>
          </table:table-cell>
          <table:table-cell office:value-type="float" office:value="1054922" table:style-name="ce1">
            <text:p>1054922</text:p>
          </table:table-cell>
          <table:table-cell office:value-type="float" office:value="1081857" table:style-name="ce1">
            <text:p>1081857</text:p>
          </table:table-cell>
          <table:table-cell office:value-type="float" office:value="1111221" table:style-name="ce1">
            <text:p>1111221</text:p>
          </table:table-cell>
          <table:table-cell office:value-type="float" office:value="1142581" table:style-name="ce1">
            <text:p>1142581</text:p>
          </table:table-cell>
          <table:table-cell office:value-type="float" office:value="1175370" table:style-name="ce1">
            <text:p>1175370</text:p>
          </table:table-cell>
          <table:table-cell office:value-type="float" office:value="1208716" table:style-name="ce1">
            <text:p>1208716</text:p>
          </table:table-cell>
          <table:table-cell office:value-type="float" office:value="1241967" table:style-name="ce1">
            <text:p>1241967</text:p>
          </table:table-cell>
          <table:table-cell office:value-type="float" office:value="1275012" table:style-name="ce1">
            <text:p>1275012</text:p>
          </table:table-cell>
          <table:table-cell office:value-type="float" office:value="1308008" table:style-name="ce1">
            <text:p>1308008</text:p>
          </table:table-cell>
          <table:table-cell office:value-type="float" office:value="1340491" table:style-name="ce1">
            <text:p>1340491</text:p>
          </table:table-cell>
          <table:table-cell office:value-type="float" office:value="1372074" table:style-name="ce1">
            <text:p>1372074</text:p>
          </table:table-cell>
          <table:table-cell office:value-type="float" office:value="1402447" table:style-name="ce1">
            <text:p>1402447</text:p>
          </table:table-cell>
          <table:table-cell office:value-type="float" office:value="1431352" table:style-name="ce1">
            <text:p>1431352</text:p>
          </table:table-cell>
          <table:table-cell office:value-type="float" office:value="1459076" table:style-name="ce1">
            <text:p>1459076</text:p>
          </table:table-cell>
          <table:table-cell office:value-type="float" office:value="1486301" table:style-name="ce1">
            <text:p>1486301</text:p>
          </table:table-cell>
          <table:table-cell office:value-type="float" office:value="1514045" table:style-name="ce1">
            <text:p>1514045</text:p>
          </table:table-cell>
          <table:table-cell office:value-type="float" office:value="1543808" table:style-name="ce1">
            <text:p>1543808</text:p>
          </table:table-cell>
          <table:table-cell office:value-type="float" office:value="1575855" table:style-name="ce1">
            <text:p>1575855</text:p>
          </table:table-cell>
          <table:table-cell office:value-type="float" office:value="1610162" table:style-name="ce1">
            <text:p>1610162</text:p>
          </table:table-cell>
          <table:table-cell office:value-type="float" office:value="1646672" table:style-name="ce1">
            <text:p>1646672</text:p>
          </table:table-cell>
          <table:table-cell office:value-type="float" office:value="1685281" table:style-name="ce1">
            <text:p>1685281</text:p>
          </table:table-cell>
          <table:table-cell office:value-type="float" office:value="1725894" table:style-name="ce1">
            <text:p>1725894</text:p>
          </table:table-cell>
          <table:table-cell office:value-type="float" office:value="1768593" table:style-name="ce1">
            <text:p>1768593</text:p>
          </table:table-cell>
          <table:table-cell office:value-type="float" office:value="1813523" table:style-name="ce1">
            <text:p>1813523</text:p>
          </table:table-cell>
          <table:table-cell office:value-type="float" office:value="1860718" table:style-name="ce1">
            <text:p>1860718</text:p>
          </table:table-cell>
          <table:table-cell office:value-type="float" office:value="1910148" table:style-name="ce1">
            <text:p>191014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anada</text:p>
          </table:table-cell>
          <table:table-cell office:value-type="string" table:style-name="ce1">
            <text:p>CAN</text:p>
          </table:table-cell>
          <table:table-cell office:value-type="float" office:value="12368141" table:style-name="ce1">
            <text:p>12368141</text:p>
          </table:table-cell>
          <table:table-cell office:value-type="float" office:value="12729040" table:style-name="ce1">
            <text:p>12729040</text:p>
          </table:table-cell>
          <table:table-cell office:value-type="float" office:value="13121753" table:style-name="ce1">
            <text:p>13121753</text:p>
          </table:table-cell>
          <table:table-cell office:value-type="float" office:value="13522659" table:style-name="ce1">
            <text:p>13522659</text:p>
          </table:table-cell>
          <table:table-cell office:value-type="float" office:value="13934678" table:style-name="ce1">
            <text:p>13934678</text:p>
          </table:table-cell>
          <table:table-cell office:value-type="float" office:value="14343688" table:style-name="ce1">
            <text:p>14343688</text:p>
          </table:table-cell>
          <table:table-cell office:value-type="float" office:value="14763748" table:style-name="ce1">
            <text:p>14763748</text:p>
          </table:table-cell>
          <table:table-cell office:value-type="float" office:value="15136519" table:style-name="ce1">
            <text:p>15136519</text:p>
          </table:table-cell>
          <table:table-cell office:value-type="float" office:value="15487885" table:style-name="ce1">
            <text:p>15487885</text:p>
          </table:table-cell>
          <table:table-cell office:value-type="float" office:value="15804855" table:style-name="ce1">
            <text:p>15804855</text:p>
          </table:table-cell>
          <table:table-cell office:value-type="float" office:value="16132459" table:style-name="ce1">
            <text:p>16132459</text:p>
          </table:table-cell>
          <table:table-cell office:value-type="float" office:value="16470088" table:style-name="ce1">
            <text:p>16470088</text:p>
          </table:table-cell>
          <table:table-cell office:value-type="float" office:value="16708781" table:style-name="ce1">
            <text:p>16708781</text:p>
          </table:table-cell>
          <table:table-cell office:value-type="float" office:value="16967420" table:style-name="ce1">
            <text:p>16967420</text:p>
          </table:table-cell>
          <table:table-cell office:value-type="float" office:value="17247044" table:style-name="ce1">
            <text:p>17247044</text:p>
          </table:table-cell>
          <table:table-cell office:value-type="float" office:value="17548557" table:style-name="ce1">
            <text:p>17548557</text:p>
          </table:table-cell>
          <table:table-cell office:value-type="float" office:value="17756796" table:style-name="ce1">
            <text:p>17756796</text:p>
          </table:table-cell>
          <table:table-cell office:value-type="float" office:value="17976212" table:style-name="ce1">
            <text:p>17976212</text:p>
          </table:table-cell>
          <table:table-cell office:value-type="float" office:value="18167130" table:style-name="ce1">
            <text:p>18167130</text:p>
          </table:table-cell>
          <table:table-cell office:value-type="float" office:value="18358996" table:style-name="ce1">
            <text:p>18358996</text:p>
          </table:table-cell>
          <table:table-cell office:value-type="float" office:value="18607802" table:style-name="ce1">
            <text:p>18607802</text:p>
          </table:table-cell>
          <table:table-cell office:value-type="float" office:value="18852288" table:style-name="ce1">
            <text:p>18852288</text:p>
          </table:table-cell>
          <table:table-cell office:value-type="float" office:value="19121765" table:style-name="ce1">
            <text:p>19121765</text:p>
          </table:table-cell>
          <table:table-cell office:value-type="float" office:value="19355470" table:style-name="ce1">
            <text:p>19355470</text:p>
          </table:table-cell>
          <table:table-cell office:value-type="float" office:value="19583639" table:style-name="ce1">
            <text:p>19583639</text:p>
          </table:table-cell>
          <table:table-cell office:value-type="float" office:value="19807755" table:style-name="ce1">
            <text:p>19807755</text:p>
          </table:table-cell>
          <table:table-cell office:value-type="float" office:value="20046584" table:style-name="ce1">
            <text:p>20046584</text:p>
          </table:table-cell>
          <table:table-cell office:value-type="float" office:value="20316591" table:style-name="ce1">
            <text:p>20316591</text:p>
          </table:table-cell>
          <table:table-cell office:value-type="float" office:value="20585971" table:style-name="ce1">
            <text:p>20585971</text:p>
          </table:table-cell>
          <table:table-cell office:value-type="float" office:value="20961910" table:style-name="ce1">
            <text:p>20961910</text:p>
          </table:table-cell>
          <table:table-cell office:value-type="float" office:value="21282904" table:style-name="ce1">
            <text:p>21282904</text:p>
          </table:table-cell>
          <table:table-cell office:value-type="float" office:value="21585143" table:style-name="ce1">
            <text:p>21585143</text:p>
          </table:table-cell>
          <table:table-cell office:value-type="float" office:value="21927863" table:style-name="ce1">
            <text:p>21927863</text:p>
          </table:table-cell>
          <table:table-cell office:value-type="float" office:value="22245552" table:style-name="ce1">
            <text:p>22245552</text:p>
          </table:table-cell>
          <table:table-cell office:value-type="float" office:value="22536691" table:style-name="ce1">
            <text:p>22536691</text:p>
          </table:table-cell>
          <table:table-cell office:value-type="float" office:value="22800720" table:style-name="ce1">
            <text:p>22800720</text:p>
          </table:table-cell>
          <table:table-cell office:value-type="float" office:value="23129543" table:style-name="ce1">
            <text:p>23129543</text:p>
          </table:table-cell>
          <table:table-cell office:value-type="float" office:value="23491972" table:style-name="ce1">
            <text:p>23491972</text:p>
          </table:table-cell>
          <table:table-cell office:value-type="float" office:value="23812357" table:style-name="ce1">
            <text:p>23812357</text:p>
          </table:table-cell>
          <table:table-cell office:value-type="float" office:value="24125782" table:style-name="ce1">
            <text:p>24125782</text:p>
          </table:table-cell>
          <table:table-cell office:value-type="float" office:value="24455142" table:style-name="ce1">
            <text:p>24455142</text:p>
          </table:table-cell>
          <table:table-cell office:value-type="float" office:value="24806464" table:style-name="ce1">
            <text:p>24806464</text:p>
          </table:table-cell>
          <table:table-cell office:value-type="float" office:value="25054475" table:style-name="ce1">
            <text:p>25054475</text:p>
          </table:table-cell>
          <table:table-cell office:value-type="float" office:value="25330347" table:style-name="ce1">
            <text:p>25330347</text:p>
          </table:table-cell>
          <table:table-cell office:value-type="float" office:value="25610398" table:style-name="ce1">
            <text:p>25610398</text:p>
          </table:table-cell>
          <table:table-cell office:value-type="float" office:value="25889021" table:style-name="ce1">
            <text:p>25889021</text:p>
          </table:table-cell>
          <table:table-cell office:value-type="float" office:value="26125779" table:style-name="ce1">
            <text:p>26125779</text:p>
          </table:table-cell>
          <table:table-cell office:value-type="float" office:value="26440579" table:style-name="ce1">
            <text:p>26440579</text:p>
          </table:table-cell>
          <table:table-cell office:value-type="float" office:value="26788779" table:style-name="ce1">
            <text:p>26788779</text:p>
          </table:table-cell>
          <table:table-cell office:value-type="float" office:value="27157761" table:style-name="ce1">
            <text:p>27157761</text:p>
          </table:table-cell>
          <table:table-cell office:value-type="float" office:value="27522849" table:style-name="ce1">
            <text:p>27522849</text:p>
          </table:table-cell>
          <table:table-cell office:value-type="float" office:value="27857146" table:style-name="ce1">
            <text:p>27857146</text:p>
          </table:table-cell>
          <table:table-cell office:value-type="float" office:value="28250517" table:style-name="ce1">
            <text:p>28250517</text:p>
          </table:table-cell>
          <table:table-cell office:value-type="float" office:value="28641888" table:style-name="ce1">
            <text:p>28641888</text:p>
          </table:table-cell>
          <table:table-cell office:value-type="float" office:value="29021397" table:style-name="ce1">
            <text:p>2902139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entral Europe and the Baltics</text:p>
          </table:table-cell>
          <table:table-cell office:value-type="string" table:style-name="ce1">
            <text:p>CEB</text:p>
          </table:table-cell>
          <table:table-cell office:value-type="float" office:value="40680946" table:style-name="ce1">
            <text:p>40680946</text:p>
          </table:table-cell>
          <table:table-cell office:value-type="float" office:value="41697325" table:style-name="ce1">
            <text:p>41697325</text:p>
          </table:table-cell>
          <table:table-cell office:value-type="float" office:value="42662735" table:style-name="ce1">
            <text:p>42662735</text:p>
          </table:table-cell>
          <table:table-cell office:value-type="float" office:value="43670268" table:style-name="ce1">
            <text:p>43670268</text:p>
          </table:table-cell>
          <table:table-cell office:value-type="float" office:value="44717348" table:style-name="ce1">
            <text:p>44717348</text:p>
          </table:table-cell>
          <table:table-cell office:value-type="float" office:value="45700350" table:style-name="ce1">
            <text:p>45700350</text:p>
          </table:table-cell>
          <table:table-cell office:value-type="float" office:value="46636989" table:style-name="ce1">
            <text:p>46636989</text:p>
          </table:table-cell>
          <table:table-cell office:value-type="float" office:value="47617122" table:style-name="ce1">
            <text:p>47617122</text:p>
          </table:table-cell>
          <table:table-cell office:value-type="float" office:value="48587546" table:style-name="ce1">
            <text:p>48587546</text:p>
          </table:table-cell>
          <table:table-cell office:value-type="float" office:value="49513713" table:style-name="ce1">
            <text:p>49513713</text:p>
          </table:table-cell>
          <table:table-cell office:value-type="float" office:value="50340294" table:style-name="ce1">
            <text:p>50340294</text:p>
          </table:table-cell>
          <table:table-cell office:value-type="float" office:value="51243897" table:style-name="ce1">
            <text:p>51243897</text:p>
          </table:table-cell>
          <table:table-cell office:value-type="float" office:value="52351765" table:style-name="ce1">
            <text:p>52351765</text:p>
          </table:table-cell>
          <table:table-cell office:value-type="float" office:value="53487164" table:style-name="ce1">
            <text:p>53487164</text:p>
          </table:table-cell>
          <table:table-cell office:value-type="float" office:value="54670897" table:style-name="ce1">
            <text:p>54670897</text:p>
          </table:table-cell>
          <table:table-cell office:value-type="float" office:value="55905407" table:style-name="ce1">
            <text:p>55905407</text:p>
          </table:table-cell>
          <table:table-cell office:value-type="float" office:value="57137006" table:style-name="ce1">
            <text:p>57137006</text:p>
          </table:table-cell>
          <table:table-cell office:value-type="float" office:value="58349005" table:style-name="ce1">
            <text:p>58349005</text:p>
          </table:table-cell>
          <table:table-cell office:value-type="float" office:value="59529230" table:style-name="ce1">
            <text:p>59529230</text:p>
          </table:table-cell>
          <table:table-cell office:value-type="float" office:value="60602921" table:style-name="ce1">
            <text:p>60602921</text:p>
          </table:table-cell>
          <table:table-cell office:value-type="float" office:value="61618952" table:style-name="ce1">
            <text:p>61618952</text:p>
          </table:table-cell>
          <table:table-cell office:value-type="float" office:value="62476328" table:style-name="ce1">
            <text:p>62476328</text:p>
          </table:table-cell>
          <table:table-cell office:value-type="float" office:value="63243743" table:style-name="ce1">
            <text:p>63243743</text:p>
          </table:table-cell>
          <table:table-cell office:value-type="float" office:value="64001228" table:style-name="ce1">
            <text:p>64001228</text:p>
          </table:table-cell>
          <table:table-cell office:value-type="float" office:value="64746106" table:style-name="ce1">
            <text:p>64746106</text:p>
          </table:table-cell>
          <table:table-cell office:value-type="float" office:value="65478094" table:style-name="ce1">
            <text:p>65478094</text:p>
          </table:table-cell>
          <table:table-cell office:value-type="float" office:value="66191789" table:style-name="ce1">
            <text:p>66191789</text:p>
          </table:table-cell>
          <table:table-cell office:value-type="float" office:value="66882376" table:style-name="ce1">
            <text:p>66882376</text:p>
          </table:table-cell>
          <table:table-cell office:value-type="float" office:value="67542683" table:style-name="ce1">
            <text:p>67542683</text:p>
          </table:table-cell>
          <table:table-cell office:value-type="float" office:value="67934762" table:style-name="ce1">
            <text:p>67934762</text:p>
          </table:table-cell>
          <table:table-cell office:value-type="float" office:value="68131894" table:style-name="ce1">
            <text:p>68131894</text:p>
          </table:table-cell>
          <table:table-cell office:value-type="float" office:value="68095018" table:style-name="ce1">
            <text:p>68095018</text:p>
          </table:table-cell>
          <table:table-cell office:value-type="float" office:value="68005800" table:style-name="ce1">
            <text:p>68005800</text:p>
          </table:table-cell>
          <table:table-cell office:value-type="float" office:value="68007678" table:style-name="ce1">
            <text:p>68007678</text:p>
          </table:table-cell>
          <table:table-cell office:value-type="float" office:value="67938328" table:style-name="ce1">
            <text:p>67938328</text:p>
          </table:table-cell>
          <table:table-cell office:value-type="float" office:value="67833998" table:style-name="ce1">
            <text:p>67833998</text:p>
          </table:table-cell>
          <table:table-cell office:value-type="float" office:value="67595843" table:style-name="ce1">
            <text:p>67595843</text:p>
          </table:table-cell>
          <table:table-cell office:value-type="float" office:value="67494290" table:style-name="ce1">
            <text:p>67494290</text:p>
          </table:table-cell>
          <table:table-cell office:value-type="float" office:value="67307556" table:style-name="ce1">
            <text:p>67307556</text:p>
          </table:table-cell>
          <table:table-cell office:value-type="float" office:value="67195753" table:style-name="ce1">
            <text:p>67195753</text:p>
          </table:table-cell>
          <table:table-cell office:value-type="float" office:value="66742504" table:style-name="ce1">
            <text:p>66742504</text:p>
          </table:table-cell>
          <table:table-cell office:value-type="float" office:value="66381511" table:style-name="ce1">
            <text:p>66381511</text:p>
          </table:table-cell>
          <table:table-cell office:value-type="float" office:value="66025954" table:style-name="ce1">
            <text:p>66025954</text:p>
          </table:table-cell>
          <table:table-cell office:value-type="float" office:value="65873808" table:style-name="ce1">
            <text:p>65873808</text:p>
          </table:table-cell>
          <table:table-cell office:value-type="float" office:value="65747111" table:style-name="ce1">
            <text:p>65747111</text:p>
          </table:table-cell>
          <table:table-cell office:value-type="float" office:value="65630581" table:style-name="ce1">
            <text:p>65630581</text:p>
          </table:table-cell>
          <table:table-cell office:value-type="float" office:value="65532968" table:style-name="ce1">
            <text:p>65532968</text:p>
          </table:table-cell>
          <table:table-cell office:value-type="float" office:value="65294258" table:style-name="ce1">
            <text:p>65294258</text:p>
          </table:table-cell>
          <table:table-cell office:value-type="float" office:value="65141744" table:style-name="ce1">
            <text:p>65141744</text:p>
          </table:table-cell>
          <table:table-cell office:value-type="float" office:value="65074264" table:style-name="ce1">
            <text:p>65074264</text:p>
          </table:table-cell>
          <table:table-cell office:value-type="float" office:value="64879274" table:style-name="ce1">
            <text:p>64879274</text:p>
          </table:table-cell>
          <table:table-cell office:value-type="float" office:value="64691574" table:style-name="ce1">
            <text:p>64691574</text:p>
          </table:table-cell>
          <table:table-cell office:value-type="float" office:value="64587327" table:style-name="ce1">
            <text:p>64587327</text:p>
          </table:table-cell>
          <table:table-cell office:value-type="float" office:value="64507491" table:style-name="ce1">
            <text:p>64507491</text:p>
          </table:table-cell>
          <table:table-cell office:value-type="float" office:value="64441492" table:style-name="ce1">
            <text:p>64441492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witzerland</text:p>
          </table:table-cell>
          <table:table-cell office:value-type="string" table:style-name="ce1">
            <text:p>CHE</text:p>
          </table:table-cell>
          <table:table-cell office:value-type="float" office:value="2718204" table:style-name="ce1">
            <text:p>2718204</text:p>
          </table:table-cell>
          <table:table-cell office:value-type="float" office:value="2807954" table:style-name="ce1">
            <text:p>2807954</text:p>
          </table:table-cell>
          <table:table-cell office:value-type="float" office:value="2915607" table:style-name="ce1">
            <text:p>2915607</text:p>
          </table:table-cell>
          <table:table-cell office:value-type="float" office:value="3014876" table:style-name="ce1">
            <text:p>3014876</text:p>
          </table:table-cell>
          <table:table-cell office:value-type="float" office:value="3102042" table:style-name="ce1">
            <text:p>3102042</text:p>
          </table:table-cell>
          <table:table-cell office:value-type="float" office:value="3175203" table:style-name="ce1">
            <text:p>3175203</text:p>
          </table:table-cell>
          <table:table-cell office:value-type="float" office:value="3246083" table:style-name="ce1">
            <text:p>3246083</text:p>
          </table:table-cell>
          <table:table-cell office:value-type="float" office:value="3324422" table:style-name="ce1">
            <text:p>3324422</text:p>
          </table:table-cell>
          <table:table-cell office:value-type="float" office:value="3404837" table:style-name="ce1">
            <text:p>3404837</text:p>
          </table:table-cell>
          <table:table-cell office:value-type="float" office:value="3481909" table:style-name="ce1">
            <text:p>3481909</text:p>
          </table:table-cell>
          <table:table-cell office:value-type="float" office:value="3545846" table:style-name="ce1">
            <text:p>3545846</text:p>
          </table:table-cell>
          <table:table-cell office:value-type="float" office:value="3578731" table:style-name="ce1">
            <text:p>3578731</text:p>
          </table:table-cell>
          <table:table-cell office:value-type="float" office:value="3602554" table:style-name="ce1">
            <text:p>3602554</text:p>
          </table:table-cell>
          <table:table-cell office:value-type="float" office:value="3625652" table:style-name="ce1">
            <text:p>3625652</text:p>
          </table:table-cell>
          <table:table-cell office:value-type="float" office:value="3641615" table:style-name="ce1">
            <text:p>3641615</text:p>
          </table:table-cell>
          <table:table-cell office:value-type="float" office:value="3636410" table:style-name="ce1">
            <text:p>3636410</text:p>
          </table:table-cell>
          <table:table-cell office:value-type="float" office:value="3612091" table:style-name="ce1">
            <text:p>3612091</text:p>
          </table:table-cell>
          <table:table-cell office:value-type="float" office:value="3596286" table:style-name="ce1">
            <text:p>3596286</text:p>
          </table:table-cell>
          <table:table-cell office:value-type="float" office:value="3593029" table:style-name="ce1">
            <text:p>3593029</text:p>
          </table:table-cell>
          <table:table-cell office:value-type="float" office:value="3596663" table:style-name="ce1">
            <text:p>3596663</text:p>
          </table:table-cell>
          <table:table-cell office:value-type="float" office:value="3607371" table:style-name="ce1">
            <text:p>3607371</text:p>
          </table:table-cell>
          <table:table-cell office:value-type="float" office:value="3692988" table:style-name="ce1">
            <text:p>3692988</text:p>
          </table:table-cell>
          <table:table-cell office:value-type="float" office:value="3830823" table:style-name="ce1">
            <text:p>3830823</text:p>
          </table:table-cell>
          <table:table-cell office:value-type="float" office:value="3962180" table:style-name="ce1">
            <text:p>3962180</text:p>
          </table:table-cell>
          <table:table-cell office:value-type="float" office:value="4089876" table:style-name="ce1">
            <text:p>4089876</text:p>
          </table:table-cell>
          <table:table-cell office:value-type="float" office:value="4219325" table:style-name="ce1">
            <text:p>4219325</text:p>
          </table:table-cell>
          <table:table-cell office:value-type="float" office:value="4350934" table:style-name="ce1">
            <text:p>4350934</text:p>
          </table:table-cell>
          <table:table-cell office:value-type="float" office:value="4485819" table:style-name="ce1">
            <text:p>4485819</text:p>
          </table:table-cell>
          <table:table-cell office:value-type="float" office:value="4624403" table:style-name="ce1">
            <text:p>4624403</text:p>
          </table:table-cell>
          <table:table-cell office:value-type="float" office:value="4764772" table:style-name="ce1">
            <text:p>4764772</text:p>
          </table:table-cell>
          <table:table-cell office:value-type="float" office:value="4914685" table:style-name="ce1">
            <text:p>4914685</text:p>
          </table:table-cell>
          <table:table-cell office:value-type="float" office:value="5017092" table:style-name="ce1">
            <text:p>5017092</text:p>
          </table:table-cell>
          <table:table-cell office:value-type="float" office:value="5069206" table:style-name="ce1">
            <text:p>5069206</text:p>
          </table:table-cell>
          <table:table-cell office:value-type="float" office:value="5112044" table:style-name="ce1">
            <text:p>5112044</text:p>
          </table:table-cell>
          <table:table-cell office:value-type="float" office:value="5149461" table:style-name="ce1">
            <text:p>5149461</text:p>
          </table:table-cell>
          <table:table-cell office:value-type="float" office:value="5180397" table:style-name="ce1">
            <text:p>5180397</text:p>
          </table:table-cell>
          <table:table-cell office:value-type="float" office:value="5199719" table:style-name="ce1">
            <text:p>5199719</text:p>
          </table:table-cell>
          <table:table-cell office:value-type="float" office:value="5208645" table:style-name="ce1">
            <text:p>5208645</text:p>
          </table:table-cell>
          <table:table-cell office:value-type="float" office:value="5220447" table:style-name="ce1">
            <text:p>5220447</text:p>
          </table:table-cell>
          <table:table-cell office:value-type="float" office:value="5241761" table:style-name="ce1">
            <text:p>5241761</text:p>
          </table:table-cell>
          <table:table-cell office:value-type="float" office:value="5267636" table:style-name="ce1">
            <text:p>5267636</text:p>
          </table:table-cell>
          <table:table-cell office:value-type="float" office:value="5301074" table:style-name="ce1">
            <text:p>5301074</text:p>
          </table:table-cell>
          <table:table-cell office:value-type="float" office:value="5344095" table:style-name="ce1">
            <text:p>5344095</text:p>
          </table:table-cell>
          <table:table-cell office:value-type="float" office:value="5386680" table:style-name="ce1">
            <text:p>5386680</text:p>
          </table:table-cell>
          <table:table-cell office:value-type="float" office:value="5426645" table:style-name="ce1">
            <text:p>5426645</text:p>
          </table:table-cell>
          <table:table-cell office:value-type="float" office:value="5464346" table:style-name="ce1">
            <text:p>5464346</text:p>
          </table:table-cell>
          <table:table-cell office:value-type="float" office:value="5501590" table:style-name="ce1">
            <text:p>5501590</text:p>
          </table:table-cell>
          <table:table-cell office:value-type="float" office:value="5553847" table:style-name="ce1">
            <text:p>5553847</text:p>
          </table:table-cell>
          <table:table-cell office:value-type="float" office:value="5627771" table:style-name="ce1">
            <text:p>5627771</text:p>
          </table:table-cell>
          <table:table-cell office:value-type="float" office:value="5701396" table:style-name="ce1">
            <text:p>5701396</text:p>
          </table:table-cell>
          <table:table-cell office:value-type="float" office:value="5764063" table:style-name="ce1">
            <text:p>5764063</text:p>
          </table:table-cell>
          <table:table-cell office:value-type="float" office:value="5831516" table:style-name="ce1">
            <text:p>5831516</text:p>
          </table:table-cell>
          <table:table-cell office:value-type="float" office:value="5896805" table:style-name="ce1">
            <text:p>5896805</text:p>
          </table:table-cell>
          <table:table-cell office:value-type="float" office:value="5968886" table:style-name="ce1">
            <text:p>5968886</text:p>
          </table:table-cell>
          <table:table-cell office:value-type="float" office:value="6046422" table:style-name="ce1">
            <text:p>6046422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hannel Islands</text:p>
          </table:table-cell>
          <table:table-cell office:value-type="string" table:style-name="ce1">
            <text:p>CHI</text:p>
          </table:table-cell>
          <table:table-cell office:value-type="float" office:value="42345" table:style-name="ce1">
            <text:p>42345</text:p>
          </table:table-cell>
          <table:table-cell office:value-type="float" office:value="42433" table:style-name="ce1">
            <text:p>42433</text:p>
          </table:table-cell>
          <table:table-cell office:value-type="float" office:value="42548" table:style-name="ce1">
            <text:p>42548</text:p>
          </table:table-cell>
          <table:table-cell office:value-type="float" office:value="42684" table:style-name="ce1">
            <text:p>42684</text:p>
          </table:table-cell>
          <table:table-cell office:value-type="float" office:value="42833" table:style-name="ce1">
            <text:p>42833</text:p>
          </table:table-cell>
          <table:table-cell office:value-type="float" office:value="42990" table:style-name="ce1">
            <text:p>42990</text:p>
          </table:table-cell>
          <table:table-cell office:value-type="float" office:value="43148" table:style-name="ce1">
            <text:p>43148</text:p>
          </table:table-cell>
          <table:table-cell office:value-type="float" office:value="43306" table:style-name="ce1">
            <text:p>43306</text:p>
          </table:table-cell>
          <table:table-cell office:value-type="float" office:value="43458" table:style-name="ce1">
            <text:p>43458</text:p>
          </table:table-cell>
          <table:table-cell office:value-type="float" office:value="43605" table:style-name="ce1">
            <text:p>43605</text:p>
          </table:table-cell>
          <table:table-cell office:value-type="float" office:value="43737" table:style-name="ce1">
            <text:p>43737</text:p>
          </table:table-cell>
          <table:table-cell office:value-type="float" office:value="43828" table:style-name="ce1">
            <text:p>43828</text:p>
          </table:table-cell>
          <table:table-cell office:value-type="float" office:value="43751" table:style-name="ce1">
            <text:p>43751</text:p>
          </table:table-cell>
          <table:table-cell office:value-type="float" office:value="43641" table:style-name="ce1">
            <text:p>43641</text:p>
          </table:table-cell>
          <table:table-cell office:value-type="float" office:value="43466" table:style-name="ce1">
            <text:p>43466</text:p>
          </table:table-cell>
          <table:table-cell office:value-type="float" office:value="43213" table:style-name="ce1">
            <text:p>43213</text:p>
          </table:table-cell>
          <table:table-cell office:value-type="float" office:value="42873" table:style-name="ce1">
            <text:p>42873</text:p>
          </table:table-cell>
          <table:table-cell office:value-type="float" office:value="42465" table:style-name="ce1">
            <text:p>42465</text:p>
          </table:table-cell>
          <table:table-cell office:value-type="float" office:value="42030" table:style-name="ce1">
            <text:p>42030</text:p>
          </table:table-cell>
          <table:table-cell office:value-type="float" office:value="41627" table:style-name="ce1">
            <text:p>41627</text:p>
          </table:table-cell>
          <table:table-cell office:value-type="float" office:value="41296" table:style-name="ce1">
            <text:p>41296</text:p>
          </table:table-cell>
          <table:table-cell office:value-type="float" office:value="41159" table:style-name="ce1">
            <text:p>41159</text:p>
          </table:table-cell>
          <table:table-cell office:value-type="float" office:value="41452" table:style-name="ce1">
            <text:p>41452</text:p>
          </table:table-cell>
          <table:table-cell office:value-type="float" office:value="41801" table:style-name="ce1">
            <text:p>41801</text:p>
          </table:table-cell>
          <table:table-cell office:value-type="float" office:value="42187" table:style-name="ce1">
            <text:p>42187</text:p>
          </table:table-cell>
          <table:table-cell office:value-type="float" office:value="42592" table:style-name="ce1">
            <text:p>42592</text:p>
          </table:table-cell>
          <table:table-cell office:value-type="float" office:value="43020" table:style-name="ce1">
            <text:p>43020</text:p>
          </table:table-cell>
          <table:table-cell office:value-type="float" office:value="43349" table:style-name="ce1">
            <text:p>43349</text:p>
          </table:table-cell>
          <table:table-cell office:value-type="float" office:value="43670" table:style-name="ce1">
            <text:p>43670</text:p>
          </table:table-cell>
          <table:table-cell office:value-type="float" office:value="43947" table:style-name="ce1">
            <text:p>43947</text:p>
          </table:table-cell>
          <table:table-cell office:value-type="float" office:value="44159" table:style-name="ce1">
            <text:p>44159</text:p>
          </table:table-cell>
          <table:table-cell office:value-type="float" office:value="44257" table:style-name="ce1">
            <text:p>44257</text:p>
          </table:table-cell>
          <table:table-cell office:value-type="float" office:value="44208" table:style-name="ce1">
            <text:p>44208</text:p>
          </table:table-cell>
          <table:table-cell office:value-type="float" office:value="44119" table:style-name="ce1">
            <text:p>44119</text:p>
          </table:table-cell>
          <table:table-cell office:value-type="float" office:value="44029" table:style-name="ce1">
            <text:p>44029</text:p>
          </table:table-cell>
          <table:table-cell office:value-type="float" office:value="43967" table:style-name="ce1">
            <text:p>43967</text:p>
          </table:table-cell>
          <table:table-cell office:value-type="float" office:value="44029" table:style-name="ce1">
            <text:p>44029</text:p>
          </table:table-cell>
          <table:table-cell office:value-type="float" office:value="44319" table:style-name="ce1">
            <text:p>44319</text:p>
          </table:table-cell>
          <table:table-cell office:value-type="float" office:value="44634" table:style-name="ce1">
            <text:p>44634</text:p>
          </table:table-cell>
          <table:table-cell office:value-type="float" office:value="44968" table:style-name="ce1">
            <text:p>44968</text:p>
          </table:table-cell>
          <table:table-cell office:value-type="float" office:value="45309" table:style-name="ce1">
            <text:p>45309</text:p>
          </table:table-cell>
          <table:table-cell office:value-type="float" office:value="45681" table:style-name="ce1">
            <text:p>45681</text:p>
          </table:table-cell>
          <table:table-cell office:value-type="float" office:value="46112" table:style-name="ce1">
            <text:p>46112</text:p>
          </table:table-cell>
          <table:table-cell office:value-type="float" office:value="46551" table:style-name="ce1">
            <text:p>46551</text:p>
          </table:table-cell>
          <table:table-cell office:value-type="float" office:value="46994" table:style-name="ce1">
            <text:p>46994</text:p>
          </table:table-cell>
          <table:table-cell office:value-type="float" office:value="47436" table:style-name="ce1">
            <text:p>47436</text:p>
          </table:table-cell>
          <table:table-cell office:value-type="float" office:value="47876" table:style-name="ce1">
            <text:p>47876</text:p>
          </table:table-cell>
          <table:table-cell office:value-type="float" office:value="48312" table:style-name="ce1">
            <text:p>48312</text:p>
          </table:table-cell>
          <table:table-cell office:value-type="float" office:value="48740" table:style-name="ce1">
            <text:p>48740</text:p>
          </table:table-cell>
          <table:table-cell office:value-type="float" office:value="49157" table:style-name="ce1">
            <text:p>49157</text:p>
          </table:table-cell>
          <table:table-cell office:value-type="float" office:value="49557" table:style-name="ce1">
            <text:p>49557</text:p>
          </table:table-cell>
          <table:table-cell office:value-type="float" office:value="49938" table:style-name="ce1">
            <text:p>49938</text:p>
          </table:table-cell>
          <table:table-cell office:value-type="float" office:value="50319" table:style-name="ce1">
            <text:p>50319</text:p>
          </table:table-cell>
          <table:table-cell office:value-type="float" office:value="50702" table:style-name="ce1">
            <text:p>50702</text:p>
          </table:table-cell>
          <table:table-cell office:value-type="float" office:value="51096" table:style-name="ce1">
            <text:p>51096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CHL</text:p>
          </table:table-cell>
          <table:table-cell office:value-type="float" office:value="5220450" table:style-name="ce1">
            <text:p>5220450</text:p>
          </table:table-cell>
          <table:table-cell office:value-type="float" office:value="5405948" table:style-name="ce1">
            <text:p>5405948</text:p>
          </table:table-cell>
          <table:table-cell office:value-type="float" office:value="5592410" table:style-name="ce1">
            <text:p>5592410</text:p>
          </table:table-cell>
          <table:table-cell office:value-type="float" office:value="5782764" table:style-name="ce1">
            <text:p>5782764</text:p>
          </table:table-cell>
          <table:table-cell office:value-type="float" office:value="5976975" table:style-name="ce1">
            <text:p>5976975</text:p>
          </table:table-cell>
          <table:table-cell office:value-type="float" office:value="6174513" table:style-name="ce1">
            <text:p>6174513</text:p>
          </table:table-cell>
          <table:table-cell office:value-type="float" office:value="6375695" table:style-name="ce1">
            <text:p>6375695</text:p>
          </table:table-cell>
          <table:table-cell office:value-type="float" office:value="6579783" table:style-name="ce1">
            <text:p>6579783</text:p>
          </table:table-cell>
          <table:table-cell office:value-type="float" office:value="6785404" table:style-name="ce1">
            <text:p>6785404</text:p>
          </table:table-cell>
          <table:table-cell office:value-type="float" office:value="6990276" table:style-name="ce1">
            <text:p>6990276</text:p>
          </table:table-cell>
          <table:table-cell office:value-type="float" office:value="7193106" table:style-name="ce1">
            <text:p>7193106</text:p>
          </table:table-cell>
          <table:table-cell office:value-type="float" office:value="7392202" table:style-name="ce1">
            <text:p>7392202</text:p>
          </table:table-cell>
          <table:table-cell office:value-type="float" office:value="7588944" table:style-name="ce1">
            <text:p>7588944</text:p>
          </table:table-cell>
          <table:table-cell office:value-type="float" office:value="7783319" table:style-name="ce1">
            <text:p>7783319</text:p>
          </table:table-cell>
          <table:table-cell office:value-type="float" office:value="7976191" table:style-name="ce1">
            <text:p>7976191</text:p>
          </table:table-cell>
          <table:table-cell office:value-type="float" office:value="8168284" table:style-name="ce1">
            <text:p>8168284</text:p>
          </table:table-cell>
          <table:table-cell office:value-type="float" office:value="8359642" table:style-name="ce1">
            <text:p>8359642</text:p>
          </table:table-cell>
          <table:table-cell office:value-type="float" office:value="8550316" table:style-name="ce1">
            <text:p>8550316</text:p>
          </table:table-cell>
          <table:table-cell office:value-type="float" office:value="8741156" table:style-name="ce1">
            <text:p>8741156</text:p>
          </table:table-cell>
          <table:table-cell office:value-type="float" office:value="8933096" table:style-name="ce1">
            <text:p>8933096</text:p>
          </table:table-cell>
          <table:table-cell office:value-type="float" office:value="9127115" table:style-name="ce1">
            <text:p>9127115</text:p>
          </table:table-cell>
          <table:table-cell office:value-type="float" office:value="9323092" table:style-name="ce1">
            <text:p>9323092</text:p>
          </table:table-cell>
          <table:table-cell office:value-type="float" office:value="9512837" table:style-name="ce1">
            <text:p>9512837</text:p>
          </table:table-cell>
          <table:table-cell office:value-type="float" office:value="9670641" table:style-name="ce1">
            <text:p>9670641</text:p>
          </table:table-cell>
          <table:table-cell office:value-type="float" office:value="9834207" table:style-name="ce1">
            <text:p>9834207</text:p>
          </table:table-cell>
          <table:table-cell office:value-type="float" office:value="10004590" table:style-name="ce1">
            <text:p>10004590</text:p>
          </table:table-cell>
          <table:table-cell office:value-type="float" office:value="10182343" table:style-name="ce1">
            <text:p>10182343</text:p>
          </table:table-cell>
          <table:table-cell office:value-type="float" office:value="10366831" table:style-name="ce1">
            <text:p>10366831</text:p>
          </table:table-cell>
          <table:table-cell office:value-type="float" office:value="10556482" table:style-name="ce1">
            <text:p>10556482</text:p>
          </table:table-cell>
          <table:table-cell office:value-type="float" office:value="10749135" table:style-name="ce1">
            <text:p>10749135</text:p>
          </table:table-cell>
          <table:table-cell office:value-type="float" office:value="10942810" table:style-name="ce1">
            <text:p>10942810</text:p>
          </table:table-cell>
          <table:table-cell office:value-type="float" office:value="11137014" table:style-name="ce1">
            <text:p>11137014</text:p>
          </table:table-cell>
          <table:table-cell office:value-type="float" office:value="11337079" table:style-name="ce1">
            <text:p>11337079</text:p>
          </table:table-cell>
          <table:table-cell office:value-type="float" office:value="11559758" table:style-name="ce1">
            <text:p>11559758</text:p>
          </table:table-cell>
          <table:table-cell office:value-type="float" office:value="11781112" table:style-name="ce1">
            <text:p>11781112</text:p>
          </table:table-cell>
          <table:table-cell office:value-type="float" office:value="12000305" table:style-name="ce1">
            <text:p>12000305</text:p>
          </table:table-cell>
          <table:table-cell office:value-type="float" office:value="12216607" table:style-name="ce1">
            <text:p>12216607</text:p>
          </table:table-cell>
          <table:table-cell office:value-type="float" office:value="12430061" table:style-name="ce1">
            <text:p>12430061</text:p>
          </table:table-cell>
          <table:table-cell office:value-type="float" office:value="12640859" table:style-name="ce1">
            <text:p>12640859</text:p>
          </table:table-cell>
          <table:table-cell office:value-type="float" office:value="12849960" table:style-name="ce1">
            <text:p>12849960</text:p>
          </table:table-cell>
          <table:table-cell office:value-type="float" office:value="13057607" table:style-name="ce1">
            <text:p>13057607</text:p>
          </table:table-cell>
          <table:table-cell office:value-type="float" office:value="13263991" table:style-name="ce1">
            <text:p>13263991</text:p>
          </table:table-cell>
          <table:table-cell office:value-type="float" office:value="13469045" table:style-name="ce1">
            <text:p>13469045</text:p>
          </table:table-cell>
          <table:table-cell office:value-type="float" office:value="13672194" table:style-name="ce1">
            <text:p>13672194</text:p>
          </table:table-cell>
          <table:table-cell office:value-type="float" office:value="13874171" table:style-name="ce1">
            <text:p>13874171</text:p>
          </table:table-cell>
          <table:table-cell office:value-type="float" office:value="14075325" table:style-name="ce1">
            <text:p>14075325</text:p>
          </table:table-cell>
          <table:table-cell office:value-type="float" office:value="14275531" table:style-name="ce1">
            <text:p>14275531</text:p>
          </table:table-cell>
          <table:table-cell office:value-type="float" office:value="14474994" table:style-name="ce1">
            <text:p>14474994</text:p>
          </table:table-cell>
          <table:table-cell office:value-type="float" office:value="14674228" table:style-name="ce1">
            <text:p>14674228</text:p>
          </table:table-cell>
          <table:table-cell office:value-type="float" office:value="14873474" table:style-name="ce1">
            <text:p>14873474</text:p>
          </table:table-cell>
          <table:table-cell office:value-type="float" office:value="15072950" table:style-name="ce1">
            <text:p>15072950</text:p>
          </table:table-cell>
          <table:table-cell office:value-type="float" office:value="15273039" table:style-name="ce1">
            <text:p>15273039</text:p>
          </table:table-cell>
          <table:table-cell office:value-type="float" office:value="15473275" table:style-name="ce1">
            <text:p>15473275</text:p>
          </table:table-cell>
          <table:table-cell office:value-type="float" office:value="15673249" table:style-name="ce1">
            <text:p>15673249</text:p>
          </table:table-cell>
          <table:table-cell office:value-type="float" office:value="15871991" table:style-name="ce1">
            <text:p>1587199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hina</text:p>
          </table:table-cell>
          <table:table-cell office:value-type="string" table:style-name="ce1">
            <text:p>CHN</text:p>
          </table:table-cell>
          <table:table-cell office:value-type="float" office:value="108085352" table:style-name="ce1">
            <text:p>108085352</text:p>
          </table:table-cell>
          <table:table-cell office:value-type="float" office:value="110327936" table:style-name="ce1">
            <text:p>110327936</text:p>
          </table:table-cell>
          <table:table-cell office:value-type="float" office:value="114685540" table:style-name="ce1">
            <text:p>114685540</text:p>
          </table:table-cell>
          <table:table-cell office:value-type="float" office:value="121162226" table:style-name="ce1">
            <text:p>121162226</text:p>
          </table:table-cell>
          <table:table-cell office:value-type="float" office:value="127791981" table:style-name="ce1">
            <text:p>127791981</text:p>
          </table:table-cell>
          <table:table-cell office:value-type="float" office:value="129348359" table:style-name="ce1">
            <text:p>129348359</text:p>
          </table:table-cell>
          <table:table-cell office:value-type="float" office:value="131746910" table:style-name="ce1">
            <text:p>131746910</text:p>
          </table:table-cell>
          <table:table-cell office:value-type="float" office:value="134196718" table:style-name="ce1">
            <text:p>134196718</text:p>
          </table:table-cell>
          <table:table-cell office:value-type="float" office:value="136747486" table:style-name="ce1">
            <text:p>136747486</text:p>
          </table:table-cell>
          <table:table-cell office:value-type="float" office:value="139527262" table:style-name="ce1">
            <text:p>139527262</text:p>
          </table:table-cell>
          <table:table-cell office:value-type="float" office:value="142386810" table:style-name="ce1">
            <text:p>142386810</text:p>
          </table:table-cell>
          <table:table-cell office:value-type="float" office:value="145443877" table:style-name="ce1">
            <text:p>145443877</text:p>
          </table:table-cell>
          <table:table-cell office:value-type="float" office:value="148131235" table:style-name="ce1">
            <text:p>148131235</text:p>
          </table:table-cell>
          <table:table-cell office:value-type="float" office:value="151552570" table:style-name="ce1">
            <text:p>151552570</text:p>
          </table:table-cell>
          <table:table-cell office:value-type="float" office:value="155688522" table:style-name="ce1">
            <text:p>155688522</text:p>
          </table:table-cell>
          <table:table-cell office:value-type="float" office:value="159452730" table:style-name="ce1">
            <text:p>159452730</text:p>
          </table:table-cell>
          <table:table-cell office:value-type="float" office:value="162497601" table:style-name="ce1">
            <text:p>162497601</text:p>
          </table:table-cell>
          <table:table-cell office:value-type="float" office:value="165293316" table:style-name="ce1">
            <text:p>165293316</text:p>
          </table:table-cell>
          <table:table-cell office:value-type="float" office:value="171153535" table:style-name="ce1">
            <text:p>171153535</text:p>
          </table:table-cell>
          <table:table-cell office:value-type="float" office:value="180399661" table:style-name="ce1">
            <text:p>180399661</text:p>
          </table:table-cell>
          <table:table-cell office:value-type="float" office:value="189947471" table:style-name="ce1">
            <text:p>189947471</text:p>
          </table:table-cell>
          <table:table-cell office:value-type="float" office:value="199949784" table:style-name="ce1">
            <text:p>199949784</text:p>
          </table:table-cell>
          <table:table-cell office:value-type="float" office:value="210823843" table:style-name="ce1">
            <text:p>210823843</text:p>
          </table:table-cell>
          <table:table-cell office:value-type="float" office:value="220472140" table:style-name="ce1">
            <text:p>220472140</text:p>
          </table:table-cell>
          <table:table-cell office:value-type="float" office:value="230206255" table:style-name="ce1">
            <text:p>230206255</text:p>
          </table:table-cell>
          <table:table-cell office:value-type="float" office:value="240414890" table:style-name="ce1">
            <text:p>240414890</text:p>
          </table:table-cell>
          <table:table-cell office:value-type="float" office:value="251325056" table:style-name="ce1">
            <text:p>251325056</text:p>
          </table:table-cell>
          <table:table-cell office:value-type="float" office:value="262976051" table:style-name="ce1">
            <text:p>262976051</text:p>
          </table:table-cell>
          <table:table-cell office:value-type="float" office:value="275121076" table:style-name="ce1">
            <text:p>275121076</text:p>
          </table:table-cell>
          <table:table-cell office:value-type="float" office:value="287504237" table:style-name="ce1">
            <text:p>287504237</text:p>
          </table:table-cell>
          <table:table-cell office:value-type="float" office:value="300165618" table:style-name="ce1">
            <text:p>300165618</text:p>
          </table:table-cell>
          <table:table-cell office:value-type="float" office:value="314301034" table:style-name="ce1">
            <text:p>314301034</text:p>
          </table:table-cell>
          <table:table-cell office:value-type="float" office:value="328521540" table:style-name="ce1">
            <text:p>328521540</text:p>
          </table:table-cell>
          <table:table-cell office:value-type="float" office:value="342961393" table:style-name="ce1">
            <text:p>342961393</text:p>
          </table:table-cell>
          <table:table-cell office:value-type="float" office:value="357836540" table:style-name="ce1">
            <text:p>357836540</text:p>
          </table:table-cell>
          <table:table-cell office:value-type="float" office:value="373035157" table:style-name="ce1">
            <text:p>373035157</text:p>
          </table:table-cell>
          <table:table-cell office:value-type="float" office:value="388593258" table:style-name="ce1">
            <text:p>388593258</text:p>
          </table:table-cell>
          <table:table-cell office:value-type="float" office:value="404485562" table:style-name="ce1">
            <text:p>404485562</text:p>
          </table:table-cell>
          <table:table-cell office:value-type="float" office:value="420606126" table:style-name="ce1">
            <text:p>420606126</text:p>
          </table:table-cell>
          <table:table-cell office:value-type="float" office:value="436766058" table:style-name="ce1">
            <text:p>436766058</text:p>
          </table:table-cell>
          <table:table-cell office:value-type="float" office:value="452999147" table:style-name="ce1">
            <text:p>452999147</text:p>
          </table:table-cell>
          <table:table-cell office:value-type="float" office:value="471767321" table:style-name="ce1">
            <text:p>471767321</text:p>
          </table:table-cell>
          <table:table-cell office:value-type="float" office:value="491993700" table:style-name="ce1">
            <text:p>491993700</text:p>
          </table:table-cell>
          <table:table-cell office:value-type="float" office:value="512473984" table:style-name="ce1">
            <text:p>512473984</text:p>
          </table:table-cell>
          <table:table-cell office:value-type="float" office:value="533257098" table:style-name="ce1">
            <text:p>533257098</text:p>
          </table:table-cell>
          <table:table-cell office:value-type="float" office:value="554367818" table:style-name="ce1">
            <text:p>554367818</text:p>
          </table:table-cell>
          <table:table-cell office:value-type="float" office:value="575118254" table:style-name="ce1">
            <text:p>575118254</text:p>
          </table:table-cell>
          <table:table-cell office:value-type="float" office:value="595670841" table:style-name="ce1">
            <text:p>595670841</text:p>
          </table:table-cell>
          <table:table-cell office:value-type="float" office:value="616481190" table:style-name="ce1">
            <text:p>616481190</text:p>
          </table:table-cell>
          <table:table-cell office:value-type="float" office:value="637407288" table:style-name="ce1">
            <text:p>637407288</text:p>
          </table:table-cell>
          <table:table-cell office:value-type="float" office:value="658498663" table:style-name="ce1">
            <text:p>658498663</text:p>
          </table:table-cell>
          <table:table-cell office:value-type="float" office:value="679766865" table:style-name="ce1">
            <text:p>679766865</text:p>
          </table:table-cell>
          <table:table-cell office:value-type="float" office:value="700862129" table:style-name="ce1">
            <text:p>700862129</text:p>
          </table:table-cell>
          <table:table-cell office:value-type="float" office:value="721691798" table:style-name="ce1">
            <text:p>721691798</text:p>
          </table:table-cell>
          <table:table-cell office:value-type="float" office:value="742299307" table:style-name="ce1">
            <text:p>74229930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ote d'Ivoire</text:p>
          </table:table-cell>
          <table:table-cell office:value-type="string" table:style-name="ce1">
            <text:p>CIV</text:p>
          </table:table-cell>
          <table:table-cell office:value-type="float" office:value="614296" table:style-name="ce1">
            <text:p>614296</text:p>
          </table:table-cell>
          <table:table-cell office:value-type="float" office:value="681188" table:style-name="ce1">
            <text:p>681188</text:p>
          </table:table-cell>
          <table:table-cell office:value-type="float" office:value="755956" table:style-name="ce1">
            <text:p>755956</text:p>
          </table:table-cell>
          <table:table-cell office:value-type="float" office:value="839237" table:style-name="ce1">
            <text:p>839237</text:p>
          </table:table-cell>
          <table:table-cell office:value-type="float" office:value="931709" table:style-name="ce1">
            <text:p>931709</text:p>
          </table:table-cell>
          <table:table-cell office:value-type="float" office:value="1033836" table:style-name="ce1">
            <text:p>1033836</text:p>
          </table:table-cell>
          <table:table-cell office:value-type="float" office:value="1109078" table:style-name="ce1">
            <text:p>1109078</text:p>
          </table:table-cell>
          <table:table-cell office:value-type="float" office:value="1190324" table:style-name="ce1">
            <text:p>1190324</text:p>
          </table:table-cell>
          <table:table-cell office:value-type="float" office:value="1278139" table:style-name="ce1">
            <text:p>1278139</text:p>
          </table:table-cell>
          <table:table-cell office:value-type="float" office:value="1373204" table:style-name="ce1">
            <text:p>1373204</text:p>
          </table:table-cell>
          <table:table-cell office:value-type="float" office:value="1476280" table:style-name="ce1">
            <text:p>1476280</text:p>
          </table:table-cell>
          <table:table-cell office:value-type="float" office:value="1587780" table:style-name="ce1">
            <text:p>1587780</text:p>
          </table:table-cell>
          <table:table-cell office:value-type="float" office:value="1708139" table:style-name="ce1">
            <text:p>1708139</text:p>
          </table:table-cell>
          <table:table-cell office:value-type="float" office:value="1837311" table:style-name="ce1">
            <text:p>1837311</text:p>
          </table:table-cell>
          <table:table-cell office:value-type="float" office:value="1975709" table:style-name="ce1">
            <text:p>1975709</text:p>
          </table:table-cell>
          <table:table-cell office:value-type="float" office:value="2129175" table:style-name="ce1">
            <text:p>2129175</text:p>
          </table:table-cell>
          <table:table-cell office:value-type="float" office:value="2323462" table:style-name="ce1">
            <text:p>2323462</text:p>
          </table:table-cell>
          <table:table-cell office:value-type="float" office:value="2531877" table:style-name="ce1">
            <text:p>2531877</text:p>
          </table:table-cell>
          <table:table-cell office:value-type="float" office:value="2755319" table:style-name="ce1">
            <text:p>2755319</text:p>
          </table:table-cell>
          <table:table-cell office:value-type="float" office:value="2897042" table:style-name="ce1">
            <text:p>2897042</text:p>
          </table:table-cell>
          <table:table-cell office:value-type="float" office:value="3044119" table:style-name="ce1">
            <text:p>3044119</text:p>
          </table:table-cell>
          <table:table-cell office:value-type="float" office:value="3196572" table:style-name="ce1">
            <text:p>3196572</text:p>
          </table:table-cell>
          <table:table-cell office:value-type="float" office:value="3354294" table:style-name="ce1">
            <text:p>3354294</text:p>
          </table:table-cell>
          <table:table-cell office:value-type="float" office:value="3516481" table:style-name="ce1">
            <text:p>3516481</text:p>
          </table:table-cell>
          <table:table-cell office:value-type="float" office:value="3682269" table:style-name="ce1">
            <text:p>3682269</text:p>
          </table:table-cell>
          <table:table-cell office:value-type="float" office:value="3850910" table:style-name="ce1">
            <text:p>3850910</text:p>
          </table:table-cell>
          <table:table-cell office:value-type="float" office:value="4021692" table:style-name="ce1">
            <text:p>4021692</text:p>
          </table:table-cell>
          <table:table-cell office:value-type="float" office:value="4195047" table:style-name="ce1">
            <text:p>4195047</text:p>
          </table:table-cell>
          <table:table-cell office:value-type="float" office:value="4377036" table:style-name="ce1">
            <text:p>4377036</text:p>
          </table:table-cell>
          <table:table-cell office:value-type="float" office:value="4577613" table:style-name="ce1">
            <text:p>4577613</text:p>
          </table:table-cell>
          <table:table-cell office:value-type="float" office:value="4786677" table:style-name="ce1">
            <text:p>4786677</text:p>
          </table:table-cell>
          <table:table-cell office:value-type="float" office:value="5004600" table:style-name="ce1">
            <text:p>5004600</text:p>
          </table:table-cell>
          <table:table-cell office:value-type="float" office:value="5230244" table:style-name="ce1">
            <text:p>5230244</text:p>
          </table:table-cell>
          <table:table-cell office:value-type="float" office:value="5462112" table:style-name="ce1">
            <text:p>5462112</text:p>
          </table:table-cell>
          <table:table-cell office:value-type="float" office:value="5698026" table:style-name="ce1">
            <text:p>5698026</text:p>
          </table:table-cell>
          <table:table-cell office:value-type="float" office:value="5936029" table:style-name="ce1">
            <text:p>5936029</text:p>
          </table:table-cell>
          <table:table-cell office:value-type="float" office:value="6176582" table:style-name="ce1">
            <text:p>6176582</text:p>
          </table:table-cell>
          <table:table-cell office:value-type="float" office:value="6418977" table:style-name="ce1">
            <text:p>6418977</text:p>
          </table:table-cell>
          <table:table-cell office:value-type="float" office:value="6659754" table:style-name="ce1">
            <text:p>6659754</text:p>
          </table:table-cell>
          <table:table-cell office:value-type="float" office:value="6920867" table:style-name="ce1">
            <text:p>6920867</text:p>
          </table:table-cell>
          <table:table-cell office:value-type="float" office:value="7192080" table:style-name="ce1">
            <text:p>7192080</text:p>
          </table:table-cell>
          <table:table-cell office:value-type="float" office:value="7453653" table:style-name="ce1">
            <text:p>7453653</text:p>
          </table:table-cell>
          <table:table-cell office:value-type="float" office:value="7708177" table:style-name="ce1">
            <text:p>7708177</text:p>
          </table:table-cell>
          <table:table-cell office:value-type="float" office:value="7960924" table:style-name="ce1">
            <text:p>7960924</text:p>
          </table:table-cell>
          <table:table-cell office:value-type="float" office:value="8220312" table:style-name="ce1">
            <text:p>8220312</text:p>
          </table:table-cell>
          <table:table-cell office:value-type="float" office:value="8492632" table:style-name="ce1">
            <text:p>8492632</text:p>
          </table:table-cell>
          <table:table-cell office:value-type="float" office:value="8781036" table:style-name="ce1">
            <text:p>8781036</text:p>
          </table:table-cell>
          <table:table-cell office:value-type="float" office:value="9104016" table:style-name="ce1">
            <text:p>9104016</text:p>
          </table:table-cell>
          <table:table-cell office:value-type="float" office:value="9444756" table:style-name="ce1">
            <text:p>9444756</text:p>
          </table:table-cell>
          <table:table-cell office:value-type="float" office:value="9803085" table:style-name="ce1">
            <text:p>9803085</text:p>
          </table:table-cell>
          <table:table-cell office:value-type="float" office:value="10177987" table:style-name="ce1">
            <text:p>10177987</text:p>
          </table:table-cell>
          <table:table-cell office:value-type="float" office:value="10570970" table:style-name="ce1">
            <text:p>10570970</text:p>
          </table:table-cell>
          <table:table-cell office:value-type="float" office:value="10982025" table:style-name="ce1">
            <text:p>10982025</text:p>
          </table:table-cell>
          <table:table-cell office:value-type="float" office:value="11409323" table:style-name="ce1">
            <text:p>11409323</text:p>
          </table:table-cell>
          <table:table-cell office:value-type="float" office:value="11849399" table:style-name="ce1">
            <text:p>1184939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ameroon</text:p>
          </table:table-cell>
          <table:table-cell office:value-type="string" table:style-name="ce1">
            <text:p>CMR</text:p>
          </table:table-cell>
          <table:table-cell office:value-type="float" office:value="747214" table:style-name="ce1">
            <text:p>747214</text:p>
          </table:table-cell>
          <table:table-cell office:value-type="float" office:value="793147" table:style-name="ce1">
            <text:p>793147</text:p>
          </table:table-cell>
          <table:table-cell office:value-type="float" office:value="842310" table:style-name="ce1">
            <text:p>842310</text:p>
          </table:table-cell>
          <table:table-cell office:value-type="float" office:value="894873" table:style-name="ce1">
            <text:p>894873</text:p>
          </table:table-cell>
          <table:table-cell office:value-type="float" office:value="950991" table:style-name="ce1">
            <text:p>950991</text:p>
          </table:table-cell>
          <table:table-cell office:value-type="float" office:value="1010719" table:style-name="ce1">
            <text:p>1010719</text:p>
          </table:table-cell>
          <table:table-cell office:value-type="float" office:value="1074456" table:style-name="ce1">
            <text:p>1074456</text:p>
          </table:table-cell>
          <table:table-cell office:value-type="float" office:value="1142467" table:style-name="ce1">
            <text:p>1142467</text:p>
          </table:table-cell>
          <table:table-cell office:value-type="float" office:value="1215013" table:style-name="ce1">
            <text:p>1215013</text:p>
          </table:table-cell>
          <table:table-cell office:value-type="float" office:value="1292176" table:style-name="ce1">
            <text:p>1292176</text:p>
          </table:table-cell>
          <table:table-cell office:value-type="float" office:value="1374506" table:style-name="ce1">
            <text:p>1374506</text:p>
          </table:table-cell>
          <table:table-cell office:value-type="float" office:value="1499839" table:style-name="ce1">
            <text:p>1499839</text:p>
          </table:table-cell>
          <table:table-cell office:value-type="float" office:value="1635698" table:style-name="ce1">
            <text:p>1635698</text:p>
          </table:table-cell>
          <table:table-cell office:value-type="float" office:value="1782432" table:style-name="ce1">
            <text:p>1782432</text:p>
          </table:table-cell>
          <table:table-cell office:value-type="float" office:value="1941158" table:style-name="ce1">
            <text:p>1941158</text:p>
          </table:table-cell>
          <table:table-cell office:value-type="float" office:value="2112454" table:style-name="ce1">
            <text:p>2112454</text:p>
          </table:table-cell>
          <table:table-cell office:value-type="float" office:value="2282625" table:style-name="ce1">
            <text:p>2282625</text:p>
          </table:table-cell>
          <table:table-cell office:value-type="float" office:value="2412875" table:style-name="ce1">
            <text:p>2412875</text:p>
          </table:table-cell>
          <table:table-cell office:value-type="float" office:value="2550799" table:style-name="ce1">
            <text:p>2550799</text:p>
          </table:table-cell>
          <table:table-cell office:value-type="float" office:value="2696729" table:style-name="ce1">
            <text:p>2696729</text:p>
          </table:table-cell>
          <table:table-cell office:value-type="float" office:value="2851222" table:style-name="ce1">
            <text:p>2851222</text:p>
          </table:table-cell>
          <table:table-cell office:value-type="float" office:value="3014387" table:style-name="ce1">
            <text:p>3014387</text:p>
          </table:table-cell>
          <table:table-cell office:value-type="float" office:value="3186727" table:style-name="ce1">
            <text:p>3186727</text:p>
          </table:table-cell>
          <table:table-cell office:value-type="float" office:value="3368497" table:style-name="ce1">
            <text:p>3368497</text:p>
          </table:table-cell>
          <table:table-cell office:value-type="float" office:value="3560020" table:style-name="ce1">
            <text:p>3560020</text:p>
          </table:table-cell>
          <table:table-cell office:value-type="float" office:value="3761279" table:style-name="ce1">
            <text:p>3761279</text:p>
          </table:table-cell>
          <table:table-cell office:value-type="float" office:value="3972809" table:style-name="ce1">
            <text:p>3972809</text:p>
          </table:table-cell>
          <table:table-cell office:value-type="float" office:value="4185467" table:style-name="ce1">
            <text:p>4185467</text:p>
          </table:table-cell>
          <table:table-cell office:value-type="float" office:value="4378852" table:style-name="ce1">
            <text:p>4378852</text:p>
          </table:table-cell>
          <table:table-cell office:value-type="float" office:value="4579228" table:style-name="ce1">
            <text:p>4579228</text:p>
          </table:table-cell>
          <table:table-cell office:value-type="float" office:value="4786742" table:style-name="ce1">
            <text:p>4786742</text:p>
          </table:table-cell>
          <table:table-cell office:value-type="float" office:value="5001336" table:style-name="ce1">
            <text:p>5001336</text:p>
          </table:table-cell>
          <table:table-cell office:value-type="float" office:value="5223245" table:style-name="ce1">
            <text:p>5223245</text:p>
          </table:table-cell>
          <table:table-cell office:value-type="float" office:value="5451876" table:style-name="ce1">
            <text:p>5451876</text:p>
          </table:table-cell>
          <table:table-cell office:value-type="float" office:value="5687634" table:style-name="ce1">
            <text:p>5687634</text:p>
          </table:table-cell>
          <table:table-cell office:value-type="float" office:value="5930238" table:style-name="ce1">
            <text:p>5930238</text:p>
          </table:table-cell>
          <table:table-cell office:value-type="float" office:value="6179872" table:style-name="ce1">
            <text:p>6179872</text:p>
          </table:table-cell>
          <table:table-cell office:value-type="float" office:value="6436343" table:style-name="ce1">
            <text:p>6436343</text:p>
          </table:table-cell>
          <table:table-cell office:value-type="float" office:value="6700375" table:style-name="ce1">
            <text:p>6700375</text:p>
          </table:table-cell>
          <table:table-cell office:value-type="float" office:value="6972724" table:style-name="ce1">
            <text:p>6972724</text:p>
          </table:table-cell>
          <table:table-cell office:value-type="float" office:value="7253799" table:style-name="ce1">
            <text:p>7253799</text:p>
          </table:table-cell>
          <table:table-cell office:value-type="float" office:value="7543433" table:style-name="ce1">
            <text:p>7543433</text:p>
          </table:table-cell>
          <table:table-cell office:value-type="float" office:value="7842372" table:style-name="ce1">
            <text:p>7842372</text:p>
          </table:table-cell>
          <table:table-cell office:value-type="float" office:value="8150937" table:style-name="ce1">
            <text:p>8150937</text:p>
          </table:table-cell>
          <table:table-cell office:value-type="float" office:value="8469836" table:style-name="ce1">
            <text:p>8469836</text:p>
          </table:table-cell>
          <table:table-cell office:value-type="float" office:value="8799027" table:style-name="ce1">
            <text:p>8799027</text:p>
          </table:table-cell>
          <table:table-cell office:value-type="float" office:value="9139177" table:style-name="ce1">
            <text:p>9139177</text:p>
          </table:table-cell>
          <table:table-cell office:value-type="float" office:value="9489638" table:style-name="ce1">
            <text:p>9489638</text:p>
          </table:table-cell>
          <table:table-cell office:value-type="float" office:value="9851161" table:style-name="ce1">
            <text:p>9851161</text:p>
          </table:table-cell>
          <table:table-cell office:value-type="float" office:value="10223553" table:style-name="ce1">
            <text:p>10223553</text:p>
          </table:table-cell>
          <table:table-cell office:value-type="float" office:value="10607487" table:style-name="ce1">
            <text:p>10607487</text:p>
          </table:table-cell>
          <table:table-cell office:value-type="float" office:value="11002822" table:style-name="ce1">
            <text:p>11002822</text:p>
          </table:table-cell>
          <table:table-cell office:value-type="float" office:value="11409568" table:style-name="ce1">
            <text:p>11409568</text:p>
          </table:table-cell>
          <table:table-cell office:value-type="float" office:value="11827446" table:style-name="ce1">
            <text:p>11827446</text:p>
          </table:table-cell>
          <table:table-cell office:value-type="float" office:value="12256208" table:style-name="ce1">
            <text:p>1225620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ongo, Rep.</text:p>
          </table:table-cell>
          <table:table-cell office:value-type="string" table:style-name="ce1">
            <text:p>COG</text:p>
          </table:table-cell>
          <table:table-cell office:value-type="float" office:value="320302" table:style-name="ce1">
            <text:p>320302</text:p>
          </table:table-cell>
          <table:table-cell office:value-type="float" office:value="336096" table:style-name="ce1">
            <text:p>336096</text:p>
          </table:table-cell>
          <table:table-cell office:value-type="float" office:value="352792" table:style-name="ce1">
            <text:p>352792</text:p>
          </table:table-cell>
          <table:table-cell office:value-type="float" office:value="370398" table:style-name="ce1">
            <text:p>370398</text:p>
          </table:table-cell>
          <table:table-cell office:value-type="float" office:value="388948" table:style-name="ce1">
            <text:p>388948</text:p>
          </table:table-cell>
          <table:table-cell office:value-type="float" office:value="408428" table:style-name="ce1">
            <text:p>408428</text:p>
          </table:table-cell>
          <table:table-cell office:value-type="float" office:value="428899" table:style-name="ce1">
            <text:p>428899</text:p>
          </table:table-cell>
          <table:table-cell office:value-type="float" office:value="450398" table:style-name="ce1">
            <text:p>450398</text:p>
          </table:table-cell>
          <table:table-cell office:value-type="float" office:value="473065" table:style-name="ce1">
            <text:p>473065</text:p>
          </table:table-cell>
          <table:table-cell office:value-type="float" office:value="497004" table:style-name="ce1">
            <text:p>497004</text:p>
          </table:table-cell>
          <table:table-cell office:value-type="float" office:value="522407" table:style-name="ce1">
            <text:p>522407</text:p>
          </table:table-cell>
          <table:table-cell office:value-type="float" office:value="549361" table:style-name="ce1">
            <text:p>549361</text:p>
          </table:table-cell>
          <table:table-cell office:value-type="float" office:value="577870" table:style-name="ce1">
            <text:p>577870</text:p>
          </table:table-cell>
          <table:table-cell office:value-type="float" office:value="607787" table:style-name="ce1">
            <text:p>607787</text:p>
          </table:table-cell>
          <table:table-cell office:value-type="float" office:value="639540" table:style-name="ce1">
            <text:p>639540</text:p>
          </table:table-cell>
          <table:table-cell office:value-type="float" office:value="673363" table:style-name="ce1">
            <text:p>673363</text:p>
          </table:table-cell>
          <table:table-cell office:value-type="float" office:value="708354" table:style-name="ce1">
            <text:p>708354</text:p>
          </table:table-cell>
          <table:table-cell office:value-type="float" office:value="744513" table:style-name="ce1">
            <text:p>744513</text:p>
          </table:table-cell>
          <table:table-cell office:value-type="float" office:value="782069" table:style-name="ce1">
            <text:p>782069</text:p>
          </table:table-cell>
          <table:table-cell office:value-type="float" office:value="821244" table:style-name="ce1">
            <text:p>821244</text:p>
          </table:table-cell>
          <table:table-cell office:value-type="float" office:value="862234" table:style-name="ce1">
            <text:p>862234</text:p>
          </table:table-cell>
          <table:table-cell office:value-type="float" office:value="905078" table:style-name="ce1">
            <text:p>905078</text:p>
          </table:table-cell>
          <table:table-cell office:value-type="float" office:value="949801" table:style-name="ce1">
            <text:p>949801</text:p>
          </table:table-cell>
          <table:table-cell office:value-type="float" office:value="996253" table:style-name="ce1">
            <text:p>996253</text:p>
          </table:table-cell>
          <table:table-cell office:value-type="float" office:value="1044255" table:style-name="ce1">
            <text:p>1044255</text:p>
          </table:table-cell>
          <table:table-cell office:value-type="float" office:value="1088102" table:style-name="ce1">
            <text:p>1088102</text:p>
          </table:table-cell>
          <table:table-cell office:value-type="float" office:value="1127870" table:style-name="ce1">
            <text:p>1127870</text:p>
          </table:table-cell>
          <table:table-cell office:value-type="float" office:value="1168526" table:style-name="ce1">
            <text:p>1168526</text:p>
          </table:table-cell>
          <table:table-cell office:value-type="float" office:value="1210096" table:style-name="ce1">
            <text:p>1210096</text:p>
          </table:table-cell>
          <table:table-cell office:value-type="float" office:value="1252693" table:style-name="ce1">
            <text:p>1252693</text:p>
          </table:table-cell>
          <table:table-cell office:value-type="float" office:value="1296424" table:style-name="ce1">
            <text:p>1296424</text:p>
          </table:table-cell>
          <table:table-cell office:value-type="float" office:value="1341272" table:style-name="ce1">
            <text:p>1341272</text:p>
          </table:table-cell>
          <table:table-cell office:value-type="float" office:value="1387273" table:style-name="ce1">
            <text:p>1387273</text:p>
          </table:table-cell>
          <table:table-cell office:value-type="float" office:value="1434690" table:style-name="ce1">
            <text:p>1434690</text:p>
          </table:table-cell>
          <table:table-cell office:value-type="float" office:value="1483874" table:style-name="ce1">
            <text:p>1483874</text:p>
          </table:table-cell>
          <table:table-cell office:value-type="float" office:value="1535154" table:style-name="ce1">
            <text:p>1535154</text:p>
          </table:table-cell>
          <table:table-cell office:value-type="float" office:value="1588968" table:style-name="ce1">
            <text:p>1588968</text:p>
          </table:table-cell>
          <table:table-cell office:value-type="float" office:value="1646566" table:style-name="ce1">
            <text:p>1646566</text:p>
          </table:table-cell>
          <table:table-cell office:value-type="float" office:value="1705836" table:style-name="ce1">
            <text:p>1705836</text:p>
          </table:table-cell>
          <table:table-cell office:value-type="float" office:value="1765546" table:style-name="ce1">
            <text:p>1765546</text:p>
          </table:table-cell>
          <table:table-cell office:value-type="float" office:value="1824985" table:style-name="ce1">
            <text:p>1824985</text:p>
          </table:table-cell>
          <table:table-cell office:value-type="float" office:value="1883458" table:style-name="ce1">
            <text:p>1883458</text:p>
          </table:table-cell>
          <table:table-cell office:value-type="float" office:value="1941646" table:style-name="ce1">
            <text:p>1941646</text:p>
          </table:table-cell>
          <table:table-cell office:value-type="float" office:value="2001470" table:style-name="ce1">
            <text:p>2001470</text:p>
          </table:table-cell>
          <table:table-cell office:value-type="float" office:value="2065744" table:style-name="ce1">
            <text:p>2065744</text:p>
          </table:table-cell>
          <table:table-cell office:value-type="float" office:value="2136462" table:style-name="ce1">
            <text:p>2136462</text:p>
          </table:table-cell>
          <table:table-cell office:value-type="float" office:value="2214699" table:style-name="ce1">
            <text:p>2214699</text:p>
          </table:table-cell>
          <table:table-cell office:value-type="float" office:value="2299737" table:style-name="ce1">
            <text:p>2299737</text:p>
          </table:table-cell>
          <table:table-cell office:value-type="float" office:value="2389388" table:style-name="ce1">
            <text:p>2389388</text:p>
          </table:table-cell>
          <table:table-cell office:value-type="float" office:value="2480540" table:style-name="ce1">
            <text:p>2480540</text:p>
          </table:table-cell>
          <table:table-cell office:value-type="float" office:value="2570900" table:style-name="ce1">
            <text:p>2570900</text:p>
          </table:table-cell>
          <table:table-cell office:value-type="float" office:value="2659606" table:style-name="ce1">
            <text:p>2659606</text:p>
          </table:table-cell>
          <table:table-cell office:value-type="float" office:value="2747447" table:style-name="ce1">
            <text:p>2747447</text:p>
          </table:table-cell>
          <table:table-cell office:value-type="float" office:value="2835708" table:style-name="ce1">
            <text:p>2835708</text:p>
          </table:table-cell>
          <table:table-cell office:value-type="float" office:value="2926288" table:style-name="ce1">
            <text:p>292628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olombia</text:p>
          </table:table-cell>
          <table:table-cell office:value-type="string" table:style-name="ce1">
            <text:p>COL</text:p>
          </table:table-cell>
          <table:table-cell office:value-type="float" office:value="7421611" table:style-name="ce1">
            <text:p>7421611</text:p>
          </table:table-cell>
          <table:table-cell office:value-type="float" office:value="7867396" table:style-name="ce1">
            <text:p>7867396</text:p>
          </table:table-cell>
          <table:table-cell office:value-type="float" office:value="8334979" table:style-name="ce1">
            <text:p>8334979</text:p>
          </table:table-cell>
          <table:table-cell office:value-type="float" office:value="8824176" table:style-name="ce1">
            <text:p>8824176</text:p>
          </table:table-cell>
          <table:table-cell office:value-type="float" office:value="9335583" table:style-name="ce1">
            <text:p>9335583</text:p>
          </table:table-cell>
          <table:table-cell office:value-type="float" office:value="9767764" table:style-name="ce1">
            <text:p>9767764</text:p>
          </table:table-cell>
          <table:table-cell office:value-type="float" office:value="10212563" table:style-name="ce1">
            <text:p>10212563</text:p>
          </table:table-cell>
          <table:table-cell office:value-type="float" office:value="10672609" table:style-name="ce1">
            <text:p>10672609</text:p>
          </table:table-cell>
          <table:table-cell office:value-type="float" office:value="11143652" table:style-name="ce1">
            <text:p>11143652</text:p>
          </table:table-cell>
          <table:table-cell office:value-type="float" office:value="11618651" table:style-name="ce1">
            <text:p>11618651</text:p>
          </table:table-cell>
          <table:table-cell office:value-type="float" office:value="12093958" table:style-name="ce1">
            <text:p>12093958</text:p>
          </table:table-cell>
          <table:table-cell office:value-type="float" office:value="12566386" table:style-name="ce1">
            <text:p>12566386</text:p>
          </table:table-cell>
          <table:table-cell office:value-type="float" office:value="13037900" table:style-name="ce1">
            <text:p>13037900</text:p>
          </table:table-cell>
          <table:table-cell office:value-type="float" office:value="13512224" table:style-name="ce1">
            <text:p>13512224</text:p>
          </table:table-cell>
          <table:table-cell office:value-type="float" office:value="13994900" table:style-name="ce1">
            <text:p>13994900</text:p>
          </table:table-cell>
          <table:table-cell office:value-type="float" office:value="14492482" table:style-name="ce1">
            <text:p>14492482</text:p>
          </table:table-cell>
          <table:table-cell office:value-type="float" office:value="15007920" table:style-name="ce1">
            <text:p>15007920</text:p>
          </table:table-cell>
          <table:table-cell office:value-type="float" office:value="15539189" table:style-name="ce1">
            <text:p>15539189</text:p>
          </table:table-cell>
          <table:table-cell office:value-type="float" office:value="16087083" table:style-name="ce1">
            <text:p>16087083</text:p>
          </table:table-cell>
          <table:table-cell office:value-type="float" office:value="16651220" table:style-name="ce1">
            <text:p>16651220</text:p>
          </table:table-cell>
          <table:table-cell office:value-type="float" office:value="17231064" table:style-name="ce1">
            <text:p>17231064</text:p>
          </table:table-cell>
          <table:table-cell office:value-type="float" office:value="17826368" table:style-name="ce1">
            <text:p>17826368</text:p>
          </table:table-cell>
          <table:table-cell office:value-type="float" office:value="18437760" table:style-name="ce1">
            <text:p>18437760</text:p>
          </table:table-cell>
          <table:table-cell office:value-type="float" office:value="19062084" table:style-name="ce1">
            <text:p>19062084</text:p>
          </table:table-cell>
          <table:table-cell office:value-type="float" office:value="19695989" table:style-name="ce1">
            <text:p>19695989</text:p>
          </table:table-cell>
          <table:table-cell office:value-type="float" office:value="20335603" table:style-name="ce1">
            <text:p>20335603</text:p>
          </table:table-cell>
          <table:table-cell office:value-type="float" office:value="20950826" table:style-name="ce1">
            <text:p>20950826</text:p>
          </table:table-cell>
          <table:table-cell office:value-type="float" office:value="21557416" table:style-name="ce1">
            <text:p>21557416</text:p>
          </table:table-cell>
          <table:table-cell office:value-type="float" office:value="22167802" table:style-name="ce1">
            <text:p>22167802</text:p>
          </table:table-cell>
          <table:table-cell office:value-type="float" office:value="22781232" table:style-name="ce1">
            <text:p>22781232</text:p>
          </table:table-cell>
          <table:table-cell office:value-type="float" office:value="23399252" table:style-name="ce1">
            <text:p>23399252</text:p>
          </table:table-cell>
          <table:table-cell office:value-type="float" office:value="24021341" table:style-name="ce1">
            <text:p>24021341</text:p>
          </table:table-cell>
          <table:table-cell office:value-type="float" office:value="24646079" table:style-name="ce1">
            <text:p>24646079</text:p>
          </table:table-cell>
          <table:table-cell office:value-type="float" office:value="25271468" table:style-name="ce1">
            <text:p>25271468</text:p>
          </table:table-cell>
          <table:table-cell office:value-type="float" office:value="25849756" table:style-name="ce1">
            <text:p>25849756</text:p>
          </table:table-cell>
          <table:table-cell office:value-type="float" office:value="26402587" table:style-name="ce1">
            <text:p>26402587</text:p>
          </table:table-cell>
          <table:table-cell office:value-type="float" office:value="26950896" table:style-name="ce1">
            <text:p>26950896</text:p>
          </table:table-cell>
          <table:table-cell office:value-type="float" office:value="27494663" table:style-name="ce1">
            <text:p>27494663</text:p>
          </table:table-cell>
          <table:table-cell office:value-type="float" office:value="28035482" table:style-name="ce1">
            <text:p>28035482</text:p>
          </table:table-cell>
          <table:table-cell office:value-type="float" office:value="28577102" table:style-name="ce1">
            <text:p>28577102</text:p>
          </table:table-cell>
          <table:table-cell office:value-type="float" office:value="29121153" table:style-name="ce1">
            <text:p>29121153</text:p>
          </table:table-cell>
          <table:table-cell office:value-type="float" office:value="29667772" table:style-name="ce1">
            <text:p>29667772</text:p>
          </table:table-cell>
          <table:table-cell office:value-type="float" office:value="30216135" table:style-name="ce1">
            <text:p>30216135</text:p>
          </table:table-cell>
          <table:table-cell office:value-type="float" office:value="30764323" table:style-name="ce1">
            <text:p>30764323</text:p>
          </table:table-cell>
          <table:table-cell office:value-type="float" office:value="31309971" table:style-name="ce1">
            <text:p>31309971</text:p>
          </table:table-cell>
          <table:table-cell office:value-type="float" office:value="31850004" table:style-name="ce1">
            <text:p>31850004</text:p>
          </table:table-cell>
          <table:table-cell office:value-type="float" office:value="32384094" table:style-name="ce1">
            <text:p>32384094</text:p>
          </table:table-cell>
          <table:table-cell office:value-type="float" office:value="32912232" table:style-name="ce1">
            <text:p>32912232</text:p>
          </table:table-cell>
          <table:table-cell office:value-type="float" office:value="33433776" table:style-name="ce1">
            <text:p>33433776</text:p>
          </table:table-cell>
          <table:table-cell office:value-type="float" office:value="33948212" table:style-name="ce1">
            <text:p>33948212</text:p>
          </table:table-cell>
          <table:table-cell office:value-type="float" office:value="34455106" table:style-name="ce1">
            <text:p>34455106</text:p>
          </table:table-cell>
          <table:table-cell office:value-type="float" office:value="34953799" table:style-name="ce1">
            <text:p>34953799</text:p>
          </table:table-cell>
          <table:table-cell office:value-type="float" office:value="35443456" table:style-name="ce1">
            <text:p>35443456</text:p>
          </table:table-cell>
          <table:table-cell office:value-type="float" office:value="35924805" table:style-name="ce1">
            <text:p>35924805</text:p>
          </table:table-cell>
          <table:table-cell office:value-type="float" office:value="36398403" table:style-name="ce1">
            <text:p>3639840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omoros</text:p>
          </table:table-cell>
          <table:table-cell office:value-type="string" table:style-name="ce1">
            <text:p>COM</text:p>
          </table:table-cell>
          <table:table-cell office:value-type="float" office:value="23688" table:style-name="ce1">
            <text:p>23688</text:p>
          </table:table-cell>
          <table:table-cell office:value-type="float" office:value="25605" table:style-name="ce1">
            <text:p>25605</text:p>
          </table:table-cell>
          <table:table-cell office:value-type="float" office:value="27663" table:style-name="ce1">
            <text:p>27663</text:p>
          </table:table-cell>
          <table:table-cell office:value-type="float" office:value="29877" table:style-name="ce1">
            <text:p>29877</text:p>
          </table:table-cell>
          <table:table-cell office:value-type="float" office:value="32274" table:style-name="ce1">
            <text:p>32274</text:p>
          </table:table-cell>
          <table:table-cell office:value-type="float" office:value="34875" table:style-name="ce1">
            <text:p>34875</text:p>
          </table:table-cell>
          <table:table-cell office:value-type="float" office:value="37716" table:style-name="ce1">
            <text:p>37716</text:p>
          </table:table-cell>
          <table:table-cell office:value-type="float" office:value="39255" table:style-name="ce1">
            <text:p>39255</text:p>
          </table:table-cell>
          <table:table-cell office:value-type="float" office:value="40882" table:style-name="ce1">
            <text:p>40882</text:p>
          </table:table-cell>
          <table:table-cell office:value-type="float" office:value="42568" table:style-name="ce1">
            <text:p>42568</text:p>
          </table:table-cell>
          <table:table-cell office:value-type="float" office:value="44295" table:style-name="ce1">
            <text:p>44295</text:p>
          </table:table-cell>
          <table:table-cell office:value-type="float" office:value="46042" table:style-name="ce1">
            <text:p>46042</text:p>
          </table:table-cell>
          <table:table-cell office:value-type="float" office:value="47833" table:style-name="ce1">
            <text:p>47833</text:p>
          </table:table-cell>
          <table:table-cell office:value-type="float" office:value="49751" table:style-name="ce1">
            <text:p>49751</text:p>
          </table:table-cell>
          <table:table-cell office:value-type="float" office:value="51922" table:style-name="ce1">
            <text:p>51922</text:p>
          </table:table-cell>
          <table:table-cell office:value-type="float" office:value="54437" table:style-name="ce1">
            <text:p>54437</text:p>
          </table:table-cell>
          <table:table-cell office:value-type="float" office:value="57357" table:style-name="ce1">
            <text:p>57357</text:p>
          </table:table-cell>
          <table:table-cell office:value-type="float" office:value="60648" table:style-name="ce1">
            <text:p>60648</text:p>
          </table:table-cell>
          <table:table-cell office:value-type="float" office:value="64223" table:style-name="ce1">
            <text:p>64223</text:p>
          </table:table-cell>
          <table:table-cell office:value-type="float" office:value="67920" table:style-name="ce1">
            <text:p>67920</text:p>
          </table:table-cell>
          <table:table-cell office:value-type="float" office:value="71622" table:style-name="ce1">
            <text:p>71622</text:p>
          </table:table-cell>
          <table:table-cell office:value-type="float" office:value="75360" table:style-name="ce1">
            <text:p>75360</text:p>
          </table:table-cell>
          <table:table-cell office:value-type="float" office:value="79117" table:style-name="ce1">
            <text:p>79117</text:p>
          </table:table-cell>
          <table:table-cell office:value-type="float" office:value="82936" table:style-name="ce1">
            <text:p>82936</text:p>
          </table:table-cell>
          <table:table-cell office:value-type="float" office:value="86908" table:style-name="ce1">
            <text:p>86908</text:p>
          </table:table-cell>
          <table:table-cell office:value-type="float" office:value="91110" table:style-name="ce1">
            <text:p>91110</text:p>
          </table:table-cell>
          <table:table-cell office:value-type="float" office:value="95567" table:style-name="ce1">
            <text:p>95567</text:p>
          </table:table-cell>
          <table:table-cell office:value-type="float" office:value="100261" table:style-name="ce1">
            <text:p>100261</text:p>
          </table:table-cell>
          <table:table-cell office:value-type="float" office:value="105187" table:style-name="ce1">
            <text:p>105187</text:p>
          </table:table-cell>
          <table:table-cell office:value-type="float" office:value="110334" table:style-name="ce1">
            <text:p>110334</text:p>
          </table:table-cell>
          <table:table-cell office:value-type="float" office:value="115696" table:style-name="ce1">
            <text:p>115696</text:p>
          </table:table-cell>
          <table:table-cell office:value-type="float" office:value="121281" table:style-name="ce1">
            <text:p>121281</text:p>
          </table:table-cell>
          <table:table-cell office:value-type="float" office:value="125186" table:style-name="ce1">
            <text:p>125186</text:p>
          </table:table-cell>
          <table:table-cell office:value-type="float" office:value="128660" table:style-name="ce1">
            <text:p>128660</text:p>
          </table:table-cell>
          <table:table-cell office:value-type="float" office:value="132180" table:style-name="ce1">
            <text:p>132180</text:p>
          </table:table-cell>
          <table:table-cell office:value-type="float" office:value="135724" table:style-name="ce1">
            <text:p>135724</text:p>
          </table:table-cell>
          <table:table-cell office:value-type="float" office:value="139301" table:style-name="ce1">
            <text:p>139301</text:p>
          </table:table-cell>
          <table:table-cell office:value-type="float" office:value="142906" table:style-name="ce1">
            <text:p>142906</text:p>
          </table:table-cell>
          <table:table-cell office:value-type="float" office:value="146524" table:style-name="ce1">
            <text:p>146524</text:p>
          </table:table-cell>
          <table:table-cell office:value-type="float" office:value="150157" table:style-name="ce1">
            <text:p>150157</text:p>
          </table:table-cell>
          <table:table-cell office:value-type="float" office:value="153793" table:style-name="ce1">
            <text:p>153793</text:p>
          </table:table-cell>
          <table:table-cell office:value-type="float" office:value="157429" table:style-name="ce1">
            <text:p>157429</text:p>
          </table:table-cell>
          <table:table-cell office:value-type="float" office:value="161074" table:style-name="ce1">
            <text:p>161074</text:p>
          </table:table-cell>
          <table:table-cell office:value-type="float" office:value="164748" table:style-name="ce1">
            <text:p>164748</text:p>
          </table:table-cell>
          <table:table-cell office:value-type="float" office:value="168498" table:style-name="ce1">
            <text:p>168498</text:p>
          </table:table-cell>
          <table:table-cell office:value-type="float" office:value="172431" table:style-name="ce1">
            <text:p>172431</text:p>
          </table:table-cell>
          <table:table-cell office:value-type="float" office:value="176549" table:style-name="ce1">
            <text:p>176549</text:p>
          </table:table-cell>
          <table:table-cell office:value-type="float" office:value="180866" table:style-name="ce1">
            <text:p>180866</text:p>
          </table:table-cell>
          <table:table-cell office:value-type="float" office:value="185384" table:style-name="ce1">
            <text:p>185384</text:p>
          </table:table-cell>
          <table:table-cell office:value-type="float" office:value="190112" table:style-name="ce1">
            <text:p>190112</text:p>
          </table:table-cell>
          <table:table-cell office:value-type="float" office:value="195062" table:style-name="ce1">
            <text:p>195062</text:p>
          </table:table-cell>
          <table:table-cell office:value-type="float" office:value="200229" table:style-name="ce1">
            <text:p>200229</text:p>
          </table:table-cell>
          <table:table-cell office:value-type="float" office:value="205638" table:style-name="ce1">
            <text:p>205638</text:p>
          </table:table-cell>
          <table:table-cell office:value-type="float" office:value="211257" table:style-name="ce1">
            <text:p>211257</text:p>
          </table:table-cell>
          <table:table-cell office:value-type="float" office:value="217084" table:style-name="ce1">
            <text:p>217084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abo Verde</text:p>
          </table:table-cell>
          <table:table-cell office:value-type="string" table:style-name="ce1">
            <text:p>CPV</text:p>
          </table:table-cell>
          <table:table-cell office:value-type="float" office:value="33744" table:style-name="ce1">
            <text:p>33744</text:p>
          </table:table-cell>
          <table:table-cell office:value-type="float" office:value="34906" table:style-name="ce1">
            <text:p>34906</text:p>
          </table:table-cell>
          <table:table-cell office:value-type="float" office:value="36320" table:style-name="ce1">
            <text:p>36320</text:p>
          </table:table-cell>
          <table:table-cell office:value-type="float" office:value="37966" table:style-name="ce1">
            <text:p>37966</text:p>
          </table:table-cell>
          <table:table-cell office:value-type="float" office:value="39817" table:style-name="ce1">
            <text:p>39817</text:p>
          </table:table-cell>
          <table:table-cell office:value-type="float" office:value="41826" table:style-name="ce1">
            <text:p>41826</text:p>
          </table:table-cell>
          <table:table-cell office:value-type="float" office:value="44028" table:style-name="ce1">
            <text:p>44028</text:p>
          </table:table-cell>
          <table:table-cell office:value-type="float" office:value="46406" table:style-name="ce1">
            <text:p>46406</text:p>
          </table:table-cell>
          <table:table-cell office:value-type="float" office:value="48802" table:style-name="ce1">
            <text:p>48802</text:p>
          </table:table-cell>
          <table:table-cell office:value-type="float" office:value="51004" table:style-name="ce1">
            <text:p>51004</text:p>
          </table:table-cell>
          <table:table-cell office:value-type="float" office:value="52848" table:style-name="ce1">
            <text:p>52848</text:p>
          </table:table-cell>
          <table:table-cell office:value-type="float" office:value="54338" table:style-name="ce1">
            <text:p>54338</text:p>
          </table:table-cell>
          <table:table-cell office:value-type="float" office:value="55502" table:style-name="ce1">
            <text:p>55502</text:p>
          </table:table-cell>
          <table:table-cell office:value-type="float" office:value="56415" table:style-name="ce1">
            <text:p>56415</text:p>
          </table:table-cell>
          <table:table-cell office:value-type="float" office:value="57311" table:style-name="ce1">
            <text:p>57311</text:p>
          </table:table-cell>
          <table:table-cell office:value-type="float" office:value="58383" table:style-name="ce1">
            <text:p>58383</text:p>
          </table:table-cell>
          <table:table-cell office:value-type="float" office:value="59683" table:style-name="ce1">
            <text:p>59683</text:p>
          </table:table-cell>
          <table:table-cell office:value-type="float" office:value="61181" table:style-name="ce1">
            <text:p>61181</text:p>
          </table:table-cell>
          <table:table-cell office:value-type="float" office:value="62896" table:style-name="ce1">
            <text:p>62896</text:p>
          </table:table-cell>
          <table:table-cell office:value-type="float" office:value="64814" table:style-name="ce1">
            <text:p>64814</text:p>
          </table:table-cell>
          <table:table-cell office:value-type="float" office:value="67167" table:style-name="ce1">
            <text:p>67167</text:p>
          </table:table-cell>
          <table:table-cell office:value-type="float" office:value="72592" table:style-name="ce1">
            <text:p>72592</text:p>
          </table:table-cell>
          <table:table-cell office:value-type="float" office:value="78562" table:style-name="ce1">
            <text:p>78562</text:p>
          </table:table-cell>
          <table:table-cell office:value-type="float" office:value="85011" table:style-name="ce1">
            <text:p>85011</text:p>
          </table:table-cell>
          <table:table-cell office:value-type="float" office:value="91834" table:style-name="ce1">
            <text:p>91834</text:p>
          </table:table-cell>
          <table:table-cell office:value-type="float" office:value="98902" table:style-name="ce1">
            <text:p>98902</text:p>
          </table:table-cell>
          <table:table-cell office:value-type="float" office:value="108148" table:style-name="ce1">
            <text:p>108148</text:p>
          </table:table-cell>
          <table:table-cell office:value-type="float" office:value="117780" table:style-name="ce1">
            <text:p>117780</text:p>
          </table:table-cell>
          <table:table-cell office:value-type="float" office:value="127934" table:style-name="ce1">
            <text:p>127934</text:p>
          </table:table-cell>
          <table:table-cell office:value-type="float" office:value="138820" table:style-name="ce1">
            <text:p>138820</text:p>
          </table:table-cell>
          <table:table-cell office:value-type="float" office:value="150562" table:style-name="ce1">
            <text:p>150562</text:p>
          </table:table-cell>
          <table:table-cell office:value-type="float" office:value="157350" table:style-name="ce1">
            <text:p>157350</text:p>
          </table:table-cell>
          <table:table-cell office:value-type="float" office:value="164801" table:style-name="ce1">
            <text:p>164801</text:p>
          </table:table-cell>
          <table:table-cell office:value-type="float" office:value="172798" table:style-name="ce1">
            <text:p>172798</text:p>
          </table:table-cell>
          <table:table-cell office:value-type="float" office:value="181177" table:style-name="ce1">
            <text:p>181177</text:p>
          </table:table-cell>
          <table:table-cell office:value-type="float" office:value="189784" table:style-name="ce1">
            <text:p>189784</text:p>
          </table:table-cell>
          <table:table-cell office:value-type="float" office:value="198571" table:style-name="ce1">
            <text:p>198571</text:p>
          </table:table-cell>
          <table:table-cell office:value-type="float" office:value="207513" table:style-name="ce1">
            <text:p>207513</text:p>
          </table:table-cell>
          <table:table-cell office:value-type="float" office:value="216543" table:style-name="ce1">
            <text:p>216543</text:p>
          </table:table-cell>
          <table:table-cell office:value-type="float" office:value="225549" table:style-name="ce1">
            <text:p>225549</text:p>
          </table:table-cell>
          <table:table-cell office:value-type="float" office:value="234439" table:style-name="ce1">
            <text:p>234439</text:p>
          </table:table-cell>
          <table:table-cell office:value-type="float" office:value="242875" table:style-name="ce1">
            <text:p>242875</text:p>
          </table:table-cell>
          <table:table-cell office:value-type="float" office:value="251133" table:style-name="ce1">
            <text:p>251133</text:p>
          </table:table-cell>
          <table:table-cell office:value-type="float" office:value="259084" table:style-name="ce1">
            <text:p>259084</text:p>
          </table:table-cell>
          <table:table-cell office:value-type="float" office:value="266599" table:style-name="ce1">
            <text:p>266599</text:p>
          </table:table-cell>
          <table:table-cell office:value-type="float" office:value="273575" table:style-name="ce1">
            <text:p>273575</text:p>
          </table:table-cell>
          <table:table-cell office:value-type="float" office:value="279924" table:style-name="ce1">
            <text:p>279924</text:p>
          </table:table-cell>
          <table:table-cell office:value-type="float" office:value="285701" table:style-name="ce1">
            <text:p>285701</text:p>
          </table:table-cell>
          <table:table-cell office:value-type="float" office:value="291233" table:style-name="ce1">
            <text:p>291233</text:p>
          </table:table-cell>
          <table:table-cell office:value-type="float" office:value="296948" table:style-name="ce1">
            <text:p>296948</text:p>
          </table:table-cell>
          <table:table-cell office:value-type="float" office:value="303216" table:style-name="ce1">
            <text:p>303216</text:p>
          </table:table-cell>
          <table:table-cell office:value-type="float" office:value="310088" table:style-name="ce1">
            <text:p>310088</text:p>
          </table:table-cell>
          <table:table-cell office:value-type="float" office:value="317496" table:style-name="ce1">
            <text:p>317496</text:p>
          </table:table-cell>
          <table:table-cell office:value-type="float" office:value="325289" table:style-name="ce1">
            <text:p>325289</text:p>
          </table:table-cell>
          <table:table-cell office:value-type="float" office:value="333217" table:style-name="ce1">
            <text:p>33321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osta Rica</text:p>
          </table:table-cell>
          <table:table-cell office:value-type="string" table:style-name="ce1">
            <text:p>CRI</text:p>
          </table:table-cell>
          <table:table-cell office:value-type="float" office:value="456620" table:style-name="ce1">
            <text:p>456620</text:p>
          </table:table-cell>
          <table:table-cell office:value-type="float" office:value="474399" table:style-name="ce1">
            <text:p>474399</text:p>
          </table:table-cell>
          <table:table-cell office:value-type="float" office:value="492866" table:style-name="ce1">
            <text:p>492866</text:p>
          </table:table-cell>
          <table:table-cell office:value-type="float" office:value="513730" table:style-name="ce1">
            <text:p>513730</text:p>
          </table:table-cell>
          <table:table-cell office:value-type="float" office:value="540990" table:style-name="ce1">
            <text:p>540990</text:p>
          </table:table-cell>
          <table:table-cell office:value-type="float" office:value="568943" table:style-name="ce1">
            <text:p>568943</text:p>
          </table:table-cell>
          <table:table-cell office:value-type="float" office:value="597593" table:style-name="ce1">
            <text:p>597593</text:p>
          </table:table-cell>
          <table:table-cell office:value-type="float" office:value="626924" table:style-name="ce1">
            <text:p>626924</text:p>
          </table:table-cell>
          <table:table-cell office:value-type="float" office:value="656841" table:style-name="ce1">
            <text:p>656841</text:p>
          </table:table-cell>
          <table:table-cell office:value-type="float" office:value="687172" table:style-name="ce1">
            <text:p>687172</text:p>
          </table:table-cell>
          <table:table-cell office:value-type="float" office:value="717862" table:style-name="ce1">
            <text:p>717862</text:p>
          </table:table-cell>
          <table:table-cell office:value-type="float" office:value="748810" table:style-name="ce1">
            <text:p>748810</text:p>
          </table:table-cell>
          <table:table-cell office:value-type="float" office:value="780143" table:style-name="ce1">
            <text:p>780143</text:p>
          </table:table-cell>
          <table:table-cell office:value-type="float" office:value="811370" table:style-name="ce1">
            <text:p>811370</text:p>
          </table:table-cell>
          <table:table-cell office:value-type="float" office:value="838729" table:style-name="ce1">
            <text:p>838729</text:p>
          </table:table-cell>
          <table:table-cell office:value-type="float" office:value="867258" table:style-name="ce1">
            <text:p>867258</text:p>
          </table:table-cell>
          <table:table-cell office:value-type="float" office:value="897129" table:style-name="ce1">
            <text:p>897129</text:p>
          </table:table-cell>
          <table:table-cell office:value-type="float" office:value="928261" table:style-name="ce1">
            <text:p>928261</text:p>
          </table:table-cell>
          <table:table-cell office:value-type="float" office:value="960758" table:style-name="ce1">
            <text:p>960758</text:p>
          </table:table-cell>
          <table:table-cell office:value-type="float" office:value="994598" table:style-name="ce1">
            <text:p>994598</text:p>
          </table:table-cell>
          <table:table-cell office:value-type="float" office:value="1029768" table:style-name="ce1">
            <text:p>1029768</text:p>
          </table:table-cell>
          <table:table-cell office:value-type="float" office:value="1066318" table:style-name="ce1">
            <text:p>1066318</text:p>
          </table:table-cell>
          <table:table-cell office:value-type="float" office:value="1104345" table:style-name="ce1">
            <text:p>1104345</text:p>
          </table:table-cell>
          <table:table-cell office:value-type="float" office:value="1143610" table:style-name="ce1">
            <text:p>1143610</text:p>
          </table:table-cell>
          <table:table-cell office:value-type="float" office:value="1184716" table:style-name="ce1">
            <text:p>1184716</text:p>
          </table:table-cell>
          <table:table-cell office:value-type="float" office:value="1240753" table:style-name="ce1">
            <text:p>1240753</text:p>
          </table:table-cell>
          <table:table-cell office:value-type="float" office:value="1298341" table:style-name="ce1">
            <text:p>1298341</text:p>
          </table:table-cell>
          <table:table-cell office:value-type="float" office:value="1357495" table:style-name="ce1">
            <text:p>1357495</text:p>
          </table:table-cell>
          <table:table-cell office:value-type="float" office:value="1418571" table:style-name="ce1">
            <text:p>1418571</text:p>
          </table:table-cell>
          <table:table-cell office:value-type="float" office:value="1481944" table:style-name="ce1">
            <text:p>1481944</text:p>
          </table:table-cell>
          <table:table-cell office:value-type="float" office:value="1548059" table:style-name="ce1">
            <text:p>1548059</text:p>
          </table:table-cell>
          <table:table-cell office:value-type="float" office:value="1616916" table:style-name="ce1">
            <text:p>1616916</text:p>
          </table:table-cell>
          <table:table-cell office:value-type="float" office:value="1688343" table:style-name="ce1">
            <text:p>1688343</text:p>
          </table:table-cell>
          <table:table-cell office:value-type="float" office:value="1762079" table:style-name="ce1">
            <text:p>1762079</text:p>
          </table:table-cell>
          <table:table-cell office:value-type="float" office:value="1837918" table:style-name="ce1">
            <text:p>1837918</text:p>
          </table:table-cell>
          <table:table-cell office:value-type="float" office:value="1915526" table:style-name="ce1">
            <text:p>1915526</text:p>
          </table:table-cell>
          <table:table-cell office:value-type="float" office:value="1994928" table:style-name="ce1">
            <text:p>1994928</text:p>
          </table:table-cell>
          <table:table-cell office:value-type="float" office:value="2075768" table:style-name="ce1">
            <text:p>2075768</text:p>
          </table:table-cell>
          <table:table-cell office:value-type="float" office:value="2157271" table:style-name="ce1">
            <text:p>2157271</text:p>
          </table:table-cell>
          <table:table-cell office:value-type="float" office:value="2238188" table:style-name="ce1">
            <text:p>2238188</text:p>
          </table:table-cell>
          <table:table-cell office:value-type="float" office:value="2317939" table:style-name="ce1">
            <text:p>2317939</text:p>
          </table:table-cell>
          <table:table-cell office:value-type="float" office:value="2414347" table:style-name="ce1">
            <text:p>2414347</text:p>
          </table:table-cell>
          <table:table-cell office:value-type="float" office:value="2509072" table:style-name="ce1">
            <text:p>2509072</text:p>
          </table:table-cell>
          <table:table-cell office:value-type="float" office:value="2602538" table:style-name="ce1">
            <text:p>2602538</text:p>
          </table:table-cell>
          <table:table-cell office:value-type="float" office:value="2695825" table:style-name="ce1">
            <text:p>2695825</text:p>
          </table:table-cell>
          <table:table-cell office:value-type="float" office:value="2789516" table:style-name="ce1">
            <text:p>2789516</text:p>
          </table:table-cell>
          <table:table-cell office:value-type="float" office:value="2883959" table:style-name="ce1">
            <text:p>2883959</text:p>
          </table:table-cell>
          <table:table-cell office:value-type="float" office:value="2978752" table:style-name="ce1">
            <text:p>2978752</text:p>
          </table:table-cell>
          <table:table-cell office:value-type="float" office:value="3073501" table:style-name="ce1">
            <text:p>3073501</text:p>
          </table:table-cell>
          <table:table-cell office:value-type="float" office:value="3167500" table:style-name="ce1">
            <text:p>3167500</text:p>
          </table:table-cell>
          <table:table-cell office:value-type="float" office:value="3260506" table:style-name="ce1">
            <text:p>3260506</text:p>
          </table:table-cell>
          <table:table-cell office:value-type="float" office:value="3352191" table:style-name="ce1">
            <text:p>3352191</text:p>
          </table:table-cell>
          <table:table-cell office:value-type="float" office:value="3441277" table:style-name="ce1">
            <text:p>3441277</text:p>
          </table:table-cell>
          <table:table-cell office:value-type="float" office:value="3527754" table:style-name="ce1">
            <text:p>3527754</text:p>
          </table:table-cell>
          <table:table-cell office:value-type="float" office:value="3611737" table:style-name="ce1">
            <text:p>361173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aribbean small states</text:p>
          </table:table-cell>
          <table:table-cell office:value-type="string" table:style-name="ce1">
            <text:p>CSS</text:p>
          </table:table-cell>
          <table:table-cell office:value-type="float" office:value="1324191" table:style-name="ce1">
            <text:p>1324191</text:p>
          </table:table-cell>
          <table:table-cell office:value-type="float" office:value="1358967" table:style-name="ce1">
            <text:p>1358967</text:p>
          </table:table-cell>
          <table:table-cell office:value-type="float" office:value="1395610" table:style-name="ce1">
            <text:p>1395610</text:p>
          </table:table-cell>
          <table:table-cell office:value-type="float" office:value="1433393" table:style-name="ce1">
            <text:p>1433393</text:p>
          </table:table-cell>
          <table:table-cell office:value-type="float" office:value="1470829" table:style-name="ce1">
            <text:p>1470829</text:p>
          </table:table-cell>
          <table:table-cell office:value-type="float" office:value="1506532" table:style-name="ce1">
            <text:p>1506532</text:p>
          </table:table-cell>
          <table:table-cell office:value-type="float" office:value="1541257" table:style-name="ce1">
            <text:p>1541257</text:p>
          </table:table-cell>
          <table:table-cell office:value-type="float" office:value="1574824" table:style-name="ce1">
            <text:p>1574824</text:p>
          </table:table-cell>
          <table:table-cell office:value-type="float" office:value="1607574" table:style-name="ce1">
            <text:p>1607574</text:p>
          </table:table-cell>
          <table:table-cell office:value-type="float" office:value="1640077" table:style-name="ce1">
            <text:p>1640077</text:p>
          </table:table-cell>
          <table:table-cell office:value-type="float" office:value="1672946" table:style-name="ce1">
            <text:p>1672946</text:p>
          </table:table-cell>
          <table:table-cell office:value-type="float" office:value="1705924" table:style-name="ce1">
            <text:p>1705924</text:p>
          </table:table-cell>
          <table:table-cell office:value-type="float" office:value="1743831" table:style-name="ce1">
            <text:p>1743831</text:p>
          </table:table-cell>
          <table:table-cell office:value-type="float" office:value="1786551" table:style-name="ce1">
            <text:p>1786551</text:p>
          </table:table-cell>
          <table:table-cell office:value-type="float" office:value="1829066" table:style-name="ce1">
            <text:p>1829066</text:p>
          </table:table-cell>
          <table:table-cell office:value-type="float" office:value="1871365" table:style-name="ce1">
            <text:p>1871365</text:p>
          </table:table-cell>
          <table:table-cell office:value-type="float" office:value="1913858" table:style-name="ce1">
            <text:p>1913858</text:p>
          </table:table-cell>
          <table:table-cell office:value-type="float" office:value="1955944" table:style-name="ce1">
            <text:p>1955944</text:p>
          </table:table-cell>
          <table:table-cell office:value-type="float" office:value="1998363" table:style-name="ce1">
            <text:p>1998363</text:p>
          </table:table-cell>
          <table:table-cell office:value-type="float" office:value="2042145" table:style-name="ce1">
            <text:p>2042145</text:p>
          </table:table-cell>
          <table:table-cell office:value-type="float" office:value="2087040" table:style-name="ce1">
            <text:p>2087040</text:p>
          </table:table-cell>
          <table:table-cell office:value-type="float" office:value="2119451" table:style-name="ce1">
            <text:p>2119451</text:p>
          </table:table-cell>
          <table:table-cell office:value-type="float" office:value="2155879" table:style-name="ce1">
            <text:p>2155879</text:p>
          </table:table-cell>
          <table:table-cell office:value-type="float" office:value="2186501" table:style-name="ce1">
            <text:p>2186501</text:p>
          </table:table-cell>
          <table:table-cell office:value-type="float" office:value="2216414" table:style-name="ce1">
            <text:p>2216414</text:p>
          </table:table-cell>
          <table:table-cell office:value-type="float" office:value="2242727" table:style-name="ce1">
            <text:p>2242727</text:p>
          </table:table-cell>
          <table:table-cell office:value-type="float" office:value="2266079" table:style-name="ce1">
            <text:p>2266079</text:p>
          </table:table-cell>
          <table:table-cell office:value-type="float" office:value="2284796" table:style-name="ce1">
            <text:p>2284796</text:p>
          </table:table-cell>
          <table:table-cell office:value-type="float" office:value="2299601" table:style-name="ce1">
            <text:p>2299601</text:p>
          </table:table-cell>
          <table:table-cell office:value-type="float" office:value="2321560" table:style-name="ce1">
            <text:p>2321560</text:p>
          </table:table-cell>
          <table:table-cell office:value-type="float" office:value="2344083" table:style-name="ce1">
            <text:p>2344083</text:p>
          </table:table-cell>
          <table:table-cell office:value-type="float" office:value="2373624" table:style-name="ce1">
            <text:p>2373624</text:p>
          </table:table-cell>
          <table:table-cell office:value-type="float" office:value="2404170" table:style-name="ce1">
            <text:p>2404170</text:p>
          </table:table-cell>
          <table:table-cell office:value-type="float" office:value="2436228" table:style-name="ce1">
            <text:p>2436228</text:p>
          </table:table-cell>
          <table:table-cell office:value-type="float" office:value="2469363" table:style-name="ce1">
            <text:p>2469363</text:p>
          </table:table-cell>
          <table:table-cell office:value-type="float" office:value="2503325" table:style-name="ce1">
            <text:p>2503325</text:p>
          </table:table-cell>
          <table:table-cell office:value-type="float" office:value="2542583" table:style-name="ce1">
            <text:p>2542583</text:p>
          </table:table-cell>
          <table:table-cell office:value-type="float" office:value="2579186" table:style-name="ce1">
            <text:p>2579186</text:p>
          </table:table-cell>
          <table:table-cell office:value-type="float" office:value="2615101" table:style-name="ce1">
            <text:p>2615101</text:p>
          </table:table-cell>
          <table:table-cell office:value-type="float" office:value="2648045" table:style-name="ce1">
            <text:p>2648045</text:p>
          </table:table-cell>
          <table:table-cell office:value-type="float" office:value="2678324" table:style-name="ce1">
            <text:p>2678324</text:p>
          </table:table-cell>
          <table:table-cell office:value-type="float" office:value="2701695" table:style-name="ce1">
            <text:p>2701695</text:p>
          </table:table-cell>
          <table:table-cell office:value-type="float" office:value="2718289" table:style-name="ce1">
            <text:p>2718289</text:p>
          </table:table-cell>
          <table:table-cell office:value-type="float" office:value="2734310" table:style-name="ce1">
            <text:p>2734310</text:p>
          </table:table-cell>
          <table:table-cell office:value-type="float" office:value="2751035" table:style-name="ce1">
            <text:p>2751035</text:p>
          </table:table-cell>
          <table:table-cell office:value-type="float" office:value="2768209" table:style-name="ce1">
            <text:p>2768209</text:p>
          </table:table-cell>
          <table:table-cell office:value-type="float" office:value="2786607" table:style-name="ce1">
            <text:p>2786607</text:p>
          </table:table-cell>
          <table:table-cell office:value-type="float" office:value="2806060" table:style-name="ce1">
            <text:p>2806060</text:p>
          </table:table-cell>
          <table:table-cell office:value-type="float" office:value="2826214" table:style-name="ce1">
            <text:p>2826214</text:p>
          </table:table-cell>
          <table:table-cell office:value-type="float" office:value="2846554" table:style-name="ce1">
            <text:p>2846554</text:p>
          </table:table-cell>
          <table:table-cell office:value-type="float" office:value="2866883" table:style-name="ce1">
            <text:p>2866883</text:p>
          </table:table-cell>
          <table:table-cell office:value-type="float" office:value="2888149" table:style-name="ce1">
            <text:p>2888149</text:p>
          </table:table-cell>
          <table:table-cell office:value-type="float" office:value="2909215" table:style-name="ce1">
            <text:p>2909215</text:p>
          </table:table-cell>
          <table:table-cell office:value-type="float" office:value="2930172" table:style-name="ce1">
            <text:p>2930172</text:p>
          </table:table-cell>
          <table:table-cell office:value-type="float" office:value="2951227" table:style-name="ce1">
            <text:p>295122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uba</text:p>
          </table:table-cell>
          <table:table-cell office:value-type="string" table:style-name="ce1">
            <text:p>CUB</text:p>
          </table:table-cell>
          <table:table-cell office:value-type="float" office:value="4170491" table:style-name="ce1">
            <text:p>4170491</text:p>
          </table:table-cell>
          <table:table-cell office:value-type="float" office:value="4270964" table:style-name="ce1">
            <text:p>4270964</text:p>
          </table:table-cell>
          <table:table-cell office:value-type="float" office:value="4379049" table:style-name="ce1">
            <text:p>4379049</text:p>
          </table:table-cell>
          <table:table-cell office:value-type="float" office:value="4492013" table:style-name="ce1">
            <text:p>4492013</text:p>
          </table:table-cell>
          <table:table-cell office:value-type="float" office:value="4606099" table:style-name="ce1">
            <text:p>4606099</text:p>
          </table:table-cell>
          <table:table-cell office:value-type="float" office:value="4718436" table:style-name="ce1">
            <text:p>4718436</text:p>
          </table:table-cell>
          <table:table-cell office:value-type="float" office:value="4827570" table:style-name="ce1">
            <text:p>4827570</text:p>
          </table:table-cell>
          <table:table-cell office:value-type="float" office:value="4934081" table:style-name="ce1">
            <text:p>4934081</text:p>
          </table:table-cell>
          <table:table-cell office:value-type="float" office:value="5039163" table:style-name="ce1">
            <text:p>5039163</text:p>
          </table:table-cell>
          <table:table-cell office:value-type="float" office:value="5144851" table:style-name="ce1">
            <text:p>5144851</text:p>
          </table:table-cell>
          <table:table-cell office:value-type="float" office:value="5252256" table:style-name="ce1">
            <text:p>5252256</text:p>
          </table:table-cell>
          <table:table-cell office:value-type="float" office:value="5408547" table:style-name="ce1">
            <text:p>5408547</text:p>
          </table:table-cell>
          <table:table-cell office:value-type="float" office:value="5577635" table:style-name="ce1">
            <text:p>5577635</text:p>
          </table:table-cell>
          <table:table-cell office:value-type="float" office:value="5745493" table:style-name="ce1">
            <text:p>5745493</text:p>
          </table:table-cell>
          <table:table-cell office:value-type="float" office:value="5908088" table:style-name="ce1">
            <text:p>5908088</text:p>
          </table:table-cell>
          <table:table-cell office:value-type="float" office:value="6061747" table:style-name="ce1">
            <text:p>6061747</text:p>
          </table:table-cell>
          <table:table-cell office:value-type="float" office:value="6205492" table:style-name="ce1">
            <text:p>6205492</text:p>
          </table:table-cell>
          <table:table-cell office:value-type="float" office:value="6339810" table:style-name="ce1">
            <text:p>6339810</text:p>
          </table:table-cell>
          <table:table-cell office:value-type="float" office:value="6465748" table:style-name="ce1">
            <text:p>6465748</text:p>
          </table:table-cell>
          <table:table-cell office:value-type="float" office:value="6584612" table:style-name="ce1">
            <text:p>6584612</text:p>
          </table:table-cell>
          <table:table-cell office:value-type="float" office:value="6698346" table:style-name="ce1">
            <text:p>6698346</text:p>
          </table:table-cell>
          <table:table-cell office:value-type="float" office:value="6805581" table:style-name="ce1">
            <text:p>6805581</text:p>
          </table:table-cell>
          <table:table-cell office:value-type="float" office:value="6889768" table:style-name="ce1">
            <text:p>6889768</text:p>
          </table:table-cell>
          <table:table-cell office:value-type="float" office:value="6969238" table:style-name="ce1">
            <text:p>6969238</text:p>
          </table:table-cell>
          <table:table-cell office:value-type="float" office:value="7055317" table:style-name="ce1">
            <text:p>7055317</text:p>
          </table:table-cell>
          <table:table-cell office:value-type="float" office:value="7152167" table:style-name="ce1">
            <text:p>7152167</text:p>
          </table:table-cell>
          <table:table-cell office:value-type="float" office:value="7263001" table:style-name="ce1">
            <text:p>7263001</text:p>
          </table:table-cell>
          <table:table-cell office:value-type="float" office:value="7385766" table:style-name="ce1">
            <text:p>7385766</text:p>
          </table:table-cell>
          <table:table-cell office:value-type="float" office:value="7515284" table:style-name="ce1">
            <text:p>7515284</text:p>
          </table:table-cell>
          <table:table-cell office:value-type="float" office:value="7643116" table:style-name="ce1">
            <text:p>7643116</text:p>
          </table:table-cell>
          <table:table-cell office:value-type="float" office:value="7763439" table:style-name="ce1">
            <text:p>7763439</text:p>
          </table:table-cell>
          <table:table-cell office:value-type="float" office:value="7857234" table:style-name="ce1">
            <text:p>7857234</text:p>
          </table:table-cell>
          <table:table-cell office:value-type="float" office:value="7925901" table:style-name="ce1">
            <text:p>7925901</text:p>
          </table:table-cell>
          <table:table-cell office:value-type="float" office:value="7987708" table:style-name="ce1">
            <text:p>7987708</text:p>
          </table:table-cell>
          <table:table-cell office:value-type="float" office:value="8045326" table:style-name="ce1">
            <text:p>8045326</text:p>
          </table:table-cell>
          <table:table-cell office:value-type="float" office:value="8100685" table:style-name="ce1">
            <text:p>8100685</text:p>
          </table:table-cell>
          <table:table-cell office:value-type="float" office:value="8153645" table:style-name="ce1">
            <text:p>8153645</text:p>
          </table:table-cell>
          <table:table-cell office:value-type="float" office:value="8208302" table:style-name="ce1">
            <text:p>8208302</text:p>
          </table:table-cell>
          <table:table-cell office:value-type="float" office:value="8265409" table:style-name="ce1">
            <text:p>8265409</text:p>
          </table:table-cell>
          <table:table-cell office:value-type="float" office:value="8320241" table:style-name="ce1">
            <text:p>8320241</text:p>
          </table:table-cell>
          <table:table-cell office:value-type="float" office:value="8373497" table:style-name="ce1">
            <text:p>8373497</text:p>
          </table:table-cell>
          <table:table-cell office:value-type="float" office:value="8425495" table:style-name="ce1">
            <text:p>8425495</text:p>
          </table:table-cell>
          <table:table-cell office:value-type="float" office:value="8476204" table:style-name="ce1">
            <text:p>8476204</text:p>
          </table:table-cell>
          <table:table-cell office:value-type="float" office:value="8517332" table:style-name="ce1">
            <text:p>8517332</text:p>
          </table:table-cell>
          <table:table-cell office:value-type="float" office:value="8547525" table:style-name="ce1">
            <text:p>8547525</text:p>
          </table:table-cell>
          <table:table-cell office:value-type="float" office:value="8573489" table:style-name="ce1">
            <text:p>8573489</text:p>
          </table:table-cell>
          <table:table-cell office:value-type="float" office:value="8594746" table:style-name="ce1">
            <text:p>8594746</text:p>
          </table:table-cell>
          <table:table-cell office:value-type="float" office:value="8611982" table:style-name="ce1">
            <text:p>8611982</text:p>
          </table:table-cell>
          <table:table-cell office:value-type="float" office:value="8627210" table:style-name="ce1">
            <text:p>8627210</text:p>
          </table:table-cell>
          <table:table-cell office:value-type="float" office:value="8643108" table:style-name="ce1">
            <text:p>8643108</text:p>
          </table:table-cell>
          <table:table-cell office:value-type="float" office:value="8661691" table:style-name="ce1">
            <text:p>8661691</text:p>
          </table:table-cell>
          <table:table-cell office:value-type="float" office:value="8683933" table:style-name="ce1">
            <text:p>8683933</text:p>
          </table:table-cell>
          <table:table-cell office:value-type="float" office:value="8708986" table:style-name="ce1">
            <text:p>8708986</text:p>
          </table:table-cell>
          <table:table-cell office:value-type="float" office:value="8734585" table:style-name="ce1">
            <text:p>8734585</text:p>
          </table:table-cell>
          <table:table-cell office:value-type="float" office:value="8758502" table:style-name="ce1">
            <text:p>8758502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uracao</text:p>
          </table:table-cell>
          <table:table-cell office:value-type="string" table:style-name="ce1">
            <text:p>CUW</text:p>
          </table:table-cell>
          <table:table-cell office:value-type="float" office:value="93258" table:style-name="ce1">
            <text:p>93258</text:p>
          </table:table-cell>
          <table:table-cell office:value-type="float" office:value="94722" table:style-name="ce1">
            <text:p>94722</text:p>
          </table:table-cell>
          <table:table-cell office:value-type="float" office:value="96940" table:style-name="ce1">
            <text:p>96940</text:p>
          </table:table-cell>
          <table:table-cell office:value-type="float" office:value="99290" table:style-name="ce1">
            <text:p>99290</text:p>
          </table:table-cell>
          <table:table-cell office:value-type="float" office:value="101532" table:style-name="ce1">
            <text:p>101532</text:p>
          </table:table-cell>
          <table:table-cell office:value-type="float" office:value="103656" table:style-name="ce1">
            <text:p>103656</text:p>
          </table:table-cell>
          <table:table-cell office:value-type="float" office:value="105249" table:style-name="ce1">
            <text:p>105249</text:p>
          </table:table-cell>
          <table:table-cell office:value-type="float" office:value="106879" table:style-name="ce1">
            <text:p>106879</text:p>
          </table:table-cell>
          <table:table-cell office:value-type="float" office:value="109059" table:style-name="ce1">
            <text:p>109059</text:p>
          </table:table-cell>
          <table:table-cell office:value-type="float" office:value="111346" table:style-name="ce1">
            <text:p>111346</text:p>
          </table:table-cell>
          <table:table-cell office:value-type="float" office:value="113545" table:style-name="ce1">
            <text:p>113545</text:p>
          </table:table-cell>
          <table:table-cell office:value-type="float" office:value="116141" table:style-name="ce1">
            <text:p>116141</text:p>
          </table:table-cell>
          <table:table-cell office:value-type="float" office:value="116907" table:style-name="ce1">
            <text:p>116907</text:p>
          </table:table-cell>
          <table:table-cell office:value-type="float" office:value="116777" table:style-name="ce1">
            <text:p>116777</text:p>
          </table:table-cell>
          <table:table-cell office:value-type="float" office:value="118424" table:style-name="ce1">
            <text:p>118424</text:p>
          </table:table-cell>
          <table:table-cell office:value-type="float" office:value="119543" table:style-name="ce1">
            <text:p>119543</text:p>
          </table:table-cell>
          <table:table-cell office:value-type="float" office:value="120253" table:style-name="ce1">
            <text:p>120253</text:p>
          </table:table-cell>
          <table:table-cell office:value-type="float" office:value="120788" table:style-name="ce1">
            <text:p>120788</text:p>
          </table:table-cell>
          <table:table-cell office:value-type="float" office:value="120361" table:style-name="ce1">
            <text:p>120361</text:p>
          </table:table-cell>
          <table:table-cell office:value-type="float" office:value="120434" table:style-name="ce1">
            <text:p>120434</text:p>
          </table:table-cell>
          <table:table-cell office:value-type="float" office:value="121052" table:style-name="ce1">
            <text:p>121052</text:p>
          </table:table-cell>
          <table:table-cell office:value-type="float" office:value="121992" table:style-name="ce1">
            <text:p>121992</text:p>
          </table:table-cell>
          <table:table-cell office:value-type="float" office:value="123658" table:style-name="ce1">
            <text:p>123658</text:p>
          </table:table-cell>
          <table:table-cell office:value-type="float" office:value="124984" table:style-name="ce1">
            <text:p>124984</text:p>
          </table:table-cell>
          <table:table-cell office:value-type="float" office:value="126083" table:style-name="ce1">
            <text:p>126083</text:p>
          </table:table-cell>
          <table:table-cell office:value-type="float" office:value="127169" table:style-name="ce1">
            <text:p>127169</text:p>
          </table:table-cell>
          <table:table-cell office:value-type="float" office:value="127569" table:style-name="ce1">
            <text:p>127569</text:p>
          </table:table-cell>
          <table:table-cell office:value-type="float" office:value="126993" table:style-name="ce1">
            <text:p>126993</text:p>
          </table:table-cell>
          <table:table-cell office:value-type="float" office:value="125566" table:style-name="ce1">
            <text:p>125566</text:p>
          </table:table-cell>
          <table:table-cell office:value-type="float" office:value="124022" table:style-name="ce1">
            <text:p>124022</text:p>
          </table:table-cell>
          <table:table-cell office:value-type="float" office:value="123122" table:style-name="ce1">
            <text:p>123122</text:p>
          </table:table-cell>
          <table:table-cell office:value-type="float" office:value="122666" table:style-name="ce1">
            <text:p>122666</text:p>
          </table:table-cell>
          <table:table-cell office:value-type="float" office:value="122964" table:style-name="ce1">
            <text:p>122964</text:p>
          </table:table-cell>
          <table:table-cell office:value-type="float" office:value="124420" table:style-name="ce1">
            <text:p>124420</text:p>
          </table:table-cell>
          <table:table-cell office:value-type="float" office:value="125783" table:style-name="ce1">
            <text:p>125783</text:p>
          </table:table-cell>
          <table:table-cell office:value-type="float" office:value="127258" table:style-name="ce1">
            <text:p>127258</text:p>
          </table:table-cell>
          <table:table-cell office:value-type="float" office:value="129273" table:style-name="ce1">
            <text:p>129273</text:p>
          </table:table-cell>
          <table:table-cell office:value-type="float" office:value="130794" table:style-name="ce1">
            <text:p>130794</text:p>
          </table:table-cell>
          <table:table-cell office:value-type="float" office:value="129469" table:style-name="ce1">
            <text:p>129469</text:p>
          </table:table-cell>
          <table:table-cell office:value-type="float" office:value="125761" table:style-name="ce1">
            <text:p>125761</text:p>
          </table:table-cell>
          <table:table-cell office:value-type="float" office:value="121481" table:style-name="ce1">
            <text:p>121481</text:p>
          </table:table-cell>
          <table:table-cell office:value-type="float" office:value="117447" table:style-name="ce1">
            <text:p>117447</text:p>
          </table:table-cell>
          <table:table-cell office:value-type="float" office:value="117440" table:style-name="ce1">
            <text:p>117440</text:p>
          </table:table-cell>
          <table:table-cell office:value-type="float" office:value="119730" table:style-name="ce1">
            <text:p>119730</text:p>
          </table:table-cell>
          <table:table-cell office:value-type="float" office:value="121652" table:style-name="ce1">
            <text:p>121652</text:p>
          </table:table-cell>
          <table:table-cell office:value-type="float" office:value="124627" table:style-name="ce1">
            <text:p>124627</text:p>
          </table:table-cell>
          <table:table-cell office:value-type="float" office:value="127696" table:style-name="ce1">
            <text:p>127696</text:p>
          </table:table-cell>
          <table:table-cell office:value-type="float" office:value="130064" table:style-name="ce1">
            <text:p>130064</text:p>
          </table:table-cell>
          <table:table-cell office:value-type="float" office:value="131527" table:style-name="ce1">
            <text:p>131527</text:p>
          </table:table-cell>
          <table:table-cell office:value-type="float" office:value="132200" table:style-name="ce1">
            <text:p>132200</text:p>
          </table:table-cell>
          <table:table-cell office:value-type="float" office:value="133691" table:style-name="ce1">
            <text:p>133691</text:p>
          </table:table-cell>
          <table:table-cell office:value-type="float" office:value="135409" table:style-name="ce1">
            <text:p>135409</text:p>
          </table:table-cell>
          <table:table-cell office:value-type="float" office:value="136350" table:style-name="ce1">
            <text:p>136350</text:p>
          </table:table-cell>
          <table:table-cell office:value-type="float" office:value="137728" table:style-name="ce1">
            <text:p>137728</text:p>
          </table:table-cell>
          <table:table-cell office:value-type="float" office:value="139429" table:style-name="ce1">
            <text:p>13942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ayman Islands</text:p>
          </table:table-cell>
          <table:table-cell office:value-type="string" table:style-name="ce1">
            <text:p>CYM</text:p>
          </table:table-cell>
          <table:table-cell office:value-type="float" office:value="7867" table:style-name="ce1">
            <text:p>7867</text:p>
          </table:table-cell>
          <table:table-cell office:value-type="float" office:value="8026" table:style-name="ce1">
            <text:p>8026</text:p>
          </table:table-cell>
          <table:table-cell office:value-type="float" office:value="8142" table:style-name="ce1">
            <text:p>8142</text:p>
          </table:table-cell>
          <table:table-cell office:value-type="float" office:value="8228" table:style-name="ce1">
            <text:p>8228</text:p>
          </table:table-cell>
          <table:table-cell office:value-type="float" office:value="8299" table:style-name="ce1">
            <text:p>8299</text:p>
          </table:table-cell>
          <table:table-cell office:value-type="float" office:value="8371" table:style-name="ce1">
            <text:p>8371</text:p>
          </table:table-cell>
          <table:table-cell office:value-type="float" office:value="8442" table:style-name="ce1">
            <text:p>8442</text:p>
          </table:table-cell>
          <table:table-cell office:value-type="float" office:value="8518" table:style-name="ce1">
            <text:p>8518</text:p>
          </table:table-cell>
          <table:table-cell office:value-type="float" office:value="8632" table:style-name="ce1">
            <text:p>8632</text:p>
          </table:table-cell>
          <table:table-cell office:value-type="float" office:value="8831" table:style-name="ce1">
            <text:p>8831</text:p>
          </table:table-cell>
          <table:table-cell office:value-type="float" office:value="9144" table:style-name="ce1">
            <text:p>9144</text:p>
          </table:table-cell>
          <table:table-cell office:value-type="float" office:value="9583" table:style-name="ce1">
            <text:p>9583</text:p>
          </table:table-cell>
          <table:table-cell office:value-type="float" office:value="10137" table:style-name="ce1">
            <text:p>10137</text:p>
          </table:table-cell>
          <table:table-cell office:value-type="float" office:value="10785" table:style-name="ce1">
            <text:p>10785</text:p>
          </table:table-cell>
          <table:table-cell office:value-type="float" office:value="11494" table:style-name="ce1">
            <text:p>11494</text:p>
          </table:table-cell>
          <table:table-cell office:value-type="float" office:value="12238" table:style-name="ce1">
            <text:p>12238</text:p>
          </table:table-cell>
          <table:table-cell office:value-type="float" office:value="13020" table:style-name="ce1">
            <text:p>13020</text:p>
          </table:table-cell>
          <table:table-cell office:value-type="float" office:value="13840" table:style-name="ce1">
            <text:p>13840</text:p>
          </table:table-cell>
          <table:table-cell office:value-type="float" office:value="14663" table:style-name="ce1">
            <text:p>14663</text:p>
          </table:table-cell>
          <table:table-cell office:value-type="float" office:value="15447" table:style-name="ce1">
            <text:p>15447</text:p>
          </table:table-cell>
          <table:table-cell office:value-type="float" office:value="16164" table:style-name="ce1">
            <text:p>16164</text:p>
          </table:table-cell>
          <table:table-cell office:value-type="float" office:value="16795" table:style-name="ce1">
            <text:p>16795</text:p>
          </table:table-cell>
          <table:table-cell office:value-type="float" office:value="17357" table:style-name="ce1">
            <text:p>17357</text:p>
          </table:table-cell>
          <table:table-cell office:value-type="float" office:value="17911" table:style-name="ce1">
            <text:p>17911</text:p>
          </table:table-cell>
          <table:table-cell office:value-type="float" office:value="18543" table:style-name="ce1">
            <text:p>18543</text:p>
          </table:table-cell>
          <table:table-cell office:value-type="float" office:value="19315" table:style-name="ce1">
            <text:p>19315</text:p>
          </table:table-cell>
          <table:table-cell office:value-type="float" office:value="20254" table:style-name="ce1">
            <text:p>20254</text:p>
          </table:table-cell>
          <table:table-cell office:value-type="float" office:value="21343" table:style-name="ce1">
            <text:p>21343</text:p>
          </table:table-cell>
          <table:table-cell office:value-type="float" office:value="22539" table:style-name="ce1">
            <text:p>22539</text:p>
          </table:table-cell>
          <table:table-cell office:value-type="float" office:value="23776" table:style-name="ce1">
            <text:p>23776</text:p>
          </table:table-cell>
          <table:table-cell office:value-type="float" office:value="25009" table:style-name="ce1">
            <text:p>25009</text:p>
          </table:table-cell>
          <table:table-cell office:value-type="float" office:value="26211" table:style-name="ce1">
            <text:p>26211</text:p>
          </table:table-cell>
          <table:table-cell office:value-type="float" office:value="27402" table:style-name="ce1">
            <text:p>27402</text:p>
          </table:table-cell>
          <table:table-cell office:value-type="float" office:value="28652" table:style-name="ce1">
            <text:p>28652</text:p>
          </table:table-cell>
          <table:table-cell office:value-type="float" office:value="30055" table:style-name="ce1">
            <text:p>30055</text:p>
          </table:table-cell>
          <table:table-cell office:value-type="float" office:value="31672" table:style-name="ce1">
            <text:p>31672</text:p>
          </table:table-cell>
          <table:table-cell office:value-type="float" office:value="33535" table:style-name="ce1">
            <text:p>33535</text:p>
          </table:table-cell>
          <table:table-cell office:value-type="float" office:value="35596" table:style-name="ce1">
            <text:p>35596</text:p>
          </table:table-cell>
          <table:table-cell office:value-type="float" office:value="37742" table:style-name="ce1">
            <text:p>37742</text:p>
          </table:table-cell>
          <table:table-cell office:value-type="float" office:value="39810" table:style-name="ce1">
            <text:p>39810</text:p>
          </table:table-cell>
          <table:table-cell office:value-type="float" office:value="41685" table:style-name="ce1">
            <text:p>41685</text:p>
          </table:table-cell>
          <table:table-cell office:value-type="float" office:value="43317" table:style-name="ce1">
            <text:p>43317</text:p>
          </table:table-cell>
          <table:table-cell office:value-type="float" office:value="44742" table:style-name="ce1">
            <text:p>44742</text:p>
          </table:table-cell>
          <table:table-cell office:value-type="float" office:value="46032" table:style-name="ce1">
            <text:p>46032</text:p>
          </table:table-cell>
          <table:table-cell office:value-type="float" office:value="47299" table:style-name="ce1">
            <text:p>47299</text:p>
          </table:table-cell>
          <table:table-cell office:value-type="float" office:value="48623" table:style-name="ce1">
            <text:p>48623</text:p>
          </table:table-cell>
          <table:table-cell office:value-type="float" office:value="50028" table:style-name="ce1">
            <text:p>50028</text:p>
          </table:table-cell>
          <table:table-cell office:value-type="float" office:value="51480" table:style-name="ce1">
            <text:p>51480</text:p>
          </table:table-cell>
          <table:table-cell office:value-type="float" office:value="52925" table:style-name="ce1">
            <text:p>52925</text:p>
          </table:table-cell>
          <table:table-cell office:value-type="float" office:value="54285" table:style-name="ce1">
            <text:p>54285</text:p>
          </table:table-cell>
          <table:table-cell office:value-type="float" office:value="55509" table:style-name="ce1">
            <text:p>55509</text:p>
          </table:table-cell>
          <table:table-cell office:value-type="float" office:value="56580" table:style-name="ce1">
            <text:p>56580</text:p>
          </table:table-cell>
          <table:table-cell office:value-type="float" office:value="57522" table:style-name="ce1">
            <text:p>57522</text:p>
          </table:table-cell>
          <table:table-cell office:value-type="float" office:value="58369" table:style-name="ce1">
            <text:p>58369</text:p>
          </table:table-cell>
          <table:table-cell office:value-type="float" office:value="59172" table:style-name="ce1">
            <text:p>59172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yprus</text:p>
          </table:table-cell>
          <table:table-cell office:value-type="string" table:style-name="ce1">
            <text:p>CYP</text:p>
          </table:table-cell>
          <table:table-cell office:value-type="float" office:value="204123" table:style-name="ce1">
            <text:p>204123</text:p>
          </table:table-cell>
          <table:table-cell office:value-type="float" office:value="208511" table:style-name="ce1">
            <text:p>208511</text:p>
          </table:table-cell>
          <table:table-cell office:value-type="float" office:value="211862" table:style-name="ce1">
            <text:p>211862</text:p>
          </table:table-cell>
          <table:table-cell office:value-type="float" office:value="214845" table:style-name="ce1">
            <text:p>214845</text:p>
          </table:table-cell>
          <table:table-cell office:value-type="float" office:value="218033" table:style-name="ce1">
            <text:p>218033</text:p>
          </table:table-cell>
          <table:table-cell office:value-type="float" office:value="221861" table:style-name="ce1">
            <text:p>221861</text:p>
          </table:table-cell>
          <table:table-cell office:value-type="float" office:value="226504" table:style-name="ce1">
            <text:p>226504</text:p>
          </table:table-cell>
          <table:table-cell office:value-type="float" office:value="231850" table:style-name="ce1">
            <text:p>231850</text:p>
          </table:table-cell>
          <table:table-cell office:value-type="float" office:value="237757" table:style-name="ce1">
            <text:p>237757</text:p>
          </table:table-cell>
          <table:table-cell office:value-type="float" office:value="243914" table:style-name="ce1">
            <text:p>243914</text:p>
          </table:table-cell>
          <table:table-cell office:value-type="float" office:value="250117" table:style-name="ce1">
            <text:p>250117</text:p>
          </table:table-cell>
          <table:table-cell office:value-type="float" office:value="256310" table:style-name="ce1">
            <text:p>256310</text:p>
          </table:table-cell>
          <table:table-cell office:value-type="float" office:value="262548" table:style-name="ce1">
            <text:p>262548</text:p>
          </table:table-cell>
          <table:table-cell office:value-type="float" office:value="271554" table:style-name="ce1">
            <text:p>271554</text:p>
          </table:table-cell>
          <table:table-cell office:value-type="float" office:value="289096" table:style-name="ce1">
            <text:p>289096</text:p>
          </table:table-cell>
          <table:table-cell office:value-type="float" office:value="307185" table:style-name="ce1">
            <text:p>307185</text:p>
          </table:table-cell>
          <table:table-cell office:value-type="float" office:value="325890" table:style-name="ce1">
            <text:p>325890</text:p>
          </table:table-cell>
          <table:table-cell office:value-type="float" office:value="345030" table:style-name="ce1">
            <text:p>345030</text:p>
          </table:table-cell>
          <table:table-cell office:value-type="float" office:value="364357" table:style-name="ce1">
            <text:p>364357</text:p>
          </table:table-cell>
          <table:table-cell office:value-type="float" office:value="383378" table:style-name="ce1">
            <text:p>383378</text:p>
          </table:table-cell>
          <table:table-cell office:value-type="float" office:value="401744" table:style-name="ce1">
            <text:p>401744</text:p>
          </table:table-cell>
          <table:table-cell office:value-type="float" office:value="419079" table:style-name="ce1">
            <text:p>419079</text:p>
          </table:table-cell>
          <table:table-cell office:value-type="float" office:value="435529" table:style-name="ce1">
            <text:p>435529</text:p>
          </table:table-cell>
          <table:table-cell office:value-type="float" office:value="442972" table:style-name="ce1">
            <text:p>442972</text:p>
          </table:table-cell>
          <table:table-cell office:value-type="float" office:value="448297" table:style-name="ce1">
            <text:p>448297</text:p>
          </table:table-cell>
          <table:table-cell office:value-type="float" office:value="455135" table:style-name="ce1">
            <text:p>455135</text:p>
          </table:table-cell>
          <table:table-cell office:value-type="float" office:value="463748" table:style-name="ce1">
            <text:p>463748</text:p>
          </table:table-cell>
          <table:table-cell office:value-type="float" office:value="473988" table:style-name="ce1">
            <text:p>473988</text:p>
          </table:table-cell>
          <table:table-cell office:value-type="float" office:value="485670" table:style-name="ce1">
            <text:p>485670</text:p>
          </table:table-cell>
          <table:table-cell office:value-type="float" office:value="498402" table:style-name="ce1">
            <text:p>498402</text:p>
          </table:table-cell>
          <table:table-cell office:value-type="float" office:value="511912" table:style-name="ce1">
            <text:p>511912</text:p>
          </table:table-cell>
          <table:table-cell office:value-type="float" office:value="526175" table:style-name="ce1">
            <text:p>526175</text:p>
          </table:table-cell>
          <table:table-cell office:value-type="float" office:value="541230" table:style-name="ce1">
            <text:p>541230</text:p>
          </table:table-cell>
          <table:table-cell office:value-type="float" office:value="555090" table:style-name="ce1">
            <text:p>555090</text:p>
          </table:table-cell>
          <table:table-cell office:value-type="float" office:value="568561" table:style-name="ce1">
            <text:p>568561</text:p>
          </table:table-cell>
          <table:table-cell office:value-type="float" office:value="581990" table:style-name="ce1">
            <text:p>581990</text:p>
          </table:table-cell>
          <table:table-cell office:value-type="float" office:value="595213" table:style-name="ce1">
            <text:p>595213</text:p>
          </table:table-cell>
          <table:table-cell office:value-type="float" office:value="608219" table:style-name="ce1">
            <text:p>608219</text:p>
          </table:table-cell>
          <table:table-cell office:value-type="float" office:value="621145" table:style-name="ce1">
            <text:p>621145</text:p>
          </table:table-cell>
          <table:table-cell office:value-type="float" office:value="634211" table:style-name="ce1">
            <text:p>634211</text:p>
          </table:table-cell>
          <table:table-cell office:value-type="float" office:value="647548" table:style-name="ce1">
            <text:p>647548</text:p>
          </table:table-cell>
          <table:table-cell office:value-type="float" office:value="661202" table:style-name="ce1">
            <text:p>661202</text:p>
          </table:table-cell>
          <table:table-cell office:value-type="float" office:value="673121" table:style-name="ce1">
            <text:p>673121</text:p>
          </table:table-cell>
          <table:table-cell office:value-type="float" office:value="684262" table:style-name="ce1">
            <text:p>684262</text:p>
          </table:table-cell>
          <table:table-cell office:value-type="float" office:value="694927" table:style-name="ce1">
            <text:p>694927</text:p>
          </table:table-cell>
          <table:table-cell office:value-type="float" office:value="704926" table:style-name="ce1">
            <text:p>704926</text:p>
          </table:table-cell>
          <table:table-cell office:value-type="float" office:value="714150" table:style-name="ce1">
            <text:p>714150</text:p>
          </table:table-cell>
          <table:table-cell office:value-type="float" office:value="722676" table:style-name="ce1">
            <text:p>722676</text:p>
          </table:table-cell>
          <table:table-cell office:value-type="float" office:value="730633" table:style-name="ce1">
            <text:p>730633</text:p>
          </table:table-cell>
          <table:table-cell office:value-type="float" office:value="738204" table:style-name="ce1">
            <text:p>738204</text:p>
          </table:table-cell>
          <table:table-cell office:value-type="float" office:value="745550" table:style-name="ce1">
            <text:p>745550</text:p>
          </table:table-cell>
          <table:table-cell office:value-type="float" office:value="752685" table:style-name="ce1">
            <text:p>752685</text:p>
          </table:table-cell>
          <table:table-cell office:value-type="float" office:value="759580" table:style-name="ce1">
            <text:p>759580</text:p>
          </table:table-cell>
          <table:table-cell office:value-type="float" office:value="766425" table:style-name="ce1">
            <text:p>766425</text:p>
          </table:table-cell>
          <table:table-cell office:value-type="float" office:value="773170" table:style-name="ce1">
            <text:p>773170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zech Republic</text:p>
          </table:table-cell>
          <table:table-cell office:value-type="string" table:style-name="ce1">
            <text:p>CZE</text:p>
          </table:table-cell>
          <table:table-cell office:value-type="float" office:value="5717803" table:style-name="ce1">
            <text:p>5717803</text:p>
          </table:table-cell>
          <table:table-cell office:value-type="float" office:value="5758030" table:style-name="ce1">
            <text:p>5758030</text:p>
          </table:table-cell>
          <table:table-cell office:value-type="float" office:value="5828213" table:style-name="ce1">
            <text:p>5828213</text:p>
          </table:table-cell>
          <table:table-cell office:value-type="float" office:value="5903373" table:style-name="ce1">
            <text:p>5903373</text:p>
          </table:table-cell>
          <table:table-cell office:value-type="float" office:value="5985712" table:style-name="ce1">
            <text:p>5985712</text:p>
          </table:table-cell>
          <table:table-cell office:value-type="float" office:value="6064767" table:style-name="ce1">
            <text:p>6064767</text:p>
          </table:table-cell>
          <table:table-cell office:value-type="float" office:value="6137954" table:style-name="ce1">
            <text:p>6137954</text:p>
          </table:table-cell>
          <table:table-cell office:value-type="float" office:value="6205159" table:style-name="ce1">
            <text:p>6205159</text:p>
          </table:table-cell>
          <table:table-cell office:value-type="float" office:value="6267134" table:style-name="ce1">
            <text:p>6267134</text:p>
          </table:table-cell>
          <table:table-cell office:value-type="float" office:value="6326884" table:style-name="ce1">
            <text:p>6326884</text:p>
          </table:table-cell>
          <table:table-cell office:value-type="float" office:value="6348795" table:style-name="ce1">
            <text:p>6348795</text:p>
          </table:table-cell>
          <table:table-cell office:value-type="float" office:value="6416419" table:style-name="ce1">
            <text:p>6416419</text:p>
          </table:table-cell>
          <table:table-cell office:value-type="float" office:value="6560396" table:style-name="ce1">
            <text:p>6560396</text:p>
          </table:table-cell>
          <table:table-cell office:value-type="float" office:value="6712314" table:style-name="ce1">
            <text:p>6712314</text:p>
          </table:table-cell>
          <table:table-cell office:value-type="float" office:value="6871460" table:style-name="ce1">
            <text:p>6871460</text:p>
          </table:table-cell>
          <table:table-cell office:value-type="float" office:value="7032685" table:style-name="ce1">
            <text:p>7032685</text:p>
          </table:table-cell>
          <table:table-cell office:value-type="float" office:value="7191239" table:style-name="ce1">
            <text:p>7191239</text:p>
          </table:table-cell>
          <table:table-cell office:value-type="float" office:value="7343835" table:style-name="ce1">
            <text:p>7343835</text:p>
          </table:table-cell>
          <table:table-cell office:value-type="float" office:value="7491275" table:style-name="ce1">
            <text:p>7491275</text:p>
          </table:table-cell>
          <table:table-cell office:value-type="float" office:value="7633521" table:style-name="ce1">
            <text:p>7633521</text:p>
          </table:table-cell>
          <table:table-cell office:value-type="float" office:value="7745353" table:style-name="ce1">
            <text:p>7745353</text:p>
          </table:table-cell>
          <table:table-cell office:value-type="float" office:value="7774989" table:style-name="ce1">
            <text:p>7774989</text:p>
          </table:table-cell>
          <table:table-cell office:value-type="float" office:value="7782743" table:style-name="ce1">
            <text:p>7782743</text:p>
          </table:table-cell>
          <table:table-cell office:value-type="float" office:value="7786562" table:style-name="ce1">
            <text:p>7786562</text:p>
          </table:table-cell>
          <table:table-cell office:value-type="float" office:value="7788361" table:style-name="ce1">
            <text:p>7788361</text:p>
          </table:table-cell>
          <table:table-cell office:value-type="float" office:value="7790569" table:style-name="ce1">
            <text:p>7790569</text:p>
          </table:table-cell>
          <table:table-cell office:value-type="float" office:value="7791420" table:style-name="ce1">
            <text:p>7791420</text:p>
          </table:table-cell>
          <table:table-cell office:value-type="float" office:value="7792255" table:style-name="ce1">
            <text:p>7792255</text:p>
          </table:table-cell>
          <table:table-cell office:value-type="float" office:value="7795245" table:style-name="ce1">
            <text:p>7795245</text:p>
          </table:table-cell>
          <table:table-cell office:value-type="float" office:value="7796600" table:style-name="ce1">
            <text:p>7796600</text:p>
          </table:table-cell>
          <table:table-cell office:value-type="float" office:value="7772750" table:style-name="ce1">
            <text:p>7772750</text:p>
          </table:table-cell>
          <table:table-cell office:value-type="float" office:value="7747721" table:style-name="ce1">
            <text:p>7747721</text:p>
          </table:table-cell>
          <table:table-cell office:value-type="float" office:value="7742438" table:style-name="ce1">
            <text:p>7742438</text:p>
          </table:table-cell>
          <table:table-cell office:value-type="float" office:value="7737165" table:style-name="ce1">
            <text:p>7737165</text:p>
          </table:table-cell>
          <table:table-cell office:value-type="float" office:value="7726630" table:style-name="ce1">
            <text:p>7726630</text:p>
          </table:table-cell>
          <table:table-cell office:value-type="float" office:value="7708571" table:style-name="ce1">
            <text:p>7708571</text:p>
          </table:table-cell>
          <table:table-cell office:value-type="float" office:value="7686196" table:style-name="ce1">
            <text:p>7686196</text:p>
          </table:table-cell>
          <table:table-cell office:value-type="float" office:value="7664419" table:style-name="ce1">
            <text:p>7664419</text:p>
          </table:table-cell>
          <table:table-cell office:value-type="float" office:value="7643675" table:style-name="ce1">
            <text:p>7643675</text:p>
          </table:table-cell>
          <table:table-cell office:value-type="float" office:value="7622397" table:style-name="ce1">
            <text:p>7622397</text:p>
          </table:table-cell>
          <table:table-cell office:value-type="float" office:value="7587516" table:style-name="ce1">
            <text:p>7587516</text:p>
          </table:table-cell>
          <table:table-cell office:value-type="float" office:value="7547721" table:style-name="ce1">
            <text:p>7547721</text:p>
          </table:table-cell>
          <table:table-cell office:value-type="float" office:value="7526242" table:style-name="ce1">
            <text:p>7526242</text:p>
          </table:table-cell>
          <table:table-cell office:value-type="float" office:value="7517054" table:style-name="ce1">
            <text:p>7517054</text:p>
          </table:table-cell>
          <table:table-cell office:value-type="float" office:value="7512306" table:style-name="ce1">
            <text:p>7512306</text:p>
          </table:table-cell>
          <table:table-cell office:value-type="float" office:value="7515659" table:style-name="ce1">
            <text:p>7515659</text:p>
          </table:table-cell>
          <table:table-cell office:value-type="float" office:value="7528974" table:style-name="ce1">
            <text:p>7528974</text:p>
          </table:table-cell>
          <table:table-cell office:value-type="float" office:value="7565828" table:style-name="ce1">
            <text:p>7565828</text:p>
          </table:table-cell>
          <table:table-cell office:value-type="float" office:value="7621676" table:style-name="ce1">
            <text:p>7621676</text:p>
          </table:table-cell>
          <table:table-cell office:value-type="float" office:value="7657912" table:style-name="ce1">
            <text:p>7657912</text:p>
          </table:table-cell>
          <table:table-cell office:value-type="float" office:value="7673029" table:style-name="ce1">
            <text:p>7673029</text:p>
          </table:table-cell>
          <table:table-cell office:value-type="float" office:value="7681562" table:style-name="ce1">
            <text:p>7681562</text:p>
          </table:table-cell>
          <table:table-cell office:value-type="float" office:value="7684960" table:style-name="ce1">
            <text:p>7684960</text:p>
          </table:table-cell>
          <table:table-cell office:value-type="float" office:value="7681727" table:style-name="ce1">
            <text:p>7681727</text:p>
          </table:table-cell>
          <table:table-cell office:value-type="float" office:value="7685503" table:style-name="ce1">
            <text:p>768550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Germany</text:p>
          </table:table-cell>
          <table:table-cell office:value-type="string" table:style-name="ce1">
            <text:p>DEU</text:p>
          </table:table-cell>
          <table:table-cell office:value-type="float" office:value="51978188" table:style-name="ce1">
            <text:p>51978188</text:p>
          </table:table-cell>
          <table:table-cell office:value-type="float" office:value="52609561" table:style-name="ce1">
            <text:p>52609561</text:p>
          </table:table-cell>
          <table:table-cell office:value-type="float" office:value="53122383" table:style-name="ce1">
            <text:p>53122383</text:p>
          </table:table-cell>
          <table:table-cell office:value-type="float" office:value="53664331" table:style-name="ce1">
            <text:p>53664331</text:p>
          </table:table-cell>
          <table:table-cell office:value-type="float" office:value="54147106" table:style-name="ce1">
            <text:p>54147106</text:p>
          </table:table-cell>
          <table:table-cell office:value-type="float" office:value="54659677" table:style-name="ce1">
            <text:p>54659677</text:p>
          </table:table-cell>
          <table:table-cell office:value-type="float" office:value="55166778" table:style-name="ce1">
            <text:p>55166778</text:p>
          </table:table-cell>
          <table:table-cell office:value-type="float" office:value="55468832" table:style-name="ce1">
            <text:p>55468832</text:p>
          </table:table-cell>
          <table:table-cell office:value-type="float" office:value="55765529" table:style-name="ce1">
            <text:p>55765529</text:p>
          </table:table-cell>
          <table:table-cell office:value-type="float" office:value="56259360" table:style-name="ce1">
            <text:p>56259360</text:p>
          </table:table-cell>
          <table:table-cell office:value-type="float" office:value="56496072" table:style-name="ce1">
            <text:p>56496072</text:p>
          </table:table-cell>
          <table:table-cell office:value-type="float" office:value="56645245" table:style-name="ce1">
            <text:p>56645245</text:p>
          </table:table-cell>
          <table:table-cell office:value-type="float" office:value="56961784" table:style-name="ce1">
            <text:p>56961784</text:p>
          </table:table-cell>
          <table:table-cell office:value-type="float" office:value="57186457" table:style-name="ce1">
            <text:p>57186457</text:p>
          </table:table-cell>
          <table:table-cell office:value-type="float" office:value="57253758" table:style-name="ce1">
            <text:p>57253758</text:p>
          </table:table-cell>
          <table:table-cell office:value-type="float" office:value="57085531" table:style-name="ce1">
            <text:p>57085531</text:p>
          </table:table-cell>
          <table:table-cell office:value-type="float" office:value="56885943" table:style-name="ce1">
            <text:p>56885943</text:p>
          </table:table-cell>
          <table:table-cell office:value-type="float" office:value="56801863" table:style-name="ce1">
            <text:p>56801863</text:p>
          </table:table-cell>
          <table:table-cell office:value-type="float" office:value="56796181" table:style-name="ce1">
            <text:p>56796181</text:p>
          </table:table-cell>
          <table:table-cell office:value-type="float" office:value="56865826" table:style-name="ce1">
            <text:p>56865826</text:p>
          </table:table-cell>
          <table:table-cell office:value-type="float" office:value="57028530" table:style-name="ce1">
            <text:p>57028530</text:p>
          </table:table-cell>
          <table:table-cell office:value-type="float" office:value="57229147" table:style-name="ce1">
            <text:p>57229147</text:p>
          </table:table-cell>
          <table:table-cell office:value-type="float" office:value="57267174" table:style-name="ce1">
            <text:p>57267174</text:p>
          </table:table-cell>
          <table:table-cell office:value-type="float" office:value="57114118" table:style-name="ce1">
            <text:p>57114118</text:p>
          </table:table-cell>
          <table:table-cell office:value-type="float" office:value="56792461" table:style-name="ce1">
            <text:p>56792461</text:p>
          </table:table-cell>
          <table:table-cell office:value-type="float" office:value="56485448" table:style-name="ce1">
            <text:p>56485448</text:p>
          </table:table-cell>
          <table:table-cell office:value-type="float" office:value="56438249" table:style-name="ce1">
            <text:p>56438249</text:p>
          </table:table-cell>
          <table:table-cell office:value-type="float" office:value="56204314" table:style-name="ce1">
            <text:p>56204314</text:p>
          </table:table-cell>
          <table:table-cell office:value-type="float" office:value="57044790" table:style-name="ce1">
            <text:p>57044790</text:p>
          </table:table-cell>
          <table:table-cell office:value-type="float" office:value="57469536" table:style-name="ce1">
            <text:p>57469536</text:p>
          </table:table-cell>
          <table:table-cell office:value-type="float" office:value="58079842" table:style-name="ce1">
            <text:p>58079842</text:p>
          </table:table-cell>
          <table:table-cell office:value-type="float" office:value="58625381" table:style-name="ce1">
            <text:p>58625381</text:p>
          </table:table-cell>
          <table:table-cell office:value-type="float" office:value="59146205" table:style-name="ce1">
            <text:p>59146205</text:p>
          </table:table-cell>
          <table:table-cell office:value-type="float" office:value="59553351" table:style-name="ce1">
            <text:p>59553351</text:p>
          </table:table-cell>
          <table:table-cell office:value-type="float" office:value="59729328" table:style-name="ce1">
            <text:p>59729328</text:p>
          </table:table-cell>
          <table:table-cell office:value-type="float" office:value="59858576" table:style-name="ce1">
            <text:p>59858576</text:p>
          </table:table-cell>
          <table:table-cell office:value-type="float" office:value="59987869" table:style-name="ce1">
            <text:p>59987869</text:p>
          </table:table-cell>
          <table:table-cell office:value-type="float" office:value="60024842" table:style-name="ce1">
            <text:p>60024842</text:p>
          </table:table-cell>
          <table:table-cell office:value-type="float" office:value="59979781" table:style-name="ce1">
            <text:p>59979781</text:p>
          </table:table-cell>
          <table:table-cell office:value-type="float" office:value="59985722" table:style-name="ce1">
            <text:p>59985722</text:p>
          </table:table-cell>
          <table:table-cell office:value-type="float" office:value="60069483" table:style-name="ce1">
            <text:p>60069483</text:p>
          </table:table-cell>
          <table:table-cell office:value-type="float" office:value="60208501" table:style-name="ce1">
            <text:p>60208501</text:p>
          </table:table-cell>
          <table:table-cell office:value-type="float" office:value="60360131" table:style-name="ce1">
            <text:p>60360131</text:p>
          </table:table-cell>
          <table:table-cell office:value-type="float" office:value="60442253" table:style-name="ce1">
            <text:p>60442253</text:p>
          </table:table-cell>
          <table:table-cell office:value-type="float" office:value="60475342" table:style-name="ce1">
            <text:p>60475342</text:p>
          </table:table-cell>
          <table:table-cell office:value-type="float" office:value="60495445" table:style-name="ce1">
            <text:p>60495445</text:p>
          </table:table-cell>
          <table:table-cell office:value-type="float" office:value="60541749" table:style-name="ce1">
            <text:p>60541749</text:p>
          </table:table-cell>
          <table:table-cell office:value-type="float" office:value="60626203" table:style-name="ce1">
            <text:p>60626203</text:p>
          </table:table-cell>
          <table:table-cell office:value-type="float" office:value="60675256" table:style-name="ce1">
            <text:p>60675256</text:p>
          </table:table-cell>
          <table:table-cell office:value-type="float" office:value="60683876" table:style-name="ce1">
            <text:p>60683876</text:p>
          </table:table-cell>
          <table:table-cell office:value-type="float" office:value="60752899" table:style-name="ce1">
            <text:p>60752899</text:p>
          </table:table-cell>
          <table:table-cell office:value-type="float" office:value="60929451" table:style-name="ce1">
            <text:p>60929451</text:p>
          </table:table-cell>
          <table:table-cell office:value-type="float" office:value="60068439" table:style-name="ce1">
            <text:p>60068439</text:p>
          </table:table-cell>
          <table:table-cell office:value-type="float" office:value="61509219" table:style-name="ce1">
            <text:p>61509219</text:p>
          </table:table-cell>
          <table:table-cell office:value-type="float" office:value="60804161" table:style-name="ce1">
            <text:p>6080416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Djibouti</text:p>
          </table:table-cell>
          <table:table-cell office:value-type="string" table:style-name="ce1">
            <text:p>DJI</text:p>
          </table:table-cell>
          <table:table-cell office:value-type="float" office:value="42090" table:style-name="ce1">
            <text:p>42090</text:p>
          </table:table-cell>
          <table:table-cell office:value-type="float" office:value="45531" table:style-name="ce1">
            <text:p>45531</text:p>
          </table:table-cell>
          <table:table-cell office:value-type="float" office:value="49567" table:style-name="ce1">
            <text:p>49567</text:p>
          </table:table-cell>
          <table:table-cell office:value-type="float" office:value="54122" table:style-name="ce1">
            <text:p>54122</text:p>
          </table:table-cell>
          <table:table-cell office:value-type="float" office:value="59120" table:style-name="ce1">
            <text:p>59120</text:p>
          </table:table-cell>
          <table:table-cell office:value-type="float" office:value="64505" table:style-name="ce1">
            <text:p>64505</text:p>
          </table:table-cell>
          <table:table-cell office:value-type="float" office:value="70354" table:style-name="ce1">
            <text:p>70354</text:p>
          </table:table-cell>
          <table:table-cell office:value-type="float" office:value="76745" table:style-name="ce1">
            <text:p>76745</text:p>
          </table:table-cell>
          <table:table-cell office:value-type="float" office:value="83630" table:style-name="ce1">
            <text:p>83630</text:p>
          </table:table-cell>
          <table:table-cell office:value-type="float" office:value="90930" table:style-name="ce1">
            <text:p>90930</text:p>
          </table:table-cell>
          <table:table-cell office:value-type="float" office:value="98637" table:style-name="ce1">
            <text:p>98637</text:p>
          </table:table-cell>
          <table:table-cell office:value-type="float" office:value="106496" table:style-name="ce1">
            <text:p>106496</text:p>
          </table:table-cell>
          <table:table-cell office:value-type="float" office:value="114638" table:style-name="ce1">
            <text:p>114638</text:p>
          </table:table-cell>
          <table:table-cell office:value-type="float" office:value="123925" table:style-name="ce1">
            <text:p>123925</text:p>
          </table:table-cell>
          <table:table-cell office:value-type="float" office:value="135607" table:style-name="ce1">
            <text:p>135607</text:p>
          </table:table-cell>
          <table:table-cell office:value-type="float" office:value="150520" table:style-name="ce1">
            <text:p>150520</text:p>
          </table:table-cell>
          <table:table-cell office:value-type="float" office:value="169484" table:style-name="ce1">
            <text:p>169484</text:p>
          </table:table-cell>
          <table:table-cell office:value-type="float" office:value="192053" table:style-name="ce1">
            <text:p>192053</text:p>
          </table:table-cell>
          <table:table-cell office:value-type="float" office:value="216270" table:style-name="ce1">
            <text:p>216270</text:p>
          </table:table-cell>
          <table:table-cell office:value-type="float" office:value="239214" table:style-name="ce1">
            <text:p>239214</text:p>
          </table:table-cell>
          <table:table-cell office:value-type="float" office:value="258796" table:style-name="ce1">
            <text:p>258796</text:p>
          </table:table-cell>
          <table:table-cell office:value-type="float" office:value="273624" table:style-name="ce1">
            <text:p>273624</text:p>
          </table:table-cell>
          <table:table-cell office:value-type="float" office:value="284487" table:style-name="ce1">
            <text:p>284487</text:p>
          </table:table-cell>
          <table:table-cell office:value-type="float" office:value="292732" table:style-name="ce1">
            <text:p>292732</text:p>
          </table:table-cell>
          <table:table-cell office:value-type="float" office:value="302289" table:style-name="ce1">
            <text:p>302289</text:p>
          </table:table-cell>
          <table:table-cell office:value-type="float" office:value="317285" table:style-name="ce1">
            <text:p>317285</text:p>
          </table:table-cell>
          <table:table-cell office:value-type="float" office:value="338905" table:style-name="ce1">
            <text:p>338905</text:p>
          </table:table-cell>
          <table:table-cell office:value-type="float" office:value="365830" table:style-name="ce1">
            <text:p>365830</text:p>
          </table:table-cell>
          <table:table-cell office:value-type="float" office:value="395317" table:style-name="ce1">
            <text:p>395317</text:p>
          </table:table-cell>
          <table:table-cell office:value-type="float" office:value="423315" table:style-name="ce1">
            <text:p>423315</text:p>
          </table:table-cell>
          <table:table-cell office:value-type="float" office:value="446898" table:style-name="ce1">
            <text:p>446898</text:p>
          </table:table-cell>
          <table:table-cell office:value-type="float" office:value="464812" table:style-name="ce1">
            <text:p>464812</text:p>
          </table:table-cell>
          <table:table-cell office:value-type="float" office:value="477577" table:style-name="ce1">
            <text:p>477577</text:p>
          </table:table-cell>
          <table:table-cell office:value-type="float" office:value="487127" table:style-name="ce1">
            <text:p>487127</text:p>
          </table:table-cell>
          <table:table-cell office:value-type="float" office:value="495558" table:style-name="ce1">
            <text:p>495558</text:p>
          </table:table-cell>
          <table:table-cell office:value-type="float" office:value="504401" table:style-name="ce1">
            <text:p>504401</text:p>
          </table:table-cell>
          <table:table-cell office:value-type="float" office:value="513970" table:style-name="ce1">
            <text:p>513970</text:p>
          </table:table-cell>
          <table:table-cell office:value-type="float" office:value="523784" table:style-name="ce1">
            <text:p>523784</text:p>
          </table:table-cell>
          <table:table-cell office:value-type="float" office:value="533740" table:style-name="ce1">
            <text:p>533740</text:p>
          </table:table-cell>
          <table:table-cell office:value-type="float" office:value="543542" table:style-name="ce1">
            <text:p>543542</text:p>
          </table:table-cell>
          <table:table-cell office:value-type="float" office:value="552991" table:style-name="ce1">
            <text:p>552991</text:p>
          </table:table-cell>
          <table:table-cell office:value-type="float" office:value="562150" table:style-name="ce1">
            <text:p>562150</text:p>
          </table:table-cell>
          <table:table-cell office:value-type="float" office:value="571201" table:style-name="ce1">
            <text:p>571201</text:p>
          </table:table-cell>
          <table:table-cell office:value-type="float" office:value="580128" table:style-name="ce1">
            <text:p>580128</text:p>
          </table:table-cell>
          <table:table-cell office:value-type="float" office:value="588906" table:style-name="ce1">
            <text:p>588906</text:p>
          </table:table-cell>
          <table:table-cell office:value-type="float" office:value="597512" table:style-name="ce1">
            <text:p>597512</text:p>
          </table:table-cell>
          <table:table-cell office:value-type="float" office:value="605962" table:style-name="ce1">
            <text:p>605962</text:p>
          </table:table-cell>
          <table:table-cell office:value-type="float" office:value="614293" table:style-name="ce1">
            <text:p>614293</text:p>
          </table:table-cell>
          <table:table-cell office:value-type="float" office:value="622604" table:style-name="ce1">
            <text:p>622604</text:p>
          </table:table-cell>
          <table:table-cell office:value-type="float" office:value="631015" table:style-name="ce1">
            <text:p>631015</text:p>
          </table:table-cell>
          <table:table-cell office:value-type="float" office:value="639684" table:style-name="ce1">
            <text:p>639684</text:p>
          </table:table-cell>
          <table:table-cell office:value-type="float" office:value="648634" table:style-name="ce1">
            <text:p>648634</text:p>
          </table:table-cell>
          <table:table-cell office:value-type="float" office:value="657861" table:style-name="ce1">
            <text:p>657861</text:p>
          </table:table-cell>
          <table:table-cell office:value-type="float" office:value="667315" table:style-name="ce1">
            <text:p>667315</text:p>
          </table:table-cell>
          <table:table-cell office:value-type="float" office:value="676950" table:style-name="ce1">
            <text:p>676950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Dominica</text:p>
          </table:table-cell>
          <table:table-cell office:value-type="string" table:style-name="ce1">
            <text:p>DMA</text:p>
          </table:table-cell>
          <table:table-cell office:value-type="float" office:value="22714" table:style-name="ce1">
            <text:p>22714</text:p>
          </table:table-cell>
          <table:table-cell office:value-type="float" office:value="23140" table:style-name="ce1">
            <text:p>23140</text:p>
          </table:table-cell>
          <table:table-cell office:value-type="float" office:value="23541" table:style-name="ce1">
            <text:p>23541</text:p>
          </table:table-cell>
          <table:table-cell office:value-type="float" office:value="23939" table:style-name="ce1">
            <text:p>23939</text:p>
          </table:table-cell>
          <table:table-cell office:value-type="float" office:value="24362" table:style-name="ce1">
            <text:p>24362</text:p>
          </table:table-cell>
          <table:table-cell office:value-type="float" office:value="24832" table:style-name="ce1">
            <text:p>24832</text:p>
          </table:table-cell>
          <table:table-cell office:value-type="float" office:value="25360" table:style-name="ce1">
            <text:p>25360</text:p>
          </table:table-cell>
          <table:table-cell office:value-type="float" office:value="25932" table:style-name="ce1">
            <text:p>25932</text:p>
          </table:table-cell>
          <table:table-cell office:value-type="float" office:value="26499" table:style-name="ce1">
            <text:p>26499</text:p>
          </table:table-cell>
          <table:table-cell office:value-type="float" office:value="26995" table:style-name="ce1">
            <text:p>26995</text:p>
          </table:table-cell>
          <table:table-cell office:value-type="float" office:value="27494" table:style-name="ce1">
            <text:p>27494</text:p>
          </table:table-cell>
          <table:table-cell office:value-type="float" office:value="28247" table:style-name="ce1">
            <text:p>28247</text:p>
          </table:table-cell>
          <table:table-cell office:value-type="float" office:value="28884" table:style-name="ce1">
            <text:p>28884</text:p>
          </table:table-cell>
          <table:table-cell office:value-type="float" office:value="29459" table:style-name="ce1">
            <text:p>29459</text:p>
          </table:table-cell>
          <table:table-cell office:value-type="float" office:value="30063" table:style-name="ce1">
            <text:p>30063</text:p>
          </table:table-cell>
          <table:table-cell office:value-type="float" office:value="30762" table:style-name="ce1">
            <text:p>30762</text:p>
          </table:table-cell>
          <table:table-cell office:value-type="float" office:value="31590" table:style-name="ce1">
            <text:p>31590</text:p>
          </table:table-cell>
          <table:table-cell office:value-type="float" office:value="32519" table:style-name="ce1">
            <text:p>32519</text:p>
          </table:table-cell>
          <table:table-cell office:value-type="float" office:value="33493" table:style-name="ce1">
            <text:p>33493</text:p>
          </table:table-cell>
          <table:table-cell office:value-type="float" office:value="34416" table:style-name="ce1">
            <text:p>34416</text:p>
          </table:table-cell>
          <table:table-cell office:value-type="float" office:value="35216" table:style-name="ce1">
            <text:p>35216</text:p>
          </table:table-cell>
          <table:table-cell office:value-type="float" office:value="36024" table:style-name="ce1">
            <text:p>36024</text:p>
          </table:table-cell>
          <table:table-cell office:value-type="float" office:value="37226" table:style-name="ce1">
            <text:p>37226</text:p>
          </table:table-cell>
          <table:table-cell office:value-type="float" office:value="38315" table:style-name="ce1">
            <text:p>38315</text:p>
          </table:table-cell>
          <table:table-cell office:value-type="float" office:value="39327" table:style-name="ce1">
            <text:p>39327</text:p>
          </table:table-cell>
          <table:table-cell office:value-type="float" office:value="40288" table:style-name="ce1">
            <text:p>40288</text:p>
          </table:table-cell>
          <table:table-cell office:value-type="float" office:value="41202" table:style-name="ce1">
            <text:p>41202</text:p>
          </table:table-cell>
          <table:table-cell office:value-type="float" office:value="42059" table:style-name="ce1">
            <text:p>42059</text:p>
          </table:table-cell>
          <table:table-cell office:value-type="float" office:value="42901" table:style-name="ce1">
            <text:p>42901</text:p>
          </table:table-cell>
          <table:table-cell office:value-type="float" office:value="43778" table:style-name="ce1">
            <text:p>43778</text:p>
          </table:table-cell>
          <table:table-cell office:value-type="float" office:value="44741" table:style-name="ce1">
            <text:p>44741</text:p>
          </table:table-cell>
          <table:table-cell office:value-type="float" office:value="45685" table:style-name="ce1">
            <text:p>45685</text:p>
          </table:table-cell>
          <table:table-cell office:value-type="float" office:value="45830" table:style-name="ce1">
            <text:p>45830</text:p>
          </table:table-cell>
          <table:table-cell office:value-type="float" office:value="46038" table:style-name="ce1">
            <text:p>46038</text:p>
          </table:table-cell>
          <table:table-cell office:value-type="float" office:value="46209" table:style-name="ce1">
            <text:p>46209</text:p>
          </table:table-cell>
          <table:table-cell office:value-type="float" office:value="46268" table:style-name="ce1">
            <text:p>46268</text:p>
          </table:table-cell>
          <table:table-cell office:value-type="float" office:value="46187" table:style-name="ce1">
            <text:p>46187</text:p>
          </table:table-cell>
          <table:table-cell office:value-type="float" office:value="45995" table:style-name="ce1">
            <text:p>45995</text:p>
          </table:table-cell>
          <table:table-cell office:value-type="float" office:value="45756" table:style-name="ce1">
            <text:p>45756</text:p>
          </table:table-cell>
          <table:table-cell office:value-type="float" office:value="45561" table:style-name="ce1">
            <text:p>45561</text:p>
          </table:table-cell>
          <table:table-cell office:value-type="float" office:value="45476" table:style-name="ce1">
            <text:p>45476</text:p>
          </table:table-cell>
          <table:table-cell office:value-type="float" office:value="45545" table:style-name="ce1">
            <text:p>45545</text:p>
          </table:table-cell>
          <table:table-cell office:value-type="float" office:value="45855" table:style-name="ce1">
            <text:p>45855</text:p>
          </table:table-cell>
          <table:table-cell office:value-type="float" office:value="46234" table:style-name="ce1">
            <text:p>46234</text:p>
          </table:table-cell>
          <table:table-cell office:value-type="float" office:value="46625" table:style-name="ce1">
            <text:p>46625</text:p>
          </table:table-cell>
          <table:table-cell office:value-type="float" office:value="46982" table:style-name="ce1">
            <text:p>46982</text:p>
          </table:table-cell>
          <table:table-cell office:value-type="float" office:value="47294" table:style-name="ce1">
            <text:p>47294</text:p>
          </table:table-cell>
          <table:table-cell office:value-type="float" office:value="47576" table:style-name="ce1">
            <text:p>47576</text:p>
          </table:table-cell>
          <table:table-cell office:value-type="float" office:value="47846" table:style-name="ce1">
            <text:p>47846</text:p>
          </table:table-cell>
          <table:table-cell office:value-type="float" office:value="48134" table:style-name="ce1">
            <text:p>48134</text:p>
          </table:table-cell>
          <table:table-cell office:value-type="float" office:value="48460" table:style-name="ce1">
            <text:p>48460</text:p>
          </table:table-cell>
          <table:table-cell office:value-type="float" office:value="48831" table:style-name="ce1">
            <text:p>48831</text:p>
          </table:table-cell>
          <table:table-cell office:value-type="float" office:value="49234" table:style-name="ce1">
            <text:p>49234</text:p>
          </table:table-cell>
          <table:table-cell office:value-type="float" office:value="49662" table:style-name="ce1">
            <text:p>49662</text:p>
          </table:table-cell>
          <table:table-cell office:value-type="float" office:value="50100" table:style-name="ce1">
            <text:p>50100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Denmark</text:p>
          </table:table-cell>
          <table:table-cell office:value-type="string" table:style-name="ce1">
            <text:p>DNK</text:p>
          </table:table-cell>
          <table:table-cell office:value-type="float" office:value="3374572" table:style-name="ce1">
            <text:p>3374572</text:p>
          </table:table-cell>
          <table:table-cell office:value-type="float" office:value="3431879" table:style-name="ce1">
            <text:p>3431879</text:p>
          </table:table-cell>
          <table:table-cell office:value-type="float" office:value="3490118" table:style-name="ce1">
            <text:p>3490118</text:p>
          </table:table-cell>
          <table:table-cell office:value-type="float" office:value="3548824" table:style-name="ce1">
            <text:p>3548824</text:p>
          </table:table-cell>
          <table:table-cell office:value-type="float" office:value="3608088" table:style-name="ce1">
            <text:p>3608088</text:p>
          </table:table-cell>
          <table:table-cell office:value-type="float" office:value="3666724" table:style-name="ce1">
            <text:p>3666724</text:p>
          </table:table-cell>
          <table:table-cell office:value-type="float" office:value="3723679" table:style-name="ce1">
            <text:p>3723679</text:p>
          </table:table-cell>
          <table:table-cell office:value-type="float" office:value="3779458" table:style-name="ce1">
            <text:p>3779458</text:p>
          </table:table-cell>
          <table:table-cell office:value-type="float" office:value="3828566" table:style-name="ce1">
            <text:p>3828566</text:p>
          </table:table-cell>
          <table:table-cell office:value-type="float" office:value="3875429" table:style-name="ce1">
            <text:p>3875429</text:p>
          </table:table-cell>
          <table:table-cell office:value-type="float" office:value="3930043" table:style-name="ce1">
            <text:p>3930043</text:p>
          </table:table-cell>
          <table:table-cell office:value-type="float" office:value="3982363" table:style-name="ce1">
            <text:p>3982363</text:p>
          </table:table-cell>
          <table:table-cell office:value-type="float" office:value="4029765" table:style-name="ce1">
            <text:p>4029765</text:p>
          </table:table-cell>
          <table:table-cell office:value-type="float" office:value="4078304" table:style-name="ce1">
            <text:p>4078304</text:p>
          </table:table-cell>
          <table:table-cell office:value-type="float" office:value="4121150" table:style-name="ce1">
            <text:p>4121150</text:p>
          </table:table-cell>
          <table:table-cell office:value-type="float" office:value="4156474" table:style-name="ce1">
            <text:p>4156474</text:p>
          </table:table-cell>
          <table:table-cell office:value-type="float" office:value="4189964" table:style-name="ce1">
            <text:p>4189964</text:p>
          </table:table-cell>
          <table:table-cell office:value-type="float" office:value="4217587" table:style-name="ce1">
            <text:p>4217587</text:p>
          </table:table-cell>
          <table:table-cell office:value-type="float" office:value="4245152" table:style-name="ce1">
            <text:p>4245152</text:p>
          </table:table-cell>
          <table:table-cell office:value-type="float" office:value="4269868" table:style-name="ce1">
            <text:p>4269868</text:p>
          </table:table-cell>
          <table:table-cell office:value-type="float" office:value="4289152" table:style-name="ce1">
            <text:p>4289152</text:p>
          </table:table-cell>
          <table:table-cell office:value-type="float" office:value="4297767" table:style-name="ce1">
            <text:p>4297767</text:p>
          </table:table-cell>
          <table:table-cell office:value-type="float" office:value="4300240" table:style-name="ce1">
            <text:p>4300240</text:p>
          </table:table-cell>
          <table:table-cell office:value-type="float" office:value="4302863" table:style-name="ce1">
            <text:p>4302863</text:p>
          </table:table-cell>
          <table:table-cell office:value-type="float" office:value="4306181" table:style-name="ce1">
            <text:p>4306181</text:p>
          </table:table-cell>
          <table:table-cell office:value-type="float" office:value="4313449" table:style-name="ce1">
            <text:p>4313449</text:p>
          </table:table-cell>
          <table:table-cell office:value-type="float" office:value="4324701" table:style-name="ce1">
            <text:p>4324701</text:p>
          </table:table-cell>
          <table:table-cell office:value-type="float" office:value="4335668" table:style-name="ce1">
            <text:p>4335668</text:p>
          </table:table-cell>
          <table:table-cell office:value-type="float" office:value="4343212" table:style-name="ce1">
            <text:p>4343212</text:p>
          </table:table-cell>
          <table:table-cell office:value-type="float" office:value="4351259" table:style-name="ce1">
            <text:p>4351259</text:p>
          </table:table-cell>
          <table:table-cell office:value-type="float" office:value="4361727" table:style-name="ce1">
            <text:p>4361727</text:p>
          </table:table-cell>
          <table:table-cell office:value-type="float" office:value="4374504" table:style-name="ce1">
            <text:p>4374504</text:p>
          </table:table-cell>
          <table:table-cell office:value-type="float" office:value="4390390" table:style-name="ce1">
            <text:p>4390390</text:p>
          </table:table-cell>
          <table:table-cell office:value-type="float" office:value="4406442" table:style-name="ce1">
            <text:p>4406442</text:p>
          </table:table-cell>
          <table:table-cell office:value-type="float" office:value="4422754" table:style-name="ce1">
            <text:p>4422754</text:p>
          </table:table-cell>
          <table:table-cell office:value-type="float" office:value="4447268" table:style-name="ce1">
            <text:p>4447268</text:p>
          </table:table-cell>
          <table:table-cell office:value-type="float" office:value="4473929" table:style-name="ce1">
            <text:p>4473929</text:p>
          </table:table-cell>
          <table:table-cell office:value-type="float" office:value="4493986" table:style-name="ce1">
            <text:p>4493986</text:p>
          </table:table-cell>
          <table:table-cell office:value-type="float" office:value="4511769" table:style-name="ce1">
            <text:p>4511769</text:p>
          </table:table-cell>
          <table:table-cell office:value-type="float" office:value="4528106" table:style-name="ce1">
            <text:p>4528106</text:p>
          </table:table-cell>
          <table:table-cell office:value-type="float" office:value="4544013" table:style-name="ce1">
            <text:p>4544013</text:p>
          </table:table-cell>
          <table:table-cell office:value-type="float" office:value="4563004" table:style-name="ce1">
            <text:p>4563004</text:p>
          </table:table-cell>
          <table:table-cell office:value-type="float" office:value="4582981" table:style-name="ce1">
            <text:p>4582981</text:p>
          </table:table-cell>
          <table:table-cell office:value-type="float" office:value="4601394" table:style-name="ce1">
            <text:p>4601394</text:p>
          </table:table-cell>
          <table:table-cell office:value-type="float" office:value="4624434" table:style-name="ce1">
            <text:p>4624434</text:p>
          </table:table-cell>
          <table:table-cell office:value-type="float" office:value="4652908" table:style-name="ce1">
            <text:p>4652908</text:p>
          </table:table-cell>
          <table:table-cell office:value-type="float" office:value="4681382" table:style-name="ce1">
            <text:p>4681382</text:p>
          </table:table-cell>
          <table:table-cell office:value-type="float" office:value="4712839" table:style-name="ce1">
            <text:p>4712839</text:p>
          </table:table-cell>
          <table:table-cell office:value-type="float" office:value="4751268" table:style-name="ce1">
            <text:p>4751268</text:p>
          </table:table-cell>
          <table:table-cell office:value-type="float" office:value="4785983" table:style-name="ce1">
            <text:p>4785983</text:p>
          </table:table-cell>
          <table:table-cell office:value-type="float" office:value="4815111" table:style-name="ce1">
            <text:p>4815111</text:p>
          </table:table-cell>
          <table:table-cell office:value-type="float" office:value="4844002" table:style-name="ce1">
            <text:p>4844002</text:p>
          </table:table-cell>
          <table:table-cell office:value-type="float" office:value="4872608" table:style-name="ce1">
            <text:p>4872608</text:p>
          </table:table-cell>
          <table:table-cell office:value-type="float" office:value="4903183" table:style-name="ce1">
            <text:p>4903183</text:p>
          </table:table-cell>
          <table:table-cell office:value-type="float" office:value="4933827" table:style-name="ce1">
            <text:p>493382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Dominican Republic</text:p>
          </table:table-cell>
          <table:table-cell office:value-type="string" table:style-name="ce1">
            <text:p>DOM</text:p>
          </table:table-cell>
          <table:table-cell office:value-type="float" office:value="995755" table:style-name="ce1">
            <text:p>995755</text:p>
          </table:table-cell>
          <table:table-cell office:value-type="float" office:value="1060756" table:style-name="ce1">
            <text:p>1060756</text:p>
          </table:table-cell>
          <table:table-cell office:value-type="float" office:value="1130118" table:style-name="ce1">
            <text:p>1130118</text:p>
          </table:table-cell>
          <table:table-cell office:value-type="float" office:value="1202967" table:style-name="ce1">
            <text:p>1202967</text:p>
          </table:table-cell>
          <table:table-cell office:value-type="float" office:value="1279361" table:style-name="ce1">
            <text:p>1279361</text:p>
          </table:table-cell>
          <table:table-cell office:value-type="float" office:value="1359146" table:style-name="ce1">
            <text:p>1359146</text:p>
          </table:table-cell>
          <table:table-cell office:value-type="float" office:value="1442416" table:style-name="ce1">
            <text:p>1442416</text:p>
          </table:table-cell>
          <table:table-cell office:value-type="float" office:value="1529136" table:style-name="ce1">
            <text:p>1529136</text:p>
          </table:table-cell>
          <table:table-cell office:value-type="float" office:value="1619430" table:style-name="ce1">
            <text:p>1619430</text:p>
          </table:table-cell>
          <table:table-cell office:value-type="float" office:value="1713095" table:style-name="ce1">
            <text:p>1713095</text:p>
          </table:table-cell>
          <table:table-cell office:value-type="float" office:value="1810657" table:style-name="ce1">
            <text:p>1810657</text:p>
          </table:table-cell>
          <table:table-cell office:value-type="float" office:value="1912233" table:style-name="ce1">
            <text:p>1912233</text:p>
          </table:table-cell>
          <table:table-cell office:value-type="float" office:value="2017356" table:style-name="ce1">
            <text:p>2017356</text:p>
          </table:table-cell>
          <table:table-cell office:value-type="float" office:value="2125829" table:style-name="ce1">
            <text:p>2125829</text:p>
          </table:table-cell>
          <table:table-cell office:value-type="float" office:value="2237781" table:style-name="ce1">
            <text:p>2237781</text:p>
          </table:table-cell>
          <table:table-cell office:value-type="float" office:value="2353056" table:style-name="ce1">
            <text:p>2353056</text:p>
          </table:table-cell>
          <table:table-cell office:value-type="float" office:value="2471750" table:style-name="ce1">
            <text:p>2471750</text:p>
          </table:table-cell>
          <table:table-cell office:value-type="float" office:value="2593475" table:style-name="ce1">
            <text:p>2593475</text:p>
          </table:table-cell>
          <table:table-cell office:value-type="float" office:value="2718598" table:style-name="ce1">
            <text:p>2718598</text:p>
          </table:table-cell>
          <table:table-cell office:value-type="float" office:value="2847046" table:style-name="ce1">
            <text:p>2847046</text:p>
          </table:table-cell>
          <table:table-cell office:value-type="float" office:value="2979052" table:style-name="ce1">
            <text:p>2979052</text:p>
          </table:table-cell>
          <table:table-cell office:value-type="float" office:value="3114323" table:style-name="ce1">
            <text:p>3114323</text:p>
          </table:table-cell>
          <table:table-cell office:value-type="float" office:value="3224812" table:style-name="ce1">
            <text:p>3224812</text:p>
          </table:table-cell>
          <table:table-cell office:value-type="float" office:value="3313948" table:style-name="ce1">
            <text:p>3313948</text:p>
          </table:table-cell>
          <table:table-cell office:value-type="float" office:value="3404189" table:style-name="ce1">
            <text:p>3404189</text:p>
          </table:table-cell>
          <table:table-cell office:value-type="float" office:value="3495417" table:style-name="ce1">
            <text:p>3495417</text:p>
          </table:table-cell>
          <table:table-cell office:value-type="float" office:value="3587611" table:style-name="ce1">
            <text:p>3587611</text:p>
          </table:table-cell>
          <table:table-cell office:value-type="float" office:value="3680767" table:style-name="ce1">
            <text:p>3680767</text:p>
          </table:table-cell>
          <table:table-cell office:value-type="float" office:value="3775008" table:style-name="ce1">
            <text:p>3775008</text:p>
          </table:table-cell>
          <table:table-cell office:value-type="float" office:value="3870448" table:style-name="ce1">
            <text:p>3870448</text:p>
          </table:table-cell>
          <table:table-cell office:value-type="float" office:value="3967240" table:style-name="ce1">
            <text:p>3967240</text:p>
          </table:table-cell>
          <table:table-cell office:value-type="float" office:value="4065500" table:style-name="ce1">
            <text:p>4065500</text:p>
          </table:table-cell>
          <table:table-cell office:value-type="float" office:value="4164987" table:style-name="ce1">
            <text:p>4164987</text:p>
          </table:table-cell>
          <table:table-cell office:value-type="float" office:value="4265236" table:style-name="ce1">
            <text:p>4265236</text:p>
          </table:table-cell>
          <table:table-cell office:value-type="float" office:value="4399935" table:style-name="ce1">
            <text:p>4399935</text:p>
          </table:table-cell>
          <table:table-cell office:value-type="float" office:value="4545718" table:style-name="ce1">
            <text:p>4545718</text:p>
          </table:table-cell>
          <table:table-cell office:value-type="float" office:value="4691973" table:style-name="ce1">
            <text:p>4691973</text:p>
          </table:table-cell>
          <table:table-cell office:value-type="float" office:value="4838654" table:style-name="ce1">
            <text:p>4838654</text:p>
          </table:table-cell>
          <table:table-cell office:value-type="float" office:value="4986287" table:style-name="ce1">
            <text:p>4986287</text:p>
          </table:table-cell>
          <table:table-cell office:value-type="float" office:value="5135523" table:style-name="ce1">
            <text:p>5135523</text:p>
          </table:table-cell>
          <table:table-cell office:value-type="float" office:value="5287077" table:style-name="ce1">
            <text:p>5287077</text:p>
          </table:table-cell>
          <table:table-cell office:value-type="float" office:value="5440575" table:style-name="ce1">
            <text:p>5440575</text:p>
          </table:table-cell>
          <table:table-cell office:value-type="float" office:value="5596225" table:style-name="ce1">
            <text:p>5596225</text:p>
          </table:table-cell>
          <table:table-cell office:value-type="float" office:value="5792814" table:style-name="ce1">
            <text:p>5792814</text:p>
          </table:table-cell>
          <table:table-cell office:value-type="float" office:value="6007523" table:style-name="ce1">
            <text:p>6007523</text:p>
          </table:table-cell>
          <table:table-cell office:value-type="float" office:value="6222793" table:style-name="ce1">
            <text:p>6222793</text:p>
          </table:table-cell>
          <table:table-cell office:value-type="float" office:value="6438574" table:style-name="ce1">
            <text:p>6438574</text:p>
          </table:table-cell>
          <table:table-cell office:value-type="float" office:value="6654556" table:style-name="ce1">
            <text:p>6654556</text:p>
          </table:table-cell>
          <table:table-cell office:value-type="float" office:value="6870529" table:style-name="ce1">
            <text:p>6870529</text:p>
          </table:table-cell>
          <table:table-cell office:value-type="float" office:value="7085614" table:style-name="ce1">
            <text:p>7085614</text:p>
          </table:table-cell>
          <table:table-cell office:value-type="float" office:value="7299960" table:style-name="ce1">
            <text:p>7299960</text:p>
          </table:table-cell>
          <table:table-cell office:value-type="float" office:value="7513236" table:style-name="ce1">
            <text:p>7513236</text:p>
          </table:table-cell>
          <table:table-cell office:value-type="float" office:value="7721788" table:style-name="ce1">
            <text:p>7721788</text:p>
          </table:table-cell>
          <table:table-cell office:value-type="float" office:value="7925115" table:style-name="ce1">
            <text:p>7925115</text:p>
          </table:table-cell>
          <table:table-cell office:value-type="float" office:value="8122983" table:style-name="ce1">
            <text:p>812298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Algeria</text:p>
          </table:table-cell>
          <table:table-cell office:value-type="string" table:style-name="ce1">
            <text:p>DZA</text:p>
          </table:table-cell>
          <table:table-cell office:value-type="float" office:value="3394205" table:style-name="ce1">
            <text:p>3394205</text:p>
          </table:table-cell>
          <table:table-cell office:value-type="float" office:value="3626403" table:style-name="ce1">
            <text:p>3626403</text:p>
          </table:table-cell>
          <table:table-cell office:value-type="float" office:value="3882767" table:style-name="ce1">
            <text:p>3882767</text:p>
          </table:table-cell>
          <table:table-cell office:value-type="float" office:value="4154286" table:style-name="ce1">
            <text:p>4154286</text:p>
          </table:table-cell>
          <table:table-cell office:value-type="float" office:value="4443888" table:style-name="ce1">
            <text:p>4443888</text:p>
          </table:table-cell>
          <table:table-cell office:value-type="float" office:value="4753164" table:style-name="ce1">
            <text:p>4753164</text:p>
          </table:table-cell>
          <table:table-cell office:value-type="float" office:value="5041536" table:style-name="ce1">
            <text:p>5041536</text:p>
          </table:table-cell>
          <table:table-cell office:value-type="float" office:value="5208671" table:style-name="ce1">
            <text:p>5208671</text:p>
          </table:table-cell>
          <table:table-cell office:value-type="float" office:value="5383537" table:style-name="ce1">
            <text:p>5383537</text:p>
          </table:table-cell>
          <table:table-cell office:value-type="float" office:value="5563573" table:style-name="ce1">
            <text:p>5563573</text:p>
          </table:table-cell>
          <table:table-cell office:value-type="float" office:value="5747263" table:style-name="ce1">
            <text:p>5747263</text:p>
          </table:table-cell>
          <table:table-cell office:value-type="float" office:value="5933928" table:style-name="ce1">
            <text:p>5933928</text:p>
          </table:table-cell>
          <table:table-cell office:value-type="float" office:value="6124851" table:style-name="ce1">
            <text:p>6124851</text:p>
          </table:table-cell>
          <table:table-cell office:value-type="float" office:value="6321297" table:style-name="ce1">
            <text:p>6321297</text:p>
          </table:table-cell>
          <table:table-cell office:value-type="float" office:value="6525328" table:style-name="ce1">
            <text:p>6525328</text:p>
          </table:table-cell>
          <table:table-cell office:value-type="float" office:value="6738779" table:style-name="ce1">
            <text:p>6738779</text:p>
          </table:table-cell>
          <table:table-cell office:value-type="float" office:value="6961530" table:style-name="ce1">
            <text:p>6961530</text:p>
          </table:table-cell>
          <table:table-cell office:value-type="float" office:value="7240239" table:style-name="ce1">
            <text:p>7240239</text:p>
          </table:table-cell>
          <table:table-cell office:value-type="float" office:value="7611662" table:style-name="ce1">
            <text:p>7611662</text:p>
          </table:table-cell>
          <table:table-cell office:value-type="float" office:value="8004279" table:style-name="ce1">
            <text:p>8004279</text:p>
          </table:table-cell>
          <table:table-cell office:value-type="float" office:value="8420031" table:style-name="ce1">
            <text:p>8420031</text:p>
          </table:table-cell>
          <table:table-cell office:value-type="float" office:value="8858977" table:style-name="ce1">
            <text:p>8858977</text:p>
          </table:table-cell>
          <table:table-cell office:value-type="float" office:value="9321410" table:style-name="ce1">
            <text:p>9321410</text:p>
          </table:table-cell>
          <table:table-cell office:value-type="float" office:value="9805134" table:style-name="ce1">
            <text:p>9805134</text:p>
          </table:table-cell>
          <table:table-cell office:value-type="float" office:value="10307409" table:style-name="ce1">
            <text:p>10307409</text:p>
          </table:table-cell>
          <table:table-cell office:value-type="float" office:value="10824415" table:style-name="ce1">
            <text:p>10824415</text:p>
          </table:table-cell>
          <table:table-cell office:value-type="float" office:value="11355687" table:style-name="ce1">
            <text:p>11355687</text:p>
          </table:table-cell>
          <table:table-cell office:value-type="float" office:value="11892453" table:style-name="ce1">
            <text:p>11892453</text:p>
          </table:table-cell>
          <table:table-cell office:value-type="float" office:value="12421409" table:style-name="ce1">
            <text:p>12421409</text:p>
          </table:table-cell>
          <table:table-cell office:value-type="float" office:value="12956680" table:style-name="ce1">
            <text:p>12956680</text:p>
          </table:table-cell>
          <table:table-cell office:value-type="float" office:value="13496455" table:style-name="ce1">
            <text:p>13496455</text:p>
          </table:table-cell>
          <table:table-cell office:value-type="float" office:value="14039512" table:style-name="ce1">
            <text:p>14039512</text:p>
          </table:table-cell>
          <table:table-cell office:value-type="float" office:value="14584467" table:style-name="ce1">
            <text:p>14584467</text:p>
          </table:table-cell>
          <table:table-cell office:value-type="float" office:value="15126408" table:style-name="ce1">
            <text:p>15126408</text:p>
          </table:table-cell>
          <table:table-cell office:value-type="float" office:value="15661221" table:style-name="ce1">
            <text:p>15661221</text:p>
          </table:table-cell>
          <table:table-cell office:value-type="float" office:value="16185541" table:style-name="ce1">
            <text:p>16185541</text:p>
          </table:table-cell>
          <table:table-cell office:value-type="float" office:value="16698277" table:style-name="ce1">
            <text:p>16698277</text:p>
          </table:table-cell>
          <table:table-cell office:value-type="float" office:value="17198588" table:style-name="ce1">
            <text:p>17198588</text:p>
          </table:table-cell>
          <table:table-cell office:value-type="float" office:value="17690345" table:style-name="ce1">
            <text:p>17690345</text:p>
          </table:table-cell>
          <table:table-cell office:value-type="float" office:value="18188570" table:style-name="ce1">
            <text:p>18188570</text:p>
          </table:table-cell>
          <table:table-cell office:value-type="float" office:value="18684936" table:style-name="ce1">
            <text:p>18684936</text:p>
          </table:table-cell>
          <table:table-cell office:value-type="float" office:value="19179115" table:style-name="ce1">
            <text:p>19179115</text:p>
          </table:table-cell>
          <table:table-cell office:value-type="float" office:value="19674408" table:style-name="ce1">
            <text:p>19674408</text:p>
          </table:table-cell>
          <table:table-cell office:value-type="float" office:value="20176831" table:style-name="ce1">
            <text:p>20176831</text:p>
          </table:table-cell>
          <table:table-cell office:value-type="float" office:value="20694870" table:style-name="ce1">
            <text:p>20694870</text:p>
          </table:table-cell>
          <table:table-cell office:value-type="float" office:value="21234892" table:style-name="ce1">
            <text:p>21234892</text:p>
          </table:table-cell>
          <table:table-cell office:value-type="float" office:value="21799703" table:style-name="ce1">
            <text:p>21799703</text:p>
          </table:table-cell>
          <table:table-cell office:value-type="float" office:value="22389513" table:style-name="ce1">
            <text:p>22389513</text:p>
          </table:table-cell>
          <table:table-cell office:value-type="float" office:value="23009066" table:style-name="ce1">
            <text:p>23009066</text:p>
          </table:table-cell>
          <table:table-cell office:value-type="float" office:value="23656184" table:style-name="ce1">
            <text:p>23656184</text:p>
          </table:table-cell>
          <table:table-cell office:value-type="float" office:value="24333777" table:style-name="ce1">
            <text:p>24333777</text:p>
          </table:table-cell>
          <table:table-cell office:value-type="float" office:value="25044389" table:style-name="ce1">
            <text:p>25044389</text:p>
          </table:table-cell>
          <table:table-cell office:value-type="float" office:value="25784533" table:style-name="ce1">
            <text:p>25784533</text:p>
          </table:table-cell>
          <table:table-cell office:value-type="float" office:value="26543182" table:style-name="ce1">
            <text:p>26543182</text:p>
          </table:table-cell>
          <table:table-cell office:value-type="float" office:value="27304259" table:style-name="ce1">
            <text:p>2730425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East Asia &amp; Pacific (developing only)</text:p>
          </table:table-cell>
          <table:table-cell office:value-type="string" table:style-name="ce1">
            <text:p>EAP</text:p>
          </table:table-cell>
          <table:table-cell office:value-type="float" office:value="151665806" table:style-name="ce1">
            <text:p>151665806</text:p>
          </table:table-cell>
          <table:table-cell office:value-type="float" office:value="155785386" table:style-name="ce1">
            <text:p>155785386</text:p>
          </table:table-cell>
          <table:table-cell office:value-type="float" office:value="162085639" table:style-name="ce1">
            <text:p>162085639</text:p>
          </table:table-cell>
          <table:table-cell office:value-type="float" office:value="170578509" table:style-name="ce1">
            <text:p>170578509</text:p>
          </table:table-cell>
          <table:table-cell office:value-type="float" office:value="179303081" table:style-name="ce1">
            <text:p>179303081</text:p>
          </table:table-cell>
          <table:table-cell office:value-type="float" office:value="183051509" table:style-name="ce1">
            <text:p>183051509</text:p>
          </table:table-cell>
          <table:table-cell office:value-type="float" office:value="187744906" table:style-name="ce1">
            <text:p>187744906</text:p>
          </table:table-cell>
          <table:table-cell office:value-type="float" office:value="192664712" table:style-name="ce1">
            <text:p>192664712</text:p>
          </table:table-cell>
          <table:table-cell office:value-type="float" office:value="197922280" table:style-name="ce1">
            <text:p>197922280</text:p>
          </table:table-cell>
          <table:table-cell office:value-type="float" office:value="203621144" table:style-name="ce1">
            <text:p>203621144</text:p>
          </table:table-cell>
          <table:table-cell office:value-type="float" office:value="209574769" table:style-name="ce1">
            <text:p>209574769</text:p>
          </table:table-cell>
          <table:table-cell office:value-type="float" office:value="215720258" table:style-name="ce1">
            <text:p>215720258</text:p>
          </table:table-cell>
          <table:table-cell office:value-type="float" office:value="221819940" table:style-name="ce1">
            <text:p>221819940</text:p>
          </table:table-cell>
          <table:table-cell office:value-type="float" office:value="228826560" table:style-name="ce1">
            <text:p>228826560</text:p>
          </table:table-cell>
          <table:table-cell office:value-type="float" office:value="236578004" table:style-name="ce1">
            <text:p>236578004</text:p>
          </table:table-cell>
          <table:table-cell office:value-type="float" office:value="241860798" table:style-name="ce1">
            <text:p>241860798</text:p>
          </table:table-cell>
          <table:table-cell office:value-type="float" office:value="248243647" table:style-name="ce1">
            <text:p>248243647</text:p>
          </table:table-cell>
          <table:table-cell office:value-type="float" office:value="254440774" table:style-name="ce1">
            <text:p>254440774</text:p>
          </table:table-cell>
          <table:table-cell office:value-type="float" office:value="263796372" table:style-name="ce1">
            <text:p>263796372</text:p>
          </table:table-cell>
          <table:table-cell office:value-type="float" office:value="276658233" table:style-name="ce1">
            <text:p>276658233</text:p>
          </table:table-cell>
          <table:table-cell office:value-type="float" office:value="290195619" table:style-name="ce1">
            <text:p>290195619</text:p>
          </table:table-cell>
          <table:table-cell office:value-type="float" office:value="304580712" table:style-name="ce1">
            <text:p>304580712</text:p>
          </table:table-cell>
          <table:table-cell office:value-type="float" office:value="319940618" table:style-name="ce1">
            <text:p>319940618</text:p>
          </table:table-cell>
          <table:table-cell office:value-type="float" office:value="334257747" table:style-name="ce1">
            <text:p>334257747</text:p>
          </table:table-cell>
          <table:table-cell office:value-type="float" office:value="348849463" table:style-name="ce1">
            <text:p>348849463</text:p>
          </table:table-cell>
          <table:table-cell office:value-type="float" office:value="364091895" table:style-name="ce1">
            <text:p>364091895</text:p>
          </table:table-cell>
          <table:table-cell office:value-type="float" office:value="380233841" table:style-name="ce1">
            <text:p>380233841</text:p>
          </table:table-cell>
          <table:table-cell office:value-type="float" office:value="397299203" table:style-name="ce1">
            <text:p>397299203</text:p>
          </table:table-cell>
          <table:table-cell office:value-type="float" office:value="415011339" table:style-name="ce1">
            <text:p>415011339</text:p>
          </table:table-cell>
          <table:table-cell office:value-type="float" office:value="433125454" table:style-name="ce1">
            <text:p>433125454</text:p>
          </table:table-cell>
          <table:table-cell office:value-type="float" office:value="451598869" table:style-name="ce1">
            <text:p>451598869</text:p>
          </table:table-cell>
          <table:table-cell office:value-type="float" office:value="471092745" table:style-name="ce1">
            <text:p>471092745</text:p>
          </table:table-cell>
          <table:table-cell office:value-type="float" office:value="490927096" table:style-name="ce1">
            <text:p>490927096</text:p>
          </table:table-cell>
          <table:table-cell office:value-type="float" office:value="511106380" table:style-name="ce1">
            <text:p>511106380</text:p>
          </table:table-cell>
          <table:table-cell office:value-type="float" office:value="531846167" table:style-name="ce1">
            <text:p>531846167</text:p>
          </table:table-cell>
          <table:table-cell office:value-type="float" office:value="553035567" table:style-name="ce1">
            <text:p>553035567</text:p>
          </table:table-cell>
          <table:table-cell office:value-type="float" office:value="574741531" table:style-name="ce1">
            <text:p>574741531</text:p>
          </table:table-cell>
          <table:table-cell office:value-type="float" office:value="596905311" table:style-name="ce1">
            <text:p>596905311</text:p>
          </table:table-cell>
          <table:table-cell office:value-type="float" office:value="619426672" table:style-name="ce1">
            <text:p>619426672</text:p>
          </table:table-cell>
          <table:table-cell office:value-type="float" office:value="642119047" table:style-name="ce1">
            <text:p>642119047</text:p>
          </table:table-cell>
          <table:table-cell office:value-type="float" office:value="665211125" table:style-name="ce1">
            <text:p>665211125</text:p>
          </table:table-cell>
          <table:table-cell office:value-type="float" office:value="690314850" table:style-name="ce1">
            <text:p>690314850</text:p>
          </table:table-cell>
          <table:table-cell office:value-type="float" office:value="716975157" table:style-name="ce1">
            <text:p>716975157</text:p>
          </table:table-cell>
          <table:table-cell office:value-type="float" office:value="743974003" table:style-name="ce1">
            <text:p>743974003</text:p>
          </table:table-cell>
          <table:table-cell office:value-type="float" office:value="771344745" table:style-name="ce1">
            <text:p>771344745</text:p>
          </table:table-cell>
          <table:table-cell office:value-type="float" office:value="799055168" table:style-name="ce1">
            <text:p>799055168</text:p>
          </table:table-cell>
          <table:table-cell office:value-type="float" office:value="826404027" table:style-name="ce1">
            <text:p>826404027</text:p>
          </table:table-cell>
          <table:table-cell office:value-type="float" office:value="853564982" table:style-name="ce1">
            <text:p>853564982</text:p>
          </table:table-cell>
          <table:table-cell office:value-type="float" office:value="881041492" table:style-name="ce1">
            <text:p>881041492</text:p>
          </table:table-cell>
          <table:table-cell office:value-type="float" office:value="908748043" table:style-name="ce1">
            <text:p>908748043</text:p>
          </table:table-cell>
          <table:table-cell office:value-type="float" office:value="936789016" table:style-name="ce1">
            <text:p>936789016</text:p>
          </table:table-cell>
          <table:table-cell office:value-type="float" office:value="965184146" table:style-name="ce1">
            <text:p>965184146</text:p>
          </table:table-cell>
          <table:table-cell office:value-type="float" office:value="993538361" table:style-name="ce1">
            <text:p>993538361</text:p>
          </table:table-cell>
          <table:table-cell office:value-type="float" office:value="1021722464" table:style-name="ce1">
            <text:p>1021722464</text:p>
          </table:table-cell>
          <table:table-cell office:value-type="float" office:value="1049723690" table:style-name="ce1">
            <text:p>1049723690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East Asia &amp; Pacific (all income levels)</text:p>
          </table:table-cell>
          <table:table-cell office:value-type="string" table:style-name="ce1">
            <text:p>EAS</text:p>
          </table:table-cell>
          <table:table-cell office:value-type="float" office:value="231871389" table:style-name="ce1">
            <text:p>231871389</text:p>
          </table:table-cell>
          <table:table-cell office:value-type="float" office:value="239260861" table:style-name="ce1">
            <text:p>239260861</text:p>
          </table:table-cell>
          <table:table-cell office:value-type="float" office:value="247991158" table:style-name="ce1">
            <text:p>247991158</text:p>
          </table:table-cell>
          <table:table-cell office:value-type="float" office:value="258930584" table:style-name="ce1">
            <text:p>258930584</text:p>
          </table:table-cell>
          <table:table-cell office:value-type="float" office:value="270130245" table:style-name="ce1">
            <text:p>270130245</text:p>
          </table:table-cell>
          <table:table-cell office:value-type="float" office:value="276409313" table:style-name="ce1">
            <text:p>276409313</text:p>
          </table:table-cell>
          <table:table-cell office:value-type="float" office:value="283505826" table:style-name="ce1">
            <text:p>283505826</text:p>
          </table:table-cell>
          <table:table-cell office:value-type="float" office:value="290981065" table:style-name="ce1">
            <text:p>290981065</text:p>
          </table:table-cell>
          <table:table-cell office:value-type="float" office:value="298494352" table:style-name="ce1">
            <text:p>298494352</text:p>
          </table:table-cell>
          <table:table-cell office:value-type="float" office:value="307757207" table:style-name="ce1">
            <text:p>307757207</text:p>
          </table:table-cell>
          <table:table-cell office:value-type="float" office:value="316692639" table:style-name="ce1">
            <text:p>316692639</text:p>
          </table:table-cell>
          <table:table-cell office:value-type="float" office:value="326022963" table:style-name="ce1">
            <text:p>326022963</text:p>
          </table:table-cell>
          <table:table-cell office:value-type="float" office:value="335202077" table:style-name="ce1">
            <text:p>335202077</text:p>
          </table:table-cell>
          <table:table-cell office:value-type="float" office:value="344862913" table:style-name="ce1">
            <text:p>344862913</text:p>
          </table:table-cell>
          <table:table-cell office:value-type="float" office:value="356275544" table:style-name="ce1">
            <text:p>356275544</text:p>
          </table:table-cell>
          <table:table-cell office:value-type="float" office:value="364899311" table:style-name="ce1">
            <text:p>364899311</text:p>
          </table:table-cell>
          <table:table-cell office:value-type="float" office:value="373317162" table:style-name="ce1">
            <text:p>373317162</text:p>
          </table:table-cell>
          <table:table-cell office:value-type="float" office:value="381587404" table:style-name="ce1">
            <text:p>381587404</text:p>
          </table:table-cell>
          <table:table-cell office:value-type="float" office:value="393001911" table:style-name="ce1">
            <text:p>393001911</text:p>
          </table:table-cell>
          <table:table-cell office:value-type="float" office:value="408042223" table:style-name="ce1">
            <text:p>408042223</text:p>
          </table:table-cell>
          <table:table-cell office:value-type="float" office:value="423661136" table:style-name="ce1">
            <text:p>423661136</text:p>
          </table:table-cell>
          <table:table-cell office:value-type="float" office:value="440282292" table:style-name="ce1">
            <text:p>440282292</text:p>
          </table:table-cell>
          <table:table-cell office:value-type="float" office:value="457846187" table:style-name="ce1">
            <text:p>457846187</text:p>
          </table:table-cell>
          <table:table-cell office:value-type="float" office:value="474256990" table:style-name="ce1">
            <text:p>474256990</text:p>
          </table:table-cell>
          <table:table-cell office:value-type="float" office:value="490823640" table:style-name="ce1">
            <text:p>490823640</text:p>
          </table:table-cell>
          <table:table-cell office:value-type="float" office:value="507948727" table:style-name="ce1">
            <text:p>507948727</text:p>
          </table:table-cell>
          <table:table-cell office:value-type="float" office:value="526192220" table:style-name="ce1">
            <text:p>526192220</text:p>
          </table:table-cell>
          <table:table-cell office:value-type="float" office:value="545448721" table:style-name="ce1">
            <text:p>545448721</text:p>
          </table:table-cell>
          <table:table-cell office:value-type="float" office:value="565227687" table:style-name="ce1">
            <text:p>565227687</text:p>
          </table:table-cell>
          <table:table-cell office:value-type="float" office:value="585401387" table:style-name="ce1">
            <text:p>585401387</text:p>
          </table:table-cell>
          <table:table-cell office:value-type="float" office:value="605819442" table:style-name="ce1">
            <text:p>605819442</text:p>
          </table:table-cell>
          <table:table-cell office:value-type="float" office:value="627093328" table:style-name="ce1">
            <text:p>627093328</text:p>
          </table:table-cell>
          <table:table-cell office:value-type="float" office:value="648467825" table:style-name="ce1">
            <text:p>648467825</text:p>
          </table:table-cell>
          <table:table-cell office:value-type="float" office:value="670183699" table:style-name="ce1">
            <text:p>670183699</text:p>
          </table:table-cell>
          <table:table-cell office:value-type="float" office:value="692626573" table:style-name="ce1">
            <text:p>692626573</text:p>
          </table:table-cell>
          <table:table-cell office:value-type="float" office:value="715579130" table:style-name="ce1">
            <text:p>715579130</text:p>
          </table:table-cell>
          <table:table-cell office:value-type="float" office:value="738965927" table:style-name="ce1">
            <text:p>738965927</text:p>
          </table:table-cell>
          <table:table-cell office:value-type="float" office:value="762439420" table:style-name="ce1">
            <text:p>762439420</text:p>
          </table:table-cell>
          <table:table-cell office:value-type="float" office:value="786212033" table:style-name="ce1">
            <text:p>786212033</text:p>
          </table:table-cell>
          <table:table-cell office:value-type="float" office:value="809981010" table:style-name="ce1">
            <text:p>809981010</text:p>
          </table:table-cell>
          <table:table-cell office:value-type="float" office:value="834231203" table:style-name="ce1">
            <text:p>834231203</text:p>
          </table:table-cell>
          <table:table-cell office:value-type="float" office:value="862179522" table:style-name="ce1">
            <text:p>862179522</text:p>
          </table:table-cell>
          <table:table-cell office:value-type="float" office:value="891961040" table:style-name="ce1">
            <text:p>891961040</text:p>
          </table:table-cell>
          <table:table-cell office:value-type="float" office:value="921779626" table:style-name="ce1">
            <text:p>921779626</text:p>
          </table:table-cell>
          <table:table-cell office:value-type="float" office:value="951754781" table:style-name="ce1">
            <text:p>951754781</text:p>
          </table:table-cell>
          <table:table-cell office:value-type="float" office:value="981885790" table:style-name="ce1">
            <text:p>981885790</text:p>
          </table:table-cell>
          <table:table-cell office:value-type="float" office:value="1011506533" table:style-name="ce1">
            <text:p>1011506533</text:p>
          </table:table-cell>
          <table:table-cell office:value-type="float" office:value="1040702906" table:style-name="ce1">
            <text:p>1040702906</text:p>
          </table:table-cell>
          <table:table-cell office:value-type="float" office:value="1070469393" table:style-name="ce1">
            <text:p>1070469393</text:p>
          </table:table-cell>
          <table:table-cell office:value-type="float" office:value="1100118183" table:style-name="ce1">
            <text:p>1100118183</text:p>
          </table:table-cell>
          <table:table-cell office:value-type="float" office:value="1129953977" table:style-name="ce1">
            <text:p>1129953977</text:p>
          </table:table-cell>
          <table:table-cell office:value-type="float" office:value="1159914611" table:style-name="ce1">
            <text:p>1159914611</text:p>
          </table:table-cell>
          <table:table-cell office:value-type="float" office:value="1189741087" table:style-name="ce1">
            <text:p>1189741087</text:p>
          </table:table-cell>
          <table:table-cell office:value-type="float" office:value="1219254277" table:style-name="ce1">
            <text:p>1219254277</text:p>
          </table:table-cell>
          <table:table-cell office:value-type="float" office:value="1248517113" table:style-name="ce1">
            <text:p>124851711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Europe &amp; Central Asia (developing only)</text:p>
          </table:table-cell>
          <table:table-cell office:value-type="string" table:style-name="ce1">
            <text:p>ECA</text:p>
          </table:table-cell>
          <table:table-cell office:value-type="float" office:value="58764021" table:style-name="ce1">
            <text:p>58764021</text:p>
          </table:table-cell>
          <table:table-cell office:value-type="float" office:value="60962019" table:style-name="ce1">
            <text:p>60962019</text:p>
          </table:table-cell>
          <table:table-cell office:value-type="float" office:value="63197329" table:style-name="ce1">
            <text:p>63197329</text:p>
          </table:table-cell>
          <table:table-cell office:value-type="float" office:value="65470718" table:style-name="ce1">
            <text:p>65470718</text:p>
          </table:table-cell>
          <table:table-cell office:value-type="float" office:value="67765982" table:style-name="ce1">
            <text:p>67765982</text:p>
          </table:table-cell>
          <table:table-cell office:value-type="float" office:value="70103712" table:style-name="ce1">
            <text:p>70103712</text:p>
          </table:table-cell>
          <table:table-cell office:value-type="float" office:value="72486163" table:style-name="ce1">
            <text:p>72486163</text:p>
          </table:table-cell>
          <table:table-cell office:value-type="float" office:value="74895132" table:style-name="ce1">
            <text:p>74895132</text:p>
          </table:table-cell>
          <table:table-cell office:value-type="float" office:value="77305085" table:style-name="ce1">
            <text:p>77305085</text:p>
          </table:table-cell>
          <table:table-cell office:value-type="float" office:value="79729714" table:style-name="ce1">
            <text:p>79729714</text:p>
          </table:table-cell>
          <table:table-cell office:value-type="float" office:value="82125311" table:style-name="ce1">
            <text:p>82125311</text:p>
          </table:table-cell>
          <table:table-cell office:value-type="float" office:value="84547660" table:style-name="ce1">
            <text:p>84547660</text:p>
          </table:table-cell>
          <table:table-cell office:value-type="float" office:value="87025072" table:style-name="ce1">
            <text:p>87025072</text:p>
          </table:table-cell>
          <table:table-cell office:value-type="float" office:value="89454218" table:style-name="ce1">
            <text:p>89454218</text:p>
          </table:table-cell>
          <table:table-cell office:value-type="float" office:value="91909887" table:style-name="ce1">
            <text:p>91909887</text:p>
          </table:table-cell>
          <table:table-cell office:value-type="float" office:value="94314527" table:style-name="ce1">
            <text:p>94314527</text:p>
          </table:table-cell>
          <table:table-cell office:value-type="float" office:value="96642493" table:style-name="ce1">
            <text:p>96642493</text:p>
          </table:table-cell>
          <table:table-cell office:value-type="float" office:value="98931995" table:style-name="ce1">
            <text:p>98931995</text:p>
          </table:table-cell>
          <table:table-cell office:value-type="float" office:value="101231597" table:style-name="ce1">
            <text:p>101231597</text:p>
          </table:table-cell>
          <table:table-cell office:value-type="float" office:value="103480702" table:style-name="ce1">
            <text:p>103480702</text:p>
          </table:table-cell>
          <table:table-cell office:value-type="float" office:value="105728788" table:style-name="ce1">
            <text:p>105728788</text:p>
          </table:table-cell>
          <table:table-cell office:value-type="float" office:value="108457150" table:style-name="ce1">
            <text:p>108457150</text:p>
          </table:table-cell>
          <table:table-cell office:value-type="float" office:value="111307191" table:style-name="ce1">
            <text:p>111307191</text:p>
          </table:table-cell>
          <table:table-cell office:value-type="float" office:value="114218141" table:style-name="ce1">
            <text:p>114218141</text:p>
          </table:table-cell>
          <table:table-cell office:value-type="float" office:value="117186626" table:style-name="ce1">
            <text:p>117186626</text:p>
          </table:table-cell>
          <table:table-cell office:value-type="float" office:value="120116183" table:style-name="ce1">
            <text:p>120116183</text:p>
          </table:table-cell>
          <table:table-cell office:value-type="float" office:value="122936030" table:style-name="ce1">
            <text:p>122936030</text:p>
          </table:table-cell>
          <table:table-cell office:value-type="float" office:value="125709234" table:style-name="ce1">
            <text:p>125709234</text:p>
          </table:table-cell>
          <table:table-cell office:value-type="float" office:value="128477290" table:style-name="ce1">
            <text:p>128477290</text:p>
          </table:table-cell>
          <table:table-cell office:value-type="float" office:value="130937579" table:style-name="ce1">
            <text:p>130937579</text:p>
          </table:table-cell>
          <table:table-cell office:value-type="float" office:value="132742633" table:style-name="ce1">
            <text:p>132742633</text:p>
          </table:table-cell>
          <table:table-cell office:value-type="float" office:value="134124282" table:style-name="ce1">
            <text:p>134124282</text:p>
          </table:table-cell>
          <table:table-cell office:value-type="float" office:value="135227499" table:style-name="ce1">
            <text:p>135227499</text:p>
          </table:table-cell>
          <table:table-cell office:value-type="float" office:value="136151886" table:style-name="ce1">
            <text:p>136151886</text:p>
          </table:table-cell>
          <table:table-cell office:value-type="float" office:value="136730507" table:style-name="ce1">
            <text:p>136730507</text:p>
          </table:table-cell>
          <table:table-cell office:value-type="float" office:value="137074283" table:style-name="ce1">
            <text:p>137074283</text:p>
          </table:table-cell>
          <table:table-cell office:value-type="float" office:value="137518419" table:style-name="ce1">
            <text:p>137518419</text:p>
          </table:table-cell>
          <table:table-cell office:value-type="float" office:value="138008307" table:style-name="ce1">
            <text:p>138008307</text:p>
          </table:table-cell>
          <table:table-cell office:value-type="float" office:value="138555614" table:style-name="ce1">
            <text:p>138555614</text:p>
          </table:table-cell>
          <table:table-cell office:value-type="float" office:value="139158740" table:style-name="ce1">
            <text:p>139158740</text:p>
          </table:table-cell>
          <table:table-cell office:value-type="float" office:value="139870186" table:style-name="ce1">
            <text:p>139870186</text:p>
          </table:table-cell>
          <table:table-cell office:value-type="float" office:value="140401160" table:style-name="ce1">
            <text:p>140401160</text:p>
          </table:table-cell>
          <table:table-cell office:value-type="float" office:value="141035435" table:style-name="ce1">
            <text:p>141035435</text:p>
          </table:table-cell>
          <table:table-cell office:value-type="float" office:value="142009962" table:style-name="ce1">
            <text:p>142009962</text:p>
          </table:table-cell>
          <table:table-cell office:value-type="float" office:value="143066614" table:style-name="ce1">
            <text:p>143066614</text:p>
          </table:table-cell>
          <table:table-cell office:value-type="float" office:value="144145064" table:style-name="ce1">
            <text:p>144145064</text:p>
          </table:table-cell>
          <table:table-cell office:value-type="float" office:value="145240730" table:style-name="ce1">
            <text:p>145240730</text:p>
          </table:table-cell>
          <table:table-cell office:value-type="float" office:value="146209591" table:style-name="ce1">
            <text:p>146209591</text:p>
          </table:table-cell>
          <table:table-cell office:value-type="float" office:value="147339018" table:style-name="ce1">
            <text:p>147339018</text:p>
          </table:table-cell>
          <table:table-cell office:value-type="float" office:value="148824345" table:style-name="ce1">
            <text:p>148824345</text:p>
          </table:table-cell>
          <table:table-cell office:value-type="float" office:value="150458316" table:style-name="ce1">
            <text:p>150458316</text:p>
          </table:table-cell>
          <table:table-cell office:value-type="float" office:value="152024726" table:style-name="ce1">
            <text:p>152024726</text:p>
          </table:table-cell>
          <table:table-cell office:value-type="float" office:value="153576200" table:style-name="ce1">
            <text:p>153576200</text:p>
          </table:table-cell>
          <table:table-cell office:value-type="float" office:value="155208193" table:style-name="ce1">
            <text:p>155208193</text:p>
          </table:table-cell>
          <table:table-cell office:value-type="float" office:value="156876034" table:style-name="ce1">
            <text:p>156876034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Europe &amp; Central Asia (all income levels)</text:p>
          </table:table-cell>
          <table:table-cell office:value-type="string" table:style-name="ce1">
            <text:p>ECS</text:p>
          </table:table-cell>
          <table:table-cell office:value-type="float" office:value="369125362" table:style-name="ce1">
            <text:p>369125362</text:p>
          </table:table-cell>
          <table:table-cell office:value-type="float" office:value="376990082" table:style-name="ce1">
            <text:p>376990082</text:p>
          </table:table-cell>
          <table:table-cell office:value-type="float" office:value="385059325" table:style-name="ce1">
            <text:p>385059325</text:p>
          </table:table-cell>
          <table:table-cell office:value-type="float" office:value="393424903" table:style-name="ce1">
            <text:p>393424903</text:p>
          </table:table-cell>
          <table:table-cell office:value-type="float" office:value="401822042" table:style-name="ce1">
            <text:p>401822042</text:p>
          </table:table-cell>
          <table:table-cell office:value-type="float" office:value="410221307" table:style-name="ce1">
            <text:p>410221307</text:p>
          </table:table-cell>
          <table:table-cell office:value-type="float" office:value="418103898" table:style-name="ce1">
            <text:p>418103898</text:p>
          </table:table-cell>
          <table:table-cell office:value-type="float" office:value="425816456" table:style-name="ce1">
            <text:p>425816456</text:p>
          </table:table-cell>
          <table:table-cell office:value-type="float" office:value="433308233" table:style-name="ce1">
            <text:p>433308233</text:p>
          </table:table-cell>
          <table:table-cell office:value-type="float" office:value="440586569" table:style-name="ce1">
            <text:p>440586569</text:p>
          </table:table-cell>
          <table:table-cell office:value-type="float" office:value="447478735" table:style-name="ce1">
            <text:p>447478735</text:p>
          </table:table-cell>
          <table:table-cell office:value-type="float" office:value="454393269" table:style-name="ce1">
            <text:p>454393269</text:p>
          </table:table-cell>
          <table:table-cell office:value-type="float" office:value="461708023" table:style-name="ce1">
            <text:p>461708023</text:p>
          </table:table-cell>
          <table:table-cell office:value-type="float" office:value="468822193" table:style-name="ce1">
            <text:p>468822193</text:p>
          </table:table-cell>
          <table:table-cell office:value-type="float" office:value="475792969" table:style-name="ce1">
            <text:p>475792969</text:p>
          </table:table-cell>
          <table:table-cell office:value-type="float" office:value="482452749" table:style-name="ce1">
            <text:p>482452749</text:p>
          </table:table-cell>
          <table:table-cell office:value-type="float" office:value="488897105" table:style-name="ce1">
            <text:p>488897105</text:p>
          </table:table-cell>
          <table:table-cell office:value-type="float" office:value="495258864" table:style-name="ce1">
            <text:p>495258864</text:p>
          </table:table-cell>
          <table:table-cell office:value-type="float" office:value="501708890" table:style-name="ce1">
            <text:p>501708890</text:p>
          </table:table-cell>
          <table:table-cell office:value-type="float" office:value="507811654" table:style-name="ce1">
            <text:p>507811654</text:p>
          </table:table-cell>
          <table:table-cell office:value-type="float" office:value="513667018" table:style-name="ce1">
            <text:p>513667018</text:p>
          </table:table-cell>
          <table:table-cell office:value-type="float" office:value="519831235" table:style-name="ce1">
            <text:p>519831235</text:p>
          </table:table-cell>
          <table:table-cell office:value-type="float" office:value="525466516" table:style-name="ce1">
            <text:p>525466516</text:p>
          </table:table-cell>
          <table:table-cell office:value-type="float" office:value="530887999" table:style-name="ce1">
            <text:p>530887999</text:p>
          </table:table-cell>
          <table:table-cell office:value-type="float" office:value="536396465" table:style-name="ce1">
            <text:p>536396465</text:p>
          </table:table-cell>
          <table:table-cell office:value-type="float" office:value="541920526" table:style-name="ce1">
            <text:p>541920526</text:p>
          </table:table-cell>
          <table:table-cell office:value-type="float" office:value="547522828" table:style-name="ce1">
            <text:p>547522828</text:p>
          </table:table-cell>
          <table:table-cell office:value-type="float" office:value="552863663" table:style-name="ce1">
            <text:p>552863663</text:p>
          </table:table-cell>
          <table:table-cell office:value-type="float" office:value="559236849" table:style-name="ce1">
            <text:p>559236849</text:p>
          </table:table-cell>
          <table:table-cell office:value-type="float" office:value="564404182" table:style-name="ce1">
            <text:p>564404182</text:p>
          </table:table-cell>
          <table:table-cell office:value-type="float" office:value="568536936" table:style-name="ce1">
            <text:p>568536936</text:p>
          </table:table-cell>
          <table:table-cell office:value-type="float" office:value="571756049" table:style-name="ce1">
            <text:p>571756049</text:p>
          </table:table-cell>
          <table:table-cell office:value-type="float" office:value="574752650" table:style-name="ce1">
            <text:p>574752650</text:p>
          </table:table-cell>
          <table:table-cell office:value-type="float" office:value="577297833" table:style-name="ce1">
            <text:p>577297833</text:p>
          </table:table-cell>
          <table:table-cell office:value-type="float" office:value="579076871" table:style-name="ce1">
            <text:p>579076871</text:p>
          </table:table-cell>
          <table:table-cell office:value-type="float" office:value="580650994" table:style-name="ce1">
            <text:p>580650994</text:p>
          </table:table-cell>
          <table:table-cell office:value-type="float" office:value="581972456" table:style-name="ce1">
            <text:p>581972456</text:p>
          </table:table-cell>
          <table:table-cell office:value-type="float" office:value="583381077" table:style-name="ce1">
            <text:p>583381077</text:p>
          </table:table-cell>
          <table:table-cell office:value-type="float" office:value="584725386" table:style-name="ce1">
            <text:p>584725386</text:p>
          </table:table-cell>
          <table:table-cell office:value-type="float" office:value="586282282" table:style-name="ce1">
            <text:p>586282282</text:p>
          </table:table-cell>
          <table:table-cell office:value-type="float" office:value="587850851" table:style-name="ce1">
            <text:p>587850851</text:p>
          </table:table-cell>
          <table:table-cell office:value-type="float" office:value="589873588" table:style-name="ce1">
            <text:p>589873588</text:p>
          </table:table-cell>
          <table:table-cell office:value-type="float" office:value="592444753" table:style-name="ce1">
            <text:p>592444753</text:p>
          </table:table-cell>
          <table:table-cell office:value-type="float" office:value="595477596" table:style-name="ce1">
            <text:p>595477596</text:p>
          </table:table-cell>
          <table:table-cell office:value-type="float" office:value="598742842" table:style-name="ce1">
            <text:p>598742842</text:p>
          </table:table-cell>
          <table:table-cell office:value-type="float" office:value="602085953" table:style-name="ce1">
            <text:p>602085953</text:p>
          </table:table-cell>
          <table:table-cell office:value-type="float" office:value="605512802" table:style-name="ce1">
            <text:p>605512802</text:p>
          </table:table-cell>
          <table:table-cell office:value-type="float" office:value="609233136" table:style-name="ce1">
            <text:p>609233136</text:p>
          </table:table-cell>
          <table:table-cell office:value-type="float" office:value="613255827" table:style-name="ce1">
            <text:p>613255827</text:p>
          </table:table-cell>
          <table:table-cell office:value-type="float" office:value="617282645" table:style-name="ce1">
            <text:p>617282645</text:p>
          </table:table-cell>
          <table:table-cell office:value-type="float" office:value="621144053" table:style-name="ce1">
            <text:p>621144053</text:p>
          </table:table-cell>
          <table:table-cell office:value-type="float" office:value="624989733" table:style-name="ce1">
            <text:p>624989733</text:p>
          </table:table-cell>
          <table:table-cell office:value-type="float" office:value="627704084" table:style-name="ce1">
            <text:p>627704084</text:p>
          </table:table-cell>
          <table:table-cell office:value-type="float" office:value="633037632" table:style-name="ce1">
            <text:p>633037632</text:p>
          </table:table-cell>
          <table:table-cell office:value-type="float" office:value="636229837" table:style-name="ce1">
            <text:p>63622983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Ecuador</text:p>
          </table:table-cell>
          <table:table-cell office:value-type="string" table:style-name="ce1">
            <text:p>ECU</text:p>
          </table:table-cell>
          <table:table-cell office:value-type="float" office:value="1539941" table:style-name="ce1">
            <text:p>1539941</text:p>
          </table:table-cell>
          <table:table-cell office:value-type="float" office:value="1611926" table:style-name="ce1">
            <text:p>1611926</text:p>
          </table:table-cell>
          <table:table-cell office:value-type="float" office:value="1687400" table:style-name="ce1">
            <text:p>1687400</text:p>
          </table:table-cell>
          <table:table-cell office:value-type="float" office:value="1763827" table:style-name="ce1">
            <text:p>1763827</text:p>
          </table:table-cell>
          <table:table-cell office:value-type="float" office:value="1842031" table:style-name="ce1">
            <text:p>1842031</text:p>
          </table:table-cell>
          <table:table-cell office:value-type="float" office:value="1923644" table:style-name="ce1">
            <text:p>1923644</text:p>
          </table:table-cell>
          <table:table-cell office:value-type="float" office:value="2008863" table:style-name="ce1">
            <text:p>2008863</text:p>
          </table:table-cell>
          <table:table-cell office:value-type="float" office:value="2097624" table:style-name="ce1">
            <text:p>2097624</text:p>
          </table:table-cell>
          <table:table-cell office:value-type="float" office:value="2190066" table:style-name="ce1">
            <text:p>2190066</text:p>
          </table:table-cell>
          <table:table-cell office:value-type="float" office:value="2285835" table:style-name="ce1">
            <text:p>2285835</text:p>
          </table:table-cell>
          <table:table-cell office:value-type="float" office:value="2385164" table:style-name="ce1">
            <text:p>2385164</text:p>
          </table:table-cell>
          <table:table-cell office:value-type="float" office:value="2487847" table:style-name="ce1">
            <text:p>2487847</text:p>
          </table:table-cell>
          <table:table-cell office:value-type="float" office:value="2594112" table:style-name="ce1">
            <text:p>2594112</text:p>
          </table:table-cell>
          <table:table-cell office:value-type="float" office:value="2703745" table:style-name="ce1">
            <text:p>2703745</text:p>
          </table:table-cell>
          <table:table-cell office:value-type="float" office:value="2818332" table:style-name="ce1">
            <text:p>2818332</text:p>
          </table:table-cell>
          <table:table-cell office:value-type="float" office:value="2960069" table:style-name="ce1">
            <text:p>2960069</text:p>
          </table:table-cell>
          <table:table-cell office:value-type="float" office:value="3106957" table:style-name="ce1">
            <text:p>3106957</text:p>
          </table:table-cell>
          <table:table-cell office:value-type="float" office:value="3258748" table:style-name="ce1">
            <text:p>3258748</text:p>
          </table:table-cell>
          <table:table-cell office:value-type="float" office:value="3415784" table:style-name="ce1">
            <text:p>3415784</text:p>
          </table:table-cell>
          <table:table-cell office:value-type="float" office:value="3578063" table:style-name="ce1">
            <text:p>3578063</text:p>
          </table:table-cell>
          <table:table-cell office:value-type="float" office:value="3745820" table:style-name="ce1">
            <text:p>3745820</text:p>
          </table:table-cell>
          <table:table-cell office:value-type="float" office:value="3918768" table:style-name="ce1">
            <text:p>3918768</text:p>
          </table:table-cell>
          <table:table-cell office:value-type="float" office:value="4097263" table:style-name="ce1">
            <text:p>4097263</text:p>
          </table:table-cell>
          <table:table-cell office:value-type="float" office:value="4273674" table:style-name="ce1">
            <text:p>4273674</text:p>
          </table:table-cell>
          <table:table-cell office:value-type="float" office:value="4450521" table:style-name="ce1">
            <text:p>4450521</text:p>
          </table:table-cell>
          <table:table-cell office:value-type="float" office:value="4632897" table:style-name="ce1">
            <text:p>4632897</text:p>
          </table:table-cell>
          <table:table-cell office:value-type="float" office:value="4821261" table:style-name="ce1">
            <text:p>4821261</text:p>
          </table:table-cell>
          <table:table-cell office:value-type="float" office:value="5015235" table:style-name="ce1">
            <text:p>5015235</text:p>
          </table:table-cell>
          <table:table-cell office:value-type="float" office:value="5214941" table:style-name="ce1">
            <text:p>5214941</text:p>
          </table:table-cell>
          <table:table-cell office:value-type="float" office:value="5419513" table:style-name="ce1">
            <text:p>5419513</text:p>
          </table:table-cell>
          <table:table-cell office:value-type="float" office:value="5629143" table:style-name="ce1">
            <text:p>5629143</text:p>
          </table:table-cell>
          <table:table-cell office:value-type="float" office:value="5827712" table:style-name="ce1">
            <text:p>5827712</text:p>
          </table:table-cell>
          <table:table-cell office:value-type="float" office:value="6019370" table:style-name="ce1">
            <text:p>6019370</text:p>
          </table:table-cell>
          <table:table-cell office:value-type="float" office:value="6213711" table:style-name="ce1">
            <text:p>6213711</text:p>
          </table:table-cell>
          <table:table-cell office:value-type="float" office:value="6410430" table:style-name="ce1">
            <text:p>6410430</text:p>
          </table:table-cell>
          <table:table-cell office:value-type="float" office:value="6608763" table:style-name="ce1">
            <text:p>6608763</text:p>
          </table:table-cell>
          <table:table-cell office:value-type="float" office:value="6808782" table:style-name="ce1">
            <text:p>6808782</text:p>
          </table:table-cell>
          <table:table-cell office:value-type="float" office:value="7010106" table:style-name="ce1">
            <text:p>7010106</text:p>
          </table:table-cell>
          <table:table-cell office:value-type="float" office:value="7212090" table:style-name="ce1">
            <text:p>7212090</text:p>
          </table:table-cell>
          <table:table-cell office:value-type="float" office:value="7413921" table:style-name="ce1">
            <text:p>7413921</text:p>
          </table:table-cell>
          <table:table-cell office:value-type="float" office:value="7614917" table:style-name="ce1">
            <text:p>7614917</text:p>
          </table:table-cell>
          <table:table-cell office:value-type="float" office:value="7814345" table:style-name="ce1">
            <text:p>7814345</text:p>
          </table:table-cell>
          <table:table-cell office:value-type="float" office:value="7989379" table:style-name="ce1">
            <text:p>7989379</text:p>
          </table:table-cell>
          <table:table-cell office:value-type="float" office:value="8148651" table:style-name="ce1">
            <text:p>8148651</text:p>
          </table:table-cell>
          <table:table-cell office:value-type="float" office:value="8310323" table:style-name="ce1">
            <text:p>8310323</text:p>
          </table:table-cell>
          <table:table-cell office:value-type="float" office:value="8476149" table:style-name="ce1">
            <text:p>8476149</text:p>
          </table:table-cell>
          <table:table-cell office:value-type="float" office:value="8646854" table:style-name="ce1">
            <text:p>8646854</text:p>
          </table:table-cell>
          <table:table-cell office:value-type="float" office:value="8822171" table:style-name="ce1">
            <text:p>8822171</text:p>
          </table:table-cell>
          <table:table-cell office:value-type="float" office:value="9000855" table:style-name="ce1">
            <text:p>9000855</text:p>
          </table:table-cell>
          <table:table-cell office:value-type="float" office:value="9181334" table:style-name="ce1">
            <text:p>9181334</text:p>
          </table:table-cell>
          <table:table-cell office:value-type="float" office:value="9362558" table:style-name="ce1">
            <text:p>9362558</text:p>
          </table:table-cell>
          <table:table-cell office:value-type="float" office:value="9544233" table:style-name="ce1">
            <text:p>9544233</text:p>
          </table:table-cell>
          <table:table-cell office:value-type="float" office:value="9727850" table:style-name="ce1">
            <text:p>9727850</text:p>
          </table:table-cell>
          <table:table-cell office:value-type="float" office:value="9913297" table:style-name="ce1">
            <text:p>9913297</text:p>
          </table:table-cell>
          <table:table-cell office:value-type="float" office:value="10100896" table:style-name="ce1">
            <text:p>10100896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Egypt, Arab Rep.</text:p>
          </table:table-cell>
          <table:table-cell office:value-type="string" table:style-name="ce1">
            <text:p>EGY</text:p>
          </table:table-cell>
          <table:table-cell office:value-type="float" office:value="10250692" table:style-name="ce1">
            <text:p>10250692</text:p>
          </table:table-cell>
          <table:table-cell office:value-type="float" office:value="10643444" table:style-name="ce1">
            <text:p>10643444</text:p>
          </table:table-cell>
          <table:table-cell office:value-type="float" office:value="11031301" table:style-name="ce1">
            <text:p>11031301</text:p>
          </table:table-cell>
          <table:table-cell office:value-type="float" office:value="11429112" table:style-name="ce1">
            <text:p>11429112</text:p>
          </table:table-cell>
          <table:table-cell office:value-type="float" office:value="11836303" table:style-name="ce1">
            <text:p>11836303</text:p>
          </table:table-cell>
          <table:table-cell office:value-type="float" office:value="12252252" table:style-name="ce1">
            <text:p>12252252</text:p>
          </table:table-cell>
          <table:table-cell office:value-type="float" office:value="12677663" table:style-name="ce1">
            <text:p>12677663</text:p>
          </table:table-cell>
          <table:table-cell office:value-type="float" office:value="13112128" table:style-name="ce1">
            <text:p>13112128</text:p>
          </table:table-cell>
          <table:table-cell office:value-type="float" office:value="13552962" table:style-name="ce1">
            <text:p>13552962</text:p>
          </table:table-cell>
          <table:table-cell office:value-type="float" office:value="13995465" table:style-name="ce1">
            <text:p>13995465</text:p>
          </table:table-cell>
          <table:table-cell office:value-type="float" office:value="14437563" table:style-name="ce1">
            <text:p>14437563</text:p>
          </table:table-cell>
          <table:table-cell office:value-type="float" office:value="14878048" table:style-name="ce1">
            <text:p>14878048</text:p>
          </table:table-cell>
          <table:table-cell office:value-type="float" office:value="15319509" table:style-name="ce1">
            <text:p>15319509</text:p>
          </table:table-cell>
          <table:table-cell office:value-type="float" office:value="15768232" table:style-name="ce1">
            <text:p>15768232</text:p>
          </table:table-cell>
          <table:table-cell office:value-type="float" office:value="16232715" table:style-name="ce1">
            <text:p>16232715</text:p>
          </table:table-cell>
          <table:table-cell office:value-type="float" office:value="16720893" table:style-name="ce1">
            <text:p>16720893</text:p>
          </table:table-cell>
          <table:table-cell office:value-type="float" office:value="17234771" table:style-name="ce1">
            <text:p>17234771</text:p>
          </table:table-cell>
          <table:table-cell office:value-type="float" office:value="17689456" table:style-name="ce1">
            <text:p>17689456</text:p>
          </table:table-cell>
          <table:table-cell office:value-type="float" office:value="18111009" table:style-name="ce1">
            <text:p>18111009</text:p>
          </table:table-cell>
          <table:table-cell office:value-type="float" office:value="18554697" table:style-name="ce1">
            <text:p>18554697</text:p>
          </table:table-cell>
          <table:table-cell office:value-type="float" office:value="19021018" table:style-name="ce1">
            <text:p>19021018</text:p>
          </table:table-cell>
          <table:table-cell office:value-type="float" office:value="19508977" table:style-name="ce1">
            <text:p>19508977</text:p>
          </table:table-cell>
          <table:table-cell office:value-type="float" office:value="20018418" table:style-name="ce1">
            <text:p>20018418</text:p>
          </table:table-cell>
          <table:table-cell office:value-type="float" office:value="20551178" table:style-name="ce1">
            <text:p>20551178</text:p>
          </table:table-cell>
          <table:table-cell office:value-type="float" office:value="21109592" table:style-name="ce1">
            <text:p>21109592</text:p>
          </table:table-cell>
          <table:table-cell office:value-type="float" office:value="21693863" table:style-name="ce1">
            <text:p>21693863</text:p>
          </table:table-cell>
          <table:table-cell office:value-type="float" office:value="22305858" table:style-name="ce1">
            <text:p>22305858</text:p>
          </table:table-cell>
          <table:table-cell office:value-type="float" office:value="22892316" table:style-name="ce1">
            <text:p>22892316</text:p>
          </table:table-cell>
          <table:table-cell office:value-type="float" office:value="23454517" table:style-name="ce1">
            <text:p>23454517</text:p>
          </table:table-cell>
          <table:table-cell office:value-type="float" office:value="24001722" table:style-name="ce1">
            <text:p>24001722</text:p>
          </table:table-cell>
          <table:table-cell office:value-type="float" office:value="24520406" table:style-name="ce1">
            <text:p>24520406</text:p>
          </table:table-cell>
          <table:table-cell office:value-type="float" office:value="25005656" table:style-name="ce1">
            <text:p>25005656</text:p>
          </table:table-cell>
          <table:table-cell office:value-type="float" office:value="25461382" table:style-name="ce1">
            <text:p>25461382</text:p>
          </table:table-cell>
          <table:table-cell office:value-type="float" office:value="25894086" table:style-name="ce1">
            <text:p>25894086</text:p>
          </table:table-cell>
          <table:table-cell office:value-type="float" office:value="26314237" table:style-name="ce1">
            <text:p>26314237</text:p>
          </table:table-cell>
          <table:table-cell office:value-type="float" office:value="26730718" table:style-name="ce1">
            <text:p>26730718</text:p>
          </table:table-cell>
          <table:table-cell office:value-type="float" office:value="27143250" table:style-name="ce1">
            <text:p>27143250</text:p>
          </table:table-cell>
          <table:table-cell office:value-type="float" office:value="27623003" table:style-name="ce1">
            <text:p>27623003</text:p>
          </table:table-cell>
          <table:table-cell office:value-type="float" office:value="28151598" table:style-name="ce1">
            <text:p>28151598</text:p>
          </table:table-cell>
          <table:table-cell office:value-type="float" office:value="28690755" table:style-name="ce1">
            <text:p>28690755</text:p>
          </table:table-cell>
          <table:table-cell office:value-type="float" office:value="29245289" table:style-name="ce1">
            <text:p>29245289</text:p>
          </table:table-cell>
          <table:table-cell office:value-type="float" office:value="29818704" table:style-name="ce1">
            <text:p>29818704</text:p>
          </table:table-cell>
          <table:table-cell office:value-type="float" office:value="30412037" table:style-name="ce1">
            <text:p>30412037</text:p>
          </table:table-cell>
          <table:table-cell office:value-type="float" office:value="31019518" table:style-name="ce1">
            <text:p>31019518</text:p>
          </table:table-cell>
          <table:table-cell office:value-type="float" office:value="31632326" table:style-name="ce1">
            <text:p>31632326</text:p>
          </table:table-cell>
          <table:table-cell office:value-type="float" office:value="32245344" table:style-name="ce1">
            <text:p>32245344</text:p>
          </table:table-cell>
          <table:table-cell office:value-type="float" office:value="32853623" table:style-name="ce1">
            <text:p>32853623</text:p>
          </table:table-cell>
          <table:table-cell office:value-type="float" office:value="33430823" table:style-name="ce1">
            <text:p>33430823</text:p>
          </table:table-cell>
          <table:table-cell office:value-type="float" office:value="34005539" table:style-name="ce1">
            <text:p>34005539</text:p>
          </table:table-cell>
          <table:table-cell office:value-type="float" office:value="34621623" table:style-name="ce1">
            <text:p>34621623</text:p>
          </table:table-cell>
          <table:table-cell office:value-type="float" office:value="35293215" table:style-name="ce1">
            <text:p>35293215</text:p>
          </table:table-cell>
          <table:table-cell office:value-type="float" office:value="36028683" table:style-name="ce1">
            <text:p>36028683</text:p>
          </table:table-cell>
          <table:table-cell office:value-type="float" office:value="36835901" table:style-name="ce1">
            <text:p>36835901</text:p>
          </table:table-cell>
          <table:table-cell office:value-type="float" office:value="37695884" table:style-name="ce1">
            <text:p>37695884</text:p>
          </table:table-cell>
          <table:table-cell office:value-type="float" office:value="38581068" table:style-name="ce1">
            <text:p>3858106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Euro area</text:p>
          </table:table-cell>
          <table:table-cell office:value-type="string" table:style-name="ce1">
            <text:p>EMU</text:p>
          </table:table-cell>
          <table:table-cell office:value-type="float" office:value="164803125" table:style-name="ce1">
            <text:p>164803125</text:p>
          </table:table-cell>
          <table:table-cell office:value-type="float" office:value="167592451" table:style-name="ce1">
            <text:p>167592451</text:p>
          </table:table-cell>
          <table:table-cell office:value-type="float" office:value="170490026" table:style-name="ce1">
            <text:p>170490026</text:p>
          </table:table-cell>
          <table:table-cell office:value-type="float" office:value="173630210" table:style-name="ce1">
            <text:p>173630210</text:p>
          </table:table-cell>
          <table:table-cell office:value-type="float" office:value="176766005" table:style-name="ce1">
            <text:p>176766005</text:p>
          </table:table-cell>
          <table:table-cell office:value-type="float" office:value="179904095" table:style-name="ce1">
            <text:p>179904095</text:p>
          </table:table-cell>
          <table:table-cell office:value-type="float" office:value="182937809" table:style-name="ce1">
            <text:p>182937809</text:p>
          </table:table-cell>
          <table:table-cell office:value-type="float" office:value="185740497" table:style-name="ce1">
            <text:p>185740497</text:p>
          </table:table-cell>
          <table:table-cell office:value-type="float" office:value="188352603" table:style-name="ce1">
            <text:p>188352603</text:p>
          </table:table-cell>
          <table:table-cell office:value-type="float" office:value="190788738" table:style-name="ce1">
            <text:p>190788738</text:p>
          </table:table-cell>
          <table:table-cell office:value-type="float" office:value="192992251" table:style-name="ce1">
            <text:p>192992251</text:p>
          </table:table-cell>
          <table:table-cell office:value-type="float" office:value="195170392" table:style-name="ce1">
            <text:p>195170392</text:p>
          </table:table-cell>
          <table:table-cell office:value-type="float" office:value="197453882" table:style-name="ce1">
            <text:p>197453882</text:p>
          </table:table-cell>
          <table:table-cell office:value-type="float" office:value="199626192" table:style-name="ce1">
            <text:p>199626192</text:p>
          </table:table-cell>
          <table:table-cell office:value-type="float" office:value="201659011" table:style-name="ce1">
            <text:p>201659011</text:p>
          </table:table-cell>
          <table:table-cell office:value-type="float" office:value="203468964" table:style-name="ce1">
            <text:p>203468964</text:p>
          </table:table-cell>
          <table:table-cell office:value-type="float" office:value="205061754" table:style-name="ce1">
            <text:p>205061754</text:p>
          </table:table-cell>
          <table:table-cell office:value-type="float" office:value="206628595" table:style-name="ce1">
            <text:p>206628595</text:p>
          </table:table-cell>
          <table:table-cell office:value-type="float" office:value="208274775" table:style-name="ce1">
            <text:p>208274775</text:p>
          </table:table-cell>
          <table:table-cell office:value-type="float" office:value="209831045" table:style-name="ce1">
            <text:p>209831045</text:p>
          </table:table-cell>
          <table:table-cell office:value-type="float" office:value="211390661" table:style-name="ce1">
            <text:p>211390661</text:p>
          </table:table-cell>
          <table:table-cell office:value-type="float" office:value="212935228" table:style-name="ce1">
            <text:p>212935228</text:p>
          </table:table-cell>
          <table:table-cell office:value-type="float" office:value="213985038" table:style-name="ce1">
            <text:p>213985038</text:p>
          </table:table-cell>
          <table:table-cell office:value-type="float" office:value="214762416" table:style-name="ce1">
            <text:p>214762416</text:p>
          </table:table-cell>
          <table:table-cell office:value-type="float" office:value="215353426" table:style-name="ce1">
            <text:p>215353426</text:p>
          </table:table-cell>
          <table:table-cell office:value-type="float" office:value="215952738" table:style-name="ce1">
            <text:p>215952738</text:p>
          </table:table-cell>
          <table:table-cell office:value-type="float" office:value="216801056" table:style-name="ce1">
            <text:p>216801056</text:p>
          </table:table-cell>
          <table:table-cell office:value-type="float" office:value="217464560" table:style-name="ce1">
            <text:p>217464560</text:p>
          </table:table-cell>
          <table:table-cell office:value-type="float" office:value="219222056" table:style-name="ce1">
            <text:p>219222056</text:p>
          </table:table-cell>
          <table:table-cell office:value-type="float" office:value="220552304" table:style-name="ce1">
            <text:p>220552304</text:p>
          </table:table-cell>
          <table:table-cell office:value-type="float" office:value="222088123" table:style-name="ce1">
            <text:p>222088123</text:p>
          </table:table-cell>
          <table:table-cell office:value-type="float" office:value="223434612" table:style-name="ce1">
            <text:p>223434612</text:p>
          </table:table-cell>
          <table:table-cell office:value-type="float" office:value="224916770" table:style-name="ce1">
            <text:p>224916770</text:p>
          </table:table-cell>
          <table:table-cell office:value-type="float" office:value="226222708" table:style-name="ce1">
            <text:p>226222708</text:p>
          </table:table-cell>
          <table:table-cell office:value-type="float" office:value="227213002" table:style-name="ce1">
            <text:p>227213002</text:p>
          </table:table-cell>
          <table:table-cell office:value-type="float" office:value="228100823" table:style-name="ce1">
            <text:p>228100823</text:p>
          </table:table-cell>
          <table:table-cell office:value-type="float" office:value="228998835" table:style-name="ce1">
            <text:p>228998835</text:p>
          </table:table-cell>
          <table:table-cell office:value-type="float" office:value="229850480" table:style-name="ce1">
            <text:p>229850480</text:p>
          </table:table-cell>
          <table:table-cell office:value-type="float" office:value="230660747" table:style-name="ce1">
            <text:p>230660747</text:p>
          </table:table-cell>
          <table:table-cell office:value-type="float" office:value="231667660" table:style-name="ce1">
            <text:p>231667660</text:p>
          </table:table-cell>
          <table:table-cell office:value-type="float" office:value="233017406" table:style-name="ce1">
            <text:p>233017406</text:p>
          </table:table-cell>
          <table:table-cell office:value-type="float" office:value="234641181" table:style-name="ce1">
            <text:p>234641181</text:p>
          </table:table-cell>
          <table:table-cell office:value-type="float" office:value="236560685" table:style-name="ce1">
            <text:p>236560685</text:p>
          </table:table-cell>
          <table:table-cell office:value-type="float" office:value="238569922" table:style-name="ce1">
            <text:p>238569922</text:p>
          </table:table-cell>
          <table:table-cell office:value-type="float" office:value="240598115" table:style-name="ce1">
            <text:p>240598115</text:p>
          </table:table-cell>
          <table:table-cell office:value-type="float" office:value="242563728" table:style-name="ce1">
            <text:p>242563728</text:p>
          </table:table-cell>
          <table:table-cell office:value-type="float" office:value="244466815" table:style-name="ce1">
            <text:p>244466815</text:p>
          </table:table-cell>
          <table:table-cell office:value-type="float" office:value="246533935" table:style-name="ce1">
            <text:p>246533935</text:p>
          </table:table-cell>
          <table:table-cell office:value-type="float" office:value="248531440" table:style-name="ce1">
            <text:p>248531440</text:p>
          </table:table-cell>
          <table:table-cell office:value-type="float" office:value="250122619" table:style-name="ce1">
            <text:p>250122619</text:p>
          </table:table-cell>
          <table:table-cell office:value-type="float" office:value="251493036" table:style-name="ce1">
            <text:p>251493036</text:p>
          </table:table-cell>
          <table:table-cell office:value-type="float" office:value="252881785" table:style-name="ce1">
            <text:p>252881785</text:p>
          </table:table-cell>
          <table:table-cell office:value-type="float" office:value="253045770" table:style-name="ce1">
            <text:p>253045770</text:p>
          </table:table-cell>
          <table:table-cell office:value-type="float" office:value="255678804" table:style-name="ce1">
            <text:p>255678804</text:p>
          </table:table-cell>
          <table:table-cell office:value-type="float" office:value="256093168" table:style-name="ce1">
            <text:p>25609316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Eritrea</text:p>
          </table:table-cell>
          <table:table-cell office:value-type="string" table:style-name="ce1">
            <text:p>ERI</text:p>
          </table:table-cell>
          <table:table-cell office:value-type="float" office:value="137258" table:style-name="ce1">
            <text:p>137258</text:p>
          </table:table-cell>
          <table:table-cell office:value-type="float" office:value="144980" table:style-name="ce1">
            <text:p>144980</text:p>
          </table:table-cell>
          <table:table-cell office:value-type="float" office:value="153198" table:style-name="ce1">
            <text:p>153198</text:p>
          </table:table-cell>
          <table:table-cell office:value-type="float" office:value="161901" table:style-name="ce1">
            <text:p>161901</text:p>
          </table:table-cell>
          <table:table-cell office:value-type="float" office:value="171137" table:style-name="ce1">
            <text:p>171137</text:p>
          </table:table-cell>
          <table:table-cell office:value-type="float" office:value="180897" table:style-name="ce1">
            <text:p>180897</text:p>
          </table:table-cell>
          <table:table-cell office:value-type="float" office:value="191235" table:style-name="ce1">
            <text:p>191235</text:p>
          </table:table-cell>
          <table:table-cell office:value-type="float" office:value="202169" table:style-name="ce1">
            <text:p>202169</text:p>
          </table:table-cell>
          <table:table-cell office:value-type="float" office:value="210169" table:style-name="ce1">
            <text:p>210169</text:p>
          </table:table-cell>
          <table:table-cell office:value-type="float" office:value="218550" table:style-name="ce1">
            <text:p>218550</text:p>
          </table:table-cell>
          <table:table-cell office:value-type="float" office:value="227364" table:style-name="ce1">
            <text:p>227364</text:p>
          </table:table-cell>
          <table:table-cell office:value-type="float" office:value="236658" table:style-name="ce1">
            <text:p>236658</text:p>
          </table:table-cell>
          <table:table-cell office:value-type="float" office:value="246407" table:style-name="ce1">
            <text:p>246407</text:p>
          </table:table-cell>
          <table:table-cell office:value-type="float" office:value="256635" table:style-name="ce1">
            <text:p>256635</text:p>
          </table:table-cell>
          <table:table-cell office:value-type="float" office:value="267337" table:style-name="ce1">
            <text:p>267337</text:p>
          </table:table-cell>
          <table:table-cell office:value-type="float" office:value="278517" table:style-name="ce1">
            <text:p>278517</text:p>
          </table:table-cell>
          <table:table-cell office:value-type="float" office:value="290170" table:style-name="ce1">
            <text:p>290170</text:p>
          </table:table-cell>
          <table:table-cell office:value-type="float" office:value="302318" table:style-name="ce1">
            <text:p>302318</text:p>
          </table:table-cell>
          <table:table-cell office:value-type="float" office:value="315023" table:style-name="ce1">
            <text:p>315023</text:p>
          </table:table-cell>
          <table:table-cell office:value-type="float" office:value="328370" table:style-name="ce1">
            <text:p>328370</text:p>
          </table:table-cell>
          <table:table-cell office:value-type="float" office:value="342417" table:style-name="ce1">
            <text:p>342417</text:p>
          </table:table-cell>
          <table:table-cell office:value-type="float" office:value="357061" table:style-name="ce1">
            <text:p>357061</text:p>
          </table:table-cell>
          <table:table-cell office:value-type="float" office:value="372236" table:style-name="ce1">
            <text:p>372236</text:p>
          </table:table-cell>
          <table:table-cell office:value-type="float" office:value="388079" table:style-name="ce1">
            <text:p>388079</text:p>
          </table:table-cell>
          <table:table-cell office:value-type="float" office:value="404461" table:style-name="ce1">
            <text:p>404461</text:p>
          </table:table-cell>
          <table:table-cell office:value-type="float" office:value="419759" table:style-name="ce1">
            <text:p>419759</text:p>
          </table:table-cell>
          <table:table-cell office:value-type="float" office:value="436166" table:style-name="ce1">
            <text:p>436166</text:p>
          </table:table-cell>
          <table:table-cell office:value-type="float" office:value="453430" table:style-name="ce1">
            <text:p>453430</text:p>
          </table:table-cell>
          <table:table-cell office:value-type="float" office:value="470227" table:style-name="ce1">
            <text:p>470227</text:p>
          </table:table-cell>
          <table:table-cell office:value-type="float" office:value="484805" table:style-name="ce1">
            <text:p>484805</text:p>
          </table:table-cell>
          <table:table-cell office:value-type="float" office:value="495975" table:style-name="ce1">
            <text:p>495975</text:p>
          </table:table-cell>
          <table:table-cell office:value-type="float" office:value="503364" table:style-name="ce1">
            <text:p>503364</text:p>
          </table:table-cell>
          <table:table-cell office:value-type="float" office:value="507658" table:style-name="ce1">
            <text:p>507658</text:p>
          </table:table-cell>
          <table:table-cell office:value-type="float" office:value="510746" table:style-name="ce1">
            <text:p>510746</text:p>
          </table:table-cell>
          <table:table-cell office:value-type="float" office:value="515212" table:style-name="ce1">
            <text:p>515212</text:p>
          </table:table-cell>
          <table:table-cell office:value-type="float" office:value="523215" table:style-name="ce1">
            <text:p>523215</text:p>
          </table:table-cell>
          <table:table-cell office:value-type="float" office:value="535378" table:style-name="ce1">
            <text:p>535378</text:p>
          </table:table-cell>
          <table:table-cell office:value-type="float" office:value="551304" table:style-name="ce1">
            <text:p>551304</text:p>
          </table:table-cell>
          <table:table-cell office:value-type="float" office:value="571066" table:style-name="ce1">
            <text:p>571066</text:p>
          </table:table-cell>
          <table:table-cell office:value-type="float" office:value="594291" table:style-name="ce1">
            <text:p>594291</text:p>
          </table:table-cell>
          <table:table-cell office:value-type="float" office:value="620597" table:style-name="ce1">
            <text:p>620597</text:p>
          </table:table-cell>
          <table:table-cell office:value-type="float" office:value="650445" table:style-name="ce1">
            <text:p>650445</text:p>
          </table:table-cell>
          <table:table-cell office:value-type="float" office:value="683792" table:style-name="ce1">
            <text:p>683792</text:p>
          </table:table-cell>
          <table:table-cell office:value-type="float" office:value="719488" table:style-name="ce1">
            <text:p>719488</text:p>
          </table:table-cell>
          <table:table-cell office:value-type="float" office:value="755879" table:style-name="ce1">
            <text:p>755879</text:p>
          </table:table-cell>
          <table:table-cell office:value-type="float" office:value="791690" table:style-name="ce1">
            <text:p>791690</text:p>
          </table:table-cell>
          <table:table-cell office:value-type="float" office:value="826280" table:style-name="ce1">
            <text:p>826280</text:p>
          </table:table-cell>
          <table:table-cell office:value-type="float" office:value="860021" table:style-name="ce1">
            <text:p>860021</text:p>
          </table:table-cell>
          <table:table-cell office:value-type="float" office:value="893557" table:style-name="ce1">
            <text:p>893557</text:p>
          </table:table-cell>
          <table:table-cell office:value-type="float" office:value="928173" table:style-name="ce1">
            <text:p>928173</text:p>
          </table:table-cell>
          <table:table-cell office:value-type="float" office:value="964758" table:style-name="ce1">
            <text:p>964758</text:p>
          </table:table-cell>
          <table:table-cell office:value-type="float" office:value="1003606" table:style-name="ce1">
            <text:p>1003606</text:p>
          </table:table-cell>
          <table:table-cell office:value-type="float" office:value="1044590" table:style-name="ce1">
            <text:p>1044590</text:p>
          </table:table-cell>
          <table:table-cell office:value-type="float" office:value="1087994" table:style-name="ce1">
            <text:p>1087994</text:p>
          </table:table-cell>
          <table:table-cell office:value-type="float" office:value="1134161" table:style-name="ce1">
            <text:p>113416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pain</text:p>
          </table:table-cell>
          <table:table-cell office:value-type="string" table:style-name="ce1">
            <text:p>ESP</text:p>
          </table:table-cell>
          <table:table-cell office:value-type="float" office:value="17227480" table:style-name="ce1">
            <text:p>17227480</text:p>
          </table:table-cell>
          <table:table-cell office:value-type="float" office:value="17614512" table:style-name="ce1">
            <text:p>17614512</text:p>
          </table:table-cell>
          <table:table-cell office:value-type="float" office:value="18089104" table:style-name="ce1">
            <text:p>18089104</text:p>
          </table:table-cell>
          <table:table-cell office:value-type="float" office:value="18560792" table:style-name="ce1">
            <text:p>18560792</text:p>
          </table:table-cell>
          <table:table-cell office:value-type="float" office:value="19059712" table:style-name="ce1">
            <text:p>19059712</text:p>
          </table:table-cell>
          <table:table-cell office:value-type="float" office:value="19580951" table:style-name="ce1">
            <text:p>19580951</text:p>
          </table:table-cell>
          <table:table-cell office:value-type="float" office:value="20096611" table:style-name="ce1">
            <text:p>20096611</text:p>
          </table:table-cell>
          <table:table-cell office:value-type="float" office:value="20660198" table:style-name="ce1">
            <text:p>20660198</text:p>
          </table:table-cell>
          <table:table-cell office:value-type="float" office:value="21248036" table:style-name="ce1">
            <text:p>21248036</text:p>
          </table:table-cell>
          <table:table-cell office:value-type="float" office:value="21772801" table:style-name="ce1">
            <text:p>21772801</text:p>
          </table:table-cell>
          <table:table-cell office:value-type="float" office:value="22330440" table:style-name="ce1">
            <text:p>22330440</text:p>
          </table:table-cell>
          <table:table-cell office:value-type="float" office:value="22856453" table:style-name="ce1">
            <text:p>22856453</text:p>
          </table:table-cell>
          <table:table-cell office:value-type="float" office:value="23303472" table:style-name="ce1">
            <text:p>23303472</text:p>
          </table:table-cell>
          <table:table-cell office:value-type="float" office:value="23753599" table:style-name="ce1">
            <text:p>23753599</text:p>
          </table:table-cell>
          <table:table-cell office:value-type="float" office:value="24221690" table:style-name="ce1">
            <text:p>24221690</text:p>
          </table:table-cell>
          <table:table-cell office:value-type="float" office:value="24718725" table:style-name="ce1">
            <text:p>24718725</text:p>
          </table:table-cell>
          <table:table-cell office:value-type="float" office:value="25240626" table:style-name="ce1">
            <text:p>25240626</text:p>
          </table:table-cell>
          <table:table-cell office:value-type="float" office:value="25780183" table:style-name="ce1">
            <text:p>25780183</text:p>
          </table:table-cell>
          <table:table-cell office:value-type="float" office:value="26373797" table:style-name="ce1">
            <text:p>26373797</text:p>
          </table:table-cell>
          <table:table-cell office:value-type="float" office:value="26845074" table:style-name="ce1">
            <text:p>26845074</text:p>
          </table:table-cell>
          <table:table-cell office:value-type="float" office:value="27251499" table:style-name="ce1">
            <text:p>27251499</text:p>
          </table:table-cell>
          <table:table-cell office:value-type="float" office:value="27655902" table:style-name="ce1">
            <text:p>27655902</text:p>
          </table:table-cell>
          <table:table-cell office:value-type="float" office:value="27893653" table:style-name="ce1">
            <text:p>27893653</text:p>
          </table:table-cell>
          <table:table-cell office:value-type="float" office:value="28114910" table:style-name="ce1">
            <text:p>28114910</text:p>
          </table:table-cell>
          <table:table-cell office:value-type="float" office:value="28319255" table:style-name="ce1">
            <text:p>28319255</text:p>
          </table:table-cell>
          <table:table-cell office:value-type="float" office:value="28511757" table:style-name="ce1">
            <text:p>28511757</text:p>
          </table:table-cell>
          <table:table-cell office:value-type="float" office:value="28687455" table:style-name="ce1">
            <text:p>28687455</text:p>
          </table:table-cell>
          <table:table-cell office:value-type="float" office:value="28846792" table:style-name="ce1">
            <text:p>28846792</text:p>
          </table:table-cell>
          <table:table-cell office:value-type="float" office:value="28998171" table:style-name="ce1">
            <text:p>28998171</text:p>
          </table:table-cell>
          <table:table-cell office:value-type="float" office:value="29142482" table:style-name="ce1">
            <text:p>29142482</text:p>
          </table:table-cell>
          <table:table-cell office:value-type="float" office:value="29274191" table:style-name="ce1">
            <text:p>29274191</text:p>
          </table:table-cell>
          <table:table-cell office:value-type="float" office:value="29409885" table:style-name="ce1">
            <text:p>29409885</text:p>
          </table:table-cell>
          <table:table-cell office:value-type="float" office:value="29539122" table:style-name="ce1">
            <text:p>29539122</text:p>
          </table:table-cell>
          <table:table-cell office:value-type="float" office:value="29663241" table:style-name="ce1">
            <text:p>29663241</text:p>
          </table:table-cell>
          <table:table-cell office:value-type="float" office:value="29775368" table:style-name="ce1">
            <text:p>29775368</text:p>
          </table:table-cell>
          <table:table-cell office:value-type="float" office:value="29877416" table:style-name="ce1">
            <text:p>29877416</text:p>
          </table:table-cell>
          <table:table-cell office:value-type="float" office:value="29978945" table:style-name="ce1">
            <text:p>29978945</text:p>
          </table:table-cell>
          <table:table-cell office:value-type="float" office:value="30090155" table:style-name="ce1">
            <text:p>30090155</text:p>
          </table:table-cell>
          <table:table-cell office:value-type="float" office:value="30227763" table:style-name="ce1">
            <text:p>30227763</text:p>
          </table:table-cell>
          <table:table-cell office:value-type="float" office:value="30416230" table:style-name="ce1">
            <text:p>30416230</text:p>
          </table:table-cell>
          <table:table-cell office:value-type="float" office:value="30705534" table:style-name="ce1">
            <text:p>30705534</text:p>
          </table:table-cell>
          <table:table-cell office:value-type="float" office:value="31114354" table:style-name="ce1">
            <text:p>31114354</text:p>
          </table:table-cell>
          <table:table-cell office:value-type="float" office:value="31708814" table:style-name="ce1">
            <text:p>31708814</text:p>
          </table:table-cell>
          <table:table-cell office:value-type="float" office:value="32390830" table:style-name="ce1">
            <text:p>32390830</text:p>
          </table:table-cell>
          <table:table-cell office:value-type="float" office:value="33059302" table:style-name="ce1">
            <text:p>33059302</text:p>
          </table:table-cell>
          <table:table-cell office:value-type="float" office:value="33727737" table:style-name="ce1">
            <text:p>33727737</text:p>
          </table:table-cell>
          <table:table-cell office:value-type="float" office:value="34408810" table:style-name="ce1">
            <text:p>34408810</text:p>
          </table:table-cell>
          <table:table-cell office:value-type="float" office:value="35159317" table:style-name="ce1">
            <text:p>35159317</text:p>
          </table:table-cell>
          <table:table-cell office:value-type="float" office:value="35833174" table:style-name="ce1">
            <text:p>35833174</text:p>
          </table:table-cell>
          <table:table-cell office:value-type="float" office:value="36260460" table:style-name="ce1">
            <text:p>36260460</text:p>
          </table:table-cell>
          <table:table-cell office:value-type="float" office:value="36535850" table:style-name="ce1">
            <text:p>36535850</text:p>
          </table:table-cell>
          <table:table-cell office:value-type="float" office:value="36773882" table:style-name="ce1">
            <text:p>36773882</text:p>
          </table:table-cell>
          <table:table-cell office:value-type="float" office:value="36904876" table:style-name="ce1">
            <text:p>36904876</text:p>
          </table:table-cell>
          <table:table-cell office:value-type="float" office:value="36889975" table:style-name="ce1">
            <text:p>36889975</text:p>
          </table:table-cell>
          <table:table-cell office:value-type="float" office:value="36881055" table:style-name="ce1">
            <text:p>36881055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Estonia</text:p>
          </table:table-cell>
          <table:table-cell office:value-type="string" table:style-name="ce1">
            <text:p>EST</text:p>
          </table:table-cell>
          <table:table-cell office:value-type="float" office:value="697034" table:style-name="ce1">
            <text:p>697034</text:p>
          </table:table-cell>
          <table:table-cell office:value-type="float" office:value="714269" table:style-name="ce1">
            <text:p>714269</text:p>
          </table:table-cell>
          <table:table-cell office:value-type="float" office:value="733452" table:style-name="ce1">
            <text:p>733452</text:p>
          </table:table-cell>
          <table:table-cell office:value-type="float" office:value="753250" table:style-name="ce1">
            <text:p>753250</text:p>
          </table:table-cell>
          <table:table-cell office:value-type="float" office:value="773863" table:style-name="ce1">
            <text:p>773863</text:p>
          </table:table-cell>
          <table:table-cell office:value-type="float" office:value="794190" table:style-name="ce1">
            <text:p>794190</text:p>
          </table:table-cell>
          <table:table-cell office:value-type="float" office:value="812599" table:style-name="ce1">
            <text:p>812599</text:p>
          </table:table-cell>
          <table:table-cell office:value-type="float" office:value="828812" table:style-name="ce1">
            <text:p>828812</text:p>
          </table:table-cell>
          <table:table-cell office:value-type="float" office:value="846346" table:style-name="ce1">
            <text:p>846346</text:p>
          </table:table-cell>
          <table:table-cell office:value-type="float" office:value="865089" table:style-name="ce1">
            <text:p>865089</text:p>
          </table:table-cell>
          <table:table-cell office:value-type="float" office:value="883329" table:style-name="ce1">
            <text:p>883329</text:p>
          </table:table-cell>
          <table:table-cell office:value-type="float" office:value="901671" table:style-name="ce1">
            <text:p>901671</text:p>
          </table:table-cell>
          <table:table-cell office:value-type="float" office:value="919299" table:style-name="ce1">
            <text:p>919299</text:p>
          </table:table-cell>
          <table:table-cell office:value-type="float" office:value="935590" table:style-name="ce1">
            <text:p>935590</text:p>
          </table:table-cell>
          <table:table-cell office:value-type="float" office:value="951152" table:style-name="ce1">
            <text:p>951152</text:p>
          </table:table-cell>
          <table:table-cell office:value-type="float" office:value="966085" table:style-name="ce1">
            <text:p>966085</text:p>
          </table:table-cell>
          <table:table-cell office:value-type="float" office:value="980438" table:style-name="ce1">
            <text:p>980438</text:p>
          </table:table-cell>
          <table:table-cell office:value-type="float" office:value="995091" table:style-name="ce1">
            <text:p>995091</text:p>
          </table:table-cell>
          <table:table-cell office:value-type="float" office:value="1009340" table:style-name="ce1">
            <text:p>1009340</text:p>
          </table:table-cell>
          <table:table-cell office:value-type="float" office:value="1020447" table:style-name="ce1">
            <text:p>1020447</text:p>
          </table:table-cell>
          <table:table-cell office:value-type="float" office:value="1029784" table:style-name="ce1">
            <text:p>1029784</text:p>
          </table:table-cell>
          <table:table-cell office:value-type="float" office:value="1040236" table:style-name="ce1">
            <text:p>1040236</text:p>
          </table:table-cell>
          <table:table-cell office:value-type="float" office:value="1050928" table:style-name="ce1">
            <text:p>1050928</text:p>
          </table:table-cell>
          <table:table-cell office:value-type="float" office:value="1061357" table:style-name="ce1">
            <text:p>1061357</text:p>
          </table:table-cell>
          <table:table-cell office:value-type="float" office:value="1071506" table:style-name="ce1">
            <text:p>1071506</text:p>
          </table:table-cell>
          <table:table-cell office:value-type="float" office:value="1081872" table:style-name="ce1">
            <text:p>1081872</text:p>
          </table:table-cell>
          <table:table-cell office:value-type="float" office:value="1093150" table:style-name="ce1">
            <text:p>1093150</text:p>
          </table:table-cell>
          <table:table-cell office:value-type="float" office:value="1104917" table:style-name="ce1">
            <text:p>1104917</text:p>
          </table:table-cell>
          <table:table-cell office:value-type="float" office:value="1115040" table:style-name="ce1">
            <text:p>1115040</text:p>
          </table:table-cell>
          <table:table-cell office:value-type="float" office:value="1119881" table:style-name="ce1">
            <text:p>1119881</text:p>
          </table:table-cell>
          <table:table-cell office:value-type="float" office:value="1117738" table:style-name="ce1">
            <text:p>1117738</text:p>
          </table:table-cell>
          <table:table-cell office:value-type="float" office:value="1109251" table:style-name="ce1">
            <text:p>1109251</text:p>
          </table:table-cell>
          <table:table-cell office:value-type="float" office:value="1086348" table:style-name="ce1">
            <text:p>1086348</text:p>
          </table:table-cell>
          <table:table-cell office:value-type="float" office:value="1055960" table:style-name="ce1">
            <text:p>1055960</text:p>
          </table:table-cell>
          <table:table-cell office:value-type="float" office:value="1030882" table:style-name="ce1">
            <text:p>1030882</text:p>
          </table:table-cell>
          <table:table-cell office:value-type="float" office:value="1009954" table:style-name="ce1">
            <text:p>1009954</text:p>
          </table:table-cell>
          <table:table-cell office:value-type="float" office:value="992487" table:style-name="ce1">
            <text:p>992487</text:p>
          </table:table-cell>
          <table:table-cell office:value-type="float" office:value="978597" table:style-name="ce1">
            <text:p>978597</text:p>
          </table:table-cell>
          <table:table-cell office:value-type="float" office:value="966608" table:style-name="ce1">
            <text:p>966608</text:p>
          </table:table-cell>
          <table:table-cell office:value-type="float" office:value="960125" table:style-name="ce1">
            <text:p>960125</text:p>
          </table:table-cell>
          <table:table-cell office:value-type="float" office:value="969061" table:style-name="ce1">
            <text:p>969061</text:p>
          </table:table-cell>
          <table:table-cell office:value-type="float" office:value="961159" table:style-name="ce1">
            <text:p>961159</text:p>
          </table:table-cell>
          <table:table-cell office:value-type="float" office:value="953352" table:style-name="ce1">
            <text:p>953352</text:p>
          </table:table-cell>
          <table:table-cell office:value-type="float" office:value="945646" table:style-name="ce1">
            <text:p>945646</text:p>
          </table:table-cell>
          <table:table-cell office:value-type="float" office:value="938279" table:style-name="ce1">
            <text:p>938279</text:p>
          </table:table-cell>
          <table:table-cell office:value-type="float" office:value="931205" table:style-name="ce1">
            <text:p>931205</text:p>
          </table:table-cell>
          <table:table-cell office:value-type="float" office:value="924006" table:style-name="ce1">
            <text:p>924006</text:p>
          </table:table-cell>
          <table:table-cell office:value-type="float" office:value="918084" table:style-name="ce1">
            <text:p>918084</text:p>
          </table:table-cell>
          <table:table-cell office:value-type="float" office:value="913914" table:style-name="ce1">
            <text:p>913914</text:p>
          </table:table-cell>
          <table:table-cell office:value-type="float" office:value="910446" table:style-name="ce1">
            <text:p>910446</text:p>
          </table:table-cell>
          <table:table-cell office:value-type="float" office:value="906655" table:style-name="ce1">
            <text:p>906655</text:p>
          </table:table-cell>
          <table:table-cell office:value-type="float" office:value="902194" table:style-name="ce1">
            <text:p>902194</text:p>
          </table:table-cell>
          <table:table-cell office:value-type="float" office:value="897251" table:style-name="ce1">
            <text:p>897251</text:p>
          </table:table-cell>
          <table:table-cell office:value-type="float" office:value="892561" table:style-name="ce1">
            <text:p>892561</text:p>
          </table:table-cell>
          <table:table-cell office:value-type="float" office:value="888922" table:style-name="ce1">
            <text:p>888922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Ethiopia</text:p>
          </table:table-cell>
          <table:table-cell office:value-type="string" table:style-name="ce1">
            <text:p>ETH</text:p>
          </table:table-cell>
          <table:table-cell office:value-type="float" office:value="1424988" table:style-name="ce1">
            <text:p>1424988</text:p>
          </table:table-cell>
          <table:table-cell office:value-type="float" office:value="1507630" table:style-name="ce1">
            <text:p>1507630</text:p>
          </table:table-cell>
          <table:table-cell office:value-type="float" office:value="1596234" table:style-name="ce1">
            <text:p>1596234</text:p>
          </table:table-cell>
          <table:table-cell office:value-type="float" office:value="1690637" table:style-name="ce1">
            <text:p>1690637</text:p>
          </table:table-cell>
          <table:table-cell office:value-type="float" office:value="1791225" table:style-name="ce1">
            <text:p>1791225</text:p>
          </table:table-cell>
          <table:table-cell office:value-type="float" office:value="1897778" table:style-name="ce1">
            <text:p>1897778</text:p>
          </table:table-cell>
          <table:table-cell office:value-type="float" office:value="2010268" table:style-name="ce1">
            <text:p>2010268</text:p>
          </table:table-cell>
          <table:table-cell office:value-type="float" office:value="2128742" table:style-name="ce1">
            <text:p>2128742</text:p>
          </table:table-cell>
          <table:table-cell office:value-type="float" office:value="2225695" table:style-name="ce1">
            <text:p>2225695</text:p>
          </table:table-cell>
          <table:table-cell office:value-type="float" office:value="2328988" table:style-name="ce1">
            <text:p>2328988</text:p>
          </table:table-cell>
          <table:table-cell office:value-type="float" office:value="2440280" table:style-name="ce1">
            <text:p>2440280</text:p>
          </table:table-cell>
          <table:table-cell office:value-type="float" office:value="2560795" table:style-name="ce1">
            <text:p>2560795</text:p>
          </table:table-cell>
          <table:table-cell office:value-type="float" office:value="2690453" table:style-name="ce1">
            <text:p>2690453</text:p>
          </table:table-cell>
          <table:table-cell office:value-type="float" office:value="2824235" table:style-name="ce1">
            <text:p>2824235</text:p>
          </table:table-cell>
          <table:table-cell office:value-type="float" office:value="2955853" table:style-name="ce1">
            <text:p>2955853</text:p>
          </table:table-cell>
          <table:table-cell office:value-type="float" office:value="3080984" table:style-name="ce1">
            <text:p>3080984</text:p>
          </table:table-cell>
          <table:table-cell office:value-type="float" office:value="3196459" table:style-name="ce1">
            <text:p>3196459</text:p>
          </table:table-cell>
          <table:table-cell office:value-type="float" office:value="3304271" table:style-name="ce1">
            <text:p>3304271</text:p>
          </table:table-cell>
          <table:table-cell office:value-type="float" office:value="3412154" table:style-name="ce1">
            <text:p>3412154</text:p>
          </table:table-cell>
          <table:table-cell office:value-type="float" office:value="3530921" table:style-name="ce1">
            <text:p>3530921</text:p>
          </table:table-cell>
          <table:table-cell office:value-type="float" office:value="3668481" table:style-name="ce1">
            <text:p>3668481</text:p>
          </table:table-cell>
          <table:table-cell office:value-type="float" office:value="3829501" table:style-name="ce1">
            <text:p>3829501</text:p>
          </table:table-cell>
          <table:table-cell office:value-type="float" office:value="4012652" table:style-name="ce1">
            <text:p>4012652</text:p>
          </table:table-cell>
          <table:table-cell office:value-type="float" office:value="4216183" table:style-name="ce1">
            <text:p>4216183</text:p>
          </table:table-cell>
          <table:table-cell office:value-type="float" office:value="4435910" table:style-name="ce1">
            <text:p>4435910</text:p>
          </table:table-cell>
          <table:table-cell office:value-type="float" office:value="4670075" table:style-name="ce1">
            <text:p>4670075</text:p>
          </table:table-cell>
          <table:table-cell office:value-type="float" office:value="4916522" table:style-name="ce1">
            <text:p>4916522</text:p>
          </table:table-cell>
          <table:table-cell office:value-type="float" office:value="5176868" table:style-name="ce1">
            <text:p>5176868</text:p>
          </table:table-cell>
          <table:table-cell office:value-type="float" office:value="5453264" table:style-name="ce1">
            <text:p>5453264</text:p>
          </table:table-cell>
          <table:table-cell office:value-type="float" office:value="5748480" table:style-name="ce1">
            <text:p>5748480</text:p>
          </table:table-cell>
          <table:table-cell office:value-type="float" office:value="6065286" table:style-name="ce1">
            <text:p>6065286</text:p>
          </table:table-cell>
          <table:table-cell office:value-type="float" office:value="6405834" table:style-name="ce1">
            <text:p>6405834</text:p>
          </table:table-cell>
          <table:table-cell office:value-type="float" office:value="6768220" table:style-name="ce1">
            <text:p>6768220</text:p>
          </table:table-cell>
          <table:table-cell office:value-type="float" office:value="7150001" table:style-name="ce1">
            <text:p>7150001</text:p>
          </table:table-cell>
          <table:table-cell office:value-type="float" office:value="7544795" table:style-name="ce1">
            <text:p>7544795</text:p>
          </table:table-cell>
          <table:table-cell office:value-type="float" office:value="7914191" table:style-name="ce1">
            <text:p>7914191</text:p>
          </table:table-cell>
          <table:table-cell office:value-type="float" office:value="8274243" table:style-name="ce1">
            <text:p>8274243</text:p>
          </table:table-cell>
          <table:table-cell office:value-type="float" office:value="8638318" table:style-name="ce1">
            <text:p>8638318</text:p>
          </table:table-cell>
          <table:table-cell office:value-type="float" office:value="9010447" table:style-name="ce1">
            <text:p>9010447</text:p>
          </table:table-cell>
          <table:table-cell office:value-type="float" office:value="9393985" table:style-name="ce1">
            <text:p>9393985</text:p>
          </table:table-cell>
          <table:table-cell office:value-type="float" office:value="9793787" table:style-name="ce1">
            <text:p>9793787</text:p>
          </table:table-cell>
          <table:table-cell office:value-type="float" office:value="10209042" table:style-name="ce1">
            <text:p>10209042</text:p>
          </table:table-cell>
          <table:table-cell office:value-type="float" office:value="10641737" table:style-name="ce1">
            <text:p>10641737</text:p>
          </table:table-cell>
          <table:table-cell office:value-type="float" office:value="11089384" table:style-name="ce1">
            <text:p>11089384</text:p>
          </table:table-cell>
          <table:table-cell office:value-type="float" office:value="11551561" table:style-name="ce1">
            <text:p>11551561</text:p>
          </table:table-cell>
          <table:table-cell office:value-type="float" office:value="12027524" table:style-name="ce1">
            <text:p>12027524</text:p>
          </table:table-cell>
          <table:table-cell office:value-type="float" office:value="12518185" table:style-name="ce1">
            <text:p>12518185</text:p>
          </table:table-cell>
          <table:table-cell office:value-type="float" office:value="13036550" table:style-name="ce1">
            <text:p>13036550</text:p>
          </table:table-cell>
          <table:table-cell office:value-type="float" office:value="13716443" table:style-name="ce1">
            <text:p>13716443</text:p>
          </table:table-cell>
          <table:table-cell office:value-type="float" office:value="14424585" table:style-name="ce1">
            <text:p>14424585</text:p>
          </table:table-cell>
          <table:table-cell office:value-type="float" office:value="15164831" table:style-name="ce1">
            <text:p>15164831</text:p>
          </table:table-cell>
          <table:table-cell office:value-type="float" office:value="15936440" table:style-name="ce1">
            <text:p>15936440</text:p>
          </table:table-cell>
          <table:table-cell office:value-type="float" office:value="16741924" table:style-name="ce1">
            <text:p>16741924</text:p>
          </table:table-cell>
          <table:table-cell office:value-type="float" office:value="17578402" table:style-name="ce1">
            <text:p>17578402</text:p>
          </table:table-cell>
          <table:table-cell office:value-type="float" office:value="18449308" table:style-name="ce1">
            <text:p>1844930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European Union</text:p>
          </table:table-cell>
          <table:table-cell office:value-type="string" table:style-name="ce1">
            <text:p>EUU</text:p>
          </table:table-cell>
          <table:table-cell office:value-type="float" office:value="250665877" table:style-name="ce1">
            <text:p>250665877</text:p>
          </table:table-cell>
          <table:table-cell office:value-type="float" office:value="254716319" table:style-name="ce1">
            <text:p>254716319</text:p>
          </table:table-cell>
          <table:table-cell office:value-type="float" office:value="258860916" table:style-name="ce1">
            <text:p>258860916</text:p>
          </table:table-cell>
          <table:table-cell office:value-type="float" office:value="263247604" table:style-name="ce1">
            <text:p>263247604</text:p>
          </table:table-cell>
          <table:table-cell office:value-type="float" office:value="267634144" table:style-name="ce1">
            <text:p>267634144</text:p>
          </table:table-cell>
          <table:table-cell office:value-type="float" office:value="271966925" table:style-name="ce1">
            <text:p>271966925</text:p>
          </table:table-cell>
          <table:table-cell office:value-type="float" office:value="276111749" table:style-name="ce1">
            <text:p>276111749</text:p>
          </table:table-cell>
          <table:table-cell office:value-type="float" office:value="280049519" table:style-name="ce1">
            <text:p>280049519</text:p>
          </table:table-cell>
          <table:table-cell office:value-type="float" office:value="283742610" table:style-name="ce1">
            <text:p>283742610</text:p>
          </table:table-cell>
          <table:table-cell office:value-type="float" office:value="287194432" table:style-name="ce1">
            <text:p>287194432</text:p>
          </table:table-cell>
          <table:table-cell office:value-type="float" office:value="290332762" table:style-name="ce1">
            <text:p>290332762</text:p>
          </table:table-cell>
          <table:table-cell office:value-type="float" office:value="293510201" table:style-name="ce1">
            <text:p>293510201</text:p>
          </table:table-cell>
          <table:table-cell office:value-type="float" office:value="297040606" table:style-name="ce1">
            <text:p>297040606</text:p>
          </table:table-cell>
          <table:table-cell office:value-type="float" office:value="300414425" table:style-name="ce1">
            <text:p>300414425</text:p>
          </table:table-cell>
          <table:table-cell office:value-type="float" office:value="303641489" table:style-name="ce1">
            <text:p>303641489</text:p>
          </table:table-cell>
          <table:table-cell office:value-type="float" office:value="306653767" table:style-name="ce1">
            <text:p>306653767</text:p>
          </table:table-cell>
          <table:table-cell office:value-type="float" office:value="309419083" table:style-name="ce1">
            <text:p>309419083</text:p>
          </table:table-cell>
          <table:table-cell office:value-type="float" office:value="312129135" table:style-name="ce1">
            <text:p>312129135</text:p>
          </table:table-cell>
          <table:table-cell office:value-type="float" office:value="314899623" table:style-name="ce1">
            <text:p>314899623</text:p>
          </table:table-cell>
          <table:table-cell office:value-type="float" office:value="317520572" table:style-name="ce1">
            <text:p>317520572</text:p>
          </table:table-cell>
          <table:table-cell office:value-type="float" office:value="320112276" table:style-name="ce1">
            <text:p>320112276</text:p>
          </table:table-cell>
          <table:table-cell office:value-type="float" office:value="322472403" table:style-name="ce1">
            <text:p>322472403</text:p>
          </table:table-cell>
          <table:table-cell office:value-type="float" office:value="324135868" table:style-name="ce1">
            <text:p>324135868</text:p>
          </table:table-cell>
          <table:table-cell office:value-type="float" office:value="325538891" table:style-name="ce1">
            <text:p>325538891</text:p>
          </table:table-cell>
          <table:table-cell office:value-type="float" office:value="326802444" table:style-name="ce1">
            <text:p>326802444</text:p>
          </table:table-cell>
          <table:table-cell office:value-type="float" office:value="328098855" table:style-name="ce1">
            <text:p>328098855</text:p>
          </table:table-cell>
          <table:table-cell office:value-type="float" office:value="329625162" table:style-name="ce1">
            <text:p>329625162</text:p>
          </table:table-cell>
          <table:table-cell office:value-type="float" office:value="330938362" table:style-name="ce1">
            <text:p>330938362</text:p>
          </table:table-cell>
          <table:table-cell office:value-type="float" office:value="333334932" table:style-name="ce1">
            <text:p>333334932</text:p>
          </table:table-cell>
          <table:table-cell office:value-type="float" office:value="335108063" table:style-name="ce1">
            <text:p>335108063</text:p>
          </table:table-cell>
          <table:table-cell office:value-type="float" office:value="336966082" table:style-name="ce1">
            <text:p>336966082</text:p>
          </table:table-cell>
          <table:table-cell office:value-type="float" office:value="338464187" table:style-name="ce1">
            <text:p>338464187</text:p>
          </table:table-cell>
          <table:table-cell office:value-type="float" office:value="340150020" table:style-name="ce1">
            <text:p>340150020</text:p>
          </table:table-cell>
          <table:table-cell office:value-type="float" office:value="341746629" table:style-name="ce1">
            <text:p>341746629</text:p>
          </table:table-cell>
          <table:table-cell office:value-type="float" office:value="342962892" table:style-name="ce1">
            <text:p>342962892</text:p>
          </table:table-cell>
          <table:table-cell office:value-type="float" office:value="344041855" table:style-name="ce1">
            <text:p>344041855</text:p>
          </table:table-cell>
          <table:table-cell office:value-type="float" office:value="344955579" table:style-name="ce1">
            <text:p>344955579</text:p>
          </table:table-cell>
          <table:table-cell office:value-type="float" office:value="345934646" table:style-name="ce1">
            <text:p>345934646</text:p>
          </table:table-cell>
          <table:table-cell office:value-type="float" office:value="346802782" table:style-name="ce1">
            <text:p>346802782</text:p>
          </table:table-cell>
          <table:table-cell office:value-type="float" office:value="347953785" table:style-name="ce1">
            <text:p>347953785</text:p>
          </table:table-cell>
          <table:table-cell office:value-type="float" office:value="349113914" table:style-name="ce1">
            <text:p>349113914</text:p>
          </table:table-cell>
          <table:table-cell office:value-type="float" office:value="350717549" table:style-name="ce1">
            <text:p>350717549</text:p>
          </table:table-cell>
          <table:table-cell office:value-type="float" office:value="352762769" table:style-name="ce1">
            <text:p>352762769</text:p>
          </table:table-cell>
          <table:table-cell office:value-type="float" office:value="355122030" table:style-name="ce1">
            <text:p>355122030</text:p>
          </table:table-cell>
          <table:table-cell office:value-type="float" office:value="357586168" table:style-name="ce1">
            <text:p>357586168</text:p>
          </table:table-cell>
          <table:table-cell office:value-type="float" office:value="360067379" table:style-name="ce1">
            <text:p>360067379</text:p>
          </table:table-cell>
          <table:table-cell office:value-type="float" office:value="362544435" table:style-name="ce1">
            <text:p>362544435</text:p>
          </table:table-cell>
          <table:table-cell office:value-type="float" office:value="365075531" table:style-name="ce1">
            <text:p>365075531</text:p>
          </table:table-cell>
          <table:table-cell office:value-type="float" office:value="367642634" table:style-name="ce1">
            <text:p>367642634</text:p>
          </table:table-cell>
          <table:table-cell office:value-type="float" office:value="369881776" table:style-name="ce1">
            <text:p>369881776</text:p>
          </table:table-cell>
          <table:table-cell office:value-type="float" office:value="371826792" table:style-name="ce1">
            <text:p>371826792</text:p>
          </table:table-cell>
          <table:table-cell office:value-type="float" office:value="373792845" table:style-name="ce1">
            <text:p>373792845</text:p>
          </table:table-cell>
          <table:table-cell office:value-type="float" office:value="374544339" table:style-name="ce1">
            <text:p>374544339</text:p>
          </table:table-cell>
          <table:table-cell office:value-type="float" office:value="377778844" table:style-name="ce1">
            <text:p>377778844</text:p>
          </table:table-cell>
          <table:table-cell office:value-type="float" office:value="378814457" table:style-name="ce1">
            <text:p>37881445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Fragile and conflict affected situations</text:p>
          </table:table-cell>
          <table:table-cell office:value-type="string" table:style-name="ce1">
            <text:p>FCS</text:p>
          </table:table-cell>
          <table:table-cell office:value-type="float" office:value="21364371" table:style-name="ce1">
            <text:p>21364371</text:p>
          </table:table-cell>
          <table:table-cell office:value-type="float" office:value="22464970" table:style-name="ce1">
            <text:p>22464970</text:p>
          </table:table-cell>
          <table:table-cell office:value-type="float" office:value="23636720" table:style-name="ce1">
            <text:p>23636720</text:p>
          </table:table-cell>
          <table:table-cell office:value-type="float" office:value="24888094" table:style-name="ce1">
            <text:p>24888094</text:p>
          </table:table-cell>
          <table:table-cell office:value-type="float" office:value="26221691" table:style-name="ce1">
            <text:p>26221691</text:p>
          </table:table-cell>
          <table:table-cell office:value-type="float" office:value="27673773" table:style-name="ce1">
            <text:p>27673773</text:p>
          </table:table-cell>
          <table:table-cell office:value-type="float" office:value="29158904" table:style-name="ce1">
            <text:p>29158904</text:p>
          </table:table-cell>
          <table:table-cell office:value-type="float" office:value="30719072" table:style-name="ce1">
            <text:p>30719072</text:p>
          </table:table-cell>
          <table:table-cell office:value-type="float" office:value="32368965" table:style-name="ce1">
            <text:p>32368965</text:p>
          </table:table-cell>
          <table:table-cell office:value-type="float" office:value="34104834" table:style-name="ce1">
            <text:p>34104834</text:p>
          </table:table-cell>
          <table:table-cell office:value-type="float" office:value="35917718" table:style-name="ce1">
            <text:p>35917718</text:p>
          </table:table-cell>
          <table:table-cell office:value-type="float" office:value="37765995" table:style-name="ce1">
            <text:p>37765995</text:p>
          </table:table-cell>
          <table:table-cell office:value-type="float" office:value="39671100" table:style-name="ce1">
            <text:p>39671100</text:p>
          </table:table-cell>
          <table:table-cell office:value-type="float" office:value="41617411" table:style-name="ce1">
            <text:p>41617411</text:p>
          </table:table-cell>
          <table:table-cell office:value-type="float" office:value="43492385" table:style-name="ce1">
            <text:p>43492385</text:p>
          </table:table-cell>
          <table:table-cell office:value-type="float" office:value="45454292" table:style-name="ce1">
            <text:p>45454292</text:p>
          </table:table-cell>
          <table:table-cell office:value-type="float" office:value="47529805" table:style-name="ce1">
            <text:p>47529805</text:p>
          </table:table-cell>
          <table:table-cell office:value-type="float" office:value="49702067" table:style-name="ce1">
            <text:p>49702067</text:p>
          </table:table-cell>
          <table:table-cell office:value-type="float" office:value="51932901" table:style-name="ce1">
            <text:p>51932901</text:p>
          </table:table-cell>
          <table:table-cell office:value-type="float" office:value="54074243" table:style-name="ce1">
            <text:p>54074243</text:p>
          </table:table-cell>
          <table:table-cell office:value-type="float" office:value="56211684" table:style-name="ce1">
            <text:p>56211684</text:p>
          </table:table-cell>
          <table:table-cell office:value-type="float" office:value="58358786" table:style-name="ce1">
            <text:p>58358786</text:p>
          </table:table-cell>
          <table:table-cell office:value-type="float" office:value="60504882" table:style-name="ce1">
            <text:p>60504882</text:p>
          </table:table-cell>
          <table:table-cell office:value-type="float" office:value="62794553" table:style-name="ce1">
            <text:p>62794553</text:p>
          </table:table-cell>
          <table:table-cell office:value-type="float" office:value="65265614" table:style-name="ce1">
            <text:p>65265614</text:p>
          </table:table-cell>
          <table:table-cell office:value-type="float" office:value="67844757" table:style-name="ce1">
            <text:p>67844757</text:p>
          </table:table-cell>
          <table:table-cell office:value-type="float" office:value="70509879" table:style-name="ce1">
            <text:p>70509879</text:p>
          </table:table-cell>
          <table:table-cell office:value-type="float" office:value="73270384" table:style-name="ce1">
            <text:p>73270384</text:p>
          </table:table-cell>
          <table:table-cell office:value-type="float" office:value="76061042" table:style-name="ce1">
            <text:p>76061042</text:p>
          </table:table-cell>
          <table:table-cell office:value-type="float" office:value="78964362" table:style-name="ce1">
            <text:p>78964362</text:p>
          </table:table-cell>
          <table:table-cell office:value-type="float" office:value="83399277" table:style-name="ce1">
            <text:p>83399277</text:p>
          </table:table-cell>
          <table:table-cell office:value-type="float" office:value="86778354" table:style-name="ce1">
            <text:p>86778354</text:p>
          </table:table-cell>
          <table:table-cell office:value-type="float" office:value="90248525" table:style-name="ce1">
            <text:p>90248525</text:p>
          </table:table-cell>
          <table:table-cell office:value-type="float" office:value="93751204" table:style-name="ce1">
            <text:p>93751204</text:p>
          </table:table-cell>
          <table:table-cell office:value-type="float" office:value="97054212" table:style-name="ce1">
            <text:p>97054212</text:p>
          </table:table-cell>
          <table:table-cell office:value-type="float" office:value="100413246" table:style-name="ce1">
            <text:p>100413246</text:p>
          </table:table-cell>
          <table:table-cell office:value-type="float" office:value="103796806" table:style-name="ce1">
            <text:p>103796806</text:p>
          </table:table-cell>
          <table:table-cell office:value-type="float" office:value="107294533" table:style-name="ce1">
            <text:p>107294533</text:p>
          </table:table-cell>
          <table:table-cell office:value-type="float" office:value="110869635" table:style-name="ce1">
            <text:p>110869635</text:p>
          </table:table-cell>
          <table:table-cell office:value-type="float" office:value="114619121" table:style-name="ce1">
            <text:p>114619121</text:p>
          </table:table-cell>
          <table:table-cell office:value-type="float" office:value="118549571" table:style-name="ce1">
            <text:p>118549571</text:p>
          </table:table-cell>
          <table:table-cell office:value-type="float" office:value="122742044" table:style-name="ce1">
            <text:p>122742044</text:p>
          </table:table-cell>
          <table:table-cell office:value-type="float" office:value="127107958" table:style-name="ce1">
            <text:p>127107958</text:p>
          </table:table-cell>
          <table:table-cell office:value-type="float" office:value="131574998" table:style-name="ce1">
            <text:p>131574998</text:p>
          </table:table-cell>
          <table:table-cell office:value-type="float" office:value="136189776" table:style-name="ce1">
            <text:p>136189776</text:p>
          </table:table-cell>
          <table:table-cell office:value-type="float" office:value="141007728" table:style-name="ce1">
            <text:p>141007728</text:p>
          </table:table-cell>
          <table:table-cell office:value-type="float" office:value="145989121" table:style-name="ce1">
            <text:p>145989121</text:p>
          </table:table-cell>
          <table:table-cell office:value-type="float" office:value="151157357" table:style-name="ce1">
            <text:p>151157357</text:p>
          </table:table-cell>
          <table:table-cell office:value-type="float" office:value="156489211" table:style-name="ce1">
            <text:p>156489211</text:p>
          </table:table-cell>
          <table:table-cell office:value-type="float" office:value="161956837" table:style-name="ce1">
            <text:p>161956837</text:p>
          </table:table-cell>
          <table:table-cell office:value-type="float" office:value="167543357" table:style-name="ce1">
            <text:p>167543357</text:p>
          </table:table-cell>
          <table:table-cell office:value-type="float" office:value="173355637" table:style-name="ce1">
            <text:p>173355637</text:p>
          </table:table-cell>
          <table:table-cell office:value-type="float" office:value="179351432" table:style-name="ce1">
            <text:p>179351432</text:p>
          </table:table-cell>
          <table:table-cell office:value-type="float" office:value="185550041" table:style-name="ce1">
            <text:p>185550041</text:p>
          </table:table-cell>
          <table:table-cell office:value-type="float" office:value="191970882" table:style-name="ce1">
            <text:p>191970882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Finland</text:p>
          </table:table-cell>
          <table:table-cell office:value-type="string" table:style-name="ce1">
            <text:p>FIN</text:p>
          </table:table-cell>
          <table:table-cell office:value-type="float" office:value="2449145" table:style-name="ce1">
            <text:p>2449145</text:p>
          </table:table-cell>
          <table:table-cell office:value-type="float" office:value="2512483" table:style-name="ce1">
            <text:p>2512483</text:p>
          </table:table-cell>
          <table:table-cell office:value-type="float" office:value="2567399" table:style-name="ce1">
            <text:p>2567399</text:p>
          </table:table-cell>
          <table:table-cell office:value-type="float" office:value="2623429" table:style-name="ce1">
            <text:p>2623429</text:p>
          </table:table-cell>
          <table:table-cell office:value-type="float" office:value="2675999" table:style-name="ce1">
            <text:p>2675999</text:p>
          </table:table-cell>
          <table:table-cell office:value-type="float" office:value="2722631" table:style-name="ce1">
            <text:p>2722631</text:p>
          </table:table-cell>
          <table:table-cell office:value-type="float" office:value="2770510" table:style-name="ce1">
            <text:p>2770510</text:p>
          </table:table-cell>
          <table:table-cell office:value-type="float" office:value="2823091" table:style-name="ce1">
            <text:p>2823091</text:p>
          </table:table-cell>
          <table:table-cell office:value-type="float" office:value="2873315" table:style-name="ce1">
            <text:p>2873315</text:p>
          </table:table-cell>
          <table:table-cell office:value-type="float" office:value="2908731" table:style-name="ce1">
            <text:p>2908731</text:p>
          </table:table-cell>
          <table:table-cell office:value-type="float" office:value="2934402" table:style-name="ce1">
            <text:p>2934402</text:p>
          </table:table-cell>
          <table:table-cell office:value-type="float" office:value="2975881" table:style-name="ce1">
            <text:p>2975881</text:p>
          </table:table-cell>
          <table:table-cell office:value-type="float" office:value="3032758" table:style-name="ce1">
            <text:p>3032758</text:p>
          </table:table-cell>
          <table:table-cell office:value-type="float" office:value="3088806" table:style-name="ce1">
            <text:p>3088806</text:p>
          </table:table-cell>
          <table:table-cell office:value-type="float" office:value="3143576" table:style-name="ce1">
            <text:p>3143576</text:p>
          </table:table-cell>
          <table:table-cell office:value-type="float" office:value="3195817" table:style-name="ce1">
            <text:p>3195817</text:p>
          </table:table-cell>
          <table:table-cell office:value-type="float" office:value="3243412" table:style-name="ce1">
            <text:p>3243412</text:p>
          </table:table-cell>
          <table:table-cell office:value-type="float" office:value="3289888" table:style-name="ce1">
            <text:p>3289888</text:p>
          </table:table-cell>
          <table:table-cell office:value-type="float" office:value="3336370" table:style-name="ce1">
            <text:p>3336370</text:p>
          </table:table-cell>
          <table:table-cell office:value-type="float" office:value="3381500" table:style-name="ce1">
            <text:p>3381500</text:p>
          </table:table-cell>
          <table:table-cell office:value-type="float" office:value="3428217" table:style-name="ce1">
            <text:p>3428217</text:p>
          </table:table-cell>
          <table:table-cell office:value-type="float" office:value="3481318" table:style-name="ce1">
            <text:p>3481318</text:p>
          </table:table-cell>
          <table:table-cell office:value-type="float" office:value="3541666" table:style-name="ce1">
            <text:p>3541666</text:p>
          </table:table-cell>
          <table:table-cell office:value-type="float" office:value="3603091" table:style-name="ce1">
            <text:p>3603091</text:p>
          </table:table-cell>
          <table:table-cell office:value-type="float" office:value="3662085" table:style-name="ce1">
            <text:p>3662085</text:p>
          </table:table-cell>
          <table:table-cell office:value-type="float" office:value="3716264" table:style-name="ce1">
            <text:p>3716264</text:p>
          </table:table-cell>
          <table:table-cell office:value-type="float" office:value="3765683" table:style-name="ce1">
            <text:p>3765683</text:p>
          </table:table-cell>
          <table:table-cell office:value-type="float" office:value="3812087" table:style-name="ce1">
            <text:p>3812087</text:p>
          </table:table-cell>
          <table:table-cell office:value-type="float" office:value="3858255" table:style-name="ce1">
            <text:p>3858255</text:p>
          </table:table-cell>
          <table:table-cell office:value-type="float" office:value="3906513" table:style-name="ce1">
            <text:p>3906513</text:p>
          </table:table-cell>
          <table:table-cell office:value-type="float" office:value="3957581" table:style-name="ce1">
            <text:p>3957581</text:p>
          </table:table-cell>
          <table:table-cell office:value-type="float" office:value="4003120" table:style-name="ce1">
            <text:p>4003120</text:p>
          </table:table-cell>
          <table:table-cell office:value-type="float" office:value="4040047" table:style-name="ce1">
            <text:p>4040047</text:p>
          </table:table-cell>
          <table:table-cell office:value-type="float" office:value="4073879" table:style-name="ce1">
            <text:p>4073879</text:p>
          </table:table-cell>
          <table:table-cell office:value-type="float" office:value="4105674" table:style-name="ce1">
            <text:p>4105674</text:p>
          </table:table-cell>
          <table:table-cell office:value-type="float" office:value="4135420" table:style-name="ce1">
            <text:p>4135420</text:p>
          </table:table-cell>
          <table:table-cell office:value-type="float" office:value="4162332" table:style-name="ce1">
            <text:p>4162332</text:p>
          </table:table-cell>
          <table:table-cell office:value-type="float" office:value="4187218" table:style-name="ce1">
            <text:p>4187218</text:p>
          </table:table-cell>
          <table:table-cell office:value-type="float" office:value="4210769" table:style-name="ce1">
            <text:p>4210769</text:p>
          </table:table-cell>
          <table:table-cell office:value-type="float" office:value="4232899" table:style-name="ce1">
            <text:p>4232899</text:p>
          </table:table-cell>
          <table:table-cell office:value-type="float" office:value="4253964" table:style-name="ce1">
            <text:p>4253964</text:p>
          </table:table-cell>
          <table:table-cell office:value-type="float" office:value="4273258" table:style-name="ce1">
            <text:p>4273258</text:p>
          </table:table-cell>
          <table:table-cell office:value-type="float" office:value="4290649" table:style-name="ce1">
            <text:p>4290649</text:p>
          </table:table-cell>
          <table:table-cell office:value-type="float" office:value="4307931" table:style-name="ce1">
            <text:p>4307931</text:p>
          </table:table-cell>
          <table:table-cell office:value-type="float" office:value="4327463" table:style-name="ce1">
            <text:p>4327463</text:p>
          </table:table-cell>
          <table:table-cell office:value-type="float" office:value="4349276" table:style-name="ce1">
            <text:p>4349276</text:p>
          </table:table-cell>
          <table:table-cell office:value-type="float" office:value="4372951" table:style-name="ce1">
            <text:p>4372951</text:p>
          </table:table-cell>
          <table:table-cell office:value-type="float" office:value="4398523" table:style-name="ce1">
            <text:p>4398523</text:p>
          </table:table-cell>
          <table:table-cell office:value-type="float" office:value="4426008" table:style-name="ce1">
            <text:p>4426008</text:p>
          </table:table-cell>
          <table:table-cell office:value-type="float" office:value="4454167" table:style-name="ce1">
            <text:p>4454167</text:p>
          </table:table-cell>
          <table:table-cell office:value-type="float" office:value="4481510" table:style-name="ce1">
            <text:p>4481510</text:p>
          </table:table-cell>
          <table:table-cell office:value-type="float" office:value="4509337" table:style-name="ce1">
            <text:p>4509337</text:p>
          </table:table-cell>
          <table:table-cell office:value-type="float" office:value="4537936" table:style-name="ce1">
            <text:p>4537936</text:p>
          </table:table-cell>
          <table:table-cell office:value-type="float" office:value="4566126" table:style-name="ce1">
            <text:p>4566126</text:p>
          </table:table-cell>
          <table:table-cell office:value-type="float" office:value="4592367" table:style-name="ce1">
            <text:p>459236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Fiji</text:p>
          </table:table-cell>
          <table:table-cell office:value-type="string" table:style-name="ce1">
            <text:p>FJI</text:p>
          </table:table-cell>
          <table:table-cell office:value-type="float" office:value="116760" table:style-name="ce1">
            <text:p>116760</text:p>
          </table:table-cell>
          <table:table-cell office:value-type="float" office:value="123155" table:style-name="ce1">
            <text:p>123155</text:p>
          </table:table-cell>
          <table:table-cell office:value-type="float" office:value="129942" table:style-name="ce1">
            <text:p>129942</text:p>
          </table:table-cell>
          <table:table-cell office:value-type="float" office:value="136982" table:style-name="ce1">
            <text:p>136982</text:p>
          </table:table-cell>
          <table:table-cell office:value-type="float" office:value="144104" table:style-name="ce1">
            <text:p>144104</text:p>
          </table:table-cell>
          <table:table-cell office:value-type="float" office:value="151143" table:style-name="ce1">
            <text:p>151143</text:p>
          </table:table-cell>
          <table:table-cell office:value-type="float" office:value="158046" table:style-name="ce1">
            <text:p>158046</text:p>
          </table:table-cell>
          <table:table-cell office:value-type="float" office:value="163958" table:style-name="ce1">
            <text:p>163958</text:p>
          </table:table-cell>
          <table:table-cell office:value-type="float" office:value="169557" table:style-name="ce1">
            <text:p>169557</text:p>
          </table:table-cell>
          <table:table-cell office:value-type="float" office:value="175175" table:style-name="ce1">
            <text:p>175175</text:p>
          </table:table-cell>
          <table:table-cell office:value-type="float" office:value="180925" table:style-name="ce1">
            <text:p>180925</text:p>
          </table:table-cell>
          <table:table-cell office:value-type="float" office:value="186842" table:style-name="ce1">
            <text:p>186842</text:p>
          </table:table-cell>
          <table:table-cell office:value-type="float" office:value="192904" table:style-name="ce1">
            <text:p>192904</text:p>
          </table:table-cell>
          <table:table-cell office:value-type="float" office:value="199091" table:style-name="ce1">
            <text:p>199091</text:p>
          </table:table-cell>
          <table:table-cell office:value-type="float" office:value="205371" table:style-name="ce1">
            <text:p>205371</text:p>
          </table:table-cell>
          <table:table-cell office:value-type="float" office:value="211730" table:style-name="ce1">
            <text:p>211730</text:p>
          </table:table-cell>
          <table:table-cell office:value-type="float" office:value="218083" table:style-name="ce1">
            <text:p>218083</text:p>
          </table:table-cell>
          <table:table-cell office:value-type="float" office:value="223264" table:style-name="ce1">
            <text:p>223264</text:p>
          </table:table-cell>
          <table:table-cell office:value-type="float" office:value="228317" table:style-name="ce1">
            <text:p>228317</text:p>
          </table:table-cell>
          <table:table-cell office:value-type="float" office:value="233818" table:style-name="ce1">
            <text:p>233818</text:p>
          </table:table-cell>
          <table:table-cell office:value-type="float" office:value="239930" table:style-name="ce1">
            <text:p>239930</text:p>
          </table:table-cell>
          <table:table-cell office:value-type="float" office:value="246836" table:style-name="ce1">
            <text:p>246836</text:p>
          </table:table-cell>
          <table:table-cell office:value-type="float" office:value="254382" table:style-name="ce1">
            <text:p>254382</text:p>
          </table:table-cell>
          <table:table-cell office:value-type="float" office:value="261963" table:style-name="ce1">
            <text:p>261963</text:p>
          </table:table-cell>
          <table:table-cell office:value-type="float" office:value="268744" table:style-name="ce1">
            <text:p>268744</text:p>
          </table:table-cell>
          <table:table-cell office:value-type="float" office:value="274154" table:style-name="ce1">
            <text:p>274154</text:p>
          </table:table-cell>
          <table:table-cell office:value-type="float" office:value="277898" table:style-name="ce1">
            <text:p>277898</text:p>
          </table:table-cell>
          <table:table-cell office:value-type="float" office:value="283833" table:style-name="ce1">
            <text:p>283833</text:p>
          </table:table-cell>
          <table:table-cell office:value-type="float" office:value="289782" table:style-name="ce1">
            <text:p>289782</text:p>
          </table:table-cell>
          <table:table-cell office:value-type="float" office:value="295973" table:style-name="ce1">
            <text:p>295973</text:p>
          </table:table-cell>
          <table:table-cell office:value-type="float" office:value="303189" table:style-name="ce1">
            <text:p>303189</text:p>
          </table:table-cell>
          <table:table-cell office:value-type="float" office:value="311699" table:style-name="ce1">
            <text:p>311699</text:p>
          </table:table-cell>
          <table:table-cell office:value-type="float" office:value="321311" table:style-name="ce1">
            <text:p>321311</text:p>
          </table:table-cell>
          <table:table-cell office:value-type="float" office:value="331705" table:style-name="ce1">
            <text:p>331705</text:p>
          </table:table-cell>
          <table:table-cell office:value-type="float" office:value="342352" table:style-name="ce1">
            <text:p>342352</text:p>
          </table:table-cell>
          <table:table-cell office:value-type="float" office:value="352821" table:style-name="ce1">
            <text:p>352821</text:p>
          </table:table-cell>
          <table:table-cell office:value-type="float" office:value="363073" table:style-name="ce1">
            <text:p>363073</text:p>
          </table:table-cell>
          <table:table-cell office:value-type="float" office:value="370519" table:style-name="ce1">
            <text:p>370519</text:p>
          </table:table-cell>
          <table:table-cell office:value-type="float" office:value="377132" table:style-name="ce1">
            <text:p>377132</text:p>
          </table:table-cell>
          <table:table-cell office:value-type="float" office:value="383206" table:style-name="ce1">
            <text:p>383206</text:p>
          </table:table-cell>
          <table:table-cell office:value-type="float" office:value="388641" table:style-name="ce1">
            <text:p>388641</text:p>
          </table:table-cell>
          <table:table-cell office:value-type="float" office:value="393266" table:style-name="ce1">
            <text:p>393266</text:p>
          </table:table-cell>
          <table:table-cell office:value-type="float" office:value="397176" table:style-name="ce1">
            <text:p>397176</text:p>
          </table:table-cell>
          <table:table-cell office:value-type="float" office:value="400841" table:style-name="ce1">
            <text:p>400841</text:p>
          </table:table-cell>
          <table:table-cell office:value-type="float" office:value="404914" table:style-name="ce1">
            <text:p>404914</text:p>
          </table:table-cell>
          <table:table-cell office:value-type="float" office:value="409850" table:style-name="ce1">
            <text:p>409850</text:p>
          </table:table-cell>
          <table:table-cell office:value-type="float" office:value="415879" table:style-name="ce1">
            <text:p>415879</text:p>
          </table:table-cell>
          <table:table-cell office:value-type="float" office:value="422849" table:style-name="ce1">
            <text:p>422849</text:p>
          </table:table-cell>
          <table:table-cell office:value-type="float" office:value="430465" table:style-name="ce1">
            <text:p>430465</text:p>
          </table:table-cell>
          <table:table-cell office:value-type="float" office:value="438194" table:style-name="ce1">
            <text:p>438194</text:p>
          </table:table-cell>
          <table:table-cell office:value-type="float" office:value="445696" table:style-name="ce1">
            <text:p>445696</text:p>
          </table:table-cell>
          <table:table-cell office:value-type="float" office:value="452866" table:style-name="ce1">
            <text:p>452866</text:p>
          </table:table-cell>
          <table:table-cell office:value-type="float" office:value="459772" table:style-name="ce1">
            <text:p>459772</text:p>
          </table:table-cell>
          <table:table-cell office:value-type="float" office:value="466447" table:style-name="ce1">
            <text:p>466447</text:p>
          </table:table-cell>
          <table:table-cell office:value-type="float" office:value="472957" table:style-name="ce1">
            <text:p>47295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France</text:p>
          </table:table-cell>
          <table:table-cell office:value-type="string" table:style-name="ce1">
            <text:p>FRA</text:p>
          </table:table-cell>
          <table:table-cell office:value-type="float" office:value="28968650" table:style-name="ce1">
            <text:p>28968650</text:p>
          </table:table-cell>
          <table:table-cell office:value-type="float" office:value="29703735" table:style-name="ce1">
            <text:p>29703735</text:p>
          </table:table-cell>
          <table:table-cell office:value-type="float" office:value="30550684" table:style-name="ce1">
            <text:p>30550684</text:p>
          </table:table-cell>
          <table:table-cell office:value-type="float" office:value="31576957" table:style-name="ce1">
            <text:p>31576957</text:p>
          </table:table-cell>
          <table:table-cell office:value-type="float" office:value="32586168" table:style-name="ce1">
            <text:p>32586168</text:p>
          </table:table-cell>
          <table:table-cell office:value-type="float" office:value="33551445" table:style-name="ce1">
            <text:p>33551445</text:p>
          </table:table-cell>
          <table:table-cell office:value-type="float" office:value="34459572" table:style-name="ce1">
            <text:p>34459572</text:p>
          </table:table-cell>
          <table:table-cell office:value-type="float" office:value="35313433" table:style-name="ce1">
            <text:p>35313433</text:p>
          </table:table-cell>
          <table:table-cell office:value-type="float" office:value="36015275" table:style-name="ce1">
            <text:p>36015275</text:p>
          </table:table-cell>
          <table:table-cell office:value-type="float" office:value="36481398" table:style-name="ce1">
            <text:p>36481398</text:p>
          </table:table-cell>
          <table:table-cell office:value-type="float" office:value="36973537" table:style-name="ce1">
            <text:p>36973537</text:p>
          </table:table-cell>
          <table:table-cell office:value-type="float" office:value="37501984" table:style-name="ce1">
            <text:p>37501984</text:p>
          </table:table-cell>
          <table:table-cell office:value-type="float" office:value="38056501" table:style-name="ce1">
            <text:p>38056501</text:p>
          </table:table-cell>
          <table:table-cell office:value-type="float" office:value="38614520" table:style-name="ce1">
            <text:p>38614520</text:p>
          </table:table-cell>
          <table:table-cell office:value-type="float" office:value="39145575" table:style-name="ce1">
            <text:p>39145575</text:p>
          </table:table-cell>
          <table:table-cell office:value-type="float" office:value="39564232" table:style-name="ce1">
            <text:p>39564232</text:p>
          </table:table-cell>
          <table:table-cell office:value-type="float" office:value="39813654" table:style-name="ce1">
            <text:p>39813654</text:p>
          </table:table-cell>
          <table:table-cell office:value-type="float" office:value="40015297" table:style-name="ce1">
            <text:p>40015297</text:p>
          </table:table-cell>
          <table:table-cell office:value-type="float" office:value="40188949" table:style-name="ce1">
            <text:p>40188949</text:p>
          </table:table-cell>
          <table:table-cell office:value-type="float" office:value="40361659" table:style-name="ce1">
            <text:p>40361659</text:p>
          </table:table-cell>
          <table:table-cell office:value-type="float" office:value="40554832" table:style-name="ce1">
            <text:p>40554832</text:p>
          </table:table-cell>
          <table:table-cell office:value-type="float" office:value="40773314" table:style-name="ce1">
            <text:p>40773314</text:p>
          </table:table-cell>
          <table:table-cell office:value-type="float" office:value="41014270" table:style-name="ce1">
            <text:p>41014270</text:p>
          </table:table-cell>
          <table:table-cell office:value-type="float" office:value="41274869" table:style-name="ce1">
            <text:p>41274869</text:p>
          </table:table-cell>
          <table:table-cell office:value-type="float" office:value="41548368" table:style-name="ce1">
            <text:p>41548368</text:p>
          </table:table-cell>
          <table:table-cell office:value-type="float" office:value="41830023" table:style-name="ce1">
            <text:p>41830023</text:p>
          </table:table-cell>
          <table:table-cell office:value-type="float" office:value="42121076" table:style-name="ce1">
            <text:p>42121076</text:p>
          </table:table-cell>
          <table:table-cell office:value-type="float" office:value="42422152" table:style-name="ce1">
            <text:p>42422152</text:p>
          </table:table-cell>
          <table:table-cell office:value-type="float" office:value="42726704" table:style-name="ce1">
            <text:p>42726704</text:p>
          </table:table-cell>
          <table:table-cell office:value-type="float" office:value="43026108" table:style-name="ce1">
            <text:p>43026108</text:p>
          </table:table-cell>
          <table:table-cell office:value-type="float" office:value="43332245" table:style-name="ce1">
            <text:p>43332245</text:p>
          </table:table-cell>
          <table:table-cell office:value-type="float" office:value="43467992" table:style-name="ce1">
            <text:p>43467992</text:p>
          </table:table-cell>
          <table:table-cell office:value-type="float" office:value="43785893" table:style-name="ce1">
            <text:p>43785893</text:p>
          </table:table-cell>
          <table:table-cell office:value-type="float" office:value="44077098" table:style-name="ce1">
            <text:p>44077098</text:p>
          </table:table-cell>
          <table:table-cell office:value-type="float" office:value="44342925" table:style-name="ce1">
            <text:p>44342925</text:p>
          </table:table-cell>
          <table:table-cell office:value-type="float" office:value="44604028" table:style-name="ce1">
            <text:p>44604028</text:p>
          </table:table-cell>
          <table:table-cell office:value-type="float" office:value="44863821" table:style-name="ce1">
            <text:p>44863821</text:p>
          </table:table-cell>
          <table:table-cell office:value-type="float" office:value="45123546" table:style-name="ce1">
            <text:p>45123546</text:p>
          </table:table-cell>
          <table:table-cell office:value-type="float" office:value="45390695" table:style-name="ce1">
            <text:p>45390695</text:p>
          </table:table-cell>
          <table:table-cell office:value-type="float" office:value="45743986" table:style-name="ce1">
            <text:p>45743986</text:p>
          </table:table-cell>
          <table:table-cell office:value-type="float" office:value="46214921" table:style-name="ce1">
            <text:p>46214921</text:p>
          </table:table-cell>
          <table:table-cell office:value-type="float" office:value="46709571" table:style-name="ce1">
            <text:p>46709571</text:p>
          </table:table-cell>
          <table:table-cell office:value-type="float" office:value="47206863" table:style-name="ce1">
            <text:p>47206863</text:p>
          </table:table-cell>
          <table:table-cell office:value-type="float" office:value="47699500" table:style-name="ce1">
            <text:p>47699500</text:p>
          </table:table-cell>
          <table:table-cell office:value-type="float" office:value="48209406" table:style-name="ce1">
            <text:p>48209406</text:p>
          </table:table-cell>
          <table:table-cell office:value-type="float" office:value="48730237" table:style-name="ce1">
            <text:p>48730237</text:p>
          </table:table-cell>
          <table:table-cell office:value-type="float" office:value="49228312" table:style-name="ce1">
            <text:p>49228312</text:p>
          </table:table-cell>
          <table:table-cell office:value-type="float" office:value="49690037" table:style-name="ce1">
            <text:p>49690037</text:p>
          </table:table-cell>
          <table:table-cell office:value-type="float" office:value="50124942" table:style-name="ce1">
            <text:p>50124942</text:p>
          </table:table-cell>
          <table:table-cell office:value-type="float" office:value="50540084" table:style-name="ce1">
            <text:p>50540084</text:p>
          </table:table-cell>
          <table:table-cell office:value-type="float" office:value="50945804" table:style-name="ce1">
            <text:p>50945804</text:p>
          </table:table-cell>
          <table:table-cell office:value-type="float" office:value="51348967" table:style-name="ce1">
            <text:p>51348967</text:p>
          </table:table-cell>
          <table:table-cell office:value-type="float" office:value="51737428" table:style-name="ce1">
            <text:p>51737428</text:p>
          </table:table-cell>
          <table:table-cell office:value-type="float" office:value="52117402" table:style-name="ce1">
            <text:p>52117402</text:p>
          </table:table-cell>
          <table:table-cell office:value-type="float" office:value="52503201" table:style-name="ce1">
            <text:p>5250320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Faroe Islands</text:p>
          </table:table-cell>
          <table:table-cell office:value-type="string" table:style-name="ce1">
            <text:p>FRO</text:p>
          </table:table-cell>
          <table:table-cell office:value-type="float" office:value="7327" table:style-name="ce1">
            <text:p>7327</text:p>
          </table:table-cell>
          <table:table-cell office:value-type="float" office:value="7690" table:style-name="ce1">
            <text:p>7690</text:p>
          </table:table-cell>
          <table:table-cell office:value-type="float" office:value="8072" table:style-name="ce1">
            <text:p>8072</text:p>
          </table:table-cell>
          <table:table-cell office:value-type="float" office:value="8463" table:style-name="ce1">
            <text:p>8463</text:p>
          </table:table-cell>
          <table:table-cell office:value-type="float" office:value="8868" table:style-name="ce1">
            <text:p>8868</text:p>
          </table:table-cell>
          <table:table-cell office:value-type="float" office:value="9292" table:style-name="ce1">
            <text:p>9292</text:p>
          </table:table-cell>
          <table:table-cell office:value-type="float" office:value="9690" table:style-name="ce1">
            <text:p>9690</text:p>
          </table:table-cell>
          <table:table-cell office:value-type="float" office:value="9956" table:style-name="ce1">
            <text:p>9956</text:p>
          </table:table-cell>
          <table:table-cell office:value-type="float" office:value="10230" table:style-name="ce1">
            <text:p>10230</text:p>
          </table:table-cell>
          <table:table-cell office:value-type="float" office:value="10504" table:style-name="ce1">
            <text:p>10504</text:p>
          </table:table-cell>
          <table:table-cell office:value-type="float" office:value="10785" table:style-name="ce1">
            <text:p>10785</text:p>
          </table:table-cell>
          <table:table-cell office:value-type="float" office:value="11078" table:style-name="ce1">
            <text:p>11078</text:p>
          </table:table-cell>
          <table:table-cell office:value-type="float" office:value="11370" table:style-name="ce1">
            <text:p>11370</text:p>
          </table:table-cell>
          <table:table-cell office:value-type="float" office:value="11666" table:style-name="ce1">
            <text:p>11666</text:p>
          </table:table-cell>
          <table:table-cell office:value-type="float" office:value="11971" table:style-name="ce1">
            <text:p>11971</text:p>
          </table:table-cell>
          <table:table-cell office:value-type="float" office:value="12291" table:style-name="ce1">
            <text:p>12291</text:p>
          </table:table-cell>
          <table:table-cell office:value-type="float" office:value="12626" table:style-name="ce1">
            <text:p>12626</text:p>
          </table:table-cell>
          <table:table-cell office:value-type="float" office:value="12976" table:style-name="ce1">
            <text:p>12976</text:p>
          </table:table-cell>
          <table:table-cell office:value-type="float" office:value="13152" table:style-name="ce1">
            <text:p>13152</text:p>
          </table:table-cell>
          <table:table-cell office:value-type="float" office:value="13280" table:style-name="ce1">
            <text:p>13280</text:p>
          </table:table-cell>
          <table:table-cell office:value-type="float" office:value="13413" table:style-name="ce1">
            <text:p>13413</text:p>
          </table:table-cell>
          <table:table-cell office:value-type="float" office:value="13547" table:style-name="ce1">
            <text:p>13547</text:p>
          </table:table-cell>
          <table:table-cell office:value-type="float" office:value="13680" table:style-name="ce1">
            <text:p>13680</text:p>
          </table:table-cell>
          <table:table-cell office:value-type="float" office:value="13815" table:style-name="ce1">
            <text:p>13815</text:p>
          </table:table-cell>
          <table:table-cell office:value-type="float" office:value="13956" table:style-name="ce1">
            <text:p>13956</text:p>
          </table:table-cell>
          <table:table-cell office:value-type="float" office:value="14103" table:style-name="ce1">
            <text:p>14103</text:p>
          </table:table-cell>
          <table:table-cell office:value-type="float" office:value="14267" table:style-name="ce1">
            <text:p>14267</text:p>
          </table:table-cell>
          <table:table-cell office:value-type="float" office:value="14440" table:style-name="ce1">
            <text:p>14440</text:p>
          </table:table-cell>
          <table:table-cell office:value-type="float" office:value="14583" table:style-name="ce1">
            <text:p>14583</text:p>
          </table:table-cell>
          <table:table-cell office:value-type="float" office:value="14639" table:style-name="ce1">
            <text:p>14639</text:p>
          </table:table-cell>
          <table:table-cell office:value-type="float" office:value="14695" table:style-name="ce1">
            <text:p>14695</text:p>
          </table:table-cell>
          <table:table-cell office:value-type="float" office:value="14635" table:style-name="ce1">
            <text:p>14635</text:p>
          </table:table-cell>
          <table:table-cell office:value-type="float" office:value="14364" table:style-name="ce1">
            <text:p>14364</text:p>
          </table:table-cell>
          <table:table-cell office:value-type="float" office:value="14046" table:style-name="ce1">
            <text:p>14046</text:p>
          </table:table-cell>
          <table:table-cell office:value-type="float" office:value="13781" table:style-name="ce1">
            <text:p>13781</text:p>
          </table:table-cell>
          <table:table-cell office:value-type="float" office:value="13638" table:style-name="ce1">
            <text:p>13638</text:p>
          </table:table-cell>
          <table:table-cell office:value-type="float" office:value="14562" table:style-name="ce1">
            <text:p>14562</text:p>
          </table:table-cell>
          <table:table-cell office:value-type="float" office:value="15721" table:style-name="ce1">
            <text:p>15721</text:p>
          </table:table-cell>
          <table:table-cell office:value-type="float" office:value="16089" table:style-name="ce1">
            <text:p>16089</text:p>
          </table:table-cell>
          <table:table-cell office:value-type="float" office:value="16443" table:style-name="ce1">
            <text:p>16443</text:p>
          </table:table-cell>
          <table:table-cell office:value-type="float" office:value="16893" table:style-name="ce1">
            <text:p>16893</text:p>
          </table:table-cell>
          <table:table-cell office:value-type="float" office:value="17477" table:style-name="ce1">
            <text:p>17477</text:p>
          </table:table-cell>
          <table:table-cell office:value-type="float" office:value="18042" table:style-name="ce1">
            <text:p>18042</text:p>
          </table:table-cell>
          <table:table-cell office:value-type="float" office:value="18510" table:style-name="ce1">
            <text:p>18510</text:p>
          </table:table-cell>
          <table:table-cell office:value-type="float" office:value="18879" table:style-name="ce1">
            <text:p>18879</text:p>
          </table:table-cell>
          <table:table-cell office:value-type="float" office:value="19229" table:style-name="ce1">
            <text:p>19229</text:p>
          </table:table-cell>
          <table:table-cell office:value-type="float" office:value="19473" table:style-name="ce1">
            <text:p>19473</text:p>
          </table:table-cell>
          <table:table-cell office:value-type="float" office:value="19605" table:style-name="ce1">
            <text:p>19605</text:p>
          </table:table-cell>
          <table:table-cell office:value-type="float" office:value="19712" table:style-name="ce1">
            <text:p>19712</text:p>
          </table:table-cell>
          <table:table-cell office:value-type="float" office:value="19801" table:style-name="ce1">
            <text:p>19801</text:p>
          </table:table-cell>
          <table:table-cell office:value-type="float" office:value="19877" table:style-name="ce1">
            <text:p>19877</text:p>
          </table:table-cell>
          <table:table-cell office:value-type="float" office:value="19941" table:style-name="ce1">
            <text:p>19941</text:p>
          </table:table-cell>
          <table:table-cell office:value-type="float" office:value="19997" table:style-name="ce1">
            <text:p>19997</text:p>
          </table:table-cell>
          <table:table-cell office:value-type="float" office:value="20056" table:style-name="ce1">
            <text:p>20056</text:p>
          </table:table-cell>
          <table:table-cell office:value-type="float" office:value="20129" table:style-name="ce1">
            <text:p>2012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Micronesia, Fed. Sts.</text:p>
          </table:table-cell>
          <table:table-cell office:value-type="string" table:style-name="ce1">
            <text:p>FSM</text:p>
          </table:table-cell>
          <table:table-cell office:value-type="float" office:value="9938" table:style-name="ce1">
            <text:p>9938</text:p>
          </table:table-cell>
          <table:table-cell office:value-type="float" office:value="10364" table:style-name="ce1">
            <text:p>10364</text:p>
          </table:table-cell>
          <table:table-cell office:value-type="float" office:value="10803" table:style-name="ce1">
            <text:p>10803</text:p>
          </table:table-cell>
          <table:table-cell office:value-type="float" office:value="11262" table:style-name="ce1">
            <text:p>11262</text:p>
          </table:table-cell>
          <table:table-cell office:value-type="float" office:value="11757" table:style-name="ce1">
            <text:p>11757</text:p>
          </table:table-cell>
          <table:table-cell office:value-type="float" office:value="12295" table:style-name="ce1">
            <text:p>12295</text:p>
          </table:table-cell>
          <table:table-cell office:value-type="float" office:value="12893" table:style-name="ce1">
            <text:p>12893</text:p>
          </table:table-cell>
          <table:table-cell office:value-type="float" office:value="13540" table:style-name="ce1">
            <text:p>13540</text:p>
          </table:table-cell>
          <table:table-cell office:value-type="float" office:value="14189" table:style-name="ce1">
            <text:p>14189</text:p>
          </table:table-cell>
          <table:table-cell office:value-type="float" office:value="14772" table:style-name="ce1">
            <text:p>14772</text:p>
          </table:table-cell>
          <table:table-cell office:value-type="float" office:value="15240" table:style-name="ce1">
            <text:p>15240</text:p>
          </table:table-cell>
          <table:table-cell office:value-type="float" office:value="15569" table:style-name="ce1">
            <text:p>15569</text:p>
          </table:table-cell>
          <table:table-cell office:value-type="float" office:value="15780" table:style-name="ce1">
            <text:p>15780</text:p>
          </table:table-cell>
          <table:table-cell office:value-type="float" office:value="15942" table:style-name="ce1">
            <text:p>15942</text:p>
          </table:table-cell>
          <table:table-cell office:value-type="float" office:value="16082" table:style-name="ce1">
            <text:p>16082</text:p>
          </table:table-cell>
          <table:table-cell office:value-type="float" office:value="16328" table:style-name="ce1">
            <text:p>16328</text:p>
          </table:table-cell>
          <table:table-cell office:value-type="float" office:value="16724" table:style-name="ce1">
            <text:p>16724</text:p>
          </table:table-cell>
          <table:table-cell office:value-type="float" office:value="17249" table:style-name="ce1">
            <text:p>17249</text:p>
          </table:table-cell>
          <table:table-cell office:value-type="float" office:value="17880" table:style-name="ce1">
            <text:p>17880</text:p>
          </table:table-cell>
          <table:table-cell office:value-type="float" office:value="18574" table:style-name="ce1">
            <text:p>18574</text:p>
          </table:table-cell>
          <table:table-cell office:value-type="float" office:value="19296" table:style-name="ce1">
            <text:p>19296</text:p>
          </table:table-cell>
          <table:table-cell office:value-type="float" office:value="19935" table:style-name="ce1">
            <text:p>19935</text:p>
          </table:table-cell>
          <table:table-cell office:value-type="float" office:value="20568" table:style-name="ce1">
            <text:p>20568</text:p>
          </table:table-cell>
          <table:table-cell office:value-type="float" office:value="21205" table:style-name="ce1">
            <text:p>21205</text:p>
          </table:table-cell>
          <table:table-cell office:value-type="float" office:value="21823" table:style-name="ce1">
            <text:p>21823</text:p>
          </table:table-cell>
          <table:table-cell office:value-type="float" office:value="22407" table:style-name="ce1">
            <text:p>22407</text:p>
          </table:table-cell>
          <table:table-cell office:value-type="float" office:value="22939" table:style-name="ce1">
            <text:p>22939</text:p>
          </table:table-cell>
          <table:table-cell office:value-type="float" office:value="23421" table:style-name="ce1">
            <text:p>23421</text:p>
          </table:table-cell>
          <table:table-cell office:value-type="float" office:value="23879" table:style-name="ce1">
            <text:p>23879</text:p>
          </table:table-cell>
          <table:table-cell office:value-type="float" office:value="24355" table:style-name="ce1">
            <text:p>24355</text:p>
          </table:table-cell>
          <table:table-cell office:value-type="float" office:value="24871" table:style-name="ce1">
            <text:p>24871</text:p>
          </table:table-cell>
          <table:table-cell office:value-type="float" office:value="25443" table:style-name="ce1">
            <text:p>25443</text:p>
          </table:table-cell>
          <table:table-cell office:value-type="float" office:value="26049" table:style-name="ce1">
            <text:p>26049</text:p>
          </table:table-cell>
          <table:table-cell office:value-type="float" office:value="26629" table:style-name="ce1">
            <text:p>26629</text:p>
          </table:table-cell>
          <table:table-cell office:value-type="float" office:value="27102" table:style-name="ce1">
            <text:p>27102</text:p>
          </table:table-cell>
          <table:table-cell office:value-type="float" office:value="26962" table:style-name="ce1">
            <text:p>26962</text:p>
          </table:table-cell>
          <table:table-cell office:value-type="float" office:value="26515" table:style-name="ce1">
            <text:p>26515</text:p>
          </table:table-cell>
          <table:table-cell office:value-type="float" office:value="25921" table:style-name="ce1">
            <text:p>25921</text:p>
          </table:table-cell>
          <table:table-cell office:value-type="float" office:value="25234" table:style-name="ce1">
            <text:p>25234</text:p>
          </table:table-cell>
          <table:table-cell office:value-type="float" office:value="24525" table:style-name="ce1">
            <text:p>24525</text:p>
          </table:table-cell>
          <table:table-cell office:value-type="float" office:value="23989" table:style-name="ce1">
            <text:p>23989</text:p>
          </table:table-cell>
          <table:table-cell office:value-type="float" office:value="23931" table:style-name="ce1">
            <text:p>23931</text:p>
          </table:table-cell>
          <table:table-cell office:value-type="float" office:value="23889" table:style-name="ce1">
            <text:p>23889</text:p>
          </table:table-cell>
          <table:table-cell office:value-type="float" office:value="23852" table:style-name="ce1">
            <text:p>23852</text:p>
          </table:table-cell>
          <table:table-cell office:value-type="float" office:value="23798" table:style-name="ce1">
            <text:p>23798</text:p>
          </table:table-cell>
          <table:table-cell office:value-type="float" office:value="23714" table:style-name="ce1">
            <text:p>23714</text:p>
          </table:table-cell>
          <table:table-cell office:value-type="float" office:value="23592" table:style-name="ce1">
            <text:p>23592</text:p>
          </table:table-cell>
          <table:table-cell office:value-type="float" office:value="23451" table:style-name="ce1">
            <text:p>23451</text:p>
          </table:table-cell>
          <table:table-cell office:value-type="float" office:value="23309" table:style-name="ce1">
            <text:p>23309</text:p>
          </table:table-cell>
          <table:table-cell office:value-type="float" office:value="23189" table:style-name="ce1">
            <text:p>23189</text:p>
          </table:table-cell>
          <table:table-cell office:value-type="float" office:value="23105" table:style-name="ce1">
            <text:p>23105</text:p>
          </table:table-cell>
          <table:table-cell office:value-type="float" office:value="23078" table:style-name="ce1">
            <text:p>23078</text:p>
          </table:table-cell>
          <table:table-cell office:value-type="float" office:value="23102" table:style-name="ce1">
            <text:p>23102</text:p>
          </table:table-cell>
          <table:table-cell office:value-type="float" office:value="23173" table:style-name="ce1">
            <text:p>23173</text:p>
          </table:table-cell>
          <table:table-cell office:value-type="float" office:value="23283" table:style-name="ce1">
            <text:p>2328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Gabon</text:p>
          </table:table-cell>
          <table:table-cell office:value-type="string" table:style-name="ce1">
            <text:p>GAB</text:p>
          </table:table-cell>
          <table:table-cell office:value-type="float" office:value="86849" table:style-name="ce1">
            <text:p>86849</text:p>
          </table:table-cell>
          <table:table-cell office:value-type="float" office:value="92415" table:style-name="ce1">
            <text:p>92415</text:p>
          </table:table-cell>
          <table:table-cell office:value-type="float" office:value="99891" table:style-name="ce1">
            <text:p>99891</text:p>
          </table:table-cell>
          <table:table-cell office:value-type="float" office:value="108019" table:style-name="ce1">
            <text:p>108019</text:p>
          </table:table-cell>
          <table:table-cell office:value-type="float" office:value="116900" table:style-name="ce1">
            <text:p>116900</text:p>
          </table:table-cell>
          <table:table-cell office:value-type="float" office:value="126605" table:style-name="ce1">
            <text:p>126605</text:p>
          </table:table-cell>
          <table:table-cell office:value-type="float" office:value="137252" table:style-name="ce1">
            <text:p>137252</text:p>
          </table:table-cell>
          <table:table-cell office:value-type="float" office:value="148886" table:style-name="ce1">
            <text:p>148886</text:p>
          </table:table-cell>
          <table:table-cell office:value-type="float" office:value="161462" table:style-name="ce1">
            <text:p>161462</text:p>
          </table:table-cell>
          <table:table-cell office:value-type="float" office:value="174804" table:style-name="ce1">
            <text:p>174804</text:p>
          </table:table-cell>
          <table:table-cell office:value-type="float" office:value="188838" table:style-name="ce1">
            <text:p>188838</text:p>
          </table:table-cell>
          <table:table-cell office:value-type="float" office:value="205083" table:style-name="ce1">
            <text:p>205083</text:p>
          </table:table-cell>
          <table:table-cell office:value-type="float" office:value="222143" table:style-name="ce1">
            <text:p>222143</text:p>
          </table:table-cell>
          <table:table-cell office:value-type="float" office:value="240043" table:style-name="ce1">
            <text:p>240043</text:p>
          </table:table-cell>
          <table:table-cell office:value-type="float" office:value="259017" table:style-name="ce1">
            <text:p>259017</text:p>
          </table:table-cell>
          <table:table-cell office:value-type="float" office:value="279191" table:style-name="ce1">
            <text:p>279191</text:p>
          </table:table-cell>
          <table:table-cell office:value-type="float" office:value="300656" table:style-name="ce1">
            <text:p>300656</text:p>
          </table:table-cell>
          <table:table-cell office:value-type="float" office:value="323326" table:style-name="ce1">
            <text:p>323326</text:p>
          </table:table-cell>
          <table:table-cell office:value-type="float" office:value="347263" table:style-name="ce1">
            <text:p>347263</text:p>
          </table:table-cell>
          <table:table-cell office:value-type="float" office:value="372401" table:style-name="ce1">
            <text:p>372401</text:p>
          </table:table-cell>
          <table:table-cell office:value-type="float" office:value="398722" table:style-name="ce1">
            <text:p>398722</text:p>
          </table:table-cell>
          <table:table-cell office:value-type="float" office:value="426128" table:style-name="ce1">
            <text:p>426128</text:p>
          </table:table-cell>
          <table:table-cell office:value-type="float" office:value="447636" table:style-name="ce1">
            <text:p>447636</text:p>
          </table:table-cell>
          <table:table-cell office:value-type="float" office:value="470085" table:style-name="ce1">
            <text:p>470085</text:p>
          </table:table-cell>
          <table:table-cell office:value-type="float" office:value="493548" table:style-name="ce1">
            <text:p>493548</text:p>
          </table:table-cell>
          <table:table-cell office:value-type="float" office:value="517993" table:style-name="ce1">
            <text:p>517993</text:p>
          </table:table-cell>
          <table:table-cell office:value-type="float" office:value="543480" table:style-name="ce1">
            <text:p>543480</text:p>
          </table:table-cell>
          <table:table-cell office:value-type="float" office:value="569970" table:style-name="ce1">
            <text:p>569970</text:p>
          </table:table-cell>
          <table:table-cell office:value-type="float" office:value="598686" table:style-name="ce1">
            <text:p>598686</text:p>
          </table:table-cell>
          <table:table-cell office:value-type="float" office:value="628193" table:style-name="ce1">
            <text:p>628193</text:p>
          </table:table-cell>
          <table:table-cell office:value-type="float" office:value="658427" table:style-name="ce1">
            <text:p>658427</text:p>
          </table:table-cell>
          <table:table-cell office:value-type="float" office:value="689296" table:style-name="ce1">
            <text:p>689296</text:p>
          </table:table-cell>
          <table:table-cell office:value-type="float" office:value="720789" table:style-name="ce1">
            <text:p>720789</text:p>
          </table:table-cell>
          <table:table-cell office:value-type="float" office:value="752881" table:style-name="ce1">
            <text:p>752881</text:p>
          </table:table-cell>
          <table:table-cell office:value-type="float" office:value="785648" table:style-name="ce1">
            <text:p>785648</text:p>
          </table:table-cell>
          <table:table-cell office:value-type="float" office:value="818726" table:style-name="ce1">
            <text:p>818726</text:p>
          </table:table-cell>
          <table:table-cell office:value-type="float" office:value="852113" table:style-name="ce1">
            <text:p>852113</text:p>
          </table:table-cell>
          <table:table-cell office:value-type="float" office:value="885754" table:style-name="ce1">
            <text:p>885754</text:p>
          </table:table-cell>
          <table:table-cell office:value-type="float" office:value="919475" table:style-name="ce1">
            <text:p>919475</text:p>
          </table:table-cell>
          <table:table-cell office:value-type="float" office:value="953032" table:style-name="ce1">
            <text:p>953032</text:p>
          </table:table-cell>
          <table:table-cell office:value-type="float" office:value="986248" table:style-name="ce1">
            <text:p>986248</text:p>
          </table:table-cell>
          <table:table-cell office:value-type="float" office:value="1019062" table:style-name="ce1">
            <text:p>1019062</text:p>
          </table:table-cell>
          <table:table-cell office:value-type="float" office:value="1051529" table:style-name="ce1">
            <text:p>1051529</text:p>
          </table:table-cell>
          <table:table-cell office:value-type="float" office:value="1083868" table:style-name="ce1">
            <text:p>1083868</text:p>
          </table:table-cell>
          <table:table-cell office:value-type="float" office:value="1116383" table:style-name="ce1">
            <text:p>1116383</text:p>
          </table:table-cell>
          <table:table-cell office:value-type="float" office:value="1149355" table:style-name="ce1">
            <text:p>1149355</text:p>
          </table:table-cell>
          <table:table-cell office:value-type="float" office:value="1182817" table:style-name="ce1">
            <text:p>1182817</text:p>
          </table:table-cell>
          <table:table-cell office:value-type="float" office:value="1216741" table:style-name="ce1">
            <text:p>1216741</text:p>
          </table:table-cell>
          <table:table-cell office:value-type="float" office:value="1251147" table:style-name="ce1">
            <text:p>1251147</text:p>
          </table:table-cell>
          <table:table-cell office:value-type="float" office:value="1286032" table:style-name="ce1">
            <text:p>1286032</text:p>
          </table:table-cell>
          <table:table-cell office:value-type="float" office:value="1321393" table:style-name="ce1">
            <text:p>1321393</text:p>
          </table:table-cell>
          <table:table-cell office:value-type="float" office:value="1357218" table:style-name="ce1">
            <text:p>1357218</text:p>
          </table:table-cell>
          <table:table-cell office:value-type="float" office:value="1393522" table:style-name="ce1">
            <text:p>1393522</text:p>
          </table:table-cell>
          <table:table-cell office:value-type="float" office:value="1430161" table:style-name="ce1">
            <text:p>1430161</text:p>
          </table:table-cell>
          <table:table-cell office:value-type="float" office:value="1466925" table:style-name="ce1">
            <text:p>1466925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1">
            <text:p>GBR</text:p>
          </table:table-cell>
          <table:table-cell office:value-type="float" office:value="41104656" table:style-name="ce1">
            <text:p>41104656</text:p>
          </table:table-cell>
          <table:table-cell office:value-type="float" office:value="41381472" table:style-name="ce1">
            <text:p>41381472</text:p>
          </table:table-cell>
          <table:table-cell office:value-type="float" office:value="41661202" table:style-name="ce1">
            <text:p>41661202</text:p>
          </table:table-cell>
          <table:table-cell office:value-type="float" office:value="41900114" table:style-name="ce1">
            <text:p>41900114</text:p>
          </table:table-cell>
          <table:table-cell office:value-type="float" office:value="42098400" table:style-name="ce1">
            <text:p>42098400</text:p>
          </table:table-cell>
          <table:table-cell office:value-type="float" office:value="42294196" table:style-name="ce1">
            <text:p>42294196</text:p>
          </table:table-cell>
          <table:table-cell office:value-type="float" office:value="42452048" table:style-name="ce1">
            <text:p>42452048</text:p>
          </table:table-cell>
          <table:table-cell office:value-type="float" office:value="42603817" table:style-name="ce1">
            <text:p>42603817</text:p>
          </table:table-cell>
          <table:table-cell office:value-type="float" office:value="42733856" table:style-name="ce1">
            <text:p>42733856</text:p>
          </table:table-cell>
          <table:table-cell office:value-type="float" office:value="42833742" table:style-name="ce1">
            <text:p>42833742</text:p>
          </table:table-cell>
          <table:table-cell office:value-type="float" office:value="42925829" table:style-name="ce1">
            <text:p>42925829</text:p>
          </table:table-cell>
          <table:table-cell office:value-type="float" office:value="43056861" table:style-name="ce1">
            <text:p>43056861</text:p>
          </table:table-cell>
          <table:table-cell office:value-type="float" office:value="43295638" table:style-name="ce1">
            <text:p>43295638</text:p>
          </table:table-cell>
          <table:table-cell office:value-type="float" office:value="43470962" table:style-name="ce1">
            <text:p>43470962</text:p>
          </table:table-cell>
          <table:table-cell office:value-type="float" office:value="43590038" table:style-name="ce1">
            <text:p>43590038</text:p>
          </table:table-cell>
          <table:table-cell office:value-type="float" office:value="43677888" table:style-name="ce1">
            <text:p>43677888</text:p>
          </table:table-cell>
          <table:table-cell office:value-type="float" office:value="43757644" table:style-name="ce1">
            <text:p>43757644</text:p>
          </table:table-cell>
          <table:table-cell office:value-type="float" office:value="43833733" table:style-name="ce1">
            <text:p>43833733</text:p>
          </table:table-cell>
          <table:table-cell office:value-type="float" office:value="43925435" table:style-name="ce1">
            <text:p>43925435</text:p>
          </table:table-cell>
          <table:table-cell office:value-type="float" office:value="44054299" table:style-name="ce1">
            <text:p>44054299</text:p>
          </table:table-cell>
          <table:table-cell office:value-type="float" office:value="44195960" table:style-name="ce1">
            <text:p>44195960</text:p>
          </table:table-cell>
          <table:table-cell office:value-type="float" office:value="44271630" table:style-name="ce1">
            <text:p>44271630</text:p>
          </table:table-cell>
          <table:table-cell office:value-type="float" office:value="44228171" table:style-name="ce1">
            <text:p>44228171</text:p>
          </table:table-cell>
          <table:table-cell office:value-type="float" office:value="44215089" table:style-name="ce1">
            <text:p>44215089</text:p>
          </table:table-cell>
          <table:table-cell office:value-type="float" office:value="44257473" table:style-name="ce1">
            <text:p>44257473</text:p>
          </table:table-cell>
          <table:table-cell office:value-type="float" office:value="44329755" table:style-name="ce1">
            <text:p>44329755</text:p>
          </table:table-cell>
          <table:table-cell office:value-type="float" office:value="44404206" table:style-name="ce1">
            <text:p>44404206</text:p>
          </table:table-cell>
          <table:table-cell office:value-type="float" office:value="44470325" table:style-name="ce1">
            <text:p>44470325</text:p>
          </table:table-cell>
          <table:table-cell office:value-type="float" office:value="44540723" table:style-name="ce1">
            <text:p>44540723</text:p>
          </table:table-cell>
          <table:table-cell office:value-type="float" office:value="44628280" table:style-name="ce1">
            <text:p>44628280</text:p>
          </table:table-cell>
          <table:table-cell office:value-type="float" office:value="44733264" table:style-name="ce1">
            <text:p>44733264</text:p>
          </table:table-cell>
          <table:table-cell office:value-type="float" office:value="44855736" table:style-name="ce1">
            <text:p>44855736</text:p>
          </table:table-cell>
          <table:table-cell office:value-type="float" office:value="45011752" table:style-name="ce1">
            <text:p>45011752</text:p>
          </table:table-cell>
          <table:table-cell office:value-type="float" office:value="45154426" table:style-name="ce1">
            <text:p>45154426</text:p>
          </table:table-cell>
          <table:table-cell office:value-type="float" office:value="45304828" table:style-name="ce1">
            <text:p>45304828</text:p>
          </table:table-cell>
          <table:table-cell office:value-type="float" office:value="45459651" table:style-name="ce1">
            <text:p>45459651</text:p>
          </table:table-cell>
          <table:table-cell office:value-type="float" office:value="45610451" table:style-name="ce1">
            <text:p>45610451</text:p>
          </table:table-cell>
          <table:table-cell office:value-type="float" office:value="45762480" table:style-name="ce1">
            <text:p>45762480</text:p>
          </table:table-cell>
          <table:table-cell office:value-type="float" office:value="45931122" table:style-name="ce1">
            <text:p>45931122</text:p>
          </table:table-cell>
          <table:table-cell office:value-type="float" office:value="46119137" table:style-name="ce1">
            <text:p>46119137</text:p>
          </table:table-cell>
          <table:table-cell office:value-type="float" office:value="46319551" table:style-name="ce1">
            <text:p>46319551</text:p>
          </table:table-cell>
          <table:table-cell office:value-type="float" office:value="46557334" table:style-name="ce1">
            <text:p>46557334</text:p>
          </table:table-cell>
          <table:table-cell office:value-type="float" office:value="46930583" table:style-name="ce1">
            <text:p>46930583</text:p>
          </table:table-cell>
          <table:table-cell office:value-type="float" office:value="47323791" table:style-name="ce1">
            <text:p>47323791</text:p>
          </table:table-cell>
          <table:table-cell office:value-type="float" office:value="47767769" table:style-name="ce1">
            <text:p>47767769</text:p>
          </table:table-cell>
          <table:table-cell office:value-type="float" office:value="48269624" table:style-name="ce1">
            <text:p>48269624</text:p>
          </table:table-cell>
          <table:table-cell office:value-type="float" office:value="48798541" table:style-name="ce1">
            <text:p>48798541</text:p>
          </table:table-cell>
          <table:table-cell office:value-type="float" office:value="49351705" table:style-name="ce1">
            <text:p>49351705</text:p>
          </table:table-cell>
          <table:table-cell office:value-type="float" office:value="49913475" table:style-name="ce1">
            <text:p>49913475</text:p>
          </table:table-cell>
          <table:table-cell office:value-type="float" office:value="50463084" table:style-name="ce1">
            <text:p>50463084</text:p>
          </table:table-cell>
          <table:table-cell office:value-type="float" office:value="51030310" table:style-name="ce1">
            <text:p>51030310</text:p>
          </table:table-cell>
          <table:table-cell office:value-type="float" office:value="51600299" table:style-name="ce1">
            <text:p>51600299</text:p>
          </table:table-cell>
          <table:table-cell office:value-type="float" office:value="52128504" table:style-name="ce1">
            <text:p>52128504</text:p>
          </table:table-cell>
          <table:table-cell office:value-type="float" office:value="52644143" table:style-name="ce1">
            <text:p>52644143</text:p>
          </table:table-cell>
          <table:table-cell office:value-type="float" office:value="53161220" table:style-name="ce1">
            <text:p>53161220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Georgia</text:p>
          </table:table-cell>
          <table:table-cell office:value-type="string" table:style-name="ce1">
            <text:p>GEO</text:p>
          </table:table-cell>
          <table:table-cell office:value-type="float" office:value="1570123" table:style-name="ce1">
            <text:p>1570123</text:p>
          </table:table-cell>
          <table:table-cell office:value-type="float" office:value="1613251" table:style-name="ce1">
            <text:p>1613251</text:p>
          </table:table-cell>
          <table:table-cell office:value-type="float" office:value="1656450" table:style-name="ce1">
            <text:p>1656450</text:p>
          </table:table-cell>
          <table:table-cell office:value-type="float" office:value="1699844" table:style-name="ce1">
            <text:p>1699844</text:p>
          </table:table-cell>
          <table:table-cell office:value-type="float" office:value="1743144" table:style-name="ce1">
            <text:p>1743144</text:p>
          </table:table-cell>
          <table:table-cell office:value-type="float" office:value="1785661" table:style-name="ce1">
            <text:p>1785661</text:p>
          </table:table-cell>
          <table:table-cell office:value-type="float" office:value="1825872" table:style-name="ce1">
            <text:p>1825872</text:p>
          </table:table-cell>
          <table:table-cell office:value-type="float" office:value="1863779" table:style-name="ce1">
            <text:p>1863779</text:p>
          </table:table-cell>
          <table:table-cell office:value-type="float" office:value="1900892" table:style-name="ce1">
            <text:p>1900892</text:p>
          </table:table-cell>
          <table:table-cell office:value-type="float" office:value="1939040" table:style-name="ce1">
            <text:p>1939040</text:p>
          </table:table-cell>
          <table:table-cell office:value-type="float" office:value="1904782" table:style-name="ce1">
            <text:p>1904782</text:p>
          </table:table-cell>
          <table:table-cell office:value-type="float" office:value="1943517" table:style-name="ce1">
            <text:p>1943517</text:p>
          </table:table-cell>
          <table:table-cell office:value-type="float" office:value="2058158" table:style-name="ce1">
            <text:p>2058158</text:p>
          </table:table-cell>
          <table:table-cell office:value-type="float" office:value="2096177" table:style-name="ce1">
            <text:p>2096177</text:p>
          </table:table-cell>
          <table:table-cell office:value-type="float" office:value="2134443" table:style-name="ce1">
            <text:p>2134443</text:p>
          </table:table-cell>
          <table:table-cell office:value-type="float" office:value="2170431" table:style-name="ce1">
            <text:p>2170431</text:p>
          </table:table-cell>
          <table:table-cell office:value-type="float" office:value="2206460" table:style-name="ce1">
            <text:p>2206460</text:p>
          </table:table-cell>
          <table:table-cell office:value-type="float" office:value="2241969" table:style-name="ce1">
            <text:p>2241969</text:p>
          </table:table-cell>
          <table:table-cell office:value-type="float" office:value="2275678" table:style-name="ce1">
            <text:p>2275678</text:p>
          </table:table-cell>
          <table:table-cell office:value-type="float" office:value="2310615" table:style-name="ce1">
            <text:p>2310615</text:p>
          </table:table-cell>
          <table:table-cell office:value-type="float" office:value="2345408" table:style-name="ce1">
            <text:p>2345408</text:p>
          </table:table-cell>
          <table:table-cell office:value-type="float" office:value="2379998" table:style-name="ce1">
            <text:p>2379998</text:p>
          </table:table-cell>
          <table:table-cell office:value-type="float" office:value="2415679" table:style-name="ce1">
            <text:p>2415679</text:p>
          </table:table-cell>
          <table:table-cell office:value-type="float" office:value="2452585" table:style-name="ce1">
            <text:p>2452585</text:p>
          </table:table-cell>
          <table:table-cell office:value-type="float" office:value="2489286" table:style-name="ce1">
            <text:p>2489286</text:p>
          </table:table-cell>
          <table:table-cell office:value-type="float" office:value="2527012" table:style-name="ce1">
            <text:p>2527012</text:p>
          </table:table-cell>
          <table:table-cell office:value-type="float" office:value="2565458" table:style-name="ce1">
            <text:p>2565458</text:p>
          </table:table-cell>
          <table:table-cell office:value-type="float" office:value="2602758" table:style-name="ce1">
            <text:p>2602758</text:p>
          </table:table-cell>
          <table:table-cell office:value-type="float" office:value="2644850" table:style-name="ce1">
            <text:p>2644850</text:p>
          </table:table-cell>
          <table:table-cell office:value-type="float" office:value="2655120" table:style-name="ce1">
            <text:p>2655120</text:p>
          </table:table-cell>
          <table:table-cell office:value-type="float" office:value="2642925" table:style-name="ce1">
            <text:p>2642925</text:p>
          </table:table-cell>
          <table:table-cell office:value-type="float" office:value="2650025" table:style-name="ce1">
            <text:p>2650025</text:p>
          </table:table-cell>
          <table:table-cell office:value-type="float" office:value="2658933" table:style-name="ce1">
            <text:p>2658933</text:p>
          </table:table-cell>
          <table:table-cell office:value-type="float" office:value="2667710" table:style-name="ce1">
            <text:p>2667710</text:p>
          </table:table-cell>
          <table:table-cell office:value-type="float" office:value="2629153" table:style-name="ce1">
            <text:p>2629153</text:p>
          </table:table-cell>
          <table:table-cell office:value-type="float" office:value="2548833" table:style-name="ce1">
            <text:p>2548833</text:p>
          </table:table-cell>
          <table:table-cell office:value-type="float" office:value="2474230" table:style-name="ce1">
            <text:p>2474230</text:p>
          </table:table-cell>
          <table:table-cell office:value-type="float" office:value="2418062" table:style-name="ce1">
            <text:p>2418062</text:p>
          </table:table-cell>
          <table:table-cell office:value-type="float" office:value="2383654" table:style-name="ce1">
            <text:p>2383654</text:p>
          </table:table-cell>
          <table:table-cell office:value-type="float" office:value="2354437" table:style-name="ce1">
            <text:p>2354437</text:p>
          </table:table-cell>
          <table:table-cell office:value-type="float" office:value="2325705" table:style-name="ce1">
            <text:p>2325705</text:p>
          </table:table-cell>
          <table:table-cell office:value-type="float" office:value="2298386" table:style-name="ce1">
            <text:p>2298386</text:p>
          </table:table-cell>
          <table:table-cell office:value-type="float" office:value="2278406" table:style-name="ce1">
            <text:p>2278406</text:p>
          </table:table-cell>
          <table:table-cell office:value-type="float" office:value="2251660" table:style-name="ce1">
            <text:p>2251660</text:p>
          </table:table-cell>
          <table:table-cell office:value-type="float" office:value="2224847" table:style-name="ce1">
            <text:p>2224847</text:p>
          </table:table-cell>
          <table:table-cell office:value-type="float" office:value="2198493" table:style-name="ce1">
            <text:p>2198493</text:p>
          </table:table-cell>
          <table:table-cell office:value-type="float" office:value="2172434" table:style-name="ce1">
            <text:p>2172434</text:p>
          </table:table-cell>
          <table:table-cell office:value-type="float" office:value="2146112" table:style-name="ce1">
            <text:p>2146112</text:p>
          </table:table-cell>
          <table:table-cell office:value-type="float" office:value="2120788" table:style-name="ce1">
            <text:p>2120788</text:p>
          </table:table-cell>
          <table:table-cell office:value-type="float" office:value="2097321" table:style-name="ce1">
            <text:p>2097321</text:p>
          </table:table-cell>
          <table:table-cell office:value-type="float" office:value="2075637" table:style-name="ce1">
            <text:p>2075637</text:p>
          </table:table-cell>
          <table:table-cell office:value-type="float" office:value="2054370" table:style-name="ce1">
            <text:p>2054370</text:p>
          </table:table-cell>
          <table:table-cell office:value-type="float" office:value="2033447" table:style-name="ce1">
            <text:p>2033447</text:p>
          </table:table-cell>
          <table:table-cell office:value-type="float" office:value="2012948" table:style-name="ce1">
            <text:p>2012948</text:p>
          </table:table-cell>
          <table:table-cell office:value-type="float" office:value="1992752" table:style-name="ce1">
            <text:p>1992752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Ghana</text:p>
          </table:table-cell>
          <table:table-cell office:value-type="string" table:style-name="ce1">
            <text:p>GHA</text:p>
          </table:table-cell>
          <table:table-cell office:value-type="float" office:value="1546789" table:style-name="ce1">
            <text:p>1546789</text:p>
          </table:table-cell>
          <table:table-cell office:value-type="float" office:value="1634032" table:style-name="ce1">
            <text:p>1634032</text:p>
          </table:table-cell>
          <table:table-cell office:value-type="float" office:value="1725452" table:style-name="ce1">
            <text:p>1725452</text:p>
          </table:table-cell>
          <table:table-cell office:value-type="float" office:value="1819650" table:style-name="ce1">
            <text:p>1819650</text:p>
          </table:table-cell>
          <table:table-cell office:value-type="float" office:value="1914986" table:style-name="ce1">
            <text:p>1914986</text:p>
          </table:table-cell>
          <table:table-cell office:value-type="float" office:value="2009908" table:style-name="ce1">
            <text:p>2009908</text:p>
          </table:table-cell>
          <table:table-cell office:value-type="float" office:value="2103423" table:style-name="ce1">
            <text:p>2103423</text:p>
          </table:table-cell>
          <table:table-cell office:value-type="float" office:value="2195975" table:style-name="ce1">
            <text:p>2195975</text:p>
          </table:table-cell>
          <table:table-cell office:value-type="float" office:value="2290376" table:style-name="ce1">
            <text:p>2290376</text:p>
          </table:table-cell>
          <table:table-cell office:value-type="float" office:value="2390976" table:style-name="ce1">
            <text:p>2390976</text:p>
          </table:table-cell>
          <table:table-cell office:value-type="float" office:value="2489513" table:style-name="ce1">
            <text:p>2489513</text:p>
          </table:table-cell>
          <table:table-cell office:value-type="float" office:value="2575269" table:style-name="ce1">
            <text:p>2575269</text:p>
          </table:table-cell>
          <table:table-cell office:value-type="float" office:value="2669844" table:style-name="ce1">
            <text:p>2669844</text:p>
          </table:table-cell>
          <table:table-cell office:value-type="float" office:value="2768568" table:style-name="ce1">
            <text:p>2768568</text:p>
          </table:table-cell>
          <table:table-cell office:value-type="float" office:value="2864861" table:style-name="ce1">
            <text:p>2864861</text:p>
          </table:table-cell>
          <table:table-cell office:value-type="float" office:value="2954240" table:style-name="ce1">
            <text:p>2954240</text:p>
          </table:table-cell>
          <table:table-cell office:value-type="float" office:value="3034105" table:style-name="ce1">
            <text:p>3034105</text:p>
          </table:table-cell>
          <table:table-cell office:value-type="float" office:value="3107101" table:style-name="ce1">
            <text:p>3107101</text:p>
          </table:table-cell>
          <table:table-cell office:value-type="float" office:value="3180278" table:style-name="ce1">
            <text:p>3180278</text:p>
          </table:table-cell>
          <table:table-cell office:value-type="float" office:value="3264197" table:style-name="ce1">
            <text:p>3264197</text:p>
          </table:table-cell>
          <table:table-cell office:value-type="float" office:value="3366235" table:style-name="ce1">
            <text:p>3366235</text:p>
          </table:table-cell>
          <table:table-cell office:value-type="float" office:value="3489595" table:style-name="ce1">
            <text:p>3489595</text:p>
          </table:table-cell>
          <table:table-cell office:value-type="float" office:value="3631852" table:style-name="ce1">
            <text:p>3631852</text:p>
          </table:table-cell>
          <table:table-cell office:value-type="float" office:value="3787647" table:style-name="ce1">
            <text:p>3787647</text:p>
          </table:table-cell>
          <table:table-cell office:value-type="float" office:value="3965303" table:style-name="ce1">
            <text:p>3965303</text:p>
          </table:table-cell>
          <table:table-cell office:value-type="float" office:value="4183134" table:style-name="ce1">
            <text:p>4183134</text:p>
          </table:table-cell>
          <table:table-cell office:value-type="float" office:value="4401756" table:style-name="ce1">
            <text:p>4401756</text:p>
          </table:table-cell>
          <table:table-cell office:value-type="float" office:value="4622827" table:style-name="ce1">
            <text:p>4622827</text:p>
          </table:table-cell>
          <table:table-cell office:value-type="float" office:value="4848963" table:style-name="ce1">
            <text:p>4848963</text:p>
          </table:table-cell>
          <table:table-cell office:value-type="float" office:value="5083704" table:style-name="ce1">
            <text:p>5083704</text:p>
          </table:table-cell>
          <table:table-cell office:value-type="float" office:value="5330684" table:style-name="ce1">
            <text:p>5330684</text:p>
          </table:table-cell>
          <table:table-cell office:value-type="float" office:value="5591385" table:style-name="ce1">
            <text:p>5591385</text:p>
          </table:table-cell>
          <table:table-cell office:value-type="float" office:value="5864482" table:style-name="ce1">
            <text:p>5864482</text:p>
          </table:table-cell>
          <table:table-cell office:value-type="float" office:value="6147195" table:style-name="ce1">
            <text:p>6147195</text:p>
          </table:table-cell>
          <table:table-cell office:value-type="float" office:value="6436068" table:style-name="ce1">
            <text:p>6436068</text:p>
          </table:table-cell>
          <table:table-cell office:value-type="float" office:value="6727862" table:style-name="ce1">
            <text:p>6727862</text:p>
          </table:table-cell>
          <table:table-cell office:value-type="float" office:value="7021522" table:style-name="ce1">
            <text:p>7021522</text:p>
          </table:table-cell>
          <table:table-cell office:value-type="float" office:value="7318018" table:style-name="ce1">
            <text:p>7318018</text:p>
          </table:table-cell>
          <table:table-cell office:value-type="float" office:value="7622093" table:style-name="ce1">
            <text:p>7622093</text:p>
          </table:table-cell>
          <table:table-cell office:value-type="float" office:value="7939131" table:style-name="ce1">
            <text:p>7939131</text:p>
          </table:table-cell>
          <table:table-cell office:value-type="float" office:value="8269632" table:style-name="ce1">
            <text:p>8269632</text:p>
          </table:table-cell>
          <table:table-cell office:value-type="float" office:value="8605230" table:style-name="ce1">
            <text:p>8605230</text:p>
          </table:table-cell>
          <table:table-cell office:value-type="float" office:value="8959099" table:style-name="ce1">
            <text:p>8959099</text:p>
          </table:table-cell>
          <table:table-cell office:value-type="float" office:value="9330533" table:style-name="ce1">
            <text:p>9330533</text:p>
          </table:table-cell>
          <table:table-cell office:value-type="float" office:value="9717922" table:style-name="ce1">
            <text:p>9717922</text:p>
          </table:table-cell>
          <table:table-cell office:value-type="float" office:value="10118951" table:style-name="ce1">
            <text:p>10118951</text:p>
          </table:table-cell>
          <table:table-cell office:value-type="float" office:value="10534273" table:style-name="ce1">
            <text:p>10534273</text:p>
          </table:table-cell>
          <table:table-cell office:value-type="float" office:value="10964172" table:style-name="ce1">
            <text:p>10964172</text:p>
          </table:table-cell>
          <table:table-cell office:value-type="float" office:value="11407937" table:style-name="ce1">
            <text:p>11407937</text:p>
          </table:table-cell>
          <table:table-cell office:value-type="float" office:value="11863933" table:style-name="ce1">
            <text:p>11863933</text:p>
          </table:table-cell>
          <table:table-cell office:value-type="float" office:value="12332252" table:style-name="ce1">
            <text:p>12332252</text:p>
          </table:table-cell>
          <table:table-cell office:value-type="float" office:value="12811755" table:style-name="ce1">
            <text:p>12811755</text:p>
          </table:table-cell>
          <table:table-cell office:value-type="float" office:value="13300800" table:style-name="ce1">
            <text:p>13300800</text:p>
          </table:table-cell>
          <table:table-cell office:value-type="float" office:value="13797813" table:style-name="ce1">
            <text:p>13797813</text:p>
          </table:table-cell>
          <table:table-cell office:value-type="float" office:value="14301900" table:style-name="ce1">
            <text:p>14301900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Guinea</text:p>
          </table:table-cell>
          <table:table-cell office:value-type="string" table:style-name="ce1">
            <text:p>GIN</text:p>
          </table:table-cell>
          <table:table-cell office:value-type="float" office:value="374627" table:style-name="ce1">
            <text:p>374627</text:p>
          </table:table-cell>
          <table:table-cell office:value-type="float" office:value="397390" table:style-name="ce1">
            <text:p>397390</text:p>
          </table:table-cell>
          <table:table-cell office:value-type="float" office:value="421434" table:style-name="ce1">
            <text:p>421434</text:p>
          </table:table-cell>
          <table:table-cell office:value-type="float" office:value="446953" table:style-name="ce1">
            <text:p>446953</text:p>
          </table:table-cell>
          <table:table-cell office:value-type="float" office:value="474175" table:style-name="ce1">
            <text:p>474175</text:p>
          </table:table-cell>
          <table:table-cell office:value-type="float" office:value="503261" table:style-name="ce1">
            <text:p>503261</text:p>
          </table:table-cell>
          <table:table-cell office:value-type="float" office:value="534469" table:style-name="ce1">
            <text:p>534469</text:p>
          </table:table-cell>
          <table:table-cell office:value-type="float" office:value="567729" table:style-name="ce1">
            <text:p>567729</text:p>
          </table:table-cell>
          <table:table-cell office:value-type="float" office:value="602551" table:style-name="ce1">
            <text:p>602551</text:p>
          </table:table-cell>
          <table:table-cell office:value-type="float" office:value="638035" table:style-name="ce1">
            <text:p>638035</text:p>
          </table:table-cell>
          <table:table-cell office:value-type="float" office:value="673501" table:style-name="ce1">
            <text:p>673501</text:p>
          </table:table-cell>
          <table:table-cell office:value-type="float" office:value="708757" table:style-name="ce1">
            <text:p>708757</text:p>
          </table:table-cell>
          <table:table-cell office:value-type="float" office:value="743884" table:style-name="ce1">
            <text:p>743884</text:p>
          </table:table-cell>
          <table:table-cell office:value-type="float" office:value="778936" table:style-name="ce1">
            <text:p>778936</text:p>
          </table:table-cell>
          <table:table-cell office:value-type="float" office:value="814455" table:style-name="ce1">
            <text:p>814455</text:p>
          </table:table-cell>
          <table:table-cell office:value-type="float" office:value="850802" table:style-name="ce1">
            <text:p>850802</text:p>
          </table:table-cell>
          <table:table-cell office:value-type="float" office:value="888090" table:style-name="ce1">
            <text:p>888090</text:p>
          </table:table-cell>
          <table:table-cell office:value-type="float" office:value="926468" table:style-name="ce1">
            <text:p>926468</text:p>
          </table:table-cell>
          <table:table-cell office:value-type="float" office:value="967429" table:style-name="ce1">
            <text:p>967429</text:p>
          </table:table-cell>
          <table:table-cell office:value-type="float" office:value="1012801" table:style-name="ce1">
            <text:p>1012801</text:p>
          </table:table-cell>
          <table:table-cell office:value-type="float" office:value="1064314" table:style-name="ce1">
            <text:p>1064314</text:p>
          </table:table-cell>
          <table:table-cell office:value-type="float" office:value="1123292" table:style-name="ce1">
            <text:p>1123292</text:p>
          </table:table-cell>
          <table:table-cell office:value-type="float" office:value="1190644" table:style-name="ce1">
            <text:p>1190644</text:p>
          </table:table-cell>
          <table:table-cell office:value-type="float" office:value="1252692" table:style-name="ce1">
            <text:p>1252692</text:p>
          </table:table-cell>
          <table:table-cell office:value-type="float" office:value="1300763" table:style-name="ce1">
            <text:p>1300763</text:p>
          </table:table-cell>
          <table:table-cell office:value-type="float" office:value="1351998" table:style-name="ce1">
            <text:p>1351998</text:p>
          </table:table-cell>
          <table:table-cell office:value-type="float" office:value="1405031" table:style-name="ce1">
            <text:p>1405031</text:p>
          </table:table-cell>
          <table:table-cell office:value-type="float" office:value="1460833" table:style-name="ce1">
            <text:p>1460833</text:p>
          </table:table-cell>
          <table:table-cell office:value-type="float" office:value="1523499" table:style-name="ce1">
            <text:p>1523499</text:p>
          </table:table-cell>
          <table:table-cell office:value-type="float" office:value="1598948" table:style-name="ce1">
            <text:p>1598948</text:p>
          </table:table-cell>
          <table:table-cell office:value-type="float" office:value="1691112" table:style-name="ce1">
            <text:p>1691112</text:p>
          </table:table-cell>
          <table:table-cell office:value-type="float" office:value="1802656" table:style-name="ce1">
            <text:p>1802656</text:p>
          </table:table-cell>
          <table:table-cell office:value-type="float" office:value="1930966" table:style-name="ce1">
            <text:p>1930966</text:p>
          </table:table-cell>
          <table:table-cell office:value-type="float" office:value="2067242" table:style-name="ce1">
            <text:p>2067242</text:p>
          </table:table-cell>
          <table:table-cell office:value-type="float" office:value="2199269" table:style-name="ce1">
            <text:p>2199269</text:p>
          </table:table-cell>
          <table:table-cell office:value-type="float" office:value="2317629" table:style-name="ce1">
            <text:p>2317629</text:p>
          </table:table-cell>
          <table:table-cell office:value-type="float" office:value="2418753" table:style-name="ce1">
            <text:p>2418753</text:p>
          </table:table-cell>
          <table:table-cell office:value-type="float" office:value="2504992" table:style-name="ce1">
            <text:p>2504992</text:p>
          </table:table-cell>
          <table:table-cell office:value-type="float" office:value="2581056" table:style-name="ce1">
            <text:p>2581056</text:p>
          </table:table-cell>
          <table:table-cell office:value-type="float" office:value="2653867" table:style-name="ce1">
            <text:p>2653867</text:p>
          </table:table-cell>
          <table:table-cell office:value-type="float" office:value="2729237" table:style-name="ce1">
            <text:p>2729237</text:p>
          </table:table-cell>
          <table:table-cell office:value-type="float" office:value="2808077" table:style-name="ce1">
            <text:p>2808077</text:p>
          </table:table-cell>
          <table:table-cell office:value-type="float" office:value="2889411" table:style-name="ce1">
            <text:p>2889411</text:p>
          </table:table-cell>
          <table:table-cell office:value-type="float" office:value="2975672" table:style-name="ce1">
            <text:p>2975672</text:p>
          </table:table-cell>
          <table:table-cell office:value-type="float" office:value="3069236" table:style-name="ce1">
            <text:p>3069236</text:p>
          </table:table-cell>
          <table:table-cell office:value-type="float" office:value="3172116" table:style-name="ce1">
            <text:p>3172116</text:p>
          </table:table-cell>
          <table:table-cell office:value-type="float" office:value="3285840" table:style-name="ce1">
            <text:p>3285840</text:p>
          </table:table-cell>
          <table:table-cell office:value-type="float" office:value="3410841" table:style-name="ce1">
            <text:p>3410841</text:p>
          </table:table-cell>
          <table:table-cell office:value-type="float" office:value="3545822" table:style-name="ce1">
            <text:p>3545822</text:p>
          </table:table-cell>
          <table:table-cell office:value-type="float" office:value="3689011" table:style-name="ce1">
            <text:p>3689011</text:p>
          </table:table-cell>
          <table:table-cell office:value-type="float" office:value="3838484" table:style-name="ce1">
            <text:p>3838484</text:p>
          </table:table-cell>
          <table:table-cell office:value-type="float" office:value="3994332" table:style-name="ce1">
            <text:p>3994332</text:p>
          </table:table-cell>
          <table:table-cell office:value-type="float" office:value="4157052" table:style-name="ce1">
            <text:p>4157052</text:p>
          </table:table-cell>
          <table:table-cell office:value-type="float" office:value="4326514" table:style-name="ce1">
            <text:p>4326514</text:p>
          </table:table-cell>
          <table:table-cell office:value-type="float" office:value="4502663" table:style-name="ce1">
            <text:p>450266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Gambia, The</text:p>
          </table:table-cell>
          <table:table-cell office:value-type="string" table:style-name="ce1">
            <text:p>GMB</text:p>
          </table:table-cell>
          <table:table-cell office:value-type="float" office:value="44626" table:style-name="ce1">
            <text:p>44626</text:p>
          </table:table-cell>
          <table:table-cell office:value-type="float" office:value="46455" table:style-name="ce1">
            <text:p>46455</text:p>
          </table:table-cell>
          <table:table-cell office:value-type="float" office:value="48075" table:style-name="ce1">
            <text:p>48075</text:p>
          </table:table-cell>
          <table:table-cell office:value-type="float" office:value="50042" table:style-name="ce1">
            <text:p>50042</text:p>
          </table:table-cell>
          <table:table-cell office:value-type="float" office:value="53963" table:style-name="ce1">
            <text:p>53963</text:p>
          </table:table-cell>
          <table:table-cell office:value-type="float" office:value="58258" table:style-name="ce1">
            <text:p>58258</text:p>
          </table:table-cell>
          <table:table-cell office:value-type="float" office:value="62995" table:style-name="ce1">
            <text:p>62995</text:p>
          </table:table-cell>
          <table:table-cell office:value-type="float" office:value="68193" table:style-name="ce1">
            <text:p>68193</text:p>
          </table:table-cell>
          <table:table-cell office:value-type="float" office:value="73924" table:style-name="ce1">
            <text:p>73924</text:p>
          </table:table-cell>
          <table:table-cell office:value-type="float" office:value="80231" table:style-name="ce1">
            <text:p>80231</text:p>
          </table:table-cell>
          <table:table-cell office:value-type="float" office:value="87202" table:style-name="ce1">
            <text:p>87202</text:p>
          </table:table-cell>
          <table:table-cell office:value-type="float" office:value="94938" table:style-name="ce1">
            <text:p>94938</text:p>
          </table:table-cell>
          <table:table-cell office:value-type="float" office:value="103516" table:style-name="ce1">
            <text:p>103516</text:p>
          </table:table-cell>
          <table:table-cell office:value-type="float" office:value="112379" table:style-name="ce1">
            <text:p>112379</text:p>
          </table:table-cell>
          <table:table-cell office:value-type="float" office:value="119680" table:style-name="ce1">
            <text:p>119680</text:p>
          </table:table-cell>
          <table:table-cell office:value-type="float" office:value="127277" table:style-name="ce1">
            <text:p>127277</text:p>
          </table:table-cell>
          <table:table-cell office:value-type="float" office:value="135138" table:style-name="ce1">
            <text:p>135138</text:p>
          </table:table-cell>
          <table:table-cell office:value-type="float" office:value="143331" table:style-name="ce1">
            <text:p>143331</text:p>
          </table:table-cell>
          <table:table-cell office:value-type="float" office:value="152019" table:style-name="ce1">
            <text:p>152019</text:p>
          </table:table-cell>
          <table:table-cell office:value-type="float" office:value="161415" table:style-name="ce1">
            <text:p>161415</text:p>
          </table:table-cell>
          <table:table-cell office:value-type="float" office:value="171726" table:style-name="ce1">
            <text:p>171726</text:p>
          </table:table-cell>
          <table:table-cell office:value-type="float" office:value="182971" table:style-name="ce1">
            <text:p>182971</text:p>
          </table:table-cell>
          <table:table-cell office:value-type="float" office:value="195193" table:style-name="ce1">
            <text:p>195193</text:p>
          </table:table-cell>
          <table:table-cell office:value-type="float" office:value="208755" table:style-name="ce1">
            <text:p>208755</text:p>
          </table:table-cell>
          <table:table-cell office:value-type="float" office:value="224400" table:style-name="ce1">
            <text:p>224400</text:p>
          </table:table-cell>
          <table:table-cell office:value-type="float" office:value="241729" table:style-name="ce1">
            <text:p>241729</text:p>
          </table:table-cell>
          <table:table-cell office:value-type="float" office:value="261019" table:style-name="ce1">
            <text:p>261019</text:p>
          </table:table-cell>
          <table:table-cell office:value-type="float" office:value="282203" table:style-name="ce1">
            <text:p>282203</text:p>
          </table:table-cell>
          <table:table-cell office:value-type="float" office:value="304808" table:style-name="ce1">
            <text:p>304808</text:p>
          </table:table-cell>
          <table:table-cell office:value-type="float" office:value="328015" table:style-name="ce1">
            <text:p>328015</text:p>
          </table:table-cell>
          <table:table-cell office:value-type="float" office:value="351249" table:style-name="ce1">
            <text:p>351249</text:p>
          </table:table-cell>
          <table:table-cell office:value-type="float" office:value="374194" table:style-name="ce1">
            <text:p>374194</text:p>
          </table:table-cell>
          <table:table-cell office:value-type="float" office:value="396975" table:style-name="ce1">
            <text:p>396975</text:p>
          </table:table-cell>
          <table:table-cell office:value-type="float" office:value="419310" table:style-name="ce1">
            <text:p>419310</text:p>
          </table:table-cell>
          <table:table-cell office:value-type="float" office:value="440276" table:style-name="ce1">
            <text:p>440276</text:p>
          </table:table-cell>
          <table:table-cell office:value-type="float" office:value="462129" table:style-name="ce1">
            <text:p>462129</text:p>
          </table:table-cell>
          <table:table-cell office:value-type="float" office:value="484996" table:style-name="ce1">
            <text:p>484996</text:p>
          </table:table-cell>
          <table:table-cell office:value-type="float" office:value="508800" table:style-name="ce1">
            <text:p>508800</text:p>
          </table:table-cell>
          <table:table-cell office:value-type="float" office:value="533801" table:style-name="ce1">
            <text:p>533801</text:p>
          </table:table-cell>
          <table:table-cell office:value-type="float" office:value="560207" table:style-name="ce1">
            <text:p>560207</text:p>
          </table:table-cell>
          <table:table-cell office:value-type="float" office:value="588232" table:style-name="ce1">
            <text:p>588232</text:p>
          </table:table-cell>
          <table:table-cell office:value-type="float" office:value="618029" table:style-name="ce1">
            <text:p>618029</text:p>
          </table:table-cell>
          <table:table-cell office:value-type="float" office:value="649692" table:style-name="ce1">
            <text:p>649692</text:p>
          </table:table-cell>
          <table:table-cell office:value-type="float" office:value="683167" table:style-name="ce1">
            <text:p>683167</text:p>
          </table:table-cell>
          <table:table-cell office:value-type="float" office:value="717992" table:style-name="ce1">
            <text:p>717992</text:p>
          </table:table-cell>
          <table:table-cell office:value-type="float" office:value="754008" table:style-name="ce1">
            <text:p>754008</text:p>
          </table:table-cell>
          <table:table-cell office:value-type="float" office:value="791205" table:style-name="ce1">
            <text:p>791205</text:p>
          </table:table-cell>
          <table:table-cell office:value-type="float" office:value="829623" table:style-name="ce1">
            <text:p>829623</text:p>
          </table:table-cell>
          <table:table-cell office:value-type="float" office:value="869364" table:style-name="ce1">
            <text:p>869364</text:p>
          </table:table-cell>
          <table:table-cell office:value-type="float" office:value="910490" table:style-name="ce1">
            <text:p>910490</text:p>
          </table:table-cell>
          <table:table-cell office:value-type="float" office:value="953109" table:style-name="ce1">
            <text:p>953109</text:p>
          </table:table-cell>
          <table:table-cell office:value-type="float" office:value="997231" table:style-name="ce1">
            <text:p>997231</text:p>
          </table:table-cell>
          <table:table-cell office:value-type="float" office:value="1042810" table:style-name="ce1">
            <text:p>1042810</text:p>
          </table:table-cell>
          <table:table-cell office:value-type="float" office:value="1089753" table:style-name="ce1">
            <text:p>1089753</text:p>
          </table:table-cell>
          <table:table-cell office:value-type="float" office:value="1137928" table:style-name="ce1">
            <text:p>113792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Guinea-Bissau</text:p>
          </table:table-cell>
          <table:table-cell office:value-type="string" table:style-name="ce1">
            <text:p>GNB</text:p>
          </table:table-cell>
          <table:table-cell office:value-type="float" office:value="83831" table:style-name="ce1">
            <text:p>83831</text:p>
          </table:table-cell>
          <table:table-cell office:value-type="float" office:value="85701" table:style-name="ce1">
            <text:p>85701</text:p>
          </table:table-cell>
          <table:table-cell office:value-type="float" office:value="87535" table:style-name="ce1">
            <text:p>87535</text:p>
          </table:table-cell>
          <table:table-cell office:value-type="float" office:value="89409" table:style-name="ce1">
            <text:p>89409</text:p>
          </table:table-cell>
          <table:table-cell office:value-type="float" office:value="91423" table:style-name="ce1">
            <text:p>91423</text:p>
          </table:table-cell>
          <table:table-cell office:value-type="float" office:value="93637" table:style-name="ce1">
            <text:p>93637</text:p>
          </table:table-cell>
          <table:table-cell office:value-type="float" office:value="96096" table:style-name="ce1">
            <text:p>96096</text:p>
          </table:table-cell>
          <table:table-cell office:value-type="float" office:value="98779" table:style-name="ce1">
            <text:p>98779</text:p>
          </table:table-cell>
          <table:table-cell office:value-type="float" office:value="101654" table:style-name="ce1">
            <text:p>101654</text:p>
          </table:table-cell>
          <table:table-cell office:value-type="float" office:value="104642" table:style-name="ce1">
            <text:p>104642</text:p>
          </table:table-cell>
          <table:table-cell office:value-type="float" office:value="107714" table:style-name="ce1">
            <text:p>107714</text:p>
          </table:table-cell>
          <table:table-cell office:value-type="float" office:value="110853" table:style-name="ce1">
            <text:p>110853</text:p>
          </table:table-cell>
          <table:table-cell office:value-type="float" office:value="114076" table:style-name="ce1">
            <text:p>114076</text:p>
          </table:table-cell>
          <table:table-cell office:value-type="float" office:value="117371" table:style-name="ce1">
            <text:p>117371</text:p>
          </table:table-cell>
          <table:table-cell office:value-type="float" office:value="120736" table:style-name="ce1">
            <text:p>120736</text:p>
          </table:table-cell>
          <table:table-cell office:value-type="float" office:value="124168" table:style-name="ce1">
            <text:p>124168</text:p>
          </table:table-cell>
          <table:table-cell office:value-type="float" office:value="127648" table:style-name="ce1">
            <text:p>127648</text:p>
          </table:table-cell>
          <table:table-cell office:value-type="float" office:value="131189" table:style-name="ce1">
            <text:p>131189</text:p>
          </table:table-cell>
          <table:table-cell office:value-type="float" office:value="134844" table:style-name="ce1">
            <text:p>134844</text:p>
          </table:table-cell>
          <table:table-cell office:value-type="float" office:value="139648" table:style-name="ce1">
            <text:p>139648</text:p>
          </table:table-cell>
          <table:table-cell office:value-type="float" office:value="149622" table:style-name="ce1">
            <text:p>149622</text:p>
          </table:table-cell>
          <table:table-cell office:value-type="float" office:value="160377" table:style-name="ce1">
            <text:p>160377</text:p>
          </table:table-cell>
          <table:table-cell office:value-type="float" office:value="171988" table:style-name="ce1">
            <text:p>171988</text:p>
          </table:table-cell>
          <table:table-cell office:value-type="float" office:value="184451" table:style-name="ce1">
            <text:p>184451</text:p>
          </table:table-cell>
          <table:table-cell office:value-type="float" office:value="197789" table:style-name="ce1">
            <text:p>197789</text:p>
          </table:table-cell>
          <table:table-cell office:value-type="float" office:value="211960" table:style-name="ce1">
            <text:p>211960</text:p>
          </table:table-cell>
          <table:table-cell office:value-type="float" office:value="227038" table:style-name="ce1">
            <text:p>227038</text:p>
          </table:table-cell>
          <table:table-cell office:value-type="float" office:value="243058" table:style-name="ce1">
            <text:p>243058</text:p>
          </table:table-cell>
          <table:table-cell office:value-type="float" office:value="260067" table:style-name="ce1">
            <text:p>260067</text:p>
          </table:table-cell>
          <table:table-cell office:value-type="float" office:value="278060" table:style-name="ce1">
            <text:p>278060</text:p>
          </table:table-cell>
          <table:table-cell office:value-type="float" office:value="297122" table:style-name="ce1">
            <text:p>297122</text:p>
          </table:table-cell>
          <table:table-cell office:value-type="float" office:value="317263" table:style-name="ce1">
            <text:p>317263</text:p>
          </table:table-cell>
          <table:table-cell office:value-type="float" office:value="335113" table:style-name="ce1">
            <text:p>335113</text:p>
          </table:table-cell>
          <table:table-cell office:value-type="float" office:value="351237" table:style-name="ce1">
            <text:p>351237</text:p>
          </table:table-cell>
          <table:table-cell office:value-type="float" office:value="367984" table:style-name="ce1">
            <text:p>367984</text:p>
          </table:table-cell>
          <table:table-cell office:value-type="float" office:value="385356" table:style-name="ce1">
            <text:p>385356</text:p>
          </table:table-cell>
          <table:table-cell office:value-type="float" office:value="403381" table:style-name="ce1">
            <text:p>403381</text:p>
          </table:table-cell>
          <table:table-cell office:value-type="float" office:value="422049" table:style-name="ce1">
            <text:p>422049</text:p>
          </table:table-cell>
          <table:table-cell office:value-type="float" office:value="441388" table:style-name="ce1">
            <text:p>441388</text:p>
          </table:table-cell>
          <table:table-cell office:value-type="float" office:value="461418" table:style-name="ce1">
            <text:p>461418</text:p>
          </table:table-cell>
          <table:table-cell office:value-type="float" office:value="482167" table:style-name="ce1">
            <text:p>482167</text:p>
          </table:table-cell>
          <table:table-cell office:value-type="float" office:value="503625" table:style-name="ce1">
            <text:p>503625</text:p>
          </table:table-cell>
          <table:table-cell office:value-type="float" office:value="525864" table:style-name="ce1">
            <text:p>525864</text:p>
          </table:table-cell>
          <table:table-cell office:value-type="float" office:value="548940" table:style-name="ce1">
            <text:p>548940</text:p>
          </table:table-cell>
          <table:table-cell office:value-type="float" office:value="572913" table:style-name="ce1">
            <text:p>572913</text:p>
          </table:table-cell>
          <table:table-cell office:value-type="float" office:value="597796" table:style-name="ce1">
            <text:p>597796</text:p>
          </table:table-cell>
          <table:table-cell office:value-type="float" office:value="623683" table:style-name="ce1">
            <text:p>623683</text:p>
          </table:table-cell>
          <table:table-cell office:value-type="float" office:value="650587" table:style-name="ce1">
            <text:p>650587</text:p>
          </table:table-cell>
          <table:table-cell office:value-type="float" office:value="678663" table:style-name="ce1">
            <text:p>678663</text:p>
          </table:table-cell>
          <table:table-cell office:value-type="float" office:value="708067" table:style-name="ce1">
            <text:p>708067</text:p>
          </table:table-cell>
          <table:table-cell office:value-type="float" office:value="739000" table:style-name="ce1">
            <text:p>739000</text:p>
          </table:table-cell>
          <table:table-cell office:value-type="float" office:value="771170" table:style-name="ce1">
            <text:p>771170</text:p>
          </table:table-cell>
          <table:table-cell office:value-type="float" office:value="804568" table:style-name="ce1">
            <text:p>804568</text:p>
          </table:table-cell>
          <table:table-cell office:value-type="float" office:value="838981" table:style-name="ce1">
            <text:p>838981</text:p>
          </table:table-cell>
          <table:table-cell office:value-type="float" office:value="874149" table:style-name="ce1">
            <text:p>87414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Equatorial Guinea</text:p>
          </table:table-cell>
          <table:table-cell office:value-type="string" table:style-name="ce1">
            <text:p>GNQ</text:p>
          </table:table-cell>
          <table:table-cell office:value-type="float" office:value="64383" table:style-name="ce1">
            <text:p>64383</text:p>
          </table:table-cell>
          <table:table-cell office:value-type="float" office:value="66693" table:style-name="ce1">
            <text:p>66693</text:p>
          </table:table-cell>
          <table:table-cell office:value-type="float" office:value="67668" table:style-name="ce1">
            <text:p>67668</text:p>
          </table:table-cell>
          <table:table-cell office:value-type="float" office:value="68700" table:style-name="ce1">
            <text:p>68700</text:p>
          </table:table-cell>
          <table:table-cell office:value-type="float" office:value="69927" table:style-name="ce1">
            <text:p>69927</text:p>
          </table:table-cell>
          <table:table-cell office:value-type="float" office:value="71404" table:style-name="ce1">
            <text:p>71404</text:p>
          </table:table-cell>
          <table:table-cell office:value-type="float" office:value="73253" table:style-name="ce1">
            <text:p>73253</text:p>
          </table:table-cell>
          <table:table-cell office:value-type="float" office:value="75362" table:style-name="ce1">
            <text:p>75362</text:p>
          </table:table-cell>
          <table:table-cell office:value-type="float" office:value="77294" table:style-name="ce1">
            <text:p>77294</text:p>
          </table:table-cell>
          <table:table-cell office:value-type="float" office:value="78444" table:style-name="ce1">
            <text:p>78444</text:p>
          </table:table-cell>
          <table:table-cell office:value-type="float" office:value="78411" table:style-name="ce1">
            <text:p>78411</text:p>
          </table:table-cell>
          <table:table-cell office:value-type="float" office:value="77055" table:style-name="ce1">
            <text:p>77055</text:p>
          </table:table-cell>
          <table:table-cell office:value-type="float" office:value="74598" table:style-name="ce1">
            <text:p>74598</text:p>
          </table:table-cell>
          <table:table-cell office:value-type="float" office:value="71443" table:style-name="ce1">
            <text:p>71443</text:p>
          </table:table-cell>
          <table:table-cell office:value-type="float" office:value="68185" table:style-name="ce1">
            <text:p>68185</text:p>
          </table:table-cell>
          <table:table-cell office:value-type="float" office:value="65302" table:style-name="ce1">
            <text:p>65302</text:p>
          </table:table-cell>
          <table:table-cell office:value-type="float" office:value="62840" table:style-name="ce1">
            <text:p>62840</text:p>
          </table:table-cell>
          <table:table-cell office:value-type="float" office:value="60804" table:style-name="ce1">
            <text:p>60804</text:p>
          </table:table-cell>
          <table:table-cell office:value-type="float" office:value="59606" table:style-name="ce1">
            <text:p>59606</text:p>
          </table:table-cell>
          <table:table-cell office:value-type="float" office:value="59729" table:style-name="ce1">
            <text:p>59729</text:p>
          </table:table-cell>
          <table:table-cell office:value-type="float" office:value="61487" table:style-name="ce1">
            <text:p>61487</text:p>
          </table:table-cell>
          <table:table-cell office:value-type="float" office:value="65140" table:style-name="ce1">
            <text:p>65140</text:p>
          </table:table-cell>
          <table:table-cell office:value-type="float" office:value="70510" table:style-name="ce1">
            <text:p>70510</text:p>
          </table:table-cell>
          <table:table-cell office:value-type="float" office:value="76908" table:style-name="ce1">
            <text:p>76908</text:p>
          </table:table-cell>
          <table:table-cell office:value-type="float" office:value="85659" table:style-name="ce1">
            <text:p>85659</text:p>
          </table:table-cell>
          <table:table-cell office:value-type="float" office:value="94133" table:style-name="ce1">
            <text:p>94133</text:p>
          </table:table-cell>
          <table:table-cell office:value-type="float" office:value="101951" table:style-name="ce1">
            <text:p>101951</text:p>
          </table:table-cell>
          <table:table-cell office:value-type="float" office:value="109225" table:style-name="ce1">
            <text:p>109225</text:p>
          </table:table-cell>
          <table:table-cell office:value-type="float" office:value="116201" table:style-name="ce1">
            <text:p>116201</text:p>
          </table:table-cell>
          <table:table-cell office:value-type="float" office:value="123358" table:style-name="ce1">
            <text:p>123358</text:p>
          </table:table-cell>
          <table:table-cell office:value-type="float" office:value="131115" table:style-name="ce1">
            <text:p>131115</text:p>
          </table:table-cell>
          <table:table-cell office:value-type="float" office:value="139553" table:style-name="ce1">
            <text:p>139553</text:p>
          </table:table-cell>
          <table:table-cell office:value-type="float" office:value="148564" table:style-name="ce1">
            <text:p>148564</text:p>
          </table:table-cell>
          <table:table-cell office:value-type="float" office:value="158125" table:style-name="ce1">
            <text:p>158125</text:p>
          </table:table-cell>
          <table:table-cell office:value-type="float" office:value="168215" table:style-name="ce1">
            <text:p>168215</text:p>
          </table:table-cell>
          <table:table-cell office:value-type="float" office:value="174105" table:style-name="ce1">
            <text:p>174105</text:p>
          </table:table-cell>
          <table:table-cell office:value-type="float" office:value="180106" table:style-name="ce1">
            <text:p>180106</text:p>
          </table:table-cell>
          <table:table-cell office:value-type="float" office:value="186287" table:style-name="ce1">
            <text:p>186287</text:p>
          </table:table-cell>
          <table:table-cell office:value-type="float" office:value="192660" table:style-name="ce1">
            <text:p>192660</text:p>
          </table:table-cell>
          <table:table-cell office:value-type="float" office:value="199235" table:style-name="ce1">
            <text:p>199235</text:p>
          </table:table-cell>
          <table:table-cell office:value-type="float" office:value="206020" table:style-name="ce1">
            <text:p>206020</text:p>
          </table:table-cell>
          <table:table-cell office:value-type="float" office:value="213015" table:style-name="ce1">
            <text:p>213015</text:p>
          </table:table-cell>
          <table:table-cell office:value-type="float" office:value="220220" table:style-name="ce1">
            <text:p>220220</text:p>
          </table:table-cell>
          <table:table-cell office:value-type="float" office:value="227679" table:style-name="ce1">
            <text:p>227679</text:p>
          </table:table-cell>
          <table:table-cell office:value-type="float" office:value="235339" table:style-name="ce1">
            <text:p>235339</text:p>
          </table:table-cell>
          <table:table-cell office:value-type="float" office:value="243186" table:style-name="ce1">
            <text:p>243186</text:p>
          </table:table-cell>
          <table:table-cell office:value-type="float" office:value="251204" table:style-name="ce1">
            <text:p>251204</text:p>
          </table:table-cell>
          <table:table-cell office:value-type="float" office:value="259415" table:style-name="ce1">
            <text:p>259415</text:p>
          </table:table-cell>
          <table:table-cell office:value-type="float" office:value="267881" table:style-name="ce1">
            <text:p>267881</text:p>
          </table:table-cell>
          <table:table-cell office:value-type="float" office:value="276660" table:style-name="ce1">
            <text:p>276660</text:p>
          </table:table-cell>
          <table:table-cell office:value-type="float" office:value="285822" table:style-name="ce1">
            <text:p>285822</text:p>
          </table:table-cell>
          <table:table-cell office:value-type="float" office:value="295389" table:style-name="ce1">
            <text:p>295389</text:p>
          </table:table-cell>
          <table:table-cell office:value-type="float" office:value="305337" table:style-name="ce1">
            <text:p>305337</text:p>
          </table:table-cell>
          <table:table-cell office:value-type="float" office:value="315668" table:style-name="ce1">
            <text:p>315668</text:p>
          </table:table-cell>
          <table:table-cell office:value-type="float" office:value="326351" table:style-name="ce1">
            <text:p>32635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Greece</text:p>
          </table:table-cell>
          <table:table-cell office:value-type="string" table:style-name="ce1">
            <text:p>GRC</text:p>
          </table:table-cell>
          <table:table-cell office:value-type="float" office:value="4660434" table:style-name="ce1">
            <text:p>4660434</text:p>
          </table:table-cell>
          <table:table-cell office:value-type="float" office:value="4740951" table:style-name="ce1">
            <text:p>4740951</text:p>
          </table:table-cell>
          <table:table-cell office:value-type="float" office:value="4844217" table:style-name="ce1">
            <text:p>4844217</text:p>
          </table:table-cell>
          <table:table-cell office:value-type="float" office:value="4937007" table:style-name="ce1">
            <text:p>4937007</text:p>
          </table:table-cell>
          <table:table-cell office:value-type="float" office:value="5029578" table:style-name="ce1">
            <text:p>5029578</text:p>
          </table:table-cell>
          <table:table-cell office:value-type="float" office:value="5127549" table:style-name="ce1">
            <text:p>5127549</text:p>
          </table:table-cell>
          <table:table-cell office:value-type="float" office:value="5239942" table:style-name="ce1">
            <text:p>5239942</text:p>
          </table:table-cell>
          <table:table-cell office:value-type="float" office:value="5357301" table:style-name="ce1">
            <text:p>5357301</text:p>
          </table:table-cell>
          <table:table-cell office:value-type="float" office:value="5466737" table:style-name="ce1">
            <text:p>5466737</text:p>
          </table:table-cell>
          <table:table-cell office:value-type="float" office:value="5560616" table:style-name="ce1">
            <text:p>5560616</text:p>
          </table:table-cell>
          <table:table-cell office:value-type="float" office:value="5646740" table:style-name="ce1">
            <text:p>5646740</text:p>
          </table:table-cell>
          <table:table-cell office:value-type="float" office:value="5735846" table:style-name="ce1">
            <text:p>5735846</text:p>
          </table:table-cell>
          <table:table-cell office:value-type="float" office:value="5817963" table:style-name="ce1">
            <text:p>5817963</text:p>
          </table:table-cell>
          <table:table-cell office:value-type="float" office:value="5888911" table:style-name="ce1">
            <text:p>5888911</text:p>
          </table:table-cell>
          <table:table-cell office:value-type="float" office:value="5955084" table:style-name="ce1">
            <text:p>5955084</text:p>
          </table:table-cell>
          <table:table-cell office:value-type="float" office:value="6055755" table:style-name="ce1">
            <text:p>6055755</text:p>
          </table:table-cell>
          <table:table-cell office:value-type="float" office:value="6195478" table:style-name="ce1">
            <text:p>6195478</text:p>
          </table:table-cell>
          <table:table-cell office:value-type="float" office:value="6321574" table:style-name="ce1">
            <text:p>6321574</text:p>
          </table:table-cell>
          <table:table-cell office:value-type="float" office:value="6449432" table:style-name="ce1">
            <text:p>6449432</text:p>
          </table:table-cell>
          <table:table-cell office:value-type="float" office:value="6575885" table:style-name="ce1">
            <text:p>6575885</text:p>
          </table:table-cell>
          <table:table-cell office:value-type="float" office:value="6686402" table:style-name="ce1">
            <text:p>6686402</text:p>
          </table:table-cell>
          <table:table-cell office:value-type="float" office:value="6785832" table:style-name="ce1">
            <text:p>6785832</text:p>
          </table:table-cell>
          <table:table-cell office:value-type="float" office:value="6846785" table:style-name="ce1">
            <text:p>6846785</text:p>
          </table:table-cell>
          <table:table-cell office:value-type="float" office:value="6905833" table:style-name="ce1">
            <text:p>6905833</text:p>
          </table:table-cell>
          <table:table-cell office:value-type="float" office:value="6959420" table:style-name="ce1">
            <text:p>6959420</text:p>
          </table:table-cell>
          <table:table-cell office:value-type="float" office:value="7005470" table:style-name="ce1">
            <text:p>7005470</text:p>
          </table:table-cell>
          <table:table-cell office:value-type="float" office:value="7047717" table:style-name="ce1">
            <text:p>7047717</text:p>
          </table:table-cell>
          <table:table-cell office:value-type="float" office:value="7090422" table:style-name="ce1">
            <text:p>7090422</text:p>
          </table:table-cell>
          <table:table-cell office:value-type="float" office:value="7135291" table:style-name="ce1">
            <text:p>7135291</text:p>
          </table:table-cell>
          <table:table-cell office:value-type="float" office:value="7191693" table:style-name="ce1">
            <text:p>7191693</text:p>
          </table:table-cell>
          <table:table-cell office:value-type="float" office:value="7287341" table:style-name="ce1">
            <text:p>7287341</text:p>
          </table:table-cell>
          <table:table-cell office:value-type="float" office:value="7392680" table:style-name="ce1">
            <text:p>7392680</text:p>
          </table:table-cell>
          <table:table-cell office:value-type="float" office:value="7462054" table:style-name="ce1">
            <text:p>7462054</text:p>
          </table:table-cell>
          <table:table-cell office:value-type="float" office:value="7518737" table:style-name="ce1">
            <text:p>7518737</text:p>
          </table:table-cell>
          <table:table-cell office:value-type="float" office:value="7569094" table:style-name="ce1">
            <text:p>7569094</text:p>
          </table:table-cell>
          <table:table-cell office:value-type="float" office:value="7617319" table:style-name="ce1">
            <text:p>7617319</text:p>
          </table:table-cell>
          <table:table-cell office:value-type="float" office:value="7663691" table:style-name="ce1">
            <text:p>7663691</text:p>
          </table:table-cell>
          <table:table-cell office:value-type="float" office:value="7714274" table:style-name="ce1">
            <text:p>7714274</text:p>
          </table:table-cell>
          <table:table-cell office:value-type="float" office:value="7770011" table:style-name="ce1">
            <text:p>7770011</text:p>
          </table:table-cell>
          <table:table-cell office:value-type="float" office:value="7812670" table:style-name="ce1">
            <text:p>7812670</text:p>
          </table:table-cell>
          <table:table-cell office:value-type="float" office:value="7857551" table:style-name="ce1">
            <text:p>7857551</text:p>
          </table:table-cell>
          <table:table-cell office:value-type="float" office:value="7919906" table:style-name="ce1">
            <text:p>7919906</text:p>
          </table:table-cell>
          <table:table-cell office:value-type="float" office:value="7991509" table:style-name="ce1">
            <text:p>7991509</text:p>
          </table:table-cell>
          <table:table-cell office:value-type="float" office:value="8052786" table:style-name="ce1">
            <text:p>8052786</text:p>
          </table:table-cell>
          <table:table-cell office:value-type="float" office:value="8114802" table:style-name="ce1">
            <text:p>8114802</text:p>
          </table:table-cell>
          <table:table-cell office:value-type="float" office:value="8180275" table:style-name="ce1">
            <text:p>8180275</text:p>
          </table:table-cell>
          <table:table-cell office:value-type="float" office:value="8246206" table:style-name="ce1">
            <text:p>8246206</text:p>
          </table:table-cell>
          <table:table-cell office:value-type="float" office:value="8308341" table:style-name="ce1">
            <text:p>8308341</text:p>
          </table:table-cell>
          <table:table-cell office:value-type="float" office:value="8371303" table:style-name="ce1">
            <text:p>8371303</text:p>
          </table:table-cell>
          <table:table-cell office:value-type="float" office:value="8433780" table:style-name="ce1">
            <text:p>8433780</text:p>
          </table:table-cell>
          <table:table-cell office:value-type="float" office:value="8484693" table:style-name="ce1">
            <text:p>8484693</text:p>
          </table:table-cell>
          <table:table-cell office:value-type="float" office:value="8511794" table:style-name="ce1">
            <text:p>8511794</text:p>
          </table:table-cell>
          <table:table-cell office:value-type="float" office:value="8504658" table:style-name="ce1">
            <text:p>8504658</text:p>
          </table:table-cell>
          <table:table-cell office:value-type="float" office:value="8480823" table:style-name="ce1">
            <text:p>8480823</text:p>
          </table:table-cell>
          <table:table-cell office:value-type="float" office:value="8443317" table:style-name="ce1">
            <text:p>844331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Grenada</text:p>
          </table:table-cell>
          <table:table-cell office:value-type="string" table:style-name="ce1">
            <text:p>GRD</text:p>
          </table:table-cell>
          <table:table-cell office:value-type="float" office:value="27257" table:style-name="ce1">
            <text:p>27257</text:p>
          </table:table-cell>
          <table:table-cell office:value-type="float" office:value="27852" table:style-name="ce1">
            <text:p>27852</text:p>
          </table:table-cell>
          <table:table-cell office:value-type="float" office:value="28381" table:style-name="ce1">
            <text:p>28381</text:p>
          </table:table-cell>
          <table:table-cell office:value-type="float" office:value="28842" table:style-name="ce1">
            <text:p>28842</text:p>
          </table:table-cell>
          <table:table-cell office:value-type="float" office:value="29240" table:style-name="ce1">
            <text:p>29240</text:p>
          </table:table-cell>
          <table:table-cell office:value-type="float" office:value="29579" table:style-name="ce1">
            <text:p>29579</text:p>
          </table:table-cell>
          <table:table-cell office:value-type="float" office:value="29853" table:style-name="ce1">
            <text:p>29853</text:p>
          </table:table-cell>
          <table:table-cell office:value-type="float" office:value="30061" table:style-name="ce1">
            <text:p>30061</text:p>
          </table:table-cell>
          <table:table-cell office:value-type="float" office:value="30216" table:style-name="ce1">
            <text:p>30216</text:p>
          </table:table-cell>
          <table:table-cell office:value-type="float" office:value="30336" table:style-name="ce1">
            <text:p>30336</text:p>
          </table:table-cell>
          <table:table-cell office:value-type="float" office:value="30418" table:style-name="ce1">
            <text:p>30418</text:p>
          </table:table-cell>
          <table:table-cell office:value-type="float" office:value="30403" table:style-name="ce1">
            <text:p>30403</text:p>
          </table:table-cell>
          <table:table-cell office:value-type="float" office:value="30391" table:style-name="ce1">
            <text:p>30391</text:p>
          </table:table-cell>
          <table:table-cell office:value-type="float" office:value="30358" table:style-name="ce1">
            <text:p>30358</text:p>
          </table:table-cell>
          <table:table-cell office:value-type="float" office:value="30269" table:style-name="ce1">
            <text:p>30269</text:p>
          </table:table-cell>
          <table:table-cell office:value-type="float" office:value="30107" table:style-name="ce1">
            <text:p>30107</text:p>
          </table:table-cell>
          <table:table-cell office:value-type="float" office:value="29841" table:style-name="ce1">
            <text:p>29841</text:p>
          </table:table-cell>
          <table:table-cell office:value-type="float" office:value="29497" table:style-name="ce1">
            <text:p>29497</text:p>
          </table:table-cell>
          <table:table-cell office:value-type="float" office:value="29195" table:style-name="ce1">
            <text:p>29195</text:p>
          </table:table-cell>
          <table:table-cell office:value-type="float" office:value="29096" table:style-name="ce1">
            <text:p>29096</text:p>
          </table:table-cell>
          <table:table-cell office:value-type="float" office:value="29301" table:style-name="ce1">
            <text:p>29301</text:p>
          </table:table-cell>
          <table:table-cell office:value-type="float" office:value="29879" table:style-name="ce1">
            <text:p>29879</text:p>
          </table:table-cell>
          <table:table-cell office:value-type="float" office:value="30754" table:style-name="ce1">
            <text:p>30754</text:p>
          </table:table-cell>
          <table:table-cell office:value-type="float" office:value="31756" table:style-name="ce1">
            <text:p>31756</text:p>
          </table:table-cell>
          <table:table-cell office:value-type="float" office:value="32618" table:style-name="ce1">
            <text:p>32618</text:p>
          </table:table-cell>
          <table:table-cell office:value-type="float" office:value="33152" table:style-name="ce1">
            <text:p>33152</text:p>
          </table:table-cell>
          <table:table-cell office:value-type="float" office:value="33281" table:style-name="ce1">
            <text:p>33281</text:p>
          </table:table-cell>
          <table:table-cell office:value-type="float" office:value="33075" table:style-name="ce1">
            <text:p>33075</text:p>
          </table:table-cell>
          <table:table-cell office:value-type="float" office:value="32684" table:style-name="ce1">
            <text:p>32684</text:p>
          </table:table-cell>
          <table:table-cell office:value-type="float" office:value="32335" table:style-name="ce1">
            <text:p>32335</text:p>
          </table:table-cell>
          <table:table-cell office:value-type="float" office:value="32186" table:style-name="ce1">
            <text:p>32186</text:p>
          </table:table-cell>
          <table:table-cell office:value-type="float" office:value="32318" table:style-name="ce1">
            <text:p>32318</text:p>
          </table:table-cell>
          <table:table-cell office:value-type="float" office:value="32820" table:style-name="ce1">
            <text:p>32820</text:p>
          </table:table-cell>
          <table:table-cell office:value-type="float" office:value="33447" table:style-name="ce1">
            <text:p>33447</text:p>
          </table:table-cell>
          <table:table-cell office:value-type="float" office:value="34081" table:style-name="ce1">
            <text:p>34081</text:p>
          </table:table-cell>
          <table:table-cell office:value-type="float" office:value="34635" table:style-name="ce1">
            <text:p>34635</text:p>
          </table:table-cell>
          <table:table-cell office:value-type="float" office:value="35088" table:style-name="ce1">
            <text:p>35088</text:p>
          </table:table-cell>
          <table:table-cell office:value-type="float" office:value="35469" table:style-name="ce1">
            <text:p>35469</text:p>
          </table:table-cell>
          <table:table-cell office:value-type="float" office:value="35799" table:style-name="ce1">
            <text:p>35799</text:p>
          </table:table-cell>
          <table:table-cell office:value-type="float" office:value="36117" table:style-name="ce1">
            <text:p>36117</text:p>
          </table:table-cell>
          <table:table-cell office:value-type="float" office:value="36452" table:style-name="ce1">
            <text:p>36452</text:p>
          </table:table-cell>
          <table:table-cell office:value-type="float" office:value="36773" table:style-name="ce1">
            <text:p>36773</text:p>
          </table:table-cell>
          <table:table-cell office:value-type="float" office:value="36815" table:style-name="ce1">
            <text:p>36815</text:p>
          </table:table-cell>
          <table:table-cell office:value-type="float" office:value="36865" table:style-name="ce1">
            <text:p>36865</text:p>
          </table:table-cell>
          <table:table-cell office:value-type="float" office:value="36919" table:style-name="ce1">
            <text:p>36919</text:p>
          </table:table-cell>
          <table:table-cell office:value-type="float" office:value="36976" table:style-name="ce1">
            <text:p>36976</text:p>
          </table:table-cell>
          <table:table-cell office:value-type="float" office:value="37038" table:style-name="ce1">
            <text:p>37038</text:p>
          </table:table-cell>
          <table:table-cell office:value-type="float" office:value="37107" table:style-name="ce1">
            <text:p>37107</text:p>
          </table:table-cell>
          <table:table-cell office:value-type="float" office:value="37182" table:style-name="ce1">
            <text:p>37182</text:p>
          </table:table-cell>
          <table:table-cell office:value-type="float" office:value="37264" table:style-name="ce1">
            <text:p>37264</text:p>
          </table:table-cell>
          <table:table-cell office:value-type="float" office:value="37350" table:style-name="ce1">
            <text:p>37350</text:p>
          </table:table-cell>
          <table:table-cell office:value-type="float" office:value="37441" table:style-name="ce1">
            <text:p>37441</text:p>
          </table:table-cell>
          <table:table-cell office:value-type="float" office:value="37551" table:style-name="ce1">
            <text:p>37551</text:p>
          </table:table-cell>
          <table:table-cell office:value-type="float" office:value="37683" table:style-name="ce1">
            <text:p>37683</text:p>
          </table:table-cell>
          <table:table-cell office:value-type="float" office:value="37839" table:style-name="ce1">
            <text:p>3783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Greenland</text:p>
          </table:table-cell>
          <table:table-cell office:value-type="string" table:style-name="ce1">
            <text:p>GRL</text:p>
          </table:table-cell>
          <table:table-cell office:value-type="float" office:value="19024" table:style-name="ce1">
            <text:p>19024</text:p>
          </table:table-cell>
          <table:table-cell office:value-type="float" office:value="20155" table:style-name="ce1">
            <text:p>20155</text:p>
          </table:table-cell>
          <table:table-cell office:value-type="float" office:value="21492" table:style-name="ce1">
            <text:p>21492</text:p>
          </table:table-cell>
          <table:table-cell office:value-type="float" office:value="22926" table:style-name="ce1">
            <text:p>22926</text:p>
          </table:table-cell>
          <table:table-cell office:value-type="float" office:value="24265" table:style-name="ce1">
            <text:p>24265</text:p>
          </table:table-cell>
          <table:table-cell office:value-type="float" office:value="25892" table:style-name="ce1">
            <text:p>25892</text:p>
          </table:table-cell>
          <table:table-cell office:value-type="float" office:value="27334" table:style-name="ce1">
            <text:p>27334</text:p>
          </table:table-cell>
          <table:table-cell office:value-type="float" office:value="28849" table:style-name="ce1">
            <text:p>28849</text:p>
          </table:table-cell>
          <table:table-cell office:value-type="float" office:value="30461" table:style-name="ce1">
            <text:p>30461</text:p>
          </table:table-cell>
          <table:table-cell office:value-type="float" office:value="32095" table:style-name="ce1">
            <text:p>32095</text:p>
          </table:table-cell>
          <table:table-cell office:value-type="float" office:value="33753" table:style-name="ce1">
            <text:p>33753</text:p>
          </table:table-cell>
          <table:table-cell office:value-type="float" office:value="34660" table:style-name="ce1">
            <text:p>34660</text:p>
          </table:table-cell>
          <table:table-cell office:value-type="float" office:value="35585" table:style-name="ce1">
            <text:p>35585</text:p>
          </table:table-cell>
          <table:table-cell office:value-type="float" office:value="36218" table:style-name="ce1">
            <text:p>36218</text:p>
          </table:table-cell>
          <table:table-cell office:value-type="float" office:value="36705" table:style-name="ce1">
            <text:p>36705</text:p>
          </table:table-cell>
          <table:table-cell office:value-type="float" office:value="36897" table:style-name="ce1">
            <text:p>36897</text:p>
          </table:table-cell>
          <table:table-cell office:value-type="float" office:value="37089" table:style-name="ce1">
            <text:p>37089</text:p>
          </table:table-cell>
          <table:table-cell office:value-type="float" office:value="37033" table:style-name="ce1">
            <text:p>37033</text:p>
          </table:table-cell>
          <table:table-cell office:value-type="float" office:value="37075" table:style-name="ce1">
            <text:p>37075</text:p>
          </table:table-cell>
          <table:table-cell office:value-type="float" office:value="37567" table:style-name="ce1">
            <text:p>37567</text:p>
          </table:table-cell>
          <table:table-cell office:value-type="float" office:value="38213" table:style-name="ce1">
            <text:p>38213</text:p>
          </table:table-cell>
          <table:table-cell office:value-type="float" office:value="39013" table:style-name="ce1">
            <text:p>39013</text:p>
          </table:table-cell>
          <table:table-cell office:value-type="float" office:value="39588" table:style-name="ce1">
            <text:p>39588</text:p>
          </table:table-cell>
          <table:table-cell office:value-type="float" office:value="40240" table:style-name="ce1">
            <text:p>40240</text:p>
          </table:table-cell>
          <table:table-cell office:value-type="float" office:value="40896" table:style-name="ce1">
            <text:p>40896</text:p>
          </table:table-cell>
          <table:table-cell office:value-type="float" office:value="41475" table:style-name="ce1">
            <text:p>41475</text:p>
          </table:table-cell>
          <table:table-cell office:value-type="float" office:value="41900" table:style-name="ce1">
            <text:p>41900</text:p>
          </table:table-cell>
          <table:table-cell office:value-type="float" office:value="42559" table:style-name="ce1">
            <text:p>42559</text:p>
          </table:table-cell>
          <table:table-cell office:value-type="float" office:value="43301" table:style-name="ce1">
            <text:p>43301</text:p>
          </table:table-cell>
          <table:table-cell office:value-type="float" office:value="43886" table:style-name="ce1">
            <text:p>43886</text:p>
          </table:table-cell>
          <table:table-cell office:value-type="float" office:value="44312" table:style-name="ce1">
            <text:p>44312</text:p>
          </table:table-cell>
          <table:table-cell office:value-type="float" office:value="44418" table:style-name="ce1">
            <text:p>44418</text:p>
          </table:table-cell>
          <table:table-cell office:value-type="float" office:value="44406" table:style-name="ce1">
            <text:p>44406</text:p>
          </table:table-cell>
          <table:table-cell office:value-type="float" office:value="44438" table:style-name="ce1">
            <text:p>44438</text:p>
          </table:table-cell>
          <table:table-cell office:value-type="float" office:value="44790" table:style-name="ce1">
            <text:p>44790</text:p>
          </table:table-cell>
          <table:table-cell office:value-type="float" office:value="45143" table:style-name="ce1">
            <text:p>45143</text:p>
          </table:table-cell>
          <table:table-cell office:value-type="float" office:value="45335" table:style-name="ce1">
            <text:p>45335</text:p>
          </table:table-cell>
          <table:table-cell office:value-type="float" office:value="45487" table:style-name="ce1">
            <text:p>45487</text:p>
          </table:table-cell>
          <table:table-cell office:value-type="float" office:value="45638" table:style-name="ce1">
            <text:p>45638</text:p>
          </table:table-cell>
          <table:table-cell office:value-type="float" office:value="45708" table:style-name="ce1">
            <text:p>45708</text:p>
          </table:table-cell>
          <table:table-cell office:value-type="float" office:value="45859" table:style-name="ce1">
            <text:p>45859</text:p>
          </table:table-cell>
          <table:table-cell office:value-type="float" office:value="46122" table:style-name="ce1">
            <text:p>46122</text:p>
          </table:table-cell>
          <table:table-cell office:value-type="float" office:value="46473" table:style-name="ce1">
            <text:p>46473</text:p>
          </table:table-cell>
          <table:table-cell office:value-type="float" office:value="46739" table:style-name="ce1">
            <text:p>46739</text:p>
          </table:table-cell>
          <table:table-cell office:value-type="float" office:value="46997" table:style-name="ce1">
            <text:p>46997</text:p>
          </table:table-cell>
          <table:table-cell office:value-type="float" office:value="47175" table:style-name="ce1">
            <text:p>47175</text:p>
          </table:table-cell>
          <table:table-cell office:value-type="float" office:value="47220" table:style-name="ce1">
            <text:p>47220</text:p>
          </table:table-cell>
          <table:table-cell office:value-type="float" office:value="47213" table:style-name="ce1">
            <text:p>47213</text:p>
          </table:table-cell>
          <table:table-cell office:value-type="float" office:value="47196" table:style-name="ce1">
            <text:p>47196</text:p>
          </table:table-cell>
          <table:table-cell office:value-type="float" office:value="47360" table:style-name="ce1">
            <text:p>47360</text:p>
          </table:table-cell>
          <table:table-cell office:value-type="float" office:value="48018" table:style-name="ce1">
            <text:p>48018</text:p>
          </table:table-cell>
          <table:table-cell office:value-type="float" office:value="48217" table:style-name="ce1">
            <text:p>48217</text:p>
          </table:table-cell>
          <table:table-cell office:value-type="float" office:value="48402" table:style-name="ce1">
            <text:p>48402</text:p>
          </table:table-cell>
          <table:table-cell office:value-type="float" office:value="48368" table:style-name="ce1">
            <text:p>48368</text:p>
          </table:table-cell>
          <table:table-cell office:value-type="float" office:value="48439" table:style-name="ce1">
            <text:p>4843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Guatemala</text:p>
          </table:table-cell>
          <table:table-cell office:value-type="string" table:style-name="ce1">
            <text:p>GTM</text:p>
          </table:table-cell>
          <table:table-cell office:value-type="float" office:value="1284536" table:style-name="ce1">
            <text:p>1284536</text:p>
          </table:table-cell>
          <table:table-cell office:value-type="float" office:value="1346990" table:style-name="ce1">
            <text:p>1346990</text:p>
          </table:table-cell>
          <table:table-cell office:value-type="float" office:value="1412577" table:style-name="ce1">
            <text:p>1412577</text:p>
          </table:table-cell>
          <table:table-cell office:value-type="float" office:value="1481235" table:style-name="ce1">
            <text:p>1481235</text:p>
          </table:table-cell>
          <table:table-cell office:value-type="float" office:value="1549657" table:style-name="ce1">
            <text:p>1549657</text:p>
          </table:table-cell>
          <table:table-cell office:value-type="float" office:value="1607069" table:style-name="ce1">
            <text:p>1607069</text:p>
          </table:table-cell>
          <table:table-cell office:value-type="float" office:value="1666499" table:style-name="ce1">
            <text:p>1666499</text:p>
          </table:table-cell>
          <table:table-cell office:value-type="float" office:value="1728013" table:style-name="ce1">
            <text:p>1728013</text:p>
          </table:table-cell>
          <table:table-cell office:value-type="float" office:value="1791855" table:style-name="ce1">
            <text:p>1791855</text:p>
          </table:table-cell>
          <table:table-cell office:value-type="float" office:value="1858391" table:style-name="ce1">
            <text:p>1858391</text:p>
          </table:table-cell>
          <table:table-cell office:value-type="float" office:value="1927742" table:style-name="ce1">
            <text:p>1927742</text:p>
          </table:table-cell>
          <table:table-cell office:value-type="float" office:value="2000263" table:style-name="ce1">
            <text:p>2000263</text:p>
          </table:table-cell>
          <table:table-cell office:value-type="float" office:value="2075735" table:style-name="ce1">
            <text:p>2075735</text:p>
          </table:table-cell>
          <table:table-cell office:value-type="float" office:value="2151036" table:style-name="ce1">
            <text:p>2151036</text:p>
          </table:table-cell>
          <table:table-cell office:value-type="float" office:value="2220190" table:style-name="ce1">
            <text:p>2220190</text:p>
          </table:table-cell>
          <table:table-cell office:value-type="float" office:value="2290455" table:style-name="ce1">
            <text:p>2290455</text:p>
          </table:table-cell>
          <table:table-cell office:value-type="float" office:value="2361615" table:style-name="ce1">
            <text:p>2361615</text:p>
          </table:table-cell>
          <table:table-cell office:value-type="float" office:value="2433835" table:style-name="ce1">
            <text:p>2433835</text:p>
          </table:table-cell>
          <table:table-cell office:value-type="float" office:value="2507653" table:style-name="ce1">
            <text:p>2507653</text:p>
          </table:table-cell>
          <table:table-cell office:value-type="float" office:value="2583627" table:style-name="ce1">
            <text:p>2583627</text:p>
          </table:table-cell>
          <table:table-cell office:value-type="float" office:value="2662438" table:style-name="ce1">
            <text:p>2662438</text:p>
          </table:table-cell>
          <table:table-cell office:value-type="float" office:value="2749075" table:style-name="ce1">
            <text:p>2749075</text:p>
          </table:table-cell>
          <table:table-cell office:value-type="float" office:value="2852350" table:style-name="ce1">
            <text:p>2852350</text:p>
          </table:table-cell>
          <table:table-cell office:value-type="float" office:value="2958844" table:style-name="ce1">
            <text:p>2958844</text:p>
          </table:table-cell>
          <table:table-cell office:value-type="float" office:value="3067711" table:style-name="ce1">
            <text:p>3067711</text:p>
          </table:table-cell>
          <table:table-cell office:value-type="float" office:value="3178163" table:style-name="ce1">
            <text:p>3178163</text:p>
          </table:table-cell>
          <table:table-cell office:value-type="float" office:value="3290175" table:style-name="ce1">
            <text:p>3290175</text:p>
          </table:table-cell>
          <table:table-cell office:value-type="float" office:value="3403888" table:style-name="ce1">
            <text:p>3403888</text:p>
          </table:table-cell>
          <table:table-cell office:value-type="float" office:value="3520395" table:style-name="ce1">
            <text:p>3520395</text:p>
          </table:table-cell>
          <table:table-cell office:value-type="float" office:value="3640573" table:style-name="ce1">
            <text:p>3640573</text:p>
          </table:table-cell>
          <table:table-cell office:value-type="float" office:value="3765720" table:style-name="ce1">
            <text:p>3765720</text:p>
          </table:table-cell>
          <table:table-cell office:value-type="float" office:value="3895995" table:style-name="ce1">
            <text:p>3895995</text:p>
          </table:table-cell>
          <table:table-cell office:value-type="float" office:value="4031563" table:style-name="ce1">
            <text:p>4031563</text:p>
          </table:table-cell>
          <table:table-cell office:value-type="float" office:value="4171793" table:style-name="ce1">
            <text:p>4171793</text:p>
          </table:table-cell>
          <table:table-cell office:value-type="float" office:value="4316470" table:style-name="ce1">
            <text:p>4316470</text:p>
          </table:table-cell>
          <table:table-cell office:value-type="float" office:value="4465055" table:style-name="ce1">
            <text:p>4465055</text:p>
          </table:table-cell>
          <table:table-cell office:value-type="float" office:value="4617624" table:style-name="ce1">
            <text:p>4617624</text:p>
          </table:table-cell>
          <table:table-cell office:value-type="float" office:value="4774236" table:style-name="ce1">
            <text:p>4774236</text:p>
          </table:table-cell>
          <table:table-cell office:value-type="float" office:value="4935613" table:style-name="ce1">
            <text:p>4935613</text:p>
          </table:table-cell>
          <table:table-cell office:value-type="float" office:value="5102250" table:style-name="ce1">
            <text:p>5102250</text:p>
          </table:table-cell>
          <table:table-cell office:value-type="float" office:value="5274742" table:style-name="ce1">
            <text:p>5274742</text:p>
          </table:table-cell>
          <table:table-cell office:value-type="float" office:value="5453242" table:style-name="ce1">
            <text:p>5453242</text:p>
          </table:table-cell>
          <table:table-cell office:value-type="float" office:value="5637484" table:style-name="ce1">
            <text:p>5637484</text:p>
          </table:table-cell>
          <table:table-cell office:value-type="float" office:value="5826991" table:style-name="ce1">
            <text:p>5826991</text:p>
          </table:table-cell>
          <table:table-cell office:value-type="float" office:value="6021103" table:style-name="ce1">
            <text:p>6021103</text:p>
          </table:table-cell>
          <table:table-cell office:value-type="float" office:value="6218923" table:style-name="ce1">
            <text:p>6218923</text:p>
          </table:table-cell>
          <table:table-cell office:value-type="float" office:value="6420315" table:style-name="ce1">
            <text:p>6420315</text:p>
          </table:table-cell>
          <table:table-cell office:value-type="float" office:value="6625483" table:style-name="ce1">
            <text:p>6625483</text:p>
          </table:table-cell>
          <table:table-cell office:value-type="float" office:value="6834549" table:style-name="ce1">
            <text:p>6834549</text:p>
          </table:table-cell>
          <table:table-cell office:value-type="float" office:value="7048111" table:style-name="ce1">
            <text:p>7048111</text:p>
          </table:table-cell>
          <table:table-cell office:value-type="float" office:value="7266393" table:style-name="ce1">
            <text:p>7266393</text:p>
          </table:table-cell>
          <table:table-cell office:value-type="float" office:value="7489274" table:style-name="ce1">
            <text:p>7489274</text:p>
          </table:table-cell>
          <table:table-cell office:value-type="float" office:value="7716961" table:style-name="ce1">
            <text:p>7716961</text:p>
          </table:table-cell>
          <table:table-cell office:value-type="float" office:value="7949113" table:style-name="ce1">
            <text:p>7949113</text:p>
          </table:table-cell>
          <table:table-cell office:value-type="float" office:value="8186320" table:style-name="ce1">
            <text:p>8186320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Guam</text:p>
          </table:table-cell>
          <table:table-cell office:value-type="string" table:style-name="ce1">
            <text:p>GUM</text:p>
          </table:table-cell>
          <table:table-cell office:value-type="float" office:value="33469" table:style-name="ce1">
            <text:p>33469</text:p>
          </table:table-cell>
          <table:table-cell office:value-type="float" office:value="34874" table:style-name="ce1">
            <text:p>34874</text:p>
          </table:table-cell>
          <table:table-cell office:value-type="float" office:value="36414" table:style-name="ce1">
            <text:p>36414</text:p>
          </table:table-cell>
          <table:table-cell office:value-type="float" office:value="38065" table:style-name="ce1">
            <text:p>38065</text:p>
          </table:table-cell>
          <table:table-cell office:value-type="float" office:value="39793" table:style-name="ce1">
            <text:p>39793</text:p>
          </table:table-cell>
          <table:table-cell office:value-type="float" office:value="41565" table:style-name="ce1">
            <text:p>41565</text:p>
          </table:table-cell>
          <table:table-cell office:value-type="float" office:value="43375" table:style-name="ce1">
            <text:p>43375</text:p>
          </table:table-cell>
          <table:table-cell office:value-type="float" office:value="45226" table:style-name="ce1">
            <text:p>45226</text:p>
          </table:table-cell>
          <table:table-cell office:value-type="float" office:value="47119" table:style-name="ce1">
            <text:p>47119</text:p>
          </table:table-cell>
          <table:table-cell office:value-type="float" office:value="49048" table:style-name="ce1">
            <text:p>49048</text:p>
          </table:table-cell>
          <table:table-cell office:value-type="float" office:value="51938" table:style-name="ce1">
            <text:p>51938</text:p>
          </table:table-cell>
          <table:table-cell office:value-type="float" office:value="57569" table:style-name="ce1">
            <text:p>57569</text:p>
          </table:table-cell>
          <table:table-cell office:value-type="float" office:value="63060" table:style-name="ce1">
            <text:p>63060</text:p>
          </table:table-cell>
          <table:table-cell office:value-type="float" office:value="68324" table:style-name="ce1">
            <text:p>68324</text:p>
          </table:table-cell>
          <table:table-cell office:value-type="float" office:value="73335" table:style-name="ce1">
            <text:p>73335</text:p>
          </table:table-cell>
          <table:table-cell office:value-type="float" office:value="78074" table:style-name="ce1">
            <text:p>78074</text:p>
          </table:table-cell>
          <table:table-cell office:value-type="float" office:value="82541" table:style-name="ce1">
            <text:p>82541</text:p>
          </table:table-cell>
          <table:table-cell office:value-type="float" office:value="86737" table:style-name="ce1">
            <text:p>86737</text:p>
          </table:table-cell>
          <table:table-cell office:value-type="float" office:value="90697" table:style-name="ce1">
            <text:p>90697</text:p>
          </table:table-cell>
          <table:table-cell office:value-type="float" office:value="94449" table:style-name="ce1">
            <text:p>94449</text:p>
          </table:table-cell>
          <table:table-cell office:value-type="float" office:value="97626" table:style-name="ce1">
            <text:p>97626</text:p>
          </table:table-cell>
          <table:table-cell office:value-type="float" office:value="99555" table:style-name="ce1">
            <text:p>99555</text:p>
          </table:table-cell>
          <table:table-cell office:value-type="float" office:value="101526" table:style-name="ce1">
            <text:p>101526</text:p>
          </table:table-cell>
          <table:table-cell office:value-type="float" office:value="103536" table:style-name="ce1">
            <text:p>103536</text:p>
          </table:table-cell>
          <table:table-cell office:value-type="float" office:value="105577" table:style-name="ce1">
            <text:p>105577</text:p>
          </table:table-cell>
          <table:table-cell office:value-type="float" office:value="107645" table:style-name="ce1">
            <text:p>107645</text:p>
          </table:table-cell>
          <table:table-cell office:value-type="float" office:value="109721" table:style-name="ce1">
            <text:p>109721</text:p>
          </table:table-cell>
          <table:table-cell office:value-type="float" office:value="111798" table:style-name="ce1">
            <text:p>111798</text:p>
          </table:table-cell>
          <table:table-cell office:value-type="float" office:value="113897" table:style-name="ce1">
            <text:p>113897</text:p>
          </table:table-cell>
          <table:table-cell office:value-type="float" office:value="116050" table:style-name="ce1">
            <text:p>116050</text:p>
          </table:table-cell>
          <table:table-cell office:value-type="float" office:value="118472" table:style-name="ce1">
            <text:p>118472</text:p>
          </table:table-cell>
          <table:table-cell office:value-type="float" office:value="121615" table:style-name="ce1">
            <text:p>121615</text:p>
          </table:table-cell>
          <table:table-cell office:value-type="float" office:value="124831" table:style-name="ce1">
            <text:p>124831</text:p>
          </table:table-cell>
          <table:table-cell office:value-type="float" office:value="128035" table:style-name="ce1">
            <text:p>128035</text:p>
          </table:table-cell>
          <table:table-cell office:value-type="float" office:value="131119" table:style-name="ce1">
            <text:p>131119</text:p>
          </table:table-cell>
          <table:table-cell office:value-type="float" office:value="133997" table:style-name="ce1">
            <text:p>133997</text:p>
          </table:table-cell>
          <table:table-cell office:value-type="float" office:value="136640" table:style-name="ce1">
            <text:p>136640</text:p>
          </table:table-cell>
          <table:table-cell office:value-type="float" office:value="139053" table:style-name="ce1">
            <text:p>139053</text:p>
          </table:table-cell>
          <table:table-cell office:value-type="float" office:value="141209" table:style-name="ce1">
            <text:p>141209</text:p>
          </table:table-cell>
          <table:table-cell office:value-type="float" office:value="143091" table:style-name="ce1">
            <text:p>143091</text:p>
          </table:table-cell>
          <table:table-cell office:value-type="float" office:value="144655" table:style-name="ce1">
            <text:p>144655</text:p>
          </table:table-cell>
          <table:table-cell office:value-type="float" office:value="145832" table:style-name="ce1">
            <text:p>145832</text:p>
          </table:table-cell>
          <table:table-cell office:value-type="float" office:value="146759" table:style-name="ce1">
            <text:p>146759</text:p>
          </table:table-cell>
          <table:table-cell office:value-type="float" office:value="147462" table:style-name="ce1">
            <text:p>147462</text:p>
          </table:table-cell>
          <table:table-cell office:value-type="float" office:value="147965" table:style-name="ce1">
            <text:p>147965</text:p>
          </table:table-cell>
          <table:table-cell office:value-type="float" office:value="148312" table:style-name="ce1">
            <text:p>148312</text:p>
          </table:table-cell>
          <table:table-cell office:value-type="float" office:value="148491" table:style-name="ce1">
            <text:p>148491</text:p>
          </table:table-cell>
          <table:table-cell office:value-type="float" office:value="148550" table:style-name="ce1">
            <text:p>148550</text:p>
          </table:table-cell>
          <table:table-cell office:value-type="float" office:value="148678" table:style-name="ce1">
            <text:p>148678</text:p>
          </table:table-cell>
          <table:table-cell office:value-type="float" office:value="149116" table:style-name="ce1">
            <text:p>149116</text:p>
          </table:table-cell>
          <table:table-cell office:value-type="float" office:value="150031" table:style-name="ce1">
            <text:p>150031</text:p>
          </table:table-cell>
          <table:table-cell office:value-type="float" office:value="151507" table:style-name="ce1">
            <text:p>151507</text:p>
          </table:table-cell>
          <table:table-cell office:value-type="float" office:value="153483" table:style-name="ce1">
            <text:p>153483</text:p>
          </table:table-cell>
          <table:table-cell office:value-type="float" office:value="155802" table:style-name="ce1">
            <text:p>155802</text:p>
          </table:table-cell>
          <table:table-cell office:value-type="float" office:value="158223" table:style-name="ce1">
            <text:p>15822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Guyana</text:p>
          </table:table-cell>
          <table:table-cell office:value-type="string" table:style-name="ce1">
            <text:p>GUY</text:p>
          </table:table-cell>
          <table:table-cell office:value-type="float" office:value="163675" table:style-name="ce1">
            <text:p>163675</text:p>
          </table:table-cell>
          <table:table-cell office:value-type="float" office:value="169075" table:style-name="ce1">
            <text:p>169075</text:p>
          </table:table-cell>
          <table:table-cell office:value-type="float" office:value="174697" table:style-name="ce1">
            <text:p>174697</text:p>
          </table:table-cell>
          <table:table-cell office:value-type="float" office:value="180276" table:style-name="ce1">
            <text:p>180276</text:p>
          </table:table-cell>
          <table:table-cell office:value-type="float" office:value="185450" table:style-name="ce1">
            <text:p>185450</text:p>
          </table:table-cell>
          <table:table-cell office:value-type="float" office:value="189969" table:style-name="ce1">
            <text:p>189969</text:p>
          </table:table-cell>
          <table:table-cell office:value-type="float" office:value="193725" table:style-name="ce1">
            <text:p>193725</text:p>
          </table:table-cell>
          <table:table-cell office:value-type="float" office:value="196818" table:style-name="ce1">
            <text:p>196818</text:p>
          </table:table-cell>
          <table:table-cell office:value-type="float" office:value="199457" table:style-name="ce1">
            <text:p>199457</text:p>
          </table:table-cell>
          <table:table-cell office:value-type="float" office:value="201958" table:style-name="ce1">
            <text:p>201958</text:p>
          </table:table-cell>
          <table:table-cell office:value-type="float" office:value="204669" table:style-name="ce1">
            <text:p>204669</text:p>
          </table:table-cell>
          <table:table-cell office:value-type="float" office:value="207857" table:style-name="ce1">
            <text:p>207857</text:p>
          </table:table-cell>
          <table:table-cell office:value-type="float" office:value="211100" table:style-name="ce1">
            <text:p>211100</text:p>
          </table:table-cell>
          <table:table-cell office:value-type="float" office:value="214473" table:style-name="ce1">
            <text:p>214473</text:p>
          </table:table-cell>
          <table:table-cell office:value-type="float" office:value="218031" table:style-name="ce1">
            <text:p>218031</text:p>
          </table:table-cell>
          <table:table-cell office:value-type="float" office:value="221806" table:style-name="ce1">
            <text:p>221806</text:p>
          </table:table-cell>
          <table:table-cell office:value-type="float" office:value="225873" table:style-name="ce1">
            <text:p>225873</text:p>
          </table:table-cell>
          <table:table-cell office:value-type="float" office:value="230152" table:style-name="ce1">
            <text:p>230152</text:p>
          </table:table-cell>
          <table:table-cell office:value-type="float" office:value="234249" table:style-name="ce1">
            <text:p>234249</text:p>
          </table:table-cell>
          <table:table-cell office:value-type="float" office:value="237669" table:style-name="ce1">
            <text:p>237669</text:p>
          </table:table-cell>
          <table:table-cell office:value-type="float" office:value="239823" table:style-name="ce1">
            <text:p>239823</text:p>
          </table:table-cell>
          <table:table-cell office:value-type="float" office:value="239438" table:style-name="ce1">
            <text:p>239438</text:p>
          </table:table-cell>
          <table:table-cell office:value-type="float" office:value="238035" table:style-name="ce1">
            <text:p>238035</text:p>
          </table:table-cell>
          <table:table-cell office:value-type="float" office:value="235788" table:style-name="ce1">
            <text:p>235788</text:p>
          </table:table-cell>
          <table:table-cell office:value-type="float" office:value="232949" table:style-name="ce1">
            <text:p>232949</text:p>
          </table:table-cell>
          <table:table-cell office:value-type="float" office:value="229765" table:style-name="ce1">
            <text:p>229765</text:p>
          </table:table-cell>
          <table:table-cell office:value-type="float" office:value="226249" table:style-name="ce1">
            <text:p>226249</text:p>
          </table:table-cell>
          <table:table-cell office:value-type="float" office:value="222449" table:style-name="ce1">
            <text:p>222449</text:p>
          </table:table-cell>
          <table:table-cell office:value-type="float" office:value="218720" table:style-name="ce1">
            <text:p>218720</text:p>
          </table:table-cell>
          <table:table-cell office:value-type="float" office:value="215496" table:style-name="ce1">
            <text:p>215496</text:p>
          </table:table-cell>
          <table:table-cell office:value-type="float" office:value="213081" table:style-name="ce1">
            <text:p>213081</text:p>
          </table:table-cell>
          <table:table-cell office:value-type="float" office:value="211613" table:style-name="ce1">
            <text:p>211613</text:p>
          </table:table-cell>
          <table:table-cell office:value-type="float" office:value="211009" table:style-name="ce1">
            <text:p>211009</text:p>
          </table:table-cell>
          <table:table-cell office:value-type="float" office:value="211042" table:style-name="ce1">
            <text:p>211042</text:p>
          </table:table-cell>
          <table:table-cell office:value-type="float" office:value="211371" table:style-name="ce1">
            <text:p>211371</text:p>
          </table:table-cell>
          <table:table-cell office:value-type="float" office:value="211737" table:style-name="ce1">
            <text:p>211737</text:p>
          </table:table-cell>
          <table:table-cell office:value-type="float" office:value="212106" table:style-name="ce1">
            <text:p>212106</text:p>
          </table:table-cell>
          <table:table-cell office:value-type="float" office:value="212517" table:style-name="ce1">
            <text:p>212517</text:p>
          </table:table-cell>
          <table:table-cell office:value-type="float" office:value="212871" table:style-name="ce1">
            <text:p>212871</text:p>
          </table:table-cell>
          <table:table-cell office:value-type="float" office:value="213041" table:style-name="ce1">
            <text:p>213041</text:p>
          </table:table-cell>
          <table:table-cell office:value-type="float" office:value="212972" table:style-name="ce1">
            <text:p>212972</text:p>
          </table:table-cell>
          <table:table-cell office:value-type="float" office:value="212589" table:style-name="ce1">
            <text:p>212589</text:p>
          </table:table-cell>
          <table:table-cell office:value-type="float" office:value="211919" table:style-name="ce1">
            <text:p>211919</text:p>
          </table:table-cell>
          <table:table-cell office:value-type="float" office:value="211111" table:style-name="ce1">
            <text:p>211111</text:p>
          </table:table-cell>
          <table:table-cell office:value-type="float" office:value="210462" table:style-name="ce1">
            <text:p>210462</text:p>
          </table:table-cell>
          <table:table-cell office:value-type="float" office:value="210134" table:style-name="ce1">
            <text:p>210134</text:p>
          </table:table-cell>
          <table:table-cell office:value-type="float" office:value="210156" table:style-name="ce1">
            <text:p>210156</text:p>
          </table:table-cell>
          <table:table-cell office:value-type="float" office:value="210501" table:style-name="ce1">
            <text:p>210501</text:p>
          </table:table-cell>
          <table:table-cell office:value-type="float" office:value="211098" table:style-name="ce1">
            <text:p>211098</text:p>
          </table:table-cell>
          <table:table-cell office:value-type="float" office:value="211869" table:style-name="ce1">
            <text:p>211869</text:p>
          </table:table-cell>
          <table:table-cell office:value-type="float" office:value="212742" table:style-name="ce1">
            <text:p>212742</text:p>
          </table:table-cell>
          <table:table-cell office:value-type="float" office:value="213696" table:style-name="ce1">
            <text:p>213696</text:p>
          </table:table-cell>
          <table:table-cell office:value-type="float" office:value="214774" table:style-name="ce1">
            <text:p>214774</text:p>
          </table:table-cell>
          <table:table-cell office:value-type="float" office:value="215996" table:style-name="ce1">
            <text:p>215996</text:p>
          </table:table-cell>
          <table:table-cell office:value-type="float" office:value="217396" table:style-name="ce1">
            <text:p>217396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High income</text:p>
          </table:table-cell>
          <table:table-cell office:value-type="string" table:style-name="ce1">
            <text:p>HIC</text:p>
          </table:table-cell>
          <table:table-cell office:value-type="float" office:value="562230815" table:style-name="ce1">
            <text:p>562230815</text:p>
          </table:table-cell>
          <table:table-cell office:value-type="float" office:value="575512940" table:style-name="ce1">
            <text:p>575512940</text:p>
          </table:table-cell>
          <table:table-cell office:value-type="float" office:value="588090120" table:style-name="ce1">
            <text:p>588090120</text:p>
          </table:table-cell>
          <table:table-cell office:value-type="float" office:value="600899450" table:style-name="ce1">
            <text:p>600899450</text:p>
          </table:table-cell>
          <table:table-cell office:value-type="float" office:value="613782702" table:style-name="ce1">
            <text:p>613782702</text:p>
          </table:table-cell>
          <table:table-cell office:value-type="float" office:value="626535898" table:style-name="ce1">
            <text:p>626535898</text:p>
          </table:table-cell>
          <table:table-cell office:value-type="float" office:value="638511867" table:style-name="ce1">
            <text:p>638511867</text:p>
          </table:table-cell>
          <table:table-cell office:value-type="float" office:value="650391817" table:style-name="ce1">
            <text:p>650391817</text:p>
          </table:table-cell>
          <table:table-cell office:value-type="float" office:value="661606667" table:style-name="ce1">
            <text:p>661606667</text:p>
          </table:table-cell>
          <table:table-cell office:value-type="float" office:value="673914665" table:style-name="ce1">
            <text:p>673914665</text:p>
          </table:table-cell>
          <table:table-cell office:value-type="float" office:value="685497409" table:style-name="ce1">
            <text:p>685497409</text:p>
          </table:table-cell>
          <table:table-cell office:value-type="float" office:value="696981508" table:style-name="ce1">
            <text:p>696981508</text:p>
          </table:table-cell>
          <table:table-cell office:value-type="float" office:value="708358804" table:style-name="ce1">
            <text:p>708358804</text:p>
          </table:table-cell>
          <table:table-cell office:value-type="float" office:value="719109892" table:style-name="ce1">
            <text:p>719109892</text:p>
          </table:table-cell>
          <table:table-cell office:value-type="float" office:value="730699701" table:style-name="ce1">
            <text:p>730699701</text:p>
          </table:table-cell>
          <table:table-cell office:value-type="float" office:value="741873874" table:style-name="ce1">
            <text:p>741873874</text:p>
          </table:table-cell>
          <table:table-cell office:value-type="float" office:value="751526730" table:style-name="ce1">
            <text:p>751526730</text:p>
          </table:table-cell>
          <table:table-cell office:value-type="float" office:value="761339465" table:style-name="ce1">
            <text:p>761339465</text:p>
          </table:table-cell>
          <table:table-cell office:value-type="float" office:value="771352222" table:style-name="ce1">
            <text:p>771352222</text:p>
          </table:table-cell>
          <table:table-cell office:value-type="float" office:value="781364444" table:style-name="ce1">
            <text:p>781364444</text:p>
          </table:table-cell>
          <table:table-cell office:value-type="float" office:value="791049468" table:style-name="ce1">
            <text:p>791049468</text:p>
          </table:table-cell>
          <table:table-cell office:value-type="float" office:value="801156826" table:style-name="ce1">
            <text:p>801156826</text:p>
          </table:table-cell>
          <table:table-cell office:value-type="float" office:value="810632384" table:style-name="ce1">
            <text:p>810632384</text:p>
          </table:table-cell>
          <table:table-cell office:value-type="float" office:value="819642800" table:style-name="ce1">
            <text:p>819642800</text:p>
          </table:table-cell>
          <table:table-cell office:value-type="float" office:value="828495684" table:style-name="ce1">
            <text:p>828495684</text:p>
          </table:table-cell>
          <table:table-cell office:value-type="float" office:value="837395834" table:style-name="ce1">
            <text:p>837395834</text:p>
          </table:table-cell>
          <table:table-cell office:value-type="float" office:value="846810772" table:style-name="ce1">
            <text:p>846810772</text:p>
          </table:table-cell>
          <table:table-cell office:value-type="float" office:value="856030290" table:style-name="ce1">
            <text:p>856030290</text:p>
          </table:table-cell>
          <table:table-cell office:value-type="float" office:value="866195157" table:style-name="ce1">
            <text:p>866195157</text:p>
          </table:table-cell>
          <table:table-cell office:value-type="float" office:value="875605182" table:style-name="ce1">
            <text:p>875605182</text:p>
          </table:table-cell>
          <table:table-cell office:value-type="float" office:value="884992409" table:style-name="ce1">
            <text:p>884992409</text:p>
          </table:table-cell>
          <table:table-cell office:value-type="float" office:value="894647663" table:style-name="ce1">
            <text:p>894647663</text:p>
          </table:table-cell>
          <table:table-cell office:value-type="float" office:value="902240549" table:style-name="ce1">
            <text:p>902240549</text:p>
          </table:table-cell>
          <table:table-cell office:value-type="float" office:value="911353230" table:style-name="ce1">
            <text:p>911353230</text:p>
          </table:table-cell>
          <table:table-cell office:value-type="float" office:value="919999986" table:style-name="ce1">
            <text:p>919999986</text:p>
          </table:table-cell>
          <table:table-cell office:value-type="float" office:value="930250707" table:style-name="ce1">
            <text:p>930250707</text:p>
          </table:table-cell>
          <table:table-cell office:value-type="float" office:value="938510969" table:style-name="ce1">
            <text:p>938510969</text:p>
          </table:table-cell>
          <table:table-cell office:value-type="float" office:value="946628878" table:style-name="ce1">
            <text:p>946628878</text:p>
          </table:table-cell>
          <table:table-cell office:value-type="float" office:value="954539921" table:style-name="ce1">
            <text:p>954539921</text:p>
          </table:table-cell>
          <table:table-cell office:value-type="float" office:value="962456260" table:style-name="ce1">
            <text:p>962456260</text:p>
          </table:table-cell>
          <table:table-cell office:value-type="float" office:value="970254945" table:style-name="ce1">
            <text:p>970254945</text:p>
          </table:table-cell>
          <table:table-cell office:value-type="float" office:value="979797698" table:style-name="ce1">
            <text:p>979797698</text:p>
          </table:table-cell>
          <table:table-cell office:value-type="float" office:value="989829852" table:style-name="ce1">
            <text:p>989829852</text:p>
          </table:table-cell>
          <table:table-cell office:value-type="float" office:value="999642861" table:style-name="ce1">
            <text:p>999642861</text:p>
          </table:table-cell>
          <table:table-cell office:value-type="float" office:value="1009743689" table:style-name="ce1">
            <text:p>1009743689</text:p>
          </table:table-cell>
          <table:table-cell office:value-type="float" office:value="1019931362" table:style-name="ce1">
            <text:p>1019931362</text:p>
          </table:table-cell>
          <table:table-cell office:value-type="float" office:value="1030340738" table:style-name="ce1">
            <text:p>1030340738</text:p>
          </table:table-cell>
          <table:table-cell office:value-type="float" office:value="1041192421" table:style-name="ce1">
            <text:p>1041192421</text:p>
          </table:table-cell>
          <table:table-cell office:value-type="float" office:value="1052594582" table:style-name="ce1">
            <text:p>1052594582</text:p>
          </table:table-cell>
          <table:table-cell office:value-type="float" office:value="1063194941" table:style-name="ce1">
            <text:p>1063194941</text:p>
          </table:table-cell>
          <table:table-cell office:value-type="float" office:value="1073099871" table:style-name="ce1">
            <text:p>1073099871</text:p>
          </table:table-cell>
          <table:table-cell office:value-type="float" office:value="1082490687" table:style-name="ce1">
            <text:p>1082490687</text:p>
          </table:table-cell>
          <table:table-cell office:value-type="float" office:value="1090617499" table:style-name="ce1">
            <text:p>1090617499</text:p>
          </table:table-cell>
          <table:table-cell office:value-type="float" office:value="1101020285" table:style-name="ce1">
            <text:p>1101020285</text:p>
          </table:table-cell>
          <table:table-cell office:value-type="float" office:value="1109053271" table:style-name="ce1">
            <text:p>110905327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Hong Kong SAR, China</text:p>
          </table:table-cell>
          <table:table-cell office:value-type="string" table:style-name="ce1">
            <text:p>HKG</text:p>
          </table:table-cell>
          <table:table-cell office:value-type="float" office:value="2620415" table:style-name="ce1">
            <text:p>2620415</text:p>
          </table:table-cell>
          <table:table-cell office:value-type="float" office:value="2702168" table:style-name="ce1">
            <text:p>2702168</text:p>
          </table:table-cell>
          <table:table-cell office:value-type="float" office:value="2828656" table:style-name="ce1">
            <text:p>2828656</text:p>
          </table:table-cell>
          <table:table-cell office:value-type="float" office:value="2937424" table:style-name="ce1">
            <text:p>2937424</text:p>
          </table:table-cell>
          <table:table-cell office:value-type="float" office:value="3019108" table:style-name="ce1">
            <text:p>3019108</text:p>
          </table:table-cell>
          <table:table-cell office:value-type="float" office:value="3109377" table:style-name="ce1">
            <text:p>3109377</text:p>
          </table:table-cell>
          <table:table-cell office:value-type="float" office:value="3146833" table:style-name="ce1">
            <text:p>3146833</text:p>
          </table:table-cell>
          <table:table-cell office:value-type="float" office:value="3237272" table:style-name="ce1">
            <text:p>3237272</text:p>
          </table:table-cell>
          <table:table-cell office:value-type="float" office:value="3316715" table:style-name="ce1">
            <text:p>3316715</text:p>
          </table:table-cell>
          <table:table-cell office:value-type="float" office:value="3379985" table:style-name="ce1">
            <text:p>3379985</text:p>
          </table:table-cell>
          <table:table-cell office:value-type="float" office:value="3473191" table:style-name="ce1">
            <text:p>3473191</text:p>
          </table:table-cell>
          <table:table-cell office:value-type="float" office:value="3561442" table:style-name="ce1">
            <text:p>3561442</text:p>
          </table:table-cell>
          <table:table-cell office:value-type="float" office:value="3648314" table:style-name="ce1">
            <text:p>3648314</text:p>
          </table:table-cell>
          <table:table-cell office:value-type="float" office:value="3770528" table:style-name="ce1">
            <text:p>3770528</text:p>
          </table:table-cell>
          <table:table-cell office:value-type="float" office:value="3870484" table:style-name="ce1">
            <text:p>3870484</text:p>
          </table:table-cell>
          <table:table-cell office:value-type="float" office:value="4001832" table:style-name="ce1">
            <text:p>4001832</text:p>
          </table:table-cell>
          <table:table-cell office:value-type="float" office:value="4069679" table:style-name="ce1">
            <text:p>4069679</text:p>
          </table:table-cell>
          <table:table-cell office:value-type="float" office:value="4145727" table:style-name="ce1">
            <text:p>4145727</text:p>
          </table:table-cell>
          <table:table-cell office:value-type="float" office:value="4238137" table:style-name="ce1">
            <text:p>4238137</text:p>
          </table:table-cell>
          <table:table-cell office:value-type="float" office:value="4493175" table:style-name="ce1">
            <text:p>4493175</text:p>
          </table:table-cell>
          <table:table-cell office:value-type="float" office:value="4631623" table:style-name="ce1">
            <text:p>4631623</text:p>
          </table:table-cell>
          <table:table-cell office:value-type="float" office:value="4758050" table:style-name="ce1">
            <text:p>4758050</text:p>
          </table:table-cell>
          <table:table-cell office:value-type="float" office:value="4848078" table:style-name="ce1">
            <text:p>4848078</text:p>
          </table:table-cell>
          <table:table-cell office:value-type="float" office:value="4937590" table:style-name="ce1">
            <text:p>4937590</text:p>
          </table:table-cell>
          <table:table-cell office:value-type="float" office:value="5001316" table:style-name="ce1">
            <text:p>5001316</text:p>
          </table:table-cell>
          <table:table-cell office:value-type="float" office:value="5069901" table:style-name="ce1">
            <text:p>5069901</text:p>
          </table:table-cell>
          <table:table-cell office:value-type="float" office:value="5206825" table:style-name="ce1">
            <text:p>5206825</text:p>
          </table:table-cell>
          <table:table-cell office:value-type="float" office:value="5414958" table:style-name="ce1">
            <text:p>5414958</text:p>
          </table:table-cell>
          <table:table-cell office:value-type="float" office:value="5532437" table:style-name="ce1">
            <text:p>5532437</text:p>
          </table:table-cell>
          <table:table-cell office:value-type="float" office:value="5634683" table:style-name="ce1">
            <text:p>5634683</text:p>
          </table:table-cell>
          <table:table-cell office:value-type="float" office:value="5676947" table:style-name="ce1">
            <text:p>5676947</text:p>
          </table:table-cell>
          <table:table-cell office:value-type="float" office:value="5742337" table:style-name="ce1">
            <text:p>5742337</text:p>
          </table:table-cell>
          <table:table-cell office:value-type="float" office:value="5799282" table:style-name="ce1">
            <text:p>5799282</text:p>
          </table:table-cell>
          <table:table-cell office:value-type="float" office:value="5901000" table:style-name="ce1">
            <text:p>5901000</text:p>
          </table:table-cell>
          <table:table-cell office:value-type="float" office:value="6035400" table:style-name="ce1">
            <text:p>6035400</text:p>
          </table:table-cell>
          <table:table-cell office:value-type="float" office:value="6156100" table:style-name="ce1">
            <text:p>6156100</text:p>
          </table:table-cell>
          <table:table-cell office:value-type="float" office:value="6435500" table:style-name="ce1">
            <text:p>6435500</text:p>
          </table:table-cell>
          <table:table-cell office:value-type="float" office:value="6489300" table:style-name="ce1">
            <text:p>6489300</text:p>
          </table:table-cell>
          <table:table-cell office:value-type="float" office:value="6543700" table:style-name="ce1">
            <text:p>6543700</text:p>
          </table:table-cell>
          <table:table-cell office:value-type="float" office:value="6606500" table:style-name="ce1">
            <text:p>6606500</text:p>
          </table:table-cell>
          <table:table-cell office:value-type="float" office:value="6665000" table:style-name="ce1">
            <text:p>6665000</text:p>
          </table:table-cell>
          <table:table-cell office:value-type="float" office:value="6714300" table:style-name="ce1">
            <text:p>6714300</text:p>
          </table:table-cell>
          <table:table-cell office:value-type="float" office:value="6744100" table:style-name="ce1">
            <text:p>6744100</text:p>
          </table:table-cell>
          <table:table-cell office:value-type="float" office:value="6730800" table:style-name="ce1">
            <text:p>6730800</text:p>
          </table:table-cell>
          <table:table-cell office:value-type="float" office:value="6783500" table:style-name="ce1">
            <text:p>6783500</text:p>
          </table:table-cell>
          <table:table-cell office:value-type="float" office:value="6813200" table:style-name="ce1">
            <text:p>6813200</text:p>
          </table:table-cell>
          <table:table-cell office:value-type="float" office:value="6857100" table:style-name="ce1">
            <text:p>6857100</text:p>
          </table:table-cell>
          <table:table-cell office:value-type="float" office:value="6916300" table:style-name="ce1">
            <text:p>6916300</text:p>
          </table:table-cell>
          <table:table-cell office:value-type="float" office:value="6957800" table:style-name="ce1">
            <text:p>6957800</text:p>
          </table:table-cell>
          <table:table-cell office:value-type="float" office:value="6972800" table:style-name="ce1">
            <text:p>6972800</text:p>
          </table:table-cell>
          <table:table-cell office:value-type="float" office:value="7024200" table:style-name="ce1">
            <text:p>7024200</text:p>
          </table:table-cell>
          <table:table-cell office:value-type="float" office:value="7071600" table:style-name="ce1">
            <text:p>7071600</text:p>
          </table:table-cell>
          <table:table-cell office:value-type="float" office:value="7154600" table:style-name="ce1">
            <text:p>7154600</text:p>
          </table:table-cell>
          <table:table-cell office:value-type="float" office:value="7187500" table:style-name="ce1">
            <text:p>7187500</text:p>
          </table:table-cell>
          <table:table-cell office:value-type="float" office:value="7241700" table:style-name="ce1">
            <text:p>7241700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Honduras</text:p>
          </table:table-cell>
          <table:table-cell office:value-type="string" table:style-name="ce1">
            <text:p>HND</text:p>
          </table:table-cell>
          <table:table-cell office:value-type="float" office:value="455471" table:style-name="ce1">
            <text:p>455471</text:p>
          </table:table-cell>
          <table:table-cell office:value-type="float" office:value="482469" table:style-name="ce1">
            <text:p>482469</text:p>
          </table:table-cell>
          <table:table-cell office:value-type="float" office:value="511271" table:style-name="ce1">
            <text:p>511271</text:p>
          </table:table-cell>
          <table:table-cell office:value-type="float" office:value="541531" table:style-name="ce1">
            <text:p>541531</text:p>
          </table:table-cell>
          <table:table-cell office:value-type="float" office:value="572837" table:style-name="ce1">
            <text:p>572837</text:p>
          </table:table-cell>
          <table:table-cell office:value-type="float" office:value="604722" table:style-name="ce1">
            <text:p>604722</text:p>
          </table:table-cell>
          <table:table-cell office:value-type="float" office:value="637127" table:style-name="ce1">
            <text:p>637127</text:p>
          </table:table-cell>
          <table:table-cell office:value-type="float" office:value="670179" table:style-name="ce1">
            <text:p>670179</text:p>
          </table:table-cell>
          <table:table-cell office:value-type="float" office:value="704305" table:style-name="ce1">
            <text:p>704305</text:p>
          </table:table-cell>
          <table:table-cell office:value-type="float" office:value="739997" table:style-name="ce1">
            <text:p>739997</text:p>
          </table:table-cell>
          <table:table-cell office:value-type="float" office:value="777842" table:style-name="ce1">
            <text:p>777842</text:p>
          </table:table-cell>
          <table:table-cell office:value-type="float" office:value="818010" table:style-name="ce1">
            <text:p>818010</text:p>
          </table:table-cell>
          <table:table-cell office:value-type="float" office:value="860577" table:style-name="ce1">
            <text:p>860577</text:p>
          </table:table-cell>
          <table:table-cell office:value-type="float" office:value="905689" table:style-name="ce1">
            <text:p>905689</text:p>
          </table:table-cell>
          <table:table-cell office:value-type="float" office:value="952057" table:style-name="ce1">
            <text:p>952057</text:p>
          </table:table-cell>
          <table:table-cell office:value-type="float" office:value="997894" table:style-name="ce1">
            <text:p>997894</text:p>
          </table:table-cell>
          <table:table-cell office:value-type="float" office:value="1046490" table:style-name="ce1">
            <text:p>1046490</text:p>
          </table:table-cell>
          <table:table-cell office:value-type="float" office:value="1097920" table:style-name="ce1">
            <text:p>1097920</text:p>
          </table:table-cell>
          <table:table-cell office:value-type="float" office:value="1152100" table:style-name="ce1">
            <text:p>1152100</text:p>
          </table:table-cell>
          <table:table-cell office:value-type="float" office:value="1208803" table:style-name="ce1">
            <text:p>1208803</text:p>
          </table:table-cell>
          <table:table-cell office:value-type="float" office:value="1267825" table:style-name="ce1">
            <text:p>1267825</text:p>
          </table:table-cell>
          <table:table-cell office:value-type="float" office:value="1329111" table:style-name="ce1">
            <text:p>1329111</text:p>
          </table:table-cell>
          <table:table-cell office:value-type="float" office:value="1392741" table:style-name="ce1">
            <text:p>1392741</text:p>
          </table:table-cell>
          <table:table-cell office:value-type="float" office:value="1458826" table:style-name="ce1">
            <text:p>1458826</text:p>
          </table:table-cell>
          <table:table-cell office:value-type="float" office:value="1527579" table:style-name="ce1">
            <text:p>1527579</text:p>
          </table:table-cell>
          <table:table-cell office:value-type="float" office:value="1598996" table:style-name="ce1">
            <text:p>1598996</text:p>
          </table:table-cell>
          <table:table-cell office:value-type="float" office:value="1673161" table:style-name="ce1">
            <text:p>1673161</text:p>
          </table:table-cell>
          <table:table-cell office:value-type="float" office:value="1749988" table:style-name="ce1">
            <text:p>1749988</text:p>
          </table:table-cell>
          <table:table-cell office:value-type="float" office:value="1828559" table:style-name="ce1">
            <text:p>1828559</text:p>
          </table:table-cell>
          <table:table-cell office:value-type="float" office:value="1905243" table:style-name="ce1">
            <text:p>1905243</text:p>
          </table:table-cell>
          <table:table-cell office:value-type="float" office:value="1983901" table:style-name="ce1">
            <text:p>1983901</text:p>
          </table:table-cell>
          <table:table-cell office:value-type="float" office:value="2064461" table:style-name="ce1">
            <text:p>2064461</text:p>
          </table:table-cell>
          <table:table-cell office:value-type="float" office:value="2146823" table:style-name="ce1">
            <text:p>2146823</text:p>
          </table:table-cell>
          <table:table-cell office:value-type="float" office:value="2230546" table:style-name="ce1">
            <text:p>2230546</text:p>
          </table:table-cell>
          <table:table-cell office:value-type="float" office:value="2315361" table:style-name="ce1">
            <text:p>2315361</text:p>
          </table:table-cell>
          <table:table-cell office:value-type="float" office:value="2400890" table:style-name="ce1">
            <text:p>2400890</text:p>
          </table:table-cell>
          <table:table-cell office:value-type="float" office:value="2486875" table:style-name="ce1">
            <text:p>2486875</text:p>
          </table:table-cell>
          <table:table-cell office:value-type="float" office:value="2573337" table:style-name="ce1">
            <text:p>2573337</text:p>
          </table:table-cell>
          <table:table-cell office:value-type="float" office:value="2660453" table:style-name="ce1">
            <text:p>2660453</text:p>
          </table:table-cell>
          <table:table-cell office:value-type="float" office:value="2748605" table:style-name="ce1">
            <text:p>2748605</text:p>
          </table:table-cell>
          <table:table-cell office:value-type="float" office:value="2837979" table:style-name="ce1">
            <text:p>2837979</text:p>
          </table:table-cell>
          <table:table-cell office:value-type="float" office:value="2928506" table:style-name="ce1">
            <text:p>2928506</text:p>
          </table:table-cell>
          <table:table-cell office:value-type="float" office:value="3028080" table:style-name="ce1">
            <text:p>3028080</text:p>
          </table:table-cell>
          <table:table-cell office:value-type="float" office:value="3129802" table:style-name="ce1">
            <text:p>3129802</text:p>
          </table:table-cell>
          <table:table-cell office:value-type="float" office:value="3233167" table:style-name="ce1">
            <text:p>3233167</text:p>
          </table:table-cell>
          <table:table-cell office:value-type="float" office:value="3337989" table:style-name="ce1">
            <text:p>3337989</text:p>
          </table:table-cell>
          <table:table-cell office:value-type="float" office:value="3444515" table:style-name="ce1">
            <text:p>3444515</text:p>
          </table:table-cell>
          <table:table-cell office:value-type="float" office:value="3552601" table:style-name="ce1">
            <text:p>3552601</text:p>
          </table:table-cell>
          <table:table-cell office:value-type="float" office:value="3661531" table:style-name="ce1">
            <text:p>3661531</text:p>
          </table:table-cell>
          <table:table-cell office:value-type="float" office:value="3770548" table:style-name="ce1">
            <text:p>3770548</text:p>
          </table:table-cell>
          <table:table-cell office:value-type="float" office:value="3879203" table:style-name="ce1">
            <text:p>3879203</text:p>
          </table:table-cell>
          <table:table-cell office:value-type="float" office:value="3987219" table:style-name="ce1">
            <text:p>3987219</text:p>
          </table:table-cell>
          <table:table-cell office:value-type="float" office:value="4094734" table:style-name="ce1">
            <text:p>4094734</text:p>
          </table:table-cell>
          <table:table-cell office:value-type="float" office:value="4202151" table:style-name="ce1">
            <text:p>4202151</text:p>
          </table:table-cell>
          <table:table-cell office:value-type="float" office:value="4310215" table:style-name="ce1">
            <text:p>4310215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Heavily indebted poor countries (HIPC)</text:p>
          </table:table-cell>
          <table:table-cell office:value-type="string" table:style-name="ce1">
            <text:p>HPC</text:p>
          </table:table-cell>
          <table:table-cell office:value-type="float" office:value="19882497" table:style-name="ce1">
            <text:p>19882497</text:p>
          </table:table-cell>
          <table:table-cell office:value-type="float" office:value="20930487" table:style-name="ce1">
            <text:p>20930487</text:p>
          </table:table-cell>
          <table:table-cell office:value-type="float" office:value="22044026" table:style-name="ce1">
            <text:p>22044026</text:p>
          </table:table-cell>
          <table:table-cell office:value-type="float" office:value="23234523" table:style-name="ce1">
            <text:p>23234523</text:p>
          </table:table-cell>
          <table:table-cell office:value-type="float" office:value="24520272" table:style-name="ce1">
            <text:p>24520272</text:p>
          </table:table-cell>
          <table:table-cell office:value-type="float" office:value="25887767" table:style-name="ce1">
            <text:p>25887767</text:p>
          </table:table-cell>
          <table:table-cell office:value-type="float" office:value="27304047" table:style-name="ce1">
            <text:p>27304047</text:p>
          </table:table-cell>
          <table:table-cell office:value-type="float" office:value="28808544" table:style-name="ce1">
            <text:p>28808544</text:p>
          </table:table-cell>
          <table:table-cell office:value-type="float" office:value="30405834" table:style-name="ce1">
            <text:p>30405834</text:p>
          </table:table-cell>
          <table:table-cell office:value-type="float" office:value="32106104" table:style-name="ce1">
            <text:p>32106104</text:p>
          </table:table-cell>
          <table:table-cell office:value-type="float" office:value="33850888" table:style-name="ce1">
            <text:p>33850888</text:p>
          </table:table-cell>
          <table:table-cell office:value-type="float" office:value="35698013" table:style-name="ce1">
            <text:p>35698013</text:p>
          </table:table-cell>
          <table:table-cell office:value-type="float" office:value="37636758" table:style-name="ce1">
            <text:p>37636758</text:p>
          </table:table-cell>
          <table:table-cell office:value-type="float" office:value="39670027" table:style-name="ce1">
            <text:p>39670027</text:p>
          </table:table-cell>
          <table:table-cell office:value-type="float" office:value="41778097" table:style-name="ce1">
            <text:p>41778097</text:p>
          </table:table-cell>
          <table:table-cell office:value-type="float" office:value="44007103" table:style-name="ce1">
            <text:p>44007103</text:p>
          </table:table-cell>
          <table:table-cell office:value-type="float" office:value="46373608" table:style-name="ce1">
            <text:p>46373608</text:p>
          </table:table-cell>
          <table:table-cell office:value-type="float" office:value="48840528" table:style-name="ce1">
            <text:p>48840528</text:p>
          </table:table-cell>
          <table:table-cell office:value-type="float" office:value="51425570" table:style-name="ce1">
            <text:p>51425570</text:p>
          </table:table-cell>
          <table:table-cell office:value-type="float" office:value="53888739" table:style-name="ce1">
            <text:p>53888739</text:p>
          </table:table-cell>
          <table:table-cell office:value-type="float" office:value="56387133" table:style-name="ce1">
            <text:p>56387133</text:p>
          </table:table-cell>
          <table:table-cell office:value-type="float" office:value="58931955" table:style-name="ce1">
            <text:p>58931955</text:p>
          </table:table-cell>
          <table:table-cell office:value-type="float" office:value="61568176" table:style-name="ce1">
            <text:p>61568176</text:p>
          </table:table-cell>
          <table:table-cell office:value-type="float" office:value="64393750" table:style-name="ce1">
            <text:p>64393750</text:p>
          </table:table-cell>
          <table:table-cell office:value-type="float" office:value="67451448" table:style-name="ce1">
            <text:p>67451448</text:p>
          </table:table-cell>
          <table:table-cell office:value-type="float" office:value="70764546" table:style-name="ce1">
            <text:p>70764546</text:p>
          </table:table-cell>
          <table:table-cell office:value-type="float" office:value="74207201" table:style-name="ce1">
            <text:p>74207201</text:p>
          </table:table-cell>
          <table:table-cell office:value-type="float" office:value="77778471" table:style-name="ce1">
            <text:p>77778471</text:p>
          </table:table-cell>
          <table:table-cell office:value-type="float" office:value="81515185" table:style-name="ce1">
            <text:p>81515185</text:p>
          </table:table-cell>
          <table:table-cell office:value-type="float" office:value="85419597" table:style-name="ce1">
            <text:p>85419597</text:p>
          </table:table-cell>
          <table:table-cell office:value-type="float" office:value="89598233" table:style-name="ce1">
            <text:p>89598233</text:p>
          </table:table-cell>
          <table:table-cell office:value-type="float" office:value="93896045" table:style-name="ce1">
            <text:p>93896045</text:p>
          </table:table-cell>
          <table:table-cell office:value-type="float" office:value="98371850" table:style-name="ce1">
            <text:p>98371850</text:p>
          </table:table-cell>
          <table:table-cell office:value-type="float" office:value="102944172" table:style-name="ce1">
            <text:p>102944172</text:p>
          </table:table-cell>
          <table:table-cell office:value-type="float" office:value="107374662" table:style-name="ce1">
            <text:p>107374662</text:p>
          </table:table-cell>
          <table:table-cell office:value-type="float" office:value="111819010" table:style-name="ce1">
            <text:p>111819010</text:p>
          </table:table-cell>
          <table:table-cell office:value-type="float" office:value="116270247" table:style-name="ce1">
            <text:p>116270247</text:p>
          </table:table-cell>
          <table:table-cell office:value-type="float" office:value="120832597" table:style-name="ce1">
            <text:p>120832597</text:p>
          </table:table-cell>
          <table:table-cell office:value-type="float" office:value="125445571" table:style-name="ce1">
            <text:p>125445571</text:p>
          </table:table-cell>
          <table:table-cell office:value-type="float" office:value="130245126" table:style-name="ce1">
            <text:p>130245126</text:p>
          </table:table-cell>
          <table:table-cell office:value-type="float" office:value="135284139" table:style-name="ce1">
            <text:p>135284139</text:p>
          </table:table-cell>
          <table:table-cell office:value-type="float" office:value="140708055" table:style-name="ce1">
            <text:p>140708055</text:p>
          </table:table-cell>
          <table:table-cell office:value-type="float" office:value="146419686" table:style-name="ce1">
            <text:p>146419686</text:p>
          </table:table-cell>
          <table:table-cell office:value-type="float" office:value="152472745" table:style-name="ce1">
            <text:p>152472745</text:p>
          </table:table-cell>
          <table:table-cell office:value-type="float" office:value="158797491" table:style-name="ce1">
            <text:p>158797491</text:p>
          </table:table-cell>
          <table:table-cell office:value-type="float" office:value="165423028" table:style-name="ce1">
            <text:p>165423028</text:p>
          </table:table-cell>
          <table:table-cell office:value-type="float" office:value="172311620" table:style-name="ce1">
            <text:p>172311620</text:p>
          </table:table-cell>
          <table:table-cell office:value-type="float" office:value="179503853" table:style-name="ce1">
            <text:p>179503853</text:p>
          </table:table-cell>
          <table:table-cell office:value-type="float" office:value="187123882" table:style-name="ce1">
            <text:p>187123882</text:p>
          </table:table-cell>
          <table:table-cell office:value-type="float" office:value="195045736" table:style-name="ce1">
            <text:p>195045736</text:p>
          </table:table-cell>
          <table:table-cell office:value-type="float" office:value="203285036" table:style-name="ce1">
            <text:p>203285036</text:p>
          </table:table-cell>
          <table:table-cell office:value-type="float" office:value="211844294" table:style-name="ce1">
            <text:p>211844294</text:p>
          </table:table-cell>
          <table:table-cell office:value-type="float" office:value="220732505" table:style-name="ce1">
            <text:p>220732505</text:p>
          </table:table-cell>
          <table:table-cell office:value-type="float" office:value="229950237" table:style-name="ce1">
            <text:p>229950237</text:p>
          </table:table-cell>
          <table:table-cell office:value-type="float" office:value="239504377" table:style-name="ce1">
            <text:p>23950437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roatia</text:p>
          </table:table-cell>
          <table:table-cell office:value-type="string" table:style-name="ce1">
            <text:p>HRV</text:p>
          </table:table-cell>
          <table:table-cell office:value-type="float" office:value="1248376" table:style-name="ce1">
            <text:p>1248376</text:p>
          </table:table-cell>
          <table:table-cell office:value-type="float" office:value="1294887" table:style-name="ce1">
            <text:p>1294887</text:p>
          </table:table-cell>
          <table:table-cell office:value-type="float" office:value="1344715" table:style-name="ce1">
            <text:p>1344715</text:p>
          </table:table-cell>
          <table:table-cell office:value-type="float" office:value="1395476" table:style-name="ce1">
            <text:p>1395476</text:p>
          </table:table-cell>
          <table:table-cell office:value-type="float" office:value="1447098" table:style-name="ce1">
            <text:p>1447098</text:p>
          </table:table-cell>
          <table:table-cell office:value-type="float" office:value="1499464" table:style-name="ce1">
            <text:p>1499464</text:p>
          </table:table-cell>
          <table:table-cell office:value-type="float" office:value="1552551" table:style-name="ce1">
            <text:p>1552551</text:p>
          </table:table-cell>
          <table:table-cell office:value-type="float" office:value="1606732" table:style-name="ce1">
            <text:p>1606732</text:p>
          </table:table-cell>
          <table:table-cell office:value-type="float" office:value="1661637" table:style-name="ce1">
            <text:p>1661637</text:p>
          </table:table-cell>
          <table:table-cell office:value-type="float" office:value="1716633" table:style-name="ce1">
            <text:p>1716633</text:p>
          </table:table-cell>
          <table:table-cell office:value-type="float" office:value="1773046" table:style-name="ce1">
            <text:p>1773046</text:p>
          </table:table-cell>
          <table:table-cell office:value-type="float" office:value="1829083" table:style-name="ce1">
            <text:p>1829083</text:p>
          </table:table-cell>
          <table:table-cell office:value-type="float" office:value="1881121" table:style-name="ce1">
            <text:p>1881121</text:p>
          </table:table-cell>
          <table:table-cell office:value-type="float" office:value="1933287" table:style-name="ce1">
            <text:p>1933287</text:p>
          </table:table-cell>
          <table:table-cell office:value-type="float" office:value="1985291" table:style-name="ce1">
            <text:p>1985291</text:p>
          </table:table-cell>
          <table:table-cell office:value-type="float" office:value="2036988" table:style-name="ce1">
            <text:p>2036988</text:p>
          </table:table-cell>
          <table:table-cell office:value-type="float" office:value="2088738" table:style-name="ce1">
            <text:p>2088738</text:p>
          </table:table-cell>
          <table:table-cell office:value-type="float" office:value="2134255" table:style-name="ce1">
            <text:p>2134255</text:p>
          </table:table-cell>
          <table:table-cell office:value-type="float" office:value="2190570" table:style-name="ce1">
            <text:p>2190570</text:p>
          </table:table-cell>
          <table:table-cell office:value-type="float" office:value="2242990" table:style-name="ce1">
            <text:p>2242990</text:p>
          </table:table-cell>
          <table:table-cell office:value-type="float" office:value="2296799" table:style-name="ce1">
            <text:p>2296799</text:p>
          </table:table-cell>
          <table:table-cell office:value-type="float" office:value="2344919" table:style-name="ce1">
            <text:p>2344919</text:p>
          </table:table-cell>
          <table:table-cell office:value-type="float" office:value="2374928" table:style-name="ce1">
            <text:p>2374928</text:p>
          </table:table-cell>
          <table:table-cell office:value-type="float" office:value="2403578" table:style-name="ce1">
            <text:p>2403578</text:p>
          </table:table-cell>
          <table:table-cell office:value-type="float" office:value="2430839" table:style-name="ce1">
            <text:p>2430839</text:p>
          </table:table-cell>
          <table:table-cell office:value-type="float" office:value="2458200" table:style-name="ce1">
            <text:p>2458200</text:p>
          </table:table-cell>
          <table:table-cell office:value-type="float" office:value="2485708" table:style-name="ce1">
            <text:p>2485708</text:p>
          </table:table-cell>
          <table:table-cell office:value-type="float" office:value="2511773" table:style-name="ce1">
            <text:p>2511773</text:p>
          </table:table-cell>
          <table:table-cell office:value-type="float" office:value="2537431" table:style-name="ce1">
            <text:p>2537431</text:p>
          </table:table-cell>
          <table:table-cell office:value-type="float" office:value="2559402" table:style-name="ce1">
            <text:p>2559402</text:p>
          </table:table-cell>
          <table:table-cell office:value-type="float" office:value="2583064" table:style-name="ce1">
            <text:p>2583064</text:p>
          </table:table-cell>
          <table:table-cell office:value-type="float" office:value="2450509" table:style-name="ce1">
            <text:p>2450509</text:p>
          </table:table-cell>
          <table:table-cell office:value-type="float" office:value="2435033" table:style-name="ce1">
            <text:p>2435033</text:p>
          </table:table-cell>
          <table:table-cell office:value-type="float" office:value="2534090" table:style-name="ce1">
            <text:p>2534090</text:p>
          </table:table-cell>
          <table:table-cell office:value-type="float" office:value="2546015" table:style-name="ce1">
            <text:p>2546015</text:p>
          </table:table-cell>
          <table:table-cell office:value-type="float" office:value="2562907" table:style-name="ce1">
            <text:p>2562907</text:p>
          </table:table-cell>
          <table:table-cell office:value-type="float" office:value="2473093" table:style-name="ce1">
            <text:p>2473093</text:p>
          </table:table-cell>
          <table:table-cell office:value-type="float" office:value="2522372" table:style-name="ce1">
            <text:p>2522372</text:p>
          </table:table-cell>
          <table:table-cell office:value-type="float" office:value="2489458" table:style-name="ce1">
            <text:p>2489458</text:p>
          </table:table-cell>
          <table:table-cell office:value-type="float" office:value="2525102" table:style-name="ce1">
            <text:p>2525102</text:p>
          </table:table-cell>
          <table:table-cell office:value-type="float" office:value="2460281" table:style-name="ce1">
            <text:p>2460281</text:p>
          </table:table-cell>
          <table:table-cell office:value-type="float" office:value="2474190" table:style-name="ce1">
            <text:p>2474190</text:p>
          </table:table-cell>
          <table:table-cell office:value-type="float" office:value="2480894" table:style-name="ce1">
            <text:p>2480894</text:p>
          </table:table-cell>
          <table:table-cell office:value-type="float" office:value="2488176" table:style-name="ce1">
            <text:p>2488176</text:p>
          </table:table-cell>
          <table:table-cell office:value-type="float" office:value="2495473" table:style-name="ce1">
            <text:p>2495473</text:p>
          </table:table-cell>
          <table:table-cell office:value-type="float" office:value="2505555" table:style-name="ce1">
            <text:p>2505555</text:p>
          </table:table-cell>
          <table:table-cell office:value-type="float" office:value="2513395" table:style-name="ce1">
            <text:p>2513395</text:p>
          </table:table-cell>
          <table:table-cell office:value-type="float" office:value="2520624" table:style-name="ce1">
            <text:p>2520624</text:p>
          </table:table-cell>
          <table:table-cell office:value-type="float" office:value="2529798" table:style-name="ce1">
            <text:p>2529798</text:p>
          </table:table-cell>
          <table:table-cell office:value-type="float" office:value="2537286" table:style-name="ce1">
            <text:p>2537286</text:p>
          </table:table-cell>
          <table:table-cell office:value-type="float" office:value="2541859" table:style-name="ce1">
            <text:p>2541859</text:p>
          </table:table-cell>
          <table:table-cell office:value-type="float" office:value="2474200" table:style-name="ce1">
            <text:p>2474200</text:p>
          </table:table-cell>
          <table:table-cell office:value-type="float" office:value="2478342" table:style-name="ce1">
            <text:p>2478342</text:p>
          </table:table-cell>
          <table:table-cell office:value-type="float" office:value="2483578" table:style-name="ce1">
            <text:p>2483578</text:p>
          </table:table-cell>
          <table:table-cell office:value-type="float" office:value="2486069" table:style-name="ce1">
            <text:p>248606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Haiti</text:p>
          </table:table-cell>
          <table:table-cell office:value-type="string" table:style-name="ce1">
            <text:p>HTI</text:p>
          </table:table-cell>
          <table:table-cell office:value-type="float" office:value="602850" table:style-name="ce1">
            <text:p>602850</text:p>
          </table:table-cell>
          <table:table-cell office:value-type="float" office:value="629952" table:style-name="ce1">
            <text:p>629952</text:p>
          </table:table-cell>
          <table:table-cell office:value-type="float" office:value="658298" table:style-name="ce1">
            <text:p>658298</text:p>
          </table:table-cell>
          <table:table-cell office:value-type="float" office:value="687868" table:style-name="ce1">
            <text:p>687868</text:p>
          </table:table-cell>
          <table:table-cell office:value-type="float" office:value="718762" table:style-name="ce1">
            <text:p>718762</text:p>
          </table:table-cell>
          <table:table-cell office:value-type="float" office:value="750865" table:style-name="ce1">
            <text:p>750865</text:p>
          </table:table-cell>
          <table:table-cell office:value-type="float" office:value="784390" table:style-name="ce1">
            <text:p>784390</text:p>
          </table:table-cell>
          <table:table-cell office:value-type="float" office:value="819267" table:style-name="ce1">
            <text:p>819267</text:p>
          </table:table-cell>
          <table:table-cell office:value-type="float" office:value="855428" table:style-name="ce1">
            <text:p>855428</text:p>
          </table:table-cell>
          <table:table-cell office:value-type="float" office:value="892549" table:style-name="ce1">
            <text:p>892549</text:p>
          </table:table-cell>
          <table:table-cell office:value-type="float" office:value="930521" table:style-name="ce1">
            <text:p>930521</text:p>
          </table:table-cell>
          <table:table-cell office:value-type="float" office:value="969272" table:style-name="ce1">
            <text:p>969272</text:p>
          </table:table-cell>
          <table:table-cell office:value-type="float" office:value="991063" table:style-name="ce1">
            <text:p>991063</text:p>
          </table:table-cell>
          <table:table-cell office:value-type="float" office:value="1009493" table:style-name="ce1">
            <text:p>1009493</text:p>
          </table:table-cell>
          <table:table-cell office:value-type="float" office:value="1028620" table:style-name="ce1">
            <text:p>1028620</text:p>
          </table:table-cell>
          <table:table-cell office:value-type="float" office:value="1048838" table:style-name="ce1">
            <text:p>1048838</text:p>
          </table:table-cell>
          <table:table-cell office:value-type="float" office:value="1070225" table:style-name="ce1">
            <text:p>1070225</text:p>
          </table:table-cell>
          <table:table-cell office:value-type="float" office:value="1092801" table:style-name="ce1">
            <text:p>1092801</text:p>
          </table:table-cell>
          <table:table-cell office:value-type="float" office:value="1116600" table:style-name="ce1">
            <text:p>1116600</text:p>
          </table:table-cell>
          <table:table-cell office:value-type="float" office:value="1141808" table:style-name="ce1">
            <text:p>1141808</text:p>
          </table:table-cell>
          <table:table-cell office:value-type="float" office:value="1168543" table:style-name="ce1">
            <text:p>1168543</text:p>
          </table:table-cell>
          <table:table-cell office:value-type="float" office:value="1196785" table:style-name="ce1">
            <text:p>1196785</text:p>
          </table:table-cell>
          <table:table-cell office:value-type="float" office:value="1226487" table:style-name="ce1">
            <text:p>1226487</text:p>
          </table:table-cell>
          <table:table-cell office:value-type="float" office:value="1302253" table:style-name="ce1">
            <text:p>1302253</text:p>
          </table:table-cell>
          <table:table-cell office:value-type="float" office:value="1391406" table:style-name="ce1">
            <text:p>1391406</text:p>
          </table:table-cell>
          <table:table-cell office:value-type="float" office:value="1485028" table:style-name="ce1">
            <text:p>1485028</text:p>
          </table:table-cell>
          <table:table-cell office:value-type="float" office:value="1583256" table:style-name="ce1">
            <text:p>1583256</text:p>
          </table:table-cell>
          <table:table-cell office:value-type="float" office:value="1686119" table:style-name="ce1">
            <text:p>1686119</text:p>
          </table:table-cell>
          <table:table-cell office:value-type="float" office:value="1793885" table:style-name="ce1">
            <text:p>1793885</text:p>
          </table:table-cell>
          <table:table-cell office:value-type="float" office:value="1906374" table:style-name="ce1">
            <text:p>1906374</text:p>
          </table:table-cell>
          <table:table-cell office:value-type="float" office:value="2024134" table:style-name="ce1">
            <text:p>2024134</text:p>
          </table:table-cell>
          <table:table-cell office:value-type="float" office:value="2147014" table:style-name="ce1">
            <text:p>2147014</text:p>
          </table:table-cell>
          <table:table-cell office:value-type="float" office:value="2275188" table:style-name="ce1">
            <text:p>2275188</text:p>
          </table:table-cell>
          <table:table-cell office:value-type="float" office:value="2363888" table:style-name="ce1">
            <text:p>2363888</text:p>
          </table:table-cell>
          <table:table-cell office:value-type="float" office:value="2454974" table:style-name="ce1">
            <text:p>2454974</text:p>
          </table:table-cell>
          <table:table-cell office:value-type="float" office:value="2548475" table:style-name="ce1">
            <text:p>2548475</text:p>
          </table:table-cell>
          <table:table-cell office:value-type="float" office:value="2644562" table:style-name="ce1">
            <text:p>2644562</text:p>
          </table:table-cell>
          <table:table-cell office:value-type="float" office:value="2741191" table:style-name="ce1">
            <text:p>2741191</text:p>
          </table:table-cell>
          <table:table-cell office:value-type="float" office:value="2840010" table:style-name="ce1">
            <text:p>2840010</text:p>
          </table:table-cell>
          <table:table-cell office:value-type="float" office:value="2940866" table:style-name="ce1">
            <text:p>2940866</text:p>
          </table:table-cell>
          <table:table-cell office:value-type="float" office:value="3043516" table:style-name="ce1">
            <text:p>3043516</text:p>
          </table:table-cell>
          <table:table-cell office:value-type="float" office:value="3238067" table:style-name="ce1">
            <text:p>3238067</text:p>
          </table:table-cell>
          <table:table-cell office:value-type="float" office:value="3439806" table:style-name="ce1">
            <text:p>3439806</text:p>
          </table:table-cell>
          <table:table-cell office:value-type="float" office:value="3648521" table:style-name="ce1">
            <text:p>3648521</text:p>
          </table:table-cell>
          <table:table-cell office:value-type="float" office:value="3864801" table:style-name="ce1">
            <text:p>3864801</text:p>
          </table:table-cell>
          <table:table-cell office:value-type="float" office:value="4083681" table:style-name="ce1">
            <text:p>4083681</text:p>
          </table:table-cell>
          <table:table-cell office:value-type="float" office:value="4305401" table:style-name="ce1">
            <text:p>4305401</text:p>
          </table:table-cell>
          <table:table-cell office:value-type="float" office:value="4529042" table:style-name="ce1">
            <text:p>4529042</text:p>
          </table:table-cell>
          <table:table-cell office:value-type="float" office:value="4753573" table:style-name="ce1">
            <text:p>4753573</text:p>
          </table:table-cell>
          <table:table-cell office:value-type="float" office:value="4978007" table:style-name="ce1">
            <text:p>4978007</text:p>
          </table:table-cell>
          <table:table-cell office:value-type="float" office:value="5201401" table:style-name="ce1">
            <text:p>5201401</text:p>
          </table:table-cell>
          <table:table-cell office:value-type="float" office:value="5423052" table:style-name="ce1">
            <text:p>5423052</text:p>
          </table:table-cell>
          <table:table-cell office:value-type="float" office:value="5642496" table:style-name="ce1">
            <text:p>5642496</text:p>
          </table:table-cell>
          <table:table-cell office:value-type="float" office:value="5859024" table:style-name="ce1">
            <text:p>5859024</text:p>
          </table:table-cell>
          <table:table-cell office:value-type="float" office:value="6072151" table:style-name="ce1">
            <text:p>607215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Hungary</text:p>
          </table:table-cell>
          <table:table-cell office:value-type="string" table:style-name="ce1">
            <text:p>HUN</text:p>
          </table:table-cell>
          <table:table-cell office:value-type="float" office:value="5582136" table:style-name="ce1">
            <text:p>5582136</text:p>
          </table:table-cell>
          <table:table-cell office:value-type="float" office:value="5650018" table:style-name="ce1">
            <text:p>5650018</text:p>
          </table:table-cell>
          <table:table-cell office:value-type="float" office:value="5710839" table:style-name="ce1">
            <text:p>5710839</text:p>
          </table:table-cell>
          <table:table-cell office:value-type="float" office:value="5768389" table:style-name="ce1">
            <text:p>5768389</text:p>
          </table:table-cell>
          <table:table-cell office:value-type="float" office:value="5829329" table:style-name="ce1">
            <text:p>5829329</text:p>
          </table:table-cell>
          <table:table-cell office:value-type="float" office:value="5888035" table:style-name="ce1">
            <text:p>5888035</text:p>
          </table:table-cell>
          <table:table-cell office:value-type="float" office:value="5948507" table:style-name="ce1">
            <text:p>5948507</text:p>
          </table:table-cell>
          <table:table-cell office:value-type="float" office:value="6013391" table:style-name="ce1">
            <text:p>6013391</text:p>
          </table:table-cell>
          <table:table-cell office:value-type="float" office:value="6079237" table:style-name="ce1">
            <text:p>6079237</text:p>
          </table:table-cell>
          <table:table-cell office:value-type="float" office:value="6147411" table:style-name="ce1">
            <text:p>6147411</text:p>
          </table:table-cell>
          <table:table-cell office:value-type="float" office:value="6214324" table:style-name="ce1">
            <text:p>6214324</text:p>
          </table:table-cell>
          <table:table-cell office:value-type="float" office:value="6276403" table:style-name="ce1">
            <text:p>6276403</text:p>
          </table:table-cell>
          <table:table-cell office:value-type="float" office:value="6339439" table:style-name="ce1">
            <text:p>6339439</text:p>
          </table:table-cell>
          <table:table-cell office:value-type="float" office:value="6404030" table:style-name="ce1">
            <text:p>6404030</text:p>
          </table:table-cell>
          <table:table-cell office:value-type="float" office:value="6476897" table:style-name="ce1">
            <text:p>6476897</text:p>
          </table:table-cell>
          <table:table-cell office:value-type="float" office:value="6559474" table:style-name="ce1">
            <text:p>6559474</text:p>
          </table:table-cell>
          <table:table-cell office:value-type="float" office:value="6640071" table:style-name="ce1">
            <text:p>6640071</text:p>
          </table:table-cell>
          <table:table-cell office:value-type="float" office:value="6715287" table:style-name="ce1">
            <text:p>6715287</text:p>
          </table:table-cell>
          <table:table-cell office:value-type="float" office:value="6782725" table:style-name="ce1">
            <text:p>6782725</text:p>
          </table:table-cell>
          <table:table-cell office:value-type="float" office:value="6839204" table:style-name="ce1">
            <text:p>6839204</text:p>
          </table:table-cell>
          <table:table-cell office:value-type="float" office:value="6875576" table:style-name="ce1">
            <text:p>6875576</text:p>
          </table:table-cell>
          <table:table-cell office:value-type="float" office:value="6895431" table:style-name="ce1">
            <text:p>6895431</text:p>
          </table:table-cell>
          <table:table-cell office:value-type="float" office:value="6910744" table:style-name="ce1">
            <text:p>6910744</text:p>
          </table:table-cell>
          <table:table-cell office:value-type="float" office:value="6919717" table:style-name="ce1">
            <text:p>6919717</text:p>
          </table:table-cell>
          <table:table-cell office:value-type="float" office:value="6925194" table:style-name="ce1">
            <text:p>6925194</text:p>
          </table:table-cell>
          <table:table-cell office:value-type="float" office:value="6931780" table:style-name="ce1">
            <text:p>6931780</text:p>
          </table:table-cell>
          <table:table-cell office:value-type="float" office:value="6938994" table:style-name="ce1">
            <text:p>6938994</text:p>
          </table:table-cell>
          <table:table-cell office:value-type="float" office:value="6946357" table:style-name="ce1">
            <text:p>6946357</text:p>
          </table:table-cell>
          <table:table-cell office:value-type="float" office:value="6954686" table:style-name="ce1">
            <text:p>6954686</text:p>
          </table:table-cell>
          <table:table-cell office:value-type="float" office:value="6898019" table:style-name="ce1">
            <text:p>6898019</text:p>
          </table:table-cell>
          <table:table-cell office:value-type="float" office:value="6830026" table:style-name="ce1">
            <text:p>6830026</text:p>
          </table:table-cell>
          <table:table-cell office:value-type="float" office:value="6816672" table:style-name="ce1">
            <text:p>6816672</text:p>
          </table:table-cell>
          <table:table-cell office:value-type="float" office:value="6800940" table:style-name="ce1">
            <text:p>6800940</text:p>
          </table:table-cell>
          <table:table-cell office:value-type="float" office:value="6780138" table:style-name="ce1">
            <text:p>6780138</text:p>
          </table:table-cell>
          <table:table-cell office:value-type="float" office:value="6757831" table:style-name="ce1">
            <text:p>6757831</text:p>
          </table:table-cell>
          <table:table-cell office:value-type="float" office:value="6735415" table:style-name="ce1">
            <text:p>6735415</text:p>
          </table:table-cell>
          <table:table-cell office:value-type="float" office:value="6710863" table:style-name="ce1">
            <text:p>6710863</text:p>
          </table:table-cell>
          <table:table-cell office:value-type="float" office:value="6684288" table:style-name="ce1">
            <text:p>6684288</text:p>
          </table:table-cell>
          <table:table-cell office:value-type="float" office:value="6655715" table:style-name="ce1">
            <text:p>6655715</text:p>
          </table:table-cell>
          <table:table-cell office:value-type="float" office:value="6623887" table:style-name="ce1">
            <text:p>6623887</text:p>
          </table:table-cell>
          <table:table-cell office:value-type="float" office:value="6593735" table:style-name="ce1">
            <text:p>6593735</text:p>
          </table:table-cell>
          <table:table-cell office:value-type="float" office:value="6588305" table:style-name="ce1">
            <text:p>6588305</text:p>
          </table:table-cell>
          <table:table-cell office:value-type="float" office:value="6611324" table:style-name="ce1">
            <text:p>6611324</text:p>
          </table:table-cell>
          <table:table-cell office:value-type="float" office:value="6633742" table:style-name="ce1">
            <text:p>6633742</text:p>
          </table:table-cell>
          <table:table-cell office:value-type="float" office:value="6660205" table:style-name="ce1">
            <text:p>6660205</text:p>
          </table:table-cell>
          <table:table-cell office:value-type="float" office:value="6693171" table:style-name="ce1">
            <text:p>6693171</text:p>
          </table:table-cell>
          <table:table-cell office:value-type="float" office:value="6734020" table:style-name="ce1">
            <text:p>6734020</text:p>
          </table:table-cell>
          <table:table-cell office:value-type="float" office:value="6774378" table:style-name="ce1">
            <text:p>6774378</text:p>
          </table:table-cell>
          <table:table-cell office:value-type="float" office:value="6812918" table:style-name="ce1">
            <text:p>6812918</text:p>
          </table:table-cell>
          <table:table-cell office:value-type="float" office:value="6852085" table:style-name="ce1">
            <text:p>6852085</text:p>
          </table:table-cell>
          <table:table-cell office:value-type="float" office:value="6885916" table:style-name="ce1">
            <text:p>6885916</text:p>
          </table:table-cell>
          <table:table-cell office:value-type="float" office:value="6915193" table:style-name="ce1">
            <text:p>6915193</text:p>
          </table:table-cell>
          <table:table-cell office:value-type="float" office:value="6927587" table:style-name="ce1">
            <text:p>6927587</text:p>
          </table:table-cell>
          <table:table-cell office:value-type="float" office:value="6955430" table:style-name="ce1">
            <text:p>6955430</text:p>
          </table:table-cell>
          <table:table-cell office:value-type="float" office:value="6980273" table:style-name="ce1">
            <text:p>698027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Indonesia</text:p>
          </table:table-cell>
          <table:table-cell office:value-type="string" table:style-name="ce1">
            <text:p>IDN</text:p>
          </table:table-cell>
          <table:table-cell office:value-type="float" office:value="12805416" table:style-name="ce1">
            <text:p>12805416</text:p>
          </table:table-cell>
          <table:table-cell office:value-type="float" office:value="13359388" table:style-name="ce1">
            <text:p>13359388</text:p>
          </table:table-cell>
          <table:table-cell office:value-type="float" office:value="13937385" table:style-name="ce1">
            <text:p>13937385</text:p>
          </table:table-cell>
          <table:table-cell office:value-type="float" office:value="14542567" table:style-name="ce1">
            <text:p>14542567</text:p>
          </table:table-cell>
          <table:table-cell office:value-type="float" office:value="15175879" table:style-name="ce1">
            <text:p>15175879</text:p>
          </table:table-cell>
          <table:table-cell office:value-type="float" office:value="15837772" table:style-name="ce1">
            <text:p>15837772</text:p>
          </table:table-cell>
          <table:table-cell office:value-type="float" office:value="16530973" table:style-name="ce1">
            <text:p>16530973</text:p>
          </table:table-cell>
          <table:table-cell office:value-type="float" office:value="17255493" table:style-name="ce1">
            <text:p>17255493</text:p>
          </table:table-cell>
          <table:table-cell office:value-type="float" office:value="18008881" table:style-name="ce1">
            <text:p>18008881</text:p>
          </table:table-cell>
          <table:table-cell office:value-type="float" office:value="18792477" table:style-name="ce1">
            <text:p>18792477</text:p>
          </table:table-cell>
          <table:table-cell office:value-type="float" office:value="19603445" table:style-name="ce1">
            <text:p>19603445</text:p>
          </table:table-cell>
          <table:table-cell office:value-type="float" office:value="20445315" table:style-name="ce1">
            <text:p>20445315</text:p>
          </table:table-cell>
          <table:table-cell office:value-type="float" office:value="21523170" table:style-name="ce1">
            <text:p>21523170</text:p>
          </table:table-cell>
          <table:table-cell office:value-type="float" office:value="22711492" table:style-name="ce1">
            <text:p>22711492</text:p>
          </table:table-cell>
          <table:table-cell office:value-type="float" office:value="23954541" table:style-name="ce1">
            <text:p>23954541</text:p>
          </table:table-cell>
          <table:table-cell office:value-type="float" office:value="25251978" table:style-name="ce1">
            <text:p>25251978</text:p>
          </table:table-cell>
          <table:table-cell office:value-type="float" office:value="26605143" table:style-name="ce1">
            <text:p>26605143</text:p>
          </table:table-cell>
          <table:table-cell office:value-type="float" office:value="28010966" table:style-name="ce1">
            <text:p>28010966</text:p>
          </table:table-cell>
          <table:table-cell office:value-type="float" office:value="29477937" table:style-name="ce1">
            <text:p>29477937</text:p>
          </table:table-cell>
          <table:table-cell office:value-type="float" office:value="31006079" table:style-name="ce1">
            <text:p>31006079</text:p>
          </table:table-cell>
          <table:table-cell office:value-type="float" office:value="32601271" table:style-name="ce1">
            <text:p>32601271</text:p>
          </table:table-cell>
          <table:table-cell office:value-type="float" office:value="34445823" table:style-name="ce1">
            <text:p>34445823</text:p>
          </table:table-cell>
          <table:table-cell office:value-type="float" office:value="36472749" table:style-name="ce1">
            <text:p>36472749</text:p>
          </table:table-cell>
          <table:table-cell office:value-type="float" office:value="38586526" table:style-name="ce1">
            <text:p>38586526</text:p>
          </table:table-cell>
          <table:table-cell office:value-type="float" office:value="40783092" table:style-name="ce1">
            <text:p>40783092</text:p>
          </table:table-cell>
          <table:table-cell office:value-type="float" office:value="43050032" table:style-name="ce1">
            <text:p>43050032</text:p>
          </table:table-cell>
          <table:table-cell office:value-type="float" office:value="45389398" table:style-name="ce1">
            <text:p>45389398</text:p>
          </table:table-cell>
          <table:table-cell office:value-type="float" office:value="47800744" table:style-name="ce1">
            <text:p>47800744</text:p>
          </table:table-cell>
          <table:table-cell office:value-type="float" office:value="50288264" table:style-name="ce1">
            <text:p>50288264</text:p>
          </table:table-cell>
          <table:table-cell office:value-type="float" office:value="52847935" table:style-name="ce1">
            <text:p>52847935</text:p>
          </table:table-cell>
          <table:table-cell office:value-type="float" office:value="55490637" table:style-name="ce1">
            <text:p>55490637</text:p>
          </table:table-cell>
          <table:table-cell office:value-type="float" office:value="58362258" table:style-name="ce1">
            <text:p>58362258</text:p>
          </table:table-cell>
          <table:table-cell office:value-type="float" office:value="61403839" table:style-name="ce1">
            <text:p>61403839</text:p>
          </table:table-cell>
          <table:table-cell office:value-type="float" office:value="64530428" table:style-name="ce1">
            <text:p>64530428</text:p>
          </table:table-cell>
          <table:table-cell office:value-type="float" office:value="67749029" table:style-name="ce1">
            <text:p>67749029</text:p>
          </table:table-cell>
          <table:table-cell office:value-type="float" office:value="71054512" table:style-name="ce1">
            <text:p>71054512</text:p>
          </table:table-cell>
          <table:table-cell office:value-type="float" office:value="74442675" table:style-name="ce1">
            <text:p>74442675</text:p>
          </table:table-cell>
          <table:table-cell office:value-type="float" office:value="77908050" table:style-name="ce1">
            <text:p>77908050</text:p>
          </table:table-cell>
          <table:table-cell office:value-type="float" office:value="81463980" table:style-name="ce1">
            <text:p>81463980</text:p>
          </table:table-cell>
          <table:table-cell office:value-type="float" office:value="85110093" table:style-name="ce1">
            <text:p>85110093</text:p>
          </table:table-cell>
          <table:table-cell office:value-type="float" office:value="88851211" table:style-name="ce1">
            <text:p>88851211</text:p>
          </table:table-cell>
          <table:table-cell office:value-type="float" office:value="91745272" table:style-name="ce1">
            <text:p>91745272</text:p>
          </table:table-cell>
          <table:table-cell office:value-type="float" office:value="94699016" table:style-name="ce1">
            <text:p>94699016</text:p>
          </table:table-cell>
          <table:table-cell office:value-type="float" office:value="97713123" table:style-name="ce1">
            <text:p>97713123</text:p>
          </table:table-cell>
          <table:table-cell office:value-type="float" office:value="100794612" table:style-name="ce1">
            <text:p>100794612</text:p>
          </table:table-cell>
          <table:table-cell office:value-type="float" office:value="103934623" table:style-name="ce1">
            <text:p>103934623</text:p>
          </table:table-cell>
          <table:table-cell office:value-type="float" office:value="107139643" table:style-name="ce1">
            <text:p>107139643</text:p>
          </table:table-cell>
          <table:table-cell office:value-type="float" office:value="110406037" table:style-name="ce1">
            <text:p>110406037</text:p>
          </table:table-cell>
          <table:table-cell office:value-type="float" office:value="113742797" table:style-name="ce1">
            <text:p>113742797</text:p>
          </table:table-cell>
          <table:table-cell office:value-type="float" office:value="117143628" table:style-name="ce1">
            <text:p>117143628</text:p>
          </table:table-cell>
          <table:table-cell office:value-type="float" office:value="120622937" table:style-name="ce1">
            <text:p>120622937</text:p>
          </table:table-cell>
          <table:table-cell office:value-type="float" office:value="124147162" table:style-name="ce1">
            <text:p>124147162</text:p>
          </table:table-cell>
          <table:table-cell office:value-type="float" office:value="127709730" table:style-name="ce1">
            <text:p>127709730</text:p>
          </table:table-cell>
          <table:table-cell office:value-type="float" office:value="131292700" table:style-name="ce1">
            <text:p>131292700</text:p>
          </table:table-cell>
          <table:table-cell office:value-type="float" office:value="134868666" table:style-name="ce1">
            <text:p>134868666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Isle of Man</text:p>
          </table:table-cell>
          <table:table-cell office:value-type="string" table:style-name="ce1">
            <text:p>IMN</text:p>
          </table:table-cell>
          <table:table-cell office:value-type="float" office:value="26702" table:style-name="ce1">
            <text:p>26702</text:p>
          </table:table-cell>
          <table:table-cell office:value-type="float" office:value="26761" table:style-name="ce1">
            <text:p>26761</text:p>
          </table:table-cell>
          <table:table-cell office:value-type="float" office:value="27004" table:style-name="ce1">
            <text:p>27004</text:p>
          </table:table-cell>
          <table:table-cell office:value-type="float" office:value="27404" table:style-name="ce1">
            <text:p>27404</text:p>
          </table:table-cell>
          <table:table-cell office:value-type="float" office:value="27931" table:style-name="ce1">
            <text:p>27931</text:p>
          </table:table-cell>
          <table:table-cell office:value-type="float" office:value="28554" table:style-name="ce1">
            <text:p>28554</text:p>
          </table:table-cell>
          <table:table-cell office:value-type="float" office:value="29238" table:style-name="ce1">
            <text:p>29238</text:p>
          </table:table-cell>
          <table:table-cell office:value-type="float" office:value="29842" table:style-name="ce1">
            <text:p>29842</text:p>
          </table:table-cell>
          <table:table-cell office:value-type="float" office:value="30484" table:style-name="ce1">
            <text:p>30484</text:p>
          </table:table-cell>
          <table:table-cell office:value-type="float" office:value="31105" table:style-name="ce1">
            <text:p>31105</text:p>
          </table:table-cell>
          <table:table-cell office:value-type="float" office:value="31663" table:style-name="ce1">
            <text:p>31663</text:p>
          </table:table-cell>
          <table:table-cell office:value-type="float" office:value="32062" table:style-name="ce1">
            <text:p>32062</text:p>
          </table:table-cell>
          <table:table-cell office:value-type="float" office:value="32075" table:style-name="ce1">
            <text:p>32075</text:p>
          </table:table-cell>
          <table:table-cell office:value-type="float" office:value="32026" table:style-name="ce1">
            <text:p>32026</text:p>
          </table:table-cell>
          <table:table-cell office:value-type="float" office:value="31969" table:style-name="ce1">
            <text:p>31969</text:p>
          </table:table-cell>
          <table:table-cell office:value-type="float" office:value="31935" table:style-name="ce1">
            <text:p>31935</text:p>
          </table:table-cell>
          <table:table-cell office:value-type="float" office:value="32064" table:style-name="ce1">
            <text:p>32064</text:p>
          </table:table-cell>
          <table:table-cell office:value-type="float" office:value="32597" table:style-name="ce1">
            <text:p>32597</text:p>
          </table:table-cell>
          <table:table-cell office:value-type="float" office:value="33104" table:style-name="ce1">
            <text:p>33104</text:p>
          </table:table-cell>
          <table:table-cell office:value-type="float" office:value="33496" table:style-name="ce1">
            <text:p>33496</text:p>
          </table:table-cell>
          <table:table-cell office:value-type="float" office:value="33716" table:style-name="ce1">
            <text:p>33716</text:p>
          </table:table-cell>
          <table:table-cell office:value-type="float" office:value="33723" table:style-name="ce1">
            <text:p>33723</text:p>
          </table:table-cell>
          <table:table-cell office:value-type="float" office:value="33560" table:style-name="ce1">
            <text:p>33560</text:p>
          </table:table-cell>
          <table:table-cell office:value-type="float" office:value="33344" table:style-name="ce1">
            <text:p>33344</text:p>
          </table:table-cell>
          <table:table-cell office:value-type="float" office:value="33239" table:style-name="ce1">
            <text:p>33239</text:p>
          </table:table-cell>
          <table:table-cell office:value-type="float" office:value="33360" table:style-name="ce1">
            <text:p>33360</text:p>
          </table:table-cell>
          <table:table-cell office:value-type="float" office:value="33761" table:style-name="ce1">
            <text:p>33761</text:p>
          </table:table-cell>
          <table:table-cell office:value-type="float" office:value="34392" table:style-name="ce1">
            <text:p>34392</text:p>
          </table:table-cell>
          <table:table-cell office:value-type="float" office:value="35142" table:style-name="ce1">
            <text:p>35142</text:p>
          </table:table-cell>
          <table:table-cell office:value-type="float" office:value="35845" table:style-name="ce1">
            <text:p>35845</text:p>
          </table:table-cell>
          <table:table-cell office:value-type="float" office:value="36384" table:style-name="ce1">
            <text:p>36384</text:p>
          </table:table-cell>
          <table:table-cell office:value-type="float" office:value="36720" table:style-name="ce1">
            <text:p>36720</text:p>
          </table:table-cell>
          <table:table-cell office:value-type="float" office:value="36904" table:style-name="ce1">
            <text:p>36904</text:p>
          </table:table-cell>
          <table:table-cell office:value-type="float" office:value="37004" table:style-name="ce1">
            <text:p>37004</text:p>
          </table:table-cell>
          <table:table-cell office:value-type="float" office:value="37135" table:style-name="ce1">
            <text:p>37135</text:p>
          </table:table-cell>
          <table:table-cell office:value-type="float" office:value="37377" table:style-name="ce1">
            <text:p>37377</text:p>
          </table:table-cell>
          <table:table-cell office:value-type="float" office:value="37756" table:style-name="ce1">
            <text:p>37756</text:p>
          </table:table-cell>
          <table:table-cell office:value-type="float" office:value="38237" table:style-name="ce1">
            <text:p>38237</text:p>
          </table:table-cell>
          <table:table-cell office:value-type="float" office:value="38780" table:style-name="ce1">
            <text:p>38780</text:p>
          </table:table-cell>
          <table:table-cell office:value-type="float" office:value="39317" table:style-name="ce1">
            <text:p>39317</text:p>
          </table:table-cell>
          <table:table-cell office:value-type="float" office:value="39803" table:style-name="ce1">
            <text:p>39803</text:p>
          </table:table-cell>
          <table:table-cell office:value-type="float" office:value="40227" table:style-name="ce1">
            <text:p>40227</text:p>
          </table:table-cell>
          <table:table-cell office:value-type="float" office:value="40609" table:style-name="ce1">
            <text:p>40609</text:p>
          </table:table-cell>
          <table:table-cell office:value-type="float" office:value="40964" table:style-name="ce1">
            <text:p>40964</text:p>
          </table:table-cell>
          <table:table-cell office:value-type="float" office:value="41321" table:style-name="ce1">
            <text:p>41321</text:p>
          </table:table-cell>
          <table:table-cell office:value-type="float" office:value="41703" table:style-name="ce1">
            <text:p>41703</text:p>
          </table:table-cell>
          <table:table-cell office:value-type="float" office:value="42114" table:style-name="ce1">
            <text:p>42114</text:p>
          </table:table-cell>
          <table:table-cell office:value-type="float" office:value="42546" table:style-name="ce1">
            <text:p>42546</text:p>
          </table:table-cell>
          <table:table-cell office:value-type="float" office:value="42988" table:style-name="ce1">
            <text:p>42988</text:p>
          </table:table-cell>
          <table:table-cell office:value-type="float" office:value="43425" table:style-name="ce1">
            <text:p>43425</text:p>
          </table:table-cell>
          <table:table-cell office:value-type="float" office:value="43845" table:style-name="ce1">
            <text:p>43845</text:p>
          </table:table-cell>
          <table:table-cell office:value-type="float" office:value="44246" table:style-name="ce1">
            <text:p>44246</text:p>
          </table:table-cell>
          <table:table-cell office:value-type="float" office:value="44641" table:style-name="ce1">
            <text:p>44641</text:p>
          </table:table-cell>
          <table:table-cell office:value-type="float" office:value="45033" table:style-name="ce1">
            <text:p>45033</text:p>
          </table:table-cell>
          <table:table-cell office:value-type="float" office:value="45426" table:style-name="ce1">
            <text:p>45426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IND</text:p>
          </table:table-cell>
          <table:table-cell office:value-type="float" office:value="80597394" table:style-name="ce1">
            <text:p>80597394</text:p>
          </table:table-cell>
          <table:table-cell office:value-type="float" office:value="82711244" table:style-name="ce1">
            <text:p>82711244</text:p>
          </table:table-cell>
          <table:table-cell office:value-type="float" office:value="85270104" table:style-name="ce1">
            <text:p>85270104</text:p>
          </table:table-cell>
          <table:table-cell office:value-type="float" office:value="87926199" table:style-name="ce1">
            <text:p>87926199</text:p>
          </table:table-cell>
          <table:table-cell office:value-type="float" office:value="90685977" table:style-name="ce1">
            <text:p>90685977</text:p>
          </table:table-cell>
          <table:table-cell office:value-type="float" office:value="93534323" table:style-name="ce1">
            <text:p>93534323</text:p>
          </table:table-cell>
          <table:table-cell office:value-type="float" office:value="96479620" table:style-name="ce1">
            <text:p>96479620</text:p>
          </table:table-cell>
          <table:table-cell office:value-type="float" office:value="99528560" table:style-name="ce1">
            <text:p>99528560</text:p>
          </table:table-cell>
          <table:table-cell office:value-type="float" office:value="102693004" table:style-name="ce1">
            <text:p>102693004</text:p>
          </table:table-cell>
          <table:table-cell office:value-type="float" office:value="105995689" table:style-name="ce1">
            <text:p>105995689</text:p>
          </table:table-cell>
          <table:table-cell office:value-type="float" office:value="109459181" table:style-name="ce1">
            <text:p>109459181</text:p>
          </table:table-cell>
          <table:table-cell office:value-type="float" office:value="113270086" table:style-name="ce1">
            <text:p>113270086</text:p>
          </table:table-cell>
          <table:table-cell office:value-type="float" office:value="117821286" table:style-name="ce1">
            <text:p>117821286</text:p>
          </table:table-cell>
          <table:table-cell office:value-type="float" office:value="122565619" table:style-name="ce1">
            <text:p>122565619</text:p>
          </table:table-cell>
          <table:table-cell office:value-type="float" office:value="127509099" table:style-name="ce1">
            <text:p>127509099</text:p>
          </table:table-cell>
          <table:table-cell office:value-type="float" office:value="132621821" table:style-name="ce1">
            <text:p>132621821</text:p>
          </table:table-cell>
          <table:table-cell office:value-type="float" office:value="137905348" table:style-name="ce1">
            <text:p>137905348</text:p>
          </table:table-cell>
          <table:table-cell office:value-type="float" office:value="143368899" table:style-name="ce1">
            <text:p>143368899</text:p>
          </table:table-cell>
          <table:table-cell office:value-type="float" office:value="149029915" table:style-name="ce1">
            <text:p>149029915</text:p>
          </table:table-cell>
          <table:table-cell office:value-type="float" office:value="154913681" table:style-name="ce1">
            <text:p>154913681</text:p>
          </table:table-cell>
          <table:table-cell office:value-type="float" office:value="161046127" table:style-name="ce1">
            <text:p>161046127</text:p>
          </table:table-cell>
          <table:table-cell office:value-type="float" office:value="167094674" table:style-name="ce1">
            <text:p>167094674</text:p>
          </table:table-cell>
          <table:table-cell office:value-type="float" office:value="172694859" table:style-name="ce1">
            <text:p>172694859</text:p>
          </table:table-cell>
          <table:table-cell office:value-type="float" office:value="178465642" table:style-name="ce1">
            <text:p>178465642</text:p>
          </table:table-cell>
          <table:table-cell office:value-type="float" office:value="184383497" table:style-name="ce1">
            <text:p>184383497</text:p>
          </table:table-cell>
          <table:table-cell office:value-type="float" office:value="190422087" table:style-name="ce1">
            <text:p>190422087</text:p>
          </table:table-cell>
          <table:table-cell office:value-type="float" office:value="196583439" table:style-name="ce1">
            <text:p>196583439</text:p>
          </table:table-cell>
          <table:table-cell office:value-type="float" office:value="202861559" table:style-name="ce1">
            <text:p>202861559</text:p>
          </table:table-cell>
          <table:table-cell office:value-type="float" office:value="209262114" table:style-name="ce1">
            <text:p>209262114</text:p>
          </table:table-cell>
          <table:table-cell office:value-type="float" office:value="215784885" table:style-name="ce1">
            <text:p>215784885</text:p>
          </table:table-cell>
          <table:table-cell office:value-type="float" office:value="222412636" table:style-name="ce1">
            <text:p>222412636</text:p>
          </table:table-cell>
          <table:table-cell office:value-type="float" office:value="229041105" table:style-name="ce1">
            <text:p>229041105</text:p>
          </table:table-cell>
          <table:table-cell office:value-type="float" office:value="235534919" table:style-name="ce1">
            <text:p>235534919</text:p>
          </table:table-cell>
          <table:table-cell office:value-type="float" office:value="242129413" table:style-name="ce1">
            <text:p>242129413</text:p>
          </table:table-cell>
          <table:table-cell office:value-type="float" office:value="248838086" table:style-name="ce1">
            <text:p>248838086</text:p>
          </table:table-cell>
          <table:table-cell office:value-type="float" office:value="255660006" table:style-name="ce1">
            <text:p>255660006</text:p>
          </table:table-cell>
          <table:table-cell office:value-type="float" office:value="262616315" table:style-name="ce1">
            <text:p>262616315</text:p>
          </table:table-cell>
          <table:table-cell office:value-type="float" office:value="269690046" table:style-name="ce1">
            <text:p>269690046</text:p>
          </table:table-cell>
          <table:table-cell office:value-type="float" office:value="276868152" table:style-name="ce1">
            <text:p>276868152</text:p>
          </table:table-cell>
          <table:table-cell office:value-type="float" office:value="284132133" table:style-name="ce1">
            <text:p>284132133</text:p>
          </table:table-cell>
          <table:table-cell office:value-type="float" office:value="291466608" table:style-name="ce1">
            <text:p>291466608</text:p>
          </table:table-cell>
          <table:table-cell office:value-type="float" office:value="299249745" table:style-name="ce1">
            <text:p>299249745</text:p>
          </table:table-cell>
          <table:table-cell office:value-type="float" office:value="307913082" table:style-name="ce1">
            <text:p>307913082</text:p>
          </table:table-cell>
          <table:table-cell office:value-type="float" office:value="316683356" table:style-name="ce1">
            <text:p>316683356</text:p>
          </table:table-cell>
          <table:table-cell office:value-type="float" office:value="325568976" table:style-name="ce1">
            <text:p>325568976</text:p>
          </table:table-cell>
          <table:table-cell office:value-type="float" office:value="334543792" table:style-name="ce1">
            <text:p>334543792</text:p>
          </table:table-cell>
          <table:table-cell office:value-type="float" office:value="343617891" table:style-name="ce1">
            <text:p>343617891</text:p>
          </table:table-cell>
          <table:table-cell office:value-type="float" office:value="352796785" table:style-name="ce1">
            <text:p>352796785</text:p>
          </table:table-cell>
          <table:table-cell office:value-type="float" office:value="362065825" table:style-name="ce1">
            <text:p>362065825</text:p>
          </table:table-cell>
          <table:table-cell office:value-type="float" office:value="371381904" table:style-name="ce1">
            <text:p>371381904</text:p>
          </table:table-cell>
          <table:table-cell office:value-type="float" office:value="380743507" table:style-name="ce1">
            <text:p>380743507</text:p>
          </table:table-cell>
          <table:table-cell office:value-type="float" office:value="390151214" table:style-name="ce1">
            <text:p>390151214</text:p>
          </table:table-cell>
          <table:table-cell office:value-type="float" office:value="399686039" table:style-name="ce1">
            <text:p>399686039</text:p>
          </table:table-cell>
          <table:table-cell office:value-type="float" office:value="409362870" table:style-name="ce1">
            <text:p>409362870</text:p>
          </table:table-cell>
          <table:table-cell office:value-type="float" office:value="419234061" table:style-name="ce1">
            <text:p>41923406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Not classified</text:p>
          </table:table-cell>
          <table:table-cell office:value-type="string" table:style-name="ce1">
            <text:p>IN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reland</text:p>
          </table:table-cell>
          <table:table-cell office:value-type="string" table:style-name="ce1">
            <text:p>IRL</text:p>
          </table:table-cell>
          <table:table-cell office:value-type="float" office:value="1296121" table:style-name="ce1">
            <text:p>1296121</text:p>
          </table:table-cell>
          <table:table-cell office:value-type="float" office:value="1306003" table:style-name="ce1">
            <text:p>1306003</text:p>
          </table:table-cell>
          <table:table-cell office:value-type="float" office:value="1328860" table:style-name="ce1">
            <text:p>1328860</text:p>
          </table:table-cell>
          <table:table-cell office:value-type="float" office:value="1354239" table:style-name="ce1">
            <text:p>1354239</text:p>
          </table:table-cell>
          <table:table-cell office:value-type="float" office:value="1378553" table:style-name="ce1">
            <text:p>1378553</text:p>
          </table:table-cell>
          <table:table-cell office:value-type="float" office:value="1401504" table:style-name="ce1">
            <text:p>1401504</text:p>
          </table:table-cell>
          <table:table-cell office:value-type="float" office:value="1424843" table:style-name="ce1">
            <text:p>1424843</text:p>
          </table:table-cell>
          <table:table-cell office:value-type="float" office:value="1448990" table:style-name="ce1">
            <text:p>1448990</text:p>
          </table:table-cell>
          <table:table-cell office:value-type="float" office:value="1473052" table:style-name="ce1">
            <text:p>1473052</text:p>
          </table:table-cell>
          <table:table-cell office:value-type="float" office:value="1499259" table:style-name="ce1">
            <text:p>1499259</text:p>
          </table:table-cell>
          <table:table-cell office:value-type="float" office:value="1529549" table:style-name="ce1">
            <text:p>1529549</text:p>
          </table:table-cell>
          <table:table-cell office:value-type="float" office:value="1563915" table:style-name="ce1">
            <text:p>1563915</text:p>
          </table:table-cell>
          <table:table-cell office:value-type="float" office:value="1597717" table:style-name="ce1">
            <text:p>1597717</text:p>
          </table:table-cell>
          <table:table-cell office:value-type="float" office:value="1634072" table:style-name="ce1">
            <text:p>1634072</text:p>
          </table:table-cell>
          <table:table-cell office:value-type="float" office:value="1672099" table:style-name="ce1">
            <text:p>1672099</text:p>
          </table:table-cell>
          <table:table-cell office:value-type="float" office:value="1710683" table:style-name="ce1">
            <text:p>1710683</text:p>
          </table:table-cell>
          <table:table-cell office:value-type="float" office:value="1747737" table:style-name="ce1">
            <text:p>1747737</text:p>
          </table:table-cell>
          <table:table-cell office:value-type="float" office:value="1782727" table:style-name="ce1">
            <text:p>1782727</text:p>
          </table:table-cell>
          <table:table-cell office:value-type="float" office:value="1819520" table:style-name="ce1">
            <text:p>1819520</text:p>
          </table:table-cell>
          <table:table-cell office:value-type="float" office:value="1855360" table:style-name="ce1">
            <text:p>1855360</text:p>
          </table:table-cell>
          <table:table-cell office:value-type="float" office:value="1888405" table:style-name="ce1">
            <text:p>1888405</text:p>
          </table:table-cell>
          <table:table-cell office:value-type="float" office:value="1921042" table:style-name="ce1">
            <text:p>1921042</text:p>
          </table:table-cell>
          <table:table-cell office:value-type="float" office:value="1944867" table:style-name="ce1">
            <text:p>1944867</text:p>
          </table:table-cell>
          <table:table-cell office:value-type="float" office:value="1964356" table:style-name="ce1">
            <text:p>1964356</text:p>
          </table:table-cell>
          <table:table-cell office:value-type="float" office:value="1982219" table:style-name="ce1">
            <text:p>1982219</text:p>
          </table:table-cell>
          <table:table-cell office:value-type="float" office:value="1991056" table:style-name="ce1">
            <text:p>1991056</text:p>
          </table:table-cell>
          <table:table-cell office:value-type="float" office:value="1997305" table:style-name="ce1">
            <text:p>1997305</text:p>
          </table:table-cell>
          <table:table-cell office:value-type="float" office:value="2001761" table:style-name="ce1">
            <text:p>2001761</text:p>
          </table:table-cell>
          <table:table-cell office:value-type="float" office:value="1997448" table:style-name="ce1">
            <text:p>1997448</text:p>
          </table:table-cell>
          <table:table-cell office:value-type="float" office:value="1993762" table:style-name="ce1">
            <text:p>1993762</text:p>
          </table:table-cell>
          <table:table-cell office:value-type="float" office:value="1999662" table:style-name="ce1">
            <text:p>1999662</text:p>
          </table:table-cell>
          <table:table-cell office:value-type="float" office:value="2016140" table:style-name="ce1">
            <text:p>2016140</text:p>
          </table:table-cell>
          <table:table-cell office:value-type="float" office:value="2037735" table:style-name="ce1">
            <text:p>2037735</text:p>
          </table:table-cell>
          <table:table-cell office:value-type="float" office:value="2055778" table:style-name="ce1">
            <text:p>2055778</text:p>
          </table:table-cell>
          <table:table-cell office:value-type="float" office:value="2071725" table:style-name="ce1">
            <text:p>2071725</text:p>
          </table:table-cell>
          <table:table-cell office:value-type="float" office:value="2090241" table:style-name="ce1">
            <text:p>2090241</text:p>
          </table:table-cell>
          <table:table-cell office:value-type="float" office:value="2114994" table:style-name="ce1">
            <text:p>2114994</text:p>
          </table:table-cell>
          <table:table-cell office:value-type="float" office:value="2145532" table:style-name="ce1">
            <text:p>2145532</text:p>
          </table:table-cell>
          <table:table-cell office:value-type="float" office:value="2177311" table:style-name="ce1">
            <text:p>2177311</text:p>
          </table:table-cell>
          <table:table-cell office:value-type="float" office:value="2211419" table:style-name="ce1">
            <text:p>2211419</text:p>
          </table:table-cell>
          <table:table-cell office:value-type="float" office:value="2250608" table:style-name="ce1">
            <text:p>2250608</text:p>
          </table:table-cell>
          <table:table-cell office:value-type="float" office:value="2296355" table:style-name="ce1">
            <text:p>2296355</text:p>
          </table:table-cell>
          <table:table-cell office:value-type="float" office:value="2345367" table:style-name="ce1">
            <text:p>2345367</text:p>
          </table:table-cell>
          <table:table-cell office:value-type="float" office:value="2394915" table:style-name="ce1">
            <text:p>2394915</text:p>
          </table:table-cell>
          <table:table-cell office:value-type="float" office:value="2450379" table:style-name="ce1">
            <text:p>2450379</text:p>
          </table:table-cell>
          <table:table-cell office:value-type="float" office:value="2515791" table:style-name="ce1">
            <text:p>2515791</text:p>
          </table:table-cell>
          <table:table-cell office:value-type="float" office:value="2596292" table:style-name="ce1">
            <text:p>2596292</text:p>
          </table:table-cell>
          <table:table-cell office:value-type="float" office:value="2684454" table:style-name="ce1">
            <text:p>2684454</text:p>
          </table:table-cell>
          <table:table-cell office:value-type="float" office:value="2752001" table:style-name="ce1">
            <text:p>2752001</text:p>
          </table:table-cell>
          <table:table-cell office:value-type="float" office:value="2792385" table:style-name="ce1">
            <text:p>2792385</text:p>
          </table:table-cell>
          <table:table-cell office:value-type="float" office:value="2820000" table:style-name="ce1">
            <text:p>2820000</text:p>
          </table:table-cell>
          <table:table-cell office:value-type="float" office:value="2842693" table:style-name="ce1">
            <text:p>2842693</text:p>
          </table:table-cell>
          <table:table-cell office:value-type="float" office:value="2861582" table:style-name="ce1">
            <text:p>2861582</text:p>
          </table:table-cell>
          <table:table-cell office:value-type="float" office:value="2881613" table:style-name="ce1">
            <text:p>2881613</text:p>
          </table:table-cell>
          <table:table-cell office:value-type="float" office:value="2905671" table:style-name="ce1">
            <text:p>290567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Iran, Islamic Rep.</text:p>
          </table:table-cell>
          <table:table-cell office:value-type="string" table:style-name="ce1">
            <text:p>IRN</text:p>
          </table:table-cell>
          <table:table-cell office:value-type="float" office:value="7390294" table:style-name="ce1">
            <text:p>7390294</text:p>
          </table:table-cell>
          <table:table-cell office:value-type="float" office:value="7730792" table:style-name="ce1">
            <text:p>7730792</text:p>
          </table:table-cell>
          <table:table-cell office:value-type="float" office:value="8086766" table:style-name="ce1">
            <text:p>8086766</text:p>
          </table:table-cell>
          <table:table-cell office:value-type="float" office:value="8458177" table:style-name="ce1">
            <text:p>8458177</text:p>
          </table:table-cell>
          <table:table-cell office:value-type="float" office:value="8845953" table:style-name="ce1">
            <text:p>8845953</text:p>
          </table:table-cell>
          <table:table-cell office:value-type="float" office:value="9250362" table:style-name="ce1">
            <text:p>9250362</text:p>
          </table:table-cell>
          <table:table-cell office:value-type="float" office:value="9673818" table:style-name="ce1">
            <text:p>9673818</text:p>
          </table:table-cell>
          <table:table-cell office:value-type="float" office:value="10147476" table:style-name="ce1">
            <text:p>10147476</text:p>
          </table:table-cell>
          <table:table-cell office:value-type="float" office:value="10660982" table:style-name="ce1">
            <text:p>10660982</text:p>
          </table:table-cell>
          <table:table-cell office:value-type="float" office:value="11195222" table:style-name="ce1">
            <text:p>11195222</text:p>
          </table:table-cell>
          <table:table-cell office:value-type="float" office:value="11751194" table:style-name="ce1">
            <text:p>11751194</text:p>
          </table:table-cell>
          <table:table-cell office:value-type="float" office:value="12330284" table:style-name="ce1">
            <text:p>12330284</text:p>
          </table:table-cell>
          <table:table-cell office:value-type="float" office:value="12935964" table:style-name="ce1">
            <text:p>12935964</text:p>
          </table:table-cell>
          <table:table-cell office:value-type="float" office:value="13572846" table:style-name="ce1">
            <text:p>13572846</text:p>
          </table:table-cell>
          <table:table-cell office:value-type="float" office:value="14249805" table:style-name="ce1">
            <text:p>14249805</text:p>
          </table:table-cell>
          <table:table-cell office:value-type="float" office:value="14973247" table:style-name="ce1">
            <text:p>14973247</text:p>
          </table:table-cell>
          <table:table-cell office:value-type="float" office:value="15744750" table:style-name="ce1">
            <text:p>15744750</text:p>
          </table:table-cell>
          <table:table-cell office:value-type="float" office:value="16526315" table:style-name="ce1">
            <text:p>16526315</text:p>
          </table:table-cell>
          <table:table-cell office:value-type="float" office:value="17344796" table:style-name="ce1">
            <text:p>17344796</text:p>
          </table:table-cell>
          <table:table-cell office:value-type="float" office:value="18237562" table:style-name="ce1">
            <text:p>18237562</text:p>
          </table:table-cell>
          <table:table-cell office:value-type="float" office:value="19215400" table:style-name="ce1">
            <text:p>19215400</text:p>
          </table:table-cell>
          <table:table-cell office:value-type="float" office:value="20279046" table:style-name="ce1">
            <text:p>20279046</text:p>
          </table:table-cell>
          <table:table-cell office:value-type="float" office:value="21423069" table:style-name="ce1">
            <text:p>21423069</text:p>
          </table:table-cell>
          <table:table-cell office:value-type="float" office:value="22640830" table:style-name="ce1">
            <text:p>22640830</text:p>
          </table:table-cell>
          <table:table-cell office:value-type="float" office:value="23921559" table:style-name="ce1">
            <text:p>23921559</text:p>
          </table:table-cell>
          <table:table-cell office:value-type="float" office:value="25250919" table:style-name="ce1">
            <text:p>25250919</text:p>
          </table:table-cell>
          <table:table-cell office:value-type="float" office:value="26636455" table:style-name="ce1">
            <text:p>26636455</text:p>
          </table:table-cell>
          <table:table-cell office:value-type="float" office:value="27988907" table:style-name="ce1">
            <text:p>27988907</text:p>
          </table:table-cell>
          <table:table-cell office:value-type="float" office:value="29306069" table:style-name="ce1">
            <text:p>29306069</text:p>
          </table:table-cell>
          <table:table-cell office:value-type="float" office:value="30538979" table:style-name="ce1">
            <text:p>30538979</text:p>
          </table:table-cell>
          <table:table-cell office:value-type="float" office:value="31640108" table:style-name="ce1">
            <text:p>31640108</text:p>
          </table:table-cell>
          <table:table-cell office:value-type="float" office:value="32576843" table:style-name="ce1">
            <text:p>32576843</text:p>
          </table:table-cell>
          <table:table-cell office:value-type="float" office:value="33513746" table:style-name="ce1">
            <text:p>33513746</text:p>
          </table:table-cell>
          <table:table-cell office:value-type="float" office:value="34416111" table:style-name="ce1">
            <text:p>34416111</text:p>
          </table:table-cell>
          <table:table-cell office:value-type="float" office:value="35331867" table:style-name="ce1">
            <text:p>35331867</text:p>
          </table:table-cell>
          <table:table-cell office:value-type="float" office:value="36333531" table:style-name="ce1">
            <text:p>36333531</text:p>
          </table:table-cell>
          <table:table-cell office:value-type="float" office:value="37450382" table:style-name="ce1">
            <text:p>37450382</text:p>
          </table:table-cell>
          <table:table-cell office:value-type="float" office:value="38612407" table:style-name="ce1">
            <text:p>38612407</text:p>
          </table:table-cell>
          <table:table-cell office:value-type="float" office:value="39816023" table:style-name="ce1">
            <text:p>39816023</text:p>
          </table:table-cell>
          <table:table-cell office:value-type="float" office:value="41017630" table:style-name="ce1">
            <text:p>41017630</text:p>
          </table:table-cell>
          <table:table-cell office:value-type="float" office:value="42171697" table:style-name="ce1">
            <text:p>42171697</text:p>
          </table:table-cell>
          <table:table-cell office:value-type="float" office:value="43266592" table:style-name="ce1">
            <text:p>43266592</text:p>
          </table:table-cell>
          <table:table-cell office:value-type="float" office:value="44319660" table:style-name="ce1">
            <text:p>44319660</text:p>
          </table:table-cell>
          <table:table-cell office:value-type="float" office:value="45342427" table:style-name="ce1">
            <text:p>45342427</text:p>
          </table:table-cell>
          <table:table-cell office:value-type="float" office:value="46354897" table:style-name="ce1">
            <text:p>46354897</text:p>
          </table:table-cell>
          <table:table-cell office:value-type="float" office:value="47373098" table:style-name="ce1">
            <text:p>47373098</text:p>
          </table:table-cell>
          <table:table-cell office:value-type="float" office:value="48397258" table:style-name="ce1">
            <text:p>48397258</text:p>
          </table:table-cell>
          <table:table-cell office:value-type="float" office:value="49389852" table:style-name="ce1">
            <text:p>49389852</text:p>
          </table:table-cell>
          <table:table-cell office:value-type="float" office:value="50378369" table:style-name="ce1">
            <text:p>50378369</text:p>
          </table:table-cell>
          <table:table-cell office:value-type="float" office:value="51392704" table:style-name="ce1">
            <text:p>51392704</text:p>
          </table:table-cell>
          <table:table-cell office:value-type="float" office:value="52442187" table:style-name="ce1">
            <text:p>52442187</text:p>
          </table:table-cell>
          <table:table-cell office:value-type="float" office:value="53531237" table:style-name="ce1">
            <text:p>53531237</text:p>
          </table:table-cell>
          <table:table-cell office:value-type="float" office:value="54657099" table:style-name="ce1">
            <text:p>54657099</text:p>
          </table:table-cell>
          <table:table-cell office:value-type="float" office:value="55796648" table:style-name="ce1">
            <text:p>55796648</text:p>
          </table:table-cell>
          <table:table-cell office:value-type="float" office:value="56931552" table:style-name="ce1">
            <text:p>56931552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Iraq</text:p>
          </table:table-cell>
          <table:table-cell office:value-type="string" table:style-name="ce1">
            <text:p>IRQ</text:p>
          </table:table-cell>
          <table:table-cell office:value-type="float" office:value="3127234" table:style-name="ce1">
            <text:p>3127234</text:p>
          </table:table-cell>
          <table:table-cell office:value-type="float" office:value="3321449" table:style-name="ce1">
            <text:p>3321449</text:p>
          </table:table-cell>
          <table:table-cell office:value-type="float" office:value="3528453" table:style-name="ce1">
            <text:p>3528453</text:p>
          </table:table-cell>
          <table:table-cell office:value-type="float" office:value="3749759" table:style-name="ce1">
            <text:p>3749759</text:p>
          </table:table-cell>
          <table:table-cell office:value-type="float" office:value="3987432" table:style-name="ce1">
            <text:p>3987432</text:p>
          </table:table-cell>
          <table:table-cell office:value-type="float" office:value="4242422" table:style-name="ce1">
            <text:p>4242422</text:p>
          </table:table-cell>
          <table:table-cell office:value-type="float" office:value="4487187" table:style-name="ce1">
            <text:p>4487187</text:p>
          </table:table-cell>
          <table:table-cell office:value-type="float" office:value="4737200" table:style-name="ce1">
            <text:p>4737200</text:p>
          </table:table-cell>
          <table:table-cell office:value-type="float" office:value="5002622" table:style-name="ce1">
            <text:p>5002622</text:p>
          </table:table-cell>
          <table:table-cell office:value-type="float" office:value="5280598" table:style-name="ce1">
            <text:p>5280598</text:p>
          </table:table-cell>
          <table:table-cell office:value-type="float" office:value="5569344" table:style-name="ce1">
            <text:p>5569344</text:p>
          </table:table-cell>
          <table:table-cell office:value-type="float" office:value="5867813" table:style-name="ce1">
            <text:p>5867813</text:p>
          </table:table-cell>
          <table:table-cell office:value-type="float" office:value="6176424" table:style-name="ce1">
            <text:p>6176424</text:p>
          </table:table-cell>
          <table:table-cell office:value-type="float" office:value="6495467" table:style-name="ce1">
            <text:p>6495467</text:p>
          </table:table-cell>
          <table:table-cell office:value-type="float" office:value="6827089" table:style-name="ce1">
            <text:p>6827089</text:p>
          </table:table-cell>
          <table:table-cell office:value-type="float" office:value="7171881" table:style-name="ce1">
            <text:p>7171881</text:p>
          </table:table-cell>
          <table:table-cell office:value-type="float" office:value="7530312" table:style-name="ce1">
            <text:p>7530312</text:p>
          </table:table-cell>
          <table:table-cell office:value-type="float" office:value="7900771" table:style-name="ce1">
            <text:p>7900771</text:p>
          </table:table-cell>
          <table:table-cell office:value-type="float" office:value="8252794" table:style-name="ce1">
            <text:p>8252794</text:p>
          </table:table-cell>
          <table:table-cell office:value-type="float" office:value="8598020" table:style-name="ce1">
            <text:p>8598020</text:p>
          </table:table-cell>
          <table:table-cell office:value-type="float" office:value="8945817" table:style-name="ce1">
            <text:p>8945817</text:p>
          </table:table-cell>
          <table:table-cell office:value-type="float" office:value="9296245" table:style-name="ce1">
            <text:p>9296245</text:p>
          </table:table-cell>
          <table:table-cell office:value-type="float" office:value="9649988" table:style-name="ce1">
            <text:p>9649988</text:p>
          </table:table-cell>
          <table:table-cell office:value-type="float" office:value="10005012" table:style-name="ce1">
            <text:p>10005012</text:p>
          </table:table-cell>
          <table:table-cell office:value-type="float" office:value="10359298" table:style-name="ce1">
            <text:p>10359298</text:p>
          </table:table-cell>
          <table:table-cell office:value-type="float" office:value="10711420" table:style-name="ce1">
            <text:p>10711420</text:p>
          </table:table-cell>
          <table:table-cell office:value-type="float" office:value="11060240" table:style-name="ce1">
            <text:p>11060240</text:p>
          </table:table-cell>
          <table:table-cell office:value-type="float" office:value="11408373" table:style-name="ce1">
            <text:p>11408373</text:p>
          </table:table-cell>
          <table:table-cell office:value-type="float" office:value="11672389" table:style-name="ce1">
            <text:p>11672389</text:p>
          </table:table-cell>
          <table:table-cell office:value-type="float" office:value="11914793" table:style-name="ce1">
            <text:p>11914793</text:p>
          </table:table-cell>
          <table:table-cell office:value-type="float" office:value="12183532" table:style-name="ce1">
            <text:p>12183532</text:p>
          </table:table-cell>
          <table:table-cell office:value-type="float" office:value="12481221" table:style-name="ce1">
            <text:p>12481221</text:p>
          </table:table-cell>
          <table:table-cell office:value-type="float" office:value="12805518" table:style-name="ce1">
            <text:p>12805518</text:p>
          </table:table-cell>
          <table:table-cell office:value-type="float" office:value="13154071" table:style-name="ce1">
            <text:p>13154071</text:p>
          </table:table-cell>
          <table:table-cell office:value-type="float" office:value="13522091" table:style-name="ce1">
            <text:p>13522091</text:p>
          </table:table-cell>
          <table:table-cell office:value-type="float" office:value="13905775" table:style-name="ce1">
            <text:p>13905775</text:p>
          </table:table-cell>
          <table:table-cell office:value-type="float" office:value="14305350" table:style-name="ce1">
            <text:p>14305350</text:p>
          </table:table-cell>
          <table:table-cell office:value-type="float" office:value="14720315" table:style-name="ce1">
            <text:p>14720315</text:p>
          </table:table-cell>
          <table:table-cell office:value-type="float" office:value="15182707" table:style-name="ce1">
            <text:p>15182707</text:p>
          </table:table-cell>
          <table:table-cell office:value-type="float" office:value="15665416" table:style-name="ce1">
            <text:p>15665416</text:p>
          </table:table-cell>
          <table:table-cell office:value-type="float" office:value="16147761" table:style-name="ce1">
            <text:p>16147761</text:p>
          </table:table-cell>
          <table:table-cell office:value-type="float" office:value="16629403" table:style-name="ce1">
            <text:p>16629403</text:p>
          </table:table-cell>
          <table:table-cell office:value-type="float" office:value="17112440" table:style-name="ce1">
            <text:p>17112440</text:p>
          </table:table-cell>
          <table:table-cell office:value-type="float" office:value="17597338" table:style-name="ce1">
            <text:p>17597338</text:p>
          </table:table-cell>
          <table:table-cell office:value-type="float" office:value="18085363" table:style-name="ce1">
            <text:p>18085363</text:p>
          </table:table-cell>
          <table:table-cell office:value-type="float" office:value="18579000" table:style-name="ce1">
            <text:p>18579000</text:p>
          </table:table-cell>
          <table:table-cell office:value-type="float" office:value="19074551" table:style-name="ce1">
            <text:p>19074551</text:p>
          </table:table-cell>
          <table:table-cell office:value-type="float" office:value="19576143" table:style-name="ce1">
            <text:p>19576143</text:p>
          </table:table-cell>
          <table:table-cell office:value-type="float" office:value="20101406" table:style-name="ce1">
            <text:p>20101406</text:p>
          </table:table-cell>
          <table:table-cell office:value-type="float" office:value="20673743" table:style-name="ce1">
            <text:p>20673743</text:p>
          </table:table-cell>
          <table:table-cell office:value-type="float" office:value="21309523" table:style-name="ce1">
            <text:p>21309523</text:p>
          </table:table-cell>
          <table:table-cell office:value-type="float" office:value="21980206" table:style-name="ce1">
            <text:p>21980206</text:p>
          </table:table-cell>
          <table:table-cell office:value-type="float" office:value="22676239" table:style-name="ce1">
            <text:p>22676239</text:p>
          </table:table-cell>
          <table:table-cell office:value-type="float" office:value="23397663" table:style-name="ce1">
            <text:p>23397663</text:p>
          </table:table-cell>
          <table:table-cell office:value-type="float" office:value="24146177" table:style-name="ce1">
            <text:p>2414617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Iceland</text:p>
          </table:table-cell>
          <table:table-cell office:value-type="string" table:style-name="ce1">
            <text:p>ISL</text:p>
          </table:table-cell>
          <table:table-cell office:value-type="float" office:value="140986" table:style-name="ce1">
            <text:p>140986</text:p>
          </table:table-cell>
          <table:table-cell office:value-type="float" office:value="144661" table:style-name="ce1">
            <text:p>144661</text:p>
          </table:table-cell>
          <table:table-cell office:value-type="float" office:value="148268" table:style-name="ce1">
            <text:p>148268</text:p>
          </table:table-cell>
          <table:table-cell office:value-type="float" office:value="151829" table:style-name="ce1">
            <text:p>151829</text:p>
          </table:table-cell>
          <table:table-cell office:value-type="float" office:value="155450" table:style-name="ce1">
            <text:p>155450</text:p>
          </table:table-cell>
          <table:table-cell office:value-type="float" office:value="159059" table:style-name="ce1">
            <text:p>159059</text:p>
          </table:table-cell>
          <table:table-cell office:value-type="float" office:value="162665" table:style-name="ce1">
            <text:p>162665</text:p>
          </table:table-cell>
          <table:table-cell office:value-type="float" office:value="166198" table:style-name="ce1">
            <text:p>166198</text:p>
          </table:table-cell>
          <table:table-cell office:value-type="float" office:value="169365" table:style-name="ce1">
            <text:p>169365</text:p>
          </table:table-cell>
          <table:table-cell office:value-type="float" office:value="171812" table:style-name="ce1">
            <text:p>171812</text:p>
          </table:table-cell>
          <table:table-cell office:value-type="float" office:value="173568" table:style-name="ce1">
            <text:p>173568</text:p>
          </table:table-cell>
          <table:table-cell office:value-type="float" office:value="175738" table:style-name="ce1">
            <text:p>175738</text:p>
          </table:table-cell>
          <table:table-cell office:value-type="float" office:value="179084" table:style-name="ce1">
            <text:p>179084</text:p>
          </table:table-cell>
          <table:table-cell office:value-type="float" office:value="182557" table:style-name="ce1">
            <text:p>182557</text:p>
          </table:table-cell>
          <table:table-cell office:value-type="float" office:value="185790" table:style-name="ce1">
            <text:p>185790</text:p>
          </table:table-cell>
          <table:table-cell office:value-type="float" office:value="188920" table:style-name="ce1">
            <text:p>188920</text:p>
          </table:table-cell>
          <table:table-cell office:value-type="float" office:value="191538" table:style-name="ce1">
            <text:p>191538</text:p>
          </table:table-cell>
          <table:table-cell office:value-type="float" office:value="193688" table:style-name="ce1">
            <text:p>193688</text:p>
          </table:table-cell>
          <table:table-cell office:value-type="float" office:value="195917" table:style-name="ce1">
            <text:p>195917</text:p>
          </table:table-cell>
          <table:table-cell office:value-type="float" office:value="198545" table:style-name="ce1">
            <text:p>198545</text:p>
          </table:table-cell>
          <table:table-cell office:value-type="float" office:value="201355" table:style-name="ce1">
            <text:p>201355</text:p>
          </table:table-cell>
          <table:table-cell office:value-type="float" office:value="204294" table:style-name="ce1">
            <text:p>204294</text:p>
          </table:table-cell>
          <table:table-cell office:value-type="float" office:value="207668" table:style-name="ce1">
            <text:p>207668</text:p>
          </table:table-cell>
          <table:table-cell office:value-type="float" office:value="211056" table:style-name="ce1">
            <text:p>211056</text:p>
          </table:table-cell>
          <table:table-cell office:value-type="float" office:value="213929" table:style-name="ce1">
            <text:p>213929</text:p>
          </table:table-cell>
          <table:table-cell office:value-type="float" office:value="216226" table:style-name="ce1">
            <text:p>216226</text:p>
          </table:table-cell>
          <table:table-cell office:value-type="float" office:value="218415" table:style-name="ce1">
            <text:p>218415</text:p>
          </table:table-cell>
          <table:table-cell office:value-type="float" office:value="221413" table:style-name="ce1">
            <text:p>221413</text:p>
          </table:table-cell>
          <table:table-cell office:value-type="float" office:value="225500" table:style-name="ce1">
            <text:p>225500</text:p>
          </table:table-cell>
          <table:table-cell office:value-type="float" office:value="228892" table:style-name="ce1">
            <text:p>228892</text:p>
          </table:table-cell>
          <table:table-cell office:value-type="float" office:value="231255" table:style-name="ce1">
            <text:p>231255</text:p>
          </table:table-cell>
          <table:table-cell office:value-type="float" office:value="234420" table:style-name="ce1">
            <text:p>234420</text:p>
          </table:table-cell>
          <table:table-cell office:value-type="float" office:value="237854" table:style-name="ce1">
            <text:p>237854</text:p>
          </table:table-cell>
          <table:table-cell office:value-type="float" office:value="240747" table:style-name="ce1">
            <text:p>240747</text:p>
          </table:table-cell>
          <table:table-cell office:value-type="float" office:value="243303" table:style-name="ce1">
            <text:p>243303</text:p>
          </table:table-cell>
          <table:table-cell office:value-type="float" office:value="245081" table:style-name="ce1">
            <text:p>245081</text:p>
          </table:table-cell>
          <table:table-cell office:value-type="float" office:value="246857" table:style-name="ce1">
            <text:p>246857</text:p>
          </table:table-cell>
          <table:table-cell office:value-type="float" office:value="249329" table:style-name="ce1">
            <text:p>249329</text:p>
          </table:table-cell>
          <table:table-cell office:value-type="float" office:value="252455" table:style-name="ce1">
            <text:p>252455</text:p>
          </table:table-cell>
          <table:table-cell office:value-type="float" office:value="255931" table:style-name="ce1">
            <text:p>255931</text:p>
          </table:table-cell>
          <table:table-cell office:value-type="float" office:value="259836" table:style-name="ce1">
            <text:p>259836</text:p>
          </table:table-cell>
          <table:table-cell office:value-type="float" office:value="263687" table:style-name="ce1">
            <text:p>263687</text:p>
          </table:table-cell>
          <table:table-cell office:value-type="float" office:value="266425" table:style-name="ce1">
            <text:p>266425</text:p>
          </table:table-cell>
          <table:table-cell office:value-type="float" office:value="268644" table:style-name="ce1">
            <text:p>268644</text:p>
          </table:table-cell>
          <table:table-cell office:value-type="float" office:value="271378" table:style-name="ce1">
            <text:p>271378</text:p>
          </table:table-cell>
          <table:table-cell office:value-type="float" office:value="276072" table:style-name="ce1">
            <text:p>276072</text:p>
          </table:table-cell>
          <table:table-cell office:value-type="float" office:value="283000" table:style-name="ce1">
            <text:p>283000</text:p>
          </table:table-cell>
          <table:table-cell office:value-type="float" office:value="290623" table:style-name="ce1">
            <text:p>290623</text:p>
          </table:table-cell>
          <table:table-cell office:value-type="float" office:value="296449" table:style-name="ce1">
            <text:p>296449</text:p>
          </table:table-cell>
          <table:table-cell office:value-type="float" office:value="297832" table:style-name="ce1">
            <text:p>297832</text:p>
          </table:table-cell>
          <table:table-cell office:value-type="float" office:value="297763" table:style-name="ce1">
            <text:p>297763</text:p>
          </table:table-cell>
          <table:table-cell office:value-type="float" office:value="299025" table:style-name="ce1">
            <text:p>299025</text:p>
          </table:table-cell>
          <table:table-cell office:value-type="float" office:value="300960" table:style-name="ce1">
            <text:p>300960</text:p>
          </table:table-cell>
          <table:table-cell office:value-type="float" office:value="304150" table:style-name="ce1">
            <text:p>304150</text:p>
          </table:table-cell>
          <table:table-cell office:value-type="float" office:value="307880" table:style-name="ce1">
            <text:p>307880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Israel</text:p>
          </table:table-cell>
          <table:table-cell office:value-type="string" table:style-name="ce1">
            <text:p>ISR</text:p>
          </table:table-cell>
          <table:table-cell office:value-type="float" office:value="1624582" table:style-name="ce1">
            <text:p>1624582</text:p>
          </table:table-cell>
          <table:table-cell office:value-type="float" office:value="1703972" table:style-name="ce1">
            <text:p>1703972</text:p>
          </table:table-cell>
          <table:table-cell office:value-type="float" office:value="1805829" table:style-name="ce1">
            <text:p>1805829</text:p>
          </table:table-cell>
          <table:table-cell office:value-type="float" office:value="1891353" table:style-name="ce1">
            <text:p>1891353</text:p>
          </table:table-cell>
          <table:table-cell office:value-type="float" office:value="1985742" table:style-name="ce1">
            <text:p>1985742</text:p>
          </table:table-cell>
          <table:table-cell office:value-type="float" office:value="2074492" table:style-name="ce1">
            <text:p>2074492</text:p>
          </table:table-cell>
          <table:table-cell office:value-type="float" office:value="2146053" table:style-name="ce1">
            <text:p>2146053</text:p>
          </table:table-cell>
          <table:table-cell office:value-type="float" office:value="2259135" table:style-name="ce1">
            <text:p>2259135</text:p>
          </table:table-cell>
          <table:table-cell office:value-type="float" office:value="2325145" table:style-name="ce1">
            <text:p>2325145</text:p>
          </table:table-cell>
          <table:table-cell office:value-type="float" office:value="2404654" table:style-name="ce1">
            <text:p>2404654</text:p>
          </table:table-cell>
          <table:table-cell office:value-type="float" office:value="2503959" table:style-name="ce1">
            <text:p>2503959</text:p>
          </table:table-cell>
          <table:table-cell office:value-type="float" office:value="2602174" table:style-name="ce1">
            <text:p>2602174</text:p>
          </table:table-cell>
          <table:table-cell office:value-type="float" office:value="2686849" table:style-name="ce1">
            <text:p>2686849</text:p>
          </table:table-cell>
          <table:table-cell office:value-type="float" office:value="2812295" table:style-name="ce1">
            <text:p>2812295</text:p>
          </table:table-cell>
          <table:table-cell office:value-type="float" office:value="2911784" table:style-name="ce1">
            <text:p>2911784</text:p>
          </table:table-cell>
          <table:table-cell office:value-type="float" office:value="2993516" table:style-name="ce1">
            <text:p>2993516</text:p>
          </table:table-cell>
          <table:table-cell office:value-type="float" office:value="3075582" table:style-name="ce1">
            <text:p>3075582</text:p>
          </table:table-cell>
          <table:table-cell office:value-type="float" office:value="3159569" table:style-name="ce1">
            <text:p>3159569</text:p>
          </table:table-cell>
          <table:table-cell office:value-type="float" office:value="3241222" table:style-name="ce1">
            <text:p>3241222</text:p>
          </table:table-cell>
          <table:table-cell office:value-type="float" office:value="3339820" table:style-name="ce1">
            <text:p>3339820</text:p>
          </table:table-cell>
          <table:table-cell office:value-type="float" office:value="3435249" table:style-name="ce1">
            <text:p>3435249</text:p>
          </table:table-cell>
          <table:table-cell office:value-type="float" office:value="3518466" table:style-name="ce1">
            <text:p>3518466</text:p>
          </table:table-cell>
          <table:table-cell office:value-type="float" office:value="3599159" table:style-name="ce1">
            <text:p>3599159</text:p>
          </table:table-cell>
          <table:table-cell office:value-type="float" office:value="3678408" table:style-name="ce1">
            <text:p>3678408</text:p>
          </table:table-cell>
          <table:table-cell office:value-type="float" office:value="3731413" table:style-name="ce1">
            <text:p>3731413</text:p>
          </table:table-cell>
          <table:table-cell office:value-type="float" office:value="3802419" table:style-name="ce1">
            <text:p>3802419</text:p>
          </table:table-cell>
          <table:table-cell office:value-type="float" office:value="3866349" table:style-name="ce1">
            <text:p>3866349</text:p>
          </table:table-cell>
          <table:table-cell office:value-type="float" office:value="3934022" table:style-name="ce1">
            <text:p>3934022</text:p>
          </table:table-cell>
          <table:table-cell office:value-type="float" office:value="4004463" table:style-name="ce1">
            <text:p>4004463</text:p>
          </table:table-cell>
          <table:table-cell office:value-type="float" office:value="4077721" table:style-name="ce1">
            <text:p>4077721</text:p>
          </table:table-cell>
          <table:table-cell office:value-type="float" office:value="4210729" table:style-name="ce1">
            <text:p>4210729</text:p>
          </table:table-cell>
          <table:table-cell office:value-type="float" office:value="4477014" table:style-name="ce1">
            <text:p>4477014</text:p>
          </table:table-cell>
          <table:table-cell office:value-type="float" office:value="4639645" table:style-name="ce1">
            <text:p>4639645</text:p>
          </table:table-cell>
          <table:table-cell office:value-type="float" office:value="4769938" table:style-name="ce1">
            <text:p>4769938</text:p>
          </table:table-cell>
          <table:table-cell office:value-type="float" office:value="4900510" table:style-name="ce1">
            <text:p>4900510</text:p>
          </table:table-cell>
          <table:table-cell office:value-type="float" office:value="5038520" table:style-name="ce1">
            <text:p>5038520</text:p>
          </table:table-cell>
          <table:table-cell office:value-type="float" office:value="5176476" table:style-name="ce1">
            <text:p>5176476</text:p>
          </table:table-cell>
          <table:table-cell office:value-type="float" office:value="5311285" table:style-name="ce1">
            <text:p>5311285</text:p>
          </table:table-cell>
          <table:table-cell office:value-type="float" office:value="5438029" table:style-name="ce1">
            <text:p>5438029</text:p>
          </table:table-cell>
          <table:table-cell office:value-type="float" office:value="5582264" table:style-name="ce1">
            <text:p>5582264</text:p>
          </table:table-cell>
          <table:table-cell office:value-type="float" office:value="5735757" table:style-name="ce1">
            <text:p>5735757</text:p>
          </table:table-cell>
          <table:table-cell office:value-type="float" office:value="5876682" table:style-name="ce1">
            <text:p>5876682</text:p>
          </table:table-cell>
          <table:table-cell office:value-type="float" office:value="6000381" table:style-name="ce1">
            <text:p>6000381</text:p>
          </table:table-cell>
          <table:table-cell office:value-type="float" office:value="6113918" table:style-name="ce1">
            <text:p>6113918</text:p>
          </table:table-cell>
          <table:table-cell office:value-type="float" office:value="6227239" table:style-name="ce1">
            <text:p>6227239</text:p>
          </table:table-cell>
          <table:table-cell office:value-type="float" office:value="6342289" table:style-name="ce1">
            <text:p>6342289</text:p>
          </table:table-cell>
          <table:table-cell office:value-type="float" office:value="6459778" table:style-name="ce1">
            <text:p>6459778</text:p>
          </table:table-cell>
          <table:table-cell office:value-type="float" office:value="6579915" table:style-name="ce1">
            <text:p>6579915</text:p>
          </table:table-cell>
          <table:table-cell office:value-type="float" office:value="6702316" table:style-name="ce1">
            <text:p>6702316</text:p>
          </table:table-cell>
          <table:table-cell office:value-type="float" office:value="6869011" table:style-name="ce1">
            <text:p>6869011</text:p>
          </table:table-cell>
          <table:table-cell office:value-type="float" office:value="7000294" table:style-name="ce1">
            <text:p>7000294</text:p>
          </table:table-cell>
          <table:table-cell office:value-type="float" office:value="7135683" table:style-name="ce1">
            <text:p>7135683</text:p>
          </table:table-cell>
          <table:table-cell office:value-type="float" office:value="7273626" table:style-name="ce1">
            <text:p>7273626</text:p>
          </table:table-cell>
          <table:table-cell office:value-type="float" office:value="7415707" table:style-name="ce1">
            <text:p>7415707</text:p>
          </table:table-cell>
          <table:table-cell office:value-type="float" office:value="7564688" table:style-name="ce1">
            <text:p>756468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Italy</text:p>
          </table:table-cell>
          <table:table-cell office:value-type="string" table:style-name="ce1">
            <text:p>ITA</text:p>
          </table:table-cell>
          <table:table-cell office:value-type="float" office:value="29799044" table:style-name="ce1">
            <text:p>29799044</text:p>
          </table:table-cell>
          <table:table-cell office:value-type="float" office:value="30249038" table:style-name="ce1">
            <text:p>30249038</text:p>
          </table:table-cell>
          <table:table-cell office:value-type="float" office:value="30708292" table:style-name="ce1">
            <text:p>30708292</text:p>
          </table:table-cell>
          <table:table-cell office:value-type="float" office:value="31188380" table:style-name="ce1">
            <text:p>31188380</text:p>
          </table:table-cell>
          <table:table-cell office:value-type="float" office:value="31702827" table:style-name="ce1">
            <text:p>31702827</text:p>
          </table:table-cell>
          <table:table-cell office:value-type="float" office:value="32227841" table:style-name="ce1">
            <text:p>32227841</text:p>
          </table:table-cell>
          <table:table-cell office:value-type="float" office:value="32737193" table:style-name="ce1">
            <text:p>32737193</text:p>
          </table:table-cell>
          <table:table-cell office:value-type="float" office:value="33233152" table:style-name="ce1">
            <text:p>33233152</text:p>
          </table:table-cell>
          <table:table-cell office:value-type="float" office:value="33703021" table:style-name="ce1">
            <text:p>33703021</text:p>
          </table:table-cell>
          <table:table-cell office:value-type="float" office:value="34152929" table:style-name="ce1">
            <text:p>34152929</text:p>
          </table:table-cell>
          <table:table-cell office:value-type="float" office:value="34592379" table:style-name="ce1">
            <text:p>34592379</text:p>
          </table:table-cell>
          <table:table-cell office:value-type="float" office:value="35012585" table:style-name="ce1">
            <text:p>35012585</text:p>
          </table:table-cell>
          <table:table-cell office:value-type="float" office:value="35369083" table:style-name="ce1">
            <text:p>35369083</text:p>
          </table:table-cell>
          <table:table-cell office:value-type="float" office:value="35720365" table:style-name="ce1">
            <text:p>35720365</text:p>
          </table:table-cell>
          <table:table-cell office:value-type="float" office:value="36065654" table:style-name="ce1">
            <text:p>36065654</text:p>
          </table:table-cell>
          <table:table-cell office:value-type="float" office:value="36393136" table:style-name="ce1">
            <text:p>36393136</text:p>
          </table:table-cell>
          <table:table-cell office:value-type="float" office:value="36687131" table:style-name="ce1">
            <text:p>36687131</text:p>
          </table:table-cell>
          <table:table-cell office:value-type="float" office:value="36955192" table:style-name="ce1">
            <text:p>36955192</text:p>
          </table:table-cell>
          <table:table-cell office:value-type="float" office:value="37198851" table:style-name="ce1">
            <text:p>37198851</text:p>
          </table:table-cell>
          <table:table-cell office:value-type="float" office:value="37418639" table:style-name="ce1">
            <text:p>37418639</text:p>
          </table:table-cell>
          <table:table-cell office:value-type="float" office:value="37607540" table:style-name="ce1">
            <text:p>37607540</text:p>
          </table:table-cell>
          <table:table-cell office:value-type="float" office:value="37764025" table:style-name="ce1">
            <text:p>37764025</text:p>
          </table:table-cell>
          <table:table-cell office:value-type="float" office:value="37819718" table:style-name="ce1">
            <text:p>37819718</text:p>
          </table:table-cell>
          <table:table-cell office:value-type="float" office:value="37822134" table:style-name="ce1">
            <text:p>37822134</text:p>
          </table:table-cell>
          <table:table-cell office:value-type="float" office:value="37819273" table:style-name="ce1">
            <text:p>37819273</text:p>
          </table:table-cell>
          <table:table-cell office:value-type="float" office:value="37818886" table:style-name="ce1">
            <text:p>37818886</text:p>
          </table:table-cell>
          <table:table-cell office:value-type="float" office:value="37809627" table:style-name="ce1">
            <text:p>37809627</text:p>
          </table:table-cell>
          <table:table-cell office:value-type="float" office:value="37802166" table:style-name="ce1">
            <text:p>37802166</text:p>
          </table:table-cell>
          <table:table-cell office:value-type="float" office:value="37809110" table:style-name="ce1">
            <text:p>37809110</text:p>
          </table:table-cell>
          <table:table-cell office:value-type="float" office:value="37826147" table:style-name="ce1">
            <text:p>37826147</text:p>
          </table:table-cell>
          <table:table-cell office:value-type="float" office:value="37846480" table:style-name="ce1">
            <text:p>37846480</text:p>
          </table:table-cell>
          <table:table-cell office:value-type="float" office:value="37861339" table:style-name="ce1">
            <text:p>37861339</text:p>
          </table:table-cell>
          <table:table-cell office:value-type="float" office:value="37907512" table:style-name="ce1">
            <text:p>37907512</text:p>
          </table:table-cell>
          <table:table-cell office:value-type="float" office:value="37964793" table:style-name="ce1">
            <text:p>37964793</text:p>
          </table:table-cell>
          <table:table-cell office:value-type="float" office:value="38006634" table:style-name="ce1">
            <text:p>38006634</text:p>
          </table:table-cell>
          <table:table-cell office:value-type="float" office:value="38041344" table:style-name="ce1">
            <text:p>38041344</text:p>
          </table:table-cell>
          <table:table-cell office:value-type="float" office:value="38086153" table:style-name="ce1">
            <text:p>38086153</text:p>
          </table:table-cell>
          <table:table-cell office:value-type="float" office:value="38140443" table:style-name="ce1">
            <text:p>38140443</text:p>
          </table:table-cell>
          <table:table-cell office:value-type="float" office:value="38185563" table:style-name="ce1">
            <text:p>38185563</text:p>
          </table:table-cell>
          <table:table-cell office:value-type="float" office:value="38226137" table:style-name="ce1">
            <text:p>38226137</text:p>
          </table:table-cell>
          <table:table-cell office:value-type="float" office:value="38277624" table:style-name="ce1">
            <text:p>38277624</text:p>
          </table:table-cell>
          <table:table-cell office:value-type="float" office:value="38333314" table:style-name="ce1">
            <text:p>38333314</text:p>
          </table:table-cell>
          <table:table-cell office:value-type="float" office:value="38447500" table:style-name="ce1">
            <text:p>38447500</text:p>
          </table:table-cell>
          <table:table-cell office:value-type="float" office:value="38686985" table:style-name="ce1">
            <text:p>38686985</text:p>
          </table:table-cell>
          <table:table-cell office:value-type="float" office:value="39006818" table:style-name="ce1">
            <text:p>39006818</text:p>
          </table:table-cell>
          <table:table-cell office:value-type="float" office:value="39267369" table:style-name="ce1">
            <text:p>39267369</text:p>
          </table:table-cell>
          <table:table-cell office:value-type="float" office:value="39454178" table:style-name="ce1">
            <text:p>39454178</text:p>
          </table:table-cell>
          <table:table-cell office:value-type="float" office:value="39722857" table:style-name="ce1">
            <text:p>39722857</text:p>
          </table:table-cell>
          <table:table-cell office:value-type="float" office:value="40056298" table:style-name="ce1">
            <text:p>40056298</text:p>
          </table:table-cell>
          <table:table-cell office:value-type="float" office:value="40308358" table:style-name="ce1">
            <text:p>40308358</text:p>
          </table:table-cell>
          <table:table-cell office:value-type="float" office:value="40502481" table:style-name="ce1">
            <text:p>40502481</text:p>
          </table:table-cell>
          <table:table-cell office:value-type="float" office:value="40641670" table:style-name="ce1">
            <text:p>40641670</text:p>
          </table:table-cell>
          <table:table-cell office:value-type="float" office:value="40820430" table:style-name="ce1">
            <text:p>40820430</text:p>
          </table:table-cell>
          <table:table-cell office:value-type="float" office:value="41372290" table:style-name="ce1">
            <text:p>41372290</text:p>
          </table:table-cell>
          <table:table-cell office:value-type="float" office:value="41835694" table:style-name="ce1">
            <text:p>41835694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Jamaica</text:p>
          </table:table-cell>
          <table:table-cell office:value-type="string" table:style-name="ce1">
            <text:p>JAM</text:p>
          </table:table-cell>
          <table:table-cell office:value-type="float" office:value="550098" table:style-name="ce1">
            <text:p>550098</text:p>
          </table:table-cell>
          <table:table-cell office:value-type="float" office:value="569911" table:style-name="ce1">
            <text:p>569911</text:p>
          </table:table-cell>
          <table:table-cell office:value-type="float" office:value="591475" table:style-name="ce1">
            <text:p>591475</text:p>
          </table:table-cell>
          <table:table-cell office:value-type="float" office:value="614271" table:style-name="ce1">
            <text:p>614271</text:p>
          </table:table-cell>
          <table:table-cell office:value-type="float" office:value="637352" table:style-name="ce1">
            <text:p>637352</text:p>
          </table:table-cell>
          <table:table-cell office:value-type="float" office:value="659982" table:style-name="ce1">
            <text:p>659982</text:p>
          </table:table-cell>
          <table:table-cell office:value-type="float" office:value="682313" table:style-name="ce1">
            <text:p>682313</text:p>
          </table:table-cell>
          <table:table-cell office:value-type="float" office:value="704167" table:style-name="ce1">
            <text:p>704167</text:p>
          </table:table-cell>
          <table:table-cell office:value-type="float" office:value="726109" table:style-name="ce1">
            <text:p>726109</text:p>
          </table:table-cell>
          <table:table-cell office:value-type="float" office:value="748970" table:style-name="ce1">
            <text:p>748970</text:p>
          </table:table-cell>
          <table:table-cell office:value-type="float" office:value="772346" table:style-name="ce1">
            <text:p>772346</text:p>
          </table:table-cell>
          <table:table-cell office:value-type="float" office:value="793472" table:style-name="ce1">
            <text:p>793472</text:p>
          </table:table-cell>
          <table:table-cell office:value-type="float" office:value="816172" table:style-name="ce1">
            <text:p>816172</text:p>
          </table:table-cell>
          <table:table-cell office:value-type="float" office:value="839804" table:style-name="ce1">
            <text:p>839804</text:p>
          </table:table-cell>
          <table:table-cell office:value-type="float" office:value="863290" table:style-name="ce1">
            <text:p>863290</text:p>
          </table:table-cell>
          <table:table-cell office:value-type="float" office:value="885982" table:style-name="ce1">
            <text:p>885982</text:p>
          </table:table-cell>
          <table:table-cell office:value-type="float" office:value="907945" table:style-name="ce1">
            <text:p>907945</text:p>
          </table:table-cell>
          <table:table-cell office:value-type="float" office:value="928789" table:style-name="ce1">
            <text:p>928789</text:p>
          </table:table-cell>
          <table:table-cell office:value-type="float" office:value="949556" table:style-name="ce1">
            <text:p>949556</text:p>
          </table:table-cell>
          <table:table-cell office:value-type="float" office:value="971924" table:style-name="ce1">
            <text:p>971924</text:p>
          </table:table-cell>
          <table:table-cell office:value-type="float" office:value="996943" table:style-name="ce1">
            <text:p>996943</text:p>
          </table:table-cell>
          <table:table-cell office:value-type="float" office:value="1022465" table:style-name="ce1">
            <text:p>1022465</text:p>
          </table:table-cell>
          <table:table-cell office:value-type="float" office:value="1051934" table:style-name="ce1">
            <text:p>1051934</text:p>
          </table:table-cell>
          <table:table-cell office:value-type="float" office:value="1075943" table:style-name="ce1">
            <text:p>1075943</text:p>
          </table:table-cell>
          <table:table-cell office:value-type="float" office:value="1099368" table:style-name="ce1">
            <text:p>1099368</text:p>
          </table:table-cell>
          <table:table-cell office:value-type="float" office:value="1119127" table:style-name="ce1">
            <text:p>1119127</text:p>
          </table:table-cell>
          <table:table-cell office:value-type="float" office:value="1135853" table:style-name="ce1">
            <text:p>1135853</text:p>
          </table:table-cell>
          <table:table-cell office:value-type="float" office:value="1147845" table:style-name="ce1">
            <text:p>1147845</text:p>
          </table:table-cell>
          <table:table-cell office:value-type="float" office:value="1155484" table:style-name="ce1">
            <text:p>1155484</text:p>
          </table:table-cell>
          <table:table-cell office:value-type="float" office:value="1169401" table:style-name="ce1">
            <text:p>1169401</text:p>
          </table:table-cell>
          <table:table-cell office:value-type="float" office:value="1181712" table:style-name="ce1">
            <text:p>1181712</text:p>
          </table:table-cell>
          <table:table-cell office:value-type="float" office:value="1194744" table:style-name="ce1">
            <text:p>1194744</text:p>
          </table:table-cell>
          <table:table-cell office:value-type="float" office:value="1209002" table:style-name="ce1">
            <text:p>1209002</text:p>
          </table:table-cell>
          <table:table-cell office:value-type="float" office:value="1223832" table:style-name="ce1">
            <text:p>1223832</text:p>
          </table:table-cell>
          <table:table-cell office:value-type="float" office:value="1239226" table:style-name="ce1">
            <text:p>1239226</text:p>
          </table:table-cell>
          <table:table-cell office:value-type="float" office:value="1255252" table:style-name="ce1">
            <text:p>1255252</text:p>
          </table:table-cell>
          <table:table-cell office:value-type="float" office:value="1276421" table:style-name="ce1">
            <text:p>1276421</text:p>
          </table:table-cell>
          <table:table-cell office:value-type="float" office:value="1294783" table:style-name="ce1">
            <text:p>1294783</text:p>
          </table:table-cell>
          <table:table-cell office:value-type="float" office:value="1312523" table:style-name="ce1">
            <text:p>1312523</text:p>
          </table:table-cell>
          <table:table-cell office:value-type="float" office:value="1327664" table:style-name="ce1">
            <text:p>1327664</text:p>
          </table:table-cell>
          <table:table-cell office:value-type="float" office:value="1341666" table:style-name="ce1">
            <text:p>1341666</text:p>
          </table:table-cell>
          <table:table-cell office:value-type="float" office:value="1356270" table:style-name="ce1">
            <text:p>1356270</text:p>
          </table:table-cell>
          <table:table-cell office:value-type="float" office:value="1366496" table:style-name="ce1">
            <text:p>1366496</text:p>
          </table:table-cell>
          <table:table-cell office:value-type="float" office:value="1376311" table:style-name="ce1">
            <text:p>1376311</text:p>
          </table:table-cell>
          <table:table-cell office:value-type="float" office:value="1386219" table:style-name="ce1">
            <text:p>1386219</text:p>
          </table:table-cell>
          <table:table-cell office:value-type="float" office:value="1396112" table:style-name="ce1">
            <text:p>1396112</text:p>
          </table:table-cell>
          <table:table-cell office:value-type="float" office:value="1406059" table:style-name="ce1">
            <text:p>1406059</text:p>
          </table:table-cell>
          <table:table-cell office:value-type="float" office:value="1416014" table:style-name="ce1">
            <text:p>1416014</text:p>
          </table:table-cell>
          <table:table-cell office:value-type="float" office:value="1426038" table:style-name="ce1">
            <text:p>1426038</text:p>
          </table:table-cell>
          <table:table-cell office:value-type="float" office:value="1436070" table:style-name="ce1">
            <text:p>1436070</text:p>
          </table:table-cell>
          <table:table-cell office:value-type="float" office:value="1446130" table:style-name="ce1">
            <text:p>1446130</text:p>
          </table:table-cell>
          <table:table-cell office:value-type="float" office:value="1456023" table:style-name="ce1">
            <text:p>1456023</text:p>
          </table:table-cell>
          <table:table-cell office:value-type="float" office:value="1465654" table:style-name="ce1">
            <text:p>1465654</text:p>
          </table:table-cell>
          <table:table-cell office:value-type="float" office:value="1475043" table:style-name="ce1">
            <text:p>1475043</text:p>
          </table:table-cell>
          <table:table-cell office:value-type="float" office:value="1484225" table:style-name="ce1">
            <text:p>1484225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Jordan</text:p>
          </table:table-cell>
          <table:table-cell office:value-type="string" table:style-name="ce1">
            <text:p>JOR</text:p>
          </table:table-cell>
          <table:table-cell office:value-type="float" office:value="429419" table:style-name="ce1">
            <text:p>429419</text:p>
          </table:table-cell>
          <table:table-cell office:value-type="float" office:value="467227" table:style-name="ce1">
            <text:p>467227</text:p>
          </table:table-cell>
          <table:table-cell office:value-type="float" office:value="501865" table:style-name="ce1">
            <text:p>501865</text:p>
          </table:table-cell>
          <table:table-cell office:value-type="float" office:value="535324" table:style-name="ce1">
            <text:p>535324</text:p>
          </table:table-cell>
          <table:table-cell office:value-type="float" office:value="572026" table:style-name="ce1">
            <text:p>572026</text:p>
          </table:table-cell>
          <table:table-cell office:value-type="float" office:value="612075" table:style-name="ce1">
            <text:p>612075</text:p>
          </table:table-cell>
          <table:table-cell office:value-type="float" office:value="655478" table:style-name="ce1">
            <text:p>655478</text:p>
          </table:table-cell>
          <table:table-cell office:value-type="float" office:value="702579" table:style-name="ce1">
            <text:p>702579</text:p>
          </table:table-cell>
          <table:table-cell office:value-type="float" office:value="751427" table:style-name="ce1">
            <text:p>751427</text:p>
          </table:table-cell>
          <table:table-cell office:value-type="float" office:value="799178" table:style-name="ce1">
            <text:p>799178</text:p>
          </table:table-cell>
          <table:table-cell office:value-type="float" office:value="844043" table:style-name="ce1">
            <text:p>844043</text:p>
          </table:table-cell>
          <table:table-cell office:value-type="float" office:value="886201" table:style-name="ce1">
            <text:p>886201</text:p>
          </table:table-cell>
          <table:table-cell office:value-type="float" office:value="925329" table:style-name="ce1">
            <text:p>925329</text:p>
          </table:table-cell>
          <table:table-cell office:value-type="float" office:value="962924" table:style-name="ce1">
            <text:p>962924</text:p>
          </table:table-cell>
          <table:table-cell office:value-type="float" office:value="1001700" table:style-name="ce1">
            <text:p>1001700</text:p>
          </table:table-cell>
          <table:table-cell office:value-type="float" office:value="1043465" table:style-name="ce1">
            <text:p>1043465</text:p>
          </table:table-cell>
          <table:table-cell office:value-type="float" office:value="1087939" table:style-name="ce1">
            <text:p>1087939</text:p>
          </table:table-cell>
          <table:table-cell office:value-type="float" office:value="1135197" table:style-name="ce1">
            <text:p>1135197</text:p>
          </table:table-cell>
          <table:table-cell office:value-type="float" office:value="1185359" table:style-name="ce1">
            <text:p>1185359</text:p>
          </table:table-cell>
          <table:table-cell office:value-type="float" office:value="1238174" table:style-name="ce1">
            <text:p>1238174</text:p>
          </table:table-cell>
          <table:table-cell office:value-type="float" office:value="1309232" table:style-name="ce1">
            <text:p>1309232</text:p>
          </table:table-cell>
          <table:table-cell office:value-type="float" office:value="1393540" table:style-name="ce1">
            <text:p>1393540</text:p>
          </table:table-cell>
          <table:table-cell office:value-type="float" office:value="1483861" table:style-name="ce1">
            <text:p>1483861</text:p>
          </table:table-cell>
          <table:table-cell office:value-type="float" office:value="1578601" table:style-name="ce1">
            <text:p>1578601</text:p>
          </table:table-cell>
          <table:table-cell office:value-type="float" office:value="1674980" table:style-name="ce1">
            <text:p>1674980</text:p>
          </table:table-cell>
          <table:table-cell office:value-type="float" office:value="1771374" table:style-name="ce1">
            <text:p>1771374</text:p>
          </table:table-cell>
          <table:table-cell office:value-type="float" office:value="1874564" table:style-name="ce1">
            <text:p>1874564</text:p>
          </table:table-cell>
          <table:table-cell office:value-type="float" office:value="1980987" table:style-name="ce1">
            <text:p>1980987</text:p>
          </table:table-cell>
          <table:table-cell office:value-type="float" office:value="2089189" table:style-name="ce1">
            <text:p>2089189</text:p>
          </table:table-cell>
          <table:table-cell office:value-type="float" office:value="2203223" table:style-name="ce1">
            <text:p>2203223</text:p>
          </table:table-cell>
          <table:table-cell office:value-type="float" office:value="2323325" table:style-name="ce1">
            <text:p>2323325</text:p>
          </table:table-cell>
          <table:table-cell office:value-type="float" office:value="2639430" table:style-name="ce1">
            <text:p>2639430</text:p>
          </table:table-cell>
          <table:table-cell office:value-type="float" office:value="2821625" table:style-name="ce1">
            <text:p>2821625</text:p>
          </table:table-cell>
          <table:table-cell office:value-type="float" office:value="2995121" table:style-name="ce1">
            <text:p>2995121</text:p>
          </table:table-cell>
          <table:table-cell office:value-type="float" office:value="3157021" table:style-name="ce1">
            <text:p>3157021</text:p>
          </table:table-cell>
          <table:table-cell office:value-type="float" office:value="3287412" table:style-name="ce1">
            <text:p>3287412</text:p>
          </table:table-cell>
          <table:table-cell office:value-type="float" office:value="3402045" table:style-name="ce1">
            <text:p>3402045</text:p>
          </table:table-cell>
          <table:table-cell office:value-type="float" office:value="3508582" table:style-name="ce1">
            <text:p>3508582</text:p>
          </table:table-cell>
          <table:table-cell office:value-type="float" office:value="3616468" table:style-name="ce1">
            <text:p>3616468</text:p>
          </table:table-cell>
          <table:table-cell office:value-type="float" office:value="3721770" table:style-name="ce1">
            <text:p>3721770</text:p>
          </table:table-cell>
          <table:table-cell office:value-type="float" office:value="3828390" table:style-name="ce1">
            <text:p>3828390</text:p>
          </table:table-cell>
          <table:table-cell office:value-type="float" office:value="3937878" table:style-name="ce1">
            <text:p>3937878</text:p>
          </table:table-cell>
          <table:table-cell office:value-type="float" office:value="4048738" table:style-name="ce1">
            <text:p>4048738</text:p>
          </table:table-cell>
          <table:table-cell office:value-type="float" office:value="4164146" table:style-name="ce1">
            <text:p>4164146</text:p>
          </table:table-cell>
          <table:table-cell office:value-type="float" office:value="4280086" table:style-name="ce1">
            <text:p>4280086</text:p>
          </table:table-cell>
          <table:table-cell office:value-type="float" office:value="4392487" table:style-name="ce1">
            <text:p>4392487</text:p>
          </table:table-cell>
          <table:table-cell office:value-type="float" office:value="4508629" table:style-name="ce1">
            <text:p>4508629</text:p>
          </table:table-cell>
          <table:table-cell office:value-type="float" office:value="4625263" table:style-name="ce1">
            <text:p>4625263</text:p>
          </table:table-cell>
          <table:table-cell office:value-type="float" office:value="4742437" table:style-name="ce1">
            <text:p>4742437</text:p>
          </table:table-cell>
          <table:table-cell office:value-type="float" office:value="4863313" table:style-name="ce1">
            <text:p>4863313</text:p>
          </table:table-cell>
          <table:table-cell office:value-type="float" office:value="4986318" table:style-name="ce1">
            <text:p>4986318</text:p>
          </table:table-cell>
          <table:table-cell office:value-type="float" office:value="5113170" table:style-name="ce1">
            <text:p>5113170</text:p>
          </table:table-cell>
          <table:table-cell office:value-type="float" office:value="5242045" table:style-name="ce1">
            <text:p>5242045</text:p>
          </table:table-cell>
          <table:table-cell office:value-type="float" office:value="5375431" table:style-name="ce1">
            <text:p>5375431</text:p>
          </table:table-cell>
          <table:table-cell office:value-type="float" office:value="5513343" table:style-name="ce1">
            <text:p>551334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Japan</text:p>
          </table:table-cell>
          <table:table-cell office:value-type="string" table:style-name="ce1">
            <text:p>JPN</text:p>
          </table:table-cell>
          <table:table-cell office:value-type="float" office:value="58526962" table:style-name="ce1">
            <text:p>58526962</text:p>
          </table:table-cell>
          <table:table-cell office:value-type="float" office:value="60965749" table:style-name="ce1">
            <text:p>60965749</text:p>
          </table:table-cell>
          <table:table-cell office:value-type="float" office:value="62428798" table:style-name="ce1">
            <text:p>62428798</text:p>
          </table:table-cell>
          <table:table-cell office:value-type="float" office:value="63957880" table:style-name="ce1">
            <text:p>63957880</text:p>
          </table:table-cell>
          <table:table-cell office:value-type="float" office:value="65516029" table:style-name="ce1">
            <text:p>65516029</text:p>
          </table:table-cell>
          <table:table-cell office:value-type="float" office:value="67107937" table:style-name="ce1">
            <text:p>67107937</text:p>
          </table:table-cell>
          <table:table-cell office:value-type="float" office:value="68559722" table:style-name="ce1">
            <text:p>68559722</text:p>
          </table:table-cell>
          <table:table-cell office:value-type="float" office:value="70019991" table:style-name="ce1">
            <text:p>70019991</text:p>
          </table:table-cell>
          <table:table-cell office:value-type="float" office:value="71062053" table:style-name="ce1">
            <text:p>71062053</text:p>
          </table:table-cell>
          <table:table-cell office:value-type="float" office:value="73357355" table:style-name="ce1">
            <text:p>73357355</text:p>
          </table:table-cell>
          <table:table-cell office:value-type="float" office:value="75000056" table:style-name="ce1">
            <text:p>75000056</text:p>
          </table:table-cell>
          <table:table-cell office:value-type="float" office:value="76805782" table:style-name="ce1">
            <text:p>76805782</text:p>
          </table:table-cell>
          <table:table-cell office:value-type="float" office:value="78731730" table:style-name="ce1">
            <text:p>78731730</text:p>
          </table:table-cell>
          <table:table-cell office:value-type="float" office:value="80216234" table:style-name="ce1">
            <text:p>80216234</text:p>
          </table:table-cell>
          <table:table-cell office:value-type="float" office:value="82593959" table:style-name="ce1">
            <text:p>82593959</text:p>
          </table:table-cell>
          <table:table-cell office:value-type="float" office:value="84756490" table:style-name="ce1">
            <text:p>84756490</text:p>
          </table:table-cell>
          <table:table-cell office:value-type="float" office:value="85642808" table:style-name="ce1">
            <text:p>85642808</text:p>
          </table:table-cell>
          <table:table-cell office:value-type="float" office:value="86538157" table:style-name="ce1">
            <text:p>86538157</text:p>
          </table:table-cell>
          <table:table-cell office:value-type="float" office:value="87391419" table:style-name="ce1">
            <text:p>87391419</text:p>
          </table:table-cell>
          <table:table-cell office:value-type="float" office:value="88197927" table:style-name="ce1">
            <text:p>88197927</text:p>
          </table:table-cell>
          <table:table-cell office:value-type="float" office:value="88958689" table:style-name="ce1">
            <text:p>88958689</text:p>
          </table:table-cell>
          <table:table-cell office:value-type="float" office:value="89733659" table:style-name="ce1">
            <text:p>89733659</text:p>
          </table:table-cell>
          <table:table-cell office:value-type="float" office:value="90474900" table:style-name="ce1">
            <text:p>90474900</text:p>
          </table:table-cell>
          <table:table-cell office:value-type="float" office:value="91224787" table:style-name="ce1">
            <text:p>91224787</text:p>
          </table:table-cell>
          <table:table-cell office:value-type="float" office:value="91937389" table:style-name="ce1">
            <text:p>91937389</text:p>
          </table:table-cell>
          <table:table-cell office:value-type="float" office:value="92632808" table:style-name="ce1">
            <text:p>92632808</text:p>
          </table:table-cell>
          <table:table-cell office:value-type="float" office:value="93348378" table:style-name="ce1">
            <text:p>93348378</text:p>
          </table:table-cell>
          <table:table-cell office:value-type="float" office:value="93963675" table:style-name="ce1">
            <text:p>93963675</text:p>
          </table:table-cell>
          <table:table-cell office:value-type="float" office:value="94519909" table:style-name="ce1">
            <text:p>94519909</text:p>
          </table:table-cell>
          <table:table-cell office:value-type="float" office:value="95061557" table:style-name="ce1">
            <text:p>95061557</text:p>
          </table:table-cell>
          <table:table-cell office:value-type="float" office:value="95542280" table:style-name="ce1">
            <text:p>95542280</text:p>
          </table:table-cell>
          <table:table-cell office:value-type="float" office:value="96005316" table:style-name="ce1">
            <text:p>96005316</text:p>
          </table:table-cell>
          <table:table-cell office:value-type="float" office:value="96414127" table:style-name="ce1">
            <text:p>96414127</text:p>
          </table:table-cell>
          <table:table-cell office:value-type="float" office:value="96821759" table:style-name="ce1">
            <text:p>96821759</text:p>
          </table:table-cell>
          <table:table-cell office:value-type="float" office:value="97320876" table:style-name="ce1">
            <text:p>97320876</text:p>
          </table:table-cell>
          <table:table-cell office:value-type="float" office:value="97862490" table:style-name="ce1">
            <text:p>97862490</text:p>
          </table:table-cell>
          <table:table-cell office:value-type="float" office:value="98272808" table:style-name="ce1">
            <text:p>98272808</text:p>
          </table:table-cell>
          <table:table-cell office:value-type="float" office:value="98667335" table:style-name="ce1">
            <text:p>98667335</text:p>
          </table:table-cell>
          <table:table-cell office:value-type="float" office:value="99095072" table:style-name="ce1">
            <text:p>99095072</text:p>
          </table:table-cell>
          <table:table-cell office:value-type="float" office:value="99434460" table:style-name="ce1">
            <text:p>99434460</text:p>
          </table:table-cell>
          <table:table-cell office:value-type="float" office:value="99760751" table:style-name="ce1">
            <text:p>99760751</text:p>
          </table:table-cell>
          <table:table-cell office:value-type="float" office:value="101706485" table:style-name="ce1">
            <text:p>101706485</text:p>
          </table:table-cell>
          <table:table-cell office:value-type="float" office:value="104055019" table:style-name="ce1">
            <text:p>104055019</text:p>
          </table:table-cell>
          <table:table-cell office:value-type="float" office:value="106256267" table:style-name="ce1">
            <text:p>106256267</text:p>
          </table:table-cell>
          <table:table-cell office:value-type="float" office:value="108136910" table:style-name="ce1">
            <text:p>108136910</text:p>
          </table:table-cell>
          <table:table-cell office:value-type="float" office:value="109856670" table:style-name="ce1">
            <text:p>109856670</text:p>
          </table:table-cell>
          <table:table-cell office:value-type="float" office:value="111305857" table:style-name="ce1">
            <text:p>111305857</text:p>
          </table:table-cell>
          <table:table-cell office:value-type="float" office:value="112657520" table:style-name="ce1">
            <text:p>112657520</text:p>
          </table:table-cell>
          <table:table-cell office:value-type="float" office:value="113859533" table:style-name="ce1">
            <text:p>113859533</text:p>
          </table:table-cell>
          <table:table-cell office:value-type="float" office:value="114913219" table:style-name="ce1">
            <text:p>114913219</text:p>
          </table:table-cell>
          <table:table-cell office:value-type="float" office:value="115931525" table:style-name="ce1">
            <text:p>115931525</text:p>
          </table:table-cell>
          <table:table-cell office:value-type="float" office:value="116630709" table:style-name="ce1">
            <text:p>116630709</text:p>
          </table:table-cell>
          <table:table-cell office:value-type="float" office:value="117231560" table:style-name="ce1">
            <text:p>117231560</text:p>
          </table:table-cell>
          <table:table-cell office:value-type="float" office:value="117776764" table:style-name="ce1">
            <text:p>117776764</text:p>
          </table:table-cell>
          <table:table-cell office:value-type="float" office:value="118259272" table:style-name="ce1">
            <text:p>118259272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Kazakhstan</text:p>
          </table:table-cell>
          <table:table-cell office:value-type="string" table:style-name="ce1">
            <text:p>KAZ</text:p>
          </table:table-cell>
          <table:table-cell office:value-type="float" office:value="4293509" table:style-name="ce1">
            <text:p>4293509</text:p>
          </table:table-cell>
          <table:table-cell office:value-type="float" office:value="4532708" table:style-name="ce1">
            <text:p>4532708</text:p>
          </table:table-cell>
          <table:table-cell office:value-type="float" office:value="4770603" table:style-name="ce1">
            <text:p>4770603</text:p>
          </table:table-cell>
          <table:table-cell office:value-type="float" office:value="5003536" table:style-name="ce1">
            <text:p>5003536</text:p>
          </table:table-cell>
          <table:table-cell office:value-type="float" office:value="5228041" table:style-name="ce1">
            <text:p>5228041</text:p>
          </table:table-cell>
          <table:table-cell office:value-type="float" office:value="5452216" table:style-name="ce1">
            <text:p>5452216</text:p>
          </table:table-cell>
          <table:table-cell office:value-type="float" office:value="5662917" table:style-name="ce1">
            <text:p>5662917</text:p>
          </table:table-cell>
          <table:table-cell office:value-type="float" office:value="5859779" table:style-name="ce1">
            <text:p>5859779</text:p>
          </table:table-cell>
          <table:table-cell office:value-type="float" office:value="6046922" table:style-name="ce1">
            <text:p>6046922</text:p>
          </table:table-cell>
          <table:table-cell office:value-type="float" office:value="6230759" table:style-name="ce1">
            <text:p>6230759</text:p>
          </table:table-cell>
          <table:table-cell office:value-type="float" office:value="6408730" table:style-name="ce1">
            <text:p>6408730</text:p>
          </table:table-cell>
          <table:table-cell office:value-type="float" office:value="6581101" table:style-name="ce1">
            <text:p>6581101</text:p>
          </table:table-cell>
          <table:table-cell office:value-type="float" office:value="6755503" table:style-name="ce1">
            <text:p>6755503</text:p>
          </table:table-cell>
          <table:table-cell office:value-type="float" office:value="6929978" table:style-name="ce1">
            <text:p>6929978</text:p>
          </table:table-cell>
          <table:table-cell office:value-type="float" office:value="7100797" table:style-name="ce1">
            <text:p>7100797</text:p>
          </table:table-cell>
          <table:table-cell office:value-type="float" office:value="7231119" table:style-name="ce1">
            <text:p>7231119</text:p>
          </table:table-cell>
          <table:table-cell office:value-type="float" office:value="7353713" table:style-name="ce1">
            <text:p>7353713</text:p>
          </table:table-cell>
          <table:table-cell office:value-type="float" office:value="7470406" table:style-name="ce1">
            <text:p>7470406</text:p>
          </table:table-cell>
          <table:table-cell office:value-type="float" office:value="7584615" table:style-name="ce1">
            <text:p>7584615</text:p>
          </table:table-cell>
          <table:table-cell office:value-type="float" office:value="7712618" table:style-name="ce1">
            <text:p>7712618</text:p>
          </table:table-cell>
          <table:table-cell office:value-type="float" office:value="7860836" table:style-name="ce1">
            <text:p>7860836</text:p>
          </table:table-cell>
          <table:table-cell office:value-type="float" office:value="8014706" table:style-name="ce1">
            <text:p>8014706</text:p>
          </table:table-cell>
          <table:table-cell office:value-type="float" office:value="8172964" table:style-name="ce1">
            <text:p>8172964</text:p>
          </table:table-cell>
          <table:table-cell office:value-type="float" office:value="8336063" table:style-name="ce1">
            <text:p>8336063</text:p>
          </table:table-cell>
          <table:table-cell office:value-type="float" office:value="8504655" table:style-name="ce1">
            <text:p>8504655</text:p>
          </table:table-cell>
          <table:table-cell office:value-type="float" office:value="8627224" table:style-name="ce1">
            <text:p>8627224</text:p>
          </table:table-cell>
          <table:table-cell office:value-type="float" office:value="8755397" table:style-name="ce1">
            <text:p>8755397</text:p>
          </table:table-cell>
          <table:table-cell office:value-type="float" office:value="8885484" table:style-name="ce1">
            <text:p>8885484</text:p>
          </table:table-cell>
          <table:table-cell office:value-type="float" office:value="9004706" table:style-name="ce1">
            <text:p>9004706</text:p>
          </table:table-cell>
          <table:table-cell office:value-type="float" office:value="9157731" table:style-name="ce1">
            <text:p>9157731</text:p>
          </table:table-cell>
          <table:table-cell office:value-type="float" office:value="9198366" table:style-name="ce1">
            <text:p>9198366</text:p>
          </table:table-cell>
          <table:table-cell office:value-type="float" office:value="9241068" table:style-name="ce1">
            <text:p>9241068</text:p>
          </table:table-cell>
          <table:table-cell office:value-type="float" office:value="9219538" table:style-name="ce1">
            <text:p>9219538</text:p>
          </table:table-cell>
          <table:table-cell office:value-type="float" office:value="9143728" table:style-name="ce1">
            <text:p>9143728</text:p>
          </table:table-cell>
          <table:table-cell office:value-type="float" office:value="8997216" table:style-name="ce1">
            <text:p>8997216</text:p>
          </table:table-cell>
          <table:table-cell office:value-type="float" office:value="8844256" table:style-name="ce1">
            <text:p>8844256</text:p>
          </table:table-cell>
          <table:table-cell office:value-type="float" office:value="8714741" table:style-name="ce1">
            <text:p>8714741</text:p>
          </table:table-cell>
          <table:table-cell office:value-type="float" office:value="8581354" table:style-name="ce1">
            <text:p>8581354</text:p>
          </table:table-cell>
          <table:table-cell office:value-type="float" office:value="8437818" table:style-name="ce1">
            <text:p>8437818</text:p>
          </table:table-cell>
          <table:table-cell office:value-type="float" office:value="8349469" table:style-name="ce1">
            <text:p>8349469</text:p>
          </table:table-cell>
          <table:table-cell office:value-type="float" office:value="8294496" table:style-name="ce1">
            <text:p>8294496</text:p>
          </table:table-cell>
          <table:table-cell office:value-type="float" office:value="8250388" table:style-name="ce1">
            <text:p>8250388</text:p>
          </table:table-cell>
          <table:table-cell office:value-type="float" office:value="8220862" table:style-name="ce1">
            <text:p>8220862</text:p>
          </table:table-cell>
          <table:table-cell office:value-type="float" office:value="8218447" table:style-name="ce1">
            <text:p>8218447</text:p>
          </table:table-cell>
          <table:table-cell office:value-type="float" office:value="8245281" table:style-name="ce1">
            <text:p>8245281</text:p>
          </table:table-cell>
          <table:table-cell office:value-type="float" office:value="8288303" table:style-name="ce1">
            <text:p>8288303</text:p>
          </table:table-cell>
          <table:table-cell office:value-type="float" office:value="8345355" table:style-name="ce1">
            <text:p>8345355</text:p>
          </table:table-cell>
          <table:table-cell office:value-type="float" office:value="8410084" table:style-name="ce1">
            <text:p>8410084</text:p>
          </table:table-cell>
          <table:table-cell office:value-type="float" office:value="8481358" table:style-name="ce1">
            <text:p>8481358</text:p>
          </table:table-cell>
          <table:table-cell office:value-type="float" office:value="8675253" table:style-name="ce1">
            <text:p>8675253</text:p>
          </table:table-cell>
          <table:table-cell office:value-type="float" office:value="8769912" table:style-name="ce1">
            <text:p>8769912</text:p>
          </table:table-cell>
          <table:table-cell office:value-type="float" office:value="8871192" table:style-name="ce1">
            <text:p>8871192</text:p>
          </table:table-cell>
          <table:table-cell office:value-type="float" office:value="8976360" table:style-name="ce1">
            <text:p>8976360</text:p>
          </table:table-cell>
          <table:table-cell office:value-type="float" office:value="9090193" table:style-name="ce1">
            <text:p>9090193</text:p>
          </table:table-cell>
          <table:table-cell office:value-type="float" office:value="9213427" table:style-name="ce1">
            <text:p>921342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Kenya</text:p>
          </table:table-cell>
          <table:table-cell office:value-type="string" table:style-name="ce1">
            <text:p>KEN</text:p>
          </table:table-cell>
          <table:table-cell office:value-type="float" office:value="596722" table:style-name="ce1">
            <text:p>596722</text:p>
          </table:table-cell>
          <table:table-cell office:value-type="float" office:value="632543" table:style-name="ce1">
            <text:p>632543</text:p>
          </table:table-cell>
          <table:table-cell office:value-type="float" office:value="670816" table:style-name="ce1">
            <text:p>670816</text:p>
          </table:table-cell>
          <table:table-cell office:value-type="float" office:value="716059" table:style-name="ce1">
            <text:p>716059</text:p>
          </table:table-cell>
          <table:table-cell office:value-type="float" office:value="765269" table:style-name="ce1">
            <text:p>765269</text:p>
          </table:table-cell>
          <table:table-cell office:value-type="float" office:value="817880" table:style-name="ce1">
            <text:p>817880</text:p>
          </table:table-cell>
          <table:table-cell office:value-type="float" office:value="874399" table:style-name="ce1">
            <text:p>874399</text:p>
          </table:table-cell>
          <table:table-cell office:value-type="float" office:value="935127" table:style-name="ce1">
            <text:p>935127</text:p>
          </table:table-cell>
          <table:table-cell office:value-type="float" office:value="1000339" table:style-name="ce1">
            <text:p>1000339</text:p>
          </table:table-cell>
          <table:table-cell office:value-type="float" office:value="1070470" table:style-name="ce1">
            <text:p>1070470</text:p>
          </table:table-cell>
          <table:table-cell office:value-type="float" office:value="1158441" table:style-name="ce1">
            <text:p>1158441</text:p>
          </table:table-cell>
          <table:table-cell office:value-type="float" office:value="1256443" table:style-name="ce1">
            <text:p>1256443</text:p>
          </table:table-cell>
          <table:table-cell office:value-type="float" office:value="1363223" table:style-name="ce1">
            <text:p>1363223</text:p>
          </table:table-cell>
          <table:table-cell office:value-type="float" office:value="1479144" table:style-name="ce1">
            <text:p>1479144</text:p>
          </table:table-cell>
          <table:table-cell office:value-type="float" office:value="1605055" table:style-name="ce1">
            <text:p>1605055</text:p>
          </table:table-cell>
          <table:table-cell office:value-type="float" office:value="1741613" table:style-name="ce1">
            <text:p>1741613</text:p>
          </table:table-cell>
          <table:table-cell office:value-type="float" office:value="1889876" table:style-name="ce1">
            <text:p>1889876</text:p>
          </table:table-cell>
          <table:table-cell office:value-type="float" office:value="2050077" table:style-name="ce1">
            <text:p>2050077</text:p>
          </table:table-cell>
          <table:table-cell office:value-type="float" office:value="2223782" table:style-name="ce1">
            <text:p>2223782</text:p>
          </table:table-cell>
          <table:table-cell office:value-type="float" office:value="2412014" table:style-name="ce1">
            <text:p>2412014</text:p>
          </table:table-cell>
          <table:table-cell office:value-type="float" office:value="2535028" table:style-name="ce1">
            <text:p>2535028</text:p>
          </table:table-cell>
          <table:table-cell office:value-type="float" office:value="2650274" table:style-name="ce1">
            <text:p>2650274</text:p>
          </table:table-cell>
          <table:table-cell office:value-type="float" office:value="2770933" table:style-name="ce1">
            <text:p>2770933</text:p>
          </table:table-cell>
          <table:table-cell office:value-type="float" office:value="2896541" table:style-name="ce1">
            <text:p>2896541</text:p>
          </table:table-cell>
          <table:table-cell office:value-type="float" office:value="3026838" table:style-name="ce1">
            <text:p>3026838</text:p>
          </table:table-cell>
          <table:table-cell office:value-type="float" office:value="3161246" table:style-name="ce1">
            <text:p>3161246</text:p>
          </table:table-cell>
          <table:table-cell office:value-type="float" office:value="3299705" table:style-name="ce1">
            <text:p>3299705</text:p>
          </table:table-cell>
          <table:table-cell office:value-type="float" office:value="3441859" table:style-name="ce1">
            <text:p>3441859</text:p>
          </table:table-cell>
          <table:table-cell office:value-type="float" office:value="3587714" table:style-name="ce1">
            <text:p>3587714</text:p>
          </table:table-cell>
          <table:table-cell office:value-type="float" office:value="3736859" table:style-name="ce1">
            <text:p>3736859</text:p>
          </table:table-cell>
          <table:table-cell office:value-type="float" office:value="3926774" table:style-name="ce1">
            <text:p>3926774</text:p>
          </table:table-cell>
          <table:table-cell office:value-type="float" office:value="4130215" table:style-name="ce1">
            <text:p>4130215</text:p>
          </table:table-cell>
          <table:table-cell office:value-type="float" office:value="4340660" table:style-name="ce1">
            <text:p>4340660</text:p>
          </table:table-cell>
          <table:table-cell office:value-type="float" office:value="4556775" table:style-name="ce1">
            <text:p>4556775</text:p>
          </table:table-cell>
          <table:table-cell office:value-type="float" office:value="4776684" table:style-name="ce1">
            <text:p>4776684</text:p>
          </table:table-cell>
          <table:table-cell office:value-type="float" office:value="4999137" table:style-name="ce1">
            <text:p>4999137</text:p>
          </table:table-cell>
          <table:table-cell office:value-type="float" office:value="5223677" table:style-name="ce1">
            <text:p>5223677</text:p>
          </table:table-cell>
          <table:table-cell office:value-type="float" office:value="5450607" table:style-name="ce1">
            <text:p>5450607</text:p>
          </table:table-cell>
          <table:table-cell office:value-type="float" office:value="5682910" table:style-name="ce1">
            <text:p>5682910</text:p>
          </table:table-cell>
          <table:table-cell office:value-type="float" office:value="5923892" table:style-name="ce1">
            <text:p>5923892</text:p>
          </table:table-cell>
          <table:table-cell office:value-type="float" office:value="6179613" table:style-name="ce1">
            <text:p>6179613</text:p>
          </table:table-cell>
          <table:table-cell office:value-type="float" office:value="6448809" table:style-name="ce1">
            <text:p>6448809</text:p>
          </table:table-cell>
          <table:table-cell office:value-type="float" office:value="6731606" table:style-name="ce1">
            <text:p>6731606</text:p>
          </table:table-cell>
          <table:table-cell office:value-type="float" office:value="7028280" table:style-name="ce1">
            <text:p>7028280</text:p>
          </table:table-cell>
          <table:table-cell office:value-type="float" office:value="7338623" table:style-name="ce1">
            <text:p>7338623</text:p>
          </table:table-cell>
          <table:table-cell office:value-type="float" office:value="7661904" table:style-name="ce1">
            <text:p>7661904</text:p>
          </table:table-cell>
          <table:table-cell office:value-type="float" office:value="7999252" table:style-name="ce1">
            <text:p>7999252</text:p>
          </table:table-cell>
          <table:table-cell office:value-type="float" office:value="8351571" table:style-name="ce1">
            <text:p>8351571</text:p>
          </table:table-cell>
          <table:table-cell office:value-type="float" office:value="8719733" table:style-name="ce1">
            <text:p>8719733</text:p>
          </table:table-cell>
          <table:table-cell office:value-type="float" office:value="9103961" table:style-name="ce1">
            <text:p>9103961</text:p>
          </table:table-cell>
          <table:table-cell office:value-type="float" office:value="9505787" table:style-name="ce1">
            <text:p>9505787</text:p>
          </table:table-cell>
          <table:table-cell office:value-type="float" office:value="9927120" table:style-name="ce1">
            <text:p>9927120</text:p>
          </table:table-cell>
          <table:table-cell office:value-type="float" office:value="10367724" table:style-name="ce1">
            <text:p>10367724</text:p>
          </table:table-cell>
          <table:table-cell office:value-type="float" office:value="10827096" table:style-name="ce1">
            <text:p>10827096</text:p>
          </table:table-cell>
          <table:table-cell office:value-type="float" office:value="11304277" table:style-name="ce1">
            <text:p>1130427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Kyrgyz Republic</text:p>
          </table:table-cell>
          <table:table-cell office:value-type="string" table:style-name="ce1">
            <text:p>KGZ</text:p>
          </table:table-cell>
          <table:table-cell office:value-type="float" office:value="742514" table:style-name="ce1">
            <text:p>742514</text:p>
          </table:table-cell>
          <table:table-cell office:value-type="float" office:value="778534" table:style-name="ce1">
            <text:p>778534</text:p>
          </table:table-cell>
          <table:table-cell office:value-type="float" office:value="813050" table:style-name="ce1">
            <text:p>813050</text:p>
          </table:table-cell>
          <table:table-cell office:value-type="float" office:value="849091" table:style-name="ce1">
            <text:p>849091</text:p>
          </table:table-cell>
          <table:table-cell office:value-type="float" office:value="886206" table:style-name="ce1">
            <text:p>886206</text:p>
          </table:table-cell>
          <table:table-cell office:value-type="float" office:value="922554" table:style-name="ce1">
            <text:p>922554</text:p>
          </table:table-cell>
          <table:table-cell office:value-type="float" office:value="960953" table:style-name="ce1">
            <text:p>960953</text:p>
          </table:table-cell>
          <table:table-cell office:value-type="float" office:value="999643" table:style-name="ce1">
            <text:p>999643</text:p>
          </table:table-cell>
          <table:table-cell office:value-type="float" office:value="1039135" table:style-name="ce1">
            <text:p>1039135</text:p>
          </table:table-cell>
          <table:table-cell office:value-type="float" office:value="1077271" table:style-name="ce1">
            <text:p>1077271</text:p>
          </table:table-cell>
          <table:table-cell office:value-type="float" office:value="1108956" table:style-name="ce1">
            <text:p>1108956</text:p>
          </table:table-cell>
          <table:table-cell office:value-type="float" office:value="1136657" table:style-name="ce1">
            <text:p>1136657</text:p>
          </table:table-cell>
          <table:table-cell office:value-type="float" office:value="1165888" table:style-name="ce1">
            <text:p>1165888</text:p>
          </table:table-cell>
          <table:table-cell office:value-type="float" office:value="1195196" table:style-name="ce1">
            <text:p>1195196</text:p>
          </table:table-cell>
          <table:table-cell office:value-type="float" office:value="1226436" table:style-name="ce1">
            <text:p>1226436</text:p>
          </table:table-cell>
          <table:table-cell office:value-type="float" office:value="1257236" table:style-name="ce1">
            <text:p>1257236</text:p>
          </table:table-cell>
          <table:table-cell office:value-type="float" office:value="1287423" table:style-name="ce1">
            <text:p>1287423</text:p>
          </table:table-cell>
          <table:table-cell office:value-type="float" office:value="1317380" table:style-name="ce1">
            <text:p>1317380</text:p>
          </table:table-cell>
          <table:table-cell office:value-type="float" office:value="1346753" table:style-name="ce1">
            <text:p>1346753</text:p>
          </table:table-cell>
          <table:table-cell office:value-type="float" office:value="1373807" table:style-name="ce1">
            <text:p>1373807</text:p>
          </table:table-cell>
          <table:table-cell office:value-type="float" office:value="1397293" table:style-name="ce1">
            <text:p>1397293</text:p>
          </table:table-cell>
          <table:table-cell office:value-type="float" office:value="1421871" table:style-name="ce1">
            <text:p>1421871</text:p>
          </table:table-cell>
          <table:table-cell office:value-type="float" office:value="1448346" table:style-name="ce1">
            <text:p>1448346</text:p>
          </table:table-cell>
          <table:table-cell office:value-type="float" office:value="1476863" table:style-name="ce1">
            <text:p>1476863</text:p>
          </table:table-cell>
          <table:table-cell office:value-type="float" office:value="1504955" table:style-name="ce1">
            <text:p>1504955</text:p>
          </table:table-cell>
          <table:table-cell office:value-type="float" office:value="1531357" table:style-name="ce1">
            <text:p>1531357</text:p>
          </table:table-cell>
          <table:table-cell office:value-type="float" office:value="1558567" table:style-name="ce1">
            <text:p>1558567</text:p>
          </table:table-cell>
          <table:table-cell office:value-type="float" office:value="1586429" table:style-name="ce1">
            <text:p>1586429</text:p>
          </table:table-cell>
          <table:table-cell office:value-type="float" office:value="1612568" table:style-name="ce1">
            <text:p>1612568</text:p>
          </table:table-cell>
          <table:table-cell office:value-type="float" office:value="1639650" table:style-name="ce1">
            <text:p>1639650</text:p>
          </table:table-cell>
          <table:table-cell office:value-type="float" office:value="1658864" table:style-name="ce1">
            <text:p>1658864</text:p>
          </table:table-cell>
          <table:table-cell office:value-type="float" office:value="1673404" table:style-name="ce1">
            <text:p>1673404</text:p>
          </table:table-cell>
          <table:table-cell office:value-type="float" office:value="1679864" table:style-name="ce1">
            <text:p>1679864</text:p>
          </table:table-cell>
          <table:table-cell office:value-type="float" office:value="1667475" table:style-name="ce1">
            <text:p>1667475</text:p>
          </table:table-cell>
          <table:table-cell office:value-type="float" office:value="1654017" table:style-name="ce1">
            <text:p>1654017</text:p>
          </table:table-cell>
          <table:table-cell office:value-type="float" office:value="1657660" table:style-name="ce1">
            <text:p>1657660</text:p>
          </table:table-cell>
          <table:table-cell office:value-type="float" office:value="1669279" table:style-name="ce1">
            <text:p>1669279</text:p>
          </table:table-cell>
          <table:table-cell office:value-type="float" office:value="1680607" table:style-name="ce1">
            <text:p>1680607</text:p>
          </table:table-cell>
          <table:table-cell office:value-type="float" office:value="1693186" table:style-name="ce1">
            <text:p>1693186</text:p>
          </table:table-cell>
          <table:table-cell office:value-type="float" office:value="1708661" table:style-name="ce1">
            <text:p>1708661</text:p>
          </table:table-cell>
          <table:table-cell office:value-type="float" office:value="1729037" table:style-name="ce1">
            <text:p>1729037</text:p>
          </table:table-cell>
          <table:table-cell office:value-type="float" office:value="1745422" table:style-name="ce1">
            <text:p>1745422</text:p>
          </table:table-cell>
          <table:table-cell office:value-type="float" office:value="1761468" table:style-name="ce1">
            <text:p>1761468</text:p>
          </table:table-cell>
          <table:table-cell office:value-type="float" office:value="1779932" table:style-name="ce1">
            <text:p>1779932</text:p>
          </table:table-cell>
          <table:table-cell office:value-type="float" office:value="1801551" table:style-name="ce1">
            <text:p>1801551</text:p>
          </table:table-cell>
          <table:table-cell office:value-type="float" office:value="1821882" table:style-name="ce1">
            <text:p>1821882</text:p>
          </table:table-cell>
          <table:table-cell office:value-type="float" office:value="1841521" table:style-name="ce1">
            <text:p>1841521</text:p>
          </table:table-cell>
          <table:table-cell office:value-type="float" office:value="1859060" table:style-name="ce1">
            <text:p>1859060</text:p>
          </table:table-cell>
          <table:table-cell office:value-type="float" office:value="1876703" table:style-name="ce1">
            <text:p>1876703</text:p>
          </table:table-cell>
          <table:table-cell office:value-type="float" office:value="1899444" table:style-name="ce1">
            <text:p>1899444</text:p>
          </table:table-cell>
          <table:table-cell office:value-type="float" office:value="1923272" table:style-name="ce1">
            <text:p>1923272</text:p>
          </table:table-cell>
          <table:table-cell office:value-type="float" office:value="1948970" table:style-name="ce1">
            <text:p>1948970</text:p>
          </table:table-cell>
          <table:table-cell office:value-type="float" office:value="1985117" table:style-name="ce1">
            <text:p>1985117</text:p>
          </table:table-cell>
          <table:table-cell office:value-type="float" office:value="2029486" table:style-name="ce1">
            <text:p>2029486</text:p>
          </table:table-cell>
          <table:table-cell office:value-type="float" office:value="2076563" table:style-name="ce1">
            <text:p>207656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ambodia</text:p>
          </table:table-cell>
          <table:table-cell office:value-type="string" table:style-name="ce1">
            <text:p>KHM</text:p>
          </table:table-cell>
          <table:table-cell office:value-type="float" office:value="588546" table:style-name="ce1">
            <text:p>588546</text:p>
          </table:table-cell>
          <table:table-cell office:value-type="float" office:value="604430" table:style-name="ce1">
            <text:p>604430</text:p>
          </table:table-cell>
          <table:table-cell office:value-type="float" office:value="622738" table:style-name="ce1">
            <text:p>622738</text:p>
          </table:table-cell>
          <table:table-cell office:value-type="float" office:value="648834" table:style-name="ce1">
            <text:p>648834</text:p>
          </table:table-cell>
          <table:table-cell office:value-type="float" office:value="674842" table:style-name="ce1">
            <text:p>674842</text:p>
          </table:table-cell>
          <table:table-cell office:value-type="float" office:value="700397" table:style-name="ce1">
            <text:p>700397</text:p>
          </table:table-cell>
          <table:table-cell office:value-type="float" office:value="724789" table:style-name="ce1">
            <text:p>724789</text:p>
          </table:table-cell>
          <table:table-cell office:value-type="float" office:value="810017" table:style-name="ce1">
            <text:p>810017</text:p>
          </table:table-cell>
          <table:table-cell office:value-type="float" office:value="903192" table:style-name="ce1">
            <text:p>903192</text:p>
          </table:table-cell>
          <table:table-cell office:value-type="float" office:value="1006246" table:style-name="ce1">
            <text:p>1006246</text:p>
          </table:table-cell>
          <table:table-cell office:value-type="float" office:value="1121443" table:style-name="ce1">
            <text:p>1121443</text:p>
          </table:table-cell>
          <table:table-cell office:value-type="float" office:value="1341581" table:style-name="ce1">
            <text:p>1341581</text:p>
          </table:table-cell>
          <table:table-cell office:value-type="float" office:value="1599513" table:style-name="ce1">
            <text:p>1599513</text:p>
          </table:table-cell>
          <table:table-cell office:value-type="float" office:value="1889204" table:style-name="ce1">
            <text:p>1889204</text:p>
          </table:table-cell>
          <table:table-cell office:value-type="float" office:value="2197018" table:style-name="ce1">
            <text:p>2197018</text:p>
          </table:table-cell>
          <table:table-cell office:value-type="float" office:value="338103" table:style-name="ce1">
            <text:p>338103</text:p>
          </table:table-cell>
          <table:table-cell office:value-type="float" office:value="358199" table:style-name="ce1">
            <text:p>358199</text:p>
          </table:table-cell>
          <table:table-cell office:value-type="float" office:value="374536" table:style-name="ce1">
            <text:p>374536</text:p>
          </table:table-cell>
          <table:table-cell office:value-type="float" office:value="389485" table:style-name="ce1">
            <text:p>389485</text:p>
          </table:table-cell>
          <table:table-cell office:value-type="float" office:value="407638" table:style-name="ce1">
            <text:p>407638</text:p>
          </table:table-cell>
          <table:table-cell office:value-type="float" office:value="664971" table:style-name="ce1">
            <text:p>664971</text:p>
          </table:table-cell>
          <table:table-cell office:value-type="float" office:value="863208" table:style-name="ce1">
            <text:p>863208</text:p>
          </table:table-cell>
          <table:table-cell office:value-type="float" office:value="905010" table:style-name="ce1">
            <text:p>905010</text:p>
          </table:table-cell>
          <table:table-cell office:value-type="float" office:value="958886" table:style-name="ce1">
            <text:p>958886</text:p>
          </table:table-cell>
          <table:table-cell office:value-type="float" office:value="1018545" table:style-name="ce1">
            <text:p>1018545</text:p>
          </table:table-cell>
          <table:table-cell office:value-type="float" office:value="1078686" table:style-name="ce1">
            <text:p>1078686</text:p>
          </table:table-cell>
          <table:table-cell office:value-type="float" office:value="1137955" table:style-name="ce1">
            <text:p>1137955</text:p>
          </table:table-cell>
          <table:table-cell office:value-type="float" office:value="1197954" table:style-name="ce1">
            <text:p>1197954</text:p>
          </table:table-cell>
          <table:table-cell office:value-type="float" office:value="1260160" table:style-name="ce1">
            <text:p>1260160</text:p>
          </table:table-cell>
          <table:table-cell office:value-type="float" office:value="1326939" table:style-name="ce1">
            <text:p>1326939</text:p>
          </table:table-cell>
          <table:table-cell office:value-type="float" office:value="1400517" table:style-name="ce1">
            <text:p>1400517</text:p>
          </table:table-cell>
          <table:table-cell office:value-type="float" office:value="1481241" table:style-name="ce1">
            <text:p>1481241</text:p>
          </table:table-cell>
          <table:table-cell office:value-type="float" office:value="1568081" table:style-name="ce1">
            <text:p>1568081</text:p>
          </table:table-cell>
          <table:table-cell office:value-type="float" office:value="1659876" table:style-name="ce1">
            <text:p>1659876</text:p>
          </table:table-cell>
          <table:table-cell office:value-type="float" office:value="1754801" table:style-name="ce1">
            <text:p>1754801</text:p>
          </table:table-cell>
          <table:table-cell office:value-type="float" office:value="1851318" table:style-name="ce1">
            <text:p>1851318</text:p>
          </table:table-cell>
          <table:table-cell office:value-type="float" office:value="1949049" table:style-name="ce1">
            <text:p>1949049</text:p>
          </table:table-cell>
          <table:table-cell office:value-type="float" office:value="2047775" table:style-name="ce1">
            <text:p>2047775</text:p>
          </table:table-cell>
          <table:table-cell office:value-type="float" office:value="2136799" table:style-name="ce1">
            <text:p>2136799</text:p>
          </table:table-cell>
          <table:table-cell office:value-type="float" office:value="2203158" table:style-name="ce1">
            <text:p>2203158</text:p>
          </table:table-cell>
          <table:table-cell office:value-type="float" office:value="2267103" table:style-name="ce1">
            <text:p>2267103</text:p>
          </table:table-cell>
          <table:table-cell office:value-type="float" office:value="2328314" table:style-name="ce1">
            <text:p>2328314</text:p>
          </table:table-cell>
          <table:table-cell office:value-type="float" office:value="2386749" table:style-name="ce1">
            <text:p>2386749</text:p>
          </table:table-cell>
          <table:table-cell office:value-type="float" office:value="2443103" table:style-name="ce1">
            <text:p>2443103</text:p>
          </table:table-cell>
          <table:table-cell office:value-type="float" office:value="2498555" table:style-name="ce1">
            <text:p>2498555</text:p>
          </table:table-cell>
          <table:table-cell office:value-type="float" office:value="2553988" table:style-name="ce1">
            <text:p>2553988</text:p>
          </table:table-cell>
          <table:table-cell office:value-type="float" office:value="2609448" table:style-name="ce1">
            <text:p>2609448</text:p>
          </table:table-cell>
          <table:table-cell office:value-type="float" office:value="2665153" table:style-name="ce1">
            <text:p>2665153</text:p>
          </table:table-cell>
          <table:table-cell office:value-type="float" office:value="2721662" table:style-name="ce1">
            <text:p>2721662</text:p>
          </table:table-cell>
          <table:table-cell office:value-type="float" office:value="2781625" table:style-name="ce1">
            <text:p>2781625</text:p>
          </table:table-cell>
          <table:table-cell office:value-type="float" office:value="2845426" table:style-name="ce1">
            <text:p>2845426</text:p>
          </table:table-cell>
          <table:table-cell office:value-type="float" office:value="2913804" table:style-name="ce1">
            <text:p>2913804</text:p>
          </table:table-cell>
          <table:table-cell office:value-type="float" office:value="2986771" table:style-name="ce1">
            <text:p>2986771</text:p>
          </table:table-cell>
          <table:table-cell office:value-type="float" office:value="3063813" table:style-name="ce1">
            <text:p>3063813</text:p>
          </table:table-cell>
          <table:table-cell office:value-type="float" office:value="3144414" table:style-name="ce1">
            <text:p>3144414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Kiribati</text:p>
          </table:table-cell>
          <table:table-cell office:value-type="string" table:style-name="ce1">
            <text:p>KIR</text:p>
          </table:table-cell>
          <table:table-cell office:value-type="float" office:value="6717" table:style-name="ce1">
            <text:p>6717</text:p>
          </table:table-cell>
          <table:table-cell office:value-type="float" office:value="7150" table:style-name="ce1">
            <text:p>7150</text:p>
          </table:table-cell>
          <table:table-cell office:value-type="float" office:value="7608" table:style-name="ce1">
            <text:p>7608</text:p>
          </table:table-cell>
          <table:table-cell office:value-type="float" office:value="8090" table:style-name="ce1">
            <text:p>8090</text:p>
          </table:table-cell>
          <table:table-cell office:value-type="float" office:value="8594" table:style-name="ce1">
            <text:p>8594</text:p>
          </table:table-cell>
          <table:table-cell office:value-type="float" office:value="9117" table:style-name="ce1">
            <text:p>9117</text:p>
          </table:table-cell>
          <table:table-cell office:value-type="float" office:value="9659" table:style-name="ce1">
            <text:p>9659</text:p>
          </table:table-cell>
          <table:table-cell office:value-type="float" office:value="10219" table:style-name="ce1">
            <text:p>10219</text:p>
          </table:table-cell>
          <table:table-cell office:value-type="float" office:value="10798" table:style-name="ce1">
            <text:p>10798</text:p>
          </table:table-cell>
          <table:table-cell office:value-type="float" office:value="11505" table:style-name="ce1">
            <text:p>11505</text:p>
          </table:table-cell>
          <table:table-cell office:value-type="float" office:value="12328" table:style-name="ce1">
            <text:p>12328</text:p>
          </table:table-cell>
          <table:table-cell office:value-type="float" office:value="13186" table:style-name="ce1">
            <text:p>13186</text:p>
          </table:table-cell>
          <table:table-cell office:value-type="float" office:value="14079" table:style-name="ce1">
            <text:p>14079</text:p>
          </table:table-cell>
          <table:table-cell office:value-type="float" office:value="15008" table:style-name="ce1">
            <text:p>15008</text:p>
          </table:table-cell>
          <table:table-cell office:value-type="float" office:value="15749" table:style-name="ce1">
            <text:p>15749</text:p>
          </table:table-cell>
          <table:table-cell office:value-type="float" office:value="16333" table:style-name="ce1">
            <text:p>16333</text:p>
          </table:table-cell>
          <table:table-cell office:value-type="float" office:value="16941" table:style-name="ce1">
            <text:p>16941</text:p>
          </table:table-cell>
          <table:table-cell office:value-type="float" office:value="17570" table:style-name="ce1">
            <text:p>17570</text:p>
          </table:table-cell>
          <table:table-cell office:value-type="float" office:value="18220" table:style-name="ce1">
            <text:p>18220</text:p>
          </table:table-cell>
          <table:table-cell office:value-type="float" office:value="18744" table:style-name="ce1">
            <text:p>18744</text:p>
          </table:table-cell>
          <table:table-cell office:value-type="float" office:value="19157" table:style-name="ce1">
            <text:p>19157</text:p>
          </table:table-cell>
          <table:table-cell office:value-type="float" office:value="19564" table:style-name="ce1">
            <text:p>19564</text:p>
          </table:table-cell>
          <table:table-cell office:value-type="float" office:value="19970" table:style-name="ce1">
            <text:p>19970</text:p>
          </table:table-cell>
          <table:table-cell office:value-type="float" office:value="20401" table:style-name="ce1">
            <text:p>20401</text:p>
          </table:table-cell>
          <table:table-cell office:value-type="float" office:value="20892" table:style-name="ce1">
            <text:p>20892</text:p>
          </table:table-cell>
          <table:table-cell office:value-type="float" office:value="21468" table:style-name="ce1">
            <text:p>21468</text:p>
          </table:table-cell>
          <table:table-cell office:value-type="float" office:value="22164" table:style-name="ce1">
            <text:p>22164</text:p>
          </table:table-cell>
          <table:table-cell office:value-type="float" office:value="22947" table:style-name="ce1">
            <text:p>22947</text:p>
          </table:table-cell>
          <table:table-cell office:value-type="float" office:value="23775" table:style-name="ce1">
            <text:p>23775</text:p>
          </table:table-cell>
          <table:table-cell office:value-type="float" office:value="24586" table:style-name="ce1">
            <text:p>24586</text:p>
          </table:table-cell>
          <table:table-cell office:value-type="float" office:value="25334" table:style-name="ce1">
            <text:p>25334</text:p>
          </table:table-cell>
          <table:table-cell office:value-type="float" office:value="25995" table:style-name="ce1">
            <text:p>25995</text:p>
          </table:table-cell>
          <table:table-cell office:value-type="float" office:value="26586" table:style-name="ce1">
            <text:p>26586</text:p>
          </table:table-cell>
          <table:table-cell office:value-type="float" office:value="27138" table:style-name="ce1">
            <text:p>27138</text:p>
          </table:table-cell>
          <table:table-cell office:value-type="float" office:value="27697" table:style-name="ce1">
            <text:p>27697</text:p>
          </table:table-cell>
          <table:table-cell office:value-type="float" office:value="28300" table:style-name="ce1">
            <text:p>28300</text:p>
          </table:table-cell>
          <table:table-cell office:value-type="float" office:value="29500" table:style-name="ce1">
            <text:p>29500</text:p>
          </table:table-cell>
          <table:table-cell office:value-type="float" office:value="31075" table:style-name="ce1">
            <text:p>31075</text:p>
          </table:table-cell>
          <table:table-cell office:value-type="float" office:value="32735" table:style-name="ce1">
            <text:p>32735</text:p>
          </table:table-cell>
          <table:table-cell office:value-type="float" office:value="34465" table:style-name="ce1">
            <text:p>34465</text:p>
          </table:table-cell>
          <table:table-cell office:value-type="float" office:value="36259" table:style-name="ce1">
            <text:p>36259</text:p>
          </table:table-cell>
          <table:table-cell office:value-type="float" office:value="37325" table:style-name="ce1">
            <text:p>37325</text:p>
          </table:table-cell>
          <table:table-cell office:value-type="float" office:value="37987" table:style-name="ce1">
            <text:p>37987</text:p>
          </table:table-cell>
          <table:table-cell office:value-type="float" office:value="38679" table:style-name="ce1">
            <text:p>38679</text:p>
          </table:table-cell>
          <table:table-cell office:value-type="float" office:value="39416" table:style-name="ce1">
            <text:p>39416</text:p>
          </table:table-cell>
          <table:table-cell office:value-type="float" office:value="40210" table:style-name="ce1">
            <text:p>40210</text:p>
          </table:table-cell>
          <table:table-cell office:value-type="float" office:value="41069" table:style-name="ce1">
            <text:p>41069</text:p>
          </table:table-cell>
          <table:table-cell office:value-type="float" office:value="41994" table:style-name="ce1">
            <text:p>41994</text:p>
          </table:table-cell>
          <table:table-cell office:value-type="float" office:value="42965" table:style-name="ce1">
            <text:p>42965</text:p>
          </table:table-cell>
          <table:table-cell office:value-type="float" office:value="43951" table:style-name="ce1">
            <text:p>43951</text:p>
          </table:table-cell>
          <table:table-cell office:value-type="float" office:value="44932" table:style-name="ce1">
            <text:p>44932</text:p>
          </table:table-cell>
          <table:table-cell office:value-type="float" office:value="45900" table:style-name="ce1">
            <text:p>45900</text:p>
          </table:table-cell>
          <table:table-cell office:value-type="float" office:value="46857" table:style-name="ce1">
            <text:p>46857</text:p>
          </table:table-cell>
          <table:table-cell office:value-type="float" office:value="47819" table:style-name="ce1">
            <text:p>47819</text:p>
          </table:table-cell>
          <table:table-cell office:value-type="float" office:value="48798" table:style-name="ce1">
            <text:p>4879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t. Kitts and Nevis</text:p>
          </table:table-cell>
          <table:table-cell office:value-type="string" table:style-name="ce1">
            <text:p>KNA</text:p>
          </table:table-cell>
          <table:table-cell office:value-type="float" office:value="14153" table:style-name="ce1">
            <text:p>14153</text:p>
          </table:table-cell>
          <table:table-cell office:value-type="float" office:value="14472" table:style-name="ce1">
            <text:p>14472</text:p>
          </table:table-cell>
          <table:table-cell office:value-type="float" office:value="14731" table:style-name="ce1">
            <text:p>14731</text:p>
          </table:table-cell>
          <table:table-cell office:value-type="float" office:value="14930" table:style-name="ce1">
            <text:p>14930</text:p>
          </table:table-cell>
          <table:table-cell office:value-type="float" office:value="15079" table:style-name="ce1">
            <text:p>15079</text:p>
          </table:table-cell>
          <table:table-cell office:value-type="float" office:value="15184" table:style-name="ce1">
            <text:p>15184</text:p>
          </table:table-cell>
          <table:table-cell office:value-type="float" office:value="15242" table:style-name="ce1">
            <text:p>15242</text:p>
          </table:table-cell>
          <table:table-cell office:value-type="float" office:value="15255" table:style-name="ce1">
            <text:p>15255</text:p>
          </table:table-cell>
          <table:table-cell office:value-type="float" office:value="15255" table:style-name="ce1">
            <text:p>15255</text:p>
          </table:table-cell>
          <table:table-cell office:value-type="float" office:value="15284" table:style-name="ce1">
            <text:p>15284</text:p>
          </table:table-cell>
          <table:table-cell office:value-type="float" office:value="15323" table:style-name="ce1">
            <text:p>15323</text:p>
          </table:table-cell>
          <table:table-cell office:value-type="float" office:value="15268" table:style-name="ce1">
            <text:p>15268</text:p>
          </table:table-cell>
          <table:table-cell office:value-type="float" office:value="15291" table:style-name="ce1">
            <text:p>15291</text:p>
          </table:table-cell>
          <table:table-cell office:value-type="float" office:value="15365" table:style-name="ce1">
            <text:p>15365</text:p>
          </table:table-cell>
          <table:table-cell office:value-type="float" office:value="15448" table:style-name="ce1">
            <text:p>15448</text:p>
          </table:table-cell>
          <table:table-cell office:value-type="float" office:value="15509" table:style-name="ce1">
            <text:p>15509</text:p>
          </table:table-cell>
          <table:table-cell office:value-type="float" office:value="15541" table:style-name="ce1">
            <text:p>15541</text:p>
          </table:table-cell>
          <table:table-cell office:value-type="float" office:value="15550" table:style-name="ce1">
            <text:p>15550</text:p>
          </table:table-cell>
          <table:table-cell office:value-type="float" office:value="15543" table:style-name="ce1">
            <text:p>15543</text:p>
          </table:table-cell>
          <table:table-cell office:value-type="float" office:value="15531" table:style-name="ce1">
            <text:p>15531</text:p>
          </table:table-cell>
          <table:table-cell office:value-type="float" office:value="15503" table:style-name="ce1">
            <text:p>15503</text:p>
          </table:table-cell>
          <table:table-cell office:value-type="float" office:value="15366" table:style-name="ce1">
            <text:p>15366</text:p>
          </table:table-cell>
          <table:table-cell office:value-type="float" office:value="15234" table:style-name="ce1">
            <text:p>15234</text:p>
          </table:table-cell>
          <table:table-cell office:value-type="float" office:value="15100" table:style-name="ce1">
            <text:p>15100</text:p>
          </table:table-cell>
          <table:table-cell office:value-type="float" office:value="14959" table:style-name="ce1">
            <text:p>14959</text:p>
          </table:table-cell>
          <table:table-cell office:value-type="float" office:value="14808" table:style-name="ce1">
            <text:p>14808</text:p>
          </table:table-cell>
          <table:table-cell office:value-type="float" office:value="14642" table:style-name="ce1">
            <text:p>14642</text:p>
          </table:table-cell>
          <table:table-cell office:value-type="float" office:value="14469" table:style-name="ce1">
            <text:p>14469</text:p>
          </table:table-cell>
          <table:table-cell office:value-type="float" office:value="14309" table:style-name="ce1">
            <text:p>14309</text:p>
          </table:table-cell>
          <table:table-cell office:value-type="float" office:value="14191" table:style-name="ce1">
            <text:p>14191</text:p>
          </table:table-cell>
          <table:table-cell office:value-type="float" office:value="14132" table:style-name="ce1">
            <text:p>14132</text:p>
          </table:table-cell>
          <table:table-cell office:value-type="float" office:value="14137" table:style-name="ce1">
            <text:p>14137</text:p>
          </table:table-cell>
          <table:table-cell office:value-type="float" office:value="14179" table:style-name="ce1">
            <text:p>14179</text:p>
          </table:table-cell>
          <table:table-cell office:value-type="float" office:value="14263" table:style-name="ce1">
            <text:p>14263</text:p>
          </table:table-cell>
          <table:table-cell office:value-type="float" office:value="14363" table:style-name="ce1">
            <text:p>14363</text:p>
          </table:table-cell>
          <table:table-cell office:value-type="float" office:value="14460" table:style-name="ce1">
            <text:p>14460</text:p>
          </table:table-cell>
          <table:table-cell office:value-type="float" office:value="14547" table:style-name="ce1">
            <text:p>14547</text:p>
          </table:table-cell>
          <table:table-cell office:value-type="float" office:value="14631" table:style-name="ce1">
            <text:p>14631</text:p>
          </table:table-cell>
          <table:table-cell office:value-type="float" office:value="14716" table:style-name="ce1">
            <text:p>14716</text:p>
          </table:table-cell>
          <table:table-cell office:value-type="float" office:value="14814" table:style-name="ce1">
            <text:p>14814</text:p>
          </table:table-cell>
          <table:table-cell office:value-type="float" office:value="14928" table:style-name="ce1">
            <text:p>14928</text:p>
          </table:table-cell>
          <table:table-cell office:value-type="float" office:value="15063" table:style-name="ce1">
            <text:p>15063</text:p>
          </table:table-cell>
          <table:table-cell office:value-type="float" office:value="15220" table:style-name="ce1">
            <text:p>15220</text:p>
          </table:table-cell>
          <table:table-cell office:value-type="float" office:value="15392" table:style-name="ce1">
            <text:p>15392</text:p>
          </table:table-cell>
          <table:table-cell office:value-type="float" office:value="15571" table:style-name="ce1">
            <text:p>15571</text:p>
          </table:table-cell>
          <table:table-cell office:value-type="float" office:value="15748" table:style-name="ce1">
            <text:p>15748</text:p>
          </table:table-cell>
          <table:table-cell office:value-type="float" office:value="15922" table:style-name="ce1">
            <text:p>15922</text:p>
          </table:table-cell>
          <table:table-cell office:value-type="float" office:value="16095" table:style-name="ce1">
            <text:p>16095</text:p>
          </table:table-cell>
          <table:table-cell office:value-type="float" office:value="16271" table:style-name="ce1">
            <text:p>16271</text:p>
          </table:table-cell>
          <table:table-cell office:value-type="float" office:value="16454" table:style-name="ce1">
            <text:p>16454</text:p>
          </table:table-cell>
          <table:table-cell office:value-type="float" office:value="16651" table:style-name="ce1">
            <text:p>16651</text:p>
          </table:table-cell>
          <table:table-cell office:value-type="float" office:value="16861" table:style-name="ce1">
            <text:p>16861</text:p>
          </table:table-cell>
          <table:table-cell office:value-type="float" office:value="17084" table:style-name="ce1">
            <text:p>17084</text:p>
          </table:table-cell>
          <table:table-cell office:value-type="float" office:value="17318" table:style-name="ce1">
            <text:p>17318</text:p>
          </table:table-cell>
          <table:table-cell office:value-type="float" office:value="17560" table:style-name="ce1">
            <text:p>17560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Korea, Rep.</text:p>
          </table:table-cell>
          <table:table-cell office:value-type="string" table:style-name="ce1">
            <text:p>KOR</text:p>
          </table:table-cell>
          <table:table-cell office:value-type="float" office:value="6930929" table:style-name="ce1">
            <text:p>6930929</text:p>
          </table:table-cell>
          <table:table-cell office:value-type="float" office:value="7351204" table:style-name="ce1">
            <text:p>7351204</text:p>
          </table:table-cell>
          <table:table-cell office:value-type="float" office:value="7811004" table:style-name="ce1">
            <text:p>7811004</text:p>
          </table:table-cell>
          <table:table-cell office:value-type="float" office:value="8289479" table:style-name="ce1">
            <text:p>8289479</text:p>
          </table:table-cell>
          <table:table-cell office:value-type="float" office:value="8779189" table:style-name="ce1">
            <text:p>8779189</text:p>
          </table:table-cell>
          <table:table-cell office:value-type="float" office:value="9286249" table:style-name="ce1">
            <text:p>9286249</text:p>
          </table:table-cell>
          <table:table-cell office:value-type="float" office:value="9815880" table:style-name="ce1">
            <text:p>9815880</text:p>
          </table:table-cell>
          <table:table-cell office:value-type="float" office:value="10537106" table:style-name="ce1">
            <text:p>10537106</text:p>
          </table:table-cell>
          <table:table-cell office:value-type="float" office:value="11362681" table:style-name="ce1">
            <text:p>11362681</text:p>
          </table:table-cell>
          <table:table-cell office:value-type="float" office:value="12225296" table:style-name="ce1">
            <text:p>12225296</text:p>
          </table:table-cell>
          <table:table-cell office:value-type="float" office:value="13123306" table:style-name="ce1">
            <text:p>13123306</text:p>
          </table:table-cell>
          <table:table-cell office:value-type="float" office:value="13896560" table:style-name="ce1">
            <text:p>13896560</text:p>
          </table:table-cell>
          <table:table-cell office:value-type="float" office:value="14639182" table:style-name="ce1">
            <text:p>14639182</text:p>
          </table:table-cell>
          <table:table-cell office:value-type="float" office:value="15391092" table:style-name="ce1">
            <text:p>15391092</text:p>
          </table:table-cell>
          <table:table-cell office:value-type="float" office:value="16159311" table:style-name="ce1">
            <text:p>16159311</text:p>
          </table:table-cell>
          <table:table-cell office:value-type="float" office:value="16946391" table:style-name="ce1">
            <text:p>16946391</text:p>
          </table:table-cell>
          <table:table-cell office:value-type="float" office:value="17823527" table:style-name="ce1">
            <text:p>17823527</text:p>
          </table:table-cell>
          <table:table-cell office:value-type="float" office:value="18743336" table:style-name="ce1">
            <text:p>18743336</text:p>
          </table:table-cell>
          <table:table-cell office:value-type="float" office:value="19679806" table:style-name="ce1">
            <text:p>19679806</text:p>
          </table:table-cell>
          <table:table-cell office:value-type="float" office:value="20636698" table:style-name="ce1">
            <text:p>20636698</text:p>
          </table:table-cell>
          <table:table-cell office:value-type="float" office:value="21623805" table:style-name="ce1">
            <text:p>21623805</text:p>
          </table:table-cell>
          <table:table-cell office:value-type="float" office:value="22617087" table:style-name="ce1">
            <text:p>22617087</text:p>
          </table:table-cell>
          <table:table-cell office:value-type="float" office:value="23619800" table:style-name="ce1">
            <text:p>23619800</text:p>
          </table:table-cell>
          <table:table-cell office:value-type="float" office:value="24621925" table:style-name="ce1">
            <text:p>24621925</text:p>
          </table:table-cell>
          <table:table-cell office:value-type="float" office:value="25577374" table:style-name="ce1">
            <text:p>25577374</text:p>
          </table:table-cell>
          <table:table-cell office:value-type="float" office:value="26473134" table:style-name="ce1">
            <text:p>26473134</text:p>
          </table:table-cell>
          <table:table-cell office:value-type="float" office:value="27480866" table:style-name="ce1">
            <text:p>27480866</text:p>
          </table:table-cell>
          <table:table-cell office:value-type="float" office:value="28537079" table:style-name="ce1">
            <text:p>28537079</text:p>
          </table:table-cell>
          <table:table-cell office:value-type="float" office:value="29585374" table:style-name="ce1">
            <text:p>29585374</text:p>
          </table:table-cell>
          <table:table-cell office:value-type="float" office:value="30626132" table:style-name="ce1">
            <text:p>30626132</text:p>
          </table:table-cell>
          <table:table-cell office:value-type="float" office:value="31656393" table:style-name="ce1">
            <text:p>31656393</text:p>
          </table:table-cell>
          <table:table-cell office:value-type="float" office:value="32459655" table:style-name="ce1">
            <text:p>32459655</text:p>
          </table:table-cell>
          <table:table-cell office:value-type="float" office:value="33169705" table:style-name="ce1">
            <text:p>33169705</text:p>
          </table:table-cell>
          <table:table-cell office:value-type="float" office:value="33872973" table:style-name="ce1">
            <text:p>33872973</text:p>
          </table:table-cell>
          <table:table-cell office:value-type="float" office:value="34575766" table:style-name="ce1">
            <text:p>34575766</text:p>
          </table:table-cell>
          <table:table-cell office:value-type="float" office:value="35280305" table:style-name="ce1">
            <text:p>35280305</text:p>
          </table:table-cell>
          <table:table-cell office:value-type="float" office:value="35810625" table:style-name="ce1">
            <text:p>35810625</text:p>
          </table:table-cell>
          <table:table-cell office:value-type="float" office:value="36259672" table:style-name="ce1">
            <text:p>36259672</text:p>
          </table:table-cell>
          <table:table-cell office:value-type="float" office:value="36633453" table:style-name="ce1">
            <text:p>36633453</text:p>
          </table:table-cell>
          <table:table-cell office:value-type="float" office:value="37006183" table:style-name="ce1">
            <text:p>37006183</text:p>
          </table:table-cell>
          <table:table-cell office:value-type="float" office:value="37428328" table:style-name="ce1">
            <text:p>37428328</text:p>
          </table:table-cell>
          <table:table-cell office:value-type="float" office:value="37857475" table:style-name="ce1">
            <text:p>37857475</text:p>
          </table:table-cell>
          <table:table-cell office:value-type="float" office:value="38240134" table:style-name="ce1">
            <text:p>38240134</text:p>
          </table:table-cell>
          <table:table-cell office:value-type="float" office:value="38599492" table:style-name="ce1">
            <text:p>38599492</text:p>
          </table:table-cell>
          <table:table-cell office:value-type="float" office:value="38912887" table:style-name="ce1">
            <text:p>38912887</text:p>
          </table:table-cell>
          <table:table-cell office:value-type="float" office:value="39157919" table:style-name="ce1">
            <text:p>39157919</text:p>
          </table:table-cell>
          <table:table-cell office:value-type="float" office:value="39436680" table:style-name="ce1">
            <text:p>39436680</text:p>
          </table:table-cell>
          <table:table-cell office:value-type="float" office:value="39670749" table:style-name="ce1">
            <text:p>39670749</text:p>
          </table:table-cell>
          <table:table-cell office:value-type="float" office:value="40007239" table:style-name="ce1">
            <text:p>40007239</text:p>
          </table:table-cell>
          <table:table-cell office:value-type="float" office:value="40248121" table:style-name="ce1">
            <text:p>40248121</text:p>
          </table:table-cell>
          <table:table-cell office:value-type="float" office:value="40484877" table:style-name="ce1">
            <text:p>40484877</text:p>
          </table:table-cell>
          <table:table-cell office:value-type="float" office:value="40837559" table:style-name="ce1">
            <text:p>40837559</text:p>
          </table:table-cell>
          <table:table-cell office:value-type="float" office:value="41074148" table:style-name="ce1">
            <text:p>41074148</text:p>
          </table:table-cell>
          <table:table-cell office:value-type="float" office:value="41305176" table:style-name="ce1">
            <text:p>41305176</text:p>
          </table:table-cell>
          <table:table-cell office:value-type="float" office:value="41529169" table:style-name="ce1">
            <text:p>4152916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Kosovo</text:p>
          </table:table-cell>
          <table:table-cell office:value-type="string" table:style-name="ce1">
            <text:p>KSV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uwait</text:p>
          </table:table-cell>
          <table:table-cell office:value-type="string" table:style-name="ce1">
            <text:p>KWT</text:p>
          </table:table-cell>
          <table:table-cell office:value-type="float" office:value="196191" table:style-name="ce1">
            <text:p>196191</text:p>
          </table:table-cell>
          <table:table-cell office:value-type="float" office:value="223298" table:style-name="ce1">
            <text:p>223298</text:p>
          </table:table-cell>
          <table:table-cell office:value-type="float" office:value="256934" table:style-name="ce1">
            <text:p>256934</text:p>
          </table:table-cell>
          <table:table-cell office:value-type="float" office:value="295832" table:style-name="ce1">
            <text:p>295832</text:p>
          </table:table-cell>
          <table:table-cell office:value-type="float" office:value="337936" table:style-name="ce1">
            <text:p>337936</text:p>
          </table:table-cell>
          <table:table-cell office:value-type="float" office:value="382233" table:style-name="ce1">
            <text:p>382233</text:p>
          </table:table-cell>
          <table:table-cell office:value-type="float" office:value="430637" table:style-name="ce1">
            <text:p>430637</text:p>
          </table:table-cell>
          <table:table-cell office:value-type="float" office:value="480856" table:style-name="ce1">
            <text:p>480856</text:p>
          </table:table-cell>
          <table:table-cell office:value-type="float" office:value="532882" table:style-name="ce1">
            <text:p>532882</text:p>
          </table:table-cell>
          <table:table-cell office:value-type="float" office:value="586894" table:style-name="ce1">
            <text:p>586894</text:p>
          </table:table-cell>
          <table:table-cell office:value-type="float" office:value="642615" table:style-name="ce1">
            <text:p>642615</text:p>
          </table:table-cell>
          <table:table-cell office:value-type="float" office:value="698381" table:style-name="ce1">
            <text:p>698381</text:p>
          </table:table-cell>
          <table:table-cell office:value-type="float" office:value="755734" table:style-name="ce1">
            <text:p>755734</text:p>
          </table:table-cell>
          <table:table-cell office:value-type="float" office:value="814691" table:style-name="ce1">
            <text:p>814691</text:p>
          </table:table-cell>
          <table:table-cell office:value-type="float" office:value="875397" table:style-name="ce1">
            <text:p>875397</text:p>
          </table:table-cell>
          <table:table-cell office:value-type="float" office:value="939593" table:style-name="ce1">
            <text:p>939593</text:p>
          </table:table-cell>
          <table:table-cell office:value-type="float" office:value="1012227" table:style-name="ce1">
            <text:p>1012227</text:p>
          </table:table-cell>
          <table:table-cell office:value-type="float" office:value="1085803" table:style-name="ce1">
            <text:p>1085803</text:p>
          </table:table-cell>
          <table:table-cell office:value-type="float" office:value="1160265" table:style-name="ce1">
            <text:p>1160265</text:p>
          </table:table-cell>
          <table:table-cell office:value-type="float" office:value="1235555" table:style-name="ce1">
            <text:p>1235555</text:p>
          </table:table-cell>
          <table:table-cell office:value-type="float" office:value="1312093" table:style-name="ce1">
            <text:p>1312093</text:p>
          </table:table-cell>
          <table:table-cell office:value-type="float" office:value="1389495" table:style-name="ce1">
            <text:p>1389495</text:p>
          </table:table-cell>
          <table:table-cell office:value-type="float" office:value="1464389" table:style-name="ce1">
            <text:p>1464389</text:p>
          </table:table-cell>
          <table:table-cell office:value-type="float" office:value="1539158" table:style-name="ce1">
            <text:p>1539158</text:p>
          </table:table-cell>
          <table:table-cell office:value-type="float" office:value="1617318" table:style-name="ce1">
            <text:p>1617318</text:p>
          </table:table-cell>
          <table:table-cell office:value-type="float" office:value="1698930" table:style-name="ce1">
            <text:p>1698930</text:p>
          </table:table-cell>
          <table:table-cell office:value-type="float" office:value="1785224" table:style-name="ce1">
            <text:p>1785224</text:p>
          </table:table-cell>
          <table:table-cell office:value-type="float" office:value="1878287" table:style-name="ce1">
            <text:p>1878287</text:p>
          </table:table-cell>
          <table:table-cell office:value-type="float" office:value="1961511" table:style-name="ce1">
            <text:p>1961511</text:p>
          </table:table-cell>
          <table:table-cell office:value-type="float" office:value="2012532" table:style-name="ce1">
            <text:p>2012532</text:p>
          </table:table-cell>
          <table:table-cell office:value-type="float" office:value="2017120" table:style-name="ce1">
            <text:p>2017120</text:p>
          </table:table-cell>
          <table:table-cell office:value-type="float" office:value="1966727" table:style-name="ce1">
            <text:p>1966727</text:p>
          </table:table-cell>
          <table:table-cell table:number-columns-repeated="3" table:style-name="ce1"/>
          <table:table-cell office:value-type="float" office:value="1604994" table:style-name="ce1">
            <text:p>1604994</text:p>
          </table:table-cell>
          <table:table-cell office:value-type="float" office:value="1606081" table:style-name="ce1">
            <text:p>1606081</text:p>
          </table:table-cell>
          <table:table-cell office:value-type="float" office:value="1653728" table:style-name="ce1">
            <text:p>1653728</text:p>
          </table:table-cell>
          <table:table-cell office:value-type="float" office:value="1732423" table:style-name="ce1">
            <text:p>1732423</text:p>
          </table:table-cell>
          <table:table-cell office:value-type="float" office:value="1817924" table:style-name="ce1">
            <text:p>1817924</text:p>
          </table:table-cell>
          <table:table-cell office:value-type="float" office:value="1893061" table:style-name="ce1">
            <text:p>1893061</text:p>
          </table:table-cell>
          <table:table-cell office:value-type="float" office:value="1952769" table:style-name="ce1">
            <text:p>1952769</text:p>
          </table:table-cell>
          <table:table-cell office:value-type="float" office:value="2004271" table:style-name="ce1">
            <text:p>2004271</text:p>
          </table:table-cell>
          <table:table-cell office:value-type="float" office:value="2057364" table:style-name="ce1">
            <text:p>2057364</text:p>
          </table:table-cell>
          <table:table-cell office:value-type="float" office:value="2126743" table:style-name="ce1">
            <text:p>2126743</text:p>
          </table:table-cell>
          <table:table-cell office:value-type="float" office:value="2222565" table:style-name="ce1">
            <text:p>2222565</text:p>
          </table:table-cell>
          <table:table-cell office:value-type="float" office:value="2346535" table:style-name="ce1">
            <text:p>2346535</text:p>
          </table:table-cell>
          <table:table-cell office:value-type="float" office:value="2493328" table:style-name="ce1">
            <text:p>2493328</text:p>
          </table:table-cell>
          <table:table-cell office:value-type="float" office:value="2657460" table:style-name="ce1">
            <text:p>2657460</text:p>
          </table:table-cell>
          <table:table-cell office:value-type="float" office:value="2830764" table:style-name="ce1">
            <text:p>2830764</text:p>
          </table:table-cell>
          <table:table-cell office:value-type="float" office:value="3006330" table:style-name="ce1">
            <text:p>3006330</text:p>
          </table:table-cell>
          <table:table-cell office:value-type="float" office:value="3183435" table:style-name="ce1">
            <text:p>3183435</text:p>
          </table:table-cell>
          <table:table-cell office:value-type="float" office:value="3361243" table:style-name="ce1">
            <text:p>3361243</text:p>
          </table:table-cell>
          <table:table-cell office:value-type="float" office:value="3532956" table:style-name="ce1">
            <text:p>3532956</text:p>
          </table:table-cell>
          <table:table-cell office:value-type="float" office:value="3690294" table:style-name="ce1">
            <text:p>3690294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Latin America &amp; Caribbean (developing only)</text:p>
          </table:table-cell>
          <table:table-cell office:value-type="string" table:style-name="ce1">
            <text:p>LAC</text:p>
          </table:table-cell>
          <table:table-cell office:value-type="float" office:value="79714129" table:style-name="ce1">
            <text:p>79714129</text:p>
          </table:table-cell>
          <table:table-cell office:value-type="float" office:value="83608970" table:style-name="ce1">
            <text:p>83608970</text:p>
          </table:table-cell>
          <table:table-cell office:value-type="float" office:value="87739228" table:style-name="ce1">
            <text:p>87739228</text:p>
          </table:table-cell>
          <table:table-cell office:value-type="float" office:value="92044698" table:style-name="ce1">
            <text:p>92044698</text:p>
          </table:table-cell>
          <table:table-cell office:value-type="float" office:value="96509262" table:style-name="ce1">
            <text:p>96509262</text:p>
          </table:table-cell>
          <table:table-cell office:value-type="float" office:value="100986394" table:style-name="ce1">
            <text:p>100986394</text:p>
          </table:table-cell>
          <table:table-cell office:value-type="float" office:value="105579393" table:style-name="ce1">
            <text:p>105579393</text:p>
          </table:table-cell>
          <table:table-cell office:value-type="float" office:value="110292325" table:style-name="ce1">
            <text:p>110292325</text:p>
          </table:table-cell>
          <table:table-cell office:value-type="float" office:value="115138280" table:style-name="ce1">
            <text:p>115138280</text:p>
          </table:table-cell>
          <table:table-cell office:value-type="float" office:value="120122511" table:style-name="ce1">
            <text:p>120122511</text:p>
          </table:table-cell>
          <table:table-cell office:value-type="float" office:value="125252747" table:style-name="ce1">
            <text:p>125252747</text:p>
          </table:table-cell>
          <table:table-cell office:value-type="float" office:value="130579253" table:style-name="ce1">
            <text:p>130579253</text:p>
          </table:table-cell>
          <table:table-cell office:value-type="float" office:value="136057922" table:style-name="ce1">
            <text:p>136057922</text:p>
          </table:table-cell>
          <table:table-cell office:value-type="float" office:value="141624334" table:style-name="ce1">
            <text:p>141624334</text:p>
          </table:table-cell>
          <table:table-cell office:value-type="float" office:value="147310445" table:style-name="ce1">
            <text:p>147310445</text:p>
          </table:table-cell>
          <table:table-cell office:value-type="float" office:value="153137322" table:style-name="ce1">
            <text:p>153137322</text:p>
          </table:table-cell>
          <table:table-cell office:value-type="float" office:value="159086471" table:style-name="ce1">
            <text:p>159086471</text:p>
          </table:table-cell>
          <table:table-cell office:value-type="float" office:value="165173012" table:style-name="ce1">
            <text:p>165173012</text:p>
          </table:table-cell>
          <table:table-cell office:value-type="float" office:value="171388841" table:style-name="ce1">
            <text:p>171388841</text:p>
          </table:table-cell>
          <table:table-cell office:value-type="float" office:value="177722640" table:style-name="ce1">
            <text:p>177722640</text:p>
          </table:table-cell>
          <table:table-cell office:value-type="float" office:value="184167366" table:style-name="ce1">
            <text:p>184167366</text:p>
          </table:table-cell>
          <table:table-cell office:value-type="float" office:value="190602959" table:style-name="ce1">
            <text:p>190602959</text:p>
          </table:table-cell>
          <table:table-cell office:value-type="float" office:value="197081818" table:style-name="ce1">
            <text:p>197081818</text:p>
          </table:table-cell>
          <table:table-cell office:value-type="float" office:value="203659827" table:style-name="ce1">
            <text:p>203659827</text:p>
          </table:table-cell>
          <table:table-cell office:value-type="float" office:value="210322380" table:style-name="ce1">
            <text:p>210322380</text:p>
          </table:table-cell>
          <table:table-cell office:value-type="float" office:value="217057281" table:style-name="ce1">
            <text:p>217057281</text:p>
          </table:table-cell>
          <table:table-cell office:value-type="float" office:value="223826844" table:style-name="ce1">
            <text:p>223826844</text:p>
          </table:table-cell>
          <table:table-cell office:value-type="float" office:value="230633595" table:style-name="ce1">
            <text:p>230633595</text:p>
          </table:table-cell>
          <table:table-cell office:value-type="float" office:value="237487971" table:style-name="ce1">
            <text:p>237487971</text:p>
          </table:table-cell>
          <table:table-cell office:value-type="float" office:value="244383358" table:style-name="ce1">
            <text:p>244383358</text:p>
          </table:table-cell>
          <table:table-cell office:value-type="float" office:value="251297931" table:style-name="ce1">
            <text:p>251297931</text:p>
          </table:table-cell>
          <table:table-cell office:value-type="float" office:value="258166881" table:style-name="ce1">
            <text:p>258166881</text:p>
          </table:table-cell>
          <table:table-cell office:value-type="float" office:value="265031326" table:style-name="ce1">
            <text:p>265031326</text:p>
          </table:table-cell>
          <table:table-cell office:value-type="float" office:value="271880428" table:style-name="ce1">
            <text:p>271880428</text:p>
          </table:table-cell>
          <table:table-cell office:value-type="float" office:value="278781455" table:style-name="ce1">
            <text:p>278781455</text:p>
          </table:table-cell>
          <table:table-cell office:value-type="float" office:value="285720421" table:style-name="ce1">
            <text:p>285720421</text:p>
          </table:table-cell>
          <table:table-cell office:value-type="float" office:value="292635494" table:style-name="ce1">
            <text:p>292635494</text:p>
          </table:table-cell>
          <table:table-cell office:value-type="float" office:value="299666630" table:style-name="ce1">
            <text:p>299666630</text:p>
          </table:table-cell>
          <table:table-cell office:value-type="float" office:value="306721526" table:style-name="ce1">
            <text:p>306721526</text:p>
          </table:table-cell>
          <table:table-cell office:value-type="float" office:value="313706599" table:style-name="ce1">
            <text:p>313706599</text:p>
          </table:table-cell>
          <table:table-cell office:value-type="float" office:value="320660842" table:style-name="ce1">
            <text:p>320660842</text:p>
          </table:table-cell>
          <table:table-cell office:value-type="float" office:value="327119663" table:style-name="ce1">
            <text:p>327119663</text:p>
          </table:table-cell>
          <table:table-cell office:value-type="float" office:value="333454038" table:style-name="ce1">
            <text:p>333454038</text:p>
          </table:table-cell>
          <table:table-cell office:value-type="float" office:value="339751652" table:style-name="ce1">
            <text:p>339751652</text:p>
          </table:table-cell>
          <table:table-cell office:value-type="float" office:value="346049040" table:style-name="ce1">
            <text:p>346049040</text:p>
          </table:table-cell>
          <table:table-cell office:value-type="float" office:value="352350014" table:style-name="ce1">
            <text:p>352350014</text:p>
          </table:table-cell>
          <table:table-cell office:value-type="float" office:value="358665447" table:style-name="ce1">
            <text:p>358665447</text:p>
          </table:table-cell>
          <table:table-cell office:value-type="float" office:value="364983829" table:style-name="ce1">
            <text:p>364983829</text:p>
          </table:table-cell>
          <table:table-cell office:value-type="float" office:value="371298995" table:style-name="ce1">
            <text:p>371298995</text:p>
          </table:table-cell>
          <table:table-cell office:value-type="float" office:value="377591262" table:style-name="ce1">
            <text:p>377591262</text:p>
          </table:table-cell>
          <table:table-cell office:value-type="float" office:value="383858726" table:style-name="ce1">
            <text:p>383858726</text:p>
          </table:table-cell>
          <table:table-cell office:value-type="float" office:value="390096491" table:style-name="ce1">
            <text:p>390096491</text:p>
          </table:table-cell>
          <table:table-cell office:value-type="float" office:value="396284886" table:style-name="ce1">
            <text:p>396284886</text:p>
          </table:table-cell>
          <table:table-cell office:value-type="float" office:value="402417226" table:style-name="ce1">
            <text:p>402417226</text:p>
          </table:table-cell>
          <table:table-cell office:value-type="float" office:value="408487620" table:style-name="ce1">
            <text:p>408487620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Lao PDR</text:p>
          </table:table-cell>
          <table:table-cell office:value-type="string" table:style-name="ce1">
            <text:p>LAO</text:p>
          </table:table-cell>
          <table:table-cell office:value-type="float" office:value="168451" table:style-name="ce1">
            <text:p>168451</text:p>
          </table:table-cell>
          <table:table-cell office:value-type="float" office:value="173977" table:style-name="ce1">
            <text:p>173977</text:p>
          </table:table-cell>
          <table:table-cell office:value-type="float" office:value="179706" table:style-name="ce1">
            <text:p>179706</text:p>
          </table:table-cell>
          <table:table-cell office:value-type="float" office:value="185629" table:style-name="ce1">
            <text:p>185629</text:p>
          </table:table-cell>
          <table:table-cell office:value-type="float" office:value="191781" table:style-name="ce1">
            <text:p>191781</text:p>
          </table:table-cell>
          <table:table-cell office:value-type="float" office:value="198176" table:style-name="ce1">
            <text:p>198176</text:p>
          </table:table-cell>
          <table:table-cell office:value-type="float" office:value="204752" table:style-name="ce1">
            <text:p>204752</text:p>
          </table:table-cell>
          <table:table-cell office:value-type="float" office:value="216873" table:style-name="ce1">
            <text:p>216873</text:p>
          </table:table-cell>
          <table:table-cell office:value-type="float" office:value="229783" table:style-name="ce1">
            <text:p>229783</text:p>
          </table:table-cell>
          <table:table-cell office:value-type="float" office:value="243602" table:style-name="ce1">
            <text:p>243602</text:p>
          </table:table-cell>
          <table:table-cell office:value-type="float" office:value="258530" table:style-name="ce1">
            <text:p>258530</text:p>
          </table:table-cell>
          <table:table-cell office:value-type="float" office:value="274722" table:style-name="ce1">
            <text:p>274722</text:p>
          </table:table-cell>
          <table:table-cell office:value-type="float" office:value="292169" table:style-name="ce1">
            <text:p>292169</text:p>
          </table:table-cell>
          <table:table-cell office:value-type="float" office:value="309024" table:style-name="ce1">
            <text:p>309024</text:p>
          </table:table-cell>
          <table:table-cell office:value-type="float" office:value="323760" table:style-name="ce1">
            <text:p>323760</text:p>
          </table:table-cell>
          <table:table-cell office:value-type="float" office:value="337734" table:style-name="ce1">
            <text:p>337734</text:p>
          </table:table-cell>
          <table:table-cell office:value-type="float" office:value="350688" table:style-name="ce1">
            <text:p>350688</text:p>
          </table:table-cell>
          <table:table-cell office:value-type="float" office:value="362752" table:style-name="ce1">
            <text:p>362752</text:p>
          </table:table-cell>
          <table:table-cell office:value-type="float" office:value="374730" table:style-name="ce1">
            <text:p>374730</text:p>
          </table:table-cell>
          <table:table-cell office:value-type="float" office:value="387699" table:style-name="ce1">
            <text:p>387699</text:p>
          </table:table-cell>
          <table:table-cell office:value-type="float" office:value="402587" table:style-name="ce1">
            <text:p>402587</text:p>
          </table:table-cell>
          <table:table-cell office:value-type="float" office:value="419673" table:style-name="ce1">
            <text:p>419673</text:p>
          </table:table-cell>
          <table:table-cell office:value-type="float" office:value="438988" table:style-name="ce1">
            <text:p>438988</text:p>
          </table:table-cell>
          <table:table-cell office:value-type="float" office:value="460309" table:style-name="ce1">
            <text:p>460309</text:p>
          </table:table-cell>
          <table:table-cell office:value-type="float" office:value="483358" table:style-name="ce1">
            <text:p>483358</text:p>
          </table:table-cell>
          <table:table-cell office:value-type="float" office:value="508007" table:style-name="ce1">
            <text:p>508007</text:p>
          </table:table-cell>
          <table:table-cell office:value-type="float" office:value="534399" table:style-name="ce1">
            <text:p>534399</text:p>
          </table:table-cell>
          <table:table-cell office:value-type="float" office:value="562409" table:style-name="ce1">
            <text:p>562409</text:p>
          </table:table-cell>
          <table:table-cell office:value-type="float" office:value="591987" table:style-name="ce1">
            <text:p>591987</text:p>
          </table:table-cell>
          <table:table-cell office:value-type="float" office:value="623085" table:style-name="ce1">
            <text:p>623085</text:p>
          </table:table-cell>
          <table:table-cell office:value-type="float" office:value="655739" table:style-name="ce1">
            <text:p>655739</text:p>
          </table:table-cell>
          <table:table-cell office:value-type="float" office:value="689918" table:style-name="ce1">
            <text:p>689918</text:p>
          </table:table-cell>
          <table:table-cell office:value-type="float" office:value="725496" table:style-name="ce1">
            <text:p>725496</text:p>
          </table:table-cell>
          <table:table-cell office:value-type="float" office:value="762116" table:style-name="ce1">
            <text:p>762116</text:p>
          </table:table-cell>
          <table:table-cell office:value-type="float" office:value="799332" table:style-name="ce1">
            <text:p>799332</text:p>
          </table:table-cell>
          <table:table-cell office:value-type="float" office:value="844184" table:style-name="ce1">
            <text:p>844184</text:p>
          </table:table-cell>
          <table:table-cell office:value-type="float" office:value="905556" table:style-name="ce1">
            <text:p>905556</text:p>
          </table:table-cell>
          <table:table-cell office:value-type="float" office:value="969127" table:style-name="ce1">
            <text:p>969127</text:p>
          </table:table-cell>
          <table:table-cell office:value-type="float" office:value="1035029" table:style-name="ce1">
            <text:p>1035029</text:p>
          </table:table-cell>
          <table:table-cell office:value-type="float" office:value="1103330" table:style-name="ce1">
            <text:p>1103330</text:p>
          </table:table-cell>
          <table:table-cell office:value-type="float" office:value="1174205" table:style-name="ce1">
            <text:p>1174205</text:p>
          </table:table-cell>
          <table:table-cell office:value-type="float" office:value="1247302" table:style-name="ce1">
            <text:p>1247302</text:p>
          </table:table-cell>
          <table:table-cell office:value-type="float" office:value="1322983" table:style-name="ce1">
            <text:p>1322983</text:p>
          </table:table-cell>
          <table:table-cell office:value-type="float" office:value="1401780" table:style-name="ce1">
            <text:p>1401780</text:p>
          </table:table-cell>
          <table:table-cell office:value-type="float" office:value="1485007" table:style-name="ce1">
            <text:p>1485007</text:p>
          </table:table-cell>
          <table:table-cell office:value-type="float" office:value="1573329" table:style-name="ce1">
            <text:p>1573329</text:p>
          </table:table-cell>
          <table:table-cell office:value-type="float" office:value="1666229" table:style-name="ce1">
            <text:p>1666229</text:p>
          </table:table-cell>
          <table:table-cell office:value-type="float" office:value="1763359" table:style-name="ce1">
            <text:p>1763359</text:p>
          </table:table-cell>
          <table:table-cell office:value-type="float" office:value="1864353" table:style-name="ce1">
            <text:p>1864353</text:p>
          </table:table-cell>
          <table:table-cell office:value-type="float" office:value="1968086" table:style-name="ce1">
            <text:p>1968086</text:p>
          </table:table-cell>
          <table:table-cell office:value-type="float" office:value="2073680" table:style-name="ce1">
            <text:p>2073680</text:p>
          </table:table-cell>
          <table:table-cell office:value-type="float" office:value="2180794" table:style-name="ce1">
            <text:p>2180794</text:p>
          </table:table-cell>
          <table:table-cell office:value-type="float" office:value="2289388" table:style-name="ce1">
            <text:p>2289388</text:p>
          </table:table-cell>
          <table:table-cell office:value-type="float" office:value="2399655" table:style-name="ce1">
            <text:p>2399655</text:p>
          </table:table-cell>
          <table:table-cell office:value-type="float" office:value="2511899" table:style-name="ce1">
            <text:p>251189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Lebanon</text:p>
          </table:table-cell>
          <table:table-cell office:value-type="string" table:style-name="ce1">
            <text:p>LBN</text:p>
          </table:table-cell>
          <table:table-cell office:value-type="float" office:value="764260" table:style-name="ce1">
            <text:p>764260</text:p>
          </table:table-cell>
          <table:table-cell office:value-type="float" office:value="821153" table:style-name="ce1">
            <text:p>821153</text:p>
          </table:table-cell>
          <table:table-cell office:value-type="float" office:value="880852" table:style-name="ce1">
            <text:p>880852</text:p>
          </table:table-cell>
          <table:table-cell office:value-type="float" office:value="942370" table:style-name="ce1">
            <text:p>942370</text:p>
          </table:table-cell>
          <table:table-cell office:value-type="float" office:value="1004419" table:style-name="ce1">
            <text:p>1004419</text:p>
          </table:table-cell>
          <table:table-cell office:value-type="float" office:value="1065741" table:style-name="ce1">
            <text:p>1065741</text:p>
          </table:table-cell>
          <table:table-cell office:value-type="float" office:value="1125240" table:style-name="ce1">
            <text:p>1125240</text:p>
          </table:table-cell>
          <table:table-cell office:value-type="float" office:value="1182814" table:style-name="ce1">
            <text:p>1182814</text:p>
          </table:table-cell>
          <table:table-cell office:value-type="float" office:value="1240373" table:style-name="ce1">
            <text:p>1240373</text:p>
          </table:table-cell>
          <table:table-cell office:value-type="float" office:value="1300762" table:style-name="ce1">
            <text:p>1300762</text:p>
          </table:table-cell>
          <table:table-cell office:value-type="float" office:value="1366380" table:style-name="ce1">
            <text:p>1366380</text:p>
          </table:table-cell>
          <table:table-cell office:value-type="float" office:value="1437089" table:style-name="ce1">
            <text:p>1437089</text:p>
          </table:table-cell>
          <table:table-cell office:value-type="float" office:value="1512398" table:style-name="ce1">
            <text:p>1512398</text:p>
          </table:table-cell>
          <table:table-cell office:value-type="float" office:value="1589259" table:style-name="ce1">
            <text:p>1589259</text:p>
          </table:table-cell>
          <table:table-cell office:value-type="float" office:value="1661769" table:style-name="ce1">
            <text:p>1661769</text:p>
          </table:table-cell>
          <table:table-cell office:value-type="float" office:value="1725148" table:style-name="ce1">
            <text:p>1725148</text:p>
          </table:table-cell>
          <table:table-cell office:value-type="float" office:value="1776942" table:style-name="ce1">
            <text:p>1776942</text:p>
          </table:table-cell>
          <table:table-cell office:value-type="float" office:value="1818076" table:style-name="ce1">
            <text:p>1818076</text:p>
          </table:table-cell>
          <table:table-cell office:value-type="float" office:value="1852040" table:style-name="ce1">
            <text:p>1852040</text:p>
          </table:table-cell>
          <table:table-cell office:value-type="float" office:value="1884341" table:style-name="ce1">
            <text:p>1884341</text:p>
          </table:table-cell>
          <table:table-cell office:value-type="float" office:value="1919372" table:style-name="ce1">
            <text:p>1919372</text:p>
          </table:table-cell>
          <table:table-cell office:value-type="float" office:value="1959173" table:style-name="ce1">
            <text:p>1959173</text:p>
          </table:table-cell>
          <table:table-cell office:value-type="float" office:value="2002876" table:style-name="ce1">
            <text:p>2002876</text:p>
          </table:table-cell>
          <table:table-cell office:value-type="float" office:value="2047860" table:style-name="ce1">
            <text:p>2047860</text:p>
          </table:table-cell>
          <table:table-cell office:value-type="float" office:value="2089854" table:style-name="ce1">
            <text:p>2089854</text:p>
          </table:table-cell>
          <table:table-cell office:value-type="float" office:value="2125804" table:style-name="ce1">
            <text:p>2125804</text:p>
          </table:table-cell>
          <table:table-cell office:value-type="float" office:value="2153987" table:style-name="ce1">
            <text:p>2153987</text:p>
          </table:table-cell>
          <table:table-cell office:value-type="float" office:value="2176385" table:style-name="ce1">
            <text:p>2176385</text:p>
          </table:table-cell>
          <table:table-cell office:value-type="float" office:value="2198921" table:style-name="ce1">
            <text:p>2198921</text:p>
          </table:table-cell>
          <table:table-cell office:value-type="float" office:value="2215247" table:style-name="ce1">
            <text:p>2215247</text:p>
          </table:table-cell>
          <table:table-cell office:value-type="float" office:value="2246749" table:style-name="ce1">
            <text:p>2246749</text:p>
          </table:table-cell>
          <table:table-cell office:value-type="float" office:value="2297544" table:style-name="ce1">
            <text:p>2297544</text:p>
          </table:table-cell>
          <table:table-cell office:value-type="float" office:value="2365233" table:style-name="ce1">
            <text:p>2365233</text:p>
          </table:table-cell>
          <table:table-cell office:value-type="float" office:value="2441278" table:style-name="ce1">
            <text:p>2441278</text:p>
          </table:table-cell>
          <table:table-cell office:value-type="float" office:value="2513309" table:style-name="ce1">
            <text:p>2513309</text:p>
          </table:table-cell>
          <table:table-cell office:value-type="float" office:value="2572935" table:style-name="ce1">
            <text:p>2572935</text:p>
          </table:table-cell>
          <table:table-cell office:value-type="float" office:value="2614689" table:style-name="ce1">
            <text:p>2614689</text:p>
          </table:table-cell>
          <table:table-cell office:value-type="float" office:value="2642977" table:style-name="ce1">
            <text:p>2642977</text:p>
          </table:table-cell>
          <table:table-cell office:value-type="float" office:value="2670843" table:style-name="ce1">
            <text:p>2670843</text:p>
          </table:table-cell>
          <table:table-cell office:value-type="float" office:value="2711098" table:style-name="ce1">
            <text:p>2711098</text:p>
          </table:table-cell>
          <table:table-cell office:value-type="float" office:value="2782427" table:style-name="ce1">
            <text:p>2782427</text:p>
          </table:table-cell>
          <table:table-cell office:value-type="float" office:value="2893356" table:style-name="ce1">
            <text:p>2893356</text:p>
          </table:table-cell>
          <table:table-cell office:value-type="float" office:value="3037782" table:style-name="ce1">
            <text:p>3037782</text:p>
          </table:table-cell>
          <table:table-cell office:value-type="float" office:value="3196140" table:style-name="ce1">
            <text:p>3196140</text:p>
          </table:table-cell>
          <table:table-cell office:value-type="float" office:value="3340416" table:style-name="ce1">
            <text:p>3340416</text:p>
          </table:table-cell>
          <table:table-cell office:value-type="float" office:value="3451987" table:style-name="ce1">
            <text:p>3451987</text:p>
          </table:table-cell>
          <table:table-cell office:value-type="float" office:value="3517576" table:style-name="ce1">
            <text:p>3517576</text:p>
          </table:table-cell>
          <table:table-cell office:value-type="float" office:value="3547049" table:style-name="ce1">
            <text:p>3547049</text:p>
          </table:table-cell>
          <table:table-cell office:value-type="float" office:value="3572785" table:style-name="ce1">
            <text:p>3572785</text:p>
          </table:table-cell>
          <table:table-cell office:value-type="float" office:value="3640708" table:style-name="ce1">
            <text:p>3640708</text:p>
          </table:table-cell>
          <table:table-cell office:value-type="float" office:value="3781263" table:style-name="ce1">
            <text:p>3781263</text:p>
          </table:table-cell>
          <table:table-cell office:value-type="float" office:value="3831456" table:style-name="ce1">
            <text:p>3831456</text:p>
          </table:table-cell>
          <table:table-cell office:value-type="float" office:value="3882351" table:style-name="ce1">
            <text:p>3882351</text:p>
          </table:table-cell>
          <table:table-cell office:value-type="float" office:value="3933915" table:style-name="ce1">
            <text:p>3933915</text:p>
          </table:table-cell>
          <table:table-cell office:value-type="float" office:value="3986157" table:style-name="ce1">
            <text:p>398615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Liberia</text:p>
          </table:table-cell>
          <table:table-cell office:value-type="string" table:style-name="ce1">
            <text:p>LBR</text:p>
          </table:table-cell>
          <table:table-cell office:value-type="float" office:value="208737" table:style-name="ce1">
            <text:p>208737</text:p>
          </table:table-cell>
          <table:table-cell office:value-type="float" office:value="220862" table:style-name="ce1">
            <text:p>220862</text:p>
          </table:table-cell>
          <table:table-cell office:value-type="float" office:value="233691" table:style-name="ce1">
            <text:p>233691</text:p>
          </table:table-cell>
          <table:table-cell office:value-type="float" office:value="247263" table:style-name="ce1">
            <text:p>247263</text:p>
          </table:table-cell>
          <table:table-cell office:value-type="float" office:value="261687" table:style-name="ce1">
            <text:p>261687</text:p>
          </table:table-cell>
          <table:table-cell office:value-type="float" office:value="277006" table:style-name="ce1">
            <text:p>277006</text:p>
          </table:table-cell>
          <table:table-cell office:value-type="float" office:value="293312" table:style-name="ce1">
            <text:p>293312</text:p>
          </table:table-cell>
          <table:table-cell office:value-type="float" office:value="310657" table:style-name="ce1">
            <text:p>310657</text:p>
          </table:table-cell>
          <table:table-cell office:value-type="float" office:value="329116" table:style-name="ce1">
            <text:p>329116</text:p>
          </table:table-cell>
          <table:table-cell office:value-type="float" office:value="348690" table:style-name="ce1">
            <text:p>348690</text:p>
          </table:table-cell>
          <table:table-cell office:value-type="float" office:value="369484" table:style-name="ce1">
            <text:p>369484</text:p>
          </table:table-cell>
          <table:table-cell office:value-type="float" office:value="391542" table:style-name="ce1">
            <text:p>391542</text:p>
          </table:table-cell>
          <table:table-cell office:value-type="float" office:value="414962" table:style-name="ce1">
            <text:p>414962</text:p>
          </table:table-cell>
          <table:table-cell office:value-type="float" office:value="439828" table:style-name="ce1">
            <text:p>439828</text:p>
          </table:table-cell>
          <table:table-cell office:value-type="float" office:value="466388" table:style-name="ce1">
            <text:p>466388</text:p>
          </table:table-cell>
          <table:table-cell office:value-type="float" office:value="494818" table:style-name="ce1">
            <text:p>494818</text:p>
          </table:table-cell>
          <table:table-cell office:value-type="float" office:value="524777" table:style-name="ce1">
            <text:p>524777</text:p>
          </table:table-cell>
          <table:table-cell office:value-type="float" office:value="556125" table:style-name="ce1">
            <text:p>556125</text:p>
          </table:table-cell>
          <table:table-cell office:value-type="float" office:value="589526" table:style-name="ce1">
            <text:p>589526</text:p>
          </table:table-cell>
          <table:table-cell office:value-type="float" office:value="625841" table:style-name="ce1">
            <text:p>625841</text:p>
          </table:table-cell>
          <table:table-cell office:value-type="float" office:value="665546" table:style-name="ce1">
            <text:p>665546</text:p>
          </table:table-cell>
          <table:table-cell office:value-type="float" office:value="709444" table:style-name="ce1">
            <text:p>709444</text:p>
          </table:table-cell>
          <table:table-cell office:value-type="float" office:value="756963" table:style-name="ce1">
            <text:p>756963</text:p>
          </table:table-cell>
          <table:table-cell office:value-type="float" office:value="804947" table:style-name="ce1">
            <text:p>804947</text:p>
          </table:table-cell>
          <table:table-cell office:value-type="float" office:value="861942" table:style-name="ce1">
            <text:p>861942</text:p>
          </table:table-cell>
          <table:table-cell office:value-type="float" office:value="931122" table:style-name="ce1">
            <text:p>931122</text:p>
          </table:table-cell>
          <table:table-cell office:value-type="float" office:value="992119" table:style-name="ce1">
            <text:p>992119</text:p>
          </table:table-cell>
          <table:table-cell office:value-type="float" office:value="1044668" table:style-name="ce1">
            <text:p>1044668</text:p>
          </table:table-cell>
          <table:table-cell office:value-type="float" office:value="1089445" table:style-name="ce1">
            <text:p>1089445</text:p>
          </table:table-cell>
          <table:table-cell office:value-type="float" office:value="1128645" table:style-name="ce1">
            <text:p>1128645</text:p>
          </table:table-cell>
          <table:table-cell office:value-type="float" office:value="1165456" table:style-name="ce1">
            <text:p>1165456</text:p>
          </table:table-cell>
          <table:table-cell office:value-type="float" office:value="1198315" table:style-name="ce1">
            <text:p>1198315</text:p>
          </table:table-cell>
          <table:table-cell office:value-type="float" office:value="1116155" table:style-name="ce1">
            <text:p>1116155</text:p>
          </table:table-cell>
          <table:table-cell office:value-type="float" office:value="1043482" table:style-name="ce1">
            <text:p>1043482</text:p>
          </table:table-cell>
          <table:table-cell office:value-type="float" office:value="988999" table:style-name="ce1">
            <text:p>988999</text:p>
          </table:table-cell>
          <table:table-cell office:value-type="float" office:value="955932" table:style-name="ce1">
            <text:p>955932</text:p>
          </table:table-cell>
          <table:table-cell office:value-type="float" office:value="944263" table:style-name="ce1">
            <text:p>944263</text:p>
          </table:table-cell>
          <table:table-cell office:value-type="float" office:value="1024265" table:style-name="ce1">
            <text:p>1024265</text:p>
          </table:table-cell>
          <table:table-cell office:value-type="float" office:value="1116502" table:style-name="ce1">
            <text:p>1116502</text:p>
          </table:table-cell>
          <table:table-cell office:value-type="float" office:value="1206043" table:style-name="ce1">
            <text:p>1206043</text:p>
          </table:table-cell>
          <table:table-cell office:value-type="float" office:value="1282038" table:style-name="ce1">
            <text:p>1282038</text:p>
          </table:table-cell>
          <table:table-cell office:value-type="float" office:value="1339641" table:style-name="ce1">
            <text:p>1339641</text:p>
          </table:table-cell>
          <table:table-cell office:value-type="float" office:value="1382325" table:style-name="ce1">
            <text:p>1382325</text:p>
          </table:table-cell>
          <table:table-cell office:value-type="float" office:value="1417178" table:style-name="ce1">
            <text:p>1417178</text:p>
          </table:table-cell>
          <table:table-cell office:value-type="float" office:value="1455573" table:style-name="ce1">
            <text:p>1455573</text:p>
          </table:table-cell>
          <table:table-cell office:value-type="float" office:value="1505769" table:style-name="ce1">
            <text:p>1505769</text:p>
          </table:table-cell>
          <table:table-cell office:value-type="float" office:value="1570414" table:style-name="ce1">
            <text:p>1570414</text:p>
          </table:table-cell>
          <table:table-cell office:value-type="float" office:value="1646411" table:style-name="ce1">
            <text:p>1646411</text:p>
          </table:table-cell>
          <table:table-cell office:value-type="float" office:value="1729440" table:style-name="ce1">
            <text:p>1729440</text:p>
          </table:table-cell>
          <table:table-cell office:value-type="float" office:value="1812957" table:style-name="ce1">
            <text:p>1812957</text:p>
          </table:table-cell>
          <table:table-cell office:value-type="float" office:value="1891959" table:style-name="ce1">
            <text:p>1891959</text:p>
          </table:table-cell>
          <table:table-cell office:value-type="float" office:value="1965049" table:style-name="ce1">
            <text:p>1965049</text:p>
          </table:table-cell>
          <table:table-cell office:value-type="float" office:value="2033943" table:style-name="ce1">
            <text:p>2033943</text:p>
          </table:table-cell>
          <table:table-cell office:value-type="float" office:value="2100517" table:style-name="ce1">
            <text:p>2100517</text:p>
          </table:table-cell>
          <table:table-cell office:value-type="float" office:value="2167853" table:style-name="ce1">
            <text:p>216785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Libya</text:p>
          </table:table-cell>
          <table:table-cell office:value-type="string" table:style-name="ce1">
            <text:p>LBY</text:p>
          </table:table-cell>
          <table:table-cell office:value-type="float" office:value="391969" table:style-name="ce1">
            <text:p>391969</text:p>
          </table:table-cell>
          <table:table-cell office:value-type="float" office:value="418403" table:style-name="ce1">
            <text:p>418403</text:p>
          </table:table-cell>
          <table:table-cell office:value-type="float" office:value="446864" table:style-name="ce1">
            <text:p>446864</text:p>
          </table:table-cell>
          <table:table-cell office:value-type="float" office:value="477601" table:style-name="ce1">
            <text:p>477601</text:p>
          </table:table-cell>
          <table:table-cell office:value-type="float" office:value="510955" table:style-name="ce1">
            <text:p>510955</text:p>
          </table:table-cell>
          <table:table-cell office:value-type="float" office:value="578131" table:style-name="ce1">
            <text:p>578131</text:p>
          </table:table-cell>
          <table:table-cell office:value-type="float" office:value="655823" table:style-name="ce1">
            <text:p>655823</text:p>
          </table:table-cell>
          <table:table-cell office:value-type="float" office:value="741667" table:style-name="ce1">
            <text:p>741667</text:p>
          </table:table-cell>
          <table:table-cell office:value-type="float" office:value="836013" table:style-name="ce1">
            <text:p>836013</text:p>
          </table:table-cell>
          <table:table-cell office:value-type="float" office:value="938759" table:style-name="ce1">
            <text:p>938759</text:p>
          </table:table-cell>
          <table:table-cell office:value-type="float" office:value="1050176" table:style-name="ce1">
            <text:p>1050176</text:p>
          </table:table-cell>
          <table:table-cell office:value-type="float" office:value="1170130" table:style-name="ce1">
            <text:p>1170130</text:p>
          </table:table-cell>
          <table:table-cell office:value-type="float" office:value="1298470" table:style-name="ce1">
            <text:p>1298470</text:p>
          </table:table-cell>
          <table:table-cell office:value-type="float" office:value="1434090" table:style-name="ce1">
            <text:p>1434090</text:p>
          </table:table-cell>
          <table:table-cell office:value-type="float" office:value="1539727" table:style-name="ce1">
            <text:p>1539727</text:p>
          </table:table-cell>
          <table:table-cell office:value-type="float" office:value="1646053" table:style-name="ce1">
            <text:p>1646053</text:p>
          </table:table-cell>
          <table:table-cell office:value-type="float" office:value="1755903" table:style-name="ce1">
            <text:p>1755903</text:p>
          </table:table-cell>
          <table:table-cell office:value-type="float" office:value="1869026" table:style-name="ce1">
            <text:p>1869026</text:p>
          </table:table-cell>
          <table:table-cell office:value-type="float" office:value="1986253" table:style-name="ce1">
            <text:p>1986253</text:p>
          </table:table-cell>
          <table:table-cell office:value-type="float" office:value="2108651" table:style-name="ce1">
            <text:p>2108651</text:p>
          </table:table-cell>
          <table:table-cell office:value-type="float" office:value="2236913" table:style-name="ce1">
            <text:p>2236913</text:p>
          </table:table-cell>
          <table:table-cell office:value-type="float" office:value="2371144" table:style-name="ce1">
            <text:p>2371144</text:p>
          </table:table-cell>
          <table:table-cell office:value-type="float" office:value="2510725" table:style-name="ce1">
            <text:p>2510725</text:p>
          </table:table-cell>
          <table:table-cell office:value-type="float" office:value="2653526" table:style-name="ce1">
            <text:p>2653526</text:p>
          </table:table-cell>
          <table:table-cell office:value-type="float" office:value="2796841" table:style-name="ce1">
            <text:p>2796841</text:p>
          </table:table-cell>
          <table:table-cell office:value-type="float" office:value="2897759" table:style-name="ce1">
            <text:p>2897759</text:p>
          </table:table-cell>
          <table:table-cell office:value-type="float" office:value="2991027" table:style-name="ce1">
            <text:p>2991027</text:p>
          </table:table-cell>
          <table:table-cell office:value-type="float" office:value="3080497" table:style-name="ce1">
            <text:p>3080497</text:p>
          </table:table-cell>
          <table:table-cell office:value-type="float" office:value="3166435" table:style-name="ce1">
            <text:p>3166435</text:p>
          </table:table-cell>
          <table:table-cell office:value-type="float" office:value="3249641" table:style-name="ce1">
            <text:p>3249641</text:p>
          </table:table-cell>
          <table:table-cell office:value-type="float" office:value="3330615" table:style-name="ce1">
            <text:p>3330615</text:p>
          </table:table-cell>
          <table:table-cell office:value-type="float" office:value="3409366" table:style-name="ce1">
            <text:p>3409366</text:p>
          </table:table-cell>
          <table:table-cell office:value-type="float" office:value="3485854" table:style-name="ce1">
            <text:p>3485854</text:p>
          </table:table-cell>
          <table:table-cell office:value-type="float" office:value="3560521" table:style-name="ce1">
            <text:p>3560521</text:p>
          </table:table-cell>
          <table:table-cell office:value-type="float" office:value="3634100" table:style-name="ce1">
            <text:p>3634100</text:p>
          </table:table-cell>
          <table:table-cell office:value-type="float" office:value="3707141" table:style-name="ce1">
            <text:p>3707141</text:p>
          </table:table-cell>
          <table:table-cell office:value-type="float" office:value="3779883" table:style-name="ce1">
            <text:p>3779883</text:p>
          </table:table-cell>
          <table:table-cell office:value-type="float" office:value="3852810" table:style-name="ce1">
            <text:p>3852810</text:p>
          </table:table-cell>
          <table:table-cell office:value-type="float" office:value="3926189" table:style-name="ce1">
            <text:p>3926189</text:p>
          </table:table-cell>
          <table:table-cell office:value-type="float" office:value="4000100" table:style-name="ce1">
            <text:p>4000100</text:p>
          </table:table-cell>
          <table:table-cell office:value-type="float" office:value="4074788" table:style-name="ce1">
            <text:p>4074788</text:p>
          </table:table-cell>
          <table:table-cell office:value-type="float" office:value="4149449" table:style-name="ce1">
            <text:p>4149449</text:p>
          </table:table-cell>
          <table:table-cell office:value-type="float" office:value="4223959" table:style-name="ce1">
            <text:p>4223959</text:p>
          </table:table-cell>
          <table:table-cell office:value-type="float" office:value="4299706" table:style-name="ce1">
            <text:p>4299706</text:p>
          </table:table-cell>
          <table:table-cell office:value-type="float" office:value="4378593" table:style-name="ce1">
            <text:p>4378593</text:p>
          </table:table-cell>
          <table:table-cell office:value-type="float" office:value="4461387" table:style-name="ce1">
            <text:p>4461387</text:p>
          </table:table-cell>
          <table:table-cell office:value-type="float" office:value="4550513" table:style-name="ce1">
            <text:p>4550513</text:p>
          </table:table-cell>
          <table:table-cell office:value-type="float" office:value="4644233" table:style-name="ce1">
            <text:p>4644233</text:p>
          </table:table-cell>
          <table:table-cell office:value-type="float" office:value="4734566" table:style-name="ce1">
            <text:p>4734566</text:p>
          </table:table-cell>
          <table:table-cell office:value-type="float" office:value="4810423" table:style-name="ce1">
            <text:p>4810423</text:p>
          </table:table-cell>
          <table:table-cell office:value-type="float" office:value="4864812" table:style-name="ce1">
            <text:p>4864812</text:p>
          </table:table-cell>
          <table:table-cell office:value-type="float" office:value="4893326" table:style-name="ce1">
            <text:p>4893326</text:p>
          </table:table-cell>
          <table:table-cell office:value-type="float" office:value="4900300" table:style-name="ce1">
            <text:p>4900300</text:p>
          </table:table-cell>
          <table:table-cell office:value-type="float" office:value="4898122" table:style-name="ce1">
            <text:p>4898122</text:p>
          </table:table-cell>
          <table:table-cell office:value-type="float" office:value="4904477" table:style-name="ce1">
            <text:p>490447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t. Lucia</text:p>
          </table:table-cell>
          <table:table-cell office:value-type="string" table:style-name="ce1">
            <text:p>LCA</text:p>
          </table:table-cell>
          <table:table-cell office:value-type="float" office:value="19293" table:style-name="ce1">
            <text:p>19293</text:p>
          </table:table-cell>
          <table:table-cell office:value-type="float" office:value="19724" table:style-name="ce1">
            <text:p>19724</text:p>
          </table:table-cell>
          <table:table-cell office:value-type="float" office:value="20198" table:style-name="ce1">
            <text:p>20198</text:p>
          </table:table-cell>
          <table:table-cell office:value-type="float" office:value="20710" table:style-name="ce1">
            <text:p>20710</text:p>
          </table:table-cell>
          <table:table-cell office:value-type="float" office:value="21253" table:style-name="ce1">
            <text:p>21253</text:p>
          </table:table-cell>
          <table:table-cell office:value-type="float" office:value="21822" table:style-name="ce1">
            <text:p>21822</text:p>
          </table:table-cell>
          <table:table-cell office:value-type="float" office:value="22419" table:style-name="ce1">
            <text:p>22419</text:p>
          </table:table-cell>
          <table:table-cell office:value-type="float" office:value="23043" table:style-name="ce1">
            <text:p>23043</text:p>
          </table:table-cell>
          <table:table-cell office:value-type="float" office:value="23679" table:style-name="ce1">
            <text:p>23679</text:p>
          </table:table-cell>
          <table:table-cell office:value-type="float" office:value="24304" table:style-name="ce1">
            <text:p>24304</text:p>
          </table:table-cell>
          <table:table-cell office:value-type="float" office:value="24902" table:style-name="ce1">
            <text:p>24902</text:p>
          </table:table-cell>
          <table:table-cell office:value-type="float" office:value="25464" table:style-name="ce1">
            <text:p>25464</text:p>
          </table:table-cell>
          <table:table-cell office:value-type="float" office:value="25996" table:style-name="ce1">
            <text:p>25996</text:p>
          </table:table-cell>
          <table:table-cell office:value-type="float" office:value="26518" table:style-name="ce1">
            <text:p>26518</text:p>
          </table:table-cell>
          <table:table-cell office:value-type="float" office:value="27066" table:style-name="ce1">
            <text:p>27066</text:p>
          </table:table-cell>
          <table:table-cell office:value-type="float" office:value="27662" table:style-name="ce1">
            <text:p>27662</text:p>
          </table:table-cell>
          <table:table-cell office:value-type="float" office:value="28320" table:style-name="ce1">
            <text:p>28320</text:p>
          </table:table-cell>
          <table:table-cell office:value-type="float" office:value="29030" table:style-name="ce1">
            <text:p>29030</text:p>
          </table:table-cell>
          <table:table-cell office:value-type="float" office:value="29781" table:style-name="ce1">
            <text:p>29781</text:p>
          </table:table-cell>
          <table:table-cell office:value-type="float" office:value="30548" table:style-name="ce1">
            <text:p>30548</text:p>
          </table:table-cell>
          <table:table-cell office:value-type="float" office:value="31313" table:style-name="ce1">
            <text:p>31313</text:p>
          </table:table-cell>
          <table:table-cell office:value-type="float" office:value="32065" table:style-name="ce1">
            <text:p>32065</text:p>
          </table:table-cell>
          <table:table-cell office:value-type="float" office:value="32816" table:style-name="ce1">
            <text:p>32816</text:p>
          </table:table-cell>
          <table:table-cell office:value-type="float" office:value="33586" table:style-name="ce1">
            <text:p>33586</text:p>
          </table:table-cell>
          <table:table-cell office:value-type="float" office:value="34407" table:style-name="ce1">
            <text:p>34407</text:p>
          </table:table-cell>
          <table:table-cell office:value-type="float" office:value="35299" table:style-name="ce1">
            <text:p>35299</text:p>
          </table:table-cell>
          <table:table-cell office:value-type="float" office:value="36277" table:style-name="ce1">
            <text:p>36277</text:p>
          </table:table-cell>
          <table:table-cell office:value-type="float" office:value="37328" table:style-name="ce1">
            <text:p>37328</text:p>
          </table:table-cell>
          <table:table-cell office:value-type="float" office:value="38422" table:style-name="ce1">
            <text:p>38422</text:p>
          </table:table-cell>
          <table:table-cell office:value-type="float" office:value="39510" table:style-name="ce1">
            <text:p>39510</text:p>
          </table:table-cell>
          <table:table-cell office:value-type="float" office:value="40554" table:style-name="ce1">
            <text:p>40554</text:p>
          </table:table-cell>
          <table:table-cell office:value-type="float" office:value="41448" table:style-name="ce1">
            <text:p>41448</text:p>
          </table:table-cell>
          <table:table-cell office:value-type="float" office:value="41685" table:style-name="ce1">
            <text:p>41685</text:p>
          </table:table-cell>
          <table:table-cell office:value-type="float" office:value="41881" table:style-name="ce1">
            <text:p>41881</text:p>
          </table:table-cell>
          <table:table-cell office:value-type="float" office:value="42075" table:style-name="ce1">
            <text:p>42075</text:p>
          </table:table-cell>
          <table:table-cell office:value-type="float" office:value="42296" table:style-name="ce1">
            <text:p>42296</text:p>
          </table:table-cell>
          <table:table-cell office:value-type="float" office:value="42551" table:style-name="ce1">
            <text:p>42551</text:p>
          </table:table-cell>
          <table:table-cell office:value-type="float" office:value="42831" table:style-name="ce1">
            <text:p>42831</text:p>
          </table:table-cell>
          <table:table-cell office:value-type="float" office:value="43116" table:style-name="ce1">
            <text:p>43116</text:p>
          </table:table-cell>
          <table:table-cell office:value-type="float" office:value="43375" table:style-name="ce1">
            <text:p>43375</text:p>
          </table:table-cell>
          <table:table-cell office:value-type="float" office:value="43591" table:style-name="ce1">
            <text:p>43591</text:p>
          </table:table-cell>
          <table:table-cell office:value-type="float" office:value="43586" table:style-name="ce1">
            <text:p>43586</text:p>
          </table:table-cell>
          <table:table-cell office:value-type="float" office:value="42184" table:style-name="ce1">
            <text:p>42184</text:p>
          </table:table-cell>
          <table:table-cell office:value-type="float" office:value="40791" table:style-name="ce1">
            <text:p>40791</text:p>
          </table:table-cell>
          <table:table-cell office:value-type="float" office:value="39448" table:style-name="ce1">
            <text:p>39448</text:p>
          </table:table-cell>
          <table:table-cell office:value-type="float" office:value="38184" table:style-name="ce1">
            <text:p>38184</text:p>
          </table:table-cell>
          <table:table-cell office:value-type="float" office:value="36998" table:style-name="ce1">
            <text:p>36998</text:p>
          </table:table-cell>
          <table:table-cell office:value-type="float" office:value="35874" table:style-name="ce1">
            <text:p>35874</text:p>
          </table:table-cell>
          <table:table-cell office:value-type="float" office:value="34772" table:style-name="ce1">
            <text:p>34772</text:p>
          </table:table-cell>
          <table:table-cell office:value-type="float" office:value="33660" table:style-name="ce1">
            <text:p>33660</text:p>
          </table:table-cell>
          <table:table-cell office:value-type="float" office:value="32730" table:style-name="ce1">
            <text:p>32730</text:p>
          </table:table-cell>
          <table:table-cell office:value-type="float" office:value="33077" table:style-name="ce1">
            <text:p>33077</text:p>
          </table:table-cell>
          <table:table-cell office:value-type="float" office:value="33374" table:style-name="ce1">
            <text:p>33374</text:p>
          </table:table-cell>
          <table:table-cell office:value-type="float" office:value="33652" table:style-name="ce1">
            <text:p>33652</text:p>
          </table:table-cell>
          <table:table-cell office:value-type="float" office:value="33932" table:style-name="ce1">
            <text:p>33932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Latin America &amp; Caribbean (all income levels)</text:p>
          </table:table-cell>
          <table:table-cell office:value-type="string" table:style-name="ce1">
            <text:p>LCN</text:p>
          </table:table-cell>
          <table:table-cell office:value-type="float" office:value="108702282" table:style-name="ce1">
            <text:p>108702282</text:p>
          </table:table-cell>
          <table:table-cell office:value-type="float" office:value="113546508" table:style-name="ce1">
            <text:p>113546508</text:p>
          </table:table-cell>
          <table:table-cell office:value-type="float" office:value="118624258" table:style-name="ce1">
            <text:p>118624258</text:p>
          </table:table-cell>
          <table:table-cell office:value-type="float" office:value="123898089" table:style-name="ce1">
            <text:p>123898089</text:p>
          </table:table-cell>
          <table:table-cell office:value-type="float" office:value="129343761" table:style-name="ce1">
            <text:p>129343761</text:p>
          </table:table-cell>
          <table:table-cell office:value-type="float" office:value="134806969" table:style-name="ce1">
            <text:p>134806969</text:p>
          </table:table-cell>
          <table:table-cell office:value-type="float" office:value="140391180" table:style-name="ce1">
            <text:p>140391180</text:p>
          </table:table-cell>
          <table:table-cell office:value-type="float" office:value="146099398" table:style-name="ce1">
            <text:p>146099398</text:p>
          </table:table-cell>
          <table:table-cell office:value-type="float" office:value="151951114" table:style-name="ce1">
            <text:p>151951114</text:p>
          </table:table-cell>
          <table:table-cell office:value-type="float" office:value="157958020" table:style-name="ce1">
            <text:p>157958020</text:p>
          </table:table-cell>
          <table:table-cell office:value-type="float" office:value="164133387" table:style-name="ce1">
            <text:p>164133387</text:p>
          </table:table-cell>
          <table:table-cell office:value-type="float" office:value="170515912" table:style-name="ce1">
            <text:p>170515912</text:p>
          </table:table-cell>
          <table:table-cell office:value-type="float" office:value="177057579" table:style-name="ce1">
            <text:p>177057579</text:p>
          </table:table-cell>
          <table:table-cell office:value-type="float" office:value="183700936" table:style-name="ce1">
            <text:p>183700936</text:p>
          </table:table-cell>
          <table:table-cell office:value-type="float" office:value="190475558" table:style-name="ce1">
            <text:p>190475558</text:p>
          </table:table-cell>
          <table:table-cell office:value-type="float" office:value="197395007" table:style-name="ce1">
            <text:p>197395007</text:p>
          </table:table-cell>
          <table:table-cell office:value-type="float" office:value="204445928" table:style-name="ce1">
            <text:p>204445928</text:p>
          </table:table-cell>
          <table:table-cell office:value-type="float" office:value="211635326" table:style-name="ce1">
            <text:p>211635326</text:p>
          </table:table-cell>
          <table:table-cell office:value-type="float" office:value="218969027" table:style-name="ce1">
            <text:p>218969027</text:p>
          </table:table-cell>
          <table:table-cell office:value-type="float" office:value="226436761" table:style-name="ce1">
            <text:p>226436761</text:p>
          </table:table-cell>
          <table:table-cell office:value-type="float" office:value="234066385" table:style-name="ce1">
            <text:p>234066385</text:p>
          </table:table-cell>
          <table:table-cell office:value-type="float" office:value="241799129" table:style-name="ce1">
            <text:p>241799129</text:p>
          </table:table-cell>
          <table:table-cell office:value-type="float" office:value="249582947" table:style-name="ce1">
            <text:p>249582947</text:p>
          </table:table-cell>
          <table:table-cell office:value-type="float" office:value="257436391" table:style-name="ce1">
            <text:p>257436391</text:p>
          </table:table-cell>
          <table:table-cell office:value-type="float" office:value="265388232" table:style-name="ce1">
            <text:p>265388232</text:p>
          </table:table-cell>
          <table:table-cell office:value-type="float" office:value="273417811" table:style-name="ce1">
            <text:p>273417811</text:p>
          </table:table-cell>
          <table:table-cell office:value-type="float" office:value="281492555" table:style-name="ce1">
            <text:p>281492555</text:p>
          </table:table-cell>
          <table:table-cell office:value-type="float" office:value="289612414" table:style-name="ce1">
            <text:p>289612414</text:p>
          </table:table-cell>
          <table:table-cell office:value-type="float" office:value="297783361" table:style-name="ce1">
            <text:p>297783361</text:p>
          </table:table-cell>
          <table:table-cell office:value-type="float" office:value="305994228" table:style-name="ce1">
            <text:p>305994228</text:p>
          </table:table-cell>
          <table:table-cell office:value-type="float" office:value="314214397" table:style-name="ce1">
            <text:p>314214397</text:p>
          </table:table-cell>
          <table:table-cell office:value-type="float" office:value="322348298" table:style-name="ce1">
            <text:p>322348298</text:p>
          </table:table-cell>
          <table:table-cell office:value-type="float" office:value="330437869" table:style-name="ce1">
            <text:p>330437869</text:p>
          </table:table-cell>
          <table:table-cell office:value-type="float" office:value="338538490" table:style-name="ce1">
            <text:p>338538490</text:p>
          </table:table-cell>
          <table:table-cell office:value-type="float" office:value="346686951" table:style-name="ce1">
            <text:p>346686951</text:p>
          </table:table-cell>
          <table:table-cell office:value-type="float" office:value="354862246" table:style-name="ce1">
            <text:p>354862246</text:p>
          </table:table-cell>
          <table:table-cell office:value-type="float" office:value="363008866" table:style-name="ce1">
            <text:p>363008866</text:p>
          </table:table-cell>
          <table:table-cell office:value-type="float" office:value="371252222" table:style-name="ce1">
            <text:p>371252222</text:p>
          </table:table-cell>
          <table:table-cell office:value-type="float" office:value="379525947" table:style-name="ce1">
            <text:p>379525947</text:p>
          </table:table-cell>
          <table:table-cell office:value-type="float" office:value="387688987" table:style-name="ce1">
            <text:p>387688987</text:p>
          </table:table-cell>
          <table:table-cell office:value-type="float" office:value="395808979" table:style-name="ce1">
            <text:p>395808979</text:p>
          </table:table-cell>
          <table:table-cell office:value-type="float" office:value="403420595" table:style-name="ce1">
            <text:p>403420595</text:p>
          </table:table-cell>
          <table:table-cell office:value-type="float" office:value="410865008" table:style-name="ce1">
            <text:p>410865008</text:p>
          </table:table-cell>
          <table:table-cell office:value-type="float" office:value="418248813" table:style-name="ce1">
            <text:p>418248813</text:p>
          </table:table-cell>
          <table:table-cell office:value-type="float" office:value="425629030" table:style-name="ce1">
            <text:p>425629030</text:p>
          </table:table-cell>
          <table:table-cell office:value-type="float" office:value="433005242" table:style-name="ce1">
            <text:p>433005242</text:p>
          </table:table-cell>
          <table:table-cell office:value-type="float" office:value="440383381" table:style-name="ce1">
            <text:p>440383381</text:p>
          </table:table-cell>
          <table:table-cell office:value-type="float" office:value="447755657" table:style-name="ce1">
            <text:p>447755657</text:p>
          </table:table-cell>
          <table:table-cell office:value-type="float" office:value="455123891" table:style-name="ce1">
            <text:p>455123891</text:p>
          </table:table-cell>
          <table:table-cell office:value-type="float" office:value="462468849" table:style-name="ce1">
            <text:p>462468849</text:p>
          </table:table-cell>
          <table:table-cell office:value-type="float" office:value="469792039" table:style-name="ce1">
            <text:p>469792039</text:p>
          </table:table-cell>
          <table:table-cell office:value-type="float" office:value="477075721" table:style-name="ce1">
            <text:p>477075721</text:p>
          </table:table-cell>
          <table:table-cell office:value-type="float" office:value="484304741" table:style-name="ce1">
            <text:p>484304741</text:p>
          </table:table-cell>
          <table:table-cell office:value-type="float" office:value="491475806" table:style-name="ce1">
            <text:p>491475806</text:p>
          </table:table-cell>
          <table:table-cell office:value-type="float" office:value="498578359" table:style-name="ce1">
            <text:p>49857835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Least developed countries: UN classification</text:p>
          </table:table-cell>
          <table:table-cell office:value-type="string" table:style-name="ce1">
            <text:p>LDC</text:p>
          </table:table-cell>
          <table:table-cell office:value-type="float" office:value="23182195" table:style-name="ce1">
            <text:p>23182195</text:p>
          </table:table-cell>
          <table:table-cell office:value-type="float" office:value="24333459" table:style-name="ce1">
            <text:p>24333459</text:p>
          </table:table-cell>
          <table:table-cell office:value-type="float" office:value="25585554" table:style-name="ce1">
            <text:p>25585554</text:p>
          </table:table-cell>
          <table:table-cell office:value-type="float" office:value="26929987" table:style-name="ce1">
            <text:p>26929987</text:p>
          </table:table-cell>
          <table:table-cell office:value-type="float" office:value="28377420" table:style-name="ce1">
            <text:p>28377420</text:p>
          </table:table-cell>
          <table:table-cell office:value-type="float" office:value="29926059" table:style-name="ce1">
            <text:p>29926059</text:p>
          </table:table-cell>
          <table:table-cell office:value-type="float" office:value="31582607" table:style-name="ce1">
            <text:p>31582607</text:p>
          </table:table-cell>
          <table:table-cell office:value-type="float" office:value="33417152" table:style-name="ce1">
            <text:p>33417152</text:p>
          </table:table-cell>
          <table:table-cell office:value-type="float" office:value="35369651" table:style-name="ce1">
            <text:p>35369651</text:p>
          </table:table-cell>
          <table:table-cell office:value-type="float" office:value="37435742" table:style-name="ce1">
            <text:p>37435742</text:p>
          </table:table-cell>
          <table:table-cell office:value-type="float" office:value="39557108" table:style-name="ce1">
            <text:p>39557108</text:p>
          </table:table-cell>
          <table:table-cell office:value-type="float" office:value="41838420" table:style-name="ce1">
            <text:p>41838420</text:p>
          </table:table-cell>
          <table:table-cell office:value-type="float" office:value="44256953" table:style-name="ce1">
            <text:p>44256953</text:p>
          </table:table-cell>
          <table:table-cell office:value-type="float" office:value="46769212" table:style-name="ce1">
            <text:p>46769212</text:p>
          </table:table-cell>
          <table:table-cell office:value-type="float" office:value="49402107" table:style-name="ce1">
            <text:p>49402107</text:p>
          </table:table-cell>
          <table:table-cell office:value-type="float" office:value="50243736" table:style-name="ce1">
            <text:p>50243736</text:p>
          </table:table-cell>
          <table:table-cell office:value-type="float" office:value="53181780" table:style-name="ce1">
            <text:p>53181780</text:p>
          </table:table-cell>
          <table:table-cell office:value-type="float" office:value="56334247" table:style-name="ce1">
            <text:p>56334247</text:p>
          </table:table-cell>
          <table:table-cell office:value-type="float" office:value="59697024" table:style-name="ce1">
            <text:p>59697024</text:p>
          </table:table-cell>
          <table:table-cell office:value-type="float" office:value="63131330" table:style-name="ce1">
            <text:p>63131330</text:p>
          </table:table-cell>
          <table:table-cell office:value-type="float" office:value="66939983" table:style-name="ce1">
            <text:p>66939983</text:p>
          </table:table-cell>
          <table:table-cell office:value-type="float" office:value="70605229" table:style-name="ce1">
            <text:p>70605229</text:p>
          </table:table-cell>
          <table:table-cell office:value-type="float" office:value="73766766" table:style-name="ce1">
            <text:p>73766766</text:p>
          </table:table-cell>
          <table:table-cell office:value-type="float" office:value="77158474" table:style-name="ce1">
            <text:p>77158474</text:p>
          </table:table-cell>
          <table:table-cell office:value-type="float" office:value="80826664" table:style-name="ce1">
            <text:p>80826664</text:p>
          </table:table-cell>
          <table:table-cell office:value-type="float" office:value="84759033" table:style-name="ce1">
            <text:p>84759033</text:p>
          </table:table-cell>
          <table:table-cell office:value-type="float" office:value="88876337" table:style-name="ce1">
            <text:p>88876337</text:p>
          </table:table-cell>
          <table:table-cell office:value-type="float" office:value="93187439" table:style-name="ce1">
            <text:p>93187439</text:p>
          </table:table-cell>
          <table:table-cell office:value-type="float" office:value="97731117" table:style-name="ce1">
            <text:p>97731117</text:p>
          </table:table-cell>
          <table:table-cell office:value-type="float" office:value="102468414" table:style-name="ce1">
            <text:p>102468414</text:p>
          </table:table-cell>
          <table:table-cell office:value-type="float" office:value="107511814" table:style-name="ce1">
            <text:p>107511814</text:p>
          </table:table-cell>
          <table:table-cell office:value-type="float" office:value="112654348" table:style-name="ce1">
            <text:p>112654348</text:p>
          </table:table-cell>
          <table:table-cell office:value-type="float" office:value="117905447" table:style-name="ce1">
            <text:p>117905447</text:p>
          </table:table-cell>
          <table:table-cell office:value-type="float" office:value="123298586" table:style-name="ce1">
            <text:p>123298586</text:p>
          </table:table-cell>
          <table:table-cell office:value-type="float" office:value="128565430" table:style-name="ce1">
            <text:p>128565430</text:p>
          </table:table-cell>
          <table:table-cell office:value-type="float" office:value="133894206" table:style-name="ce1">
            <text:p>133894206</text:p>
          </table:table-cell>
          <table:table-cell office:value-type="float" office:value="139305832" table:style-name="ce1">
            <text:p>139305832</text:p>
          </table:table-cell>
          <table:table-cell office:value-type="float" office:value="144878773" table:style-name="ce1">
            <text:p>144878773</text:p>
          </table:table-cell>
          <table:table-cell office:value-type="float" office:value="150545853" table:style-name="ce1">
            <text:p>150545853</text:p>
          </table:table-cell>
          <table:table-cell office:value-type="float" office:value="156398280" table:style-name="ce1">
            <text:p>156398280</text:p>
          </table:table-cell>
          <table:table-cell office:value-type="float" office:value="162516555" table:style-name="ce1">
            <text:p>162516555</text:p>
          </table:table-cell>
          <table:table-cell office:value-type="float" office:value="169222341" table:style-name="ce1">
            <text:p>169222341</text:p>
          </table:table-cell>
          <table:table-cell office:value-type="float" office:value="176395079" table:style-name="ce1">
            <text:p>176395079</text:p>
          </table:table-cell>
          <table:table-cell office:value-type="float" office:value="183952074" table:style-name="ce1">
            <text:p>183952074</text:p>
          </table:table-cell>
          <table:table-cell office:value-type="float" office:value="191800090" table:style-name="ce1">
            <text:p>191800090</text:p>
          </table:table-cell>
          <table:table-cell office:value-type="float" office:value="199946844" table:style-name="ce1">
            <text:p>199946844</text:p>
          </table:table-cell>
          <table:table-cell office:value-type="float" office:value="208343888" table:style-name="ce1">
            <text:p>208343888</text:p>
          </table:table-cell>
          <table:table-cell office:value-type="float" office:value="217019341" table:style-name="ce1">
            <text:p>217019341</text:p>
          </table:table-cell>
          <table:table-cell office:value-type="float" office:value="226139007" table:style-name="ce1">
            <text:p>226139007</text:p>
          </table:table-cell>
          <table:table-cell office:value-type="float" office:value="235616697" table:style-name="ce1">
            <text:p>235616697</text:p>
          </table:table-cell>
          <table:table-cell office:value-type="float" office:value="245496176" table:style-name="ce1">
            <text:p>245496176</text:p>
          </table:table-cell>
          <table:table-cell office:value-type="float" office:value="255800492" table:style-name="ce1">
            <text:p>255800492</text:p>
          </table:table-cell>
          <table:table-cell office:value-type="float" office:value="266502246" table:style-name="ce1">
            <text:p>266502246</text:p>
          </table:table-cell>
          <table:table-cell office:value-type="float" office:value="277596571" table:style-name="ce1">
            <text:p>277596571</text:p>
          </table:table-cell>
          <table:table-cell office:value-type="float" office:value="289077744" table:style-name="ce1">
            <text:p>289077744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Low income</text:p>
          </table:table-cell>
          <table:table-cell office:value-type="string" table:style-name="ce1">
            <text:p>LIC</text:p>
          </table:table-cell>
          <table:table-cell office:value-type="float" office:value="18074151" table:style-name="ce1">
            <text:p>18074151</text:p>
          </table:table-cell>
          <table:table-cell office:value-type="float" office:value="18922953" table:style-name="ce1">
            <text:p>18922953</text:p>
          </table:table-cell>
          <table:table-cell office:value-type="float" office:value="19797540" table:style-name="ce1">
            <text:p>19797540</text:p>
          </table:table-cell>
          <table:table-cell office:value-type="float" office:value="20733356" table:style-name="ce1">
            <text:p>20733356</text:p>
          </table:table-cell>
          <table:table-cell office:value-type="float" office:value="21732950" table:style-name="ce1">
            <text:p>21732950</text:p>
          </table:table-cell>
          <table:table-cell office:value-type="float" office:value="22811365" table:style-name="ce1">
            <text:p>22811365</text:p>
          </table:table-cell>
          <table:table-cell office:value-type="float" office:value="23974199" table:style-name="ce1">
            <text:p>23974199</text:p>
          </table:table-cell>
          <table:table-cell office:value-type="float" office:value="25283895" table:style-name="ce1">
            <text:p>25283895</text:p>
          </table:table-cell>
          <table:table-cell office:value-type="float" office:value="26809300" table:style-name="ce1">
            <text:p>26809300</text:p>
          </table:table-cell>
          <table:table-cell office:value-type="float" office:value="28521254" table:style-name="ce1">
            <text:p>28521254</text:p>
          </table:table-cell>
          <table:table-cell office:value-type="float" office:value="30294856" table:style-name="ce1">
            <text:p>30294856</text:p>
          </table:table-cell>
          <table:table-cell office:value-type="float" office:value="31935365" table:style-name="ce1">
            <text:p>31935365</text:p>
          </table:table-cell>
          <table:table-cell office:value-type="float" office:value="33688033" table:style-name="ce1">
            <text:p>33688033</text:p>
          </table:table-cell>
          <table:table-cell office:value-type="float" office:value="35532221" table:style-name="ce1">
            <text:p>35532221</text:p>
          </table:table-cell>
          <table:table-cell office:value-type="float" office:value="37466252" table:style-name="ce1">
            <text:p>37466252</text:p>
          </table:table-cell>
          <table:table-cell office:value-type="float" office:value="37294988" table:style-name="ce1">
            <text:p>37294988</text:p>
          </table:table-cell>
          <table:table-cell office:value-type="float" office:value="38995969" table:style-name="ce1">
            <text:p>38995969</text:p>
          </table:table-cell>
          <table:table-cell office:value-type="float" office:value="40776812" table:style-name="ce1">
            <text:p>40776812</text:p>
          </table:table-cell>
          <table:table-cell office:value-type="float" office:value="42614313" table:style-name="ce1">
            <text:p>42614313</text:p>
          </table:table-cell>
          <table:table-cell office:value-type="float" office:value="44384391" table:style-name="ce1">
            <text:p>44384391</text:p>
          </table:table-cell>
          <table:table-cell office:value-type="float" office:value="46397991" table:style-name="ce1">
            <text:p>46397991</text:p>
          </table:table-cell>
          <table:table-cell office:value-type="float" office:value="48448638" table:style-name="ce1">
            <text:p>48448638</text:p>
          </table:table-cell>
          <table:table-cell office:value-type="float" office:value="50403046" table:style-name="ce1">
            <text:p>50403046</text:p>
          </table:table-cell>
          <table:table-cell office:value-type="float" office:value="52502522" table:style-name="ce1">
            <text:p>52502522</text:p>
          </table:table-cell>
          <table:table-cell office:value-type="float" office:value="54738763" table:style-name="ce1">
            <text:p>54738763</text:p>
          </table:table-cell>
          <table:table-cell office:value-type="float" office:value="57164090" table:style-name="ce1">
            <text:p>57164090</text:p>
          </table:table-cell>
          <table:table-cell office:value-type="float" office:value="59690651" table:style-name="ce1">
            <text:p>59690651</text:p>
          </table:table-cell>
          <table:table-cell office:value-type="float" office:value="62321887" table:style-name="ce1">
            <text:p>62321887</text:p>
          </table:table-cell>
          <table:table-cell office:value-type="float" office:value="65104660" table:style-name="ce1">
            <text:p>65104660</text:p>
          </table:table-cell>
          <table:table-cell office:value-type="float" office:value="68018126" table:style-name="ce1">
            <text:p>68018126</text:p>
          </table:table-cell>
          <table:table-cell office:value-type="float" office:value="71133215" table:style-name="ce1">
            <text:p>71133215</text:p>
          </table:table-cell>
          <table:table-cell office:value-type="float" office:value="74313620" table:style-name="ce1">
            <text:p>74313620</text:p>
          </table:table-cell>
          <table:table-cell office:value-type="float" office:value="77608491" table:style-name="ce1">
            <text:p>77608491</text:p>
          </table:table-cell>
          <table:table-cell office:value-type="float" office:value="80973700" table:style-name="ce1">
            <text:p>80973700</text:p>
          </table:table-cell>
          <table:table-cell office:value-type="float" office:value="84353679" table:style-name="ce1">
            <text:p>84353679</text:p>
          </table:table-cell>
          <table:table-cell office:value-type="float" office:value="87751829" table:style-name="ce1">
            <text:p>87751829</text:p>
          </table:table-cell>
          <table:table-cell office:value-type="float" office:value="91185897" table:style-name="ce1">
            <text:p>91185897</text:p>
          </table:table-cell>
          <table:table-cell office:value-type="float" office:value="94741893" table:style-name="ce1">
            <text:p>94741893</text:p>
          </table:table-cell>
          <table:table-cell office:value-type="float" office:value="98336706" table:style-name="ce1">
            <text:p>98336706</text:p>
          </table:table-cell>
          <table:table-cell office:value-type="float" office:value="102046611" table:style-name="ce1">
            <text:p>102046611</text:p>
          </table:table-cell>
          <table:table-cell office:value-type="float" office:value="105939257" table:style-name="ce1">
            <text:p>105939257</text:p>
          </table:table-cell>
          <table:table-cell office:value-type="float" office:value="110112410" table:style-name="ce1">
            <text:p>110112410</text:p>
          </table:table-cell>
          <table:table-cell office:value-type="float" office:value="114425840" table:style-name="ce1">
            <text:p>114425840</text:p>
          </table:table-cell>
          <table:table-cell office:value-type="float" office:value="118956694" table:style-name="ce1">
            <text:p>118956694</text:p>
          </table:table-cell>
          <table:table-cell office:value-type="float" office:value="123688312" table:style-name="ce1">
            <text:p>123688312</text:p>
          </table:table-cell>
          <table:table-cell office:value-type="float" office:value="128660211" table:style-name="ce1">
            <text:p>128660211</text:p>
          </table:table-cell>
          <table:table-cell office:value-type="float" office:value="133827250" table:style-name="ce1">
            <text:p>133827250</text:p>
          </table:table-cell>
          <table:table-cell office:value-type="float" office:value="139211270" table:style-name="ce1">
            <text:p>139211270</text:p>
          </table:table-cell>
          <table:table-cell office:value-type="float" office:value="144961668" table:style-name="ce1">
            <text:p>144961668</text:p>
          </table:table-cell>
          <table:table-cell office:value-type="float" office:value="150960813" table:style-name="ce1">
            <text:p>150960813</text:p>
          </table:table-cell>
          <table:table-cell office:value-type="float" office:value="157234196" table:style-name="ce1">
            <text:p>157234196</text:p>
          </table:table-cell>
          <table:table-cell office:value-type="float" office:value="163788808" table:style-name="ce1">
            <text:p>163788808</text:p>
          </table:table-cell>
          <table:table-cell office:value-type="float" office:value="170630137" table:style-name="ce1">
            <text:p>170630137</text:p>
          </table:table-cell>
          <table:table-cell office:value-type="float" office:value="177751121" table:style-name="ce1">
            <text:p>177751121</text:p>
          </table:table-cell>
          <table:table-cell office:value-type="float" office:value="185149951" table:style-name="ce1">
            <text:p>18514995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Liechtenstein</text:p>
          </table:table-cell>
          <table:table-cell office:value-type="string" table:style-name="ce1">
            <text:p>LIE</text:p>
          </table:table-cell>
          <table:table-cell office:value-type="float" office:value="3373" table:style-name="ce1">
            <text:p>3373</text:p>
          </table:table-cell>
          <table:table-cell office:value-type="float" office:value="3432" table:style-name="ce1">
            <text:p>3432</text:p>
          </table:table-cell>
          <table:table-cell office:value-type="float" office:value="3477" table:style-name="ce1">
            <text:p>3477</text:p>
          </table:table-cell>
          <table:table-cell office:value-type="float" office:value="3525" table:style-name="ce1">
            <text:p>3525</text:p>
          </table:table-cell>
          <table:table-cell office:value-type="float" office:value="3576" table:style-name="ce1">
            <text:p>3576</text:p>
          </table:table-cell>
          <table:table-cell office:value-type="float" office:value="3631" table:style-name="ce1">
            <text:p>3631</text:p>
          </table:table-cell>
          <table:table-cell office:value-type="float" office:value="3690" table:style-name="ce1">
            <text:p>3690</text:p>
          </table:table-cell>
          <table:table-cell office:value-type="float" office:value="3753" table:style-name="ce1">
            <text:p>3753</text:p>
          </table:table-cell>
          <table:table-cell office:value-type="float" office:value="3815" table:style-name="ce1">
            <text:p>3815</text:p>
          </table:table-cell>
          <table:table-cell office:value-type="float" office:value="3874" table:style-name="ce1">
            <text:p>3874</text:p>
          </table:table-cell>
          <table:table-cell office:value-type="float" office:value="3924" table:style-name="ce1">
            <text:p>3924</text:p>
          </table:table-cell>
          <table:table-cell office:value-type="float" office:value="3990" table:style-name="ce1">
            <text:p>3990</text:p>
          </table:table-cell>
          <table:table-cell office:value-type="float" office:value="4066" table:style-name="ce1">
            <text:p>4066</text:p>
          </table:table-cell>
          <table:table-cell office:value-type="float" office:value="4139" table:style-name="ce1">
            <text:p>4139</text:p>
          </table:table-cell>
          <table:table-cell office:value-type="float" office:value="4214" table:style-name="ce1">
            <text:p>4214</text:p>
          </table:table-cell>
          <table:table-cell office:value-type="float" office:value="4294" table:style-name="ce1">
            <text:p>4294</text:p>
          </table:table-cell>
          <table:table-cell office:value-type="float" office:value="4382" table:style-name="ce1">
            <text:p>4382</text:p>
          </table:table-cell>
          <table:table-cell office:value-type="float" office:value="4474" table:style-name="ce1">
            <text:p>4474</text:p>
          </table:table-cell>
          <table:table-cell office:value-type="float" office:value="4567" table:style-name="ce1">
            <text:p>4567</text:p>
          </table:table-cell>
          <table:table-cell office:value-type="float" office:value="4653" table:style-name="ce1">
            <text:p>4653</text:p>
          </table:table-cell>
          <table:table-cell office:value-type="float" office:value="4727" table:style-name="ce1">
            <text:p>4727</text:p>
          </table:table-cell>
          <table:table-cell office:value-type="float" office:value="4769" table:style-name="ce1">
            <text:p>4769</text:p>
          </table:table-cell>
          <table:table-cell office:value-type="float" office:value="4784" table:style-name="ce1">
            <text:p>4784</text:p>
          </table:table-cell>
          <table:table-cell office:value-type="float" office:value="4792" table:style-name="ce1">
            <text:p>4792</text:p>
          </table:table-cell>
          <table:table-cell office:value-type="float" office:value="4797" table:style-name="ce1">
            <text:p>4797</text:p>
          </table:table-cell>
          <table:table-cell office:value-type="float" office:value="4803" table:style-name="ce1">
            <text:p>4803</text:p>
          </table:table-cell>
          <table:table-cell office:value-type="float" office:value="4811" table:style-name="ce1">
            <text:p>4811</text:p>
          </table:table-cell>
          <table:table-cell office:value-type="float" office:value="4820" table:style-name="ce1">
            <text:p>4820</text:p>
          </table:table-cell>
          <table:table-cell office:value-type="float" office:value="4832" table:style-name="ce1">
            <text:p>4832</text:p>
          </table:table-cell>
          <table:table-cell office:value-type="float" office:value="4847" table:style-name="ce1">
            <text:p>4847</text:p>
          </table:table-cell>
          <table:table-cell office:value-type="float" office:value="4866" table:style-name="ce1">
            <text:p>4866</text:p>
          </table:table-cell>
          <table:table-cell office:value-type="float" office:value="4897" table:style-name="ce1">
            <text:p>4897</text:p>
          </table:table-cell>
          <table:table-cell office:value-type="float" office:value="4938" table:style-name="ce1">
            <text:p>4938</text:p>
          </table:table-cell>
          <table:table-cell office:value-type="float" office:value="4982" table:style-name="ce1">
            <text:p>4982</text:p>
          </table:table-cell>
          <table:table-cell office:value-type="float" office:value="5030" table:style-name="ce1">
            <text:p>5030</text:p>
          </table:table-cell>
          <table:table-cell office:value-type="float" office:value="5082" table:style-name="ce1">
            <text:p>5082</text:p>
          </table:table-cell>
          <table:table-cell office:value-type="float" office:value="5103" table:style-name="ce1">
            <text:p>5103</text:p>
          </table:table-cell>
          <table:table-cell office:value-type="float" office:value="5093" table:style-name="ce1">
            <text:p>5093</text:p>
          </table:table-cell>
          <table:table-cell office:value-type="float" office:value="5081" table:style-name="ce1">
            <text:p>5081</text:p>
          </table:table-cell>
          <table:table-cell office:value-type="float" office:value="5062" table:style-name="ce1">
            <text:p>5062</text:p>
          </table:table-cell>
          <table:table-cell office:value-type="float" office:value="5036" table:style-name="ce1">
            <text:p>5036</text:p>
          </table:table-cell>
          <table:table-cell office:value-type="float" office:value="5037" table:style-name="ce1">
            <text:p>5037</text:p>
          </table:table-cell>
          <table:table-cell office:value-type="float" office:value="5067" table:style-name="ce1">
            <text:p>5067</text:p>
          </table:table-cell>
          <table:table-cell office:value-type="float" office:value="5092" table:style-name="ce1">
            <text:p>5092</text:p>
          </table:table-cell>
          <table:table-cell office:value-type="float" office:value="5114" table:style-name="ce1">
            <text:p>5114</text:p>
          </table:table-cell>
          <table:table-cell office:value-type="float" office:value="5137" table:style-name="ce1">
            <text:p>5137</text:p>
          </table:table-cell>
          <table:table-cell office:value-type="float" office:value="5160" table:style-name="ce1">
            <text:p>5160</text:p>
          </table:table-cell>
          <table:table-cell office:value-type="float" office:value="5183" table:style-name="ce1">
            <text:p>5183</text:p>
          </table:table-cell>
          <table:table-cell office:value-type="float" office:value="5206" table:style-name="ce1">
            <text:p>5206</text:p>
          </table:table-cell>
          <table:table-cell office:value-type="float" office:value="5227" table:style-name="ce1">
            <text:p>5227</text:p>
          </table:table-cell>
          <table:table-cell office:value-type="float" office:value="5247" table:style-name="ce1">
            <text:p>5247</text:p>
          </table:table-cell>
          <table:table-cell office:value-type="float" office:value="5265" table:style-name="ce1">
            <text:p>5265</text:p>
          </table:table-cell>
          <table:table-cell office:value-type="float" office:value="5285" table:style-name="ce1">
            <text:p>5285</text:p>
          </table:table-cell>
          <table:table-cell office:value-type="float" office:value="5308" table:style-name="ce1">
            <text:p>5308</text:p>
          </table:table-cell>
          <table:table-cell office:value-type="float" office:value="5334" table:style-name="ce1">
            <text:p>5334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LKA</text:p>
          </table:table-cell>
          <table:table-cell office:value-type="float" office:value="1626012" table:style-name="ce1">
            <text:p>1626012</text:p>
          </table:table-cell>
          <table:table-cell office:value-type="float" office:value="1687075" table:style-name="ce1">
            <text:p>1687075</text:p>
          </table:table-cell>
          <table:table-cell office:value-type="float" office:value="1749516" table:style-name="ce1">
            <text:p>1749516</text:p>
          </table:table-cell>
          <table:table-cell office:value-type="float" office:value="1790051" table:style-name="ce1">
            <text:p>1790051</text:p>
          </table:table-cell>
          <table:table-cell office:value-type="float" office:value="1882621" table:style-name="ce1">
            <text:p>1882621</text:p>
          </table:table-cell>
          <table:table-cell office:value-type="float" office:value="1967767" table:style-name="ce1">
            <text:p>1967767</text:p>
          </table:table-cell>
          <table:table-cell office:value-type="float" office:value="2058105" table:style-name="ce1">
            <text:p>2058105</text:p>
          </table:table-cell>
          <table:table-cell office:value-type="float" office:value="2149139" table:style-name="ce1">
            <text:p>2149139</text:p>
          </table:table-cell>
          <table:table-cell office:value-type="float" office:value="2247541" table:style-name="ce1">
            <text:p>2247541</text:p>
          </table:table-cell>
          <table:table-cell office:value-type="float" office:value="2343195" table:style-name="ce1">
            <text:p>2343195</text:p>
          </table:table-cell>
          <table:table-cell office:value-type="float" office:value="2441982" table:style-name="ce1">
            <text:p>2441982</text:p>
          </table:table-cell>
          <table:table-cell office:value-type="float" office:value="2526579" table:style-name="ce1">
            <text:p>2526579</text:p>
          </table:table-cell>
          <table:table-cell office:value-type="float" office:value="2561268" table:style-name="ce1">
            <text:p>2561268</text:p>
          </table:table-cell>
          <table:table-cell office:value-type="float" office:value="2588091" table:style-name="ce1">
            <text:p>2588091</text:p>
          </table:table-cell>
          <table:table-cell office:value-type="float" office:value="2607118" table:style-name="ce1">
            <text:p>2607118</text:p>
          </table:table-cell>
          <table:table-cell office:value-type="float" office:value="2629426" table:style-name="ce1">
            <text:p>2629426</text:p>
          </table:table-cell>
          <table:table-cell office:value-type="float" office:value="2652868" table:style-name="ce1">
            <text:p>2652868</text:p>
          </table:table-cell>
          <table:table-cell office:value-type="float" office:value="2676725" table:style-name="ce1">
            <text:p>2676725</text:p>
          </table:table-cell>
          <table:table-cell office:value-type="float" office:value="2704330" table:style-name="ce1">
            <text:p>2704330</text:p>
          </table:table-cell>
          <table:table-cell office:value-type="float" office:value="2737813" table:style-name="ce1">
            <text:p>2737813</text:p>
          </table:table-cell>
          <table:table-cell office:value-type="float" office:value="2769339" table:style-name="ce1">
            <text:p>2769339</text:p>
          </table:table-cell>
          <table:table-cell office:value-type="float" office:value="2772826" table:style-name="ce1">
            <text:p>2772826</text:p>
          </table:table-cell>
          <table:table-cell office:value-type="float" office:value="2836181" table:style-name="ce1">
            <text:p>2836181</text:p>
          </table:table-cell>
          <table:table-cell office:value-type="float" office:value="2875579" table:style-name="ce1">
            <text:p>2875579</text:p>
          </table:table-cell>
          <table:table-cell office:value-type="float" office:value="2908243" table:style-name="ce1">
            <text:p>2908243</text:p>
          </table:table-cell>
          <table:table-cell office:value-type="float" office:value="2950889" table:style-name="ce1">
            <text:p>2950889</text:p>
          </table:table-cell>
          <table:table-cell office:value-type="float" office:value="3002041" table:style-name="ce1">
            <text:p>3002041</text:p>
          </table:table-cell>
          <table:table-cell office:value-type="float" office:value="3045705" table:style-name="ce1">
            <text:p>3045705</text:p>
          </table:table-cell>
          <table:table-cell office:value-type="float" office:value="3085754" table:style-name="ce1">
            <text:p>3085754</text:p>
          </table:table-cell>
          <table:table-cell office:value-type="float" office:value="3125749" table:style-name="ce1">
            <text:p>3125749</text:p>
          </table:table-cell>
          <table:table-cell office:value-type="float" office:value="3159005" table:style-name="ce1">
            <text:p>3159005</text:p>
          </table:table-cell>
          <table:table-cell office:value-type="float" office:value="3203547" table:style-name="ce1">
            <text:p>3203547</text:p>
          </table:table-cell>
          <table:table-cell office:value-type="float" office:value="3230955" table:style-name="ce1">
            <text:p>3230955</text:p>
          </table:table-cell>
          <table:table-cell office:value-type="float" office:value="3269627" table:style-name="ce1">
            <text:p>3269627</text:p>
          </table:table-cell>
          <table:table-cell office:value-type="float" office:value="3312698" table:style-name="ce1">
            <text:p>3312698</text:p>
          </table:table-cell>
          <table:table-cell office:value-type="float" office:value="3355885" table:style-name="ce1">
            <text:p>3355885</text:p>
          </table:table-cell>
          <table:table-cell office:value-type="float" office:value="3390693" table:style-name="ce1">
            <text:p>3390693</text:p>
          </table:table-cell>
          <table:table-cell office:value-type="float" office:value="3431366" table:style-name="ce1">
            <text:p>3431366</text:p>
          </table:table-cell>
          <table:table-cell office:value-type="float" office:value="3468841" table:style-name="ce1">
            <text:p>3468841</text:p>
          </table:table-cell>
          <table:table-cell office:value-type="float" office:value="3516785" table:style-name="ce1">
            <text:p>3516785</text:p>
          </table:table-cell>
          <table:table-cell office:value-type="float" office:value="3522982" table:style-name="ce1">
            <text:p>3522982</text:p>
          </table:table-cell>
          <table:table-cell office:value-type="float" office:value="3464475" table:style-name="ce1">
            <text:p>3464475</text:p>
          </table:table-cell>
          <table:table-cell office:value-type="float" office:value="3484870" table:style-name="ce1">
            <text:p>3484870</text:p>
          </table:table-cell>
          <table:table-cell office:value-type="float" office:value="3528982" table:style-name="ce1">
            <text:p>3528982</text:p>
          </table:table-cell>
          <table:table-cell office:value-type="float" office:value="3574874" table:style-name="ce1">
            <text:p>3574874</text:p>
          </table:table-cell>
          <table:table-cell office:value-type="float" office:value="3610960" table:style-name="ce1">
            <text:p>3610960</text:p>
          </table:table-cell>
          <table:table-cell office:value-type="float" office:value="3647915" table:style-name="ce1">
            <text:p>3647915</text:p>
          </table:table-cell>
          <table:table-cell office:value-type="float" office:value="3678559" table:style-name="ce1">
            <text:p>3678559</text:p>
          </table:table-cell>
          <table:table-cell office:value-type="float" office:value="3714129" table:style-name="ce1">
            <text:p>3714129</text:p>
          </table:table-cell>
          <table:table-cell office:value-type="float" office:value="3749098" table:style-name="ce1">
            <text:p>3749098</text:p>
          </table:table-cell>
          <table:table-cell office:value-type="float" office:value="3783836" table:style-name="ce1">
            <text:p>3783836</text:p>
          </table:table-cell>
          <table:table-cell office:value-type="float" office:value="3820905" table:style-name="ce1">
            <text:p>3820905</text:p>
          </table:table-cell>
          <table:table-cell office:value-type="float" office:value="3736979" table:style-name="ce1">
            <text:p>3736979</text:p>
          </table:table-cell>
          <table:table-cell office:value-type="float" office:value="3765957" table:style-name="ce1">
            <text:p>3765957</text:p>
          </table:table-cell>
          <table:table-cell office:value-type="float" office:value="3805247" table:style-name="ce1">
            <text:p>380524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Lower middle income</text:p>
          </table:table-cell>
          <table:table-cell office:value-type="string" table:style-name="ce1">
            <text:p>LMC</text:p>
          </table:table-cell>
          <table:table-cell office:value-type="float" office:value="186608029" table:style-name="ce1">
            <text:p>186608029</text:p>
          </table:table-cell>
          <table:table-cell office:value-type="float" office:value="193065804" table:style-name="ce1">
            <text:p>193065804</text:p>
          </table:table-cell>
          <table:table-cell office:value-type="float" office:value="200104035" table:style-name="ce1">
            <text:p>200104035</text:p>
          </table:table-cell>
          <table:table-cell office:value-type="float" office:value="207406066" table:style-name="ce1">
            <text:p>207406066</text:p>
          </table:table-cell>
          <table:table-cell office:value-type="float" office:value="215050109" table:style-name="ce1">
            <text:p>215050109</text:p>
          </table:table-cell>
          <table:table-cell office:value-type="float" office:value="222964791" table:style-name="ce1">
            <text:p>222964791</text:p>
          </table:table-cell>
          <table:table-cell office:value-type="float" office:value="231113984" table:style-name="ce1">
            <text:p>231113984</text:p>
          </table:table-cell>
          <table:table-cell office:value-type="float" office:value="239546151" table:style-name="ce1">
            <text:p>239546151</text:p>
          </table:table-cell>
          <table:table-cell office:value-type="float" office:value="248284315" table:style-name="ce1">
            <text:p>248284315</text:p>
          </table:table-cell>
          <table:table-cell office:value-type="float" office:value="257350643" table:style-name="ce1">
            <text:p>257350643</text:p>
          </table:table-cell>
          <table:table-cell office:value-type="float" office:value="266668884" table:style-name="ce1">
            <text:p>266668884</text:p>
          </table:table-cell>
          <table:table-cell office:value-type="float" office:value="276571956" table:style-name="ce1">
            <text:p>276571956</text:p>
          </table:table-cell>
          <table:table-cell office:value-type="float" office:value="287660330" table:style-name="ce1">
            <text:p>287660330</text:p>
          </table:table-cell>
          <table:table-cell office:value-type="float" office:value="299153778" table:style-name="ce1">
            <text:p>299153778</text:p>
          </table:table-cell>
          <table:table-cell office:value-type="float" office:value="311086422" table:style-name="ce1">
            <text:p>311086422</text:p>
          </table:table-cell>
          <table:table-cell office:value-type="float" office:value="323687079" table:style-name="ce1">
            <text:p>323687079</text:p>
          </table:table-cell>
          <table:table-cell office:value-type="float" office:value="336777263" table:style-name="ce1">
            <text:p>336777263</text:p>
          </table:table-cell>
          <table:table-cell office:value-type="float" office:value="350281344" table:style-name="ce1">
            <text:p>350281344</text:p>
          </table:table-cell>
          <table:table-cell office:value-type="float" office:value="364332750" table:style-name="ce1">
            <text:p>364332750</text:p>
          </table:table-cell>
          <table:table-cell office:value-type="float" office:value="378867360" table:style-name="ce1">
            <text:p>378867360</text:p>
          </table:table-cell>
          <table:table-cell office:value-type="float" office:value="393957859" table:style-name="ce1">
            <text:p>393957859</text:p>
          </table:table-cell>
          <table:table-cell office:value-type="float" office:value="409674098" table:style-name="ce1">
            <text:p>409674098</text:p>
          </table:table-cell>
          <table:table-cell office:value-type="float" office:value="424903860" table:style-name="ce1">
            <text:p>424903860</text:p>
          </table:table-cell>
          <table:table-cell office:value-type="float" office:value="440706902" table:style-name="ce1">
            <text:p>440706902</text:p>
          </table:table-cell>
          <table:table-cell office:value-type="float" office:value="457139219" table:style-name="ce1">
            <text:p>457139219</text:p>
          </table:table-cell>
          <table:table-cell office:value-type="float" office:value="474098683" table:style-name="ce1">
            <text:p>474098683</text:p>
          </table:table-cell>
          <table:table-cell office:value-type="float" office:value="491621017" table:style-name="ce1">
            <text:p>491621017</text:p>
          </table:table-cell>
          <table:table-cell office:value-type="float" office:value="509602291" table:style-name="ce1">
            <text:p>509602291</text:p>
          </table:table-cell>
          <table:table-cell office:value-type="float" office:value="528017014" table:style-name="ce1">
            <text:p>528017014</text:p>
          </table:table-cell>
          <table:table-cell office:value-type="float" office:value="546671962" table:style-name="ce1">
            <text:p>546671962</text:p>
          </table:table-cell>
          <table:table-cell office:value-type="float" office:value="566732582" table:style-name="ce1">
            <text:p>566732582</text:p>
          </table:table-cell>
          <table:table-cell office:value-type="float" office:value="584888978" table:style-name="ce1">
            <text:p>584888978</text:p>
          </table:table-cell>
          <table:table-cell office:value-type="float" office:value="603145526" table:style-name="ce1">
            <text:p>603145526</text:p>
          </table:table-cell>
          <table:table-cell office:value-type="float" office:value="621610256" table:style-name="ce1">
            <text:p>621610256</text:p>
          </table:table-cell>
          <table:table-cell office:value-type="float" office:value="639963307" table:style-name="ce1">
            <text:p>639963307</text:p>
          </table:table-cell>
          <table:table-cell office:value-type="float" office:value="658435051" table:style-name="ce1">
            <text:p>658435051</text:p>
          </table:table-cell>
          <table:table-cell office:value-type="float" office:value="677251182" table:style-name="ce1">
            <text:p>677251182</text:p>
          </table:table-cell>
          <table:table-cell office:value-type="float" office:value="696515462" table:style-name="ce1">
            <text:p>696515462</text:p>
          </table:table-cell>
          <table:table-cell office:value-type="float" office:value="716180072" table:style-name="ce1">
            <text:p>716180072</text:p>
          </table:table-cell>
          <table:table-cell office:value-type="float" office:value="736169678" table:style-name="ce1">
            <text:p>736169678</text:p>
          </table:table-cell>
          <table:table-cell office:value-type="float" office:value="756561877" table:style-name="ce1">
            <text:p>756561877</text:p>
          </table:table-cell>
          <table:table-cell office:value-type="float" office:value="777115991" table:style-name="ce1">
            <text:p>777115991</text:p>
          </table:table-cell>
          <table:table-cell office:value-type="float" office:value="799206356" table:style-name="ce1">
            <text:p>799206356</text:p>
          </table:table-cell>
          <table:table-cell office:value-type="float" office:value="821844309" table:style-name="ce1">
            <text:p>821844309</text:p>
          </table:table-cell>
          <table:table-cell office:value-type="float" office:value="845024822" table:style-name="ce1">
            <text:p>845024822</text:p>
          </table:table-cell>
          <table:table-cell office:value-type="float" office:value="868726686" table:style-name="ce1">
            <text:p>868726686</text:p>
          </table:table-cell>
          <table:table-cell office:value-type="float" office:value="892961455" table:style-name="ce1">
            <text:p>892961455</text:p>
          </table:table-cell>
          <table:table-cell office:value-type="float" office:value="917749440" table:style-name="ce1">
            <text:p>917749440</text:p>
          </table:table-cell>
          <table:table-cell office:value-type="float" office:value="943089915" table:style-name="ce1">
            <text:p>943089915</text:p>
          </table:table-cell>
          <table:table-cell office:value-type="float" office:value="968941456" table:style-name="ce1">
            <text:p>968941456</text:p>
          </table:table-cell>
          <table:table-cell office:value-type="float" office:value="995410734" table:style-name="ce1">
            <text:p>995410734</text:p>
          </table:table-cell>
          <table:table-cell office:value-type="float" office:value="1022675210" table:style-name="ce1">
            <text:p>1022675210</text:p>
          </table:table-cell>
          <table:table-cell office:value-type="float" office:value="1050465382" table:style-name="ce1">
            <text:p>1050465382</text:p>
          </table:table-cell>
          <table:table-cell office:value-type="float" office:value="1079057865" table:style-name="ce1">
            <text:p>1079057865</text:p>
          </table:table-cell>
          <table:table-cell office:value-type="float" office:value="1108286626" table:style-name="ce1">
            <text:p>1108286626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Low &amp; middle income</text:p>
          </table:table-cell>
          <table:table-cell office:value-type="string" table:style-name="ce1">
            <text:p>LMY</text:p>
          </table:table-cell>
          <table:table-cell office:value-type="float" office:value="452353557" table:style-name="ce1">
            <text:p>452353557</text:p>
          </table:table-cell>
          <table:table-cell office:value-type="float" office:value="468508998" table:style-name="ce1">
            <text:p>468508998</text:p>
          </table:table-cell>
          <table:table-cell office:value-type="float" office:value="487681418" table:style-name="ce1">
            <text:p>487681418</text:p>
          </table:table-cell>
          <table:table-cell office:value-type="float" office:value="509537985" table:style-name="ce1">
            <text:p>509537985</text:p>
          </table:table-cell>
          <table:table-cell office:value-type="float" office:value="532178418" table:style-name="ce1">
            <text:p>532178418</text:p>
          </table:table-cell>
          <table:table-cell office:value-type="float" office:value="550224355" table:style-name="ce1">
            <text:p>550224355</text:p>
          </table:table-cell>
          <table:table-cell office:value-type="float" office:value="569612050" table:style-name="ce1">
            <text:p>569612050</text:p>
          </table:table-cell>
          <table:table-cell office:value-type="float" office:value="589606282" table:style-name="ce1">
            <text:p>589606282</text:p>
          </table:table-cell>
          <table:table-cell office:value-type="float" office:value="610446034" table:style-name="ce1">
            <text:p>610446034</text:p>
          </table:table-cell>
          <table:table-cell office:value-type="float" office:value="632240754" table:style-name="ce1">
            <text:p>632240754</text:p>
          </table:table-cell>
          <table:table-cell office:value-type="float" office:value="654738968" table:style-name="ce1">
            <text:p>654738968</text:p>
          </table:table-cell>
          <table:table-cell office:value-type="float" office:value="678252458" table:style-name="ce1">
            <text:p>678252458</text:p>
          </table:table-cell>
          <table:table-cell office:value-type="float" office:value="702899915" table:style-name="ce1">
            <text:p>702899915</text:p>
          </table:table-cell>
          <table:table-cell office:value-type="float" office:value="728965656" table:style-name="ce1">
            <text:p>728965656</text:p>
          </table:table-cell>
          <table:table-cell office:value-type="float" office:value="756485913" table:style-name="ce1">
            <text:p>756485913</text:p>
          </table:table-cell>
          <table:table-cell office:value-type="float" office:value="782406914" table:style-name="ce1">
            <text:p>782406914</text:p>
          </table:table-cell>
          <table:table-cell office:value-type="float" office:value="810112473" table:style-name="ce1">
            <text:p>810112473</text:p>
          </table:table-cell>
          <table:table-cell office:value-type="float" office:value="838246476" table:style-name="ce1">
            <text:p>838246476</text:p>
          </table:table-cell>
          <table:table-cell office:value-type="float" office:value="870331651" table:style-name="ce1">
            <text:p>870331651</text:p>
          </table:table-cell>
          <table:table-cell office:value-type="float" office:value="906483541" table:style-name="ce1">
            <text:p>906483541</text:p>
          </table:table-cell>
          <table:table-cell office:value-type="float" office:value="944061028" table:style-name="ce1">
            <text:p>944061028</text:p>
          </table:table-cell>
          <table:table-cell office:value-type="float" office:value="983245402" table:style-name="ce1">
            <text:p>983245402</text:p>
          </table:table-cell>
          <table:table-cell office:value-type="float" office:value="1023080067" table:style-name="ce1">
            <text:p>1023080067</text:p>
          </table:table-cell>
          <table:table-cell office:value-type="float" office:value="1062652537" table:style-name="ce1">
            <text:p>1062652537</text:p>
          </table:table-cell>
          <table:table-cell office:value-type="float" office:value="1103308035" table:style-name="ce1">
            <text:p>1103308035</text:p>
          </table:table-cell>
          <table:table-cell office:value-type="float" office:value="1145347333" table:style-name="ce1">
            <text:p>1145347333</text:p>
          </table:table-cell>
          <table:table-cell office:value-type="float" office:value="1188845121" table:style-name="ce1">
            <text:p>1188845121</text:p>
          </table:table-cell>
          <table:table-cell office:value-type="float" office:value="1233606571" table:style-name="ce1">
            <text:p>1233606571</text:p>
          </table:table-cell>
          <table:table-cell office:value-type="float" office:value="1279347343" table:style-name="ce1">
            <text:p>1279347343</text:p>
          </table:table-cell>
          <table:table-cell office:value-type="float" office:value="1325492888" table:style-name="ce1">
            <text:p>1325492888</text:p>
          </table:table-cell>
          <table:table-cell office:value-type="float" office:value="1373171688" table:style-name="ce1">
            <text:p>1373171688</text:p>
          </table:table-cell>
          <table:table-cell office:value-type="float" office:value="1420043952" table:style-name="ce1">
            <text:p>1420043952</text:p>
          </table:table-cell>
          <table:table-cell office:value-type="float" office:value="1466875912" table:style-name="ce1">
            <text:p>1466875912</text:p>
          </table:table-cell>
          <table:table-cell office:value-type="float" office:value="1514123747" table:style-name="ce1">
            <text:p>1514123747</text:p>
          </table:table-cell>
          <table:table-cell office:value-type="float" office:value="1561800771" table:style-name="ce1">
            <text:p>1561800771</text:p>
          </table:table-cell>
          <table:table-cell office:value-type="float" office:value="1609933223" table:style-name="ce1">
            <text:p>1609933223</text:p>
          </table:table-cell>
          <table:table-cell office:value-type="float" office:value="1659023849" table:style-name="ce1">
            <text:p>1659023849</text:p>
          </table:table-cell>
          <table:table-cell office:value-type="float" office:value="1709231251" table:style-name="ce1">
            <text:p>1709231251</text:p>
          </table:table-cell>
          <table:table-cell office:value-type="float" office:value="1760284819" table:style-name="ce1">
            <text:p>1760284819</text:p>
          </table:table-cell>
          <table:table-cell office:value-type="float" office:value="1811992438" table:style-name="ce1">
            <text:p>1811992438</text:p>
          </table:table-cell>
          <table:table-cell office:value-type="float" office:value="1864589683" table:style-name="ce1">
            <text:p>1864589683</text:p>
          </table:table-cell>
          <table:table-cell office:value-type="float" office:value="1919733285" table:style-name="ce1">
            <text:p>1919733285</text:p>
          </table:table-cell>
          <table:table-cell office:value-type="float" office:value="1977836232" table:style-name="ce1">
            <text:p>1977836232</text:p>
          </table:table-cell>
          <table:table-cell office:value-type="float" office:value="2037183735" table:style-name="ce1">
            <text:p>2037183735</text:p>
          </table:table-cell>
          <table:table-cell office:value-type="float" office:value="2097642731" table:style-name="ce1">
            <text:p>2097642731</text:p>
          </table:table-cell>
          <table:table-cell office:value-type="float" office:value="2159192895" table:style-name="ce1">
            <text:p>2159192895</text:p>
          </table:table-cell>
          <table:table-cell office:value-type="float" office:value="2221129320" table:style-name="ce1">
            <text:p>2221129320</text:p>
          </table:table-cell>
          <table:table-cell office:value-type="float" office:value="2283436673" table:style-name="ce1">
            <text:p>2283436673</text:p>
          </table:table-cell>
          <table:table-cell office:value-type="float" office:value="2347102917" table:style-name="ce1">
            <text:p>2347102917</text:p>
          </table:table-cell>
          <table:table-cell office:value-type="float" office:value="2412097684" table:style-name="ce1">
            <text:p>2412097684</text:p>
          </table:table-cell>
          <table:table-cell office:value-type="float" office:value="2478381249" table:style-name="ce1">
            <text:p>2478381249</text:p>
          </table:table-cell>
          <table:table-cell office:value-type="float" office:value="2545872307" table:style-name="ce1">
            <text:p>2545872307</text:p>
          </table:table-cell>
          <table:table-cell office:value-type="float" office:value="2614108935" table:style-name="ce1">
            <text:p>2614108935</text:p>
          </table:table-cell>
          <table:table-cell office:value-type="float" office:value="2683235429" table:style-name="ce1">
            <text:p>2683235429</text:p>
          </table:table-cell>
          <table:table-cell office:value-type="float" office:value="2753061500" table:style-name="ce1">
            <text:p>2753061500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Lesotho</text:p>
          </table:table-cell>
          <table:table-cell office:value-type="string" table:style-name="ce1">
            <text:p>LSO</text:p>
          </table:table-cell>
          <table:table-cell office:value-type="float" office:value="29902" table:style-name="ce1">
            <text:p>29902</text:p>
          </table:table-cell>
          <table:table-cell office:value-type="float" office:value="34304" table:style-name="ce1">
            <text:p>34304</text:p>
          </table:table-cell>
          <table:table-cell office:value-type="float" office:value="39368" table:style-name="ce1">
            <text:p>39368</text:p>
          </table:table-cell>
          <table:table-cell office:value-type="float" office:value="45178" table:style-name="ce1">
            <text:p>45178</text:p>
          </table:table-cell>
          <table:table-cell office:value-type="float" office:value="51825" table:style-name="ce1">
            <text:p>51825</text:p>
          </table:table-cell>
          <table:table-cell office:value-type="float" office:value="59411" table:style-name="ce1">
            <text:p>59411</text:p>
          </table:table-cell>
          <table:table-cell office:value-type="float" office:value="67240" table:style-name="ce1">
            <text:p>67240</text:p>
          </table:table-cell>
          <table:table-cell office:value-type="float" office:value="72095" table:style-name="ce1">
            <text:p>72095</text:p>
          </table:table-cell>
          <table:table-cell office:value-type="float" office:value="77308" table:style-name="ce1">
            <text:p>77308</text:p>
          </table:table-cell>
          <table:table-cell office:value-type="float" office:value="82887" table:style-name="ce1">
            <text:p>82887</text:p>
          </table:table-cell>
          <table:table-cell office:value-type="float" office:value="88855" table:style-name="ce1">
            <text:p>88855</text:p>
          </table:table-cell>
          <table:table-cell office:value-type="float" office:value="95228" table:style-name="ce1">
            <text:p>95228</text:p>
          </table:table-cell>
          <table:table-cell office:value-type="float" office:value="101872" table:style-name="ce1">
            <text:p>101872</text:p>
          </table:table-cell>
          <table:table-cell office:value-type="float" office:value="108760" table:style-name="ce1">
            <text:p>108760</text:p>
          </table:table-cell>
          <table:table-cell office:value-type="float" office:value="116233" table:style-name="ce1">
            <text:p>116233</text:p>
          </table:table-cell>
          <table:table-cell office:value-type="float" office:value="124355" table:style-name="ce1">
            <text:p>124355</text:p>
          </table:table-cell>
          <table:table-cell office:value-type="float" office:value="132086" table:style-name="ce1">
            <text:p>132086</text:p>
          </table:table-cell>
          <table:table-cell office:value-type="float" office:value="136260" table:style-name="ce1">
            <text:p>136260</text:p>
          </table:table-cell>
          <table:table-cell office:value-type="float" office:value="140636" table:style-name="ce1">
            <text:p>140636</text:p>
          </table:table-cell>
          <table:table-cell office:value-type="float" office:value="145133" table:style-name="ce1">
            <text:p>145133</text:p>
          </table:table-cell>
          <table:table-cell office:value-type="float" office:value="149698" table:style-name="ce1">
            <text:p>149698</text:p>
          </table:table-cell>
          <table:table-cell office:value-type="float" office:value="154314" table:style-name="ce1">
            <text:p>154314</text:p>
          </table:table-cell>
          <table:table-cell office:value-type="float" office:value="158977" table:style-name="ce1">
            <text:p>158977</text:p>
          </table:table-cell>
          <table:table-cell office:value-type="float" office:value="163613" table:style-name="ce1">
            <text:p>163613</text:p>
          </table:table-cell>
          <table:table-cell office:value-type="float" office:value="168146" table:style-name="ce1">
            <text:p>168146</text:p>
          </table:table-cell>
          <table:table-cell office:value-type="float" office:value="172502" table:style-name="ce1">
            <text:p>172502</text:p>
          </table:table-cell>
          <table:table-cell office:value-type="float" office:value="177992" table:style-name="ce1">
            <text:p>177992</text:p>
          </table:table-cell>
          <table:table-cell office:value-type="float" office:value="188419" table:style-name="ce1">
            <text:p>188419</text:p>
          </table:table-cell>
          <table:table-cell office:value-type="float" office:value="199266" table:style-name="ce1">
            <text:p>199266</text:p>
          </table:table-cell>
          <table:table-cell office:value-type="float" office:value="210764" table:style-name="ce1">
            <text:p>210764</text:p>
          </table:table-cell>
          <table:table-cell office:value-type="float" office:value="223128" table:style-name="ce1">
            <text:p>223128</text:p>
          </table:table-cell>
          <table:table-cell office:value-type="float" office:value="236485" table:style-name="ce1">
            <text:p>236485</text:p>
          </table:table-cell>
          <table:table-cell office:value-type="float" office:value="250814" table:style-name="ce1">
            <text:p>250814</text:p>
          </table:table-cell>
          <table:table-cell office:value-type="float" office:value="265924" table:style-name="ce1">
            <text:p>265924</text:p>
          </table:table-cell>
          <table:table-cell office:value-type="float" office:value="281522" table:style-name="ce1">
            <text:p>281522</text:p>
          </table:table-cell>
          <table:table-cell office:value-type="float" office:value="297361" table:style-name="ce1">
            <text:p>297361</text:p>
          </table:table-cell>
          <table:table-cell office:value-type="float" office:value="312623" table:style-name="ce1">
            <text:p>312623</text:p>
          </table:table-cell>
          <table:table-cell office:value-type="float" office:value="325188" table:style-name="ce1">
            <text:p>325188</text:p>
          </table:table-cell>
          <table:table-cell office:value-type="float" office:value="337694" table:style-name="ce1">
            <text:p>337694</text:p>
          </table:table-cell>
          <table:table-cell office:value-type="float" office:value="350229" table:style-name="ce1">
            <text:p>350229</text:p>
          </table:table-cell>
          <table:table-cell office:value-type="float" office:value="362855" table:style-name="ce1">
            <text:p>362855</text:p>
          </table:table-cell>
          <table:table-cell office:value-type="float" office:value="375552" table:style-name="ce1">
            <text:p>375552</text:p>
          </table:table-cell>
          <table:table-cell office:value-type="float" office:value="388354" table:style-name="ce1">
            <text:p>388354</text:p>
          </table:table-cell>
          <table:table-cell office:value-type="float" office:value="401345" table:style-name="ce1">
            <text:p>401345</text:p>
          </table:table-cell>
          <table:table-cell office:value-type="float" office:value="414703" table:style-name="ce1">
            <text:p>414703</text:p>
          </table:table-cell>
          <table:table-cell office:value-type="float" office:value="428481" table:style-name="ce1">
            <text:p>428481</text:p>
          </table:table-cell>
          <table:table-cell office:value-type="float" office:value="442787" table:style-name="ce1">
            <text:p>442787</text:p>
          </table:table-cell>
          <table:table-cell office:value-type="float" office:value="455531" table:style-name="ce1">
            <text:p>455531</text:p>
          </table:table-cell>
          <table:table-cell office:value-type="float" office:value="468869" table:style-name="ce1">
            <text:p>468869</text:p>
          </table:table-cell>
          <table:table-cell office:value-type="float" office:value="482854" table:style-name="ce1">
            <text:p>482854</text:p>
          </table:table-cell>
          <table:table-cell office:value-type="float" office:value="497680" table:style-name="ce1">
            <text:p>497680</text:p>
          </table:table-cell>
          <table:table-cell office:value-type="float" office:value="513381" table:style-name="ce1">
            <text:p>513381</text:p>
          </table:table-cell>
          <table:table-cell office:value-type="float" office:value="529968" table:style-name="ce1">
            <text:p>529968</text:p>
          </table:table-cell>
          <table:table-cell office:value-type="float" office:value="547241" table:style-name="ce1">
            <text:p>547241</text:p>
          </table:table-cell>
          <table:table-cell office:value-type="float" office:value="565033" table:style-name="ce1">
            <text:p>56503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Lithuania</text:p>
          </table:table-cell>
          <table:table-cell office:value-type="string" table:style-name="ce1">
            <text:p>LTU</text:p>
          </table:table-cell>
          <table:table-cell office:value-type="float" office:value="1096416" table:style-name="ce1">
            <text:p>1096416</text:p>
          </table:table-cell>
          <table:table-cell office:value-type="float" office:value="1141928" table:style-name="ce1">
            <text:p>1141928</text:p>
          </table:table-cell>
          <table:table-cell office:value-type="float" office:value="1186429" table:style-name="ce1">
            <text:p>1186429</text:p>
          </table:table-cell>
          <table:table-cell office:value-type="float" office:value="1230140" table:style-name="ce1">
            <text:p>1230140</text:p>
          </table:table-cell>
          <table:table-cell office:value-type="float" office:value="1275080" table:style-name="ce1">
            <text:p>1275080</text:p>
          </table:table-cell>
          <table:table-cell office:value-type="float" office:value="1320810" table:style-name="ce1">
            <text:p>1320810</text:p>
          </table:table-cell>
          <table:table-cell office:value-type="float" office:value="1367610" table:style-name="ce1">
            <text:p>1367610</text:p>
          </table:table-cell>
          <table:table-cell office:value-type="float" office:value="1415159" table:style-name="ce1">
            <text:p>1415159</text:p>
          </table:table-cell>
          <table:table-cell office:value-type="float" office:value="1462669" table:style-name="ce1">
            <text:p>1462669</text:p>
          </table:table-cell>
          <table:table-cell office:value-type="float" office:value="1507983" table:style-name="ce1">
            <text:p>1507983</text:p>
          </table:table-cell>
          <table:table-cell office:value-type="float" office:value="1555873" table:style-name="ce1">
            <text:p>1555873</text:p>
          </table:table-cell>
          <table:table-cell office:value-type="float" office:value="1612378" table:style-name="ce1">
            <text:p>1612378</text:p>
          </table:table-cell>
          <table:table-cell office:value-type="float" office:value="1670055" table:style-name="ce1">
            <text:p>1670055</text:p>
          </table:table-cell>
          <table:table-cell office:value-type="float" office:value="1726365" table:style-name="ce1">
            <text:p>1726365</text:p>
          </table:table-cell>
          <table:table-cell office:value-type="float" office:value="1782668" table:style-name="ce1">
            <text:p>1782668</text:p>
          </table:table-cell>
          <table:table-cell office:value-type="float" office:value="1838525" table:style-name="ce1">
            <text:p>1838525</text:p>
          </table:table-cell>
          <table:table-cell office:value-type="float" office:value="1894509" table:style-name="ce1">
            <text:p>1894509</text:p>
          </table:table-cell>
          <table:table-cell office:value-type="float" office:value="1950350" table:style-name="ce1">
            <text:p>1950350</text:p>
          </table:table-cell>
          <table:table-cell office:value-type="float" office:value="2005471" table:style-name="ce1">
            <text:p>2005471</text:p>
          </table:table-cell>
          <table:table-cell office:value-type="float" office:value="2050971" table:style-name="ce1">
            <text:p>2050971</text:p>
          </table:table-cell>
          <table:table-cell office:value-type="float" office:value="2087446" table:style-name="ce1">
            <text:p>2087446</text:p>
          </table:table-cell>
          <table:table-cell office:value-type="float" office:value="2126573" table:style-name="ce1">
            <text:p>2126573</text:p>
          </table:table-cell>
          <table:table-cell office:value-type="float" office:value="2168688" table:style-name="ce1">
            <text:p>2168688</text:p>
          </table:table-cell>
          <table:table-cell office:value-type="float" office:value="2213306" table:style-name="ce1">
            <text:p>2213306</text:p>
          </table:table-cell>
          <table:table-cell office:value-type="float" office:value="2258826" table:style-name="ce1">
            <text:p>2258826</text:p>
          </table:table-cell>
          <table:table-cell office:value-type="float" office:value="2305300" table:style-name="ce1">
            <text:p>2305300</text:p>
          </table:table-cell>
          <table:table-cell office:value-type="float" office:value="2354675" table:style-name="ce1">
            <text:p>2354675</text:p>
          </table:table-cell>
          <table:table-cell office:value-type="float" office:value="2406331" table:style-name="ce1">
            <text:p>2406331</text:p>
          </table:table-cell>
          <table:table-cell office:value-type="float" office:value="2459117" table:style-name="ce1">
            <text:p>2459117</text:p>
          </table:table-cell>
          <table:table-cell office:value-type="float" office:value="2492104" table:style-name="ce1">
            <text:p>2492104</text:p>
          </table:table-cell>
          <table:table-cell office:value-type="float" office:value="2499110" table:style-name="ce1">
            <text:p>2499110</text:p>
          </table:table-cell>
          <table:table-cell office:value-type="float" office:value="2501142" table:style-name="ce1">
            <text:p>2501142</text:p>
          </table:table-cell>
          <table:table-cell office:value-type="float" office:value="2496245" table:style-name="ce1">
            <text:p>2496245</text:p>
          </table:table-cell>
          <table:table-cell office:value-type="float" office:value="2482228" table:style-name="ce1">
            <text:p>2482228</text:p>
          </table:table-cell>
          <table:table-cell office:value-type="float" office:value="2462904" table:style-name="ce1">
            <text:p>2462904</text:p>
          </table:table-cell>
          <table:table-cell office:value-type="float" office:value="2441841" table:style-name="ce1">
            <text:p>2441841</text:p>
          </table:table-cell>
          <table:table-cell office:value-type="float" office:value="2421184" table:style-name="ce1">
            <text:p>2421184</text:p>
          </table:table-cell>
          <table:table-cell office:value-type="float" office:value="2401277" table:style-name="ce1">
            <text:p>2401277</text:p>
          </table:table-cell>
          <table:table-cell office:value-type="float" office:value="2381814" table:style-name="ce1">
            <text:p>2381814</text:p>
          </table:table-cell>
          <table:table-cell office:value-type="float" office:value="2362861" table:style-name="ce1">
            <text:p>2362861</text:p>
          </table:table-cell>
          <table:table-cell office:value-type="float" office:value="2344199" table:style-name="ce1">
            <text:p>2344199</text:p>
          </table:table-cell>
          <table:table-cell office:value-type="float" office:value="2322637" table:style-name="ce1">
            <text:p>2322637</text:p>
          </table:table-cell>
          <table:table-cell office:value-type="float" office:value="2300933" table:style-name="ce1">
            <text:p>2300933</text:p>
          </table:table-cell>
          <table:table-cell office:value-type="float" office:value="2279211" table:style-name="ce1">
            <text:p>2279211</text:p>
          </table:table-cell>
          <table:table-cell office:value-type="float" office:value="2250685" table:style-name="ce1">
            <text:p>2250685</text:p>
          </table:table-cell>
          <table:table-cell office:value-type="float" office:value="2213967" table:style-name="ce1">
            <text:p>2213967</text:p>
          </table:table-cell>
          <table:table-cell office:value-type="float" office:value="2181225" table:style-name="ce1">
            <text:p>2181225</text:p>
          </table:table-cell>
          <table:table-cell office:value-type="float" office:value="2157761" table:style-name="ce1">
            <text:p>2157761</text:p>
          </table:table-cell>
          <table:table-cell office:value-type="float" office:value="2137953" table:style-name="ce1">
            <text:p>2137953</text:p>
          </table:table-cell>
          <table:table-cell office:value-type="float" office:value="2114156" table:style-name="ce1">
            <text:p>2114156</text:p>
          </table:table-cell>
          <table:table-cell office:value-type="float" office:value="2067653" table:style-name="ce1">
            <text:p>2067653</text:p>
          </table:table-cell>
          <table:table-cell office:value-type="float" office:value="2018905" table:style-name="ce1">
            <text:p>2018905</text:p>
          </table:table-cell>
          <table:table-cell office:value-type="float" office:value="1989976" table:style-name="ce1">
            <text:p>1989976</text:p>
          </table:table-cell>
          <table:table-cell office:value-type="float" office:value="1968460" table:style-name="ce1">
            <text:p>1968460</text:p>
          </table:table-cell>
          <table:table-cell office:value-type="float" office:value="1950669" table:style-name="ce1">
            <text:p>195066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Luxembourg</text:p>
          </table:table-cell>
          <table:table-cell office:value-type="string" table:style-name="ce1">
            <text:p>LUX</text:p>
          </table:table-cell>
          <table:table-cell office:value-type="float" office:value="218385" table:style-name="ce1">
            <text:p>218385</text:p>
          </table:table-cell>
          <table:table-cell office:value-type="float" office:value="221560" table:style-name="ce1">
            <text:p>221560</text:p>
          </table:table-cell>
          <table:table-cell office:value-type="float" office:value="225946" table:style-name="ce1">
            <text:p>225946</text:p>
          </table:table-cell>
          <table:table-cell office:value-type="float" office:value="229959" table:style-name="ce1">
            <text:p>229959</text:p>
          </table:table-cell>
          <table:table-cell office:value-type="float" office:value="234207" table:style-name="ce1">
            <text:p>234207</text:p>
          </table:table-cell>
          <table:table-cell office:value-type="float" office:value="238541" table:style-name="ce1">
            <text:p>238541</text:p>
          </table:table-cell>
          <table:table-cell office:value-type="float" office:value="241914" table:style-name="ce1">
            <text:p>241914</text:p>
          </table:table-cell>
          <table:table-cell office:value-type="float" office:value="244349" table:style-name="ce1">
            <text:p>244349</text:p>
          </table:table-cell>
          <table:table-cell office:value-type="float" office:value="246598" table:style-name="ce1">
            <text:p>246598</text:p>
          </table:table-cell>
          <table:table-cell office:value-type="float" office:value="249419" table:style-name="ce1">
            <text:p>249419</text:p>
          </table:table-cell>
          <table:table-cell office:value-type="float" office:value="252255" table:style-name="ce1">
            <text:p>252255</text:p>
          </table:table-cell>
          <table:table-cell office:value-type="float" office:value="256528" table:style-name="ce1">
            <text:p>256528</text:p>
          </table:table-cell>
          <table:table-cell office:value-type="float" office:value="261780" table:style-name="ce1">
            <text:p>261780</text:p>
          </table:table-cell>
          <table:table-cell office:value-type="float" office:value="266787" table:style-name="ce1">
            <text:p>266787</text:p>
          </table:table-cell>
          <table:table-cell office:value-type="float" office:value="272384" table:style-name="ce1">
            <text:p>272384</text:p>
          </table:table-cell>
          <table:table-cell office:value-type="float" office:value="277458" table:style-name="ce1">
            <text:p>277458</text:p>
          </table:table-cell>
          <table:table-cell office:value-type="float" office:value="280890" table:style-name="ce1">
            <text:p>280890</text:p>
          </table:table-cell>
          <table:table-cell office:value-type="float" office:value="283399" table:style-name="ce1">
            <text:p>283399</text:p>
          </table:table-cell>
          <table:table-cell office:value-type="float" office:value="285895" table:style-name="ce1">
            <text:p>285895</text:p>
          </table:table-cell>
          <table:table-cell office:value-type="float" office:value="288518" table:style-name="ce1">
            <text:p>288518</text:p>
          </table:table-cell>
          <table:table-cell office:value-type="float" office:value="291473" table:style-name="ce1">
            <text:p>291473</text:p>
          </table:table-cell>
          <table:table-cell office:value-type="float" office:value="293802" table:style-name="ce1">
            <text:p>293802</text:p>
          </table:table-cell>
          <table:table-cell office:value-type="float" office:value="294251" table:style-name="ce1">
            <text:p>294251</text:p>
          </table:table-cell>
          <table:table-cell office:value-type="float" office:value="294534" table:style-name="ce1">
            <text:p>294534</text:p>
          </table:table-cell>
          <table:table-cell office:value-type="float" office:value="295042" table:style-name="ce1">
            <text:p>295042</text:p>
          </table:table-cell>
          <table:table-cell office:value-type="float" office:value="295818" table:style-name="ce1">
            <text:p>295818</text:p>
          </table:table-cell>
          <table:table-cell office:value-type="float" office:value="297355" table:style-name="ce1">
            <text:p>297355</text:p>
          </table:table-cell>
          <table:table-cell office:value-type="float" office:value="299492" table:style-name="ce1">
            <text:p>299492</text:p>
          </table:table-cell>
          <table:table-cell office:value-type="float" office:value="301882" table:style-name="ce1">
            <text:p>301882</text:p>
          </table:table-cell>
          <table:table-cell office:value-type="float" office:value="305040" table:style-name="ce1">
            <text:p>305040</text:p>
          </table:table-cell>
          <table:table-cell office:value-type="float" office:value="309096" table:style-name="ce1">
            <text:p>309096</text:p>
          </table:table-cell>
          <table:table-cell office:value-type="float" office:value="313973" table:style-name="ce1">
            <text:p>313973</text:p>
          </table:table-cell>
          <table:table-cell office:value-type="float" office:value="319732" table:style-name="ce1">
            <text:p>319732</text:p>
          </table:table-cell>
          <table:table-cell office:value-type="float" office:value="325361" table:style-name="ce1">
            <text:p>325361</text:p>
          </table:table-cell>
          <table:table-cell office:value-type="float" office:value="332341" table:style-name="ce1">
            <text:p>332341</text:p>
          </table:table-cell>
          <table:table-cell office:value-type="float" office:value="338722" table:style-name="ce1">
            <text:p>338722</text:p>
          </table:table-cell>
          <table:table-cell office:value-type="float" office:value="343082" table:style-name="ce1">
            <text:p>343082</text:p>
          </table:table-cell>
          <table:table-cell office:value-type="float" office:value="347217" table:style-name="ce1">
            <text:p>347217</text:p>
          </table:table-cell>
          <table:table-cell office:value-type="float" office:value="352047" table:style-name="ce1">
            <text:p>352047</text:p>
          </table:table-cell>
          <table:table-cell office:value-type="float" office:value="359223" table:style-name="ce1">
            <text:p>359223</text:p>
          </table:table-cell>
          <table:table-cell office:value-type="float" office:value="367434" table:style-name="ce1">
            <text:p>367434</text:p>
          </table:table-cell>
          <table:table-cell office:value-type="float" office:value="374603" table:style-name="ce1">
            <text:p>374603</text:p>
          </table:table-cell>
          <table:table-cell office:value-type="float" office:value="380583" table:style-name="ce1">
            <text:p>380583</text:p>
          </table:table-cell>
          <table:table-cell office:value-type="float" office:value="387241" table:style-name="ce1">
            <text:p>387241</text:p>
          </table:table-cell>
          <table:table-cell office:value-type="float" office:value="394773" table:style-name="ce1">
            <text:p>394773</text:p>
          </table:table-cell>
          <table:table-cell office:value-type="float" office:value="402818" table:style-name="ce1">
            <text:p>402818</text:p>
          </table:table-cell>
          <table:table-cell office:value-type="float" office:value="411237" table:style-name="ce1">
            <text:p>411237</text:p>
          </table:table-cell>
          <table:table-cell office:value-type="float" office:value="419557" table:style-name="ce1">
            <text:p>419557</text:p>
          </table:table-cell>
          <table:table-cell office:value-type="float" office:value="429035" table:style-name="ce1">
            <text:p>429035</text:p>
          </table:table-cell>
          <table:table-cell office:value-type="float" office:value="438935" table:style-name="ce1">
            <text:p>438935</text:p>
          </table:table-cell>
          <table:table-cell office:value-type="float" office:value="448892" table:style-name="ce1">
            <text:p>448892</text:p>
          </table:table-cell>
          <table:table-cell office:value-type="float" office:value="460842" table:style-name="ce1">
            <text:p>460842</text:p>
          </table:table-cell>
          <table:table-cell office:value-type="float" office:value="473853" table:style-name="ce1">
            <text:p>473853</text:p>
          </table:table-cell>
          <table:table-cell office:value-type="float" office:value="486677" table:style-name="ce1">
            <text:p>486677</text:p>
          </table:table-cell>
          <table:table-cell office:value-type="float" office:value="499975" table:style-name="ce1">
            <text:p>499975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Latvia</text:p>
          </table:table-cell>
          <table:table-cell office:value-type="string" table:style-name="ce1">
            <text:p>LVA</text:p>
          </table:table-cell>
          <table:table-cell office:value-type="float" office:value="1121298" table:style-name="ce1">
            <text:p>1121298</text:p>
          </table:table-cell>
          <table:table-cell office:value-type="float" office:value="1155193" table:style-name="ce1">
            <text:p>1155193</text:p>
          </table:table-cell>
          <table:table-cell office:value-type="float" office:value="1188070" table:style-name="ce1">
            <text:p>1188070</text:p>
          </table:table-cell>
          <table:table-cell office:value-type="float" office:value="1221599" table:style-name="ce1">
            <text:p>1221599</text:p>
          </table:table-cell>
          <table:table-cell office:value-type="float" office:value="1255757" table:style-name="ce1">
            <text:p>1255757</text:p>
          </table:table-cell>
          <table:table-cell office:value-type="float" office:value="1287767" table:style-name="ce1">
            <text:p>1287767</text:p>
          </table:table-cell>
          <table:table-cell office:value-type="float" office:value="1315521" table:style-name="ce1">
            <text:p>1315521</text:p>
          </table:table-cell>
          <table:table-cell office:value-type="float" office:value="1343866" table:style-name="ce1">
            <text:p>1343866</text:p>
          </table:table-cell>
          <table:table-cell office:value-type="float" office:value="1375002" table:style-name="ce1">
            <text:p>1375002</text:p>
          </table:table-cell>
          <table:table-cell office:value-type="float" office:value="1404638" table:style-name="ce1">
            <text:p>1404638</text:p>
          </table:table-cell>
          <table:table-cell office:value-type="float" office:value="1432319" table:style-name="ce1">
            <text:p>1432319</text:p>
          </table:table-cell>
          <table:table-cell office:value-type="float" office:value="1459887" table:style-name="ce1">
            <text:p>1459887</text:p>
          </table:table-cell>
          <table:table-cell office:value-type="float" office:value="1488241" table:style-name="ce1">
            <text:p>1488241</text:p>
          </table:table-cell>
          <table:table-cell office:value-type="float" office:value="1517255" table:style-name="ce1">
            <text:p>1517255</text:p>
          </table:table-cell>
          <table:table-cell office:value-type="float" office:value="1547223" table:style-name="ce1">
            <text:p>1547223</text:p>
          </table:table-cell>
          <table:table-cell office:value-type="float" office:value="1575779" table:style-name="ce1">
            <text:p>1575779</text:p>
          </table:table-cell>
          <table:table-cell office:value-type="float" office:value="1601843" table:style-name="ce1">
            <text:p>1601843</text:p>
          </table:table-cell>
          <table:table-cell office:value-type="float" office:value="1627400" table:style-name="ce1">
            <text:p>1627400</text:p>
          </table:table-cell>
          <table:table-cell office:value-type="float" office:value="1652200" table:style-name="ce1">
            <text:p>1652200</text:p>
          </table:table-cell>
          <table:table-cell office:value-type="float" office:value="1671120" table:style-name="ce1">
            <text:p>1671120</text:p>
          </table:table-cell>
          <table:table-cell office:value-type="float" office:value="1685226" table:style-name="ce1">
            <text:p>1685226</text:p>
          </table:table-cell>
          <table:table-cell office:value-type="float" office:value="1699098" table:style-name="ce1">
            <text:p>1699098</text:p>
          </table:table-cell>
          <table:table-cell office:value-type="float" office:value="1714098" table:style-name="ce1">
            <text:p>1714098</text:p>
          </table:table-cell>
          <table:table-cell office:value-type="float" office:value="1731364" table:style-name="ce1">
            <text:p>1731364</text:p>
          </table:table-cell>
          <table:table-cell office:value-type="float" office:value="1749443" table:style-name="ce1">
            <text:p>1749443</text:p>
          </table:table-cell>
          <table:table-cell office:value-type="float" office:value="1768075" table:style-name="ce1">
            <text:p>1768075</text:p>
          </table:table-cell>
          <table:table-cell office:value-type="float" office:value="1788258" table:style-name="ce1">
            <text:p>1788258</text:p>
          </table:table-cell>
          <table:table-cell office:value-type="float" office:value="1810950" table:style-name="ce1">
            <text:p>1810950</text:p>
          </table:table-cell>
          <table:table-cell office:value-type="float" office:value="1833841" table:style-name="ce1">
            <text:p>1833841</text:p>
          </table:table-cell>
          <table:table-cell office:value-type="float" office:value="1845533" table:style-name="ce1">
            <text:p>1845533</text:p>
          </table:table-cell>
          <table:table-cell office:value-type="float" office:value="1844232" table:style-name="ce1">
            <text:p>1844232</text:p>
          </table:table-cell>
          <table:table-cell office:value-type="float" office:value="1834229" table:style-name="ce1">
            <text:p>1834229</text:p>
          </table:table-cell>
          <table:table-cell office:value-type="float" office:value="1800024" table:style-name="ce1">
            <text:p>1800024</text:p>
          </table:table-cell>
          <table:table-cell office:value-type="float" office:value="1763518" table:style-name="ce1">
            <text:p>1763518</text:p>
          </table:table-cell>
          <table:table-cell office:value-type="float" office:value="1736816" table:style-name="ce1">
            <text:p>1736816</text:p>
          </table:table-cell>
          <table:table-cell office:value-type="float" office:value="1708476" table:style-name="ce1">
            <text:p>1708476</text:p>
          </table:table-cell>
          <table:table-cell office:value-type="float" office:value="1686883" table:style-name="ce1">
            <text:p>1686883</text:p>
          </table:table-cell>
          <table:table-cell office:value-type="float" office:value="1668936" table:style-name="ce1">
            <text:p>1668936</text:p>
          </table:table-cell>
          <table:table-cell office:value-type="float" office:value="1649682" table:style-name="ce1">
            <text:p>1649682</text:p>
          </table:table-cell>
          <table:table-cell office:value-type="float" office:value="1630787" table:style-name="ce1">
            <text:p>1630787</text:p>
          </table:table-cell>
          <table:table-cell office:value-type="float" office:value="1611520" table:style-name="ce1">
            <text:p>1611520</text:p>
          </table:table-cell>
          <table:table-cell office:value-type="float" office:value="1588107" table:style-name="ce1">
            <text:p>1588107</text:p>
          </table:table-cell>
          <table:table-cell office:value-type="float" office:value="1567452" table:style-name="ce1">
            <text:p>1567452</text:p>
          </table:table-cell>
          <table:table-cell office:value-type="float" office:value="1551233" table:style-name="ce1">
            <text:p>1551233</text:p>
          </table:table-cell>
          <table:table-cell office:value-type="float" office:value="1536660" table:style-name="ce1">
            <text:p>1536660</text:p>
          </table:table-cell>
          <table:table-cell office:value-type="float" office:value="1522383" table:style-name="ce1">
            <text:p>1522383</text:p>
          </table:table-cell>
          <table:table-cell office:value-type="float" office:value="1507751" table:style-name="ce1">
            <text:p>1507751</text:p>
          </table:table-cell>
          <table:table-cell office:value-type="float" office:value="1494021" table:style-name="ce1">
            <text:p>1494021</text:p>
          </table:table-cell>
          <table:table-cell office:value-type="float" office:value="1476965" table:style-name="ce1">
            <text:p>1476965</text:p>
          </table:table-cell>
          <table:table-cell office:value-type="float" office:value="1451281" table:style-name="ce1">
            <text:p>1451281</text:p>
          </table:table-cell>
          <table:table-cell office:value-type="float" office:value="1419877" table:style-name="ce1">
            <text:p>1419877</text:p>
          </table:table-cell>
          <table:table-cell office:value-type="float" office:value="1392775" table:style-name="ce1">
            <text:p>1392775</text:p>
          </table:table-cell>
          <table:table-cell office:value-type="float" office:value="1374142" table:style-name="ce1">
            <text:p>1374142</text:p>
          </table:table-cell>
          <table:table-cell office:value-type="float" office:value="1358054" table:style-name="ce1">
            <text:p>1358054</text:p>
          </table:table-cell>
          <table:table-cell office:value-type="float" office:value="1344228" table:style-name="ce1">
            <text:p>134422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Macao SAR, China</text:p>
          </table:table-cell>
          <table:table-cell office:value-type="string" table:style-name="ce1">
            <text:p>MAC</text:p>
          </table:table-cell>
          <table:table-cell office:value-type="float" office:value="163379" table:style-name="ce1">
            <text:p>163379</text:p>
          </table:table-cell>
          <table:table-cell office:value-type="float" office:value="166953" table:style-name="ce1">
            <text:p>166953</text:p>
          </table:table-cell>
          <table:table-cell office:value-type="float" office:value="172980" table:style-name="ce1">
            <text:p>172980</text:p>
          </table:table-cell>
          <table:table-cell office:value-type="float" office:value="180727" table:style-name="ce1">
            <text:p>180727</text:p>
          </table:table-cell>
          <table:table-cell office:value-type="float" office:value="189583" table:style-name="ce1">
            <text:p>189583</text:p>
          </table:table-cell>
          <table:table-cell office:value-type="float" office:value="199000" table:style-name="ce1">
            <text:p>199000</text:p>
          </table:table-cell>
          <table:table-cell office:value-type="float" office:value="208990" table:style-name="ce1">
            <text:p>208990</text:p>
          </table:table-cell>
          <table:table-cell office:value-type="float" office:value="219404" table:style-name="ce1">
            <text:p>219404</text:p>
          </table:table-cell>
          <table:table-cell office:value-type="float" office:value="229339" table:style-name="ce1">
            <text:p>229339</text:p>
          </table:table-cell>
          <table:table-cell office:value-type="float" office:value="237649" table:style-name="ce1">
            <text:p>237649</text:p>
          </table:table-cell>
          <table:table-cell office:value-type="float" office:value="243547" table:style-name="ce1">
            <text:p>243547</text:p>
          </table:table-cell>
          <table:table-cell office:value-type="float" office:value="246793" table:style-name="ce1">
            <text:p>246793</text:p>
          </table:table-cell>
          <table:table-cell office:value-type="float" office:value="247663" table:style-name="ce1">
            <text:p>247663</text:p>
          </table:table-cell>
          <table:table-cell office:value-type="float" office:value="246708" table:style-name="ce1">
            <text:p>246708</text:p>
          </table:table-cell>
          <table:table-cell office:value-type="float" office:value="244883" table:style-name="ce1">
            <text:p>244883</text:p>
          </table:table-cell>
          <table:table-cell office:value-type="float" office:value="242978" table:style-name="ce1">
            <text:p>242978</text:p>
          </table:table-cell>
          <table:table-cell office:value-type="float" office:value="241083" table:style-name="ce1">
            <text:p>241083</text:p>
          </table:table-cell>
          <table:table-cell office:value-type="float" office:value="239266" table:style-name="ce1">
            <text:p>239266</text:p>
          </table:table-cell>
          <table:table-cell office:value-type="float" office:value="238322" table:style-name="ce1">
            <text:p>238322</text:p>
          </table:table-cell>
          <table:table-cell office:value-type="float" office:value="239208" table:style-name="ce1">
            <text:p>239208</text:p>
          </table:table-cell>
          <table:table-cell office:value-type="float" office:value="242589" table:style-name="ce1">
            <text:p>242589</text:p>
          </table:table-cell>
          <table:table-cell office:value-type="float" office:value="248865" table:style-name="ce1">
            <text:p>248865</text:p>
          </table:table-cell>
          <table:table-cell office:value-type="float" office:value="258022" table:style-name="ce1">
            <text:p>258022</text:p>
          </table:table-cell>
          <table:table-cell office:value-type="float" office:value="269185" table:style-name="ce1">
            <text:p>269185</text:p>
          </table:table-cell>
          <table:table-cell office:value-type="float" office:value="281527" table:style-name="ce1">
            <text:p>281527</text:p>
          </table:table-cell>
          <table:table-cell office:value-type="float" office:value="294377" table:style-name="ce1">
            <text:p>294377</text:p>
          </table:table-cell>
          <table:table-cell office:value-type="float" office:value="307637" table:style-name="ce1">
            <text:p>307637</text:p>
          </table:table-cell>
          <table:table-cell office:value-type="float" office:value="321287" table:style-name="ce1">
            <text:p>321287</text:p>
          </table:table-cell>
          <table:table-cell office:value-type="float" office:value="334780" table:style-name="ce1">
            <text:p>334780</text:p>
          </table:table-cell>
          <table:table-cell office:value-type="float" office:value="347463" table:style-name="ce1">
            <text:p>347463</text:p>
          </table:table-cell>
          <table:table-cell office:value-type="float" office:value="358882" table:style-name="ce1">
            <text:p>358882</text:p>
          </table:table-cell>
          <table:table-cell office:value-type="float" office:value="368764" table:style-name="ce1">
            <text:p>368764</text:p>
          </table:table-cell>
          <table:table-cell office:value-type="float" office:value="377191" table:style-name="ce1">
            <text:p>377191</text:p>
          </table:table-cell>
          <table:table-cell office:value-type="float" office:value="384529" table:style-name="ce1">
            <text:p>384529</text:p>
          </table:table-cell>
          <table:table-cell office:value-type="float" office:value="391356" table:style-name="ce1">
            <text:p>391356</text:p>
          </table:table-cell>
          <table:table-cell office:value-type="float" office:value="398100" table:style-name="ce1">
            <text:p>398100</text:p>
          </table:table-cell>
          <table:table-cell office:value-type="float" office:value="405150" table:style-name="ce1">
            <text:p>405150</text:p>
          </table:table-cell>
          <table:table-cell office:value-type="float" office:value="412031" table:style-name="ce1">
            <text:p>412031</text:p>
          </table:table-cell>
          <table:table-cell office:value-type="float" office:value="418810" table:style-name="ce1">
            <text:p>418810</text:p>
          </table:table-cell>
          <table:table-cell office:value-type="float" office:value="425448" table:style-name="ce1">
            <text:p>425448</text:p>
          </table:table-cell>
          <table:table-cell office:value-type="float" office:value="431907" table:style-name="ce1">
            <text:p>431907</text:p>
          </table:table-cell>
          <table:table-cell office:value-type="float" office:value="438088" table:style-name="ce1">
            <text:p>438088</text:p>
          </table:table-cell>
          <table:table-cell office:value-type="float" office:value="444178" table:style-name="ce1">
            <text:p>444178</text:p>
          </table:table-cell>
          <table:table-cell office:value-type="float" office:value="450754" table:style-name="ce1">
            <text:p>450754</text:p>
          </table:table-cell>
          <table:table-cell office:value-type="float" office:value="458579" table:style-name="ce1">
            <text:p>458579</text:p>
          </table:table-cell>
          <table:table-cell office:value-type="float" office:value="468149" table:style-name="ce1">
            <text:p>468149</text:p>
          </table:table-cell>
          <table:table-cell office:value-type="float" office:value="479728" table:style-name="ce1">
            <text:p>479728</text:p>
          </table:table-cell>
          <table:table-cell office:value-type="float" office:value="493022" table:style-name="ce1">
            <text:p>493022</text:p>
          </table:table-cell>
          <table:table-cell office:value-type="float" office:value="507274" table:style-name="ce1">
            <text:p>507274</text:p>
          </table:table-cell>
          <table:table-cell office:value-type="float" office:value="521405" table:style-name="ce1">
            <text:p>521405</text:p>
          </table:table-cell>
          <table:table-cell office:value-type="float" office:value="534626" table:style-name="ce1">
            <text:p>534626</text:p>
          </table:table-cell>
          <table:table-cell office:value-type="float" office:value="546682" table:style-name="ce1">
            <text:p>546682</text:p>
          </table:table-cell>
          <table:table-cell office:value-type="float" office:value="557763" table:style-name="ce1">
            <text:p>557763</text:p>
          </table:table-cell>
          <table:table-cell office:value-type="float" office:value="568056" table:style-name="ce1">
            <text:p>568056</text:p>
          </table:table-cell>
          <table:table-cell office:value-type="float" office:value="577914" table:style-name="ce1">
            <text:p>577914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t. Martin (French part)</text:p>
          </table:table-cell>
          <table:table-cell office:value-type="string" table:style-name="ce1">
            <text:p>MA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rocco</text:p>
          </table:table-cell>
          <table:table-cell office:value-type="string" table:style-name="ce1">
            <text:p>MAR</text:p>
          </table:table-cell>
          <table:table-cell office:value-type="float" office:value="3619288" table:style-name="ce1">
            <text:p>3619288</text:p>
          </table:table-cell>
          <table:table-cell office:value-type="float" office:value="3794716" table:style-name="ce1">
            <text:p>3794716</text:p>
          </table:table-cell>
          <table:table-cell office:value-type="float" office:value="3975451" table:style-name="ce1">
            <text:p>3975451</text:p>
          </table:table-cell>
          <table:table-cell office:value-type="float" office:value="4160668" table:style-name="ce1">
            <text:p>4160668</text:p>
          </table:table-cell>
          <table:table-cell office:value-type="float" office:value="4349284" table:style-name="ce1">
            <text:p>4349284</text:p>
          </table:table-cell>
          <table:table-cell office:value-type="float" office:value="4539833" table:style-name="ce1">
            <text:p>4539833</text:p>
          </table:table-cell>
          <table:table-cell office:value-type="float" office:value="4732571" table:style-name="ce1">
            <text:p>4732571</text:p>
          </table:table-cell>
          <table:table-cell office:value-type="float" office:value="4927461" table:style-name="ce1">
            <text:p>4927461</text:p>
          </table:table-cell>
          <table:table-cell office:value-type="float" office:value="5124861" table:style-name="ce1">
            <text:p>5124861</text:p>
          </table:table-cell>
          <table:table-cell office:value-type="float" office:value="5325447" table:style-name="ce1">
            <text:p>5325447</text:p>
          </table:table-cell>
          <table:table-cell office:value-type="float" office:value="5529973" table:style-name="ce1">
            <text:p>5529973</text:p>
          </table:table-cell>
          <table:table-cell office:value-type="float" office:value="5738449" table:style-name="ce1">
            <text:p>5738449</text:p>
          </table:table-cell>
          <table:table-cell office:value-type="float" office:value="5972182" table:style-name="ce1">
            <text:p>5972182</text:p>
          </table:table-cell>
          <table:table-cell office:value-type="float" office:value="6214590" table:style-name="ce1">
            <text:p>6214590</text:p>
          </table:table-cell>
          <table:table-cell office:value-type="float" office:value="6467710" table:style-name="ce1">
            <text:p>6467710</text:p>
          </table:table-cell>
          <table:table-cell office:value-type="float" office:value="6733689" table:style-name="ce1">
            <text:p>6733689</text:p>
          </table:table-cell>
          <table:table-cell office:value-type="float" office:value="7013662" table:style-name="ce1">
            <text:p>7013662</text:p>
          </table:table-cell>
          <table:table-cell office:value-type="float" office:value="7307127" table:style-name="ce1">
            <text:p>7307127</text:p>
          </table:table-cell>
          <table:table-cell office:value-type="float" office:value="7614735" table:style-name="ce1">
            <text:p>7614735</text:p>
          </table:table-cell>
          <table:table-cell office:value-type="float" office:value="7936404" table:style-name="ce1">
            <text:p>7936404</text:p>
          </table:table-cell>
          <table:table-cell office:value-type="float" office:value="8271631" table:style-name="ce1">
            <text:p>8271631</text:p>
          </table:table-cell>
          <table:table-cell office:value-type="float" office:value="8620579" table:style-name="ce1">
            <text:p>8620579</text:p>
          </table:table-cell>
          <table:table-cell office:value-type="float" office:value="8983260" table:style-name="ce1">
            <text:p>8983260</text:p>
          </table:table-cell>
          <table:table-cell office:value-type="float" office:value="9355906" table:style-name="ce1">
            <text:p>9355906</text:p>
          </table:table-cell>
          <table:table-cell office:value-type="float" office:value="9735507" table:style-name="ce1">
            <text:p>9735507</text:p>
          </table:table-cell>
          <table:table-cell office:value-type="float" office:value="10118322" table:style-name="ce1">
            <text:p>10118322</text:p>
          </table:table-cell>
          <table:table-cell office:value-type="float" office:value="10503091" table:style-name="ce1">
            <text:p>10503091</text:p>
          </table:table-cell>
          <table:table-cell office:value-type="float" office:value="10889578" table:style-name="ce1">
            <text:p>10889578</text:p>
          </table:table-cell>
          <table:table-cell office:value-type="float" office:value="11279150" table:style-name="ce1">
            <text:p>11279150</text:p>
          </table:table-cell>
          <table:table-cell office:value-type="float" office:value="11673095" table:style-name="ce1">
            <text:p>11673095</text:p>
          </table:table-cell>
          <table:table-cell office:value-type="float" office:value="12073616" table:style-name="ce1">
            <text:p>12073616</text:p>
          </table:table-cell>
          <table:table-cell office:value-type="float" office:value="12480717" table:style-name="ce1">
            <text:p>12480717</text:p>
          </table:table-cell>
          <table:table-cell office:value-type="float" office:value="12892871" table:style-name="ce1">
            <text:p>12892871</text:p>
          </table:table-cell>
          <table:table-cell office:value-type="float" office:value="13306898" table:style-name="ce1">
            <text:p>13306898</text:p>
          </table:table-cell>
          <table:table-cell office:value-type="float" office:value="13720212" table:style-name="ce1">
            <text:p>13720212</text:p>
          </table:table-cell>
          <table:table-cell office:value-type="float" office:value="14040524" table:style-name="ce1">
            <text:p>14040524</text:p>
          </table:table-cell>
          <table:table-cell office:value-type="float" office:value="14335646" table:style-name="ce1">
            <text:p>14335646</text:p>
          </table:table-cell>
          <table:table-cell office:value-type="float" office:value="14623456" table:style-name="ce1">
            <text:p>14623456</text:p>
          </table:table-cell>
          <table:table-cell office:value-type="float" office:value="14903817" table:style-name="ce1">
            <text:p>14903817</text:p>
          </table:table-cell>
          <table:table-cell office:value-type="float" office:value="15176420" table:style-name="ce1">
            <text:p>15176420</text:p>
          </table:table-cell>
          <table:table-cell office:value-type="float" office:value="15440777" table:style-name="ce1">
            <text:p>15440777</text:p>
          </table:table-cell>
          <table:table-cell office:value-type="float" office:value="15696662" table:style-name="ce1">
            <text:p>15696662</text:p>
          </table:table-cell>
          <table:table-cell office:value-type="float" office:value="15946266" table:style-name="ce1">
            <text:p>15946266</text:p>
          </table:table-cell>
          <table:table-cell office:value-type="float" office:value="16193356" table:style-name="ce1">
            <text:p>16193356</text:p>
          </table:table-cell>
          <table:table-cell office:value-type="float" office:value="16444078" table:style-name="ce1">
            <text:p>16444078</text:p>
          </table:table-cell>
          <table:table-cell office:value-type="float" office:value="16750299" table:style-name="ce1">
            <text:p>16750299</text:p>
          </table:table-cell>
          <table:table-cell office:value-type="float" office:value="17076714" table:style-name="ce1">
            <text:p>17076714</text:p>
          </table:table-cell>
          <table:table-cell office:value-type="float" office:value="17413788" table:style-name="ce1">
            <text:p>17413788</text:p>
          </table:table-cell>
          <table:table-cell office:value-type="float" office:value="17764786" table:style-name="ce1">
            <text:p>17764786</text:p>
          </table:table-cell>
          <table:table-cell office:value-type="float" office:value="18133027" table:style-name="ce1">
            <text:p>18133027</text:p>
          </table:table-cell>
          <table:table-cell office:value-type="float" office:value="18521028" table:style-name="ce1">
            <text:p>18521028</text:p>
          </table:table-cell>
          <table:table-cell office:value-type="float" office:value="18930675" table:style-name="ce1">
            <text:p>18930675</text:p>
          </table:table-cell>
          <table:table-cell office:value-type="float" office:value="19360730" table:style-name="ce1">
            <text:p>19360730</text:p>
          </table:table-cell>
          <table:table-cell office:value-type="float" office:value="19803990" table:style-name="ce1">
            <text:p>19803990</text:p>
          </table:table-cell>
          <table:table-cell office:value-type="float" office:value="20250619" table:style-name="ce1">
            <text:p>2025061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Monaco</text:p>
          </table:table-cell>
          <table:table-cell office:value-type="string" table:style-name="ce1">
            <text:p>MCO</text:p>
          </table:table-cell>
          <table:table-cell office:value-type="float" office:value="22454" table:style-name="ce1">
            <text:p>22454</text:p>
          </table:table-cell>
          <table:table-cell office:value-type="float" office:value="22812" table:style-name="ce1">
            <text:p>22812</text:p>
          </table:table-cell>
          <table:table-cell office:value-type="float" office:value="23042" table:style-name="ce1">
            <text:p>23042</text:p>
          </table:table-cell>
          <table:table-cell office:value-type="float" office:value="23169" table:style-name="ce1">
            <text:p>23169</text:p>
          </table:table-cell>
          <table:table-cell office:value-type="float" office:value="23237" table:style-name="ce1">
            <text:p>23237</text:p>
          </table:table-cell>
          <table:table-cell office:value-type="float" office:value="23283" table:style-name="ce1">
            <text:p>23283</text:p>
          </table:table-cell>
          <table:table-cell office:value-type="float" office:value="23304" table:style-name="ce1">
            <text:p>23304</text:p>
          </table:table-cell>
          <table:table-cell office:value-type="float" office:value="23297" table:style-name="ce1">
            <text:p>23297</text:p>
          </table:table-cell>
          <table:table-cell office:value-type="float" office:value="23296" table:style-name="ce1">
            <text:p>23296</text:p>
          </table:table-cell>
          <table:table-cell office:value-type="float" office:value="23348" table:style-name="ce1">
            <text:p>23348</text:p>
          </table:table-cell>
          <table:table-cell office:value-type="float" office:value="23484" table:style-name="ce1">
            <text:p>23484</text:p>
          </table:table-cell>
          <table:table-cell office:value-type="float" office:value="23722" table:style-name="ce1">
            <text:p>23722</text:p>
          </table:table-cell>
          <table:table-cell office:value-type="float" office:value="24052" table:style-name="ce1">
            <text:p>24052</text:p>
          </table:table-cell>
          <table:table-cell office:value-type="float" office:value="24440" table:style-name="ce1">
            <text:p>24440</text:p>
          </table:table-cell>
          <table:table-cell office:value-type="float" office:value="24835" table:style-name="ce1">
            <text:p>24835</text:p>
          </table:table-cell>
          <table:table-cell office:value-type="float" office:value="25201" table:style-name="ce1">
            <text:p>25201</text:p>
          </table:table-cell>
          <table:table-cell office:value-type="float" office:value="25521" table:style-name="ce1">
            <text:p>25521</text:p>
          </table:table-cell>
          <table:table-cell office:value-type="float" office:value="25809" table:style-name="ce1">
            <text:p>25809</text:p>
          </table:table-cell>
          <table:table-cell office:value-type="float" office:value="26086" table:style-name="ce1">
            <text:p>26086</text:p>
          </table:table-cell>
          <table:table-cell office:value-type="float" office:value="26391" table:style-name="ce1">
            <text:p>26391</text:p>
          </table:table-cell>
          <table:table-cell office:value-type="float" office:value="26746" table:style-name="ce1">
            <text:p>26746</text:p>
          </table:table-cell>
          <table:table-cell office:value-type="float" office:value="27165" table:style-name="ce1">
            <text:p>27165</text:p>
          </table:table-cell>
          <table:table-cell office:value-type="float" office:value="27629" table:style-name="ce1">
            <text:p>27629</text:p>
          </table:table-cell>
          <table:table-cell office:value-type="float" office:value="28098" table:style-name="ce1">
            <text:p>28098</text:p>
          </table:table-cell>
          <table:table-cell office:value-type="float" office:value="28514" table:style-name="ce1">
            <text:p>28514</text:p>
          </table:table-cell>
          <table:table-cell office:value-type="float" office:value="28836" table:style-name="ce1">
            <text:p>28836</text:p>
          </table:table-cell>
          <table:table-cell office:value-type="float" office:value="29048" table:style-name="ce1">
            <text:p>29048</text:p>
          </table:table-cell>
          <table:table-cell office:value-type="float" office:value="29169" table:style-name="ce1">
            <text:p>29169</text:p>
          </table:table-cell>
          <table:table-cell office:value-type="float" office:value="29238" table:style-name="ce1">
            <text:p>29238</text:p>
          </table:table-cell>
          <table:table-cell office:value-type="float" office:value="29313" table:style-name="ce1">
            <text:p>29313</text:p>
          </table:table-cell>
          <table:table-cell office:value-type="float" office:value="29438" table:style-name="ce1">
            <text:p>29438</text:p>
          </table:table-cell>
          <table:table-cell office:value-type="float" office:value="29626" table:style-name="ce1">
            <text:p>29626</text:p>
          </table:table-cell>
          <table:table-cell office:value-type="float" office:value="29864" table:style-name="ce1">
            <text:p>29864</text:p>
          </table:table-cell>
          <table:table-cell office:value-type="float" office:value="30138" table:style-name="ce1">
            <text:p>30138</text:p>
          </table:table-cell>
          <table:table-cell office:value-type="float" office:value="30423" table:style-name="ce1">
            <text:p>30423</text:p>
          </table:table-cell>
          <table:table-cell office:value-type="float" office:value="30700" table:style-name="ce1">
            <text:p>30700</text:p>
          </table:table-cell>
          <table:table-cell office:value-type="float" office:value="30971" table:style-name="ce1">
            <text:p>30971</text:p>
          </table:table-cell>
          <table:table-cell office:value-type="float" office:value="31242" table:style-name="ce1">
            <text:p>31242</text:p>
          </table:table-cell>
          <table:table-cell office:value-type="float" office:value="31517" table:style-name="ce1">
            <text:p>31517</text:p>
          </table:table-cell>
          <table:table-cell office:value-type="float" office:value="31795" table:style-name="ce1">
            <text:p>31795</text:p>
          </table:table-cell>
          <table:table-cell office:value-type="float" office:value="32081" table:style-name="ce1">
            <text:p>32081</text:p>
          </table:table-cell>
          <table:table-cell office:value-type="float" office:value="32364" table:style-name="ce1">
            <text:p>32364</text:p>
          </table:table-cell>
          <table:table-cell office:value-type="float" office:value="32648" table:style-name="ce1">
            <text:p>32648</text:p>
          </table:table-cell>
          <table:table-cell office:value-type="float" office:value="32960" table:style-name="ce1">
            <text:p>32960</text:p>
          </table:table-cell>
          <table:table-cell office:value-type="float" office:value="33339" table:style-name="ce1">
            <text:p>33339</text:p>
          </table:table-cell>
          <table:table-cell office:value-type="float" office:value="33808" table:style-name="ce1">
            <text:p>33808</text:p>
          </table:table-cell>
          <table:table-cell office:value-type="float" office:value="34384" table:style-name="ce1">
            <text:p>34384</text:p>
          </table:table-cell>
          <table:table-cell office:value-type="float" office:value="35046" table:style-name="ce1">
            <text:p>35046</text:p>
          </table:table-cell>
          <table:table-cell office:value-type="float" office:value="35731" table:style-name="ce1">
            <text:p>35731</text:p>
          </table:table-cell>
          <table:table-cell office:value-type="float" office:value="36351" table:style-name="ce1">
            <text:p>36351</text:p>
          </table:table-cell>
          <table:table-cell office:value-type="float" office:value="36845" table:style-name="ce1">
            <text:p>36845</text:p>
          </table:table-cell>
          <table:table-cell office:value-type="float" office:value="37189" table:style-name="ce1">
            <text:p>37189</text:p>
          </table:table-cell>
          <table:table-cell office:value-type="float" office:value="37404" table:style-name="ce1">
            <text:p>37404</text:p>
          </table:table-cell>
          <table:table-cell office:value-type="float" office:value="37528" table:style-name="ce1">
            <text:p>37528</text:p>
          </table:table-cell>
          <table:table-cell office:value-type="float" office:value="37623" table:style-name="ce1">
            <text:p>3762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Moldova</text:p>
          </table:table-cell>
          <table:table-cell office:value-type="string" table:style-name="ce1">
            <text:p>MDA</text:p>
          </table:table-cell>
          <table:table-cell office:value-type="float" office:value="595907" table:style-name="ce1">
            <text:p>595907</text:p>
          </table:table-cell>
          <table:table-cell office:value-type="float" office:value="630827" table:style-name="ce1">
            <text:p>630827</text:p>
          </table:table-cell>
          <table:table-cell office:value-type="float" office:value="666719" table:style-name="ce1">
            <text:p>666719</text:p>
          </table:table-cell>
          <table:table-cell office:value-type="float" office:value="703542" table:style-name="ce1">
            <text:p>703542</text:p>
          </table:table-cell>
          <table:table-cell office:value-type="float" office:value="740741" table:style-name="ce1">
            <text:p>740741</text:p>
          </table:table-cell>
          <table:table-cell office:value-type="float" office:value="778740" table:style-name="ce1">
            <text:p>778740</text:p>
          </table:table-cell>
          <table:table-cell office:value-type="float" office:value="817282" table:style-name="ce1">
            <text:p>817282</text:p>
          </table:table-cell>
          <table:table-cell office:value-type="float" office:value="856287" table:style-name="ce1">
            <text:p>856287</text:p>
          </table:table-cell>
          <table:table-cell office:value-type="float" office:value="895696" table:style-name="ce1">
            <text:p>895696</text:p>
          </table:table-cell>
          <table:table-cell office:value-type="float" office:value="936294" table:style-name="ce1">
            <text:p>936294</text:p>
          </table:table-cell>
          <table:table-cell office:value-type="float" office:value="976150" table:style-name="ce1">
            <text:p>976150</text:p>
          </table:table-cell>
          <table:table-cell office:value-type="float" office:value="1015304" table:style-name="ce1">
            <text:p>1015304</text:p>
          </table:table-cell>
          <table:table-cell office:value-type="float" office:value="1055178" table:style-name="ce1">
            <text:p>1055178</text:p>
          </table:table-cell>
          <table:table-cell office:value-type="float" office:value="1096014" table:style-name="ce1">
            <text:p>1096014</text:p>
          </table:table-cell>
          <table:table-cell office:value-type="float" office:value="1137210" table:style-name="ce1">
            <text:p>1137210</text:p>
          </table:table-cell>
          <table:table-cell office:value-type="float" office:value="1177577" table:style-name="ce1">
            <text:p>1177577</text:p>
          </table:table-cell>
          <table:table-cell office:value-type="float" office:value="1217773" table:style-name="ce1">
            <text:p>1217773</text:p>
          </table:table-cell>
          <table:table-cell office:value-type="float" office:value="1256838" table:style-name="ce1">
            <text:p>1256838</text:p>
          </table:table-cell>
          <table:table-cell office:value-type="float" office:value="1296267" table:style-name="ce1">
            <text:p>1296267</text:p>
          </table:table-cell>
          <table:table-cell office:value-type="float" office:value="1334282" table:style-name="ce1">
            <text:p>1334282</text:p>
          </table:table-cell>
          <table:table-cell office:value-type="float" office:value="1371543" table:style-name="ce1">
            <text:p>1371543</text:p>
          </table:table-cell>
          <table:table-cell office:value-type="float" office:value="1410553" table:style-name="ce1">
            <text:p>1410553</text:p>
          </table:table-cell>
          <table:table-cell office:value-type="float" office:value="1451104" table:style-name="ce1">
            <text:p>1451104</text:p>
          </table:table-cell>
          <table:table-cell office:value-type="float" office:value="1492715" table:style-name="ce1">
            <text:p>1492715</text:p>
          </table:table-cell>
          <table:table-cell office:value-type="float" office:value="1535048" table:style-name="ce1">
            <text:p>1535048</text:p>
          </table:table-cell>
          <table:table-cell office:value-type="float" office:value="1577083" table:style-name="ce1">
            <text:p>1577083</text:p>
          </table:table-cell>
          <table:table-cell office:value-type="float" office:value="1618883" table:style-name="ce1">
            <text:p>1618883</text:p>
          </table:table-cell>
          <table:table-cell office:value-type="float" office:value="1660790" table:style-name="ce1">
            <text:p>1660790</text:p>
          </table:table-cell>
          <table:table-cell office:value-type="float" office:value="1701461" table:style-name="ce1">
            <text:p>1701461</text:p>
          </table:table-cell>
          <table:table-cell office:value-type="float" office:value="1724769" table:style-name="ce1">
            <text:p>1724769</text:p>
          </table:table-cell>
          <table:table-cell office:value-type="float" office:value="1728324" table:style-name="ce1">
            <text:p>1728324</text:p>
          </table:table-cell>
          <table:table-cell office:value-type="float" office:value="1728620" table:style-name="ce1">
            <text:p>1728620</text:p>
          </table:table-cell>
          <table:table-cell office:value-type="float" office:value="1726070" table:style-name="ce1">
            <text:p>1726070</text:p>
          </table:table-cell>
          <table:table-cell office:value-type="float" office:value="1720262" table:style-name="ce1">
            <text:p>1720262</text:p>
          </table:table-cell>
          <table:table-cell office:value-type="float" office:value="1712144" table:style-name="ce1">
            <text:p>1712144</text:p>
          </table:table-cell>
          <table:table-cell office:value-type="float" office:value="1701350" table:style-name="ce1">
            <text:p>1701350</text:p>
          </table:table-cell>
          <table:table-cell office:value-type="float" office:value="1694500" table:style-name="ce1">
            <text:p>1694500</text:p>
          </table:table-cell>
          <table:table-cell office:value-type="float" office:value="1684626" table:style-name="ce1">
            <text:p>1684626</text:p>
          </table:table-cell>
          <table:table-cell office:value-type="float" office:value="1680330" table:style-name="ce1">
            <text:p>1680330</text:p>
          </table:table-cell>
          <table:table-cell office:value-type="float" office:value="1674046" table:style-name="ce1">
            <text:p>1674046</text:p>
          </table:table-cell>
          <table:table-cell office:value-type="float" office:value="1667042" table:style-name="ce1">
            <text:p>1667042</text:p>
          </table:table-cell>
          <table:table-cell office:value-type="float" office:value="1659723" table:style-name="ce1">
            <text:p>1659723</text:p>
          </table:table-cell>
          <table:table-cell office:value-type="float" office:value="1652297" table:style-name="ce1">
            <text:p>1652297</text:p>
          </table:table-cell>
          <table:table-cell office:value-type="float" office:value="1644074" table:style-name="ce1">
            <text:p>1644074</text:p>
          </table:table-cell>
          <table:table-cell office:value-type="float" office:value="1636443" table:style-name="ce1">
            <text:p>1636443</text:p>
          </table:table-cell>
          <table:table-cell office:value-type="float" office:value="1628907" table:style-name="ce1">
            <text:p>1628907</text:p>
          </table:table-cell>
          <table:table-cell office:value-type="float" office:value="1620837" table:style-name="ce1">
            <text:p>1620837</text:p>
          </table:table-cell>
          <table:table-cell office:value-type="float" office:value="1613544" table:style-name="ce1">
            <text:p>1613544</text:p>
          </table:table-cell>
          <table:table-cell office:value-type="float" office:value="1606941" table:style-name="ce1">
            <text:p>1606941</text:p>
          </table:table-cell>
          <table:table-cell office:value-type="float" office:value="1602240" table:style-name="ce1">
            <text:p>1602240</text:p>
          </table:table-cell>
          <table:table-cell office:value-type="float" office:value="1598860" table:style-name="ce1">
            <text:p>1598860</text:p>
          </table:table-cell>
          <table:table-cell office:value-type="float" office:value="1596974" table:style-name="ce1">
            <text:p>1596974</text:p>
          </table:table-cell>
          <table:table-cell office:value-type="float" office:value="1596693" table:style-name="ce1">
            <text:p>1596693</text:p>
          </table:table-cell>
          <table:table-cell office:value-type="float" office:value="1597049" table:style-name="ce1">
            <text:p>1597049</text:p>
          </table:table-cell>
          <table:table-cell office:value-type="float" office:value="1597711" table:style-name="ce1">
            <text:p>159771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Madagascar</text:p>
          </table:table-cell>
          <table:table-cell office:value-type="string" table:style-name="ce1">
            <text:p>MDG</text:p>
          </table:table-cell>
          <table:table-cell office:value-type="float" office:value="542675" table:style-name="ce1">
            <text:p>542675</text:p>
          </table:table-cell>
          <table:table-cell office:value-type="float" office:value="573083" table:style-name="ce1">
            <text:p>573083</text:p>
          </table:table-cell>
          <table:table-cell office:value-type="float" office:value="605334" table:style-name="ce1">
            <text:p>605334</text:p>
          </table:table-cell>
          <table:table-cell office:value-type="float" office:value="639572" table:style-name="ce1">
            <text:p>639572</text:p>
          </table:table-cell>
          <table:table-cell office:value-type="float" office:value="675836" table:style-name="ce1">
            <text:p>675836</text:p>
          </table:table-cell>
          <table:table-cell office:value-type="float" office:value="714172" table:style-name="ce1">
            <text:p>714172</text:p>
          </table:table-cell>
          <table:table-cell office:value-type="float" office:value="754375" table:style-name="ce1">
            <text:p>754375</text:p>
          </table:table-cell>
          <table:table-cell office:value-type="float" office:value="793889" table:style-name="ce1">
            <text:p>793889</text:p>
          </table:table-cell>
          <table:table-cell office:value-type="float" office:value="835806" table:style-name="ce1">
            <text:p>835806</text:p>
          </table:table-cell>
          <table:table-cell office:value-type="float" office:value="880126" table:style-name="ce1">
            <text:p>880126</text:p>
          </table:table-cell>
          <table:table-cell office:value-type="float" office:value="927258" table:style-name="ce1">
            <text:p>927258</text:p>
          </table:table-cell>
          <table:table-cell office:value-type="float" office:value="982009" table:style-name="ce1">
            <text:p>982009</text:p>
          </table:table-cell>
          <table:table-cell office:value-type="float" office:value="1040355" table:style-name="ce1">
            <text:p>1040355</text:p>
          </table:table-cell>
          <table:table-cell office:value-type="float" office:value="1102255" table:style-name="ce1">
            <text:p>1102255</text:p>
          </table:table-cell>
          <table:table-cell office:value-type="float" office:value="1168001" table:style-name="ce1">
            <text:p>1168001</text:p>
          </table:table-cell>
          <table:table-cell office:value-type="float" office:value="1237424" table:style-name="ce1">
            <text:p>1237424</text:p>
          </table:table-cell>
          <table:table-cell office:value-type="float" office:value="1306830" table:style-name="ce1">
            <text:p>1306830</text:p>
          </table:table-cell>
          <table:table-cell office:value-type="float" office:value="1380148" table:style-name="ce1">
            <text:p>1380148</text:p>
          </table:table-cell>
          <table:table-cell office:value-type="float" office:value="1457146" table:style-name="ce1">
            <text:p>1457146</text:p>
          </table:table-cell>
          <table:table-cell office:value-type="float" office:value="1537218" table:style-name="ce1">
            <text:p>1537218</text:p>
          </table:table-cell>
          <table:table-cell office:value-type="float" office:value="1620205" table:style-name="ce1">
            <text:p>1620205</text:p>
          </table:table-cell>
          <table:table-cell office:value-type="float" office:value="1705786" table:style-name="ce1">
            <text:p>1705786</text:p>
          </table:table-cell>
          <table:table-cell office:value-type="float" office:value="1794439" table:style-name="ce1">
            <text:p>1794439</text:p>
          </table:table-cell>
          <table:table-cell office:value-type="float" office:value="1887075" table:style-name="ce1">
            <text:p>1887075</text:p>
          </table:table-cell>
          <table:table-cell office:value-type="float" office:value="1985029" table:style-name="ce1">
            <text:p>1985029</text:p>
          </table:table-cell>
          <table:table-cell office:value-type="float" office:value="2089346" table:style-name="ce1">
            <text:p>2089346</text:p>
          </table:table-cell>
          <table:table-cell office:value-type="float" office:value="2200886" table:style-name="ce1">
            <text:p>2200886</text:p>
          </table:table-cell>
          <table:table-cell office:value-type="float" office:value="2319637" table:style-name="ce1">
            <text:p>2319637</text:p>
          </table:table-cell>
          <table:table-cell office:value-type="float" office:value="2446081" table:style-name="ce1">
            <text:p>2446081</text:p>
          </table:table-cell>
          <table:table-cell office:value-type="float" office:value="2579629" table:style-name="ce1">
            <text:p>2579629</text:p>
          </table:table-cell>
          <table:table-cell office:value-type="float" office:value="2720879" table:style-name="ce1">
            <text:p>2720879</text:p>
          </table:table-cell>
          <table:table-cell office:value-type="float" office:value="2869743" table:style-name="ce1">
            <text:p>2869743</text:p>
          </table:table-cell>
          <table:table-cell office:value-type="float" office:value="3026853" table:style-name="ce1">
            <text:p>3026853</text:p>
          </table:table-cell>
          <table:table-cell office:value-type="float" office:value="3192702" table:style-name="ce1">
            <text:p>3192702</text:p>
          </table:table-cell>
          <table:table-cell office:value-type="float" office:value="3329832" table:style-name="ce1">
            <text:p>3329832</text:p>
          </table:table-cell>
          <table:table-cell office:value-type="float" office:value="3470214" table:style-name="ce1">
            <text:p>3470214</text:p>
          </table:table-cell>
          <table:table-cell office:value-type="float" office:value="3617540" table:style-name="ce1">
            <text:p>3617540</text:p>
          </table:table-cell>
          <table:table-cell office:value-type="float" office:value="3771599" table:style-name="ce1">
            <text:p>3771599</text:p>
          </table:table-cell>
          <table:table-cell office:value-type="float" office:value="3932135" table:style-name="ce1">
            <text:p>3932135</text:p>
          </table:table-cell>
          <table:table-cell office:value-type="float" office:value="4098524" table:style-name="ce1">
            <text:p>4098524</text:p>
          </table:table-cell>
          <table:table-cell office:value-type="float" office:value="4270150" table:style-name="ce1">
            <text:p>4270150</text:p>
          </table:table-cell>
          <table:table-cell office:value-type="float" office:value="4447139" table:style-name="ce1">
            <text:p>4447139</text:p>
          </table:table-cell>
          <table:table-cell office:value-type="float" office:value="4629688" table:style-name="ce1">
            <text:p>4629688</text:p>
          </table:table-cell>
          <table:table-cell office:value-type="float" office:value="4817640" table:style-name="ce1">
            <text:p>4817640</text:p>
          </table:table-cell>
          <table:table-cell office:value-type="float" office:value="5011223" table:style-name="ce1">
            <text:p>5011223</text:p>
          </table:table-cell>
          <table:table-cell office:value-type="float" office:value="5270194" table:style-name="ce1">
            <text:p>5270194</text:p>
          </table:table-cell>
          <table:table-cell office:value-type="float" office:value="5539588" table:style-name="ce1">
            <text:p>5539588</text:p>
          </table:table-cell>
          <table:table-cell office:value-type="float" office:value="5819639" table:style-name="ce1">
            <text:p>5819639</text:p>
          </table:table-cell>
          <table:table-cell office:value-type="float" office:value="6111549" table:style-name="ce1">
            <text:p>6111549</text:p>
          </table:table-cell>
          <table:table-cell office:value-type="float" office:value="6414746" table:style-name="ce1">
            <text:p>6414746</text:p>
          </table:table-cell>
          <table:table-cell office:value-type="float" office:value="6730484" table:style-name="ce1">
            <text:p>6730484</text:p>
          </table:table-cell>
          <table:table-cell office:value-type="float" office:value="7059073" table:style-name="ce1">
            <text:p>7059073</text:p>
          </table:table-cell>
          <table:table-cell office:value-type="float" office:value="7400623" table:style-name="ce1">
            <text:p>7400623</text:p>
          </table:table-cell>
          <table:table-cell office:value-type="float" office:value="7755836" table:style-name="ce1">
            <text:p>7755836</text:p>
          </table:table-cell>
          <table:table-cell office:value-type="float" office:value="8124698" table:style-name="ce1">
            <text:p>812469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Maldives</text:p>
          </table:table-cell>
          <table:table-cell office:value-type="string" table:style-name="ce1">
            <text:p>MDV</text:p>
          </table:table-cell>
          <table:table-cell office:value-type="float" office:value="10042" table:style-name="ce1">
            <text:p>10042</text:p>
          </table:table-cell>
          <table:table-cell office:value-type="float" office:value="10368" table:style-name="ce1">
            <text:p>10368</text:p>
          </table:table-cell>
          <table:table-cell office:value-type="float" office:value="10713" table:style-name="ce1">
            <text:p>10713</text:p>
          </table:table-cell>
          <table:table-cell office:value-type="float" office:value="11068" table:style-name="ce1">
            <text:p>11068</text:p>
          </table:table-cell>
          <table:table-cell office:value-type="float" office:value="11424" table:style-name="ce1">
            <text:p>11424</text:p>
          </table:table-cell>
          <table:table-cell office:value-type="float" office:value="11770" table:style-name="ce1">
            <text:p>11770</text:p>
          </table:table-cell>
          <table:table-cell office:value-type="float" office:value="11979" table:style-name="ce1">
            <text:p>11979</text:p>
          </table:table-cell>
          <table:table-cell office:value-type="float" office:value="12185" table:style-name="ce1">
            <text:p>12185</text:p>
          </table:table-cell>
          <table:table-cell office:value-type="float" office:value="12656" table:style-name="ce1">
            <text:p>12656</text:p>
          </table:table-cell>
          <table:table-cell office:value-type="float" office:value="13171" table:style-name="ce1">
            <text:p>13171</text:p>
          </table:table-cell>
          <table:table-cell office:value-type="float" office:value="13761" table:style-name="ce1">
            <text:p>13761</text:p>
          </table:table-cell>
          <table:table-cell office:value-type="float" office:value="15322" table:style-name="ce1">
            <text:p>15322</text:p>
          </table:table-cell>
          <table:table-cell office:value-type="float" office:value="17097" table:style-name="ce1">
            <text:p>17097</text:p>
          </table:table-cell>
          <table:table-cell office:value-type="float" office:value="19076" table:style-name="ce1">
            <text:p>19076</text:p>
          </table:table-cell>
          <table:table-cell office:value-type="float" office:value="21252" table:style-name="ce1">
            <text:p>21252</text:p>
          </table:table-cell>
          <table:table-cell office:value-type="float" office:value="23609" table:style-name="ce1">
            <text:p>23609</text:p>
          </table:table-cell>
          <table:table-cell office:value-type="float" office:value="26143" table:style-name="ce1">
            <text:p>26143</text:p>
          </table:table-cell>
          <table:table-cell office:value-type="float" office:value="28868" table:style-name="ce1">
            <text:p>28868</text:p>
          </table:table-cell>
          <table:table-cell office:value-type="float" office:value="31215" table:style-name="ce1">
            <text:p>31215</text:p>
          </table:table-cell>
          <table:table-cell office:value-type="float" office:value="33120" table:style-name="ce1">
            <text:p>33120</text:p>
          </table:table-cell>
          <table:table-cell office:value-type="float" office:value="35218" table:style-name="ce1">
            <text:p>35218</text:p>
          </table:table-cell>
          <table:table-cell office:value-type="float" office:value="37526" table:style-name="ce1">
            <text:p>37526</text:p>
          </table:table-cell>
          <table:table-cell office:value-type="float" office:value="40043" table:style-name="ce1">
            <text:p>40043</text:p>
          </table:table-cell>
          <table:table-cell office:value-type="float" office:value="42755" table:style-name="ce1">
            <text:p>42755</text:p>
          </table:table-cell>
          <table:table-cell office:value-type="float" office:value="45632" table:style-name="ce1">
            <text:p>45632</text:p>
          </table:table-cell>
          <table:table-cell office:value-type="float" office:value="48318" table:style-name="ce1">
            <text:p>48318</text:p>
          </table:table-cell>
          <table:table-cell office:value-type="float" office:value="50190" table:style-name="ce1">
            <text:p>50190</text:p>
          </table:table-cell>
          <table:table-cell office:value-type="float" office:value="52081" table:style-name="ce1">
            <text:p>52081</text:p>
          </table:table-cell>
          <table:table-cell office:value-type="float" office:value="53983" table:style-name="ce1">
            <text:p>53983</text:p>
          </table:table-cell>
          <table:table-cell office:value-type="float" office:value="55884" table:style-name="ce1">
            <text:p>55884</text:p>
          </table:table-cell>
          <table:table-cell office:value-type="float" office:value="56331" table:style-name="ce1">
            <text:p>56331</text:p>
          </table:table-cell>
          <table:table-cell office:value-type="float" office:value="58512" table:style-name="ce1">
            <text:p>58512</text:p>
          </table:table-cell>
          <table:table-cell office:value-type="float" office:value="60168" table:style-name="ce1">
            <text:p>60168</text:p>
          </table:table-cell>
          <table:table-cell office:value-type="float" office:value="62071" table:style-name="ce1">
            <text:p>62071</text:p>
          </table:table-cell>
          <table:table-cell office:value-type="float" office:value="62686" table:style-name="ce1">
            <text:p>62686</text:p>
          </table:table-cell>
          <table:table-cell office:value-type="float" office:value="65377" table:style-name="ce1">
            <text:p>65377</text:p>
          </table:table-cell>
          <table:table-cell office:value-type="float" office:value="68141" table:style-name="ce1">
            <text:p>68141</text:p>
          </table:table-cell>
          <table:table-cell office:value-type="float" office:value="69641" table:style-name="ce1">
            <text:p>69641</text:p>
          </table:table-cell>
          <table:table-cell office:value-type="float" office:value="72506" table:style-name="ce1">
            <text:p>72506</text:p>
          </table:table-cell>
          <table:table-cell office:value-type="float" office:value="75975" table:style-name="ce1">
            <text:p>75975</text:p>
          </table:table-cell>
          <table:table-cell office:value-type="float" office:value="79239" table:style-name="ce1">
            <text:p>79239</text:p>
          </table:table-cell>
          <table:table-cell office:value-type="float" office:value="84268" table:style-name="ce1">
            <text:p>84268</text:p>
          </table:table-cell>
          <table:table-cell office:value-type="float" office:value="89225" table:style-name="ce1">
            <text:p>89225</text:p>
          </table:table-cell>
          <table:table-cell office:value-type="float" office:value="95006" table:style-name="ce1">
            <text:p>95006</text:p>
          </table:table-cell>
          <table:table-cell office:value-type="float" office:value="101369" table:style-name="ce1">
            <text:p>101369</text:p>
          </table:table-cell>
          <table:table-cell office:value-type="float" office:value="108338" table:style-name="ce1">
            <text:p>108338</text:p>
          </table:table-cell>
          <table:table-cell office:value-type="float" office:value="116663" table:style-name="ce1">
            <text:p>116663</text:p>
          </table:table-cell>
          <table:table-cell office:value-type="float" office:value="126697" table:style-name="ce1">
            <text:p>126697</text:p>
          </table:table-cell>
          <table:table-cell office:value-type="float" office:value="135942" table:style-name="ce1">
            <text:p>135942</text:p>
          </table:table-cell>
          <table:table-cell office:value-type="float" office:value="139612" table:style-name="ce1">
            <text:p>139612</text:p>
          </table:table-cell>
          <table:table-cell office:value-type="float" office:value="146741" table:style-name="ce1">
            <text:p>146741</text:p>
          </table:table-cell>
          <table:table-cell office:value-type="float" office:value="155169" table:style-name="ce1">
            <text:p>155169</text:p>
          </table:table-cell>
          <table:table-cell office:value-type="float" office:value="162867" table:style-name="ce1">
            <text:p>162867</text:p>
          </table:table-cell>
          <table:table-cell office:value-type="float" office:value="170625" table:style-name="ce1">
            <text:p>170625</text:p>
          </table:table-cell>
          <table:table-cell office:value-type="float" office:value="178421" table:style-name="ce1">
            <text:p>17842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Middle East &amp; North Africa (all income levels)</text:p>
          </table:table-cell>
          <table:table-cell office:value-type="string" table:style-name="ce1">
            <text:p>MEA</text:p>
          </table:table-cell>
          <table:table-cell office:value-type="float" office:value="36878076" table:style-name="ce1">
            <text:p>36878076</text:p>
          </table:table-cell>
          <table:table-cell office:value-type="float" office:value="38704918" table:style-name="ce1">
            <text:p>38704918</text:p>
          </table:table-cell>
          <table:table-cell office:value-type="float" office:value="40642032" table:style-name="ce1">
            <text:p>40642032</text:p>
          </table:table-cell>
          <table:table-cell office:value-type="float" office:value="42667441" table:style-name="ce1">
            <text:p>42667441</text:p>
          </table:table-cell>
          <table:table-cell office:value-type="float" office:value="44811714" table:style-name="ce1">
            <text:p>44811714</text:p>
          </table:table-cell>
          <table:table-cell office:value-type="float" office:value="47072879" table:style-name="ce1">
            <text:p>47072879</text:p>
          </table:table-cell>
          <table:table-cell office:value-type="float" office:value="49355124" table:style-name="ce1">
            <text:p>49355124</text:p>
          </table:table-cell>
          <table:table-cell office:value-type="float" office:value="51673444" table:style-name="ce1">
            <text:p>51673444</text:p>
          </table:table-cell>
          <table:table-cell office:value-type="float" office:value="54057007" table:style-name="ce1">
            <text:p>54057007</text:p>
          </table:table-cell>
          <table:table-cell office:value-type="float" office:value="56542791" table:style-name="ce1">
            <text:p>56542791</text:p>
          </table:table-cell>
          <table:table-cell office:value-type="float" office:value="59143858" table:style-name="ce1">
            <text:p>59143858</text:p>
          </table:table-cell>
          <table:table-cell office:value-type="float" office:value="61802015" table:style-name="ce1">
            <text:p>61802015</text:p>
          </table:table-cell>
          <table:table-cell office:value-type="float" office:value="64566070" table:style-name="ce1">
            <text:p>64566070</text:p>
          </table:table-cell>
          <table:table-cell office:value-type="float" office:value="67495508" table:style-name="ce1">
            <text:p>67495508</text:p>
          </table:table-cell>
          <table:table-cell office:value-type="float" office:value="70515752" table:style-name="ce1">
            <text:p>70515752</text:p>
          </table:table-cell>
          <table:table-cell office:value-type="float" office:value="73665176" table:style-name="ce1">
            <text:p>73665176</text:p>
          </table:table-cell>
          <table:table-cell office:value-type="float" office:value="76980239" table:style-name="ce1">
            <text:p>76980239</text:p>
          </table:table-cell>
          <table:table-cell office:value-type="float" office:value="80395375" table:style-name="ce1">
            <text:p>80395375</text:p>
          </table:table-cell>
          <table:table-cell office:value-type="float" office:value="83971615" table:style-name="ce1">
            <text:p>83971615</text:p>
          </table:table-cell>
          <table:table-cell office:value-type="float" office:value="87760487" table:style-name="ce1">
            <text:p>87760487</text:p>
          </table:table-cell>
          <table:table-cell office:value-type="float" office:value="91782094" table:style-name="ce1">
            <text:p>91782094</text:p>
          </table:table-cell>
          <table:table-cell office:value-type="float" office:value="96020543" table:style-name="ce1">
            <text:p>96020543</text:p>
          </table:table-cell>
          <table:table-cell office:value-type="float" office:value="100463302" table:style-name="ce1">
            <text:p>100463302</text:p>
          </table:table-cell>
          <table:table-cell office:value-type="float" office:value="105084817" table:style-name="ce1">
            <text:p>105084817</text:p>
          </table:table-cell>
          <table:table-cell office:value-type="float" office:value="109805621" table:style-name="ce1">
            <text:p>109805621</text:p>
          </table:table-cell>
          <table:table-cell office:value-type="float" office:value="114667553" table:style-name="ce1">
            <text:p>114667553</text:p>
          </table:table-cell>
          <table:table-cell office:value-type="float" office:value="119642001" table:style-name="ce1">
            <text:p>119642001</text:p>
          </table:table-cell>
          <table:table-cell office:value-type="float" office:value="124486604" table:style-name="ce1">
            <text:p>124486604</text:p>
          </table:table-cell>
          <table:table-cell office:value-type="float" office:value="129171494" table:style-name="ce1">
            <text:p>129171494</text:p>
          </table:table-cell>
          <table:table-cell office:value-type="float" office:value="133682513" table:style-name="ce1">
            <text:p>133682513</text:p>
          </table:table-cell>
          <table:table-cell office:value-type="float" office:value="139509668" table:style-name="ce1">
            <text:p>139509668</text:p>
          </table:table-cell>
          <table:table-cell office:value-type="float" office:value="144199914" table:style-name="ce1">
            <text:p>144199914</text:p>
          </table:table-cell>
          <table:table-cell office:value-type="float" office:value="146778850" table:style-name="ce1">
            <text:p>146778850</text:p>
          </table:table-cell>
          <table:table-cell office:value-type="float" office:value="151165701" table:style-name="ce1">
            <text:p>151165701</text:p>
          </table:table-cell>
          <table:table-cell office:value-type="float" office:value="155590603" table:style-name="ce1">
            <text:p>155590603</text:p>
          </table:table-cell>
          <table:table-cell office:value-type="float" office:value="161518598" table:style-name="ce1">
            <text:p>161518598</text:p>
          </table:table-cell>
          <table:table-cell office:value-type="float" office:value="165879207" table:style-name="ce1">
            <text:p>165879207</text:p>
          </table:table-cell>
          <table:table-cell office:value-type="float" office:value="170383769" table:style-name="ce1">
            <text:p>170383769</text:p>
          </table:table-cell>
          <table:table-cell office:value-type="float" office:value="175015584" table:style-name="ce1">
            <text:p>175015584</text:p>
          </table:table-cell>
          <table:table-cell office:value-type="float" office:value="179754948" table:style-name="ce1">
            <text:p>179754948</text:p>
          </table:table-cell>
          <table:table-cell office:value-type="float" office:value="184534420" table:style-name="ce1">
            <text:p>184534420</text:p>
          </table:table-cell>
          <table:table-cell office:value-type="float" office:value="189337973" table:style-name="ce1">
            <text:p>189337973</text:p>
          </table:table-cell>
          <table:table-cell office:value-type="float" office:value="194174502" table:style-name="ce1">
            <text:p>194174502</text:p>
          </table:table-cell>
          <table:table-cell office:value-type="float" office:value="199123797" table:style-name="ce1">
            <text:p>199123797</text:p>
          </table:table-cell>
          <table:table-cell office:value-type="float" office:value="204297947" table:style-name="ce1">
            <text:p>204297947</text:p>
          </table:table-cell>
          <table:table-cell office:value-type="float" office:value="209791564" table:style-name="ce1">
            <text:p>209791564</text:p>
          </table:table-cell>
          <table:table-cell office:value-type="float" office:value="215616687" table:style-name="ce1">
            <text:p>215616687</text:p>
          </table:table-cell>
          <table:table-cell office:value-type="float" office:value="221656870" table:style-name="ce1">
            <text:p>221656870</text:p>
          </table:table-cell>
          <table:table-cell office:value-type="float" office:value="227875325" table:style-name="ce1">
            <text:p>227875325</text:p>
          </table:table-cell>
          <table:table-cell office:value-type="float" office:value="234217470" table:style-name="ce1">
            <text:p>234217470</text:p>
          </table:table-cell>
          <table:table-cell office:value-type="float" office:value="240503439" table:style-name="ce1">
            <text:p>240503439</text:p>
          </table:table-cell>
          <table:table-cell office:value-type="float" office:value="246864539" table:style-name="ce1">
            <text:p>246864539</text:p>
          </table:table-cell>
          <table:table-cell office:value-type="float" office:value="253264954" table:style-name="ce1">
            <text:p>253264954</text:p>
          </table:table-cell>
          <table:table-cell office:value-type="float" office:value="259685248" table:style-name="ce1">
            <text:p>259685248</text:p>
          </table:table-cell>
          <table:table-cell office:value-type="float" office:value="266095299" table:style-name="ce1">
            <text:p>26609529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Mexico</text:p>
          </table:table-cell>
          <table:table-cell office:value-type="string" table:style-name="ce1">
            <text:p>MEX</text:p>
          </table:table-cell>
          <table:table-cell office:value-type="float" office:value="19374508" table:style-name="ce1">
            <text:p>19374508</text:p>
          </table:table-cell>
          <table:table-cell office:value-type="float" office:value="20323429" table:style-name="ce1">
            <text:p>20323429</text:p>
          </table:table-cell>
          <table:table-cell office:value-type="float" office:value="21311767" table:style-name="ce1">
            <text:p>21311767</text:p>
          </table:table-cell>
          <table:table-cell office:value-type="float" office:value="22339277" table:style-name="ce1">
            <text:p>22339277</text:p>
          </table:table-cell>
          <table:table-cell office:value-type="float" office:value="23405968" table:style-name="ce1">
            <text:p>23405968</text:p>
          </table:table-cell>
          <table:table-cell office:value-type="float" office:value="24511883" table:style-name="ce1">
            <text:p>24511883</text:p>
          </table:table-cell>
          <table:table-cell office:value-type="float" office:value="25656171" table:style-name="ce1">
            <text:p>25656171</text:p>
          </table:table-cell>
          <table:table-cell office:value-type="float" office:value="26838961" table:style-name="ce1">
            <text:p>26838961</text:p>
          </table:table-cell>
          <table:table-cell office:value-type="float" office:value="28070309" table:style-name="ce1">
            <text:p>28070309</text:p>
          </table:table-cell>
          <table:table-cell office:value-type="float" office:value="29360883" table:style-name="ce1">
            <text:p>29360883</text:p>
          </table:table-cell>
          <table:table-cell office:value-type="float" office:value="30708543" table:style-name="ce1">
            <text:p>30708543</text:p>
          </table:table-cell>
          <table:table-cell office:value-type="float" office:value="32113008" table:style-name="ce1">
            <text:p>32113008</text:p>
          </table:table-cell>
          <table:table-cell office:value-type="float" office:value="33583229" table:style-name="ce1">
            <text:p>33583229</text:p>
          </table:table-cell>
          <table:table-cell office:value-type="float" office:value="35102671" table:style-name="ce1">
            <text:p>35102671</text:p>
          </table:table-cell>
          <table:table-cell office:value-type="float" office:value="36649107" table:style-name="ce1">
            <text:p>36649107</text:p>
          </table:table-cell>
          <table:table-cell office:value-type="float" office:value="38202909" table:style-name="ce1">
            <text:p>38202909</text:p>
          </table:table-cell>
          <table:table-cell office:value-type="float" office:value="39758119" table:style-name="ce1">
            <text:p>39758119</text:p>
          </table:table-cell>
          <table:table-cell office:value-type="float" office:value="41314450" table:style-name="ce1">
            <text:p>41314450</text:p>
          </table:table-cell>
          <table:table-cell office:value-type="float" office:value="42873072" table:style-name="ce1">
            <text:p>42873072</text:p>
          </table:table-cell>
          <table:table-cell office:value-type="float" office:value="44434814" table:style-name="ce1">
            <text:p>44434814</text:p>
          </table:table-cell>
          <table:table-cell office:value-type="float" office:value="45993475" table:style-name="ce1">
            <text:p>45993475</text:p>
          </table:table-cell>
          <table:table-cell office:value-type="float" office:value="47444761" table:style-name="ce1">
            <text:p>47444761</text:p>
          </table:table-cell>
          <table:table-cell office:value-type="float" office:value="48894447" table:style-name="ce1">
            <text:p>48894447</text:p>
          </table:table-cell>
          <table:table-cell office:value-type="float" office:value="50350648" table:style-name="ce1">
            <text:p>50350648</text:p>
          </table:table-cell>
          <table:table-cell office:value-type="float" office:value="51821324" table:style-name="ce1">
            <text:p>51821324</text:p>
          </table:table-cell>
          <table:table-cell office:value-type="float" office:value="53313962" table:style-name="ce1">
            <text:p>53313962</text:p>
          </table:table-cell>
          <table:table-cell office:value-type="float" office:value="54830546" table:style-name="ce1">
            <text:p>54830546</text:p>
          </table:table-cell>
          <table:table-cell office:value-type="float" office:value="56369936" table:style-name="ce1">
            <text:p>56369936</text:p>
          </table:table-cell>
          <table:table-cell office:value-type="float" office:value="57936078" table:style-name="ce1">
            <text:p>57936078</text:p>
          </table:table-cell>
          <table:table-cell office:value-type="float" office:value="59533250" table:style-name="ce1">
            <text:p>59533250</text:p>
          </table:table-cell>
          <table:table-cell office:value-type="float" office:value="61141380" table:style-name="ce1">
            <text:p>61141380</text:p>
          </table:table-cell>
          <table:table-cell office:value-type="float" office:value="62729271" table:style-name="ce1">
            <text:p>62729271</text:p>
          </table:table-cell>
          <table:table-cell office:value-type="float" office:value="64345471" table:style-name="ce1">
            <text:p>64345471</text:p>
          </table:table-cell>
          <table:table-cell office:value-type="float" office:value="65982215" table:style-name="ce1">
            <text:p>65982215</text:p>
          </table:table-cell>
          <table:table-cell office:value-type="float" office:value="67630575" table:style-name="ce1">
            <text:p>67630575</text:p>
          </table:table-cell>
          <table:table-cell office:value-type="float" office:value="69279162" table:style-name="ce1">
            <text:p>69279162</text:p>
          </table:table-cell>
          <table:table-cell office:value-type="float" office:value="70857066" table:style-name="ce1">
            <text:p>70857066</text:p>
          </table:table-cell>
          <table:table-cell office:value-type="float" office:value="72395583" table:style-name="ce1">
            <text:p>72395583</text:p>
          </table:table-cell>
          <table:table-cell office:value-type="float" office:value="73913217" table:style-name="ce1">
            <text:p>73913217</text:p>
          </table:table-cell>
          <table:table-cell office:value-type="float" office:value="75383847" table:style-name="ce1">
            <text:p>75383847</text:p>
          </table:table-cell>
          <table:table-cell office:value-type="float" office:value="76820635" table:style-name="ce1">
            <text:p>76820635</text:p>
          </table:table-cell>
          <table:table-cell office:value-type="float" office:value="78226580" table:style-name="ce1">
            <text:p>78226580</text:p>
          </table:table-cell>
          <table:table-cell office:value-type="float" office:value="79569084" table:style-name="ce1">
            <text:p>79569084</text:p>
          </table:table-cell>
          <table:table-cell office:value-type="float" office:value="80895293" table:style-name="ce1">
            <text:p>80895293</text:p>
          </table:table-cell>
          <table:table-cell office:value-type="float" office:value="82272697" table:style-name="ce1">
            <text:p>82272697</text:p>
          </table:table-cell>
          <table:table-cell office:value-type="float" office:value="83746432" table:style-name="ce1">
            <text:p>83746432</text:p>
          </table:table-cell>
          <table:table-cell office:value-type="float" office:value="85338204" table:style-name="ce1">
            <text:p>85338204</text:p>
          </table:table-cell>
          <table:table-cell office:value-type="float" office:value="87030201" table:style-name="ce1">
            <text:p>87030201</text:p>
          </table:table-cell>
          <table:table-cell office:value-type="float" office:value="88790060" table:style-name="ce1">
            <text:p>88790060</text:p>
          </table:table-cell>
          <table:table-cell office:value-type="float" office:value="90563640" table:style-name="ce1">
            <text:p>90563640</text:p>
          </table:table-cell>
          <table:table-cell office:value-type="float" office:value="92314102" table:style-name="ce1">
            <text:p>92314102</text:p>
          </table:table-cell>
          <table:table-cell office:value-type="float" office:value="94026942" table:style-name="ce1">
            <text:p>94026942</text:p>
          </table:table-cell>
          <table:table-cell office:value-type="float" office:value="95712180" table:style-name="ce1">
            <text:p>95712180</text:p>
          </table:table-cell>
          <table:table-cell office:value-type="float" office:value="97372329" table:style-name="ce1">
            <text:p>97372329</text:p>
          </table:table-cell>
          <table:table-cell office:value-type="float" office:value="99018446" table:style-name="ce1">
            <text:p>99018446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Marshall Islands</text:p>
          </table:table-cell>
          <table:table-cell office:value-type="string" table:style-name="ce1">
            <text:p>MHL</text:p>
          </table:table-cell>
          <table:table-cell office:value-type="float" office:value="5218" table:style-name="ce1">
            <text:p>5218</text:p>
          </table:table-cell>
          <table:table-cell office:value-type="float" office:value="5563" table:style-name="ce1">
            <text:p>5563</text:p>
          </table:table-cell>
          <table:table-cell office:value-type="float" office:value="5963" table:style-name="ce1">
            <text:p>5963</text:p>
          </table:table-cell>
          <table:table-cell office:value-type="float" office:value="6408" table:style-name="ce1">
            <text:p>6408</text:p>
          </table:table-cell>
          <table:table-cell office:value-type="float" office:value="6884" table:style-name="ce1">
            <text:p>6884</text:p>
          </table:table-cell>
          <table:table-cell office:value-type="float" office:value="7373" table:style-name="ce1">
            <text:p>7373</text:p>
          </table:table-cell>
          <table:table-cell office:value-type="float" office:value="7872" table:style-name="ce1">
            <text:p>7872</text:p>
          </table:table-cell>
          <table:table-cell office:value-type="float" office:value="8385" table:style-name="ce1">
            <text:p>8385</text:p>
          </table:table-cell>
          <table:table-cell office:value-type="float" office:value="9147" table:style-name="ce1">
            <text:p>9147</text:p>
          </table:table-cell>
          <table:table-cell office:value-type="float" office:value="9980" table:style-name="ce1">
            <text:p>9980</text:p>
          </table:table-cell>
          <table:table-cell office:value-type="float" office:value="10911" table:style-name="ce1">
            <text:p>10911</text:p>
          </table:table-cell>
          <table:table-cell office:value-type="float" office:value="11956" table:style-name="ce1">
            <text:p>11956</text:p>
          </table:table-cell>
          <table:table-cell office:value-type="float" office:value="13110" table:style-name="ce1">
            <text:p>13110</text:p>
          </table:table-cell>
          <table:table-cell office:value-type="float" office:value="14348" table:style-name="ce1">
            <text:p>14348</text:p>
          </table:table-cell>
          <table:table-cell office:value-type="float" office:value="14990" table:style-name="ce1">
            <text:p>14990</text:p>
          </table:table-cell>
          <table:table-cell office:value-type="float" office:value="15510" table:style-name="ce1">
            <text:p>15510</text:p>
          </table:table-cell>
          <table:table-cell office:value-type="float" office:value="15974" table:style-name="ce1">
            <text:p>15974</text:p>
          </table:table-cell>
          <table:table-cell office:value-type="float" office:value="16401" table:style-name="ce1">
            <text:p>16401</text:p>
          </table:table-cell>
          <table:table-cell office:value-type="float" office:value="16823" table:style-name="ce1">
            <text:p>16823</text:p>
          </table:table-cell>
          <table:table-cell office:value-type="float" office:value="17287" table:style-name="ce1">
            <text:p>17287</text:p>
          </table:table-cell>
          <table:table-cell office:value-type="float" office:value="17828" table:style-name="ce1">
            <text:p>17828</text:p>
          </table:table-cell>
          <table:table-cell office:value-type="float" office:value="18763" table:style-name="ce1">
            <text:p>18763</text:p>
          </table:table-cell>
          <table:table-cell office:value-type="float" office:value="19872" table:style-name="ce1">
            <text:p>19872</text:p>
          </table:table-cell>
          <table:table-cell office:value-type="float" office:value="21075" table:style-name="ce1">
            <text:p>21075</text:p>
          </table:table-cell>
          <table:table-cell office:value-type="float" office:value="22370" table:style-name="ce1">
            <text:p>22370</text:p>
          </table:table-cell>
          <table:table-cell office:value-type="float" office:value="23746" table:style-name="ce1">
            <text:p>23746</text:p>
          </table:table-cell>
          <table:table-cell office:value-type="float" office:value="25212" table:style-name="ce1">
            <text:p>25212</text:p>
          </table:table-cell>
          <table:table-cell office:value-type="float" office:value="26751" table:style-name="ce1">
            <text:p>26751</text:p>
          </table:table-cell>
          <table:table-cell office:value-type="float" office:value="28299" table:style-name="ce1">
            <text:p>28299</text:p>
          </table:table-cell>
          <table:table-cell office:value-type="float" office:value="29647" table:style-name="ce1">
            <text:p>29647</text:p>
          </table:table-cell>
          <table:table-cell office:value-type="float" office:value="30771" table:style-name="ce1">
            <text:p>30771</text:p>
          </table:table-cell>
          <table:table-cell office:value-type="float" office:value="31703" table:style-name="ce1">
            <text:p>31703</text:p>
          </table:table-cell>
          <table:table-cell office:value-type="float" office:value="32458" table:style-name="ce1">
            <text:p>32458</text:p>
          </table:table-cell>
          <table:table-cell office:value-type="float" office:value="33066" table:style-name="ce1">
            <text:p>33066</text:p>
          </table:table-cell>
          <table:table-cell office:value-type="float" office:value="33581" table:style-name="ce1">
            <text:p>33581</text:p>
          </table:table-cell>
          <table:table-cell office:value-type="float" office:value="34044" table:style-name="ce1">
            <text:p>34044</text:p>
          </table:table-cell>
          <table:table-cell office:value-type="float" office:value="34466" table:style-name="ce1">
            <text:p>34466</text:p>
          </table:table-cell>
          <table:table-cell office:value-type="float" office:value="34836" table:style-name="ce1">
            <text:p>34836</text:p>
          </table:table-cell>
          <table:table-cell office:value-type="float" office:value="35157" table:style-name="ce1">
            <text:p>35157</text:p>
          </table:table-cell>
          <table:table-cell office:value-type="float" office:value="35431" table:style-name="ce1">
            <text:p>35431</text:p>
          </table:table-cell>
          <table:table-cell office:value-type="float" office:value="35656" table:style-name="ce1">
            <text:p>35656</text:p>
          </table:table-cell>
          <table:table-cell office:value-type="float" office:value="35837" table:style-name="ce1">
            <text:p>35837</text:p>
          </table:table-cell>
          <table:table-cell office:value-type="float" office:value="35984" table:style-name="ce1">
            <text:p>35984</text:p>
          </table:table-cell>
          <table:table-cell office:value-type="float" office:value="36114" table:style-name="ce1">
            <text:p>36114</text:p>
          </table:table-cell>
          <table:table-cell office:value-type="float" office:value="36244" table:style-name="ce1">
            <text:p>36244</text:p>
          </table:table-cell>
          <table:table-cell office:value-type="float" office:value="36389" table:style-name="ce1">
            <text:p>36389</text:p>
          </table:table-cell>
          <table:table-cell office:value-type="float" office:value="36559" table:style-name="ce1">
            <text:p>36559</text:p>
          </table:table-cell>
          <table:table-cell office:value-type="float" office:value="36751" table:style-name="ce1">
            <text:p>36751</text:p>
          </table:table-cell>
          <table:table-cell office:value-type="float" office:value="36961" table:style-name="ce1">
            <text:p>36961</text:p>
          </table:table-cell>
          <table:table-cell office:value-type="float" office:value="37180" table:style-name="ce1">
            <text:p>37180</text:p>
          </table:table-cell>
          <table:table-cell office:value-type="float" office:value="37404" table:style-name="ce1">
            <text:p>37404</text:p>
          </table:table-cell>
          <table:table-cell office:value-type="float" office:value="37629" table:style-name="ce1">
            <text:p>37629</text:p>
          </table:table-cell>
          <table:table-cell office:value-type="float" office:value="37860" table:style-name="ce1">
            <text:p>37860</text:p>
          </table:table-cell>
          <table:table-cell office:value-type="float" office:value="38090" table:style-name="ce1">
            <text:p>38090</text:p>
          </table:table-cell>
          <table:table-cell office:value-type="float" office:value="38311" table:style-name="ce1">
            <text:p>3831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Middle income</text:p>
          </table:table-cell>
          <table:table-cell office:value-type="string" table:style-name="ce1">
            <text:p>MIC</text:p>
          </table:table-cell>
          <table:table-cell office:value-type="float" office:value="434279406" table:style-name="ce1">
            <text:p>434279406</text:p>
          </table:table-cell>
          <table:table-cell office:value-type="float" office:value="449586045" table:style-name="ce1">
            <text:p>449586045</text:p>
          </table:table-cell>
          <table:table-cell office:value-type="float" office:value="467883878" table:style-name="ce1">
            <text:p>467883878</text:p>
          </table:table-cell>
          <table:table-cell office:value-type="float" office:value="488804629" table:style-name="ce1">
            <text:p>488804629</text:p>
          </table:table-cell>
          <table:table-cell office:value-type="float" office:value="510445468" table:style-name="ce1">
            <text:p>510445468</text:p>
          </table:table-cell>
          <table:table-cell office:value-type="float" office:value="527412990" table:style-name="ce1">
            <text:p>527412990</text:p>
          </table:table-cell>
          <table:table-cell office:value-type="float" office:value="545637851" table:style-name="ce1">
            <text:p>545637851</text:p>
          </table:table-cell>
          <table:table-cell office:value-type="float" office:value="564322387" table:style-name="ce1">
            <text:p>564322387</text:p>
          </table:table-cell>
          <table:table-cell office:value-type="float" office:value="583636734" table:style-name="ce1">
            <text:p>583636734</text:p>
          </table:table-cell>
          <table:table-cell office:value-type="float" office:value="603719500" table:style-name="ce1">
            <text:p>603719500</text:p>
          </table:table-cell>
          <table:table-cell office:value-type="float" office:value="624444112" table:style-name="ce1">
            <text:p>624444112</text:p>
          </table:table-cell>
          <table:table-cell office:value-type="float" office:value="646317093" table:style-name="ce1">
            <text:p>646317093</text:p>
          </table:table-cell>
          <table:table-cell office:value-type="float" office:value="669211882" table:style-name="ce1">
            <text:p>669211882</text:p>
          </table:table-cell>
          <table:table-cell office:value-type="float" office:value="693433435" table:style-name="ce1">
            <text:p>693433435</text:p>
          </table:table-cell>
          <table:table-cell office:value-type="float" office:value="719019661" table:style-name="ce1">
            <text:p>719019661</text:p>
          </table:table-cell>
          <table:table-cell office:value-type="float" office:value="745111926" table:style-name="ce1">
            <text:p>745111926</text:p>
          </table:table-cell>
          <table:table-cell office:value-type="float" office:value="771116504" table:style-name="ce1">
            <text:p>771116504</text:p>
          </table:table-cell>
          <table:table-cell office:value-type="float" office:value="797469664" table:style-name="ce1">
            <text:p>797469664</text:p>
          </table:table-cell>
          <table:table-cell office:value-type="float" office:value="827717338" table:style-name="ce1">
            <text:p>827717338</text:p>
          </table:table-cell>
          <table:table-cell office:value-type="float" office:value="862099150" table:style-name="ce1">
            <text:p>862099150</text:p>
          </table:table-cell>
          <table:table-cell office:value-type="float" office:value="897663037" table:style-name="ce1">
            <text:p>897663037</text:p>
          </table:table-cell>
          <table:table-cell office:value-type="float" office:value="934796764" table:style-name="ce1">
            <text:p>934796764</text:p>
          </table:table-cell>
          <table:table-cell office:value-type="float" office:value="972677021" table:style-name="ce1">
            <text:p>972677021</text:p>
          </table:table-cell>
          <table:table-cell office:value-type="float" office:value="1010150015" table:style-name="ce1">
            <text:p>1010150015</text:p>
          </table:table-cell>
          <table:table-cell office:value-type="float" office:value="1048569272" table:style-name="ce1">
            <text:p>1048569272</text:p>
          </table:table-cell>
          <table:table-cell office:value-type="float" office:value="1088183243" table:style-name="ce1">
            <text:p>1088183243</text:p>
          </table:table-cell>
          <table:table-cell office:value-type="float" office:value="1129154470" table:style-name="ce1">
            <text:p>1129154470</text:p>
          </table:table-cell>
          <table:table-cell office:value-type="float" office:value="1171284684" table:style-name="ce1">
            <text:p>1171284684</text:p>
          </table:table-cell>
          <table:table-cell office:value-type="float" office:value="1214242683" table:style-name="ce1">
            <text:p>1214242683</text:p>
          </table:table-cell>
          <table:table-cell office:value-type="float" office:value="1257474762" table:style-name="ce1">
            <text:p>1257474762</text:p>
          </table:table-cell>
          <table:table-cell office:value-type="float" office:value="1302038473" table:style-name="ce1">
            <text:p>1302038473</text:p>
          </table:table-cell>
          <table:table-cell office:value-type="float" office:value="1345730332" table:style-name="ce1">
            <text:p>1345730332</text:p>
          </table:table-cell>
          <table:table-cell office:value-type="float" office:value="1389267421" table:style-name="ce1">
            <text:p>1389267421</text:p>
          </table:table-cell>
          <table:table-cell office:value-type="float" office:value="1433150047" table:style-name="ce1">
            <text:p>1433150047</text:p>
          </table:table-cell>
          <table:table-cell office:value-type="float" office:value="1477447092" table:style-name="ce1">
            <text:p>1477447092</text:p>
          </table:table-cell>
          <table:table-cell office:value-type="float" office:value="1522181394" table:style-name="ce1">
            <text:p>1522181394</text:p>
          </table:table-cell>
          <table:table-cell office:value-type="float" office:value="1567837952" table:style-name="ce1">
            <text:p>1567837952</text:p>
          </table:table-cell>
          <table:table-cell office:value-type="float" office:value="1614489358" table:style-name="ce1">
            <text:p>1614489358</text:p>
          </table:table-cell>
          <table:table-cell office:value-type="float" office:value="1661948113" table:style-name="ce1">
            <text:p>1661948113</text:p>
          </table:table-cell>
          <table:table-cell office:value-type="float" office:value="1709945827" table:style-name="ce1">
            <text:p>1709945827</text:p>
          </table:table-cell>
          <table:table-cell office:value-type="float" office:value="1758650426" table:style-name="ce1">
            <text:p>1758650426</text:p>
          </table:table-cell>
          <table:table-cell office:value-type="float" office:value="1809620875" table:style-name="ce1">
            <text:p>1809620875</text:p>
          </table:table-cell>
          <table:table-cell office:value-type="float" office:value="1863410392" table:style-name="ce1">
            <text:p>1863410392</text:p>
          </table:table-cell>
          <table:table-cell office:value-type="float" office:value="1918227041" table:style-name="ce1">
            <text:p>1918227041</text:p>
          </table:table-cell>
          <table:table-cell office:value-type="float" office:value="1973954419" table:style-name="ce1">
            <text:p>1973954419</text:p>
          </table:table-cell>
          <table:table-cell office:value-type="float" office:value="2030532684" table:style-name="ce1">
            <text:p>2030532684</text:p>
          </table:table-cell>
          <table:table-cell office:value-type="float" office:value="2087302070" table:style-name="ce1">
            <text:p>2087302070</text:p>
          </table:table-cell>
          <table:table-cell office:value-type="float" office:value="2144225403" table:style-name="ce1">
            <text:p>2144225403</text:p>
          </table:table-cell>
          <table:table-cell office:value-type="float" office:value="2202141249" table:style-name="ce1">
            <text:p>2202141249</text:p>
          </table:table-cell>
          <table:table-cell office:value-type="float" office:value="2261136871" table:style-name="ce1">
            <text:p>2261136871</text:p>
          </table:table-cell>
          <table:table-cell office:value-type="float" office:value="2321147053" table:style-name="ce1">
            <text:p>2321147053</text:p>
          </table:table-cell>
          <table:table-cell office:value-type="float" office:value="2382083499" table:style-name="ce1">
            <text:p>2382083499</text:p>
          </table:table-cell>
          <table:table-cell office:value-type="float" office:value="2443478798" table:style-name="ce1">
            <text:p>2443478798</text:p>
          </table:table-cell>
          <table:table-cell office:value-type="float" office:value="2505484308" table:style-name="ce1">
            <text:p>2505484308</text:p>
          </table:table-cell>
          <table:table-cell office:value-type="float" office:value="2567911549" table:style-name="ce1">
            <text:p>256791154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Macedonia, FYR</text:p>
          </table:table-cell>
          <table:table-cell office:value-type="string" table:style-name="ce1">
            <text:p>MKD</text:p>
          </table:table-cell>
          <table:table-cell office:value-type="float" office:value="506443" table:style-name="ce1">
            <text:p>506443</text:p>
          </table:table-cell>
          <table:table-cell office:value-type="float" office:value="530905" table:style-name="ce1">
            <text:p>530905</text:p>
          </table:table-cell>
          <table:table-cell office:value-type="float" office:value="556981" table:style-name="ce1">
            <text:p>556981</text:p>
          </table:table-cell>
          <table:table-cell office:value-type="float" office:value="584160" table:style-name="ce1">
            <text:p>584160</text:p>
          </table:table-cell>
          <table:table-cell office:value-type="float" office:value="612703" table:style-name="ce1">
            <text:p>612703</text:p>
          </table:table-cell>
          <table:table-cell office:value-type="float" office:value="642627" table:style-name="ce1">
            <text:p>642627</text:p>
          </table:table-cell>
          <table:table-cell office:value-type="float" office:value="674298" table:style-name="ce1">
            <text:p>674298</text:p>
          </table:table-cell>
          <table:table-cell office:value-type="float" office:value="707589" table:style-name="ce1">
            <text:p>707589</text:p>
          </table:table-cell>
          <table:table-cell office:value-type="float" office:value="741944" table:style-name="ce1">
            <text:p>741944</text:p>
          </table:table-cell>
          <table:table-cell office:value-type="float" office:value="776356" table:style-name="ce1">
            <text:p>776356</text:p>
          </table:table-cell>
          <table:table-cell office:value-type="float" office:value="810134" table:style-name="ce1">
            <text:p>810134</text:p>
          </table:table-cell>
          <table:table-cell office:value-type="float" office:value="839251" table:style-name="ce1">
            <text:p>839251</text:p>
          </table:table-cell>
          <table:table-cell office:value-type="float" office:value="856891" table:style-name="ce1">
            <text:p>856891</text:p>
          </table:table-cell>
          <table:table-cell office:value-type="float" office:value="874008" table:style-name="ce1">
            <text:p>874008</text:p>
          </table:table-cell>
          <table:table-cell office:value-type="float" office:value="891983" table:style-name="ce1">
            <text:p>891983</text:p>
          </table:table-cell>
          <table:table-cell office:value-type="float" office:value="911764" table:style-name="ce1">
            <text:p>911764</text:p>
          </table:table-cell>
          <table:table-cell office:value-type="float" office:value="933789" table:style-name="ce1">
            <text:p>933789</text:p>
          </table:table-cell>
          <table:table-cell office:value-type="float" office:value="957557" table:style-name="ce1">
            <text:p>957557</text:p>
          </table:table-cell>
          <table:table-cell office:value-type="float" office:value="982218" table:style-name="ce1">
            <text:p>982218</text:p>
          </table:table-cell>
          <table:table-cell office:value-type="float" office:value="1006329" table:style-name="ce1">
            <text:p>1006329</text:p>
          </table:table-cell>
          <table:table-cell office:value-type="float" office:value="1028847" table:style-name="ce1">
            <text:p>1028847</text:p>
          </table:table-cell>
          <table:table-cell office:value-type="float" office:value="1048516" table:style-name="ce1">
            <text:p>1048516</text:p>
          </table:table-cell>
          <table:table-cell office:value-type="float" office:value="1064101" table:style-name="ce1">
            <text:p>1064101</text:p>
          </table:table-cell>
          <table:table-cell office:value-type="float" office:value="1078129" table:style-name="ce1">
            <text:p>1078129</text:p>
          </table:table-cell>
          <table:table-cell office:value-type="float" office:value="1091186" table:style-name="ce1">
            <text:p>1091186</text:p>
          </table:table-cell>
          <table:table-cell office:value-type="float" office:value="1103634" table:style-name="ce1">
            <text:p>1103634</text:p>
          </table:table-cell>
          <table:table-cell office:value-type="float" office:value="1115831" table:style-name="ce1">
            <text:p>1115831</text:p>
          </table:table-cell>
          <table:table-cell office:value-type="float" office:value="1127536" table:style-name="ce1">
            <text:p>1127536</text:p>
          </table:table-cell>
          <table:table-cell office:value-type="float" office:value="1138229" table:style-name="ce1">
            <text:p>1138229</text:p>
          </table:table-cell>
          <table:table-cell office:value-type="float" office:value="1147080" table:style-name="ce1">
            <text:p>1147080</text:p>
          </table:table-cell>
          <table:table-cell office:value-type="float" office:value="1153600" table:style-name="ce1">
            <text:p>1153600</text:p>
          </table:table-cell>
          <table:table-cell office:value-type="float" office:value="1157959" table:style-name="ce1">
            <text:p>1157959</text:p>
          </table:table-cell>
          <table:table-cell office:value-type="float" office:value="1161784" table:style-name="ce1">
            <text:p>1161784</text:p>
          </table:table-cell>
          <table:table-cell office:value-type="float" office:value="1165023" table:style-name="ce1">
            <text:p>1165023</text:p>
          </table:table-cell>
          <table:table-cell office:value-type="float" office:value="1169669" table:style-name="ce1">
            <text:p>1169669</text:p>
          </table:table-cell>
          <table:table-cell office:value-type="float" office:value="1164058" table:style-name="ce1">
            <text:p>1164058</text:p>
          </table:table-cell>
          <table:table-cell office:value-type="float" office:value="1162840" table:style-name="ce1">
            <text:p>1162840</text:p>
          </table:table-cell>
          <table:table-cell office:value-type="float" office:value="1165301" table:style-name="ce1">
            <text:p>1165301</text:p>
          </table:table-cell>
          <table:table-cell office:value-type="float" office:value="1170008" table:style-name="ce1">
            <text:p>1170008</text:p>
          </table:table-cell>
          <table:table-cell office:value-type="float" office:value="1174765" table:style-name="ce1">
            <text:p>1174765</text:p>
          </table:table-cell>
          <table:table-cell office:value-type="float" office:value="1178016" table:style-name="ce1">
            <text:p>1178016</text:p>
          </table:table-cell>
          <table:table-cell office:value-type="float" office:value="1179372" table:style-name="ce1">
            <text:p>1179372</text:p>
          </table:table-cell>
          <table:table-cell office:value-type="float" office:value="1179287" table:style-name="ce1">
            <text:p>1179287</text:p>
          </table:table-cell>
          <table:table-cell office:value-type="float" office:value="1178098" table:style-name="ce1">
            <text:p>1178098</text:p>
          </table:table-cell>
          <table:table-cell office:value-type="float" office:value="1176406" table:style-name="ce1">
            <text:p>1176406</text:p>
          </table:table-cell>
          <table:table-cell office:value-type="float" office:value="1175216" table:style-name="ce1">
            <text:p>1175216</text:p>
          </table:table-cell>
          <table:table-cell office:value-type="float" office:value="1174533" table:style-name="ce1">
            <text:p>1174533</text:p>
          </table:table-cell>
          <table:table-cell office:value-type="float" office:value="1174155" table:style-name="ce1">
            <text:p>1174155</text:p>
          </table:table-cell>
          <table:table-cell office:value-type="float" office:value="1174153" table:style-name="ce1">
            <text:p>1174153</text:p>
          </table:table-cell>
          <table:table-cell office:value-type="float" office:value="1174552" table:style-name="ce1">
            <text:p>1174552</text:p>
          </table:table-cell>
          <table:table-cell office:value-type="float" office:value="1175428" table:style-name="ce1">
            <text:p>1175428</text:p>
          </table:table-cell>
          <table:table-cell office:value-type="float" office:value="1176771" table:style-name="ce1">
            <text:p>1176771</text:p>
          </table:table-cell>
          <table:table-cell office:value-type="float" office:value="1178635" table:style-name="ce1">
            <text:p>1178635</text:p>
          </table:table-cell>
          <table:table-cell office:value-type="float" office:value="1180956" table:style-name="ce1">
            <text:p>1180956</text:p>
          </table:table-cell>
          <table:table-cell office:value-type="float" office:value="1183708" table:style-name="ce1">
            <text:p>118370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Mali</text:p>
          </table:table-cell>
          <table:table-cell office:value-type="string" table:style-name="ce1">
            <text:p>MLI</text:p>
          </table:table-cell>
          <table:table-cell office:value-type="float" office:value="582484" table:style-name="ce1">
            <text:p>582484</text:p>
          </table:table-cell>
          <table:table-cell office:value-type="float" office:value="604663" table:style-name="ce1">
            <text:p>604663</text:p>
          </table:table-cell>
          <table:table-cell office:value-type="float" office:value="627575" table:style-name="ce1">
            <text:p>627575</text:p>
          </table:table-cell>
          <table:table-cell office:value-type="float" office:value="651361" table:style-name="ce1">
            <text:p>651361</text:p>
          </table:table-cell>
          <table:table-cell office:value-type="float" office:value="676190" table:style-name="ce1">
            <text:p>676190</text:p>
          </table:table-cell>
          <table:table-cell office:value-type="float" office:value="702075" table:style-name="ce1">
            <text:p>702075</text:p>
          </table:table-cell>
          <table:table-cell office:value-type="float" office:value="729167" table:style-name="ce1">
            <text:p>729167</text:p>
          </table:table-cell>
          <table:table-cell office:value-type="float" office:value="757441" table:style-name="ce1">
            <text:p>757441</text:p>
          </table:table-cell>
          <table:table-cell office:value-type="float" office:value="787292" table:style-name="ce1">
            <text:p>787292</text:p>
          </table:table-cell>
          <table:table-cell office:value-type="float" office:value="818898" table:style-name="ce1">
            <text:p>818898</text:p>
          </table:table-cell>
          <table:table-cell office:value-type="float" office:value="852498" table:style-name="ce1">
            <text:p>852498</text:p>
          </table:table-cell>
          <table:table-cell office:value-type="float" office:value="888365" table:style-name="ce1">
            <text:p>888365</text:p>
          </table:table-cell>
          <table:table-cell office:value-type="float" office:value="926545" table:style-name="ce1">
            <text:p>926545</text:p>
          </table:table-cell>
          <table:table-cell office:value-type="float" office:value="966832" table:style-name="ce1">
            <text:p>966832</text:p>
          </table:table-cell>
          <table:table-cell office:value-type="float" office:value="1009065" table:style-name="ce1">
            <text:p>1009065</text:p>
          </table:table-cell>
          <table:table-cell office:value-type="float" office:value="1052981" table:style-name="ce1">
            <text:p>1052981</text:p>
          </table:table-cell>
          <table:table-cell office:value-type="float" office:value="1098436" table:style-name="ce1">
            <text:p>1098436</text:p>
          </table:table-cell>
          <table:table-cell office:value-type="float" office:value="1146704" table:style-name="ce1">
            <text:p>1146704</text:p>
          </table:table-cell>
          <table:table-cell office:value-type="float" office:value="1198250" table:style-name="ce1">
            <text:p>1198250</text:p>
          </table:table-cell>
          <table:table-cell office:value-type="float" office:value="1252707" table:style-name="ce1">
            <text:p>1252707</text:p>
          </table:table-cell>
          <table:table-cell office:value-type="float" office:value="1310539" table:style-name="ce1">
            <text:p>1310539</text:p>
          </table:table-cell>
          <table:table-cell office:value-type="float" office:value="1372266" table:style-name="ce1">
            <text:p>1372266</text:p>
          </table:table-cell>
          <table:table-cell office:value-type="float" office:value="1437889" table:style-name="ce1">
            <text:p>1437889</text:p>
          </table:table-cell>
          <table:table-cell office:value-type="float" office:value="1506364" table:style-name="ce1">
            <text:p>1506364</text:p>
          </table:table-cell>
          <table:table-cell office:value-type="float" office:value="1576047" table:style-name="ce1">
            <text:p>1576047</text:p>
          </table:table-cell>
          <table:table-cell office:value-type="float" office:value="1645715" table:style-name="ce1">
            <text:p>1645715</text:p>
          </table:table-cell>
          <table:table-cell office:value-type="float" office:value="1714658" table:style-name="ce1">
            <text:p>1714658</text:p>
          </table:table-cell>
          <table:table-cell office:value-type="float" office:value="1781670" table:style-name="ce1">
            <text:p>1781670</text:p>
          </table:table-cell>
          <table:table-cell office:value-type="float" office:value="1841272" table:style-name="ce1">
            <text:p>1841272</text:p>
          </table:table-cell>
          <table:table-cell office:value-type="float" office:value="1905821" table:style-name="ce1">
            <text:p>1905821</text:p>
          </table:table-cell>
          <table:table-cell office:value-type="float" office:value="1978190" table:style-name="ce1">
            <text:p>1978190</text:p>
          </table:table-cell>
          <table:table-cell office:value-type="float" office:value="2059825" table:style-name="ce1">
            <text:p>2059825</text:p>
          </table:table-cell>
          <table:table-cell office:value-type="float" office:value="2150411" table:style-name="ce1">
            <text:p>2150411</text:p>
          </table:table-cell>
          <table:table-cell office:value-type="float" office:value="2248528" table:style-name="ce1">
            <text:p>2248528</text:p>
          </table:table-cell>
          <table:table-cell office:value-type="float" office:value="2352377" table:style-name="ce1">
            <text:p>2352377</text:p>
          </table:table-cell>
          <table:table-cell office:value-type="float" office:value="2460196" table:style-name="ce1">
            <text:p>2460196</text:p>
          </table:table-cell>
          <table:table-cell office:value-type="float" office:value="2571796" table:style-name="ce1">
            <text:p>2571796</text:p>
          </table:table-cell>
          <table:table-cell office:value-type="float" office:value="2687809" table:style-name="ce1">
            <text:p>2687809</text:p>
          </table:table-cell>
          <table:table-cell office:value-type="float" office:value="2814671" table:style-name="ce1">
            <text:p>2814671</text:p>
          </table:table-cell>
          <table:table-cell office:value-type="float" office:value="2968224" table:style-name="ce1">
            <text:p>2968224</text:p>
          </table:table-cell>
          <table:table-cell office:value-type="float" office:value="3132466" table:style-name="ce1">
            <text:p>3132466</text:p>
          </table:table-cell>
          <table:table-cell office:value-type="float" office:value="3307599" table:style-name="ce1">
            <text:p>3307599</text:p>
          </table:table-cell>
          <table:table-cell office:value-type="float" office:value="3494162" table:style-name="ce1">
            <text:p>3494162</text:p>
          </table:table-cell>
          <table:table-cell office:value-type="float" office:value="3692786" table:style-name="ce1">
            <text:p>3692786</text:p>
          </table:table-cell>
          <table:table-cell office:value-type="float" office:value="3904630" table:style-name="ce1">
            <text:p>3904630</text:p>
          </table:table-cell>
          <table:table-cell office:value-type="float" office:value="4129772" table:style-name="ce1">
            <text:p>4129772</text:p>
          </table:table-cell>
          <table:table-cell office:value-type="float" office:value="4369920" table:style-name="ce1">
            <text:p>4369920</text:p>
          </table:table-cell>
          <table:table-cell office:value-type="float" office:value="4624751" table:style-name="ce1">
            <text:p>4624751</text:p>
          </table:table-cell>
          <table:table-cell office:value-type="float" office:value="4893277" table:style-name="ce1">
            <text:p>4893277</text:p>
          </table:table-cell>
          <table:table-cell office:value-type="float" office:value="5172487" table:style-name="ce1">
            <text:p>5172487</text:p>
          </table:table-cell>
          <table:table-cell office:value-type="float" office:value="5459616" table:style-name="ce1">
            <text:p>5459616</text:p>
          </table:table-cell>
          <table:table-cell office:value-type="float" office:value="5753474" table:style-name="ce1">
            <text:p>5753474</text:p>
          </table:table-cell>
          <table:table-cell office:value-type="float" office:value="6054854" table:style-name="ce1">
            <text:p>6054854</text:p>
          </table:table-cell>
          <table:table-cell office:value-type="float" office:value="6365226" table:style-name="ce1">
            <text:p>6365226</text:p>
          </table:table-cell>
          <table:table-cell office:value-type="float" office:value="6687982" table:style-name="ce1">
            <text:p>6687982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Malta</text:p>
          </table:table-cell>
          <table:table-cell office:value-type="string" table:style-name="ce1">
            <text:p>MLT</text:p>
          </table:table-cell>
          <table:table-cell office:value-type="float" office:value="294316" table:style-name="ce1">
            <text:p>294316</text:p>
          </table:table-cell>
          <table:table-cell office:value-type="float" office:value="292949" table:style-name="ce1">
            <text:p>292949</text:p>
          </table:table-cell>
          <table:table-cell office:value-type="float" office:value="291536" table:style-name="ce1">
            <text:p>291536</text:p>
          </table:table-cell>
          <table:table-cell office:value-type="float" office:value="290127" table:style-name="ce1">
            <text:p>290127</text:p>
          </table:table-cell>
          <table:table-cell office:value-type="float" office:value="288759" table:style-name="ce1">
            <text:p>288759</text:p>
          </table:table-cell>
          <table:table-cell office:value-type="float" office:value="286362" table:style-name="ce1">
            <text:p>286362</text:p>
          </table:table-cell>
          <table:table-cell office:value-type="float" office:value="282936" table:style-name="ce1">
            <text:p>282936</text:p>
          </table:table-cell>
          <table:table-cell office:value-type="float" office:value="279467" table:style-name="ce1">
            <text:p>279467</text:p>
          </table:table-cell>
          <table:table-cell office:value-type="float" office:value="276131" table:style-name="ce1">
            <text:p>276131</text:p>
          </table:table-cell>
          <table:table-cell office:value-type="float" office:value="272927" table:style-name="ce1">
            <text:p>272927</text:p>
          </table:table-cell>
          <table:table-cell office:value-type="float" office:value="271474" table:style-name="ce1">
            <text:p>271474</text:p>
          </table:table-cell>
          <table:table-cell office:value-type="float" office:value="271546" table:style-name="ce1">
            <text:p>271546</text:p>
          </table:table-cell>
          <table:table-cell office:value-type="float" office:value="271346" table:style-name="ce1">
            <text:p>271346</text:p>
          </table:table-cell>
          <table:table-cell office:value-type="float" office:value="271149" table:style-name="ce1">
            <text:p>271149</text:p>
          </table:table-cell>
          <table:table-cell office:value-type="float" office:value="270993" table:style-name="ce1">
            <text:p>270993</text:p>
          </table:table-cell>
          <table:table-cell office:value-type="float" office:value="273015" table:style-name="ce1">
            <text:p>273015</text:p>
          </table:table-cell>
          <table:table-cell office:value-type="float" office:value="274435" table:style-name="ce1">
            <text:p>274435</text:p>
          </table:table-cell>
          <table:table-cell office:value-type="float" office:value="275536" table:style-name="ce1">
            <text:p>275536</text:p>
          </table:table-cell>
          <table:table-cell office:value-type="float" office:value="278444" table:style-name="ce1">
            <text:p>278444</text:p>
          </table:table-cell>
          <table:table-cell office:value-type="float" office:value="281309" table:style-name="ce1">
            <text:p>281309</text:p>
          </table:table-cell>
          <table:table-cell office:value-type="float" office:value="284300" table:style-name="ce1">
            <text:p>284300</text:p>
          </table:table-cell>
          <table:table-cell office:value-type="float" office:value="286427" table:style-name="ce1">
            <text:p>286427</text:p>
          </table:table-cell>
          <table:table-cell office:value-type="float" office:value="292666" table:style-name="ce1">
            <text:p>292666</text:p>
          </table:table-cell>
          <table:table-cell office:value-type="float" office:value="296847" table:style-name="ce1">
            <text:p>296847</text:p>
          </table:table-cell>
          <table:table-cell office:value-type="float" office:value="296939" table:style-name="ce1">
            <text:p>296939</text:p>
          </table:table-cell>
          <table:table-cell office:value-type="float" office:value="302228" table:style-name="ce1">
            <text:p>302228</text:p>
          </table:table-cell>
          <table:table-cell office:value-type="float" office:value="307591" table:style-name="ce1">
            <text:p>307591</text:p>
          </table:table-cell>
          <table:table-cell office:value-type="float" office:value="310133" table:style-name="ce1">
            <text:p>310133</text:p>
          </table:table-cell>
          <table:table-cell office:value-type="float" office:value="313103" table:style-name="ce1">
            <text:p>313103</text:p>
          </table:table-cell>
          <table:table-cell office:value-type="float" office:value="316579" table:style-name="ce1">
            <text:p>316579</text:p>
          </table:table-cell>
          <table:table-cell office:value-type="float" office:value="320102" table:style-name="ce1">
            <text:p>320102</text:p>
          </table:table-cell>
          <table:table-cell office:value-type="float" office:value="323732" table:style-name="ce1">
            <text:p>323732</text:p>
          </table:table-cell>
          <table:table-cell office:value-type="float" office:value="327341" table:style-name="ce1">
            <text:p>327341</text:p>
          </table:table-cell>
          <table:table-cell office:value-type="float" office:value="330870" table:style-name="ce1">
            <text:p>330870</text:p>
          </table:table-cell>
          <table:table-cell office:value-type="float" office:value="334219" table:style-name="ce1">
            <text:p>334219</text:p>
          </table:table-cell>
          <table:table-cell office:value-type="float" office:value="336894" table:style-name="ce1">
            <text:p>336894</text:p>
          </table:table-cell>
          <table:table-cell office:value-type="float" office:value="339820" table:style-name="ce1">
            <text:p>339820</text:p>
          </table:table-cell>
          <table:table-cell office:value-type="float" office:value="343311" table:style-name="ce1">
            <text:p>343311</text:p>
          </table:table-cell>
          <table:table-cell office:value-type="float" office:value="346533" table:style-name="ce1">
            <text:p>346533</text:p>
          </table:table-cell>
          <table:table-cell office:value-type="float" office:value="349334" table:style-name="ce1">
            <text:p>349334</text:p>
          </table:table-cell>
          <table:table-cell office:value-type="float" office:value="352257" table:style-name="ce1">
            <text:p>352257</text:p>
          </table:table-cell>
          <table:table-cell office:value-type="float" office:value="364105" table:style-name="ce1">
            <text:p>364105</text:p>
          </table:table-cell>
          <table:table-cell office:value-type="float" office:value="367875" table:style-name="ce1">
            <text:p>367875</text:p>
          </table:table-cell>
          <table:table-cell office:value-type="float" office:value="371319" table:style-name="ce1">
            <text:p>371319</text:p>
          </table:table-cell>
          <table:table-cell office:value-type="float" office:value="374812" table:style-name="ce1">
            <text:p>374812</text:p>
          </table:table-cell>
          <table:table-cell office:value-type="float" office:value="378170" table:style-name="ce1">
            <text:p>378170</text:p>
          </table:table-cell>
          <table:table-cell office:value-type="float" office:value="380483" table:style-name="ce1">
            <text:p>380483</text:p>
          </table:table-cell>
          <table:table-cell office:value-type="float" office:value="382695" table:style-name="ce1">
            <text:p>382695</text:p>
          </table:table-cell>
          <table:table-cell office:value-type="float" office:value="386024" table:style-name="ce1">
            <text:p>386024</text:p>
          </table:table-cell>
          <table:table-cell office:value-type="float" office:value="389733" table:style-name="ce1">
            <text:p>389733</text:p>
          </table:table-cell>
          <table:table-cell office:value-type="float" office:value="392394" table:style-name="ce1">
            <text:p>392394</text:p>
          </table:table-cell>
          <table:table-cell office:value-type="float" office:value="394759" table:style-name="ce1">
            <text:p>394759</text:p>
          </table:table-cell>
          <table:table-cell office:value-type="float" office:value="398444" table:style-name="ce1">
            <text:p>398444</text:p>
          </table:table-cell>
          <table:table-cell office:value-type="float" office:value="402794" table:style-name="ce1">
            <text:p>402794</text:p>
          </table:table-cell>
          <table:table-cell office:value-type="float" office:value="407180" table:style-name="ce1">
            <text:p>407180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Myanmar</text:p>
          </table:table-cell>
          <table:table-cell office:value-type="string" table:style-name="ce1">
            <text:p>MMR</text:p>
          </table:table-cell>
          <table:table-cell office:value-type="float" office:value="4130980" table:style-name="ce1">
            <text:p>4130980</text:p>
          </table:table-cell>
          <table:table-cell office:value-type="float" office:value="4297005" table:style-name="ce1">
            <text:p>4297005</text:p>
          </table:table-cell>
          <table:table-cell office:value-type="float" office:value="4469136" table:style-name="ce1">
            <text:p>4469136</text:p>
          </table:table-cell>
          <table:table-cell office:value-type="float" office:value="4648891" table:style-name="ce1">
            <text:p>4648891</text:p>
          </table:table-cell>
          <table:table-cell office:value-type="float" office:value="4838111" table:style-name="ce1">
            <text:p>4838111</text:p>
          </table:table-cell>
          <table:table-cell office:value-type="float" office:value="5037998" table:style-name="ce1">
            <text:p>5037998</text:p>
          </table:table-cell>
          <table:table-cell office:value-type="float" office:value="5249628" table:style-name="ce1">
            <text:p>5249628</text:p>
          </table:table-cell>
          <table:table-cell office:value-type="float" office:value="5472640" table:style-name="ce1">
            <text:p>5472640</text:p>
          </table:table-cell>
          <table:table-cell office:value-type="float" office:value="5706587" table:style-name="ce1">
            <text:p>5706587</text:p>
          </table:table-cell>
          <table:table-cell office:value-type="float" office:value="5949938" table:style-name="ce1">
            <text:p>5949938</text:p>
          </table:table-cell>
          <table:table-cell office:value-type="float" office:value="6202008" table:style-name="ce1">
            <text:p>6202008</text:p>
          </table:table-cell>
          <table:table-cell office:value-type="float" office:value="6462278" table:style-name="ce1">
            <text:p>6462278</text:p>
          </table:table-cell>
          <table:table-cell office:value-type="float" office:value="6731791" table:style-name="ce1">
            <text:p>6731791</text:p>
          </table:table-cell>
          <table:table-cell office:value-type="float" office:value="6981991" table:style-name="ce1">
            <text:p>6981991</text:p>
          </table:table-cell>
          <table:table-cell office:value-type="float" office:value="7154011" table:style-name="ce1">
            <text:p>7154011</text:p>
          </table:table-cell>
          <table:table-cell office:value-type="float" office:value="7329853" table:style-name="ce1">
            <text:p>7329853</text:p>
          </table:table-cell>
          <table:table-cell office:value-type="float" office:value="7510010" table:style-name="ce1">
            <text:p>7510010</text:p>
          </table:table-cell>
          <table:table-cell office:value-type="float" office:value="7692731" table:style-name="ce1">
            <text:p>7692731</text:p>
          </table:table-cell>
          <table:table-cell office:value-type="float" office:value="7879187" table:style-name="ce1">
            <text:p>7879187</text:p>
          </table:table-cell>
          <table:table-cell office:value-type="float" office:value="8069404" table:style-name="ce1">
            <text:p>8069404</text:p>
          </table:table-cell>
          <table:table-cell office:value-type="float" office:value="8263659" table:style-name="ce1">
            <text:p>8263659</text:p>
          </table:table-cell>
          <table:table-cell office:value-type="float" office:value="8460827" table:style-name="ce1">
            <text:p>8460827</text:p>
          </table:table-cell>
          <table:table-cell office:value-type="float" office:value="8661211" table:style-name="ce1">
            <text:p>8661211</text:p>
          </table:table-cell>
          <table:table-cell office:value-type="float" office:value="8861423" table:style-name="ce1">
            <text:p>8861423</text:p>
          </table:table-cell>
          <table:table-cell office:value-type="float" office:value="9065217" table:style-name="ce1">
            <text:p>9065217</text:p>
          </table:table-cell>
          <table:table-cell office:value-type="float" office:value="9271384" table:style-name="ce1">
            <text:p>9271384</text:p>
          </table:table-cell>
          <table:table-cell office:value-type="float" office:value="9479178" table:style-name="ce1">
            <text:p>9479178</text:p>
          </table:table-cell>
          <table:table-cell office:value-type="float" office:value="9688900" table:style-name="ce1">
            <text:p>9688900</text:p>
          </table:table-cell>
          <table:table-cell office:value-type="float" office:value="9900143" table:style-name="ce1">
            <text:p>9900143</text:p>
          </table:table-cell>
          <table:table-cell office:value-type="float" office:value="10111114" table:style-name="ce1">
            <text:p>10111114</text:p>
          </table:table-cell>
          <table:table-cell office:value-type="float" office:value="10321196" table:style-name="ce1">
            <text:p>10321196</text:p>
          </table:table-cell>
          <table:table-cell office:value-type="float" office:value="10529464" table:style-name="ce1">
            <text:p>10529464</text:p>
          </table:table-cell>
          <table:table-cell office:value-type="float" office:value="10736714" table:style-name="ce1">
            <text:p>10736714</text:p>
          </table:table-cell>
          <table:table-cell office:value-type="float" office:value="10948110" table:style-name="ce1">
            <text:p>10948110</text:p>
          </table:table-cell>
          <table:table-cell office:value-type="float" office:value="11171753" table:style-name="ce1">
            <text:p>11171753</text:p>
          </table:table-cell>
          <table:table-cell office:value-type="float" office:value="11412465" table:style-name="ce1">
            <text:p>11412465</text:p>
          </table:table-cell>
          <table:table-cell office:value-type="float" office:value="11672821" table:style-name="ce1">
            <text:p>11672821</text:p>
          </table:table-cell>
          <table:table-cell office:value-type="float" office:value="11952234" table:style-name="ce1">
            <text:p>11952234</text:p>
          </table:table-cell>
          <table:table-cell office:value-type="float" office:value="12245974" table:style-name="ce1">
            <text:p>12245974</text:p>
          </table:table-cell>
          <table:table-cell office:value-type="float" office:value="12548813" table:style-name="ce1">
            <text:p>12548813</text:p>
          </table:table-cell>
          <table:table-cell office:value-type="float" office:value="12855589" table:style-name="ce1">
            <text:p>12855589</text:p>
          </table:table-cell>
          <table:table-cell office:value-type="float" office:value="13166097" table:style-name="ce1">
            <text:p>13166097</text:p>
          </table:table-cell>
          <table:table-cell office:value-type="float" office:value="13481761" table:style-name="ce1">
            <text:p>13481761</text:p>
          </table:table-cell>
          <table:table-cell office:value-type="float" office:value="13802361" table:style-name="ce1">
            <text:p>13802361</text:p>
          </table:table-cell>
          <table:table-cell office:value-type="float" office:value="14128605" table:style-name="ce1">
            <text:p>14128605</text:p>
          </table:table-cell>
          <table:table-cell office:value-type="float" office:value="14460575" table:style-name="ce1">
            <text:p>14460575</text:p>
          </table:table-cell>
          <table:table-cell office:value-type="float" office:value="14797485" table:style-name="ce1">
            <text:p>14797485</text:p>
          </table:table-cell>
          <table:table-cell office:value-type="float" office:value="15141201" table:style-name="ce1">
            <text:p>15141201</text:p>
          </table:table-cell>
          <table:table-cell office:value-type="float" office:value="15494241" table:style-name="ce1">
            <text:p>15494241</text:p>
          </table:table-cell>
          <table:table-cell office:value-type="float" office:value="15863485" table:style-name="ce1">
            <text:p>15863485</text:p>
          </table:table-cell>
          <table:table-cell office:value-type="float" office:value="16246753" table:style-name="ce1">
            <text:p>16246753</text:p>
          </table:table-cell>
          <table:table-cell office:value-type="float" office:value="16646250" table:style-name="ce1">
            <text:p>16646250</text:p>
          </table:table-cell>
          <table:table-cell office:value-type="float" office:value="17060460" table:style-name="ce1">
            <text:p>17060460</text:p>
          </table:table-cell>
          <table:table-cell office:value-type="float" office:value="17488372" table:style-name="ce1">
            <text:p>17488372</text:p>
          </table:table-cell>
          <table:table-cell office:value-type="float" office:value="17928701" table:style-name="ce1">
            <text:p>1792870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Middle East &amp; North Africa (developing only)</text:p>
          </table:table-cell>
          <table:table-cell office:value-type="string" table:style-name="ce1">
            <text:p>MNA</text:p>
          </table:table-cell>
          <table:table-cell office:value-type="float" office:value="33153275" table:style-name="ce1">
            <text:p>33153275</text:p>
          </table:table-cell>
          <table:table-cell office:value-type="float" office:value="34762818" table:style-name="ce1">
            <text:p>34762818</text:p>
          </table:table-cell>
          <table:table-cell office:value-type="float" office:value="36442289" table:style-name="ce1">
            <text:p>36442289</text:p>
          </table:table-cell>
          <table:table-cell office:value-type="float" office:value="38196054" table:style-name="ce1">
            <text:p>38196054</text:p>
          </table:table-cell>
          <table:table-cell office:value-type="float" office:value="40031045" table:style-name="ce1">
            <text:p>40031045</text:p>
          </table:table-cell>
          <table:table-cell office:value-type="float" office:value="41976933" table:style-name="ce1">
            <text:p>41976933</text:p>
          </table:table-cell>
          <table:table-cell office:value-type="float" office:value="43947096" table:style-name="ce1">
            <text:p>43947096</text:p>
          </table:table-cell>
          <table:table-cell office:value-type="float" office:value="45896708" table:style-name="ce1">
            <text:p>45896708</text:p>
          </table:table-cell>
          <table:table-cell office:value-type="float" office:value="47938505" table:style-name="ce1">
            <text:p>47938505</text:p>
          </table:table-cell>
          <table:table-cell office:value-type="float" office:value="50042794" table:style-name="ce1">
            <text:p>50042794</text:p>
          </table:table-cell>
          <table:table-cell office:value-type="float" office:value="52207566" table:style-name="ce1">
            <text:p>52207566</text:p>
          </table:table-cell>
          <table:table-cell office:value-type="float" office:value="54394834" table:style-name="ce1">
            <text:p>54394834</text:p>
          </table:table-cell>
          <table:table-cell office:value-type="float" office:value="56664760" table:style-name="ce1">
            <text:p>56664760</text:p>
          </table:table-cell>
          <table:table-cell office:value-type="float" office:value="59018954" table:style-name="ce1">
            <text:p>59018954</text:p>
          </table:table-cell>
          <table:table-cell office:value-type="float" office:value="61445089" table:style-name="ce1">
            <text:p>61445089</text:p>
          </table:table-cell>
          <table:table-cell office:value-type="float" office:value="63990750" table:style-name="ce1">
            <text:p>63990750</text:p>
          </table:table-cell>
          <table:table-cell office:value-type="float" office:value="66654052" table:style-name="ce1">
            <text:p>66654052</text:p>
          </table:table-cell>
          <table:table-cell office:value-type="float" office:value="69369245" table:style-name="ce1">
            <text:p>69369245</text:p>
          </table:table-cell>
          <table:table-cell office:value-type="float" office:value="72198802" table:style-name="ce1">
            <text:p>72198802</text:p>
          </table:table-cell>
          <table:table-cell office:value-type="float" office:value="75176565" table:style-name="ce1">
            <text:p>75176565</text:p>
          </table:table-cell>
          <table:table-cell office:value-type="float" office:value="78342314" table:style-name="ce1">
            <text:p>78342314</text:p>
          </table:table-cell>
          <table:table-cell office:value-type="float" office:value="81692599" table:style-name="ce1">
            <text:p>81692599</text:p>
          </table:table-cell>
          <table:table-cell office:value-type="float" office:value="85205778" table:style-name="ce1">
            <text:p>85205778</text:p>
          </table:table-cell>
          <table:table-cell office:value-type="float" office:value="88868360" table:style-name="ce1">
            <text:p>88868360</text:p>
          </table:table-cell>
          <table:table-cell office:value-type="float" office:value="92640251" table:style-name="ce1">
            <text:p>92640251</text:p>
          </table:table-cell>
          <table:table-cell office:value-type="float" office:value="96524538" table:style-name="ce1">
            <text:p>96524538</text:p>
          </table:table-cell>
          <table:table-cell office:value-type="float" office:value="100526359" table:style-name="ce1">
            <text:p>100526359</text:p>
          </table:table-cell>
          <table:table-cell office:value-type="float" office:value="104471629" table:style-name="ce1">
            <text:p>104471629</text:p>
          </table:table-cell>
          <table:table-cell office:value-type="float" office:value="108274500" table:style-name="ce1">
            <text:p>108274500</text:p>
          </table:table-cell>
          <table:table-cell office:value-type="float" office:value="111942936" table:style-name="ce1">
            <text:p>111942936</text:p>
          </table:table-cell>
          <table:table-cell office:value-type="float" office:value="116922546" table:style-name="ce1">
            <text:p>116922546</text:p>
          </table:table-cell>
          <table:table-cell office:value-type="float" office:value="120693752" table:style-name="ce1">
            <text:p>120693752</text:p>
          </table:table-cell>
          <table:table-cell office:value-type="float" office:value="124380548" table:style-name="ce1">
            <text:p>124380548</text:p>
          </table:table-cell>
          <table:table-cell office:value-type="float" office:value="127999132" table:style-name="ce1">
            <text:p>127999132</text:p>
          </table:table-cell>
          <table:table-cell office:value-type="float" office:value="131701771" table:style-name="ce1">
            <text:p>131701771</text:p>
          </table:table-cell>
          <table:table-cell office:value-type="float" office:value="135320246" table:style-name="ce1">
            <text:p>135320246</text:p>
          </table:table-cell>
          <table:table-cell office:value-type="float" office:value="138974460" table:style-name="ce1">
            <text:p>138974460</text:p>
          </table:table-cell>
          <table:table-cell office:value-type="float" office:value="142718834" table:style-name="ce1">
            <text:p>142718834</text:p>
          </table:table-cell>
          <table:table-cell office:value-type="float" office:value="146546564" table:style-name="ce1">
            <text:p>146546564</text:p>
          </table:table-cell>
          <table:table-cell office:value-type="float" office:value="150414743" table:style-name="ce1">
            <text:p>150414743</text:p>
          </table:table-cell>
          <table:table-cell office:value-type="float" office:value="154261150" table:style-name="ce1">
            <text:p>154261150</text:p>
          </table:table-cell>
          <table:table-cell office:value-type="float" office:value="158093420" table:style-name="ce1">
            <text:p>158093420</text:p>
          </table:table-cell>
          <table:table-cell office:value-type="float" office:value="161930948" table:style-name="ce1">
            <text:p>161930948</text:p>
          </table:table-cell>
          <table:table-cell office:value-type="float" office:value="165791232" table:style-name="ce1">
            <text:p>165791232</text:p>
          </table:table-cell>
          <table:table-cell office:value-type="float" office:value="169704655" table:style-name="ce1">
            <text:p>169704655</text:p>
          </table:table-cell>
          <table:table-cell office:value-type="float" office:value="173726134" table:style-name="ce1">
            <text:p>173726134</text:p>
          </table:table-cell>
          <table:table-cell office:value-type="float" office:value="177852678" table:style-name="ce1">
            <text:p>177852678</text:p>
          </table:table-cell>
          <table:table-cell office:value-type="float" office:value="182001717" table:style-name="ce1">
            <text:p>182001717</text:p>
          </table:table-cell>
          <table:table-cell office:value-type="float" office:value="186224407" table:style-name="ce1">
            <text:p>186224407</text:p>
          </table:table-cell>
          <table:table-cell office:value-type="float" office:value="190550303" table:style-name="ce1">
            <text:p>190550303</text:p>
          </table:table-cell>
          <table:table-cell office:value-type="float" office:value="194974146" table:style-name="ce1">
            <text:p>194974146</text:p>
          </table:table-cell>
          <table:table-cell office:value-type="float" office:value="199619146" table:style-name="ce1">
            <text:p>199619146</text:p>
          </table:table-cell>
          <table:table-cell office:value-type="float" office:value="204435322" table:style-name="ce1">
            <text:p>204435322</text:p>
          </table:table-cell>
          <table:table-cell office:value-type="float" office:value="209394905" table:style-name="ce1">
            <text:p>209394905</text:p>
          </table:table-cell>
          <table:table-cell office:value-type="float" office:value="214441381" table:style-name="ce1">
            <text:p>21444138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Montenegro</text:p>
          </table:table-cell>
          <table:table-cell office:value-type="string" table:style-name="ce1">
            <text:p>MNE</text:p>
          </table:table-cell>
          <table:table-cell office:value-type="float" office:value="90291" table:style-name="ce1">
            <text:p>90291</text:p>
          </table:table-cell>
          <table:table-cell office:value-type="float" office:value="95782" table:style-name="ce1">
            <text:p>95782</text:p>
          </table:table-cell>
          <table:table-cell office:value-type="float" office:value="101703" table:style-name="ce1">
            <text:p>101703</text:p>
          </table:table-cell>
          <table:table-cell office:value-type="float" office:value="107780" table:style-name="ce1">
            <text:p>107780</text:p>
          </table:table-cell>
          <table:table-cell office:value-type="float" office:value="113586" table:style-name="ce1">
            <text:p>113586</text:p>
          </table:table-cell>
          <table:table-cell office:value-type="float" office:value="118771" table:style-name="ce1">
            <text:p>118771</text:p>
          </table:table-cell>
          <table:table-cell office:value-type="float" office:value="123093" table:style-name="ce1">
            <text:p>123093</text:p>
          </table:table-cell>
          <table:table-cell office:value-type="float" office:value="126621" table:style-name="ce1">
            <text:p>126621</text:p>
          </table:table-cell>
          <table:table-cell office:value-type="float" office:value="129779" table:style-name="ce1">
            <text:p>129779</text:p>
          </table:table-cell>
          <table:table-cell office:value-type="float" office:value="133237" table:style-name="ce1">
            <text:p>133237</text:p>
          </table:table-cell>
          <table:table-cell office:value-type="float" office:value="137597" table:style-name="ce1">
            <text:p>137597</text:p>
          </table:table-cell>
          <table:table-cell office:value-type="float" office:value="143135" table:style-name="ce1">
            <text:p>143135</text:p>
          </table:table-cell>
          <table:table-cell office:value-type="float" office:value="149784" table:style-name="ce1">
            <text:p>149784</text:p>
          </table:table-cell>
          <table:table-cell office:value-type="float" office:value="157258" table:style-name="ce1">
            <text:p>157258</text:p>
          </table:table-cell>
          <table:table-cell office:value-type="float" office:value="165076" table:style-name="ce1">
            <text:p>165076</text:p>
          </table:table-cell>
          <table:table-cell office:value-type="float" office:value="172810" table:style-name="ce1">
            <text:p>172810</text:p>
          </table:table-cell>
          <table:table-cell office:value-type="float" office:value="180301" table:style-name="ce1">
            <text:p>180301</text:p>
          </table:table-cell>
          <table:table-cell office:value-type="float" office:value="187635" table:style-name="ce1">
            <text:p>187635</text:p>
          </table:table-cell>
          <table:table-cell office:value-type="float" office:value="194980" table:style-name="ce1">
            <text:p>194980</text:p>
          </table:table-cell>
          <table:table-cell office:value-type="float" office:value="202628" table:style-name="ce1">
            <text:p>202628</text:p>
          </table:table-cell>
          <table:table-cell office:value-type="float" office:value="210794" table:style-name="ce1">
            <text:p>210794</text:p>
          </table:table-cell>
          <table:table-cell office:value-type="float" office:value="219563" table:style-name="ce1">
            <text:p>219563</text:p>
          </table:table-cell>
          <table:table-cell office:value-type="float" office:value="228836" table:style-name="ce1">
            <text:p>228836</text:p>
          </table:table-cell>
          <table:table-cell office:value-type="float" office:value="238326" table:style-name="ce1">
            <text:p>238326</text:p>
          </table:table-cell>
          <table:table-cell office:value-type="float" office:value="247588" table:style-name="ce1">
            <text:p>247588</text:p>
          </table:table-cell>
          <table:table-cell office:value-type="float" office:value="256235" table:style-name="ce1">
            <text:p>256235</text:p>
          </table:table-cell>
          <table:table-cell office:value-type="float" office:value="264087" table:style-name="ce1">
            <text:p>264087</text:p>
          </table:table-cell>
          <table:table-cell office:value-type="float" office:value="271196" table:style-name="ce1">
            <text:p>271196</text:p>
          </table:table-cell>
          <table:table-cell office:value-type="float" office:value="277825" table:style-name="ce1">
            <text:p>277825</text:p>
          </table:table-cell>
          <table:table-cell office:value-type="float" office:value="284397" table:style-name="ce1">
            <text:p>284397</text:p>
          </table:table-cell>
          <table:table-cell office:value-type="float" office:value="291283" table:style-name="ce1">
            <text:p>291283</text:p>
          </table:table-cell>
          <table:table-cell office:value-type="float" office:value="298483" table:style-name="ce1">
            <text:p>298483</text:p>
          </table:table-cell>
          <table:table-cell office:value-type="float" office:value="305585" table:style-name="ce1">
            <text:p>305585</text:p>
          </table:table-cell>
          <table:table-cell office:value-type="float" office:value="312816" table:style-name="ce1">
            <text:p>312816</text:p>
          </table:table-cell>
          <table:table-cell office:value-type="float" office:value="319860" table:style-name="ce1">
            <text:p>319860</text:p>
          </table:table-cell>
          <table:table-cell office:value-type="float" office:value="326440" table:style-name="ce1">
            <text:p>326440</text:p>
          </table:table-cell>
          <table:table-cell office:value-type="float" office:value="332459" table:style-name="ce1">
            <text:p>332459</text:p>
          </table:table-cell>
          <table:table-cell office:value-type="float" office:value="337985" table:style-name="ce1">
            <text:p>337985</text:p>
          </table:table-cell>
          <table:table-cell office:value-type="float" office:value="343256" table:style-name="ce1">
            <text:p>343256</text:p>
          </table:table-cell>
          <table:table-cell office:value-type="float" office:value="348560" table:style-name="ce1">
            <text:p>348560</text:p>
          </table:table-cell>
          <table:table-cell office:value-type="float" office:value="354162" table:style-name="ce1">
            <text:p>354162</text:p>
          </table:table-cell>
          <table:table-cell office:value-type="float" office:value="361755" table:style-name="ce1">
            <text:p>361755</text:p>
          </table:table-cell>
          <table:table-cell office:value-type="float" office:value="369361" table:style-name="ce1">
            <text:p>369361</text:p>
          </table:table-cell>
          <table:table-cell office:value-type="float" office:value="376961" table:style-name="ce1">
            <text:p>376961</text:p>
          </table:table-cell>
          <table:table-cell office:value-type="float" office:value="380402" table:style-name="ce1">
            <text:p>380402</text:p>
          </table:table-cell>
          <table:table-cell office:value-type="float" office:value="382070" table:style-name="ce1">
            <text:p>382070</text:p>
          </table:table-cell>
          <table:table-cell office:value-type="float" office:value="383653" table:style-name="ce1">
            <text:p>383653</text:p>
          </table:table-cell>
          <table:table-cell office:value-type="float" office:value="385291" table:style-name="ce1">
            <text:p>385291</text:p>
          </table:table-cell>
          <table:table-cell office:value-type="float" office:value="387080" table:style-name="ce1">
            <text:p>387080</text:p>
          </table:table-cell>
          <table:table-cell office:value-type="float" office:value="389018" table:style-name="ce1">
            <text:p>389018</text:p>
          </table:table-cell>
          <table:table-cell office:value-type="float" office:value="390834" table:style-name="ce1">
            <text:p>390834</text:p>
          </table:table-cell>
          <table:table-cell office:value-type="float" office:value="392349" table:style-name="ce1">
            <text:p>392349</text:p>
          </table:table-cell>
          <table:table-cell office:value-type="float" office:value="393815" table:style-name="ce1">
            <text:p>393815</text:p>
          </table:table-cell>
          <table:table-cell office:value-type="float" office:value="395355" table:style-name="ce1">
            <text:p>395355</text:p>
          </table:table-cell>
          <table:table-cell office:value-type="float" office:value="396914" table:style-name="ce1">
            <text:p>396914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Mongolia</text:p>
          </table:table-cell>
          <table:table-cell office:value-type="string" table:style-name="ce1">
            <text:p>MNG</text:p>
          </table:table-cell>
          <table:table-cell office:value-type="float" office:value="340918" table:style-name="ce1">
            <text:p>340918</text:p>
          </table:table-cell>
          <table:table-cell office:value-type="float" office:value="370105" table:style-name="ce1">
            <text:p>370105</text:p>
          </table:table-cell>
          <table:table-cell office:value-type="float" office:value="401801" table:style-name="ce1">
            <text:p>401801</text:p>
          </table:table-cell>
          <table:table-cell office:value-type="float" office:value="427961" table:style-name="ce1">
            <text:p>427961</text:p>
          </table:table-cell>
          <table:table-cell office:value-type="float" office:value="446838" table:style-name="ce1">
            <text:p>446838</text:p>
          </table:table-cell>
          <table:table-cell office:value-type="float" office:value="466255" table:style-name="ce1">
            <text:p>466255</text:p>
          </table:table-cell>
          <table:table-cell office:value-type="float" office:value="486159" table:style-name="ce1">
            <text:p>486159</text:p>
          </table:table-cell>
          <table:table-cell office:value-type="float" office:value="506593" table:style-name="ce1">
            <text:p>506593</text:p>
          </table:table-cell>
          <table:table-cell office:value-type="float" office:value="527711" table:style-name="ce1">
            <text:p>527711</text:p>
          </table:table-cell>
          <table:table-cell office:value-type="float" office:value="550748" table:style-name="ce1">
            <text:p>550748</text:p>
          </table:table-cell>
          <table:table-cell office:value-type="float" office:value="576136" table:style-name="ce1">
            <text:p>576136</text:p>
          </table:table-cell>
          <table:table-cell office:value-type="float" office:value="602813" table:style-name="ce1">
            <text:p>602813</text:p>
          </table:table-cell>
          <table:table-cell office:value-type="float" office:value="630729" table:style-name="ce1">
            <text:p>630729</text:p>
          </table:table-cell>
          <table:table-cell office:value-type="float" office:value="659682" table:style-name="ce1">
            <text:p>659682</text:p>
          </table:table-cell>
          <table:table-cell office:value-type="float" office:value="689479" table:style-name="ce1">
            <text:p>689479</text:p>
          </table:table-cell>
          <table:table-cell office:value-type="float" office:value="719939" table:style-name="ce1">
            <text:p>719939</text:p>
          </table:table-cell>
          <table:table-cell office:value-type="float" office:value="751018" table:style-name="ce1">
            <text:p>751018</text:p>
          </table:table-cell>
          <table:table-cell office:value-type="float" office:value="782715" table:style-name="ce1">
            <text:p>782715</text:p>
          </table:table-cell>
          <table:table-cell office:value-type="float" office:value="815218" table:style-name="ce1">
            <text:p>815218</text:p>
          </table:table-cell>
          <table:table-cell office:value-type="float" office:value="847642" table:style-name="ce1">
            <text:p>847642</text:p>
          </table:table-cell>
          <table:table-cell office:value-type="float" office:value="880006" table:style-name="ce1">
            <text:p>880006</text:p>
          </table:table-cell>
          <table:table-cell office:value-type="float" office:value="913127" table:style-name="ce1">
            <text:p>913127</text:p>
          </table:table-cell>
          <table:table-cell office:value-type="float" office:value="946960" table:style-name="ce1">
            <text:p>946960</text:p>
          </table:table-cell>
          <table:table-cell office:value-type="float" office:value="981984" table:style-name="ce1">
            <text:p>981984</text:p>
          </table:table-cell>
          <table:table-cell office:value-type="float" office:value="1018844" table:style-name="ce1">
            <text:p>1018844</text:p>
          </table:table-cell>
          <table:table-cell office:value-type="float" office:value="1057806" table:style-name="ce1">
            <text:p>1057806</text:p>
          </table:table-cell>
          <table:table-cell office:value-type="float" office:value="1099382" table:style-name="ce1">
            <text:p>1099382</text:p>
          </table:table-cell>
          <table:table-cell office:value-type="float" office:value="1143045" table:style-name="ce1">
            <text:p>1143045</text:p>
          </table:table-cell>
          <table:table-cell office:value-type="float" office:value="1186959" table:style-name="ce1">
            <text:p>1186959</text:p>
          </table:table-cell>
          <table:table-cell office:value-type="float" office:value="1222043" table:style-name="ce1">
            <text:p>1222043</text:p>
          </table:table-cell>
          <table:table-cell office:value-type="float" office:value="1245683" table:style-name="ce1">
            <text:p>1245683</text:p>
          </table:table-cell>
          <table:table-cell office:value-type="float" office:value="1263926" table:style-name="ce1">
            <text:p>1263926</text:p>
          </table:table-cell>
          <table:table-cell office:value-type="float" office:value="1277497" table:style-name="ce1">
            <text:p>1277497</text:p>
          </table:table-cell>
          <table:table-cell office:value-type="float" office:value="1287673" table:style-name="ce1">
            <text:p>1287673</text:p>
          </table:table-cell>
          <table:table-cell office:value-type="float" office:value="1296484" table:style-name="ce1">
            <text:p>1296484</text:p>
          </table:table-cell>
          <table:table-cell office:value-type="float" office:value="1305400" table:style-name="ce1">
            <text:p>1305400</text:p>
          </table:table-cell>
          <table:table-cell office:value-type="float" office:value="1314886" table:style-name="ce1">
            <text:p>1314886</text:p>
          </table:table-cell>
          <table:table-cell office:value-type="float" office:value="1324665" table:style-name="ce1">
            <text:p>1324665</text:p>
          </table:table-cell>
          <table:table-cell office:value-type="float" office:value="1334888" table:style-name="ce1">
            <text:p>1334888</text:p>
          </table:table-cell>
          <table:table-cell office:value-type="float" office:value="1345456" table:style-name="ce1">
            <text:p>1345456</text:p>
          </table:table-cell>
          <table:table-cell office:value-type="float" office:value="1369728" table:style-name="ce1">
            <text:p>1369728</text:p>
          </table:table-cell>
          <table:table-cell office:value-type="float" office:value="1408815" table:style-name="ce1">
            <text:p>1408815</text:p>
          </table:table-cell>
          <table:table-cell office:value-type="float" office:value="1449095" table:style-name="ce1">
            <text:p>1449095</text:p>
          </table:table-cell>
          <table:table-cell office:value-type="float" office:value="1490760" table:style-name="ce1">
            <text:p>1490760</text:p>
          </table:table-cell>
          <table:table-cell office:value-type="float" office:value="1533999" table:style-name="ce1">
            <text:p>1533999</text:p>
          </table:table-cell>
          <table:table-cell office:value-type="float" office:value="1578878" table:style-name="ce1">
            <text:p>1578878</text:p>
          </table:table-cell>
          <table:table-cell office:value-type="float" office:value="1625533" table:style-name="ce1">
            <text:p>1625533</text:p>
          </table:table-cell>
          <table:table-cell office:value-type="float" office:value="1674000" table:style-name="ce1">
            <text:p>1674000</text:p>
          </table:table-cell>
          <table:table-cell office:value-type="float" office:value="1724561" table:style-name="ce1">
            <text:p>1724561</text:p>
          </table:table-cell>
          <table:table-cell office:value-type="float" office:value="1777401" table:style-name="ce1">
            <text:p>1777401</text:p>
          </table:table-cell>
          <table:table-cell office:value-type="float" office:value="1832861" table:style-name="ce1">
            <text:p>1832861</text:p>
          </table:table-cell>
          <table:table-cell office:value-type="float" office:value="1891014" table:style-name="ce1">
            <text:p>1891014</text:p>
          </table:table-cell>
          <table:table-cell office:value-type="float" office:value="1951009" table:style-name="ce1">
            <text:p>1951009</text:p>
          </table:table-cell>
          <table:table-cell office:value-type="float" office:value="2011886" table:style-name="ce1">
            <text:p>2011886</text:p>
          </table:table-cell>
          <table:table-cell office:value-type="float" office:value="2072468" table:style-name="ce1">
            <text:p>207246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Northern Mariana Islands</text:p>
          </table:table-cell>
          <table:table-cell office:value-type="string" table:style-name="ce1">
            <text:p>MNP</text:p>
          </table:table-cell>
          <table:table-cell office:value-type="float" office:value="5158" table:style-name="ce1">
            <text:p>5158</text:p>
          </table:table-cell>
          <table:table-cell office:value-type="float" office:value="5453" table:style-name="ce1">
            <text:p>5453</text:p>
          </table:table-cell>
          <table:table-cell office:value-type="float" office:value="5720" table:style-name="ce1">
            <text:p>5720</text:p>
          </table:table-cell>
          <table:table-cell office:value-type="float" office:value="5973" table:style-name="ce1">
            <text:p>5973</text:p>
          </table:table-cell>
          <table:table-cell office:value-type="float" office:value="6243" table:style-name="ce1">
            <text:p>6243</text:p>
          </table:table-cell>
          <table:table-cell office:value-type="float" office:value="6556" table:style-name="ce1">
            <text:p>6556</text:p>
          </table:table-cell>
          <table:table-cell office:value-type="float" office:value="6920" table:style-name="ce1">
            <text:p>6920</text:p>
          </table:table-cell>
          <table:table-cell office:value-type="float" office:value="7330" table:style-name="ce1">
            <text:p>7330</text:p>
          </table:table-cell>
          <table:table-cell office:value-type="float" office:value="7956" table:style-name="ce1">
            <text:p>7956</text:p>
          </table:table-cell>
          <table:table-cell office:value-type="float" office:value="8602" table:style-name="ce1">
            <text:p>8602</text:p>
          </table:table-cell>
          <table:table-cell office:value-type="float" office:value="9250" table:style-name="ce1">
            <text:p>9250</text:p>
          </table:table-cell>
          <table:table-cell office:value-type="float" office:value="9917" table:style-name="ce1">
            <text:p>9917</text:p>
          </table:table-cell>
          <table:table-cell office:value-type="float" office:value="10609" table:style-name="ce1">
            <text:p>10609</text:p>
          </table:table-cell>
          <table:table-cell office:value-type="float" office:value="11287" table:style-name="ce1">
            <text:p>11287</text:p>
          </table:table-cell>
          <table:table-cell office:value-type="float" office:value="11835" table:style-name="ce1">
            <text:p>11835</text:p>
          </table:table-cell>
          <table:table-cell office:value-type="float" office:value="12270" table:style-name="ce1">
            <text:p>12270</text:p>
          </table:table-cell>
          <table:table-cell office:value-type="float" office:value="12560" table:style-name="ce1">
            <text:p>12560</text:p>
          </table:table-cell>
          <table:table-cell office:value-type="float" office:value="12750" table:style-name="ce1">
            <text:p>12750</text:p>
          </table:table-cell>
          <table:table-cell office:value-type="float" office:value="13028" table:style-name="ce1">
            <text:p>13028</text:p>
          </table:table-cell>
          <table:table-cell office:value-type="float" office:value="13655" table:style-name="ce1">
            <text:p>13655</text:p>
          </table:table-cell>
          <table:table-cell office:value-type="float" office:value="14795" table:style-name="ce1">
            <text:p>14795</text:p>
          </table:table-cell>
          <table:table-cell office:value-type="float" office:value="16470" table:style-name="ce1">
            <text:p>16470</text:p>
          </table:table-cell>
          <table:table-cell office:value-type="float" office:value="18707" table:style-name="ce1">
            <text:p>18707</text:p>
          </table:table-cell>
          <table:table-cell office:value-type="float" office:value="21333" table:style-name="ce1">
            <text:p>21333</text:p>
          </table:table-cell>
          <table:table-cell office:value-type="float" office:value="24100" table:style-name="ce1">
            <text:p>24100</text:p>
          </table:table-cell>
          <table:table-cell office:value-type="float" office:value="26816" table:style-name="ce1">
            <text:p>26816</text:p>
          </table:table-cell>
          <table:table-cell office:value-type="float" office:value="29417" table:style-name="ce1">
            <text:p>29417</text:p>
          </table:table-cell>
          <table:table-cell office:value-type="float" office:value="31944" table:style-name="ce1">
            <text:p>31944</text:p>
          </table:table-cell>
          <table:table-cell office:value-type="float" office:value="34426" table:style-name="ce1">
            <text:p>34426</text:p>
          </table:table-cell>
          <table:table-cell office:value-type="float" office:value="36927" table:style-name="ce1">
            <text:p>36927</text:p>
          </table:table-cell>
          <table:table-cell office:value-type="float" office:value="39457" table:style-name="ce1">
            <text:p>39457</text:p>
          </table:table-cell>
          <table:table-cell office:value-type="float" office:value="41906" table:style-name="ce1">
            <text:p>41906</text:p>
          </table:table-cell>
          <table:table-cell office:value-type="float" office:value="44319" table:style-name="ce1">
            <text:p>44319</text:p>
          </table:table-cell>
          <table:table-cell office:value-type="float" office:value="46714" table:style-name="ce1">
            <text:p>46714</text:p>
          </table:table-cell>
          <table:table-cell office:value-type="float" office:value="49112" table:style-name="ce1">
            <text:p>49112</text:p>
          </table:table-cell>
          <table:table-cell office:value-type="float" office:value="51511" table:style-name="ce1">
            <text:p>51511</text:p>
          </table:table-cell>
          <table:table-cell office:value-type="float" office:value="54015" table:style-name="ce1">
            <text:p>54015</text:p>
          </table:table-cell>
          <table:table-cell office:value-type="float" office:value="56509" table:style-name="ce1">
            <text:p>56509</text:p>
          </table:table-cell>
          <table:table-cell office:value-type="float" office:value="58779" table:style-name="ce1">
            <text:p>58779</text:p>
          </table:table-cell>
          <table:table-cell office:value-type="float" office:value="60569" table:style-name="ce1">
            <text:p>60569</text:p>
          </table:table-cell>
          <table:table-cell office:value-type="float" office:value="61670" table:style-name="ce1">
            <text:p>61670</text:p>
          </table:table-cell>
          <table:table-cell office:value-type="float" office:value="61972" table:style-name="ce1">
            <text:p>61972</text:p>
          </table:table-cell>
          <table:table-cell office:value-type="float" office:value="61643" table:style-name="ce1">
            <text:p>61643</text:p>
          </table:table-cell>
          <table:table-cell office:value-type="float" office:value="60756" table:style-name="ce1">
            <text:p>60756</text:p>
          </table:table-cell>
          <table:table-cell office:value-type="float" office:value="59438" table:style-name="ce1">
            <text:p>59438</text:p>
          </table:table-cell>
          <table:table-cell office:value-type="float" office:value="57805" table:style-name="ce1">
            <text:p>57805</text:p>
          </table:table-cell>
          <table:table-cell office:value-type="float" office:value="55847" table:style-name="ce1">
            <text:p>55847</text:p>
          </table:table-cell>
          <table:table-cell office:value-type="float" office:value="53615" table:style-name="ce1">
            <text:p>53615</text:p>
          </table:table-cell>
          <table:table-cell office:value-type="float" office:value="51382" table:style-name="ce1">
            <text:p>51382</text:p>
          </table:table-cell>
          <table:table-cell office:value-type="float" office:value="49494" table:style-name="ce1">
            <text:p>49494</text:p>
          </table:table-cell>
          <table:table-cell office:value-type="float" office:value="48191" table:style-name="ce1">
            <text:p>48191</text:p>
          </table:table-cell>
          <table:table-cell office:value-type="float" office:value="47599" table:style-name="ce1">
            <text:p>47599</text:p>
          </table:table-cell>
          <table:table-cell office:value-type="float" office:value="47641" table:style-name="ce1">
            <text:p>47641</text:p>
          </table:table-cell>
          <table:table-cell office:value-type="float" office:value="48112" table:style-name="ce1">
            <text:p>48112</text:p>
          </table:table-cell>
          <table:table-cell office:value-type="float" office:value="48690" table:style-name="ce1">
            <text:p>48690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Mozambique</text:p>
          </table:table-cell>
          <table:table-cell office:value-type="string" table:style-name="ce1">
            <text:p>MOZ</text:p>
          </table:table-cell>
          <table:table-cell office:value-type="float" office:value="357354" table:style-name="ce1">
            <text:p>357354</text:p>
          </table:table-cell>
          <table:table-cell office:value-type="float" office:value="378266" table:style-name="ce1">
            <text:p>378266</text:p>
          </table:table-cell>
          <table:table-cell office:value-type="float" office:value="401201" table:style-name="ce1">
            <text:p>401201</text:p>
          </table:table-cell>
          <table:table-cell office:value-type="float" office:value="425540" table:style-name="ce1">
            <text:p>425540</text:p>
          </table:table-cell>
          <table:table-cell office:value-type="float" office:value="451581" table:style-name="ce1">
            <text:p>451581</text:p>
          </table:table-cell>
          <table:table-cell office:value-type="float" office:value="479151" table:style-name="ce1">
            <text:p>479151</text:p>
          </table:table-cell>
          <table:table-cell office:value-type="float" office:value="508603" table:style-name="ce1">
            <text:p>508603</text:p>
          </table:table-cell>
          <table:table-cell office:value-type="float" office:value="539963" table:style-name="ce1">
            <text:p>539963</text:p>
          </table:table-cell>
          <table:table-cell office:value-type="float" office:value="573384" table:style-name="ce1">
            <text:p>573384</text:p>
          </table:table-cell>
          <table:table-cell office:value-type="float" office:value="608744" table:style-name="ce1">
            <text:p>608744</text:p>
          </table:table-cell>
          <table:table-cell office:value-type="float" office:value="646400" table:style-name="ce1">
            <text:p>646400</text:p>
          </table:table-cell>
          <table:table-cell office:value-type="float" office:value="697001" table:style-name="ce1">
            <text:p>697001</text:p>
          </table:table-cell>
          <table:table-cell office:value-type="float" office:value="761216" table:style-name="ce1">
            <text:p>761216</text:p>
          </table:table-cell>
          <table:table-cell office:value-type="float" office:value="831391" table:style-name="ce1">
            <text:p>831391</text:p>
          </table:table-cell>
          <table:table-cell office:value-type="float" office:value="908951" table:style-name="ce1">
            <text:p>908951</text:p>
          </table:table-cell>
          <table:table-cell office:value-type="float" office:value="995030" table:style-name="ce1">
            <text:p>995030</text:p>
          </table:table-cell>
          <table:table-cell office:value-type="float" office:value="1090756" table:style-name="ce1">
            <text:p>1090756</text:p>
          </table:table-cell>
          <table:table-cell office:value-type="float" office:value="1196128" table:style-name="ce1">
            <text:p>1196128</text:p>
          </table:table-cell>
          <table:table-cell office:value-type="float" office:value="1311321" table:style-name="ce1">
            <text:p>1311321</text:p>
          </table:table-cell>
          <table:table-cell office:value-type="float" office:value="1435315" table:style-name="ce1">
            <text:p>1435315</text:p>
          </table:table-cell>
          <table:table-cell office:value-type="float" office:value="1567366" table:style-name="ce1">
            <text:p>1567366</text:p>
          </table:table-cell>
          <table:table-cell office:value-type="float" office:value="1718228" table:style-name="ce1">
            <text:p>1718228</text:p>
          </table:table-cell>
          <table:table-cell office:value-type="float" office:value="1881159" table:style-name="ce1">
            <text:p>1881159</text:p>
          </table:table-cell>
          <table:table-cell office:value-type="float" office:value="2052145" table:style-name="ce1">
            <text:p>2052145</text:p>
          </table:table-cell>
          <table:table-cell office:value-type="float" office:value="2226922" table:style-name="ce1">
            <text:p>2226922</text:p>
          </table:table-cell>
          <table:table-cell office:value-type="float" office:value="2401252" table:style-name="ce1">
            <text:p>2401252</text:p>
          </table:table-cell>
          <table:table-cell office:value-type="float" office:value="2570672" table:style-name="ce1">
            <text:p>2570672</text:p>
          </table:table-cell>
          <table:table-cell office:value-type="float" office:value="2735615" table:style-name="ce1">
            <text:p>2735615</text:p>
          </table:table-cell>
          <table:table-cell office:value-type="float" office:value="2907292" table:style-name="ce1">
            <text:p>2907292</text:p>
          </table:table-cell>
          <table:table-cell office:value-type="float" office:value="3103688" table:style-name="ce1">
            <text:p>3103688</text:p>
          </table:table-cell>
          <table:table-cell office:value-type="float" office:value="3342993" table:style-name="ce1">
            <text:p>3342993</text:p>
          </table:table-cell>
          <table:table-cell office:value-type="float" office:value="3496779" table:style-name="ce1">
            <text:p>3496779</text:p>
          </table:table-cell>
          <table:table-cell office:value-type="float" office:value="3690196" table:style-name="ce1">
            <text:p>3690196</text:p>
          </table:table-cell>
          <table:table-cell office:value-type="float" office:value="3912504" table:style-name="ce1">
            <text:p>3912504</text:p>
          </table:table-cell>
          <table:table-cell office:value-type="float" office:value="4145569" table:style-name="ce1">
            <text:p>4145569</text:p>
          </table:table-cell>
          <table:table-cell office:value-type="float" office:value="4375307" table:style-name="ce1">
            <text:p>4375307</text:p>
          </table:table-cell>
          <table:table-cell office:value-type="float" office:value="4597151" table:style-name="ce1">
            <text:p>4597151</text:p>
          </table:table-cell>
          <table:table-cell office:value-type="float" office:value="4814681" table:style-name="ce1">
            <text:p>4814681</text:p>
          </table:table-cell>
          <table:table-cell office:value-type="float" office:value="4977360" table:style-name="ce1">
            <text:p>4977360</text:p>
          </table:table-cell>
          <table:table-cell office:value-type="float" office:value="5140260" table:style-name="ce1">
            <text:p>5140260</text:p>
          </table:table-cell>
          <table:table-cell office:value-type="float" office:value="5314615" table:style-name="ce1">
            <text:p>5314615</text:p>
          </table:table-cell>
          <table:table-cell office:value-type="float" office:value="5501838" table:style-name="ce1">
            <text:p>5501838</text:p>
          </table:table-cell>
          <table:table-cell office:value-type="float" office:value="5699551" table:style-name="ce1">
            <text:p>5699551</text:p>
          </table:table-cell>
          <table:table-cell office:value-type="float" office:value="5906208" table:style-name="ce1">
            <text:p>5906208</text:p>
          </table:table-cell>
          <table:table-cell office:value-type="float" office:value="6119596" table:style-name="ce1">
            <text:p>6119596</text:p>
          </table:table-cell>
          <table:table-cell office:value-type="float" office:value="6337792" table:style-name="ce1">
            <text:p>6337792</text:p>
          </table:table-cell>
          <table:table-cell office:value-type="float" office:value="6560921" table:style-name="ce1">
            <text:p>6560921</text:p>
          </table:table-cell>
          <table:table-cell office:value-type="float" office:value="6789280" table:style-name="ce1">
            <text:p>6789280</text:p>
          </table:table-cell>
          <table:table-cell office:value-type="float" office:value="7024472" table:style-name="ce1">
            <text:p>7024472</text:p>
          </table:table-cell>
          <table:table-cell office:value-type="float" office:value="7270521" table:style-name="ce1">
            <text:p>7270521</text:p>
          </table:table-cell>
          <table:table-cell office:value-type="float" office:value="7528707" table:style-name="ce1">
            <text:p>7528707</text:p>
          </table:table-cell>
          <table:table-cell office:value-type="float" office:value="7800026" table:style-name="ce1">
            <text:p>7800026</text:p>
          </table:table-cell>
          <table:table-cell office:value-type="float" office:value="8084514" table:style-name="ce1">
            <text:p>8084514</text:p>
          </table:table-cell>
          <table:table-cell office:value-type="float" office:value="8381891" table:style-name="ce1">
            <text:p>8381891</text:p>
          </table:table-cell>
          <table:table-cell office:value-type="float" office:value="8691246" table:style-name="ce1">
            <text:p>8691246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Mauritania</text:p>
          </table:table-cell>
          <table:table-cell office:value-type="string" table:style-name="ce1">
            <text:p>MRT</text:p>
          </table:table-cell>
          <table:table-cell office:value-type="float" office:value="59042" table:style-name="ce1">
            <text:p>59042</text:p>
          </table:table-cell>
          <table:table-cell office:value-type="float" office:value="65668" table:style-name="ce1">
            <text:p>65668</text:p>
          </table:table-cell>
          <table:table-cell office:value-type="float" office:value="73016" table:style-name="ce1">
            <text:p>73016</text:p>
          </table:table-cell>
          <table:table-cell office:value-type="float" office:value="81162" table:style-name="ce1">
            <text:p>81162</text:p>
          </table:table-cell>
          <table:table-cell office:value-type="float" office:value="90178" table:style-name="ce1">
            <text:p>90178</text:p>
          </table:table-cell>
          <table:table-cell office:value-type="float" office:value="100130" table:style-name="ce1">
            <text:p>100130</text:p>
          </table:table-cell>
          <table:table-cell office:value-type="float" office:value="111119" table:style-name="ce1">
            <text:p>111119</text:p>
          </table:table-cell>
          <table:table-cell office:value-type="float" office:value="123244" table:style-name="ce1">
            <text:p>123244</text:p>
          </table:table-cell>
          <table:table-cell office:value-type="float" office:value="136597" table:style-name="ce1">
            <text:p>136597</text:p>
          </table:table-cell>
          <table:table-cell office:value-type="float" office:value="151234" table:style-name="ce1">
            <text:p>151234</text:p>
          </table:table-cell>
          <table:table-cell office:value-type="float" office:value="167327" table:style-name="ce1">
            <text:p>167327</text:p>
          </table:table-cell>
          <table:table-cell office:value-type="float" office:value="184965" table:style-name="ce1">
            <text:p>184965</text:p>
          </table:table-cell>
          <table:table-cell office:value-type="float" office:value="204280" table:style-name="ce1">
            <text:p>204280</text:p>
          </table:table-cell>
          <table:table-cell office:value-type="float" office:value="225327" table:style-name="ce1">
            <text:p>225327</text:p>
          </table:table-cell>
          <table:table-cell office:value-type="float" office:value="248303" table:style-name="ce1">
            <text:p>248303</text:p>
          </table:table-cell>
          <table:table-cell office:value-type="float" office:value="273298" table:style-name="ce1">
            <text:p>273298</text:p>
          </table:table-cell>
          <table:table-cell office:value-type="float" office:value="300484" table:style-name="ce1">
            <text:p>300484</text:p>
          </table:table-cell>
          <table:table-cell office:value-type="float" office:value="328356" table:style-name="ce1">
            <text:p>328356</text:p>
          </table:table-cell>
          <table:table-cell office:value-type="float" office:value="356762" table:style-name="ce1">
            <text:p>356762</text:p>
          </table:table-cell>
          <table:table-cell office:value-type="float" office:value="387238" table:style-name="ce1">
            <text:p>387238</text:p>
          </table:table-cell>
          <table:table-cell office:value-type="float" office:value="419894" table:style-name="ce1">
            <text:p>419894</text:p>
          </table:table-cell>
          <table:table-cell office:value-type="float" office:value="454790" table:style-name="ce1">
            <text:p>454790</text:p>
          </table:table-cell>
          <table:table-cell office:value-type="float" office:value="492085" table:style-name="ce1">
            <text:p>492085</text:p>
          </table:table-cell>
          <table:table-cell office:value-type="float" office:value="531771" table:style-name="ce1">
            <text:p>531771</text:p>
          </table:table-cell>
          <table:table-cell office:value-type="float" office:value="573871" table:style-name="ce1">
            <text:p>573871</text:p>
          </table:table-cell>
          <table:table-cell office:value-type="float" office:value="618293" table:style-name="ce1">
            <text:p>618293</text:p>
          </table:table-cell>
          <table:table-cell office:value-type="float" office:value="665161" table:style-name="ce1">
            <text:p>665161</text:p>
          </table:table-cell>
          <table:table-cell office:value-type="float" office:value="714525" table:style-name="ce1">
            <text:p>714525</text:p>
          </table:table-cell>
          <table:table-cell office:value-type="float" office:value="762319" table:style-name="ce1">
            <text:p>762319</text:p>
          </table:table-cell>
          <table:table-cell office:value-type="float" office:value="798396" table:style-name="ce1">
            <text:p>798396</text:p>
          </table:table-cell>
          <table:table-cell office:value-type="float" office:value="836280" table:style-name="ce1">
            <text:p>836280</text:p>
          </table:table-cell>
          <table:table-cell office:value-type="float" office:value="876092" table:style-name="ce1">
            <text:p>876092</text:p>
          </table:table-cell>
          <table:table-cell office:value-type="float" office:value="917889" table:style-name="ce1">
            <text:p>917889</text:p>
          </table:table-cell>
          <table:table-cell office:value-type="float" office:value="961745" table:style-name="ce1">
            <text:p>961745</text:p>
          </table:table-cell>
          <table:table-cell office:value-type="float" office:value="1007840" table:style-name="ce1">
            <text:p>1007840</text:p>
          </table:table-cell>
          <table:table-cell office:value-type="float" office:value="1056213" table:style-name="ce1">
            <text:p>1056213</text:p>
          </table:table-cell>
          <table:table-cell office:value-type="float" office:value="1106916" table:style-name="ce1">
            <text:p>1106916</text:p>
          </table:table-cell>
          <table:table-cell office:value-type="float" office:value="1159970" table:style-name="ce1">
            <text:p>1159970</text:p>
          </table:table-cell>
          <table:table-cell office:value-type="float" office:value="1215577" table:style-name="ce1">
            <text:p>1215577</text:p>
          </table:table-cell>
          <table:table-cell office:value-type="float" office:value="1273931" table:style-name="ce1">
            <text:p>1273931</text:p>
          </table:table-cell>
          <table:table-cell office:value-type="float" office:value="1335212" table:style-name="ce1">
            <text:p>1335212</text:p>
          </table:table-cell>
          <table:table-cell office:value-type="float" office:value="1399453" table:style-name="ce1">
            <text:p>1399453</text:p>
          </table:table-cell>
          <table:table-cell office:value-type="float" office:value="1466336" table:style-name="ce1">
            <text:p>1466336</text:p>
          </table:table-cell>
          <table:table-cell office:value-type="float" office:value="1535235" table:style-name="ce1">
            <text:p>1535235</text:p>
          </table:table-cell>
          <table:table-cell office:value-type="float" office:value="1605232" table:style-name="ce1">
            <text:p>1605232</text:p>
          </table:table-cell>
          <table:table-cell office:value-type="float" office:value="1675672" table:style-name="ce1">
            <text:p>1675672</text:p>
          </table:table-cell>
          <table:table-cell office:value-type="float" office:value="1746208" table:style-name="ce1">
            <text:p>1746208</text:p>
          </table:table-cell>
          <table:table-cell office:value-type="float" office:value="1816977" table:style-name="ce1">
            <text:p>1816977</text:p>
          </table:table-cell>
          <table:table-cell office:value-type="float" office:value="1888350" table:style-name="ce1">
            <text:p>1888350</text:p>
          </table:table-cell>
          <table:table-cell office:value-type="float" office:value="1961079" table:style-name="ce1">
            <text:p>1961079</text:p>
          </table:table-cell>
          <table:table-cell office:value-type="float" office:value="2035677" table:style-name="ce1">
            <text:p>2035677</text:p>
          </table:table-cell>
          <table:table-cell office:value-type="float" office:value="2112254" table:style-name="ce1">
            <text:p>2112254</text:p>
          </table:table-cell>
          <table:table-cell office:value-type="float" office:value="2190699" table:style-name="ce1">
            <text:p>2190699</text:p>
          </table:table-cell>
          <table:table-cell office:value-type="float" office:value="2270787" table:style-name="ce1">
            <text:p>2270787</text:p>
          </table:table-cell>
          <table:table-cell office:value-type="float" office:value="2352201" table:style-name="ce1">
            <text:p>235220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Mauritius</text:p>
          </table:table-cell>
          <table:table-cell office:value-type="string" table:style-name="ce1">
            <text:p>MUS</text:p>
          </table:table-cell>
          <table:table-cell office:value-type="float" office:value="218753" table:style-name="ce1">
            <text:p>218753</text:p>
          </table:table-cell>
          <table:table-cell office:value-type="float" office:value="228986" table:style-name="ce1">
            <text:p>228986</text:p>
          </table:table-cell>
          <table:table-cell office:value-type="float" office:value="238840" table:style-name="ce1">
            <text:p>238840</text:p>
          </table:table-cell>
          <table:table-cell office:value-type="float" office:value="252004" table:style-name="ce1">
            <text:p>252004</text:p>
          </table:table-cell>
          <table:table-cell office:value-type="float" office:value="265267" table:style-name="ce1">
            <text:p>265267</text:p>
          </table:table-cell>
          <table:table-cell office:value-type="float" office:value="278602" table:style-name="ce1">
            <text:p>278602</text:p>
          </table:table-cell>
          <table:table-cell office:value-type="float" office:value="292049" table:style-name="ce1">
            <text:p>292049</text:p>
          </table:table-cell>
          <table:table-cell office:value-type="float" office:value="305610" table:style-name="ce1">
            <text:p>305610</text:p>
          </table:table-cell>
          <table:table-cell office:value-type="float" office:value="319317" table:style-name="ce1">
            <text:p>319317</text:p>
          </table:table-cell>
          <table:table-cell office:value-type="float" office:value="333151" table:style-name="ce1">
            <text:p>333151</text:p>
          </table:table-cell>
          <table:table-cell office:value-type="float" office:value="347184" table:style-name="ce1">
            <text:p>347184</text:p>
          </table:table-cell>
          <table:table-cell office:value-type="float" office:value="361389" table:style-name="ce1">
            <text:p>361389</text:p>
          </table:table-cell>
          <table:table-cell office:value-type="float" office:value="375755" table:style-name="ce1">
            <text:p>375755</text:p>
          </table:table-cell>
          <table:table-cell office:value-type="float" office:value="379491" table:style-name="ce1">
            <text:p>379491</text:p>
          </table:table-cell>
          <table:table-cell office:value-type="float" office:value="383371" table:style-name="ce1">
            <text:p>383371</text:p>
          </table:table-cell>
          <table:table-cell office:value-type="float" office:value="387512" table:style-name="ce1">
            <text:p>387512</text:p>
          </table:table-cell>
          <table:table-cell office:value-type="float" office:value="391829" table:style-name="ce1">
            <text:p>391829</text:p>
          </table:table-cell>
          <table:table-cell office:value-type="float" office:value="396239" table:style-name="ce1">
            <text:p>396239</text:p>
          </table:table-cell>
          <table:table-cell office:value-type="float" office:value="399416" table:style-name="ce1">
            <text:p>399416</text:p>
          </table:table-cell>
          <table:table-cell office:value-type="float" office:value="404358" table:style-name="ce1">
            <text:p>404358</text:p>
          </table:table-cell>
          <table:table-cell office:value-type="float" office:value="409127" table:style-name="ce1">
            <text:p>409127</text:p>
          </table:table-cell>
          <table:table-cell office:value-type="float" office:value="413108" table:style-name="ce1">
            <text:p>413108</text:p>
          </table:table-cell>
          <table:table-cell office:value-type="float" office:value="416035" table:style-name="ce1">
            <text:p>416035</text:p>
          </table:table-cell>
          <table:table-cell office:value-type="float" office:value="417715" table:style-name="ce1">
            <text:p>417715</text:p>
          </table:table-cell>
          <table:table-cell office:value-type="float" office:value="425254" table:style-name="ce1">
            <text:p>425254</text:p>
          </table:table-cell>
          <table:table-cell office:value-type="float" office:value="431938" table:style-name="ce1">
            <text:p>431938</text:p>
          </table:table-cell>
          <table:table-cell office:value-type="float" office:value="438482" table:style-name="ce1">
            <text:p>438482</text:p>
          </table:table-cell>
          <table:table-cell office:value-type="float" office:value="445028" table:style-name="ce1">
            <text:p>445028</text:p>
          </table:table-cell>
          <table:table-cell office:value-type="float" office:value="451399" table:style-name="ce1">
            <text:p>451399</text:p>
          </table:table-cell>
          <table:table-cell office:value-type="float" office:value="458181" table:style-name="ce1">
            <text:p>458181</text:p>
          </table:table-cell>
          <table:table-cell office:value-type="float" office:value="464802" table:style-name="ce1">
            <text:p>464802</text:p>
          </table:table-cell>
          <table:table-cell office:value-type="float" office:value="468530" table:style-name="ce1">
            <text:p>468530</text:p>
          </table:table-cell>
          <table:table-cell office:value-type="float" office:value="473391" table:style-name="ce1">
            <text:p>473391</text:p>
          </table:table-cell>
          <table:table-cell office:value-type="float" office:value="477687" table:style-name="ce1">
            <text:p>477687</text:p>
          </table:table-cell>
          <table:table-cell office:value-type="float" office:value="483053" table:style-name="ce1">
            <text:p>483053</text:p>
          </table:table-cell>
          <table:table-cell office:value-type="float" office:value="485844" table:style-name="ce1">
            <text:p>485844</text:p>
          </table:table-cell>
          <table:table-cell office:value-type="float" office:value="489444" table:style-name="ce1">
            <text:p>489444</text:p>
          </table:table-cell>
          <table:table-cell office:value-type="float" office:value="494198" table:style-name="ce1">
            <text:p>494198</text:p>
          </table:table-cell>
          <table:table-cell office:value-type="float" office:value="498006" table:style-name="ce1">
            <text:p>498006</text:p>
          </table:table-cell>
          <table:table-cell office:value-type="float" office:value="502932" table:style-name="ce1">
            <text:p>502932</text:p>
          </table:table-cell>
          <table:table-cell office:value-type="float" office:value="506439" table:style-name="ce1">
            <text:p>506439</text:p>
          </table:table-cell>
          <table:table-cell office:value-type="float" office:value="507943" table:style-name="ce1">
            <text:p>507943</text:p>
          </table:table-cell>
          <table:table-cell office:value-type="float" office:value="508952" table:style-name="ce1">
            <text:p>508952</text:p>
          </table:table-cell>
          <table:table-cell office:value-type="float" office:value="510101" table:style-name="ce1">
            <text:p>510101</text:p>
          </table:table-cell>
          <table:table-cell office:value-type="float" office:value="510746" table:style-name="ce1">
            <text:p>510746</text:p>
          </table:table-cell>
          <table:table-cell office:value-type="float" office:value="511212" table:style-name="ce1">
            <text:p>511212</text:p>
          </table:table-cell>
          <table:table-cell office:value-type="float" office:value="511022" table:style-name="ce1">
            <text:p>511022</text:p>
          </table:table-cell>
          <table:table-cell office:value-type="float" office:value="510765" table:style-name="ce1">
            <text:p>510765</text:p>
          </table:table-cell>
          <table:table-cell office:value-type="float" office:value="510027" table:style-name="ce1">
            <text:p>510027</text:p>
          </table:table-cell>
          <table:table-cell office:value-type="float" office:value="508789" table:style-name="ce1">
            <text:p>508789</text:p>
          </table:table-cell>
          <table:table-cell office:value-type="float" office:value="507400" table:style-name="ce1">
            <text:p>507400</text:p>
          </table:table-cell>
          <table:table-cell office:value-type="float" office:value="505621" table:style-name="ce1">
            <text:p>505621</text:p>
          </table:table-cell>
          <table:table-cell office:value-type="float" office:value="504412" table:style-name="ce1">
            <text:p>504412</text:p>
          </table:table-cell>
          <table:table-cell office:value-type="float" office:value="503197" table:style-name="ce1">
            <text:p>503197</text:p>
          </table:table-cell>
          <table:table-cell office:value-type="float" office:value="502028" table:style-name="ce1">
            <text:p>50202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Malawi</text:p>
          </table:table-cell>
          <table:table-cell office:value-type="string" table:style-name="ce1">
            <text:p>MWI</text:p>
          </table:table-cell>
          <table:table-cell office:value-type="float" office:value="158857" table:style-name="ce1">
            <text:p>158857</text:p>
          </table:table-cell>
          <table:table-cell office:value-type="float" office:value="166094" table:style-name="ce1">
            <text:p>166094</text:p>
          </table:table-cell>
          <table:table-cell office:value-type="float" office:value="173706" table:style-name="ce1">
            <text:p>173706</text:p>
          </table:table-cell>
          <table:table-cell office:value-type="float" office:value="181758" table:style-name="ce1">
            <text:p>181758</text:p>
          </table:table-cell>
          <table:table-cell office:value-type="float" office:value="190244" table:style-name="ce1">
            <text:p>190244</text:p>
          </table:table-cell>
          <table:table-cell office:value-type="float" office:value="199200" table:style-name="ce1">
            <text:p>199200</text:p>
          </table:table-cell>
          <table:table-cell office:value-type="float" office:value="208655" table:style-name="ce1">
            <text:p>208655</text:p>
          </table:table-cell>
          <table:table-cell office:value-type="float" office:value="223713" table:style-name="ce1">
            <text:p>223713</text:p>
          </table:table-cell>
          <table:table-cell office:value-type="float" office:value="240605" table:style-name="ce1">
            <text:p>240605</text:p>
          </table:table-cell>
          <table:table-cell office:value-type="float" office:value="258888" table:style-name="ce1">
            <text:p>258888</text:p>
          </table:table-cell>
          <table:table-cell office:value-type="float" office:value="278664" table:style-name="ce1">
            <text:p>278664</text:p>
          </table:table-cell>
          <table:table-cell office:value-type="float" office:value="300036" table:style-name="ce1">
            <text:p>300036</text:p>
          </table:table-cell>
          <table:table-cell office:value-type="float" office:value="323210" table:style-name="ce1">
            <text:p>323210</text:p>
          </table:table-cell>
          <table:table-cell office:value-type="float" office:value="348281" table:style-name="ce1">
            <text:p>348281</text:p>
          </table:table-cell>
          <table:table-cell office:value-type="float" office:value="375509" table:style-name="ce1">
            <text:p>375509</text:p>
          </table:table-cell>
          <table:table-cell office:value-type="float" office:value="405006" table:style-name="ce1">
            <text:p>405006</text:p>
          </table:table-cell>
          <table:table-cell office:value-type="float" office:value="437205" table:style-name="ce1">
            <text:p>437205</text:p>
          </table:table-cell>
          <table:table-cell office:value-type="float" office:value="472397" table:style-name="ce1">
            <text:p>472397</text:p>
          </table:table-cell>
          <table:table-cell office:value-type="float" office:value="501507" table:style-name="ce1">
            <text:p>501507</text:p>
          </table:table-cell>
          <table:table-cell office:value-type="float" office:value="529279" table:style-name="ce1">
            <text:p>529279</text:p>
          </table:table-cell>
          <table:table-cell office:value-type="float" office:value="557772" table:style-name="ce1">
            <text:p>557772</text:p>
          </table:table-cell>
          <table:table-cell office:value-type="float" office:value="586102" table:style-name="ce1">
            <text:p>586102</text:p>
          </table:table-cell>
          <table:table-cell office:value-type="float" office:value="614707" table:style-name="ce1">
            <text:p>614707</text:p>
          </table:table-cell>
          <table:table-cell office:value-type="float" office:value="646233" table:style-name="ce1">
            <text:p>646233</text:p>
          </table:table-cell>
          <table:table-cell office:value-type="float" office:value="684497" table:style-name="ce1">
            <text:p>684497</text:p>
          </table:table-cell>
          <table:table-cell office:value-type="float" office:value="732309" table:style-name="ce1">
            <text:p>732309</text:p>
          </table:table-cell>
          <table:table-cell office:value-type="float" office:value="792182" table:style-name="ce1">
            <text:p>792182</text:p>
          </table:table-cell>
          <table:table-cell office:value-type="float" office:value="862824" table:style-name="ce1">
            <text:p>862824</text:p>
          </table:table-cell>
          <table:table-cell office:value-type="float" office:value="942614" table:style-name="ce1">
            <text:p>942614</text:p>
          </table:table-cell>
          <table:table-cell office:value-type="float" office:value="1020087" table:style-name="ce1">
            <text:p>1020087</text:p>
          </table:table-cell>
          <table:table-cell office:value-type="float" office:value="1087680" table:style-name="ce1">
            <text:p>1087680</text:p>
          </table:table-cell>
          <table:table-cell office:value-type="float" office:value="1141459" table:style-name="ce1">
            <text:p>1141459</text:p>
          </table:table-cell>
          <table:table-cell office:value-type="float" office:value="1183059" table:style-name="ce1">
            <text:p>1183059</text:p>
          </table:table-cell>
          <table:table-cell office:value-type="float" office:value="1217829" table:style-name="ce1">
            <text:p>1217829</text:p>
          </table:table-cell>
          <table:table-cell office:value-type="float" office:value="1255285" table:style-name="ce1">
            <text:p>1255285</text:p>
          </table:table-cell>
          <table:table-cell office:value-type="float" office:value="1302800" table:style-name="ce1">
            <text:p>1302800</text:p>
          </table:table-cell>
          <table:table-cell office:value-type="float" office:value="1363822" table:style-name="ce1">
            <text:p>1363822</text:p>
          </table:table-cell>
          <table:table-cell office:value-type="float" office:value="1436664" table:style-name="ce1">
            <text:p>1436664</text:p>
          </table:table-cell>
          <table:table-cell office:value-type="float" office:value="1519462" table:style-name="ce1">
            <text:p>1519462</text:p>
          </table:table-cell>
          <table:table-cell office:value-type="float" office:value="1580363" table:style-name="ce1">
            <text:p>1580363</text:p>
          </table:table-cell>
          <table:table-cell office:value-type="float" office:value="1635331" table:style-name="ce1">
            <text:p>1635331</text:p>
          </table:table-cell>
          <table:table-cell office:value-type="float" office:value="1689068" table:style-name="ce1">
            <text:p>1689068</text:p>
          </table:table-cell>
          <table:table-cell office:value-type="float" office:value="1743082" table:style-name="ce1">
            <text:p>1743082</text:p>
          </table:table-cell>
          <table:table-cell office:value-type="float" office:value="1798458" table:style-name="ce1">
            <text:p>1798458</text:p>
          </table:table-cell>
          <table:table-cell office:value-type="float" office:value="1856676" table:style-name="ce1">
            <text:p>1856676</text:p>
          </table:table-cell>
          <table:table-cell office:value-type="float" office:value="1919061" table:style-name="ce1">
            <text:p>1919061</text:p>
          </table:table-cell>
          <table:table-cell office:value-type="float" office:value="1985739" table:style-name="ce1">
            <text:p>1985739</text:p>
          </table:table-cell>
          <table:table-cell office:value-type="float" office:value="2056478" table:style-name="ce1">
            <text:p>2056478</text:p>
          </table:table-cell>
          <table:table-cell office:value-type="float" office:value="2131030" table:style-name="ce1">
            <text:p>2131030</text:p>
          </table:table-cell>
          <table:table-cell office:value-type="float" office:value="2210543" table:style-name="ce1">
            <text:p>2210543</text:p>
          </table:table-cell>
          <table:table-cell office:value-type="float" office:value="2295231" table:style-name="ce1">
            <text:p>2295231</text:p>
          </table:table-cell>
          <table:table-cell office:value-type="float" office:value="2384976" table:style-name="ce1">
            <text:p>2384976</text:p>
          </table:table-cell>
          <table:table-cell office:value-type="float" office:value="2480355" table:style-name="ce1">
            <text:p>2480355</text:p>
          </table:table-cell>
          <table:table-cell office:value-type="float" office:value="2581354" table:style-name="ce1">
            <text:p>2581354</text:p>
          </table:table-cell>
          <table:table-cell office:value-type="float" office:value="2688270" table:style-name="ce1">
            <text:p>2688270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1">
            <text:p>MYS</text:p>
          </table:table-cell>
          <table:table-cell office:value-type="float" office:value="2170656" table:style-name="ce1">
            <text:p>2170656</text:p>
          </table:table-cell>
          <table:table-cell office:value-type="float" office:value="2296244" table:style-name="ce1">
            <text:p>2296244</text:p>
          </table:table-cell>
          <table:table-cell office:value-type="float" office:value="2429844" table:style-name="ce1">
            <text:p>2429844</text:p>
          </table:table-cell>
          <table:table-cell office:value-type="float" office:value="2570005" table:style-name="ce1">
            <text:p>2570005</text:p>
          </table:table-cell>
          <table:table-cell office:value-type="float" office:value="2714905" table:style-name="ce1">
            <text:p>2714905</text:p>
          </table:table-cell>
          <table:table-cell office:value-type="float" office:value="2862609" table:style-name="ce1">
            <text:p>2862609</text:p>
          </table:table-cell>
          <table:table-cell office:value-type="float" office:value="3012693" table:style-name="ce1">
            <text:p>3012693</text:p>
          </table:table-cell>
          <table:table-cell office:value-type="float" office:value="3165435" table:style-name="ce1">
            <text:p>3165435</text:p>
          </table:table-cell>
          <table:table-cell office:value-type="float" office:value="3321630" table:style-name="ce1">
            <text:p>3321630</text:p>
          </table:table-cell>
          <table:table-cell office:value-type="float" office:value="3482479" table:style-name="ce1">
            <text:p>3482479</text:p>
          </table:table-cell>
          <table:table-cell office:value-type="float" office:value="3649374" table:style-name="ce1">
            <text:p>3649374</text:p>
          </table:table-cell>
          <table:table-cell office:value-type="float" office:value="3832210" table:style-name="ce1">
            <text:p>3832210</text:p>
          </table:table-cell>
          <table:table-cell office:value-type="float" office:value="4022946" table:style-name="ce1">
            <text:p>4022946</text:p>
          </table:table-cell>
          <table:table-cell office:value-type="float" office:value="4220490" table:style-name="ce1">
            <text:p>4220490</text:p>
          </table:table-cell>
          <table:table-cell office:value-type="float" office:value="4424821" table:style-name="ce1">
            <text:p>4424821</text:p>
          </table:table-cell>
          <table:table-cell office:value-type="float" office:value="4635632" table:style-name="ce1">
            <text:p>4635632</text:p>
          </table:table-cell>
          <table:table-cell office:value-type="float" office:value="4853261" table:style-name="ce1">
            <text:p>4853261</text:p>
          </table:table-cell>
          <table:table-cell office:value-type="float" office:value="5078175" table:style-name="ce1">
            <text:p>5078175</text:p>
          </table:table-cell>
          <table:table-cell office:value-type="float" office:value="5312429" table:style-name="ce1">
            <text:p>5312429</text:p>
          </table:table-cell>
          <table:table-cell office:value-type="float" office:value="5558155" table:style-name="ce1">
            <text:p>5558155</text:p>
          </table:table-cell>
          <table:table-cell office:value-type="float" office:value="5816257" table:style-name="ce1">
            <text:p>5816257</text:p>
          </table:table-cell>
          <table:table-cell office:value-type="float" office:value="6070072" table:style-name="ce1">
            <text:p>6070072</text:p>
          </table:table-cell>
          <table:table-cell office:value-type="float" office:value="6337222" table:style-name="ce1">
            <text:p>6337222</text:p>
          </table:table-cell>
          <table:table-cell office:value-type="float" office:value="6619368" table:style-name="ce1">
            <text:p>6619368</text:p>
          </table:table-cell>
          <table:table-cell office:value-type="float" office:value="6918263" table:style-name="ce1">
            <text:p>6918263</text:p>
          </table:table-cell>
          <table:table-cell office:value-type="float" office:value="7234729" table:style-name="ce1">
            <text:p>7234729</text:p>
          </table:table-cell>
          <table:table-cell office:value-type="float" office:value="7570861" table:style-name="ce1">
            <text:p>7570861</text:p>
          </table:table-cell>
          <table:table-cell office:value-type="float" office:value="7925811" table:style-name="ce1">
            <text:p>7925811</text:p>
          </table:table-cell>
          <table:table-cell office:value-type="float" office:value="8296884" table:style-name="ce1">
            <text:p>8296884</text:p>
          </table:table-cell>
          <table:table-cell office:value-type="float" office:value="8678586" table:style-name="ce1">
            <text:p>8678586</text:p>
          </table:table-cell>
          <table:table-cell office:value-type="float" office:value="9068034" table:style-name="ce1">
            <text:p>9068034</text:p>
          </table:table-cell>
          <table:table-cell office:value-type="float" office:value="9462686" table:style-name="ce1">
            <text:p>9462686</text:p>
          </table:table-cell>
          <table:table-cell office:value-type="float" office:value="9950723" table:style-name="ce1">
            <text:p>9950723</text:p>
          </table:table-cell>
          <table:table-cell office:value-type="float" office:value="10462878" table:style-name="ce1">
            <text:p>10462878</text:p>
          </table:table-cell>
          <table:table-cell office:value-type="float" office:value="10992464" table:style-name="ce1">
            <text:p>10992464</text:p>
          </table:table-cell>
          <table:table-cell office:value-type="float" office:value="11541546" table:style-name="ce1">
            <text:p>11541546</text:p>
          </table:table-cell>
          <table:table-cell office:value-type="float" office:value="12112111" table:style-name="ce1">
            <text:p>12112111</text:p>
          </table:table-cell>
          <table:table-cell office:value-type="float" office:value="12700398" table:style-name="ce1">
            <text:p>12700398</text:p>
          </table:table-cell>
          <table:table-cell office:value-type="float" office:value="13302192" table:style-name="ce1">
            <text:p>13302192</text:p>
          </table:table-cell>
          <table:table-cell office:value-type="float" office:value="13909055" table:style-name="ce1">
            <text:p>13909055</text:p>
          </table:table-cell>
          <table:table-cell office:value-type="float" office:value="14515479" table:style-name="ce1">
            <text:p>14515479</text:p>
          </table:table-cell>
          <table:table-cell office:value-type="float" office:value="15051548" table:style-name="ce1">
            <text:p>15051548</text:p>
          </table:table-cell>
          <table:table-cell office:value-type="float" office:value="15582126" table:style-name="ce1">
            <text:p>15582126</text:p>
          </table:table-cell>
          <table:table-cell office:value-type="float" office:value="16110412" table:style-name="ce1">
            <text:p>16110412</text:p>
          </table:table-cell>
          <table:table-cell office:value-type="float" office:value="16641621" table:style-name="ce1">
            <text:p>16641621</text:p>
          </table:table-cell>
          <table:table-cell office:value-type="float" office:value="17178671" table:style-name="ce1">
            <text:p>17178671</text:p>
          </table:table-cell>
          <table:table-cell office:value-type="float" office:value="17723093" table:style-name="ce1">
            <text:p>17723093</text:p>
          </table:table-cell>
          <table:table-cell office:value-type="float" office:value="18273043" table:style-name="ce1">
            <text:p>18273043</text:p>
          </table:table-cell>
          <table:table-cell office:value-type="float" office:value="18827413" table:style-name="ce1">
            <text:p>18827413</text:p>
          </table:table-cell>
          <table:table-cell office:value-type="float" office:value="19383458" table:style-name="ce1">
            <text:p>19383458</text:p>
          </table:table-cell>
          <table:table-cell office:value-type="float" office:value="19940100" table:style-name="ce1">
            <text:p>19940100</text:p>
          </table:table-cell>
          <table:table-cell office:value-type="float" office:value="20496820" table:style-name="ce1">
            <text:p>20496820</text:p>
          </table:table-cell>
          <table:table-cell office:value-type="float" office:value="21048452" table:style-name="ce1">
            <text:p>21048452</text:p>
          </table:table-cell>
          <table:table-cell office:value-type="float" office:value="21593403" table:style-name="ce1">
            <text:p>21593403</text:p>
          </table:table-cell>
          <table:table-cell office:value-type="float" office:value="22130468" table:style-name="ce1">
            <text:p>2213046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North America</text:p>
          </table:table-cell>
          <table:table-cell office:value-type="string" table:style-name="ce1">
            <text:p>NAC</text:p>
          </table:table-cell>
          <table:table-cell office:value-type="float" office:value="138875014" table:style-name="ce1">
            <text:p>138875014</text:p>
          </table:table-cell>
          <table:table-cell office:value-type="float" office:value="142050755" table:style-name="ce1">
            <text:p>142050755</text:p>
          </table:table-cell>
          <table:table-cell office:value-type="float" office:value="145157046" table:style-name="ce1">
            <text:p>145157046</text:p>
          </table:table-cell>
          <table:table-cell office:value-type="float" office:value="148185763" table:style-name="ce1">
            <text:p>148185763</text:p>
          </table:table-cell>
          <table:table-cell office:value-type="float" office:value="151199564" table:style-name="ce1">
            <text:p>151199564</text:p>
          </table:table-cell>
          <table:table-cell office:value-type="float" office:value="154056841" table:style-name="ce1">
            <text:p>154056841</text:p>
          </table:table-cell>
          <table:table-cell office:value-type="float" office:value="156823451" table:style-name="ce1">
            <text:p>156823451</text:p>
          </table:table-cell>
          <table:table-cell office:value-type="float" office:value="159477276" table:style-name="ce1">
            <text:p>159477276</text:p>
          </table:table-cell>
          <table:table-cell office:value-type="float" office:value="162004081" table:style-name="ce1">
            <text:p>162004081</text:p>
          </table:table-cell>
          <table:table-cell office:value-type="float" office:value="164487979" table:style-name="ce1">
            <text:p>164487979</text:p>
          </table:table-cell>
          <table:table-cell office:value-type="float" office:value="167109832" table:style-name="ce1">
            <text:p>167109832</text:p>
          </table:table-cell>
          <table:table-cell office:value-type="float" office:value="169390180" table:style-name="ce1">
            <text:p>169390180</text:p>
          </table:table-cell>
          <table:table-cell office:value-type="float" office:value="171294713" table:style-name="ce1">
            <text:p>171294713</text:p>
          </table:table-cell>
          <table:table-cell office:value-type="float" office:value="173056174" table:style-name="ce1">
            <text:p>173056174</text:p>
          </table:table-cell>
          <table:table-cell office:value-type="float" office:value="174788945" table:style-name="ce1">
            <text:p>174788945</text:p>
          </table:table-cell>
          <table:table-cell office:value-type="float" office:value="176672151" table:style-name="ce1">
            <text:p>176672151</text:p>
          </table:table-cell>
          <table:table-cell office:value-type="float" office:value="178421118" table:style-name="ce1">
            <text:p>178421118</text:p>
          </table:table-cell>
          <table:table-cell office:value-type="float" office:value="180286290" table:style-name="ce1">
            <text:p>180286290</text:p>
          </table:table-cell>
          <table:table-cell office:value-type="float" office:value="182225810" table:style-name="ce1">
            <text:p>182225810</text:p>
          </table:table-cell>
          <table:table-cell office:value-type="float" office:value="184260327" table:style-name="ce1">
            <text:p>184260327</text:p>
          </table:table-cell>
          <table:table-cell office:value-type="float" office:value="186213643" table:style-name="ce1">
            <text:p>186213643</text:p>
          </table:table-cell>
          <table:table-cell office:value-type="float" office:value="188459765" table:style-name="ce1">
            <text:p>188459765</text:p>
          </table:table-cell>
          <table:table-cell office:value-type="float" office:value="190705873" table:style-name="ce1">
            <text:p>190705873</text:p>
          </table:table-cell>
          <table:table-cell office:value-type="float" office:value="192871036" table:style-name="ce1">
            <text:p>192871036</text:p>
          </table:table-cell>
          <table:table-cell office:value-type="float" office:value="194961800" table:style-name="ce1">
            <text:p>194961800</text:p>
          </table:table-cell>
          <table:table-cell office:value-type="float" office:value="197103758" table:style-name="ce1">
            <text:p>197103758</text:p>
          </table:table-cell>
          <table:table-cell office:value-type="float" office:value="199348843" table:style-name="ce1">
            <text:p>199348843</text:p>
          </table:table-cell>
          <table:table-cell office:value-type="float" office:value="201589652" table:style-name="ce1">
            <text:p>201589652</text:p>
          </table:table-cell>
          <table:table-cell office:value-type="float" office:value="203876759" table:style-name="ce1">
            <text:p>203876759</text:p>
          </table:table-cell>
          <table:table-cell office:value-type="float" office:value="206354670" table:style-name="ce1">
            <text:p>206354670</text:p>
          </table:table-cell>
          <table:table-cell office:value-type="float" office:value="209308349" table:style-name="ce1">
            <text:p>209308349</text:p>
          </table:table-cell>
          <table:table-cell office:value-type="float" office:value="213153311" table:style-name="ce1">
            <text:p>213153311</text:p>
          </table:table-cell>
          <table:table-cell office:value-type="float" office:value="217185917" table:style-name="ce1">
            <text:p>217185917</text:p>
          </table:table-cell>
          <table:table-cell office:value-type="float" office:value="221111307" table:style-name="ce1">
            <text:p>221111307</text:p>
          </table:table-cell>
          <table:table-cell office:value-type="float" office:value="224874124" table:style-name="ce1">
            <text:p>224874124</text:p>
          </table:table-cell>
          <table:table-cell office:value-type="float" office:value="228578860" table:style-name="ce1">
            <text:p>228578860</text:p>
          </table:table-cell>
          <table:table-cell office:value-type="float" office:value="232336398" table:style-name="ce1">
            <text:p>232336398</text:p>
          </table:table-cell>
          <table:table-cell office:value-type="float" office:value="236246742" table:style-name="ce1">
            <text:p>236246742</text:p>
          </table:table-cell>
          <table:table-cell office:value-type="float" office:value="240079390" table:style-name="ce1">
            <text:p>240079390</text:p>
          </table:table-cell>
          <table:table-cell office:value-type="float" office:value="243908744" table:style-name="ce1">
            <text:p>243908744</text:p>
          </table:table-cell>
          <table:table-cell office:value-type="float" office:value="247586112" table:style-name="ce1">
            <text:p>247586112</text:p>
          </table:table-cell>
          <table:table-cell office:value-type="float" office:value="250661270" table:style-name="ce1">
            <text:p>250661270</text:p>
          </table:table-cell>
          <table:table-cell office:value-type="float" office:value="253517677" table:style-name="ce1">
            <text:p>253517677</text:p>
          </table:table-cell>
          <table:table-cell office:value-type="float" office:value="256270268" table:style-name="ce1">
            <text:p>256270268</text:p>
          </table:table-cell>
          <table:table-cell office:value-type="float" office:value="259206860" table:style-name="ce1">
            <text:p>259206860</text:p>
          </table:table-cell>
          <table:table-cell office:value-type="float" office:value="262153682" table:style-name="ce1">
            <text:p>262153682</text:p>
          </table:table-cell>
          <table:table-cell office:value-type="float" office:value="265189628" table:style-name="ce1">
            <text:p>265189628</text:p>
          </table:table-cell>
          <table:table-cell office:value-type="float" office:value="268300745" table:style-name="ce1">
            <text:p>268300745</text:p>
          </table:table-cell>
          <table:table-cell office:value-type="float" office:value="271461156" table:style-name="ce1">
            <text:p>271461156</text:p>
          </table:table-cell>
          <table:table-cell office:value-type="float" office:value="274499656" table:style-name="ce1">
            <text:p>274499656</text:p>
          </table:table-cell>
          <table:table-cell office:value-type="float" office:value="277453778" table:style-name="ce1">
            <text:p>277453778</text:p>
          </table:table-cell>
          <table:table-cell office:value-type="float" office:value="280229199" table:style-name="ce1">
            <text:p>280229199</text:p>
          </table:table-cell>
          <table:table-cell office:value-type="float" office:value="283085339" table:style-name="ce1">
            <text:p>283085339</text:p>
          </table:table-cell>
          <table:table-cell office:value-type="float" office:value="285946587" table:style-name="ce1">
            <text:p>285946587</text:p>
          </table:table-cell>
          <table:table-cell office:value-type="float" office:value="288786084" table:style-name="ce1">
            <text:p>288786084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Namibia</text:p>
          </table:table-cell>
          <table:table-cell office:value-type="string" table:style-name="ce1">
            <text:p>NAM</text:p>
          </table:table-cell>
          <table:table-cell office:value-type="float" office:value="107910" table:style-name="ce1">
            <text:p>107910</text:p>
          </table:table-cell>
          <table:table-cell office:value-type="float" office:value="113172" table:style-name="ce1">
            <text:p>113172</text:p>
          </table:table-cell>
          <table:table-cell office:value-type="float" office:value="118611" table:style-name="ce1">
            <text:p>118611</text:p>
          </table:table-cell>
          <table:table-cell office:value-type="float" office:value="124350" table:style-name="ce1">
            <text:p>124350</text:p>
          </table:table-cell>
          <table:table-cell office:value-type="float" office:value="130398" table:style-name="ce1">
            <text:p>130398</text:p>
          </table:table-cell>
          <table:table-cell office:value-type="float" office:value="136749" table:style-name="ce1">
            <text:p>136749</text:p>
          </table:table-cell>
          <table:table-cell office:value-type="float" office:value="143411" table:style-name="ce1">
            <text:p>143411</text:p>
          </table:table-cell>
          <table:table-cell office:value-type="float" office:value="150400" table:style-name="ce1">
            <text:p>150400</text:p>
          </table:table-cell>
          <table:table-cell office:value-type="float" office:value="157794" table:style-name="ce1">
            <text:p>157794</text:p>
          </table:table-cell>
          <table:table-cell office:value-type="float" office:value="165705" table:style-name="ce1">
            <text:p>165705</text:p>
          </table:table-cell>
          <table:table-cell office:value-type="float" office:value="173964" table:style-name="ce1">
            <text:p>173964</text:p>
          </table:table-cell>
          <table:table-cell office:value-type="float" office:value="181444" table:style-name="ce1">
            <text:p>181444</text:p>
          </table:table-cell>
          <table:table-cell office:value-type="float" office:value="189436" table:style-name="ce1">
            <text:p>189436</text:p>
          </table:table-cell>
          <table:table-cell office:value-type="float" office:value="197728" table:style-name="ce1">
            <text:p>197728</text:p>
          </table:table-cell>
          <table:table-cell office:value-type="float" office:value="206049" table:style-name="ce1">
            <text:p>206049</text:p>
          </table:table-cell>
          <table:table-cell office:value-type="float" office:value="214195" table:style-name="ce1">
            <text:p>214195</text:p>
          </table:table-cell>
          <table:table-cell office:value-type="float" office:value="222116" table:style-name="ce1">
            <text:p>222116</text:p>
          </table:table-cell>
          <table:table-cell office:value-type="float" office:value="229931" table:style-name="ce1">
            <text:p>229931</text:p>
          </table:table-cell>
          <table:table-cell office:value-type="float" office:value="237721" table:style-name="ce1">
            <text:p>237721</text:p>
          </table:table-cell>
          <table:table-cell office:value-type="float" office:value="245640" table:style-name="ce1">
            <text:p>245640</text:p>
          </table:table-cell>
          <table:table-cell office:value-type="float" office:value="253859" table:style-name="ce1">
            <text:p>253859</text:p>
          </table:table-cell>
          <table:table-cell office:value-type="float" office:value="262284" table:style-name="ce1">
            <text:p>262284</text:p>
          </table:table-cell>
          <table:table-cell office:value-type="float" office:value="270646" table:style-name="ce1">
            <text:p>270646</text:p>
          </table:table-cell>
          <table:table-cell office:value-type="float" office:value="279749" table:style-name="ce1">
            <text:p>279749</text:p>
          </table:table-cell>
          <table:table-cell office:value-type="float" office:value="290388" table:style-name="ce1">
            <text:p>290388</text:p>
          </table:table-cell>
          <table:table-cell office:value-type="float" office:value="303048" table:style-name="ce1">
            <text:p>303048</text:p>
          </table:table-cell>
          <table:table-cell office:value-type="float" office:value="318059" table:style-name="ce1">
            <text:p>318059</text:p>
          </table:table-cell>
          <table:table-cell office:value-type="float" office:value="335206" table:style-name="ce1">
            <text:p>335206</text:p>
          </table:table-cell>
          <table:table-cell office:value-type="float" office:value="353821" table:style-name="ce1">
            <text:p>353821</text:p>
          </table:table-cell>
          <table:table-cell office:value-type="float" office:value="372824" table:style-name="ce1">
            <text:p>372824</text:p>
          </table:table-cell>
          <table:table-cell office:value-type="float" office:value="391456" table:style-name="ce1">
            <text:p>391456</text:p>
          </table:table-cell>
          <table:table-cell office:value-type="float" office:value="409335" table:style-name="ce1">
            <text:p>409335</text:p>
          </table:table-cell>
          <table:table-cell office:value-type="float" office:value="428919" table:style-name="ce1">
            <text:p>428919</text:p>
          </table:table-cell>
          <table:table-cell office:value-type="float" office:value="449489" table:style-name="ce1">
            <text:p>449489</text:p>
          </table:table-cell>
          <table:table-cell office:value-type="float" office:value="470765" table:style-name="ce1">
            <text:p>470765</text:p>
          </table:table-cell>
          <table:table-cell office:value-type="float" office:value="493171" table:style-name="ce1">
            <text:p>493171</text:p>
          </table:table-cell>
          <table:table-cell office:value-type="float" office:value="516994" table:style-name="ce1">
            <text:p>516994</text:p>
          </table:table-cell>
          <table:table-cell office:value-type="float" office:value="541898" table:style-name="ce1">
            <text:p>541898</text:p>
          </table:table-cell>
          <table:table-cell office:value-type="float" office:value="567138" table:style-name="ce1">
            <text:p>567138</text:p>
          </table:table-cell>
          <table:table-cell office:value-type="float" office:value="591575" table:style-name="ce1">
            <text:p>591575</text:p>
          </table:table-cell>
          <table:table-cell office:value-type="float" office:value="614424" table:style-name="ce1">
            <text:p>614424</text:p>
          </table:table-cell>
          <table:table-cell office:value-type="float" office:value="635262" table:style-name="ce1">
            <text:p>635262</text:p>
          </table:table-cell>
          <table:table-cell office:value-type="float" office:value="661054" table:style-name="ce1">
            <text:p>661054</text:p>
          </table:table-cell>
          <table:table-cell office:value-type="float" office:value="687423" table:style-name="ce1">
            <text:p>687423</text:p>
          </table:table-cell>
          <table:table-cell office:value-type="float" office:value="714299" table:style-name="ce1">
            <text:p>714299</text:p>
          </table:table-cell>
          <table:table-cell office:value-type="float" office:value="742540" table:style-name="ce1">
            <text:p>742540</text:p>
          </table:table-cell>
          <table:table-cell office:value-type="float" office:value="772477" table:style-name="ce1">
            <text:p>772477</text:p>
          </table:table-cell>
          <table:table-cell office:value-type="float" office:value="804064" table:style-name="ce1">
            <text:p>804064</text:p>
          </table:table-cell>
          <table:table-cell office:value-type="float" office:value="837755" table:style-name="ce1">
            <text:p>837755</text:p>
          </table:table-cell>
          <table:table-cell office:value-type="float" office:value="873878" table:style-name="ce1">
            <text:p>873878</text:p>
          </table:table-cell>
          <table:table-cell office:value-type="float" office:value="912906" table:style-name="ce1">
            <text:p>912906</text:p>
          </table:table-cell>
          <table:table-cell office:value-type="float" office:value="955137" table:style-name="ce1">
            <text:p>955137</text:p>
          </table:table-cell>
          <table:table-cell office:value-type="float" office:value="1000670" table:style-name="ce1">
            <text:p>1000670</text:p>
          </table:table-cell>
          <table:table-cell office:value-type="float" office:value="1048434" table:style-name="ce1">
            <text:p>1048434</text:p>
          </table:table-cell>
          <table:table-cell office:value-type="float" office:value="1097577" table:style-name="ce1">
            <text:p>109757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New Caledonia</text:p>
          </table:table-cell>
          <table:table-cell office:value-type="string" table:style-name="ce1">
            <text:p>NCL</text:p>
          </table:table-cell>
          <table:table-cell office:value-type="float" office:value="29514" table:style-name="ce1">
            <text:p>29514</text:p>
          </table:table-cell>
          <table:table-cell office:value-type="float" office:value="31490" table:style-name="ce1">
            <text:p>31490</text:p>
          </table:table-cell>
          <table:table-cell office:value-type="float" office:value="33547" table:style-name="ce1">
            <text:p>33547</text:p>
          </table:table-cell>
          <table:table-cell office:value-type="float" office:value="35723" table:style-name="ce1">
            <text:p>35723</text:p>
          </table:table-cell>
          <table:table-cell office:value-type="float" office:value="38025" table:style-name="ce1">
            <text:p>38025</text:p>
          </table:table-cell>
          <table:table-cell office:value-type="float" office:value="40405" table:style-name="ce1">
            <text:p>40405</text:p>
          </table:table-cell>
          <table:table-cell office:value-type="float" office:value="43143" table:style-name="ce1">
            <text:p>43143</text:p>
          </table:table-cell>
          <table:table-cell office:value-type="float" office:value="45978" table:style-name="ce1">
            <text:p>45978</text:p>
          </table:table-cell>
          <table:table-cell office:value-type="float" office:value="48910" table:style-name="ce1">
            <text:p>48910</text:p>
          </table:table-cell>
          <table:table-cell office:value-type="float" office:value="52460" table:style-name="ce1">
            <text:p>52460</text:p>
          </table:table-cell>
          <table:table-cell office:value-type="float" office:value="57380" table:style-name="ce1">
            <text:p>57380</text:p>
          </table:table-cell>
          <table:table-cell office:value-type="float" office:value="62426" table:style-name="ce1">
            <text:p>62426</text:p>
          </table:table-cell>
          <table:table-cell office:value-type="float" office:value="66278" table:style-name="ce1">
            <text:p>66278</text:p>
          </table:table-cell>
          <table:table-cell office:value-type="float" office:value="68872" table:style-name="ce1">
            <text:p>68872</text:p>
          </table:table-cell>
          <table:table-cell office:value-type="float" office:value="71240" table:style-name="ce1">
            <text:p>71240</text:p>
          </table:table-cell>
          <table:table-cell office:value-type="float" office:value="73094" table:style-name="ce1">
            <text:p>73094</text:p>
          </table:table-cell>
          <table:table-cell office:value-type="float" office:value="74870" table:style-name="ce1">
            <text:p>74870</text:p>
          </table:table-cell>
          <table:table-cell office:value-type="float" office:value="76516" table:style-name="ce1">
            <text:p>76516</text:p>
          </table:table-cell>
          <table:table-cell office:value-type="float" office:value="77895" table:style-name="ce1">
            <text:p>77895</text:p>
          </table:table-cell>
          <table:table-cell office:value-type="float" office:value="78999" table:style-name="ce1">
            <text:p>78999</text:p>
          </table:table-cell>
          <table:table-cell office:value-type="float" office:value="80425" table:style-name="ce1">
            <text:p>80425</text:p>
          </table:table-cell>
          <table:table-cell office:value-type="float" office:value="82469" table:style-name="ce1">
            <text:p>82469</text:p>
          </table:table-cell>
          <table:table-cell office:value-type="float" office:value="84793" table:style-name="ce1">
            <text:p>84793</text:p>
          </table:table-cell>
          <table:table-cell office:value-type="float" office:value="87037" table:style-name="ce1">
            <text:p>87037</text:p>
          </table:table-cell>
          <table:table-cell office:value-type="float" office:value="88993" table:style-name="ce1">
            <text:p>88993</text:p>
          </table:table-cell>
          <table:table-cell office:value-type="float" office:value="90869" table:style-name="ce1">
            <text:p>90869</text:p>
          </table:table-cell>
          <table:table-cell office:value-type="float" office:value="92813" table:style-name="ce1">
            <text:p>92813</text:p>
          </table:table-cell>
          <table:table-cell office:value-type="float" office:value="94912" table:style-name="ce1">
            <text:p>94912</text:p>
          </table:table-cell>
          <table:table-cell office:value-type="float" office:value="97022" table:style-name="ce1">
            <text:p>97022</text:p>
          </table:table-cell>
          <table:table-cell office:value-type="float" office:value="99182" table:style-name="ce1">
            <text:p>99182</text:p>
          </table:table-cell>
          <table:table-cell office:value-type="float" office:value="101748" table:style-name="ce1">
            <text:p>101748</text:p>
          </table:table-cell>
          <table:table-cell office:value-type="float" office:value="104600" table:style-name="ce1">
            <text:p>104600</text:p>
          </table:table-cell>
          <table:table-cell office:value-type="float" office:value="107446" table:style-name="ce1">
            <text:p>107446</text:p>
          </table:table-cell>
          <table:table-cell office:value-type="float" office:value="110456" table:style-name="ce1">
            <text:p>110456</text:p>
          </table:table-cell>
          <table:table-cell office:value-type="float" office:value="113649" table:style-name="ce1">
            <text:p>113649</text:p>
          </table:table-cell>
          <table:table-cell office:value-type="float" office:value="116464" table:style-name="ce1">
            <text:p>116464</text:p>
          </table:table-cell>
          <table:table-cell office:value-type="float" office:value="118934" table:style-name="ce1">
            <text:p>118934</text:p>
          </table:table-cell>
          <table:table-cell office:value-type="float" office:value="122053" table:style-name="ce1">
            <text:p>122053</text:p>
          </table:table-cell>
          <table:table-cell office:value-type="float" office:value="125204" table:style-name="ce1">
            <text:p>125204</text:p>
          </table:table-cell>
          <table:table-cell office:value-type="float" office:value="128430" table:style-name="ce1">
            <text:p>128430</text:p>
          </table:table-cell>
          <table:table-cell office:value-type="float" office:value="131733" table:style-name="ce1">
            <text:p>131733</text:p>
          </table:table-cell>
          <table:table-cell office:value-type="float" office:value="135113" table:style-name="ce1">
            <text:p>135113</text:p>
          </table:table-cell>
          <table:table-cell office:value-type="float" office:value="138566" table:style-name="ce1">
            <text:p>138566</text:p>
          </table:table-cell>
          <table:table-cell office:value-type="float" office:value="141552" table:style-name="ce1">
            <text:p>141552</text:p>
          </table:table-cell>
          <table:table-cell office:value-type="float" office:value="144594" table:style-name="ce1">
            <text:p>144594</text:p>
          </table:table-cell>
          <table:table-cell office:value-type="float" office:value="148257" table:style-name="ce1">
            <text:p>148257</text:p>
          </table:table-cell>
          <table:table-cell office:value-type="float" office:value="152102" table:style-name="ce1">
            <text:p>152102</text:p>
          </table:table-cell>
          <table:table-cell office:value-type="float" office:value="156017" table:style-name="ce1">
            <text:p>156017</text:p>
          </table:table-cell>
          <table:table-cell office:value-type="float" office:value="160005" table:style-name="ce1">
            <text:p>160005</text:p>
          </table:table-cell>
          <table:table-cell office:value-type="float" office:value="164058" table:style-name="ce1">
            <text:p>164058</text:p>
          </table:table-cell>
          <table:table-cell office:value-type="float" office:value="168183" table:style-name="ce1">
            <text:p>168183</text:p>
          </table:table-cell>
          <table:table-cell office:value-type="float" office:value="172469" table:style-name="ce1">
            <text:p>172469</text:p>
          </table:table-cell>
          <table:table-cell office:value-type="float" office:value="176753" table:style-name="ce1">
            <text:p>176753</text:p>
          </table:table-cell>
          <table:table-cell office:value-type="float" office:value="181032" table:style-name="ce1">
            <text:p>181032</text:p>
          </table:table-cell>
          <table:table-cell office:value-type="float" office:value="185304" table:style-name="ce1">
            <text:p>185304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Niger</text:p>
          </table:table-cell>
          <table:table-cell office:value-type="string" table:style-name="ce1">
            <text:p>NER</text:p>
          </table:table-cell>
          <table:table-cell office:value-type="float" office:value="196685" table:style-name="ce1">
            <text:p>196685</text:p>
          </table:table-cell>
          <table:table-cell office:value-type="float" office:value="205985" table:style-name="ce1">
            <text:p>205985</text:p>
          </table:table-cell>
          <table:table-cell office:value-type="float" office:value="215797" table:style-name="ce1">
            <text:p>215797</text:p>
          </table:table-cell>
          <table:table-cell office:value-type="float" office:value="231781" table:style-name="ce1">
            <text:p>231781</text:p>
          </table:table-cell>
          <table:table-cell office:value-type="float" office:value="248873" table:style-name="ce1">
            <text:p>248873</text:p>
          </table:table-cell>
          <table:table-cell office:value-type="float" office:value="267020" table:style-name="ce1">
            <text:p>267020</text:p>
          </table:table-cell>
          <table:table-cell office:value-type="float" office:value="286287" table:style-name="ce1">
            <text:p>286287</text:p>
          </table:table-cell>
          <table:table-cell office:value-type="float" office:value="310528" table:style-name="ce1">
            <text:p>310528</text:p>
          </table:table-cell>
          <table:table-cell office:value-type="float" office:value="336670" table:style-name="ce1">
            <text:p>336670</text:p>
          </table:table-cell>
          <table:table-cell office:value-type="float" office:value="364901" table:style-name="ce1">
            <text:p>364901</text:p>
          </table:table-cell>
          <table:table-cell office:value-type="float" office:value="395497" table:style-name="ce1">
            <text:p>395497</text:p>
          </table:table-cell>
          <table:table-cell office:value-type="float" office:value="428610" table:style-name="ce1">
            <text:p>428610</text:p>
          </table:table-cell>
          <table:table-cell office:value-type="float" office:value="464468" table:style-name="ce1">
            <text:p>464468</text:p>
          </table:table-cell>
          <table:table-cell office:value-type="float" office:value="503215" table:style-name="ce1">
            <text:p>503215</text:p>
          </table:table-cell>
          <table:table-cell office:value-type="float" office:value="545150" table:style-name="ce1">
            <text:p>545150</text:p>
          </table:table-cell>
          <table:table-cell office:value-type="float" office:value="590480" table:style-name="ce1">
            <text:p>590480</text:p>
          </table:table-cell>
          <table:table-cell office:value-type="float" office:value="639622" table:style-name="ce1">
            <text:p>639622</text:p>
          </table:table-cell>
          <table:table-cell office:value-type="float" office:value="692631" table:style-name="ce1">
            <text:p>692631</text:p>
          </table:table-cell>
          <table:table-cell office:value-type="float" office:value="734083" table:style-name="ce1">
            <text:p>734083</text:p>
          </table:table-cell>
          <table:table-cell office:value-type="float" office:value="767327" table:style-name="ce1">
            <text:p>767327</text:p>
          </table:table-cell>
          <table:table-cell office:value-type="float" office:value="801627" table:style-name="ce1">
            <text:p>801627</text:p>
          </table:table-cell>
          <table:table-cell office:value-type="float" office:value="837080" table:style-name="ce1">
            <text:p>837080</text:p>
          </table:table-cell>
          <table:table-cell office:value-type="float" office:value="873782" table:style-name="ce1">
            <text:p>873782</text:p>
          </table:table-cell>
          <table:table-cell office:value-type="float" office:value="912042" table:style-name="ce1">
            <text:p>912042</text:p>
          </table:table-cell>
          <table:table-cell office:value-type="float" office:value="952050" table:style-name="ce1">
            <text:p>952050</text:p>
          </table:table-cell>
          <table:table-cell office:value-type="float" office:value="993996" table:style-name="ce1">
            <text:p>993996</text:p>
          </table:table-cell>
          <table:table-cell office:value-type="float" office:value="1038086" table:style-name="ce1">
            <text:p>1038086</text:p>
          </table:table-cell>
          <table:table-cell office:value-type="float" office:value="1084516" table:style-name="ce1">
            <text:p>1084516</text:p>
          </table:table-cell>
          <table:table-cell office:value-type="float" office:value="1132430" table:style-name="ce1">
            <text:p>1132430</text:p>
          </table:table-cell>
          <table:table-cell office:value-type="float" office:value="1172855" table:style-name="ce1">
            <text:p>1172855</text:p>
          </table:table-cell>
          <table:table-cell office:value-type="float" office:value="1215898" table:style-name="ce1">
            <text:p>1215898</text:p>
          </table:table-cell>
          <table:table-cell office:value-type="float" office:value="1262003" table:style-name="ce1">
            <text:p>1262003</text:p>
          </table:table-cell>
          <table:table-cell office:value-type="float" office:value="1311009" table:style-name="ce1">
            <text:p>1311009</text:p>
          </table:table-cell>
          <table:table-cell office:value-type="float" office:value="1363143" table:style-name="ce1">
            <text:p>1363143</text:p>
          </table:table-cell>
          <table:table-cell office:value-type="float" office:value="1418323" table:style-name="ce1">
            <text:p>1418323</text:p>
          </table:table-cell>
          <table:table-cell office:value-type="float" office:value="1476654" table:style-name="ce1">
            <text:p>1476654</text:p>
          </table:table-cell>
          <table:table-cell office:value-type="float" office:value="1538209" table:style-name="ce1">
            <text:p>1538209</text:p>
          </table:table-cell>
          <table:table-cell office:value-type="float" office:value="1603096" table:style-name="ce1">
            <text:p>1603096</text:p>
          </table:table-cell>
          <table:table-cell office:value-type="float" office:value="1671312" table:style-name="ce1">
            <text:p>1671312</text:p>
          </table:table-cell>
          <table:table-cell office:value-type="float" office:value="1742576" table:style-name="ce1">
            <text:p>1742576</text:p>
          </table:table-cell>
          <table:table-cell office:value-type="float" office:value="1816801" table:style-name="ce1">
            <text:p>1816801</text:p>
          </table:table-cell>
          <table:table-cell office:value-type="float" office:value="1894204" table:style-name="ce1">
            <text:p>1894204</text:p>
          </table:table-cell>
          <table:table-cell office:value-type="float" office:value="1976236" table:style-name="ce1">
            <text:p>1976236</text:p>
          </table:table-cell>
          <table:table-cell office:value-type="float" office:value="2063277" table:style-name="ce1">
            <text:p>2063277</text:p>
          </table:table-cell>
          <table:table-cell office:value-type="float" office:value="2156038" table:style-name="ce1">
            <text:p>2156038</text:p>
          </table:table-cell>
          <table:table-cell office:value-type="float" office:value="2254765" table:style-name="ce1">
            <text:p>2254765</text:p>
          </table:table-cell>
          <table:table-cell office:value-type="float" office:value="2360066" table:style-name="ce1">
            <text:p>2360066</text:p>
          </table:table-cell>
          <table:table-cell office:value-type="float" office:value="2472312" table:style-name="ce1">
            <text:p>2472312</text:p>
          </table:table-cell>
          <table:table-cell office:value-type="float" office:value="2592380" table:style-name="ce1">
            <text:p>2592380</text:p>
          </table:table-cell>
          <table:table-cell office:value-type="float" office:value="2721633" table:style-name="ce1">
            <text:p>2721633</text:p>
          </table:table-cell>
          <table:table-cell office:value-type="float" office:value="2860711" table:style-name="ce1">
            <text:p>2860711</text:p>
          </table:table-cell>
          <table:table-cell office:value-type="float" office:value="3010713" table:style-name="ce1">
            <text:p>3010713</text:p>
          </table:table-cell>
          <table:table-cell office:value-type="float" office:value="3171972" table:style-name="ce1">
            <text:p>3171972</text:p>
          </table:table-cell>
          <table:table-cell office:value-type="float" office:value="3344985" table:style-name="ce1">
            <text:p>3344985</text:p>
          </table:table-cell>
          <table:table-cell office:value-type="float" office:value="3530114" table:style-name="ce1">
            <text:p>3530114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Nigeria</text:p>
          </table:table-cell>
          <table:table-cell office:value-type="string" table:style-name="ce1">
            <text:p>NGA</text:p>
          </table:table-cell>
          <table:table-cell office:value-type="float" office:value="6967110" table:style-name="ce1">
            <text:p>6967110</text:p>
          </table:table-cell>
          <table:table-cell office:value-type="float" office:value="7213716" table:style-name="ce1">
            <text:p>7213716</text:p>
          </table:table-cell>
          <table:table-cell office:value-type="float" office:value="7471950" table:style-name="ce1">
            <text:p>7471950</text:p>
          </table:table-cell>
          <table:table-cell office:value-type="float" office:value="7742425" table:style-name="ce1">
            <text:p>7742425</text:p>
          </table:table-cell>
          <table:table-cell office:value-type="float" office:value="8023531" table:style-name="ce1">
            <text:p>8023531</text:p>
          </table:table-cell>
          <table:table-cell office:value-type="float" office:value="8314986" table:style-name="ce1">
            <text:p>8314986</text:p>
          </table:table-cell>
          <table:table-cell office:value-type="float" office:value="8618351" table:style-name="ce1">
            <text:p>8618351</text:p>
          </table:table-cell>
          <table:table-cell office:value-type="float" office:value="8933827" table:style-name="ce1">
            <text:p>8933827</text:p>
          </table:table-cell>
          <table:table-cell office:value-type="float" office:value="9263186" table:style-name="ce1">
            <text:p>9263186</text:p>
          </table:table-cell>
          <table:table-cell office:value-type="float" office:value="9607492" table:style-name="ce1">
            <text:p>9607492</text:p>
          </table:table-cell>
          <table:table-cell office:value-type="float" office:value="9969015" table:style-name="ce1">
            <text:p>9969015</text:p>
          </table:table-cell>
          <table:table-cell office:value-type="float" office:value="10428427" table:style-name="ce1">
            <text:p>10428427</text:p>
          </table:table-cell>
          <table:table-cell office:value-type="float" office:value="10912250" table:style-name="ce1">
            <text:p>10912250</text:p>
          </table:table-cell>
          <table:table-cell office:value-type="float" office:value="11425299" table:style-name="ce1">
            <text:p>11425299</text:p>
          </table:table-cell>
          <table:table-cell office:value-type="float" office:value="11977375" table:style-name="ce1">
            <text:p>11977375</text:p>
          </table:table-cell>
          <table:table-cell office:value-type="float" office:value="12573275" table:style-name="ce1">
            <text:p>12573275</text:p>
          </table:table-cell>
          <table:table-cell office:value-type="float" office:value="13219521" table:style-name="ce1">
            <text:p>13219521</text:p>
          </table:table-cell>
          <table:table-cell office:value-type="float" office:value="13913913" table:style-name="ce1">
            <text:p>13913913</text:p>
          </table:table-cell>
          <table:table-cell office:value-type="float" office:value="14649008" table:style-name="ce1">
            <text:p>14649008</text:p>
          </table:table-cell>
          <table:table-cell office:value-type="float" office:value="15411023" table:style-name="ce1">
            <text:p>15411023</text:p>
          </table:table-cell>
          <table:table-cell office:value-type="float" office:value="16191472" table:style-name="ce1">
            <text:p>16191472</text:p>
          </table:table-cell>
          <table:table-cell office:value-type="float" office:value="17168651" table:style-name="ce1">
            <text:p>17168651</text:p>
          </table:table-cell>
          <table:table-cell office:value-type="float" office:value="18180223" table:style-name="ce1">
            <text:p>18180223</text:p>
          </table:table-cell>
          <table:table-cell office:value-type="float" office:value="19232304" table:style-name="ce1">
            <text:p>19232304</text:p>
          </table:table-cell>
          <table:table-cell office:value-type="float" office:value="20339131" table:style-name="ce1">
            <text:p>20339131</text:p>
          </table:table-cell>
          <table:table-cell office:value-type="float" office:value="21508167" table:style-name="ce1">
            <text:p>21508167</text:p>
          </table:table-cell>
          <table:table-cell office:value-type="float" office:value="22747220" table:style-name="ce1">
            <text:p>22747220</text:p>
          </table:table-cell>
          <table:table-cell office:value-type="float" office:value="24056271" table:style-name="ce1">
            <text:p>24056271</text:p>
          </table:table-cell>
          <table:table-cell office:value-type="float" office:value="25433859" table:style-name="ce1">
            <text:p>25433859</text:p>
          </table:table-cell>
          <table:table-cell office:value-type="float" office:value="26874905" table:style-name="ce1">
            <text:p>26874905</text:p>
          </table:table-cell>
          <table:table-cell office:value-type="float" office:value="28379228" table:style-name="ce1">
            <text:p>28379228</text:p>
          </table:table-cell>
          <table:table-cell office:value-type="float" office:value="29598261" table:style-name="ce1">
            <text:p>29598261</text:p>
          </table:table-cell>
          <table:table-cell office:value-type="float" office:value="30858748" table:style-name="ce1">
            <text:p>30858748</text:p>
          </table:table-cell>
          <table:table-cell office:value-type="float" office:value="32162703" table:style-name="ce1">
            <text:p>32162703</text:p>
          </table:table-cell>
          <table:table-cell office:value-type="float" office:value="33514211" table:style-name="ce1">
            <text:p>33514211</text:p>
          </table:table-cell>
          <table:table-cell office:value-type="float" office:value="34918214" table:style-name="ce1">
            <text:p>34918214</text:p>
          </table:table-cell>
          <table:table-cell office:value-type="float" office:value="36378632" table:style-name="ce1">
            <text:p>36378632</text:p>
          </table:table-cell>
          <table:table-cell office:value-type="float" office:value="37893287" table:style-name="ce1">
            <text:p>37893287</text:p>
          </table:table-cell>
          <table:table-cell office:value-type="float" office:value="39467361" table:style-name="ce1">
            <text:p>39467361</text:p>
          </table:table-cell>
          <table:table-cell office:value-type="float" office:value="41105190" table:style-name="ce1">
            <text:p>41105190</text:p>
          </table:table-cell>
          <table:table-cell office:value-type="float" office:value="42810250" table:style-name="ce1">
            <text:p>42810250</text:p>
          </table:table-cell>
          <table:table-cell office:value-type="float" office:value="44948267" table:style-name="ce1">
            <text:p>44948267</text:p>
          </table:table-cell>
          <table:table-cell office:value-type="float" office:value="47185233" table:style-name="ce1">
            <text:p>47185233</text:p>
          </table:table-cell>
          <table:table-cell office:value-type="float" office:value="49527139" table:style-name="ce1">
            <text:p>49527139</text:p>
          </table:table-cell>
          <table:table-cell office:value-type="float" office:value="51981053" table:style-name="ce1">
            <text:p>51981053</text:p>
          </table:table-cell>
          <table:table-cell office:value-type="float" office:value="54551721" table:style-name="ce1">
            <text:p>54551721</text:p>
          </table:table-cell>
          <table:table-cell office:value-type="float" office:value="57245513" table:style-name="ce1">
            <text:p>57245513</text:p>
          </table:table-cell>
          <table:table-cell office:value-type="float" office:value="60066180" table:style-name="ce1">
            <text:p>60066180</text:p>
          </table:table-cell>
          <table:table-cell office:value-type="float" office:value="63018262" table:style-name="ce1">
            <text:p>63018262</text:p>
          </table:table-cell>
          <table:table-cell office:value-type="float" office:value="66099619" table:style-name="ce1">
            <text:p>66099619</text:p>
          </table:table-cell>
          <table:table-cell office:value-type="float" office:value="69317878" table:style-name="ce1">
            <text:p>69317878</text:p>
          </table:table-cell>
          <table:table-cell office:value-type="float" office:value="72651944" table:style-name="ce1">
            <text:p>72651944</text:p>
          </table:table-cell>
          <table:table-cell office:value-type="float" office:value="76101864" table:style-name="ce1">
            <text:p>76101864</text:p>
          </table:table-cell>
          <table:table-cell office:value-type="float" office:value="79658045" table:style-name="ce1">
            <text:p>79658045</text:p>
          </table:table-cell>
          <table:table-cell office:value-type="float" office:value="83310777" table:style-name="ce1">
            <text:p>8331077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Nicaragua</text:p>
          </table:table-cell>
          <table:table-cell office:value-type="string" table:style-name="ce1">
            <text:p>NIC</text:p>
          </table:table-cell>
          <table:table-cell office:value-type="float" office:value="702442" table:style-name="ce1">
            <text:p>702442</text:p>
          </table:table-cell>
          <table:table-cell office:value-type="float" office:value="732709" table:style-name="ce1">
            <text:p>732709</text:p>
          </table:table-cell>
          <table:table-cell office:value-type="float" office:value="763698" table:style-name="ce1">
            <text:p>763698</text:p>
          </table:table-cell>
          <table:table-cell office:value-type="float" office:value="796969" table:style-name="ce1">
            <text:p>796969</text:p>
          </table:table-cell>
          <table:table-cell office:value-type="float" office:value="837987" table:style-name="ce1">
            <text:p>837987</text:p>
          </table:table-cell>
          <table:table-cell office:value-type="float" office:value="880889" table:style-name="ce1">
            <text:p>880889</text:p>
          </table:table-cell>
          <table:table-cell office:value-type="float" office:value="925858" table:style-name="ce1">
            <text:p>925858</text:p>
          </table:table-cell>
          <table:table-cell office:value-type="float" office:value="972898" table:style-name="ce1">
            <text:p>972898</text:p>
          </table:table-cell>
          <table:table-cell office:value-type="float" office:value="1022163" table:style-name="ce1">
            <text:p>1022163</text:p>
          </table:table-cell>
          <table:table-cell office:value-type="float" office:value="1073744" table:style-name="ce1">
            <text:p>1073744</text:p>
          </table:table-cell>
          <table:table-cell office:value-type="float" office:value="1127824" table:style-name="ce1">
            <text:p>1127824</text:p>
          </table:table-cell>
          <table:table-cell office:value-type="float" office:value="1181361" table:style-name="ce1">
            <text:p>1181361</text:p>
          </table:table-cell>
          <table:table-cell office:value-type="float" office:value="1224327" table:style-name="ce1">
            <text:p>1224327</text:p>
          </table:table-cell>
          <table:table-cell office:value-type="float" office:value="1268919" table:style-name="ce1">
            <text:p>1268919</text:p>
          </table:table-cell>
          <table:table-cell office:value-type="float" office:value="1315164" table:style-name="ce1">
            <text:p>1315164</text:p>
          </table:table-cell>
          <table:table-cell office:value-type="float" office:value="1363051" table:style-name="ce1">
            <text:p>1363051</text:p>
          </table:table-cell>
          <table:table-cell office:value-type="float" office:value="1412573" table:style-name="ce1">
            <text:p>1412573</text:p>
          </table:table-cell>
          <table:table-cell office:value-type="float" office:value="1463618" table:style-name="ce1">
            <text:p>1463618</text:p>
          </table:table-cell>
          <table:table-cell office:value-type="float" office:value="1515915" table:style-name="ce1">
            <text:p>1515915</text:p>
          </table:table-cell>
          <table:table-cell office:value-type="float" office:value="1569111" table:style-name="ce1">
            <text:p>1569111</text:p>
          </table:table-cell>
          <table:table-cell office:value-type="float" office:value="1622940" table:style-name="ce1">
            <text:p>1622940</text:p>
          </table:table-cell>
          <table:table-cell office:value-type="float" office:value="1677250" table:style-name="ce1">
            <text:p>1677250</text:p>
          </table:table-cell>
          <table:table-cell office:value-type="float" office:value="1732124" table:style-name="ce1">
            <text:p>1732124</text:p>
          </table:table-cell>
          <table:table-cell office:value-type="float" office:value="1787181" table:style-name="ce1">
            <text:p>1787181</text:p>
          </table:table-cell>
          <table:table-cell office:value-type="float" office:value="1842127" table:style-name="ce1">
            <text:p>1842127</text:p>
          </table:table-cell>
          <table:table-cell office:value-type="float" office:value="1896755" table:style-name="ce1">
            <text:p>1896755</text:p>
          </table:table-cell>
          <table:table-cell office:value-type="float" office:value="1950778" table:style-name="ce1">
            <text:p>1950778</text:p>
          </table:table-cell>
          <table:table-cell office:value-type="float" office:value="2004296" table:style-name="ce1">
            <text:p>2004296</text:p>
          </table:table-cell>
          <table:table-cell office:value-type="float" office:value="2057960" table:style-name="ce1">
            <text:p>2057960</text:p>
          </table:table-cell>
          <table:table-cell office:value-type="float" office:value="2112710" table:style-name="ce1">
            <text:p>2112710</text:p>
          </table:table-cell>
          <table:table-cell office:value-type="float" office:value="2169140" table:style-name="ce1">
            <text:p>2169140</text:p>
          </table:table-cell>
          <table:table-cell office:value-type="float" office:value="2227585" table:style-name="ce1">
            <text:p>2227585</text:p>
          </table:table-cell>
          <table:table-cell office:value-type="float" office:value="2287648" table:style-name="ce1">
            <text:p>2287648</text:p>
          </table:table-cell>
          <table:table-cell office:value-type="float" office:value="2348565" table:style-name="ce1">
            <text:p>2348565</text:p>
          </table:table-cell>
          <table:table-cell office:value-type="float" office:value="2409321" table:style-name="ce1">
            <text:p>2409321</text:p>
          </table:table-cell>
          <table:table-cell office:value-type="float" office:value="2469111" table:style-name="ce1">
            <text:p>2469111</text:p>
          </table:table-cell>
          <table:table-cell office:value-type="float" office:value="2527843" table:style-name="ce1">
            <text:p>2527843</text:p>
          </table:table-cell>
          <table:table-cell office:value-type="float" office:value="2585552" table:style-name="ce1">
            <text:p>2585552</text:p>
          </table:table-cell>
          <table:table-cell office:value-type="float" office:value="2642065" table:style-name="ce1">
            <text:p>2642065</text:p>
          </table:table-cell>
          <table:table-cell office:value-type="float" office:value="2697367" table:style-name="ce1">
            <text:p>2697367</text:p>
          </table:table-cell>
          <table:table-cell office:value-type="float" office:value="2751515" table:style-name="ce1">
            <text:p>2751515</text:p>
          </table:table-cell>
          <table:table-cell office:value-type="float" office:value="2804188" table:style-name="ce1">
            <text:p>2804188</text:p>
          </table:table-cell>
          <table:table-cell office:value-type="float" office:value="2855626" table:style-name="ce1">
            <text:p>2855626</text:p>
          </table:table-cell>
          <table:table-cell office:value-type="float" office:value="2906328" table:style-name="ce1">
            <text:p>2906328</text:p>
          </table:table-cell>
          <table:table-cell office:value-type="float" office:value="2957239" table:style-name="ce1">
            <text:p>2957239</text:p>
          </table:table-cell>
          <table:table-cell office:value-type="float" office:value="3008819" table:style-name="ce1">
            <text:p>3008819</text:p>
          </table:table-cell>
          <table:table-cell office:value-type="float" office:value="3061986" table:style-name="ce1">
            <text:p>3061986</text:p>
          </table:table-cell>
          <table:table-cell office:value-type="float" office:value="3116518" table:style-name="ce1">
            <text:p>3116518</text:p>
          </table:table-cell>
          <table:table-cell office:value-type="float" office:value="3172151" table:style-name="ce1">
            <text:p>3172151</text:p>
          </table:table-cell>
          <table:table-cell office:value-type="float" office:value="3228486" table:style-name="ce1">
            <text:p>3228486</text:p>
          </table:table-cell>
          <table:table-cell office:value-type="float" office:value="3285133" table:style-name="ce1">
            <text:p>3285133</text:p>
          </table:table-cell>
          <table:table-cell office:value-type="float" office:value="3342033" table:style-name="ce1">
            <text:p>3342033</text:p>
          </table:table-cell>
          <table:table-cell office:value-type="float" office:value="3399335" table:style-name="ce1">
            <text:p>3399335</text:p>
          </table:table-cell>
          <table:table-cell office:value-type="float" office:value="3457155" table:style-name="ce1">
            <text:p>3457155</text:p>
          </table:table-cell>
          <table:table-cell office:value-type="float" office:value="3515673" table:style-name="ce1">
            <text:p>351567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Netherlands</text:p>
          </table:table-cell>
          <table:table-cell office:value-type="string" table:style-name="ce1">
            <text:p>NLD</text:p>
          </table:table-cell>
          <table:table-cell office:value-type="float" office:value="6863492" table:style-name="ce1">
            <text:p>6863492</text:p>
          </table:table-cell>
          <table:table-cell office:value-type="float" office:value="6985555" table:style-name="ce1">
            <text:p>6985555</text:p>
          </table:table-cell>
          <table:table-cell office:value-type="float" office:value="7107497" table:style-name="ce1">
            <text:p>7107497</text:p>
          </table:table-cell>
          <table:table-cell office:value-type="float" office:value="7225888" table:style-name="ce1">
            <text:p>7225888</text:p>
          </table:table-cell>
          <table:table-cell office:value-type="float" office:value="7345397" table:style-name="ce1">
            <text:p>7345397</text:p>
          </table:table-cell>
          <table:table-cell office:value-type="float" office:value="7469419" table:style-name="ce1">
            <text:p>7469419</text:p>
          </table:table-cell>
          <table:table-cell office:value-type="float" office:value="7590341" table:style-name="ce1">
            <text:p>7590341</text:p>
          </table:table-cell>
          <table:table-cell office:value-type="float" office:value="7699768" table:style-name="ce1">
            <text:p>7699768</text:p>
          </table:table-cell>
          <table:table-cell office:value-type="float" office:value="7803319" table:style-name="ce1">
            <text:p>7803319</text:p>
          </table:table-cell>
          <table:table-cell office:value-type="float" office:value="7917513" table:style-name="ce1">
            <text:p>7917513</text:p>
          </table:table-cell>
          <table:table-cell office:value-type="float" office:value="8039946" table:style-name="ce1">
            <text:p>8039946</text:p>
          </table:table-cell>
          <table:table-cell office:value-type="float" office:value="8169109" table:style-name="ce1">
            <text:p>8169109</text:p>
          </table:table-cell>
          <table:table-cell office:value-type="float" office:value="8294650" table:style-name="ce1">
            <text:p>8294650</text:p>
          </table:table-cell>
          <table:table-cell office:value-type="float" office:value="8406296" table:style-name="ce1">
            <text:p>8406296</text:p>
          </table:table-cell>
          <table:table-cell office:value-type="float" office:value="8515370" table:style-name="ce1">
            <text:p>8515370</text:p>
          </table:table-cell>
          <table:table-cell office:value-type="float" office:value="8634800" table:style-name="ce1">
            <text:p>8634800</text:p>
          </table:table-cell>
          <table:table-cell office:value-type="float" office:value="8746238" table:style-name="ce1">
            <text:p>8746238</text:p>
          </table:table-cell>
          <table:table-cell office:value-type="float" office:value="8841770" table:style-name="ce1">
            <text:p>8841770</text:p>
          </table:table-cell>
          <table:table-cell office:value-type="float" office:value="8939836" table:style-name="ce1">
            <text:p>8939836</text:p>
          </table:table-cell>
          <table:table-cell office:value-type="float" office:value="9045559" table:style-name="ce1">
            <text:p>9045559</text:p>
          </table:table-cell>
          <table:table-cell office:value-type="float" office:value="9161288" table:style-name="ce1">
            <text:p>9161288</text:p>
          </table:table-cell>
          <table:table-cell office:value-type="float" office:value="9275502" table:style-name="ce1">
            <text:p>9275502</text:p>
          </table:table-cell>
          <table:table-cell office:value-type="float" office:value="9376386" table:style-name="ce1">
            <text:p>9376386</text:p>
          </table:table-cell>
          <table:table-cell office:value-type="float" office:value="9470198" table:style-name="ce1">
            <text:p>9470198</text:p>
          </table:table-cell>
          <table:table-cell office:value-type="float" office:value="9565992" table:style-name="ce1">
            <text:p>9565992</text:p>
          </table:table-cell>
          <table:table-cell office:value-type="float" office:value="9668672" table:style-name="ce1">
            <text:p>9668672</text:p>
          </table:table-cell>
          <table:table-cell office:value-type="float" office:value="9780476" table:style-name="ce1">
            <text:p>9780476</text:p>
          </table:table-cell>
          <table:table-cell office:value-type="float" office:value="9900806" table:style-name="ce1">
            <text:p>9900806</text:p>
          </table:table-cell>
          <table:table-cell office:value-type="float" office:value="10022989" table:style-name="ce1">
            <text:p>10022989</text:p>
          </table:table-cell>
          <table:table-cell office:value-type="float" office:value="10141210" table:style-name="ce1">
            <text:p>10141210</text:p>
          </table:table-cell>
          <table:table-cell office:value-type="float" office:value="10269295" table:style-name="ce1">
            <text:p>10269295</text:p>
          </table:table-cell>
          <table:table-cell office:value-type="float" office:value="10447740" table:style-name="ce1">
            <text:p>10447740</text:p>
          </table:table-cell>
          <table:table-cell office:value-type="float" office:value="10662777" table:style-name="ce1">
            <text:p>10662777</text:p>
          </table:table-cell>
          <table:table-cell office:value-type="float" office:value="10871452" table:style-name="ce1">
            <text:p>10871452</text:p>
          </table:table-cell>
          <table:table-cell office:value-type="float" office:value="11069798" table:style-name="ce1">
            <text:p>11069798</text:p>
          </table:table-cell>
          <table:table-cell office:value-type="float" office:value="11255548" table:style-name="ce1">
            <text:p>11255548</text:p>
          </table:table-cell>
          <table:table-cell office:value-type="float" office:value="11436659" table:style-name="ce1">
            <text:p>11436659</text:p>
          </table:table-cell>
          <table:table-cell office:value-type="float" office:value="11622597" table:style-name="ce1">
            <text:p>11622597</text:p>
          </table:table-cell>
          <table:table-cell office:value-type="float" office:value="11819675" table:style-name="ce1">
            <text:p>11819675</text:p>
          </table:table-cell>
          <table:table-cell office:value-type="float" office:value="12021931" table:style-name="ce1">
            <text:p>12021931</text:p>
          </table:table-cell>
          <table:table-cell office:value-type="float" office:value="12229998" table:style-name="ce1">
            <text:p>12229998</text:p>
          </table:table-cell>
          <table:table-cell office:value-type="float" office:value="12488742" table:style-name="ce1">
            <text:p>12488742</text:p>
          </table:table-cell>
          <table:table-cell office:value-type="float" office:value="12775902" table:style-name="ce1">
            <text:p>12775902</text:p>
          </table:table-cell>
          <table:table-cell office:value-type="float" office:value="13035570" table:style-name="ce1">
            <text:p>13035570</text:p>
          </table:table-cell>
          <table:table-cell office:value-type="float" office:value="13271929" table:style-name="ce1">
            <text:p>13271929</text:p>
          </table:table-cell>
          <table:table-cell office:value-type="float" office:value="13485107" table:style-name="ce1">
            <text:p>13485107</text:p>
          </table:table-cell>
          <table:table-cell office:value-type="float" office:value="13671225" table:style-name="ce1">
            <text:p>13671225</text:p>
          </table:table-cell>
          <table:table-cell office:value-type="float" office:value="13848922" table:style-name="ce1">
            <text:p>13848922</text:p>
          </table:table-cell>
          <table:table-cell office:value-type="float" office:value="14044865" table:style-name="ce1">
            <text:p>14044865</text:p>
          </table:table-cell>
          <table:table-cell office:value-type="float" office:value="14256137" table:style-name="ce1">
            <text:p>14256137</text:p>
          </table:table-cell>
          <table:table-cell office:value-type="float" office:value="14465528" table:style-name="ce1">
            <text:p>14465528</text:p>
          </table:table-cell>
          <table:table-cell office:value-type="float" office:value="14662695" table:style-name="ce1">
            <text:p>14662695</text:p>
          </table:table-cell>
          <table:table-cell office:value-type="float" office:value="14840708" table:style-name="ce1">
            <text:p>14840708</text:p>
          </table:table-cell>
          <table:table-cell office:value-type="float" office:value="15001484" table:style-name="ce1">
            <text:p>15001484</text:p>
          </table:table-cell>
          <table:table-cell office:value-type="float" office:value="15163329" table:style-name="ce1">
            <text:p>1516332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High income: nonOECD</text:p>
          </table:table-cell>
          <table:table-cell office:value-type="string" table:style-name="ce1">
            <text:p>NOC</text:p>
          </table:table-cell>
          <table:table-cell office:value-type="float" office:value="98783769" table:style-name="ce1">
            <text:p>98783769</text:p>
          </table:table-cell>
          <table:table-cell office:value-type="float" office:value="101778039" table:style-name="ce1">
            <text:p>101778039</text:p>
          </table:table-cell>
          <table:table-cell office:value-type="float" office:value="104855372" table:style-name="ce1">
            <text:p>104855372</text:p>
          </table:table-cell>
          <table:table-cell office:value-type="float" office:value="107992224" table:style-name="ce1">
            <text:p>107992224</text:p>
          </table:table-cell>
          <table:table-cell office:value-type="float" office:value="111175178" table:style-name="ce1">
            <text:p>111175178</text:p>
          </table:table-cell>
          <table:table-cell office:value-type="float" office:value="114404997" table:style-name="ce1">
            <text:p>114404997</text:p>
          </table:table-cell>
          <table:table-cell office:value-type="float" office:value="117219215" table:style-name="ce1">
            <text:p>117219215</text:p>
          </table:table-cell>
          <table:table-cell office:value-type="float" office:value="120112085" table:style-name="ce1">
            <text:p>120112085</text:p>
          </table:table-cell>
          <table:table-cell office:value-type="float" office:value="123027288" table:style-name="ce1">
            <text:p>123027288</text:p>
          </table:table-cell>
          <table:table-cell office:value-type="float" office:value="125963932" table:style-name="ce1">
            <text:p>125963932</text:p>
          </table:table-cell>
          <table:table-cell office:value-type="float" office:value="128979274" table:style-name="ce1">
            <text:p>128979274</text:p>
          </table:table-cell>
          <table:table-cell office:value-type="float" office:value="132036773" table:style-name="ce1">
            <text:p>132036773</text:p>
          </table:table-cell>
          <table:table-cell office:value-type="float" office:value="135134972" table:style-name="ce1">
            <text:p>135134972</text:p>
          </table:table-cell>
          <table:table-cell office:value-type="float" office:value="138327953" table:style-name="ce1">
            <text:p>138327953</text:p>
          </table:table-cell>
          <table:table-cell office:value-type="float" office:value="141563692" table:style-name="ce1">
            <text:p>141563692</text:p>
          </table:table-cell>
          <table:table-cell office:value-type="float" office:value="144861049" table:style-name="ce1">
            <text:p>144861049</text:p>
          </table:table-cell>
          <table:table-cell office:value-type="float" office:value="148270673" table:style-name="ce1">
            <text:p>148270673</text:p>
          </table:table-cell>
          <table:table-cell office:value-type="float" office:value="151734955" table:style-name="ce1">
            <text:p>151734955</text:p>
          </table:table-cell>
          <table:table-cell office:value-type="float" office:value="155293203" table:style-name="ce1">
            <text:p>155293203</text:p>
          </table:table-cell>
          <table:table-cell office:value-type="float" office:value="158886266" table:style-name="ce1">
            <text:p>158886266</text:p>
          </table:table-cell>
          <table:table-cell office:value-type="float" office:value="162251263" table:style-name="ce1">
            <text:p>162251263</text:p>
          </table:table-cell>
          <table:table-cell office:value-type="float" office:value="165814234" table:style-name="ce1">
            <text:p>165814234</text:p>
          </table:table-cell>
          <table:table-cell office:value-type="float" office:value="169354221" table:style-name="ce1">
            <text:p>169354221</text:p>
          </table:table-cell>
          <table:table-cell office:value-type="float" office:value="172823512" table:style-name="ce1">
            <text:p>172823512</text:p>
          </table:table-cell>
          <table:table-cell office:value-type="float" office:value="176477298" table:style-name="ce1">
            <text:p>176477298</text:p>
          </table:table-cell>
          <table:table-cell office:value-type="float" office:value="180129302" table:style-name="ce1">
            <text:p>180129302</text:p>
          </table:table-cell>
          <table:table-cell office:value-type="float" office:value="183804186" table:style-name="ce1">
            <text:p>183804186</text:p>
          </table:table-cell>
          <table:table-cell office:value-type="float" office:value="187510593" table:style-name="ce1">
            <text:p>187510593</text:p>
          </table:table-cell>
          <table:table-cell office:value-type="float" office:value="191092983" table:style-name="ce1">
            <text:p>191092983</text:p>
          </table:table-cell>
          <table:table-cell office:value-type="float" office:value="194244083" table:style-name="ce1">
            <text:p>194244083</text:p>
          </table:table-cell>
          <table:table-cell office:value-type="float" office:value="196724504" table:style-name="ce1">
            <text:p>196724504</text:p>
          </table:table-cell>
          <table:table-cell office:value-type="float" office:value="198749471" table:style-name="ce1">
            <text:p>198749471</text:p>
          </table:table-cell>
          <table:table-cell office:value-type="float" office:value="198695181" table:style-name="ce1">
            <text:p>198695181</text:p>
          </table:table-cell>
          <table:table-cell office:value-type="float" office:value="200515565" table:style-name="ce1">
            <text:p>200515565</text:p>
          </table:table-cell>
          <table:table-cell office:value-type="float" office:value="202247311" table:style-name="ce1">
            <text:p>202247311</text:p>
          </table:table-cell>
          <table:table-cell office:value-type="float" office:value="205698447" table:style-name="ce1">
            <text:p>205698447</text:p>
          </table:table-cell>
          <table:table-cell office:value-type="float" office:value="207455845" table:style-name="ce1">
            <text:p>207455845</text:p>
          </table:table-cell>
          <table:table-cell office:value-type="float" office:value="209131397" table:style-name="ce1">
            <text:p>209131397</text:p>
          </table:table-cell>
          <table:table-cell office:value-type="float" office:value="210790915" table:style-name="ce1">
            <text:p>210790915</text:p>
          </table:table-cell>
          <table:table-cell office:value-type="float" office:value="212282044" table:style-name="ce1">
            <text:p>212282044</text:p>
          </table:table-cell>
          <table:table-cell office:value-type="float" office:value="213630834" table:style-name="ce1">
            <text:p>213630834</text:p>
          </table:table-cell>
          <table:table-cell office:value-type="float" office:value="215120191" table:style-name="ce1">
            <text:p>215120191</text:p>
          </table:table-cell>
          <table:table-cell office:value-type="float" office:value="216478193" table:style-name="ce1">
            <text:p>216478193</text:p>
          </table:table-cell>
          <table:table-cell office:value-type="float" office:value="217837223" table:style-name="ce1">
            <text:p>217837223</text:p>
          </table:table-cell>
          <table:table-cell office:value-type="float" office:value="219614891" table:style-name="ce1">
            <text:p>219614891</text:p>
          </table:table-cell>
          <table:table-cell office:value-type="float" office:value="221639179" table:style-name="ce1">
            <text:p>221639179</text:p>
          </table:table-cell>
          <table:table-cell office:value-type="float" office:value="223986795" table:style-name="ce1">
            <text:p>223986795</text:p>
          </table:table-cell>
          <table:table-cell office:value-type="float" office:value="226756984" table:style-name="ce1">
            <text:p>226756984</text:p>
          </table:table-cell>
          <table:table-cell office:value-type="float" office:value="229810641" table:style-name="ce1">
            <text:p>229810641</text:p>
          </table:table-cell>
          <table:table-cell office:value-type="float" office:value="232771889" table:style-name="ce1">
            <text:p>232771889</text:p>
          </table:table-cell>
          <table:table-cell office:value-type="float" office:value="235580430" table:style-name="ce1">
            <text:p>235580430</text:p>
          </table:table-cell>
          <table:table-cell office:value-type="float" office:value="238203316" table:style-name="ce1">
            <text:p>238203316</text:p>
          </table:table-cell>
          <table:table-cell office:value-type="float" office:value="240954118" table:style-name="ce1">
            <text:p>240954118</text:p>
          </table:table-cell>
          <table:table-cell office:value-type="float" office:value="243558193" table:style-name="ce1">
            <text:p>243558193</text:p>
          </table:table-cell>
          <table:table-cell office:value-type="float" office:value="246078992" table:style-name="ce1">
            <text:p>246078992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Norway</text:p>
          </table:table-cell>
          <table:table-cell office:value-type="string" table:style-name="ce1">
            <text:p>NOR</text:p>
          </table:table-cell>
          <table:table-cell office:value-type="float" office:value="1787755" table:style-name="ce1">
            <text:p>1787755</text:p>
          </table:table-cell>
          <table:table-cell office:value-type="float" office:value="1840926" table:style-name="ce1">
            <text:p>1840926</text:p>
          </table:table-cell>
          <table:table-cell office:value-type="float" office:value="1915999" table:style-name="ce1">
            <text:p>1915999</text:p>
          </table:table-cell>
          <table:table-cell office:value-type="float" office:value="1991003" table:style-name="ce1">
            <text:p>1991003</text:p>
          </table:table-cell>
          <table:table-cell office:value-type="float" office:value="2066761" table:style-name="ce1">
            <text:p>2066761</text:p>
          </table:table-cell>
          <table:table-cell office:value-type="float" office:value="2143353" table:style-name="ce1">
            <text:p>2143353</text:p>
          </table:table-cell>
          <table:table-cell office:value-type="float" office:value="2220995" table:style-name="ce1">
            <text:p>2220995</text:p>
          </table:table-cell>
          <table:table-cell office:value-type="float" office:value="2299864" table:style-name="ce1">
            <text:p>2299864</text:p>
          </table:table-cell>
          <table:table-cell office:value-type="float" office:value="2379197" table:style-name="ce1">
            <text:p>2379197</text:p>
          </table:table-cell>
          <table:table-cell office:value-type="float" office:value="2457954" table:style-name="ce1">
            <text:p>2457954</text:p>
          </table:table-cell>
          <table:table-cell office:value-type="float" office:value="2534594" table:style-name="ce1">
            <text:p>2534594</text:p>
          </table:table-cell>
          <table:table-cell office:value-type="float" office:value="2584983" table:style-name="ce1">
            <text:p>2584983</text:p>
          </table:table-cell>
          <table:table-cell office:value-type="float" office:value="2624297" table:style-name="ce1">
            <text:p>2624297</text:p>
          </table:table-cell>
          <table:table-cell office:value-type="float" office:value="2662165" table:style-name="ce1">
            <text:p>2662165</text:p>
          </table:table-cell>
          <table:table-cell office:value-type="float" office:value="2698139" table:style-name="ce1">
            <text:p>2698139</text:p>
          </table:table-cell>
          <table:table-cell office:value-type="float" office:value="2732467" table:style-name="ce1">
            <text:p>2732467</text:p>
          </table:table-cell>
          <table:table-cell office:value-type="float" office:value="2764638" table:style-name="ce1">
            <text:p>2764638</text:p>
          </table:table-cell>
          <table:table-cell office:value-type="float" office:value="2795553" table:style-name="ce1">
            <text:p>2795553</text:p>
          </table:table-cell>
          <table:table-cell office:value-type="float" office:value="2825403" table:style-name="ce1">
            <text:p>2825403</text:p>
          </table:table-cell>
          <table:table-cell office:value-type="float" office:value="2854061" table:style-name="ce1">
            <text:p>2854061</text:p>
          </table:table-cell>
          <table:table-cell office:value-type="float" office:value="2882201" table:style-name="ce1">
            <text:p>2882201</text:p>
          </table:table-cell>
          <table:table-cell office:value-type="float" office:value="2902056" table:style-name="ce1">
            <text:p>2902056</text:p>
          </table:table-cell>
          <table:table-cell office:value-type="float" office:value="2918125" table:style-name="ce1">
            <text:p>2918125</text:p>
          </table:table-cell>
          <table:table-cell office:value-type="float" office:value="2933210" table:style-name="ce1">
            <text:p>2933210</text:p>
          </table:table-cell>
          <table:table-cell office:value-type="float" office:value="2946922" table:style-name="ce1">
            <text:p>2946922</text:p>
          </table:table-cell>
          <table:table-cell office:value-type="float" office:value="2961159" table:style-name="ce1">
            <text:p>2961159</text:p>
          </table:table-cell>
          <table:table-cell office:value-type="float" office:value="2977158" table:style-name="ce1">
            <text:p>2977158</text:p>
          </table:table-cell>
          <table:table-cell office:value-type="float" office:value="2996568" table:style-name="ce1">
            <text:p>2996568</text:p>
          </table:table-cell>
          <table:table-cell office:value-type="float" office:value="3018161" table:style-name="ce1">
            <text:p>3018161</text:p>
          </table:table-cell>
          <table:table-cell office:value-type="float" office:value="3036098" table:style-name="ce1">
            <text:p>3036098</text:p>
          </table:table-cell>
          <table:table-cell office:value-type="float" office:value="3051994" table:style-name="ce1">
            <text:p>3051994</text:p>
          </table:table-cell>
          <table:table-cell office:value-type="float" office:value="3079741" table:style-name="ce1">
            <text:p>3079741</text:p>
          </table:table-cell>
          <table:table-cell office:value-type="float" office:value="3114713" table:style-name="ce1">
            <text:p>3114713</text:p>
          </table:table-cell>
          <table:table-cell office:value-type="float" office:value="3150384" table:style-name="ce1">
            <text:p>3150384</text:p>
          </table:table-cell>
          <table:table-cell office:value-type="float" office:value="3185372" table:style-name="ce1">
            <text:p>3185372</text:p>
          </table:table-cell>
          <table:table-cell office:value-type="float" office:value="3215508" table:style-name="ce1">
            <text:p>3215508</text:p>
          </table:table-cell>
          <table:table-cell office:value-type="float" office:value="3243897" table:style-name="ce1">
            <text:p>3243897</text:p>
          </table:table-cell>
          <table:table-cell office:value-type="float" office:value="3273428" table:style-name="ce1">
            <text:p>3273428</text:p>
          </table:table-cell>
          <table:table-cell office:value-type="float" office:value="3295901" table:style-name="ce1">
            <text:p>3295901</text:p>
          </table:table-cell>
          <table:table-cell office:value-type="float" office:value="3350272" table:style-name="ce1">
            <text:p>3350272</text:p>
          </table:table-cell>
          <table:table-cell office:value-type="float" office:value="3416773" table:style-name="ce1">
            <text:p>3416773</text:p>
          </table:table-cell>
          <table:table-cell office:value-type="float" office:value="3455773" table:style-name="ce1">
            <text:p>3455773</text:p>
          </table:table-cell>
          <table:table-cell office:value-type="float" office:value="3494337" table:style-name="ce1">
            <text:p>3494337</text:p>
          </table:table-cell>
          <table:table-cell office:value-type="float" office:value="3525438" table:style-name="ce1">
            <text:p>3525438</text:p>
          </table:table-cell>
          <table:table-cell office:value-type="float" office:value="3548398" table:style-name="ce1">
            <text:p>3548398</text:p>
          </table:table-cell>
          <table:table-cell office:value-type="float" office:value="3582588" table:style-name="ce1">
            <text:p>3582588</text:p>
          </table:table-cell>
          <table:table-cell office:value-type="float" office:value="3630155" table:style-name="ce1">
            <text:p>3630155</text:p>
          </table:table-cell>
          <table:table-cell office:value-type="float" office:value="3684159" table:style-name="ce1">
            <text:p>3684159</text:p>
          </table:table-cell>
          <table:table-cell office:value-type="float" office:value="3744286" table:style-name="ce1">
            <text:p>3744286</text:p>
          </table:table-cell>
          <table:table-cell office:value-type="float" office:value="3805760" table:style-name="ce1">
            <text:p>3805760</text:p>
          </table:table-cell>
          <table:table-cell office:value-type="float" office:value="3867496" table:style-name="ce1">
            <text:p>3867496</text:p>
          </table:table-cell>
          <table:table-cell office:value-type="float" office:value="3932009" table:style-name="ce1">
            <text:p>3932009</text:p>
          </table:table-cell>
          <table:table-cell office:value-type="float" office:value="3998046" table:style-name="ce1">
            <text:p>3998046</text:p>
          </table:table-cell>
          <table:table-cell office:value-type="float" office:value="4060600" table:style-name="ce1">
            <text:p>4060600</text:p>
          </table:table-cell>
          <table:table-cell office:value-type="float" office:value="4120194" table:style-name="ce1">
            <text:p>4120194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Nepal</text:p>
          </table:table-cell>
          <table:table-cell office:value-type="string" table:style-name="ce1">
            <text:p>NPL</text:p>
          </table:table-cell>
          <table:table-cell office:value-type="float" office:value="349982" table:style-name="ce1">
            <text:p>349982</text:p>
          </table:table-cell>
          <table:table-cell office:value-type="float" office:value="364783" table:style-name="ce1">
            <text:p>364783</text:p>
          </table:table-cell>
          <table:table-cell office:value-type="float" office:value="374819" table:style-name="ce1">
            <text:p>374819</text:p>
          </table:table-cell>
          <table:table-cell office:value-type="float" office:value="385194" table:style-name="ce1">
            <text:p>385194</text:p>
          </table:table-cell>
          <table:table-cell office:value-type="float" office:value="396104" table:style-name="ce1">
            <text:p>396104</text:p>
          </table:table-cell>
          <table:table-cell office:value-type="float" office:value="407520" table:style-name="ce1">
            <text:p>407520</text:p>
          </table:table-cell>
          <table:table-cell office:value-type="float" office:value="419605" table:style-name="ce1">
            <text:p>419605</text:p>
          </table:table-cell>
          <table:table-cell office:value-type="float" office:value="432272" table:style-name="ce1">
            <text:p>432272</text:p>
          </table:table-cell>
          <table:table-cell office:value-type="float" office:value="445638" table:style-name="ce1">
            <text:p>445638</text:p>
          </table:table-cell>
          <table:table-cell office:value-type="float" office:value="459578" table:style-name="ce1">
            <text:p>459578</text:p>
          </table:table-cell>
          <table:table-cell office:value-type="float" office:value="474205" table:style-name="ce1">
            <text:p>474205</text:p>
          </table:table-cell>
          <table:table-cell office:value-type="float" office:value="489910" table:style-name="ce1">
            <text:p>489910</text:p>
          </table:table-cell>
          <table:table-cell office:value-type="float" office:value="524237" table:style-name="ce1">
            <text:p>524237</text:p>
          </table:table-cell>
          <table:table-cell office:value-type="float" office:value="561006" table:style-name="ce1">
            <text:p>561006</text:p>
          </table:table-cell>
          <table:table-cell office:value-type="float" office:value="600602" table:style-name="ce1">
            <text:p>600602</text:p>
          </table:table-cell>
          <table:table-cell office:value-type="float" office:value="643041" table:style-name="ce1">
            <text:p>643041</text:p>
          </table:table-cell>
          <table:table-cell office:value-type="float" office:value="688735" table:style-name="ce1">
            <text:p>688735</text:p>
          </table:table-cell>
          <table:table-cell office:value-type="float" office:value="737708" table:style-name="ce1">
            <text:p>737708</text:p>
          </table:table-cell>
          <table:table-cell office:value-type="float" office:value="790133" table:style-name="ce1">
            <text:p>790133</text:p>
          </table:table-cell>
          <table:table-cell office:value-type="float" office:value="846481" table:style-name="ce1">
            <text:p>846481</text:p>
          </table:table-cell>
          <table:table-cell office:value-type="float" office:value="906955" table:style-name="ce1">
            <text:p>906955</text:p>
          </table:table-cell>
          <table:table-cell office:value-type="float" office:value="971530" table:style-name="ce1">
            <text:p>971530</text:p>
          </table:table-cell>
          <table:table-cell office:value-type="float" office:value="1031832" table:style-name="ce1">
            <text:p>1031832</text:p>
          </table:table-cell>
          <table:table-cell office:value-type="float" office:value="1095752" table:style-name="ce1">
            <text:p>1095752</text:p>
          </table:table-cell>
          <table:table-cell office:value-type="float" office:value="1163366" table:style-name="ce1">
            <text:p>1163366</text:p>
          </table:table-cell>
          <table:table-cell office:value-type="float" office:value="1234521" table:style-name="ce1">
            <text:p>1234521</text:p>
          </table:table-cell>
          <table:table-cell office:value-type="float" office:value="1309244" table:style-name="ce1">
            <text:p>1309244</text:p>
          </table:table-cell>
          <table:table-cell office:value-type="float" office:value="1387987" table:style-name="ce1">
            <text:p>1387987</text:p>
          </table:table-cell>
          <table:table-cell office:value-type="float" office:value="1471738" table:style-name="ce1">
            <text:p>1471738</text:p>
          </table:table-cell>
          <table:table-cell office:value-type="float" office:value="1561759" table:style-name="ce1">
            <text:p>1561759</text:p>
          </table:table-cell>
          <table:table-cell office:value-type="float" office:value="1659389" table:style-name="ce1">
            <text:p>1659389</text:p>
          </table:table-cell>
          <table:table-cell office:value-type="float" office:value="1765986" table:style-name="ce1">
            <text:p>1765986</text:p>
          </table:table-cell>
          <table:table-cell office:value-type="float" office:value="1894530" table:style-name="ce1">
            <text:p>1894530</text:p>
          </table:table-cell>
          <table:table-cell office:value-type="float" office:value="2032284" table:style-name="ce1">
            <text:p>2032284</text:p>
          </table:table-cell>
          <table:table-cell office:value-type="float" office:value="2178141" table:style-name="ce1">
            <text:p>2178141</text:p>
          </table:table-cell>
          <table:table-cell office:value-type="float" office:value="2330539" table:style-name="ce1">
            <text:p>2330539</text:p>
          </table:table-cell>
          <table:table-cell office:value-type="float" office:value="2489661" table:style-name="ce1">
            <text:p>2489661</text:p>
          </table:table-cell>
          <table:table-cell office:value-type="float" office:value="2654957" table:style-name="ce1">
            <text:p>2654957</text:p>
          </table:table-cell>
          <table:table-cell office:value-type="float" office:value="2826528" table:style-name="ce1">
            <text:p>2826528</text:p>
          </table:table-cell>
          <table:table-cell office:value-type="float" office:value="3004378" table:style-name="ce1">
            <text:p>3004378</text:p>
          </table:table-cell>
          <table:table-cell office:value-type="float" office:value="3188539" table:style-name="ce1">
            <text:p>3188539</text:p>
          </table:table-cell>
          <table:table-cell office:value-type="float" office:value="3371765" table:style-name="ce1">
            <text:p>3371765</text:p>
          </table:table-cell>
          <table:table-cell office:value-type="float" office:value="3496855" table:style-name="ce1">
            <text:p>3496855</text:p>
          </table:table-cell>
          <table:table-cell office:value-type="float" office:value="3621907" table:style-name="ce1">
            <text:p>3621907</text:p>
          </table:table-cell>
          <table:table-cell office:value-type="float" office:value="3747214" table:style-name="ce1">
            <text:p>3747214</text:p>
          </table:table-cell>
          <table:table-cell office:value-type="float" office:value="3872705" table:style-name="ce1">
            <text:p>3872705</text:p>
          </table:table-cell>
          <table:table-cell office:value-type="float" office:value="3998123" table:style-name="ce1">
            <text:p>3998123</text:p>
          </table:table-cell>
          <table:table-cell office:value-type="float" office:value="4123786" table:style-name="ce1">
            <text:p>4123786</text:p>
          </table:table-cell>
          <table:table-cell office:value-type="float" office:value="4251517" table:style-name="ce1">
            <text:p>4251517</text:p>
          </table:table-cell>
          <table:table-cell office:value-type="float" office:value="4383269" table:style-name="ce1">
            <text:p>4383269</text:p>
          </table:table-cell>
          <table:table-cell office:value-type="float" office:value="4521066" table:style-name="ce1">
            <text:p>4521066</text:p>
          </table:table-cell>
          <table:table-cell office:value-type="float" office:value="4665588" table:style-name="ce1">
            <text:p>4665588</text:p>
          </table:table-cell>
          <table:table-cell office:value-type="float" office:value="4817540" table:style-name="ce1">
            <text:p>4817540</text:p>
          </table:table-cell>
          <table:table-cell office:value-type="float" office:value="4976060" table:style-name="ce1">
            <text:p>4976060</text:p>
          </table:table-cell>
          <table:table-cell office:value-type="float" office:value="5139915" table:style-name="ce1">
            <text:p>5139915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NZL</text:p>
          </table:table-cell>
          <table:table-cell office:value-type="float" office:value="1802521" table:style-name="ce1">
            <text:p>1802521</text:p>
          </table:table-cell>
          <table:table-cell office:value-type="float" office:value="1851675" table:style-name="ce1">
            <text:p>1851675</text:p>
          </table:table-cell>
          <table:table-cell office:value-type="float" office:value="1914441" table:style-name="ce1">
            <text:p>1914441</text:p>
          </table:table-cell>
          <table:table-cell office:value-type="float" office:value="1967968" table:style-name="ce1">
            <text:p>1967968</text:p>
          </table:table-cell>
          <table:table-cell office:value-type="float" office:value="2024808" table:style-name="ce1">
            <text:p>2024808</text:p>
          </table:table-cell>
          <table:table-cell office:value-type="float" office:value="2073571" table:style-name="ce1">
            <text:p>2073571</text:p>
          </table:table-cell>
          <table:table-cell office:value-type="float" office:value="2125227" table:style-name="ce1">
            <text:p>2125227</text:p>
          </table:table-cell>
          <table:table-cell office:value-type="float" office:value="2175248" table:style-name="ce1">
            <text:p>2175248</text:p>
          </table:table-cell>
          <table:table-cell office:value-type="float" office:value="2206092" table:style-name="ce1">
            <text:p>2206092</text:p>
          </table:table-cell>
          <table:table-cell office:value-type="float" office:value="2237511" table:style-name="ce1">
            <text:p>2237511</text:p>
          </table:table-cell>
          <table:table-cell office:value-type="float" office:value="2279646" table:style-name="ce1">
            <text:p>2279646</text:p>
          </table:table-cell>
          <table:table-cell office:value-type="float" office:value="2324938" table:style-name="ce1">
            <text:p>2324938</text:p>
          </table:table-cell>
          <table:table-cell office:value-type="float" office:value="2375942" table:style-name="ce1">
            <text:p>2375942</text:p>
          </table:table-cell>
          <table:table-cell office:value-type="float" office:value="2432441" table:style-name="ce1">
            <text:p>2432441</text:p>
          </table:table-cell>
          <table:table-cell office:value-type="float" office:value="2493343" table:style-name="ce1">
            <text:p>2493343</text:p>
          </table:table-cell>
          <table:table-cell office:value-type="float" office:value="2552005" table:style-name="ce1">
            <text:p>2552005</text:p>
          </table:table-cell>
          <table:table-cell office:value-type="float" office:value="2582586" table:style-name="ce1">
            <text:p>2582586</text:p>
          </table:table-cell>
          <table:table-cell office:value-type="float" office:value="2593760" table:style-name="ce1">
            <text:p>2593760</text:p>
          </table:table-cell>
          <table:table-cell office:value-type="float" office:value="2597744" table:style-name="ce1">
            <text:p>2597744</text:p>
          </table:table-cell>
          <table:table-cell office:value-type="float" office:value="2590668" table:style-name="ce1">
            <text:p>2590668</text:p>
          </table:table-cell>
          <table:table-cell office:value-type="float" office:value="2597030" table:style-name="ce1">
            <text:p>2597030</text:p>
          </table:table-cell>
          <table:table-cell office:value-type="float" office:value="2609635" table:style-name="ce1">
            <text:p>2609635</text:p>
          </table:table-cell>
          <table:table-cell office:value-type="float" office:value="2636985" table:style-name="ce1">
            <text:p>2636985</text:p>
          </table:table-cell>
          <table:table-cell office:value-type="float" office:value="2674359" table:style-name="ce1">
            <text:p>2674359</text:p>
          </table:table-cell>
          <table:table-cell office:value-type="float" office:value="2698921" table:style-name="ce1">
            <text:p>2698921</text:p>
          </table:table-cell>
          <table:table-cell office:value-type="float" office:value="2716946" table:style-name="ce1">
            <text:p>2716946</text:p>
          </table:table-cell>
          <table:table-cell office:value-type="float" office:value="2719750" table:style-name="ce1">
            <text:p>2719750</text:p>
          </table:table-cell>
          <table:table-cell office:value-type="float" office:value="2751315" table:style-name="ce1">
            <text:p>2751315</text:p>
          </table:table-cell>
          <table:table-cell office:value-type="float" office:value="2766856" table:style-name="ce1">
            <text:p>2766856</text:p>
          </table:table-cell>
          <table:table-cell office:value-type="float" office:value="2788022" table:style-name="ce1">
            <text:p>2788022</text:p>
          </table:table-cell>
          <table:table-cell office:value-type="float" office:value="2821739" table:style-name="ce1">
            <text:p>2821739</text:p>
          </table:table-cell>
          <table:table-cell office:value-type="float" office:value="2968493" table:style-name="ce1">
            <text:p>2968493</text:p>
          </table:table-cell>
          <table:table-cell office:value-type="float" office:value="3003146" table:style-name="ce1">
            <text:p>3003146</text:p>
          </table:table-cell>
          <table:table-cell office:value-type="float" office:value="3041157" table:style-name="ce1">
            <text:p>3041157</text:p>
          </table:table-cell>
          <table:table-cell office:value-type="float" office:value="3085471" table:style-name="ce1">
            <text:p>3085471</text:p>
          </table:table-cell>
          <table:table-cell office:value-type="float" office:value="3134622" table:style-name="ce1">
            <text:p>3134622</text:p>
          </table:table-cell>
          <table:table-cell office:value-type="float" office:value="3187912" table:style-name="ce1">
            <text:p>3187912</text:p>
          </table:table-cell>
          <table:table-cell office:value-type="float" office:value="3232444" table:style-name="ce1">
            <text:p>3232444</text:p>
          </table:table-cell>
          <table:table-cell office:value-type="float" office:value="3263694" table:style-name="ce1">
            <text:p>3263694</text:p>
          </table:table-cell>
          <table:table-cell office:value-type="float" office:value="3283344" table:style-name="ce1">
            <text:p>3283344</text:p>
          </table:table-cell>
          <table:table-cell office:value-type="float" office:value="3305162" table:style-name="ce1">
            <text:p>3305162</text:p>
          </table:table-cell>
          <table:table-cell office:value-type="float" office:value="3328072" table:style-name="ce1">
            <text:p>3328072</text:p>
          </table:table-cell>
          <table:table-cell office:value-type="float" office:value="3391762" table:style-name="ce1">
            <text:p>3391762</text:p>
          </table:table-cell>
          <table:table-cell office:value-type="float" office:value="3463392" table:style-name="ce1">
            <text:p>3463392</text:p>
          </table:table-cell>
          <table:table-cell office:value-type="float" office:value="3516313" table:style-name="ce1">
            <text:p>3516313</text:p>
          </table:table-cell>
          <table:table-cell office:value-type="float" office:value="3557304" table:style-name="ce1">
            <text:p>3557304</text:p>
          </table:table-cell>
          <table:table-cell office:value-type="float" office:value="3602020" table:style-name="ce1">
            <text:p>3602020</text:p>
          </table:table-cell>
          <table:table-cell office:value-type="float" office:value="3636861" table:style-name="ce1">
            <text:p>3636861</text:p>
          </table:table-cell>
          <table:table-cell office:value-type="float" office:value="3668966" table:style-name="ce1">
            <text:p>3668966</text:p>
          </table:table-cell>
          <table:table-cell office:value-type="float" office:value="3706604" table:style-name="ce1">
            <text:p>3706604</text:p>
          </table:table-cell>
          <table:table-cell office:value-type="float" office:value="3748781" table:style-name="ce1">
            <text:p>3748781</text:p>
          </table:table-cell>
          <table:table-cell office:value-type="float" office:value="3778263" table:style-name="ce1">
            <text:p>3778263</text:p>
          </table:table-cell>
          <table:table-cell office:value-type="float" office:value="3799782" table:style-name="ce1">
            <text:p>3799782</text:p>
          </table:table-cell>
          <table:table-cell office:value-type="float" office:value="3830112" table:style-name="ce1">
            <text:p>3830112</text:p>
          </table:table-cell>
          <table:table-cell office:value-type="float" office:value="3889661" table:style-name="ce1">
            <text:p>388966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High income: OECD</text:p>
          </table:table-cell>
          <table:table-cell office:value-type="string" table:style-name="ce1">
            <text:p>OEC</text:p>
          </table:table-cell>
          <table:table-cell office:value-type="float" office:value="463447046" table:style-name="ce1">
            <text:p>463447046</text:p>
          </table:table-cell>
          <table:table-cell office:value-type="float" office:value="473734901" table:style-name="ce1">
            <text:p>473734901</text:p>
          </table:table-cell>
          <table:table-cell office:value-type="float" office:value="483234748" table:style-name="ce1">
            <text:p>483234748</text:p>
          </table:table-cell>
          <table:table-cell office:value-type="float" office:value="492907226" table:style-name="ce1">
            <text:p>492907226</text:p>
          </table:table-cell>
          <table:table-cell office:value-type="float" office:value="502607524" table:style-name="ce1">
            <text:p>502607524</text:p>
          </table:table-cell>
          <table:table-cell office:value-type="float" office:value="512130901" table:style-name="ce1">
            <text:p>512130901</text:p>
          </table:table-cell>
          <table:table-cell office:value-type="float" office:value="521292652" table:style-name="ce1">
            <text:p>521292652</text:p>
          </table:table-cell>
          <table:table-cell office:value-type="float" office:value="530279732" table:style-name="ce1">
            <text:p>530279732</text:p>
          </table:table-cell>
          <table:table-cell office:value-type="float" office:value="538579379" table:style-name="ce1">
            <text:p>538579379</text:p>
          </table:table-cell>
          <table:table-cell office:value-type="float" office:value="547950733" table:style-name="ce1">
            <text:p>547950733</text:p>
          </table:table-cell>
          <table:table-cell office:value-type="float" office:value="556518135" table:style-name="ce1">
            <text:p>556518135</text:p>
          </table:table-cell>
          <table:table-cell office:value-type="float" office:value="564944735" table:style-name="ce1">
            <text:p>564944735</text:p>
          </table:table-cell>
          <table:table-cell office:value-type="float" office:value="573223832" table:style-name="ce1">
            <text:p>573223832</text:p>
          </table:table-cell>
          <table:table-cell office:value-type="float" office:value="580781939" table:style-name="ce1">
            <text:p>580781939</text:p>
          </table:table-cell>
          <table:table-cell office:value-type="float" office:value="589136009" table:style-name="ce1">
            <text:p>589136009</text:p>
          </table:table-cell>
          <table:table-cell office:value-type="float" office:value="597012825" table:style-name="ce1">
            <text:p>597012825</text:p>
          </table:table-cell>
          <table:table-cell office:value-type="float" office:value="603256057" table:style-name="ce1">
            <text:p>603256057</text:p>
          </table:table-cell>
          <table:table-cell office:value-type="float" office:value="609604510" table:style-name="ce1">
            <text:p>609604510</text:p>
          </table:table-cell>
          <table:table-cell office:value-type="float" office:value="616059019" table:style-name="ce1">
            <text:p>616059019</text:p>
          </table:table-cell>
          <table:table-cell office:value-type="float" office:value="622478178" table:style-name="ce1">
            <text:p>622478178</text:p>
          </table:table-cell>
          <table:table-cell office:value-type="float" office:value="628798205" table:style-name="ce1">
            <text:p>628798205</text:p>
          </table:table-cell>
          <table:table-cell office:value-type="float" office:value="635342592" table:style-name="ce1">
            <text:p>635342592</text:p>
          </table:table-cell>
          <table:table-cell office:value-type="float" office:value="641278163" table:style-name="ce1">
            <text:p>641278163</text:p>
          </table:table-cell>
          <table:table-cell office:value-type="float" office:value="646819288" table:style-name="ce1">
            <text:p>646819288</text:p>
          </table:table-cell>
          <table:table-cell office:value-type="float" office:value="652018386" table:style-name="ce1">
            <text:p>652018386</text:p>
          </table:table-cell>
          <table:table-cell office:value-type="float" office:value="657266532" table:style-name="ce1">
            <text:p>657266532</text:p>
          </table:table-cell>
          <table:table-cell office:value-type="float" office:value="663006586" table:style-name="ce1">
            <text:p>663006586</text:p>
          </table:table-cell>
          <table:table-cell office:value-type="float" office:value="668519697" table:style-name="ce1">
            <text:p>668519697</text:p>
          </table:table-cell>
          <table:table-cell office:value-type="float" office:value="675102174" table:style-name="ce1">
            <text:p>675102174</text:p>
          </table:table-cell>
          <table:table-cell office:value-type="float" office:value="681361099" table:style-name="ce1">
            <text:p>681361099</text:p>
          </table:table-cell>
          <table:table-cell office:value-type="float" office:value="688267905" table:style-name="ce1">
            <text:p>688267905</text:p>
          </table:table-cell>
          <table:table-cell office:value-type="float" office:value="695898192" table:style-name="ce1">
            <text:p>695898192</text:p>
          </table:table-cell>
          <table:table-cell office:value-type="float" office:value="703545368" table:style-name="ce1">
            <text:p>703545368</text:p>
          </table:table-cell>
          <table:table-cell office:value-type="float" office:value="710837665" table:style-name="ce1">
            <text:p>710837665</text:p>
          </table:table-cell>
          <table:table-cell office:value-type="float" office:value="717752675" table:style-name="ce1">
            <text:p>717752675</text:p>
          </table:table-cell>
          <table:table-cell office:value-type="float" office:value="724552260" table:style-name="ce1">
            <text:p>724552260</text:p>
          </table:table-cell>
          <table:table-cell office:value-type="float" office:value="731055124" table:style-name="ce1">
            <text:p>731055124</text:p>
          </table:table-cell>
          <table:table-cell office:value-type="float" office:value="737497481" table:style-name="ce1">
            <text:p>737497481</text:p>
          </table:table-cell>
          <table:table-cell office:value-type="float" office:value="743749006" table:style-name="ce1">
            <text:p>743749006</text:p>
          </table:table-cell>
          <table:table-cell office:value-type="float" office:value="750174216" table:style-name="ce1">
            <text:p>750174216</text:p>
          </table:table-cell>
          <table:table-cell office:value-type="float" office:value="756624111" table:style-name="ce1">
            <text:p>756624111</text:p>
          </table:table-cell>
          <table:table-cell office:value-type="float" office:value="764677507" table:style-name="ce1">
            <text:p>764677507</text:p>
          </table:table-cell>
          <table:table-cell office:value-type="float" office:value="773351659" table:style-name="ce1">
            <text:p>773351659</text:p>
          </table:table-cell>
          <table:table-cell office:value-type="float" office:value="781805638" table:style-name="ce1">
            <text:p>781805638</text:p>
          </table:table-cell>
          <table:table-cell office:value-type="float" office:value="790128798" table:style-name="ce1">
            <text:p>790128798</text:p>
          </table:table-cell>
          <table:table-cell office:value-type="float" office:value="798292183" table:style-name="ce1">
            <text:p>798292183</text:p>
          </table:table-cell>
          <table:table-cell office:value-type="float" office:value="806353943" table:style-name="ce1">
            <text:p>806353943</text:p>
          </table:table-cell>
          <table:table-cell office:value-type="float" office:value="814435437" table:style-name="ce1">
            <text:p>814435437</text:p>
          </table:table-cell>
          <table:table-cell office:value-type="float" office:value="822783941" table:style-name="ce1">
            <text:p>822783941</text:p>
          </table:table-cell>
          <table:table-cell office:value-type="float" office:value="830423052" table:style-name="ce1">
            <text:p>830423052</text:p>
          </table:table-cell>
          <table:table-cell office:value-type="float" office:value="837519441" table:style-name="ce1">
            <text:p>837519441</text:p>
          </table:table-cell>
          <table:table-cell office:value-type="float" office:value="844287371" table:style-name="ce1">
            <text:p>844287371</text:p>
          </table:table-cell>
          <table:table-cell office:value-type="float" office:value="849663381" table:style-name="ce1">
            <text:p>849663381</text:p>
          </table:table-cell>
          <table:table-cell office:value-type="float" office:value="857462092" table:style-name="ce1">
            <text:p>857462092</text:p>
          </table:table-cell>
          <table:table-cell office:value-type="float" office:value="862974279" table:style-name="ce1">
            <text:p>86297427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OECD members</text:p>
          </table:table-cell>
          <table:table-cell office:value-type="string" table:style-name="ce1">
            <text:p>OED</text:p>
          </table:table-cell>
          <table:table-cell office:value-type="float" office:value="491504970" table:style-name="ce1">
            <text:p>491504970</text:p>
          </table:table-cell>
          <table:table-cell office:value-type="float" office:value="503109770" table:style-name="ce1">
            <text:p>503109770</text:p>
          </table:table-cell>
          <table:table-cell office:value-type="float" office:value="513970592" table:style-name="ce1">
            <text:p>513970592</text:p>
          </table:table-cell>
          <table:table-cell office:value-type="float" office:value="525054076" table:style-name="ce1">
            <text:p>525054076</text:p>
          </table:table-cell>
          <table:table-cell office:value-type="float" office:value="536216164" table:style-name="ce1">
            <text:p>536216164</text:p>
          </table:table-cell>
          <table:table-cell office:value-type="float" office:value="547253211" table:style-name="ce1">
            <text:p>547253211</text:p>
          </table:table-cell>
          <table:table-cell office:value-type="float" office:value="558034040" table:style-name="ce1">
            <text:p>558034040</text:p>
          </table:table-cell>
          <table:table-cell office:value-type="float" office:value="568721918" table:style-name="ce1">
            <text:p>568721918</text:p>
          </table:table-cell>
          <table:table-cell office:value-type="float" office:value="578791895" table:style-name="ce1">
            <text:p>578791895</text:p>
          </table:table-cell>
          <table:table-cell office:value-type="float" office:value="590016437" table:style-name="ce1">
            <text:p>590016437</text:p>
          </table:table-cell>
          <table:table-cell office:value-type="float" office:value="600521416" table:style-name="ce1">
            <text:p>600521416</text:p>
          </table:table-cell>
          <table:table-cell office:value-type="float" office:value="610925309" table:style-name="ce1">
            <text:p>610925309</text:p>
          </table:table-cell>
          <table:table-cell office:value-type="float" office:value="621251302" table:style-name="ce1">
            <text:p>621251302</text:p>
          </table:table-cell>
          <table:table-cell office:value-type="float" office:value="630927785" table:style-name="ce1">
            <text:p>630927785</text:p>
          </table:table-cell>
          <table:table-cell office:value-type="float" office:value="641446305" table:style-name="ce1">
            <text:p>641446305</text:p>
          </table:table-cell>
          <table:table-cell office:value-type="float" office:value="651511473" table:style-name="ce1">
            <text:p>651511473</text:p>
          </table:table-cell>
          <table:table-cell office:value-type="float" office:value="659891356" table:style-name="ce1">
            <text:p>659891356</text:p>
          </table:table-cell>
          <table:table-cell office:value-type="float" office:value="668355831" table:style-name="ce1">
            <text:p>668355831</text:p>
          </table:table-cell>
          <table:table-cell office:value-type="float" office:value="676942979" table:style-name="ce1">
            <text:p>676942979</text:p>
          </table:table-cell>
          <table:table-cell office:value-type="float" office:value="685517641" table:style-name="ce1">
            <text:p>685517641</text:p>
          </table:table-cell>
          <table:table-cell office:value-type="float" office:value="694013635" table:style-name="ce1">
            <text:p>694013635</text:p>
          </table:table-cell>
          <table:table-cell office:value-type="float" office:value="703093860" table:style-name="ce1">
            <text:p>703093860</text:p>
          </table:table-cell>
          <table:table-cell office:value-type="float" office:value="711790262" table:style-name="ce1">
            <text:p>711790262</text:p>
          </table:table-cell>
          <table:table-cell office:value-type="float" office:value="720147015" table:style-name="ce1">
            <text:p>720147015</text:p>
          </table:table-cell>
          <table:table-cell office:value-type="float" office:value="728214002" table:style-name="ce1">
            <text:p>728214002</text:p>
          </table:table-cell>
          <table:table-cell office:value-type="float" office:value="736373413" table:style-name="ce1">
            <text:p>736373413</text:p>
          </table:table-cell>
          <table:table-cell office:value-type="float" office:value="744903030" table:style-name="ce1">
            <text:p>744903030</text:p>
          </table:table-cell>
          <table:table-cell office:value-type="float" office:value="753166046" table:style-name="ce1">
            <text:p>753166046</text:p>
          </table:table-cell>
          <table:table-cell office:value-type="float" office:value="762535073" table:style-name="ce1">
            <text:p>762535073</text:p>
          </table:table-cell>
          <table:table-cell office:value-type="float" office:value="771619362" table:style-name="ce1">
            <text:p>771619362</text:p>
          </table:table-cell>
          <table:table-cell office:value-type="float" office:value="781375711" table:style-name="ce1">
            <text:p>781375711</text:p>
          </table:table-cell>
          <table:table-cell office:value-type="float" office:value="791559990" table:style-name="ce1">
            <text:p>791559990</text:p>
          </table:table-cell>
          <table:table-cell office:value-type="float" office:value="801666621" table:style-name="ce1">
            <text:p>801666621</text:p>
          </table:table-cell>
          <table:table-cell office:value-type="float" office:value="811442616" table:style-name="ce1">
            <text:p>811442616</text:p>
          </table:table-cell>
          <table:table-cell office:value-type="float" office:value="820864491" table:style-name="ce1">
            <text:p>820864491</text:p>
          </table:table-cell>
          <table:table-cell office:value-type="float" office:value="830187243" table:style-name="ce1">
            <text:p>830187243</text:p>
          </table:table-cell>
          <table:table-cell office:value-type="float" office:value="839160331" table:style-name="ce1">
            <text:p>839160331</text:p>
          </table:table-cell>
          <table:table-cell office:value-type="float" office:value="848049455" table:style-name="ce1">
            <text:p>848049455</text:p>
          </table:table-cell>
          <table:table-cell office:value-type="float" office:value="856740748" table:style-name="ce1">
            <text:p>856740748</text:p>
          </table:table-cell>
          <table:table-cell office:value-type="float" office:value="865566177" table:style-name="ce1">
            <text:p>865566177</text:p>
          </table:table-cell>
          <table:table-cell office:value-type="float" office:value="874387056" table:style-name="ce1">
            <text:p>874387056</text:p>
          </table:table-cell>
          <table:table-cell office:value-type="float" office:value="884835925" table:style-name="ce1">
            <text:p>884835925</text:p>
          </table:table-cell>
          <table:table-cell office:value-type="float" office:value="895873139" table:style-name="ce1">
            <text:p>895873139</text:p>
          </table:table-cell>
          <table:table-cell office:value-type="float" office:value="906676493" table:style-name="ce1">
            <text:p>906676493</text:p>
          </table:table-cell>
          <table:table-cell office:value-type="float" office:value="917394333" table:style-name="ce1">
            <text:p>917394333</text:p>
          </table:table-cell>
          <table:table-cell office:value-type="float" office:value="928036577" table:style-name="ce1">
            <text:p>928036577</text:p>
          </table:table-cell>
          <table:table-cell office:value-type="float" office:value="938673809" table:style-name="ce1">
            <text:p>938673809</text:p>
          </table:table-cell>
          <table:table-cell office:value-type="float" office:value="949413949" table:style-name="ce1">
            <text:p>949413949</text:p>
          </table:table-cell>
          <table:table-cell office:value-type="float" office:value="960506943" table:style-name="ce1">
            <text:p>960506943</text:p>
          </table:table-cell>
          <table:table-cell office:value-type="float" office:value="970970085" table:style-name="ce1">
            <text:p>970970085</text:p>
          </table:table-cell>
          <table:table-cell office:value-type="float" office:value="980967854" table:style-name="ce1">
            <text:p>980967854</text:p>
          </table:table-cell>
          <table:table-cell office:value-type="float" office:value="990492289" table:style-name="ce1">
            <text:p>990492289</text:p>
          </table:table-cell>
          <table:table-cell office:value-type="float" office:value="998604020" table:style-name="ce1">
            <text:p>998604020</text:p>
          </table:table-cell>
          <table:table-cell office:value-type="float" office:value="1009119304" table:style-name="ce1">
            <text:p>1009119304</text:p>
          </table:table-cell>
          <table:table-cell office:value-type="float" office:value="1017340573" table:style-name="ce1">
            <text:p>101734057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Oman</text:p>
          </table:table-cell>
          <table:table-cell office:value-type="string" table:style-name="ce1">
            <text:p>OMN</text:p>
          </table:table-cell>
          <table:table-cell office:value-type="float" office:value="90485" table:style-name="ce1">
            <text:p>90485</text:p>
          </table:table-cell>
          <table:table-cell office:value-type="float" office:value="98715" table:style-name="ce1">
            <text:p>98715</text:p>
          </table:table-cell>
          <table:table-cell office:value-type="float" office:value="107702" table:style-name="ce1">
            <text:p>107702</text:p>
          </table:table-cell>
          <table:table-cell office:value-type="float" office:value="117478" table:style-name="ce1">
            <text:p>117478</text:p>
          </table:table-cell>
          <table:table-cell office:value-type="float" office:value="128110" table:style-name="ce1">
            <text:p>128110</text:p>
          </table:table-cell>
          <table:table-cell office:value-type="float" office:value="139614" table:style-name="ce1">
            <text:p>139614</text:p>
          </table:table-cell>
          <table:table-cell office:value-type="float" office:value="152117" table:style-name="ce1">
            <text:p>152117</text:p>
          </table:table-cell>
          <table:table-cell office:value-type="float" office:value="165729" table:style-name="ce1">
            <text:p>165729</text:p>
          </table:table-cell>
          <table:table-cell office:value-type="float" office:value="180602" table:style-name="ce1">
            <text:p>180602</text:p>
          </table:table-cell>
          <table:table-cell office:value-type="float" office:value="196856" table:style-name="ce1">
            <text:p>196856</text:p>
          </table:table-cell>
          <table:table-cell office:value-type="float" office:value="214730" table:style-name="ce1">
            <text:p>214730</text:p>
          </table:table-cell>
          <table:table-cell office:value-type="float" office:value="234331" table:style-name="ce1">
            <text:p>234331</text:p>
          </table:table-cell>
          <table:table-cell office:value-type="float" office:value="255879" table:style-name="ce1">
            <text:p>255879</text:p>
          </table:table-cell>
          <table:table-cell office:value-type="float" office:value="279775" table:style-name="ce1">
            <text:p>279775</text:p>
          </table:table-cell>
          <table:table-cell office:value-type="float" office:value="306662" table:style-name="ce1">
            <text:p>306662</text:p>
          </table:table-cell>
          <table:table-cell office:value-type="float" office:value="337055" table:style-name="ce1">
            <text:p>337055</text:p>
          </table:table-cell>
          <table:table-cell office:value-type="float" office:value="371337" table:style-name="ce1">
            <text:p>371337</text:p>
          </table:table-cell>
          <table:table-cell office:value-type="float" office:value="409583" table:style-name="ce1">
            <text:p>409583</text:p>
          </table:table-cell>
          <table:table-cell office:value-type="float" office:value="451973" table:style-name="ce1">
            <text:p>451973</text:p>
          </table:table-cell>
          <table:table-cell office:value-type="float" office:value="498475" table:style-name="ce1">
            <text:p>498475</text:p>
          </table:table-cell>
          <table:table-cell office:value-type="float" office:value="549044" table:style-name="ce1">
            <text:p>549044</text:p>
          </table:table-cell>
          <table:table-cell office:value-type="float" office:value="603817" table:style-name="ce1">
            <text:p>603817</text:p>
          </table:table-cell>
          <table:table-cell office:value-type="float" office:value="662870" table:style-name="ce1">
            <text:p>662870</text:p>
          </table:table-cell>
          <table:table-cell office:value-type="float" office:value="725289" table:style-name="ce1">
            <text:p>725289</text:p>
          </table:table-cell>
          <table:table-cell office:value-type="float" office:value="789828" table:style-name="ce1">
            <text:p>789828</text:p>
          </table:table-cell>
          <table:table-cell office:value-type="float" office:value="855281" table:style-name="ce1">
            <text:p>855281</text:p>
          </table:table-cell>
          <table:table-cell office:value-type="float" office:value="920406" table:style-name="ce1">
            <text:p>920406</text:p>
          </table:table-cell>
          <table:table-cell office:value-type="float" office:value="985033" table:style-name="ce1">
            <text:p>985033</text:p>
          </table:table-cell>
          <table:table-cell office:value-type="float" office:value="1051009" table:style-name="ce1">
            <text:p>1051009</text:p>
          </table:table-cell>
          <table:table-cell office:value-type="float" office:value="1121233" table:style-name="ce1">
            <text:p>1121233</text:p>
          </table:table-cell>
          <table:table-cell office:value-type="float" office:value="1197873" table:style-name="ce1">
            <text:p>1197873</text:p>
          </table:table-cell>
          <table:table-cell office:value-type="float" office:value="1282934" table:style-name="ce1">
            <text:p>1282934</text:p>
          </table:table-cell>
          <table:table-cell office:value-type="float" office:value="1374991" table:style-name="ce1">
            <text:p>1374991</text:p>
          </table:table-cell>
          <table:table-cell office:value-type="float" office:value="1467957" table:style-name="ce1">
            <text:p>1467957</text:p>
          </table:table-cell>
          <table:table-cell office:value-type="float" office:value="1533793" table:style-name="ce1">
            <text:p>1533793</text:p>
          </table:table-cell>
          <table:table-cell office:value-type="float" office:value="1570887" table:style-name="ce1">
            <text:p>1570887</text:p>
          </table:table-cell>
          <table:table-cell office:value-type="float" office:value="1590442" table:style-name="ce1">
            <text:p>1590442</text:p>
          </table:table-cell>
          <table:table-cell office:value-type="float" office:value="1595605" table:style-name="ce1">
            <text:p>1595605</text:p>
          </table:table-cell>
          <table:table-cell office:value-type="float" office:value="1593244" table:style-name="ce1">
            <text:p>1593244</text:p>
          </table:table-cell>
          <table:table-cell office:value-type="float" office:value="1593200" table:style-name="ce1">
            <text:p>1593200</text:p>
          </table:table-cell>
          <table:table-cell office:value-type="float" office:value="1602718" table:style-name="ce1">
            <text:p>1602718</text:p>
          </table:table-cell>
          <table:table-cell office:value-type="float" office:value="1625985" table:style-name="ce1">
            <text:p>1625985</text:p>
          </table:table-cell>
          <table:table-cell office:value-type="float" office:value="1661764" table:style-name="ce1">
            <text:p>1661764</text:p>
          </table:table-cell>
          <table:table-cell office:value-type="float" office:value="1705543" table:style-name="ce1">
            <text:p>1705543</text:p>
          </table:table-cell>
          <table:table-cell office:value-type="float" office:value="1758464" table:style-name="ce1">
            <text:p>1758464</text:p>
          </table:table-cell>
          <table:table-cell office:value-type="float" office:value="1814989" table:style-name="ce1">
            <text:p>1814989</text:p>
          </table:table-cell>
          <table:table-cell office:value-type="float" office:value="1863122" table:style-name="ce1">
            <text:p>1863122</text:p>
          </table:table-cell>
          <table:table-cell office:value-type="float" office:value="1907107" table:style-name="ce1">
            <text:p>1907107</text:p>
          </table:table-cell>
          <table:table-cell office:value-type="float" office:value="1964810" table:style-name="ce1">
            <text:p>1964810</text:p>
          </table:table-cell>
          <table:table-cell office:value-type="float" office:value="2061169" table:style-name="ce1">
            <text:p>2061169</text:p>
          </table:table-cell>
          <table:table-cell office:value-type="float" office:value="2212550" table:style-name="ce1">
            <text:p>2212550</text:p>
          </table:table-cell>
          <table:table-cell office:value-type="float" office:value="2429683" table:style-name="ce1">
            <text:p>2429683</text:p>
          </table:table-cell>
          <table:table-cell office:value-type="float" office:value="2701578" table:style-name="ce1">
            <text:p>2701578</text:p>
          </table:table-cell>
          <table:table-cell office:value-type="float" office:value="2996562" table:style-name="ce1">
            <text:p>2996562</text:p>
          </table:table-cell>
          <table:table-cell office:value-type="float" office:value="3269304" table:style-name="ce1">
            <text:p>3269304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Other small states</text:p>
          </table:table-cell>
          <table:table-cell office:value-type="string" table:style-name="ce1">
            <text:p>OSS</text:p>
          </table:table-cell>
          <table:table-cell office:value-type="float" office:value="946143" table:style-name="ce1">
            <text:p>946143</text:p>
          </table:table-cell>
          <table:table-cell office:value-type="float" office:value="995959" table:style-name="ce1">
            <text:p>995959</text:p>
          </table:table-cell>
          <table:table-cell office:value-type="float" office:value="1049216" table:style-name="ce1">
            <text:p>1049216</text:p>
          </table:table-cell>
          <table:table-cell office:value-type="float" office:value="1109509" table:style-name="ce1">
            <text:p>1109509</text:p>
          </table:table-cell>
          <table:table-cell office:value-type="float" office:value="1175960" table:style-name="ce1">
            <text:p>1175960</text:p>
          </table:table-cell>
          <table:table-cell office:value-type="float" office:value="1248543" table:style-name="ce1">
            <text:p>1248543</text:p>
          </table:table-cell>
          <table:table-cell office:value-type="float" office:value="1325139" table:style-name="ce1">
            <text:p>1325139</text:p>
          </table:table-cell>
          <table:table-cell office:value-type="float" office:value="1400800" table:style-name="ce1">
            <text:p>1400800</text:p>
          </table:table-cell>
          <table:table-cell office:value-type="float" office:value="1481166" table:style-name="ce1">
            <text:p>1481166</text:p>
          </table:table-cell>
          <table:table-cell office:value-type="float" office:value="1565867" table:style-name="ce1">
            <text:p>1565867</text:p>
          </table:table-cell>
          <table:table-cell office:value-type="float" office:value="1655139" table:style-name="ce1">
            <text:p>1655139</text:p>
          </table:table-cell>
          <table:table-cell office:value-type="float" office:value="1749844" table:style-name="ce1">
            <text:p>1749844</text:p>
          </table:table-cell>
          <table:table-cell office:value-type="float" office:value="1845607" table:style-name="ce1">
            <text:p>1845607</text:p>
          </table:table-cell>
          <table:table-cell office:value-type="float" office:value="1934907" table:style-name="ce1">
            <text:p>1934907</text:p>
          </table:table-cell>
          <table:table-cell office:value-type="float" office:value="2028643" table:style-name="ce1">
            <text:p>2028643</text:p>
          </table:table-cell>
          <table:table-cell office:value-type="float" office:value="2129626" table:style-name="ce1">
            <text:p>2129626</text:p>
          </table:table-cell>
          <table:table-cell office:value-type="float" office:value="2237398" table:style-name="ce1">
            <text:p>2237398</text:p>
          </table:table-cell>
          <table:table-cell office:value-type="float" office:value="2346598" table:style-name="ce1">
            <text:p>2346598</text:p>
          </table:table-cell>
          <table:table-cell office:value-type="float" office:value="2459330" table:style-name="ce1">
            <text:p>2459330</text:p>
          </table:table-cell>
          <table:table-cell office:value-type="float" office:value="2579684" table:style-name="ce1">
            <text:p>2579684</text:p>
          </table:table-cell>
          <table:table-cell office:value-type="float" office:value="2710289" table:style-name="ce1">
            <text:p>2710289</text:p>
          </table:table-cell>
          <table:table-cell office:value-type="float" office:value="2847915" table:style-name="ce1">
            <text:p>2847915</text:p>
          </table:table-cell>
          <table:table-cell office:value-type="float" office:value="2992415" table:style-name="ce1">
            <text:p>2992415</text:p>
          </table:table-cell>
          <table:table-cell office:value-type="float" office:value="3145969" table:style-name="ce1">
            <text:p>3145969</text:p>
          </table:table-cell>
          <table:table-cell office:value-type="float" office:value="3320707" table:style-name="ce1">
            <text:p>3320707</text:p>
          </table:table-cell>
          <table:table-cell office:value-type="float" office:value="3510389" table:style-name="ce1">
            <text:p>3510389</text:p>
          </table:table-cell>
          <table:table-cell office:value-type="float" office:value="3720199" table:style-name="ce1">
            <text:p>3720199</text:p>
          </table:table-cell>
          <table:table-cell office:value-type="float" office:value="3946140" table:style-name="ce1">
            <text:p>3946140</text:p>
          </table:table-cell>
          <table:table-cell office:value-type="float" office:value="4185125" table:style-name="ce1">
            <text:p>4185125</text:p>
          </table:table-cell>
          <table:table-cell office:value-type="float" office:value="4431753" table:style-name="ce1">
            <text:p>4431753</text:p>
          </table:table-cell>
          <table:table-cell office:value-type="float" office:value="4680392" table:style-name="ce1">
            <text:p>4680392</text:p>
          </table:table-cell>
          <table:table-cell office:value-type="float" office:value="4922586" table:style-name="ce1">
            <text:p>4922586</text:p>
          </table:table-cell>
          <table:table-cell office:value-type="float" office:value="5129798" table:style-name="ce1">
            <text:p>5129798</text:p>
          </table:table-cell>
          <table:table-cell office:value-type="float" office:value="5329807" table:style-name="ce1">
            <text:p>5329807</text:p>
          </table:table-cell>
          <table:table-cell office:value-type="float" office:value="5530018" table:style-name="ce1">
            <text:p>5530018</text:p>
          </table:table-cell>
          <table:table-cell office:value-type="float" office:value="5728471" table:style-name="ce1">
            <text:p>5728471</text:p>
          </table:table-cell>
          <table:table-cell office:value-type="float" office:value="5930350" table:style-name="ce1">
            <text:p>5930350</text:p>
          </table:table-cell>
          <table:table-cell office:value-type="float" office:value="6131568" table:style-name="ce1">
            <text:p>6131568</text:p>
          </table:table-cell>
          <table:table-cell office:value-type="float" office:value="6334721" table:style-name="ce1">
            <text:p>6334721</text:p>
          </table:table-cell>
          <table:table-cell office:value-type="float" office:value="6541890" table:style-name="ce1">
            <text:p>6541890</text:p>
          </table:table-cell>
          <table:table-cell office:value-type="float" office:value="6749411" table:style-name="ce1">
            <text:p>6749411</text:p>
          </table:table-cell>
          <table:table-cell office:value-type="float" office:value="6960150" table:style-name="ce1">
            <text:p>6960150</text:p>
          </table:table-cell>
          <table:table-cell office:value-type="float" office:value="7171727" table:style-name="ce1">
            <text:p>7171727</text:p>
          </table:table-cell>
          <table:table-cell office:value-type="float" office:value="7386302" table:style-name="ce1">
            <text:p>7386302</text:p>
          </table:table-cell>
          <table:table-cell office:value-type="float" office:value="7601785" table:style-name="ce1">
            <text:p>7601785</text:p>
          </table:table-cell>
          <table:table-cell office:value-type="float" office:value="7820972" table:style-name="ce1">
            <text:p>7820972</text:p>
          </table:table-cell>
          <table:table-cell office:value-type="float" office:value="8046665" table:style-name="ce1">
            <text:p>8046665</text:p>
          </table:table-cell>
          <table:table-cell office:value-type="float" office:value="8278762" table:style-name="ce1">
            <text:p>8278762</text:p>
          </table:table-cell>
          <table:table-cell office:value-type="float" office:value="8519029" table:style-name="ce1">
            <text:p>8519029</text:p>
          </table:table-cell>
          <table:table-cell office:value-type="float" office:value="8761688" table:style-name="ce1">
            <text:p>8761688</text:p>
          </table:table-cell>
          <table:table-cell office:value-type="float" office:value="9018890" table:style-name="ce1">
            <text:p>9018890</text:p>
          </table:table-cell>
          <table:table-cell office:value-type="float" office:value="9295314" table:style-name="ce1">
            <text:p>9295314</text:p>
          </table:table-cell>
          <table:table-cell office:value-type="float" office:value="9575879" table:style-name="ce1">
            <text:p>9575879</text:p>
          </table:table-cell>
          <table:table-cell office:value-type="float" office:value="9865599" table:style-name="ce1">
            <text:p>9865599</text:p>
          </table:table-cell>
          <table:table-cell office:value-type="float" office:value="10161152" table:style-name="ce1">
            <text:p>10161152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PAK</text:p>
          </table:table-cell>
          <table:table-cell office:value-type="float" office:value="9927306" table:style-name="ce1">
            <text:p>9927306</text:p>
          </table:table-cell>
          <table:table-cell office:value-type="float" office:value="10347860" table:style-name="ce1">
            <text:p>10347860</text:p>
          </table:table-cell>
          <table:table-cell office:value-type="float" office:value="10720938" table:style-name="ce1">
            <text:p>10720938</text:p>
          </table:table-cell>
          <table:table-cell office:value-type="float" office:value="11112930" table:style-name="ce1">
            <text:p>11112930</text:p>
          </table:table-cell>
          <table:table-cell office:value-type="float" office:value="11524621" table:style-name="ce1">
            <text:p>11524621</text:p>
          </table:table-cell>
          <table:table-cell office:value-type="float" office:value="11955055" table:style-name="ce1">
            <text:p>11955055</text:p>
          </table:table-cell>
          <table:table-cell office:value-type="float" office:value="12406141" table:style-name="ce1">
            <text:p>12406141</text:p>
          </table:table-cell>
          <table:table-cell office:value-type="float" office:value="12877673" table:style-name="ce1">
            <text:p>12877673</text:p>
          </table:table-cell>
          <table:table-cell office:value-type="float" office:value="13370098" table:style-name="ce1">
            <text:p>13370098</text:p>
          </table:table-cell>
          <table:table-cell office:value-type="float" office:value="13883155" table:style-name="ce1">
            <text:p>13883155</text:p>
          </table:table-cell>
          <table:table-cell office:value-type="float" office:value="14417247" table:style-name="ce1">
            <text:p>14417247</text:p>
          </table:table-cell>
          <table:table-cell office:value-type="float" office:value="14972757" table:style-name="ce1">
            <text:p>14972757</text:p>
          </table:table-cell>
          <table:table-cell office:value-type="float" office:value="15551848" table:style-name="ce1">
            <text:p>15551848</text:p>
          </table:table-cell>
          <table:table-cell office:value-type="float" office:value="16188698" table:style-name="ce1">
            <text:p>16188698</text:p>
          </table:table-cell>
          <table:table-cell office:value-type="float" office:value="16870407" table:style-name="ce1">
            <text:p>16870407</text:p>
          </table:table-cell>
          <table:table-cell office:value-type="float" office:value="17593548" table:style-name="ce1">
            <text:p>17593548</text:p>
          </table:table-cell>
          <table:table-cell office:value-type="float" office:value="18361456" table:style-name="ce1">
            <text:p>18361456</text:p>
          </table:table-cell>
          <table:table-cell office:value-type="float" office:value="19173839" table:style-name="ce1">
            <text:p>19173839</text:p>
          </table:table-cell>
          <table:table-cell office:value-type="float" office:value="20034495" table:style-name="ce1">
            <text:p>20034495</text:p>
          </table:table-cell>
          <table:table-cell office:value-type="float" office:value="20945883" table:style-name="ce1">
            <text:p>20945883</text:p>
          </table:table-cell>
          <table:table-cell office:value-type="float" office:value="21911683" table:style-name="ce1">
            <text:p>21911683</text:p>
          </table:table-cell>
          <table:table-cell office:value-type="float" office:value="22900305" table:style-name="ce1">
            <text:p>22900305</text:p>
          </table:table-cell>
          <table:table-cell office:value-type="float" office:value="23876123" table:style-name="ce1">
            <text:p>23876123</text:p>
          </table:table-cell>
          <table:table-cell office:value-type="float" office:value="24895107" table:style-name="ce1">
            <text:p>24895107</text:p>
          </table:table-cell>
          <table:table-cell office:value-type="float" office:value="25953191" table:style-name="ce1">
            <text:p>25953191</text:p>
          </table:table-cell>
          <table:table-cell office:value-type="float" office:value="27044917" table:style-name="ce1">
            <text:p>27044917</text:p>
          </table:table-cell>
          <table:table-cell office:value-type="float" office:value="28169887" table:style-name="ce1">
            <text:p>28169887</text:p>
          </table:table-cell>
          <table:table-cell office:value-type="float" office:value="29326330" table:style-name="ce1">
            <text:p>29326330</text:p>
          </table:table-cell>
          <table:table-cell office:value-type="float" office:value="30507374" table:style-name="ce1">
            <text:p>30507374</text:p>
          </table:table-cell>
          <table:table-cell office:value-type="float" office:value="31701022" table:style-name="ce1">
            <text:p>31701022</text:p>
          </table:table-cell>
          <table:table-cell office:value-type="float" office:value="32902112" table:style-name="ce1">
            <text:p>32902112</text:p>
          </table:table-cell>
          <table:table-cell office:value-type="float" office:value="34104160" table:style-name="ce1">
            <text:p>34104160</text:p>
          </table:table-cell>
          <table:table-cell office:value-type="float" office:value="35308496" table:style-name="ce1">
            <text:p>35308496</text:p>
          </table:table-cell>
          <table:table-cell office:value-type="float" office:value="36523224" table:style-name="ce1">
            <text:p>36523224</text:p>
          </table:table-cell>
          <table:table-cell office:value-type="float" office:value="37760995" table:style-name="ce1">
            <text:p>37760995</text:p>
          </table:table-cell>
          <table:table-cell office:value-type="float" office:value="39030856" table:style-name="ce1">
            <text:p>39030856</text:p>
          </table:table-cell>
          <table:table-cell office:value-type="float" office:value="40338890" table:style-name="ce1">
            <text:p>40338890</text:p>
          </table:table-cell>
          <table:table-cell office:value-type="float" office:value="41679004" table:style-name="ce1">
            <text:p>41679004</text:p>
          </table:table-cell>
          <table:table-cell office:value-type="float" office:value="43043060" table:style-name="ce1">
            <text:p>43043060</text:p>
          </table:table-cell>
          <table:table-cell office:value-type="float" office:value="44431884" table:style-name="ce1">
            <text:p>44431884</text:p>
          </table:table-cell>
          <table:table-cell office:value-type="float" office:value="45836949" table:style-name="ce1">
            <text:p>45836949</text:p>
          </table:table-cell>
          <table:table-cell office:value-type="float" office:value="47253203" table:style-name="ce1">
            <text:p>47253203</text:p>
          </table:table-cell>
          <table:table-cell office:value-type="float" office:value="48691660" table:style-name="ce1">
            <text:p>48691660</text:p>
          </table:table-cell>
          <table:table-cell office:value-type="float" office:value="50161234" table:style-name="ce1">
            <text:p>50161234</text:p>
          </table:table-cell>
          <table:table-cell office:value-type="float" office:value="51680167" table:style-name="ce1">
            <text:p>51680167</text:p>
          </table:table-cell>
          <table:table-cell office:value-type="float" office:value="53260672" table:style-name="ce1">
            <text:p>53260672</text:p>
          </table:table-cell>
          <table:table-cell office:value-type="float" office:value="54908686" table:style-name="ce1">
            <text:p>54908686</text:p>
          </table:table-cell>
          <table:table-cell office:value-type="float" office:value="56624858" table:style-name="ce1">
            <text:p>56624858</text:p>
          </table:table-cell>
          <table:table-cell office:value-type="float" office:value="58414816" table:style-name="ce1">
            <text:p>58414816</text:p>
          </table:table-cell>
          <table:table-cell office:value-type="float" office:value="60282261" table:style-name="ce1">
            <text:p>60282261</text:p>
          </table:table-cell>
          <table:table-cell office:value-type="float" office:value="62232673" table:style-name="ce1">
            <text:p>62232673</text:p>
          </table:table-cell>
          <table:table-cell office:value-type="float" office:value="64269927" table:style-name="ce1">
            <text:p>64269927</text:p>
          </table:table-cell>
          <table:table-cell office:value-type="float" office:value="66394372" table:style-name="ce1">
            <text:p>66394372</text:p>
          </table:table-cell>
          <table:table-cell office:value-type="float" office:value="68599536" table:style-name="ce1">
            <text:p>68599536</text:p>
          </table:table-cell>
          <table:table-cell office:value-type="float" office:value="70877513" table:style-name="ce1">
            <text:p>7087751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Panama</text:p>
          </table:table-cell>
          <table:table-cell office:value-type="string" table:style-name="ce1">
            <text:p>PAN</text:p>
          </table:table-cell>
          <table:table-cell office:value-type="float" office:value="467320" table:style-name="ce1">
            <text:p>467320</text:p>
          </table:table-cell>
          <table:table-cell office:value-type="float" office:value="488442" table:style-name="ce1">
            <text:p>488442</text:p>
          </table:table-cell>
          <table:table-cell office:value-type="float" office:value="510936" table:style-name="ce1">
            <text:p>510936</text:p>
          </table:table-cell>
          <table:table-cell office:value-type="float" office:value="534392" table:style-name="ce1">
            <text:p>534392</text:p>
          </table:table-cell>
          <table:table-cell office:value-type="float" office:value="558804" table:style-name="ce1">
            <text:p>558804</text:p>
          </table:table-cell>
          <table:table-cell office:value-type="float" office:value="584102" table:style-name="ce1">
            <text:p>584102</text:p>
          </table:table-cell>
          <table:table-cell office:value-type="float" office:value="610295" table:style-name="ce1">
            <text:p>610295</text:p>
          </table:table-cell>
          <table:table-cell office:value-type="float" office:value="637413" table:style-name="ce1">
            <text:p>637413</text:p>
          </table:table-cell>
          <table:table-cell office:value-type="float" office:value="665467" table:style-name="ce1">
            <text:p>665467</text:p>
          </table:table-cell>
          <table:table-cell office:value-type="float" office:value="694506" table:style-name="ce1">
            <text:p>694506</text:p>
          </table:table-cell>
          <table:table-cell office:value-type="float" office:value="723791" table:style-name="ce1">
            <text:p>723791</text:p>
          </table:table-cell>
          <table:table-cell office:value-type="float" office:value="749028" table:style-name="ce1">
            <text:p>749028</text:p>
          </table:table-cell>
          <table:table-cell office:value-type="float" office:value="774960" table:style-name="ce1">
            <text:p>774960</text:p>
          </table:table-cell>
          <table:table-cell office:value-type="float" office:value="801482" table:style-name="ce1">
            <text:p>801482</text:p>
          </table:table-cell>
          <table:table-cell office:value-type="float" office:value="828471" table:style-name="ce1">
            <text:p>828471</text:p>
          </table:table-cell>
          <table:table-cell office:value-type="float" office:value="855815" table:style-name="ce1">
            <text:p>855815</text:p>
          </table:table-cell>
          <table:table-cell office:value-type="float" office:value="883530" table:style-name="ce1">
            <text:p>883530</text:p>
          </table:table-cell>
          <table:table-cell office:value-type="float" office:value="911555" table:style-name="ce1">
            <text:p>911555</text:p>
          </table:table-cell>
          <table:table-cell office:value-type="float" office:value="939976" table:style-name="ce1">
            <text:p>939976</text:p>
          </table:table-cell>
          <table:table-cell office:value-type="float" office:value="968767" table:style-name="ce1">
            <text:p>968767</text:p>
          </table:table-cell>
          <table:table-cell office:value-type="float" office:value="998132" table:style-name="ce1">
            <text:p>998132</text:p>
          </table:table-cell>
          <table:table-cell office:value-type="float" office:value="1028953" table:style-name="ce1">
            <text:p>1028953</text:p>
          </table:table-cell>
          <table:table-cell office:value-type="float" office:value="1060264" table:style-name="ce1">
            <text:p>1060264</text:p>
          </table:table-cell>
          <table:table-cell office:value-type="float" office:value="1092047" table:style-name="ce1">
            <text:p>1092047</text:p>
          </table:table-cell>
          <table:table-cell office:value-type="float" office:value="1124371" table:style-name="ce1">
            <text:p>1124371</text:p>
          </table:table-cell>
          <table:table-cell office:value-type="float" office:value="1157197" table:style-name="ce1">
            <text:p>1157197</text:p>
          </table:table-cell>
          <table:table-cell office:value-type="float" office:value="1190617" table:style-name="ce1">
            <text:p>1190617</text:p>
          </table:table-cell>
          <table:table-cell office:value-type="float" office:value="1224602" table:style-name="ce1">
            <text:p>1224602</text:p>
          </table:table-cell>
          <table:table-cell office:value-type="float" office:value="1259216" table:style-name="ce1">
            <text:p>1259216</text:p>
          </table:table-cell>
          <table:table-cell office:value-type="float" office:value="1294423" table:style-name="ce1">
            <text:p>1294423</text:p>
          </table:table-cell>
          <table:table-cell office:value-type="float" office:value="1331949" table:style-name="ce1">
            <text:p>1331949</text:p>
          </table:table-cell>
          <table:table-cell office:value-type="float" office:value="1381465" table:style-name="ce1">
            <text:p>1381465</text:p>
          </table:table-cell>
          <table:table-cell office:value-type="float" office:value="1432115" table:style-name="ce1">
            <text:p>1432115</text:p>
          </table:table-cell>
          <table:table-cell office:value-type="float" office:value="1483952" table:style-name="ce1">
            <text:p>1483952</text:p>
          </table:table-cell>
          <table:table-cell office:value-type="float" office:value="1537225" table:style-name="ce1">
            <text:p>1537225</text:p>
          </table:table-cell>
          <table:table-cell office:value-type="float" office:value="1591973" table:style-name="ce1">
            <text:p>1591973</text:p>
          </table:table-cell>
          <table:table-cell office:value-type="float" office:value="1648344" table:style-name="ce1">
            <text:p>1648344</text:p>
          </table:table-cell>
          <table:table-cell office:value-type="float" office:value="1706138" table:style-name="ce1">
            <text:p>1706138</text:p>
          </table:table-cell>
          <table:table-cell office:value-type="float" office:value="1765230" table:style-name="ce1">
            <text:p>1765230</text:p>
          </table:table-cell>
          <table:table-cell office:value-type="float" office:value="1825213" table:style-name="ce1">
            <text:p>1825213</text:p>
          </table:table-cell>
          <table:table-cell office:value-type="float" office:value="1883823" table:style-name="ce1">
            <text:p>1883823</text:p>
          </table:table-cell>
          <table:table-cell office:value-type="float" office:value="1929119" table:style-name="ce1">
            <text:p>1929119</text:p>
          </table:table-cell>
          <table:table-cell office:value-type="float" office:value="1974543" table:style-name="ce1">
            <text:p>1974543</text:p>
          </table:table-cell>
          <table:table-cell office:value-type="float" office:value="2020240" table:style-name="ce1">
            <text:p>2020240</text:p>
          </table:table-cell>
          <table:table-cell office:value-type="float" office:value="2066477" table:style-name="ce1">
            <text:p>2066477</text:p>
          </table:table-cell>
          <table:table-cell office:value-type="float" office:value="2113366" table:style-name="ce1">
            <text:p>2113366</text:p>
          </table:table-cell>
          <table:table-cell office:value-type="float" office:value="2160953" table:style-name="ce1">
            <text:p>2160953</text:p>
          </table:table-cell>
          <table:table-cell office:value-type="float" office:value="2209205" table:style-name="ce1">
            <text:p>2209205</text:p>
          </table:table-cell>
          <table:table-cell office:value-type="float" office:value="2258047" table:style-name="ce1">
            <text:p>2258047</text:p>
          </table:table-cell>
          <table:table-cell office:value-type="float" office:value="2307488" table:style-name="ce1">
            <text:p>2307488</text:p>
          </table:table-cell>
          <table:table-cell office:value-type="float" office:value="2357492" table:style-name="ce1">
            <text:p>2357492</text:p>
          </table:table-cell>
          <table:table-cell office:value-type="float" office:value="2408198" table:style-name="ce1">
            <text:p>2408198</text:p>
          </table:table-cell>
          <table:table-cell office:value-type="float" office:value="2459576" table:style-name="ce1">
            <text:p>2459576</text:p>
          </table:table-cell>
          <table:table-cell office:value-type="float" office:value="2511522" table:style-name="ce1">
            <text:p>2511522</text:p>
          </table:table-cell>
          <table:table-cell office:value-type="float" office:value="2563866" table:style-name="ce1">
            <text:p>2563866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Peru</text:p>
          </table:table-cell>
          <table:table-cell office:value-type="string" table:style-name="ce1">
            <text:p>PER</text:p>
          </table:table-cell>
          <table:table-cell office:value-type="float" office:value="4709898" table:style-name="ce1">
            <text:p>4709898</text:p>
          </table:table-cell>
          <table:table-cell office:value-type="float" office:value="4905806" table:style-name="ce1">
            <text:p>4905806</text:p>
          </table:table-cell>
          <table:table-cell office:value-type="float" office:value="5167067" table:style-name="ce1">
            <text:p>5167067</text:p>
          </table:table-cell>
          <table:table-cell office:value-type="float" office:value="5440431" table:style-name="ce1">
            <text:p>5440431</text:p>
          </table:table-cell>
          <table:table-cell office:value-type="float" office:value="5725341" table:style-name="ce1">
            <text:p>5725341</text:p>
          </table:table-cell>
          <table:table-cell office:value-type="float" office:value="6020674" table:style-name="ce1">
            <text:p>6020674</text:p>
          </table:table-cell>
          <table:table-cell office:value-type="float" office:value="6326873" table:style-name="ce1">
            <text:p>6326873</text:p>
          </table:table-cell>
          <table:table-cell office:value-type="float" office:value="6644115" table:style-name="ce1">
            <text:p>6644115</text:p>
          </table:table-cell>
          <table:table-cell office:value-type="float" office:value="6972276" table:style-name="ce1">
            <text:p>6972276</text:p>
          </table:table-cell>
          <table:table-cell office:value-type="float" office:value="7310284" table:style-name="ce1">
            <text:p>7310284</text:p>
          </table:table-cell>
          <table:table-cell office:value-type="float" office:value="7658575" table:style-name="ce1">
            <text:p>7658575</text:p>
          </table:table-cell>
          <table:table-cell office:value-type="float" office:value="8016487" table:style-name="ce1">
            <text:p>8016487</text:p>
          </table:table-cell>
          <table:table-cell office:value-type="float" office:value="8379737" table:style-name="ce1">
            <text:p>8379737</text:p>
          </table:table-cell>
          <table:table-cell office:value-type="float" office:value="8695751" table:style-name="ce1">
            <text:p>8695751</text:p>
          </table:table-cell>
          <table:table-cell office:value-type="float" office:value="9022371" table:style-name="ce1">
            <text:p>9022371</text:p>
          </table:table-cell>
          <table:table-cell office:value-type="float" office:value="9360480" table:style-name="ce1">
            <text:p>9360480</text:p>
          </table:table-cell>
          <table:table-cell office:value-type="float" office:value="9711282" table:style-name="ce1">
            <text:p>9711282</text:p>
          </table:table-cell>
          <table:table-cell office:value-type="float" office:value="10073504" table:style-name="ce1">
            <text:p>10073504</text:p>
          </table:table-cell>
          <table:table-cell office:value-type="float" office:value="10445619" table:style-name="ce1">
            <text:p>10445619</text:p>
          </table:table-cell>
          <table:table-cell office:value-type="float" office:value="10825075" table:style-name="ce1">
            <text:p>10825075</text:p>
          </table:table-cell>
          <table:table-cell office:value-type="float" office:value="11209477" table:style-name="ce1">
            <text:p>11209477</text:p>
          </table:table-cell>
          <table:table-cell office:value-type="float" office:value="11597541" table:style-name="ce1">
            <text:p>11597541</text:p>
          </table:table-cell>
          <table:table-cell office:value-type="float" office:value="11957899" table:style-name="ce1">
            <text:p>11957899</text:p>
          </table:table-cell>
          <table:table-cell office:value-type="float" office:value="12321677" table:style-name="ce1">
            <text:p>12321677</text:p>
          </table:table-cell>
          <table:table-cell office:value-type="float" office:value="12691477" table:style-name="ce1">
            <text:p>12691477</text:p>
          </table:table-cell>
          <table:table-cell office:value-type="float" office:value="13068535" table:style-name="ce1">
            <text:p>13068535</text:p>
          </table:table-cell>
          <table:table-cell office:value-type="float" office:value="13452877" table:style-name="ce1">
            <text:p>13452877</text:p>
          </table:table-cell>
          <table:table-cell office:value-type="float" office:value="13843150" table:style-name="ce1">
            <text:p>13843150</text:p>
          </table:table-cell>
          <table:table-cell office:value-type="float" office:value="14238594" table:style-name="ce1">
            <text:p>14238594</text:p>
          </table:table-cell>
          <table:table-cell office:value-type="float" office:value="14637453" table:style-name="ce1">
            <text:p>14637453</text:p>
          </table:table-cell>
          <table:table-cell office:value-type="float" office:value="15038786" table:style-name="ce1">
            <text:p>15038786</text:p>
          </table:table-cell>
          <table:table-cell office:value-type="float" office:value="15442209" table:style-name="ce1">
            <text:p>15442209</text:p>
          </table:table-cell>
          <table:table-cell office:value-type="float" office:value="15847046" table:style-name="ce1">
            <text:p>15847046</text:p>
          </table:table-cell>
          <table:table-cell office:value-type="float" office:value="16249589" table:style-name="ce1">
            <text:p>16249589</text:p>
          </table:table-cell>
          <table:table-cell office:value-type="float" office:value="16656607" table:style-name="ce1">
            <text:p>16656607</text:p>
          </table:table-cell>
          <table:table-cell office:value-type="float" office:value="17055741" table:style-name="ce1">
            <text:p>17055741</text:p>
          </table:table-cell>
          <table:table-cell office:value-type="float" office:value="17445307" table:style-name="ce1">
            <text:p>17445307</text:p>
          </table:table-cell>
          <table:table-cell office:value-type="float" office:value="17825583" table:style-name="ce1">
            <text:p>17825583</text:p>
          </table:table-cell>
          <table:table-cell office:value-type="float" office:value="18198247" table:style-name="ce1">
            <text:p>18198247</text:p>
          </table:table-cell>
          <table:table-cell office:value-type="float" office:value="18565426" table:style-name="ce1">
            <text:p>18565426</text:p>
          </table:table-cell>
          <table:table-cell office:value-type="float" office:value="18928743" table:style-name="ce1">
            <text:p>18928743</text:p>
          </table:table-cell>
          <table:table-cell office:value-type="float" office:value="19288446" table:style-name="ce1">
            <text:p>19288446</text:p>
          </table:table-cell>
          <table:table-cell office:value-type="float" office:value="19645180" table:style-name="ce1">
            <text:p>19645180</text:p>
          </table:table-cell>
          <table:table-cell office:value-type="float" office:value="20001000" table:style-name="ce1">
            <text:p>20001000</text:p>
          </table:table-cell>
          <table:table-cell office:value-type="float" office:value="20357798" table:style-name="ce1">
            <text:p>20357798</text:p>
          </table:table-cell>
          <table:table-cell office:value-type="float" office:value="20717192" table:style-name="ce1">
            <text:p>20717192</text:p>
          </table:table-cell>
          <table:table-cell office:value-type="float" office:value="21080138" table:style-name="ce1">
            <text:p>21080138</text:p>
          </table:table-cell>
          <table:table-cell office:value-type="float" office:value="21446767" table:style-name="ce1">
            <text:p>21446767</text:p>
          </table:table-cell>
          <table:table-cell office:value-type="float" office:value="21820085" table:style-name="ce1">
            <text:p>21820085</text:p>
          </table:table-cell>
          <table:table-cell office:value-type="float" office:value="22201277" table:style-name="ce1">
            <text:p>22201277</text:p>
          </table:table-cell>
          <table:table-cell office:value-type="float" office:value="22592738" table:style-name="ce1">
            <text:p>22592738</text:p>
          </table:table-cell>
          <table:table-cell office:value-type="float" office:value="22995170" table:style-name="ce1">
            <text:p>22995170</text:p>
          </table:table-cell>
          <table:table-cell office:value-type="float" office:value="23408029" table:style-name="ce1">
            <text:p>23408029</text:p>
          </table:table-cell>
          <table:table-cell office:value-type="float" office:value="23826999" table:style-name="ce1">
            <text:p>23826999</text:p>
          </table:table-cell>
          <table:table-cell office:value-type="float" office:value="24247329" table:style-name="ce1">
            <text:p>2424732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1">
            <text:p>PHL</text:p>
          </table:table-cell>
          <table:table-cell office:value-type="float" office:value="7959938" table:style-name="ce1">
            <text:p>7959938</text:p>
          </table:table-cell>
          <table:table-cell office:value-type="float" office:value="8300149" table:style-name="ce1">
            <text:p>8300149</text:p>
          </table:table-cell>
          <table:table-cell office:value-type="float" office:value="8653513" table:style-name="ce1">
            <text:p>8653513</text:p>
          </table:table-cell>
          <table:table-cell office:value-type="float" office:value="9017542" table:style-name="ce1">
            <text:p>9017542</text:p>
          </table:table-cell>
          <table:table-cell office:value-type="float" office:value="9390366" table:style-name="ce1">
            <text:p>9390366</text:p>
          </table:table-cell>
          <table:table-cell office:value-type="float" office:value="9770039" table:style-name="ce1">
            <text:p>9770039</text:p>
          </table:table-cell>
          <table:table-cell office:value-type="float" office:value="10155874" table:style-name="ce1">
            <text:p>10155874</text:p>
          </table:table-cell>
          <table:table-cell office:value-type="float" office:value="10548829" table:style-name="ce1">
            <text:p>10548829</text:p>
          </table:table-cell>
          <table:table-cell office:value-type="float" office:value="10951255" table:style-name="ce1">
            <text:p>10951255</text:p>
          </table:table-cell>
          <table:table-cell office:value-type="float" office:value="11365801" table:style-name="ce1">
            <text:p>11365801</text:p>
          </table:table-cell>
          <table:table-cell office:value-type="float" office:value="11808042" table:style-name="ce1">
            <text:p>11808042</text:p>
          </table:table-cell>
          <table:table-cell office:value-type="float" office:value="12342524" table:style-name="ce1">
            <text:p>12342524</text:p>
          </table:table-cell>
          <table:table-cell office:value-type="float" office:value="12899187" table:style-name="ce1">
            <text:p>12899187</text:p>
          </table:table-cell>
          <table:table-cell office:value-type="float" office:value="13476877" table:style-name="ce1">
            <text:p>13476877</text:p>
          </table:table-cell>
          <table:table-cell office:value-type="float" office:value="14076174" table:style-name="ce1">
            <text:p>14076174</text:p>
          </table:table-cell>
          <table:table-cell office:value-type="float" office:value="14684548" table:style-name="ce1">
            <text:p>14684548</text:p>
          </table:table-cell>
          <table:table-cell office:value-type="float" office:value="15250785" table:style-name="ce1">
            <text:p>15250785</text:p>
          </table:table-cell>
          <table:table-cell office:value-type="float" office:value="15834158" table:style-name="ce1">
            <text:p>15834158</text:p>
          </table:table-cell>
          <table:table-cell office:value-type="float" office:value="16436761" table:style-name="ce1">
            <text:p>16436761</text:p>
          </table:table-cell>
          <table:table-cell office:value-type="float" office:value="17060794" table:style-name="ce1">
            <text:p>17060794</text:p>
          </table:table-cell>
          <table:table-cell office:value-type="float" office:value="17764857" table:style-name="ce1">
            <text:p>17764857</text:p>
          </table:table-cell>
          <table:table-cell office:value-type="float" office:value="18790091" table:style-name="ce1">
            <text:p>18790091</text:p>
          </table:table-cell>
          <table:table-cell office:value-type="float" office:value="19864675" table:style-name="ce1">
            <text:p>19864675</text:p>
          </table:table-cell>
          <table:table-cell office:value-type="float" office:value="20987995" table:style-name="ce1">
            <text:p>20987995</text:p>
          </table:table-cell>
          <table:table-cell office:value-type="float" office:value="22162128" table:style-name="ce1">
            <text:p>22162128</text:p>
          </table:table-cell>
          <table:table-cell office:value-type="float" office:value="23384159" table:style-name="ce1">
            <text:p>23384159</text:p>
          </table:table-cell>
          <table:table-cell office:value-type="float" office:value="24656960" table:style-name="ce1">
            <text:p>24656960</text:p>
          </table:table-cell>
          <table:table-cell office:value-type="float" office:value="25980463" table:style-name="ce1">
            <text:p>25980463</text:p>
          </table:table-cell>
          <table:table-cell office:value-type="float" office:value="27352639" table:style-name="ce1">
            <text:p>27352639</text:p>
          </table:table-cell>
          <table:table-cell office:value-type="float" office:value="28767937" table:style-name="ce1">
            <text:p>28767937</text:p>
          </table:table-cell>
          <table:table-cell office:value-type="float" office:value="30100213" table:style-name="ce1">
            <text:p>30100213</text:p>
          </table:table-cell>
          <table:table-cell office:value-type="float" office:value="30821374" table:style-name="ce1">
            <text:p>30821374</text:p>
          </table:table-cell>
          <table:table-cell office:value-type="float" office:value="31543743" table:style-name="ce1">
            <text:p>31543743</text:p>
          </table:table-cell>
          <table:table-cell office:value-type="float" office:value="32267663" table:style-name="ce1">
            <text:p>32267663</text:p>
          </table:table-cell>
          <table:table-cell office:value-type="float" office:value="32994105" table:style-name="ce1">
            <text:p>32994105</text:p>
          </table:table-cell>
          <table:table-cell office:value-type="float" office:value="33723666" table:style-name="ce1">
            <text:p>33723666</text:p>
          </table:table-cell>
          <table:table-cell office:value-type="float" office:value="34454249" table:style-name="ce1">
            <text:p>34454249</text:p>
          </table:table-cell>
          <table:table-cell office:value-type="float" office:value="35184623" table:style-name="ce1">
            <text:p>35184623</text:p>
          </table:table-cell>
          <table:table-cell office:value-type="float" office:value="35917111" table:style-name="ce1">
            <text:p>35917111</text:p>
          </table:table-cell>
          <table:table-cell office:value-type="float" office:value="36655051" table:style-name="ce1">
            <text:p>36655051</text:p>
          </table:table-cell>
          <table:table-cell office:value-type="float" office:value="37372409" table:style-name="ce1">
            <text:p>37372409</text:p>
          </table:table-cell>
          <table:table-cell office:value-type="float" office:value="37958629" table:style-name="ce1">
            <text:p>37958629</text:p>
          </table:table-cell>
          <table:table-cell office:value-type="float" office:value="38544916" table:style-name="ce1">
            <text:p>38544916</text:p>
          </table:table-cell>
          <table:table-cell office:value-type="float" office:value="39115365" table:style-name="ce1">
            <text:p>39115365</text:p>
          </table:table-cell>
          <table:table-cell office:value-type="float" office:value="39651954" table:style-name="ce1">
            <text:p>39651954</text:p>
          </table:table-cell>
          <table:table-cell office:value-type="float" office:value="40144464" table:style-name="ce1">
            <text:p>40144464</text:p>
          </table:table-cell>
          <table:table-cell office:value-type="float" office:value="40584418" table:style-name="ce1">
            <text:p>40584418</text:p>
          </table:table-cell>
          <table:table-cell office:value-type="float" office:value="40980182" table:style-name="ce1">
            <text:p>40980182</text:p>
          </table:table-cell>
          <table:table-cell office:value-type="float" office:value="41349758" table:style-name="ce1">
            <text:p>41349758</text:p>
          </table:table-cell>
          <table:table-cell office:value-type="float" office:value="41719050" table:style-name="ce1">
            <text:p>41719050</text:p>
          </table:table-cell>
          <table:table-cell office:value-type="float" office:value="42104755" table:style-name="ce1">
            <text:p>42104755</text:p>
          </table:table-cell>
          <table:table-cell office:value-type="float" office:value="42541620" table:style-name="ce1">
            <text:p>42541620</text:p>
          </table:table-cell>
          <table:table-cell office:value-type="float" office:value="43025362" table:style-name="ce1">
            <text:p>43025362</text:p>
          </table:table-cell>
          <table:table-cell office:value-type="float" office:value="43549166" table:style-name="ce1">
            <text:p>43549166</text:p>
          </table:table-cell>
          <table:table-cell office:value-type="float" office:value="44104820" table:style-name="ce1">
            <text:p>44104820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Palau</text:p>
          </table:table-cell>
          <table:table-cell office:value-type="string" table:style-name="ce1">
            <text:p>PLW</text:p>
          </table:table-cell>
          <table:table-cell office:value-type="float" office:value="5477" table:style-name="ce1">
            <text:p>5477</text:p>
          </table:table-cell>
          <table:table-cell office:value-type="float" office:value="5655" table:style-name="ce1">
            <text:p>5655</text:p>
          </table:table-cell>
          <table:table-cell office:value-type="float" office:value="5827" table:style-name="ce1">
            <text:p>5827</text:p>
          </table:table-cell>
          <table:table-cell office:value-type="float" office:value="5989" table:style-name="ce1">
            <text:p>5989</text:p>
          </table:table-cell>
          <table:table-cell office:value-type="float" office:value="6143" table:style-name="ce1">
            <text:p>6143</text:p>
          </table:table-cell>
          <table:table-cell office:value-type="float" office:value="6283" table:style-name="ce1">
            <text:p>6283</text:p>
          </table:table-cell>
          <table:table-cell office:value-type="float" office:value="6410" table:style-name="ce1">
            <text:p>6410</text:p>
          </table:table-cell>
          <table:table-cell office:value-type="float" office:value="6522" table:style-name="ce1">
            <text:p>6522</text:p>
          </table:table-cell>
          <table:table-cell office:value-type="float" office:value="6627" table:style-name="ce1">
            <text:p>6627</text:p>
          </table:table-cell>
          <table:table-cell office:value-type="float" office:value="6736" table:style-name="ce1">
            <text:p>6736</text:p>
          </table:table-cell>
          <table:table-cell office:value-type="float" office:value="6856" table:style-name="ce1">
            <text:p>6856</text:p>
          </table:table-cell>
          <table:table-cell office:value-type="float" office:value="6994" table:style-name="ce1">
            <text:p>6994</text:p>
          </table:table-cell>
          <table:table-cell office:value-type="float" office:value="7146" table:style-name="ce1">
            <text:p>7146</text:p>
          </table:table-cell>
          <table:table-cell office:value-type="float" office:value="7296" table:style-name="ce1">
            <text:p>7296</text:p>
          </table:table-cell>
          <table:table-cell office:value-type="float" office:value="7421" table:style-name="ce1">
            <text:p>7421</text:p>
          </table:table-cell>
          <table:table-cell office:value-type="float" office:value="7508" table:style-name="ce1">
            <text:p>7508</text:p>
          </table:table-cell>
          <table:table-cell office:value-type="float" office:value="7545" table:style-name="ce1">
            <text:p>7545</text:p>
          </table:table-cell>
          <table:table-cell office:value-type="float" office:value="7543" table:style-name="ce1">
            <text:p>7543</text:p>
          </table:table-cell>
          <table:table-cell office:value-type="float" office:value="7532" table:style-name="ce1">
            <text:p>7532</text:p>
          </table:table-cell>
          <table:table-cell office:value-type="float" office:value="7551" table:style-name="ce1">
            <text:p>7551</text:p>
          </table:table-cell>
          <table:table-cell office:value-type="float" office:value="7628" table:style-name="ce1">
            <text:p>7628</text:p>
          </table:table-cell>
          <table:table-cell office:value-type="float" office:value="7852" table:style-name="ce1">
            <text:p>7852</text:p>
          </table:table-cell>
          <table:table-cell office:value-type="float" office:value="8160" table:style-name="ce1">
            <text:p>8160</text:p>
          </table:table-cell>
          <table:table-cell office:value-type="float" office:value="8515" table:style-name="ce1">
            <text:p>8515</text:p>
          </table:table-cell>
          <table:table-cell office:value-type="float" office:value="8880" table:style-name="ce1">
            <text:p>8880</text:p>
          </table:table-cell>
          <table:table-cell office:value-type="float" office:value="9230" table:style-name="ce1">
            <text:p>9230</text:p>
          </table:table-cell>
          <table:table-cell office:value-type="float" office:value="9534" table:style-name="ce1">
            <text:p>9534</text:p>
          </table:table-cell>
          <table:table-cell office:value-type="float" office:value="9758" table:style-name="ce1">
            <text:p>9758</text:p>
          </table:table-cell>
          <table:table-cell office:value-type="float" office:value="9979" table:style-name="ce1">
            <text:p>9979</text:p>
          </table:table-cell>
          <table:table-cell office:value-type="float" office:value="10221" table:style-name="ce1">
            <text:p>10221</text:p>
          </table:table-cell>
          <table:table-cell office:value-type="float" office:value="10501" table:style-name="ce1">
            <text:p>10501</text:p>
          </table:table-cell>
          <table:table-cell office:value-type="float" office:value="10824" table:style-name="ce1">
            <text:p>10824</text:p>
          </table:table-cell>
          <table:table-cell office:value-type="float" office:value="11179" table:style-name="ce1">
            <text:p>11179</text:p>
          </table:table-cell>
          <table:table-cell office:value-type="float" office:value="11557" table:style-name="ce1">
            <text:p>11557</text:p>
          </table:table-cell>
          <table:table-cell office:value-type="float" office:value="11943" table:style-name="ce1">
            <text:p>11943</text:p>
          </table:table-cell>
          <table:table-cell office:value-type="float" office:value="12325" table:style-name="ce1">
            <text:p>12325</text:p>
          </table:table-cell>
          <table:table-cell office:value-type="float" office:value="12591" table:style-name="ce1">
            <text:p>12591</text:p>
          </table:table-cell>
          <table:table-cell office:value-type="float" office:value="12819" table:style-name="ce1">
            <text:p>12819</text:p>
          </table:table-cell>
          <table:table-cell office:value-type="float" office:value="13023" table:style-name="ce1">
            <text:p>13023</text:p>
          </table:table-cell>
          <table:table-cell office:value-type="float" office:value="13190" table:style-name="ce1">
            <text:p>13190</text:p>
          </table:table-cell>
          <table:table-cell office:value-type="float" office:value="13415" table:style-name="ce1">
            <text:p>13415</text:p>
          </table:table-cell>
          <table:table-cell office:value-type="float" office:value="13898" table:style-name="ce1">
            <text:p>13898</text:p>
          </table:table-cell>
          <table:table-cell office:value-type="float" office:value="14336" table:style-name="ce1">
            <text:p>14336</text:p>
          </table:table-cell>
          <table:table-cell office:value-type="float" office:value="14732" table:style-name="ce1">
            <text:p>14732</text:p>
          </table:table-cell>
          <table:table-cell office:value-type="float" office:value="15106" table:style-name="ce1">
            <text:p>15106</text:p>
          </table:table-cell>
          <table:table-cell office:value-type="float" office:value="15468" table:style-name="ce1">
            <text:p>15468</text:p>
          </table:table-cell>
          <table:table-cell office:value-type="float" office:value="15814" table:style-name="ce1">
            <text:p>15814</text:p>
          </table:table-cell>
          <table:table-cell office:value-type="float" office:value="16143" table:style-name="ce1">
            <text:p>16143</text:p>
          </table:table-cell>
          <table:table-cell office:value-type="float" office:value="16458" table:style-name="ce1">
            <text:p>16458</text:p>
          </table:table-cell>
          <table:table-cell office:value-type="float" office:value="16764" table:style-name="ce1">
            <text:p>16764</text:p>
          </table:table-cell>
          <table:table-cell office:value-type="float" office:value="17063" table:style-name="ce1">
            <text:p>17063</text:p>
          </table:table-cell>
          <table:table-cell office:value-type="float" office:value="17357" table:style-name="ce1">
            <text:p>17357</text:p>
          </table:table-cell>
          <table:table-cell office:value-type="float" office:value="17651" table:style-name="ce1">
            <text:p>17651</text:p>
          </table:table-cell>
          <table:table-cell office:value-type="float" office:value="17943" table:style-name="ce1">
            <text:p>17943</text:p>
          </table:table-cell>
          <table:table-cell office:value-type="float" office:value="18239" table:style-name="ce1">
            <text:p>1823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Papua New Guinea</text:p>
          </table:table-cell>
          <table:table-cell office:value-type="string" table:style-name="ce1">
            <text:p>PNG</text:p>
          </table:table-cell>
          <table:table-cell office:value-type="float" office:value="73269" table:style-name="ce1">
            <text:p>73269</text:p>
          </table:table-cell>
          <table:table-cell office:value-type="float" office:value="80522" table:style-name="ce1">
            <text:p>80522</text:p>
          </table:table-cell>
          <table:table-cell office:value-type="float" office:value="88556" table:style-name="ce1">
            <text:p>88556</text:p>
          </table:table-cell>
          <table:table-cell office:value-type="float" office:value="97430" table:style-name="ce1">
            <text:p>97430</text:p>
          </table:table-cell>
          <table:table-cell office:value-type="float" office:value="107302" table:style-name="ce1">
            <text:p>107302</text:p>
          </table:table-cell>
          <table:table-cell office:value-type="float" office:value="118212" table:style-name="ce1">
            <text:p>118212</text:p>
          </table:table-cell>
          <table:table-cell office:value-type="float" office:value="130341" table:style-name="ce1">
            <text:p>130341</text:p>
          </table:table-cell>
          <table:table-cell office:value-type="float" office:value="151616" table:style-name="ce1">
            <text:p>151616</text:p>
          </table:table-cell>
          <table:table-cell office:value-type="float" office:value="176368" table:style-name="ce1">
            <text:p>176368</text:p>
          </table:table-cell>
          <table:table-cell office:value-type="float" office:value="205112" table:style-name="ce1">
            <text:p>205112</text:p>
          </table:table-cell>
          <table:table-cell office:value-type="float" office:value="238509" table:style-name="ce1">
            <text:p>238509</text:p>
          </table:table-cell>
          <table:table-cell office:value-type="float" office:value="277291" table:style-name="ce1">
            <text:p>277291</text:p>
          </table:table-cell>
          <table:table-cell office:value-type="float" office:value="291099" table:style-name="ce1">
            <text:p>291099</text:p>
          </table:table-cell>
          <table:table-cell office:value-type="float" office:value="305233" table:style-name="ce1">
            <text:p>305233</text:p>
          </table:table-cell>
          <table:table-cell office:value-type="float" office:value="319975" table:style-name="ce1">
            <text:p>319975</text:p>
          </table:table-cell>
          <table:table-cell office:value-type="float" office:value="335196" table:style-name="ce1">
            <text:p>335196</text:p>
          </table:table-cell>
          <table:table-cell office:value-type="float" office:value="350867" table:style-name="ce1">
            <text:p>350867</text:p>
          </table:table-cell>
          <table:table-cell office:value-type="float" office:value="366976" table:style-name="ce1">
            <text:p>366976</text:p>
          </table:table-cell>
          <table:table-cell office:value-type="float" office:value="383714" table:style-name="ce1">
            <text:p>383714</text:p>
          </table:table-cell>
          <table:table-cell office:value-type="float" office:value="401188" table:style-name="ce1">
            <text:p>401188</text:p>
          </table:table-cell>
          <table:table-cell office:value-type="float" office:value="419524" table:style-name="ce1">
            <text:p>419524</text:p>
          </table:table-cell>
          <table:table-cell office:value-type="float" office:value="437541" table:style-name="ce1">
            <text:p>437541</text:p>
          </table:table-cell>
          <table:table-cell office:value-type="float" office:value="455988" table:style-name="ce1">
            <text:p>455988</text:p>
          </table:table-cell>
          <table:table-cell office:value-type="float" office:value="475117" table:style-name="ce1">
            <text:p>475117</text:p>
          </table:table-cell>
          <table:table-cell office:value-type="float" office:value="494767" table:style-name="ce1">
            <text:p>494767</text:p>
          </table:table-cell>
          <table:table-cell office:value-type="float" office:value="514826" table:style-name="ce1">
            <text:p>514826</text:p>
          </table:table-cell>
          <table:table-cell office:value-type="float" office:value="535300" table:style-name="ce1">
            <text:p>535300</text:p>
          </table:table-cell>
          <table:table-cell office:value-type="float" office:value="556231" table:style-name="ce1">
            <text:p>556231</text:p>
          </table:table-cell>
          <table:table-cell office:value-type="float" office:value="577760" table:style-name="ce1">
            <text:p>577760</text:p>
          </table:table-cell>
          <table:table-cell office:value-type="float" office:value="600131" table:style-name="ce1">
            <text:p>600131</text:p>
          </table:table-cell>
          <table:table-cell office:value-type="float" office:value="623436" table:style-name="ce1">
            <text:p>623436</text:p>
          </table:table-cell>
          <table:table-cell office:value-type="float" office:value="631448" table:style-name="ce1">
            <text:p>631448</text:p>
          </table:table-cell>
          <table:table-cell office:value-type="float" office:value="639201" table:style-name="ce1">
            <text:p>639201</text:p>
          </table:table-cell>
          <table:table-cell office:value-type="float" office:value="647236" table:style-name="ce1">
            <text:p>647236</text:p>
          </table:table-cell>
          <table:table-cell office:value-type="float" office:value="655500" table:style-name="ce1">
            <text:p>655500</text:p>
          </table:table-cell>
          <table:table-cell office:value-type="float" office:value="664050" table:style-name="ce1">
            <text:p>664050</text:p>
          </table:table-cell>
          <table:table-cell office:value-type="float" office:value="672852" table:style-name="ce1">
            <text:p>672852</text:p>
          </table:table-cell>
          <table:table-cell office:value-type="float" office:value="681961" table:style-name="ce1">
            <text:p>681961</text:p>
          </table:table-cell>
          <table:table-cell office:value-type="float" office:value="691220" table:style-name="ce1">
            <text:p>691220</text:p>
          </table:table-cell>
          <table:table-cell office:value-type="float" office:value="700430" table:style-name="ce1">
            <text:p>700430</text:p>
          </table:table-cell>
          <table:table-cell office:value-type="float" office:value="709590" table:style-name="ce1">
            <text:p>709590</text:p>
          </table:table-cell>
          <table:table-cell office:value-type="float" office:value="726702" table:style-name="ce1">
            <text:p>726702</text:p>
          </table:table-cell>
          <table:table-cell office:value-type="float" office:value="744198" table:style-name="ce1">
            <text:p>744198</text:p>
          </table:table-cell>
          <table:table-cell office:value-type="float" office:value="761886" table:style-name="ce1">
            <text:p>761886</text:p>
          </table:table-cell>
          <table:table-cell office:value-type="float" office:value="779750" table:style-name="ce1">
            <text:p>779750</text:p>
          </table:table-cell>
          <table:table-cell office:value-type="float" office:value="797932" table:style-name="ce1">
            <text:p>797932</text:p>
          </table:table-cell>
          <table:table-cell office:value-type="float" office:value="816375" table:style-name="ce1">
            <text:p>816375</text:p>
          </table:table-cell>
          <table:table-cell office:value-type="float" office:value="835034" table:style-name="ce1">
            <text:p>835034</text:p>
          </table:table-cell>
          <table:table-cell office:value-type="float" office:value="853832" table:style-name="ce1">
            <text:p>853832</text:p>
          </table:table-cell>
          <table:table-cell office:value-type="float" office:value="872671" table:style-name="ce1">
            <text:p>872671</text:p>
          </table:table-cell>
          <table:table-cell office:value-type="float" office:value="891478" table:style-name="ce1">
            <text:p>891478</text:p>
          </table:table-cell>
          <table:table-cell office:value-type="float" office:value="910152" table:style-name="ce1">
            <text:p>910152</text:p>
          </table:table-cell>
          <table:table-cell office:value-type="float" office:value="928845" table:style-name="ce1">
            <text:p>928845</text:p>
          </table:table-cell>
          <table:table-cell office:value-type="float" office:value="948471" table:style-name="ce1">
            <text:p>948471</text:p>
          </table:table-cell>
          <table:table-cell office:value-type="float" office:value="969145" table:style-name="ce1">
            <text:p>969145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Poland</text:p>
          </table:table-cell>
          <table:table-cell office:value-type="string" table:style-name="ce1">
            <text:p>POL</text:p>
          </table:table-cell>
          <table:table-cell office:value-type="float" office:value="14193968" table:style-name="ce1">
            <text:p>14193968</text:p>
          </table:table-cell>
          <table:table-cell office:value-type="float" office:value="14540630" table:style-name="ce1">
            <text:p>14540630</text:p>
          </table:table-cell>
          <table:table-cell office:value-type="float" office:value="14828737" table:style-name="ce1">
            <text:p>14828737</text:p>
          </table:table-cell>
          <table:table-cell office:value-type="float" office:value="15149001" table:style-name="ce1">
            <text:p>15149001</text:p>
          </table:table-cell>
          <table:table-cell office:value-type="float" office:value="15484714" table:style-name="ce1">
            <text:p>15484714</text:p>
          </table:table-cell>
          <table:table-cell office:value-type="float" office:value="15762096" table:style-name="ce1">
            <text:p>15762096</text:p>
          </table:table-cell>
          <table:table-cell office:value-type="float" office:value="16007142" table:style-name="ce1">
            <text:p>16007142</text:p>
          </table:table-cell>
          <table:table-cell office:value-type="float" office:value="16289779" table:style-name="ce1">
            <text:p>16289779</text:p>
          </table:table-cell>
          <table:table-cell office:value-type="float" office:value="16575555" table:style-name="ce1">
            <text:p>16575555</text:p>
          </table:table-cell>
          <table:table-cell office:value-type="float" office:value="16835934" table:style-name="ce1">
            <text:p>16835934</text:p>
          </table:table-cell>
          <table:table-cell office:value-type="float" office:value="17026266" table:style-name="ce1">
            <text:p>17026266</text:p>
          </table:table-cell>
          <table:table-cell office:value-type="float" office:value="17266414" table:style-name="ce1">
            <text:p>17266414</text:p>
          </table:table-cell>
          <table:table-cell office:value-type="float" office:value="17626595" table:style-name="ce1">
            <text:p>17626595</text:p>
          </table:table-cell>
          <table:table-cell office:value-type="float" office:value="18005216" table:style-name="ce1">
            <text:p>18005216</text:p>
          </table:table-cell>
          <table:table-cell office:value-type="float" office:value="18398446" table:style-name="ce1">
            <text:p>18398446</text:p>
          </table:table-cell>
          <table:table-cell office:value-type="float" office:value="18803602" table:style-name="ce1">
            <text:p>18803602</text:p>
          </table:table-cell>
          <table:table-cell office:value-type="float" office:value="19215135" table:style-name="ce1">
            <text:p>19215135</text:p>
          </table:table-cell>
          <table:table-cell office:value-type="float" office:value="19625330" table:style-name="ce1">
            <text:p>19625330</text:p>
          </table:table-cell>
          <table:table-cell office:value-type="float" office:value="20007316" table:style-name="ce1">
            <text:p>20007316</text:p>
          </table:table-cell>
          <table:table-cell office:value-type="float" office:value="20341874" table:style-name="ce1">
            <text:p>20341874</text:p>
          </table:table-cell>
          <table:table-cell office:value-type="float" office:value="20663601" table:style-name="ce1">
            <text:p>20663601</text:p>
          </table:table-cell>
          <table:table-cell office:value-type="float" office:value="20985955" table:style-name="ce1">
            <text:p>20985955</text:p>
          </table:table-cell>
          <table:table-cell office:value-type="float" office:value="21314754" table:style-name="ce1">
            <text:p>21314754</text:p>
          </table:table-cell>
          <table:table-cell office:value-type="float" office:value="21651242" table:style-name="ce1">
            <text:p>21651242</text:p>
          </table:table-cell>
          <table:table-cell office:value-type="float" office:value="21984900" table:style-name="ce1">
            <text:p>21984900</text:p>
          </table:table-cell>
          <table:table-cell office:value-type="float" office:value="22299554" table:style-name="ce1">
            <text:p>22299554</text:p>
          </table:table-cell>
          <table:table-cell office:value-type="float" office:value="22589785" table:style-name="ce1">
            <text:p>22589785</text:p>
          </table:table-cell>
          <table:table-cell office:value-type="float" office:value="22855463" table:style-name="ce1">
            <text:p>22855463</text:p>
          </table:table-cell>
          <table:table-cell office:value-type="float" office:value="23089202" table:style-name="ce1">
            <text:p>23089202</text:p>
          </table:table-cell>
          <table:table-cell office:value-type="float" office:value="23241946" table:style-name="ce1">
            <text:p>23241946</text:p>
          </table:table-cell>
          <table:table-cell office:value-type="float" office:value="23350476" table:style-name="ce1">
            <text:p>23350476</text:p>
          </table:table-cell>
          <table:table-cell office:value-type="float" office:value="23450653" table:style-name="ce1">
            <text:p>23450653</text:p>
          </table:table-cell>
          <table:table-cell office:value-type="float" office:value="23539562" table:style-name="ce1">
            <text:p>23539562</text:p>
          </table:table-cell>
          <table:table-cell office:value-type="float" office:value="23616843" table:style-name="ce1">
            <text:p>23616843</text:p>
          </table:table-cell>
          <table:table-cell office:value-type="float" office:value="23684074" table:style-name="ce1">
            <text:p>23684074</text:p>
          </table:table-cell>
          <table:table-cell office:value-type="float" office:value="23733222" table:style-name="ce1">
            <text:p>23733222</text:p>
          </table:table-cell>
          <table:table-cell office:value-type="float" office:value="23768665" table:style-name="ce1">
            <text:p>23768665</text:p>
          </table:table-cell>
          <table:table-cell office:value-type="float" office:value="23801620" table:style-name="ce1">
            <text:p>23801620</text:p>
          </table:table-cell>
          <table:table-cell office:value-type="float" office:value="23827143" table:style-name="ce1">
            <text:p>23827143</text:p>
          </table:table-cell>
          <table:table-cell office:value-type="float" office:value="23842562" table:style-name="ce1">
            <text:p>23842562</text:p>
          </table:table-cell>
          <table:table-cell office:value-type="float" office:value="23611695" table:style-name="ce1">
            <text:p>23611695</text:p>
          </table:table-cell>
          <table:table-cell office:value-type="float" office:value="23622394" table:style-name="ce1">
            <text:p>23622394</text:p>
          </table:table-cell>
          <table:table-cell office:value-type="float" office:value="23621395" table:style-name="ce1">
            <text:p>23621395</text:p>
          </table:table-cell>
          <table:table-cell office:value-type="float" office:value="23563051" table:style-name="ce1">
            <text:p>23563051</text:p>
          </table:table-cell>
          <table:table-cell office:value-type="float" office:value="23506503" table:style-name="ce1">
            <text:p>23506503</text:p>
          </table:table-cell>
          <table:table-cell office:value-type="float" office:value="23453429" table:style-name="ce1">
            <text:p>23453429</text:p>
          </table:table-cell>
          <table:table-cell office:value-type="float" office:value="23396235" table:style-name="ce1">
            <text:p>23396235</text:p>
          </table:table-cell>
          <table:table-cell office:value-type="float" office:value="23340838" table:style-name="ce1">
            <text:p>23340838</text:p>
          </table:table-cell>
          <table:table-cell office:value-type="float" office:value="23300939" table:style-name="ce1">
            <text:p>23300939</text:p>
          </table:table-cell>
          <table:table-cell office:value-type="float" office:value="23274004" table:style-name="ce1">
            <text:p>23274004</text:p>
          </table:table-cell>
          <table:table-cell office:value-type="float" office:value="23165018" table:style-name="ce1">
            <text:p>23165018</text:p>
          </table:table-cell>
          <table:table-cell office:value-type="float" office:value="23134846" table:style-name="ce1">
            <text:p>23134846</text:p>
          </table:table-cell>
          <table:table-cell office:value-type="float" office:value="23099773" table:style-name="ce1">
            <text:p>23099773</text:p>
          </table:table-cell>
          <table:table-cell office:value-type="float" office:value="23058826" table:style-name="ce1">
            <text:p>23058826</text:p>
          </table:table-cell>
          <table:table-cell office:value-type="float" office:value="23022948" table:style-name="ce1">
            <text:p>2302294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Puerto Rico</text:p>
          </table:table-cell>
          <table:table-cell office:value-type="string" table:style-name="ce1">
            <text:p>PRI</text:p>
          </table:table-cell>
          <table:table-cell office:value-type="float" office:value="1050418" table:style-name="ce1">
            <text:p>1050418</text:p>
          </table:table-cell>
          <table:table-cell office:value-type="float" office:value="1102264" table:style-name="ce1">
            <text:p>1102264</text:p>
          </table:table-cell>
          <table:table-cell office:value-type="float" office:value="1159664" table:style-name="ce1">
            <text:p>1159664</text:p>
          </table:table-cell>
          <table:table-cell office:value-type="float" office:value="1220307" table:style-name="ce1">
            <text:p>1220307</text:p>
          </table:table-cell>
          <table:table-cell office:value-type="float" office:value="1280251" table:style-name="ce1">
            <text:p>1280251</text:p>
          </table:table-cell>
          <table:table-cell office:value-type="float" office:value="1336533" table:style-name="ce1">
            <text:p>1336533</text:p>
          </table:table-cell>
          <table:table-cell office:value-type="float" office:value="1389174" table:style-name="ce1">
            <text:p>1389174</text:p>
          </table:table-cell>
          <table:table-cell office:value-type="float" office:value="1436971" table:style-name="ce1">
            <text:p>1436971</text:p>
          </table:table-cell>
          <table:table-cell office:value-type="float" office:value="1482823" table:style-name="ce1">
            <text:p>1482823</text:p>
          </table:table-cell>
          <table:table-cell office:value-type="float" office:value="1532032" table:style-name="ce1">
            <text:p>1532032</text:p>
          </table:table-cell>
          <table:table-cell office:value-type="float" office:value="1585355" table:style-name="ce1">
            <text:p>1585355</text:p>
          </table:table-cell>
          <table:table-cell office:value-type="float" office:value="1636045" table:style-name="ce1">
            <text:p>1636045</text:p>
          </table:table-cell>
          <table:table-cell office:value-type="float" office:value="1693932" table:style-name="ce1">
            <text:p>1693932</text:p>
          </table:table-cell>
          <table:table-cell office:value-type="float" office:value="1756462" table:style-name="ce1">
            <text:p>1756462</text:p>
          </table:table-cell>
          <table:table-cell office:value-type="float" office:value="1819309" table:style-name="ce1">
            <text:p>1819309</text:p>
          </table:table-cell>
          <table:table-cell office:value-type="float" office:value="1879334" table:style-name="ce1">
            <text:p>1879334</text:p>
          </table:table-cell>
          <table:table-cell office:value-type="float" office:value="1937017" table:style-name="ce1">
            <text:p>1937017</text:p>
          </table:table-cell>
          <table:table-cell office:value-type="float" office:value="1991958" table:style-name="ce1">
            <text:p>1991958</text:p>
          </table:table-cell>
          <table:table-cell office:value-type="float" office:value="2044764" table:style-name="ce1">
            <text:p>2044764</text:p>
          </table:table-cell>
          <table:table-cell office:value-type="float" office:value="2096577" table:style-name="ce1">
            <text:p>2096577</text:p>
          </table:table-cell>
          <table:table-cell office:value-type="float" office:value="2174790" table:style-name="ce1">
            <text:p>2174790</text:p>
          </table:table-cell>
          <table:table-cell office:value-type="float" office:value="2327244" table:style-name="ce1">
            <text:p>2327244</text:p>
          </table:table-cell>
          <table:table-cell office:value-type="float" office:value="2471396" table:style-name="ce1">
            <text:p>2471396</text:p>
          </table:table-cell>
          <table:table-cell office:value-type="float" office:value="2606230" table:style-name="ce1">
            <text:p>2606230</text:p>
          </table:table-cell>
          <table:table-cell office:value-type="float" office:value="2731668" table:style-name="ce1">
            <text:p>2731668</text:p>
          </table:table-cell>
          <table:table-cell office:value-type="float" office:value="2847385" table:style-name="ce1">
            <text:p>2847385</text:p>
          </table:table-cell>
          <table:table-cell office:value-type="float" office:value="2953935" table:style-name="ce1">
            <text:p>2953935</text:p>
          </table:table-cell>
          <table:table-cell office:value-type="float" office:value="3051544" table:style-name="ce1">
            <text:p>3051544</text:p>
          </table:table-cell>
          <table:table-cell office:value-type="float" office:value="3140855" table:style-name="ce1">
            <text:p>3140855</text:p>
          </table:table-cell>
          <table:table-cell office:value-type="float" office:value="3222218" table:style-name="ce1">
            <text:p>3222218</text:p>
          </table:table-cell>
          <table:table-cell office:value-type="float" office:value="3287359" table:style-name="ce1">
            <text:p>3287359</text:p>
          </table:table-cell>
          <table:table-cell office:value-type="float" office:value="3316538" table:style-name="ce1">
            <text:p>3316538</text:p>
          </table:table-cell>
          <table:table-cell office:value-type="float" office:value="3343786" table:style-name="ce1">
            <text:p>3343786</text:p>
          </table:table-cell>
          <table:table-cell office:value-type="float" office:value="3377742" table:style-name="ce1">
            <text:p>3377742</text:p>
          </table:table-cell>
          <table:table-cell office:value-type="float" office:value="3414883" table:style-name="ce1">
            <text:p>3414883</text:p>
          </table:table-cell>
          <table:table-cell office:value-type="float" office:value="3452136" table:style-name="ce1">
            <text:p>3452136</text:p>
          </table:table-cell>
          <table:table-cell office:value-type="float" office:value="3496557" table:style-name="ce1">
            <text:p>3496557</text:p>
          </table:table-cell>
          <table:table-cell office:value-type="float" office:value="3534616" table:style-name="ce1">
            <text:p>3534616</text:p>
          </table:table-cell>
          <table:table-cell office:value-type="float" office:value="3560323" table:style-name="ce1">
            <text:p>3560323</text:p>
          </table:table-cell>
          <table:table-cell office:value-type="float" office:value="3583400" table:style-name="ce1">
            <text:p>3583400</text:p>
          </table:table-cell>
          <table:table-cell office:value-type="float" office:value="3596716" table:style-name="ce1">
            <text:p>3596716</text:p>
          </table:table-cell>
          <table:table-cell office:value-type="float" office:value="3602364" table:style-name="ce1">
            <text:p>3602364</text:p>
          </table:table-cell>
          <table:table-cell office:value-type="float" office:value="3604909" table:style-name="ce1">
            <text:p>3604909</text:p>
          </table:table-cell>
          <table:table-cell office:value-type="float" office:value="3605100" table:style-name="ce1">
            <text:p>3605100</text:p>
          </table:table-cell>
          <table:table-cell office:value-type="float" office:value="3603694" table:style-name="ce1">
            <text:p>3603694</text:p>
          </table:table-cell>
          <table:table-cell office:value-type="float" office:value="3596360" table:style-name="ce1">
            <text:p>3596360</text:p>
          </table:table-cell>
          <table:table-cell office:value-type="float" office:value="3579032" table:style-name="ce1">
            <text:p>3579032</text:p>
          </table:table-cell>
          <table:table-cell office:value-type="float" office:value="3555977" table:style-name="ce1">
            <text:p>3555977</text:p>
          </table:table-cell>
          <table:table-cell office:value-type="float" office:value="3533033" table:style-name="ce1">
            <text:p>3533033</text:p>
          </table:table-cell>
          <table:table-cell office:value-type="float" office:value="3511647" table:style-name="ce1">
            <text:p>3511647</text:p>
          </table:table-cell>
          <table:table-cell office:value-type="float" office:value="3491723" table:style-name="ce1">
            <text:p>3491723</text:p>
          </table:table-cell>
          <table:table-cell office:value-type="float" office:value="3457122" table:style-name="ce1">
            <text:p>3457122</text:p>
          </table:table-cell>
          <table:table-cell office:value-type="float" office:value="3413619" table:style-name="ce1">
            <text:p>3413619</text:p>
          </table:table-cell>
          <table:table-cell office:value-type="float" office:value="3368438" table:style-name="ce1">
            <text:p>3368438</text:p>
          </table:table-cell>
          <table:table-cell office:value-type="float" office:value="3322577" table:style-name="ce1">
            <text:p>332257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Korea, Dem. People’s Rep.</text:p>
          </table:table-cell>
          <table:table-cell office:value-type="string" table:style-name="ce1">
            <text:p>PRK</text:p>
          </table:table-cell>
          <table:table-cell office:value-type="float" office:value="4591949" table:style-name="ce1">
            <text:p>4591949</text:p>
          </table:table-cell>
          <table:table-cell office:value-type="float" office:value="4801791" table:style-name="ce1">
            <text:p>4801791</text:p>
          </table:table-cell>
          <table:table-cell office:value-type="float" office:value="5002268" table:style-name="ce1">
            <text:p>5002268</text:p>
          </table:table-cell>
          <table:table-cell office:value-type="float" office:value="5202148" table:style-name="ce1">
            <text:p>5202148</text:p>
          </table:table-cell>
          <table:table-cell office:value-type="float" office:value="5416793" table:style-name="ce1">
            <text:p>5416793</text:p>
          </table:table-cell>
          <table:table-cell office:value-type="float" office:value="5657804" table:style-name="ce1">
            <text:p>5657804</text:p>
          </table:table-cell>
          <table:table-cell office:value-type="float" office:value="5928561" table:style-name="ce1">
            <text:p>5928561</text:p>
          </table:table-cell>
          <table:table-cell office:value-type="float" office:value="6224968" table:style-name="ce1">
            <text:p>6224968</text:p>
          </table:table-cell>
          <table:table-cell office:value-type="float" office:value="6669852" table:style-name="ce1">
            <text:p>6669852</text:p>
          </table:table-cell>
          <table:table-cell office:value-type="float" office:value="7229992" table:style-name="ce1">
            <text:p>7229992</text:p>
          </table:table-cell>
          <table:table-cell office:value-type="float" office:value="7810437" table:style-name="ce1">
            <text:p>7810437</text:p>
          </table:table-cell>
          <table:table-cell office:value-type="float" office:value="8102659" table:style-name="ce1">
            <text:p>8102659</text:p>
          </table:table-cell>
          <table:table-cell office:value-type="float" office:value="8399076" table:style-name="ce1">
            <text:p>8399076</text:p>
          </table:table-cell>
          <table:table-cell office:value-type="float" office:value="8691340" table:style-name="ce1">
            <text:p>8691340</text:p>
          </table:table-cell>
          <table:table-cell office:value-type="float" office:value="8969911" table:style-name="ce1">
            <text:p>8969911</text:p>
          </table:table-cell>
          <table:table-cell office:value-type="float" office:value="9227778" table:style-name="ce1">
            <text:p>9227778</text:p>
          </table:table-cell>
          <table:table-cell office:value-type="float" office:value="9384245" table:style-name="ce1">
            <text:p>9384245</text:p>
          </table:table-cell>
          <table:table-cell office:value-type="float" office:value="9515661" table:style-name="ce1">
            <text:p>9515661</text:p>
          </table:table-cell>
          <table:table-cell office:value-type="float" office:value="9633047" table:style-name="ce1">
            <text:p>9633047</text:p>
          </table:table-cell>
          <table:table-cell office:value-type="float" office:value="9752241" table:style-name="ce1">
            <text:p>9752241</text:p>
          </table:table-cell>
          <table:table-cell office:value-type="float" office:value="9884763" table:style-name="ce1">
            <text:p>9884763</text:p>
          </table:table-cell>
          <table:table-cell office:value-type="float" office:value="10053936" table:style-name="ce1">
            <text:p>10053936</text:p>
          </table:table-cell>
          <table:table-cell office:value-type="float" office:value="10238005" table:style-name="ce1">
            <text:p>10238005</text:p>
          </table:table-cell>
          <table:table-cell office:value-type="float" office:value="10432316" table:style-name="ce1">
            <text:p>10432316</text:p>
          </table:table-cell>
          <table:table-cell office:value-type="float" office:value="10629674" table:style-name="ce1">
            <text:p>10629674</text:p>
          </table:table-cell>
          <table:table-cell office:value-type="float" office:value="10824449" table:style-name="ce1">
            <text:p>10824449</text:p>
          </table:table-cell>
          <table:table-cell office:value-type="float" office:value="11014570" table:style-name="ce1">
            <text:p>11014570</text:p>
          </table:table-cell>
          <table:table-cell office:value-type="float" office:value="11202438" table:style-name="ce1">
            <text:p>11202438</text:p>
          </table:table-cell>
          <table:table-cell office:value-type="float" office:value="11391354" table:style-name="ce1">
            <text:p>11391354</text:p>
          </table:table-cell>
          <table:table-cell office:value-type="float" office:value="11586279" table:style-name="ce1">
            <text:p>11586279</text:p>
          </table:table-cell>
          <table:table-cell office:value-type="float" office:value="11790272" table:style-name="ce1">
            <text:p>11790272</text:p>
          </table:table-cell>
          <table:table-cell office:value-type="float" office:value="12004830" table:style-name="ce1">
            <text:p>12004830</text:p>
          </table:table-cell>
          <table:table-cell office:value-type="float" office:value="12227578" table:style-name="ce1">
            <text:p>12227578</text:p>
          </table:table-cell>
          <table:table-cell office:value-type="float" office:value="12451246" table:style-name="ce1">
            <text:p>12451246</text:p>
          </table:table-cell>
          <table:table-cell office:value-type="float" office:value="12659239" table:style-name="ce1">
            <text:p>12659239</text:p>
          </table:table-cell>
          <table:table-cell office:value-type="float" office:value="12844483" table:style-name="ce1">
            <text:p>12844483</text:p>
          </table:table-cell>
          <table:table-cell office:value-type="float" office:value="13011097" table:style-name="ce1">
            <text:p>13011097</text:p>
          </table:table-cell>
          <table:table-cell office:value-type="float" office:value="13161231" table:style-name="ce1">
            <text:p>13161231</text:p>
          </table:table-cell>
          <table:table-cell office:value-type="float" office:value="13299776" table:style-name="ce1">
            <text:p>13299776</text:p>
          </table:table-cell>
          <table:table-cell office:value-type="float" office:value="13434254" table:style-name="ce1">
            <text:p>13434254</text:p>
          </table:table-cell>
          <table:table-cell office:value-type="float" office:value="13569830" table:style-name="ce1">
            <text:p>13569830</text:p>
          </table:table-cell>
          <table:table-cell office:value-type="float" office:value="13708773" table:style-name="ce1">
            <text:p>13708773</text:p>
          </table:table-cell>
          <table:table-cell office:value-type="float" office:value="13848865" table:style-name="ce1">
            <text:p>13848865</text:p>
          </table:table-cell>
          <table:table-cell office:value-type="float" office:value="13986963" table:style-name="ce1">
            <text:p>13986963</text:p>
          </table:table-cell>
          <table:table-cell office:value-type="float" office:value="14119042" table:style-name="ce1">
            <text:p>14119042</text:p>
          </table:table-cell>
          <table:table-cell office:value-type="float" office:value="14241558" table:style-name="ce1">
            <text:p>14241558</text:p>
          </table:table-cell>
          <table:table-cell office:value-type="float" office:value="14354133" table:style-name="ce1">
            <text:p>14354133</text:p>
          </table:table-cell>
          <table:table-cell office:value-type="float" office:value="14458004" table:style-name="ce1">
            <text:p>14458004</text:p>
          </table:table-cell>
          <table:table-cell office:value-type="float" office:value="14555995" table:style-name="ce1">
            <text:p>14555995</text:p>
          </table:table-cell>
          <table:table-cell office:value-type="float" office:value="14651842" table:style-name="ce1">
            <text:p>14651842</text:p>
          </table:table-cell>
          <table:table-cell office:value-type="float" office:value="14751755" table:style-name="ce1">
            <text:p>14751755</text:p>
          </table:table-cell>
          <table:table-cell office:value-type="float" office:value="14856650" table:style-name="ce1">
            <text:p>14856650</text:p>
          </table:table-cell>
          <table:table-cell office:value-type="float" office:value="14965980" table:style-name="ce1">
            <text:p>14965980</text:p>
          </table:table-cell>
          <table:table-cell office:value-type="float" office:value="15079080" table:style-name="ce1">
            <text:p>15079080</text:p>
          </table:table-cell>
          <table:table-cell office:value-type="float" office:value="15195005" table:style-name="ce1">
            <text:p>15195005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Portugal</text:p>
          </table:table-cell>
          <table:table-cell office:value-type="string" table:style-name="ce1">
            <text:p>PRT</text:p>
          </table:table-cell>
          <table:table-cell office:value-type="float" office:value="3096215" table:style-name="ce1">
            <text:p>3096215</text:p>
          </table:table-cell>
          <table:table-cell office:value-type="float" office:value="3155977" table:style-name="ce1">
            <text:p>3155977</text:p>
          </table:table-cell>
          <table:table-cell office:value-type="float" office:value="3212831" table:style-name="ce1">
            <text:p>3212831</text:p>
          </table:table-cell>
          <table:table-cell office:value-type="float" office:value="3260048" table:style-name="ce1">
            <text:p>3260048</text:p>
          </table:table-cell>
          <table:table-cell office:value-type="float" office:value="3296372" table:style-name="ce1">
            <text:p>3296372</text:p>
          </table:table-cell>
          <table:table-cell office:value-type="float" office:value="3317422" table:style-name="ce1">
            <text:p>3317422</text:p>
          </table:table-cell>
          <table:table-cell office:value-type="float" office:value="3326794" table:style-name="ce1">
            <text:p>3326794</text:p>
          </table:table-cell>
          <table:table-cell office:value-type="float" office:value="3340014" table:style-name="ce1">
            <text:p>3340014</text:p>
          </table:table-cell>
          <table:table-cell office:value-type="float" office:value="3360136" table:style-name="ce1">
            <text:p>3360136</text:p>
          </table:table-cell>
          <table:table-cell office:value-type="float" office:value="3364185" table:style-name="ce1">
            <text:p>3364185</text:p>
          </table:table-cell>
          <table:table-cell office:value-type="float" office:value="3368354" table:style-name="ce1">
            <text:p>3368354</text:p>
          </table:table-cell>
          <table:table-cell office:value-type="float" office:value="3388093" table:style-name="ce1">
            <text:p>3388093</text:p>
          </table:table-cell>
          <table:table-cell office:value-type="float" office:value="3416874" table:style-name="ce1">
            <text:p>3416874</text:p>
          </table:table-cell>
          <table:table-cell office:value-type="float" office:value="3451945" table:style-name="ce1">
            <text:p>3451945</text:p>
          </table:table-cell>
          <table:table-cell office:value-type="float" office:value="3535188" table:style-name="ce1">
            <text:p>3535188</text:p>
          </table:table-cell>
          <table:table-cell office:value-type="float" office:value="3708226" table:style-name="ce1">
            <text:p>3708226</text:p>
          </table:table-cell>
          <table:table-cell office:value-type="float" office:value="3852629" table:style-name="ce1">
            <text:p>3852629</text:p>
          </table:table-cell>
          <table:table-cell office:value-type="float" office:value="3931481" table:style-name="ce1">
            <text:p>3931481</text:p>
          </table:table-cell>
          <table:table-cell office:value-type="float" office:value="4012458" table:style-name="ce1">
            <text:p>4012458</text:p>
          </table:table-cell>
          <table:table-cell office:value-type="float" office:value="4094541" table:style-name="ce1">
            <text:p>4094541</text:p>
          </table:table-cell>
          <table:table-cell office:value-type="float" office:value="4178517" table:style-name="ce1">
            <text:p>4178517</text:p>
          </table:table-cell>
          <table:table-cell office:value-type="float" office:value="4257857" table:style-name="ce1">
            <text:p>4257857</text:p>
          </table:table-cell>
          <table:table-cell office:value-type="float" office:value="4335210" table:style-name="ce1">
            <text:p>4335210</text:p>
          </table:table-cell>
          <table:table-cell office:value-type="float" office:value="4407052" table:style-name="ce1">
            <text:p>4407052</text:p>
          </table:table-cell>
          <table:table-cell office:value-type="float" office:value="4476013" table:style-name="ce1">
            <text:p>4476013</text:p>
          </table:table-cell>
          <table:table-cell office:value-type="float" office:value="4540496" table:style-name="ce1">
            <text:p>4540496</text:p>
          </table:table-cell>
          <table:table-cell office:value-type="float" office:value="4596999" table:style-name="ce1">
            <text:p>4596999</text:p>
          </table:table-cell>
          <table:table-cell office:value-type="float" office:value="4648117" table:style-name="ce1">
            <text:p>4648117</text:p>
          </table:table-cell>
          <table:table-cell office:value-type="float" office:value="4695891" table:style-name="ce1">
            <text:p>4695891</text:p>
          </table:table-cell>
          <table:table-cell office:value-type="float" office:value="4741470" table:style-name="ce1">
            <text:p>4741470</text:p>
          </table:table-cell>
          <table:table-cell office:value-type="float" office:value="4783459" table:style-name="ce1">
            <text:p>4783459</text:p>
          </table:table-cell>
          <table:table-cell office:value-type="float" office:value="4827626" table:style-name="ce1">
            <text:p>4827626</text:p>
          </table:table-cell>
          <table:table-cell office:value-type="float" office:value="4889660" table:style-name="ce1">
            <text:p>4889660</text:p>
          </table:table-cell>
          <table:table-cell office:value-type="float" office:value="4961312" table:style-name="ce1">
            <text:p>4961312</text:p>
          </table:table-cell>
          <table:table-cell office:value-type="float" office:value="5040624" table:style-name="ce1">
            <text:p>5040624</text:p>
          </table:table-cell>
          <table:table-cell office:value-type="float" office:value="5124278" table:style-name="ce1">
            <text:p>5124278</text:p>
          </table:table-cell>
          <table:table-cell office:value-type="float" office:value="5210104" table:style-name="ce1">
            <text:p>5210104</text:p>
          </table:table-cell>
          <table:table-cell office:value-type="float" office:value="5299934" table:style-name="ce1">
            <text:p>5299934</text:p>
          </table:table-cell>
          <table:table-cell office:value-type="float" office:value="5393642" table:style-name="ce1">
            <text:p>5393642</text:p>
          </table:table-cell>
          <table:table-cell office:value-type="float" office:value="5491367" table:style-name="ce1">
            <text:p>5491367</text:p>
          </table:table-cell>
          <table:table-cell office:value-type="float" office:value="5597602" table:style-name="ce1">
            <text:p>5597602</text:p>
          </table:table-cell>
          <table:table-cell office:value-type="float" office:value="5704057" table:style-name="ce1">
            <text:p>5704057</text:p>
          </table:table-cell>
          <table:table-cell office:value-type="float" office:value="5800192" table:style-name="ce1">
            <text:p>5800192</text:p>
          </table:table-cell>
          <table:table-cell office:value-type="float" office:value="5886957" table:style-name="ce1">
            <text:p>5886957</text:p>
          </table:table-cell>
          <table:table-cell office:value-type="float" office:value="5966051" table:style-name="ce1">
            <text:p>5966051</text:p>
          </table:table-cell>
          <table:table-cell office:value-type="float" office:value="6041725" table:style-name="ce1">
            <text:p>6041725</text:p>
          </table:table-cell>
          <table:table-cell office:value-type="float" office:value="6117343" table:style-name="ce1">
            <text:p>6117343</text:p>
          </table:table-cell>
          <table:table-cell office:value-type="float" office:value="6193886" table:style-name="ce1">
            <text:p>6193886</text:p>
          </table:table-cell>
          <table:table-cell office:value-type="float" office:value="6267228" table:style-name="ce1">
            <text:p>6267228</text:p>
          </table:table-cell>
          <table:table-cell office:value-type="float" office:value="6337144" table:style-name="ce1">
            <text:p>6337144</text:p>
          </table:table-cell>
          <table:table-cell office:value-type="float" office:value="6403809" table:style-name="ce1">
            <text:p>6403809</text:p>
          </table:table-cell>
          <table:table-cell office:value-type="float" office:value="6457743" table:style-name="ce1">
            <text:p>6457743</text:p>
          </table:table-cell>
          <table:table-cell office:value-type="float" office:value="6493757" table:style-name="ce1">
            <text:p>6493757</text:p>
          </table:table-cell>
          <table:table-cell office:value-type="float" office:value="6518869" table:style-name="ce1">
            <text:p>6518869</text:p>
          </table:table-cell>
          <table:table-cell office:value-type="float" office:value="6543100" table:style-name="ce1">
            <text:p>6543100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Paraguay</text:p>
          </table:table-cell>
          <table:table-cell office:value-type="string" table:style-name="ce1">
            <text:p>PRY</text:p>
          </table:table-cell>
          <table:table-cell office:value-type="float" office:value="676832" table:style-name="ce1">
            <text:p>676832</text:p>
          </table:table-cell>
          <table:table-cell office:value-type="float" office:value="696753" table:style-name="ce1">
            <text:p>696753</text:p>
          </table:table-cell>
          <table:table-cell office:value-type="float" office:value="717329" table:style-name="ce1">
            <text:p>717329</text:p>
          </table:table-cell>
          <table:table-cell office:value-type="float" office:value="739480" table:style-name="ce1">
            <text:p>739480</text:p>
          </table:table-cell>
          <table:table-cell office:value-type="float" office:value="762744" table:style-name="ce1">
            <text:p>762744</text:p>
          </table:table-cell>
          <table:table-cell office:value-type="float" office:value="786782" table:style-name="ce1">
            <text:p>786782</text:p>
          </table:table-cell>
          <table:table-cell office:value-type="float" office:value="811648" table:style-name="ce1">
            <text:p>811648</text:p>
          </table:table-cell>
          <table:table-cell office:value-type="float" office:value="837322" table:style-name="ce1">
            <text:p>837322</text:p>
          </table:table-cell>
          <table:table-cell office:value-type="float" office:value="863603" table:style-name="ce1">
            <text:p>863603</text:p>
          </table:table-cell>
          <table:table-cell office:value-type="float" office:value="890236" table:style-name="ce1">
            <text:p>890236</text:p>
          </table:table-cell>
          <table:table-cell office:value-type="float" office:value="917026" table:style-name="ce1">
            <text:p>917026</text:p>
          </table:table-cell>
          <table:table-cell office:value-type="float" office:value="943913" table:style-name="ce1">
            <text:p>943913</text:p>
          </table:table-cell>
          <table:table-cell office:value-type="float" office:value="971077" table:style-name="ce1">
            <text:p>971077</text:p>
          </table:table-cell>
          <table:table-cell office:value-type="float" office:value="1008218" table:style-name="ce1">
            <text:p>1008218</text:p>
          </table:table-cell>
          <table:table-cell office:value-type="float" office:value="1047113" table:style-name="ce1">
            <text:p>1047113</text:p>
          </table:table-cell>
          <table:table-cell office:value-type="float" office:value="1087946" table:style-name="ce1">
            <text:p>1087946</text:p>
          </table:table-cell>
          <table:table-cell office:value-type="float" office:value="1130840" table:style-name="ce1">
            <text:p>1130840</text:p>
          </table:table-cell>
          <table:table-cell office:value-type="float" office:value="1175794" table:style-name="ce1">
            <text:p>1175794</text:p>
          </table:table-cell>
          <table:table-cell office:value-type="float" office:value="1223150" table:style-name="ce1">
            <text:p>1223150</text:p>
          </table:table-cell>
          <table:table-cell office:value-type="float" office:value="1273100" table:style-name="ce1">
            <text:p>1273100</text:p>
          </table:table-cell>
          <table:table-cell office:value-type="float" office:value="1325940" table:style-name="ce1">
            <text:p>1325940</text:p>
          </table:table-cell>
          <table:table-cell office:value-type="float" office:value="1381699" table:style-name="ce1">
            <text:p>1381699</text:p>
          </table:table-cell>
          <table:table-cell office:value-type="float" office:value="1440454" table:style-name="ce1">
            <text:p>1440454</text:p>
          </table:table-cell>
          <table:table-cell office:value-type="float" office:value="1508037" table:style-name="ce1">
            <text:p>1508037</text:p>
          </table:table-cell>
          <table:table-cell office:value-type="float" office:value="1578622" table:style-name="ce1">
            <text:p>1578622</text:p>
          </table:table-cell>
          <table:table-cell office:value-type="float" office:value="1651697" table:style-name="ce1">
            <text:p>1651697</text:p>
          </table:table-cell>
          <table:table-cell office:value-type="float" office:value="1727269" table:style-name="ce1">
            <text:p>1727269</text:p>
          </table:table-cell>
          <table:table-cell office:value-type="float" office:value="1805289" table:style-name="ce1">
            <text:p>1805289</text:p>
          </table:table-cell>
          <table:table-cell office:value-type="float" office:value="1885602" table:style-name="ce1">
            <text:p>1885602</text:p>
          </table:table-cell>
          <table:table-cell office:value-type="float" office:value="1967783" table:style-name="ce1">
            <text:p>1967783</text:p>
          </table:table-cell>
          <table:table-cell office:value-type="float" office:value="2051839" table:style-name="ce1">
            <text:p>2051839</text:p>
          </table:table-cell>
          <table:table-cell office:value-type="float" office:value="2137447" table:style-name="ce1">
            <text:p>2137447</text:p>
          </table:table-cell>
          <table:table-cell office:value-type="float" office:value="2224614" table:style-name="ce1">
            <text:p>2224614</text:p>
          </table:table-cell>
          <table:table-cell office:value-type="float" office:value="2309285" table:style-name="ce1">
            <text:p>2309285</text:p>
          </table:table-cell>
          <table:table-cell office:value-type="float" office:value="2394821" table:style-name="ce1">
            <text:p>2394821</text:p>
          </table:table-cell>
          <table:table-cell office:value-type="float" office:value="2481880" table:style-name="ce1">
            <text:p>2481880</text:p>
          </table:table-cell>
          <table:table-cell office:value-type="float" office:value="2570461" table:style-name="ce1">
            <text:p>2570461</text:p>
          </table:table-cell>
          <table:table-cell office:value-type="float" office:value="2660202" table:style-name="ce1">
            <text:p>2660202</text:p>
          </table:table-cell>
          <table:table-cell office:value-type="float" office:value="2750973" table:style-name="ce1">
            <text:p>2750973</text:p>
          </table:table-cell>
          <table:table-cell office:value-type="float" office:value="2842360" table:style-name="ce1">
            <text:p>2842360</text:p>
          </table:table-cell>
          <table:table-cell office:value-type="float" office:value="2934039" table:style-name="ce1">
            <text:p>2934039</text:p>
          </table:table-cell>
          <table:table-cell office:value-type="float" office:value="3025872" table:style-name="ce1">
            <text:p>3025872</text:p>
          </table:table-cell>
          <table:table-cell office:value-type="float" office:value="3117876" table:style-name="ce1">
            <text:p>3117876</text:p>
          </table:table-cell>
          <table:table-cell office:value-type="float" office:value="3190530" table:style-name="ce1">
            <text:p>3190530</text:p>
          </table:table-cell>
          <table:table-cell office:value-type="float" office:value="3258092" table:style-name="ce1">
            <text:p>3258092</text:p>
          </table:table-cell>
          <table:table-cell office:value-type="float" office:value="3323715" table:style-name="ce1">
            <text:p>3323715</text:p>
          </table:table-cell>
          <table:table-cell office:value-type="float" office:value="3387197" table:style-name="ce1">
            <text:p>3387197</text:p>
          </table:table-cell>
          <table:table-cell office:value-type="float" office:value="3448798" table:style-name="ce1">
            <text:p>3448798</text:p>
          </table:table-cell>
          <table:table-cell office:value-type="float" office:value="3509392" table:style-name="ce1">
            <text:p>3509392</text:p>
          </table:table-cell>
          <table:table-cell office:value-type="float" office:value="3570084" table:style-name="ce1">
            <text:p>3570084</text:p>
          </table:table-cell>
          <table:table-cell office:value-type="float" office:value="3631971" table:style-name="ce1">
            <text:p>3631971</text:p>
          </table:table-cell>
          <table:table-cell office:value-type="float" office:value="3695320" table:style-name="ce1">
            <text:p>3695320</text:p>
          </table:table-cell>
          <table:table-cell office:value-type="float" office:value="3759878" table:style-name="ce1">
            <text:p>3759878</text:p>
          </table:table-cell>
          <table:table-cell office:value-type="float" office:value="3825995" table:style-name="ce1">
            <text:p>3825995</text:p>
          </table:table-cell>
          <table:table-cell office:value-type="float" office:value="3893244" table:style-name="ce1">
            <text:p>3893244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Pacific island small states</text:p>
          </table:table-cell>
          <table:table-cell office:value-type="string" table:style-name="ce1">
            <text:p>PSS</text:p>
          </table:table-cell>
          <table:table-cell office:value-type="float" office:value="189880" table:style-name="ce1">
            <text:p>189880</text:p>
          </table:table-cell>
          <table:table-cell office:value-type="float" office:value="199912" table:style-name="ce1">
            <text:p>199912</text:p>
          </table:table-cell>
          <table:table-cell office:value-type="float" office:value="210638" table:style-name="ce1">
            <text:p>210638</text:p>
          </table:table-cell>
          <table:table-cell office:value-type="float" office:value="221859" table:style-name="ce1">
            <text:p>221859</text:p>
          </table:table-cell>
          <table:table-cell office:value-type="float" office:value="233340" table:style-name="ce1">
            <text:p>233340</text:p>
          </table:table-cell>
          <table:table-cell office:value-type="float" office:value="244848" table:style-name="ce1">
            <text:p>244848</text:p>
          </table:table-cell>
          <table:table-cell office:value-type="float" office:value="256336" table:style-name="ce1">
            <text:p>256336</text:p>
          </table:table-cell>
          <table:table-cell office:value-type="float" office:value="266940" table:style-name="ce1">
            <text:p>266940</text:p>
          </table:table-cell>
          <table:table-cell office:value-type="float" office:value="277449" table:style-name="ce1">
            <text:p>277449</text:p>
          </table:table-cell>
          <table:table-cell office:value-type="float" office:value="288137" table:style-name="ce1">
            <text:p>288137</text:p>
          </table:table-cell>
          <table:table-cell office:value-type="float" office:value="298860" table:style-name="ce1">
            <text:p>298860</text:p>
          </table:table-cell>
          <table:table-cell office:value-type="float" office:value="309415" table:style-name="ce1">
            <text:p>309415</text:p>
          </table:table-cell>
          <table:table-cell office:value-type="float" office:value="319934" table:style-name="ce1">
            <text:p>319934</text:p>
          </table:table-cell>
          <table:table-cell office:value-type="float" office:value="330532" table:style-name="ce1">
            <text:p>330532</text:p>
          </table:table-cell>
          <table:table-cell office:value-type="float" office:value="340398" table:style-name="ce1">
            <text:p>340398</text:p>
          </table:table-cell>
          <table:table-cell office:value-type="float" office:value="350165" table:style-name="ce1">
            <text:p>350165</text:p>
          </table:table-cell>
          <table:table-cell office:value-type="float" office:value="360250" table:style-name="ce1">
            <text:p>360250</text:p>
          </table:table-cell>
          <table:table-cell office:value-type="float" office:value="369666" table:style-name="ce1">
            <text:p>369666</text:p>
          </table:table-cell>
          <table:table-cell office:value-type="float" office:value="379197" table:style-name="ce1">
            <text:p>379197</text:p>
          </table:table-cell>
          <table:table-cell office:value-type="float" office:value="389330" table:style-name="ce1">
            <text:p>389330</text:p>
          </table:table-cell>
          <table:table-cell office:value-type="float" office:value="400284" table:style-name="ce1">
            <text:p>400284</text:p>
          </table:table-cell>
          <table:table-cell office:value-type="float" office:value="412568" table:style-name="ce1">
            <text:p>412568</text:p>
          </table:table-cell>
          <table:table-cell office:value-type="float" office:value="425821" table:style-name="ce1">
            <text:p>425821</text:p>
          </table:table-cell>
          <table:table-cell office:value-type="float" office:value="439369" table:style-name="ce1">
            <text:p>439369</text:p>
          </table:table-cell>
          <table:table-cell office:value-type="float" office:value="452369" table:style-name="ce1">
            <text:p>452369</text:p>
          </table:table-cell>
          <table:table-cell office:value-type="float" office:value="464227" table:style-name="ce1">
            <text:p>464227</text:p>
          </table:table-cell>
          <table:table-cell office:value-type="float" office:value="474676" table:style-name="ce1">
            <text:p>474676</text:p>
          </table:table-cell>
          <table:table-cell office:value-type="float" office:value="486964" table:style-name="ce1">
            <text:p>486964</text:p>
          </table:table-cell>
          <table:table-cell office:value-type="float" office:value="499080" table:style-name="ce1">
            <text:p>499080</text:p>
          </table:table-cell>
          <table:table-cell office:value-type="float" office:value="511404" table:style-name="ce1">
            <text:p>511404</text:p>
          </table:table-cell>
          <table:table-cell office:value-type="float" office:value="524551" table:style-name="ce1">
            <text:p>524551</text:p>
          </table:table-cell>
          <table:table-cell office:value-type="float" office:value="539053" table:style-name="ce1">
            <text:p>539053</text:p>
          </table:table-cell>
          <table:table-cell office:value-type="float" office:value="554746" table:style-name="ce1">
            <text:p>554746</text:p>
          </table:table-cell>
          <table:table-cell office:value-type="float" office:value="571217" table:style-name="ce1">
            <text:p>571217</text:p>
          </table:table-cell>
          <table:table-cell office:value-type="float" office:value="587838" table:style-name="ce1">
            <text:p>587838</text:p>
          </table:table-cell>
          <table:table-cell office:value-type="float" office:value="603662" table:style-name="ce1">
            <text:p>603662</text:p>
          </table:table-cell>
          <table:table-cell office:value-type="float" office:value="619390" table:style-name="ce1">
            <text:p>619390</text:p>
          </table:table-cell>
          <table:table-cell office:value-type="float" office:value="632448" table:style-name="ce1">
            <text:p>632448</text:p>
          </table:table-cell>
          <table:table-cell office:value-type="float" office:value="644667" table:style-name="ce1">
            <text:p>644667</text:p>
          </table:table-cell>
          <table:table-cell office:value-type="float" office:value="656470" table:style-name="ce1">
            <text:p>656470</text:p>
          </table:table-cell>
          <table:table-cell office:value-type="float" office:value="668508" table:style-name="ce1">
            <text:p>668508</text:p>
          </table:table-cell>
          <table:table-cell office:value-type="float" office:value="680249" table:style-name="ce1">
            <text:p>680249</text:p>
          </table:table-cell>
          <table:table-cell office:value-type="float" office:value="690726" table:style-name="ce1">
            <text:p>690726</text:p>
          </table:table-cell>
          <table:table-cell office:value-type="float" office:value="701039" table:style-name="ce1">
            <text:p>701039</text:p>
          </table:table-cell>
          <table:table-cell office:value-type="float" office:value="712003" table:style-name="ce1">
            <text:p>712003</text:p>
          </table:table-cell>
          <table:table-cell office:value-type="float" office:value="724031" table:style-name="ce1">
            <text:p>724031</text:p>
          </table:table-cell>
          <table:table-cell office:value-type="float" office:value="737354" table:style-name="ce1">
            <text:p>737354</text:p>
          </table:table-cell>
          <table:table-cell office:value-type="float" office:value="751875" table:style-name="ce1">
            <text:p>751875</text:p>
          </table:table-cell>
          <table:table-cell office:value-type="float" office:value="767299" table:style-name="ce1">
            <text:p>767299</text:p>
          </table:table-cell>
          <table:table-cell office:value-type="float" office:value="783065" table:style-name="ce1">
            <text:p>783065</text:p>
          </table:table-cell>
          <table:table-cell office:value-type="float" office:value="798840" table:style-name="ce1">
            <text:p>798840</text:p>
          </table:table-cell>
          <table:table-cell office:value-type="float" office:value="814479" table:style-name="ce1">
            <text:p>814479</text:p>
          </table:table-cell>
          <table:table-cell office:value-type="float" office:value="830056" table:style-name="ce1">
            <text:p>830056</text:p>
          </table:table-cell>
          <table:table-cell office:value-type="float" office:value="845646" table:style-name="ce1">
            <text:p>845646</text:p>
          </table:table-cell>
          <table:table-cell office:value-type="float" office:value="861308" table:style-name="ce1">
            <text:p>86130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French Polynesia</text:p>
          </table:table-cell>
          <table:table-cell office:value-type="string" table:style-name="ce1">
            <text:p>PYF</text:p>
          </table:table-cell>
          <table:table-cell office:value-type="float" office:value="33014" table:style-name="ce1">
            <text:p>33014</text:p>
          </table:table-cell>
          <table:table-cell office:value-type="float" office:value="34879" table:style-name="ce1">
            <text:p>34879</text:p>
          </table:table-cell>
          <table:table-cell office:value-type="float" office:value="36942" table:style-name="ce1">
            <text:p>36942</text:p>
          </table:table-cell>
          <table:table-cell office:value-type="float" office:value="39415" table:style-name="ce1">
            <text:p>39415</text:p>
          </table:table-cell>
          <table:table-cell office:value-type="float" office:value="42166" table:style-name="ce1">
            <text:p>42166</text:p>
          </table:table-cell>
          <table:table-cell office:value-type="float" office:value="45018" table:style-name="ce1">
            <text:p>45018</text:p>
          </table:table-cell>
          <table:table-cell office:value-type="float" office:value="47957" table:style-name="ce1">
            <text:p>47957</text:p>
          </table:table-cell>
          <table:table-cell office:value-type="float" office:value="50995" table:style-name="ce1">
            <text:p>50995</text:p>
          </table:table-cell>
          <table:table-cell office:value-type="float" office:value="54153" table:style-name="ce1">
            <text:p>54153</text:p>
          </table:table-cell>
          <table:table-cell office:value-type="float" office:value="57461" table:style-name="ce1">
            <text:p>57461</text:p>
          </table:table-cell>
          <table:table-cell office:value-type="float" office:value="60952" table:style-name="ce1">
            <text:p>60952</text:p>
          </table:table-cell>
          <table:table-cell office:value-type="float" office:value="64246" table:style-name="ce1">
            <text:p>64246</text:p>
          </table:table-cell>
          <table:table-cell office:value-type="float" office:value="67085" table:style-name="ce1">
            <text:p>67085</text:p>
          </table:table-cell>
          <table:table-cell office:value-type="float" office:value="70025" table:style-name="ce1">
            <text:p>70025</text:p>
          </table:table-cell>
          <table:table-cell office:value-type="float" office:value="73034" table:style-name="ce1">
            <text:p>73034</text:p>
          </table:table-cell>
          <table:table-cell office:value-type="float" office:value="76088" table:style-name="ce1">
            <text:p>76088</text:p>
          </table:table-cell>
          <table:table-cell office:value-type="float" office:value="79175" table:style-name="ce1">
            <text:p>79175</text:p>
          </table:table-cell>
          <table:table-cell office:value-type="float" office:value="82169" table:style-name="ce1">
            <text:p>82169</text:p>
          </table:table-cell>
          <table:table-cell office:value-type="float" office:value="84554" table:style-name="ce1">
            <text:p>84554</text:p>
          </table:table-cell>
          <table:table-cell office:value-type="float" office:value="86993" table:style-name="ce1">
            <text:p>86993</text:p>
          </table:table-cell>
          <table:table-cell office:value-type="float" office:value="89509" table:style-name="ce1">
            <text:p>89509</text:p>
          </table:table-cell>
          <table:table-cell office:value-type="float" office:value="92100" table:style-name="ce1">
            <text:p>92100</text:p>
          </table:table-cell>
          <table:table-cell office:value-type="float" office:value="94747" table:style-name="ce1">
            <text:p>94747</text:p>
          </table:table-cell>
          <table:table-cell office:value-type="float" office:value="97439" table:style-name="ce1">
            <text:p>97439</text:p>
          </table:table-cell>
          <table:table-cell office:value-type="float" office:value="100100" table:style-name="ce1">
            <text:p>100100</text:p>
          </table:table-cell>
          <table:table-cell office:value-type="float" office:value="102740" table:style-name="ce1">
            <text:p>102740</text:p>
          </table:table-cell>
          <table:table-cell office:value-type="float" office:value="105398" table:style-name="ce1">
            <text:p>105398</text:p>
          </table:table-cell>
          <table:table-cell office:value-type="float" office:value="108064" table:style-name="ce1">
            <text:p>108064</text:p>
          </table:table-cell>
          <table:table-cell office:value-type="float" office:value="110658" table:style-name="ce1">
            <text:p>110658</text:p>
          </table:table-cell>
          <table:table-cell office:value-type="float" office:value="112864" table:style-name="ce1">
            <text:p>112864</text:p>
          </table:table-cell>
          <table:table-cell office:value-type="float" office:value="114777" table:style-name="ce1">
            <text:p>114777</text:p>
          </table:table-cell>
          <table:table-cell office:value-type="float" office:value="116396" table:style-name="ce1">
            <text:p>116396</text:p>
          </table:table-cell>
          <table:table-cell office:value-type="float" office:value="117767" table:style-name="ce1">
            <text:p>117767</text:p>
          </table:table-cell>
          <table:table-cell office:value-type="float" office:value="119026" table:style-name="ce1">
            <text:p>119026</text:p>
          </table:table-cell>
          <table:table-cell office:value-type="float" office:value="120355" table:style-name="ce1">
            <text:p>120355</text:p>
          </table:table-cell>
          <table:table-cell office:value-type="float" office:value="121885" table:style-name="ce1">
            <text:p>121885</text:p>
          </table:table-cell>
          <table:table-cell office:value-type="float" office:value="123660" table:style-name="ce1">
            <text:p>123660</text:p>
          </table:table-cell>
          <table:table-cell office:value-type="float" office:value="125940" table:style-name="ce1">
            <text:p>125940</text:p>
          </table:table-cell>
          <table:table-cell office:value-type="float" office:value="128388" table:style-name="ce1">
            <text:p>128388</text:p>
          </table:table-cell>
          <table:table-cell office:value-type="float" office:value="130791" table:style-name="ce1">
            <text:p>130791</text:p>
          </table:table-cell>
          <table:table-cell office:value-type="float" office:value="133038" table:style-name="ce1">
            <text:p>133038</text:p>
          </table:table-cell>
          <table:table-cell office:value-type="float" office:value="135112" table:style-name="ce1">
            <text:p>135112</text:p>
          </table:table-cell>
          <table:table-cell office:value-type="float" office:value="137037" table:style-name="ce1">
            <text:p>137037</text:p>
          </table:table-cell>
          <table:table-cell office:value-type="float" office:value="139252" table:style-name="ce1">
            <text:p>139252</text:p>
          </table:table-cell>
          <table:table-cell office:value-type="float" office:value="141588" table:style-name="ce1">
            <text:p>141588</text:p>
          </table:table-cell>
          <table:table-cell office:value-type="float" office:value="143821" table:style-name="ce1">
            <text:p>143821</text:p>
          </table:table-cell>
          <table:table-cell office:value-type="float" office:value="145940" table:style-name="ce1">
            <text:p>145940</text:p>
          </table:table-cell>
          <table:table-cell office:value-type="float" office:value="147945" table:style-name="ce1">
            <text:p>147945</text:p>
          </table:table-cell>
          <table:table-cell office:value-type="float" office:value="149151" table:style-name="ce1">
            <text:p>149151</text:p>
          </table:table-cell>
          <table:table-cell office:value-type="float" office:value="150244" table:style-name="ce1">
            <text:p>150244</text:p>
          </table:table-cell>
          <table:table-cell office:value-type="float" office:value="151400" table:style-name="ce1">
            <text:p>151400</text:p>
          </table:table-cell>
          <table:table-cell office:value-type="float" office:value="152628" table:style-name="ce1">
            <text:p>152628</text:p>
          </table:table-cell>
          <table:table-cell office:value-type="float" office:value="153911" table:style-name="ce1">
            <text:p>153911</text:p>
          </table:table-cell>
          <table:table-cell office:value-type="float" office:value="155235" table:style-name="ce1">
            <text:p>155235</text:p>
          </table:table-cell>
          <table:table-cell office:value-type="float" office:value="156610" table:style-name="ce1">
            <text:p>156610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Qatar</text:p>
          </table:table-cell>
          <table:table-cell office:value-type="string" table:style-name="ce1">
            <text:p>QAT</text:p>
          </table:table-cell>
          <table:table-cell office:value-type="float" office:value="40343" table:style-name="ce1">
            <text:p>40343</text:p>
          </table:table-cell>
          <table:table-cell office:value-type="float" office:value="44008" table:style-name="ce1">
            <text:p>44008</text:p>
          </table:table-cell>
          <table:table-cell office:value-type="float" office:value="48378" table:style-name="ce1">
            <text:p>48378</text:p>
          </table:table-cell>
          <table:table-cell office:value-type="float" office:value="53325" table:style-name="ce1">
            <text:p>53325</text:p>
          </table:table-cell>
          <table:table-cell office:value-type="float" office:value="58565" table:style-name="ce1">
            <text:p>58565</text:p>
          </table:table-cell>
          <table:table-cell office:value-type="float" office:value="64022" table:style-name="ce1">
            <text:p>64022</text:p>
          </table:table-cell>
          <table:table-cell office:value-type="float" office:value="69627" table:style-name="ce1">
            <text:p>69627</text:p>
          </table:table-cell>
          <table:table-cell office:value-type="float" office:value="75467" table:style-name="ce1">
            <text:p>75467</text:p>
          </table:table-cell>
          <table:table-cell office:value-type="float" office:value="81736" table:style-name="ce1">
            <text:p>81736</text:p>
          </table:table-cell>
          <table:table-cell office:value-type="float" office:value="88717" table:style-name="ce1">
            <text:p>88717</text:p>
          </table:table-cell>
          <table:table-cell office:value-type="float" office:value="96597" table:style-name="ce1">
            <text:p>96597</text:p>
          </table:table-cell>
          <table:table-cell office:value-type="float" office:value="105652" table:style-name="ce1">
            <text:p>105652</text:p>
          </table:table-cell>
          <table:table-cell office:value-type="float" office:value="115616" table:style-name="ce1">
            <text:p>115616</text:p>
          </table:table-cell>
          <table:table-cell office:value-type="float" office:value="126131" table:style-name="ce1">
            <text:p>126131</text:p>
          </table:table-cell>
          <table:table-cell office:value-type="float" office:value="136440" table:style-name="ce1">
            <text:p>136440</text:p>
          </table:table-cell>
          <table:table-cell office:value-type="float" office:value="146107" table:style-name="ce1">
            <text:p>146107</text:p>
          </table:table-cell>
          <table:table-cell office:value-type="float" office:value="154619" table:style-name="ce1">
            <text:p>154619</text:p>
          </table:table-cell>
          <table:table-cell office:value-type="float" office:value="162419" table:style-name="ce1">
            <text:p>162419</text:p>
          </table:table-cell>
          <table:table-cell office:value-type="float" office:value="171155" table:style-name="ce1">
            <text:p>171155</text:p>
          </table:table-cell>
          <table:table-cell office:value-type="float" office:value="183098" table:style-name="ce1">
            <text:p>183098</text:p>
          </table:table-cell>
          <table:table-cell office:value-type="float" office:value="199918" table:style-name="ce1">
            <text:p>199918</text:p>
          </table:table-cell>
          <table:table-cell office:value-type="float" office:value="222042" table:style-name="ce1">
            <text:p>222042</text:p>
          </table:table-cell>
          <table:table-cell office:value-type="float" office:value="248583" table:style-name="ce1">
            <text:p>248583</text:p>
          </table:table-cell>
          <table:table-cell office:value-type="float" office:value="277764" table:style-name="ce1">
            <text:p>277764</text:p>
          </table:table-cell>
          <table:table-cell office:value-type="float" office:value="307007" table:style-name="ce1">
            <text:p>307007</text:p>
          </table:table-cell>
          <table:table-cell office:value-type="float" office:value="334335" table:style-name="ce1">
            <text:p>334335</text:p>
          </table:table-cell>
          <table:table-cell office:value-type="float" office:value="360087" table:style-name="ce1">
            <text:p>360087</text:p>
          </table:table-cell>
          <table:table-cell office:value-type="float" office:value="385465" table:style-name="ce1">
            <text:p>385465</text:p>
          </table:table-cell>
          <table:table-cell office:value-type="float" office:value="408122" table:style-name="ce1">
            <text:p>408122</text:p>
          </table:table-cell>
          <table:table-cell office:value-type="float" office:value="427161" table:style-name="ce1">
            <text:p>427161</text:p>
          </table:table-cell>
          <table:table-cell office:value-type="float" office:value="442105" table:style-name="ce1">
            <text:p>442105</text:p>
          </table:table-cell>
          <table:table-cell office:value-type="float" office:value="452568" table:style-name="ce1">
            <text:p>452568</text:p>
          </table:table-cell>
          <table:table-cell office:value-type="float" office:value="459127" table:style-name="ce1">
            <text:p>459127</text:p>
          </table:table-cell>
          <table:table-cell office:value-type="float" office:value="463592" table:style-name="ce1">
            <text:p>463592</text:p>
          </table:table-cell>
          <table:table-cell office:value-type="float" office:value="468509" table:style-name="ce1">
            <text:p>468509</text:p>
          </table:table-cell>
          <table:table-cell office:value-type="float" office:value="475958" table:style-name="ce1">
            <text:p>475958</text:p>
          </table:table-cell>
          <table:table-cell office:value-type="float" office:value="488093" table:style-name="ce1">
            <text:p>488093</text:p>
          </table:table-cell>
          <table:table-cell office:value-type="float" office:value="505283" table:style-name="ce1">
            <text:p>505283</text:p>
          </table:table-cell>
          <table:table-cell office:value-type="float" office:value="526059" table:style-name="ce1">
            <text:p>526059</text:p>
          </table:table-cell>
          <table:table-cell office:value-type="float" office:value="548416" table:style-name="ce1">
            <text:p>548416</text:p>
          </table:table-cell>
          <table:table-cell office:value-type="float" office:value="571561" table:style-name="ce1">
            <text:p>571561</text:p>
          </table:table-cell>
          <table:table-cell office:value-type="float" office:value="592277" table:style-name="ce1">
            <text:p>592277</text:p>
          </table:table-cell>
          <table:table-cell office:value-type="float" office:value="613402" table:style-name="ce1">
            <text:p>613402</text:p>
          </table:table-cell>
          <table:table-cell office:value-type="float" office:value="647238" table:style-name="ce1">
            <text:p>647238</text:p>
          </table:table-cell>
          <table:table-cell office:value-type="float" office:value="710902" table:style-name="ce1">
            <text:p>710902</text:p>
          </table:table-cell>
          <table:table-cell office:value-type="float" office:value="815574" table:style-name="ce1">
            <text:p>815574</text:p>
          </table:table-cell>
          <table:table-cell office:value-type="float" office:value="966247" table:style-name="ce1">
            <text:p>966247</text:p>
          </table:table-cell>
          <table:table-cell office:value-type="float" office:value="1155647" table:style-name="ce1">
            <text:p>1155647</text:p>
          </table:table-cell>
          <table:table-cell office:value-type="float" office:value="1364808" table:style-name="ce1">
            <text:p>1364808</text:p>
          </table:table-cell>
          <table:table-cell office:value-type="float" office:value="1566806" table:style-name="ce1">
            <text:p>1566806</text:p>
          </table:table-cell>
          <table:table-cell office:value-type="float" office:value="1741767" table:style-name="ce1">
            <text:p>1741767</text:p>
          </table:table-cell>
          <table:table-cell office:value-type="float" office:value="1882800" table:style-name="ce1">
            <text:p>1882800</text:p>
          </table:table-cell>
          <table:table-cell office:value-type="float" office:value="1994379" table:style-name="ce1">
            <text:p>1994379</text:p>
          </table:table-cell>
          <table:table-cell office:value-type="float" office:value="2081557" table:style-name="ce1">
            <text:p>2081557</text:p>
          </table:table-cell>
          <table:table-cell office:value-type="float" office:value="2153798" table:style-name="ce1">
            <text:p>215379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Romania</text:p>
          </table:table-cell>
          <table:table-cell office:value-type="string" table:style-name="ce1">
            <text:p>ROU</text:p>
          </table:table-cell>
          <table:table-cell office:value-type="float" office:value="6296818" table:style-name="ce1">
            <text:p>6296818</text:p>
          </table:table-cell>
          <table:table-cell office:value-type="float" office:value="6474669" table:style-name="ce1">
            <text:p>6474669</text:p>
          </table:table-cell>
          <table:table-cell office:value-type="float" office:value="6646237" table:style-name="ce1">
            <text:p>6646237</text:p>
          </table:table-cell>
          <table:table-cell office:value-type="float" office:value="6820612" table:style-name="ce1">
            <text:p>6820612</text:p>
          </table:table-cell>
          <table:table-cell office:value-type="float" office:value="6997996" table:style-name="ce1">
            <text:p>6997996</text:p>
          </table:table-cell>
          <table:table-cell office:value-type="float" office:value="7174333" table:style-name="ce1">
            <text:p>7174333</text:p>
          </table:table-cell>
          <table:table-cell office:value-type="float" office:value="7368164" table:style-name="ce1">
            <text:p>7368164</text:p>
          </table:table-cell>
          <table:table-cell office:value-type="float" office:value="7586123" table:style-name="ce1">
            <text:p>7586123</text:p>
          </table:table-cell>
          <table:table-cell office:value-type="float" office:value="7786878" table:style-name="ce1">
            <text:p>7786878</text:p>
          </table:table-cell>
          <table:table-cell office:value-type="float" office:value="7968040" table:style-name="ce1">
            <text:p>7968040</text:p>
          </table:table-cell>
          <table:table-cell office:value-type="float" office:value="8164758" table:style-name="ce1">
            <text:p>8164758</text:p>
          </table:table-cell>
          <table:table-cell office:value-type="float" office:value="8352002" table:style-name="ce1">
            <text:p>8352002</text:p>
          </table:table-cell>
          <table:table-cell office:value-type="float" office:value="8535661" table:style-name="ce1">
            <text:p>8535661</text:p>
          </table:table-cell>
          <table:table-cell office:value-type="float" office:value="8713690" table:style-name="ce1">
            <text:p>8713690</text:p>
          </table:table-cell>
          <table:table-cell office:value-type="float" office:value="8900706" table:style-name="ce1">
            <text:p>8900706</text:p>
          </table:table-cell>
          <table:table-cell office:value-type="float" office:value="9120255" table:style-name="ce1">
            <text:p>9120255</text:p>
          </table:table-cell>
          <table:table-cell office:value-type="float" office:value="9340263" table:style-name="ce1">
            <text:p>9340263</text:p>
          </table:table-cell>
          <table:table-cell office:value-type="float" office:value="9560064" table:style-name="ce1">
            <text:p>9560064</text:p>
          </table:table-cell>
          <table:table-cell office:value-type="float" office:value="9801109" table:style-name="ce1">
            <text:p>9801109</text:p>
          </table:table-cell>
          <table:table-cell office:value-type="float" office:value="10019804" table:style-name="ce1">
            <text:p>10019804</text:p>
          </table:table-cell>
          <table:table-cell office:value-type="float" office:value="10247190" table:style-name="ce1">
            <text:p>10247190</text:p>
          </table:table-cell>
          <table:table-cell office:value-type="float" office:value="10486040" table:style-name="ce1">
            <text:p>10486040</text:p>
          </table:table-cell>
          <table:table-cell office:value-type="float" office:value="10693684" table:style-name="ce1">
            <text:p>10693684</text:p>
          </table:table-cell>
          <table:table-cell office:value-type="float" office:value="10890056" table:style-name="ce1">
            <text:p>10890056</text:p>
          </table:table-cell>
          <table:table-cell office:value-type="float" office:value="11084645" table:style-name="ce1">
            <text:p>11084645</text:p>
          </table:table-cell>
          <table:table-cell office:value-type="float" office:value="11296022" table:style-name="ce1">
            <text:p>11296022</text:p>
          </table:table-cell>
          <table:table-cell office:value-type="float" office:value="11511242" table:style-name="ce1">
            <text:p>11511242</text:p>
          </table:table-cell>
          <table:table-cell office:value-type="float" office:value="11720962" table:style-name="ce1">
            <text:p>11720962</text:p>
          </table:table-cell>
          <table:table-cell office:value-type="float" office:value="11941563" table:style-name="ce1">
            <text:p>11941563</text:p>
          </table:table-cell>
          <table:table-cell office:value-type="float" office:value="12160692" table:style-name="ce1">
            <text:p>12160692</text:p>
          </table:table-cell>
          <table:table-cell office:value-type="float" office:value="12347321" table:style-name="ce1">
            <text:p>12347321</text:p>
          </table:table-cell>
          <table:table-cell office:value-type="float" office:value="12404523" table:style-name="ce1">
            <text:p>12404523</text:p>
          </table:table-cell>
          <table:table-cell office:value-type="float" office:value="12360656" table:style-name="ce1">
            <text:p>12360656</text:p>
          </table:table-cell>
          <table:table-cell office:value-type="float" office:value="12309016" table:style-name="ce1">
            <text:p>12309016</text:p>
          </table:table-cell>
          <table:table-cell office:value-type="float" office:value="12256584" table:style-name="ce1">
            <text:p>12256584</text:p>
          </table:table-cell>
          <table:table-cell office:value-type="float" office:value="12197105" table:style-name="ce1">
            <text:p>12197105</text:p>
          </table:table-cell>
          <table:table-cell office:value-type="float" office:value="12127405" table:style-name="ce1">
            <text:p>12127405</text:p>
          </table:table-cell>
          <table:table-cell office:value-type="float" office:value="12058033" table:style-name="ce1">
            <text:p>12058033</text:p>
          </table:table-cell>
          <table:table-cell office:value-type="float" office:value="11998890" table:style-name="ce1">
            <text:p>11998890</text:p>
          </table:table-cell>
          <table:table-cell office:value-type="float" office:value="11945687" table:style-name="ce1">
            <text:p>11945687</text:p>
          </table:table-cell>
          <table:table-cell office:value-type="float" office:value="11895672" table:style-name="ce1">
            <text:p>11895672</text:p>
          </table:table-cell>
          <table:table-cell office:value-type="float" office:value="11697189" table:style-name="ce1">
            <text:p>11697189</text:p>
          </table:table-cell>
          <table:table-cell office:value-type="float" office:value="11469356" table:style-name="ce1">
            <text:p>11469356</text:p>
          </table:table-cell>
          <table:table-cell office:value-type="float" office:value="11415407" table:style-name="ce1">
            <text:p>11415407</text:p>
          </table:table-cell>
          <table:table-cell office:value-type="float" office:value="11378651" table:style-name="ce1">
            <text:p>11378651</text:p>
          </table:table-cell>
          <table:table-cell office:value-type="float" office:value="11336529" table:style-name="ce1">
            <text:p>11336529</text:p>
          </table:table-cell>
          <table:table-cell office:value-type="float" office:value="11297334" table:style-name="ce1">
            <text:p>11297334</text:p>
          </table:table-cell>
          <table:table-cell office:value-type="float" office:value="11159030" table:style-name="ce1">
            <text:p>11159030</text:p>
          </table:table-cell>
          <table:table-cell office:value-type="float" office:value="11001524" table:style-name="ce1">
            <text:p>11001524</text:p>
          </table:table-cell>
          <table:table-cell office:value-type="float" office:value="10936933" table:style-name="ce1">
            <text:p>10936933</text:p>
          </table:table-cell>
          <table:table-cell office:value-type="float" office:value="10898688" table:style-name="ce1">
            <text:p>10898688</text:p>
          </table:table-cell>
          <table:table-cell office:value-type="float" office:value="10871606" table:style-name="ce1">
            <text:p>10871606</text:p>
          </table:table-cell>
          <table:table-cell office:value-type="float" office:value="10849592" table:style-name="ce1">
            <text:p>10849592</text:p>
          </table:table-cell>
          <table:table-cell office:value-type="float" office:value="10838156" table:style-name="ce1">
            <text:p>10838156</text:p>
          </table:table-cell>
          <table:table-cell office:value-type="float" office:value="10826579" table:style-name="ce1">
            <text:p>1082657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Russian Federation</text:p>
          </table:table-cell>
          <table:table-cell office:value-type="string" table:style-name="ce1">
            <text:p>RUS</text:p>
          </table:table-cell>
          <table:table-cell office:value-type="float" office:value="64421857" table:style-name="ce1">
            <text:p>64421857</text:p>
          </table:table-cell>
          <table:table-cell office:value-type="float" office:value="66226377" table:style-name="ce1">
            <text:p>66226377</text:p>
          </table:table-cell>
          <table:table-cell office:value-type="float" office:value="68060071" table:style-name="ce1">
            <text:p>68060071</text:p>
          </table:table-cell>
          <table:table-cell office:value-type="float" office:value="69923357" table:style-name="ce1">
            <text:p>69923357</text:p>
          </table:table-cell>
          <table:table-cell office:value-type="float" office:value="71815164" table:style-name="ce1">
            <text:p>71815164</text:p>
          </table:table-cell>
          <table:table-cell office:value-type="float" office:value="73731369" table:style-name="ce1">
            <text:p>73731369</text:p>
          </table:table-cell>
          <table:table-cell office:value-type="float" office:value="75267305" table:style-name="ce1">
            <text:p>75267305</text:p>
          </table:table-cell>
          <table:table-cell office:value-type="float" office:value="76812479" table:style-name="ce1">
            <text:p>76812479</text:p>
          </table:table-cell>
          <table:table-cell office:value-type="float" office:value="78366306" table:style-name="ce1">
            <text:p>78366306</text:p>
          </table:table-cell>
          <table:table-cell office:value-type="float" office:value="79922296" table:style-name="ce1">
            <text:p>79922296</text:p>
          </table:table-cell>
          <table:table-cell office:value-type="float" office:value="81464683" table:style-name="ce1">
            <text:p>81464683</text:p>
          </table:table-cell>
          <table:table-cell office:value-type="float" office:value="82992261" table:style-name="ce1">
            <text:p>82992261</text:p>
          </table:table-cell>
          <table:table-cell office:value-type="float" office:value="84524649" table:style-name="ce1">
            <text:p>84524649</text:p>
          </table:table-cell>
          <table:table-cell office:value-type="float" office:value="86061054" table:style-name="ce1">
            <text:p>86061054</text:p>
          </table:table-cell>
          <table:table-cell office:value-type="float" office:value="87600777" table:style-name="ce1">
            <text:p>87600777</text:p>
          </table:table-cell>
          <table:table-cell office:value-type="float" office:value="89145034" table:style-name="ce1">
            <text:p>89145034</text:p>
          </table:table-cell>
          <table:table-cell office:value-type="float" office:value="90810675" table:style-name="ce1">
            <text:p>90810675</text:p>
          </table:table-cell>
          <table:table-cell office:value-type="float" office:value="92479950" table:style-name="ce1">
            <text:p>92479950</text:p>
          </table:table-cell>
          <table:table-cell office:value-type="float" office:value="94157479" table:style-name="ce1">
            <text:p>94157479</text:p>
          </table:table-cell>
          <table:table-cell office:value-type="float" office:value="95659612" table:style-name="ce1">
            <text:p>95659612</text:p>
          </table:table-cell>
          <table:table-cell office:value-type="float" office:value="96960865" table:style-name="ce1">
            <text:p>96960865</text:p>
          </table:table-cell>
          <table:table-cell office:value-type="float" office:value="98228786" table:style-name="ce1">
            <text:p>98228786</text:p>
          </table:table-cell>
          <table:table-cell office:value-type="float" office:value="99464693" table:style-name="ce1">
            <text:p>99464693</text:p>
          </table:table-cell>
          <table:table-cell office:value-type="float" office:value="100677781" table:style-name="ce1">
            <text:p>100677781</text:p>
          </table:table-cell>
          <table:table-cell office:value-type="float" office:value="102058393" table:style-name="ce1">
            <text:p>102058393</text:p>
          </table:table-cell>
          <table:table-cell office:value-type="float" office:value="103466989" table:style-name="ce1">
            <text:p>103466989</text:p>
          </table:table-cell>
          <table:table-cell office:value-type="float" office:value="104825013" table:style-name="ce1">
            <text:p>104825013</text:p>
          </table:table-cell>
          <table:table-cell office:value-type="float" office:value="106169956" table:style-name="ce1">
            <text:p>106169956</text:p>
          </table:table-cell>
          <table:table-cell office:value-type="float" office:value="107471421" table:style-name="ce1">
            <text:p>107471421</text:p>
          </table:table-cell>
          <table:table-cell office:value-type="float" office:value="108424260" table:style-name="ce1">
            <text:p>108424260</text:p>
          </table:table-cell>
          <table:table-cell office:value-type="float" office:value="108837430" table:style-name="ce1">
            <text:p>108837430</text:p>
          </table:table-cell>
          <table:table-cell office:value-type="float" office:value="109073667" table:style-name="ce1">
            <text:p>109073667</text:p>
          </table:table-cell>
          <table:table-cell office:value-type="float" office:value="109115423" table:style-name="ce1">
            <text:p>109115423</text:p>
          </table:table-cell>
          <table:table-cell office:value-type="float" office:value="108985461" table:style-name="ce1">
            <text:p>108985461</text:p>
          </table:table-cell>
          <table:table-cell office:value-type="float" office:value="108843023" table:style-name="ce1">
            <text:p>108843023</text:p>
          </table:table-cell>
          <table:table-cell office:value-type="float" office:value="108866238" table:style-name="ce1">
            <text:p>108866238</text:p>
          </table:table-cell>
          <table:table-cell office:value-type="float" office:value="108700578" table:style-name="ce1">
            <text:p>108700578</text:p>
          </table:table-cell>
          <table:table-cell office:value-type="float" office:value="108515107" table:style-name="ce1">
            <text:p>108515107</text:p>
          </table:table-cell>
          <table:table-cell office:value-type="float" office:value="108329743" table:style-name="ce1">
            <text:p>108329743</text:p>
          </table:table-cell>
          <table:table-cell office:value-type="float" office:value="107987645" table:style-name="ce1">
            <text:p>107987645</text:p>
          </table:table-cell>
          <table:table-cell office:value-type="float" office:value="107528575" table:style-name="ce1">
            <text:p>107528575</text:p>
          </table:table-cell>
          <table:table-cell office:value-type="float" office:value="107067618" table:style-name="ce1">
            <text:p>107067618</text:p>
          </table:table-cell>
          <table:table-cell office:value-type="float" office:value="106568907" table:style-name="ce1">
            <text:p>106568907</text:p>
          </table:table-cell>
          <table:table-cell office:value-type="float" office:value="106132766" table:style-name="ce1">
            <text:p>106132766</text:p>
          </table:table-cell>
          <table:table-cell office:value-type="float" office:value="105771150" table:style-name="ce1">
            <text:p>105771150</text:p>
          </table:table-cell>
          <table:table-cell office:value-type="float" office:value="105433013" table:style-name="ce1">
            <text:p>105433013</text:p>
          </table:table-cell>
          <table:table-cell office:value-type="float" office:value="105152847" table:style-name="ce1">
            <text:p>105152847</text:p>
          </table:table-cell>
          <table:table-cell office:value-type="float" office:value="105037426" table:style-name="ce1">
            <text:p>105037426</text:p>
          </table:table-cell>
          <table:table-cell office:value-type="float" office:value="105055515" table:style-name="ce1">
            <text:p>105055515</text:p>
          </table:table-cell>
          <table:table-cell office:value-type="float" office:value="105149982" table:style-name="ce1">
            <text:p>105149982</text:p>
          </table:table-cell>
          <table:table-cell office:value-type="float" office:value="105261473" table:style-name="ce1">
            <text:p>105261473</text:p>
          </table:table-cell>
          <table:table-cell office:value-type="float" office:value="105407907" table:style-name="ce1">
            <text:p>105407907</text:p>
          </table:table-cell>
          <table:table-cell office:value-type="float" office:value="105662789" table:style-name="ce1">
            <text:p>105662789</text:p>
          </table:table-cell>
          <table:table-cell office:value-type="float" office:value="105981289" table:style-name="ce1">
            <text:p>105981289</text:p>
          </table:table-cell>
          <table:table-cell office:value-type="float" office:value="106317178" table:style-name="ce1">
            <text:p>10631717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Rwanda</text:p>
          </table:table-cell>
          <table:table-cell office:value-type="string" table:style-name="ce1">
            <text:p>RWA</text:p>
          </table:table-cell>
          <table:table-cell office:value-type="float" office:value="76269" table:style-name="ce1">
            <text:p>76269</text:p>
          </table:table-cell>
          <table:table-cell office:value-type="float" office:value="79516" table:style-name="ce1">
            <text:p>79516</text:p>
          </table:table-cell>
          <table:table-cell office:value-type="float" office:value="82671" table:style-name="ce1">
            <text:p>82671</text:p>
          </table:table-cell>
          <table:table-cell office:value-type="float" office:value="85828" table:style-name="ce1">
            <text:p>85828</text:p>
          </table:table-cell>
          <table:table-cell office:value-type="float" office:value="89287" table:style-name="ce1">
            <text:p>89287</text:p>
          </table:table-cell>
          <table:table-cell office:value-type="float" office:value="93173" table:style-name="ce1">
            <text:p>93173</text:p>
          </table:table-cell>
          <table:table-cell office:value-type="float" office:value="97647" table:style-name="ce1">
            <text:p>97647</text:p>
          </table:table-cell>
          <table:table-cell office:value-type="float" office:value="102652" table:style-name="ce1">
            <text:p>102652</text:p>
          </table:table-cell>
          <table:table-cell office:value-type="float" office:value="108146" table:style-name="ce1">
            <text:p>108146</text:p>
          </table:table-cell>
          <table:table-cell office:value-type="float" office:value="113914" table:style-name="ce1">
            <text:p>113914</text:p>
          </table:table-cell>
          <table:table-cell office:value-type="float" office:value="119920" table:style-name="ce1">
            <text:p>119920</text:p>
          </table:table-cell>
          <table:table-cell office:value-type="float" office:value="129048" table:style-name="ce1">
            <text:p>129048</text:p>
          </table:table-cell>
          <table:table-cell office:value-type="float" office:value="139071" table:style-name="ce1">
            <text:p>139071</text:p>
          </table:table-cell>
          <table:table-cell office:value-type="float" office:value="149817" table:style-name="ce1">
            <text:p>149817</text:p>
          </table:table-cell>
          <table:table-cell office:value-type="float" office:value="161507" table:style-name="ce1">
            <text:p>161507</text:p>
          </table:table-cell>
          <table:table-cell office:value-type="float" office:value="174279" table:style-name="ce1">
            <text:p>174279</text:p>
          </table:table-cell>
          <table:table-cell office:value-type="float" office:value="188178" table:style-name="ce1">
            <text:p>188178</text:p>
          </table:table-cell>
          <table:table-cell office:value-type="float" office:value="203307" table:style-name="ce1">
            <text:p>203307</text:p>
          </table:table-cell>
          <table:table-cell office:value-type="float" office:value="219800" table:style-name="ce1">
            <text:p>219800</text:p>
          </table:table-cell>
          <table:table-cell office:value-type="float" office:value="231339" table:style-name="ce1">
            <text:p>231339</text:p>
          </table:table-cell>
          <table:table-cell office:value-type="float" office:value="242697" table:style-name="ce1">
            <text:p>242697</text:p>
          </table:table-cell>
          <table:table-cell office:value-type="float" office:value="254324" table:style-name="ce1">
            <text:p>254324</text:p>
          </table:table-cell>
          <table:table-cell office:value-type="float" office:value="266256" table:style-name="ce1">
            <text:p>266256</text:p>
          </table:table-cell>
          <table:table-cell office:value-type="float" office:value="278927" table:style-name="ce1">
            <text:p>278927</text:p>
          </table:table-cell>
          <table:table-cell office:value-type="float" office:value="293172" table:style-name="ce1">
            <text:p>293172</text:p>
          </table:table-cell>
          <table:table-cell office:value-type="float" office:value="309386" table:style-name="ce1">
            <text:p>309386</text:p>
          </table:table-cell>
          <table:table-cell office:value-type="float" office:value="328671" table:style-name="ce1">
            <text:p>328671</text:p>
          </table:table-cell>
          <table:table-cell office:value-type="float" office:value="350469" table:style-name="ce1">
            <text:p>350469</text:p>
          </table:table-cell>
          <table:table-cell office:value-type="float" office:value="371434" table:style-name="ce1">
            <text:p>371434</text:p>
          </table:table-cell>
          <table:table-cell office:value-type="float" office:value="386713" table:style-name="ce1">
            <text:p>386713</text:p>
          </table:table-cell>
          <table:table-cell office:value-type="float" office:value="393188" table:style-name="ce1">
            <text:p>393188</text:p>
          </table:table-cell>
          <table:table-cell office:value-type="float" office:value="388290" table:style-name="ce1">
            <text:p>388290</text:p>
          </table:table-cell>
          <table:table-cell office:value-type="float" office:value="422109" table:style-name="ce1">
            <text:p>422109</text:p>
          </table:table-cell>
          <table:table-cell office:value-type="float" office:value="460745" table:style-name="ce1">
            <text:p>460745</text:p>
          </table:table-cell>
          <table:table-cell office:value-type="float" office:value="509059" table:style-name="ce1">
            <text:p>509059</text:p>
          </table:table-cell>
          <table:table-cell office:value-type="float" office:value="581638" table:style-name="ce1">
            <text:p>581638</text:p>
          </table:table-cell>
          <table:table-cell office:value-type="float" office:value="693551" table:style-name="ce1">
            <text:p>693551</text:p>
          </table:table-cell>
          <table:table-cell office:value-type="float" office:value="811053" table:style-name="ce1">
            <text:p>811053</text:p>
          </table:table-cell>
          <table:table-cell office:value-type="float" office:value="933331" table:style-name="ce1">
            <text:p>933331</text:p>
          </table:table-cell>
          <table:table-cell office:value-type="float" office:value="1066775" table:style-name="ce1">
            <text:p>1066775</text:p>
          </table:table-cell>
          <table:table-cell office:value-type="float" office:value="1197345" table:style-name="ce1">
            <text:p>1197345</text:p>
          </table:table-cell>
          <table:table-cell office:value-type="float" office:value="1318415" table:style-name="ce1">
            <text:p>1318415</text:p>
          </table:table-cell>
          <table:table-cell office:value-type="float" office:value="1432593" table:style-name="ce1">
            <text:p>1432593</text:p>
          </table:table-cell>
          <table:table-cell office:value-type="float" office:value="1528645" table:style-name="ce1">
            <text:p>1528645</text:p>
          </table:table-cell>
          <table:table-cell office:value-type="float" office:value="1626823" table:style-name="ce1">
            <text:p>1626823</text:p>
          </table:table-cell>
          <table:table-cell office:value-type="float" office:value="1736967" table:style-name="ce1">
            <text:p>1736967</text:p>
          </table:table-cell>
          <table:table-cell office:value-type="float" office:value="1861716" table:style-name="ce1">
            <text:p>1861716</text:p>
          </table:table-cell>
          <table:table-cell office:value-type="float" office:value="1999086" table:style-name="ce1">
            <text:p>1999086</text:p>
          </table:table-cell>
          <table:table-cell office:value-type="float" office:value="2148287" table:style-name="ce1">
            <text:p>2148287</text:p>
          </table:table-cell>
          <table:table-cell office:value-type="float" office:value="2304454" table:style-name="ce1">
            <text:p>2304454</text:p>
          </table:table-cell>
          <table:table-cell office:value-type="float" office:value="2465540" table:style-name="ce1">
            <text:p>2465540</text:p>
          </table:table-cell>
          <table:table-cell office:value-type="float" office:value="2630873" table:style-name="ce1">
            <text:p>2630873</text:p>
          </table:table-cell>
          <table:table-cell office:value-type="float" office:value="2801045" table:style-name="ce1">
            <text:p>2801045</text:p>
          </table:table-cell>
          <table:table-cell office:value-type="float" office:value="2976573" table:style-name="ce1">
            <text:p>2976573</text:p>
          </table:table-cell>
          <table:table-cell office:value-type="float" office:value="3157599" table:style-name="ce1">
            <text:p>315759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outh Asia</text:p>
          </table:table-cell>
          <table:table-cell office:value-type="string" table:style-name="ce1">
            <text:p>SAS</text:p>
          </table:table-cell>
          <table:table-cell office:value-type="float" office:value="95733363" table:style-name="ce1">
            <text:p>95733363</text:p>
          </table:table-cell>
          <table:table-cell office:value-type="float" office:value="98527330" table:style-name="ce1">
            <text:p>98527330</text:p>
          </table:table-cell>
          <table:table-cell office:value-type="float" office:value="101763858" table:style-name="ce1">
            <text:p>101763858</text:p>
          </table:table-cell>
          <table:table-cell office:value-type="float" office:value="105112445" table:style-name="ce1">
            <text:p>105112445</text:p>
          </table:table-cell>
          <table:table-cell office:value-type="float" office:value="108656998" table:style-name="ce1">
            <text:p>108656998</text:p>
          </table:table-cell>
          <table:table-cell office:value-type="float" office:value="112324886" table:style-name="ce1">
            <text:p>112324886</text:p>
          </table:table-cell>
          <table:table-cell office:value-type="float" office:value="116141645" table:style-name="ce1">
            <text:p>116141645</text:p>
          </table:table-cell>
          <table:table-cell office:value-type="float" office:value="120109711" table:style-name="ce1">
            <text:p>120109711</text:p>
          </table:table-cell>
          <table:table-cell office:value-type="float" office:value="124243786" table:style-name="ce1">
            <text:p>124243786</text:p>
          </table:table-cell>
          <table:table-cell office:value-type="float" office:value="128548351" table:style-name="ce1">
            <text:p>128548351</text:p>
          </table:table-cell>
          <table:table-cell office:value-type="float" office:value="133045422" table:style-name="ce1">
            <text:p>133045422</text:p>
          </table:table-cell>
          <table:table-cell office:value-type="float" office:value="137901708" table:style-name="ce1">
            <text:p>137901708</text:p>
          </table:table-cell>
          <table:table-cell office:value-type="float" office:value="143495537" table:style-name="ce1">
            <text:p>143495537</text:p>
          </table:table-cell>
          <table:table-cell office:value-type="float" office:value="149347903" table:style-name="ce1">
            <text:p>149347903</text:p>
          </table:table-cell>
          <table:table-cell office:value-type="float" office:value="155562208" table:style-name="ce1">
            <text:p>155562208</text:p>
          </table:table-cell>
          <table:table-cell office:value-type="float" office:value="162255957" table:style-name="ce1">
            <text:p>162255957</text:p>
          </table:table-cell>
          <table:table-cell office:value-type="float" office:value="169268914" table:style-name="ce1">
            <text:p>169268914</text:p>
          </table:table-cell>
          <table:table-cell office:value-type="float" office:value="176615082" table:style-name="ce1">
            <text:p>176615082</text:p>
          </table:table-cell>
          <table:table-cell office:value-type="float" office:value="184321275" table:style-name="ce1">
            <text:p>184321275</text:p>
          </table:table-cell>
          <table:table-cell office:value-type="float" office:value="192409082" table:style-name="ce1">
            <text:p>192409082</text:p>
          </table:table-cell>
          <table:table-cell office:value-type="float" office:value="200866199" table:style-name="ce1">
            <text:p>200866199</text:p>
          </table:table-cell>
          <table:table-cell office:value-type="float" office:value="209101968" table:style-name="ce1">
            <text:p>209101968</text:p>
          </table:table-cell>
          <table:table-cell office:value-type="float" office:value="216498351" table:style-name="ce1">
            <text:p>216498351</text:p>
          </table:table-cell>
          <table:table-cell office:value-type="float" office:value="224110807" table:style-name="ce1">
            <text:p>224110807</text:p>
          </table:table-cell>
          <table:table-cell office:value-type="float" office:value="231948551" table:style-name="ce1">
            <text:p>231948551</text:p>
          </table:table-cell>
          <table:table-cell office:value-type="float" office:value="240007663" table:style-name="ce1">
            <text:p>240007663</text:p>
          </table:table-cell>
          <table:table-cell office:value-type="float" office:value="248293433" table:style-name="ce1">
            <text:p>248293433</text:p>
          </table:table-cell>
          <table:table-cell office:value-type="float" office:value="256782673" table:style-name="ce1">
            <text:p>256782673</text:p>
          </table:table-cell>
          <table:table-cell office:value-type="float" office:value="265484850" table:style-name="ce1">
            <text:p>265484850</text:p>
          </table:table-cell>
          <table:table-cell office:value-type="float" office:value="274393349" table:style-name="ce1">
            <text:p>274393349</text:p>
          </table:table-cell>
          <table:table-cell office:value-type="float" office:value="283483847" table:style-name="ce1">
            <text:p>283483847</text:p>
          </table:table-cell>
          <table:table-cell office:value-type="float" office:value="292624312" table:style-name="ce1">
            <text:p>292624312</text:p>
          </table:table-cell>
          <table:table-cell office:value-type="float" office:value="301593888" table:style-name="ce1">
            <text:p>301593888</text:p>
          </table:table-cell>
          <table:table-cell office:value-type="float" office:value="310740272" table:style-name="ce1">
            <text:p>310740272</text:p>
          </table:table-cell>
          <table:table-cell office:value-type="float" office:value="320063776" table:style-name="ce1">
            <text:p>320063776</text:p>
          </table:table-cell>
          <table:table-cell office:value-type="float" office:value="329551458" table:style-name="ce1">
            <text:p>329551458</text:p>
          </table:table-cell>
          <table:table-cell office:value-type="float" office:value="339214210" table:style-name="ce1">
            <text:p>339214210</text:p>
          </table:table-cell>
          <table:table-cell office:value-type="float" office:value="349040291" table:style-name="ce1">
            <text:p>349040291</text:p>
          </table:table-cell>
          <table:table-cell office:value-type="float" office:value="359017837" table:style-name="ce1">
            <text:p>359017837</text:p>
          </table:table-cell>
          <table:table-cell office:value-type="float" office:value="369158935" table:style-name="ce1">
            <text:p>369158935</text:p>
          </table:table-cell>
          <table:table-cell office:value-type="float" office:value="379399815" table:style-name="ce1">
            <text:p>379399815</text:p>
          </table:table-cell>
          <table:table-cell office:value-type="float" office:value="390245837" table:style-name="ce1">
            <text:p>390245837</text:p>
          </table:table-cell>
          <table:table-cell office:value-type="float" office:value="402274287" table:style-name="ce1">
            <text:p>402274287</text:p>
          </table:table-cell>
          <table:table-cell office:value-type="float" office:value="414516940" table:style-name="ce1">
            <text:p>414516940</text:p>
          </table:table-cell>
          <table:table-cell office:value-type="float" office:value="426943806" table:style-name="ce1">
            <text:p>426943806</text:p>
          </table:table-cell>
          <table:table-cell office:value-type="float" office:value="439502566" table:style-name="ce1">
            <text:p>439502566</text:p>
          </table:table-cell>
          <table:table-cell office:value-type="float" office:value="452208102" table:style-name="ce1">
            <text:p>452208102</text:p>
          </table:table-cell>
          <table:table-cell office:value-type="float" office:value="465069065" table:style-name="ce1">
            <text:p>465069065</text:p>
          </table:table-cell>
          <table:table-cell office:value-type="float" office:value="478111564" table:style-name="ce1">
            <text:p>478111564</text:p>
          </table:table-cell>
          <table:table-cell office:value-type="float" office:value="491327311" table:style-name="ce1">
            <text:p>491327311</text:p>
          </table:table-cell>
          <table:table-cell office:value-type="float" office:value="504767510" table:style-name="ce1">
            <text:p>504767510</text:p>
          </table:table-cell>
          <table:table-cell office:value-type="float" office:value="518447886" table:style-name="ce1">
            <text:p>518447886</text:p>
          </table:table-cell>
          <table:table-cell office:value-type="float" office:value="532305930" table:style-name="ce1">
            <text:p>532305930</text:p>
          </table:table-cell>
          <table:table-cell office:value-type="float" office:value="546566944" table:style-name="ce1">
            <text:p>546566944</text:p>
          </table:table-cell>
          <table:table-cell office:value-type="float" office:value="561153840" table:style-name="ce1">
            <text:p>561153840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audi Arabia</text:p>
          </table:table-cell>
          <table:table-cell office:value-type="string" table:style-name="ce1">
            <text:p>SAU</text:p>
          </table:table-cell>
          <table:table-cell office:value-type="float" office:value="1277043" table:style-name="ce1">
            <text:p>1277043</text:p>
          </table:table-cell>
          <table:table-cell office:value-type="float" office:value="1365778" table:style-name="ce1">
            <text:p>1365778</text:p>
          </table:table-cell>
          <table:table-cell office:value-type="float" office:value="1462344" table:style-name="ce1">
            <text:p>1462344</text:p>
          </table:table-cell>
          <table:table-cell office:value-type="float" office:value="1581329" table:style-name="ce1">
            <text:p>1581329</text:p>
          </table:table-cell>
          <table:table-cell office:value-type="float" office:value="1724654" table:style-name="ce1">
            <text:p>1724654</text:p>
          </table:table-cell>
          <table:table-cell office:value-type="float" office:value="1877829" table:style-name="ce1">
            <text:p>1877829</text:p>
          </table:table-cell>
          <table:table-cell office:value-type="float" office:value="2041479" table:style-name="ce1">
            <text:p>2041479</text:p>
          </table:table-cell>
          <table:table-cell office:value-type="float" office:value="2217022" table:style-name="ce1">
            <text:p>2217022</text:p>
          </table:table-cell>
          <table:table-cell office:value-type="float" office:value="2406783" table:style-name="ce1">
            <text:p>2406783</text:p>
          </table:table-cell>
          <table:table-cell office:value-type="float" office:value="2613449" table:style-name="ce1">
            <text:p>2613449</text:p>
          </table:table-cell>
          <table:table-cell office:value-type="float" office:value="2840515" table:style-name="ce1">
            <text:p>2840515</text:p>
          </table:table-cell>
          <table:table-cell office:value-type="float" office:value="3089994" table:style-name="ce1">
            <text:p>3089994</text:p>
          </table:table-cell>
          <table:table-cell office:value-type="float" office:value="3363817" table:style-name="ce1">
            <text:p>3363817</text:p>
          </table:table-cell>
          <table:table-cell office:value-type="float" office:value="3664329" table:style-name="ce1">
            <text:p>3664329</text:p>
          </table:table-cell>
          <table:table-cell office:value-type="float" office:value="3995067" table:style-name="ce1">
            <text:p>3995067</text:p>
          </table:table-cell>
          <table:table-cell office:value-type="float" office:value="4334575" table:style-name="ce1">
            <text:p>4334575</text:p>
          </table:table-cell>
          <table:table-cell office:value-type="float" office:value="4699099" table:style-name="ce1">
            <text:p>4699099</text:p>
          </table:table-cell>
          <table:table-cell office:value-type="float" office:value="5095108" table:style-name="ce1">
            <text:p>5095108</text:p>
          </table:table-cell>
          <table:table-cell office:value-type="float" office:value="5528166" table:style-name="ce1">
            <text:p>5528166</text:p>
          </table:table-cell>
          <table:table-cell office:value-type="float" office:value="6004665" table:style-name="ce1">
            <text:p>6004665</text:p>
          </table:table-cell>
          <table:table-cell office:value-type="float" office:value="6528647" table:style-name="ce1">
            <text:p>6528647</text:p>
          </table:table-cell>
          <table:table-cell office:value-type="float" office:value="7102812" table:style-name="ce1">
            <text:p>7102812</text:p>
          </table:table-cell>
          <table:table-cell office:value-type="float" office:value="7723711" table:style-name="ce1">
            <text:p>7723711</text:p>
          </table:table-cell>
          <table:table-cell office:value-type="float" office:value="8377518" table:style-name="ce1">
            <text:p>8377518</text:p>
          </table:table-cell>
          <table:table-cell office:value-type="float" office:value="9044230" table:style-name="ce1">
            <text:p>9044230</text:p>
          </table:table-cell>
          <table:table-cell office:value-type="float" office:value="9706572" table:style-name="ce1">
            <text:p>9706572</text:p>
          </table:table-cell>
          <table:table-cell office:value-type="float" office:value="10358244" table:style-name="ce1">
            <text:p>10358244</text:p>
          </table:table-cell>
          <table:table-cell office:value-type="float" office:value="10921585" table:style-name="ce1">
            <text:p>10921585</text:p>
          </table:table-cell>
          <table:table-cell office:value-type="float" office:value="11470069" table:style-name="ce1">
            <text:p>11470069</text:p>
          </table:table-cell>
          <table:table-cell office:value-type="float" office:value="12005277" table:style-name="ce1">
            <text:p>12005277</text:p>
          </table:table-cell>
          <table:table-cell office:value-type="float" office:value="12530092" table:style-name="ce1">
            <text:p>12530092</text:p>
          </table:table-cell>
          <table:table-cell office:value-type="float" office:value="13043393" table:style-name="ce1">
            <text:p>13043393</text:p>
          </table:table-cell>
          <table:table-cell office:value-type="float" office:value="13544924" table:style-name="ce1">
            <text:p>13544924</text:p>
          </table:table-cell>
          <table:table-cell office:value-type="float" office:value="13987889" table:style-name="ce1">
            <text:p>13987889</text:p>
          </table:table-cell>
          <table:table-cell office:value-type="float" office:value="14410083" table:style-name="ce1">
            <text:p>14410083</text:p>
          </table:table-cell>
          <table:table-cell office:value-type="float" office:value="14832182" table:style-name="ce1">
            <text:p>14832182</text:p>
          </table:table-cell>
          <table:table-cell office:value-type="float" office:value="15254338" table:style-name="ce1">
            <text:p>15254338</text:p>
          </table:table-cell>
          <table:table-cell office:value-type="float" office:value="15678730" table:style-name="ce1">
            <text:p>15678730</text:p>
          </table:table-cell>
          <table:table-cell office:value-type="float" office:value="16116490" table:style-name="ce1">
            <text:p>16116490</text:p>
          </table:table-cell>
          <table:table-cell office:value-type="float" office:value="16580792" table:style-name="ce1">
            <text:p>16580792</text:p>
          </table:table-cell>
          <table:table-cell office:value-type="float" office:value="17081302" table:style-name="ce1">
            <text:p>17081302</text:p>
          </table:table-cell>
          <table:table-cell office:value-type="float" office:value="17623296" table:style-name="ce1">
            <text:p>17623296</text:p>
          </table:table-cell>
          <table:table-cell office:value-type="float" office:value="18203393" table:style-name="ce1">
            <text:p>18203393</text:p>
          </table:table-cell>
          <table:table-cell office:value-type="float" office:value="18810106" table:style-name="ce1">
            <text:p>18810106</text:p>
          </table:table-cell>
          <table:table-cell office:value-type="float" office:value="19425837" table:style-name="ce1">
            <text:p>19425837</text:p>
          </table:table-cell>
          <table:table-cell office:value-type="float" office:value="20038440" table:style-name="ce1">
            <text:p>20038440</text:p>
          </table:table-cell>
          <table:table-cell office:value-type="float" office:value="20642052" table:style-name="ce1">
            <text:p>20642052</text:p>
          </table:table-cell>
          <table:table-cell office:value-type="float" office:value="21239029" table:style-name="ce1">
            <text:p>21239029</text:p>
          </table:table-cell>
          <table:table-cell office:value-type="float" office:value="21835263" table:style-name="ce1">
            <text:p>21835263</text:p>
          </table:table-cell>
          <table:table-cell office:value-type="float" office:value="22439328" table:style-name="ce1">
            <text:p>22439328</text:p>
          </table:table-cell>
          <table:table-cell office:value-type="float" office:value="23057927" table:style-name="ce1">
            <text:p>23057927</text:p>
          </table:table-cell>
          <table:table-cell office:value-type="float" office:value="23692309" table:style-name="ce1">
            <text:p>23692309</text:p>
          </table:table-cell>
          <table:table-cell office:value-type="float" office:value="24337188" table:style-name="ce1">
            <text:p>24337188</text:p>
          </table:table-cell>
          <table:table-cell office:value-type="float" office:value="24982007" table:style-name="ce1">
            <text:p>24982007</text:p>
          </table:table-cell>
          <table:table-cell office:value-type="float" office:value="25612976" table:style-name="ce1">
            <text:p>25612976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udan</text:p>
          </table:table-cell>
          <table:table-cell office:value-type="string" table:style-name="ce1">
            <text:p>SDN</text:p>
          </table:table-cell>
          <table:table-cell office:value-type="float" office:value="808900" table:style-name="ce1">
            <text:p>808900</text:p>
          </table:table-cell>
          <table:table-cell office:value-type="float" office:value="870467" table:style-name="ce1">
            <text:p>870467</text:p>
          </table:table-cell>
          <table:table-cell office:value-type="float" office:value="936824" table:style-name="ce1">
            <text:p>936824</text:p>
          </table:table-cell>
          <table:table-cell office:value-type="float" office:value="1008379" table:style-name="ce1">
            <text:p>1008379</text:p>
          </table:table-cell>
          <table:table-cell office:value-type="float" office:value="1085576" table:style-name="ce1">
            <text:p>1085576</text:p>
          </table:table-cell>
          <table:table-cell office:value-type="float" office:value="1168627" table:style-name="ce1">
            <text:p>1168627</text:p>
          </table:table-cell>
          <table:table-cell office:value-type="float" office:value="1258140" table:style-name="ce1">
            <text:p>1258140</text:p>
          </table:table-cell>
          <table:table-cell office:value-type="float" office:value="1354665" table:style-name="ce1">
            <text:p>1354665</text:p>
          </table:table-cell>
          <table:table-cell office:value-type="float" office:value="1458638" table:style-name="ce1">
            <text:p>1458638</text:p>
          </table:table-cell>
          <table:table-cell office:value-type="float" office:value="1570402" table:style-name="ce1">
            <text:p>1570402</text:p>
          </table:table-cell>
          <table:table-cell office:value-type="float" office:value="1690759" table:style-name="ce1">
            <text:p>1690759</text:p>
          </table:table-cell>
          <table:table-cell office:value-type="float" office:value="1819945" table:style-name="ce1">
            <text:p>1819945</text:p>
          </table:table-cell>
          <table:table-cell office:value-type="float" office:value="1958823" table:style-name="ce1">
            <text:p>1958823</text:p>
          </table:table-cell>
          <table:table-cell office:value-type="float" office:value="2092877" table:style-name="ce1">
            <text:p>2092877</text:p>
          </table:table-cell>
          <table:table-cell office:value-type="float" office:value="2187176" table:style-name="ce1">
            <text:p>2187176</text:p>
          </table:table-cell>
          <table:table-cell office:value-type="float" office:value="2287527" table:style-name="ce1">
            <text:p>2287527</text:p>
          </table:table-cell>
          <table:table-cell office:value-type="float" office:value="2394030" table:style-name="ce1">
            <text:p>2394030</text:p>
          </table:table-cell>
          <table:table-cell office:value-type="float" office:value="2506617" table:style-name="ce1">
            <text:p>2506617</text:p>
          </table:table-cell>
          <table:table-cell office:value-type="float" office:value="2625101" table:style-name="ce1">
            <text:p>2625101</text:p>
          </table:table-cell>
          <table:table-cell office:value-type="float" office:value="2748939" table:style-name="ce1">
            <text:p>2748939</text:p>
          </table:table-cell>
          <table:table-cell office:value-type="float" office:value="2877701" table:style-name="ce1">
            <text:p>2877701</text:p>
          </table:table-cell>
          <table:table-cell office:value-type="float" office:value="3011887" table:style-name="ce1">
            <text:p>3011887</text:p>
          </table:table-cell>
          <table:table-cell office:value-type="float" office:value="3152252" table:style-name="ce1">
            <text:p>3152252</text:p>
          </table:table-cell>
          <table:table-cell office:value-type="float" office:value="3347320" table:style-name="ce1">
            <text:p>3347320</text:p>
          </table:table-cell>
          <table:table-cell office:value-type="float" office:value="3626963" table:style-name="ce1">
            <text:p>3626963</text:p>
          </table:table-cell>
          <table:table-cell office:value-type="float" office:value="3921681" table:style-name="ce1">
            <text:p>3921681</text:p>
          </table:table-cell>
          <table:table-cell office:value-type="float" office:value="4229405" table:style-name="ce1">
            <text:p>4229405</text:p>
          </table:table-cell>
          <table:table-cell office:value-type="float" office:value="4552025" table:style-name="ce1">
            <text:p>4552025</text:p>
          </table:table-cell>
          <table:table-cell office:value-type="float" office:value="4899531" table:style-name="ce1">
            <text:p>4899531</text:p>
          </table:table-cell>
          <table:table-cell office:value-type="float" office:value="5285918" table:style-name="ce1">
            <text:p>5285918</text:p>
          </table:table-cell>
          <table:table-cell office:value-type="float" office:value="5724519" table:style-name="ce1">
            <text:p>5724519</text:p>
          </table:table-cell>
          <table:table-cell office:value-type="float" office:value="6224957" table:style-name="ce1">
            <text:p>6224957</text:p>
          </table:table-cell>
          <table:table-cell office:value-type="float" office:value="6786857" table:style-name="ce1">
            <text:p>6786857</text:p>
          </table:table-cell>
          <table:table-cell office:value-type="float" office:value="7334346" table:style-name="ce1">
            <text:p>7334346</text:p>
          </table:table-cell>
          <table:table-cell office:value-type="float" office:value="7660383" table:style-name="ce1">
            <text:p>7660383</text:p>
          </table:table-cell>
          <table:table-cell office:value-type="float" office:value="7958716" table:style-name="ce1">
            <text:p>7958716</text:p>
          </table:table-cell>
          <table:table-cell office:value-type="float" office:value="8221568" table:style-name="ce1">
            <text:p>8221568</text:p>
          </table:table-cell>
          <table:table-cell office:value-type="float" office:value="8455842" table:style-name="ce1">
            <text:p>8455842</text:p>
          </table:table-cell>
          <table:table-cell office:value-type="float" office:value="8673089" table:style-name="ce1">
            <text:p>8673089</text:p>
          </table:table-cell>
          <table:table-cell office:value-type="float" office:value="8891317" table:style-name="ce1">
            <text:p>8891317</text:p>
          </table:table-cell>
          <table:table-cell office:value-type="float" office:value="9124487" table:style-name="ce1">
            <text:p>9124487</text:p>
          </table:table-cell>
          <table:table-cell office:value-type="float" office:value="9375498" table:style-name="ce1">
            <text:p>9375498</text:p>
          </table:table-cell>
          <table:table-cell office:value-type="float" office:value="9640109" table:style-name="ce1">
            <text:p>9640109</text:p>
          </table:table-cell>
          <table:table-cell office:value-type="float" office:value="9915578" table:style-name="ce1">
            <text:p>9915578</text:p>
          </table:table-cell>
          <table:table-cell office:value-type="float" office:value="10196803" table:style-name="ce1">
            <text:p>10196803</text:p>
          </table:table-cell>
          <table:table-cell office:value-type="float" office:value="10479925" table:style-name="ce1">
            <text:p>10479925</text:p>
          </table:table-cell>
          <table:table-cell office:value-type="float" office:value="10765636" table:style-name="ce1">
            <text:p>10765636</text:p>
          </table:table-cell>
          <table:table-cell office:value-type="float" office:value="11055452" table:style-name="ce1">
            <text:p>11055452</text:p>
          </table:table-cell>
          <table:table-cell office:value-type="float" office:value="11347225" table:style-name="ce1">
            <text:p>11347225</text:p>
          </table:table-cell>
          <table:table-cell office:value-type="float" office:value="11644579" table:style-name="ce1">
            <text:p>11644579</text:p>
          </table:table-cell>
          <table:table-cell office:value-type="float" office:value="11946804" table:style-name="ce1">
            <text:p>11946804</text:p>
          </table:table-cell>
          <table:table-cell office:value-type="float" office:value="12252410" table:style-name="ce1">
            <text:p>12252410</text:p>
          </table:table-cell>
          <table:table-cell office:value-type="float" office:value="12563893" table:style-name="ce1">
            <text:p>12563893</text:p>
          </table:table-cell>
          <table:table-cell office:value-type="float" office:value="12887151" table:style-name="ce1">
            <text:p>12887151</text:p>
          </table:table-cell>
          <table:table-cell office:value-type="float" office:value="13230743" table:style-name="ce1">
            <text:p>1323074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enegal</text:p>
          </table:table-cell>
          <table:table-cell office:value-type="string" table:style-name="ce1">
            <text:p>SEN</text:p>
          </table:table-cell>
          <table:table-cell office:value-type="float" office:value="730839" table:style-name="ce1">
            <text:p>730839</text:p>
          </table:table-cell>
          <table:table-cell office:value-type="float" office:value="772141" table:style-name="ce1">
            <text:p>772141</text:p>
          </table:table-cell>
          <table:table-cell office:value-type="float" office:value="815711" table:style-name="ce1">
            <text:p>815711</text:p>
          </table:table-cell>
          <table:table-cell office:value-type="float" office:value="861673" table:style-name="ce1">
            <text:p>861673</text:p>
          </table:table-cell>
          <table:table-cell office:value-type="float" office:value="910295" table:style-name="ce1">
            <text:p>910295</text:p>
          </table:table-cell>
          <table:table-cell office:value-type="float" office:value="961629" table:style-name="ce1">
            <text:p>961629</text:p>
          </table:table-cell>
          <table:table-cell office:value-type="float" office:value="1015792" table:style-name="ce1">
            <text:p>1015792</text:p>
          </table:table-cell>
          <table:table-cell office:value-type="float" office:value="1072927" table:style-name="ce1">
            <text:p>1072927</text:p>
          </table:table-cell>
          <table:table-cell office:value-type="float" office:value="1133328" table:style-name="ce1">
            <text:p>1133328</text:p>
          </table:table-cell>
          <table:table-cell office:value-type="float" office:value="1197303" table:style-name="ce1">
            <text:p>1197303</text:p>
          </table:table-cell>
          <table:table-cell office:value-type="float" office:value="1265326" table:style-name="ce1">
            <text:p>1265326</text:p>
          </table:table-cell>
          <table:table-cell office:value-type="float" office:value="1335859" table:style-name="ce1">
            <text:p>1335859</text:p>
          </table:table-cell>
          <table:table-cell office:value-type="float" office:value="1410685" table:style-name="ce1">
            <text:p>1410685</text:p>
          </table:table-cell>
          <table:table-cell office:value-type="float" office:value="1488863" table:style-name="ce1">
            <text:p>1488863</text:p>
          </table:table-cell>
          <table:table-cell office:value-type="float" office:value="1569324" table:style-name="ce1">
            <text:p>1569324</text:p>
          </table:table-cell>
          <table:table-cell office:value-type="float" office:value="1651122" table:style-name="ce1">
            <text:p>1651122</text:p>
          </table:table-cell>
          <table:table-cell office:value-type="float" office:value="1729547" table:style-name="ce1">
            <text:p>1729547</text:p>
          </table:table-cell>
          <table:table-cell office:value-type="float" office:value="1791557" table:style-name="ce1">
            <text:p>1791557</text:p>
          </table:table-cell>
          <table:table-cell office:value-type="float" office:value="1854850" table:style-name="ce1">
            <text:p>1854850</text:p>
          </table:table-cell>
          <table:table-cell office:value-type="float" office:value="1921124" table:style-name="ce1">
            <text:p>1921124</text:p>
          </table:table-cell>
          <table:table-cell office:value-type="float" office:value="1991851" table:style-name="ce1">
            <text:p>1991851</text:p>
          </table:table-cell>
          <table:table-cell office:value-type="float" office:value="2067457" table:style-name="ce1">
            <text:p>2067457</text:p>
          </table:table-cell>
          <table:table-cell office:value-type="float" office:value="2147802" table:style-name="ce1">
            <text:p>2147802</text:p>
          </table:table-cell>
          <table:table-cell office:value-type="float" office:value="2233007" table:style-name="ce1">
            <text:p>2233007</text:p>
          </table:table-cell>
          <table:table-cell office:value-type="float" office:value="2323002" table:style-name="ce1">
            <text:p>2323002</text:p>
          </table:table-cell>
          <table:table-cell office:value-type="float" office:value="2417414" table:style-name="ce1">
            <text:p>2417414</text:p>
          </table:table-cell>
          <table:table-cell office:value-type="float" office:value="2516470" table:style-name="ce1">
            <text:p>2516470</text:p>
          </table:table-cell>
          <table:table-cell office:value-type="float" office:value="2620245" table:style-name="ce1">
            <text:p>2620245</text:p>
          </table:table-cell>
          <table:table-cell office:value-type="float" office:value="2727129" table:style-name="ce1">
            <text:p>2727129</text:p>
          </table:table-cell>
          <table:table-cell office:value-type="float" office:value="2823594" table:style-name="ce1">
            <text:p>2823594</text:p>
          </table:table-cell>
          <table:table-cell office:value-type="float" office:value="2923024" table:style-name="ce1">
            <text:p>2923024</text:p>
          </table:table-cell>
          <table:table-cell office:value-type="float" office:value="3025738" table:style-name="ce1">
            <text:p>3025738</text:p>
          </table:table-cell>
          <table:table-cell office:value-type="float" office:value="3131410" table:style-name="ce1">
            <text:p>3131410</text:p>
          </table:table-cell>
          <table:table-cell office:value-type="float" office:value="3238655" table:style-name="ce1">
            <text:p>3238655</text:p>
          </table:table-cell>
          <table:table-cell office:value-type="float" office:value="3345645" table:style-name="ce1">
            <text:p>3345645</text:p>
          </table:table-cell>
          <table:table-cell office:value-type="float" office:value="3451198" table:style-name="ce1">
            <text:p>3451198</text:p>
          </table:table-cell>
          <table:table-cell office:value-type="float" office:value="3554768" table:style-name="ce1">
            <text:p>3554768</text:p>
          </table:table-cell>
          <table:table-cell office:value-type="float" office:value="3657027" table:style-name="ce1">
            <text:p>3657027</text:p>
          </table:table-cell>
          <table:table-cell office:value-type="float" office:value="3759932" table:style-name="ce1">
            <text:p>3759932</text:p>
          </table:table-cell>
          <table:table-cell office:value-type="float" office:value="3866292" table:style-name="ce1">
            <text:p>3866292</text:p>
          </table:table-cell>
          <table:table-cell office:value-type="float" office:value="3978250" table:style-name="ce1">
            <text:p>3978250</text:p>
          </table:table-cell>
          <table:table-cell office:value-type="float" office:value="4096810" table:style-name="ce1">
            <text:p>4096810</text:p>
          </table:table-cell>
          <table:table-cell office:value-type="float" office:value="4221860" table:style-name="ce1">
            <text:p>4221860</text:p>
          </table:table-cell>
          <table:table-cell office:value-type="float" office:value="4352793" table:style-name="ce1">
            <text:p>4352793</text:p>
          </table:table-cell>
          <table:table-cell office:value-type="float" office:value="4490225" table:style-name="ce1">
            <text:p>4490225</text:p>
          </table:table-cell>
          <table:table-cell office:value-type="float" office:value="4633698" table:style-name="ce1">
            <text:p>4633698</text:p>
          </table:table-cell>
          <table:table-cell office:value-type="float" office:value="4783165" table:style-name="ce1">
            <text:p>4783165</text:p>
          </table:table-cell>
          <table:table-cell office:value-type="float" office:value="4939492" table:style-name="ce1">
            <text:p>4939492</text:p>
          </table:table-cell>
          <table:table-cell office:value-type="float" office:value="5104678" table:style-name="ce1">
            <text:p>5104678</text:p>
          </table:table-cell>
          <table:table-cell office:value-type="float" office:value="5281388" table:style-name="ce1">
            <text:p>5281388</text:p>
          </table:table-cell>
          <table:table-cell office:value-type="float" office:value="5471653" table:style-name="ce1">
            <text:p>5471653</text:p>
          </table:table-cell>
          <table:table-cell office:value-type="float" office:value="5676326" table:style-name="ce1">
            <text:p>5676326</text:p>
          </table:table-cell>
          <table:table-cell office:value-type="float" office:value="5895268" table:style-name="ce1">
            <text:p>5895268</text:p>
          </table:table-cell>
          <table:table-cell office:value-type="float" office:value="6126282" table:style-name="ce1">
            <text:p>6126282</text:p>
          </table:table-cell>
          <table:table-cell office:value-type="float" office:value="6366863" table:style-name="ce1">
            <text:p>636686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ingapore</text:p>
          </table:table-cell>
          <table:table-cell office:value-type="string" table:style-name="ce1">
            <text:p>SGP</text:p>
          </table:table-cell>
          <table:table-cell office:value-type="float" office:value="1646400" table:style-name="ce1">
            <text:p>1646400</text:p>
          </table:table-cell>
          <table:table-cell office:value-type="float" office:value="1702400" table:style-name="ce1">
            <text:p>1702400</text:p>
          </table:table-cell>
          <table:table-cell office:value-type="float" office:value="1750200" table:style-name="ce1">
            <text:p>1750200</text:p>
          </table:table-cell>
          <table:table-cell office:value-type="float" office:value="1795000" table:style-name="ce1">
            <text:p>1795000</text:p>
          </table:table-cell>
          <table:table-cell office:value-type="float" office:value="1841600" table:style-name="ce1">
            <text:p>1841600</text:p>
          </table:table-cell>
          <table:table-cell office:value-type="float" office:value="1886900" table:style-name="ce1">
            <text:p>1886900</text:p>
          </table:table-cell>
          <table:table-cell office:value-type="float" office:value="1934400" table:style-name="ce1">
            <text:p>1934400</text:p>
          </table:table-cell>
          <table:table-cell office:value-type="float" office:value="1977600" table:style-name="ce1">
            <text:p>1977600</text:p>
          </table:table-cell>
          <table:table-cell office:value-type="float" office:value="2012000" table:style-name="ce1">
            <text:p>2012000</text:p>
          </table:table-cell>
          <table:table-cell office:value-type="float" office:value="2042500" table:style-name="ce1">
            <text:p>2042500</text:p>
          </table:table-cell>
          <table:table-cell office:value-type="float" office:value="2074500" table:style-name="ce1">
            <text:p>2074500</text:p>
          </table:table-cell>
          <table:table-cell office:value-type="float" office:value="2112900" table:style-name="ce1">
            <text:p>2112900</text:p>
          </table:table-cell>
          <table:table-cell office:value-type="float" office:value="2152400" table:style-name="ce1">
            <text:p>2152400</text:p>
          </table:table-cell>
          <table:table-cell office:value-type="float" office:value="2193000" table:style-name="ce1">
            <text:p>2193000</text:p>
          </table:table-cell>
          <table:table-cell office:value-type="float" office:value="2229800" table:style-name="ce1">
            <text:p>2229800</text:p>
          </table:table-cell>
          <table:table-cell office:value-type="float" office:value="2262600" table:style-name="ce1">
            <text:p>2262600</text:p>
          </table:table-cell>
          <table:table-cell office:value-type="float" office:value="2293300" table:style-name="ce1">
            <text:p>2293300</text:p>
          </table:table-cell>
          <table:table-cell office:value-type="float" office:value="2325300" table:style-name="ce1">
            <text:p>2325300</text:p>
          </table:table-cell>
          <table:table-cell office:value-type="float" office:value="2353600" table:style-name="ce1">
            <text:p>2353600</text:p>
          </table:table-cell>
          <table:table-cell office:value-type="float" office:value="2383500" table:style-name="ce1">
            <text:p>2383500</text:p>
          </table:table-cell>
          <table:table-cell office:value-type="float" office:value="2413945" table:style-name="ce1">
            <text:p>2413945</text:p>
          </table:table-cell>
          <table:table-cell office:value-type="float" office:value="2532835" table:style-name="ce1">
            <text:p>2532835</text:p>
          </table:table-cell>
          <table:table-cell office:value-type="float" office:value="2646466" table:style-name="ce1">
            <text:p>2646466</text:p>
          </table:table-cell>
          <table:table-cell office:value-type="float" office:value="2681061" table:style-name="ce1">
            <text:p>2681061</text:p>
          </table:table-cell>
          <table:table-cell office:value-type="float" office:value="2732221" table:style-name="ce1">
            <text:p>2732221</text:p>
          </table:table-cell>
          <table:table-cell office:value-type="float" office:value="2735957" table:style-name="ce1">
            <text:p>2735957</text:p>
          </table:table-cell>
          <table:table-cell office:value-type="float" office:value="2733373" table:style-name="ce1">
            <text:p>2733373</text:p>
          </table:table-cell>
          <table:table-cell office:value-type="float" office:value="2774789" table:style-name="ce1">
            <text:p>2774789</text:p>
          </table:table-cell>
          <table:table-cell office:value-type="float" office:value="2846108" table:style-name="ce1">
            <text:p>2846108</text:p>
          </table:table-cell>
          <table:table-cell office:value-type="float" office:value="2930901" table:style-name="ce1">
            <text:p>2930901</text:p>
          </table:table-cell>
          <table:table-cell office:value-type="float" office:value="3047132" table:style-name="ce1">
            <text:p>3047132</text:p>
          </table:table-cell>
          <table:table-cell office:value-type="float" office:value="3135083" table:style-name="ce1">
            <text:p>3135083</text:p>
          </table:table-cell>
          <table:table-cell office:value-type="float" office:value="3230698" table:style-name="ce1">
            <text:p>3230698</text:p>
          </table:table-cell>
          <table:table-cell office:value-type="float" office:value="3313471" table:style-name="ce1">
            <text:p>3313471</text:p>
          </table:table-cell>
          <table:table-cell office:value-type="float" office:value="3419048" table:style-name="ce1">
            <text:p>3419048</text:p>
          </table:table-cell>
          <table:table-cell office:value-type="float" office:value="3524506" table:style-name="ce1">
            <text:p>3524506</text:p>
          </table:table-cell>
          <table:table-cell office:value-type="float" office:value="3670704" table:style-name="ce1">
            <text:p>3670704</text:p>
          </table:table-cell>
          <table:table-cell office:value-type="float" office:value="3796038" table:style-name="ce1">
            <text:p>3796038</text:p>
          </table:table-cell>
          <table:table-cell office:value-type="float" office:value="3927213" table:style-name="ce1">
            <text:p>3927213</text:p>
          </table:table-cell>
          <table:table-cell office:value-type="float" office:value="3958723" table:style-name="ce1">
            <text:p>3958723</text:p>
          </table:table-cell>
          <table:table-cell office:value-type="float" office:value="4027887" table:style-name="ce1">
            <text:p>4027887</text:p>
          </table:table-cell>
          <table:table-cell office:value-type="float" office:value="4138012" table:style-name="ce1">
            <text:p>4138012</text:p>
          </table:table-cell>
          <table:table-cell office:value-type="float" office:value="4175950" table:style-name="ce1">
            <text:p>4175950</text:p>
          </table:table-cell>
          <table:table-cell office:value-type="float" office:value="4114826" table:style-name="ce1">
            <text:p>4114826</text:p>
          </table:table-cell>
          <table:table-cell office:value-type="float" office:value="4166664" table:style-name="ce1">
            <text:p>4166664</text:p>
          </table:table-cell>
          <table:table-cell office:value-type="float" office:value="4265762" table:style-name="ce1">
            <text:p>4265762</text:p>
          </table:table-cell>
          <table:table-cell office:value-type="float" office:value="4401365" table:style-name="ce1">
            <text:p>4401365</text:p>
          </table:table-cell>
          <table:table-cell office:value-type="float" office:value="4588599" table:style-name="ce1">
            <text:p>4588599</text:p>
          </table:table-cell>
          <table:table-cell office:value-type="float" office:value="4839396" table:style-name="ce1">
            <text:p>4839396</text:p>
          </table:table-cell>
          <table:table-cell office:value-type="float" office:value="4987573" table:style-name="ce1">
            <text:p>4987573</text:p>
          </table:table-cell>
          <table:table-cell office:value-type="float" office:value="5076732" table:style-name="ce1">
            <text:p>5076732</text:p>
          </table:table-cell>
          <table:table-cell office:value-type="float" office:value="5183688" table:style-name="ce1">
            <text:p>5183688</text:p>
          </table:table-cell>
          <table:table-cell office:value-type="float" office:value="5312437" table:style-name="ce1">
            <text:p>5312437</text:p>
          </table:table-cell>
          <table:table-cell office:value-type="float" office:value="5399162" table:style-name="ce1">
            <text:p>5399162</text:p>
          </table:table-cell>
          <table:table-cell office:value-type="float" office:value="5469724" table:style-name="ce1">
            <text:p>5469724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olomon Islands</text:p>
          </table:table-cell>
          <table:table-cell office:value-type="string" table:style-name="ce1">
            <text:p>SLB</text:p>
          </table:table-cell>
          <table:table-cell office:value-type="float" office:value="6799" table:style-name="ce1">
            <text:p>6799</text:p>
          </table:table-cell>
          <table:table-cell office:value-type="float" office:value="7330" table:style-name="ce1">
            <text:p>7330</text:p>
          </table:table-cell>
          <table:table-cell office:value-type="float" office:value="7906" table:style-name="ce1">
            <text:p>7906</text:p>
          </table:table-cell>
          <table:table-cell office:value-type="float" office:value="8526" table:style-name="ce1">
            <text:p>8526</text:p>
          </table:table-cell>
          <table:table-cell office:value-type="float" office:value="9194" table:style-name="ce1">
            <text:p>9194</text:p>
          </table:table-cell>
          <table:table-cell office:value-type="float" office:value="9915" table:style-name="ce1">
            <text:p>9915</text:p>
          </table:table-cell>
          <table:table-cell office:value-type="float" office:value="10688" table:style-name="ce1">
            <text:p>10688</text:p>
          </table:table-cell>
          <table:table-cell office:value-type="float" office:value="11524" table:style-name="ce1">
            <text:p>11524</text:p>
          </table:table-cell>
          <table:table-cell office:value-type="float" office:value="12432" table:style-name="ce1">
            <text:p>12432</text:p>
          </table:table-cell>
          <table:table-cell office:value-type="float" office:value="13428" table:style-name="ce1">
            <text:p>13428</text:p>
          </table:table-cell>
          <table:table-cell office:value-type="float" office:value="14293" table:style-name="ce1">
            <text:p>14293</text:p>
          </table:table-cell>
          <table:table-cell office:value-type="float" office:value="14889" table:style-name="ce1">
            <text:p>14889</text:p>
          </table:table-cell>
          <table:table-cell office:value-type="float" office:value="15532" table:style-name="ce1">
            <text:p>15532</text:p>
          </table:table-cell>
          <table:table-cell office:value-type="float" office:value="16215" table:style-name="ce1">
            <text:p>16215</text:p>
          </table:table-cell>
          <table:table-cell office:value-type="float" office:value="16925" table:style-name="ce1">
            <text:p>16925</text:p>
          </table:table-cell>
          <table:table-cell office:value-type="float" office:value="17652" table:style-name="ce1">
            <text:p>17652</text:p>
          </table:table-cell>
          <table:table-cell office:value-type="float" office:value="18602" table:style-name="ce1">
            <text:p>18602</text:p>
          </table:table-cell>
          <table:table-cell office:value-type="float" office:value="19927" table:style-name="ce1">
            <text:p>19927</text:p>
          </table:table-cell>
          <table:table-cell office:value-type="float" office:value="21329" table:style-name="ce1">
            <text:p>21329</text:p>
          </table:table-cell>
          <table:table-cell office:value-type="float" office:value="22814" table:style-name="ce1">
            <text:p>22814</text:p>
          </table:table-cell>
          <table:table-cell office:value-type="float" office:value="24390" table:style-name="ce1">
            <text:p>24390</text:p>
          </table:table-cell>
          <table:table-cell office:value-type="float" office:value="26060" table:style-name="ce1">
            <text:p>26060</text:p>
          </table:table-cell>
          <table:table-cell office:value-type="float" office:value="27825" table:style-name="ce1">
            <text:p>27825</text:p>
          </table:table-cell>
          <table:table-cell office:value-type="float" office:value="29684" table:style-name="ce1">
            <text:p>29684</text:p>
          </table:table-cell>
          <table:table-cell office:value-type="float" office:value="31634" table:style-name="ce1">
            <text:p>31634</text:p>
          </table:table-cell>
          <table:table-cell office:value-type="float" office:value="33670" table:style-name="ce1">
            <text:p>33670</text:p>
          </table:table-cell>
          <table:table-cell office:value-type="float" office:value="35795" table:style-name="ce1">
            <text:p>35795</text:p>
          </table:table-cell>
          <table:table-cell office:value-type="float" office:value="37611" table:style-name="ce1">
            <text:p>37611</text:p>
          </table:table-cell>
          <table:table-cell office:value-type="float" office:value="39224" table:style-name="ce1">
            <text:p>39224</text:p>
          </table:table-cell>
          <table:table-cell office:value-type="float" office:value="40897" table:style-name="ce1">
            <text:p>40897</text:p>
          </table:table-cell>
          <table:table-cell office:value-type="float" office:value="42652" table:style-name="ce1">
            <text:p>42652</text:p>
          </table:table-cell>
          <table:table-cell office:value-type="float" office:value="44490" table:style-name="ce1">
            <text:p>44490</text:p>
          </table:table-cell>
          <table:table-cell office:value-type="float" office:value="46412" table:style-name="ce1">
            <text:p>46412</text:p>
          </table:table-cell>
          <table:table-cell office:value-type="float" office:value="48418" table:style-name="ce1">
            <text:p>48418</text:p>
          </table:table-cell>
          <table:table-cell office:value-type="float" office:value="50509" table:style-name="ce1">
            <text:p>50509</text:p>
          </table:table-cell>
          <table:table-cell office:value-type="float" office:value="52678" table:style-name="ce1">
            <text:p>52678</text:p>
          </table:table-cell>
          <table:table-cell office:value-type="float" office:value="54932" table:style-name="ce1">
            <text:p>54932</text:p>
          </table:table-cell>
          <table:table-cell office:value-type="float" office:value="57268" table:style-name="ce1">
            <text:p>57268</text:p>
          </table:table-cell>
          <table:table-cell office:value-type="float" office:value="59686" table:style-name="ce1">
            <text:p>59686</text:p>
          </table:table-cell>
          <table:table-cell office:value-type="float" office:value="62188" table:style-name="ce1">
            <text:p>62188</text:p>
          </table:table-cell>
          <table:table-cell office:value-type="float" office:value="65203" table:style-name="ce1">
            <text:p>65203</text:p>
          </table:table-cell>
          <table:table-cell office:value-type="float" office:value="68617" table:style-name="ce1">
            <text:p>68617</text:p>
          </table:table-cell>
          <table:table-cell office:value-type="float" office:value="72179" table:style-name="ce1">
            <text:p>72179</text:p>
          </table:table-cell>
          <table:table-cell office:value-type="float" office:value="75884" table:style-name="ce1">
            <text:p>75884</text:p>
          </table:table-cell>
          <table:table-cell office:value-type="float" office:value="79724" table:style-name="ce1">
            <text:p>79724</text:p>
          </table:table-cell>
          <table:table-cell office:value-type="float" office:value="83687" table:style-name="ce1">
            <text:p>83687</text:p>
          </table:table-cell>
          <table:table-cell office:value-type="float" office:value="87774" table:style-name="ce1">
            <text:p>87774</text:p>
          </table:table-cell>
          <table:table-cell office:value-type="float" office:value="91989" table:style-name="ce1">
            <text:p>91989</text:p>
          </table:table-cell>
          <table:table-cell office:value-type="float" office:value="96343" table:style-name="ce1">
            <text:p>96343</text:p>
          </table:table-cell>
          <table:table-cell office:value-type="float" office:value="100838" table:style-name="ce1">
            <text:p>100838</text:p>
          </table:table-cell>
          <table:table-cell office:value-type="float" office:value="105488" table:style-name="ce1">
            <text:p>105488</text:p>
          </table:table-cell>
          <table:table-cell office:value-type="float" office:value="110250" table:style-name="ce1">
            <text:p>110250</text:p>
          </table:table-cell>
          <table:table-cell office:value-type="float" office:value="115126" table:style-name="ce1">
            <text:p>115126</text:p>
          </table:table-cell>
          <table:table-cell office:value-type="float" office:value="120104" table:style-name="ce1">
            <text:p>120104</text:p>
          </table:table-cell>
          <table:table-cell office:value-type="float" office:value="125168" table:style-name="ce1">
            <text:p>12516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ierra Leone</text:p>
          </table:table-cell>
          <table:table-cell office:value-type="string" table:style-name="ce1">
            <text:p>SLE</text:p>
          </table:table-cell>
          <table:table-cell office:value-type="float" office:value="378569" table:style-name="ce1">
            <text:p>378569</text:p>
          </table:table-cell>
          <table:table-cell office:value-type="float" office:value="395687" table:style-name="ce1">
            <text:p>395687</text:p>
          </table:table-cell>
          <table:table-cell office:value-type="float" office:value="413583" table:style-name="ce1">
            <text:p>413583</text:p>
          </table:table-cell>
          <table:table-cell office:value-type="float" office:value="432641" table:style-name="ce1">
            <text:p>432641</text:p>
          </table:table-cell>
          <table:table-cell office:value-type="float" office:value="453578" table:style-name="ce1">
            <text:p>453578</text:p>
          </table:table-cell>
          <table:table-cell office:value-type="float" office:value="475442" table:style-name="ce1">
            <text:p>475442</text:p>
          </table:table-cell>
          <table:table-cell office:value-type="float" office:value="498332" table:style-name="ce1">
            <text:p>498332</text:p>
          </table:table-cell>
          <table:table-cell office:value-type="float" office:value="522288" table:style-name="ce1">
            <text:p>522288</text:p>
          </table:table-cell>
          <table:table-cell office:value-type="float" office:value="547530" table:style-name="ce1">
            <text:p>547530</text:p>
          </table:table-cell>
          <table:table-cell office:value-type="float" office:value="574219" table:style-name="ce1">
            <text:p>574219</text:p>
          </table:table-cell>
          <table:table-cell office:value-type="float" office:value="602617" table:style-name="ce1">
            <text:p>602617</text:p>
          </table:table-cell>
          <table:table-cell office:value-type="float" office:value="632870" table:style-name="ce1">
            <text:p>632870</text:p>
          </table:table-cell>
          <table:table-cell office:value-type="float" office:value="665062" table:style-name="ce1">
            <text:p>665062</text:p>
          </table:table-cell>
          <table:table-cell office:value-type="float" office:value="699186" table:style-name="ce1">
            <text:p>699186</text:p>
          </table:table-cell>
          <table:table-cell office:value-type="float" office:value="735358" table:style-name="ce1">
            <text:p>735358</text:p>
          </table:table-cell>
          <table:table-cell office:value-type="float" office:value="766960" table:style-name="ce1">
            <text:p>766960</text:p>
          </table:table-cell>
          <table:table-cell office:value-type="float" office:value="794906" table:style-name="ce1">
            <text:p>794906</text:p>
          </table:table-cell>
          <table:table-cell office:value-type="float" office:value="824242" table:style-name="ce1">
            <text:p>824242</text:p>
          </table:table-cell>
          <table:table-cell office:value-type="float" office:value="854964" table:style-name="ce1">
            <text:p>854964</text:p>
          </table:table-cell>
          <table:table-cell office:value-type="float" office:value="887014" table:style-name="ce1">
            <text:p>887014</text:p>
          </table:table-cell>
          <table:table-cell office:value-type="float" office:value="920335" table:style-name="ce1">
            <text:p>920335</text:p>
          </table:table-cell>
          <table:table-cell office:value-type="float" office:value="954436" table:style-name="ce1">
            <text:p>954436</text:p>
          </table:table-cell>
          <table:table-cell office:value-type="float" office:value="989229" table:style-name="ce1">
            <text:p>989229</text:p>
          </table:table-cell>
          <table:table-cell office:value-type="float" office:value="1025715" table:style-name="ce1">
            <text:p>1025715</text:p>
          </table:table-cell>
          <table:table-cell office:value-type="float" office:value="1065414" table:style-name="ce1">
            <text:p>1065414</text:p>
          </table:table-cell>
          <table:table-cell office:value-type="float" office:value="1109030" table:style-name="ce1">
            <text:p>1109030</text:p>
          </table:table-cell>
          <table:table-cell office:value-type="float" office:value="1153712" table:style-name="ce1">
            <text:p>1153712</text:p>
          </table:table-cell>
          <table:table-cell office:value-type="float" office:value="1198657" table:style-name="ce1">
            <text:p>1198657</text:p>
          </table:table-cell>
          <table:table-cell office:value-type="float" office:value="1242981" table:style-name="ce1">
            <text:p>1242981</text:p>
          </table:table-cell>
          <table:table-cell office:value-type="float" office:value="1280546" table:style-name="ce1">
            <text:p>1280546</text:p>
          </table:table-cell>
          <table:table-cell office:value-type="float" office:value="1307205" table:style-name="ce1">
            <text:p>1307205</text:p>
          </table:table-cell>
          <table:table-cell office:value-type="float" office:value="1321284" table:style-name="ce1">
            <text:p>1321284</text:p>
          </table:table-cell>
          <table:table-cell office:value-type="float" office:value="1324920" table:style-name="ce1">
            <text:p>1324920</text:p>
          </table:table-cell>
          <table:table-cell office:value-type="float" office:value="1322171" table:style-name="ce1">
            <text:p>1322171</text:p>
          </table:table-cell>
          <table:table-cell office:value-type="float" office:value="1319318" table:style-name="ce1">
            <text:p>1319318</text:p>
          </table:table-cell>
          <table:table-cell office:value-type="float" office:value="1321319" table:style-name="ce1">
            <text:p>1321319</text:p>
          </table:table-cell>
          <table:table-cell office:value-type="float" office:value="1328804" table:style-name="ce1">
            <text:p>1328804</text:p>
          </table:table-cell>
          <table:table-cell office:value-type="float" office:value="1341564" table:style-name="ce1">
            <text:p>1341564</text:p>
          </table:table-cell>
          <table:table-cell office:value-type="float" office:value="1363051" table:style-name="ce1">
            <text:p>1363051</text:p>
          </table:table-cell>
          <table:table-cell office:value-type="float" office:value="1397243" table:style-name="ce1">
            <text:p>1397243</text:p>
          </table:table-cell>
          <table:table-cell office:value-type="float" office:value="1446668" table:style-name="ce1">
            <text:p>1446668</text:p>
          </table:table-cell>
          <table:table-cell office:value-type="float" office:value="1513658" table:style-name="ce1">
            <text:p>1513658</text:p>
          </table:table-cell>
          <table:table-cell office:value-type="float" office:value="1596796" table:style-name="ce1">
            <text:p>1596796</text:p>
          </table:table-cell>
          <table:table-cell office:value-type="float" office:value="1689532" table:style-name="ce1">
            <text:p>1689532</text:p>
          </table:table-cell>
          <table:table-cell office:value-type="float" office:value="1782396" table:style-name="ce1">
            <text:p>1782396</text:p>
          </table:table-cell>
          <table:table-cell office:value-type="float" office:value="1868256" table:style-name="ce1">
            <text:p>1868256</text:p>
          </table:table-cell>
          <table:table-cell office:value-type="float" office:value="1945023" table:style-name="ce1">
            <text:p>1945023</text:p>
          </table:table-cell>
          <table:table-cell office:value-type="float" office:value="2014334" table:style-name="ce1">
            <text:p>2014334</text:p>
          </table:table-cell>
          <table:table-cell office:value-type="float" office:value="2078696" table:style-name="ce1">
            <text:p>2078696</text:p>
          </table:table-cell>
          <table:table-cell office:value-type="float" office:value="2142376" table:style-name="ce1">
            <text:p>2142376</text:p>
          </table:table-cell>
          <table:table-cell office:value-type="float" office:value="2208763" table:style-name="ce1">
            <text:p>2208763</text:p>
          </table:table-cell>
          <table:table-cell office:value-type="float" office:value="2278298" table:style-name="ce1">
            <text:p>2278298</text:p>
          </table:table-cell>
          <table:table-cell office:value-type="float" office:value="2349882" table:style-name="ce1">
            <text:p>2349882</text:p>
          </table:table-cell>
          <table:table-cell office:value-type="float" office:value="2423719" table:style-name="ce1">
            <text:p>2423719</text:p>
          </table:table-cell>
          <table:table-cell office:value-type="float" office:value="2499599" table:style-name="ce1">
            <text:p>249959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El Salvador</text:p>
          </table:table-cell>
          <table:table-cell office:value-type="string" table:style-name="ce1">
            <text:p>SLV</text:p>
          </table:table-cell>
          <table:table-cell office:value-type="float" office:value="1059433" table:style-name="ce1">
            <text:p>1059433</text:p>
          </table:table-cell>
          <table:table-cell office:value-type="float" office:value="1095105" table:style-name="ce1">
            <text:p>1095105</text:p>
          </table:table-cell>
          <table:table-cell office:value-type="float" office:value="1130564" table:style-name="ce1">
            <text:p>1130564</text:p>
          </table:table-cell>
          <table:table-cell office:value-type="float" office:value="1167509" table:style-name="ce1">
            <text:p>1167509</text:p>
          </table:table-cell>
          <table:table-cell office:value-type="float" office:value="1205542" table:style-name="ce1">
            <text:p>1205542</text:p>
          </table:table-cell>
          <table:table-cell office:value-type="float" office:value="1244257" table:style-name="ce1">
            <text:p>1244257</text:p>
          </table:table-cell>
          <table:table-cell office:value-type="float" office:value="1283485" table:style-name="ce1">
            <text:p>1283485</text:p>
          </table:table-cell>
          <table:table-cell office:value-type="float" office:value="1323220" table:style-name="ce1">
            <text:p>1323220</text:p>
          </table:table-cell>
          <table:table-cell office:value-type="float" office:value="1363433" table:style-name="ce1">
            <text:p>1363433</text:p>
          </table:table-cell>
          <table:table-cell office:value-type="float" office:value="1404165" table:style-name="ce1">
            <text:p>1404165</text:p>
          </table:table-cell>
          <table:table-cell office:value-type="float" office:value="1445499" table:style-name="ce1">
            <text:p>1445499</text:p>
          </table:table-cell>
          <table:table-cell office:value-type="float" office:value="1487425" table:style-name="ce1">
            <text:p>1487425</text:p>
          </table:table-cell>
          <table:table-cell office:value-type="float" office:value="1544969" table:style-name="ce1">
            <text:p>1544969</text:p>
          </table:table-cell>
          <table:table-cell office:value-type="float" office:value="1603358" table:style-name="ce1">
            <text:p>1603358</text:p>
          </table:table-cell>
          <table:table-cell office:value-type="float" office:value="1662366" table:style-name="ce1">
            <text:p>1662366</text:p>
          </table:table-cell>
          <table:table-cell office:value-type="float" office:value="1721638" table:style-name="ce1">
            <text:p>1721638</text:p>
          </table:table-cell>
          <table:table-cell office:value-type="float" office:value="1781187" table:style-name="ce1">
            <text:p>1781187</text:p>
          </table:table-cell>
          <table:table-cell office:value-type="float" office:value="1840829" table:style-name="ce1">
            <text:p>1840829</text:p>
          </table:table-cell>
          <table:table-cell office:value-type="float" office:value="1900220" table:style-name="ce1">
            <text:p>1900220</text:p>
          </table:table-cell>
          <table:table-cell office:value-type="float" office:value="1958984" table:style-name="ce1">
            <text:p>1958984</text:p>
          </table:table-cell>
          <table:table-cell office:value-type="float" office:value="2016836" table:style-name="ce1">
            <text:p>2016836</text:p>
          </table:table-cell>
          <table:table-cell office:value-type="float" office:value="2073469" table:style-name="ce1">
            <text:p>2073469</text:p>
          </table:table-cell>
          <table:table-cell office:value-type="float" office:value="2129084" table:style-name="ce1">
            <text:p>2129084</text:p>
          </table:table-cell>
          <table:table-cell office:value-type="float" office:value="2184095" table:style-name="ce1">
            <text:p>2184095</text:p>
          </table:table-cell>
          <table:table-cell office:value-type="float" office:value="2239207" table:style-name="ce1">
            <text:p>2239207</text:p>
          </table:table-cell>
          <table:table-cell office:value-type="float" office:value="2294926" table:style-name="ce1">
            <text:p>2294926</text:p>
          </table:table-cell>
          <table:table-cell office:value-type="float" office:value="2351397" table:style-name="ce1">
            <text:p>2351397</text:p>
          </table:table-cell>
          <table:table-cell office:value-type="float" office:value="2408436" table:style-name="ce1">
            <text:p>2408436</text:p>
          </table:table-cell>
          <table:table-cell office:value-type="float" office:value="2466365" table:style-name="ce1">
            <text:p>2466365</text:p>
          </table:table-cell>
          <table:table-cell office:value-type="float" office:value="2525390" table:style-name="ce1">
            <text:p>2525390</text:p>
          </table:table-cell>
          <table:table-cell office:value-type="float" office:value="2585758" table:style-name="ce1">
            <text:p>2585758</text:p>
          </table:table-cell>
          <table:table-cell office:value-type="float" office:value="2647697" table:style-name="ce1">
            <text:p>2647697</text:p>
          </table:table-cell>
          <table:table-cell office:value-type="float" office:value="2710899" table:style-name="ce1">
            <text:p>2710899</text:p>
          </table:table-cell>
          <table:table-cell office:value-type="float" office:value="2806400" table:style-name="ce1">
            <text:p>2806400</text:p>
          </table:table-cell>
          <table:table-cell office:value-type="float" office:value="2911991" table:style-name="ce1">
            <text:p>2911991</text:p>
          </table:table-cell>
          <table:table-cell office:value-type="float" office:value="3016077" table:style-name="ce1">
            <text:p>3016077</text:p>
          </table:table-cell>
          <table:table-cell office:value-type="float" office:value="3118184" table:style-name="ce1">
            <text:p>3118184</text:p>
          </table:table-cell>
          <table:table-cell office:value-type="float" office:value="3217857" table:style-name="ce1">
            <text:p>3217857</text:p>
          </table:table-cell>
          <table:table-cell office:value-type="float" office:value="3315451" table:style-name="ce1">
            <text:p>3315451</text:p>
          </table:table-cell>
          <table:table-cell office:value-type="float" office:value="3370502" table:style-name="ce1">
            <text:p>3370502</text:p>
          </table:table-cell>
          <table:table-cell office:value-type="float" office:value="3423869" table:style-name="ce1">
            <text:p>3423869</text:p>
          </table:table-cell>
          <table:table-cell office:value-type="float" office:value="3475515" table:style-name="ce1">
            <text:p>3475515</text:p>
          </table:table-cell>
          <table:table-cell office:value-type="float" office:value="3525403" table:style-name="ce1">
            <text:p>3525403</text:p>
          </table:table-cell>
          <table:table-cell office:value-type="float" office:value="3573662" table:style-name="ce1">
            <text:p>3573662</text:p>
          </table:table-cell>
          <table:table-cell office:value-type="float" office:value="3620644" table:style-name="ce1">
            <text:p>3620644</text:p>
          </table:table-cell>
          <table:table-cell office:value-type="float" office:value="3666334" table:style-name="ce1">
            <text:p>3666334</text:p>
          </table:table-cell>
          <table:table-cell office:value-type="float" office:value="3711044" table:style-name="ce1">
            <text:p>3711044</text:p>
          </table:table-cell>
          <table:table-cell office:value-type="float" office:value="3754858" table:style-name="ce1">
            <text:p>3754858</text:p>
          </table:table-cell>
          <table:table-cell office:value-type="float" office:value="3797776" table:style-name="ce1">
            <text:p>3797776</text:p>
          </table:table-cell>
          <table:table-cell office:value-type="float" office:value="3840007" table:style-name="ce1">
            <text:p>3840007</text:p>
          </table:table-cell>
          <table:table-cell office:value-type="float" office:value="3881785" table:style-name="ce1">
            <text:p>3881785</text:p>
          </table:table-cell>
          <table:table-cell office:value-type="float" office:value="3923169" table:style-name="ce1">
            <text:p>3923169</text:p>
          </table:table-cell>
          <table:table-cell office:value-type="float" office:value="3964379" table:style-name="ce1">
            <text:p>3964379</text:p>
          </table:table-cell>
          <table:table-cell office:value-type="float" office:value="4005463" table:style-name="ce1">
            <text:p>4005463</text:p>
          </table:table-cell>
          <table:table-cell office:value-type="float" office:value="4046661" table:style-name="ce1">
            <text:p>404666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an Marino</text:p>
          </table:table-cell>
          <table:table-cell office:value-type="string" table:style-name="ce1">
            <text:p>SMR</text:p>
          </table:table-cell>
          <table:table-cell office:value-type="float" office:value="7527" table:style-name="ce1">
            <text:p>7527</text:p>
          </table:table-cell>
          <table:table-cell office:value-type="float" office:value="7894" table:style-name="ce1">
            <text:p>7894</text:p>
          </table:table-cell>
          <table:table-cell office:value-type="float" office:value="8277" table:style-name="ce1">
            <text:p>8277</text:p>
          </table:table-cell>
          <table:table-cell office:value-type="float" office:value="8675" table:style-name="ce1">
            <text:p>8675</text:p>
          </table:table-cell>
          <table:table-cell office:value-type="float" office:value="9080" table:style-name="ce1">
            <text:p>9080</text:p>
          </table:table-cell>
          <table:table-cell office:value-type="float" office:value="9488" table:style-name="ce1">
            <text:p>9488</text:p>
          </table:table-cell>
          <table:table-cell office:value-type="float" office:value="9900" table:style-name="ce1">
            <text:p>9900</text:p>
          </table:table-cell>
          <table:table-cell office:value-type="float" office:value="10314" table:style-name="ce1">
            <text:p>10314</text:p>
          </table:table-cell>
          <table:table-cell office:value-type="float" office:value="10718" table:style-name="ce1">
            <text:p>10718</text:p>
          </table:table-cell>
          <table:table-cell office:value-type="float" office:value="11098" table:style-name="ce1">
            <text:p>11098</text:p>
          </table:table-cell>
          <table:table-cell office:value-type="float" office:value="11443" table:style-name="ce1">
            <text:p>11443</text:p>
          </table:table-cell>
          <table:table-cell office:value-type="float" office:value="12020" table:style-name="ce1">
            <text:p>12020</text:p>
          </table:table-cell>
          <table:table-cell office:value-type="float" office:value="12550" table:style-name="ce1">
            <text:p>12550</text:p>
          </table:table-cell>
          <table:table-cell office:value-type="float" office:value="13052" table:style-name="ce1">
            <text:p>13052</text:p>
          </table:table-cell>
          <table:table-cell office:value-type="float" office:value="13560" table:style-name="ce1">
            <text:p>13560</text:p>
          </table:table-cell>
          <table:table-cell office:value-type="float" office:value="14105" table:style-name="ce1">
            <text:p>14105</text:p>
          </table:table-cell>
          <table:table-cell office:value-type="float" office:value="14699" table:style-name="ce1">
            <text:p>14699</text:p>
          </table:table-cell>
          <table:table-cell office:value-type="float" office:value="15351" table:style-name="ce1">
            <text:p>15351</text:p>
          </table:table-cell>
          <table:table-cell office:value-type="float" office:value="16035" table:style-name="ce1">
            <text:p>16035</text:p>
          </table:table-cell>
          <table:table-cell office:value-type="float" office:value="16710" table:style-name="ce1">
            <text:p>16710</text:p>
          </table:table-cell>
          <table:table-cell office:value-type="float" office:value="17353" table:style-name="ce1">
            <text:p>17353</text:p>
          </table:table-cell>
          <table:table-cell office:value-type="float" office:value="17953" table:style-name="ce1">
            <text:p>17953</text:p>
          </table:table-cell>
          <table:table-cell office:value-type="float" office:value="18517" table:style-name="ce1">
            <text:p>18517</text:p>
          </table:table-cell>
          <table:table-cell office:value-type="float" office:value="19048" table:style-name="ce1">
            <text:p>19048</text:p>
          </table:table-cell>
          <table:table-cell office:value-type="float" office:value="19557" table:style-name="ce1">
            <text:p>19557</text:p>
          </table:table-cell>
          <table:table-cell office:value-type="float" office:value="20049" table:style-name="ce1">
            <text:p>20049</text:p>
          </table:table-cell>
          <table:table-cell office:value-type="float" office:value="20524" table:style-name="ce1">
            <text:p>20524</text:p>
          </table:table-cell>
          <table:table-cell office:value-type="float" office:value="20980" table:style-name="ce1">
            <text:p>20980</text:p>
          </table:table-cell>
          <table:table-cell office:value-type="float" office:value="21211" table:style-name="ce1">
            <text:p>21211</text:p>
          </table:table-cell>
          <table:table-cell office:value-type="float" office:value="21461" table:style-name="ce1">
            <text:p>21461</text:p>
          </table:table-cell>
          <table:table-cell office:value-type="float" office:value="21737" table:style-name="ce1">
            <text:p>21737</text:p>
          </table:table-cell>
          <table:table-cell office:value-type="float" office:value="22044" table:style-name="ce1">
            <text:p>22044</text:p>
          </table:table-cell>
          <table:table-cell office:value-type="float" office:value="22379" table:style-name="ce1">
            <text:p>22379</text:p>
          </table:table-cell>
          <table:table-cell office:value-type="float" office:value="22838" table:style-name="ce1">
            <text:p>22838</text:p>
          </table:table-cell>
          <table:table-cell office:value-type="float" office:value="23289" table:style-name="ce1">
            <text:p>23289</text:p>
          </table:table-cell>
          <table:table-cell office:value-type="float" office:value="23718" table:style-name="ce1">
            <text:p>23718</text:p>
          </table:table-cell>
          <table:table-cell office:value-type="float" office:value="24119" table:style-name="ce1">
            <text:p>24119</text:p>
          </table:table-cell>
          <table:table-cell office:value-type="float" office:value="24495" table:style-name="ce1">
            <text:p>24495</text:p>
          </table:table-cell>
          <table:table-cell office:value-type="float" office:value="24859" table:style-name="ce1">
            <text:p>24859</text:p>
          </table:table-cell>
          <table:table-cell office:value-type="float" office:value="25231" table:style-name="ce1">
            <text:p>25231</text:p>
          </table:table-cell>
          <table:table-cell office:value-type="float" office:value="25621" table:style-name="ce1">
            <text:p>25621</text:p>
          </table:table-cell>
          <table:table-cell office:value-type="float" office:value="26035" table:style-name="ce1">
            <text:p>26035</text:p>
          </table:table-cell>
          <table:table-cell office:value-type="float" office:value="26432" table:style-name="ce1">
            <text:p>26432</text:p>
          </table:table-cell>
          <table:table-cell office:value-type="float" office:value="26802" table:style-name="ce1">
            <text:p>26802</text:p>
          </table:table-cell>
          <table:table-cell office:value-type="float" office:value="27159" table:style-name="ce1">
            <text:p>27159</text:p>
          </table:table-cell>
          <table:table-cell office:value-type="float" office:value="27493" table:style-name="ce1">
            <text:p>27493</text:p>
          </table:table-cell>
          <table:table-cell office:value-type="float" office:value="27803" table:style-name="ce1">
            <text:p>27803</text:p>
          </table:table-cell>
          <table:table-cell office:value-type="float" office:value="28095" table:style-name="ce1">
            <text:p>28095</text:p>
          </table:table-cell>
          <table:table-cell office:value-type="float" office:value="28367" table:style-name="ce1">
            <text:p>28367</text:p>
          </table:table-cell>
          <table:table-cell office:value-type="float" office:value="28626" table:style-name="ce1">
            <text:p>28626</text:p>
          </table:table-cell>
          <table:table-cell office:value-type="float" office:value="28875" table:style-name="ce1">
            <text:p>28875</text:p>
          </table:table-cell>
          <table:table-cell office:value-type="float" office:value="29114" table:style-name="ce1">
            <text:p>29114</text:p>
          </table:table-cell>
          <table:table-cell office:value-type="float" office:value="29340" table:style-name="ce1">
            <text:p>29340</text:p>
          </table:table-cell>
          <table:table-cell office:value-type="float" office:value="29553" table:style-name="ce1">
            <text:p>29553</text:p>
          </table:table-cell>
          <table:table-cell office:value-type="float" office:value="29752" table:style-name="ce1">
            <text:p>29752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omalia</text:p>
          </table:table-cell>
          <table:table-cell office:value-type="string" table:style-name="ce1">
            <text:p>SOM</text:p>
          </table:table-cell>
          <table:table-cell office:value-type="float" office:value="477185" table:style-name="ce1">
            <text:p>477185</text:p>
          </table:table-cell>
          <table:table-cell office:value-type="float" office:value="501999" table:style-name="ce1">
            <text:p>501999</text:p>
          </table:table-cell>
          <table:table-cell office:value-type="float" office:value="528185" table:style-name="ce1">
            <text:p>528185</text:p>
          </table:table-cell>
          <table:table-cell office:value-type="float" office:value="555749" table:style-name="ce1">
            <text:p>555749</text:p>
          </table:table-cell>
          <table:table-cell office:value-type="float" office:value="584013" table:style-name="ce1">
            <text:p>584013</text:p>
          </table:table-cell>
          <table:table-cell office:value-type="float" office:value="612807" table:style-name="ce1">
            <text:p>612807</text:p>
          </table:table-cell>
          <table:table-cell office:value-type="float" office:value="644161" table:style-name="ce1">
            <text:p>644161</text:p>
          </table:table-cell>
          <table:table-cell office:value-type="float" office:value="678367" table:style-name="ce1">
            <text:p>678367</text:p>
          </table:table-cell>
          <table:table-cell office:value-type="float" office:value="713975" table:style-name="ce1">
            <text:p>713975</text:p>
          </table:table-cell>
          <table:table-cell office:value-type="float" office:value="748684" table:style-name="ce1">
            <text:p>748684</text:p>
          </table:table-cell>
          <table:table-cell office:value-type="float" office:value="781352" table:style-name="ce1">
            <text:p>781352</text:p>
          </table:table-cell>
          <table:table-cell office:value-type="float" office:value="808569" table:style-name="ce1">
            <text:p>808569</text:p>
          </table:table-cell>
          <table:table-cell office:value-type="float" office:value="831912" table:style-name="ce1">
            <text:p>831912</text:p>
          </table:table-cell>
          <table:table-cell office:value-type="float" office:value="861425" table:style-name="ce1">
            <text:p>861425</text:p>
          </table:table-cell>
          <table:table-cell office:value-type="float" office:value="912236" table:style-name="ce1">
            <text:p>912236</text:p>
          </table:table-cell>
          <table:table-cell office:value-type="float" office:value="989566" table:style-name="ce1">
            <text:p>989566</text:p>
          </table:table-cell>
          <table:table-cell office:value-type="float" office:value="1096771" table:style-name="ce1">
            <text:p>1096771</text:p>
          </table:table-cell>
          <table:table-cell office:value-type="float" office:value="1236031" table:style-name="ce1">
            <text:p>1236031</text:p>
          </table:table-cell>
          <table:table-cell office:value-type="float" office:value="1388481" table:style-name="ce1">
            <text:p>1388481</text:p>
          </table:table-cell>
          <table:table-cell office:value-type="float" office:value="1526528" table:style-name="ce1">
            <text:p>1526528</text:p>
          </table:table-cell>
          <table:table-cell office:value-type="float" office:value="1629788" table:style-name="ce1">
            <text:p>1629788</text:p>
          </table:table-cell>
          <table:table-cell office:value-type="float" office:value="1689280" table:style-name="ce1">
            <text:p>1689280</text:p>
          </table:table-cell>
          <table:table-cell office:value-type="float" office:value="1710876" table:style-name="ce1">
            <text:p>1710876</text:p>
          </table:table-cell>
          <table:table-cell office:value-type="float" office:value="1707451" table:style-name="ce1">
            <text:p>1707451</text:p>
          </table:table-cell>
          <table:table-cell office:value-type="float" office:value="1699729" table:style-name="ce1">
            <text:p>1699729</text:p>
          </table:table-cell>
          <table:table-cell office:value-type="float" office:value="1703225" table:style-name="ce1">
            <text:p>1703225</text:p>
          </table:table-cell>
          <table:table-cell office:value-type="float" office:value="1723418" table:style-name="ce1">
            <text:p>1723418</text:p>
          </table:table-cell>
          <table:table-cell office:value-type="float" office:value="1757385" table:style-name="ce1">
            <text:p>1757385</text:p>
          </table:table-cell>
          <table:table-cell office:value-type="float" office:value="1801099" table:style-name="ce1">
            <text:p>1801099</text:p>
          </table:table-cell>
          <table:table-cell office:value-type="float" office:value="1842393" table:style-name="ce1">
            <text:p>1842393</text:p>
          </table:table-cell>
          <table:table-cell office:value-type="float" office:value="1874865" table:style-name="ce1">
            <text:p>1874865</text:p>
          </table:table-cell>
          <table:table-cell office:value-type="float" office:value="1896302" table:style-name="ce1">
            <text:p>1896302</text:p>
          </table:table-cell>
          <table:table-cell office:value-type="float" office:value="1910801" table:style-name="ce1">
            <text:p>1910801</text:p>
          </table:table-cell>
          <table:table-cell office:value-type="float" office:value="1925348" table:style-name="ce1">
            <text:p>1925348</text:p>
          </table:table-cell>
          <table:table-cell office:value-type="float" office:value="1950669" table:style-name="ce1">
            <text:p>1950669</text:p>
          </table:table-cell>
          <table:table-cell office:value-type="float" office:value="1994369" table:style-name="ce1">
            <text:p>1994369</text:p>
          </table:table-cell>
          <table:table-cell office:value-type="float" office:value="2059950" table:style-name="ce1">
            <text:p>2059950</text:p>
          </table:table-cell>
          <table:table-cell office:value-type="float" office:value="2145099" table:style-name="ce1">
            <text:p>2145099</text:p>
          </table:table-cell>
          <table:table-cell office:value-type="float" office:value="2244635" table:style-name="ce1">
            <text:p>2244635</text:p>
          </table:table-cell>
          <table:table-cell office:value-type="float" office:value="2350253" table:style-name="ce1">
            <text:p>2350253</text:p>
          </table:table-cell>
          <table:table-cell office:value-type="float" office:value="2455429" table:style-name="ce1">
            <text:p>2455429</text:p>
          </table:table-cell>
          <table:table-cell office:value-type="float" office:value="2558272" table:style-name="ce1">
            <text:p>2558272</text:p>
          </table:table-cell>
          <table:table-cell office:value-type="float" office:value="2660466" table:style-name="ce1">
            <text:p>2660466</text:p>
          </table:table-cell>
          <table:table-cell office:value-type="float" office:value="2763120" table:style-name="ce1">
            <text:p>2763120</text:p>
          </table:table-cell>
          <table:table-cell office:value-type="float" office:value="2868066" table:style-name="ce1">
            <text:p>2868066</text:p>
          </table:table-cell>
          <table:table-cell office:value-type="float" office:value="2976637" table:style-name="ce1">
            <text:p>2976637</text:p>
          </table:table-cell>
          <table:table-cell office:value-type="float" office:value="3089162" table:style-name="ce1">
            <text:p>3089162</text:p>
          </table:table-cell>
          <table:table-cell office:value-type="float" office:value="3204929" table:style-name="ce1">
            <text:p>3204929</text:p>
          </table:table-cell>
          <table:table-cell office:value-type="float" office:value="3323714" table:style-name="ce1">
            <text:p>3323714</text:p>
          </table:table-cell>
          <table:table-cell office:value-type="float" office:value="3445464" table:style-name="ce1">
            <text:p>3445464</text:p>
          </table:table-cell>
          <table:table-cell office:value-type="float" office:value="3570051" table:style-name="ce1">
            <text:p>3570051</text:p>
          </table:table-cell>
          <table:table-cell office:value-type="float" office:value="3697311" table:style-name="ce1">
            <text:p>3697311</text:p>
          </table:table-cell>
          <table:table-cell office:value-type="float" office:value="3828131" table:style-name="ce1">
            <text:p>3828131</text:p>
          </table:table-cell>
          <table:table-cell office:value-type="float" office:value="3964741" table:style-name="ce1">
            <text:p>3964741</text:p>
          </table:table-cell>
          <table:table-cell office:value-type="float" office:value="4110056" table:style-name="ce1">
            <text:p>4110056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erbia</text:p>
          </table:table-cell>
          <table:table-cell office:value-type="string" table:style-name="ce1">
            <text:p>SRB</text:p>
          </table:table-cell>
          <table:table-cell table:number-columns-repeated="30" table:style-name="ce1"/>
          <table:table-cell office:value-type="float" office:value="3822813" table:style-name="ce1">
            <text:p>3822813</text:p>
          </table:table-cell>
          <table:table-cell office:value-type="float" office:value="3856152" table:style-name="ce1">
            <text:p>3856152</text:p>
          </table:table-cell>
          <table:table-cell office:value-type="float" office:value="3902505" table:style-name="ce1">
            <text:p>3902505</text:p>
          </table:table-cell>
          <table:table-cell office:value-type="float" office:value="3950206" table:style-name="ce1">
            <text:p>3950206</text:p>
          </table:table-cell>
          <table:table-cell office:value-type="float" office:value="3989140" table:style-name="ce1">
            <text:p>3989140</text:p>
          </table:table-cell>
          <table:table-cell office:value-type="float" office:value="3953290" table:style-name="ce1">
            <text:p>3953290</text:p>
          </table:table-cell>
          <table:table-cell office:value-type="float" office:value="3969937" table:style-name="ce1">
            <text:p>3969937</text:p>
          </table:table-cell>
          <table:table-cell office:value-type="float" office:value="3979199" table:style-name="ce1">
            <text:p>3979199</text:p>
          </table:table-cell>
          <table:table-cell office:value-type="float" office:value="3984493" table:style-name="ce1">
            <text:p>3984493</text:p>
          </table:table-cell>
          <table:table-cell office:value-type="float" office:value="3990305" table:style-name="ce1">
            <text:p>3990305</text:p>
          </table:table-cell>
          <table:table-cell office:value-type="float" office:value="3997794" table:style-name="ce1">
            <text:p>3997794</text:p>
          </table:table-cell>
          <table:table-cell office:value-type="float" office:value="4011035" table:style-name="ce1">
            <text:p>4011035</text:p>
          </table:table-cell>
          <table:table-cell office:value-type="float" office:value="4029317" table:style-name="ce1">
            <text:p>4029317</text:p>
          </table:table-cell>
          <table:table-cell office:value-type="float" office:value="4038921" table:style-name="ce1">
            <text:p>4038921</text:p>
          </table:table-cell>
          <table:table-cell office:value-type="float" office:value="4049434" table:style-name="ce1">
            <text:p>4049434</text:p>
          </table:table-cell>
          <table:table-cell office:value-type="float" office:value="4057154" table:style-name="ce1">
            <text:p>4057154</text:p>
          </table:table-cell>
          <table:table-cell office:value-type="float" office:value="4061021" table:style-name="ce1">
            <text:p>4061021</text:p>
          </table:table-cell>
          <table:table-cell office:value-type="float" office:value="4064297" table:style-name="ce1">
            <text:p>4064297</text:p>
          </table:table-cell>
          <table:table-cell office:value-type="float" office:value="4050707" table:style-name="ce1">
            <text:p>4050707</text:p>
          </table:table-cell>
          <table:table-cell office:value-type="float" office:value="4038084" table:style-name="ce1">
            <text:p>4038084</text:p>
          </table:table-cell>
          <table:table-cell office:value-type="float" office:value="4025456" table:style-name="ce1">
            <text:p>4025456</text:p>
          </table:table-cell>
          <table:table-cell office:value-type="float" office:value="3997418" table:style-name="ce1">
            <text:p>3997418</text:p>
          </table:table-cell>
          <table:table-cell office:value-type="float" office:value="3981594" table:style-name="ce1">
            <text:p>3981594</text:p>
          </table:table-cell>
          <table:table-cell office:value-type="float" office:value="3966995" table:style-name="ce1">
            <text:p>3966995</text:p>
          </table:table-cell>
          <table:table-cell office:value-type="float" office:value="3953590" table:style-name="ce1">
            <text:p>3953590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ub-Saharan Africa (developing only)</text:p>
          </table:table-cell>
          <table:table-cell office:value-type="string" table:style-name="ce1">
            <text:p>SSA</text:p>
          </table:table-cell>
          <table:table-cell office:value-type="float" office:value="33322963" table:style-name="ce1">
            <text:p>33322963</text:p>
          </table:table-cell>
          <table:table-cell office:value-type="float" office:value="34862475" table:style-name="ce1">
            <text:p>34862475</text:p>
          </table:table-cell>
          <table:table-cell office:value-type="float" office:value="36453075" table:style-name="ce1">
            <text:p>36453075</text:p>
          </table:table-cell>
          <table:table-cell office:value-type="float" office:value="38135561" table:style-name="ce1">
            <text:p>38135561</text:p>
          </table:table-cell>
          <table:table-cell office:value-type="float" office:value="39912050" table:style-name="ce1">
            <text:p>39912050</text:p>
          </table:table-cell>
          <table:table-cell office:value-type="float" office:value="41780921" table:style-name="ce1">
            <text:p>41780921</text:p>
          </table:table-cell>
          <table:table-cell office:value-type="float" office:value="43712847" table:style-name="ce1">
            <text:p>43712847</text:p>
          </table:table-cell>
          <table:table-cell office:value-type="float" office:value="45747694" table:style-name="ce1">
            <text:p>45747694</text:p>
          </table:table-cell>
          <table:table-cell office:value-type="float" office:value="47898098" table:style-name="ce1">
            <text:p>47898098</text:p>
          </table:table-cell>
          <table:table-cell office:value-type="float" office:value="50176240" table:style-name="ce1">
            <text:p>50176240</text:p>
          </table:table-cell>
          <table:table-cell office:value-type="float" office:value="52533153" table:style-name="ce1">
            <text:p>52533153</text:p>
          </table:table-cell>
          <table:table-cell office:value-type="float" office:value="55108745" table:style-name="ce1">
            <text:p>55108745</text:p>
          </table:table-cell>
          <table:table-cell office:value-type="float" office:value="57836684" table:style-name="ce1">
            <text:p>57836684</text:p>
          </table:table-cell>
          <table:table-cell office:value-type="float" office:value="60693687" table:style-name="ce1">
            <text:p>60693687</text:p>
          </table:table-cell>
          <table:table-cell office:value-type="float" office:value="63680280" table:style-name="ce1">
            <text:p>63680280</text:p>
          </table:table-cell>
          <table:table-cell office:value-type="float" office:value="66847560" table:style-name="ce1">
            <text:p>66847560</text:p>
          </table:table-cell>
          <table:table-cell office:value-type="float" office:value="70216896" table:style-name="ce1">
            <text:p>70216896</text:p>
          </table:table-cell>
          <table:table-cell office:value-type="float" office:value="73716368" table:style-name="ce1">
            <text:p>73716368</text:p>
          </table:table-cell>
          <table:table-cell office:value-type="float" office:value="77394764" table:style-name="ce1">
            <text:p>77394764</text:p>
          </table:table-cell>
          <table:table-cell office:value-type="float" office:value="81036319" table:style-name="ce1">
            <text:p>81036319</text:p>
          </table:table-cell>
          <table:table-cell office:value-type="float" office:value="84760742" table:style-name="ce1">
            <text:p>84760742</text:p>
          </table:table-cell>
          <table:table-cell office:value-type="float" office:value="88810014" table:style-name="ce1">
            <text:p>88810014</text:p>
          </table:table-cell>
          <table:table-cell office:value-type="float" office:value="93046311" table:style-name="ce1">
            <text:p>93046311</text:p>
          </table:table-cell>
          <table:table-cell office:value-type="float" office:value="97537655" table:style-name="ce1">
            <text:p>97537655</text:p>
          </table:table-cell>
          <table:table-cell office:value-type="float" office:value="102360764" table:style-name="ce1">
            <text:p>102360764</text:p>
          </table:table-cell>
          <table:table-cell office:value-type="float" office:value="107549773" table:style-name="ce1">
            <text:p>107549773</text:p>
          </table:table-cell>
          <table:table-cell office:value-type="float" office:value="113028614" table:style-name="ce1">
            <text:p>113028614</text:p>
          </table:table-cell>
          <table:table-cell office:value-type="float" office:value="118710237" table:style-name="ce1">
            <text:p>118710237</text:p>
          </table:table-cell>
          <table:table-cell office:value-type="float" office:value="124611393" table:style-name="ce1">
            <text:p>124611393</text:p>
          </table:table-cell>
          <table:table-cell office:value-type="float" office:value="130710212" table:style-name="ce1">
            <text:p>130710212</text:p>
          </table:table-cell>
          <table:table-cell office:value-type="float" office:value="137125862" table:style-name="ce1">
            <text:p>137125862</text:p>
          </table:table-cell>
          <table:table-cell office:value-type="float" office:value="143341980" table:style-name="ce1">
            <text:p>143341980</text:p>
          </table:table-cell>
          <table:table-cell office:value-type="float" office:value="149715555" table:style-name="ce1">
            <text:p>149715555</text:p>
          </table:table-cell>
          <table:table-cell office:value-type="float" office:value="156245649" table:style-name="ce1">
            <text:p>156245649</text:p>
          </table:table-cell>
          <table:table-cell office:value-type="float" office:value="162677095" table:style-name="ce1">
            <text:p>162677095</text:p>
          </table:table-cell>
          <table:table-cell office:value-type="float" office:value="169231248" table:style-name="ce1">
            <text:p>169231248</text:p>
          </table:table-cell>
          <table:table-cell office:value-type="float" office:value="175939735" table:style-name="ce1">
            <text:p>175939735</text:p>
          </table:table-cell>
          <table:table-cell office:value-type="float" office:value="182891878" table:style-name="ce1">
            <text:p>182891878</text:p>
          </table:table-cell>
          <table:table-cell office:value-type="float" office:value="190016606" table:style-name="ce1">
            <text:p>190016606</text:p>
          </table:table-cell>
          <table:table-cell office:value-type="float" office:value="197434374" table:style-name="ce1">
            <text:p>197434374</text:p>
          </table:table-cell>
          <table:table-cell office:value-type="float" office:value="205186565" table:style-name="ce1">
            <text:p>205186565</text:p>
          </table:table-cell>
          <table:table-cell office:value-type="float" office:value="213558355" table:style-name="ce1">
            <text:p>213558355</text:p>
          </table:table-cell>
          <table:table-cell office:value-type="float" office:value="222166367" table:style-name="ce1">
            <text:p>222166367</text:p>
          </table:table-cell>
          <table:table-cell office:value-type="float" office:value="231139946" table:style-name="ce1">
            <text:p>231139946</text:p>
          </table:table-cell>
          <table:table-cell office:value-type="float" office:value="240533871" table:style-name="ce1">
            <text:p>240533871</text:p>
          </table:table-cell>
          <table:table-cell office:value-type="float" office:value="250413949" table:style-name="ce1">
            <text:p>250413949</text:p>
          </table:table-cell>
          <table:table-cell office:value-type="float" office:value="260758336" table:style-name="ce1">
            <text:p>260758336</text:p>
          </table:table-cell>
          <table:table-cell office:value-type="float" office:value="271607489" table:style-name="ce1">
            <text:p>271607489</text:p>
          </table:table-cell>
          <table:table-cell office:value-type="float" office:value="283087441" table:style-name="ce1">
            <text:p>283087441</text:p>
          </table:table-cell>
          <table:table-cell office:value-type="float" office:value="295056420" table:style-name="ce1">
            <text:p>295056420</text:p>
          </table:table-cell>
          <table:table-cell office:value-type="float" office:value="307533535" table:style-name="ce1">
            <text:p>307533535</text:p>
          </table:table-cell>
          <table:table-cell office:value-type="float" office:value="320499912" table:style-name="ce1">
            <text:p>320499912</text:p>
          </table:table-cell>
          <table:table-cell office:value-type="float" office:value="333968236" table:style-name="ce1">
            <text:p>333968236</text:p>
          </table:table-cell>
          <table:table-cell office:value-type="float" office:value="347925697" table:style-name="ce1">
            <text:p>347925697</text:p>
          </table:table-cell>
          <table:table-cell office:value-type="float" office:value="362378935" table:style-name="ce1">
            <text:p>362378935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outh Sudan</text:p>
          </table:table-cell>
          <table:table-cell office:value-type="string" table:style-name="ce1">
            <text:p>SSD</text:p>
          </table:table-cell>
          <table:table-cell office:value-type="float" office:value="258507" table:style-name="ce1">
            <text:p>258507</text:p>
          </table:table-cell>
          <table:table-cell office:value-type="float" office:value="263081" table:style-name="ce1">
            <text:p>263081</text:p>
          </table:table-cell>
          <table:table-cell office:value-type="float" office:value="267857" table:style-name="ce1">
            <text:p>267857</text:p>
          </table:table-cell>
          <table:table-cell office:value-type="float" office:value="272895" table:style-name="ce1">
            <text:p>272895</text:p>
          </table:table-cell>
          <table:table-cell office:value-type="float" office:value="278138" table:style-name="ce1">
            <text:p>278138</text:p>
          </table:table-cell>
          <table:table-cell office:value-type="float" office:value="283621" table:style-name="ce1">
            <text:p>283621</text:p>
          </table:table-cell>
          <table:table-cell office:value-type="float" office:value="289380" table:style-name="ce1">
            <text:p>289380</text:p>
          </table:table-cell>
          <table:table-cell office:value-type="float" office:value="295350" table:style-name="ce1">
            <text:p>295350</text:p>
          </table:table-cell>
          <table:table-cell office:value-type="float" office:value="301604" table:style-name="ce1">
            <text:p>301604</text:p>
          </table:table-cell>
          <table:table-cell office:value-type="float" office:value="308115" table:style-name="ce1">
            <text:p>308115</text:p>
          </table:table-cell>
          <table:table-cell office:value-type="float" office:value="314854" table:style-name="ce1">
            <text:p>314854</text:p>
          </table:table-cell>
          <table:table-cell office:value-type="float" office:value="321906" table:style-name="ce1">
            <text:p>321906</text:p>
          </table:table-cell>
          <table:table-cell office:value-type="float" office:value="329212" table:style-name="ce1">
            <text:p>329212</text:p>
          </table:table-cell>
          <table:table-cell office:value-type="float" office:value="336862" table:style-name="ce1">
            <text:p>336862</text:p>
          </table:table-cell>
          <table:table-cell office:value-type="float" office:value="344791" table:style-name="ce1">
            <text:p>344791</text:p>
          </table:table-cell>
          <table:table-cell office:value-type="float" office:value="353100" table:style-name="ce1">
            <text:p>353100</text:p>
          </table:table-cell>
          <table:table-cell office:value-type="float" office:value="361619" table:style-name="ce1">
            <text:p>361619</text:p>
          </table:table-cell>
          <table:table-cell office:value-type="float" office:value="370299" table:style-name="ce1">
            <text:p>370299</text:p>
          </table:table-cell>
          <table:table-cell office:value-type="float" office:value="379492" table:style-name="ce1">
            <text:p>379492</text:p>
          </table:table-cell>
          <table:table-cell office:value-type="float" office:value="389518" table:style-name="ce1">
            <text:p>389518</text:p>
          </table:table-cell>
          <table:table-cell office:value-type="float" office:value="400509" table:style-name="ce1">
            <text:p>400509</text:p>
          </table:table-cell>
          <table:table-cell office:value-type="float" office:value="412613" table:style-name="ce1">
            <text:p>412613</text:p>
          </table:table-cell>
          <table:table-cell office:value-type="float" office:value="425457" table:style-name="ce1">
            <text:p>425457</text:p>
          </table:table-cell>
          <table:table-cell office:value-type="float" office:value="449822" table:style-name="ce1">
            <text:p>449822</text:p>
          </table:table-cell>
          <table:table-cell office:value-type="float" office:value="492163" table:style-name="ce1">
            <text:p>492163</text:p>
          </table:table-cell>
          <table:table-cell office:value-type="float" office:value="535997" table:style-name="ce1">
            <text:p>535997</text:p>
          </table:table-cell>
          <table:table-cell office:value-type="float" office:value="581611" table:style-name="ce1">
            <text:p>581611</text:p>
          </table:table-cell>
          <table:table-cell office:value-type="float" office:value="628900" table:style-name="ce1">
            <text:p>628900</text:p>
          </table:table-cell>
          <table:table-cell office:value-type="float" office:value="676578" table:style-name="ce1">
            <text:p>676578</text:p>
          </table:table-cell>
          <table:table-cell office:value-type="float" office:value="722394" table:style-name="ce1">
            <text:p>722394</text:p>
          </table:table-cell>
          <table:table-cell office:value-type="float" office:value="764988" table:style-name="ce1">
            <text:p>764988</text:p>
          </table:table-cell>
          <table:table-cell office:value-type="float" office:value="802077" table:style-name="ce1">
            <text:p>802077</text:p>
          </table:table-cell>
          <table:table-cell office:value-type="float" office:value="834080" table:style-name="ce1">
            <text:p>834080</text:p>
          </table:table-cell>
          <table:table-cell office:value-type="float" office:value="856988" table:style-name="ce1">
            <text:p>856988</text:p>
          </table:table-cell>
          <table:table-cell office:value-type="float" office:value="854399" table:style-name="ce1">
            <text:p>854399</text:p>
          </table:table-cell>
          <table:table-cell office:value-type="float" office:value="865518" table:style-name="ce1">
            <text:p>865518</text:p>
          </table:table-cell>
          <table:table-cell office:value-type="float" office:value="893308" table:style-name="ce1">
            <text:p>893308</text:p>
          </table:table-cell>
          <table:table-cell office:value-type="float" office:value="936255" table:style-name="ce1">
            <text:p>936255</text:p>
          </table:table-cell>
          <table:table-cell office:value-type="float" office:value="990001" table:style-name="ce1">
            <text:p>990001</text:p>
          </table:table-cell>
          <table:table-cell office:value-type="float" office:value="1047805" table:style-name="ce1">
            <text:p>1047805</text:p>
          </table:table-cell>
          <table:table-cell office:value-type="float" office:value="1104613" table:style-name="ce1">
            <text:p>1104613</text:p>
          </table:table-cell>
          <table:table-cell office:value-type="float" office:value="1158887" table:style-name="ce1">
            <text:p>1158887</text:p>
          </table:table-cell>
          <table:table-cell office:value-type="float" office:value="1212363" table:style-name="ce1">
            <text:p>1212363</text:p>
          </table:table-cell>
          <table:table-cell office:value-type="float" office:value="1266773" table:style-name="ce1">
            <text:p>1266773</text:p>
          </table:table-cell>
          <table:table-cell office:value-type="float" office:value="1325153" table:style-name="ce1">
            <text:p>1325153</text:p>
          </table:table-cell>
          <table:table-cell office:value-type="float" office:value="1389458" table:style-name="ce1">
            <text:p>1389458</text:p>
          </table:table-cell>
          <table:table-cell office:value-type="float" office:value="1460001" table:style-name="ce1">
            <text:p>1460001</text:p>
          </table:table-cell>
          <table:table-cell office:value-type="float" office:value="1535659" table:style-name="ce1">
            <text:p>1535659</text:p>
          </table:table-cell>
          <table:table-cell office:value-type="float" office:value="1616569" table:style-name="ce1">
            <text:p>1616569</text:p>
          </table:table-cell>
          <table:table-cell office:value-type="float" office:value="1703206" table:style-name="ce1">
            <text:p>1703206</text:p>
          </table:table-cell>
          <table:table-cell office:value-type="float" office:value="1795584" table:style-name="ce1">
            <text:p>1795584</text:p>
          </table:table-cell>
          <table:table-cell office:value-type="float" office:value="1894134" table:style-name="ce1">
            <text:p>1894134</text:p>
          </table:table-cell>
          <table:table-cell office:value-type="float" office:value="1998473" table:style-name="ce1">
            <text:p>1998473</text:p>
          </table:table-cell>
          <table:table-cell office:value-type="float" office:value="2106356" table:style-name="ce1">
            <text:p>2106356</text:p>
          </table:table-cell>
          <table:table-cell office:value-type="float" office:value="2214408" table:style-name="ce1">
            <text:p>221440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ub-Saharan Africa (all income levels)</text:p>
          </table:table-cell>
          <table:table-cell office:value-type="string" table:style-name="ce1">
            <text:p>SSF</text:p>
          </table:table-cell>
          <table:table-cell office:value-type="float" office:value="33398886" table:style-name="ce1">
            <text:p>33398886</text:p>
          </table:table-cell>
          <table:table-cell office:value-type="float" office:value="34941484" table:style-name="ce1">
            <text:p>34941484</text:p>
          </table:table-cell>
          <table:table-cell office:value-type="float" office:value="36533861" table:style-name="ce1">
            <text:p>36533861</text:p>
          </table:table-cell>
          <table:table-cell office:value-type="float" office:value="38218210" table:style-name="ce1">
            <text:p>38218210</text:p>
          </table:table-cell>
          <table:table-cell office:value-type="float" office:value="39996796" table:style-name="ce1">
            <text:p>39996796</text:p>
          </table:table-cell>
          <table:table-cell office:value-type="float" office:value="41868058" table:style-name="ce1">
            <text:p>41868058</text:p>
          </table:table-cell>
          <table:table-cell office:value-type="float" office:value="43802793" table:style-name="ce1">
            <text:p>43802793</text:p>
          </table:table-cell>
          <table:table-cell office:value-type="float" office:value="45840749" table:style-name="ce1">
            <text:p>45840749</text:p>
          </table:table-cell>
          <table:table-cell office:value-type="float" office:value="47994128" table:style-name="ce1">
            <text:p>47994128</text:p>
          </table:table-cell>
          <table:table-cell office:value-type="float" office:value="50274502" table:style-name="ce1">
            <text:p>50274502</text:p>
          </table:table-cell>
          <table:table-cell office:value-type="float" office:value="52632504" table:style-name="ce1">
            <text:p>52632504</text:p>
          </table:table-cell>
          <table:table-cell office:value-type="float" office:value="55207919" table:style-name="ce1">
            <text:p>55207919</text:p>
          </table:table-cell>
          <table:table-cell office:value-type="float" office:value="57934720" table:style-name="ce1">
            <text:p>57934720</text:p>
          </table:table-cell>
          <table:table-cell office:value-type="float" office:value="60789921" table:style-name="ce1">
            <text:p>60789921</text:p>
          </table:table-cell>
          <table:table-cell office:value-type="float" office:value="63774638" table:style-name="ce1">
            <text:p>63774638</text:p>
          </table:table-cell>
          <table:table-cell office:value-type="float" office:value="66940437" table:style-name="ce1">
            <text:p>66940437</text:p>
          </table:table-cell>
          <table:table-cell office:value-type="float" office:value="70308737" table:style-name="ce1">
            <text:p>70308737</text:p>
          </table:table-cell>
          <table:table-cell office:value-type="float" office:value="73807600" table:style-name="ce1">
            <text:p>73807600</text:p>
          </table:table-cell>
          <table:table-cell office:value-type="float" office:value="77485345" table:style-name="ce1">
            <text:p>77485345</text:p>
          </table:table-cell>
          <table:table-cell office:value-type="float" office:value="81127451" table:style-name="ce1">
            <text:p>81127451</text:p>
          </table:table-cell>
          <table:table-cell office:value-type="float" office:value="84854021" table:style-name="ce1">
            <text:p>84854021</text:p>
          </table:table-cell>
          <table:table-cell office:value-type="float" office:value="88907296" table:style-name="ce1">
            <text:p>88907296</text:p>
          </table:table-cell>
          <table:table-cell office:value-type="float" office:value="93149275" table:style-name="ce1">
            <text:p>93149275</text:p>
          </table:table-cell>
          <table:table-cell office:value-type="float" office:value="97647297" table:style-name="ce1">
            <text:p>97647297</text:p>
          </table:table-cell>
          <table:table-cell office:value-type="float" office:value="102479410" table:style-name="ce1">
            <text:p>102479410</text:p>
          </table:table-cell>
          <table:table-cell office:value-type="float" office:value="107677129" table:style-name="ce1">
            <text:p>107677129</text:p>
          </table:table-cell>
          <table:table-cell office:value-type="float" office:value="113164013" table:style-name="ce1">
            <text:p>113164013</text:p>
          </table:table-cell>
          <table:table-cell office:value-type="float" office:value="118853134" table:style-name="ce1">
            <text:p>118853134</text:p>
          </table:table-cell>
          <table:table-cell office:value-type="float" office:value="124761500" table:style-name="ce1">
            <text:p>124761500</text:p>
          </table:table-cell>
          <table:table-cell office:value-type="float" office:value="130867741" table:style-name="ce1">
            <text:p>130867741</text:p>
          </table:table-cell>
          <table:table-cell office:value-type="float" office:value="137291458" table:style-name="ce1">
            <text:p>137291458</text:p>
          </table:table-cell>
          <table:table-cell office:value-type="float" office:value="143516403" table:style-name="ce1">
            <text:p>143516403</text:p>
          </table:table-cell>
          <table:table-cell office:value-type="float" office:value="149899462" table:style-name="ce1">
            <text:p>149899462</text:p>
          </table:table-cell>
          <table:table-cell office:value-type="float" office:value="156439675" table:style-name="ce1">
            <text:p>156439675</text:p>
          </table:table-cell>
          <table:table-cell office:value-type="float" office:value="162881859" table:style-name="ce1">
            <text:p>162881859</text:p>
          </table:table-cell>
          <table:table-cell office:value-type="float" office:value="169442644" table:style-name="ce1">
            <text:p>169442644</text:p>
          </table:table-cell>
          <table:table-cell office:value-type="float" office:value="176157754" table:style-name="ce1">
            <text:p>176157754</text:p>
          </table:table-cell>
          <table:table-cell office:value-type="float" office:value="183116608" table:style-name="ce1">
            <text:p>183116608</text:p>
          </table:table-cell>
          <table:table-cell office:value-type="float" office:value="190248563" table:style-name="ce1">
            <text:p>190248563</text:p>
          </table:table-cell>
          <table:table-cell office:value-type="float" office:value="197673792" table:style-name="ce1">
            <text:p>197673792</text:p>
          </table:table-cell>
          <table:table-cell office:value-type="float" office:value="205433248" table:style-name="ce1">
            <text:p>205433248</text:p>
          </table:table-cell>
          <table:table-cell office:value-type="float" office:value="213812198" table:style-name="ce1">
            <text:p>213812198</text:p>
          </table:table-cell>
          <table:table-cell office:value-type="float" office:value="222428817" table:style-name="ce1">
            <text:p>222428817</text:p>
          </table:table-cell>
          <table:table-cell office:value-type="float" office:value="231409556" table:style-name="ce1">
            <text:p>231409556</text:p>
          </table:table-cell>
          <table:table-cell office:value-type="float" office:value="240811154" table:style-name="ce1">
            <text:p>240811154</text:p>
          </table:table-cell>
          <table:table-cell office:value-type="float" office:value="250699460" table:style-name="ce1">
            <text:p>250699460</text:p>
          </table:table-cell>
          <table:table-cell office:value-type="float" office:value="261052925" table:style-name="ce1">
            <text:p>261052925</text:p>
          </table:table-cell>
          <table:table-cell office:value-type="float" office:value="271910715" table:style-name="ce1">
            <text:p>271910715</text:p>
          </table:table-cell>
          <table:table-cell office:value-type="float" office:value="283400343" table:style-name="ce1">
            <text:p>283400343</text:p>
          </table:table-cell>
          <table:table-cell office:value-type="float" office:value="295378511" table:style-name="ce1">
            <text:p>295378511</text:p>
          </table:table-cell>
          <table:table-cell office:value-type="float" office:value="307866324" table:style-name="ce1">
            <text:p>307866324</text:p>
          </table:table-cell>
          <table:table-cell office:value-type="float" office:value="320841305" table:style-name="ce1">
            <text:p>320841305</text:p>
          </table:table-cell>
          <table:table-cell office:value-type="float" office:value="334320299" table:style-name="ce1">
            <text:p>334320299</text:p>
          </table:table-cell>
          <table:table-cell office:value-type="float" office:value="348289220" table:style-name="ce1">
            <text:p>348289220</text:p>
          </table:table-cell>
          <table:table-cell office:value-type="float" office:value="362754239" table:style-name="ce1">
            <text:p>36275423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mall states</text:p>
          </table:table-cell>
          <table:table-cell office:value-type="string" table:style-name="ce1">
            <text:p>SST</text:p>
          </table:table-cell>
          <table:table-cell office:value-type="float" office:value="2460214" table:style-name="ce1">
            <text:p>2460214</text:p>
          </table:table-cell>
          <table:table-cell office:value-type="float" office:value="2554838" table:style-name="ce1">
            <text:p>2554838</text:p>
          </table:table-cell>
          <table:table-cell office:value-type="float" office:value="2655464" table:style-name="ce1">
            <text:p>2655464</text:p>
          </table:table-cell>
          <table:table-cell office:value-type="float" office:value="2764761" table:style-name="ce1">
            <text:p>2764761</text:p>
          </table:table-cell>
          <table:table-cell office:value-type="float" office:value="2880129" table:style-name="ce1">
            <text:p>2880129</text:p>
          </table:table-cell>
          <table:table-cell office:value-type="float" office:value="2999923" table:style-name="ce1">
            <text:p>2999923</text:p>
          </table:table-cell>
          <table:table-cell office:value-type="float" office:value="3122732" table:style-name="ce1">
            <text:p>3122732</text:p>
          </table:table-cell>
          <table:table-cell office:value-type="float" office:value="3242564" table:style-name="ce1">
            <text:p>3242564</text:p>
          </table:table-cell>
          <table:table-cell office:value-type="float" office:value="3366189" table:style-name="ce1">
            <text:p>3366189</text:p>
          </table:table-cell>
          <table:table-cell office:value-type="float" office:value="3494081" table:style-name="ce1">
            <text:p>3494081</text:p>
          </table:table-cell>
          <table:table-cell office:value-type="float" office:value="3626945" table:style-name="ce1">
            <text:p>3626945</text:p>
          </table:table-cell>
          <table:table-cell office:value-type="float" office:value="3765183" table:style-name="ce1">
            <text:p>3765183</text:p>
          </table:table-cell>
          <table:table-cell office:value-type="float" office:value="3909372" table:style-name="ce1">
            <text:p>3909372</text:p>
          </table:table-cell>
          <table:table-cell office:value-type="float" office:value="4051990" table:style-name="ce1">
            <text:p>4051990</text:p>
          </table:table-cell>
          <table:table-cell office:value-type="float" office:value="4198107" table:style-name="ce1">
            <text:p>4198107</text:p>
          </table:table-cell>
          <table:table-cell office:value-type="float" office:value="4351156" table:style-name="ce1">
            <text:p>4351156</text:p>
          </table:table-cell>
          <table:table-cell office:value-type="float" office:value="4511506" table:style-name="ce1">
            <text:p>4511506</text:p>
          </table:table-cell>
          <table:table-cell office:value-type="float" office:value="4672208" table:style-name="ce1">
            <text:p>4672208</text:p>
          </table:table-cell>
          <table:table-cell office:value-type="float" office:value="4836890" table:style-name="ce1">
            <text:p>4836890</text:p>
          </table:table-cell>
          <table:table-cell office:value-type="float" office:value="5011159" table:style-name="ce1">
            <text:p>5011159</text:p>
          </table:table-cell>
          <table:table-cell office:value-type="float" office:value="5197613" table:style-name="ce1">
            <text:p>5197613</text:p>
          </table:table-cell>
          <table:table-cell office:value-type="float" office:value="5379934" table:style-name="ce1">
            <text:p>5379934</text:p>
          </table:table-cell>
          <table:table-cell office:value-type="float" office:value="5574115" table:style-name="ce1">
            <text:p>5574115</text:p>
          </table:table-cell>
          <table:table-cell office:value-type="float" office:value="5771839" table:style-name="ce1">
            <text:p>5771839</text:p>
          </table:table-cell>
          <table:table-cell office:value-type="float" office:value="5989490" table:style-name="ce1">
            <text:p>5989490</text:p>
          </table:table-cell>
          <table:table-cell office:value-type="float" office:value="6217343" table:style-name="ce1">
            <text:p>6217343</text:p>
          </table:table-cell>
          <table:table-cell office:value-type="float" office:value="6460954" table:style-name="ce1">
            <text:p>6460954</text:p>
          </table:table-cell>
          <table:table-cell office:value-type="float" office:value="6717900" table:style-name="ce1">
            <text:p>6717900</text:p>
          </table:table-cell>
          <table:table-cell office:value-type="float" office:value="6983806" table:style-name="ce1">
            <text:p>6983806</text:p>
          </table:table-cell>
          <table:table-cell office:value-type="float" office:value="7264717" table:style-name="ce1">
            <text:p>7264717</text:p>
          </table:table-cell>
          <table:table-cell office:value-type="float" office:value="7549026" table:style-name="ce1">
            <text:p>7549026</text:p>
          </table:table-cell>
          <table:table-cell office:value-type="float" office:value="7835263" table:style-name="ce1">
            <text:p>7835263</text:p>
          </table:table-cell>
          <table:table-cell office:value-type="float" office:value="8088714" table:style-name="ce1">
            <text:p>8088714</text:p>
          </table:table-cell>
          <table:table-cell office:value-type="float" office:value="8337252" table:style-name="ce1">
            <text:p>8337252</text:p>
          </table:table-cell>
          <table:table-cell office:value-type="float" office:value="8587219" table:style-name="ce1">
            <text:p>8587219</text:p>
          </table:table-cell>
          <table:table-cell office:value-type="float" office:value="8835458" table:style-name="ce1">
            <text:p>8835458</text:p>
          </table:table-cell>
          <table:table-cell office:value-type="float" office:value="9092323" table:style-name="ce1">
            <text:p>9092323</text:p>
          </table:table-cell>
          <table:table-cell office:value-type="float" office:value="9343202" table:style-name="ce1">
            <text:p>9343202</text:p>
          </table:table-cell>
          <table:table-cell office:value-type="float" office:value="9594489" table:style-name="ce1">
            <text:p>9594489</text:p>
          </table:table-cell>
          <table:table-cell office:value-type="float" office:value="9846405" table:style-name="ce1">
            <text:p>9846405</text:p>
          </table:table-cell>
          <table:table-cell office:value-type="float" office:value="10096243" table:style-name="ce1">
            <text:p>10096243</text:p>
          </table:table-cell>
          <table:table-cell office:value-type="float" office:value="10342094" table:style-name="ce1">
            <text:p>10342094</text:p>
          </table:table-cell>
          <table:table-cell office:value-type="float" office:value="10580742" table:style-name="ce1">
            <text:p>10580742</text:p>
          </table:table-cell>
          <table:table-cell office:value-type="float" office:value="10821651" table:style-name="ce1">
            <text:p>10821651</text:p>
          </table:table-cell>
          <table:table-cell office:value-type="float" office:value="11064823" table:style-name="ce1">
            <text:p>11064823</text:p>
          </table:table-cell>
          <table:table-cell office:value-type="float" office:value="11313212" table:style-name="ce1">
            <text:p>11313212</text:p>
          </table:table-cell>
          <table:table-cell office:value-type="float" office:value="11570626" table:style-name="ce1">
            <text:p>11570626</text:p>
          </table:table-cell>
          <table:table-cell office:value-type="float" office:value="11836697" table:style-name="ce1">
            <text:p>11836697</text:p>
          </table:table-cell>
          <table:table-cell office:value-type="float" office:value="12112542" table:style-name="ce1">
            <text:p>12112542</text:p>
          </table:table-cell>
          <table:table-cell office:value-type="float" office:value="12391307" table:style-name="ce1">
            <text:p>12391307</text:p>
          </table:table-cell>
          <table:table-cell office:value-type="float" office:value="12684613" table:style-name="ce1">
            <text:p>12684613</text:p>
          </table:table-cell>
          <table:table-cell office:value-type="float" office:value="12997942" table:style-name="ce1">
            <text:p>12997942</text:p>
          </table:table-cell>
          <table:table-cell office:value-type="float" office:value="13315150" table:style-name="ce1">
            <text:p>13315150</text:p>
          </table:table-cell>
          <table:table-cell office:value-type="float" office:value="13641417" table:style-name="ce1">
            <text:p>13641417</text:p>
          </table:table-cell>
          <table:table-cell office:value-type="float" office:value="13973687" table:style-name="ce1">
            <text:p>1397368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ao Tome and Principe</text:p>
          </table:table-cell>
          <table:table-cell office:value-type="string" table:style-name="ce1">
            <text:p>STP</text:p>
          </table:table-cell>
          <table:table-cell office:value-type="float" office:value="10328" table:style-name="ce1">
            <text:p>10328</text:p>
          </table:table-cell>
          <table:table-cell office:value-type="float" office:value="10847" table:style-name="ce1">
            <text:p>10847</text:p>
          </table:table-cell>
          <table:table-cell office:value-type="float" office:value="11577" table:style-name="ce1">
            <text:p>11577</text:p>
          </table:table-cell>
          <table:table-cell office:value-type="float" office:value="12319" table:style-name="ce1">
            <text:p>12319</text:p>
          </table:table-cell>
          <table:table-cell office:value-type="float" office:value="13153" table:style-name="ce1">
            <text:p>13153</text:p>
          </table:table-cell>
          <table:table-cell office:value-type="float" office:value="14147" table:style-name="ce1">
            <text:p>14147</text:p>
          </table:table-cell>
          <table:table-cell office:value-type="float" office:value="15356" table:style-name="ce1">
            <text:p>15356</text:p>
          </table:table-cell>
          <table:table-cell office:value-type="float" office:value="16781" table:style-name="ce1">
            <text:p>16781</text:p>
          </table:table-cell>
          <table:table-cell office:value-type="float" office:value="18395" table:style-name="ce1">
            <text:p>18395</text:p>
          </table:table-cell>
          <table:table-cell office:value-type="float" office:value="20127" table:style-name="ce1">
            <text:p>20127</text:p>
          </table:table-cell>
          <table:table-cell office:value-type="float" office:value="21917" table:style-name="ce1">
            <text:p>21917</text:p>
          </table:table-cell>
          <table:table-cell office:value-type="float" office:value="22952" table:style-name="ce1">
            <text:p>22952</text:p>
          </table:table-cell>
          <table:table-cell office:value-type="float" office:value="23696" table:style-name="ce1">
            <text:p>23696</text:p>
          </table:table-cell>
          <table:table-cell office:value-type="float" office:value="24432" table:style-name="ce1">
            <text:p>24432</text:p>
          </table:table-cell>
          <table:table-cell office:value-type="float" office:value="25231" table:style-name="ce1">
            <text:p>25231</text:p>
          </table:table-cell>
          <table:table-cell office:value-type="float" office:value="26136" table:style-name="ce1">
            <text:p>26136</text:p>
          </table:table-cell>
          <table:table-cell office:value-type="float" office:value="27168" table:style-name="ce1">
            <text:p>27168</text:p>
          </table:table-cell>
          <table:table-cell office:value-type="float" office:value="28303" table:style-name="ce1">
            <text:p>28303</text:p>
          </table:table-cell>
          <table:table-cell office:value-type="float" office:value="29495" table:style-name="ce1">
            <text:p>29495</text:p>
          </table:table-cell>
          <table:table-cell office:value-type="float" office:value="30676" table:style-name="ce1">
            <text:p>30676</text:p>
          </table:table-cell>
          <table:table-cell office:value-type="float" office:value="31792" table:style-name="ce1">
            <text:p>31792</text:p>
          </table:table-cell>
          <table:table-cell office:value-type="float" office:value="32823" table:style-name="ce1">
            <text:p>32823</text:p>
          </table:table-cell>
          <table:table-cell office:value-type="float" office:value="34370" table:style-name="ce1">
            <text:p>34370</text:p>
          </table:table-cell>
          <table:table-cell office:value-type="float" office:value="35989" table:style-name="ce1">
            <text:p>35989</text:p>
          </table:table-cell>
          <table:table-cell office:value-type="float" office:value="37655" table:style-name="ce1">
            <text:p>37655</text:p>
          </table:table-cell>
          <table:table-cell office:value-type="float" office:value="39402" table:style-name="ce1">
            <text:p>39402</text:p>
          </table:table-cell>
          <table:table-cell office:value-type="float" office:value="41249" table:style-name="ce1">
            <text:p>41249</text:p>
          </table:table-cell>
          <table:table-cell office:value-type="float" office:value="43184" table:style-name="ce1">
            <text:p>43184</text:p>
          </table:table-cell>
          <table:table-cell office:value-type="float" office:value="45217" table:style-name="ce1">
            <text:p>45217</text:p>
          </table:table-cell>
          <table:table-cell office:value-type="float" office:value="47346" table:style-name="ce1">
            <text:p>47346</text:p>
          </table:table-cell>
          <table:table-cell office:value-type="float" office:value="49573" table:style-name="ce1">
            <text:p>49573</text:p>
          </table:table-cell>
          <table:table-cell office:value-type="float" office:value="51915" table:style-name="ce1">
            <text:p>51915</text:p>
          </table:table-cell>
          <table:table-cell office:value-type="float" office:value="54160" table:style-name="ce1">
            <text:p>54160</text:p>
          </table:table-cell>
          <table:table-cell office:value-type="float" office:value="56457" table:style-name="ce1">
            <text:p>56457</text:p>
          </table:table-cell>
          <table:table-cell office:value-type="float" office:value="58789" table:style-name="ce1">
            <text:p>58789</text:p>
          </table:table-cell>
          <table:table-cell office:value-type="float" office:value="61126" table:style-name="ce1">
            <text:p>61126</text:p>
          </table:table-cell>
          <table:table-cell office:value-type="float" office:value="63451" table:style-name="ce1">
            <text:p>63451</text:p>
          </table:table-cell>
          <table:table-cell office:value-type="float" office:value="65771" table:style-name="ce1">
            <text:p>65771</text:p>
          </table:table-cell>
          <table:table-cell office:value-type="float" office:value="68138" table:style-name="ce1">
            <text:p>68138</text:p>
          </table:table-cell>
          <table:table-cell office:value-type="float" office:value="70622" table:style-name="ce1">
            <text:p>70622</text:p>
          </table:table-cell>
          <table:table-cell office:value-type="float" office:value="73278" table:style-name="ce1">
            <text:p>73278</text:p>
          </table:table-cell>
          <table:table-cell office:value-type="float" office:value="76129" table:style-name="ce1">
            <text:p>76129</text:p>
          </table:table-cell>
          <table:table-cell office:value-type="float" office:value="79165" table:style-name="ce1">
            <text:p>79165</text:p>
          </table:table-cell>
          <table:table-cell office:value-type="float" office:value="82326" table:style-name="ce1">
            <text:p>82326</text:p>
          </table:table-cell>
          <table:table-cell office:value-type="float" office:value="85563" table:style-name="ce1">
            <text:p>85563</text:p>
          </table:table-cell>
          <table:table-cell office:value-type="float" office:value="88840" table:style-name="ce1">
            <text:p>88840</text:p>
          </table:table-cell>
          <table:table-cell office:value-type="float" office:value="92145" table:style-name="ce1">
            <text:p>92145</text:p>
          </table:table-cell>
          <table:table-cell office:value-type="float" office:value="95486" table:style-name="ce1">
            <text:p>95486</text:p>
          </table:table-cell>
          <table:table-cell office:value-type="float" office:value="98867" table:style-name="ce1">
            <text:p>98867</text:p>
          </table:table-cell>
          <table:table-cell office:value-type="float" office:value="102299" table:style-name="ce1">
            <text:p>102299</text:p>
          </table:table-cell>
          <table:table-cell office:value-type="float" office:value="105787" table:style-name="ce1">
            <text:p>105787</text:p>
          </table:table-cell>
          <table:table-cell office:value-type="float" office:value="109328" table:style-name="ce1">
            <text:p>109328</text:p>
          </table:table-cell>
          <table:table-cell office:value-type="float" office:value="112918" table:style-name="ce1">
            <text:p>112918</text:p>
          </table:table-cell>
          <table:table-cell office:value-type="float" office:value="116548" table:style-name="ce1">
            <text:p>116548</text:p>
          </table:table-cell>
          <table:table-cell office:value-type="float" office:value="120211" table:style-name="ce1">
            <text:p>12021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uriname</text:p>
          </table:table-cell>
          <table:table-cell office:value-type="string" table:style-name="ce1">
            <text:p>SUR</text:p>
          </table:table-cell>
          <table:table-cell office:value-type="float" office:value="137041" table:style-name="ce1">
            <text:p>137041</text:p>
          </table:table-cell>
          <table:table-cell office:value-type="float" office:value="141035" table:style-name="ce1">
            <text:p>141035</text:p>
          </table:table-cell>
          <table:table-cell office:value-type="float" office:value="145001" table:style-name="ce1">
            <text:p>145001</text:p>
          </table:table-cell>
          <table:table-cell office:value-type="float" office:value="148999" table:style-name="ce1">
            <text:p>148999</text:p>
          </table:table-cell>
          <table:table-cell office:value-type="float" office:value="152909" table:style-name="ce1">
            <text:p>152909</text:p>
          </table:table-cell>
          <table:table-cell office:value-type="float" office:value="156307" table:style-name="ce1">
            <text:p>156307</text:p>
          </table:table-cell>
          <table:table-cell office:value-type="float" office:value="159915" table:style-name="ce1">
            <text:p>159915</text:p>
          </table:table-cell>
          <table:table-cell office:value-type="float" office:value="163606" table:style-name="ce1">
            <text:p>163606</text:p>
          </table:table-cell>
          <table:table-cell office:value-type="float" office:value="166960" table:style-name="ce1">
            <text:p>166960</text:p>
          </table:table-cell>
          <table:table-cell office:value-type="float" office:value="169409" table:style-name="ce1">
            <text:p>169409</text:p>
          </table:table-cell>
          <table:table-cell office:value-type="float" office:value="170590" table:style-name="ce1">
            <text:p>170590</text:p>
          </table:table-cell>
          <table:table-cell office:value-type="float" office:value="170347" table:style-name="ce1">
            <text:p>170347</text:p>
          </table:table-cell>
          <table:table-cell office:value-type="float" office:value="173628" table:style-name="ce1">
            <text:p>173628</text:p>
          </table:table-cell>
          <table:table-cell office:value-type="float" office:value="180808" table:style-name="ce1">
            <text:p>180808</text:p>
          </table:table-cell>
          <table:table-cell office:value-type="float" office:value="187740" table:style-name="ce1">
            <text:p>187740</text:p>
          </table:table-cell>
          <table:table-cell office:value-type="float" office:value="194921" table:style-name="ce1">
            <text:p>194921</text:p>
          </table:table-cell>
          <table:table-cell office:value-type="float" office:value="202597" table:style-name="ce1">
            <text:p>202597</text:p>
          </table:table-cell>
          <table:table-cell office:value-type="float" office:value="210660" table:style-name="ce1">
            <text:p>210660</text:p>
          </table:table-cell>
          <table:table-cell office:value-type="float" office:value="219036" table:style-name="ce1">
            <text:p>219036</text:p>
          </table:table-cell>
          <table:table-cell office:value-type="float" office:value="227433" table:style-name="ce1">
            <text:p>227433</text:p>
          </table:table-cell>
          <table:table-cell office:value-type="float" office:value="235660" table:style-name="ce1">
            <text:p>235660</text:p>
          </table:table-cell>
          <table:table-cell office:value-type="float" office:value="236278" table:style-name="ce1">
            <text:p>236278</text:p>
          </table:table-cell>
          <table:table-cell office:value-type="float" office:value="236996" table:style-name="ce1">
            <text:p>236996</text:p>
          </table:table-cell>
          <table:table-cell office:value-type="float" office:value="238079" table:style-name="ce1">
            <text:p>238079</text:p>
          </table:table-cell>
          <table:table-cell office:value-type="float" office:value="239899" table:style-name="ce1">
            <text:p>239899</text:p>
          </table:table-cell>
          <table:table-cell office:value-type="float" office:value="242696" table:style-name="ce1">
            <text:p>242696</text:p>
          </table:table-cell>
          <table:table-cell office:value-type="float" office:value="246570" table:style-name="ce1">
            <text:p>246570</text:p>
          </table:table-cell>
          <table:table-cell office:value-type="float" office:value="251400" table:style-name="ce1">
            <text:p>251400</text:p>
          </table:table-cell>
          <table:table-cell office:value-type="float" office:value="256886" table:style-name="ce1">
            <text:p>256886</text:p>
          </table:table-cell>
          <table:table-cell office:value-type="float" office:value="262615" table:style-name="ce1">
            <text:p>262615</text:p>
          </table:table-cell>
          <table:table-cell office:value-type="float" office:value="268262" table:style-name="ce1">
            <text:p>268262</text:p>
          </table:table-cell>
          <table:table-cell office:value-type="float" office:value="273690" table:style-name="ce1">
            <text:p>273690</text:p>
          </table:table-cell>
          <table:table-cell office:value-type="float" office:value="278939" table:style-name="ce1">
            <text:p>278939</text:p>
          </table:table-cell>
          <table:table-cell office:value-type="float" office:value="284084" table:style-name="ce1">
            <text:p>284084</text:p>
          </table:table-cell>
          <table:table-cell office:value-type="float" office:value="289274" table:style-name="ce1">
            <text:p>289274</text:p>
          </table:table-cell>
          <table:table-cell office:value-type="float" office:value="294587" table:style-name="ce1">
            <text:p>294587</text:p>
          </table:table-cell>
          <table:table-cell office:value-type="float" office:value="300091" table:style-name="ce1">
            <text:p>300091</text:p>
          </table:table-cell>
          <table:table-cell office:value-type="float" office:value="305665" table:style-name="ce1">
            <text:p>305665</text:p>
          </table:table-cell>
          <table:table-cell office:value-type="float" office:value="311005" table:style-name="ce1">
            <text:p>311005</text:p>
          </table:table-cell>
          <table:table-cell office:value-type="float" office:value="315685" table:style-name="ce1">
            <text:p>315685</text:p>
          </table:table-cell>
          <table:table-cell office:value-type="float" office:value="319430" table:style-name="ce1">
            <text:p>319430</text:p>
          </table:table-cell>
          <table:table-cell office:value-type="float" office:value="322082" table:style-name="ce1">
            <text:p>322082</text:p>
          </table:table-cell>
          <table:table-cell office:value-type="float" office:value="323813" table:style-name="ce1">
            <text:p>323813</text:p>
          </table:table-cell>
          <table:table-cell office:value-type="float" office:value="325081" table:style-name="ce1">
            <text:p>325081</text:p>
          </table:table-cell>
          <table:table-cell office:value-type="float" office:value="326552" table:style-name="ce1">
            <text:p>326552</text:p>
          </table:table-cell>
          <table:table-cell office:value-type="float" office:value="328075" table:style-name="ce1">
            <text:p>328075</text:p>
          </table:table-cell>
          <table:table-cell office:value-type="float" office:value="330379" table:style-name="ce1">
            <text:p>330379</text:p>
          </table:table-cell>
          <table:table-cell office:value-type="float" office:value="333369" table:style-name="ce1">
            <text:p>333369</text:p>
          </table:table-cell>
          <table:table-cell office:value-type="float" office:value="336821" table:style-name="ce1">
            <text:p>336821</text:p>
          </table:table-cell>
          <table:table-cell office:value-type="float" office:value="340376" table:style-name="ce1">
            <text:p>340376</text:p>
          </table:table-cell>
          <table:table-cell office:value-type="float" office:value="343755" table:style-name="ce1">
            <text:p>343755</text:p>
          </table:table-cell>
          <table:table-cell office:value-type="float" office:value="346914" table:style-name="ce1">
            <text:p>346914</text:p>
          </table:table-cell>
          <table:table-cell office:value-type="float" office:value="349932" table:style-name="ce1">
            <text:p>349932</text:p>
          </table:table-cell>
          <table:table-cell office:value-type="float" office:value="352824" table:style-name="ce1">
            <text:p>352824</text:p>
          </table:table-cell>
          <table:table-cell office:value-type="float" office:value="355701" table:style-name="ce1">
            <text:p>35570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lovak Republic</text:p>
          </table:table-cell>
          <table:table-cell office:value-type="string" table:style-name="ce1">
            <text:p>SVK</text:p>
          </table:table-cell>
          <table:table-cell office:value-type="float" office:value="1361347" table:style-name="ce1">
            <text:p>1361347</text:p>
          </table:table-cell>
          <table:table-cell office:value-type="float" office:value="1423197" table:style-name="ce1">
            <text:p>1423197</text:p>
          </table:table-cell>
          <table:table-cell office:value-type="float" office:value="1471245" table:style-name="ce1">
            <text:p>1471245</text:p>
          </table:table-cell>
          <table:table-cell office:value-type="float" office:value="1519388" table:style-name="ce1">
            <text:p>1519388</text:p>
          </table:table-cell>
          <table:table-cell office:value-type="float" office:value="1569094" table:style-name="ce1">
            <text:p>1569094</text:p>
          </table:table-cell>
          <table:table-cell office:value-type="float" office:value="1619143" table:style-name="ce1">
            <text:p>1619143</text:p>
          </table:table-cell>
          <table:table-cell office:value-type="float" office:value="1669066" table:style-name="ce1">
            <text:p>1669066</text:p>
          </table:table-cell>
          <table:table-cell office:value-type="float" office:value="1718790" table:style-name="ce1">
            <text:p>1718790</text:p>
          </table:table-cell>
          <table:table-cell office:value-type="float" office:value="1768232" table:style-name="ce1">
            <text:p>1768232</text:p>
          </table:table-cell>
          <table:table-cell office:value-type="float" office:value="1818423" table:style-name="ce1">
            <text:p>1818423</text:p>
          </table:table-cell>
          <table:table-cell office:value-type="float" office:value="1863258" table:style-name="ce1">
            <text:p>1863258</text:p>
          </table:table-cell>
          <table:table-cell office:value-type="float" office:value="1914539" table:style-name="ce1">
            <text:p>1914539</text:p>
          </table:table-cell>
          <table:table-cell office:value-type="float" office:value="1979489" table:style-name="ce1">
            <text:p>1979489</text:p>
          </table:table-cell>
          <table:table-cell office:value-type="float" office:value="2047898" table:style-name="ce1">
            <text:p>2047898</text:p>
          </table:table-cell>
          <table:table-cell office:value-type="float" office:value="2119100" table:style-name="ce1">
            <text:p>2119100</text:p>
          </table:table-cell>
          <table:table-cell office:value-type="float" office:value="2192168" table:style-name="ce1">
            <text:p>2192168</text:p>
          </table:table-cell>
          <table:table-cell office:value-type="float" office:value="2266922" table:style-name="ce1">
            <text:p>2266922</text:p>
          </table:table-cell>
          <table:table-cell office:value-type="float" office:value="2343045" table:style-name="ce1">
            <text:p>2343045</text:p>
          </table:table-cell>
          <table:table-cell office:value-type="float" office:value="2419732" table:style-name="ce1">
            <text:p>2419732</text:p>
          </table:table-cell>
          <table:table-cell office:value-type="float" office:value="2497145" table:style-name="ce1">
            <text:p>2497145</text:p>
          </table:table-cell>
          <table:table-cell office:value-type="float" office:value="2571477" table:style-name="ce1">
            <text:p>2571477</text:p>
          </table:table-cell>
          <table:table-cell office:value-type="float" office:value="2623925" table:style-name="ce1">
            <text:p>2623925</text:p>
          </table:table-cell>
          <table:table-cell office:value-type="float" office:value="2667930" table:style-name="ce1">
            <text:p>2667930</text:p>
          </table:table-cell>
          <table:table-cell office:value-type="float" office:value="2711169" table:style-name="ce1">
            <text:p>2711169</text:p>
          </table:table-cell>
          <table:table-cell office:value-type="float" office:value="2753815" table:style-name="ce1">
            <text:p>2753815</text:p>
          </table:table-cell>
          <table:table-cell office:value-type="float" office:value="2796439" table:style-name="ce1">
            <text:p>2796439</text:p>
          </table:table-cell>
          <table:table-cell office:value-type="float" office:value="2837965" table:style-name="ce1">
            <text:p>2837965</text:p>
          </table:table-cell>
          <table:table-cell office:value-type="float" office:value="2878046" table:style-name="ce1">
            <text:p>2878046</text:p>
          </table:table-cell>
          <table:table-cell office:value-type="float" office:value="2917651" table:style-name="ce1">
            <text:p>2917651</text:p>
          </table:table-cell>
          <table:table-cell office:value-type="float" office:value="2956110" table:style-name="ce1">
            <text:p>2956110</text:p>
          </table:table-cell>
          <table:table-cell office:value-type="float" office:value="2993564" table:style-name="ce1">
            <text:p>2993564</text:p>
          </table:table-cell>
          <table:table-cell office:value-type="float" office:value="3011210" table:style-name="ce1">
            <text:p>3011210</text:p>
          </table:table-cell>
          <table:table-cell office:value-type="float" office:value="3008952" table:style-name="ce1">
            <text:p>3008952</text:p>
          </table:table-cell>
          <table:table-cell office:value-type="float" office:value="3017265" table:style-name="ce1">
            <text:p>3017265</text:p>
          </table:table-cell>
          <table:table-cell office:value-type="float" office:value="3025916" table:style-name="ce1">
            <text:p>3025916</text:p>
          </table:table-cell>
          <table:table-cell office:value-type="float" office:value="3031513" table:style-name="ce1">
            <text:p>3031513</text:p>
          </table:table-cell>
          <table:table-cell office:value-type="float" office:value="3034659" table:style-name="ce1">
            <text:p>3034659</text:p>
          </table:table-cell>
          <table:table-cell office:value-type="float" office:value="3037037" table:style-name="ce1">
            <text:p>3037037</text:p>
          </table:table-cell>
          <table:table-cell office:value-type="float" office:value="3037825" table:style-name="ce1">
            <text:p>3037825</text:p>
          </table:table-cell>
          <table:table-cell office:value-type="float" office:value="3037635" table:style-name="ce1">
            <text:p>3037635</text:p>
          </table:table-cell>
          <table:table-cell office:value-type="float" office:value="3030239" table:style-name="ce1">
            <text:p>3030239</text:p>
          </table:table-cell>
          <table:table-cell office:value-type="float" office:value="3020933" table:style-name="ce1">
            <text:p>3020933</text:p>
          </table:table-cell>
          <table:table-cell office:value-type="float" office:value="3011770" table:style-name="ce1">
            <text:p>3011770</text:p>
          </table:table-cell>
          <table:table-cell office:value-type="float" office:value="3001728" table:style-name="ce1">
            <text:p>3001728</text:p>
          </table:table-cell>
          <table:table-cell office:value-type="float" office:value="2993058" table:style-name="ce1">
            <text:p>2993058</text:p>
          </table:table-cell>
          <table:table-cell office:value-type="float" office:value="2985293" table:style-name="ce1">
            <text:p>2985293</text:p>
          </table:table-cell>
          <table:table-cell office:value-type="float" office:value="2977317" table:style-name="ce1">
            <text:p>2977317</text:p>
          </table:table-cell>
          <table:table-cell office:value-type="float" office:value="2970070" table:style-name="ce1">
            <text:p>2970070</text:p>
          </table:table-cell>
          <table:table-cell office:value-type="float" office:value="2964549" table:style-name="ce1">
            <text:p>2964549</text:p>
          </table:table-cell>
          <table:table-cell office:value-type="float" office:value="2960369" table:style-name="ce1">
            <text:p>2960369</text:p>
          </table:table-cell>
          <table:table-cell office:value-type="float" office:value="2948302" table:style-name="ce1">
            <text:p>2948302</text:p>
          </table:table-cell>
          <table:table-cell office:value-type="float" office:value="2937261" table:style-name="ce1">
            <text:p>2937261</text:p>
          </table:table-cell>
          <table:table-cell office:value-type="float" office:value="2928907" table:style-name="ce1">
            <text:p>2928907</text:p>
          </table:table-cell>
          <table:table-cell office:value-type="float" office:value="2920255" table:style-name="ce1">
            <text:p>2920255</text:p>
          </table:table-cell>
          <table:table-cell office:value-type="float" office:value="2912903" table:style-name="ce1">
            <text:p>291290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lovenia</text:p>
          </table:table-cell>
          <table:table-cell office:value-type="string" table:style-name="ce1">
            <text:p>SVN</text:p>
          </table:table-cell>
          <table:table-cell office:value-type="float" office:value="446954" table:style-name="ce1">
            <text:p>446954</text:p>
          </table:table-cell>
          <table:table-cell office:value-type="float" office:value="464004" table:style-name="ce1">
            <text:p>464004</text:p>
          </table:table-cell>
          <table:table-cell office:value-type="float" office:value="480036" table:style-name="ce1">
            <text:p>480036</text:p>
          </table:table-cell>
          <table:table-cell office:value-type="float" office:value="497639" table:style-name="ce1">
            <text:p>497639</text:p>
          </table:table-cell>
          <table:table-cell office:value-type="float" office:value="516254" table:style-name="ce1">
            <text:p>516254</text:p>
          </table:table-cell>
          <table:table-cell office:value-type="float" office:value="535928" table:style-name="ce1">
            <text:p>535928</text:p>
          </table:table-cell>
          <table:table-cell office:value-type="float" office:value="557347" table:style-name="ce1">
            <text:p>557347</text:p>
          </table:table-cell>
          <table:table-cell office:value-type="float" office:value="578934" table:style-name="ce1">
            <text:p>578934</text:p>
          </table:table-cell>
          <table:table-cell office:value-type="float" office:value="599472" table:style-name="ce1">
            <text:p>599472</text:p>
          </table:table-cell>
          <table:table-cell office:value-type="float" office:value="618383" table:style-name="ce1">
            <text:p>618383</text:p>
          </table:table-cell>
          <table:table-cell office:value-type="float" office:value="638279" table:style-name="ce1">
            <text:p>638279</text:p>
          </table:table-cell>
          <table:table-cell office:value-type="float" office:value="660081" table:style-name="ce1">
            <text:p>660081</text:p>
          </table:table-cell>
          <table:table-cell office:value-type="float" office:value="684387" table:style-name="ce1">
            <text:p>684387</text:p>
          </table:table-cell>
          <table:table-cell office:value-type="float" office:value="709382" table:style-name="ce1">
            <text:p>709382</text:p>
          </table:table-cell>
          <table:table-cell office:value-type="float" office:value="732814" table:style-name="ce1">
            <text:p>732814</text:p>
          </table:table-cell>
          <table:table-cell office:value-type="float" office:value="760012" table:style-name="ce1">
            <text:p>760012</text:p>
          </table:table-cell>
          <table:table-cell office:value-type="float" office:value="791790" table:style-name="ce1">
            <text:p>791790</text:p>
          </table:table-cell>
          <table:table-cell office:value-type="float" office:value="822198" table:style-name="ce1">
            <text:p>822198</text:p>
          </table:table-cell>
          <table:table-cell office:value-type="float" office:value="852339" table:style-name="ce1">
            <text:p>852339</text:p>
          </table:table-cell>
          <table:table-cell office:value-type="float" office:value="882958" table:style-name="ce1">
            <text:p>882958</text:p>
          </table:table-cell>
          <table:table-cell office:value-type="float" office:value="913487" table:style-name="ce1">
            <text:p>913487</text:p>
          </table:table-cell>
          <table:table-cell office:value-type="float" office:value="933056" table:style-name="ce1">
            <text:p>933056</text:p>
          </table:table-cell>
          <table:table-cell office:value-type="float" office:value="937974" table:style-name="ce1">
            <text:p>937974</text:p>
          </table:table-cell>
          <table:table-cell office:value-type="float" office:value="946935" table:style-name="ce1">
            <text:p>946935</text:p>
          </table:table-cell>
          <table:table-cell office:value-type="float" office:value="954871" table:style-name="ce1">
            <text:p>954871</text:p>
          </table:table-cell>
          <table:table-cell office:value-type="float" office:value="962666" table:style-name="ce1">
            <text:p>962666</text:p>
          </table:table-cell>
          <table:table-cell office:value-type="float" office:value="977870" table:style-name="ce1">
            <text:p>977870</text:p>
          </table:table-cell>
          <table:table-cell office:value-type="float" office:value="992898" table:style-name="ce1">
            <text:p>992898</text:p>
          </table:table-cell>
          <table:table-cell office:value-type="float" office:value="998815" table:style-name="ce1">
            <text:p>998815</text:p>
          </table:table-cell>
          <table:table-cell office:value-type="float" office:value="1002567" table:style-name="ce1">
            <text:p>1002567</text:p>
          </table:table-cell>
          <table:table-cell office:value-type="float" office:value="1006674" table:style-name="ce1">
            <text:p>1006674</text:p>
          </table:table-cell>
          <table:table-cell office:value-type="float" office:value="1009852" table:style-name="ce1">
            <text:p>1009852</text:p>
          </table:table-cell>
          <table:table-cell office:value-type="float" office:value="1008910" table:style-name="ce1">
            <text:p>1008910</text:p>
          </table:table-cell>
          <table:table-cell office:value-type="float" office:value="1007047" table:style-name="ce1">
            <text:p>1007047</text:p>
          </table:table-cell>
          <table:table-cell office:value-type="float" office:value="1006439" table:style-name="ce1">
            <text:p>1006439</text:p>
          </table:table-cell>
          <table:table-cell office:value-type="float" office:value="1007194" table:style-name="ce1">
            <text:p>1007194</text:p>
          </table:table-cell>
          <table:table-cell office:value-type="float" office:value="1007101" table:style-name="ce1">
            <text:p>1007101</text:p>
          </table:table-cell>
          <table:table-cell office:value-type="float" office:value="1006304" table:style-name="ce1">
            <text:p>1006304</text:p>
          </table:table-cell>
          <table:table-cell office:value-type="float" office:value="1004646" table:style-name="ce1">
            <text:p>1004646</text:p>
          </table:table-cell>
          <table:table-cell office:value-type="float" office:value="1005900" table:style-name="ce1">
            <text:p>1005900</text:p>
          </table:table-cell>
          <table:table-cell office:value-type="float" office:value="1009419" table:style-name="ce1">
            <text:p>1009419</text:p>
          </table:table-cell>
          <table:table-cell office:value-type="float" office:value="1011568" table:style-name="ce1">
            <text:p>1011568</text:p>
          </table:table-cell>
          <table:table-cell office:value-type="float" office:value="1012762" table:style-name="ce1">
            <text:p>1012762</text:p>
          </table:table-cell>
          <table:table-cell office:value-type="float" office:value="1011537" table:style-name="ce1">
            <text:p>1011537</text:p>
          </table:table-cell>
          <table:table-cell office:value-type="float" office:value="1010348" table:style-name="ce1">
            <text:p>1010348</text:p>
          </table:table-cell>
          <table:table-cell office:value-type="float" office:value="1010259" table:style-name="ce1">
            <text:p>1010259</text:p>
          </table:table-cell>
          <table:table-cell office:value-type="float" office:value="1011642" table:style-name="ce1">
            <text:p>1011642</text:p>
          </table:table-cell>
          <table:table-cell office:value-type="float" office:value="1015458" table:style-name="ce1">
            <text:p>1015458</text:p>
          </table:table-cell>
          <table:table-cell office:value-type="float" office:value="1015186" table:style-name="ce1">
            <text:p>1015186</text:p>
          </table:table-cell>
          <table:table-cell office:value-type="float" office:value="1022547" table:style-name="ce1">
            <text:p>1022547</text:p>
          </table:table-cell>
          <table:table-cell office:value-type="float" office:value="1025111" table:style-name="ce1">
            <text:p>1025111</text:p>
          </table:table-cell>
          <table:table-cell office:value-type="float" office:value="1025354" table:style-name="ce1">
            <text:p>1025354</text:p>
          </table:table-cell>
          <table:table-cell office:value-type="float" office:value="1025617" table:style-name="ce1">
            <text:p>1025617</text:p>
          </table:table-cell>
          <table:table-cell office:value-type="float" office:value="1025115" table:style-name="ce1">
            <text:p>1025115</text:p>
          </table:table-cell>
          <table:table-cell office:value-type="float" office:value="1024701" table:style-name="ce1">
            <text:p>102470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weden</text:p>
          </table:table-cell>
          <table:table-cell office:value-type="string" table:style-name="ce1">
            <text:p>SWE</text:p>
          </table:table-cell>
          <table:table-cell office:value-type="float" office:value="5425627" table:style-name="ce1">
            <text:p>5425627</text:p>
          </table:table-cell>
          <table:table-cell office:value-type="float" office:value="5511783" table:style-name="ce1">
            <text:p>5511783</text:p>
          </table:table-cell>
          <table:table-cell office:value-type="float" office:value="5616067" table:style-name="ce1">
            <text:p>5616067</text:p>
          </table:table-cell>
          <table:table-cell office:value-type="float" office:value="5720204" table:style-name="ce1">
            <text:p>5720204</text:p>
          </table:table-cell>
          <table:table-cell office:value-type="float" office:value="5834351" table:style-name="ce1">
            <text:p>5834351</text:p>
          </table:table-cell>
          <table:table-cell office:value-type="float" office:value="5959398" table:style-name="ce1">
            <text:p>5959398</text:p>
          </table:table-cell>
          <table:table-cell office:value-type="float" office:value="6083367" table:style-name="ce1">
            <text:p>6083367</text:p>
          </table:table-cell>
          <table:table-cell office:value-type="float" office:value="6194186" table:style-name="ce1">
            <text:p>6194186</text:p>
          </table:table-cell>
          <table:table-cell office:value-type="float" office:value="6291760" table:style-name="ce1">
            <text:p>6291760</text:p>
          </table:table-cell>
          <table:table-cell office:value-type="float" office:value="6397326" table:style-name="ce1">
            <text:p>6397326</text:p>
          </table:table-cell>
          <table:table-cell office:value-type="float" office:value="6517403" table:style-name="ce1">
            <text:p>6517403</text:p>
          </table:table-cell>
          <table:table-cell office:value-type="float" office:value="6605244" table:style-name="ce1">
            <text:p>6605244</text:p>
          </table:table-cell>
          <table:table-cell office:value-type="float" office:value="6651027" table:style-name="ce1">
            <text:p>6651027</text:p>
          </table:table-cell>
          <table:table-cell office:value-type="float" office:value="6688293" table:style-name="ce1">
            <text:p>6688293</text:p>
          </table:table-cell>
          <table:table-cell office:value-type="float" office:value="6733350" table:style-name="ce1">
            <text:p>6733350</text:p>
          </table:table-cell>
          <table:table-cell office:value-type="float" office:value="6777603" table:style-name="ce1">
            <text:p>6777603</text:p>
          </table:table-cell>
          <table:table-cell office:value-type="float" office:value="6808217" table:style-name="ce1">
            <text:p>6808217</text:p>
          </table:table-cell>
          <table:table-cell office:value-type="float" office:value="6838299" table:style-name="ce1">
            <text:p>6838299</text:p>
          </table:table-cell>
          <table:table-cell office:value-type="float" office:value="6864113" table:style-name="ce1">
            <text:p>6864113</text:p>
          </table:table-cell>
          <table:table-cell office:value-type="float" office:value="6885080" table:style-name="ce1">
            <text:p>6885080</text:p>
          </table:table-cell>
          <table:table-cell office:value-type="float" office:value="6904971" table:style-name="ce1">
            <text:p>6904971</text:p>
          </table:table-cell>
          <table:table-cell office:value-type="float" office:value="6914338" table:style-name="ce1">
            <text:p>6914338</text:p>
          </table:table-cell>
          <table:table-cell office:value-type="float" office:value="6918294" table:style-name="ce1">
            <text:p>6918294</text:p>
          </table:table-cell>
          <table:table-cell office:value-type="float" office:value="6921426" table:style-name="ce1">
            <text:p>6921426</text:p>
          </table:table-cell>
          <table:table-cell office:value-type="float" office:value="6927719" table:style-name="ce1">
            <text:p>6927719</text:p>
          </table:table-cell>
          <table:table-cell office:value-type="float" office:value="6939171" table:style-name="ce1">
            <text:p>6939171</text:p>
          </table:table-cell>
          <table:table-cell office:value-type="float" office:value="6955328" table:style-name="ce1">
            <text:p>6955328</text:p>
          </table:table-cell>
          <table:table-cell office:value-type="float" office:value="6978575" table:style-name="ce1">
            <text:p>6978575</text:p>
          </table:table-cell>
          <table:table-cell office:value-type="float" office:value="7010722" table:style-name="ce1">
            <text:p>7010722</text:p>
          </table:table-cell>
          <table:table-cell office:value-type="float" office:value="7057653" table:style-name="ce1">
            <text:p>7057653</text:p>
          </table:table-cell>
          <table:table-cell office:value-type="float" office:value="7112392" table:style-name="ce1">
            <text:p>7112392</text:p>
          </table:table-cell>
          <table:table-cell office:value-type="float" office:value="7170001" table:style-name="ce1">
            <text:p>7170001</text:p>
          </table:table-cell>
          <table:table-cell office:value-type="float" office:value="7225787" table:style-name="ce1">
            <text:p>7225787</text:p>
          </table:table-cell>
          <table:table-cell office:value-type="float" office:value="7281393" table:style-name="ce1">
            <text:p>7281393</text:p>
          </table:table-cell>
          <table:table-cell office:value-type="float" office:value="7346937" table:style-name="ce1">
            <text:p>7346937</text:p>
          </table:table-cell>
          <table:table-cell office:value-type="float" office:value="7399093" table:style-name="ce1">
            <text:p>7399093</text:p>
          </table:table-cell>
          <table:table-cell office:value-type="float" office:value="7418835" table:style-name="ce1">
            <text:p>7418835</text:p>
          </table:table-cell>
          <table:table-cell office:value-type="float" office:value="7425561" table:style-name="ce1">
            <text:p>7425561</text:p>
          </table:table-cell>
          <table:table-cell office:value-type="float" office:value="7432163" table:style-name="ce1">
            <text:p>7432163</text:p>
          </table:table-cell>
          <table:table-cell office:value-type="float" office:value="7440437" table:style-name="ce1">
            <text:p>7440437</text:p>
          </table:table-cell>
          <table:table-cell office:value-type="float" office:value="7454878" table:style-name="ce1">
            <text:p>7454878</text:p>
          </table:table-cell>
          <table:table-cell office:value-type="float" office:value="7478923" table:style-name="ce1">
            <text:p>7478923</text:p>
          </table:table-cell>
          <table:table-cell office:value-type="float" office:value="7508835" table:style-name="ce1">
            <text:p>7508835</text:p>
          </table:table-cell>
          <table:table-cell office:value-type="float" office:value="7542470" table:style-name="ce1">
            <text:p>7542470</text:p>
          </table:table-cell>
          <table:table-cell office:value-type="float" office:value="7577769" table:style-name="ce1">
            <text:p>7577769</text:p>
          </table:table-cell>
          <table:table-cell office:value-type="float" office:value="7613645" table:style-name="ce1">
            <text:p>7613645</text:p>
          </table:table-cell>
          <table:table-cell office:value-type="float" office:value="7666670" table:style-name="ce1">
            <text:p>7666670</text:p>
          </table:table-cell>
          <table:table-cell office:value-type="float" office:value="7738188" table:style-name="ce1">
            <text:p>7738188</text:p>
          </table:table-cell>
          <table:table-cell office:value-type="float" office:value="7813274" table:style-name="ce1">
            <text:p>7813274</text:p>
          </table:table-cell>
          <table:table-cell office:value-type="float" office:value="7894625" table:style-name="ce1">
            <text:p>7894625</text:p>
          </table:table-cell>
          <table:table-cell office:value-type="float" office:value="7976659" table:style-name="ce1">
            <text:p>7976659</text:p>
          </table:table-cell>
          <table:table-cell office:value-type="float" office:value="8051674" table:style-name="ce1">
            <text:p>8051674</text:p>
          </table:table-cell>
          <table:table-cell office:value-type="float" office:value="8126023" table:style-name="ce1">
            <text:p>8126023</text:p>
          </table:table-cell>
          <table:table-cell office:value-type="float" office:value="8209668" table:style-name="ce1">
            <text:p>8209668</text:p>
          </table:table-cell>
          <table:table-cell office:value-type="float" office:value="8306173" table:style-name="ce1">
            <text:p>830617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waziland</text:p>
          </table:table-cell>
          <table:table-cell office:value-type="string" table:style-name="ce1">
            <text:p>SWZ</text:p>
          </table:table-cell>
          <table:table-cell office:value-type="float" office:value="13665" table:style-name="ce1">
            <text:p>13665</text:p>
          </table:table-cell>
          <table:table-cell office:value-type="float" office:value="15499" table:style-name="ce1">
            <text:p>15499</text:p>
          </table:table-cell>
          <table:table-cell office:value-type="float" office:value="17555" table:style-name="ce1">
            <text:p>17555</text:p>
          </table:table-cell>
          <table:table-cell office:value-type="float" office:value="19866" table:style-name="ce1">
            <text:p>19866</text:p>
          </table:table-cell>
          <table:table-cell office:value-type="float" office:value="22480" table:style-name="ce1">
            <text:p>22480</text:p>
          </table:table-cell>
          <table:table-cell office:value-type="float" office:value="25434" table:style-name="ce1">
            <text:p>25434</text:p>
          </table:table-cell>
          <table:table-cell office:value-type="float" office:value="28721" table:style-name="ce1">
            <text:p>28721</text:p>
          </table:table-cell>
          <table:table-cell office:value-type="float" office:value="31803" table:style-name="ce1">
            <text:p>31803</text:p>
          </table:table-cell>
          <table:table-cell office:value-type="float" office:value="35234" table:style-name="ce1">
            <text:p>35234</text:p>
          </table:table-cell>
          <table:table-cell office:value-type="float" office:value="39038" table:style-name="ce1">
            <text:p>39038</text:p>
          </table:table-cell>
          <table:table-cell office:value-type="float" office:value="43269" table:style-name="ce1">
            <text:p>43269</text:p>
          </table:table-cell>
          <table:table-cell office:value-type="float" office:value="47973" table:style-name="ce1">
            <text:p>47973</text:p>
          </table:table-cell>
          <table:table-cell office:value-type="float" office:value="53204" table:style-name="ce1">
            <text:p>53204</text:p>
          </table:table-cell>
          <table:table-cell office:value-type="float" office:value="58983" table:style-name="ce1">
            <text:p>58983</text:p>
          </table:table-cell>
          <table:table-cell office:value-type="float" office:value="65373" table:style-name="ce1">
            <text:p>65373</text:p>
          </table:table-cell>
          <table:table-cell office:value-type="float" office:value="72415" table:style-name="ce1">
            <text:p>72415</text:p>
          </table:table-cell>
          <table:table-cell office:value-type="float" office:value="80187" table:style-name="ce1">
            <text:p>80187</text:p>
          </table:table-cell>
          <table:table-cell office:value-type="float" office:value="86663" table:style-name="ce1">
            <text:p>86663</text:p>
          </table:table-cell>
          <table:table-cell office:value-type="float" office:value="93233" table:style-name="ce1">
            <text:p>93233</text:p>
          </table:table-cell>
          <table:table-cell office:value-type="float" office:value="100233" table:style-name="ce1">
            <text:p>100233</text:p>
          </table:table-cell>
          <table:table-cell office:value-type="float" office:value="107678" table:style-name="ce1">
            <text:p>107678</text:p>
          </table:table-cell>
          <table:table-cell office:value-type="float" office:value="115496" table:style-name="ce1">
            <text:p>115496</text:p>
          </table:table-cell>
          <table:table-cell office:value-type="float" office:value="123756" table:style-name="ce1">
            <text:p>123756</text:p>
          </table:table-cell>
          <table:table-cell office:value-type="float" office:value="132680" table:style-name="ce1">
            <text:p>132680</text:p>
          </table:table-cell>
          <table:table-cell office:value-type="float" office:value="142615" table:style-name="ce1">
            <text:p>142615</text:p>
          </table:table-cell>
          <table:table-cell office:value-type="float" office:value="153825" table:style-name="ce1">
            <text:p>153825</text:p>
          </table:table-cell>
          <table:table-cell office:value-type="float" office:value="166562" table:style-name="ce1">
            <text:p>166562</text:p>
          </table:table-cell>
          <table:table-cell office:value-type="float" office:value="175155" table:style-name="ce1">
            <text:p>175155</text:p>
          </table:table-cell>
          <table:table-cell office:value-type="float" office:value="183125" table:style-name="ce1">
            <text:p>183125</text:p>
          </table:table-cell>
          <table:table-cell office:value-type="float" office:value="190770" table:style-name="ce1">
            <text:p>190770</text:p>
          </table:table-cell>
          <table:table-cell office:value-type="float" office:value="197634" table:style-name="ce1">
            <text:p>197634</text:p>
          </table:table-cell>
          <table:table-cell office:value-type="float" office:value="203490" table:style-name="ce1">
            <text:p>203490</text:p>
          </table:table-cell>
          <table:table-cell office:value-type="float" office:value="208501" table:style-name="ce1">
            <text:p>208501</text:p>
          </table:table-cell>
          <table:table-cell office:value-type="float" office:value="212957" table:style-name="ce1">
            <text:p>212957</text:p>
          </table:table-cell>
          <table:table-cell office:value-type="float" office:value="217360" table:style-name="ce1">
            <text:p>217360</text:p>
          </table:table-cell>
          <table:table-cell office:value-type="float" office:value="222051" table:style-name="ce1">
            <text:p>222051</text:p>
          </table:table-cell>
          <table:table-cell office:value-type="float" office:value="227185" table:style-name="ce1">
            <text:p>227185</text:p>
          </table:table-cell>
          <table:table-cell office:value-type="float" office:value="232370" table:style-name="ce1">
            <text:p>232370</text:p>
          </table:table-cell>
          <table:table-cell office:value-type="float" office:value="236075" table:style-name="ce1">
            <text:p>236075</text:p>
          </table:table-cell>
          <table:table-cell office:value-type="float" office:value="239157" table:style-name="ce1">
            <text:p>239157</text:p>
          </table:table-cell>
          <table:table-cell office:value-type="float" office:value="241314" table:style-name="ce1">
            <text:p>241314</text:p>
          </table:table-cell>
          <table:table-cell office:value-type="float" office:value="242413" table:style-name="ce1">
            <text:p>242413</text:p>
          </table:table-cell>
          <table:table-cell office:value-type="float" office:value="242682" table:style-name="ce1">
            <text:p>242682</text:p>
          </table:table-cell>
          <table:table-cell office:value-type="float" office:value="242569" table:style-name="ce1">
            <text:p>242569</text:p>
          </table:table-cell>
          <table:table-cell office:value-type="float" office:value="242668" table:style-name="ce1">
            <text:p>242668</text:p>
          </table:table-cell>
          <table:table-cell office:value-type="float" office:value="243441" table:style-name="ce1">
            <text:p>243441</text:p>
          </table:table-cell>
          <table:table-cell office:value-type="float" office:value="244998" table:style-name="ce1">
            <text:p>244998</text:p>
          </table:table-cell>
          <table:table-cell office:value-type="float" office:value="247205" table:style-name="ce1">
            <text:p>247205</text:p>
          </table:table-cell>
          <table:table-cell office:value-type="float" office:value="250018" table:style-name="ce1">
            <text:p>250018</text:p>
          </table:table-cell>
          <table:table-cell office:value-type="float" office:value="253177" table:style-name="ce1">
            <text:p>253177</text:p>
          </table:table-cell>
          <table:table-cell office:value-type="float" office:value="256431" table:style-name="ce1">
            <text:p>256431</text:p>
          </table:table-cell>
          <table:table-cell office:value-type="float" office:value="259769" table:style-name="ce1">
            <text:p>259769</text:p>
          </table:table-cell>
          <table:table-cell office:value-type="float" office:value="263262" table:style-name="ce1">
            <text:p>263262</text:p>
          </table:table-cell>
          <table:table-cell office:value-type="float" office:value="266849" table:style-name="ce1">
            <text:p>266849</text:p>
          </table:table-cell>
          <table:table-cell office:value-type="float" office:value="270511" table:style-name="ce1">
            <text:p>27051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int Maarten (Dutch part)</text:p>
          </table:table-cell>
          <table:table-cell office:value-type="string" table:style-name="ce1">
            <text:p>SXM</text:p>
          </table:table-cell>
          <table:table-cell table:number-columns-repeated="38" table:style-name="ce1"/>
          <table:table-cell office:value-type="float" office:value="31240" table:style-name="ce1">
            <text:p>31240</text:p>
          </table:table-cell>
          <table:table-cell office:value-type="float" office:value="31084" table:style-name="ce1">
            <text:p>31084</text:p>
          </table:table-cell>
          <table:table-cell office:value-type="float" office:value="30519" table:style-name="ce1">
            <text:p>30519</text:p>
          </table:table-cell>
          <table:table-cell office:value-type="float" office:value="31189" table:style-name="ce1">
            <text:p>31189</text:p>
          </table:table-cell>
          <table:table-cell office:value-type="float" office:value="32566" table:style-name="ce1">
            <text:p>32566</text:p>
          </table:table-cell>
          <table:table-cell office:value-type="float" office:value="33790" table:style-name="ce1">
            <text:p>33790</text:p>
          </table:table-cell>
          <table:table-cell office:value-type="float" office:value="35316" table:style-name="ce1">
            <text:p>35316</text:p>
          </table:table-cell>
          <table:table-cell office:value-type="float" office:value="36934" table:style-name="ce1">
            <text:p>36934</text:p>
          </table:table-cell>
          <table:table-cell office:value-type="float" office:value="38270" table:style-name="ce1">
            <text:p>38270</text:p>
          </table:table-cell>
          <table:table-cell office:value-type="float" office:value="39462" table:style-name="ce1">
            <text:p>39462</text:p>
          </table:table-cell>
          <table:table-cell office:value-type="float" office:value="40458" table:style-name="ce1">
            <text:p>40458</text:p>
          </table:table-cell>
          <table:table-cell office:value-type="float" office:value="39133" table:style-name="ce1">
            <text:p>39133</text:p>
          </table:table-cell>
          <table:table-cell office:value-type="float" office:value="35474" table:style-name="ce1">
            <text:p>35474</text:p>
          </table:table-cell>
          <table:table-cell office:value-type="float" office:value="33435" table:style-name="ce1">
            <text:p>33435</text:p>
          </table:table-cell>
          <table:table-cell office:value-type="float" office:value="34640" table:style-name="ce1">
            <text:p>34640</text:p>
          </table:table-cell>
          <table:table-cell office:value-type="float" office:value="36607" table:style-name="ce1">
            <text:p>36607</text:p>
          </table:table-cell>
          <table:table-cell office:value-type="float" office:value="37685" table:style-name="ce1">
            <text:p>37685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eychelles</text:p>
          </table:table-cell>
          <table:table-cell office:value-type="string" table:style-name="ce1">
            <text:p>SYC</text:p>
          </table:table-cell>
          <table:table-cell office:value-type="float" office:value="11540" table:style-name="ce1">
            <text:p>11540</text:p>
          </table:table-cell>
          <table:table-cell office:value-type="float" office:value="12316" table:style-name="ce1">
            <text:p>12316</text:p>
          </table:table-cell>
          <table:table-cell office:value-type="float" office:value="13118" table:style-name="ce1">
            <text:p>13118</text:p>
          </table:table-cell>
          <table:table-cell office:value-type="float" office:value="13949" table:style-name="ce1">
            <text:p>13949</text:p>
          </table:table-cell>
          <table:table-cell office:value-type="float" office:value="14819" table:style-name="ce1">
            <text:p>14819</text:p>
          </table:table-cell>
          <table:table-cell office:value-type="float" office:value="15733" table:style-name="ce1">
            <text:p>15733</text:p>
          </table:table-cell>
          <table:table-cell office:value-type="float" office:value="16693" table:style-name="ce1">
            <text:p>16693</text:p>
          </table:table-cell>
          <table:table-cell office:value-type="float" office:value="17693" table:style-name="ce1">
            <text:p>17693</text:p>
          </table:table-cell>
          <table:table-cell office:value-type="float" office:value="18736" table:style-name="ce1">
            <text:p>18736</text:p>
          </table:table-cell>
          <table:table-cell office:value-type="float" office:value="19818" table:style-name="ce1">
            <text:p>19818</text:p>
          </table:table-cell>
          <table:table-cell office:value-type="float" office:value="20940" table:style-name="ce1">
            <text:p>20940</text:p>
          </table:table-cell>
          <table:table-cell office:value-type="float" office:value="22119" table:style-name="ce1">
            <text:p>22119</text:p>
          </table:table-cell>
          <table:table-cell office:value-type="float" office:value="23438" table:style-name="ce1">
            <text:p>23438</text:p>
          </table:table-cell>
          <table:table-cell office:value-type="float" office:value="24791" table:style-name="ce1">
            <text:p>24791</text:p>
          </table:table-cell>
          <table:table-cell office:value-type="float" office:value="26173" table:style-name="ce1">
            <text:p>26173</text:p>
          </table:table-cell>
          <table:table-cell office:value-type="float" office:value="27575" table:style-name="ce1">
            <text:p>27575</text:p>
          </table:table-cell>
          <table:table-cell office:value-type="float" office:value="29001" table:style-name="ce1">
            <text:p>29001</text:p>
          </table:table-cell>
          <table:table-cell office:value-type="float" office:value="30428" table:style-name="ce1">
            <text:p>30428</text:p>
          </table:table-cell>
          <table:table-cell office:value-type="float" office:value="30975" table:style-name="ce1">
            <text:p>30975</text:p>
          </table:table-cell>
          <table:table-cell office:value-type="float" office:value="31403" table:style-name="ce1">
            <text:p>31403</text:p>
          </table:table-cell>
          <table:table-cell office:value-type="float" office:value="31792" table:style-name="ce1">
            <text:p>31792</text:p>
          </table:table-cell>
          <table:table-cell office:value-type="float" office:value="32142" table:style-name="ce1">
            <text:p>32142</text:p>
          </table:table-cell>
          <table:table-cell office:value-type="float" office:value="32454" table:style-name="ce1">
            <text:p>32454</text:p>
          </table:table-cell>
          <table:table-cell office:value-type="float" office:value="32734" table:style-name="ce1">
            <text:p>32734</text:p>
          </table:table-cell>
          <table:table-cell office:value-type="float" office:value="32987" table:style-name="ce1">
            <text:p>32987</text:p>
          </table:table-cell>
          <table:table-cell office:value-type="float" office:value="33223" table:style-name="ce1">
            <text:p>33223</text:p>
          </table:table-cell>
          <table:table-cell office:value-type="float" office:value="33448" table:style-name="ce1">
            <text:p>33448</text:p>
          </table:table-cell>
          <table:table-cell office:value-type="float" office:value="33672" table:style-name="ce1">
            <text:p>33672</text:p>
          </table:table-cell>
          <table:table-cell office:value-type="float" office:value="33906" table:style-name="ce1">
            <text:p>33906</text:p>
          </table:table-cell>
          <table:table-cell office:value-type="float" office:value="34171" table:style-name="ce1">
            <text:p>34171</text:p>
          </table:table-cell>
          <table:table-cell office:value-type="float" office:value="34481" table:style-name="ce1">
            <text:p>34481</text:p>
          </table:table-cell>
          <table:table-cell office:value-type="float" office:value="34870" table:style-name="ce1">
            <text:p>34870</text:p>
          </table:table-cell>
          <table:table-cell office:value-type="float" office:value="35343" table:style-name="ce1">
            <text:p>35343</text:p>
          </table:table-cell>
          <table:table-cell office:value-type="float" office:value="35901" table:style-name="ce1">
            <text:p>35901</text:p>
          </table:table-cell>
          <table:table-cell office:value-type="float" office:value="36549" table:style-name="ce1">
            <text:p>36549</text:p>
          </table:table-cell>
          <table:table-cell office:value-type="float" office:value="37291" table:style-name="ce1">
            <text:p>37291</text:p>
          </table:table-cell>
          <table:table-cell office:value-type="float" office:value="37913" table:style-name="ce1">
            <text:p>37913</text:p>
          </table:table-cell>
          <table:table-cell office:value-type="float" office:value="38443" table:style-name="ce1">
            <text:p>38443</text:p>
          </table:table-cell>
          <table:table-cell office:value-type="float" office:value="39297" table:style-name="ce1">
            <text:p>39297</text:p>
          </table:table-cell>
          <table:table-cell office:value-type="float" office:value="40183" table:style-name="ce1">
            <text:p>40183</text:p>
          </table:table-cell>
          <table:table-cell office:value-type="float" office:value="40663" table:style-name="ce1">
            <text:p>40663</text:p>
          </table:table-cell>
          <table:table-cell office:value-type="float" office:value="40828" table:style-name="ce1">
            <text:p>40828</text:p>
          </table:table-cell>
          <table:table-cell office:value-type="float" office:value="42230" table:style-name="ce1">
            <text:p>42230</text:p>
          </table:table-cell>
          <table:table-cell office:value-type="float" office:value="41931" table:style-name="ce1">
            <text:p>41931</text:p>
          </table:table-cell>
          <table:table-cell office:value-type="float" office:value="41944" table:style-name="ce1">
            <text:p>41944</text:p>
          </table:table-cell>
          <table:table-cell office:value-type="float" office:value="42325" table:style-name="ce1">
            <text:p>42325</text:p>
          </table:table-cell>
          <table:table-cell office:value-type="float" office:value="43385" table:style-name="ce1">
            <text:p>43385</text:p>
          </table:table-cell>
          <table:table-cell office:value-type="float" office:value="43811" table:style-name="ce1">
            <text:p>43811</text:p>
          </table:table-cell>
          <table:table-cell office:value-type="float" office:value="45021" table:style-name="ce1">
            <text:p>45021</text:p>
          </table:table-cell>
          <table:table-cell office:value-type="float" office:value="45431" table:style-name="ce1">
            <text:p>45431</text:p>
          </table:table-cell>
          <table:table-cell office:value-type="float" office:value="46967" table:style-name="ce1">
            <text:p>46967</text:p>
          </table:table-cell>
          <table:table-cell office:value-type="float" office:value="46004" table:style-name="ce1">
            <text:p>46004</text:p>
          </table:table-cell>
          <table:table-cell office:value-type="float" office:value="46726" table:style-name="ce1">
            <text:p>46726</text:p>
          </table:table-cell>
          <table:table-cell office:value-type="float" office:value="47855" table:style-name="ce1">
            <text:p>47855</text:p>
          </table:table-cell>
          <table:table-cell office:value-type="float" office:value="48953" table:style-name="ce1">
            <text:p>4895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yrian Arab Republic</text:p>
          </table:table-cell>
          <table:table-cell office:value-type="string" table:style-name="ce1">
            <text:p>SYR</text:p>
          </table:table-cell>
          <table:table-cell office:value-type="float" office:value="1690463" table:style-name="ce1">
            <text:p>1690463</text:p>
          </table:table-cell>
          <table:table-cell office:value-type="float" office:value="1773683" table:style-name="ce1">
            <text:p>1773683</text:p>
          </table:table-cell>
          <table:table-cell office:value-type="float" office:value="1863178" table:style-name="ce1">
            <text:p>1863178</text:p>
          </table:table-cell>
          <table:table-cell office:value-type="float" office:value="1957075" table:style-name="ce1">
            <text:p>1957075</text:p>
          </table:table-cell>
          <table:table-cell office:value-type="float" office:value="2055820" table:style-name="ce1">
            <text:p>2055820</text:p>
          </table:table-cell>
          <table:table-cell office:value-type="float" office:value="2159657" table:style-name="ce1">
            <text:p>2159657</text:p>
          </table:table-cell>
          <table:table-cell office:value-type="float" office:value="2268927" table:style-name="ce1">
            <text:p>2268927</text:p>
          </table:table-cell>
          <table:table-cell office:value-type="float" office:value="2383814" table:style-name="ce1">
            <text:p>2383814</text:p>
          </table:table-cell>
          <table:table-cell office:value-type="float" office:value="2504624" table:style-name="ce1">
            <text:p>2504624</text:p>
          </table:table-cell>
          <table:table-cell office:value-type="float" office:value="2631492" table:style-name="ce1">
            <text:p>2631492</text:p>
          </table:table-cell>
          <table:table-cell office:value-type="float" office:value="2764892" table:style-name="ce1">
            <text:p>2764892</text:p>
          </table:table-cell>
          <table:table-cell office:value-type="float" office:value="2887289" table:style-name="ce1">
            <text:p>2887289</text:p>
          </table:table-cell>
          <table:table-cell office:value-type="float" office:value="3009983" table:style-name="ce1">
            <text:p>3009983</text:p>
          </table:table-cell>
          <table:table-cell office:value-type="float" office:value="3137868" table:style-name="ce1">
            <text:p>3137868</text:p>
          </table:table-cell>
          <table:table-cell office:value-type="float" office:value="3270736" table:style-name="ce1">
            <text:p>3270736</text:p>
          </table:table-cell>
          <table:table-cell office:value-type="float" office:value="3408414" table:style-name="ce1">
            <text:p>3408414</text:p>
          </table:table-cell>
          <table:table-cell office:value-type="float" office:value="3550683" table:style-name="ce1">
            <text:p>3550683</text:p>
          </table:table-cell>
          <table:table-cell office:value-type="float" office:value="3697740" table:style-name="ce1">
            <text:p>3697740</text:p>
          </table:table-cell>
          <table:table-cell office:value-type="float" office:value="3851154" table:style-name="ce1">
            <text:p>3851154</text:p>
          </table:table-cell>
          <table:table-cell office:value-type="float" office:value="4012494" table:style-name="ce1">
            <text:p>4012494</text:p>
          </table:table-cell>
          <table:table-cell office:value-type="float" office:value="4183241" table:style-name="ce1">
            <text:p>4183241</text:p>
          </table:table-cell>
          <table:table-cell office:value-type="float" office:value="4363839" table:style-name="ce1">
            <text:p>4363839</text:p>
          </table:table-cell>
          <table:table-cell office:value-type="float" office:value="4544117" table:style-name="ce1">
            <text:p>4544117</text:p>
          </table:table-cell>
          <table:table-cell office:value-type="float" office:value="4729005" table:style-name="ce1">
            <text:p>4729005</text:p>
          </table:table-cell>
          <table:table-cell office:value-type="float" office:value="4917882" table:style-name="ce1">
            <text:p>4917882</text:p>
          </table:table-cell>
          <table:table-cell office:value-type="float" office:value="5108650" table:style-name="ce1">
            <text:p>5108650</text:p>
          </table:table-cell>
          <table:table-cell office:value-type="float" office:value="5300855" table:style-name="ce1">
            <text:p>5300855</text:p>
          </table:table-cell>
          <table:table-cell office:value-type="float" office:value="5494811" table:style-name="ce1">
            <text:p>5494811</text:p>
          </table:table-cell>
          <table:table-cell office:value-type="float" office:value="5690915" table:style-name="ce1">
            <text:p>5690915</text:p>
          </table:table-cell>
          <table:table-cell office:value-type="float" office:value="5889984" table:style-name="ce1">
            <text:p>5889984</text:p>
          </table:table-cell>
          <table:table-cell office:value-type="float" office:value="6092663" table:style-name="ce1">
            <text:p>6092663</text:p>
          </table:table-cell>
          <table:table-cell office:value-type="float" office:value="6298430" table:style-name="ce1">
            <text:p>6298430</text:p>
          </table:table-cell>
          <table:table-cell office:value-type="float" office:value="6506988" table:style-name="ce1">
            <text:p>6506988</text:p>
          </table:table-cell>
          <table:table-cell office:value-type="float" office:value="6719481" table:style-name="ce1">
            <text:p>6719481</text:p>
          </table:table-cell>
          <table:table-cell office:value-type="float" office:value="6937612" table:style-name="ce1">
            <text:p>6937612</text:p>
          </table:table-cell>
          <table:table-cell office:value-type="float" office:value="7180886" table:style-name="ce1">
            <text:p>7180886</text:p>
          </table:table-cell>
          <table:table-cell office:value-type="float" office:value="7437807" table:style-name="ce1">
            <text:p>7437807</text:p>
          </table:table-cell>
          <table:table-cell office:value-type="float" office:value="7703409" table:style-name="ce1">
            <text:p>7703409</text:p>
          </table:table-cell>
          <table:table-cell office:value-type="float" office:value="7972781" table:style-name="ce1">
            <text:p>7972781</text:p>
          </table:table-cell>
          <table:table-cell office:value-type="float" office:value="8238260" table:style-name="ce1">
            <text:p>8238260</text:p>
          </table:table-cell>
          <table:table-cell office:value-type="float" office:value="8495438" table:style-name="ce1">
            <text:p>8495438</text:p>
          </table:table-cell>
          <table:table-cell office:value-type="float" office:value="8733516" table:style-name="ce1">
            <text:p>8733516</text:p>
          </table:table-cell>
          <table:table-cell office:value-type="float" office:value="8954634" table:style-name="ce1">
            <text:p>8954634</text:p>
          </table:table-cell>
          <table:table-cell office:value-type="float" office:value="9179779" table:style-name="ce1">
            <text:p>9179779</text:p>
          </table:table-cell>
          <table:table-cell office:value-type="float" office:value="9439806" table:style-name="ce1">
            <text:p>9439806</text:p>
          </table:table-cell>
          <table:table-cell office:value-type="float" office:value="9752386" table:style-name="ce1">
            <text:p>9752386</text:p>
          </table:table-cell>
          <table:table-cell office:value-type="float" office:value="10142069" table:style-name="ce1">
            <text:p>10142069</text:p>
          </table:table-cell>
          <table:table-cell office:value-type="float" office:value="10592584" table:style-name="ce1">
            <text:p>10592584</text:p>
          </table:table-cell>
          <table:table-cell office:value-type="float" office:value="11034892" table:style-name="ce1">
            <text:p>11034892</text:p>
          </table:table-cell>
          <table:table-cell office:value-type="float" office:value="11371423" table:style-name="ce1">
            <text:p>11371423</text:p>
          </table:table-cell>
          <table:table-cell office:value-type="float" office:value="11536610" table:style-name="ce1">
            <text:p>11536610</text:p>
          </table:table-cell>
          <table:table-cell office:value-type="float" office:value="11813620" table:style-name="ce1">
            <text:p>11813620</text:p>
          </table:table-cell>
          <table:table-cell office:value-type="float" office:value="12097557" table:style-name="ce1">
            <text:p>12097557</text:p>
          </table:table-cell>
          <table:table-cell office:value-type="float" office:value="12388372" table:style-name="ce1">
            <text:p>12388372</text:p>
          </table:table-cell>
          <table:table-cell office:value-type="float" office:value="12686448" table:style-name="ce1">
            <text:p>1268644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Turks and Caicos Islands</text:p>
          </table:table-cell>
          <table:table-cell office:value-type="string" table:style-name="ce1">
            <text:p>TCA</text:p>
          </table:table-cell>
          <table:table-cell office:value-type="float" office:value="2729" table:style-name="ce1">
            <text:p>2729</text:p>
          </table:table-cell>
          <table:table-cell office:value-type="float" office:value="2766" table:style-name="ce1">
            <text:p>2766</text:p>
          </table:table-cell>
          <table:table-cell office:value-type="float" office:value="2787" table:style-name="ce1">
            <text:p>2787</text:p>
          </table:table-cell>
          <table:table-cell office:value-type="float" office:value="2796" table:style-name="ce1">
            <text:p>2796</text:p>
          </table:table-cell>
          <table:table-cell office:value-type="float" office:value="2798" table:style-name="ce1">
            <text:p>2798</text:p>
          </table:table-cell>
          <table:table-cell office:value-type="float" office:value="2800" table:style-name="ce1">
            <text:p>2800</text:p>
          </table:table-cell>
          <table:table-cell office:value-type="float" office:value="2800" table:style-name="ce1">
            <text:p>2800</text:p>
          </table:table-cell>
          <table:table-cell office:value-type="float" office:value="2799" table:style-name="ce1">
            <text:p>2799</text:p>
          </table:table-cell>
          <table:table-cell office:value-type="float" office:value="2805" table:style-name="ce1">
            <text:p>2805</text:p>
          </table:table-cell>
          <table:table-cell office:value-type="float" office:value="2829" table:style-name="ce1">
            <text:p>2829</text:p>
          </table:table-cell>
          <table:table-cell office:value-type="float" office:value="2878" table:style-name="ce1">
            <text:p>2878</text:p>
          </table:table-cell>
          <table:table-cell office:value-type="float" office:value="2961" table:style-name="ce1">
            <text:p>2961</text:p>
          </table:table-cell>
          <table:table-cell office:value-type="float" office:value="3073" table:style-name="ce1">
            <text:p>3073</text:p>
          </table:table-cell>
          <table:table-cell office:value-type="float" office:value="3206" table:style-name="ce1">
            <text:p>3206</text:p>
          </table:table-cell>
          <table:table-cell office:value-type="float" office:value="3342" table:style-name="ce1">
            <text:p>3342</text:p>
          </table:table-cell>
          <table:table-cell office:value-type="float" office:value="3474" table:style-name="ce1">
            <text:p>3474</text:p>
          </table:table-cell>
          <table:table-cell office:value-type="float" office:value="3594" table:style-name="ce1">
            <text:p>3594</text:p>
          </table:table-cell>
          <table:table-cell office:value-type="float" office:value="3708" table:style-name="ce1">
            <text:p>3708</text:p>
          </table:table-cell>
          <table:table-cell office:value-type="float" office:value="3828" table:style-name="ce1">
            <text:p>3828</text:p>
          </table:table-cell>
          <table:table-cell office:value-type="float" office:value="3967" table:style-name="ce1">
            <text:p>3967</text:p>
          </table:table-cell>
          <table:table-cell office:value-type="float" office:value="4158" table:style-name="ce1">
            <text:p>4158</text:p>
          </table:table-cell>
          <table:table-cell office:value-type="float" office:value="4505" table:style-name="ce1">
            <text:p>4505</text:p>
          </table:table-cell>
          <table:table-cell office:value-type="float" office:value="4900" table:style-name="ce1">
            <text:p>4900</text:p>
          </table:table-cell>
          <table:table-cell office:value-type="float" office:value="5331" table:style-name="ce1">
            <text:p>5331</text:p>
          </table:table-cell>
          <table:table-cell office:value-type="float" office:value="5775" table:style-name="ce1">
            <text:p>5775</text:p>
          </table:table-cell>
          <table:table-cell office:value-type="float" office:value="6218" table:style-name="ce1">
            <text:p>6218</text:p>
          </table:table-cell>
          <table:table-cell office:value-type="float" office:value="6649" table:style-name="ce1">
            <text:p>6649</text:p>
          </table:table-cell>
          <table:table-cell office:value-type="float" office:value="7075" table:style-name="ce1">
            <text:p>7075</text:p>
          </table:table-cell>
          <table:table-cell office:value-type="float" office:value="7516" table:style-name="ce1">
            <text:p>7516</text:p>
          </table:table-cell>
          <table:table-cell office:value-type="float" office:value="8013" table:style-name="ce1">
            <text:p>8013</text:p>
          </table:table-cell>
          <table:table-cell office:value-type="float" office:value="8587" table:style-name="ce1">
            <text:p>8587</text:p>
          </table:table-cell>
          <table:table-cell office:value-type="float" office:value="9219" table:style-name="ce1">
            <text:p>9219</text:p>
          </table:table-cell>
          <table:table-cell office:value-type="float" office:value="9947" table:style-name="ce1">
            <text:p>9947</text:p>
          </table:table-cell>
          <table:table-cell office:value-type="float" office:value="10732" table:style-name="ce1">
            <text:p>10732</text:p>
          </table:table-cell>
          <table:table-cell office:value-type="float" office:value="11515" table:style-name="ce1">
            <text:p>11515</text:p>
          </table:table-cell>
          <table:table-cell office:value-type="float" office:value="12256" table:style-name="ce1">
            <text:p>12256</text:p>
          </table:table-cell>
          <table:table-cell office:value-type="float" office:value="12922" table:style-name="ce1">
            <text:p>12922</text:p>
          </table:table-cell>
          <table:table-cell office:value-type="float" office:value="13534" table:style-name="ce1">
            <text:p>13534</text:p>
          </table:table-cell>
          <table:table-cell office:value-type="float" office:value="14173" table:style-name="ce1">
            <text:p>14173</text:p>
          </table:table-cell>
          <table:table-cell office:value-type="float" office:value="14954" table:style-name="ce1">
            <text:p>14954</text:p>
          </table:table-cell>
          <table:table-cell office:value-type="float" office:value="15960" table:style-name="ce1">
            <text:p>15960</text:p>
          </table:table-cell>
          <table:table-cell office:value-type="float" office:value="17231" table:style-name="ce1">
            <text:p>17231</text:p>
          </table:table-cell>
          <table:table-cell office:value-type="float" office:value="18698" table:style-name="ce1">
            <text:p>18698</text:p>
          </table:table-cell>
          <table:table-cell office:value-type="float" office:value="20277" table:style-name="ce1">
            <text:p>20277</text:p>
          </table:table-cell>
          <table:table-cell office:value-type="float" office:value="21819" table:style-name="ce1">
            <text:p>21819</text:p>
          </table:table-cell>
          <table:table-cell office:value-type="float" office:value="23209" table:style-name="ce1">
            <text:p>23209</text:p>
          </table:table-cell>
          <table:table-cell office:value-type="float" office:value="24403" table:style-name="ce1">
            <text:p>24403</text:p>
          </table:table-cell>
          <table:table-cell office:value-type="float" office:value="25430" table:style-name="ce1">
            <text:p>25430</text:p>
          </table:table-cell>
          <table:table-cell office:value-type="float" office:value="26325" table:style-name="ce1">
            <text:p>26325</text:p>
          </table:table-cell>
          <table:table-cell office:value-type="float" office:value="27153" table:style-name="ce1">
            <text:p>27153</text:p>
          </table:table-cell>
          <table:table-cell office:value-type="float" office:value="27964" table:style-name="ce1">
            <text:p>27964</text:p>
          </table:table-cell>
          <table:table-cell office:value-type="float" office:value="28766" table:style-name="ce1">
            <text:p>28766</text:p>
          </table:table-cell>
          <table:table-cell office:value-type="float" office:value="29540" table:style-name="ce1">
            <text:p>29540</text:p>
          </table:table-cell>
          <table:table-cell office:value-type="float" office:value="30283" table:style-name="ce1">
            <text:p>30283</text:p>
          </table:table-cell>
          <table:table-cell office:value-type="float" office:value="30989" table:style-name="ce1">
            <text:p>3098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had</text:p>
          </table:table-cell>
          <table:table-cell office:value-type="string" table:style-name="ce1">
            <text:p>TCD</text:p>
          </table:table-cell>
          <table:table-cell office:value-type="float" office:value="201024" table:style-name="ce1">
            <text:p>201024</text:p>
          </table:table-cell>
          <table:table-cell office:value-type="float" office:value="213136" table:style-name="ce1">
            <text:p>213136</text:p>
          </table:table-cell>
          <table:table-cell office:value-type="float" office:value="226027" table:style-name="ce1">
            <text:p>226027</text:p>
          </table:table-cell>
          <table:table-cell office:value-type="float" office:value="239718" table:style-name="ce1">
            <text:p>239718</text:p>
          </table:table-cell>
          <table:table-cell office:value-type="float" office:value="255829" table:style-name="ce1">
            <text:p>255829</text:p>
          </table:table-cell>
          <table:table-cell office:value-type="float" office:value="278316" table:style-name="ce1">
            <text:p>278316</text:p>
          </table:table-cell>
          <table:table-cell office:value-type="float" office:value="302541" table:style-name="ce1">
            <text:p>302541</text:p>
          </table:table-cell>
          <table:table-cell office:value-type="float" office:value="328641" table:style-name="ce1">
            <text:p>328641</text:p>
          </table:table-cell>
          <table:table-cell office:value-type="float" office:value="356939" table:style-name="ce1">
            <text:p>356939</text:p>
          </table:table-cell>
          <table:table-cell office:value-type="float" office:value="387749" table:style-name="ce1">
            <text:p>387749</text:p>
          </table:table-cell>
          <table:table-cell office:value-type="float" office:value="421643" table:style-name="ce1">
            <text:p>421643</text:p>
          </table:table-cell>
          <table:table-cell office:value-type="float" office:value="458953" table:style-name="ce1">
            <text:p>458953</text:p>
          </table:table-cell>
          <table:table-cell office:value-type="float" office:value="499935" table:style-name="ce1">
            <text:p>499935</text:p>
          </table:table-cell>
          <table:table-cell office:value-type="float" office:value="542610" table:style-name="ce1">
            <text:p>542610</text:p>
          </table:table-cell>
          <table:table-cell office:value-type="float" office:value="588235" table:style-name="ce1">
            <text:p>588235</text:p>
          </table:table-cell>
          <table:table-cell office:value-type="float" office:value="636472" table:style-name="ce1">
            <text:p>636472</text:p>
          </table:table-cell>
          <table:table-cell office:value-type="float" office:value="687305" table:style-name="ce1">
            <text:p>687305</text:p>
          </table:table-cell>
          <table:table-cell office:value-type="float" office:value="740883" table:style-name="ce1">
            <text:p>740883</text:p>
          </table:table-cell>
          <table:table-cell office:value-type="float" office:value="797896" table:style-name="ce1">
            <text:p>797896</text:p>
          </table:table-cell>
          <table:table-cell office:value-type="float" office:value="822036" table:style-name="ce1">
            <text:p>822036</text:p>
          </table:table-cell>
          <table:table-cell office:value-type="float" office:value="847819" table:style-name="ce1">
            <text:p>847819</text:p>
          </table:table-cell>
          <table:table-cell office:value-type="float" office:value="875253" table:style-name="ce1">
            <text:p>875253</text:p>
          </table:table-cell>
          <table:table-cell office:value-type="float" office:value="904496" table:style-name="ce1">
            <text:p>904496</text:p>
          </table:table-cell>
          <table:table-cell office:value-type="float" office:value="935920" table:style-name="ce1">
            <text:p>935920</text:p>
          </table:table-cell>
          <table:table-cell office:value-type="float" office:value="970107" table:style-name="ce1">
            <text:p>970107</text:p>
          </table:table-cell>
          <table:table-cell office:value-type="float" office:value="1007275" table:style-name="ce1">
            <text:p>1007275</text:p>
          </table:table-cell>
          <table:table-cell office:value-type="float" office:value="1047940" table:style-name="ce1">
            <text:p>1047940</text:p>
          </table:table-cell>
          <table:table-cell office:value-type="float" office:value="1091970" table:style-name="ce1">
            <text:p>1091970</text:p>
          </table:table-cell>
          <table:table-cell office:value-type="float" office:value="1139113" table:style-name="ce1">
            <text:p>1139113</text:p>
          </table:table-cell>
          <table:table-cell office:value-type="float" office:value="1188586" table:style-name="ce1">
            <text:p>1188586</text:p>
          </table:table-cell>
          <table:table-cell office:value-type="float" office:value="1239924" table:style-name="ce1">
            <text:p>1239924</text:p>
          </table:table-cell>
          <table:table-cell office:value-type="float" office:value="1293170" table:style-name="ce1">
            <text:p>1293170</text:p>
          </table:table-cell>
          <table:table-cell office:value-type="float" office:value="1348459" table:style-name="ce1">
            <text:p>1348459</text:p>
          </table:table-cell>
          <table:table-cell office:value-type="float" office:value="1403643" table:style-name="ce1">
            <text:p>1403643</text:p>
          </table:table-cell>
          <table:table-cell office:value-type="float" office:value="1452153" table:style-name="ce1">
            <text:p>1452153</text:p>
          </table:table-cell>
          <table:table-cell office:value-type="float" office:value="1503461" table:style-name="ce1">
            <text:p>1503461</text:p>
          </table:table-cell>
          <table:table-cell office:value-type="float" office:value="1557468" table:style-name="ce1">
            <text:p>1557468</text:p>
          </table:table-cell>
          <table:table-cell office:value-type="float" office:value="1614089" table:style-name="ce1">
            <text:p>1614089</text:p>
          </table:table-cell>
          <table:table-cell office:value-type="float" office:value="1673943" table:style-name="ce1">
            <text:p>1673943</text:p>
          </table:table-cell>
          <table:table-cell office:value-type="float" office:value="1737548" table:style-name="ce1">
            <text:p>1737548</text:p>
          </table:table-cell>
          <table:table-cell office:value-type="float" office:value="1805244" table:style-name="ce1">
            <text:p>1805244</text:p>
          </table:table-cell>
          <table:table-cell office:value-type="float" office:value="1877402" table:style-name="ce1">
            <text:p>1877402</text:p>
          </table:table-cell>
          <table:table-cell office:value-type="float" office:value="1953636" table:style-name="ce1">
            <text:p>1953636</text:p>
          </table:table-cell>
          <table:table-cell office:value-type="float" office:value="2032987" table:style-name="ce1">
            <text:p>2032987</text:p>
          </table:table-cell>
          <table:table-cell office:value-type="float" office:value="2113781" table:style-name="ce1">
            <text:p>2113781</text:p>
          </table:table-cell>
          <table:table-cell office:value-type="float" office:value="2194910" table:style-name="ce1">
            <text:p>2194910</text:p>
          </table:table-cell>
          <table:table-cell office:value-type="float" office:value="2275892" table:style-name="ce1">
            <text:p>2275892</text:p>
          </table:table-cell>
          <table:table-cell office:value-type="float" office:value="2357262" table:style-name="ce1">
            <text:p>2357262</text:p>
          </table:table-cell>
          <table:table-cell office:value-type="float" office:value="2439714" table:style-name="ce1">
            <text:p>2439714</text:p>
          </table:table-cell>
          <table:table-cell office:value-type="float" office:value="2524721" table:style-name="ce1">
            <text:p>2524721</text:p>
          </table:table-cell>
          <table:table-cell office:value-type="float" office:value="2615181" table:style-name="ce1">
            <text:p>2615181</text:p>
          </table:table-cell>
          <table:table-cell office:value-type="float" office:value="2711576" table:style-name="ce1">
            <text:p>2711576</text:p>
          </table:table-cell>
          <table:table-cell office:value-type="float" office:value="2813805" table:style-name="ce1">
            <text:p>2813805</text:p>
          </table:table-cell>
          <table:table-cell office:value-type="float" office:value="2921914" table:style-name="ce1">
            <text:p>2921914</text:p>
          </table:table-cell>
          <table:table-cell office:value-type="float" office:value="3035484" table:style-name="ce1">
            <text:p>3035484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Togo</text:p>
          </table:table-cell>
          <table:table-cell office:value-type="string" table:style-name="ce1">
            <text:p>TGO</text:p>
          </table:table-cell>
          <table:table-cell office:value-type="float" office:value="159600" table:style-name="ce1">
            <text:p>159600</text:p>
          </table:table-cell>
          <table:table-cell office:value-type="float" office:value="174770" table:style-name="ce1">
            <text:p>174770</text:p>
          </table:table-cell>
          <table:table-cell office:value-type="float" office:value="191015" table:style-name="ce1">
            <text:p>191015</text:p>
          </table:table-cell>
          <table:table-cell office:value-type="float" office:value="209045" table:style-name="ce1">
            <text:p>209045</text:p>
          </table:table-cell>
          <table:table-cell office:value-type="float" office:value="230147" table:style-name="ce1">
            <text:p>230147</text:p>
          </table:table-cell>
          <table:table-cell office:value-type="float" office:value="255440" table:style-name="ce1">
            <text:p>255440</text:p>
          </table:table-cell>
          <table:table-cell office:value-type="float" office:value="286062" table:style-name="ce1">
            <text:p>286062</text:p>
          </table:table-cell>
          <table:table-cell office:value-type="float" office:value="322365" table:style-name="ce1">
            <text:p>322365</text:p>
          </table:table-cell>
          <table:table-cell office:value-type="float" office:value="363861" table:style-name="ce1">
            <text:p>363861</text:p>
          </table:table-cell>
          <table:table-cell office:value-type="float" office:value="408976" table:style-name="ce1">
            <text:p>408976</text:p>
          </table:table-cell>
          <table:table-cell office:value-type="float" office:value="450183" table:style-name="ce1">
            <text:p>450183</text:p>
          </table:table-cell>
          <table:table-cell office:value-type="float" office:value="472146" table:style-name="ce1">
            <text:p>472146</text:p>
          </table:table-cell>
          <table:table-cell office:value-type="float" office:value="492871" table:style-name="ce1">
            <text:p>492871</text:p>
          </table:table-cell>
          <table:table-cell office:value-type="float" office:value="512679" table:style-name="ce1">
            <text:p>512679</text:p>
          </table:table-cell>
          <table:table-cell office:value-type="float" office:value="532385" table:style-name="ce1">
            <text:p>532385</text:p>
          </table:table-cell>
          <table:table-cell office:value-type="float" office:value="552643" table:style-name="ce1">
            <text:p>552643</text:p>
          </table:table-cell>
          <table:table-cell office:value-type="float" office:value="573430" table:style-name="ce1">
            <text:p>573430</text:p>
          </table:table-cell>
          <table:table-cell office:value-type="float" office:value="594659" table:style-name="ce1">
            <text:p>594659</text:p>
          </table:table-cell>
          <table:table-cell office:value-type="float" office:value="617270" table:style-name="ce1">
            <text:p>617270</text:p>
          </table:table-cell>
          <table:table-cell office:value-type="float" office:value="642423" table:style-name="ce1">
            <text:p>642423</text:p>
          </table:table-cell>
          <table:table-cell office:value-type="float" office:value="671040" table:style-name="ce1">
            <text:p>671040</text:p>
          </table:table-cell>
          <table:table-cell office:value-type="float" office:value="703580" table:style-name="ce1">
            <text:p>703580</text:p>
          </table:table-cell>
          <table:table-cell office:value-type="float" office:value="740185" table:style-name="ce1">
            <text:p>740185</text:p>
          </table:table-cell>
          <table:table-cell office:value-type="float" office:value="780140" table:style-name="ce1">
            <text:p>780140</text:p>
          </table:table-cell>
          <table:table-cell office:value-type="float" office:value="821799" table:style-name="ce1">
            <text:p>821799</text:p>
          </table:table-cell>
          <table:table-cell office:value-type="float" office:value="864061" table:style-name="ce1">
            <text:p>864061</text:p>
          </table:table-cell>
          <table:table-cell office:value-type="float" office:value="906786" table:style-name="ce1">
            <text:p>906786</text:p>
          </table:table-cell>
          <table:table-cell office:value-type="float" office:value="950134" table:style-name="ce1">
            <text:p>950134</text:p>
          </table:table-cell>
          <table:table-cell office:value-type="float" office:value="993953" table:style-name="ce1">
            <text:p>993953</text:p>
          </table:table-cell>
          <table:table-cell office:value-type="float" office:value="1038091" table:style-name="ce1">
            <text:p>1038091</text:p>
          </table:table-cell>
          <table:table-cell office:value-type="float" office:value="1082649" table:style-name="ce1">
            <text:p>1082649</text:p>
          </table:table-cell>
          <table:table-cell office:value-type="float" office:value="1127383" table:style-name="ce1">
            <text:p>1127383</text:p>
          </table:table-cell>
          <table:table-cell office:value-type="float" office:value="1172397" table:style-name="ce1">
            <text:p>1172397</text:p>
          </table:table-cell>
          <table:table-cell office:value-type="float" office:value="1218216" table:style-name="ce1">
            <text:p>1218216</text:p>
          </table:table-cell>
          <table:table-cell office:value-type="float" office:value="1265704" table:style-name="ce1">
            <text:p>1265704</text:p>
          </table:table-cell>
          <table:table-cell office:value-type="float" office:value="1315490" table:style-name="ce1">
            <text:p>1315490</text:p>
          </table:table-cell>
          <table:table-cell office:value-type="float" office:value="1367918" table:style-name="ce1">
            <text:p>1367918</text:p>
          </table:table-cell>
          <table:table-cell office:value-type="float" office:value="1422961" table:style-name="ce1">
            <text:p>1422961</text:p>
          </table:table-cell>
          <table:table-cell office:value-type="float" office:value="1480684" table:style-name="ce1">
            <text:p>1480684</text:p>
          </table:table-cell>
          <table:table-cell office:value-type="float" office:value="1541092" table:style-name="ce1">
            <text:p>1541092</text:p>
          </table:table-cell>
          <table:table-cell office:value-type="float" office:value="1604129" table:style-name="ce1">
            <text:p>1604129</text:p>
          </table:table-cell>
          <table:table-cell office:value-type="float" office:value="1669876" table:style-name="ce1">
            <text:p>1669876</text:p>
          </table:table-cell>
          <table:table-cell office:value-type="float" office:value="1738600" table:style-name="ce1">
            <text:p>1738600</text:p>
          </table:table-cell>
          <table:table-cell office:value-type="float" office:value="1810304" table:style-name="ce1">
            <text:p>1810304</text:p>
          </table:table-cell>
          <table:table-cell office:value-type="float" office:value="1885010" table:style-name="ce1">
            <text:p>1885010</text:p>
          </table:table-cell>
          <table:table-cell office:value-type="float" office:value="1962696" table:style-name="ce1">
            <text:p>1962696</text:p>
          </table:table-cell>
          <table:table-cell office:value-type="float" office:value="2043463" table:style-name="ce1">
            <text:p>2043463</text:p>
          </table:table-cell>
          <table:table-cell office:value-type="float" office:value="2127382" table:style-name="ce1">
            <text:p>2127382</text:p>
          </table:table-cell>
          <table:table-cell office:value-type="float" office:value="2214588" table:style-name="ce1">
            <text:p>2214588</text:p>
          </table:table-cell>
          <table:table-cell office:value-type="float" office:value="2304919" table:style-name="ce1">
            <text:p>2304919</text:p>
          </table:table-cell>
          <table:table-cell office:value-type="float" office:value="2398678" table:style-name="ce1">
            <text:p>2398678</text:p>
          </table:table-cell>
          <table:table-cell office:value-type="float" office:value="2495805" table:style-name="ce1">
            <text:p>2495805</text:p>
          </table:table-cell>
          <table:table-cell office:value-type="float" office:value="2596576" table:style-name="ce1">
            <text:p>2596576</text:p>
          </table:table-cell>
          <table:table-cell office:value-type="float" office:value="2700745" table:style-name="ce1">
            <text:p>2700745</text:p>
          </table:table-cell>
          <table:table-cell office:value-type="float" office:value="2808284" table:style-name="ce1">
            <text:p>2808284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Thailand</text:p>
          </table:table-cell>
          <table:table-cell office:value-type="string" table:style-name="ce1">
            <text:p>THA</text:p>
          </table:table-cell>
          <table:table-cell office:value-type="float" office:value="5389573" table:style-name="ce1">
            <text:p>5389573</text:p>
          </table:table-cell>
          <table:table-cell office:value-type="float" office:value="5583031" table:style-name="ce1">
            <text:p>5583031</text:p>
          </table:table-cell>
          <table:table-cell office:value-type="float" office:value="5784218" table:style-name="ce1">
            <text:p>5784218</text:p>
          </table:table-cell>
          <table:table-cell office:value-type="float" office:value="5993409" table:style-name="ce1">
            <text:p>5993409</text:p>
          </table:table-cell>
          <table:table-cell office:value-type="float" office:value="6210236" table:style-name="ce1">
            <text:p>6210236</text:p>
          </table:table-cell>
          <table:table-cell office:value-type="float" office:value="6434888" table:style-name="ce1">
            <text:p>6434888</text:p>
          </table:table-cell>
          <table:table-cell office:value-type="float" office:value="6666679" table:style-name="ce1">
            <text:p>6666679</text:p>
          </table:table-cell>
          <table:table-cell office:value-type="float" office:value="6905677" table:style-name="ce1">
            <text:p>6905677</text:p>
          </table:table-cell>
          <table:table-cell office:value-type="float" office:value="7151627" table:style-name="ce1">
            <text:p>7151627</text:p>
          </table:table-cell>
          <table:table-cell office:value-type="float" office:value="7404684" table:style-name="ce1">
            <text:p>7404684</text:p>
          </table:table-cell>
          <table:table-cell office:value-type="float" office:value="7704890" table:style-name="ce1">
            <text:p>7704890</text:p>
          </table:table-cell>
          <table:table-cell office:value-type="float" office:value="8140439" table:style-name="ce1">
            <text:p>8140439</text:p>
          </table:table-cell>
          <table:table-cell office:value-type="float" office:value="8595983" table:style-name="ce1">
            <text:p>8595983</text:p>
          </table:table-cell>
          <table:table-cell office:value-type="float" office:value="9068848" table:style-name="ce1">
            <text:p>9068848</text:p>
          </table:table-cell>
          <table:table-cell office:value-type="float" office:value="9557360" table:style-name="ce1">
            <text:p>9557360</text:p>
          </table:table-cell>
          <table:table-cell office:value-type="float" office:value="10057938" table:style-name="ce1">
            <text:p>10057938</text:p>
          </table:table-cell>
          <table:table-cell office:value-type="float" office:value="10571205" table:style-name="ce1">
            <text:p>10571205</text:p>
          </table:table-cell>
          <table:table-cell office:value-type="float" office:value="11095119" table:style-name="ce1">
            <text:p>11095119</text:p>
          </table:table-cell>
          <table:table-cell office:value-type="float" office:value="11631127" table:style-name="ce1">
            <text:p>11631127</text:p>
          </table:table-cell>
          <table:table-cell office:value-type="float" office:value="12179518" table:style-name="ce1">
            <text:p>12179518</text:p>
          </table:table-cell>
          <table:table-cell office:value-type="float" office:value="12695002" table:style-name="ce1">
            <text:p>12695002</text:p>
          </table:table-cell>
          <table:table-cell office:value-type="float" office:value="13074646" table:style-name="ce1">
            <text:p>13074646</text:p>
          </table:table-cell>
          <table:table-cell office:value-type="float" office:value="13453449" table:style-name="ce1">
            <text:p>13453449</text:p>
          </table:table-cell>
          <table:table-cell office:value-type="float" office:value="13834980" table:style-name="ce1">
            <text:p>13834980</text:p>
          </table:table-cell>
          <table:table-cell office:value-type="float" office:value="14223666" table:style-name="ce1">
            <text:p>14223666</text:p>
          </table:table-cell>
          <table:table-cell office:value-type="float" office:value="14621050" table:style-name="ce1">
            <text:p>14621050</text:p>
          </table:table-cell>
          <table:table-cell office:value-type="float" office:value="15032117" table:style-name="ce1">
            <text:p>15032117</text:p>
          </table:table-cell>
          <table:table-cell office:value-type="float" office:value="15453252" table:style-name="ce1">
            <text:p>15453252</text:p>
          </table:table-cell>
          <table:table-cell office:value-type="float" office:value="15874151" table:style-name="ce1">
            <text:p>15874151</text:p>
          </table:table-cell>
          <table:table-cell office:value-type="float" office:value="16278918" table:style-name="ce1">
            <text:p>16278918</text:p>
          </table:table-cell>
          <table:table-cell office:value-type="float" office:value="16648930" table:style-name="ce1">
            <text:p>16648930</text:p>
          </table:table-cell>
          <table:table-cell office:value-type="float" office:value="16934882" table:style-name="ce1">
            <text:p>16934882</text:p>
          </table:table-cell>
          <table:table-cell office:value-type="float" office:value="17191577" table:style-name="ce1">
            <text:p>17191577</text:p>
          </table:table-cell>
          <table:table-cell office:value-type="float" office:value="17432865" table:style-name="ce1">
            <text:p>17432865</text:p>
          </table:table-cell>
          <table:table-cell office:value-type="float" office:value="17678489" table:style-name="ce1">
            <text:p>17678489</text:p>
          </table:table-cell>
          <table:table-cell office:value-type="float" office:value="17943401" table:style-name="ce1">
            <text:p>17943401</text:p>
          </table:table-cell>
          <table:table-cell office:value-type="float" office:value="18232543" table:style-name="ce1">
            <text:p>18232543</text:p>
          </table:table-cell>
          <table:table-cell office:value-type="float" office:value="18540071" table:style-name="ce1">
            <text:p>18540071</text:p>
          </table:table-cell>
          <table:table-cell office:value-type="float" office:value="18862237" table:style-name="ce1">
            <text:p>18862237</text:p>
          </table:table-cell>
          <table:table-cell office:value-type="float" office:value="19192715" table:style-name="ce1">
            <text:p>19192715</text:p>
          </table:table-cell>
          <table:table-cell office:value-type="float" office:value="19680061" table:style-name="ce1">
            <text:p>19680061</text:p>
          </table:table-cell>
          <table:table-cell office:value-type="float" office:value="20655590" table:style-name="ce1">
            <text:p>20655590</text:p>
          </table:table-cell>
          <table:table-cell office:value-type="float" office:value="21664725" table:style-name="ce1">
            <text:p>21664725</text:p>
          </table:table-cell>
          <table:table-cell office:value-type="float" office:value="22689928" table:style-name="ce1">
            <text:p>22689928</text:p>
          </table:table-cell>
          <table:table-cell office:value-type="float" office:value="23713063" table:style-name="ce1">
            <text:p>23713063</text:p>
          </table:table-cell>
          <table:table-cell office:value-type="float" office:value="24712163" table:style-name="ce1">
            <text:p>24712163</text:p>
          </table:table-cell>
          <table:table-cell office:value-type="float" office:value="25678348" table:style-name="ce1">
            <text:p>25678348</text:p>
          </table:table-cell>
          <table:table-cell office:value-type="float" office:value="26610437" table:style-name="ce1">
            <text:p>26610437</text:p>
          </table:table-cell>
          <table:table-cell office:value-type="float" office:value="27524274" table:style-name="ce1">
            <text:p>27524274</text:p>
          </table:table-cell>
          <table:table-cell office:value-type="float" office:value="28445361" table:style-name="ce1">
            <text:p>28445361</text:p>
          </table:table-cell>
          <table:table-cell office:value-type="float" office:value="29397844" table:style-name="ce1">
            <text:p>29397844</text:p>
          </table:table-cell>
          <table:table-cell office:value-type="float" office:value="30369929" table:style-name="ce1">
            <text:p>30369929</text:p>
          </table:table-cell>
          <table:table-cell office:value-type="float" office:value="31353559" table:style-name="ce1">
            <text:p>31353559</text:p>
          </table:table-cell>
          <table:table-cell office:value-type="float" office:value="32338235" table:style-name="ce1">
            <text:p>32338235</text:p>
          </table:table-cell>
          <table:table-cell office:value-type="float" office:value="33303573" table:style-name="ce1">
            <text:p>3330357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Tajikistan</text:p>
          </table:table-cell>
          <table:table-cell office:value-type="string" table:style-name="ce1">
            <text:p>TJK</text:p>
          </table:table-cell>
          <table:table-cell office:value-type="float" office:value="684599" table:style-name="ce1">
            <text:p>684599</text:p>
          </table:table-cell>
          <table:table-cell office:value-type="float" office:value="718323" table:style-name="ce1">
            <text:p>718323</text:p>
          </table:table-cell>
          <table:table-cell office:value-type="float" office:value="755144" table:style-name="ce1">
            <text:p>755144</text:p>
          </table:table-cell>
          <table:table-cell office:value-type="float" office:value="794261" table:style-name="ce1">
            <text:p>794261</text:p>
          </table:table-cell>
          <table:table-cell office:value-type="float" office:value="834579" table:style-name="ce1">
            <text:p>834579</text:p>
          </table:table-cell>
          <table:table-cell office:value-type="float" office:value="875161" table:style-name="ce1">
            <text:p>875161</text:p>
          </table:table-cell>
          <table:table-cell office:value-type="float" office:value="915660" table:style-name="ce1">
            <text:p>915660</text:p>
          </table:table-cell>
          <table:table-cell office:value-type="float" office:value="956339" table:style-name="ce1">
            <text:p>956339</text:p>
          </table:table-cell>
          <table:table-cell office:value-type="float" office:value="997742" table:style-name="ce1">
            <text:p>997742</text:p>
          </table:table-cell>
          <table:table-cell office:value-type="float" office:value="1040657" table:style-name="ce1">
            <text:p>1040657</text:p>
          </table:table-cell>
          <table:table-cell office:value-type="float" office:value="1076627" table:style-name="ce1">
            <text:p>1076627</text:p>
          </table:table-cell>
          <table:table-cell office:value-type="float" office:value="1103319" table:style-name="ce1">
            <text:p>1103319</text:p>
          </table:table-cell>
          <table:table-cell office:value-type="float" office:value="1130822" table:style-name="ce1">
            <text:p>1130822</text:p>
          </table:table-cell>
          <table:table-cell office:value-type="float" office:value="1158729" table:style-name="ce1">
            <text:p>1158729</text:p>
          </table:table-cell>
          <table:table-cell office:value-type="float" office:value="1186172" table:style-name="ce1">
            <text:p>1186172</text:p>
          </table:table-cell>
          <table:table-cell office:value-type="float" office:value="1212779" table:style-name="ce1">
            <text:p>1212779</text:p>
          </table:table-cell>
          <table:table-cell office:value-type="float" office:value="1238347" table:style-name="ce1">
            <text:p>1238347</text:p>
          </table:table-cell>
          <table:table-cell office:value-type="float" office:value="1263283" table:style-name="ce1">
            <text:p>1263283</text:p>
          </table:table-cell>
          <table:table-cell office:value-type="float" office:value="1288140" table:style-name="ce1">
            <text:p>1288140</text:p>
          </table:table-cell>
          <table:table-cell office:value-type="float" office:value="1314523" table:style-name="ce1">
            <text:p>1314523</text:p>
          </table:table-cell>
          <table:table-cell office:value-type="float" office:value="1343320" table:style-name="ce1">
            <text:p>1343320</text:p>
          </table:table-cell>
          <table:table-cell office:value-type="float" office:value="1373379" table:style-name="ce1">
            <text:p>1373379</text:p>
          </table:table-cell>
          <table:table-cell office:value-type="float" office:value="1404397" table:style-name="ce1">
            <text:p>1404397</text:p>
          </table:table-cell>
          <table:table-cell office:value-type="float" office:value="1436993" table:style-name="ce1">
            <text:p>1436993</text:p>
          </table:table-cell>
          <table:table-cell office:value-type="float" office:value="1471828" table:style-name="ce1">
            <text:p>1471828</text:p>
          </table:table-cell>
          <table:table-cell office:value-type="float" office:value="1509098" table:style-name="ce1">
            <text:p>1509098</text:p>
          </table:table-cell>
          <table:table-cell office:value-type="float" office:value="1549221" table:style-name="ce1">
            <text:p>1549221</text:p>
          </table:table-cell>
          <table:table-cell office:value-type="float" office:value="1591428" table:style-name="ce1">
            <text:p>1591428</text:p>
          </table:table-cell>
          <table:table-cell office:value-type="float" office:value="1633378" table:style-name="ce1">
            <text:p>1633378</text:p>
          </table:table-cell>
          <table:table-cell office:value-type="float" office:value="1663240" table:style-name="ce1">
            <text:p>1663240</text:p>
          </table:table-cell>
          <table:table-cell office:value-type="float" office:value="1677015" table:style-name="ce1">
            <text:p>1677015</text:p>
          </table:table-cell>
          <table:table-cell office:value-type="float" office:value="1684318" table:style-name="ce1">
            <text:p>1684318</text:p>
          </table:table-cell>
          <table:table-cell office:value-type="float" office:value="1686069" table:style-name="ce1">
            <text:p>1686069</text:p>
          </table:table-cell>
          <table:table-cell office:value-type="float" office:value="1683466" table:style-name="ce1">
            <text:p>1683466</text:p>
          </table:table-cell>
          <table:table-cell office:value-type="float" office:value="1677765" table:style-name="ce1">
            <text:p>1677765</text:p>
          </table:table-cell>
          <table:table-cell office:value-type="float" office:value="1670341" table:style-name="ce1">
            <text:p>1670341</text:p>
          </table:table-cell>
          <table:table-cell office:value-type="float" office:value="1661237" table:style-name="ce1">
            <text:p>1661237</text:p>
          </table:table-cell>
          <table:table-cell office:value-type="float" office:value="1650781" table:style-name="ce1">
            <text:p>1650781</text:p>
          </table:table-cell>
          <table:table-cell office:value-type="float" office:value="1640158" table:style-name="ce1">
            <text:p>1640158</text:p>
          </table:table-cell>
          <table:table-cell office:value-type="float" office:value="1630788" table:style-name="ce1">
            <text:p>1630788</text:p>
          </table:table-cell>
          <table:table-cell office:value-type="float" office:value="1638464" table:style-name="ce1">
            <text:p>1638464</text:p>
          </table:table-cell>
          <table:table-cell office:value-type="float" office:value="1664255" table:style-name="ce1">
            <text:p>1664255</text:p>
          </table:table-cell>
          <table:table-cell office:value-type="float" office:value="1693179" table:style-name="ce1">
            <text:p>1693179</text:p>
          </table:table-cell>
          <table:table-cell office:value-type="float" office:value="1724678" table:style-name="ce1">
            <text:p>1724678</text:p>
          </table:table-cell>
          <table:table-cell office:value-type="float" office:value="1761123" table:style-name="ce1">
            <text:p>1761123</text:p>
          </table:table-cell>
          <table:table-cell office:value-type="float" office:value="1798939" table:style-name="ce1">
            <text:p>1798939</text:p>
          </table:table-cell>
          <table:table-cell office:value-type="float" office:value="1838160" table:style-name="ce1">
            <text:p>1838160</text:p>
          </table:table-cell>
          <table:table-cell office:value-type="float" office:value="1878827" table:style-name="ce1">
            <text:p>1878827</text:p>
          </table:table-cell>
          <table:table-cell office:value-type="float" office:value="1921096" table:style-name="ce1">
            <text:p>1921096</text:p>
          </table:table-cell>
          <table:table-cell office:value-type="float" office:value="1964964" table:style-name="ce1">
            <text:p>1964964</text:p>
          </table:table-cell>
          <table:table-cell office:value-type="float" office:value="2010363" table:style-name="ce1">
            <text:p>2010363</text:p>
          </table:table-cell>
          <table:table-cell office:value-type="float" office:value="2057349" table:style-name="ce1">
            <text:p>2057349</text:p>
          </table:table-cell>
          <table:table-cell office:value-type="float" office:value="2107089" table:style-name="ce1">
            <text:p>2107089</text:p>
          </table:table-cell>
          <table:table-cell office:value-type="float" office:value="2159467" table:style-name="ce1">
            <text:p>2159467</text:p>
          </table:table-cell>
          <table:table-cell office:value-type="float" office:value="2214326" table:style-name="ce1">
            <text:p>2214326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Turkmenistan</text:p>
          </table:table-cell>
          <table:table-cell office:value-type="string" table:style-name="ce1">
            <text:p>TKM</text:p>
          </table:table-cell>
          <table:table-cell office:value-type="float" office:value="739576" table:style-name="ce1">
            <text:p>739576</text:p>
          </table:table-cell>
          <table:table-cell office:value-type="float" office:value="768150" table:style-name="ce1">
            <text:p>768150</text:p>
          </table:table-cell>
          <table:table-cell office:value-type="float" office:value="798002" table:style-name="ce1">
            <text:p>798002</text:p>
          </table:table-cell>
          <table:table-cell office:value-type="float" office:value="828745" table:style-name="ce1">
            <text:p>828745</text:p>
          </table:table-cell>
          <table:table-cell office:value-type="float" office:value="859830" table:style-name="ce1">
            <text:p>859830</text:p>
          </table:table-cell>
          <table:table-cell office:value-type="float" office:value="890927" table:style-name="ce1">
            <text:p>890927</text:p>
          </table:table-cell>
          <table:table-cell office:value-type="float" office:value="921766" table:style-name="ce1">
            <text:p>921766</text:p>
          </table:table-cell>
          <table:table-cell office:value-type="float" office:value="952465" table:style-name="ce1">
            <text:p>952465</text:p>
          </table:table-cell>
          <table:table-cell office:value-type="float" office:value="983322" table:style-name="ce1">
            <text:p>983322</text:p>
          </table:table-cell>
          <table:table-cell office:value-type="float" office:value="1014906" table:style-name="ce1">
            <text:p>1014906</text:p>
          </table:table-cell>
          <table:table-cell office:value-type="float" office:value="1045665" table:style-name="ce1">
            <text:p>1045665</text:p>
          </table:table-cell>
          <table:table-cell office:value-type="float" office:value="1075176" table:style-name="ce1">
            <text:p>1075176</text:p>
          </table:table-cell>
          <table:table-cell office:value-type="float" office:value="1105511" table:style-name="ce1">
            <text:p>1105511</text:p>
          </table:table-cell>
          <table:table-cell office:value-type="float" office:value="1136376" table:style-name="ce1">
            <text:p>1136376</text:p>
          </table:table-cell>
          <table:table-cell office:value-type="float" office:value="1167452" table:style-name="ce1">
            <text:p>1167452</text:p>
          </table:table-cell>
          <table:table-cell office:value-type="float" office:value="1198437" table:style-name="ce1">
            <text:p>1198437</text:p>
          </table:table-cell>
          <table:table-cell office:value-type="float" office:value="1229359" table:style-name="ce1">
            <text:p>1229359</text:p>
          </table:table-cell>
          <table:table-cell office:value-type="float" office:value="1260319" table:style-name="ce1">
            <text:p>1260319</text:p>
          </table:table-cell>
          <table:table-cell office:value-type="float" office:value="1291358" table:style-name="ce1">
            <text:p>1291358</text:p>
          </table:table-cell>
          <table:table-cell office:value-type="float" office:value="1320387" table:style-name="ce1">
            <text:p>1320387</text:p>
          </table:table-cell>
          <table:table-cell office:value-type="float" office:value="1346902" table:style-name="ce1">
            <text:p>1346902</text:p>
          </table:table-cell>
          <table:table-cell office:value-type="float" office:value="1373569" table:style-name="ce1">
            <text:p>1373569</text:p>
          </table:table-cell>
          <table:table-cell office:value-type="float" office:value="1400409" table:style-name="ce1">
            <text:p>1400409</text:p>
          </table:table-cell>
          <table:table-cell office:value-type="float" office:value="1427725" table:style-name="ce1">
            <text:p>1427725</text:p>
          </table:table-cell>
          <table:table-cell office:value-type="float" office:value="1455757" table:style-name="ce1">
            <text:p>1455757</text:p>
          </table:table-cell>
          <table:table-cell office:value-type="float" office:value="1484794" table:style-name="ce1">
            <text:p>1484794</text:p>
          </table:table-cell>
          <table:table-cell office:value-type="float" office:value="1514584" table:style-name="ce1">
            <text:p>1514584</text:p>
          </table:table-cell>
          <table:table-cell office:value-type="float" office:value="1544990" table:style-name="ce1">
            <text:p>1544990</text:p>
          </table:table-cell>
          <table:table-cell office:value-type="float" office:value="1576618" table:style-name="ce1">
            <text:p>1576618</text:p>
          </table:table-cell>
          <table:table-cell office:value-type="float" office:value="1612464" table:style-name="ce1">
            <text:p>1612464</text:p>
          </table:table-cell>
          <table:table-cell office:value-type="float" office:value="1653351" table:style-name="ce1">
            <text:p>1653351</text:p>
          </table:table-cell>
          <table:table-cell office:value-type="float" office:value="1697180" table:style-name="ce1">
            <text:p>1697180</text:p>
          </table:table-cell>
          <table:table-cell office:value-type="float" office:value="1743161" table:style-name="ce1">
            <text:p>1743161</text:p>
          </table:table-cell>
          <table:table-cell office:value-type="float" office:value="1789137" table:style-name="ce1">
            <text:p>1789137</text:p>
          </table:table-cell>
          <table:table-cell office:value-type="float" office:value="1832086" table:style-name="ce1">
            <text:p>1832086</text:p>
          </table:table-cell>
          <table:table-cell office:value-type="float" office:value="1875977" table:style-name="ce1">
            <text:p>1875977</text:p>
          </table:table-cell>
          <table:table-cell office:value-type="float" office:value="1921229" table:style-name="ce1">
            <text:p>1921229</text:p>
          </table:table-cell>
          <table:table-cell office:value-type="float" office:value="1961646" table:style-name="ce1">
            <text:p>1961646</text:p>
          </table:table-cell>
          <table:table-cell office:value-type="float" office:value="1998320" table:style-name="ce1">
            <text:p>1998320</text:p>
          </table:table-cell>
          <table:table-cell office:value-type="float" office:value="2032899" table:style-name="ce1">
            <text:p>2032899</text:p>
          </table:table-cell>
          <table:table-cell office:value-type="float" office:value="2066737" table:style-name="ce1">
            <text:p>2066737</text:p>
          </table:table-cell>
          <table:table-cell office:value-type="float" office:value="2100046" table:style-name="ce1">
            <text:p>2100046</text:p>
          </table:table-cell>
          <table:table-cell office:value-type="float" office:value="2132732" table:style-name="ce1">
            <text:p>2132732</text:p>
          </table:table-cell>
          <table:table-cell office:value-type="float" office:value="2165381" table:style-name="ce1">
            <text:p>2165381</text:p>
          </table:table-cell>
          <table:table-cell office:value-type="float" office:value="2198702" table:style-name="ce1">
            <text:p>2198702</text:p>
          </table:table-cell>
          <table:table-cell office:value-type="float" office:value="2233763" table:style-name="ce1">
            <text:p>2233763</text:p>
          </table:table-cell>
          <table:table-cell office:value-type="float" office:value="2270962" table:style-name="ce1">
            <text:p>2270962</text:p>
          </table:table-cell>
          <table:table-cell office:value-type="float" office:value="2310334" table:style-name="ce1">
            <text:p>2310334</text:p>
          </table:table-cell>
          <table:table-cell office:value-type="float" office:value="2351863" table:style-name="ce1">
            <text:p>2351863</text:p>
          </table:table-cell>
          <table:table-cell office:value-type="float" office:value="2395328" table:style-name="ce1">
            <text:p>2395328</text:p>
          </table:table-cell>
          <table:table-cell office:value-type="float" office:value="2440426" table:style-name="ce1">
            <text:p>2440426</text:p>
          </table:table-cell>
          <table:table-cell office:value-type="float" office:value="2487307" table:style-name="ce1">
            <text:p>2487307</text:p>
          </table:table-cell>
          <table:table-cell office:value-type="float" office:value="2535931" table:style-name="ce1">
            <text:p>2535931</text:p>
          </table:table-cell>
          <table:table-cell office:value-type="float" office:value="2585983" table:style-name="ce1">
            <text:p>2585983</text:p>
          </table:table-cell>
          <table:table-cell office:value-type="float" office:value="2637036" table:style-name="ce1">
            <text:p>2637036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Timor-Leste</text:p>
          </table:table-cell>
          <table:table-cell office:value-type="string" table:style-name="ce1">
            <text:p>TLS</text:p>
          </table:table-cell>
          <table:table-cell office:value-type="float" office:value="50407" table:style-name="ce1">
            <text:p>50407</text:p>
          </table:table-cell>
          <table:table-cell office:value-type="float" office:value="52066" table:style-name="ce1">
            <text:p>52066</text:p>
          </table:table-cell>
          <table:table-cell office:value-type="float" office:value="54389" table:style-name="ce1">
            <text:p>54389</text:p>
          </table:table-cell>
          <table:table-cell office:value-type="float" office:value="56830" table:style-name="ce1">
            <text:p>56830</text:p>
          </table:table-cell>
          <table:table-cell office:value-type="float" office:value="59402" table:style-name="ce1">
            <text:p>59402</text:p>
          </table:table-cell>
          <table:table-cell office:value-type="float" office:value="62105" table:style-name="ce1">
            <text:p>62105</text:p>
          </table:table-cell>
          <table:table-cell office:value-type="float" office:value="64898" table:style-name="ce1">
            <text:p>64898</text:p>
          </table:table-cell>
          <table:table-cell office:value-type="float" office:value="67773" table:style-name="ce1">
            <text:p>67773</text:p>
          </table:table-cell>
          <table:table-cell office:value-type="float" office:value="70801" table:style-name="ce1">
            <text:p>70801</text:p>
          </table:table-cell>
          <table:table-cell office:value-type="float" office:value="74079" table:style-name="ce1">
            <text:p>74079</text:p>
          </table:table-cell>
          <table:table-cell office:value-type="float" office:value="77669" table:style-name="ce1">
            <text:p>77669</text:p>
          </table:table-cell>
          <table:table-cell office:value-type="float" office:value="81723" table:style-name="ce1">
            <text:p>81723</text:p>
          </table:table-cell>
          <table:table-cell office:value-type="float" office:value="86179" table:style-name="ce1">
            <text:p>86179</text:p>
          </table:table-cell>
          <table:table-cell office:value-type="float" office:value="90559" table:style-name="ce1">
            <text:p>90559</text:p>
          </table:table-cell>
          <table:table-cell office:value-type="float" office:value="94182" table:style-name="ce1">
            <text:p>94182</text:p>
          </table:table-cell>
          <table:table-cell office:value-type="float" office:value="96552" table:style-name="ce1">
            <text:p>96552</text:p>
          </table:table-cell>
          <table:table-cell office:value-type="float" office:value="97287" table:style-name="ce1">
            <text:p>97287</text:p>
          </table:table-cell>
          <table:table-cell office:value-type="float" office:value="96577" table:style-name="ce1">
            <text:p>96577</text:p>
          </table:table-cell>
          <table:table-cell office:value-type="float" office:value="95213" table:style-name="ce1">
            <text:p>95213</text:p>
          </table:table-cell>
          <table:table-cell office:value-type="float" office:value="94424" table:style-name="ce1">
            <text:p>94424</text:p>
          </table:table-cell>
          <table:table-cell office:value-type="float" office:value="95203" table:style-name="ce1">
            <text:p>95203</text:p>
          </table:table-cell>
          <table:table-cell office:value-type="float" office:value="98015" table:style-name="ce1">
            <text:p>98015</text:p>
          </table:table-cell>
          <table:table-cell office:value-type="float" office:value="102698" table:style-name="ce1">
            <text:p>102698</text:p>
          </table:table-cell>
          <table:table-cell office:value-type="float" office:value="108794" table:style-name="ce1">
            <text:p>108794</text:p>
          </table:table-cell>
          <table:table-cell office:value-type="float" office:value="115441" table:style-name="ce1">
            <text:p>115441</text:p>
          </table:table-cell>
          <table:table-cell office:value-type="float" office:value="121962" table:style-name="ce1">
            <text:p>121962</text:p>
          </table:table-cell>
          <table:table-cell office:value-type="float" office:value="128105" table:style-name="ce1">
            <text:p>128105</text:p>
          </table:table-cell>
          <table:table-cell office:value-type="float" office:value="134050" table:style-name="ce1">
            <text:p>134050</text:p>
          </table:table-cell>
          <table:table-cell office:value-type="float" office:value="140085" table:style-name="ce1">
            <text:p>140085</text:p>
          </table:table-cell>
          <table:table-cell office:value-type="float" office:value="146704" table:style-name="ce1">
            <text:p>146704</text:p>
          </table:table-cell>
          <table:table-cell office:value-type="float" office:value="154279" table:style-name="ce1">
            <text:p>154279</text:p>
          </table:table-cell>
          <table:table-cell office:value-type="float" office:value="162270" table:style-name="ce1">
            <text:p>162270</text:p>
          </table:table-cell>
          <table:table-cell office:value-type="float" office:value="170779" table:style-name="ce1">
            <text:p>170779</text:p>
          </table:table-cell>
          <table:table-cell office:value-type="float" office:value="179412" table:style-name="ce1">
            <text:p>179412</text:p>
          </table:table-cell>
          <table:table-cell office:value-type="float" office:value="187083" table:style-name="ce1">
            <text:p>187083</text:p>
          </table:table-cell>
          <table:table-cell office:value-type="float" office:value="192990" table:style-name="ce1">
            <text:p>192990</text:p>
          </table:table-cell>
          <table:table-cell office:value-type="float" office:value="196593" table:style-name="ce1">
            <text:p>196593</text:p>
          </table:table-cell>
          <table:table-cell office:value-type="float" office:value="198225" table:style-name="ce1">
            <text:p>198225</text:p>
          </table:table-cell>
          <table:table-cell office:value-type="float" office:value="199115" table:style-name="ce1">
            <text:p>199115</text:p>
          </table:table-cell>
          <table:table-cell office:value-type="float" office:value="201098" table:style-name="ce1">
            <text:p>201098</text:p>
          </table:table-cell>
          <table:table-cell office:value-type="float" office:value="205552" table:style-name="ce1">
            <text:p>205552</text:p>
          </table:table-cell>
          <table:table-cell office:value-type="float" office:value="213163" table:style-name="ce1">
            <text:p>213163</text:p>
          </table:table-cell>
          <table:table-cell office:value-type="float" office:value="223521" table:style-name="ce1">
            <text:p>223521</text:p>
          </table:table-cell>
          <table:table-cell office:value-type="float" office:value="235546" table:style-name="ce1">
            <text:p>235546</text:p>
          </table:table-cell>
          <table:table-cell office:value-type="float" office:value="247493" table:style-name="ce1">
            <text:p>247493</text:p>
          </table:table-cell>
          <table:table-cell office:value-type="float" office:value="257667" table:style-name="ce1">
            <text:p>257667</text:p>
          </table:table-cell>
          <table:table-cell office:value-type="float" office:value="268277" table:style-name="ce1">
            <text:p>268277</text:p>
          </table:table-cell>
          <table:table-cell office:value-type="float" office:value="279277" table:style-name="ce1">
            <text:p>279277</text:p>
          </table:table-cell>
          <table:table-cell office:value-type="float" office:value="290669" table:style-name="ce1">
            <text:p>290669</text:p>
          </table:table-cell>
          <table:table-cell office:value-type="float" office:value="302454" table:style-name="ce1">
            <text:p>302454</text:p>
          </table:table-cell>
          <table:table-cell office:value-type="float" office:value="314665" table:style-name="ce1">
            <text:p>314665</text:p>
          </table:table-cell>
          <table:table-cell office:value-type="float" office:value="338033" table:style-name="ce1">
            <text:p>338033</text:p>
          </table:table-cell>
          <table:table-cell office:value-type="float" office:value="354247" table:style-name="ce1">
            <text:p>354247</text:p>
          </table:table-cell>
          <table:table-cell office:value-type="float" office:value="371545" table:style-name="ce1">
            <text:p>371545</text:p>
          </table:table-cell>
          <table:table-cell office:value-type="float" office:value="389462" table:style-name="ce1">
            <text:p>389462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Tonga</text:p>
          </table:table-cell>
          <table:table-cell office:value-type="string" table:style-name="ce1">
            <text:p>TON</text:p>
          </table:table-cell>
          <table:table-cell office:value-type="float" office:value="10812" table:style-name="ce1">
            <text:p>10812</text:p>
          </table:table-cell>
          <table:table-cell office:value-type="float" office:value="11428" table:style-name="ce1">
            <text:p>11428</text:p>
          </table:table-cell>
          <table:table-cell office:value-type="float" office:value="12133" table:style-name="ce1">
            <text:p>12133</text:p>
          </table:table-cell>
          <table:table-cell office:value-type="float" office:value="12904" table:style-name="ce1">
            <text:p>12904</text:p>
          </table:table-cell>
          <table:table-cell office:value-type="float" office:value="13704" table:style-name="ce1">
            <text:p>13704</text:p>
          </table:table-cell>
          <table:table-cell office:value-type="float" office:value="14500" table:style-name="ce1">
            <text:p>14500</text:p>
          </table:table-cell>
          <table:table-cell office:value-type="float" office:value="15287" table:style-name="ce1">
            <text:p>15287</text:p>
          </table:table-cell>
          <table:table-cell office:value-type="float" office:value="15886" table:style-name="ce1">
            <text:p>15886</text:p>
          </table:table-cell>
          <table:table-cell office:value-type="float" office:value="16322" table:style-name="ce1">
            <text:p>16322</text:p>
          </table:table-cell>
          <table:table-cell office:value-type="float" office:value="16706" table:style-name="ce1">
            <text:p>16706</text:p>
          </table:table-cell>
          <table:table-cell office:value-type="float" office:value="17032" table:style-name="ce1">
            <text:p>17032</text:p>
          </table:table-cell>
          <table:table-cell office:value-type="float" office:value="17290" table:style-name="ce1">
            <text:p>17290</text:p>
          </table:table-cell>
          <table:table-cell office:value-type="float" office:value="17483" table:style-name="ce1">
            <text:p>17483</text:p>
          </table:table-cell>
          <table:table-cell office:value-type="float" office:value="17638" table:style-name="ce1">
            <text:p>17638</text:p>
          </table:table-cell>
          <table:table-cell office:value-type="float" office:value="17791" table:style-name="ce1">
            <text:p>17791</text:p>
          </table:table-cell>
          <table:table-cell office:value-type="float" office:value="17967" table:style-name="ce1">
            <text:p>17967</text:p>
          </table:table-cell>
          <table:table-cell office:value-type="float" office:value="18179" table:style-name="ce1">
            <text:p>18179</text:p>
          </table:table-cell>
          <table:table-cell office:value-type="float" office:value="18514" table:style-name="ce1">
            <text:p>18514</text:p>
          </table:table-cell>
          <table:table-cell office:value-type="float" office:value="18929" table:style-name="ce1">
            <text:p>18929</text:p>
          </table:table-cell>
          <table:table-cell office:value-type="float" office:value="19323" table:style-name="ce1">
            <text:p>19323</text:p>
          </table:table-cell>
          <table:table-cell office:value-type="float" office:value="19675" table:style-name="ce1">
            <text:p>19675</text:p>
          </table:table-cell>
          <table:table-cell office:value-type="float" office:value="19973" table:style-name="ce1">
            <text:p>19973</text:p>
          </table:table-cell>
          <table:table-cell office:value-type="float" office:value="20230" table:style-name="ce1">
            <text:p>20230</text:p>
          </table:table-cell>
          <table:table-cell office:value-type="float" office:value="20459" table:style-name="ce1">
            <text:p>20459</text:p>
          </table:table-cell>
          <table:table-cell office:value-type="float" office:value="20684" table:style-name="ce1">
            <text:p>20684</text:p>
          </table:table-cell>
          <table:table-cell office:value-type="float" office:value="20921" table:style-name="ce1">
            <text:p>20921</text:p>
          </table:table-cell>
          <table:table-cell office:value-type="float" office:value="21179" table:style-name="ce1">
            <text:p>21179</text:p>
          </table:table-cell>
          <table:table-cell office:value-type="float" office:value="21343" table:style-name="ce1">
            <text:p>21343</text:p>
          </table:table-cell>
          <table:table-cell office:value-type="float" office:value="21436" table:style-name="ce1">
            <text:p>21436</text:p>
          </table:table-cell>
          <table:table-cell office:value-type="float" office:value="21525" table:style-name="ce1">
            <text:p>21525</text:p>
          </table:table-cell>
          <table:table-cell office:value-type="float" office:value="21603" table:style-name="ce1">
            <text:p>21603</text:p>
          </table:table-cell>
          <table:table-cell office:value-type="float" office:value="21668" table:style-name="ce1">
            <text:p>21668</text:p>
          </table:table-cell>
          <table:table-cell office:value-type="float" office:value="21725" table:style-name="ce1">
            <text:p>21725</text:p>
          </table:table-cell>
          <table:table-cell office:value-type="float" office:value="21781" table:style-name="ce1">
            <text:p>21781</text:p>
          </table:table-cell>
          <table:table-cell office:value-type="float" office:value="21845" table:style-name="ce1">
            <text:p>21845</text:p>
          </table:table-cell>
          <table:table-cell office:value-type="float" office:value="21924" table:style-name="ce1">
            <text:p>21924</text:p>
          </table:table-cell>
          <table:table-cell office:value-type="float" office:value="22021" table:style-name="ce1">
            <text:p>22021</text:p>
          </table:table-cell>
          <table:table-cell office:value-type="float" office:value="22131" table:style-name="ce1">
            <text:p>22131</text:p>
          </table:table-cell>
          <table:table-cell office:value-type="float" office:value="22252" table:style-name="ce1">
            <text:p>22252</text:p>
          </table:table-cell>
          <table:table-cell office:value-type="float" office:value="22386" table:style-name="ce1">
            <text:p>22386</text:p>
          </table:table-cell>
          <table:table-cell office:value-type="float" office:value="22528" table:style-name="ce1">
            <text:p>22528</text:p>
          </table:table-cell>
          <table:table-cell office:value-type="float" office:value="22680" table:style-name="ce1">
            <text:p>22680</text:p>
          </table:table-cell>
          <table:table-cell office:value-type="float" office:value="22839" table:style-name="ce1">
            <text:p>22839</text:p>
          </table:table-cell>
          <table:table-cell office:value-type="float" office:value="23007" table:style-name="ce1">
            <text:p>23007</text:p>
          </table:table-cell>
          <table:table-cell office:value-type="float" office:value="23179" table:style-name="ce1">
            <text:p>23179</text:p>
          </table:table-cell>
          <table:table-cell office:value-type="float" office:value="23354" table:style-name="ce1">
            <text:p>23354</text:p>
          </table:table-cell>
          <table:table-cell office:value-type="float" office:value="23533" table:style-name="ce1">
            <text:p>23533</text:p>
          </table:table-cell>
          <table:table-cell office:value-type="float" office:value="23731" table:style-name="ce1">
            <text:p>23731</text:p>
          </table:table-cell>
          <table:table-cell office:value-type="float" office:value="23937" table:style-name="ce1">
            <text:p>23937</text:p>
          </table:table-cell>
          <table:table-cell office:value-type="float" office:value="24132" table:style-name="ce1">
            <text:p>24132</text:p>
          </table:table-cell>
          <table:table-cell office:value-type="float" office:value="24312" table:style-name="ce1">
            <text:p>24312</text:p>
          </table:table-cell>
          <table:table-cell office:value-type="float" office:value="24473" table:style-name="ce1">
            <text:p>24473</text:p>
          </table:table-cell>
          <table:table-cell office:value-type="float" office:value="24619" table:style-name="ce1">
            <text:p>24619</text:p>
          </table:table-cell>
          <table:table-cell office:value-type="float" office:value="24771" table:style-name="ce1">
            <text:p>24771</text:p>
          </table:table-cell>
          <table:table-cell office:value-type="float" office:value="24952" table:style-name="ce1">
            <text:p>24952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Trinidad and Tobago</text:p>
          </table:table-cell>
          <table:table-cell office:value-type="string" table:style-name="ce1">
            <text:p>TTO</text:p>
          </table:table-cell>
          <table:table-cell office:value-type="float" office:value="147203" table:style-name="ce1">
            <text:p>147203</text:p>
          </table:table-cell>
          <table:table-cell office:value-type="float" office:value="144618" table:style-name="ce1">
            <text:p>144618</text:p>
          </table:table-cell>
          <table:table-cell office:value-type="float" office:value="141621" table:style-name="ce1">
            <text:p>141621</text:p>
          </table:table-cell>
          <table:table-cell office:value-type="float" office:value="138286" table:style-name="ce1">
            <text:p>138286</text:p>
          </table:table-cell>
          <table:table-cell office:value-type="float" office:value="134678" table:style-name="ce1">
            <text:p>134678</text:p>
          </table:table-cell>
          <table:table-cell office:value-type="float" office:value="130905" table:style-name="ce1">
            <text:p>130905</text:p>
          </table:table-cell>
          <table:table-cell office:value-type="float" office:value="126956" table:style-name="ce1">
            <text:p>126956</text:p>
          </table:table-cell>
          <table:table-cell office:value-type="float" office:value="122897" table:style-name="ce1">
            <text:p>122897</text:p>
          </table:table-cell>
          <table:table-cell office:value-type="float" office:value="118864" table:style-name="ce1">
            <text:p>118864</text:p>
          </table:table-cell>
          <table:table-cell office:value-type="float" office:value="115055" table:style-name="ce1">
            <text:p>115055</text:p>
          </table:table-cell>
          <table:table-cell office:value-type="float" office:value="112346" table:style-name="ce1">
            <text:p>112346</text:p>
          </table:table-cell>
          <table:table-cell office:value-type="float" office:value="112602" table:style-name="ce1">
            <text:p>112602</text:p>
          </table:table-cell>
          <table:table-cell office:value-type="float" office:value="113072" table:style-name="ce1">
            <text:p>113072</text:p>
          </table:table-cell>
          <table:table-cell office:value-type="float" office:value="113696" table:style-name="ce1">
            <text:p>113696</text:p>
          </table:table-cell>
          <table:table-cell office:value-type="float" office:value="114372" table:style-name="ce1">
            <text:p>114372</text:p>
          </table:table-cell>
          <table:table-cell office:value-type="float" office:value="115026" table:style-name="ce1">
            <text:p>115026</text:p>
          </table:table-cell>
          <table:table-cell office:value-type="float" office:value="115632" table:style-name="ce1">
            <text:p>115632</text:p>
          </table:table-cell>
          <table:table-cell office:value-type="float" office:value="116203" table:style-name="ce1">
            <text:p>116203</text:p>
          </table:table-cell>
          <table:table-cell office:value-type="float" office:value="116785" table:style-name="ce1">
            <text:p>116785</text:p>
          </table:table-cell>
          <table:table-cell office:value-type="float" office:value="117430" table:style-name="ce1">
            <text:p>117430</text:p>
          </table:table-cell>
          <table:table-cell office:value-type="float" office:value="117897" table:style-name="ce1">
            <text:p>117897</text:p>
          </table:table-cell>
          <table:table-cell office:value-type="float" office:value="116861" table:style-name="ce1">
            <text:p>116861</text:p>
          </table:table-cell>
          <table:table-cell office:value-type="float" office:value="115882" table:style-name="ce1">
            <text:p>115882</text:p>
          </table:table-cell>
          <table:table-cell office:value-type="float" office:value="114858" table:style-name="ce1">
            <text:p>114858</text:p>
          </table:table-cell>
          <table:table-cell office:value-type="float" office:value="113709" table:style-name="ce1">
            <text:p>113709</text:p>
          </table:table-cell>
          <table:table-cell office:value-type="float" office:value="112375" table:style-name="ce1">
            <text:p>112375</text:p>
          </table:table-cell>
          <table:table-cell office:value-type="float" office:value="110839" table:style-name="ce1">
            <text:p>110839</text:p>
          </table:table-cell>
          <table:table-cell office:value-type="float" office:value="109114" table:style-name="ce1">
            <text:p>109114</text:p>
          </table:table-cell>
          <table:table-cell office:value-type="float" office:value="107259" table:style-name="ce1">
            <text:p>107259</text:p>
          </table:table-cell>
          <table:table-cell office:value-type="float" office:value="105355" table:style-name="ce1">
            <text:p>105355</text:p>
          </table:table-cell>
          <table:table-cell office:value-type="float" office:value="104277" table:style-name="ce1">
            <text:p>104277</text:p>
          </table:table-cell>
          <table:table-cell office:value-type="float" office:value="107518" table:style-name="ce1">
            <text:p>107518</text:p>
          </table:table-cell>
          <table:table-cell office:value-type="float" office:value="110817" table:style-name="ce1">
            <text:p>110817</text:p>
          </table:table-cell>
          <table:table-cell office:value-type="float" office:value="114150" table:style-name="ce1">
            <text:p>114150</text:p>
          </table:table-cell>
          <table:table-cell office:value-type="float" office:value="117467" table:style-name="ce1">
            <text:p>117467</text:p>
          </table:table-cell>
          <table:table-cell office:value-type="float" office:value="120756" table:style-name="ce1">
            <text:p>120756</text:p>
          </table:table-cell>
          <table:table-cell office:value-type="float" office:value="123999" table:style-name="ce1">
            <text:p>123999</text:p>
          </table:table-cell>
          <table:table-cell office:value-type="float" office:value="127215" table:style-name="ce1">
            <text:p>127215</text:p>
          </table:table-cell>
          <table:table-cell office:value-type="float" office:value="130459" table:style-name="ce1">
            <text:p>130459</text:p>
          </table:table-cell>
          <table:table-cell office:value-type="float" office:value="133814" table:style-name="ce1">
            <text:p>133814</text:p>
          </table:table-cell>
          <table:table-cell office:value-type="float" office:value="136650" table:style-name="ce1">
            <text:p>136650</text:p>
          </table:table-cell>
          <table:table-cell office:value-type="float" office:value="134834" table:style-name="ce1">
            <text:p>134834</text:p>
          </table:table-cell>
          <table:table-cell office:value-type="float" office:value="133138" table:style-name="ce1">
            <text:p>133138</text:p>
          </table:table-cell>
          <table:table-cell office:value-type="float" office:value="131538" table:style-name="ce1">
            <text:p>131538</text:p>
          </table:table-cell>
          <table:table-cell office:value-type="float" office:value="129983" table:style-name="ce1">
            <text:p>129983</text:p>
          </table:table-cell>
          <table:table-cell office:value-type="float" office:value="128422" table:style-name="ce1">
            <text:p>128422</text:p>
          </table:table-cell>
          <table:table-cell office:value-type="float" office:value="126861" table:style-name="ce1">
            <text:p>126861</text:p>
          </table:table-cell>
          <table:table-cell office:value-type="float" office:value="125309" table:style-name="ce1">
            <text:p>125309</text:p>
          </table:table-cell>
          <table:table-cell office:value-type="float" office:value="123750" table:style-name="ce1">
            <text:p>123750</text:p>
          </table:table-cell>
          <table:table-cell office:value-type="float" office:value="122237" table:style-name="ce1">
            <text:p>122237</text:p>
          </table:table-cell>
          <table:table-cell office:value-type="float" office:value="120750" table:style-name="ce1">
            <text:p>120750</text:p>
          </table:table-cell>
          <table:table-cell office:value-type="float" office:value="119290" table:style-name="ce1">
            <text:p>119290</text:p>
          </table:table-cell>
          <table:table-cell office:value-type="float" office:value="117992" table:style-name="ce1">
            <text:p>117992</text:p>
          </table:table-cell>
          <table:table-cell office:value-type="float" office:value="116838" table:style-name="ce1">
            <text:p>116838</text:p>
          </table:table-cell>
          <table:table-cell office:value-type="float" office:value="115808" table:style-name="ce1">
            <text:p>11580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Tunisia</text:p>
          </table:table-cell>
          <table:table-cell office:value-type="string" table:style-name="ce1">
            <text:p>TUN</text:p>
          </table:table-cell>
          <table:table-cell office:value-type="float" office:value="1583227" table:style-name="ce1">
            <text:p>1583227</text:p>
          </table:table-cell>
          <table:table-cell office:value-type="float" office:value="1623262" table:style-name="ce1">
            <text:p>1623262</text:p>
          </table:table-cell>
          <table:table-cell office:value-type="float" office:value="1670320" table:style-name="ce1">
            <text:p>1670320</text:p>
          </table:table-cell>
          <table:table-cell office:value-type="float" office:value="1722882" table:style-name="ce1">
            <text:p>1722882</text:p>
          </table:table-cell>
          <table:table-cell office:value-type="float" office:value="1779667" table:style-name="ce1">
            <text:p>1779667</text:p>
          </table:table-cell>
          <table:table-cell office:value-type="float" office:value="1839221" table:style-name="ce1">
            <text:p>1839221</text:p>
          </table:table-cell>
          <table:table-cell office:value-type="float" office:value="1903440" table:style-name="ce1">
            <text:p>1903440</text:p>
          </table:table-cell>
          <table:table-cell office:value-type="float" office:value="1983238" table:style-name="ce1">
            <text:p>1983238</text:p>
          </table:table-cell>
          <table:table-cell office:value-type="float" office:value="2064417" table:style-name="ce1">
            <text:p>2064417</text:p>
          </table:table-cell>
          <table:table-cell office:value-type="float" office:value="2146415" table:style-name="ce1">
            <text:p>2146415</text:p>
          </table:table-cell>
          <table:table-cell office:value-type="float" office:value="2229322" table:style-name="ce1">
            <text:p>2229322</text:p>
          </table:table-cell>
          <table:table-cell office:value-type="float" office:value="2307473" table:style-name="ce1">
            <text:p>2307473</text:p>
          </table:table-cell>
          <table:table-cell office:value-type="float" office:value="2389435" table:style-name="ce1">
            <text:p>2389435</text:p>
          </table:table-cell>
          <table:table-cell office:value-type="float" office:value="2476597" table:style-name="ce1">
            <text:p>2476597</text:p>
          </table:table-cell>
          <table:table-cell office:value-type="float" office:value="2570513" table:style-name="ce1">
            <text:p>2570513</text:p>
          </table:table-cell>
          <table:table-cell office:value-type="float" office:value="2670163" table:style-name="ce1">
            <text:p>2670163</text:p>
          </table:table-cell>
          <table:table-cell office:value-type="float" office:value="2766889" table:style-name="ce1">
            <text:p>2766889</text:p>
          </table:table-cell>
          <table:table-cell office:value-type="float" office:value="2872933" table:style-name="ce1">
            <text:p>2872933</text:p>
          </table:table-cell>
          <table:table-cell office:value-type="float" office:value="2986960" table:style-name="ce1">
            <text:p>2986960</text:p>
          </table:table-cell>
          <table:table-cell office:value-type="float" office:value="3106105" table:style-name="ce1">
            <text:p>3106105</text:p>
          </table:table-cell>
          <table:table-cell office:value-type="float" office:value="3228325" table:style-name="ce1">
            <text:p>3228325</text:p>
          </table:table-cell>
          <table:table-cell office:value-type="float" office:value="3353895" table:style-name="ce1">
            <text:p>3353895</text:p>
          </table:table-cell>
          <table:table-cell office:value-type="float" office:value="3483023" table:style-name="ce1">
            <text:p>3483023</text:p>
          </table:table-cell>
          <table:table-cell office:value-type="float" office:value="3615253" table:style-name="ce1">
            <text:p>3615253</text:p>
          </table:table-cell>
          <table:table-cell office:value-type="float" office:value="3733326" table:style-name="ce1">
            <text:p>3733326</text:p>
          </table:table-cell>
          <table:table-cell office:value-type="float" office:value="3908906" table:style-name="ce1">
            <text:p>3908906</text:p>
          </table:table-cell>
          <table:table-cell office:value-type="float" office:value="4095998" table:style-name="ce1">
            <text:p>4095998</text:p>
          </table:table-cell>
          <table:table-cell office:value-type="float" office:value="4264345" table:style-name="ce1">
            <text:p>4264345</text:p>
          </table:table-cell>
          <table:table-cell office:value-type="float" office:value="4424940" table:style-name="ce1">
            <text:p>4424940</text:p>
          </table:table-cell>
          <table:table-cell office:value-type="float" office:value="4546881" table:style-name="ce1">
            <text:p>4546881</text:p>
          </table:table-cell>
          <table:table-cell office:value-type="float" office:value="4725149" table:style-name="ce1">
            <text:p>4725149</text:p>
          </table:table-cell>
          <table:table-cell office:value-type="float" office:value="4887442" table:style-name="ce1">
            <text:p>4887442</text:p>
          </table:table-cell>
          <table:table-cell office:value-type="float" office:value="5056754" table:style-name="ce1">
            <text:p>5056754</text:p>
          </table:table-cell>
          <table:table-cell office:value-type="float" office:value="5174351" table:style-name="ce1">
            <text:p>5174351</text:p>
          </table:table-cell>
          <table:table-cell office:value-type="float" office:value="5366130" table:style-name="ce1">
            <text:p>5366130</text:p>
          </table:table-cell>
          <table:table-cell office:value-type="float" office:value="5506534" table:style-name="ce1">
            <text:p>5506534</text:p>
          </table:table-cell>
          <table:table-cell office:value-type="float" office:value="5623550" table:style-name="ce1">
            <text:p>5623550</text:p>
          </table:table-cell>
          <table:table-cell office:value-type="float" office:value="5737381" table:style-name="ce1">
            <text:p>5737381</text:p>
          </table:table-cell>
          <table:table-cell office:value-type="float" office:value="5847592" table:style-name="ce1">
            <text:p>5847592</text:p>
          </table:table-cell>
          <table:table-cell office:value-type="float" office:value="5961283" table:style-name="ce1">
            <text:p>5961283</text:p>
          </table:table-cell>
          <table:table-cell office:value-type="float" office:value="6059342" table:style-name="ce1">
            <text:p>6059342</text:p>
          </table:table-cell>
          <table:table-cell office:value-type="float" office:value="6158820" table:style-name="ce1">
            <text:p>6158820</text:p>
          </table:table-cell>
          <table:table-cell office:value-type="float" office:value="6258989" table:style-name="ce1">
            <text:p>6258989</text:p>
          </table:table-cell>
          <table:table-cell office:value-type="float" office:value="6355035" table:style-name="ce1">
            <text:p>6355035</text:p>
          </table:table-cell>
          <table:table-cell office:value-type="float" office:value="6449008" table:style-name="ce1">
            <text:p>6449008</text:p>
          </table:table-cell>
          <table:table-cell office:value-type="float" office:value="6528678" table:style-name="ce1">
            <text:p>6528678</text:p>
          </table:table-cell>
          <table:table-cell office:value-type="float" office:value="6610075" table:style-name="ce1">
            <text:p>6610075</text:p>
          </table:table-cell>
          <table:table-cell office:value-type="float" office:value="6690590" table:style-name="ce1">
            <text:p>6690590</text:p>
          </table:table-cell>
          <table:table-cell office:value-type="float" office:value="6775862" table:style-name="ce1">
            <text:p>6775862</text:p>
          </table:table-cell>
          <table:table-cell office:value-type="float" office:value="6865812" table:style-name="ce1">
            <text:p>6865812</text:p>
          </table:table-cell>
          <table:table-cell office:value-type="float" office:value="6954125" table:style-name="ce1">
            <text:p>6954125</text:p>
          </table:table-cell>
          <table:table-cell office:value-type="float" office:value="7055382" table:style-name="ce1">
            <text:p>7055382</text:p>
          </table:table-cell>
          <table:table-cell office:value-type="float" office:value="7142680" table:style-name="ce1">
            <text:p>7142680</text:p>
          </table:table-cell>
          <table:table-cell office:value-type="float" office:value="7234732" table:style-name="ce1">
            <text:p>7234732</text:p>
          </table:table-cell>
          <table:table-cell office:value-type="float" office:value="7328684" table:style-name="ce1">
            <text:p>7328684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Turkey</text:p>
          </table:table-cell>
          <table:table-cell office:value-type="string" table:style-name="ce1">
            <text:p>TUR</text:p>
          </table:table-cell>
          <table:table-cell office:value-type="float" office:value="8683416" table:style-name="ce1">
            <text:p>8683416</text:p>
          </table:table-cell>
          <table:table-cell office:value-type="float" office:value="9051440" table:style-name="ce1">
            <text:p>9051440</text:p>
          </table:table-cell>
          <table:table-cell office:value-type="float" office:value="9424077" table:style-name="ce1">
            <text:p>9424077</text:p>
          </table:table-cell>
          <table:table-cell office:value-type="float" office:value="9807573" table:style-name="ce1">
            <text:p>9807573</text:p>
          </table:table-cell>
          <table:table-cell office:value-type="float" office:value="10202672" table:style-name="ce1">
            <text:p>10202672</text:p>
          </table:table-cell>
          <table:table-cell office:value-type="float" office:value="10610427" table:style-name="ce1">
            <text:p>10610427</text:p>
          </table:table-cell>
          <table:table-cell office:value-type="float" office:value="11085217" table:style-name="ce1">
            <text:p>11085217</text:p>
          </table:table-cell>
          <table:table-cell office:value-type="float" office:value="11603225" table:style-name="ce1">
            <text:p>11603225</text:p>
          </table:table-cell>
          <table:table-cell office:value-type="float" office:value="12142207" table:style-name="ce1">
            <text:p>12142207</text:p>
          </table:table-cell>
          <table:table-cell office:value-type="float" office:value="12704821" table:style-name="ce1">
            <text:p>12704821</text:p>
          </table:table-cell>
          <table:table-cell office:value-type="float" office:value="13294738" table:style-name="ce1">
            <text:p>13294738</text:p>
          </table:table-cell>
          <table:table-cell office:value-type="float" office:value="13867566" table:style-name="ce1">
            <text:p>13867566</text:p>
          </table:table-cell>
          <table:table-cell office:value-type="float" office:value="14444241" table:style-name="ce1">
            <text:p>14444241</text:p>
          </table:table-cell>
          <table:table-cell office:value-type="float" office:value="15043175" table:style-name="ce1">
            <text:p>15043175</text:p>
          </table:table-cell>
          <table:table-cell office:value-type="float" office:value="15661189" table:style-name="ce1">
            <text:p>15661189</text:p>
          </table:table-cell>
          <table:table-cell office:value-type="float" office:value="16295739" table:style-name="ce1">
            <text:p>16295739</text:p>
          </table:table-cell>
          <table:table-cell office:value-type="float" office:value="16877180" table:style-name="ce1">
            <text:p>16877180</text:p>
          </table:table-cell>
          <table:table-cell office:value-type="float" office:value="17436871" table:style-name="ce1">
            <text:p>17436871</text:p>
          </table:table-cell>
          <table:table-cell office:value-type="float" office:value="18010888" table:style-name="ce1">
            <text:p>18010888</text:p>
          </table:table-cell>
          <table:table-cell office:value-type="float" office:value="18604649" table:style-name="ce1">
            <text:p>18604649</text:p>
          </table:table-cell>
          <table:table-cell office:value-type="float" office:value="19221955" table:style-name="ce1">
            <text:p>19221955</text:p>
          </table:table-cell>
          <table:table-cell office:value-type="float" office:value="20306507" table:style-name="ce1">
            <text:p>20306507</text:p>
          </table:table-cell>
          <table:table-cell office:value-type="float" office:value="21617652" table:style-name="ce1">
            <text:p>21617652</text:p>
          </table:table-cell>
          <table:table-cell office:value-type="float" office:value="22977079" table:style-name="ce1">
            <text:p>22977079</text:p>
          </table:table-cell>
          <table:table-cell office:value-type="float" office:value="24374292" table:style-name="ce1">
            <text:p>24374292</text:p>
          </table:table-cell>
          <table:table-cell office:value-type="float" office:value="25792919" table:style-name="ce1">
            <text:p>25792919</text:p>
          </table:table-cell>
          <table:table-cell office:value-type="float" office:value="27065898" table:style-name="ce1">
            <text:p>27065898</text:p>
          </table:table-cell>
          <table:table-cell office:value-type="float" office:value="28276413" table:style-name="ce1">
            <text:p>28276413</text:p>
          </table:table-cell>
          <table:table-cell office:value-type="float" office:value="29496821" table:style-name="ce1">
            <text:p>29496821</text:p>
          </table:table-cell>
          <table:table-cell office:value-type="float" office:value="30725013" table:style-name="ce1">
            <text:p>30725013</text:p>
          </table:table-cell>
          <table:table-cell office:value-type="float" office:value="31966426" table:style-name="ce1">
            <text:p>31966426</text:p>
          </table:table-cell>
          <table:table-cell office:value-type="float" office:value="32932527" table:style-name="ce1">
            <text:p>32932527</text:p>
          </table:table-cell>
          <table:table-cell office:value-type="float" office:value="33775782" table:style-name="ce1">
            <text:p>33775782</text:p>
          </table:table-cell>
          <table:table-cell office:value-type="float" office:value="34622736" table:style-name="ce1">
            <text:p>34622736</text:p>
          </table:table-cell>
          <table:table-cell office:value-type="float" office:value="35481241" table:style-name="ce1">
            <text:p>35481241</text:p>
          </table:table-cell>
          <table:table-cell office:value-type="float" office:value="36355821" table:style-name="ce1">
            <text:p>36355821</text:p>
          </table:table-cell>
          <table:table-cell office:value-type="float" office:value="37248141" table:style-name="ce1">
            <text:p>37248141</text:p>
          </table:table-cell>
          <table:table-cell office:value-type="float" office:value="38156391" table:style-name="ce1">
            <text:p>38156391</text:p>
          </table:table-cell>
          <table:table-cell office:value-type="float" office:value="39078525" table:style-name="ce1">
            <text:p>39078525</text:p>
          </table:table-cell>
          <table:table-cell office:value-type="float" office:value="40008114" table:style-name="ce1">
            <text:p>40008114</text:p>
          </table:table-cell>
          <table:table-cell office:value-type="float" office:value="40942310" table:style-name="ce1">
            <text:p>40942310</text:p>
          </table:table-cell>
          <table:table-cell office:value-type="float" office:value="41931838" table:style-name="ce1">
            <text:p>41931838</text:p>
          </table:table-cell>
          <table:table-cell office:value-type="float" office:value="42952396" table:style-name="ce1">
            <text:p>42952396</text:p>
          </table:table-cell>
          <table:table-cell office:value-type="float" office:value="43975562" table:style-name="ce1">
            <text:p>43975562</text:p>
          </table:table-cell>
          <table:table-cell office:value-type="float" office:value="44992838" table:style-name="ce1">
            <text:p>44992838</text:p>
          </table:table-cell>
          <table:table-cell office:value-type="float" office:value="45997962" table:style-name="ce1">
            <text:p>45997962</text:p>
          </table:table-cell>
          <table:table-cell office:value-type="float" office:value="46981662" table:style-name="ce1">
            <text:p>46981662</text:p>
          </table:table-cell>
          <table:table-cell office:value-type="float" office:value="47948311" table:style-name="ce1">
            <text:p>47948311</text:p>
          </table:table-cell>
          <table:table-cell office:value-type="float" office:value="48932942" table:style-name="ce1">
            <text:p>48932942</text:p>
          </table:table-cell>
          <table:table-cell office:value-type="float" office:value="49983393" table:style-name="ce1">
            <text:p>49983393</text:p>
          </table:table-cell>
          <table:table-cell office:value-type="float" office:value="51134311" table:style-name="ce1">
            <text:p>51134311</text:p>
          </table:table-cell>
          <table:table-cell office:value-type="float" office:value="52177976" table:style-name="ce1">
            <text:p>52177976</text:p>
          </table:table-cell>
          <table:table-cell office:value-type="float" office:value="53228459" table:style-name="ce1">
            <text:p>53228459</text:p>
          </table:table-cell>
          <table:table-cell office:value-type="float" office:value="54284883" table:style-name="ce1">
            <text:p>54284883</text:p>
          </table:table-cell>
          <table:table-cell office:value-type="float" office:value="55347848" table:style-name="ce1">
            <text:p>5534784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Tuvalu</text:p>
          </table:table-cell>
          <table:table-cell office:value-type="string" table:style-name="ce1">
            <text:p>TUV</text:p>
          </table:table-cell>
          <table:table-cell office:value-type="float" office:value="970" table:style-name="ce1">
            <text:p>970</text:p>
          </table:table-cell>
          <table:table-cell office:value-type="float" office:value="1026" table:style-name="ce1">
            <text:p>1026</text:p>
          </table:table-cell>
          <table:table-cell office:value-type="float" office:value="1087" table:style-name="ce1">
            <text:p>1087</text:p>
          </table:table-cell>
          <table:table-cell office:value-type="float" office:value="1151" table:style-name="ce1">
            <text:p>1151</text:p>
          </table:table-cell>
          <table:table-cell office:value-type="float" office:value="1216" table:style-name="ce1">
            <text:p>1216</text:p>
          </table:table-cell>
          <table:table-cell office:value-type="float" office:value="1281" table:style-name="ce1">
            <text:p>1281</text:p>
          </table:table-cell>
          <table:table-cell office:value-type="float" office:value="1347" table:style-name="ce1">
            <text:p>1347</text:p>
          </table:table-cell>
          <table:table-cell office:value-type="float" office:value="1412" table:style-name="ce1">
            <text:p>1412</text:p>
          </table:table-cell>
          <table:table-cell office:value-type="float" office:value="1477" table:style-name="ce1">
            <text:p>1477</text:p>
          </table:table-cell>
          <table:table-cell office:value-type="float" office:value="1543" table:style-name="ce1">
            <text:p>1543</text:p>
          </table:table-cell>
          <table:table-cell office:value-type="float" office:value="1611" table:style-name="ce1">
            <text:p>1611</text:p>
          </table:table-cell>
          <table:table-cell office:value-type="float" office:value="1681" table:style-name="ce1">
            <text:p>1681</text:p>
          </table:table-cell>
          <table:table-cell office:value-type="float" office:value="1753" table:style-name="ce1">
            <text:p>1753</text:p>
          </table:table-cell>
          <table:table-cell office:value-type="float" office:value="1827" table:style-name="ce1">
            <text:p>1827</text:p>
          </table:table-cell>
          <table:table-cell office:value-type="float" office:value="1903" table:style-name="ce1">
            <text:p>1903</text:p>
          </table:table-cell>
          <table:table-cell office:value-type="float" office:value="1980" table:style-name="ce1">
            <text:p>1980</text:p>
          </table:table-cell>
          <table:table-cell office:value-type="float" office:value="2058" table:style-name="ce1">
            <text:p>2058</text:p>
          </table:table-cell>
          <table:table-cell office:value-type="float" office:value="2137" table:style-name="ce1">
            <text:p>2137</text:p>
          </table:table-cell>
          <table:table-cell office:value-type="float" office:value="2219" table:style-name="ce1">
            <text:p>2219</text:p>
          </table:table-cell>
          <table:table-cell office:value-type="float" office:value="2307" table:style-name="ce1">
            <text:p>2307</text:p>
          </table:table-cell>
          <table:table-cell office:value-type="float" office:value="2401" table:style-name="ce1">
            <text:p>2401</text:p>
          </table:table-cell>
          <table:table-cell office:value-type="float" office:value="2503" table:style-name="ce1">
            <text:p>2503</text:p>
          </table:table-cell>
          <table:table-cell office:value-type="float" office:value="2613" table:style-name="ce1">
            <text:p>2613</text:p>
          </table:table-cell>
          <table:table-cell office:value-type="float" office:value="2728" table:style-name="ce1">
            <text:p>2728</text:p>
          </table:table-cell>
          <table:table-cell office:value-type="float" office:value="2845" table:style-name="ce1">
            <text:p>2845</text:p>
          </table:table-cell>
          <table:table-cell office:value-type="float" office:value="2962" table:style-name="ce1">
            <text:p>2962</text:p>
          </table:table-cell>
          <table:table-cell office:value-type="float" office:value="3103" table:style-name="ce1">
            <text:p>3103</text:p>
          </table:table-cell>
          <table:table-cell office:value-type="float" office:value="3243" table:style-name="ce1">
            <text:p>3243</text:p>
          </table:table-cell>
          <table:table-cell office:value-type="float" office:value="3382" table:style-name="ce1">
            <text:p>3382</text:p>
          </table:table-cell>
          <table:table-cell office:value-type="float" office:value="3521" table:style-name="ce1">
            <text:p>3521</text:p>
          </table:table-cell>
          <table:table-cell office:value-type="float" office:value="3661" table:style-name="ce1">
            <text:p>3661</text:p>
          </table:table-cell>
          <table:table-cell office:value-type="float" office:value="3803" table:style-name="ce1">
            <text:p>3803</text:p>
          </table:table-cell>
          <table:table-cell office:value-type="float" office:value="3892" table:style-name="ce1">
            <text:p>3892</text:p>
          </table:table-cell>
          <table:table-cell office:value-type="float" office:value="3948" table:style-name="ce1">
            <text:p>3948</text:p>
          </table:table-cell>
          <table:table-cell office:value-type="float" office:value="4003" table:style-name="ce1">
            <text:p>4003</text:p>
          </table:table-cell>
          <table:table-cell office:value-type="float" office:value="4057" table:style-name="ce1">
            <text:p>4057</text:p>
          </table:table-cell>
          <table:table-cell office:value-type="float" office:value="4111" table:style-name="ce1">
            <text:p>4111</text:p>
          </table:table-cell>
          <table:table-cell office:value-type="float" office:value="4164" table:style-name="ce1">
            <text:p>4164</text:p>
          </table:table-cell>
          <table:table-cell office:value-type="float" office:value="4219" table:style-name="ce1">
            <text:p>4219</text:p>
          </table:table-cell>
          <table:table-cell office:value-type="float" office:value="4275" table:style-name="ce1">
            <text:p>4275</text:p>
          </table:table-cell>
          <table:table-cell office:value-type="float" office:value="4334" table:style-name="ce1">
            <text:p>4334</text:p>
          </table:table-cell>
          <table:table-cell office:value-type="float" office:value="4397" table:style-name="ce1">
            <text:p>4397</text:p>
          </table:table-cell>
          <table:table-cell office:value-type="float" office:value="4464" table:style-name="ce1">
            <text:p>4464</text:p>
          </table:table-cell>
          <table:table-cell office:value-type="float" office:value="4570" table:style-name="ce1">
            <text:p>4570</text:p>
          </table:table-cell>
          <table:table-cell office:value-type="float" office:value="4695" table:style-name="ce1">
            <text:p>4695</text:p>
          </table:table-cell>
          <table:table-cell office:value-type="float" office:value="4818" table:style-name="ce1">
            <text:p>4818</text:p>
          </table:table-cell>
          <table:table-cell office:value-type="float" office:value="4936" table:style-name="ce1">
            <text:p>4936</text:p>
          </table:table-cell>
          <table:table-cell office:value-type="float" office:value="5052" table:style-name="ce1">
            <text:p>5052</text:p>
          </table:table-cell>
          <table:table-cell office:value-type="float" office:value="5165" table:style-name="ce1">
            <text:p>5165</text:p>
          </table:table-cell>
          <table:table-cell office:value-type="float" office:value="5275" table:style-name="ce1">
            <text:p>5275</text:p>
          </table:table-cell>
          <table:table-cell office:value-type="float" office:value="5385" table:style-name="ce1">
            <text:p>5385</text:p>
          </table:table-cell>
          <table:table-cell office:value-type="float" office:value="5494" table:style-name="ce1">
            <text:p>5494</text:p>
          </table:table-cell>
          <table:table-cell office:value-type="float" office:value="5602" table:style-name="ce1">
            <text:p>5602</text:p>
          </table:table-cell>
          <table:table-cell office:value-type="float" office:value="5710" table:style-name="ce1">
            <text:p>5710</text:p>
          </table:table-cell>
          <table:table-cell office:value-type="float" office:value="5815" table:style-name="ce1">
            <text:p>5815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Tanzania</text:p>
          </table:table-cell>
          <table:table-cell office:value-type="string" table:style-name="ce1">
            <text:p>TZA</text:p>
          </table:table-cell>
          <table:table-cell office:value-type="float" office:value="528508" table:style-name="ce1">
            <text:p>528508</text:p>
          </table:table-cell>
          <table:table-cell office:value-type="float" office:value="559540" table:style-name="ce1">
            <text:p>559540</text:p>
          </table:table-cell>
          <table:table-cell office:value-type="float" office:value="592635" table:style-name="ce1">
            <text:p>592635</text:p>
          </table:table-cell>
          <table:table-cell office:value-type="float" office:value="627776" table:style-name="ce1">
            <text:p>627776</text:p>
          </table:table-cell>
          <table:table-cell office:value-type="float" office:value="665037" table:style-name="ce1">
            <text:p>665037</text:p>
          </table:table-cell>
          <table:table-cell office:value-type="float" office:value="704516" table:style-name="ce1">
            <text:p>704516</text:p>
          </table:table-cell>
          <table:table-cell office:value-type="float" office:value="746291" table:style-name="ce1">
            <text:p>746291</text:p>
          </table:table-cell>
          <table:table-cell office:value-type="float" office:value="790637" table:style-name="ce1">
            <text:p>790637</text:p>
          </table:table-cell>
          <table:table-cell office:value-type="float" office:value="870061" table:style-name="ce1">
            <text:p>870061</text:p>
          </table:table-cell>
          <table:table-cell office:value-type="float" office:value="964069" table:style-name="ce1">
            <text:p>964069</text:p>
          </table:table-cell>
          <table:table-cell office:value-type="float" office:value="1068304" table:style-name="ce1">
            <text:p>1068304</text:p>
          </table:table-cell>
          <table:table-cell office:value-type="float" office:value="1184198" table:style-name="ce1">
            <text:p>1184198</text:p>
          </table:table-cell>
          <table:table-cell office:value-type="float" office:value="1312548" table:style-name="ce1">
            <text:p>1312548</text:p>
          </table:table-cell>
          <table:table-cell office:value-type="float" office:value="1454142" table:style-name="ce1">
            <text:p>1454142</text:p>
          </table:table-cell>
          <table:table-cell office:value-type="float" office:value="1610088" table:style-name="ce1">
            <text:p>1610088</text:p>
          </table:table-cell>
          <table:table-cell office:value-type="float" office:value="1781160" table:style-name="ce1">
            <text:p>1781160</text:p>
          </table:table-cell>
          <table:table-cell office:value-type="float" office:value="1968821" table:style-name="ce1">
            <text:p>1968821</text:p>
          </table:table-cell>
          <table:table-cell office:value-type="float" office:value="2173711" table:style-name="ce1">
            <text:p>2173711</text:p>
          </table:table-cell>
          <table:table-cell office:value-type="float" office:value="2397994" table:style-name="ce1">
            <text:p>2397994</text:p>
          </table:table-cell>
          <table:table-cell office:value-type="float" office:value="2561075" table:style-name="ce1">
            <text:p>2561075</text:p>
          </table:table-cell>
          <table:table-cell office:value-type="float" office:value="2719586" table:style-name="ce1">
            <text:p>2719586</text:p>
          </table:table-cell>
          <table:table-cell office:value-type="float" office:value="2887304" table:style-name="ce1">
            <text:p>2887304</text:p>
          </table:table-cell>
          <table:table-cell office:value-type="float" office:value="3065571" table:style-name="ce1">
            <text:p>3065571</text:p>
          </table:table-cell>
          <table:table-cell office:value-type="float" office:value="3253967" table:style-name="ce1">
            <text:p>3253967</text:p>
          </table:table-cell>
          <table:table-cell office:value-type="float" office:value="3453086" table:style-name="ce1">
            <text:p>3453086</text:p>
          </table:table-cell>
          <table:table-cell office:value-type="float" office:value="3662263" table:style-name="ce1">
            <text:p>3662263</text:p>
          </table:table-cell>
          <table:table-cell office:value-type="float" office:value="3882123" table:style-name="ce1">
            <text:p>3882123</text:p>
          </table:table-cell>
          <table:table-cell office:value-type="float" office:value="4112942" table:style-name="ce1">
            <text:p>4112942</text:p>
          </table:table-cell>
          <table:table-cell office:value-type="float" office:value="4357525" table:style-name="ce1">
            <text:p>4357525</text:p>
          </table:table-cell>
          <table:table-cell office:value-type="float" office:value="4578739" table:style-name="ce1">
            <text:p>4578739</text:p>
          </table:table-cell>
          <table:table-cell office:value-type="float" office:value="4807528" table:style-name="ce1">
            <text:p>4807528</text:p>
          </table:table-cell>
          <table:table-cell office:value-type="float" office:value="5053141" table:style-name="ce1">
            <text:p>5053141</text:p>
          </table:table-cell>
          <table:table-cell office:value-type="float" office:value="5314547" table:style-name="ce1">
            <text:p>5314547</text:p>
          </table:table-cell>
          <table:table-cell office:value-type="float" office:value="5587156" table:style-name="ce1">
            <text:p>5587156</text:p>
          </table:table-cell>
          <table:table-cell office:value-type="float" office:value="5864989" table:style-name="ce1">
            <text:p>5864989</text:p>
          </table:table-cell>
          <table:table-cell office:value-type="float" office:value="6143041" table:style-name="ce1">
            <text:p>6143041</text:p>
          </table:table-cell>
          <table:table-cell office:value-type="float" office:value="6419705" table:style-name="ce1">
            <text:p>6419705</text:p>
          </table:table-cell>
          <table:table-cell office:value-type="float" office:value="6696829" table:style-name="ce1">
            <text:p>6696829</text:p>
          </table:table-cell>
          <table:table-cell office:value-type="float" office:value="6978741" table:style-name="ce1">
            <text:p>6978741</text:p>
          </table:table-cell>
          <table:table-cell office:value-type="float" office:value="7272200" table:style-name="ce1">
            <text:p>7272200</text:p>
          </table:table-cell>
          <table:table-cell office:value-type="float" office:value="7583184" table:style-name="ce1">
            <text:p>7583184</text:p>
          </table:table-cell>
          <table:table-cell office:value-type="float" office:value="7913013" table:style-name="ce1">
            <text:p>7913013</text:p>
          </table:table-cell>
          <table:table-cell office:value-type="float" office:value="8262537" table:style-name="ce1">
            <text:p>8262537</text:p>
          </table:table-cell>
          <table:table-cell office:value-type="float" office:value="8704485" table:style-name="ce1">
            <text:p>8704485</text:p>
          </table:table-cell>
          <table:table-cell office:value-type="float" office:value="9189076" table:style-name="ce1">
            <text:p>9189076</text:p>
          </table:table-cell>
          <table:table-cell office:value-type="float" office:value="9705848" table:style-name="ce1">
            <text:p>9705848</text:p>
          </table:table-cell>
          <table:table-cell office:value-type="float" office:value="10257659" table:style-name="ce1">
            <text:p>10257659</text:p>
          </table:table-cell>
          <table:table-cell office:value-type="float" office:value="10845963" table:style-name="ce1">
            <text:p>10845963</text:p>
          </table:table-cell>
          <table:table-cell office:value-type="float" office:value="11472109" table:style-name="ce1">
            <text:p>11472109</text:p>
          </table:table-cell>
          <table:table-cell office:value-type="float" office:value="12134106" table:style-name="ce1">
            <text:p>12134106</text:p>
          </table:table-cell>
          <table:table-cell office:value-type="float" office:value="12833626" table:style-name="ce1">
            <text:p>12833626</text:p>
          </table:table-cell>
          <table:table-cell office:value-type="float" office:value="13570481" table:style-name="ce1">
            <text:p>13570481</text:p>
          </table:table-cell>
          <table:table-cell office:value-type="float" office:value="14347079" table:style-name="ce1">
            <text:p>14347079</text:p>
          </table:table-cell>
          <table:table-cell office:value-type="float" office:value="15162455" table:style-name="ce1">
            <text:p>15162455</text:p>
          </table:table-cell>
          <table:table-cell office:value-type="float" office:value="16013708" table:style-name="ce1">
            <text:p>1601370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Uganda</text:p>
          </table:table-cell>
          <table:table-cell office:value-type="string" table:style-name="ce1">
            <text:p>UGA</text:p>
          </table:table-cell>
          <table:table-cell office:value-type="float" office:value="299835" table:style-name="ce1">
            <text:p>299835</text:p>
          </table:table-cell>
          <table:table-cell office:value-type="float" office:value="323496" table:style-name="ce1">
            <text:p>323496</text:p>
          </table:table-cell>
          <table:table-cell office:value-type="float" office:value="349410" table:style-name="ce1">
            <text:p>349410</text:p>
          </table:table-cell>
          <table:table-cell office:value-type="float" office:value="377740" table:style-name="ce1">
            <text:p>377740</text:p>
          </table:table-cell>
          <table:table-cell office:value-type="float" office:value="408456" table:style-name="ce1">
            <text:p>408456</text:p>
          </table:table-cell>
          <table:table-cell office:value-type="float" office:value="441512" table:style-name="ce1">
            <text:p>441512</text:p>
          </table:table-cell>
          <table:table-cell office:value-type="float" office:value="477413" table:style-name="ce1">
            <text:p>477413</text:p>
          </table:table-cell>
          <table:table-cell office:value-type="float" office:value="516039" table:style-name="ce1">
            <text:p>516039</text:p>
          </table:table-cell>
          <table:table-cell office:value-type="float" office:value="557482" table:style-name="ce1">
            <text:p>557482</text:p>
          </table:table-cell>
          <table:table-cell office:value-type="float" office:value="601261" table:style-name="ce1">
            <text:p>601261</text:p>
          </table:table-cell>
          <table:table-cell office:value-type="float" office:value="629483" table:style-name="ce1">
            <text:p>629483</text:p>
          </table:table-cell>
          <table:table-cell office:value-type="float" office:value="654861" table:style-name="ce1">
            <text:p>654861</text:p>
          </table:table-cell>
          <table:table-cell office:value-type="float" office:value="680404" table:style-name="ce1">
            <text:p>680404</text:p>
          </table:table-cell>
          <table:table-cell office:value-type="float" office:value="706354" table:style-name="ce1">
            <text:p>706354</text:p>
          </table:table-cell>
          <table:table-cell office:value-type="float" office:value="733456" table:style-name="ce1">
            <text:p>733456</text:p>
          </table:table-cell>
          <table:table-cell office:value-type="float" office:value="762226" table:style-name="ce1">
            <text:p>762226</text:p>
          </table:table-cell>
          <table:table-cell office:value-type="float" office:value="792929" table:style-name="ce1">
            <text:p>792929</text:p>
          </table:table-cell>
          <table:table-cell office:value-type="float" office:value="825549" table:style-name="ce1">
            <text:p>825549</text:p>
          </table:table-cell>
          <table:table-cell office:value-type="float" office:value="859874" table:style-name="ce1">
            <text:p>859874</text:p>
          </table:table-cell>
          <table:table-cell office:value-type="float" office:value="895790" table:style-name="ce1">
            <text:p>895790</text:p>
          </table:table-cell>
          <table:table-cell office:value-type="float" office:value="945348" table:style-name="ce1">
            <text:p>945348</text:p>
          </table:table-cell>
          <table:table-cell office:value-type="float" office:value="1012702" table:style-name="ce1">
            <text:p>1012702</text:p>
          </table:table-cell>
          <table:table-cell office:value-type="float" office:value="1085030" table:style-name="ce1">
            <text:p>1085030</text:p>
          </table:table-cell>
          <table:table-cell office:value-type="float" office:value="1162713" table:style-name="ce1">
            <text:p>1162713</text:p>
          </table:table-cell>
          <table:table-cell office:value-type="float" office:value="1247071" table:style-name="ce1">
            <text:p>1247071</text:p>
          </table:table-cell>
          <table:table-cell office:value-type="float" office:value="1339037" table:style-name="ce1">
            <text:p>1339037</text:p>
          </table:table-cell>
          <table:table-cell office:value-type="float" office:value="1439370" table:style-name="ce1">
            <text:p>1439370</text:p>
          </table:table-cell>
          <table:table-cell office:value-type="float" office:value="1548339" table:style-name="ce1">
            <text:p>1548339</text:p>
          </table:table-cell>
          <table:table-cell office:value-type="float" office:value="1666106" table:style-name="ce1">
            <text:p>1666106</text:p>
          </table:table-cell>
          <table:table-cell office:value-type="float" office:value="1791961" table:style-name="ce1">
            <text:p>1791961</text:p>
          </table:table-cell>
          <table:table-cell office:value-type="float" office:value="1925493" table:style-name="ce1">
            <text:p>1925493</text:p>
          </table:table-cell>
          <table:table-cell office:value-type="float" office:value="2037827" table:style-name="ce1">
            <text:p>2037827</text:p>
          </table:table-cell>
          <table:table-cell office:value-type="float" office:value="2120497" table:style-name="ce1">
            <text:p>2120497</text:p>
          </table:table-cell>
          <table:table-cell office:value-type="float" office:value="2205239" table:style-name="ce1">
            <text:p>2205239</text:p>
          </table:table-cell>
          <table:table-cell office:value-type="float" office:value="2292027" table:style-name="ce1">
            <text:p>2292027</text:p>
          </table:table-cell>
          <table:table-cell office:value-type="float" office:value="2380764" table:style-name="ce1">
            <text:p>2380764</text:p>
          </table:table-cell>
          <table:table-cell office:value-type="float" office:value="2471531" table:style-name="ce1">
            <text:p>2471531</text:p>
          </table:table-cell>
          <table:table-cell office:value-type="float" office:value="2564468" table:style-name="ce1">
            <text:p>2564468</text:p>
          </table:table-cell>
          <table:table-cell office:value-type="float" office:value="2660984" table:style-name="ce1">
            <text:p>2660984</text:p>
          </table:table-cell>
          <table:table-cell office:value-type="float" office:value="2762472" table:style-name="ce1">
            <text:p>2762472</text:p>
          </table:table-cell>
          <table:table-cell office:value-type="float" office:value="2870398" table:style-name="ce1">
            <text:p>2870398</text:p>
          </table:table-cell>
          <table:table-cell office:value-type="float" office:value="2985133" table:style-name="ce1">
            <text:p>2985133</text:p>
          </table:table-cell>
          <table:table-cell office:value-type="float" office:value="3106845" table:style-name="ce1">
            <text:p>3106845</text:p>
          </table:table-cell>
          <table:table-cell office:value-type="float" office:value="3272763" table:style-name="ce1">
            <text:p>3272763</text:p>
          </table:table-cell>
          <table:table-cell office:value-type="float" office:value="3458485" table:style-name="ce1">
            <text:p>3458485</text:p>
          </table:table-cell>
          <table:table-cell office:value-type="float" office:value="3654207" table:style-name="ce1">
            <text:p>3654207</text:p>
          </table:table-cell>
          <table:table-cell office:value-type="float" office:value="3860893" table:style-name="ce1">
            <text:p>3860893</text:p>
          </table:table-cell>
          <table:table-cell office:value-type="float" office:value="4078906" table:style-name="ce1">
            <text:p>4078906</text:p>
          </table:table-cell>
          <table:table-cell office:value-type="float" office:value="4308524" table:style-name="ce1">
            <text:p>4308524</text:p>
          </table:table-cell>
          <table:table-cell office:value-type="float" office:value="4550004" table:style-name="ce1">
            <text:p>4550004</text:p>
          </table:table-cell>
          <table:table-cell office:value-type="float" office:value="4804014" table:style-name="ce1">
            <text:p>4804014</text:p>
          </table:table-cell>
          <table:table-cell office:value-type="float" office:value="5070531" table:style-name="ce1">
            <text:p>5070531</text:p>
          </table:table-cell>
          <table:table-cell office:value-type="float" office:value="5350804" table:style-name="ce1">
            <text:p>5350804</text:p>
          </table:table-cell>
          <table:table-cell office:value-type="float" office:value="5645834" table:style-name="ce1">
            <text:p>5645834</text:p>
          </table:table-cell>
          <table:table-cell office:value-type="float" office:value="5956863" table:style-name="ce1">
            <text:p>595686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Ukraine</text:p>
          </table:table-cell>
          <table:table-cell office:value-type="string" table:style-name="ce1">
            <text:p>UKR</text:p>
          </table:table-cell>
          <table:table-cell office:value-type="float" office:value="19962473" table:style-name="ce1">
            <text:p>19962473</text:p>
          </table:table-cell>
          <table:table-cell office:value-type="float" office:value="20539872" table:style-name="ce1">
            <text:p>20539872</text:p>
          </table:table-cell>
          <table:table-cell office:value-type="float" office:value="21128369" table:style-name="ce1">
            <text:p>21128369</text:p>
          </table:table-cell>
          <table:table-cell office:value-type="float" office:value="21720461" table:style-name="ce1">
            <text:p>21720461</text:p>
          </table:table-cell>
          <table:table-cell office:value-type="float" office:value="22307574" table:style-name="ce1">
            <text:p>22307574</text:p>
          </table:table-cell>
          <table:table-cell office:value-type="float" office:value="22924719" table:style-name="ce1">
            <text:p>22924719</text:p>
          </table:table-cell>
          <table:table-cell office:value-type="float" office:value="23525935" table:style-name="ce1">
            <text:p>23525935</text:p>
          </table:table-cell>
          <table:table-cell office:value-type="float" office:value="24111728" table:style-name="ce1">
            <text:p>24111728</text:p>
          </table:table-cell>
          <table:table-cell office:value-type="float" office:value="24688199" table:style-name="ce1">
            <text:p>24688199</text:p>
          </table:table-cell>
          <table:table-cell office:value-type="float" office:value="25262834" table:style-name="ce1">
            <text:p>25262834</text:p>
          </table:table-cell>
          <table:table-cell office:value-type="float" office:value="25818140" table:style-name="ce1">
            <text:p>25818140</text:p>
          </table:table-cell>
          <table:table-cell office:value-type="float" office:value="26350428" table:style-name="ce1">
            <text:p>26350428</text:p>
          </table:table-cell>
          <table:table-cell office:value-type="float" office:value="26888457" table:style-name="ce1">
            <text:p>26888457</text:p>
          </table:table-cell>
          <table:table-cell office:value-type="float" office:value="27426230" table:style-name="ce1">
            <text:p>27426230</text:p>
          </table:table-cell>
          <table:table-cell office:value-type="float" office:value="27958604" table:style-name="ce1">
            <text:p>27958604</text:p>
          </table:table-cell>
          <table:table-cell office:value-type="float" office:value="28469884" table:style-name="ce1">
            <text:p>28469884</text:p>
          </table:table-cell>
          <table:table-cell office:value-type="float" office:value="28968136" table:style-name="ce1">
            <text:p>28968136</text:p>
          </table:table-cell>
          <table:table-cell office:value-type="float" office:value="29453784" table:style-name="ce1">
            <text:p>29453784</text:p>
          </table:table-cell>
          <table:table-cell office:value-type="float" office:value="29930299" table:style-name="ce1">
            <text:p>29930299</text:p>
          </table:table-cell>
          <table:table-cell office:value-type="float" office:value="30387889" table:style-name="ce1">
            <text:p>30387889</text:p>
          </table:table-cell>
          <table:table-cell office:value-type="float" office:value="30827259" table:style-name="ce1">
            <text:p>30827259</text:p>
          </table:table-cell>
          <table:table-cell office:value-type="float" office:value="31287683" table:style-name="ce1">
            <text:p>31287683</text:p>
          </table:table-cell>
          <table:table-cell office:value-type="float" office:value="31693551" table:style-name="ce1">
            <text:p>31693551</text:p>
          </table:table-cell>
          <table:table-cell office:value-type="float" office:value="32110163" table:style-name="ce1">
            <text:p>32110163</text:p>
          </table:table-cell>
          <table:table-cell office:value-type="float" office:value="32533314" table:style-name="ce1">
            <text:p>32533314</text:p>
          </table:table-cell>
          <table:table-cell office:value-type="float" office:value="32933625" table:style-name="ce1">
            <text:p>32933625</text:p>
          </table:table-cell>
          <table:table-cell office:value-type="float" office:value="33344880" table:style-name="ce1">
            <text:p>33344880</text:p>
          </table:table-cell>
          <table:table-cell office:value-type="float" office:value="33766182" table:style-name="ce1">
            <text:p>33766182</text:p>
          </table:table-cell>
          <table:table-cell office:value-type="float" office:value="34209429" table:style-name="ce1">
            <text:p>34209429</text:p>
          </table:table-cell>
          <table:table-cell office:value-type="float" office:value="34541910" table:style-name="ce1">
            <text:p>34541910</text:p>
          </table:table-cell>
          <table:table-cell office:value-type="float" office:value="34641542" table:style-name="ce1">
            <text:p>34641542</text:p>
          </table:table-cell>
          <table:table-cell office:value-type="float" office:value="34734234" table:style-name="ce1">
            <text:p>34734234</text:p>
          </table:table-cell>
          <table:table-cell office:value-type="float" office:value="34854630" table:style-name="ce1">
            <text:p>34854630</text:p>
          </table:table-cell>
          <table:table-cell office:value-type="float" office:value="34894325" table:style-name="ce1">
            <text:p>34894325</text:p>
          </table:table-cell>
          <table:table-cell office:value-type="float" office:value="34741407" table:style-name="ce1">
            <text:p>34741407</text:p>
          </table:table-cell>
          <table:table-cell office:value-type="float" office:value="34487999" table:style-name="ce1">
            <text:p>34487999</text:p>
          </table:table-cell>
          <table:table-cell office:value-type="float" office:value="34203211" table:style-name="ce1">
            <text:p>34203211</text:p>
          </table:table-cell>
          <table:table-cell office:value-type="float" office:value="33912723" table:style-name="ce1">
            <text:p>33912723</text:p>
          </table:table-cell>
          <table:table-cell office:value-type="float" office:value="33630036" table:style-name="ce1">
            <text:p>33630036</text:p>
          </table:table-cell>
          <table:table-cell office:value-type="float" office:value="33333798" table:style-name="ce1">
            <text:p>33333798</text:p>
          </table:table-cell>
          <table:table-cell office:value-type="float" office:value="33019123" table:style-name="ce1">
            <text:p>33019123</text:p>
          </table:table-cell>
          <table:table-cell office:value-type="float" office:value="32707281" table:style-name="ce1">
            <text:p>32707281</text:p>
          </table:table-cell>
          <table:table-cell office:value-type="float" office:value="32432088" table:style-name="ce1">
            <text:p>32432088</text:p>
          </table:table-cell>
          <table:table-cell office:value-type="float" office:value="32238838" table:style-name="ce1">
            <text:p>32238838</text:p>
          </table:table-cell>
          <table:table-cell office:value-type="float" office:value="32075858" table:style-name="ce1">
            <text:p>32075858</text:p>
          </table:table-cell>
          <table:table-cell office:value-type="float" office:value="31932581" table:style-name="ce1">
            <text:p>31932581</text:p>
          </table:table-cell>
          <table:table-cell office:value-type="float" office:value="31801166" table:style-name="ce1">
            <text:p>31801166</text:p>
          </table:table-cell>
          <table:table-cell office:value-type="float" office:value="31694727" table:style-name="ce1">
            <text:p>31694727</text:p>
          </table:table-cell>
          <table:table-cell office:value-type="float" office:value="31605915" table:style-name="ce1">
            <text:p>31605915</text:p>
          </table:table-cell>
          <table:table-cell office:value-type="float" office:value="31547432" table:style-name="ce1">
            <text:p>31547432</text:p>
          </table:table-cell>
          <table:table-cell office:value-type="float" office:value="31506749" table:style-name="ce1">
            <text:p>31506749</text:p>
          </table:table-cell>
          <table:table-cell office:value-type="float" office:value="31480533" table:style-name="ce1">
            <text:p>31480533</text:p>
          </table:table-cell>
          <table:table-cell office:value-type="float" office:value="31492204" table:style-name="ce1">
            <text:p>31492204</text:p>
          </table:table-cell>
          <table:table-cell office:value-type="float" office:value="31512466" table:style-name="ce1">
            <text:p>31512466</text:p>
          </table:table-cell>
          <table:table-cell office:value-type="float" office:value="31519050" table:style-name="ce1">
            <text:p>31519050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Upper middle income</text:p>
          </table:table-cell>
          <table:table-cell office:value-type="string" table:style-name="ce1">
            <text:p>UMC</text:p>
          </table:table-cell>
          <table:table-cell office:value-type="float" office:value="247671377" table:style-name="ce1">
            <text:p>247671377</text:p>
          </table:table-cell>
          <table:table-cell office:value-type="float" office:value="256520241" table:style-name="ce1">
            <text:p>256520241</text:p>
          </table:table-cell>
          <table:table-cell office:value-type="float" office:value="267779843" table:style-name="ce1">
            <text:p>267779843</text:p>
          </table:table-cell>
          <table:table-cell office:value-type="float" office:value="281398563" table:style-name="ce1">
            <text:p>281398563</text:p>
          </table:table-cell>
          <table:table-cell office:value-type="float" office:value="295395359" table:style-name="ce1">
            <text:p>295395359</text:p>
          </table:table-cell>
          <table:table-cell office:value-type="float" office:value="304448199" table:style-name="ce1">
            <text:p>304448199</text:p>
          </table:table-cell>
          <table:table-cell office:value-type="float" office:value="314523867" table:style-name="ce1">
            <text:p>314523867</text:p>
          </table:table-cell>
          <table:table-cell office:value-type="float" office:value="324776236" table:style-name="ce1">
            <text:p>324776236</text:p>
          </table:table-cell>
          <table:table-cell office:value-type="float" office:value="335352419" table:style-name="ce1">
            <text:p>335352419</text:p>
          </table:table-cell>
          <table:table-cell office:value-type="float" office:value="346368857" table:style-name="ce1">
            <text:p>346368857</text:p>
          </table:table-cell>
          <table:table-cell office:value-type="float" office:value="357775228" table:style-name="ce1">
            <text:p>357775228</text:p>
          </table:table-cell>
          <table:table-cell office:value-type="float" office:value="369745137" table:style-name="ce1">
            <text:p>369745137</text:p>
          </table:table-cell>
          <table:table-cell office:value-type="float" office:value="381551552" table:style-name="ce1">
            <text:p>381551552</text:p>
          </table:table-cell>
          <table:table-cell office:value-type="float" office:value="394279657" table:style-name="ce1">
            <text:p>394279657</text:p>
          </table:table-cell>
          <table:table-cell office:value-type="float" office:value="407933239" table:style-name="ce1">
            <text:p>407933239</text:p>
          </table:table-cell>
          <table:table-cell office:value-type="float" office:value="421424847" table:style-name="ce1">
            <text:p>421424847</text:p>
          </table:table-cell>
          <table:table-cell office:value-type="float" office:value="434339241" table:style-name="ce1">
            <text:p>434339241</text:p>
          </table:table-cell>
          <table:table-cell office:value-type="float" office:value="447188320" table:style-name="ce1">
            <text:p>447188320</text:p>
          </table:table-cell>
          <table:table-cell office:value-type="float" office:value="463384588" table:style-name="ce1">
            <text:p>463384588</text:p>
          </table:table-cell>
          <table:table-cell office:value-type="float" office:value="483231790" table:style-name="ce1">
            <text:p>483231790</text:p>
          </table:table-cell>
          <table:table-cell office:value-type="float" office:value="503705178" table:style-name="ce1">
            <text:p>503705178</text:p>
          </table:table-cell>
          <table:table-cell office:value-type="float" office:value="525122666" table:style-name="ce1">
            <text:p>525122666</text:p>
          </table:table-cell>
          <table:table-cell office:value-type="float" office:value="547773161" table:style-name="ce1">
            <text:p>547773161</text:p>
          </table:table-cell>
          <table:table-cell office:value-type="float" office:value="569443113" table:style-name="ce1">
            <text:p>569443113</text:p>
          </table:table-cell>
          <table:table-cell office:value-type="float" office:value="591430053" table:style-name="ce1">
            <text:p>591430053</text:p>
          </table:table-cell>
          <table:table-cell office:value-type="float" office:value="614084560" table:style-name="ce1">
            <text:p>614084560</text:p>
          </table:table-cell>
          <table:table-cell office:value-type="float" office:value="637533453" table:style-name="ce1">
            <text:p>637533453</text:p>
          </table:table-cell>
          <table:table-cell office:value-type="float" office:value="661682393" table:style-name="ce1">
            <text:p>661682393</text:p>
          </table:table-cell>
          <table:table-cell office:value-type="float" office:value="686225669" table:style-name="ce1">
            <text:p>686225669</text:p>
          </table:table-cell>
          <table:table-cell office:value-type="float" office:value="710802800" table:style-name="ce1">
            <text:p>710802800</text:p>
          </table:table-cell>
          <table:table-cell office:value-type="float" office:value="735305891" table:style-name="ce1">
            <text:p>735305891</text:p>
          </table:table-cell>
          <table:table-cell office:value-type="float" office:value="760841354" table:style-name="ce1">
            <text:p>760841354</text:p>
          </table:table-cell>
          <table:table-cell office:value-type="float" office:value="786121895" table:style-name="ce1">
            <text:p>786121895</text:p>
          </table:table-cell>
          <table:table-cell office:value-type="float" office:value="811539791" table:style-name="ce1">
            <text:p>811539791</text:p>
          </table:table-cell>
          <table:table-cell office:value-type="float" office:value="837483785" table:style-name="ce1">
            <text:p>837483785</text:p>
          </table:table-cell>
          <table:table-cell office:value-type="float" office:value="863746343" table:style-name="ce1">
            <text:p>863746343</text:p>
          </table:table-cell>
          <table:table-cell office:value-type="float" office:value="890586770" table:style-name="ce1">
            <text:p>890586770</text:p>
          </table:table-cell>
          <table:table-cell office:value-type="float" office:value="917973896" table:style-name="ce1">
            <text:p>917973896</text:p>
          </table:table-cell>
          <table:table-cell office:value-type="float" office:value="945768041" table:style-name="ce1">
            <text:p>945768041</text:p>
          </table:table-cell>
          <table:table-cell office:value-type="float" office:value="973776149" table:style-name="ce1">
            <text:p>973776149</text:p>
          </table:table-cell>
          <table:table-cell office:value-type="float" office:value="1002088549" table:style-name="ce1">
            <text:p>1002088549</text:p>
          </table:table-cell>
          <table:table-cell office:value-type="float" office:value="1032504884" table:style-name="ce1">
            <text:p>1032504884</text:p>
          </table:table-cell>
          <table:table-cell office:value-type="float" office:value="1064204036" table:style-name="ce1">
            <text:p>1064204036</text:p>
          </table:table-cell>
          <table:table-cell office:value-type="float" office:value="1096382732" table:style-name="ce1">
            <text:p>1096382732</text:p>
          </table:table-cell>
          <table:table-cell office:value-type="float" office:value="1128929597" table:style-name="ce1">
            <text:p>1128929597</text:p>
          </table:table-cell>
          <table:table-cell office:value-type="float" office:value="1161805998" table:style-name="ce1">
            <text:p>1161805998</text:p>
          </table:table-cell>
          <table:table-cell office:value-type="float" office:value="1194340615" table:style-name="ce1">
            <text:p>1194340615</text:p>
          </table:table-cell>
          <table:table-cell office:value-type="float" office:value="1226475963" table:style-name="ce1">
            <text:p>1226475963</text:p>
          </table:table-cell>
          <table:table-cell office:value-type="float" office:value="1259051334" table:style-name="ce1">
            <text:p>1259051334</text:p>
          </table:table-cell>
          <table:table-cell office:value-type="float" office:value="1292195415" table:style-name="ce1">
            <text:p>1292195415</text:p>
          </table:table-cell>
          <table:table-cell office:value-type="float" office:value="1325736319" table:style-name="ce1">
            <text:p>1325736319</text:p>
          </table:table-cell>
          <table:table-cell office:value-type="float" office:value="1359408289" table:style-name="ce1">
            <text:p>1359408289</text:p>
          </table:table-cell>
          <table:table-cell office:value-type="float" office:value="1393013416" table:style-name="ce1">
            <text:p>1393013416</text:p>
          </table:table-cell>
          <table:table-cell office:value-type="float" office:value="1426426443" table:style-name="ce1">
            <text:p>1426426443</text:p>
          </table:table-cell>
          <table:table-cell office:value-type="float" office:value="1459624923" table:style-name="ce1">
            <text:p>145962492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Uruguay</text:p>
          </table:table-cell>
          <table:table-cell office:value-type="string" table:style-name="ce1">
            <text:p>URY</text:p>
          </table:table-cell>
          <table:table-cell office:value-type="float" office:value="2037039" table:style-name="ce1">
            <text:p>2037039</text:p>
          </table:table-cell>
          <table:table-cell office:value-type="float" office:value="2069234" table:style-name="ce1">
            <text:p>2069234</text:p>
          </table:table-cell>
          <table:table-cell office:value-type="float" office:value="2100842" table:style-name="ce1">
            <text:p>2100842</text:p>
          </table:table-cell>
          <table:table-cell office:value-type="float" office:value="2131792" table:style-name="ce1">
            <text:p>2131792</text:p>
          </table:table-cell>
          <table:table-cell office:value-type="float" office:value="2162002" table:style-name="ce1">
            <text:p>2162002</text:p>
          </table:table-cell>
          <table:table-cell office:value-type="float" office:value="2191411" table:style-name="ce1">
            <text:p>2191411</text:p>
          </table:table-cell>
          <table:table-cell office:value-type="float" office:value="2220204" table:style-name="ce1">
            <text:p>2220204</text:p>
          </table:table-cell>
          <table:table-cell office:value-type="float" office:value="2248174" table:style-name="ce1">
            <text:p>2248174</text:p>
          </table:table-cell>
          <table:table-cell office:value-type="float" office:value="2274147" table:style-name="ce1">
            <text:p>2274147</text:p>
          </table:table-cell>
          <table:table-cell office:value-type="float" office:value="2296520" table:style-name="ce1">
            <text:p>2296520</text:p>
          </table:table-cell>
          <table:table-cell office:value-type="float" office:value="2314375" table:style-name="ce1">
            <text:p>2314375</text:p>
          </table:table-cell>
          <table:table-cell office:value-type="float" office:value="2327045" table:style-name="ce1">
            <text:p>2327045</text:p>
          </table:table-cell>
          <table:table-cell office:value-type="float" office:value="2335332" table:style-name="ce1">
            <text:p>2335332</text:p>
          </table:table-cell>
          <table:table-cell office:value-type="float" office:value="2341483" table:style-name="ce1">
            <text:p>2341483</text:p>
          </table:table-cell>
          <table:table-cell office:value-type="float" office:value="2348693" table:style-name="ce1">
            <text:p>2348693</text:p>
          </table:table-cell>
          <table:table-cell office:value-type="float" office:value="2359996" table:style-name="ce1">
            <text:p>2359996</text:p>
          </table:table-cell>
          <table:table-cell office:value-type="float" office:value="2381294" table:style-name="ce1">
            <text:p>2381294</text:p>
          </table:table-cell>
          <table:table-cell office:value-type="float" office:value="2406113" table:style-name="ce1">
            <text:p>2406113</text:p>
          </table:table-cell>
          <table:table-cell office:value-type="float" office:value="2433531" table:style-name="ce1">
            <text:p>2433531</text:p>
          </table:table-cell>
          <table:table-cell office:value-type="float" office:value="2461878" table:style-name="ce1">
            <text:p>2461878</text:p>
          </table:table-cell>
          <table:table-cell office:value-type="float" office:value="2489897" table:style-name="ce1">
            <text:p>2489897</text:p>
          </table:table-cell>
          <table:table-cell office:value-type="float" office:value="2517351" table:style-name="ce1">
            <text:p>2517351</text:p>
          </table:table-cell>
          <table:table-cell office:value-type="float" office:value="2544759" table:style-name="ce1">
            <text:p>2544759</text:p>
          </table:table-cell>
          <table:table-cell office:value-type="float" office:value="2571984" table:style-name="ce1">
            <text:p>2571984</text:p>
          </table:table-cell>
          <table:table-cell office:value-type="float" office:value="2599115" table:style-name="ce1">
            <text:p>2599115</text:p>
          </table:table-cell>
          <table:table-cell office:value-type="float" office:value="2626202" table:style-name="ce1">
            <text:p>2626202</text:p>
          </table:table-cell>
          <table:table-cell office:value-type="float" office:value="2653911" table:style-name="ce1">
            <text:p>2653911</text:p>
          </table:table-cell>
          <table:table-cell office:value-type="float" office:value="2681710" table:style-name="ce1">
            <text:p>2681710</text:p>
          </table:table-cell>
          <table:table-cell office:value-type="float" office:value="2709550" table:style-name="ce1">
            <text:p>2709550</text:p>
          </table:table-cell>
          <table:table-cell office:value-type="float" office:value="2737860" table:style-name="ce1">
            <text:p>2737860</text:p>
          </table:table-cell>
          <table:table-cell office:value-type="float" office:value="2767049" table:style-name="ce1">
            <text:p>2767049</text:p>
          </table:table-cell>
          <table:table-cell office:value-type="float" office:value="2797044" table:style-name="ce1">
            <text:p>2797044</text:p>
          </table:table-cell>
          <table:table-cell office:value-type="float" office:value="2827600" table:style-name="ce1">
            <text:p>2827600</text:p>
          </table:table-cell>
          <table:table-cell office:value-type="float" office:value="2858434" table:style-name="ce1">
            <text:p>2858434</text:p>
          </table:table-cell>
          <table:table-cell office:value-type="float" office:value="2889288" table:style-name="ce1">
            <text:p>2889288</text:p>
          </table:table-cell>
          <table:table-cell office:value-type="float" office:value="2919805" table:style-name="ce1">
            <text:p>2919805</text:p>
          </table:table-cell>
          <table:table-cell office:value-type="float" office:value="2950356" table:style-name="ce1">
            <text:p>2950356</text:p>
          </table:table-cell>
          <table:table-cell office:value-type="float" office:value="2981431" table:style-name="ce1">
            <text:p>2981431</text:p>
          </table:table-cell>
          <table:table-cell office:value-type="float" office:value="3010657" table:style-name="ce1">
            <text:p>3010657</text:p>
          </table:table-cell>
          <table:table-cell office:value-type="float" office:value="3036068" table:style-name="ce1">
            <text:p>3036068</text:p>
          </table:table-cell>
          <table:table-cell office:value-type="float" office:value="3056473" table:style-name="ce1">
            <text:p>3056473</text:p>
          </table:table-cell>
          <table:table-cell office:value-type="float" office:value="3071018" table:style-name="ce1">
            <text:p>3071018</text:p>
          </table:table-cell>
          <table:table-cell office:value-type="float" office:value="3080483" table:style-name="ce1">
            <text:p>3080483</text:p>
          </table:table-cell>
          <table:table-cell office:value-type="float" office:value="3087122" table:style-name="ce1">
            <text:p>3087122</text:p>
          </table:table-cell>
          <table:table-cell office:value-type="float" office:value="3094002" table:style-name="ce1">
            <text:p>3094002</text:p>
          </table:table-cell>
          <table:table-cell office:value-type="float" office:value="3103424" table:style-name="ce1">
            <text:p>3103424</text:p>
          </table:table-cell>
          <table:table-cell office:value-type="float" office:value="3116289" table:style-name="ce1">
            <text:p>3116289</text:p>
          </table:table-cell>
          <table:table-cell office:value-type="float" office:value="3131984" table:style-name="ce1">
            <text:p>3131984</text:p>
          </table:table-cell>
          <table:table-cell office:value-type="float" office:value="3149715" table:style-name="ce1">
            <text:p>3149715</text:p>
          </table:table-cell>
          <table:table-cell office:value-type="float" office:value="3168024" table:style-name="ce1">
            <text:p>3168024</text:p>
          </table:table-cell>
          <table:table-cell office:value-type="float" office:value="3185919" table:style-name="ce1">
            <text:p>3185919</text:p>
          </table:table-cell>
          <table:table-cell office:value-type="float" office:value="3203193" table:style-name="ce1">
            <text:p>3203193</text:p>
          </table:table-cell>
          <table:table-cell office:value-type="float" office:value="3220224" table:style-name="ce1">
            <text:p>3220224</text:p>
          </table:table-cell>
          <table:table-cell office:value-type="float" office:value="3236991" table:style-name="ce1">
            <text:p>3236991</text:p>
          </table:table-cell>
          <table:table-cell office:value-type="float" office:value="3253738" table:style-name="ce1">
            <text:p>325373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1">
            <text:p>USA</text:p>
          </table:table-cell>
          <table:table-cell office:value-type="float" office:value="126462473" table:style-name="ce1">
            <text:p>126462473</text:p>
          </table:table-cell>
          <table:table-cell office:value-type="float" office:value="129276215" table:style-name="ce1">
            <text:p>129276215</text:p>
          </table:table-cell>
          <table:table-cell office:value-type="float" office:value="131988693" table:style-name="ce1">
            <text:p>131988693</text:p>
          </table:table-cell>
          <table:table-cell office:value-type="float" office:value="134615404" table:style-name="ce1">
            <text:p>134615404</text:p>
          </table:table-cell>
          <table:table-cell office:value-type="float" office:value="137215986" table:style-name="ce1">
            <text:p>137215986</text:p>
          </table:table-cell>
          <table:table-cell office:value-type="float" office:value="139663053" table:style-name="ce1">
            <text:p>139663053</text:p>
          </table:table-cell>
          <table:table-cell office:value-type="float" office:value="142008703" table:style-name="ce1">
            <text:p>142008703</text:p>
          </table:table-cell>
          <table:table-cell office:value-type="float" office:value="144288757" table:style-name="ce1">
            <text:p>144288757</text:p>
          </table:table-cell>
          <table:table-cell office:value-type="float" office:value="146463196" table:style-name="ce1">
            <text:p>146463196</text:p>
          </table:table-cell>
          <table:table-cell office:value-type="float" office:value="148629124" table:style-name="ce1">
            <text:p>148629124</text:p>
          </table:table-cell>
          <table:table-cell office:value-type="float" office:value="150922373" table:style-name="ce1">
            <text:p>150922373</text:p>
          </table:table-cell>
          <table:table-cell office:value-type="float" office:value="152865492" table:style-name="ce1">
            <text:p>152865492</text:p>
          </table:table-cell>
          <table:table-cell office:value-type="float" office:value="154531732" table:style-name="ce1">
            <text:p>154531732</text:p>
          </table:table-cell>
          <table:table-cell office:value-type="float" office:value="156034954" table:style-name="ce1">
            <text:p>156034954</text:p>
          </table:table-cell>
          <table:table-cell office:value-type="float" office:value="157488501" table:style-name="ce1">
            <text:p>157488501</text:p>
          </table:table-cell>
          <table:table-cell office:value-type="float" office:value="159070594" table:style-name="ce1">
            <text:p>159070594</text:p>
          </table:table-cell>
          <table:table-cell office:value-type="float" office:value="160611122" table:style-name="ce1">
            <text:p>160611122</text:p>
          </table:table-cell>
          <table:table-cell office:value-type="float" office:value="162256678" table:style-name="ce1">
            <text:p>162256678</text:p>
          </table:table-cell>
          <table:table-cell office:value-type="float" office:value="164005080" table:style-name="ce1">
            <text:p>164005080</text:p>
          </table:table-cell>
          <table:table-cell office:value-type="float" office:value="165847531" table:style-name="ce1">
            <text:p>165847531</text:p>
          </table:table-cell>
          <table:table-cell office:value-type="float" office:value="167551171" table:style-name="ce1">
            <text:p>167551171</text:p>
          </table:table-cell>
          <table:table-cell office:value-type="float" office:value="169552427" table:style-name="ce1">
            <text:p>169552427</text:p>
          </table:table-cell>
          <table:table-cell office:value-type="float" office:value="171528659" table:style-name="ce1">
            <text:p>171528659</text:p>
          </table:table-cell>
          <table:table-cell office:value-type="float" office:value="173459636" table:style-name="ce1">
            <text:p>173459636</text:p>
          </table:table-cell>
          <table:table-cell office:value-type="float" office:value="175321738" table:style-name="ce1">
            <text:p>175321738</text:p>
          </table:table-cell>
          <table:table-cell office:value-type="float" office:value="177239105" table:style-name="ce1">
            <text:p>177239105</text:p>
          </table:table-cell>
          <table:table-cell office:value-type="float" office:value="179244877" table:style-name="ce1">
            <text:p>179244877</text:p>
          </table:table-cell>
          <table:table-cell office:value-type="float" office:value="181215212" table:style-name="ce1">
            <text:p>181215212</text:p>
          </table:table-cell>
          <table:table-cell office:value-type="float" office:value="183232441" table:style-name="ce1">
            <text:p>183232441</text:p>
          </table:table-cell>
          <table:table-cell office:value-type="float" office:value="185333919" table:style-name="ce1">
            <text:p>185333919</text:p>
          </table:table-cell>
          <table:table-cell office:value-type="float" office:value="187966119" table:style-name="ce1">
            <text:p>187966119</text:p>
          </table:table-cell>
          <table:table-cell office:value-type="float" office:value="191509147" table:style-name="ce1">
            <text:p>191509147</text:p>
          </table:table-cell>
          <table:table-cell office:value-type="float" office:value="195199459" table:style-name="ce1">
            <text:p>195199459</text:p>
          </table:table-cell>
          <table:table-cell office:value-type="float" office:value="198806845" table:style-name="ce1">
            <text:p>198806845</text:p>
          </table:table-cell>
          <table:table-cell office:value-type="float" office:value="202278113" table:style-name="ce1">
            <text:p>202278113</text:p>
          </table:table-cell>
          <table:table-cell office:value-type="float" office:value="205718394" table:style-name="ce1">
            <text:p>205718394</text:p>
          </table:table-cell>
          <table:table-cell office:value-type="float" office:value="209146726" table:style-name="ce1">
            <text:p>209146726</text:p>
          </table:table-cell>
          <table:table-cell office:value-type="float" office:value="212694273" table:style-name="ce1">
            <text:p>212694273</text:p>
          </table:table-cell>
          <table:table-cell office:value-type="float" office:value="216206090" table:style-name="ce1">
            <text:p>216206090</text:p>
          </table:table-cell>
          <table:table-cell office:value-type="float" office:value="219721677" table:style-name="ce1">
            <text:p>219721677</text:p>
          </table:table-cell>
          <table:table-cell office:value-type="float" office:value="223069137" table:style-name="ce1">
            <text:p>223069137</text:p>
          </table:table-cell>
          <table:table-cell office:value-type="float" office:value="225792302" table:style-name="ce1">
            <text:p>225792302</text:p>
          </table:table-cell>
          <table:table-cell office:value-type="float" office:value="228400290" table:style-name="ce1">
            <text:p>228400290</text:p>
          </table:table-cell>
          <table:table-cell office:value-type="float" office:value="230876596" table:style-name="ce1">
            <text:p>230876596</text:p>
          </table:table-cell>
          <table:table-cell office:value-type="float" office:value="233532722" table:style-name="ce1">
            <text:p>233532722</text:p>
          </table:table-cell>
          <table:table-cell office:value-type="float" office:value="236200507" table:style-name="ce1">
            <text:p>236200507</text:p>
          </table:table-cell>
          <table:table-cell office:value-type="float" office:value="238999326" table:style-name="ce1">
            <text:p>238999326</text:p>
          </table:table-cell>
          <table:table-cell office:value-type="float" office:value="241795278" table:style-name="ce1">
            <text:p>241795278</text:p>
          </table:table-cell>
          <table:table-cell office:value-type="float" office:value="244607104" table:style-name="ce1">
            <text:p>244607104</text:p>
          </table:table-cell>
          <table:table-cell office:value-type="float" office:value="247276259" table:style-name="ce1">
            <text:p>247276259</text:p>
          </table:table-cell>
          <table:table-cell office:value-type="float" office:value="249865805" table:style-name="ce1">
            <text:p>249865805</text:p>
          </table:table-cell>
          <table:table-cell office:value-type="float" office:value="252307489" table:style-name="ce1">
            <text:p>252307489</text:p>
          </table:table-cell>
          <table:table-cell office:value-type="float" office:value="254770024" table:style-name="ce1">
            <text:p>254770024</text:p>
          </table:table-cell>
          <table:table-cell office:value-type="float" office:value="257239698" table:style-name="ce1">
            <text:p>257239698</text:p>
          </table:table-cell>
          <table:table-cell office:value-type="float" office:value="259699506" table:style-name="ce1">
            <text:p>259699506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Uzbekistan</text:p>
          </table:table-cell>
          <table:table-cell office:value-type="string" table:style-name="ce1">
            <text:p>UZB</text:p>
          </table:table-cell>
          <table:table-cell office:value-type="float" office:value="2986494" table:style-name="ce1">
            <text:p>2986494</text:p>
          </table:table-cell>
          <table:table-cell office:value-type="float" office:value="3096714" table:style-name="ce1">
            <text:p>3096714</text:p>
          </table:table-cell>
          <table:table-cell office:value-type="float" office:value="3215231" table:style-name="ce1">
            <text:p>3215231</text:p>
          </table:table-cell>
          <table:table-cell office:value-type="float" office:value="3341185" table:style-name="ce1">
            <text:p>3341185</text:p>
          </table:table-cell>
          <table:table-cell office:value-type="float" office:value="3473500" table:style-name="ce1">
            <text:p>3473500</text:p>
          </table:table-cell>
          <table:table-cell office:value-type="float" office:value="3611301" table:style-name="ce1">
            <text:p>3611301</text:p>
          </table:table-cell>
          <table:table-cell office:value-type="float" office:value="3754165" table:style-name="ce1">
            <text:p>3754165</text:p>
          </table:table-cell>
          <table:table-cell office:value-type="float" office:value="3902340" table:style-name="ce1">
            <text:p>3902340</text:p>
          </table:table-cell>
          <table:table-cell office:value-type="float" office:value="4056368" table:style-name="ce1">
            <text:p>4056368</text:p>
          </table:table-cell>
          <table:table-cell office:value-type="float" office:value="4216978" table:style-name="ce1">
            <text:p>4216978</text:p>
          </table:table-cell>
          <table:table-cell office:value-type="float" office:value="4395765" table:style-name="ce1">
            <text:p>4395765</text:p>
          </table:table-cell>
          <table:table-cell office:value-type="float" office:value="4596402" table:style-name="ce1">
            <text:p>4596402</text:p>
          </table:table-cell>
          <table:table-cell office:value-type="float" office:value="4805952" table:style-name="ce1">
            <text:p>4805952</text:p>
          </table:table-cell>
          <table:table-cell office:value-type="float" office:value="5022176" table:style-name="ce1">
            <text:p>5022176</text:p>
          </table:table-cell>
          <table:table-cell office:value-type="float" office:value="5242497" table:style-name="ce1">
            <text:p>5242497</text:p>
          </table:table-cell>
          <table:table-cell office:value-type="float" office:value="5464752" table:style-name="ce1">
            <text:p>5464752</text:p>
          </table:table-cell>
          <table:table-cell office:value-type="float" office:value="5687793" table:style-name="ce1">
            <text:p>5687793</text:p>
          </table:table-cell>
          <table:table-cell office:value-type="float" office:value="5912382" table:style-name="ce1">
            <text:p>5912382</text:p>
          </table:table-cell>
          <table:table-cell office:value-type="float" office:value="6140771" table:style-name="ce1">
            <text:p>6140771</text:p>
          </table:table-cell>
          <table:table-cell office:value-type="float" office:value="6340824" table:style-name="ce1">
            <text:p>6340824</text:p>
          </table:table-cell>
          <table:table-cell office:value-type="float" office:value="6505503" table:style-name="ce1">
            <text:p>6505503</text:p>
          </table:table-cell>
          <table:table-cell office:value-type="float" office:value="6676143" table:style-name="ce1">
            <text:p>6676143</text:p>
          </table:table-cell>
          <table:table-cell office:value-type="float" office:value="6851802" table:style-name="ce1">
            <text:p>6851802</text:p>
          </table:table-cell>
          <table:table-cell office:value-type="float" office:value="7031853" table:style-name="ce1">
            <text:p>7031853</text:p>
          </table:table-cell>
          <table:table-cell office:value-type="float" office:value="7215210" table:style-name="ce1">
            <text:p>7215210</text:p>
          </table:table-cell>
          <table:table-cell office:value-type="float" office:value="7400875" table:style-name="ce1">
            <text:p>7400875</text:p>
          </table:table-cell>
          <table:table-cell office:value-type="float" office:value="7588571" table:style-name="ce1">
            <text:p>7588571</text:p>
          </table:table-cell>
          <table:table-cell office:value-type="float" office:value="7777731" table:style-name="ce1">
            <text:p>7777731</text:p>
          </table:table-cell>
          <table:table-cell office:value-type="float" office:value="7967419" table:style-name="ce1">
            <text:p>7967419</text:p>
          </table:table-cell>
          <table:table-cell office:value-type="float" office:value="8124774" table:style-name="ce1">
            <text:p>8124774</text:p>
          </table:table-cell>
          <table:table-cell office:value-type="float" office:value="8239277" table:style-name="ce1">
            <text:p>8239277</text:p>
          </table:table-cell>
          <table:table-cell office:value-type="float" office:value="8344763" table:style-name="ce1">
            <text:p>8344763</text:p>
          </table:table-cell>
          <table:table-cell office:value-type="float" office:value="8468923" table:style-name="ce1">
            <text:p>8468923</text:p>
          </table:table-cell>
          <table:table-cell office:value-type="float" office:value="8588318" table:style-name="ce1">
            <text:p>8588318</text:p>
          </table:table-cell>
          <table:table-cell office:value-type="float" office:value="8682276" table:style-name="ce1">
            <text:p>8682276</text:p>
          </table:table-cell>
          <table:table-cell office:value-type="float" office:value="8758554" table:style-name="ce1">
            <text:p>8758554</text:p>
          </table:table-cell>
          <table:table-cell office:value-type="float" office:value="8844080" table:style-name="ce1">
            <text:p>8844080</text:p>
          </table:table-cell>
          <table:table-cell office:value-type="float" office:value="8953936" table:style-name="ce1">
            <text:p>8953936</text:p>
          </table:table-cell>
          <table:table-cell office:value-type="float" office:value="9066746" table:style-name="ce1">
            <text:p>9066746</text:p>
          </table:table-cell>
          <table:table-cell office:value-type="float" office:value="9132428" table:style-name="ce1">
            <text:p>9132428</text:p>
          </table:table-cell>
          <table:table-cell office:value-type="float" office:value="9226398" table:style-name="ce1">
            <text:p>9226398</text:p>
          </table:table-cell>
          <table:table-cell office:value-type="float" office:value="9306248" table:style-name="ce1">
            <text:p>9306248</text:p>
          </table:table-cell>
          <table:table-cell office:value-type="float" office:value="9382680" table:style-name="ce1">
            <text:p>9382680</text:p>
          </table:table-cell>
          <table:table-cell office:value-type="float" office:value="9453894" table:style-name="ce1">
            <text:p>9453894</text:p>
          </table:table-cell>
          <table:table-cell office:value-type="float" office:value="9524806" table:style-name="ce1">
            <text:p>9524806</text:p>
          </table:table-cell>
          <table:table-cell office:value-type="float" office:value="9597009" table:style-name="ce1">
            <text:p>9597009</text:p>
          </table:table-cell>
          <table:table-cell office:value-type="float" office:value="9675098" table:style-name="ce1">
            <text:p>9675098</text:p>
          </table:table-cell>
          <table:table-cell office:value-type="float" office:value="9780489" table:style-name="ce1">
            <text:p>9780489</text:p>
          </table:table-cell>
          <table:table-cell office:value-type="float" office:value="9912282" table:style-name="ce1">
            <text:p>9912282</text:p>
          </table:table-cell>
          <table:table-cell office:value-type="float" office:value="10061517" table:style-name="ce1">
            <text:p>10061517</text:p>
          </table:table-cell>
          <table:table-cell office:value-type="float" office:value="10337018" table:style-name="ce1">
            <text:p>10337018</text:p>
          </table:table-cell>
          <table:table-cell office:value-type="float" office:value="10612941" table:style-name="ce1">
            <text:p>10612941</text:p>
          </table:table-cell>
          <table:table-cell office:value-type="float" office:value="10773010" table:style-name="ce1">
            <text:p>10773010</text:p>
          </table:table-cell>
          <table:table-cell office:value-type="float" office:value="10953180" table:style-name="ce1">
            <text:p>10953180</text:p>
          </table:table-cell>
          <table:table-cell office:value-type="float" office:value="11158278" table:style-name="ce1">
            <text:p>1115827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t. Vincent and the Grenadines</text:p>
          </table:table-cell>
          <table:table-cell office:value-type="string" table:style-name="ce1">
            <text:p>VCT</text:p>
          </table:table-cell>
          <table:table-cell office:value-type="float" office:value="21000" table:style-name="ce1">
            <text:p>21000</text:p>
          </table:table-cell>
          <table:table-cell office:value-type="float" office:value="21681" table:style-name="ce1">
            <text:p>21681</text:p>
          </table:table-cell>
          <table:table-cell office:value-type="float" office:value="22342" table:style-name="ce1">
            <text:p>22342</text:p>
          </table:table-cell>
          <table:table-cell office:value-type="float" office:value="22989" table:style-name="ce1">
            <text:p>22989</text:p>
          </table:table-cell>
          <table:table-cell office:value-type="float" office:value="23635" table:style-name="ce1">
            <text:p>23635</text:p>
          </table:table-cell>
          <table:table-cell office:value-type="float" office:value="24289" table:style-name="ce1">
            <text:p>24289</text:p>
          </table:table-cell>
          <table:table-cell office:value-type="float" office:value="24954" table:style-name="ce1">
            <text:p>24954</text:p>
          </table:table-cell>
          <table:table-cell office:value-type="float" office:value="25628" table:style-name="ce1">
            <text:p>25628</text:p>
          </table:table-cell>
          <table:table-cell office:value-type="float" office:value="26316" table:style-name="ce1">
            <text:p>26316</text:p>
          </table:table-cell>
          <table:table-cell office:value-type="float" office:value="27023" table:style-name="ce1">
            <text:p>27023</text:p>
          </table:table-cell>
          <table:table-cell office:value-type="float" office:value="27755" table:style-name="ce1">
            <text:p>27755</text:p>
          </table:table-cell>
          <table:table-cell office:value-type="float" office:value="28513" table:style-name="ce1">
            <text:p>28513</text:p>
          </table:table-cell>
          <table:table-cell office:value-type="float" office:value="29299" table:style-name="ce1">
            <text:p>29299</text:p>
          </table:table-cell>
          <table:table-cell office:value-type="float" office:value="30107" table:style-name="ce1">
            <text:p>30107</text:p>
          </table:table-cell>
          <table:table-cell office:value-type="float" office:value="30933" table:style-name="ce1">
            <text:p>30933</text:p>
          </table:table-cell>
          <table:table-cell office:value-type="float" office:value="31768" table:style-name="ce1">
            <text:p>31768</text:p>
          </table:table-cell>
          <table:table-cell office:value-type="float" office:value="32613" table:style-name="ce1">
            <text:p>32613</text:p>
          </table:table-cell>
          <table:table-cell office:value-type="float" office:value="33465" table:style-name="ce1">
            <text:p>33465</text:p>
          </table:table-cell>
          <table:table-cell office:value-type="float" office:value="34325" table:style-name="ce1">
            <text:p>34325</text:p>
          </table:table-cell>
          <table:table-cell office:value-type="float" office:value="35188" table:style-name="ce1">
            <text:p>35188</text:p>
          </table:table-cell>
          <table:table-cell office:value-type="float" office:value="36052" table:style-name="ce1">
            <text:p>36052</text:p>
          </table:table-cell>
          <table:table-cell office:value-type="float" office:value="36911" table:style-name="ce1">
            <text:p>36911</text:p>
          </table:table-cell>
          <table:table-cell office:value-type="float" office:value="37767" table:style-name="ce1">
            <text:p>37767</text:p>
          </table:table-cell>
          <table:table-cell office:value-type="float" office:value="38619" table:style-name="ce1">
            <text:p>38619</text:p>
          </table:table-cell>
          <table:table-cell office:value-type="float" office:value="39474" table:style-name="ce1">
            <text:p>39474</text:p>
          </table:table-cell>
          <table:table-cell office:value-type="float" office:value="40330" table:style-name="ce1">
            <text:p>40330</text:p>
          </table:table-cell>
          <table:table-cell office:value-type="float" office:value="41193" table:style-name="ce1">
            <text:p>41193</text:p>
          </table:table-cell>
          <table:table-cell office:value-type="float" office:value="42057" table:style-name="ce1">
            <text:p>42057</text:p>
          </table:table-cell>
          <table:table-cell office:value-type="float" office:value="42911" table:style-name="ce1">
            <text:p>42911</text:p>
          </table:table-cell>
          <table:table-cell office:value-type="float" office:value="43735" table:style-name="ce1">
            <text:p>43735</text:p>
          </table:table-cell>
          <table:table-cell office:value-type="float" office:value="44518" table:style-name="ce1">
            <text:p>44518</text:p>
          </table:table-cell>
          <table:table-cell office:value-type="float" office:value="45226" table:style-name="ce1">
            <text:p>45226</text:p>
          </table:table-cell>
          <table:table-cell office:value-type="float" office:value="45691" table:style-name="ce1">
            <text:p>45691</text:p>
          </table:table-cell>
          <table:table-cell office:value-type="float" office:value="46117" table:style-name="ce1">
            <text:p>46117</text:p>
          </table:table-cell>
          <table:table-cell office:value-type="float" office:value="46518" table:style-name="ce1">
            <text:p>46518</text:p>
          </table:table-cell>
          <table:table-cell office:value-type="float" office:value="46903" table:style-name="ce1">
            <text:p>46903</text:p>
          </table:table-cell>
          <table:table-cell office:value-type="float" office:value="47274" table:style-name="ce1">
            <text:p>47274</text:p>
          </table:table-cell>
          <table:table-cell office:value-type="float" office:value="47628" table:style-name="ce1">
            <text:p>47628</text:p>
          </table:table-cell>
          <table:table-cell office:value-type="float" office:value="47984" table:style-name="ce1">
            <text:p>47984</text:p>
          </table:table-cell>
          <table:table-cell office:value-type="float" office:value="48355" table:style-name="ce1">
            <text:p>48355</text:p>
          </table:table-cell>
          <table:table-cell office:value-type="float" office:value="48754" table:style-name="ce1">
            <text:p>48754</text:p>
          </table:table-cell>
          <table:table-cell office:value-type="float" office:value="49187" table:style-name="ce1">
            <text:p>49187</text:p>
          </table:table-cell>
          <table:table-cell office:value-type="float" office:value="49652" table:style-name="ce1">
            <text:p>49652</text:p>
          </table:table-cell>
          <table:table-cell office:value-type="float" office:value="50138" table:style-name="ce1">
            <text:p>50138</text:p>
          </table:table-cell>
          <table:table-cell office:value-type="float" office:value="50626" table:style-name="ce1">
            <text:p>50626</text:p>
          </table:table-cell>
          <table:table-cell office:value-type="float" office:value="51104" table:style-name="ce1">
            <text:p>51104</text:p>
          </table:table-cell>
          <table:table-cell office:value-type="float" office:value="51571" table:style-name="ce1">
            <text:p>51571</text:p>
          </table:table-cell>
          <table:table-cell office:value-type="float" office:value="52031" table:style-name="ce1">
            <text:p>52031</text:p>
          </table:table-cell>
          <table:table-cell office:value-type="float" office:value="52477" table:style-name="ce1">
            <text:p>52477</text:p>
          </table:table-cell>
          <table:table-cell office:value-type="float" office:value="52910" table:style-name="ce1">
            <text:p>52910</text:p>
          </table:table-cell>
          <table:table-cell office:value-type="float" office:value="53330" table:style-name="ce1">
            <text:p>53330</text:p>
          </table:table-cell>
          <table:table-cell office:value-type="float" office:value="53730" table:style-name="ce1">
            <text:p>53730</text:p>
          </table:table-cell>
          <table:table-cell office:value-type="float" office:value="54115" table:style-name="ce1">
            <text:p>54115</text:p>
          </table:table-cell>
          <table:table-cell office:value-type="float" office:value="54497" table:style-name="ce1">
            <text:p>54497</text:p>
          </table:table-cell>
          <table:table-cell office:value-type="float" office:value="54899" table:style-name="ce1">
            <text:p>5489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Venezuela, RB</text:p>
          </table:table-cell>
          <table:table-cell office:value-type="string" table:style-name="ce1">
            <text:p>VEN</text:p>
          </table:table-cell>
          <table:table-cell office:value-type="float" office:value="5019516" table:style-name="ce1">
            <text:p>5019516</text:p>
          </table:table-cell>
          <table:table-cell office:value-type="float" office:value="5320284" table:style-name="ce1">
            <text:p>5320284</text:p>
          </table:table-cell>
          <table:table-cell office:value-type="float" office:value="5620088" table:style-name="ce1">
            <text:p>5620088</text:p>
          </table:table-cell>
          <table:table-cell office:value-type="float" office:value="5932625" table:style-name="ce1">
            <text:p>5932625</text:p>
          </table:table-cell>
          <table:table-cell office:value-type="float" office:value="6255181" table:style-name="ce1">
            <text:p>6255181</text:p>
          </table:table-cell>
          <table:table-cell office:value-type="float" office:value="6584706" table:style-name="ce1">
            <text:p>6584706</text:p>
          </table:table-cell>
          <table:table-cell office:value-type="float" office:value="6921336" table:style-name="ce1">
            <text:p>6921336</text:p>
          </table:table-cell>
          <table:table-cell office:value-type="float" office:value="7264884" table:style-name="ce1">
            <text:p>7264884</text:p>
          </table:table-cell>
          <table:table-cell office:value-type="float" office:value="7614458" table:style-name="ce1">
            <text:p>7614458</text:p>
          </table:table-cell>
          <table:table-cell office:value-type="float" office:value="7968211" table:style-name="ce1">
            <text:p>7968211</text:p>
          </table:table-cell>
          <table:table-cell office:value-type="float" office:value="8326036" table:style-name="ce1">
            <text:p>8326036</text:p>
          </table:table-cell>
          <table:table-cell office:value-type="float" office:value="8686423" table:style-name="ce1">
            <text:p>8686423</text:p>
          </table:table-cell>
          <table:table-cell office:value-type="float" office:value="9039744" table:style-name="ce1">
            <text:p>9039744</text:p>
          </table:table-cell>
          <table:table-cell office:value-type="float" office:value="9392429" table:style-name="ce1">
            <text:p>9392429</text:p>
          </table:table-cell>
          <table:table-cell office:value-type="float" office:value="9753705" table:style-name="ce1">
            <text:p>9753705</text:p>
          </table:table-cell>
          <table:table-cell office:value-type="float" office:value="10125758" table:style-name="ce1">
            <text:p>10125758</text:p>
          </table:table-cell>
          <table:table-cell office:value-type="float" office:value="10509894" table:style-name="ce1">
            <text:p>10509894</text:p>
          </table:table-cell>
          <table:table-cell office:value-type="float" office:value="10905100" table:style-name="ce1">
            <text:p>10905100</text:p>
          </table:table-cell>
          <table:table-cell office:value-type="float" office:value="11311050" table:style-name="ce1">
            <text:p>11311050</text:p>
          </table:table-cell>
          <table:table-cell office:value-type="float" office:value="11726344" table:style-name="ce1">
            <text:p>11726344</text:p>
          </table:table-cell>
          <table:table-cell office:value-type="float" office:value="12150081" table:style-name="ce1">
            <text:p>12150081</text:p>
          </table:table-cell>
          <table:table-cell office:value-type="float" office:value="12581069" table:style-name="ce1">
            <text:p>12581069</text:p>
          </table:table-cell>
          <table:table-cell office:value-type="float" office:value="13010546" table:style-name="ce1">
            <text:p>13010546</text:p>
          </table:table-cell>
          <table:table-cell office:value-type="float" office:value="13444594" table:style-name="ce1">
            <text:p>13444594</text:p>
          </table:table-cell>
          <table:table-cell office:value-type="float" office:value="13888791" table:style-name="ce1">
            <text:p>13888791</text:p>
          </table:table-cell>
          <table:table-cell office:value-type="float" office:value="14343477" table:style-name="ce1">
            <text:p>14343477</text:p>
          </table:table-cell>
          <table:table-cell office:value-type="float" office:value="14809303" table:style-name="ce1">
            <text:p>14809303</text:p>
          </table:table-cell>
          <table:table-cell office:value-type="float" office:value="15284884" table:style-name="ce1">
            <text:p>15284884</text:p>
          </table:table-cell>
          <table:table-cell office:value-type="float" office:value="15767672" table:style-name="ce1">
            <text:p>15767672</text:p>
          </table:table-cell>
          <table:table-cell office:value-type="float" office:value="16253762" table:style-name="ce1">
            <text:p>16253762</text:p>
          </table:table-cell>
          <table:table-cell office:value-type="float" office:value="16740454" table:style-name="ce1">
            <text:p>16740454</text:p>
          </table:table-cell>
          <table:table-cell office:value-type="float" office:value="17221617" table:style-name="ce1">
            <text:p>17221617</text:p>
          </table:table-cell>
          <table:table-cell office:value-type="float" office:value="17700142" table:style-name="ce1">
            <text:p>17700142</text:p>
          </table:table-cell>
          <table:table-cell office:value-type="float" office:value="18177951" table:style-name="ce1">
            <text:p>18177951</text:p>
          </table:table-cell>
          <table:table-cell office:value-type="float" office:value="18656375" table:style-name="ce1">
            <text:p>18656375</text:p>
          </table:table-cell>
          <table:table-cell office:value-type="float" office:value="19135510" table:style-name="ce1">
            <text:p>19135510</text:p>
          </table:table-cell>
          <table:table-cell office:value-type="float" office:value="19615350" table:style-name="ce1">
            <text:p>19615350</text:p>
          </table:table-cell>
          <table:table-cell office:value-type="float" office:value="20094719" table:style-name="ce1">
            <text:p>20094719</text:p>
          </table:table-cell>
          <table:table-cell office:value-type="float" office:value="20574771" table:style-name="ce1">
            <text:p>20574771</text:p>
          </table:table-cell>
          <table:table-cell office:value-type="float" office:value="21055750" table:style-name="ce1">
            <text:p>21055750</text:p>
          </table:table-cell>
          <table:table-cell office:value-type="float" office:value="21538803" table:style-name="ce1">
            <text:p>21538803</text:p>
          </table:table-cell>
          <table:table-cell office:value-type="float" office:value="22022965" table:style-name="ce1">
            <text:p>22022965</text:p>
          </table:table-cell>
          <table:table-cell office:value-type="float" office:value="22462494" table:style-name="ce1">
            <text:p>22462494</text:p>
          </table:table-cell>
          <table:table-cell office:value-type="float" office:value="22878763" table:style-name="ce1">
            <text:p>22878763</text:p>
          </table:table-cell>
          <table:table-cell office:value-type="float" office:value="23294107" table:style-name="ce1">
            <text:p>23294107</text:p>
          </table:table-cell>
          <table:table-cell office:value-type="float" office:value="23707531" table:style-name="ce1">
            <text:p>23707531</text:p>
          </table:table-cell>
          <table:table-cell office:value-type="float" office:value="24119369" table:style-name="ce1">
            <text:p>24119369</text:p>
          </table:table-cell>
          <table:table-cell office:value-type="float" office:value="24528932" table:style-name="ce1">
            <text:p>24528932</text:p>
          </table:table-cell>
          <table:table-cell office:value-type="float" office:value="24935872" table:style-name="ce1">
            <text:p>24935872</text:p>
          </table:table-cell>
          <table:table-cell office:value-type="float" office:value="25339481" table:style-name="ce1">
            <text:p>25339481</text:p>
          </table:table-cell>
          <table:table-cell office:value-type="float" office:value="25739233" table:style-name="ce1">
            <text:p>25739233</text:p>
          </table:table-cell>
          <table:table-cell office:value-type="float" office:value="26134679" table:style-name="ce1">
            <text:p>26134679</text:p>
          </table:table-cell>
          <table:table-cell office:value-type="float" office:value="26525789" table:style-name="ce1">
            <text:p>26525789</text:p>
          </table:table-cell>
          <table:table-cell office:value-type="float" office:value="26913587" table:style-name="ce1">
            <text:p>26913587</text:p>
          </table:table-cell>
          <table:table-cell office:value-type="float" office:value="27299397" table:style-name="ce1">
            <text:p>27299397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Virgin Islands (U.S.)</text:p>
          </table:table-cell>
          <table:table-cell office:value-type="string" table:style-name="ce1">
            <text:p>VIR</text:p>
          </table:table-cell>
          <table:table-cell office:value-type="float" office:value="18073" table:style-name="ce1">
            <text:p>18073</text:p>
          </table:table-cell>
          <table:table-cell office:value-type="float" office:value="19732" table:style-name="ce1">
            <text:p>19732</text:p>
          </table:table-cell>
          <table:table-cell office:value-type="float" office:value="21504" table:style-name="ce1">
            <text:p>21504</text:p>
          </table:table-cell>
          <table:table-cell office:value-type="float" office:value="23454" table:style-name="ce1">
            <text:p>23454</text:p>
          </table:table-cell>
          <table:table-cell office:value-type="float" office:value="25586" table:style-name="ce1">
            <text:p>25586</text:p>
          </table:table-cell>
          <table:table-cell office:value-type="float" office:value="27843" table:style-name="ce1">
            <text:p>27843</text:p>
          </table:table-cell>
          <table:table-cell office:value-type="float" office:value="30550" table:style-name="ce1">
            <text:p>30550</text:p>
          </table:table-cell>
          <table:table-cell office:value-type="float" office:value="33464" table:style-name="ce1">
            <text:p>33464</text:p>
          </table:table-cell>
          <table:table-cell office:value-type="float" office:value="36658" table:style-name="ce1">
            <text:p>36658</text:p>
          </table:table-cell>
          <table:table-cell office:value-type="float" office:value="40070" table:style-name="ce1">
            <text:p>40070</text:p>
          </table:table-cell>
          <table:table-cell office:value-type="float" office:value="43843" table:style-name="ce1">
            <text:p>43843</text:p>
          </table:table-cell>
          <table:table-cell office:value-type="float" office:value="50253" table:style-name="ce1">
            <text:p>50253</text:p>
          </table:table-cell>
          <table:table-cell office:value-type="float" office:value="54675" table:style-name="ce1">
            <text:p>54675</text:p>
          </table:table-cell>
          <table:table-cell office:value-type="float" office:value="61379" table:style-name="ce1">
            <text:p>61379</text:p>
          </table:table-cell>
          <table:table-cell office:value-type="float" office:value="66755" table:style-name="ce1">
            <text:p>66755</text:p>
          </table:table-cell>
          <table:table-cell office:value-type="float" office:value="70730" table:style-name="ce1">
            <text:p>70730</text:p>
          </table:table-cell>
          <table:table-cell office:value-type="float" office:value="73236" table:style-name="ce1">
            <text:p>73236</text:p>
          </table:table-cell>
          <table:table-cell office:value-type="float" office:value="71887" table:style-name="ce1">
            <text:p>71887</text:p>
          </table:table-cell>
          <table:table-cell office:value-type="float" office:value="75147" table:style-name="ce1">
            <text:p>75147</text:p>
          </table:table-cell>
          <table:table-cell office:value-type="float" office:value="76059" table:style-name="ce1">
            <text:p>76059</text:p>
          </table:table-cell>
          <table:table-cell office:value-type="float" office:value="77743" table:style-name="ce1">
            <text:p>77743</text:p>
          </table:table-cell>
          <table:table-cell office:value-type="float" office:value="79413" table:style-name="ce1">
            <text:p>79413</text:p>
          </table:table-cell>
          <table:table-cell office:value-type="float" office:value="83529" table:style-name="ce1">
            <text:p>83529</text:p>
          </table:table-cell>
          <table:table-cell office:value-type="float" office:value="86026" table:style-name="ce1">
            <text:p>86026</text:p>
          </table:table-cell>
          <table:table-cell office:value-type="float" office:value="90195" table:style-name="ce1">
            <text:p>90195</text:p>
          </table:table-cell>
          <table:table-cell office:value-type="float" office:value="90180" table:style-name="ce1">
            <text:p>90180</text:p>
          </table:table-cell>
          <table:table-cell office:value-type="float" office:value="90543" table:style-name="ce1">
            <text:p>90543</text:p>
          </table:table-cell>
          <table:table-cell office:value-type="float" office:value="90870" table:style-name="ce1">
            <text:p>90870</text:p>
          </table:table-cell>
          <table:table-cell office:value-type="float" office:value="90295" table:style-name="ce1">
            <text:p>90295</text:p>
          </table:table-cell>
          <table:table-cell office:value-type="float" office:value="89671" table:style-name="ce1">
            <text:p>89671</text:p>
          </table:table-cell>
          <table:table-cell office:value-type="float" office:value="91160" table:style-name="ce1">
            <text:p>91160</text:p>
          </table:table-cell>
          <table:table-cell office:value-type="float" office:value="92529" table:style-name="ce1">
            <text:p>92529</text:p>
          </table:table-cell>
          <table:table-cell office:value-type="float" office:value="93935" table:style-name="ce1">
            <text:p>93935</text:p>
          </table:table-cell>
          <table:table-cell office:value-type="float" office:value="95289" table:style-name="ce1">
            <text:p>95289</text:p>
          </table:table-cell>
          <table:table-cell office:value-type="float" office:value="96514" table:style-name="ce1">
            <text:p>96514</text:p>
          </table:table-cell>
          <table:table-cell office:value-type="float" office:value="97506" table:style-name="ce1">
            <text:p>97506</text:p>
          </table:table-cell>
          <table:table-cell office:value-type="float" office:value="98275" table:style-name="ce1">
            <text:p>98275</text:p>
          </table:table-cell>
          <table:table-cell office:value-type="float" office:value="99008" table:style-name="ce1">
            <text:p>99008</text:p>
          </table:table-cell>
          <table:table-cell office:value-type="float" office:value="99647" table:style-name="ce1">
            <text:p>99647</text:p>
          </table:table-cell>
          <table:table-cell office:value-type="float" office:value="100156" table:style-name="ce1">
            <text:p>100156</text:p>
          </table:table-cell>
          <table:table-cell office:value-type="float" office:value="100585" table:style-name="ce1">
            <text:p>100585</text:p>
          </table:table-cell>
          <table:table-cell office:value-type="float" office:value="100597" table:style-name="ce1">
            <text:p>100597</text:p>
          </table:table-cell>
          <table:table-cell office:value-type="float" office:value="100672" table:style-name="ce1">
            <text:p>100672</text:p>
          </table:table-cell>
          <table:table-cell office:value-type="float" office:value="100790" table:style-name="ce1">
            <text:p>100790</text:p>
          </table:table-cell>
          <table:table-cell office:value-type="float" office:value="100891" table:style-name="ce1">
            <text:p>100891</text:p>
          </table:table-cell>
          <table:table-cell office:value-type="float" office:value="101029" table:style-name="ce1">
            <text:p>101029</text:p>
          </table:table-cell>
          <table:table-cell office:value-type="float" office:value="101088" table:style-name="ce1">
            <text:p>101088</text:p>
          </table:table-cell>
          <table:table-cell office:value-type="float" office:value="101035" table:style-name="ce1">
            <text:p>101035</text:p>
          </table:table-cell>
          <table:table-cell office:value-type="float" office:value="100921" table:style-name="ce1">
            <text:p>100921</text:p>
          </table:table-cell>
          <table:table-cell office:value-type="float" office:value="100752" table:style-name="ce1">
            <text:p>100752</text:p>
          </table:table-cell>
          <table:table-cell office:value-type="float" office:value="100522" table:style-name="ce1">
            <text:p>100522</text:p>
          </table:table-cell>
          <table:table-cell office:value-type="float" office:value="100241" table:style-name="ce1">
            <text:p>100241</text:p>
          </table:table-cell>
          <table:table-cell office:value-type="float" office:value="99923" table:style-name="ce1">
            <text:p>99923</text:p>
          </table:table-cell>
          <table:table-cell office:value-type="float" office:value="99567" table:style-name="ce1">
            <text:p>99567</text:p>
          </table:table-cell>
          <table:table-cell office:value-type="float" office:value="99173" table:style-name="ce1">
            <text:p>99173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Vietnam</text:p>
          </table:table-cell>
          <table:table-cell office:value-type="string" table:style-name="ce1">
            <text:p>VNM</text:p>
          </table:table-cell>
          <table:table-cell office:value-type="float" office:value="5107221" table:style-name="ce1">
            <text:p>5107221</text:p>
          </table:table-cell>
          <table:table-cell office:value-type="float" office:value="5325183" table:style-name="ce1">
            <text:p>5325183</text:p>
          </table:table-cell>
          <table:table-cell office:value-type="float" office:value="5551744" table:style-name="ce1">
            <text:p>5551744</text:p>
          </table:table-cell>
          <table:table-cell office:value-type="float" office:value="5788409" table:style-name="ce1">
            <text:p>5788409</text:p>
          </table:table-cell>
          <table:table-cell office:value-type="float" office:value="6035887" table:style-name="ce1">
            <text:p>6035887</text:p>
          </table:table-cell>
          <table:table-cell office:value-type="float" office:value="6295976" table:style-name="ce1">
            <text:p>6295976</text:p>
          </table:table-cell>
          <table:table-cell office:value-type="float" office:value="6569593" table:style-name="ce1">
            <text:p>6569593</text:p>
          </table:table-cell>
          <table:table-cell office:value-type="float" office:value="6857769" table:style-name="ce1">
            <text:p>6857769</text:p>
          </table:table-cell>
          <table:table-cell office:value-type="float" office:value="7161648" table:style-name="ce1">
            <text:p>7161648</text:p>
          </table:table-cell>
          <table:table-cell office:value-type="float" office:value="7481962" table:style-name="ce1">
            <text:p>7481962</text:p>
          </table:table-cell>
          <table:table-cell office:value-type="float" office:value="7819407" table:style-name="ce1">
            <text:p>7819407</text:p>
          </table:table-cell>
          <table:table-cell office:value-type="float" office:value="8043651" table:style-name="ce1">
            <text:p>8043651</text:p>
          </table:table-cell>
          <table:table-cell office:value-type="float" office:value="8276649" table:style-name="ce1">
            <text:p>8276649</text:p>
          </table:table-cell>
          <table:table-cell office:value-type="float" office:value="8517951" table:style-name="ce1">
            <text:p>8517951</text:p>
          </table:table-cell>
          <table:table-cell office:value-type="float" office:value="8766628" table:style-name="ce1">
            <text:p>8766628</text:p>
          </table:table-cell>
          <table:table-cell office:value-type="float" office:value="9020995" table:style-name="ce1">
            <text:p>9020995</text:p>
          </table:table-cell>
          <table:table-cell office:value-type="float" office:value="9281030" table:style-name="ce1">
            <text:p>9281030</text:p>
          </table:table-cell>
          <table:table-cell office:value-type="float" office:value="9544985" table:style-name="ce1">
            <text:p>9544985</text:p>
          </table:table-cell>
          <table:table-cell office:value-type="float" office:value="9811931" table:style-name="ce1">
            <text:p>9811931</text:p>
          </table:table-cell>
          <table:table-cell office:value-type="float" office:value="10081065" table:style-name="ce1">
            <text:p>10081065</text:p>
          </table:table-cell>
          <table:table-cell office:value-type="float" office:value="10335639" table:style-name="ce1">
            <text:p>10335639</text:p>
          </table:table-cell>
          <table:table-cell office:value-type="float" office:value="10566271" table:style-name="ce1">
            <text:p>10566271</text:p>
          </table:table-cell>
          <table:table-cell office:value-type="float" office:value="10787686" table:style-name="ce1">
            <text:p>10787686</text:p>
          </table:table-cell>
          <table:table-cell office:value-type="float" office:value="11010899" table:style-name="ce1">
            <text:p>11010899</text:p>
          </table:table-cell>
          <table:table-cell office:value-type="float" office:value="11248786" table:style-name="ce1">
            <text:p>11248786</text:p>
          </table:table-cell>
          <table:table-cell office:value-type="float" office:value="11515169" table:style-name="ce1">
            <text:p>11515169</text:p>
          </table:table-cell>
          <table:table-cell office:value-type="float" office:value="11823866" table:style-name="ce1">
            <text:p>11823866</text:p>
          </table:table-cell>
          <table:table-cell office:value-type="float" office:value="12157340" table:style-name="ce1">
            <text:p>12157340</text:p>
          </table:table-cell>
          <table:table-cell office:value-type="float" office:value="12495708" table:style-name="ce1">
            <text:p>12495708</text:p>
          </table:table-cell>
          <table:table-cell office:value-type="float" office:value="12883549" table:style-name="ce1">
            <text:p>12883549</text:p>
          </table:table-cell>
          <table:table-cell office:value-type="float" office:value="13371683" table:style-name="ce1">
            <text:p>13371683</text:p>
          </table:table-cell>
          <table:table-cell office:value-type="float" office:value="13868745" table:style-name="ce1">
            <text:p>13868745</text:p>
          </table:table-cell>
          <table:table-cell office:value-type="float" office:value="14374521" table:style-name="ce1">
            <text:p>14374521</text:p>
          </table:table-cell>
          <table:table-cell office:value-type="float" office:value="14901834" table:style-name="ce1">
            <text:p>14901834</text:p>
          </table:table-cell>
          <table:table-cell office:value-type="float" office:value="15439741" table:style-name="ce1">
            <text:p>15439741</text:p>
          </table:table-cell>
          <table:table-cell office:value-type="float" office:value="15973642" table:style-name="ce1">
            <text:p>15973642</text:p>
          </table:table-cell>
          <table:table-cell office:value-type="float" office:value="16518051" table:style-name="ce1">
            <text:p>16518051</text:p>
          </table:table-cell>
          <table:table-cell office:value-type="float" office:value="17071267" table:style-name="ce1">
            <text:p>17071267</text:p>
          </table:table-cell>
          <table:table-cell office:value-type="float" office:value="17638665" table:style-name="ce1">
            <text:p>17638665</text:p>
          </table:table-cell>
          <table:table-cell office:value-type="float" office:value="18243036" table:style-name="ce1">
            <text:p>18243036</text:p>
          </table:table-cell>
          <table:table-cell office:value-type="float" office:value="18921756" table:style-name="ce1">
            <text:p>18921756</text:p>
          </table:table-cell>
          <table:table-cell office:value-type="float" office:value="19605594" table:style-name="ce1">
            <text:p>19605594</text:p>
          </table:table-cell>
          <table:table-cell office:value-type="float" office:value="20290863" table:style-name="ce1">
            <text:p>20290863</text:p>
          </table:table-cell>
          <table:table-cell office:value-type="float" office:value="20995554" table:style-name="ce1">
            <text:p>20995554</text:p>
          </table:table-cell>
          <table:table-cell office:value-type="float" office:value="21729675" table:style-name="ce1">
            <text:p>21729675</text:p>
          </table:table-cell>
          <table:table-cell office:value-type="float" office:value="22477389" table:style-name="ce1">
            <text:p>22477389</text:p>
          </table:table-cell>
          <table:table-cell office:value-type="float" office:value="23233827" table:style-name="ce1">
            <text:p>23233827</text:p>
          </table:table-cell>
          <table:table-cell office:value-type="float" office:value="24005641" table:style-name="ce1">
            <text:p>24005641</text:p>
          </table:table-cell>
          <table:table-cell office:value-type="float" office:value="24793375" table:style-name="ce1">
            <text:p>24793375</text:p>
          </table:table-cell>
          <table:table-cell office:value-type="float" office:value="25599320" table:style-name="ce1">
            <text:p>25599320</text:p>
          </table:table-cell>
          <table:table-cell office:value-type="float" office:value="26420525" table:style-name="ce1">
            <text:p>26420525</text:p>
          </table:table-cell>
          <table:table-cell office:value-type="float" office:value="27262172" table:style-name="ce1">
            <text:p>27262172</text:p>
          </table:table-cell>
          <table:table-cell office:value-type="float" office:value="28124097" table:style-name="ce1">
            <text:p>28124097</text:p>
          </table:table-cell>
          <table:table-cell office:value-type="float" office:value="29000397" table:style-name="ce1">
            <text:p>29000397</text:p>
          </table:table-cell>
          <table:table-cell office:value-type="float" office:value="29896080" table:style-name="ce1">
            <text:p>29896080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Vanuatu</text:p>
          </table:table-cell>
          <table:table-cell office:value-type="string" table:style-name="ce1">
            <text:p>VUT</text:p>
          </table:table-cell>
          <table:table-cell office:value-type="float" office:value="6627" table:style-name="ce1">
            <text:p>6627</text:p>
          </table:table-cell>
          <table:table-cell office:value-type="float" office:value="6954" table:style-name="ce1">
            <text:p>6954</text:p>
          </table:table-cell>
          <table:table-cell office:value-type="float" office:value="7299" table:style-name="ce1">
            <text:p>7299</text:p>
          </table:table-cell>
          <table:table-cell office:value-type="float" office:value="7661" table:style-name="ce1">
            <text:p>7661</text:p>
          </table:table-cell>
          <table:table-cell office:value-type="float" office:value="8034" table:style-name="ce1">
            <text:p>8034</text:p>
          </table:table-cell>
          <table:table-cell office:value-type="float" office:value="8416" table:style-name="ce1">
            <text:p>8416</text:p>
          </table:table-cell>
          <table:table-cell office:value-type="float" office:value="8804" table:style-name="ce1">
            <text:p>8804</text:p>
          </table:table-cell>
          <table:table-cell office:value-type="float" office:value="9201" table:style-name="ce1">
            <text:p>9201</text:p>
          </table:table-cell>
          <table:table-cell office:value-type="float" office:value="9614" table:style-name="ce1">
            <text:p>9614</text:p>
          </table:table-cell>
          <table:table-cell office:value-type="float" office:value="10052" table:style-name="ce1">
            <text:p>10052</text:p>
          </table:table-cell>
          <table:table-cell office:value-type="float" office:value="10524" table:style-name="ce1">
            <text:p>10524</text:p>
          </table:table-cell>
          <table:table-cell office:value-type="float" office:value="11032" table:style-name="ce1">
            <text:p>11032</text:p>
          </table:table-cell>
          <table:table-cell office:value-type="float" office:value="11575" table:style-name="ce1">
            <text:p>11575</text:p>
          </table:table-cell>
          <table:table-cell office:value-type="float" office:value="12150" table:style-name="ce1">
            <text:p>12150</text:p>
          </table:table-cell>
          <table:table-cell office:value-type="float" office:value="12752" table:style-name="ce1">
            <text:p>12752</text:p>
          </table:table-cell>
          <table:table-cell office:value-type="float" office:value="13379" table:style-name="ce1">
            <text:p>13379</text:p>
          </table:table-cell>
          <table:table-cell office:value-type="float" office:value="14031" table:style-name="ce1">
            <text:p>14031</text:p>
          </table:table-cell>
          <table:table-cell office:value-type="float" office:value="14707" table:style-name="ce1">
            <text:p>14707</text:p>
          </table:table-cell>
          <table:table-cell office:value-type="float" office:value="15401" table:style-name="ce1">
            <text:p>15401</text:p>
          </table:table-cell>
          <table:table-cell office:value-type="float" office:value="16175" table:style-name="ce1">
            <text:p>16175</text:p>
          </table:table-cell>
          <table:table-cell office:value-type="float" office:value="17044" table:style-name="ce1">
            <text:p>17044</text:p>
          </table:table-cell>
          <table:table-cell office:value-type="float" office:value="17929" table:style-name="ce1">
            <text:p>17929</text:p>
          </table:table-cell>
          <table:table-cell office:value-type="float" office:value="18832" table:style-name="ce1">
            <text:p>18832</text:p>
          </table:table-cell>
          <table:table-cell office:value-type="float" office:value="19762" table:style-name="ce1">
            <text:p>19762</text:p>
          </table:table-cell>
          <table:table-cell office:value-type="float" office:value="20729" table:style-name="ce1">
            <text:p>20729</text:p>
          </table:table-cell>
          <table:table-cell office:value-type="float" office:value="21743" table:style-name="ce1">
            <text:p>21743</text:p>
          </table:table-cell>
          <table:table-cell office:value-type="float" office:value="22807" table:style-name="ce1">
            <text:p>22807</text:p>
          </table:table-cell>
          <table:table-cell office:value-type="float" office:value="23922" table:style-name="ce1">
            <text:p>23922</text:p>
          </table:table-cell>
          <table:table-cell office:value-type="float" office:value="25102" table:style-name="ce1">
            <text:p>25102</text:p>
          </table:table-cell>
          <table:table-cell office:value-type="float" office:value="26335" table:style-name="ce1">
            <text:p>26335</text:p>
          </table:table-cell>
          <table:table-cell office:value-type="float" office:value="27442" table:style-name="ce1">
            <text:p>27442</text:p>
          </table:table-cell>
          <table:table-cell office:value-type="float" office:value="28645" table:style-name="ce1">
            <text:p>28645</text:p>
          </table:table-cell>
          <table:table-cell office:value-type="float" office:value="29938" table:style-name="ce1">
            <text:p>29938</text:p>
          </table:table-cell>
          <table:table-cell office:value-type="float" office:value="31282" table:style-name="ce1">
            <text:p>31282</text:p>
          </table:table-cell>
          <table:table-cell office:value-type="float" office:value="32625" table:style-name="ce1">
            <text:p>32625</text:p>
          </table:table-cell>
          <table:table-cell office:value-type="float" office:value="33923" table:style-name="ce1">
            <text:p>33923</text:p>
          </table:table-cell>
          <table:table-cell office:value-type="float" office:value="35158" table:style-name="ce1">
            <text:p>35158</text:p>
          </table:table-cell>
          <table:table-cell office:value-type="float" office:value="36341" table:style-name="ce1">
            <text:p>36341</text:p>
          </table:table-cell>
          <table:table-cell office:value-type="float" office:value="37526" table:style-name="ce1">
            <text:p>37526</text:p>
          </table:table-cell>
          <table:table-cell office:value-type="float" office:value="38775" table:style-name="ce1">
            <text:p>38775</text:p>
          </table:table-cell>
          <table:table-cell office:value-type="float" office:value="40108" table:style-name="ce1">
            <text:p>40108</text:p>
          </table:table-cell>
          <table:table-cell office:value-type="float" office:value="41554" table:style-name="ce1">
            <text:p>41554</text:p>
          </table:table-cell>
          <table:table-cell office:value-type="float" office:value="43126" table:style-name="ce1">
            <text:p>43126</text:p>
          </table:table-cell>
          <table:table-cell office:value-type="float" office:value="44808" table:style-name="ce1">
            <text:p>44808</text:p>
          </table:table-cell>
          <table:table-cell office:value-type="float" office:value="46563" table:style-name="ce1">
            <text:p>46563</text:p>
          </table:table-cell>
          <table:table-cell office:value-type="float" office:value="48364" table:style-name="ce1">
            <text:p>48364</text:p>
          </table:table-cell>
          <table:table-cell office:value-type="float" office:value="50207" table:style-name="ce1">
            <text:p>50207</text:p>
          </table:table-cell>
          <table:table-cell office:value-type="float" office:value="52101" table:style-name="ce1">
            <text:p>52101</text:p>
          </table:table-cell>
          <table:table-cell office:value-type="float" office:value="54047" table:style-name="ce1">
            <text:p>54047</text:p>
          </table:table-cell>
          <table:table-cell office:value-type="float" office:value="56048" table:style-name="ce1">
            <text:p>56048</text:p>
          </table:table-cell>
          <table:table-cell office:value-type="float" office:value="58104" table:style-name="ce1">
            <text:p>58104</text:p>
          </table:table-cell>
          <table:table-cell office:value-type="float" office:value="60213" table:style-name="ce1">
            <text:p>60213</text:p>
          </table:table-cell>
          <table:table-cell office:value-type="float" office:value="62369" table:style-name="ce1">
            <text:p>62369</text:p>
          </table:table-cell>
          <table:table-cell office:value-type="float" office:value="64577" table:style-name="ce1">
            <text:p>64577</text:p>
          </table:table-cell>
          <table:table-cell office:value-type="float" office:value="66836" table:style-name="ce1">
            <text:p>66836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West Bank and Gaza</text:p>
          </table:table-cell>
          <table:table-cell office:value-type="string" table:style-name="ce1">
            <text:p>PSE</text:p>
          </table:table-cell>
          <table:table-cell table:number-columns-repeated="30" table:style-name="ce1"/>
          <table:table-cell office:value-type="float" office:value="1339452" table:style-name="ce1">
            <text:p>1339452</text:p>
          </table:table-cell>
          <table:table-cell office:value-type="float" office:value="1411345" table:style-name="ce1">
            <text:p>1411345</text:p>
          </table:table-cell>
          <table:table-cell office:value-type="float" office:value="1486950" table:style-name="ce1">
            <text:p>1486950</text:p>
          </table:table-cell>
          <table:table-cell office:value-type="float" office:value="1566383" table:style-name="ce1">
            <text:p>1566383</text:p>
          </table:table-cell>
          <table:table-cell office:value-type="float" office:value="1649878" table:style-name="ce1">
            <text:p>1649878</text:p>
          </table:table-cell>
          <table:table-cell office:value-type="float" office:value="1737611" table:style-name="ce1">
            <text:p>1737611</text:p>
          </table:table-cell>
          <table:table-cell office:value-type="float" office:value="1829843" table:style-name="ce1">
            <text:p>1829843</text:p>
          </table:table-cell>
          <table:table-cell office:value-type="float" office:value="1926689" table:style-name="ce1">
            <text:p>1926689</text:p>
          </table:table-cell>
          <table:table-cell office:value-type="float" office:value="1985912" table:style-name="ce1">
            <text:p>1985912</text:p>
          </table:table-cell>
          <table:table-cell office:value-type="float" office:value="2043664" table:style-name="ce1">
            <text:p>2043664</text:p>
          </table:table-cell>
          <table:table-cell office:value-type="float" office:value="2103044" table:style-name="ce1">
            <text:p>2103044</text:p>
          </table:table-cell>
          <table:table-cell office:value-type="float" office:value="2164070" table:style-name="ce1">
            <text:p>2164070</text:p>
          </table:table-cell>
          <table:table-cell office:value-type="float" office:value="2226847" table:style-name="ce1">
            <text:p>2226847</text:p>
          </table:table-cell>
          <table:table-cell office:value-type="float" office:value="2291359" table:style-name="ce1">
            <text:p>2291359</text:p>
          </table:table-cell>
          <table:table-cell office:value-type="float" office:value="2357720" table:style-name="ce1">
            <text:p>2357720</text:p>
          </table:table-cell>
          <table:table-cell office:value-type="float" office:value="2425915" table:style-name="ce1">
            <text:p>2425915</text:p>
          </table:table-cell>
          <table:table-cell office:value-type="float" office:value="2496025" table:style-name="ce1">
            <text:p>2496025</text:p>
          </table:table-cell>
          <table:table-cell office:value-type="float" office:value="2568140" table:style-name="ce1">
            <text:p>2568140</text:p>
          </table:table-cell>
          <table:table-cell office:value-type="float" office:value="2650903" table:style-name="ce1">
            <text:p>2650903</text:p>
          </table:table-cell>
          <table:table-cell office:value-type="float" office:value="2736643" table:style-name="ce1">
            <text:p>2736643</text:p>
          </table:table-cell>
          <table:table-cell office:value-type="float" office:value="2825399" table:style-name="ce1">
            <text:p>2825399</text:p>
          </table:table-cell>
          <table:table-cell office:value-type="float" office:value="2919998" table:style-name="ce1">
            <text:p>2919998</text:p>
          </table:table-cell>
          <table:table-cell office:value-type="float" office:value="3018057" table:style-name="ce1">
            <text:p>3018057</text:p>
          </table:table-cell>
          <table:table-cell office:value-type="float" office:value="3118790" table:style-name="ce1">
            <text:p>3118790</text:p>
          </table:table-cell>
          <table:table-cell office:value-type="float" office:value="3222128" table:style-name="ce1">
            <text:p>3222128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World</text:p>
          </table:table-cell>
          <table:table-cell office:value-type="string" table:style-name="ce1">
            <text:p>WLD</text:p>
          </table:table-cell>
          <table:table-cell office:value-type="float" office:value="1014584372" table:style-name="ce1">
            <text:p>1014584372</text:p>
          </table:table-cell>
          <table:table-cell office:value-type="float" office:value="1044021938" table:style-name="ce1">
            <text:p>1044021938</text:p>
          </table:table-cell>
          <table:table-cell office:value-type="float" office:value="1075771538" table:style-name="ce1">
            <text:p>1075771538</text:p>
          </table:table-cell>
          <table:table-cell office:value-type="float" office:value="1110437435" table:style-name="ce1">
            <text:p>1110437435</text:p>
          </table:table-cell>
          <table:table-cell office:value-type="float" office:value="1145961120" table:style-name="ce1">
            <text:p>1145961120</text:p>
          </table:table-cell>
          <table:table-cell office:value-type="float" office:value="1176760253" table:style-name="ce1">
            <text:p>1176760253</text:p>
          </table:table-cell>
          <table:table-cell office:value-type="float" office:value="1208123917" table:style-name="ce1">
            <text:p>1208123917</text:p>
          </table:table-cell>
          <table:table-cell office:value-type="float" office:value="1239998099" table:style-name="ce1">
            <text:p>1239998099</text:p>
          </table:table-cell>
          <table:table-cell office:value-type="float" office:value="1272052701" table:style-name="ce1">
            <text:p>1272052701</text:p>
          </table:table-cell>
          <table:table-cell office:value-type="float" office:value="1306155419" table:style-name="ce1">
            <text:p>1306155419</text:p>
          </table:table-cell>
          <table:table-cell office:value-type="float" office:value="1340236377" table:style-name="ce1">
            <text:p>1340236377</text:p>
          </table:table-cell>
          <table:table-cell office:value-type="float" office:value="1375233966" table:style-name="ce1">
            <text:p>1375233966</text:p>
          </table:table-cell>
          <table:table-cell office:value-type="float" office:value="1411258719" table:style-name="ce1">
            <text:p>1411258719</text:p>
          </table:table-cell>
          <table:table-cell office:value-type="float" office:value="1448075548" table:style-name="ce1">
            <text:p>1448075548</text:p>
          </table:table-cell>
          <table:table-cell office:value-type="float" office:value="1487185614" table:style-name="ce1">
            <text:p>1487185614</text:p>
          </table:table-cell>
          <table:table-cell office:value-type="float" office:value="1524280788" table:style-name="ce1">
            <text:p>1524280788</text:p>
          </table:table-cell>
          <table:table-cell office:value-type="float" office:value="1561639203" table:style-name="ce1">
            <text:p>1561639203</text:p>
          </table:table-cell>
          <table:table-cell office:value-type="float" office:value="1599585941" table:style-name="ce1">
            <text:p>1599585941</text:p>
          </table:table-cell>
          <table:table-cell office:value-type="float" office:value="1641683873" table:style-name="ce1">
            <text:p>1641683873</text:p>
          </table:table-cell>
          <table:table-cell office:value-type="float" office:value="1687847985" table:style-name="ce1">
            <text:p>1687847985</text:p>
          </table:table-cell>
          <table:table-cell office:value-type="float" office:value="1735110496" table:style-name="ce1">
            <text:p>1735110496</text:p>
          </table:table-cell>
          <table:table-cell office:value-type="float" office:value="1784402228" table:style-name="ce1">
            <text:p>1784402228</text:p>
          </table:table-cell>
          <table:table-cell office:value-type="float" office:value="1833712451" table:style-name="ce1">
            <text:p>1833712451</text:p>
          </table:table-cell>
          <table:table-cell office:value-type="float" office:value="1882295337" table:style-name="ce1">
            <text:p>1882295337</text:p>
          </table:table-cell>
          <table:table-cell office:value-type="float" office:value="1931803719" table:style-name="ce1">
            <text:p>1931803719</text:p>
          </table:table-cell>
          <table:table-cell office:value-type="float" office:value="1982743167" table:style-name="ce1">
            <text:p>1982743167</text:p>
          </table:table-cell>
          <table:table-cell office:value-type="float" office:value="2035655893" table:style-name="ce1">
            <text:p>2035655893</text:p>
          </table:table-cell>
          <table:table-cell office:value-type="float" office:value="2089636861" table:style-name="ce1">
            <text:p>2089636861</text:p>
          </table:table-cell>
          <table:table-cell office:value-type="float" office:value="2145542500" table:style-name="ce1">
            <text:p>2145542500</text:p>
          </table:table-cell>
          <table:table-cell office:value-type="float" office:value="2201098070" table:style-name="ce1">
            <text:p>2201098070</text:p>
          </table:table-cell>
          <table:table-cell office:value-type="float" office:value="2258164097" table:style-name="ce1">
            <text:p>2258164097</text:p>
          </table:table-cell>
          <table:table-cell office:value-type="float" office:value="2314691615" table:style-name="ce1">
            <text:p>2314691615</text:p>
          </table:table-cell>
          <table:table-cell office:value-type="float" office:value="2369116461" table:style-name="ce1">
            <text:p>2369116461</text:p>
          </table:table-cell>
          <table:table-cell office:value-type="float" office:value="2425476977" table:style-name="ce1">
            <text:p>2425476977</text:p>
          </table:table-cell>
          <table:table-cell office:value-type="float" office:value="2481800757" table:style-name="ce1">
            <text:p>2481800757</text:p>
          </table:table-cell>
          <table:table-cell office:value-type="float" office:value="2540183930" table:style-name="ce1">
            <text:p>2540183930</text:p>
          </table:table-cell>
          <table:table-cell office:value-type="float" office:value="2597534818" table:style-name="ce1">
            <text:p>2597534818</text:p>
          </table:table-cell>
          <table:table-cell office:value-type="float" office:value="2655860129" table:style-name="ce1">
            <text:p>2655860129</text:p>
          </table:table-cell>
          <table:table-cell office:value-type="float" office:value="2714824740" table:style-name="ce1">
            <text:p>2714824740</text:p>
          </table:table-cell>
          <table:table-cell office:value-type="float" office:value="2774448698" table:style-name="ce1">
            <text:p>2774448698</text:p>
          </table:table-cell>
          <table:table-cell office:value-type="float" office:value="2834844628" table:style-name="ce1">
            <text:p>2834844628</text:p>
          </table:table-cell>
          <table:table-cell office:value-type="float" office:value="2899530983" table:style-name="ce1">
            <text:p>2899530983</text:p>
          </table:table-cell>
          <table:table-cell office:value-type="float" office:value="2967666084" table:style-name="ce1">
            <text:p>2967666084</text:p>
          </table:table-cell>
          <table:table-cell office:value-type="float" office:value="3036826596" table:style-name="ce1">
            <text:p>3036826596</text:p>
          </table:table-cell>
          <table:table-cell office:value-type="float" office:value="3107386420" table:style-name="ce1">
            <text:p>3107386420</text:p>
          </table:table-cell>
          <table:table-cell office:value-type="float" office:value="3179124257" table:style-name="ce1">
            <text:p>3179124257</text:p>
          </table:table-cell>
          <table:table-cell office:value-type="float" office:value="3251470058" table:style-name="ce1">
            <text:p>3251470058</text:p>
          </table:table-cell>
          <table:table-cell office:value-type="float" office:value="3324629094" table:style-name="ce1">
            <text:p>3324629094</text:p>
          </table:table-cell>
          <table:table-cell office:value-type="float" office:value="3399697499" table:style-name="ce1">
            <text:p>3399697499</text:p>
          </table:table-cell>
          <table:table-cell office:value-type="float" office:value="3475292625" table:style-name="ce1">
            <text:p>3475292625</text:p>
          </table:table-cell>
          <table:table-cell office:value-type="float" office:value="3551481120" table:style-name="ce1">
            <text:p>3551481120</text:p>
          </table:table-cell>
          <table:table-cell office:value-type="float" office:value="3628362994" table:style-name="ce1">
            <text:p>3628362994</text:p>
          </table:table-cell>
          <table:table-cell office:value-type="float" office:value="3704726434" table:style-name="ce1">
            <text:p>3704726434</text:p>
          </table:table-cell>
          <table:table-cell office:value-type="float" office:value="3784255714" table:style-name="ce1">
            <text:p>3784255714</text:p>
          </table:table-cell>
          <table:table-cell office:value-type="float" office:value="3862114771" table:style-name="ce1">
            <text:p>3862114771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amoa</text:p>
          </table:table-cell>
          <table:table-cell office:value-type="string" table:style-name="ce1">
            <text:p>WSM</text:p>
          </table:table-cell>
          <table:table-cell office:value-type="float" office:value="20562" table:style-name="ce1">
            <text:p>20562</text:p>
          </table:table-cell>
          <table:table-cell office:value-type="float" office:value="21287" table:style-name="ce1">
            <text:p>21287</text:p>
          </table:table-cell>
          <table:table-cell office:value-type="float" office:value="22070" table:style-name="ce1">
            <text:p>22070</text:p>
          </table:table-cell>
          <table:table-cell office:value-type="float" office:value="22886" table:style-name="ce1">
            <text:p>22886</text:p>
          </table:table-cell>
          <table:table-cell office:value-type="float" office:value="23710" table:style-name="ce1">
            <text:p>23710</text:p>
          </table:table-cell>
          <table:table-cell office:value-type="float" office:value="24525" table:style-name="ce1">
            <text:p>24525</text:p>
          </table:table-cell>
          <table:table-cell office:value-type="float" office:value="25330" table:style-name="ce1">
            <text:p>25330</text:p>
          </table:table-cell>
          <table:table-cell office:value-type="float" office:value="26293" table:style-name="ce1">
            <text:p>26293</text:p>
          </table:table-cell>
          <table:table-cell office:value-type="float" office:value="27286" table:style-name="ce1">
            <text:p>27286</text:p>
          </table:table-cell>
          <table:table-cell office:value-type="float" office:value="28240" table:style-name="ce1">
            <text:p>28240</text:p>
          </table:table-cell>
          <table:table-cell office:value-type="float" office:value="29140" table:style-name="ce1">
            <text:p>29140</text:p>
          </table:table-cell>
          <table:table-cell office:value-type="float" office:value="29976" table:style-name="ce1">
            <text:p>29976</text:p>
          </table:table-cell>
          <table:table-cell office:value-type="float" office:value="30572" table:style-name="ce1">
            <text:p>30572</text:p>
          </table:table-cell>
          <table:table-cell office:value-type="float" office:value="31017" table:style-name="ce1">
            <text:p>31017</text:p>
          </table:table-cell>
          <table:table-cell office:value-type="float" office:value="31414" table:style-name="ce1">
            <text:p>31414</text:p>
          </table:table-cell>
          <table:table-cell office:value-type="float" office:value="31778" table:style-name="ce1">
            <text:p>31778</text:p>
          </table:table-cell>
          <table:table-cell office:value-type="float" office:value="32113" table:style-name="ce1">
            <text:p>32113</text:p>
          </table:table-cell>
          <table:table-cell office:value-type="float" office:value="32354" table:style-name="ce1">
            <text:p>32354</text:p>
          </table:table-cell>
          <table:table-cell office:value-type="float" office:value="32547" table:style-name="ce1">
            <text:p>32547</text:p>
          </table:table-cell>
          <table:table-cell office:value-type="float" office:value="32737" table:style-name="ce1">
            <text:p>32737</text:p>
          </table:table-cell>
          <table:table-cell office:value-type="float" office:value="32935" table:style-name="ce1">
            <text:p>32935</text:p>
          </table:table-cell>
          <table:table-cell office:value-type="float" office:value="33153" table:style-name="ce1">
            <text:p>33153</text:p>
          </table:table-cell>
          <table:table-cell office:value-type="float" office:value="33369" table:style-name="ce1">
            <text:p>33369</text:p>
          </table:table-cell>
          <table:table-cell office:value-type="float" office:value="33577" table:style-name="ce1">
            <text:p>33577</text:p>
          </table:table-cell>
          <table:table-cell office:value-type="float" office:value="33768" table:style-name="ce1">
            <text:p>33768</text:p>
          </table:table-cell>
          <table:table-cell office:value-type="float" office:value="33926" table:style-name="ce1">
            <text:p>33926</text:p>
          </table:table-cell>
          <table:table-cell office:value-type="float" office:value="34045" table:style-name="ce1">
            <text:p>34045</text:p>
          </table:table-cell>
          <table:table-cell office:value-type="float" office:value="34135" table:style-name="ce1">
            <text:p>34135</text:p>
          </table:table-cell>
          <table:table-cell office:value-type="float" office:value="34222" table:style-name="ce1">
            <text:p>34222</text:p>
          </table:table-cell>
          <table:table-cell office:value-type="float" office:value="34344" table:style-name="ce1">
            <text:p>34344</text:p>
          </table:table-cell>
          <table:table-cell office:value-type="float" office:value="34527" table:style-name="ce1">
            <text:p>34527</text:p>
          </table:table-cell>
          <table:table-cell office:value-type="float" office:value="34783" table:style-name="ce1">
            <text:p>34783</text:p>
          </table:table-cell>
          <table:table-cell office:value-type="float" office:value="35196" table:style-name="ce1">
            <text:p>35196</text:p>
          </table:table-cell>
          <table:table-cell office:value-type="float" office:value="35693" table:style-name="ce1">
            <text:p>35693</text:p>
          </table:table-cell>
          <table:table-cell office:value-type="float" office:value="36181" table:style-name="ce1">
            <text:p>36181</text:p>
          </table:table-cell>
          <table:table-cell office:value-type="float" office:value="36628" table:style-name="ce1">
            <text:p>36628</text:p>
          </table:table-cell>
          <table:table-cell office:value-type="float" office:value="37023" table:style-name="ce1">
            <text:p>37023</text:p>
          </table:table-cell>
          <table:table-cell office:value-type="float" office:value="37374" table:style-name="ce1">
            <text:p>37374</text:p>
          </table:table-cell>
          <table:table-cell office:value-type="float" office:value="37703" table:style-name="ce1">
            <text:p>37703</text:p>
          </table:table-cell>
          <table:table-cell office:value-type="float" office:value="38029" table:style-name="ce1">
            <text:p>38029</text:p>
          </table:table-cell>
          <table:table-cell office:value-type="float" office:value="38375" table:style-name="ce1">
            <text:p>38375</text:p>
          </table:table-cell>
          <table:table-cell office:value-type="float" office:value="38744" table:style-name="ce1">
            <text:p>38744</text:p>
          </table:table-cell>
          <table:table-cell office:value-type="float" office:value="38746" table:style-name="ce1">
            <text:p>38746</text:p>
          </table:table-cell>
          <table:table-cell office:value-type="float" office:value="38552" table:style-name="ce1">
            <text:p>38552</text:p>
          </table:table-cell>
          <table:table-cell office:value-type="float" office:value="38364" table:style-name="ce1">
            <text:p>38364</text:p>
          </table:table-cell>
          <table:table-cell office:value-type="float" office:value="38177" table:style-name="ce1">
            <text:p>38177</text:p>
          </table:table-cell>
          <table:table-cell office:value-type="float" office:value="37991" table:style-name="ce1">
            <text:p>37991</text:p>
          </table:table-cell>
          <table:table-cell office:value-type="float" office:value="37814" table:style-name="ce1">
            <text:p>37814</text:p>
          </table:table-cell>
          <table:table-cell office:value-type="float" office:value="37649" table:style-name="ce1">
            <text:p>37649</text:p>
          </table:table-cell>
          <table:table-cell office:value-type="float" office:value="37494" table:style-name="ce1">
            <text:p>37494</text:p>
          </table:table-cell>
          <table:table-cell office:value-type="float" office:value="37351" table:style-name="ce1">
            <text:p>37351</text:p>
          </table:table-cell>
          <table:table-cell office:value-type="float" office:value="37219" table:style-name="ce1">
            <text:p>37219</text:p>
          </table:table-cell>
          <table:table-cell office:value-type="float" office:value="37098" table:style-name="ce1">
            <text:p>37098</text:p>
          </table:table-cell>
          <table:table-cell office:value-type="float" office:value="37012" table:style-name="ce1">
            <text:p>37012</text:p>
          </table:table-cell>
          <table:table-cell office:value-type="float" office:value="36949" table:style-name="ce1">
            <text:p>3694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Yemen, Rep.</text:p>
          </table:table-cell>
          <table:table-cell office:value-type="string" table:style-name="ce1">
            <text:p>YEM</text:p>
          </table:table-cell>
          <table:table-cell office:value-type="float" office:value="470134" table:style-name="ce1">
            <text:p>470134</text:p>
          </table:table-cell>
          <table:table-cell office:value-type="float" office:value="496755" table:style-name="ce1">
            <text:p>496755</text:p>
          </table:table-cell>
          <table:table-cell office:value-type="float" office:value="524905" table:style-name="ce1">
            <text:p>524905</text:p>
          </table:table-cell>
          <table:table-cell office:value-type="float" office:value="554678" table:style-name="ce1">
            <text:p>554678</text:p>
          </table:table-cell>
          <table:table-cell office:value-type="float" office:value="586178" table:style-name="ce1">
            <text:p>586178</text:p>
          </table:table-cell>
          <table:table-cell office:value-type="float" office:value="619570" table:style-name="ce1">
            <text:p>619570</text:p>
          </table:table-cell>
          <table:table-cell office:value-type="float" office:value="655059" table:style-name="ce1">
            <text:p>655059</text:p>
          </table:table-cell>
          <table:table-cell office:value-type="float" office:value="692915" table:style-name="ce1">
            <text:p>692915</text:p>
          </table:table-cell>
          <table:table-cell office:value-type="float" office:value="733057" table:style-name="ce1">
            <text:p>733057</text:p>
          </table:table-cell>
          <table:table-cell office:value-type="float" office:value="774953" table:style-name="ce1">
            <text:p>774953</text:p>
          </table:table-cell>
          <table:table-cell office:value-type="float" office:value="818779" table:style-name="ce1">
            <text:p>818779</text:p>
          </table:table-cell>
          <table:table-cell office:value-type="float" office:value="851634" table:style-name="ce1">
            <text:p>851634</text:p>
          </table:table-cell>
          <table:table-cell office:value-type="float" office:value="885577" table:style-name="ce1">
            <text:p>885577</text:p>
          </table:table-cell>
          <table:table-cell office:value-type="float" office:value="921859" table:style-name="ce1">
            <text:p>921859</text:p>
          </table:table-cell>
          <table:table-cell office:value-type="float" office:value="962390" table:style-name="ce1">
            <text:p>962390</text:p>
          </table:table-cell>
          <table:table-cell office:value-type="float" office:value="1008498" table:style-name="ce1">
            <text:p>1008498</text:p>
          </table:table-cell>
          <table:table-cell office:value-type="float" office:value="1061187" table:style-name="ce1">
            <text:p>1061187</text:p>
          </table:table-cell>
          <table:table-cell office:value-type="float" office:value="1120312" table:style-name="ce1">
            <text:p>1120312</text:p>
          </table:table-cell>
          <table:table-cell office:value-type="float" office:value="1185770" table:style-name="ce1">
            <text:p>1185770</text:p>
          </table:table-cell>
          <table:table-cell office:value-type="float" office:value="1256624" table:style-name="ce1">
            <text:p>1256624</text:p>
          </table:table-cell>
          <table:table-cell office:value-type="float" office:value="1332538" table:style-name="ce1">
            <text:p>1332538</text:p>
          </table:table-cell>
          <table:table-cell office:value-type="float" office:value="1413560" table:style-name="ce1">
            <text:p>1413560</text:p>
          </table:table-cell>
          <table:table-cell office:value-type="float" office:value="1500544" table:style-name="ce1">
            <text:p>1500544</text:p>
          </table:table-cell>
          <table:table-cell office:value-type="float" office:value="1593323" table:style-name="ce1">
            <text:p>1593323</text:p>
          </table:table-cell>
          <table:table-cell office:value-type="float" office:value="1691714" table:style-name="ce1">
            <text:p>1691714</text:p>
          </table:table-cell>
          <table:table-cell office:value-type="float" office:value="1795821" table:style-name="ce1">
            <text:p>1795821</text:p>
          </table:table-cell>
          <table:table-cell office:value-type="float" office:value="1909692" table:style-name="ce1">
            <text:p>1909692</text:p>
          </table:table-cell>
          <table:table-cell office:value-type="float" office:value="2037147" table:style-name="ce1">
            <text:p>2037147</text:p>
          </table:table-cell>
          <table:table-cell office:value-type="float" office:value="2175249" table:style-name="ce1">
            <text:p>2175249</text:p>
          </table:table-cell>
          <table:table-cell office:value-type="float" office:value="2329376" table:style-name="ce1">
            <text:p>2329376</text:p>
          </table:table-cell>
          <table:table-cell office:value-type="float" office:value="2503578" table:style-name="ce1">
            <text:p>2503578</text:p>
          </table:table-cell>
          <table:table-cell office:value-type="float" office:value="2701434" table:style-name="ce1">
            <text:p>2701434</text:p>
          </table:table-cell>
          <table:table-cell office:value-type="float" office:value="2921583" table:style-name="ce1">
            <text:p>2921583</text:p>
          </table:table-cell>
          <table:table-cell office:value-type="float" office:value="3157296" table:style-name="ce1">
            <text:p>3157296</text:p>
          </table:table-cell>
          <table:table-cell office:value-type="float" office:value="3398535" table:style-name="ce1">
            <text:p>3398535</text:p>
          </table:table-cell>
          <table:table-cell office:value-type="float" office:value="3627237" table:style-name="ce1">
            <text:p>3627237</text:p>
          </table:table-cell>
          <table:table-cell office:value-type="float" office:value="3839768" table:style-name="ce1">
            <text:p>3839768</text:p>
          </table:table-cell>
          <table:table-cell office:value-type="float" office:value="4045433" table:style-name="ce1">
            <text:p>4045433</text:p>
          </table:table-cell>
          <table:table-cell office:value-type="float" office:value="4248549" table:style-name="ce1">
            <text:p>4248549</text:p>
          </table:table-cell>
          <table:table-cell office:value-type="float" office:value="4456235" table:style-name="ce1">
            <text:p>4456235</text:p>
          </table:table-cell>
          <table:table-cell office:value-type="float" office:value="4674270" table:style-name="ce1">
            <text:p>4674270</text:p>
          </table:table-cell>
          <table:table-cell office:value-type="float" office:value="4903705" table:style-name="ce1">
            <text:p>4903705</text:p>
          </table:table-cell>
          <table:table-cell office:value-type="float" office:value="5143987" table:style-name="ce1">
            <text:p>5143987</text:p>
          </table:table-cell>
          <table:table-cell office:value-type="float" office:value="5395469" table:style-name="ce1">
            <text:p>5395469</text:p>
          </table:table-cell>
          <table:table-cell office:value-type="float" office:value="5658586" table:style-name="ce1">
            <text:p>5658586</text:p>
          </table:table-cell>
          <table:table-cell office:value-type="float" office:value="5933149" table:style-name="ce1">
            <text:p>5933149</text:p>
          </table:table-cell>
          <table:table-cell office:value-type="float" office:value="6219980" table:style-name="ce1">
            <text:p>6219980</text:p>
          </table:table-cell>
          <table:table-cell office:value-type="float" office:value="6519446" table:style-name="ce1">
            <text:p>6519446</text:p>
          </table:table-cell>
          <table:table-cell office:value-type="float" office:value="6831192" table:style-name="ce1">
            <text:p>6831192</text:p>
          </table:table-cell>
          <table:table-cell office:value-type="float" office:value="7153685" table:style-name="ce1">
            <text:p>7153685</text:p>
          </table:table-cell>
          <table:table-cell office:value-type="float" office:value="7486205" table:style-name="ce1">
            <text:p>7486205</text:p>
          </table:table-cell>
          <table:table-cell office:value-type="float" office:value="7828370" table:style-name="ce1">
            <text:p>7828370</text:p>
          </table:table-cell>
          <table:table-cell office:value-type="float" office:value="8179969" table:style-name="ce1">
            <text:p>8179969</text:p>
          </table:table-cell>
          <table:table-cell office:value-type="float" office:value="8540861" table:style-name="ce1">
            <text:p>8540861</text:p>
          </table:table-cell>
          <table:table-cell office:value-type="float" office:value="8909519" table:style-name="ce1">
            <text:p>8909519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ZAF</text:p>
          </table:table-cell>
          <table:table-cell office:value-type="float" office:value="8109841" table:style-name="ce1">
            <text:p>8109841</text:p>
          </table:table-cell>
          <table:table-cell office:value-type="float" office:value="8399326" table:style-name="ce1">
            <text:p>8399326</text:p>
          </table:table-cell>
          <table:table-cell office:value-type="float" office:value="8658586" table:style-name="ce1">
            <text:p>8658586</text:p>
          </table:table-cell>
          <table:table-cell office:value-type="float" office:value="8903772" table:style-name="ce1">
            <text:p>8903772</text:p>
          </table:table-cell>
          <table:table-cell office:value-type="float" office:value="9139544" table:style-name="ce1">
            <text:p>9139544</text:p>
          </table:table-cell>
          <table:table-cell office:value-type="float" office:value="9370223" table:style-name="ce1">
            <text:p>9370223</text:p>
          </table:table-cell>
          <table:table-cell office:value-type="float" office:value="9599611" table:style-name="ce1">
            <text:p>9599611</text:p>
          </table:table-cell>
          <table:table-cell office:value-type="float" office:value="9830978" table:style-name="ce1">
            <text:p>9830978</text:p>
          </table:table-cell>
          <table:table-cell office:value-type="float" office:value="10067056" table:style-name="ce1">
            <text:p>10067056</text:p>
          </table:table-cell>
          <table:table-cell office:value-type="float" office:value="10310037" table:style-name="ce1">
            <text:p>10310037</text:p>
          </table:table-cell>
          <table:table-cell office:value-type="float" office:value="10559574" table:style-name="ce1">
            <text:p>10559574</text:p>
          </table:table-cell>
          <table:table-cell office:value-type="float" office:value="10819530" table:style-name="ce1">
            <text:p>10819530</text:p>
          </table:table-cell>
          <table:table-cell office:value-type="float" office:value="11084193" table:style-name="ce1">
            <text:p>11084193</text:p>
          </table:table-cell>
          <table:table-cell office:value-type="float" office:value="11352234" table:style-name="ce1">
            <text:p>11352234</text:p>
          </table:table-cell>
          <table:table-cell office:value-type="float" office:value="11622975" table:style-name="ce1">
            <text:p>11622975</text:p>
          </table:table-cell>
          <table:table-cell office:value-type="float" office:value="11896394" table:style-name="ce1">
            <text:p>11896394</text:p>
          </table:table-cell>
          <table:table-cell office:value-type="float" office:value="12171388" table:style-name="ce1">
            <text:p>12171388</text:p>
          </table:table-cell>
          <table:table-cell office:value-type="float" office:value="12445771" table:style-name="ce1">
            <text:p>12445771</text:p>
          </table:table-cell>
          <table:table-cell office:value-type="float" office:value="12726720" table:style-name="ce1">
            <text:p>12726720</text:p>
          </table:table-cell>
          <table:table-cell office:value-type="float" office:value="13025604" table:style-name="ce1">
            <text:p>13025604</text:p>
          </table:table-cell>
          <table:table-cell office:value-type="float" office:value="13353678" table:style-name="ce1">
            <text:p>13353678</text:p>
          </table:table-cell>
          <table:table-cell office:value-type="float" office:value="13729219" table:style-name="ce1">
            <text:p>13729219</text:p>
          </table:table-cell>
          <table:table-cell office:value-type="float" office:value="14125510" table:style-name="ce1">
            <text:p>14125510</text:p>
          </table:table-cell>
          <table:table-cell office:value-type="float" office:value="14541577" table:style-name="ce1">
            <text:p>14541577</text:p>
          </table:table-cell>
          <table:table-cell office:value-type="float" office:value="14974472" table:style-name="ce1">
            <text:p>14974472</text:p>
          </table:table-cell>
          <table:table-cell office:value-type="float" office:value="15457327" table:style-name="ce1">
            <text:p>15457327</text:p>
          </table:table-cell>
          <table:table-cell office:value-type="float" office:value="16030130" table:style-name="ce1">
            <text:p>16030130</text:p>
          </table:table-cell>
          <table:table-cell office:value-type="float" office:value="16611117" table:style-name="ce1">
            <text:p>16611117</text:p>
          </table:table-cell>
          <table:table-cell office:value-type="float" office:value="17192090" table:style-name="ce1">
            <text:p>17192090</text:p>
          </table:table-cell>
          <table:table-cell office:value-type="float" office:value="17764357" table:style-name="ce1">
            <text:p>17764357</text:p>
          </table:table-cell>
          <table:table-cell office:value-type="float" office:value="18317024" table:style-name="ce1">
            <text:p>18317024</text:p>
          </table:table-cell>
          <table:table-cell office:value-type="float" office:value="18884286" table:style-name="ce1">
            <text:p>18884286</text:p>
          </table:table-cell>
          <table:table-cell office:value-type="float" office:value="19460034" table:style-name="ce1">
            <text:p>19460034</text:p>
          </table:table-cell>
          <table:table-cell office:value-type="float" office:value="20056350" table:style-name="ce1">
            <text:p>20056350</text:p>
          </table:table-cell>
          <table:table-cell office:value-type="float" office:value="20674472" table:style-name="ce1">
            <text:p>20674472</text:p>
          </table:table-cell>
          <table:table-cell office:value-type="float" office:value="21314923" table:style-name="ce1">
            <text:p>21314923</text:p>
          </table:table-cell>
          <table:table-cell office:value-type="float" office:value="21986936" table:style-name="ce1">
            <text:p>21986936</text:p>
          </table:table-cell>
          <table:table-cell office:value-type="float" office:value="22693093" table:style-name="ce1">
            <text:p>22693093</text:p>
          </table:table-cell>
          <table:table-cell office:value-type="float" office:value="23434493" table:style-name="ce1">
            <text:p>23434493</text:p>
          </table:table-cell>
          <table:table-cell office:value-type="float" office:value="24213567" table:style-name="ce1">
            <text:p>24213567</text:p>
          </table:table-cell>
          <table:table-cell office:value-type="float" office:value="25032040" table:style-name="ce1">
            <text:p>25032040</text:p>
          </table:table-cell>
          <table:table-cell office:value-type="float" office:value="25763818" table:style-name="ce1">
            <text:p>25763818</text:p>
          </table:table-cell>
          <table:table-cell office:value-type="float" office:value="26370423" table:style-name="ce1">
            <text:p>26370423</text:p>
          </table:table-cell>
          <table:table-cell office:value-type="float" office:value="26959405" table:style-name="ce1">
            <text:p>26959405</text:p>
          </table:table-cell>
          <table:table-cell office:value-type="float" office:value="27566069" table:style-name="ce1">
            <text:p>27566069</text:p>
          </table:table-cell>
          <table:table-cell office:value-type="float" office:value="28189708" table:style-name="ce1">
            <text:p>28189708</text:p>
          </table:table-cell>
          <table:table-cell office:value-type="float" office:value="28831973" table:style-name="ce1">
            <text:p>28831973</text:p>
          </table:table-cell>
          <table:table-cell office:value-type="float" office:value="29493628" table:style-name="ce1">
            <text:p>29493628</text:p>
          </table:table-cell>
          <table:table-cell office:value-type="float" office:value="30175969" table:style-name="ce1">
            <text:p>30175969</text:p>
          </table:table-cell>
          <table:table-cell office:value-type="float" office:value="30877860" table:style-name="ce1">
            <text:p>30877860</text:p>
          </table:table-cell>
          <table:table-cell office:value-type="float" office:value="31601647" table:style-name="ce1">
            <text:p>31601647</text:p>
          </table:table-cell>
          <table:table-cell office:value-type="float" office:value="32347746" table:style-name="ce1">
            <text:p>32347746</text:p>
          </table:table-cell>
          <table:table-cell office:value-type="float" office:value="33117637" table:style-name="ce1">
            <text:p>33117637</text:p>
          </table:table-cell>
          <table:table-cell office:value-type="float" office:value="33908100" table:style-name="ce1">
            <text:p>33908100</text:p>
          </table:table-cell>
          <table:table-cell office:value-type="float" office:value="34722176" table:style-name="ce1">
            <text:p>34722176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Congo, Dem. Rep.</text:p>
          </table:table-cell>
          <table:table-cell office:value-type="string" table:style-name="ce1">
            <text:p>COD</text:p>
          </table:table-cell>
          <table:table-cell office:value-type="float" office:value="3400359" table:style-name="ce1">
            <text:p>3400359</text:p>
          </table:table-cell>
          <table:table-cell office:value-type="float" office:value="3522083" table:style-name="ce1">
            <text:p>3522083</text:p>
          </table:table-cell>
          <table:table-cell office:value-type="float" office:value="3649223" table:style-name="ce1">
            <text:p>3649223</text:p>
          </table:table-cell>
          <table:table-cell office:value-type="float" office:value="3782289" table:style-name="ce1">
            <text:p>3782289</text:p>
          </table:table-cell>
          <table:table-cell office:value-type="float" office:value="3922381" table:style-name="ce1">
            <text:p>3922381</text:p>
          </table:table-cell>
          <table:table-cell office:value-type="float" office:value="4070453" table:style-name="ce1">
            <text:p>4070453</text:p>
          </table:table-cell>
          <table:table-cell office:value-type="float" office:value="4227188" table:style-name="ce1">
            <text:p>4227188</text:p>
          </table:table-cell>
          <table:table-cell office:value-type="float" office:value="4392203" table:style-name="ce1">
            <text:p>4392203</text:p>
          </table:table-cell>
          <table:table-cell office:value-type="float" office:value="4564506" table:style-name="ce1">
            <text:p>4564506</text:p>
          </table:table-cell>
          <table:table-cell office:value-type="float" office:value="4742128" table:style-name="ce1">
            <text:p>4742128</text:p>
          </table:table-cell>
          <table:table-cell office:value-type="float" office:value="4924037" table:style-name="ce1">
            <text:p>4924037</text:p>
          </table:table-cell>
          <table:table-cell office:value-type="float" office:value="5109316" table:style-name="ce1">
            <text:p>5109316</text:p>
          </table:table-cell>
          <table:table-cell office:value-type="float" office:value="5299047" table:style-name="ce1">
            <text:p>5299047</text:p>
          </table:table-cell>
          <table:table-cell office:value-type="float" office:value="5494447" table:style-name="ce1">
            <text:p>5494447</text:p>
          </table:table-cell>
          <table:table-cell office:value-type="float" office:value="5698642" table:style-name="ce1">
            <text:p>5698642</text:p>
          </table:table-cell>
          <table:table-cell office:value-type="float" office:value="5913596" table:style-name="ce1">
            <text:p>5913596</text:p>
          </table:table-cell>
          <table:table-cell office:value-type="float" office:value="6140782" table:style-name="ce1">
            <text:p>6140782</text:p>
          </table:table-cell>
          <table:table-cell office:value-type="float" office:value="6379936" table:style-name="ce1">
            <text:p>6379936</text:p>
          </table:table-cell>
          <table:table-cell office:value-type="float" office:value="6627965" table:style-name="ce1">
            <text:p>6627965</text:p>
          </table:table-cell>
          <table:table-cell office:value-type="float" office:value="6880813" table:style-name="ce1">
            <text:p>6880813</text:p>
          </table:table-cell>
          <table:table-cell office:value-type="float" office:value="7135477" table:style-name="ce1">
            <text:p>7135477</text:p>
          </table:table-cell>
          <table:table-cell office:value-type="float" office:value="7391720" table:style-name="ce1">
            <text:p>7391720</text:p>
          </table:table-cell>
          <table:table-cell office:value-type="float" office:value="7651829" table:style-name="ce1">
            <text:p>7651829</text:p>
          </table:table-cell>
          <table:table-cell office:value-type="float" office:value="7919957" table:style-name="ce1">
            <text:p>7919957</text:p>
          </table:table-cell>
          <table:table-cell office:value-type="float" office:value="8202581" table:style-name="ce1">
            <text:p>8202581</text:p>
          </table:table-cell>
          <table:table-cell office:value-type="float" office:value="8549813" table:style-name="ce1">
            <text:p>8549813</text:p>
          </table:table-cell>
          <table:table-cell office:value-type="float" office:value="8918859" table:style-name="ce1">
            <text:p>8918859</text:p>
          </table:table-cell>
          <table:table-cell office:value-type="float" office:value="9310272" table:style-name="ce1">
            <text:p>9310272</text:p>
          </table:table-cell>
          <table:table-cell office:value-type="float" office:value="9733063" table:style-name="ce1">
            <text:p>9733063</text:p>
          </table:table-cell>
          <table:table-cell office:value-type="float" office:value="10197118" table:style-name="ce1">
            <text:p>10197118</text:p>
          </table:table-cell>
          <table:table-cell office:value-type="float" office:value="10710117" table:style-name="ce1">
            <text:p>10710117</text:p>
          </table:table-cell>
          <table:table-cell office:value-type="float" office:value="11280182" table:style-name="ce1">
            <text:p>11280182</text:p>
          </table:table-cell>
          <table:table-cell office:value-type="float" office:value="11904175" table:style-name="ce1">
            <text:p>11904175</text:p>
          </table:table-cell>
          <table:table-cell office:value-type="float" office:value="12559556" table:style-name="ce1">
            <text:p>12559556</text:p>
          </table:table-cell>
          <table:table-cell office:value-type="float" office:value="13216419" table:style-name="ce1">
            <text:p>13216419</text:p>
          </table:table-cell>
          <table:table-cell office:value-type="float" office:value="13852257" table:style-name="ce1">
            <text:p>13852257</text:p>
          </table:table-cell>
          <table:table-cell office:value-type="float" office:value="14455747" table:style-name="ce1">
            <text:p>14455747</text:p>
          </table:table-cell>
          <table:table-cell office:value-type="float" office:value="15034877" table:style-name="ce1">
            <text:p>15034877</text:p>
          </table:table-cell>
          <table:table-cell office:value-type="float" office:value="15611142" table:style-name="ce1">
            <text:p>15611142</text:p>
          </table:table-cell>
          <table:table-cell office:value-type="float" office:value="16216335" table:style-name="ce1">
            <text:p>16216335</text:p>
          </table:table-cell>
          <table:table-cell office:value-type="float" office:value="16875652" table:style-name="ce1">
            <text:p>16875652</text:p>
          </table:table-cell>
          <table:table-cell office:value-type="float" office:value="17597421" table:style-name="ce1">
            <text:p>17597421</text:p>
          </table:table-cell>
          <table:table-cell office:value-type="float" office:value="18377741" table:style-name="ce1">
            <text:p>18377741</text:p>
          </table:table-cell>
          <table:table-cell office:value-type="float" office:value="19213482" table:style-name="ce1">
            <text:p>19213482</text:p>
          </table:table-cell>
          <table:table-cell office:value-type="float" office:value="20096496" table:style-name="ce1">
            <text:p>20096496</text:p>
          </table:table-cell>
          <table:table-cell office:value-type="float" office:value="21021236" table:style-name="ce1">
            <text:p>21021236</text:p>
          </table:table-cell>
          <table:table-cell office:value-type="float" office:value="21989608" table:style-name="ce1">
            <text:p>21989608</text:p>
          </table:table-cell>
          <table:table-cell office:value-type="float" office:value="23005313" table:style-name="ce1">
            <text:p>23005313</text:p>
          </table:table-cell>
          <table:table-cell office:value-type="float" office:value="24069151" table:style-name="ce1">
            <text:p>24069151</text:p>
          </table:table-cell>
          <table:table-cell office:value-type="float" office:value="25178591" table:style-name="ce1">
            <text:p>25178591</text:p>
          </table:table-cell>
          <table:table-cell office:value-type="float" office:value="26333943" table:style-name="ce1">
            <text:p>26333943</text:p>
          </table:table-cell>
          <table:table-cell office:value-type="float" office:value="27535897" table:style-name="ce1">
            <text:p>27535897</text:p>
          </table:table-cell>
          <table:table-cell office:value-type="float" office:value="28784230" table:style-name="ce1">
            <text:p>28784230</text:p>
          </table:table-cell>
          <table:table-cell office:value-type="float" office:value="30081142" table:style-name="ce1">
            <text:p>30081142</text:p>
          </table:table-cell>
          <table:table-cell office:value-type="float" office:value="31430382" table:style-name="ce1">
            <text:p>31430382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Zambia</text:p>
          </table:table-cell>
          <table:table-cell office:value-type="string" table:style-name="ce1">
            <text:p>ZMB</text:p>
          </table:table-cell>
          <table:table-cell office:value-type="float" office:value="553347" table:style-name="ce1">
            <text:p>553347</text:p>
          </table:table-cell>
          <table:table-cell office:value-type="float" office:value="595601" table:style-name="ce1">
            <text:p>595601</text:p>
          </table:table-cell>
          <table:table-cell office:value-type="float" office:value="641165" table:style-name="ce1">
            <text:p>641165</text:p>
          </table:table-cell>
          <table:table-cell office:value-type="float" office:value="692380" table:style-name="ce1">
            <text:p>692380</text:p>
          </table:table-cell>
          <table:table-cell office:value-type="float" office:value="759356" table:style-name="ce1">
            <text:p>759356</text:p>
          </table:table-cell>
          <table:table-cell office:value-type="float" office:value="831970" table:style-name="ce1">
            <text:p>831970</text:p>
          </table:table-cell>
          <table:table-cell office:value-type="float" office:value="910770" table:style-name="ce1">
            <text:p>910770</text:p>
          </table:table-cell>
          <table:table-cell office:value-type="float" office:value="996044" table:style-name="ce1">
            <text:p>996044</text:p>
          </table:table-cell>
          <table:table-cell office:value-type="float" office:value="1088553" table:style-name="ce1">
            <text:p>1088553</text:p>
          </table:table-cell>
          <table:table-cell office:value-type="float" office:value="1188745" table:style-name="ce1">
            <text:p>1188745</text:p>
          </table:table-cell>
          <table:table-cell office:value-type="float" office:value="1270304" table:style-name="ce1">
            <text:p>1270304</text:p>
          </table:table-cell>
          <table:table-cell office:value-type="float" office:value="1353048" table:style-name="ce1">
            <text:p>1353048</text:p>
          </table:table-cell>
          <table:table-cell office:value-type="float" office:value="1441472" table:style-name="ce1">
            <text:p>1441472</text:p>
          </table:table-cell>
          <table:table-cell office:value-type="float" office:value="1535462" table:style-name="ce1">
            <text:p>1535462</text:p>
          </table:table-cell>
          <table:table-cell office:value-type="float" office:value="1635291" table:style-name="ce1">
            <text:p>1635291</text:p>
          </table:table-cell>
          <table:table-cell office:value-type="float" office:value="1740767" table:style-name="ce1">
            <text:p>1740767</text:p>
          </table:table-cell>
          <table:table-cell office:value-type="float" office:value="1852129" table:style-name="ce1">
            <text:p>1852129</text:p>
          </table:table-cell>
          <table:table-cell office:value-type="float" office:value="1969365" table:style-name="ce1">
            <text:p>1969365</text:p>
          </table:table-cell>
          <table:table-cell office:value-type="float" office:value="2092999" table:style-name="ce1">
            <text:p>2092999</text:p>
          </table:table-cell>
          <table:table-cell office:value-type="float" office:value="2223331" table:style-name="ce1">
            <text:p>2223331</text:p>
          </table:table-cell>
          <table:table-cell office:value-type="float" office:value="2360829" table:style-name="ce1">
            <text:p>2360829</text:p>
          </table:table-cell>
          <table:table-cell office:value-type="float" office:value="2446266" table:style-name="ce1">
            <text:p>2446266</text:p>
          </table:table-cell>
          <table:table-cell office:value-type="float" office:value="2528637" table:style-name="ce1">
            <text:p>2528637</text:p>
          </table:table-cell>
          <table:table-cell office:value-type="float" office:value="2612569" table:style-name="ce1">
            <text:p>2612569</text:p>
          </table:table-cell>
          <table:table-cell office:value-type="float" office:value="2697442" table:style-name="ce1">
            <text:p>2697442</text:p>
          </table:table-cell>
          <table:table-cell office:value-type="float" office:value="2782707" table:style-name="ce1">
            <text:p>2782707</text:p>
          </table:table-cell>
          <table:table-cell office:value-type="float" office:value="2868463" table:style-name="ce1">
            <text:p>2868463</text:p>
          </table:table-cell>
          <table:table-cell office:value-type="float" office:value="2954544" table:style-name="ce1">
            <text:p>2954544</text:p>
          </table:table-cell>
          <table:table-cell office:value-type="float" office:value="3040409" table:style-name="ce1">
            <text:p>3040409</text:p>
          </table:table-cell>
          <table:table-cell office:value-type="float" office:value="3125321" table:style-name="ce1">
            <text:p>3125321</text:p>
          </table:table-cell>
          <table:table-cell office:value-type="float" office:value="3208968" table:style-name="ce1">
            <text:p>3208968</text:p>
          </table:table-cell>
          <table:table-cell office:value-type="float" office:value="3260019" table:style-name="ce1">
            <text:p>3260019</text:p>
          </table:table-cell>
          <table:table-cell office:value-type="float" office:value="3303341" table:style-name="ce1">
            <text:p>3303341</text:p>
          </table:table-cell>
          <table:table-cell office:value-type="float" office:value="3345437" table:style-name="ce1">
            <text:p>3345437</text:p>
          </table:table-cell>
          <table:table-cell office:value-type="float" office:value="3388329" table:style-name="ce1">
            <text:p>3388329</text:p>
          </table:table-cell>
          <table:table-cell office:value-type="float" office:value="3433429" table:style-name="ce1">
            <text:p>3433429</text:p>
          </table:table-cell>
          <table:table-cell office:value-type="float" office:value="3481470" table:style-name="ce1">
            <text:p>3481470</text:p>
          </table:table-cell>
          <table:table-cell office:value-type="float" office:value="3532131" table:style-name="ce1">
            <text:p>3532131</text:p>
          </table:table-cell>
          <table:table-cell office:value-type="float" office:value="3583891" table:style-name="ce1">
            <text:p>3583891</text:p>
          </table:table-cell>
          <table:table-cell office:value-type="float" office:value="3634857" table:style-name="ce1">
            <text:p>3634857</text:p>
          </table:table-cell>
          <table:table-cell office:value-type="float" office:value="3683868" table:style-name="ce1">
            <text:p>3683868</text:p>
          </table:table-cell>
          <table:table-cell office:value-type="float" office:value="3796872" table:style-name="ce1">
            <text:p>3796872</text:p>
          </table:table-cell>
          <table:table-cell office:value-type="float" office:value="3940099" table:style-name="ce1">
            <text:p>3940099</text:p>
          </table:table-cell>
          <table:table-cell office:value-type="float" office:value="4088339" table:style-name="ce1">
            <text:p>4088339</text:p>
          </table:table-cell>
          <table:table-cell office:value-type="float" office:value="4244211" table:style-name="ce1">
            <text:p>4244211</text:p>
          </table:table-cell>
          <table:table-cell office:value-type="float" office:value="4409400" table:style-name="ce1">
            <text:p>4409400</text:p>
          </table:table-cell>
          <table:table-cell office:value-type="float" office:value="4584997" table:style-name="ce1">
            <text:p>4584997</text:p>
          </table:table-cell>
          <table:table-cell office:value-type="float" office:value="4770889" table:style-name="ce1">
            <text:p>4770889</text:p>
          </table:table-cell>
          <table:table-cell office:value-type="float" office:value="4967147" table:style-name="ce1">
            <text:p>4967147</text:p>
          </table:table-cell>
          <table:table-cell office:value-type="float" office:value="5173371" table:style-name="ce1">
            <text:p>5173371</text:p>
          </table:table-cell>
          <table:table-cell office:value-type="float" office:value="5389528" table:style-name="ce1">
            <text:p>5389528</text:p>
          </table:table-cell>
          <table:table-cell office:value-type="float" office:value="5615921" table:style-name="ce1">
            <text:p>5615921</text:p>
          </table:table-cell>
          <table:table-cell office:value-type="float" office:value="5853564" table:style-name="ce1">
            <text:p>5853564</text:p>
          </table:table-cell>
          <table:table-cell office:value-type="float" office:value="6102551" table:style-name="ce1">
            <text:p>6102551</text:p>
          </table:table-cell>
          <table:table-cell office:value-type="float" office:value="6362742" table:style-name="ce1">
            <text:p>6362742</text:p>
          </table:table-cell>
          <table:table-cell table:number-columns-repeated="16327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ZWE</text:p>
          </table:table-cell>
          <table:table-cell table:number-columns-repeated="16382" table:style-name="ce1"/>
        </table:table-row>
        <table:table-row table:number-rows-repeated="10483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siazukowska</meta:initial-creator>
    <dc:creator>kasiazukowska</dc:creator>
    <meta:creation-date>2016-05-14T18:00:30Z</meta:creation-date>
    <dc:date>2016-05-14T18:01:04Z</dc:date>
  </office:meta>
</office:document-meta>
</file>